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9.293cm"/>
    </style:style>
    <style:style style:name="co12" style:family="table-column">
      <style:table-column-properties fo:break-before="auto" style:column-width="35.751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636cm"/>
    </style:style>
    <style:style style:name="co8" style:family="table-column">
      <style:table-column-properties fo:break-before="auto" style:column-width="4.505cm"/>
    </style:style>
    <style:style style:name="co9" style:family="table-column">
      <style:table-column-properties fo:break-before="auto" style:column-width="4.537cm"/>
    </style:style>
    <style:style style:name="co10" style:family="table-column">
      <style:table-column-properties fo:break-before="auto" style:column-width="5.288cm"/>
    </style:style>
    <style:style style:name="co13" style:family="table-column">
      <style:table-column-properties fo:break-before="auto" style:column-width="22.885cm"/>
    </style:style>
    <style:style style:name="co14" style:family="table-column">
      <style:table-column-properties fo:break-before="auto" style:column-width="4.406cm"/>
    </style:style>
    <style:style style:name="co15" style:family="table-column">
      <style:table-column-properties fo:break-before="auto" style:column-width="4.1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95cm" fo:break-before="auto" style:use-optimal-row-height="true"/>
    </style:style>
    <style:style style:name="ro3" style:family="table-row">
      <style:table-row-properties style:row-height="18.138cm" fo:break-before="auto" style:use-optimal-row-height="true"/>
    </style:style>
    <style:style style:name="ro4" style:family="table-row">
      <style:table-row-properties style:row-height="23.615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6.659cm" fo:break-before="auto" style:use-optimal-row-height="false"/>
    </style:style>
    <style:style style:name="ro9" style:family="table-row">
      <style:table-row-properties style:row-height="0.921cm" fo:break-before="auto" style:use-optimal-row-height="true"/>
    </style:style>
    <style:style style:name="ro10" style:family="table-row">
      <style:table-row-properties style:row-height="20.9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 style:vertical-align="midd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 New" style:font-name-asian="Courier New" style:font-name-complex="Courier New" style:font-size-complex="5.69999980926514pt"/>
    </style:style>
    <style:style style:name="T2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5.69999980926514pt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content-validations>
        <table:content-validation table:name="val1" table:condition="of:cell-content-is-in-list(Filenames)" table:allow-empty-cell="true" table:display-list="sorted-ascending" table:base-cell-address="Übersicht.H5">
          <table:help-message table:display="true"/>
          <table:error-message table:message-type="stop" table:display="true"/>
        </table:content-validation>
      </table:content-validations>
      <table:table table:name="Übersicht" table:style-name="ta1" table:print="false">
        <table:table-column table:style-name="co1" table:number-columns-repeated="6" table:default-cell-style-name="Default"/>
        <table:table-row table:style-name="ro1" table:visibility="collapse">
          <table:table-cell table:number-columns-repeated="3"/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Kampf:</text:p>
          </table:table-cell>
          <table:table-cell table:formula="of:=[Kampf.AB28]" office:value-type="string" office:string-value="&quot;rangeweapon&quot;: {&#10;&quot;Wurfwaffen&quot;: {&quot;default&quot;: &quot;modules/gAudioBundle-4/src/Whooshes/Whoosh_Rod_Pole_022.ogg&quot;},&#10;&quot;default&quot;: {&quot;damage&quot;: &quot;modules/gAudioBundle-1/src/Bloodbath/Pm_Bb_Designed_Cinematic_Chops_25.ogg&quot;,&quot;default&quot;: &quot;modules/gAudioBundle-1/src/Airy Whooshes/Whoosh_Sound_Design_Airy_Full_Forceful_Soft.ogg&quot;}&#10;},&#10;&quot;meleeweapon&quot;: {&#10;&quot;Dolche&quot;: {&quot;default&quot;: &quot;modules/gAudioBundle-2/src/Dark Materials/Gaf_Sfx01_Horror_Designed_Stab_Medium_10.ogg&quot;},&#10;&quot;Hiebwaffen&quot;: {&quot;default&quot;: &quot;modules/gAudioBundle-2/src/Halloween/Sh101_Sword_Attack_Hollywood_Fienup_004.ogg&quot;},&#10;&quot;Schwerter&quot;: {&quot;default&quot;: &quot;modules/gAudioBundle-2/src/Halloween/Sh101_Sword_Attack_Hollywood_Fienup_004.ogg&quot;},&#10;&quot;Zweihandhiebwaffen&quot;: {&quot;default&quot;: &quot;modules/gAudioBundle-2/src/Halloween/Sh101_Sword_Attack_Hollywood_Fienup_004.ogg&quot;},&#10;&quot;Zweihandschwerter&quot;: {&quot;default&quot;: &quot;modules/gAudioBundle-2/src/Halloween/Sh101_Sword_Attack_Hollywood_Fienup_004.ogg&quot;},&#10;&quot;Peitschen&quot;: {&quot;default&quot;: &quot;modules/gAudioBundle-4/src/Whooshes/Swoosh_Rope_Whip_075.ogg&quot;},&#10;&quot;default&quot;: {&quot;parry&quot;: &quot;modules/gAudioBundle-3/src/Medieval Armor And Impacts/Weapon_Impact_Parry_01.ogg&quot;,&quot;default&quot;: &quot;modules/gAudioBundle-2/src/Halloween/Sh101_Sword_Attack_Hollywood_Fienup_004.ogg&quot;}&#10;}&#10;">
            <text:p>"rangeweapon": {<text:line-break/>"Wurfwaffen": {"default": "modules/gAudioBundle-4/src/Whooshes/Whoosh_Rod_Pole_022.ogg"},<text:line-break/>"default": {"damage": "modules/gAudioBundle-1/src/Bloodbath/Pm_Bb_Designed_Cinematic_Chops_25.ogg","default": "modules/gAudioBundle-1/src/Airy Whooshes/Whoosh_Sound_Design_Airy_Full_Forceful_Soft.ogg"}<text:line-break/>},<text:line-break/>"meleeweapon": {<text:line-break/>"Dolche": {"default": "modules/gAudioBundle-2/src/Dark Materials/Gaf_Sfx01_Horror_Designed_Stab_Medium_10.ogg"},<text:line-break/>"Hiebwaffen": {"default": "modules/gAudioBundle-2/src/Halloween/Sh101_Sword_Attack_Hollywood_Fienup_004.ogg"},<text:line-break/>"Schwerter": {"default": "modules/gAudioBundle-2/src/Halloween/Sh101_Sword_Attack_Hollywood_Fienup_004.ogg"},<text:line-break/>"Zweihandhiebwaffen": {"default": "modules/gAudioBundle-2/src/Halloween/Sh101_Sword_Attack_Hollywood_Fienup_004.ogg"},<text:line-break/>"Zweihandschwerter": {"default": "modules/gAudioBundle-2/src/Halloween/Sh101_Sword_Attack_Hollywood_Fienup_004.ogg"},<text:line-break/>"Peitschen": {"default": "modules/gAudioBundle-4/src/Whooshes/Swoosh_Rope_Whip_075.ogg"},<text:line-break/>"default": {"parry": "modules/gAudioBundle-3/src/Medieval Armor And Impacts/Weapon_Impact_Parry_01.ogg","default": "modules/gAudioBundle-2/src/Halloween/Sh101_Sword_Attack_Hollywood_Fienup_004.ogg"}<text:line-break/>}<text:line-break/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Talente:</text:p>
          </table:table-cell>
          <table:table-cell table:formula="of:=[Talente.AC65]" office:value-type="string" office:string-value="&quot;skill&quot;: {&#10;&quot;Klettern&quot;: {&quot;fail&quot;: &quot;modules/gAudioBundle-3/src/Rocks/Rock_Tumble_Down_Debris_Long_06.ogg&quot;,&quot;default&quot;: &quot;modules/gAudioBundle-3/src/Rocks/Rock_Tumble_Down_Debris_Long_06.ogg&quot;},&#10;&quot;Kraftakt&quot;: {&quot;default&quot;: &quot;modules/gAudioBundle-2/src/Fight Vocalizations/Emote_Joshua_Man_Pain_Hurt_Grunt_Big_03.ogg&quot;},&#10;&quot;Reiten&quot;: {&quot;success&quot;: &quot;modules/gAudioBundle-4/src/Shetland Pony Vox/Pony_Nicker_Heavy_08.ogg&quot;,&quot;fail&quot;: &quot;modules/gAudioBundle-4/src/Shetland Pony Vox/Pony_Whinny_Heavy_05.ogg&quot;,&quot;default&quot;: &quot;modules/gAudioBundle-2/src/Horses/G4f_Sfx06-Horses-Whinny_Distant_01.ogg&quot;},&#10;&quot;Schwimmen&quot;: {&quot;fail&quot;: &quot;modules/gAudioBundle-4/src/Unfathomed/Unfathomed_Hydrophone_Submerged_Smallglass_Effervescenttabs_Carbonateddrink_Pouring_Filling_Gurgling_Fizz_Alt.ogg&quot;,&quot;default&quot;: &quot;modules/gAudioBundle-3/src/Lake Wave Sound Effects/Isolated_Lake_Wave_02_04.ogg&quot;},&#10;&quot;Selbstbeherrschung&quot;: {&quot;fail&quot;: &quot;modules/gAudioBundle-2/src/Human/Scream_Male_Mid_Thirties_Mouth_Covered_Gasps_Fast_Shriek_Panic.ogg&quot;},&#10;&quot;Sinnesschärfe&quot;: {&quot;default&quot;: &quot;modules/gAudioBundle-2/src/Fly/Insect__Fly_02_Take_Off__Flying_Away__Landing.ogg&quot;},&#10;&quot;Taschendiebstahl&quot;: {&quot;default&quot;: &quot;modules/gAudioBundle-2/src/Coinage/Coins_Pouch_Leather_Drop_Into_Takes_3.ogg&quot;},&#10;&quot;Verbergen&quot;: {&quot;fail&quot;: &quot;modules/gAudioBundle-2/src/Doors/Squeaky_Closet_Door_Open_001.ogg&quot;},&#10;&quot;Zechen&quot;: {&quot;fail&quot;: &quot;modules/gAudioBundle-2/src/Final Impact/Glass_Bottle_Smash_005.ogg&quot;,&quot;default&quot;: &quot;modules/gAudioBundle-1/src/Burst/Burst_Glass_Release_Bottle_Pour_Fizz_Cistern_Midlevel_Choppy_Marble_Rattle.ogg&quot;},&#10;&quot;Betören&quot;: {&quot;success&quot;: &quot;modules/gAudioBundle-2/src/Forge Sound Design Toolkit/Heart_Beat_02.ogg&quot;,&quot;fail&quot;: &quot;modules/gAudioBundle-2/src/General Library/Whistle_Finger_Moderate_02.ogg&quot;},&#10;&quot;Einschüchtern&quot;: {&quot;fail&quot;: &quot;modules/gAudioBundle-2/src/Cartoon Sounds/Cartoon_Caveman_Finding_Humor.ogg&quot;},&#10;&quot;Etikette&quot;: {&quot;fail&quot;: &quot;modules/gAudioBundle-1/src/Burp/Jm_Burp_Short_Forced.ogg&quot;},&#10;&quot;Verkleiden&quot;: {&quot;default&quot;: &quot;modules/gAudioBundle-2/src/Closet/Person_Removing_Jacket_001.ogg&quot;},&#10;&quot;Fischen &amp; Angeln&quot;: {&quot;success&quot;: &quot;modules/gAudioBundle-2/src/Hydrology Bubbles And Splashes/Fish_Small_Jump_04.ogg&quot;,&quot;fail&quot;: &quot;modules/gAudioBundle-2/src/Hydrology Underwater/Underwater_Splash_Large_06.ogg&quot;,&quot;default&quot;: &quot;modules/gAudioBundle-1/src/Black Sea/Sfx_Medium_Wave_Splash_On_Rocks_12.ogg&quot;},&#10;&quot;Pflanzenkunde&quot;: {&quot;default&quot;: &quot;modules/gAudioBundle-4/src/Vegetable Carnage/Vegetable_Carnage_Apple_Rip_Snap_Dry_Medium_Long.ogg&quot;},&#10;&quot;Tierkunde&quot;: {&quot;fail&quot;: &quot;modules/gAudioBundle-2/src/Dogs Game Ready/Dog_Small_Far_Barking_Echo-017.ogg&quot;},&#10;&quot;Wildnisleben&quot;: {&quot;default&quot;: &quot;modules/gAudioBundle-2/src/General Library/Thunder_Very-Close_Rain_08.ogg&quot;},&#10;&quot;Geographie&quot;: {&quot;default&quot;: &quot;modules/gAudioBundle-3/src/Office/Office Equipment And Supplies/Shuffling_Paper_4.ogg&quot;},&#10;&quot;Geschichtswissen&quot;: {&quot;default&quot;: &quot;modules/gAudioBundle-2/src/Handwriting Sound Effects/Handwriting_Fountainpen_023.ogg&quot;},&#10;&quot;Kriegskunst&quot;: {&quot;default&quot;: &quot;modules/gAudioBundle-3/src/Office/Office Equipment And Supplies/Shuffling_Paper_4.ogg&quot;},&#10;&quot;Magiekunde&quot;: {&quot;default&quot;: &quot;modules/gAudioBundle-2/src/Handwriting Sound Effects/Handwriting_Fountainpen_023.ogg&quot;},&#10;&quot;Mechanik&quot;: {&quot;success&quot;: &quot;modules/gAudioBundle-2/src/Elegant Machines/Rotation_Metal_Crank_Gears_Squeak_Rattle_Loop_Short.ogg&quot;,&quot;default&quot;: &quot;modules/gAudioBundle-1/src/Black Metal/Dry_Hard_Metal_Impact_With_Rust_Debris_20.ogg&quot;},&#10;&quot;Rechtskunde&quot;: {&quot;default&quot;: &quot;modules/gAudioBundle-2/src/Handwriting Sound Effects/Handwriting_Fountainpen_023.ogg&quot;},&#10;&quot;Sagen &amp; Legenden&quot;: {&quot;default&quot;: &quot;modules/gAudioBundle-3/src/Office/Office Equipment And Supplies/Shuffling_Paper_4.ogg&quot;},&#10;&quot;Sphärenkunde&quot;: {&quot;default&quot;: &quot;modules/gAudioBundle-3/src/Office/Office Equipment And Supplies/Shuffling_Paper_4.ogg&quot;},&#10;&quot;Sternkunde&quot;: {&quot;default&quot;: &quot;modules/gAudioBundle-3/src/Office/Office Equipment And Supplies/Shuffling_Paper_4.ogg&quot;},&#10;&quot;Alchimie&quot;: {&quot;default&quot;: &quot;modules/gAudioBundle-2/src/Elements Water Volumes/Acid_Drop_Harsh_Sizzle_Burn_Melt_Corrosion.ogg&quot;},&#10;&quot;Boote &amp; Schiffe&quot;: {&quot;default&quot;: &quot;modules/gAudioBundle-1/src/Black Sea/Sfx_Medium_Wave_Splash_On_Rocks_12.ogg&quot;},&#10;&quot;Handel&quot;: {&quot;default&quot;: &quot;modules/gAudioBundle-2/src/Coinage/Coins_Hand_Jingle_Movement_Takes_6.ogg&quot;},&#10;&quot;Heilkunde Gift&quot;: {&quot;default&quot;: &quot;modules/gAudioBundle-2/src/Elements Water Volumes/Acid_Drop_Harsh_Sizzle_Burn_Melt_Corrosion.ogg&quot;},&#10;&quot;Heilkunde Krankheiten&quot;: {&quot;default&quot;: &quot;modules/gAudioBundle-2/src/Elements Water Volumes/Acid_Drop_Harsh_Sizzle_Burn_Melt_Corrosion.ogg&quot;},&#10;&quot;Heilkunde Wunden&quot;: {&quot;default&quot;: &quot;modules/gAudioBundle-3/src/Paper and Cardboard/Opening_A_Large_Cardboard_Package_04.ogg&quot;},&#10;&quot;Holzbearbeitung&quot;: {&quot;default&quot;: &quot;modules/gAudioBundle-2/src/Ice/Ice Block/Saw_Ice_003.ogg&quot;},&#10;&quot;Lebensmittelbearbeitung&quot;: {&quot;default&quot;: &quot;modules/gAudioBundle-4/src/Water/Water_In_Frying_Pan_05.ogg&quot;},&#10;&quot;Malen &amp; Zeichnen&quot;: {&quot;default&quot;: &quot;modules/gAudioBundle-2/src/Handwriting Sound Effects/Handwriting_Fountainpen_023.ogg&quot;},&#10;&quot;Metallbearbeitung&quot;: {&quot;success&quot;: &quot;modules/gAudioBundle-1/src/Black Metal/Dry_Hard_Sheet_Metal_Movement_05.ogg&quot;,&quot;default&quot;: &quot;modules/gAudioBundle-1/src/Antiques/Tobacco-Cutting-Machine_Antique_Crank_17.ogg&quot;},&#10;&quot;Musizieren&quot;: {&quot;success&quot;: &quot;modules/gAudioBundle-2/src/Gliss Bliss/Bell_Guitar_Gliss_Up_01.ogg&quot;,&quot;fail&quot;: &quot;modules/gAudioBundle-2/src/General Library/Whistle_Finger_Moderate_02.ogg&quot;},&#10;&quot;Schlösserknacken&quot;: {&quot;fail&quot;: &quot;modules/gAudioBundle-2/src/Doors/Door_Open_004.ogg&quot;,&quot;default&quot;: &quot;modules/gAudioBundle-1/src/Assorted Foley Elements/Doors_Wood_Gate_Open_2.ogg&quot;},&#10;&quot;Steinbearbeitung&quot;: {&quot;default&quot;: &quot;modules/gAudioBundle-2/src/Elements Rocks Dirt And Stone/Rockslide_02.ogg&quot;},&#10;&quot;Stoffbearbeitung&quot;: {&quot;default&quot;: &quot;modules/gAudioBundle-4/src/Scratches/Scratch Multi Surface Fingernail Scratches/Nails_On_Towel_Single_003.ogg&quot;}&#10;}&#10;">
            <text:p>"skill": {<text:line-break/>"Klettern": {"fail": "modules/gAudioBundle-3/src/Rocks/Rock_Tumble_Down_Debris_Long_06.ogg","default": "modules/gAudioBundle-3/src/Rocks/Rock_Tumble_Down_Debris_Long_06.ogg"},<text:line-break/>"Kraftakt": {"default": "modules/gAudioBundle-2/src/Fight Vocalizations/Emote_Joshua_Man_Pain_Hurt_Grunt_Big_03.ogg"},<text:line-break/>"Reiten": {"success": "modules/gAudioBundle-4/src/Shetland Pony Vox/Pony_Nicker_Heavy_08.ogg","fail": "modules/gAudioBundle-4/src/Shetland Pony Vox/Pony_Whinny_Heavy_05.ogg","default": "modules/gAudioBundle-2/src/Horses/G4f_Sfx06-Horses-Whinny_Distant_01.ogg"},<text:line-break/>"Schwimmen": {"fail": "modules/gAudioBundle-4/src/Unfathomed/Unfathomed_Hydrophone_Submerged_Smallglass_Effervescenttabs_Carbonateddrink_Pouring_Filling_Gurgling_Fizz_Alt.ogg","default": "modules/gAudioBundle-3/src/Lake Wave Sound Effects/Isolated_Lake_Wave_02_04.ogg"},<text:line-break/>"Selbstbeherrschung": {"fail": "modules/gAudioBundle-2/src/Human/Scream_Male_Mid_Thirties_Mouth_Covered_Gasps_Fast_Shriek_Panic.ogg"},<text:line-break/>"Sinnesschärfe": {"default": "modules/gAudioBundle-2/src/Fly/Insect__Fly_02_Take_Off__Flying_Away__Landing.ogg"},<text:line-break/>"Taschendiebstahl": {"default": "modules/gAudioBundle-2/src/Coinage/Coins_Pouch_Leather_Drop_Into_Takes_3.ogg"},<text:line-break/>"Verbergen": {"fail": "modules/gAudioBundle-2/src/Doors/Squeaky_Closet_Door_Open_001.ogg"},<text:line-break/>"Zechen": {"fail": "modules/gAudioBundle-2/src/Final Impact/Glass_Bottle_Smash_005.ogg","default": "modules/gAudioBundle-1/src/Burst/Burst_Glass_Release_Bottle_Pour_Fizz_Cistern_Midlevel_Choppy_Marble_Rattle.ogg"},<text:line-break/>"Betören": {"success": "modules/gAudioBundle-2/src/Forge Sound Design Toolkit/Heart_Beat_02.ogg","fail": "modules/gAudioBundle-2/src/General Library/Whistle_Finger_Moderate_02.ogg"},<text:line-break/>"Einschüchtern": {"fail": "modules/gAudioBundle-2/src/Cartoon Sounds/Cartoon_Caveman_Finding_Humor.ogg"},<text:line-break/>"Etikette": {"fail": "modules/gAudioBundle-1/src/Burp/Jm_Burp_Short_Forced.ogg"},<text:line-break/>"Verkleiden": {"default": "modules/gAudioBundle-2/src/Closet/Person_Removing_Jacket_001.ogg"},<text:line-break/>"Fischen &amp; Angeln": {"success": "modules/gAudioBundle-2/src/Hydrology Bubbles And Splashes/Fish_Small_Jump_04.ogg","fail": "modules/gAudioBundle-2/src/Hydrology Underwater/Underwater_Splash_Large_06.ogg","default": "modules/gAudioBundle-1/src/Black Sea/Sfx_Medium_Wave_Splash_On_Rocks_12.ogg"},<text:line-break/>"Pflanzenkunde": {"default": "modules/gAudioBundle-4/src/Vegetable Carnage/Vegetable_Carnage_Apple_Rip_Snap_Dry_Medium_Long.ogg"},<text:line-break/>"Tierkunde": {"fail": "modules/gAudioBundle-2/src/Dogs Game Ready/Dog_Small_Far_Barking_Echo-017.ogg"},<text:line-break/>"Wildnisleben": {"default": "modules/gAudioBundle-2/src/General Library/Thunder_Very-Close_Rain_08.ogg"},<text:line-break/>"Geographie": {"default": "modules/gAudioBundle-3/src/Office/Office Equipment And Supplies/Shuffling_Paper_4.ogg"},<text:line-break/>"Geschichtswissen": {"default": "modules/gAudioBundle-2/src/Handwriting Sound Effects/Handwriting_Fountainpen_023.ogg"},<text:line-break/>"Kriegskunst": {"default": "modules/gAudioBundle-3/src/Office/Office Equipment And Supplies/Shuffling_Paper_4.ogg"},<text:line-break/>"Magiekunde": {"default": "modules/gAudioBundle-2/src/Handwriting Sound Effects/Handwriting_Fountainpen_023.ogg"},<text:line-break/>"Mechanik": {"success": "modules/gAudioBundle-2/src/Elegant Machines/Rotation_Metal_Crank_Gears_Squeak_Rattle_Loop_Short.ogg","default": "modules/gAudioBundle-1/src/Black Metal/Dry_Hard_Metal_Impact_With_Rust_Debris_20.ogg"},<text:line-break/>"Rechtskunde": {"default": "modules/gAudioBundle-2/src/Handwriting Sound Effects/Handwriting_Fountainpen_023.ogg"},<text:line-break/>"Sagen &amp; Legenden": {"default": "modules/gAudioBundle-3/src/Office/Office Equipment And Supplies/Shuffling_Paper_4.ogg"},<text:line-break/>"Sphärenkunde": {"default": "modules/gAudioBundle-3/src/Office/Office Equipment And Supplies/Shuffling_Paper_4.ogg"},<text:line-break/>"Sternkunde": {"default": "modules/gAudioBundle-3/src/Office/Office Equipment And Supplies/Shuffling_Paper_4.ogg"},<text:line-break/>"Alchimie": {"default": "modules/gAudioBundle-2/src/Elements Water Volumes/Acid_Drop_Harsh_Sizzle_Burn_Melt_Corrosion.ogg"},<text:line-break/>"Boote &amp; Schiffe": {"default": "modules/gAudioBundle-1/src/Black Sea/Sfx_Medium_Wave_Splash_On_Rocks_12.ogg"},<text:line-break/>"Handel": {"default": "modules/gAudioBundle-2/src/Coinage/Coins_Hand_Jingle_Movement_Takes_6.ogg"},<text:line-break/>"Heilkunde Gift": {"default": "modules/gAudioBundle-2/src/Elements Water Volumes/Acid_Drop_Harsh_Sizzle_Burn_Melt_Corrosion.ogg"},<text:line-break/>"Heilkunde Krankheiten": {"default": "modules/gAudioBundle-2/src/Elements Water Volumes/Acid_Drop_Harsh_Sizzle_Burn_Melt_Corrosion.ogg"},<text:line-break/>"Heilkunde Wunden": {"default": "modules/gAudioBundle-3/src/Paper and Cardboard/Opening_A_Large_Cardboard_Package_04.ogg"},<text:line-break/>"Holzbearbeitung": {"default": "modules/gAudioBundle-2/src/Ice/Ice Block/Saw_Ice_003.ogg"},<text:line-break/>"Lebensmittelbearbeitung": {"default": "modules/gAudioBundle-4/src/Water/Water_In_Frying_Pan_05.ogg"},<text:line-break/>"Malen &amp; Zeichnen": {"default": "modules/gAudioBundle-2/src/Handwriting Sound Effects/Handwriting_Fountainpen_023.ogg"},<text:line-break/>"Metallbearbeitung": {"success": "modules/gAudioBundle-1/src/Black Metal/Dry_Hard_Sheet_Metal_Movement_05.ogg","default": "modules/gAudioBundle-1/src/Antiques/Tobacco-Cutting-Machine_Antique_Crank_17.ogg"},<text:line-break/>"Musizieren": {"success": "modules/gAudioBundle-2/src/Gliss Bliss/Bell_Guitar_Gliss_Up_01.ogg","fail": "modules/gAudioBundle-2/src/General Library/Whistle_Finger_Moderate_02.ogg"},<text:line-break/>"Schlösserknacken": {"fail": "modules/gAudioBundle-2/src/Doors/Door_Open_004.ogg","default": "modules/gAudioBundle-1/src/Assorted Foley Elements/Doors_Wood_Gate_Open_2.ogg"},<text:line-break/>"Steinbearbeitung": {"default": "modules/gAudioBundle-2/src/Elements Rocks Dirt And Stone/Rockslide_02.ogg"},<text:line-break/>"Stoffbearbeitung": {"default": "modules/gAudioBundle-4/src/Scratches/Scratch Multi Surface Fingernail Scratches/Nails_On_Towel_Single_003.ogg"}<text:line-break/>}<text:line-break/>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Alltogether now</text:p>
          </table:table-cell>
          <table:table-cell table:formula="of:=CONCATENATE([.D1];[.D5];[.F1];[.D6];[.E1])" office:value-type="string" office:string-value="{&quot;rangeweapon&quot;: {&#10;&quot;Wurfwaffen&quot;: {&quot;default&quot;: &quot;modules/gAudioBundle-4/src/Whooshes/Whoosh_Rod_Pole_022.ogg&quot;},&#10;&quot;default&quot;: {&quot;damage&quot;: &quot;modules/gAudioBundle-1/src/Bloodbath/Pm_Bb_Designed_Cinematic_Chops_25.ogg&quot;,&quot;default&quot;: &quot;modules/gAudioBundle-1/src/Airy Whooshes/Whoosh_Sound_Design_Airy_Full_Forceful_Soft.ogg&quot;}&#10;},&#10;&quot;meleeweapon&quot;: {&#10;&quot;Dolche&quot;: {&quot;default&quot;: &quot;modules/gAudioBundle-2/src/Dark Materials/Gaf_Sfx01_Horror_Designed_Stab_Medium_10.ogg&quot;},&#10;&quot;Hiebwaffen&quot;: {&quot;default&quot;: &quot;modules/gAudioBundle-2/src/Halloween/Sh101_Sword_Attack_Hollywood_Fienup_004.ogg&quot;},&#10;&quot;Schwerter&quot;: {&quot;default&quot;: &quot;modules/gAudioBundle-2/src/Halloween/Sh101_Sword_Attack_Hollywood_Fienup_004.ogg&quot;},&#10;&quot;Zweihandhiebwaffen&quot;: {&quot;default&quot;: &quot;modules/gAudioBundle-2/src/Halloween/Sh101_Sword_Attack_Hollywood_Fienup_004.ogg&quot;},&#10;&quot;Zweihandschwerter&quot;: {&quot;default&quot;: &quot;modules/gAudioBundle-2/src/Halloween/Sh101_Sword_Attack_Hollywood_Fienup_004.ogg&quot;},&#10;&quot;Peitschen&quot;: {&quot;default&quot;: &quot;modules/gAudioBundle-4/src/Whooshes/Swoosh_Rope_Whip_075.ogg&quot;},&#10;&quot;default&quot;: {&quot;parry&quot;: &quot;modules/gAudioBundle-3/src/Medieval Armor And Impacts/Weapon_Impact_Parry_01.ogg&quot;,&quot;default&quot;: &quot;modules/gAudioBundle-2/src/Halloween/Sh101_Sword_Attack_Hollywood_Fienup_004.ogg&quot;}&#10;}&#10;,&quot;skill&quot;: {&#10;&quot;Klettern&quot;: {&quot;fail&quot;: &quot;modules/gAudioBundle-3/src/Rocks/Rock_Tumble_Down_Debris_Long_06.ogg&quot;,&quot;default&quot;: &quot;modules/gAudioBundle-3/src/Rocks/Rock_Tumble_Down_Debris_Long_06.ogg&quot;},&#10;&quot;Kraftakt&quot;: {&quot;default&quot;: &quot;modules/gAudioBundle-2/src/Fight Vocalizations/Emote_Joshua_Man_Pain_Hurt_Grunt_Big_03.ogg&quot;},&#10;&quot;Reiten&quot;: {&quot;success&quot;: &quot;modules/gAudioBundle-4/src/Shetland Pony Vox/Pony_Nicker_Heavy_08.ogg&quot;,&quot;fail&quot;: &quot;modules/gAudioBundle-4/src/Shetland Pony Vox/Pony_Whinny_Heavy_05.ogg&quot;,&quot;default&quot;: &quot;modules/gAudioBundle-2/src/Horses/G4f_Sfx06-Horses-Whinny_Distant_01.ogg&quot;},&#10;&quot;Schwimmen&quot;: {&quot;fail&quot;: &quot;modules/gAudioBundle-4/src/Unfathomed/Unfathomed_Hydrophone_Submerged_Smallglass_Effervescenttabs_Carbonateddrink_Pouring_Filling_Gurgling_Fizz_Alt.ogg&quot;,&quot;default&quot;: &quot;modules/gAudioBundle-3/src/Lake Wave Sound Effects/Isolated_Lake_Wave_02_04.ogg&quot;},&#10;&quot;Selbstbeherrschung&quot;: {&quot;fail&quot;: &quot;modules/gAudioBundle-2/src/Human/Scream_Male_Mid_Thirties_Mouth_Covered_Gasps_Fast_Shriek_Panic.ogg&quot;},&#10;&quot;Sinnesschärfe&quot;: {&quot;default&quot;: &quot;modules/gAudioBundle-2/src/Fly/Insect__Fly_02_Take_Off__Flying_Away__Landing.ogg&quot;},&#10;&quot;Taschendiebstahl&quot;: {&quot;default&quot;: &quot;modules/gAudioBundle-2/src/Coinage/Coins_Pouch_Leather_Drop_Into_Takes_3.ogg&quot;},&#10;&quot;Verbergen&quot;: {&quot;fail&quot;: &quot;modules/gAudioBundle-2/src/Doors/Squeaky_Closet_Door_Open_001.ogg&quot;},&#10;&quot;Zechen&quot;: {&quot;fail&quot;: &quot;modules/gAudioBundle-2/src/Final Impact/Glass_Bottle_Smash_005.ogg&quot;,&quot;default&quot;: &quot;modules/gAudioBundle-1/src/Burst/Burst_Glass_Release_Bottle_Pour_Fizz_Cistern_Midlevel_Choppy_Marble_Rattle.ogg&quot;},&#10;&quot;Betören&quot;: {&quot;success&quot;: &quot;modules/gAudioBundle-2/src/Forge Sound Design Toolkit/Heart_Beat_02.ogg&quot;,&quot;fail&quot;: &quot;modules/gAudioBundle-2/src/General Library/Whistle_Finger_Moderate_02.ogg&quot;},&#10;&quot;Einschüchtern&quot;: {&quot;fail&quot;: &quot;modules/gAudioBundle-2/src/Cartoon Sounds/Cartoon_Caveman_Finding_Humor.ogg&quot;},&#10;&quot;Etikette&quot;: {&quot;fail&quot;: &quot;modules/gAudioBundle-1/src/Burp/Jm_Burp_Short_Forced.ogg&quot;},&#10;&quot;Verkleiden&quot;: {&quot;default&quot;: &quot;modules/gAudioBundle-2/src/Closet/Person_Removing_Jacket_001.ogg&quot;},&#10;&quot;Fischen &amp; Angeln&quot;: {&quot;success&quot;: &quot;modules/gAudioBundle-2/src/Hydrology Bubbles And Splashes/Fish_Small_Jump_04.ogg&quot;,&quot;fail&quot;: &quot;modules/gAudioBundle-2/src/Hydrology Underwater/Underwater_Splash_Large_06.ogg&quot;,&quot;default&quot;: &quot;modules/gAudioBundle-1/src/Black Sea/Sfx_Medium_Wave_Splash_On_Rocks_12.ogg&quot;},&#10;&quot;Pflanzenkunde&quot;: {&quot;default&quot;: &quot;modules/gAudioBundle-4/src/Vegetable Carnage/Vegetable_Carnage_Apple_Rip_Snap_Dry_Medium_Long.ogg&quot;},&#10;&quot;Tierkunde&quot;: {&quot;fail&quot;: &quot;modules/gAudioBundle-2/src/Dogs Game Ready/Dog_Small_Far_Barking_Echo-017.ogg&quot;},&#10;&quot;Wildnisleben&quot;: {&quot;default&quot;: &quot;modules/gAudioBundle-2/src/General Library/Thunder_Very-Close_Rain_08.ogg&quot;},&#10;&quot;Geographie&quot;: {&quot;default&quot;: &quot;modules/gAudioBundle-3/src/Office/Office Equipment And Supplies/Shuffling_Paper_4.ogg&quot;},&#10;&quot;Geschichtswissen&quot;: {&quot;default&quot;: &quot;modules/gAudioBundle-2/src/Handwriting Sound Effects/Handwriting_Fountainpen_023.ogg&quot;},&#10;&quot;Kriegskunst&quot;: {&quot;default&quot;: &quot;modules/gAudioBundle-3/src/Office/Office Equipment And Supplies/Shuffling_Paper_4.ogg&quot;},&#10;&quot;Magiekunde&quot;: {&quot;default&quot;: &quot;modules/gAudioBundle-2/src/Handwriting Sound Effects/Handwriting_Fountainpen_023.ogg&quot;},&#10;&quot;Mechanik&quot;: {&quot;success&quot;: &quot;modules/gAudioBundle-2/src/Elegant Machines/Rotation_Metal_Crank_Gears_Squeak_Rattle_Loop_Short.ogg&quot;,&quot;default&quot;: &quot;modules/gAudioBundle-1/src/Black Metal/Dry_Hard_Metal_Impact_With_Rust_Debris_20.ogg&quot;},&#10;&quot;Rechtskunde&quot;: {&quot;default&quot;: &quot;modules/gAudioBundle-2/src/Handwriting Sound Effects/Handwriting_Fountainpen_023.ogg&quot;},&#10;&quot;Sagen &amp; Legenden&quot;: {&quot;default&quot;: &quot;modules/gAudioBundle-3/src/Office/Office Equipment And Supplies/Shuffling_Paper_4.ogg&quot;},&#10;&quot;Sphärenkunde&quot;: {&quot;default&quot;: &quot;modules/gAudioBundle-3/src/Office/Office Equipment And Supplies/Shuffling_Paper_4.ogg&quot;},&#10;&quot;Sternkunde&quot;: {&quot;default&quot;: &quot;modules/gAudioBundle-3/src/Office/Office Equipment And Supplies/Shuffling_Paper_4.ogg&quot;},&#10;&quot;Alchimie&quot;: {&quot;default&quot;: &quot;modules/gAudioBundle-2/src/Elements Water Volumes/Acid_Drop_Harsh_Sizzle_Burn_Melt_Corrosion.ogg&quot;},&#10;&quot;Boote &amp; Schiffe&quot;: {&quot;default&quot;: &quot;modules/gAudioBundle-1/src/Black Sea/Sfx_Medium_Wave_Splash_On_Rocks_12.ogg&quot;},&#10;&quot;Handel&quot;: {&quot;default&quot;: &quot;modules/gAudioBundle-2/src/Coinage/Coins_Hand_Jingle_Movement_Takes_6.ogg&quot;},&#10;&quot;Heilkunde Gift&quot;: {&quot;default&quot;: &quot;modules/gAudioBundle-2/src/Elements Water Volumes/Acid_Drop_Harsh_Sizzle_Burn_Melt_Corrosion.ogg&quot;},&#10;&quot;Heilkunde Krankheiten&quot;: {&quot;default&quot;: &quot;modules/gAudioBundle-2/src/Elements Water Volumes/Acid_Drop_Harsh_Sizzle_Burn_Melt_Corrosion.ogg&quot;},&#10;&quot;Heilkunde Wunden&quot;: {&quot;default&quot;: &quot;modules/gAudioBundle-3/src/Paper and Cardboard/Opening_A_Large_Cardboard_Package_04.ogg&quot;},&#10;&quot;Holzbearbeitung&quot;: {&quot;default&quot;: &quot;modules/gAudioBundle-2/src/Ice/Ice Block/Saw_Ice_003.ogg&quot;},&#10;&quot;Lebensmittelbearbeitung&quot;: {&quot;default&quot;: &quot;modules/gAudioBundle-4/src/Water/Water_In_Frying_Pan_05.ogg&quot;},&#10;&quot;Malen &amp; Zeichnen&quot;: {&quot;default&quot;: &quot;modules/gAudioBundle-2/src/Handwriting Sound Effects/Handwriting_Fountainpen_023.ogg&quot;},&#10;&quot;Metallbearbeitung&quot;: {&quot;success&quot;: &quot;modules/gAudioBundle-1/src/Black Metal/Dry_Hard_Sheet_Metal_Movement_05.ogg&quot;,&quot;default&quot;: &quot;modules/gAudioBundle-1/src/Antiques/Tobacco-Cutting-Machine_Antique_Crank_17.ogg&quot;},&#10;&quot;Musizieren&quot;: {&quot;success&quot;: &quot;modules/gAudioBundle-2/src/Gliss Bliss/Bell_Guitar_Gliss_Up_01.ogg&quot;,&quot;fail&quot;: &quot;modules/gAudioBundle-2/src/General Library/Whistle_Finger_Moderate_02.ogg&quot;},&#10;&quot;Schlösserknacken&quot;: {&quot;fail&quot;: &quot;modules/gAudioBundle-2/src/Doors/Door_Open_004.ogg&quot;,&quot;default&quot;: &quot;modules/gAudioBundle-1/src/Assorted Foley Elements/Doors_Wood_Gate_Open_2.ogg&quot;},&#10;&quot;Steinbearbeitung&quot;: {&quot;default&quot;: &quot;modules/gAudioBundle-2/src/Elements Rocks Dirt And Stone/Rockslide_02.ogg&quot;},&#10;&quot;Stoffbearbeitung&quot;: {&quot;default&quot;: &quot;modules/gAudioBundle-4/src/Scratches/Scratch Multi Surface Fingernail Scratches/Nails_On_Towel_Single_003.ogg&quot;}&#10;}&#10;}">
            <text:p>{"rangeweapon": {<text:line-break/>"Wurfwaffen": {"default": "modules/gAudioBundle-4/src/Whooshes/Whoosh_Rod_Pole_022.ogg"},<text:line-break/>"default": {"damage": "modules/gAudioBundle-1/src/Bloodbath/Pm_Bb_Designed_Cinematic_Chops_25.ogg","default": "modules/gAudioBundle-1/src/Airy Whooshes/Whoosh_Sound_Design_Airy_Full_Forceful_Soft.ogg"}<text:line-break/>},<text:line-break/>"meleeweapon": {<text:line-break/>"Dolche": {"default": "modules/gAudioBundle-2/src/Dark Materials/Gaf_Sfx01_Horror_Designed_Stab_Medium_10.ogg"},<text:line-break/>"Hiebwaffen": {"default": "modules/gAudioBundle-2/src/Halloween/Sh101_Sword_Attack_Hollywood_Fienup_004.ogg"},<text:line-break/>"Schwerter": {"default": "modules/gAudioBundle-2/src/Halloween/Sh101_Sword_Attack_Hollywood_Fienup_004.ogg"},<text:line-break/>"Zweihandhiebwaffen": {"default": "modules/gAudioBundle-2/src/Halloween/Sh101_Sword_Attack_Hollywood_Fienup_004.ogg"},<text:line-break/>"Zweihandschwerter": {"default": "modules/gAudioBundle-2/src/Halloween/Sh101_Sword_Attack_Hollywood_Fienup_004.ogg"},<text:line-break/>"Peitschen": {"default": "modules/gAudioBundle-4/src/Whooshes/Swoosh_Rope_Whip_075.ogg"},<text:line-break/>"default": {"parry": "modules/gAudioBundle-3/src/Medieval Armor And Impacts/Weapon_Impact_Parry_01.ogg","default": "modules/gAudioBundle-2/src/Halloween/Sh101_Sword_Attack_Hollywood_Fienup_004.ogg"}<text:line-break/>}<text:line-break/>,"skill": {<text:line-break/>"Klettern": {"fail": "modules/gAudioBundle-3/src/Rocks/Rock_Tumble_Down_Debris_Long_06.ogg","default": "modules/gAudioBundle-3/src/Rocks/Rock_Tumble_Down_Debris_Long_06.ogg"},<text:line-break/>"Kraftakt": {"default": "modules/gAudioBundle-2/src/Fight Vocalizations/Emote_Joshua_Man_Pain_Hurt_Grunt_Big_03.ogg"},<text:line-break/>"Reiten": {"success": "modules/gAudioBundle-4/src/Shetland Pony Vox/Pony_Nicker_Heavy_08.ogg","fail": "modules/gAudioBundle-4/src/Shetland Pony Vox/Pony_Whinny_Heavy_05.ogg","default": "modules/gAudioBundle-2/src/Horses/G4f_Sfx06-Horses-Whinny_Distant_01.ogg"},<text:line-break/>"Schwimmen": {"fail": "modules/gAudioBundle-4/src/Unfathomed/Unfathomed_Hydrophone_Submerged_Smallglass_Effervescenttabs_Carbonateddrink_Pouring_Filling_Gurgling_Fizz_Alt.ogg","default": "modules/gAudioBundle-3/src/Lake Wave Sound Effects/Isolated_Lake_Wave_02_04.ogg"},<text:line-break/>"Selbstbeherrschung": {"fail": "modules/gAudioBundle-2/src/Human/Scream_Male_Mid_Thirties_Mouth_Covered_Gasps_Fast_Shriek_Panic.ogg"},<text:line-break/>"Sinnesschärfe": {"default": "modules/gAudioBundle-2/src/Fly/Insect__Fly_02_Take_Off__Flying_Away__Landing.ogg"},<text:line-break/>"Taschendiebstahl": {"default": "modules/gAudioBundle-2/src/Coinage/Coins_Pouch_Leather_Drop_Into_Takes_3.ogg"},<text:line-break/>"Verbergen": {"fail": "modules/gAudioBundle-2/src/Doors/Squeaky_Closet_Door_Open_001.ogg"},<text:line-break/>"Zechen": {"fail": "modules/gAudioBundle-2/src/Final Impact/Glass_Bottle_Smash_005.ogg","default": "modules/gAudioBundle-1/src/Burst/Burst_Glass_Release_Bottle_Pour_Fizz_Cistern_Midlevel_Choppy_Marble_Rattle.ogg"},<text:line-break/>"Betören": {"success": "modules/gAudioBundle-2/src/Forge Sound Design Toolkit/Heart_Beat_02.ogg","fail": "modules/gAudioBundle-2/src/General Library/Whistle_Finger_Moderate_02.ogg"},<text:line-break/>"Einschüchtern": {"fail": "modules/gAudioBundle-2/src/Cartoon Sounds/Cartoon_Caveman_Finding_Humor.ogg"},<text:line-break/>"Etikette": {"fail": "modules/gAudioBundle-1/src/Burp/Jm_Burp_Short_Forced.ogg"},<text:line-break/>"Verkleiden": {"default": "modules/gAudioBundle-2/src/Closet/Person_Removing_Jacket_001.ogg"},<text:line-break/>"Fischen &amp; Angeln": {"success": "modules/gAudioBundle-2/src/Hydrology Bubbles And Splashes/Fish_Small_Jump_04.ogg","fail": "modules/gAudioBundle-2/src/Hydrology Underwater/Underwater_Splash_Large_06.ogg","default": "modules/gAudioBundle-1/src/Black Sea/Sfx_Medium_Wave_Splash_On_Rocks_12.ogg"},<text:line-break/>"Pflanzenkunde": {"default": "modules/gAudioBundle-4/src/Vegetable Carnage/Vegetable_Carnage_Apple_Rip_Snap_Dry_Medium_Long.ogg"},<text:line-break/>"Tierkunde": {"fail": "modules/gAudioBundle-2/src/Dogs Game Ready/Dog_Small_Far_Barking_Echo-017.ogg"},<text:line-break/>"Wildnisleben": {"default": "modules/gAudioBundle-2/src/General Library/Thunder_Very-Close_Rain_08.ogg"},<text:line-break/>"Geographie": {"default": "modules/gAudioBundle-3/src/Office/Office Equipment And Supplies/Shuffling_Paper_4.ogg"},<text:line-break/>"Geschichtswissen": {"default": "modules/gAudioBundle-2/src/Handwriting Sound Effects/Handwriting_Fountainpen_023.ogg"},<text:line-break/>"Kriegskunst": {"default": "modules/gAudioBundle-3/src/Office/Office Equipment And Supplies/Shuffling_Paper_4.ogg"},<text:line-break/>"Magiekunde": {"default": "modules/gAudioBundle-2/src/Handwriting Sound Effects/Handwriting_Fountainpen_023.ogg"},<text:line-break/>"Mechanik": {"success": "modules/gAudioBundle-2/src/Elegant Machines/Rotation_Metal_Crank_Gears_Squeak_Rattle_Loop_Short.ogg","default": "modules/gAudioBundle-1/src/Black Metal/Dry_Hard_Metal_Impact_With_Rust_Debris_20.ogg"},<text:line-break/>"Rechtskunde": {"default": "modules/gAudioBundle-2/src/Handwriting Sound Effects/Handwriting_Fountainpen_023.ogg"},<text:line-break/>"Sagen &amp; Legenden": {"default": "modules/gAudioBundle-3/src/Office/Office Equipment And Supplies/Shuffling_Paper_4.ogg"},<text:line-break/>"Sphärenkunde": {"default": "modules/gAudioBundle-3/src/Office/Office Equipment And Supplies/Shuffling_Paper_4.ogg"},<text:line-break/>"Sternkunde": {"default": "modules/gAudioBundle-3/src/Office/Office Equipment And Supplies/Shuffling_Paper_4.ogg"},<text:line-break/>"Alchimie": {"default": "modules/gAudioBundle-2/src/Elements Water Volumes/Acid_Drop_Harsh_Sizzle_Burn_Melt_Corrosion.ogg"},<text:line-break/>"Boote &amp; Schiffe": {"default": "modules/gAudioBundle-1/src/Black Sea/Sfx_Medium_Wave_Splash_On_Rocks_12.ogg"},<text:line-break/>"Handel": {"default": "modules/gAudioBundle-2/src/Coinage/Coins_Hand_Jingle_Movement_Takes_6.ogg"},<text:line-break/>"Heilkunde Gift": {"default": "modules/gAudioBundle-2/src/Elements Water Volumes/Acid_Drop_Harsh_Sizzle_Burn_Melt_Corrosion.ogg"},<text:line-break/>"Heilkunde Krankheiten": {"default": "modules/gAudioBundle-2/src/Elements Water Volumes/Acid_Drop_Harsh_Sizzle_Burn_Melt_Corrosion.ogg"},<text:line-break/>"Heilkunde Wunden": {"default": "modules/gAudioBundle-3/src/Paper and Cardboard/Opening_A_Large_Cardboard_Package_04.ogg"},<text:line-break/>"Holzbearbeitung": {"default": "modules/gAudioBundle-2/src/Ice/Ice Block/Saw_Ice_003.ogg"},<text:line-break/>"Lebensmittelbearbeitung": {"default": "modules/gAudioBundle-4/src/Water/Water_In_Frying_Pan_05.ogg"},<text:line-break/>"Malen &amp; Zeichnen": {"default": "modules/gAudioBundle-2/src/Handwriting Sound Effects/Handwriting_Fountainpen_023.ogg"},<text:line-break/>"Metallbearbeitung": {"success": "modules/gAudioBundle-1/src/Black Metal/Dry_Hard_Sheet_Metal_Movement_05.ogg","default": "modules/gAudioBundle-1/src/Antiques/Tobacco-Cutting-Machine_Antique_Crank_17.ogg"},<text:line-break/>"Musizieren": {"success": "modules/gAudioBundle-2/src/Gliss Bliss/Bell_Guitar_Gliss_Up_01.ogg","fail": "modules/gAudioBundle-2/src/General Library/Whistle_Finger_Moderate_02.ogg"},<text:line-break/>"Schlösserknacken": {"fail": "modules/gAudioBundle-2/src/Doors/Door_Open_004.ogg","default": "modules/gAudioBundle-1/src/Assorted Foley Elements/Doors_Wood_Gate_Open_2.ogg"},<text:line-break/>"Steinbearbeitung": {"default": "modules/gAudioBundle-2/src/Elements Rocks Dirt And Stone/Rockslide_02.ogg"},<text:line-break/>"Stoffbearbeitung": {"default": "modules/gAudioBundle-4/src/Scratches/Scratch Multi Surface Fingernail Scratches/Nails_On_Towel_Single_003.ogg"}<text:line-break/>}<text:line-break/>}</text:p>
          </table:table-cell>
          <table:table-cell table:number-columns-repeated="2"/>
        </table:table-row>
        <table:named-expressions/>
      </table:table>
      <table:table table:name="Kampf" table:style-name="ta1" table:print="false">
        <table:table-column table:style-name="co1" table:visibility="collapse" table:default-cell-style-name="Default"/>
        <table:table-column table:style-name="co4" table:default-cell-style-name="ce1"/>
        <table:table-column table:style-name="co5" table:default-cell-style-name="ce1"/>
        <table:table-column table:style-name="co1" table:visibility="collapse" table:number-columns-repeated="4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visibility="collapse" table:default-cell-style-name="Default"/>
        <table:table-column table:style-name="co1" table:visibility="collapse" table:number-columns-repeated="4" table:default-cell-style-name="Default"/>
        <table:table-column table:style-name="co10" table:visibility="collapse" table:default-cell-style-name="Default"/>
        <table:table-column table:style-name="co1" table:visibility="collapse" table:number-columns-repeated="6" table:default-cell-style-name="Default"/>
        <table:table-column table:style-name="co13" table:visibility="collapse" table:default-cell-style-name="Default"/>
        <table:table-column table:style-name="co1" table:number-columns-repeated="2" table:default-cell-style-name="Default"/>
        <table:table-row table:style-name="ro5" table:visibility="collapse">
          <table:table-cell/>
          <table:table-cell table:style-name="Default" table:number-columns-repeated="6"/>
          <table:table-cell table:style-name="ce3" table:number-columns-repeated="4"/>
          <table:table-cell table:number-columns-repeated="6"/>
          <table:table-cell table:style-name="ce5" office:value-type="string">
            <text:p><text:span text:style-name="T1">"</text:span><text:span text:style-name="T2">meleeweapon</text:span><text:span text:style-name="T3">": {</text:span></text:p>
          </table:table-cell>
          <table:table-cell office:value-type="string">
            <text:p><text:span text:style-name="T1">"</text:span>rangeweapon<text:span text:style-name="T1">"</text:span>: {</text:p>
          </table:table-cell>
          <table:table-cell office:value-type="string">
            <text:p><text:span text:style-name="T1">"</text:span>attack<text:span text:style-name="T1">"</text:span>: <text:span text:style-name="T1">"</text:span></text:p>
          </table:table-cell>
          <table:table-cell office:value-type="string">
            <text:p><text:span text:style-name="T1">"</text:span>parry<text:span text:style-name="T1">"</text:span>: <text:span text:style-name="T1">"</text:span></text:p>
          </table:table-cell>
          <table:table-cell table:style-name="ce6" office:value-type="string">
            <text:p><text:span text:style-name="T1">"</text:span>damage<text:span text:style-name="T1">"</text:span>: <text:span text:style-name="T1">"</text:span></text:p>
          </table:table-cell>
          <table:table-cell table:style-name="ce7" office:value-type="string">
            <text:p><text:span text:style-name="T1">"</text:span>default<text:span text:style-name="T1">"</text:span>: <text:span text:style-name="T1">"</text:span></text:p>
          </table:table-cell>
          <table:table-cell table:style-name="ce5" office:value-type="string">
            <text:p>"</text:p>
          </table:table-cell>
          <table:table-cell office:value-type="string">
            <text:p><text:span text:style-name="T1">"</text:span>,</text:p>
          </table:table-cell>
          <table:table-cell office:value-type="string">
            <text:p>: 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CHAR(10)" office:value-type="string" office:string-value="&#10;">
            <text:p><text:line-break/></text:p>
          </table:table-cell>
        </table:table-row>
        <table:table-row table:style-name="ro1" table:visibility="collapse">
          <table:table-cell/>
          <table:table-cell table:style-name="Default" table:number-columns-repeated="6"/>
          <table:table-cell table:style-name="ce3" table:number-columns-repeated="4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Attack</text:p>
          </table:table-cell>
          <table:table-cell table:style-name="Default" office:value-type="string">
            <text:p>Parry</text:p>
          </table:table-cell>
          <table:table-cell table:style-name="Default" office:value-type="string">
            <text:p>Damage</text:p>
          </table:table-cell>
          <table:table-cell table:style-name="Default" office:value-type="string">
            <text:p>Default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Parry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Default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5">
          <table:table-cell table:number-columns-repeated="7"/>
          <table:table-cell table:style-name="ce1" table:number-columns-repeated="4"/>
          <table:table-cell office:value-type="string">
            <text:p><text:s/></text:p>
          </table:table-cell>
          <table:table-cell table:number-columns-repeated="4"/>
          <table:table-cell table:formula="of:=SUM([.Q5:.Q9])" office:value-type="float" office:value="20">
            <text:p>20</text:p>
          </table:table-cell>
          <table:table-cell/>
          <table:table-cell table:formula="of:=IF([.Q4]&gt;0;[.S$1];&quot;&quot;)" office:value-type="string" office:string-value="&quot;rangeweapon&quot;: {">
            <text:p>"rangeweapon": {</text:p>
          </table:table-cell>
          <table:table-cell table:number-columns-repeated="7"/>
          <table:table-cell table:formula="of:=CONCATENATE([.S4];[.T4];[.U4];[.V4];[.W4];[.X4];[.Y4];[.Z4])" office:value-type="string" office:string-value="&quot;rangeweapon&quot;: {">
            <text:p>"rangeweapon": {</text:p>
          </table:table-cell>
          <table:table-cell table:formula="of:=IF([.AA4]=&quot;&quot;;&quot;&quot;;CONCATENATE([.AA4];[.AC$1]))" office:value-type="string" office:string-value="&quot;rangeweapon&quot;: {&#10;">
            <text:p>"rangeweapon": {<text:line-break/>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5">
            <text:p>Range</text:p>
          </table:table-cell>
          <table:table-cell office:value-type="string">
            <text:p>Armbrüste</text:p>
          </table:table-cell>
          <table:table-cell table:formula="of:=VLOOKUP([.H5];[Audiodateien.$A$1:.$B$3512];2;0)" office:value-type="float" office:value="0">
            <text:p>#NV</text:p>
          </table:table-cell>
          <table:table-cell table:formula="of:=VLOOKUP([.I5];[Audiodateien.$A$1:.$B$3512];2;0)" office:value-type="float" office:value="0">
            <text:p>#NV</text:p>
          </table:table-cell>
          <table:table-cell table:formula="of:=VLOOKUP([.J5];[Audiodateien.$A$1:.$B$3512];2;0)" office:value-type="float" office:value="0">
            <text:p>#NV</text:p>
          </table:table-cell>
          <table:table-cell table:formula="of:=VLOOKUP([.K5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5]);0;1)" office:value-type="float" office:value="0">
            <text:p>0</text:p>
          </table:table-cell>
          <table:table-cell table:formula="of:=IF(ISBLANK([.I5]);0;2)" office:value-type="float" office:value="0">
            <text:p>0</text:p>
          </table:table-cell>
          <table:table-cell table:formula="of:=IF(ISBLANK([.J5]);0;4)" office:value-type="float" office:value="0">
            <text:p>0</text:p>
          </table:table-cell>
          <table:table-cell table:formula="of:=IF(ISBLANK([.K5]);0;8)" office:value-type="float" office:value="0">
            <text:p>0</text:p>
          </table:table-cell>
          <table:table-cell table:formula="of:=SUM([.M5:.P5])" office:value-type="float" office:value="0">
            <text:p>0</text:p>
          </table:table-cell>
          <table:table-cell/>
          <table:table-cell table:formula="of:=IF([.$Q5]&gt;0;CONCATENATE([.X$1];[.C5];[.X$1];[.Z$1]);&quot;&quot;)">
            <text:p/>
          </table:table-cell>
          <table:table-cell table:formula="of:=IF(NOT(ISBLANK([.H5]));CONCATENATE([.T$1];[.D5];IF([.$Q5]&gt;1;[.$Y$1];[.$X$1]));&quot;&quot;)">
            <text:p/>
          </table:table-cell>
          <table:table-cell table:formula="of:=IF(NOT(ISBLANK([.I5]));CONCATENATE([.U$1];[.E5];IF([.$Q5]&gt;3;[.$Y$1];[.$X$1]));&quot;&quot;)">
            <text:p/>
          </table:table-cell>
          <table:table-cell table:formula="of:=IF(NOT(ISBLANK([.J5]));CONCATENATE([.V$1];[.F5];IF([.$Q5]&gt;7;[.$Y$1];[.$X$1]));&quot;&quot;)">
            <text:p/>
          </table:table-cell>
          <table:table-cell table:formula="of:=IF(NOT(ISBLANK([.K5]));CONCATENATE([.W$1];[.G5];IF([.$Q5]&gt;15;[.$Y$1];[.$X$1]));&quot;&quot;)">
            <text:p/>
          </table:table-cell>
          <table:table-cell table:formula="of:=IF([.Q5]&gt;1;[.AA$1];&quot;&quot;)">
            <text:p/>
          </table:table-cell>
          <table:table-cell table:formula="of:=IF(AND([.Q5]&gt;1;SUM([.Q6:.Q$9]))&gt;0;[.AB$1];&quot;&quot;)">
            <text:p/>
          </table:table-cell>
          <table:table-cell/>
          <table:table-cell table:formula="of:=CONCATENATE([.S5];[.T5];[.U5];[.V5];[.W5];[.X5];[.Y5];[.Z5])">
            <text:p/>
          </table:table-cell>
          <table:table-cell table:formula="of:=IF([.AA5]=&quot;&quot;;&quot;&quot;;CONCATENATE([.AA5];[.AC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Bögen</text:p>
          </table:table-cell>
          <table:table-cell table:formula="of:=VLOOKUP([.H6];[Audiodateien.$A$1:.$B$3512];2;0)" office:value-type="float" office:value="0">
            <text:p>#NV</text:p>
          </table:table-cell>
          <table:table-cell table:formula="of:=VLOOKUP([.I6];[Audiodateien.$A$1:.$B$3512];2;0)" office:value-type="float" office:value="0">
            <text:p>#NV</text:p>
          </table:table-cell>
          <table:table-cell table:formula="of:=VLOOKUP([.J6];[Audiodateien.$A$1:.$B$3512];2;0)" office:value-type="float" office:value="0">
            <text:p>#NV</text:p>
          </table:table-cell>
          <table:table-cell table:formula="of:=VLOOKUP([.K6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6]);0;1)" office:value-type="float" office:value="0">
            <text:p>0</text:p>
          </table:table-cell>
          <table:table-cell table:formula="of:=IF(ISBLANK([.I6]);0;2)" office:value-type="float" office:value="0">
            <text:p>0</text:p>
          </table:table-cell>
          <table:table-cell table:formula="of:=IF(ISBLANK([.J6]);0;4)" office:value-type="float" office:value="0">
            <text:p>0</text:p>
          </table:table-cell>
          <table:table-cell table:formula="of:=IF(ISBLANK([.K6]);0;8)" office:value-type="float" office:value="0">
            <text:p>0</text:p>
          </table:table-cell>
          <table:table-cell table:formula="of:=SUM([.M6:.P6])" office:value-type="float" office:value="0">
            <text:p>0</text:p>
          </table:table-cell>
          <table:table-cell/>
          <table:table-cell table:formula="of:=IF([.$Q6]&gt;0;CONCATENATE([.X$1];[.C6];[.X$1];[.Z$1]);&quot;&quot;)">
            <text:p/>
          </table:table-cell>
          <table:table-cell table:formula="of:=IF(NOT(ISBLANK([.H6]));CONCATENATE([.T$1];[.D6];IF([.$Q6]&gt;1;[.$Y$1];[.$X$1]));&quot;&quot;)">
            <text:p/>
          </table:table-cell>
          <table:table-cell table:formula="of:=IF(NOT(ISBLANK([.I6]));CONCATENATE([.U$1];[.E6];IF([.$Q6]&gt;3;[.$Y$1];[.$X$1]));&quot;&quot;)">
            <text:p/>
          </table:table-cell>
          <table:table-cell table:formula="of:=IF(NOT(ISBLANK([.J6]));CONCATENATE([.V$1];[.F6];IF([.$Q6]&gt;7;[.$Y$1];[.$X$1]));&quot;&quot;)">
            <text:p/>
          </table:table-cell>
          <table:table-cell table:formula="of:=IF(NOT(ISBLANK([.K6]));CONCATENATE([.W$1];[.G6];IF([.$Q6]&gt;15;[.$Y$1];[.$X$1]));&quot;&quot;)">
            <text:p/>
          </table:table-cell>
          <table:table-cell table:formula="of:=IF([.Q6]&gt;1;[.AA$1];&quot;&quot;)">
            <text:p/>
          </table:table-cell>
          <table:table-cell table:formula="of:=IF(AND([.Q6]&gt;1;SUM([.Q7:.Q$9]))&gt;0;[.AB$1];&quot;&quot;)">
            <text:p/>
          </table:table-cell>
          <table:table-cell/>
          <table:table-cell table:formula="of:=CONCATENATE([.S6];[.T6];[.U6];[.V6];[.W6];[.X6];[.Y6];[.Z6])">
            <text:p/>
          </table:table-cell>
          <table:table-cell table:formula="of:=IF([.AA6]=&quot;&quot;;&quot;&quot;;CONCATENATE([.AA6];[.AC$1]))">
            <text:p/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Wurfwaffen</text:p>
          </table:table-cell>
          <table:table-cell table:formula="of:=VLOOKUP([.H7];[Audiodateien.$A$1:.$B$3512];2;0)" office:value-type="float" office:value="0">
            <text:p>#NV</text:p>
          </table:table-cell>
          <table:table-cell table:formula="of:=VLOOKUP([.I7];[Audiodateien.$A$1:.$B$3512];2;0)" office:value-type="float" office:value="0">
            <text:p>#NV</text:p>
          </table:table-cell>
          <table:table-cell table:formula="of:=VLOOKUP([.J7];[Audiodateien.$A$1:.$B$3512];2;0)" office:value-type="float" office:value="0">
            <text:p>#NV</text:p>
          </table:table-cell>
          <table:table-cell table:formula="of:=VLOOKUP([.K7];[Audiodateien.$A$1:.$B$3512];2;0)" office:value-type="string" office:string-value="modules/gAudioBundle-4/src/Whooshes/Whoosh_Rod_Pole_022.ogg">
            <text:p>modules/gAudioBundle-4/src/Whooshes/Whoosh_Rod_Pole_022.ogg</text:p>
          </table:table-cell>
          <table:table-cell table:number-columns-repeated="3" table:content-validation-name="val1"/>
          <table:table-cell table:content-validation-name="val1" office:value-type="string">
            <text:p>Whoosh_Rod_Pole_022.ogg</text:p>
          </table:table-cell>
          <table:table-cell office:value-type="string">
            <text:p><text:s/></text:p>
          </table:table-cell>
          <table:table-cell table:formula="of:=IF(ISBLANK([.H7]);0;1)" office:value-type="float" office:value="0">
            <text:p>0</text:p>
          </table:table-cell>
          <table:table-cell table:formula="of:=IF(ISBLANK([.I7]);0;2)" office:value-type="float" office:value="0">
            <text:p>0</text:p>
          </table:table-cell>
          <table:table-cell table:formula="of:=IF(ISBLANK([.J7]);0;4)" office:value-type="float" office:value="0">
            <text:p>0</text:p>
          </table:table-cell>
          <table:table-cell table:formula="of:=IF(ISBLANK([.K7]);0;8)" office:value-type="float" office:value="8">
            <text:p>8</text:p>
          </table:table-cell>
          <table:table-cell table:formula="of:=SUM([.M7:.P7])" office:value-type="float" office:value="8">
            <text:p>8</text:p>
          </table:table-cell>
          <table:table-cell/>
          <table:table-cell table:formula="of:=IF([.$Q7]&gt;0;CONCATENATE([.X$1];[.C7];[.X$1];[.Z$1]);&quot;&quot;)" office:value-type="string" office:string-value="&quot;Wurfwaffen&quot;: {">
            <text:p>"Wurfwaffen": {</text:p>
          </table:table-cell>
          <table:table-cell table:formula="of:=IF(NOT(ISBLANK([.H7]));CONCATENATE([.T$1];[.D7];IF([.$Q7]&gt;1;[.$Y$1];[.$X$1]));&quot;&quot;)">
            <text:p/>
          </table:table-cell>
          <table:table-cell table:formula="of:=IF(NOT(ISBLANK([.I7]));CONCATENATE([.U$1];[.E7];IF([.$Q7]&gt;3;[.$Y$1];[.$X$1]));&quot;&quot;)">
            <text:p/>
          </table:table-cell>
          <table:table-cell table:formula="of:=IF(NOT(ISBLANK([.J7]));CONCATENATE([.V$1];[.F7];IF([.$Q7]&gt;7;[.$Y$1];[.$X$1]));&quot;&quot;)">
            <text:p/>
          </table:table-cell>
          <table:table-cell table:formula="of:=IF(NOT(ISBLANK([.K7]));CONCATENATE([.W$1];[.G7];IF([.$Q7]&gt;15;[.$Y$1];[.$X$1]));&quot;&quot;)" office:value-type="string" office:string-value="&quot;default&quot;: &quot;modules/gAudioBundle-4/src/Whooshes/Whoosh_Rod_Pole_022.ogg&quot;">
            <text:p>"default": "modules/gAudioBundle-4/src/Whooshes/Whoosh_Rod_Pole_022.ogg"</text:p>
          </table:table-cell>
          <table:table-cell table:formula="of:=IF([.Q7]&gt;1;[.AA$1];&quot;&quot;)" office:value-type="string" office:string-value="}">
            <text:p>}</text:p>
          </table:table-cell>
          <table:table-cell table:formula="of:=IF(AND([.Q7]&gt;1;SUM([.Q8:.Q$9]))&gt;0;[.AB$1];&quot;&quot;)" office:value-type="string" office:string-value=",">
            <text:p>,</text:p>
          </table:table-cell>
          <table:table-cell/>
          <table:table-cell table:formula="of:=CONCATENATE([.S7];[.T7];[.U7];[.V7];[.W7];[.X7];[.Y7];[.Z7])" office:value-type="string" office:string-value="&quot;Wurfwaffen&quot;: {&quot;default&quot;: &quot;modules/gAudioBundle-4/src/Whooshes/Whoosh_Rod_Pole_022.ogg&quot;},">
            <text:p>"Wurfwaffen": {"default": "modules/gAudioBundle-4/src/Whooshes/Whoosh_Rod_Pole_022.ogg"},</text:p>
          </table:table-cell>
          <table:table-cell table:formula="of:=IF([.AA7]=&quot;&quot;;&quot;&quot;;CONCATENATE([.AA7];[.AC$1]))" office:value-type="string" office:string-value="&quot;Wurfwaffen&quot;: {&quot;default&quot;: &quot;modules/gAudioBundle-4/src/Whooshes/Whoosh_Rod_Pole_022.ogg&quot;},&#10;">
            <text:p>"Wurfwaffen": {"default": "modules/gAudioBundle-4/src/Whooshes/Whoosh_Rod_Pole_022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Schleudern</text:p>
          </table:table-cell>
          <table:table-cell table:formula="of:=VLOOKUP([.H8];[Audiodateien.$A$1:.$B$3512];2;0)" office:value-type="float" office:value="0">
            <text:p>#NV</text:p>
          </table:table-cell>
          <table:table-cell table:formula="of:=VLOOKUP([.I8];[Audiodateien.$A$1:.$B$3512];2;0)" office:value-type="float" office:value="0">
            <text:p>#NV</text:p>
          </table:table-cell>
          <table:table-cell table:formula="of:=VLOOKUP([.J8];[Audiodateien.$A$1:.$B$3512];2;0)" office:value-type="float" office:value="0">
            <text:p>#NV</text:p>
          </table:table-cell>
          <table:table-cell table:formula="of:=VLOOKUP([.K8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8]);0;1)" office:value-type="float" office:value="0">
            <text:p>0</text:p>
          </table:table-cell>
          <table:table-cell table:formula="of:=IF(ISBLANK([.I8]);0;2)" office:value-type="float" office:value="0">
            <text:p>0</text:p>
          </table:table-cell>
          <table:table-cell table:formula="of:=IF(ISBLANK([.J8]);0;4)" office:value-type="float" office:value="0">
            <text:p>0</text:p>
          </table:table-cell>
          <table:table-cell table:formula="of:=IF(ISBLANK([.K8]);0;8)" office:value-type="float" office:value="0">
            <text:p>0</text:p>
          </table:table-cell>
          <table:table-cell table:formula="of:=SUM([.M8:.P8])" office:value-type="float" office:value="0">
            <text:p>0</text:p>
          </table:table-cell>
          <table:table-cell/>
          <table:table-cell table:formula="of:=IF([.$Q8]&gt;0;CONCATENATE([.X$1];[.C8];[.X$1];[.Z$1]);&quot;&quot;)">
            <text:p/>
          </table:table-cell>
          <table:table-cell table:formula="of:=IF(NOT(ISBLANK([.H8]));CONCATENATE([.T$1];[.D8];IF([.$Q8]&gt;1;[.$Y$1];[.$X$1]));&quot;&quot;)">
            <text:p/>
          </table:table-cell>
          <table:table-cell table:formula="of:=IF(NOT(ISBLANK([.I8]));CONCATENATE([.U$1];[.E8];IF([.$Q8]&gt;3;[.$Y$1];[.$X$1]));&quot;&quot;)">
            <text:p/>
          </table:table-cell>
          <table:table-cell table:formula="of:=IF(NOT(ISBLANK([.J8]));CONCATENATE([.V$1];[.F8];IF([.$Q8]&gt;7;[.$Y$1];[.$X$1]));&quot;&quot;)">
            <text:p/>
          </table:table-cell>
          <table:table-cell table:formula="of:=IF(NOT(ISBLANK([.K8]));CONCATENATE([.W$1];[.G8];IF([.$Q8]&gt;15;[.$Y$1];[.$X$1]));&quot;&quot;)">
            <text:p/>
          </table:table-cell>
          <table:table-cell table:formula="of:=IF([.Q8]&gt;1;[.AA$1];&quot;&quot;)">
            <text:p/>
          </table:table-cell>
          <table:table-cell table:formula="of:=IF(AND([.Q8]&gt;1;SUM([.Q9:.Q$9]))&gt;0;[.AB$1];&quot;&quot;)">
            <text:p/>
          </table:table-cell>
          <table:table-cell/>
          <table:table-cell table:formula="of:=CONCATENATE([.S8];[.T8];[.U8];[.V8];[.W8];[.X8];[.Y8];[.Z8])">
            <text:p/>
          </table:table-cell>
          <table:table-cell table:formula="of:=IF([.AA8]=&quot;&quot;;&quot;&quot;;CONCATENATE([.AA8];[.AC$1]))">
            <text:p/>
          </table:table-cell>
          <table:table-cell/>
        </table:table-row>
        <table:table-row table:style-name="ro7">
          <table:table-cell/>
          <table:covered-table-cell/>
          <table:table-cell office:value-type="string">
            <text:p>default</text:p>
          </table:table-cell>
          <table:table-cell table:formula="of:=VLOOKUP([.H9];[Audiodateien.$A$1:.$B$3512];2;0)" office:value-type="float" office:value="0">
            <text:p>#NV</text:p>
          </table:table-cell>
          <table:table-cell table:formula="of:=VLOOKUP([.I9];[Audiodateien.$A$1:.$B$3512];2;0)" office:value-type="float" office:value="0">
            <text:p>#NV</text:p>
          </table:table-cell>
          <table:table-cell table:formula="of:=VLOOKUP([.J9];[Audiodateien.$A$1:.$B$3512];2;0)" office:value-type="string" office:string-value="modules/gAudioBundle-1/src/Bloodbath/Pm_Bb_Designed_Cinematic_Chops_25.ogg">
            <text:p>modules/gAudioBundle-1/src/Bloodbath/Pm_Bb_Designed_Cinematic_Chops_25.ogg</text:p>
          </table:table-cell>
          <table:table-cell table:formula="of:=VLOOKUP([.K9];[Audiodateien.$A$1:.$B$3512];2;0)" office:value-type="string" office:string-value="modules/gAudioBundle-1/src/Airy Whooshes/Whoosh_Sound_Design_Airy_Full_Forceful_Soft.ogg">
            <text:p>modules/gAudioBundle-1/src/Airy Whooshes/Whoosh_Sound_Design_Airy_Full_Forceful_Soft.ogg</text:p>
          </table:table-cell>
          <table:table-cell/>
          <table:table-cell table:content-validation-name="val1"/>
          <table:table-cell table:content-validation-name="val1" office:value-type="string">
            <text:p>Pm_Bb_Designed_Cinematic_Chops_25.ogg</text:p>
          </table:table-cell>
          <table:table-cell office:value-type="string">
            <text:p>Whoosh_Sound_Design_Airy_Full_Forceful_Soft.ogg</text:p>
          </table:table-cell>
          <table:table-cell office:value-type="string">
            <text:p><text:s/></text:p>
          </table:table-cell>
          <table:table-cell table:formula="of:=IF(ISBLANK([.H9]);0;1)" office:value-type="float" office:value="0">
            <text:p>0</text:p>
          </table:table-cell>
          <table:table-cell table:formula="of:=IF(ISBLANK([.I9]);0;2)" office:value-type="float" office:value="0">
            <text:p>0</text:p>
          </table:table-cell>
          <table:table-cell table:formula="of:=IF(ISBLANK([.J9]);0;4)" office:value-type="float" office:value="4">
            <text:p>4</text:p>
          </table:table-cell>
          <table:table-cell table:formula="of:=IF(ISBLANK([.K9]);0;8)" office:value-type="float" office:value="8">
            <text:p>8</text:p>
          </table:table-cell>
          <table:table-cell table:formula="of:=SUM([.M9:.P9])" office:value-type="float" office:value="12">
            <text:p>12</text:p>
          </table:table-cell>
          <table:table-cell/>
          <table:table-cell table:formula="of:=IF([.$Q9]&gt;0;CONCATENATE([.X$1];[.C9];[.X$1];[.Z$1]);&quot;&quot;)" office:value-type="string" office:string-value="&quot;default&quot;: {">
            <text:p>"default": {</text:p>
          </table:table-cell>
          <table:table-cell table:formula="of:=IF(NOT(ISBLANK([.H9]));CONCATENATE([.T$1];[.D9];IF([.$Q9]&gt;1;[.$Y$1];[.$X$1]));&quot;&quot;)">
            <text:p/>
          </table:table-cell>
          <table:table-cell table:formula="of:=IF(NOT(ISBLANK([.I9]));CONCATENATE([.U$1];[.E9];IF([.$Q9]&gt;3;[.$Y$1];[.$X$1]));&quot;&quot;)">
            <text:p/>
          </table:table-cell>
          <table:table-cell table:formula="of:=IF(NOT(ISBLANK([.J9]));CONCATENATE([.V$1];[.F9];IF([.$Q9]&gt;7;[.$Y$1];[.$X$1]));&quot;&quot;)" office:value-type="string" office:string-value="&quot;damage&quot;: &quot;modules/gAudioBundle-1/src/Bloodbath/Pm_Bb_Designed_Cinematic_Chops_25.ogg&quot;,">
            <text:p>"damage": "modules/gAudioBundle-1/src/Bloodbath/Pm_Bb_Designed_Cinematic_Chops_25.ogg",</text:p>
          </table:table-cell>
          <table:table-cell table:formula="of:=IF(NOT(ISBLANK([.K9]));CONCATENATE([.W$1];[.G9];IF([.$Q9]&gt;15;[.$Y$1];[.$X$1]));&quot;&quot;)" office:value-type="string" office:string-value="&quot;default&quot;: &quot;modules/gAudioBundle-1/src/Airy Whooshes/Whoosh_Sound_Design_Airy_Full_Forceful_Soft.ogg&quot;">
            <text:p>"default": "modules/gAudioBundle-1/src/Airy Whooshes/Whoosh_Sound_Design_Airy_Full_Forceful_Soft.ogg"</text:p>
          </table:table-cell>
          <table:table-cell table:formula="of:=IF([.Q9]&gt;1;[.AA$1];&quot;&quot;)" office:value-type="string" office:string-value="}">
            <text:p>}</text:p>
          </table:table-cell>
          <table:table-cell/>
          <table:table-cell table:formula="of:=IF([.Q$4]&gt;0;IF([.Q12]&gt;0;CONCATENATE([.AC$1];[.AA$1];[.AB$1]);CONCATENATE([.AC$1];[.AA$1]));&quot;&quot;)" office:value-type="string" office:string-value="&#10;},">
            <text:p><text:line-break/>},</text:p>
          </table:table-cell>
          <table:table-cell table:formula="of:=CONCATENATE([.S9];[.T9];[.U9];[.V9];[.W9];[.X9];[.Y9];[.Z9])" office:value-type="string" office:string-value="&quot;default&quot;: {&quot;damage&quot;: &quot;modules/gAudioBundle-1/src/Bloodbath/Pm_Bb_Designed_Cinematic_Chops_25.ogg&quot;,&quot;default&quot;: &quot;modules/gAudioBundle-1/src/Airy Whooshes/Whoosh_Sound_Design_Airy_Full_Forceful_Soft.ogg&quot;}&#10;},">
            <text:p>"default": {"damage": "modules/gAudioBundle-1/src/Bloodbath/Pm_Bb_Designed_Cinematic_Chops_25.ogg","default": "modules/gAudioBundle-1/src/Airy Whooshes/Whoosh_Sound_Design_Airy_Full_Forceful_Soft.ogg"}<text:line-break/>},</text:p>
          </table:table-cell>
          <table:table-cell table:formula="of:=IF([.AA9]=&quot;&quot;;&quot;&quot;;CONCATENATE([.AA9];[.AC$1]))" office:value-type="string" office:string-value="&quot;default&quot;: {&quot;damage&quot;: &quot;modules/gAudioBundle-1/src/Bloodbath/Pm_Bb_Designed_Cinematic_Chops_25.ogg&quot;,&quot;default&quot;: &quot;modules/gAudioBundle-1/src/Airy Whooshes/Whoosh_Sound_Design_Airy_Full_Forceful_Soft.ogg&quot;}&#10;},&#10;">
            <text:p>"default": {"damage": "modules/gAudioBundle-1/src/Bloodbath/Pm_Bb_Designed_Cinematic_Chops_25.ogg","default": "modules/gAudioBundle-1/src/Airy Whooshes/Whoosh_Sound_Design_Airy_Full_Forceful_Soft.ogg"}<text:line-break/>},<text:line-break/>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4"/>
          <table:table-cell/>
          <table:table-cell table:formula="of:=IF([.AA10]=&quot;&quot;;&quot;&quot;;CONCATENATE([.AA10];[.AC$1]))">
            <text:p/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4"/>
          <table:table-cell/>
          <table:table-cell table:formula="of:=IF([.AA11]=&quot;&quot;;&quot;&quot;;CONCATENATE([.AA11];[.AC$1]))">
            <text:p/>
          </table:table-cell>
          <table:table-cell/>
        </table:table-row>
        <table:table-row table:style-name="ro5">
          <table:table-cell table:number-columns-repeated="3"/>
          <table:table-cell table:formula="of:=VLOOKUP([.H12];[Audiodateien.$A$1:.$B$3512];2;0)" office:value-type="float" office:value="0">
            <text:p>#NV</text:p>
          </table:table-cell>
          <table:table-cell table:formula="of:=VLOOKUP([.I12];[Audiodateien.$A$1:.$B$3512];2;0)" office:value-type="float" office:value="0">
            <text:p>#NV</text:p>
          </table:table-cell>
          <table:table-cell table:formula="of:=VLOOKUP([.J12];[Audiodateien.$A$1:.$B$3512];2;0)" office:value-type="float" office:value="0">
            <text:p>#NV</text:p>
          </table:table-cell>
          <table:table-cell table:formula="of:=VLOOKUP([.K12];[Audiodateien.$A$1:.$B$3512];2;0)" office:value-type="float" office:value="0">
            <text:p>#NV</text:p>
          </table:table-cell>
          <table:table-cell table:number-columns-repeated="4" table:style-name="ce1" table:content-validation-name="val1"/>
          <table:table-cell office:value-type="string">
            <text:p><text:s/></text:p>
          </table:table-cell>
          <table:table-cell table:number-columns-repeated="4"/>
          <table:table-cell table:formula="of:=SUM([.Q13:.Q24])" office:value-type="float" office:value="48">
            <text:p>48</text:p>
          </table:table-cell>
          <table:table-cell/>
          <table:table-cell table:formula="of:=IF([.Q12]&gt;0;[.R$1];&quot;&quot;)" office:value-type="string" office:string-value="&quot;meleeweapon&quot;: {">
            <text:p>"meleeweapon": {</text:p>
          </table:table-cell>
          <table:table-cell table:formula="of:=IF(NOT(ISBLANK([.H12]));CONCATENATE([.T$1];[.D12];IF([.$Q12]&gt;1;[.$Y$1];[.$X$1]));&quot;&quot;)">
            <text:p/>
          </table:table-cell>
          <table:table-cell table:number-columns-repeated="6"/>
          <table:table-cell table:formula="of:=CONCATENATE([.S12];[.T12];[.U12];[.V12];[.W12];[.X12];[.Y12];[.Z12])" office:value-type="string" office:string-value="&quot;meleeweapon&quot;: {">
            <text:p>"meleeweapon": {</text:p>
          </table:table-cell>
          <table:table-cell table:formula="of:=IF([.AA12]=&quot;&quot;;&quot;&quot;;CONCATENATE([.AA12];[.AC$1]))" office:value-type="string" office:string-value="&quot;meleeweapon&quot;: {&#10;">
            <text:p>"meleeweapon": {<text:line-break/></text:p>
          </table:table-cell>
          <table:table-cell/>
        </table:table-row>
        <table:table-row table:style-name="ro5">
          <table:table-cell/>
          <table:table-cell table:style-name="ce2" office:value-type="string" table:number-columns-spanned="1" table:number-rows-spanned="13">
            <text:p>Melee</text:p>
          </table:table-cell>
          <table:table-cell office:value-type="string">
            <text:p>Dolche</text:p>
          </table:table-cell>
          <table:table-cell table:formula="of:=VLOOKUP([.H13];[Audiodateien.$A$1:.$B$3512];2;0)" office:value-type="float" office:value="0">
            <text:p>#NV</text:p>
          </table:table-cell>
          <table:table-cell table:formula="of:=VLOOKUP([.I13];[Audiodateien.$A$1:.$B$3512];2;0)" office:value-type="float" office:value="0">
            <text:p>#NV</text:p>
          </table:table-cell>
          <table:table-cell table:formula="of:=VLOOKUP([.J13];[Audiodateien.$A$1:.$B$3512];2;0)" office:value-type="float" office:value="0">
            <text:p>#NV</text:p>
          </table:table-cell>
          <table:table-cell table:formula="of:=VLOOKUP([.K13];[Audiodateien.$A$1:.$B$3512];2;0)" office:value-type="string" office:string-value="modules/gAudioBundle-2/src/Dark Materials/Gaf_Sfx01_Horror_Designed_Stab_Medium_10.ogg">
            <text:p>modules/gAudioBundle-2/src/Dark Materials/Gaf_Sfx01_Horror_Designed_Stab_Medium_10.ogg</text:p>
          </table:table-cell>
          <table:table-cell table:number-columns-repeated="3" table:content-validation-name="val1"/>
          <table:table-cell table:content-validation-name="val1" office:value-type="string">
            <text:p>Gaf_Sfx01_Horror_Designed_Stab_Medium_10.ogg</text:p>
          </table:table-cell>
          <table:table-cell office:value-type="string">
            <text:p><text:s/></text:p>
          </table:table-cell>
          <table:table-cell table:formula="of:=IF(ISBLANK([.H13]);0;1)" office:value-type="float" office:value="0">
            <text:p>0</text:p>
          </table:table-cell>
          <table:table-cell table:formula="of:=IF(ISBLANK([.I13]);0;2)" office:value-type="float" office:value="0">
            <text:p>0</text:p>
          </table:table-cell>
          <table:table-cell table:formula="of:=IF(ISBLANK([.J13]);0;4)" office:value-type="float" office:value="0">
            <text:p>0</text:p>
          </table:table-cell>
          <table:table-cell table:formula="of:=IF(ISBLANK([.K13]);0;8)" office:value-type="float" office:value="8">
            <text:p>8</text:p>
          </table:table-cell>
          <table:table-cell table:formula="of:=SUM([.M13:.P13])" office:value-type="float" office:value="8">
            <text:p>8</text:p>
          </table:table-cell>
          <table:table-cell/>
          <table:table-cell table:formula="of:=IF([.$Q13]&gt;0;CONCATENATE([.X$1];[.C13];[.X$1];[.Z$1]);&quot;&quot;)" office:value-type="string" office:string-value="&quot;Dolche&quot;: {">
            <text:p>"Dolche": {</text:p>
          </table:table-cell>
          <table:table-cell table:formula="of:=IF(NOT(ISBLANK([.H13]));CONCATENATE([.T$1];[.D13];IF([.$Q13]&gt;1;[.$Y$1];[.$X$1]));&quot;&quot;)">
            <text:p/>
          </table:table-cell>
          <table:table-cell table:formula="of:=IF(NOT(ISBLANK([.I13]));CONCATENATE([.U$1];[.E13];IF([.$Q13]&gt;3;[.$Y$1];[.$X$1]));&quot;&quot;)">
            <text:p/>
          </table:table-cell>
          <table:table-cell table:formula="of:=IF(NOT(ISBLANK([.J13]));CONCATENATE([.V$1];[.F13];IF([.$Q13]&gt;7;[.$Y$1];[.$X$1]));&quot;&quot;)">
            <text:p/>
          </table:table-cell>
          <table:table-cell table:formula="of:=IF(NOT(ISBLANK([.K13]));CONCATENATE([.W$1];[.G13];IF([.$Q13]&gt;15;[.$Y$1];[.$X$1]));&quot;&quot;)" office:value-type="string" office:string-value="&quot;default&quot;: &quot;modules/gAudioBundle-2/src/Dark Materials/Gaf_Sfx01_Horror_Designed_Stab_Medium_10.ogg&quot;">
            <text:p>"default": "modules/gAudioBundle-2/src/Dark Materials/Gaf_Sfx01_Horror_Designed_Stab_Medium_10.ogg"</text:p>
          </table:table-cell>
          <table:table-cell table:formula="of:=IF([.Q13]&gt;1;[.AA$1];&quot;&quot;)" office:value-type="string" office:string-value="}">
            <text:p>}</text:p>
          </table:table-cell>
          <table:table-cell table:formula="of:=IF(AND([.Q13]&gt;1;SUM([.Q14:.Q$25]))&gt;0;[.AB$1];&quot;&quot;)" office:value-type="string" office:string-value=",">
            <text:p>,</text:p>
          </table:table-cell>
          <table:table-cell/>
          <table:table-cell table:formula="of:=CONCATENATE([.S13];[.T13];[.U13];[.V13];[.W13];[.X13];[.Y13];[.Z13])" office:value-type="string" office:string-value="&quot;Dolche&quot;: {&quot;default&quot;: &quot;modules/gAudioBundle-2/src/Dark Materials/Gaf_Sfx01_Horror_Designed_Stab_Medium_10.ogg&quot;},">
            <text:p>"Dolche": {"default": "modules/gAudioBundle-2/src/Dark Materials/Gaf_Sfx01_Horror_Designed_Stab_Medium_10.ogg"},</text:p>
          </table:table-cell>
          <table:table-cell table:formula="of:=IF([.AA13]=&quot;&quot;;&quot;&quot;;CONCATENATE([.AA13];[.AC$1]))" office:value-type="string" office:string-value="&quot;Dolche&quot;: {&quot;default&quot;: &quot;modules/gAudioBundle-2/src/Dark Materials/Gaf_Sfx01_Horror_Designed_Stab_Medium_10.ogg&quot;},&#10;">
            <text:p>"Dolche": {"default": "modules/gAudioBundle-2/src/Dark Materials/Gaf_Sfx01_Horror_Designed_Stab_Medium_10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Fechtwaffen</text:p>
          </table:table-cell>
          <table:table-cell table:formula="of:=VLOOKUP([.H14];[Audiodateien.$A$1:.$B$3512];2;0)" office:value-type="float" office:value="0">
            <text:p>#NV</text:p>
          </table:table-cell>
          <table:table-cell table:formula="of:=VLOOKUP([.I14];[Audiodateien.$A$1:.$B$3512];2;0)" office:value-type="float" office:value="0">
            <text:p>#NV</text:p>
          </table:table-cell>
          <table:table-cell table:formula="of:=VLOOKUP([.J14];[Audiodateien.$A$1:.$B$3512];2;0)" office:value-type="float" office:value="0">
            <text:p>#NV</text:p>
          </table:table-cell>
          <table:table-cell table:formula="of:=VLOOKUP([.K14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14]);0;1)" office:value-type="float" office:value="0">
            <text:p>0</text:p>
          </table:table-cell>
          <table:table-cell table:formula="of:=IF(ISBLANK([.I14]);0;2)" office:value-type="float" office:value="0">
            <text:p>0</text:p>
          </table:table-cell>
          <table:table-cell table:formula="of:=IF(ISBLANK([.J14]);0;4)" office:value-type="float" office:value="0">
            <text:p>0</text:p>
          </table:table-cell>
          <table:table-cell table:formula="of:=IF(ISBLANK([.K14]);0;8)" office:value-type="float" office:value="0">
            <text:p>0</text:p>
          </table:table-cell>
          <table:table-cell table:formula="of:=SUM([.M14:.P14])" office:value-type="float" office:value="0">
            <text:p>0</text:p>
          </table:table-cell>
          <table:table-cell/>
          <table:table-cell table:formula="of:=IF([.$Q14]&gt;0;CONCATENATE([.X$1];[.C14];[.X$1];[.Z$1]);&quot;&quot;)">
            <text:p/>
          </table:table-cell>
          <table:table-cell table:formula="of:=IF(NOT(ISBLANK([.H14]));CONCATENATE([.T$1];[.D14];IF([.$Q14]&gt;1;[.$Y$1];[.$X$1]));&quot;&quot;)">
            <text:p/>
          </table:table-cell>
          <table:table-cell table:formula="of:=IF(NOT(ISBLANK([.I14]));CONCATENATE([.U$1];[.E14];IF([.$Q14]&gt;3;[.$Y$1];[.$X$1]));&quot;&quot;)">
            <text:p/>
          </table:table-cell>
          <table:table-cell table:formula="of:=IF(NOT(ISBLANK([.J14]));CONCATENATE([.V$1];[.F14];IF([.$Q14]&gt;7;[.$Y$1];[.$X$1]));&quot;&quot;)">
            <text:p/>
          </table:table-cell>
          <table:table-cell table:formula="of:=IF(NOT(ISBLANK([.K14]));CONCATENATE([.W$1];[.G14];IF([.$Q14]&gt;15;[.$Y$1];[.$X$1]));&quot;&quot;)">
            <text:p/>
          </table:table-cell>
          <table:table-cell table:formula="of:=IF([.Q14]&gt;1;[.AA$1];&quot;&quot;)">
            <text:p/>
          </table:table-cell>
          <table:table-cell table:formula="of:=IF(AND([.Q14]&gt;1;SUM([.Q15:.Q$25]))&gt;0;[.AB$1];&quot;&quot;)">
            <text:p/>
          </table:table-cell>
          <table:table-cell/>
          <table:table-cell table:formula="of:=CONCATENATE([.S14];[.T14];[.U14];[.V14];[.W14];[.X14];[.Y14];[.Z14])">
            <text:p/>
          </table:table-cell>
          <table:table-cell table:formula="of:=IF([.AA14]=&quot;&quot;;&quot;&quot;;CONCATENATE([.AA14];[.AC$1]))">
            <text:p/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Hiebwaffen</text:p>
          </table:table-cell>
          <table:table-cell table:formula="of:=VLOOKUP([.H15];[Audiodateien.$A$1:.$B$3512];2;0)" office:value-type="float" office:value="0">
            <text:p>#NV</text:p>
          </table:table-cell>
          <table:table-cell table:formula="of:=VLOOKUP([.I15];[Audiodateien.$A$1:.$B$3512];2;0)" office:value-type="float" office:value="0">
            <text:p>#NV</text:p>
          </table:table-cell>
          <table:table-cell table:formula="of:=VLOOKUP([.J15];[Audiodateien.$A$1:.$B$3512];2;0)" office:value-type="float" office:value="0">
            <text:p>#NV</text:p>
          </table:table-cell>
          <table:table-cell table:formula="of:=VLOOKUP([.K15];[Audiodateien.$A$1:.$B$3512];2;0)" office:value-type="string" office:string-value="modules/gAudioBundle-2/src/Halloween/Sh101_Sword_Attack_Hollywood_Fienup_004.ogg">
            <text:p>modules/gAudioBundle-2/src/Halloween/Sh101_Sword_Attack_Hollywood_Fienup_004.ogg</text:p>
          </table:table-cell>
          <table:table-cell table:number-columns-repeated="3" table:content-validation-name="val1"/>
          <table:table-cell table:content-validation-name="val1" office:value-type="string">
            <text:p>Sh101_Sword_Attack_Hollywood_Fienup_004.ogg</text:p>
          </table:table-cell>
          <table:table-cell office:value-type="string">
            <text:p><text:s/></text:p>
          </table:table-cell>
          <table:table-cell table:formula="of:=IF(ISBLANK([.H15]);0;1)" office:value-type="float" office:value="0">
            <text:p>0</text:p>
          </table:table-cell>
          <table:table-cell table:formula="of:=IF(ISBLANK([.I15]);0;2)" office:value-type="float" office:value="0">
            <text:p>0</text:p>
          </table:table-cell>
          <table:table-cell table:formula="of:=IF(ISBLANK([.J15]);0;4)" office:value-type="float" office:value="0">
            <text:p>0</text:p>
          </table:table-cell>
          <table:table-cell table:formula="of:=IF(ISBLANK([.K15]);0;8)" office:value-type="float" office:value="8">
            <text:p>8</text:p>
          </table:table-cell>
          <table:table-cell table:formula="of:=SUM([.M15:.P15])" office:value-type="float" office:value="8">
            <text:p>8</text:p>
          </table:table-cell>
          <table:table-cell/>
          <table:table-cell table:formula="of:=IF([.$Q15]&gt;0;CONCATENATE([.X$1];[.C15];[.X$1];[.Z$1]);&quot;&quot;)" office:value-type="string" office:string-value="&quot;Hiebwaffen&quot;: {">
            <text:p>"Hiebwaffen": {</text:p>
          </table:table-cell>
          <table:table-cell table:formula="of:=IF(NOT(ISBLANK([.H15]));CONCATENATE([.T$1];[.D15];IF([.$Q15]&gt;1;[.$Y$1];[.$X$1]));&quot;&quot;)">
            <text:p/>
          </table:table-cell>
          <table:table-cell table:formula="of:=IF(NOT(ISBLANK([.I15]));CONCATENATE([.U$1];[.E15];IF([.$Q15]&gt;3;[.$Y$1];[.$X$1]));&quot;&quot;)">
            <text:p/>
          </table:table-cell>
          <table:table-cell table:formula="of:=IF(NOT(ISBLANK([.J15]));CONCATENATE([.V$1];[.F15];IF([.$Q15]&gt;7;[.$Y$1];[.$X$1]));&quot;&quot;)">
            <text:p/>
          </table:table-cell>
          <table:table-cell table:formula="of:=IF(NOT(ISBLANK([.K15]));CONCATENATE([.W$1];[.G15];IF([.$Q15]&gt;15;[.$Y$1];[.$X$1]));&quot;&quot;)" office:value-type="string" office:string-value="&quot;default&quot;: &quot;modules/gAudioBundle-2/src/Halloween/Sh101_Sword_Attack_Hollywood_Fienup_004.ogg&quot;">
            <text:p>"default": "modules/gAudioBundle-2/src/Halloween/Sh101_Sword_Attack_Hollywood_Fienup_004.ogg"</text:p>
          </table:table-cell>
          <table:table-cell table:formula="of:=IF([.Q15]&gt;1;[.AA$1];&quot;&quot;)" office:value-type="string" office:string-value="}">
            <text:p>}</text:p>
          </table:table-cell>
          <table:table-cell table:formula="of:=IF(AND([.Q15]&gt;1;SUM([.Q16:.Q$25]))&gt;0;[.AB$1];&quot;&quot;)" office:value-type="string" office:string-value=",">
            <text:p>,</text:p>
          </table:table-cell>
          <table:table-cell/>
          <table:table-cell table:formula="of:=CONCATENATE([.S15];[.T15];[.U15];[.V15];[.W15];[.X15];[.Y15];[.Z15])" office:value-type="string" office:string-value="&quot;Hiebwaffen&quot;: {&quot;default&quot;: &quot;modules/gAudioBundle-2/src/Halloween/Sh101_Sword_Attack_Hollywood_Fienup_004.ogg&quot;},">
            <text:p>"Hiebwaffen": {"default": "modules/gAudioBundle-2/src/Halloween/Sh101_Sword_Attack_Hollywood_Fienup_004.ogg"},</text:p>
          </table:table-cell>
          <table:table-cell table:formula="of:=IF([.AA15]=&quot;&quot;;&quot;&quot;;CONCATENATE([.AA15];[.AC$1]))" office:value-type="string" office:string-value="&quot;Hiebwaffen&quot;: {&quot;default&quot;: &quot;modules/gAudioBundle-2/src/Halloween/Sh101_Sword_Attack_Hollywood_Fienup_004.ogg&quot;},&#10;">
            <text:p>"Hiebwaffen": {"default": "modules/gAudioBundle-2/src/Halloween/Sh101_Sword_Attack_Hollywood_Fienup_004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Kettenwaffen</text:p>
          </table:table-cell>
          <table:table-cell table:formula="of:=VLOOKUP([.H16];[Audiodateien.$A$1:.$B$3512];2;0)" office:value-type="float" office:value="0">
            <text:p>#NV</text:p>
          </table:table-cell>
          <table:table-cell table:formula="of:=VLOOKUP([.I16];[Audiodateien.$A$1:.$B$3512];2;0)" office:value-type="float" office:value="0">
            <text:p>#NV</text:p>
          </table:table-cell>
          <table:table-cell table:formula="of:=VLOOKUP([.J16];[Audiodateien.$A$1:.$B$3512];2;0)" office:value-type="float" office:value="0">
            <text:p>#NV</text:p>
          </table:table-cell>
          <table:table-cell table:formula="of:=VLOOKUP([.K16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16]);0;1)" office:value-type="float" office:value="0">
            <text:p>0</text:p>
          </table:table-cell>
          <table:table-cell table:formula="of:=IF(ISBLANK([.I16]);0;2)" office:value-type="float" office:value="0">
            <text:p>0</text:p>
          </table:table-cell>
          <table:table-cell table:formula="of:=IF(ISBLANK([.J16]);0;4)" office:value-type="float" office:value="0">
            <text:p>0</text:p>
          </table:table-cell>
          <table:table-cell table:formula="of:=IF(ISBLANK([.K16]);0;8)" office:value-type="float" office:value="0">
            <text:p>0</text:p>
          </table:table-cell>
          <table:table-cell table:formula="of:=SUM([.M16:.P16])" office:value-type="float" office:value="0">
            <text:p>0</text:p>
          </table:table-cell>
          <table:table-cell/>
          <table:table-cell table:formula="of:=IF([.$Q16]&gt;0;CONCATENATE([.X$1];[.C16];[.X$1];[.Z$1]);&quot;&quot;)">
            <text:p/>
          </table:table-cell>
          <table:table-cell table:formula="of:=IF(NOT(ISBLANK([.H16]));CONCATENATE([.T$1];[.D16];IF([.$Q16]&gt;1;[.$Y$1];[.$X$1]));&quot;&quot;)">
            <text:p/>
          </table:table-cell>
          <table:table-cell table:formula="of:=IF(NOT(ISBLANK([.I16]));CONCATENATE([.U$1];[.E16];IF([.$Q16]&gt;3;[.$Y$1];[.$X$1]));&quot;&quot;)">
            <text:p/>
          </table:table-cell>
          <table:table-cell table:formula="of:=IF(NOT(ISBLANK([.J16]));CONCATENATE([.V$1];[.F16];IF([.$Q16]&gt;7;[.$Y$1];[.$X$1]));&quot;&quot;)">
            <text:p/>
          </table:table-cell>
          <table:table-cell table:formula="of:=IF(NOT(ISBLANK([.K16]));CONCATENATE([.W$1];[.G16];IF([.$Q16]&gt;15;[.$Y$1];[.$X$1]));&quot;&quot;)">
            <text:p/>
          </table:table-cell>
          <table:table-cell table:formula="of:=IF([.Q16]&gt;1;[.AA$1];&quot;&quot;)">
            <text:p/>
          </table:table-cell>
          <table:table-cell table:formula="of:=IF(AND([.Q16]&gt;1;SUM([.Q17:.Q$25]))&gt;0;[.AB$1];&quot;&quot;)">
            <text:p/>
          </table:table-cell>
          <table:table-cell/>
          <table:table-cell table:formula="of:=CONCATENATE([.S16];[.T16];[.U16];[.V16];[.W16];[.X16];[.Y16];[.Z16])">
            <text:p/>
          </table:table-cell>
          <table:table-cell table:formula="of:=IF([.AA16]=&quot;&quot;;&quot;&quot;;CONCATENATE([.AA16];[.AC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Lanzen</text:p>
          </table:table-cell>
          <table:table-cell table:formula="of:=VLOOKUP([.H17];[Audiodateien.$A$1:.$B$3512];2;0)" office:value-type="float" office:value="0">
            <text:p>#NV</text:p>
          </table:table-cell>
          <table:table-cell table:formula="of:=VLOOKUP([.I17];[Audiodateien.$A$1:.$B$3512];2;0)" office:value-type="float" office:value="0">
            <text:p>#NV</text:p>
          </table:table-cell>
          <table:table-cell table:formula="of:=VLOOKUP([.J17];[Audiodateien.$A$1:.$B$3512];2;0)" office:value-type="float" office:value="0">
            <text:p>#NV</text:p>
          </table:table-cell>
          <table:table-cell table:formula="of:=VLOOKUP([.K17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17]);0;1)" office:value-type="float" office:value="0">
            <text:p>0</text:p>
          </table:table-cell>
          <table:table-cell table:formula="of:=IF(ISBLANK([.I17]);0;2)" office:value-type="float" office:value="0">
            <text:p>0</text:p>
          </table:table-cell>
          <table:table-cell table:formula="of:=IF(ISBLANK([.J17]);0;4)" office:value-type="float" office:value="0">
            <text:p>0</text:p>
          </table:table-cell>
          <table:table-cell table:formula="of:=IF(ISBLANK([.K17]);0;8)" office:value-type="float" office:value="0">
            <text:p>0</text:p>
          </table:table-cell>
          <table:table-cell table:formula="of:=SUM([.M17:.P17])" office:value-type="float" office:value="0">
            <text:p>0</text:p>
          </table:table-cell>
          <table:table-cell/>
          <table:table-cell table:formula="of:=IF([.$Q17]&gt;0;CONCATENATE([.X$1];[.C17];[.X$1];[.Z$1]);&quot;&quot;)">
            <text:p/>
          </table:table-cell>
          <table:table-cell table:formula="of:=IF(NOT(ISBLANK([.H17]));CONCATENATE([.T$1];[.D17];IF([.$Q17]&gt;1;[.$Y$1];[.$X$1]));&quot;&quot;)">
            <text:p/>
          </table:table-cell>
          <table:table-cell table:formula="of:=IF(NOT(ISBLANK([.I17]));CONCATENATE([.U$1];[.E17];IF([.$Q17]&gt;3;[.$Y$1];[.$X$1]));&quot;&quot;)">
            <text:p/>
          </table:table-cell>
          <table:table-cell table:formula="of:=IF(NOT(ISBLANK([.J17]));CONCATENATE([.V$1];[.F17];IF([.$Q17]&gt;7;[.$Y$1];[.$X$1]));&quot;&quot;)">
            <text:p/>
          </table:table-cell>
          <table:table-cell table:formula="of:=IF(NOT(ISBLANK([.K17]));CONCATENATE([.W$1];[.G17];IF([.$Q17]&gt;15;[.$Y$1];[.$X$1]));&quot;&quot;)">
            <text:p/>
          </table:table-cell>
          <table:table-cell table:formula="of:=IF([.Q17]&gt;1;[.AA$1];&quot;&quot;)">
            <text:p/>
          </table:table-cell>
          <table:table-cell table:formula="of:=IF(AND([.Q17]&gt;1;SUM([.Q18:.Q$25]))&gt;0;[.AB$1];&quot;&quot;)">
            <text:p/>
          </table:table-cell>
          <table:table-cell/>
          <table:table-cell table:formula="of:=CONCATENATE([.S17];[.T17];[.U17];[.V17];[.W17];[.X17];[.Y17];[.Z17])">
            <text:p/>
          </table:table-cell>
          <table:table-cell table:formula="of:=IF([.AA17]=&quot;&quot;;&quot;&quot;;CONCATENATE([.AA17];[.AC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Raufen</text:p>
          </table:table-cell>
          <table:table-cell table:formula="of:=VLOOKUP([.H18];[Audiodateien.$A$1:.$B$3512];2;0)" office:value-type="float" office:value="0">
            <text:p>#NV</text:p>
          </table:table-cell>
          <table:table-cell table:formula="of:=VLOOKUP([.I18];[Audiodateien.$A$1:.$B$3512];2;0)" office:value-type="float" office:value="0">
            <text:p>#NV</text:p>
          </table:table-cell>
          <table:table-cell table:formula="of:=VLOOKUP([.J18];[Audiodateien.$A$1:.$B$3512];2;0)" office:value-type="float" office:value="0">
            <text:p>#NV</text:p>
          </table:table-cell>
          <table:table-cell table:formula="of:=VLOOKUP([.K18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18]);0;1)" office:value-type="float" office:value="0">
            <text:p>0</text:p>
          </table:table-cell>
          <table:table-cell table:formula="of:=IF(ISBLANK([.I18]);0;2)" office:value-type="float" office:value="0">
            <text:p>0</text:p>
          </table:table-cell>
          <table:table-cell table:formula="of:=IF(ISBLANK([.J18]);0;4)" office:value-type="float" office:value="0">
            <text:p>0</text:p>
          </table:table-cell>
          <table:table-cell table:formula="of:=IF(ISBLANK([.K18]);0;8)" office:value-type="float" office:value="0">
            <text:p>0</text:p>
          </table:table-cell>
          <table:table-cell table:formula="of:=SUM([.M18:.P18])" office:value-type="float" office:value="0">
            <text:p>0</text:p>
          </table:table-cell>
          <table:table-cell/>
          <table:table-cell table:formula="of:=IF([.$Q18]&gt;0;CONCATENATE([.X$1];[.C18];[.X$1];[.Z$1]);&quot;&quot;)">
            <text:p/>
          </table:table-cell>
          <table:table-cell table:formula="of:=IF(NOT(ISBLANK([.H18]));CONCATENATE([.T$1];[.D18];IF([.$Q18]&gt;1;[.$Y$1];[.$X$1]));&quot;&quot;)">
            <text:p/>
          </table:table-cell>
          <table:table-cell table:formula="of:=IF(NOT(ISBLANK([.I18]));CONCATENATE([.U$1];[.E18];IF([.$Q18]&gt;3;[.$Y$1];[.$X$1]));&quot;&quot;)">
            <text:p/>
          </table:table-cell>
          <table:table-cell table:formula="of:=IF(NOT(ISBLANK([.J18]));CONCATENATE([.V$1];[.F18];IF([.$Q18]&gt;7;[.$Y$1];[.$X$1]));&quot;&quot;)">
            <text:p/>
          </table:table-cell>
          <table:table-cell table:formula="of:=IF(NOT(ISBLANK([.K18]));CONCATENATE([.W$1];[.G18];IF([.$Q18]&gt;15;[.$Y$1];[.$X$1]));&quot;&quot;)">
            <text:p/>
          </table:table-cell>
          <table:table-cell table:formula="of:=IF([.Q18]&gt;1;[.AA$1];&quot;&quot;)">
            <text:p/>
          </table:table-cell>
          <table:table-cell table:formula="of:=IF(AND([.Q18]&gt;1;SUM([.Q19:.Q$25]))&gt;0;[.AB$1];&quot;&quot;)">
            <text:p/>
          </table:table-cell>
          <table:table-cell/>
          <table:table-cell table:formula="of:=CONCATENATE([.S18];[.T18];[.U18];[.V18];[.W18];[.X18];[.Y18];[.Z18])">
            <text:p/>
          </table:table-cell>
          <table:table-cell table:formula="of:=IF([.AA18]=&quot;&quot;;&quot;&quot;;CONCATENATE([.AA18];[.AC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Schilde</text:p>
          </table:table-cell>
          <table:table-cell table:formula="of:=VLOOKUP([.H19];[Audiodateien.$A$1:.$B$3512];2;0)" office:value-type="float" office:value="0">
            <text:p>#NV</text:p>
          </table:table-cell>
          <table:table-cell table:formula="of:=VLOOKUP([.I19];[Audiodateien.$A$1:.$B$3512];2;0)" office:value-type="float" office:value="0">
            <text:p>#NV</text:p>
          </table:table-cell>
          <table:table-cell table:formula="of:=VLOOKUP([.J19];[Audiodateien.$A$1:.$B$3512];2;0)" office:value-type="float" office:value="0">
            <text:p>#NV</text:p>
          </table:table-cell>
          <table:table-cell table:formula="of:=VLOOKUP([.K19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19]);0;1)" office:value-type="float" office:value="0">
            <text:p>0</text:p>
          </table:table-cell>
          <table:table-cell table:formula="of:=IF(ISBLANK([.I19]);0;2)" office:value-type="float" office:value="0">
            <text:p>0</text:p>
          </table:table-cell>
          <table:table-cell table:formula="of:=IF(ISBLANK([.J19]);0;4)" office:value-type="float" office:value="0">
            <text:p>0</text:p>
          </table:table-cell>
          <table:table-cell table:formula="of:=IF(ISBLANK([.K19]);0;8)" office:value-type="float" office:value="0">
            <text:p>0</text:p>
          </table:table-cell>
          <table:table-cell table:formula="of:=SUM([.M19:.P19])" office:value-type="float" office:value="0">
            <text:p>0</text:p>
          </table:table-cell>
          <table:table-cell/>
          <table:table-cell table:formula="of:=IF([.$Q19]&gt;0;CONCATENATE([.X$1];[.C19];[.X$1];[.Z$1]);&quot;&quot;)">
            <text:p/>
          </table:table-cell>
          <table:table-cell table:formula="of:=IF(NOT(ISBLANK([.H19]));CONCATENATE([.T$1];[.D19];IF([.$Q19]&gt;1;[.$Y$1];[.$X$1]));&quot;&quot;)">
            <text:p/>
          </table:table-cell>
          <table:table-cell table:formula="of:=IF(NOT(ISBLANK([.I19]));CONCATENATE([.U$1];[.E19];IF([.$Q19]&gt;3;[.$Y$1];[.$X$1]));&quot;&quot;)">
            <text:p/>
          </table:table-cell>
          <table:table-cell table:formula="of:=IF(NOT(ISBLANK([.J19]));CONCATENATE([.V$1];[.F19];IF([.$Q19]&gt;7;[.$Y$1];[.$X$1]));&quot;&quot;)">
            <text:p/>
          </table:table-cell>
          <table:table-cell table:formula="of:=IF(NOT(ISBLANK([.K19]));CONCATENATE([.W$1];[.G19];IF([.$Q19]&gt;15;[.$Y$1];[.$X$1]));&quot;&quot;)">
            <text:p/>
          </table:table-cell>
          <table:table-cell table:formula="of:=IF([.Q19]&gt;1;[.AA$1];&quot;&quot;)">
            <text:p/>
          </table:table-cell>
          <table:table-cell table:formula="of:=IF(AND([.Q19]&gt;1;SUM([.Q20:.Q$25]))&gt;0;[.AB$1];&quot;&quot;)">
            <text:p/>
          </table:table-cell>
          <table:table-cell/>
          <table:table-cell table:formula="of:=CONCATENATE([.S19];[.T19];[.U19];[.V19];[.W19];[.X19];[.Y19];[.Z19])">
            <text:p/>
          </table:table-cell>
          <table:table-cell table:formula="of:=IF([.AA19]=&quot;&quot;;&quot;&quot;;CONCATENATE([.AA19];[.AC$1]))">
            <text:p/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Schwerter</text:p>
          </table:table-cell>
          <table:table-cell table:formula="of:=VLOOKUP([.H20];[Audiodateien.$A$1:.$B$3512];2;0)" office:value-type="float" office:value="0">
            <text:p>#NV</text:p>
          </table:table-cell>
          <table:table-cell table:formula="of:=VLOOKUP([.I20];[Audiodateien.$A$1:.$B$3512];2;0)" office:value-type="float" office:value="0">
            <text:p>#NV</text:p>
          </table:table-cell>
          <table:table-cell table:formula="of:=VLOOKUP([.J20];[Audiodateien.$A$1:.$B$3512];2;0)" office:value-type="float" office:value="0">
            <text:p>#NV</text:p>
          </table:table-cell>
          <table:table-cell table:formula="of:=VLOOKUP([.K20];[Audiodateien.$A$1:.$B$3512];2;0)" office:value-type="string" office:string-value="modules/gAudioBundle-2/src/Halloween/Sh101_Sword_Attack_Hollywood_Fienup_004.ogg">
            <text:p>modules/gAudioBundle-2/src/Halloween/Sh101_Sword_Attack_Hollywood_Fienup_004.ogg</text:p>
          </table:table-cell>
          <table:table-cell table:number-columns-repeated="3" table:content-validation-name="val1"/>
          <table:table-cell table:content-validation-name="val1" office:value-type="string">
            <text:p>Sh101_Sword_Attack_Hollywood_Fienup_004.ogg</text:p>
          </table:table-cell>
          <table:table-cell office:value-type="string">
            <text:p><text:s/></text:p>
          </table:table-cell>
          <table:table-cell table:formula="of:=IF(ISBLANK([.H20]);0;1)" office:value-type="float" office:value="0">
            <text:p>0</text:p>
          </table:table-cell>
          <table:table-cell table:formula="of:=IF(ISBLANK([.I20]);0;2)" office:value-type="float" office:value="0">
            <text:p>0</text:p>
          </table:table-cell>
          <table:table-cell table:formula="of:=IF(ISBLANK([.J20]);0;4)" office:value-type="float" office:value="0">
            <text:p>0</text:p>
          </table:table-cell>
          <table:table-cell table:formula="of:=IF(ISBLANK([.K20]);0;8)" office:value-type="float" office:value="8">
            <text:p>8</text:p>
          </table:table-cell>
          <table:table-cell table:formula="of:=SUM([.M20:.P20])" office:value-type="float" office:value="8">
            <text:p>8</text:p>
          </table:table-cell>
          <table:table-cell/>
          <table:table-cell table:formula="of:=IF([.$Q20]&gt;0;CONCATENATE([.X$1];[.C20];[.X$1];[.Z$1]);&quot;&quot;)" office:value-type="string" office:string-value="&quot;Schwerter&quot;: {">
            <text:p>"Schwerter": {</text:p>
          </table:table-cell>
          <table:table-cell table:formula="of:=IF(NOT(ISBLANK([.H20]));CONCATENATE([.T$1];[.D20];IF([.$Q20]&gt;1;[.$Y$1];[.$X$1]));&quot;&quot;)">
            <text:p/>
          </table:table-cell>
          <table:table-cell table:formula="of:=IF(NOT(ISBLANK([.I20]));CONCATENATE([.U$1];[.E20];IF([.$Q20]&gt;3;[.$Y$1];[.$X$1]));&quot;&quot;)">
            <text:p/>
          </table:table-cell>
          <table:table-cell table:formula="of:=IF(NOT(ISBLANK([.J20]));CONCATENATE([.V$1];[.F20];IF([.$Q20]&gt;7;[.$Y$1];[.$X$1]));&quot;&quot;)">
            <text:p/>
          </table:table-cell>
          <table:table-cell table:formula="of:=IF(NOT(ISBLANK([.K20]));CONCATENATE([.W$1];[.G20];IF([.$Q20]&gt;15;[.$Y$1];[.$X$1]));&quot;&quot;)" office:value-type="string" office:string-value="&quot;default&quot;: &quot;modules/gAudioBundle-2/src/Halloween/Sh101_Sword_Attack_Hollywood_Fienup_004.ogg&quot;">
            <text:p>"default": "modules/gAudioBundle-2/src/Halloween/Sh101_Sword_Attack_Hollywood_Fienup_004.ogg"</text:p>
          </table:table-cell>
          <table:table-cell table:formula="of:=IF([.Q20]&gt;1;[.AA$1];&quot;&quot;)" office:value-type="string" office:string-value="}">
            <text:p>}</text:p>
          </table:table-cell>
          <table:table-cell table:formula="of:=IF(AND([.Q20]&gt;1;SUM([.Q21:.Q$25]))&gt;0;[.AB$1];&quot;&quot;)" office:value-type="string" office:string-value=",">
            <text:p>,</text:p>
          </table:table-cell>
          <table:table-cell/>
          <table:table-cell table:formula="of:=CONCATENATE([.S20];[.T20];[.U20];[.V20];[.W20];[.X20];[.Y20];[.Z20])" office:value-type="string" office:string-value="&quot;Schwerter&quot;: {&quot;default&quot;: &quot;modules/gAudioBundle-2/src/Halloween/Sh101_Sword_Attack_Hollywood_Fienup_004.ogg&quot;},">
            <text:p>"Schwerter": {"default": "modules/gAudioBundle-2/src/Halloween/Sh101_Sword_Attack_Hollywood_Fienup_004.ogg"},</text:p>
          </table:table-cell>
          <table:table-cell table:formula="of:=IF([.AA20]=&quot;&quot;;&quot;&quot;;CONCATENATE([.AA20];[.AC$1]))" office:value-type="string" office:string-value="&quot;Schwerter&quot;: {&quot;default&quot;: &quot;modules/gAudioBundle-2/src/Halloween/Sh101_Sword_Attack_Hollywood_Fienup_004.ogg&quot;},&#10;">
            <text:p>"Schwerter": {"default": "modules/gAudioBundle-2/src/Halloween/Sh101_Sword_Attack_Hollywood_Fienup_004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Stangenwaffen</text:p>
          </table:table-cell>
          <table:table-cell table:formula="of:=VLOOKUP([.H21];[Audiodateien.$A$1:.$B$3512];2;0)" office:value-type="float" office:value="0">
            <text:p>#NV</text:p>
          </table:table-cell>
          <table:table-cell table:formula="of:=VLOOKUP([.I21];[Audiodateien.$A$1:.$B$3512];2;0)" office:value-type="float" office:value="0">
            <text:p>#NV</text:p>
          </table:table-cell>
          <table:table-cell table:formula="of:=VLOOKUP([.J21];[Audiodateien.$A$1:.$B$3512];2;0)" office:value-type="float" office:value="0">
            <text:p>#NV</text:p>
          </table:table-cell>
          <table:table-cell table:formula="of:=VLOOKUP([.K21];[Audiodateien.$A$1:.$B$3512];2;0)" office:value-type="float" office:value="0">
            <text:p>#NV</text:p>
          </table:table-cell>
          <table:table-cell table:number-columns-repeated="4" table:content-validation-name="val1"/>
          <table:table-cell office:value-type="string">
            <text:p><text:s/></text:p>
          </table:table-cell>
          <table:table-cell table:formula="of:=IF(ISBLANK([.H21]);0;1)" office:value-type="float" office:value="0">
            <text:p>0</text:p>
          </table:table-cell>
          <table:table-cell table:formula="of:=IF(ISBLANK([.I21]);0;2)" office:value-type="float" office:value="0">
            <text:p>0</text:p>
          </table:table-cell>
          <table:table-cell table:formula="of:=IF(ISBLANK([.J21]);0;4)" office:value-type="float" office:value="0">
            <text:p>0</text:p>
          </table:table-cell>
          <table:table-cell table:formula="of:=IF(ISBLANK([.K21]);0;8)" office:value-type="float" office:value="0">
            <text:p>0</text:p>
          </table:table-cell>
          <table:table-cell table:formula="of:=SUM([.M21:.P21])" office:value-type="float" office:value="0">
            <text:p>0</text:p>
          </table:table-cell>
          <table:table-cell/>
          <table:table-cell table:formula="of:=IF([.$Q21]&gt;0;CONCATENATE([.X$1];[.C21];[.X$1];[.Z$1]);&quot;&quot;)">
            <text:p/>
          </table:table-cell>
          <table:table-cell table:formula="of:=IF(NOT(ISBLANK([.H21]));CONCATENATE([.T$1];[.D21];IF([.$Q21]&gt;1;[.$Y$1];[.$X$1]));&quot;&quot;)">
            <text:p/>
          </table:table-cell>
          <table:table-cell table:formula="of:=IF(NOT(ISBLANK([.I21]));CONCATENATE([.U$1];[.E21];IF([.$Q21]&gt;3;[.$Y$1];[.$X$1]));&quot;&quot;)">
            <text:p/>
          </table:table-cell>
          <table:table-cell table:formula="of:=IF(NOT(ISBLANK([.J21]));CONCATENATE([.V$1];[.F21];IF([.$Q21]&gt;7;[.$Y$1];[.$X$1]));&quot;&quot;)">
            <text:p/>
          </table:table-cell>
          <table:table-cell table:formula="of:=IF(NOT(ISBLANK([.K21]));CONCATENATE([.W$1];[.G21];IF([.$Q21]&gt;15;[.$Y$1];[.$X$1]));&quot;&quot;)">
            <text:p/>
          </table:table-cell>
          <table:table-cell table:formula="of:=IF([.Q21]&gt;1;[.AA$1];&quot;&quot;)">
            <text:p/>
          </table:table-cell>
          <table:table-cell table:formula="of:=IF(AND([.Q21]&gt;1;SUM([.Q22:.Q$25]))&gt;0;[.AB$1];&quot;&quot;)">
            <text:p/>
          </table:table-cell>
          <table:table-cell/>
          <table:table-cell table:formula="of:=CONCATENATE([.S21];[.T21];[.U21];[.V21];[.W21];[.X21];[.Y21];[.Z21])">
            <text:p/>
          </table:table-cell>
          <table:table-cell table:formula="of:=IF([.AA21]=&quot;&quot;;&quot;&quot;;CONCATENATE([.AA21];[.AC$1]))">
            <text:p/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Zweihandhiebwaffen</text:p>
          </table:table-cell>
          <table:table-cell table:formula="of:=VLOOKUP([.H22];[Audiodateien.$A$1:.$B$3512];2;0)" office:value-type="float" office:value="0">
            <text:p>#NV</text:p>
          </table:table-cell>
          <table:table-cell table:formula="of:=VLOOKUP([.I22];[Audiodateien.$A$1:.$B$3512];2;0)" office:value-type="float" office:value="0">
            <text:p>#NV</text:p>
          </table:table-cell>
          <table:table-cell table:formula="of:=VLOOKUP([.J22];[Audiodateien.$A$1:.$B$3512];2;0)" office:value-type="float" office:value="0">
            <text:p>#NV</text:p>
          </table:table-cell>
          <table:table-cell table:formula="of:=VLOOKUP([.K22];[Audiodateien.$A$1:.$B$3512];2;0)" office:value-type="string" office:string-value="modules/gAudioBundle-2/src/Halloween/Sh101_Sword_Attack_Hollywood_Fienup_004.ogg">
            <text:p>modules/gAudioBundle-2/src/Halloween/Sh101_Sword_Attack_Hollywood_Fienup_004.ogg</text:p>
          </table:table-cell>
          <table:table-cell table:number-columns-repeated="3" table:content-validation-name="val1"/>
          <table:table-cell table:content-validation-name="val1" office:value-type="string">
            <text:p>Sh101_Sword_Attack_Hollywood_Fienup_004.ogg</text:p>
          </table:table-cell>
          <table:table-cell office:value-type="string">
            <text:p><text:s/></text:p>
          </table:table-cell>
          <table:table-cell table:formula="of:=IF(ISBLANK([.H22]);0;1)" office:value-type="float" office:value="0">
            <text:p>0</text:p>
          </table:table-cell>
          <table:table-cell table:formula="of:=IF(ISBLANK([.I22]);0;2)" office:value-type="float" office:value="0">
            <text:p>0</text:p>
          </table:table-cell>
          <table:table-cell table:formula="of:=IF(ISBLANK([.J22]);0;4)" office:value-type="float" office:value="0">
            <text:p>0</text:p>
          </table:table-cell>
          <table:table-cell table:formula="of:=IF(ISBLANK([.K22]);0;8)" office:value-type="float" office:value="8">
            <text:p>8</text:p>
          </table:table-cell>
          <table:table-cell table:formula="of:=SUM([.M22:.P22])" office:value-type="float" office:value="8">
            <text:p>8</text:p>
          </table:table-cell>
          <table:table-cell/>
          <table:table-cell table:formula="of:=IF([.$Q22]&gt;0;CONCATENATE([.X$1];[.C22];[.X$1];[.Z$1]);&quot;&quot;)" office:value-type="string" office:string-value="&quot;Zweihandhiebwaffen&quot;: {">
            <text:p>"Zweihandhiebwaffen": {</text:p>
          </table:table-cell>
          <table:table-cell table:formula="of:=IF(NOT(ISBLANK([.H22]));CONCATENATE([.T$1];[.D22];IF([.$Q22]&gt;1;[.$Y$1];[.$X$1]));&quot;&quot;)">
            <text:p/>
          </table:table-cell>
          <table:table-cell table:formula="of:=IF(NOT(ISBLANK([.I22]));CONCATENATE([.U$1];[.E22];IF([.$Q22]&gt;3;[.$Y$1];[.$X$1]));&quot;&quot;)">
            <text:p/>
          </table:table-cell>
          <table:table-cell table:formula="of:=IF(NOT(ISBLANK([.J22]));CONCATENATE([.V$1];[.F22];IF([.$Q22]&gt;7;[.$Y$1];[.$X$1]));&quot;&quot;)">
            <text:p/>
          </table:table-cell>
          <table:table-cell table:formula="of:=IF(NOT(ISBLANK([.K22]));CONCATENATE([.W$1];[.G22];IF([.$Q22]&gt;15;[.$Y$1];[.$X$1]));&quot;&quot;)" office:value-type="string" office:string-value="&quot;default&quot;: &quot;modules/gAudioBundle-2/src/Halloween/Sh101_Sword_Attack_Hollywood_Fienup_004.ogg&quot;">
            <text:p>"default": "modules/gAudioBundle-2/src/Halloween/Sh101_Sword_Attack_Hollywood_Fienup_004.ogg"</text:p>
          </table:table-cell>
          <table:table-cell table:formula="of:=IF([.Q22]&gt;1;[.AA$1];&quot;&quot;)" office:value-type="string" office:string-value="}">
            <text:p>}</text:p>
          </table:table-cell>
          <table:table-cell table:formula="of:=IF(AND([.Q22]&gt;1;SUM([.Q23:.Q$25]))&gt;0;[.AB$1];&quot;&quot;)" office:value-type="string" office:string-value=",">
            <text:p>,</text:p>
          </table:table-cell>
          <table:table-cell/>
          <table:table-cell table:formula="of:=CONCATENATE([.S22];[.T22];[.U22];[.V22];[.W22];[.X22];[.Y22];[.Z22])" office:value-type="string" office:string-value="&quot;Zweihandhiebwaffen&quot;: {&quot;default&quot;: &quot;modules/gAudioBundle-2/src/Halloween/Sh101_Sword_Attack_Hollywood_Fienup_004.ogg&quot;},">
            <text:p>"Zweihandhiebwaffen": {"default": "modules/gAudioBundle-2/src/Halloween/Sh101_Sword_Attack_Hollywood_Fienup_004.ogg"},</text:p>
          </table:table-cell>
          <table:table-cell table:formula="of:=IF([.AA22]=&quot;&quot;;&quot;&quot;;CONCATENATE([.AA22];[.AC$1]))" office:value-type="string" office:string-value="&quot;Zweihandhiebwaffen&quot;: {&quot;default&quot;: &quot;modules/gAudioBundle-2/src/Halloween/Sh101_Sword_Attack_Hollywood_Fienup_004.ogg&quot;},&#10;">
            <text:p>"Zweihandhiebwaffen": {"default": "modules/gAudioBundle-2/src/Halloween/Sh101_Sword_Attack_Hollywood_Fienup_004.ogg"},<text:line-break/></text:p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Zweihandschwerter</text:p>
          </table:table-cell>
          <table:table-cell table:formula="of:=VLOOKUP([.H23];[Audiodateien.$A$1:.$B$3512];2;0)" office:value-type="float" office:value="0">
            <text:p>#NV</text:p>
          </table:table-cell>
          <table:table-cell table:formula="of:=VLOOKUP([.I23];[Audiodateien.$A$1:.$B$3512];2;0)" office:value-type="float" office:value="0">
            <text:p>#NV</text:p>
          </table:table-cell>
          <table:table-cell table:formula="of:=VLOOKUP([.J23];[Audiodateien.$A$1:.$B$3512];2;0)" office:value-type="float" office:value="0">
            <text:p>#NV</text:p>
          </table:table-cell>
          <table:table-cell table:formula="of:=VLOOKUP([.K23];[Audiodateien.$A$1:.$B$3512];2;0)" office:value-type="string" office:string-value="modules/gAudioBundle-2/src/Halloween/Sh101_Sword_Attack_Hollywood_Fienup_004.ogg">
            <text:p>modules/gAudioBundle-2/src/Halloween/Sh101_Sword_Attack_Hollywood_Fienup_004.ogg</text:p>
          </table:table-cell>
          <table:table-cell table:number-columns-repeated="3" table:content-validation-name="val1"/>
          <table:table-cell table:content-validation-name="val1" office:value-type="string">
            <text:p>Sh101_Sword_Attack_Hollywood_Fienup_004.ogg</text:p>
          </table:table-cell>
          <table:table-cell office:value-type="string">
            <text:p><text:s/></text:p>
          </table:table-cell>
          <table:table-cell table:formula="of:=IF(ISBLANK([.H23]);0;1)" office:value-type="float" office:value="0">
            <text:p>0</text:p>
          </table:table-cell>
          <table:table-cell table:formula="of:=IF(ISBLANK([.I23]);0;2)" office:value-type="float" office:value="0">
            <text:p>0</text:p>
          </table:table-cell>
          <table:table-cell table:formula="of:=IF(ISBLANK([.J23]);0;4)" office:value-type="float" office:value="0">
            <text:p>0</text:p>
          </table:table-cell>
          <table:table-cell table:formula="of:=IF(ISBLANK([.K23]);0;8)" office:value-type="float" office:value="8">
            <text:p>8</text:p>
          </table:table-cell>
          <table:table-cell table:formula="of:=SUM([.M23:.P23])" office:value-type="float" office:value="8">
            <text:p>8</text:p>
          </table:table-cell>
          <table:table-cell/>
          <table:table-cell table:formula="of:=IF([.$Q23]&gt;0;CONCATENATE([.X$1];[.C23];[.X$1];[.Z$1]);&quot;&quot;)" office:value-type="string" office:string-value="&quot;Zweihandschwerter&quot;: {">
            <text:p>"Zweihandschwerter": {</text:p>
          </table:table-cell>
          <table:table-cell table:formula="of:=IF(NOT(ISBLANK([.H23]));CONCATENATE([.T$1];[.D23];IF([.$Q23]&gt;1;[.$Y$1];[.$X$1]));&quot;&quot;)">
            <text:p/>
          </table:table-cell>
          <table:table-cell table:formula="of:=IF(NOT(ISBLANK([.I23]));CONCATENATE([.U$1];[.E23];IF([.$Q23]&gt;3;[.$Y$1];[.$X$1]));&quot;&quot;)">
            <text:p/>
          </table:table-cell>
          <table:table-cell table:formula="of:=IF(NOT(ISBLANK([.J23]));CONCATENATE([.V$1];[.F23];IF([.$Q23]&gt;7;[.$Y$1];[.$X$1]));&quot;&quot;)">
            <text:p/>
          </table:table-cell>
          <table:table-cell table:formula="of:=IF(NOT(ISBLANK([.K23]));CONCATENATE([.W$1];[.G23];IF([.$Q23]&gt;15;[.$Y$1];[.$X$1]));&quot;&quot;)" office:value-type="string" office:string-value="&quot;default&quot;: &quot;modules/gAudioBundle-2/src/Halloween/Sh101_Sword_Attack_Hollywood_Fienup_004.ogg&quot;">
            <text:p>"default": "modules/gAudioBundle-2/src/Halloween/Sh101_Sword_Attack_Hollywood_Fienup_004.ogg"</text:p>
          </table:table-cell>
          <table:table-cell table:formula="of:=IF([.Q23]&gt;1;[.AA$1];&quot;&quot;)" office:value-type="string" office:string-value="}">
            <text:p>}</text:p>
          </table:table-cell>
          <table:table-cell table:formula="of:=IF(AND([.Q23]&gt;1;SUM([.Q24:.Q$25]))&gt;0;[.AB$1];&quot;&quot;)" office:value-type="string" office:string-value=",">
            <text:p>,</text:p>
          </table:table-cell>
          <table:table-cell/>
          <table:table-cell table:formula="of:=CONCATENATE([.S23];[.T23];[.U23];[.V23];[.W23];[.X23];[.Y23];[.Z23])" office:value-type="string" office:string-value="&quot;Zweihandschwerter&quot;: {&quot;default&quot;: &quot;modules/gAudioBundle-2/src/Halloween/Sh101_Sword_Attack_Hollywood_Fienup_004.ogg&quot;},">
            <text:p>"Zweihandschwerter": {"default": "modules/gAudioBundle-2/src/Halloween/Sh101_Sword_Attack_Hollywood_Fienup_004.ogg"},</text:p>
          </table:table-cell>
          <table:table-cell table:formula="of:=IF([.AA23]=&quot;&quot;;&quot;&quot;;CONCATENATE([.AA23];[.AC$1]))" office:value-type="string" office:string-value="&quot;Zweihandschwerter&quot;: {&quot;default&quot;: &quot;modules/gAudioBundle-2/src/Halloween/Sh101_Sword_Attack_Hollywood_Fienup_004.ogg&quot;},&#10;">
            <text:p>"Zweihandschwerter": {"default": "modules/gAudioBundle-2/src/Halloween/Sh101_Sword_Attack_Hollywood_Fienup_004.ogg"},<text:line-break/></text:p>
          </table:table-cell>
          <table:table-cell/>
        </table:table-row>
        <table:table-row table:style-name="ro6">
          <table:table-cell/>
          <table:covered-table-cell/>
          <table:table-cell office:value-type="string">
            <text:p>Peitschen</text:p>
          </table:table-cell>
          <table:table-cell table:formula="of:=VLOOKUP([.H24];[Audiodateien.$A$1:.$B$3512];2;0)" office:value-type="float" office:value="0">
            <text:p>#NV</text:p>
          </table:table-cell>
          <table:table-cell table:formula="of:=VLOOKUP([.I24];[Audiodateien.$A$1:.$B$3512];2;0)" office:value-type="float" office:value="0">
            <text:p>#NV</text:p>
          </table:table-cell>
          <table:table-cell table:formula="of:=VLOOKUP([.J24];[Audiodateien.$A$1:.$B$3512];2;0)" office:value-type="float" office:value="0">
            <text:p>#NV</text:p>
          </table:table-cell>
          <table:table-cell table:formula="of:=VLOOKUP([.K24];[Audiodateien.$A$1:.$B$3512];2;0)" office:value-type="string" office:string-value="modules/gAudioBundle-4/src/Whooshes/Swoosh_Rope_Whip_075.ogg">
            <text:p>modules/gAudioBundle-4/src/Whooshes/Swoosh_Rope_Whip_075.ogg</text:p>
          </table:table-cell>
          <table:table-cell table:number-columns-repeated="3" table:content-validation-name="val1"/>
          <table:table-cell table:content-validation-name="val1" office:value-type="string">
            <text:p>Swoosh_Rope_Whip_075.ogg</text:p>
          </table:table-cell>
          <table:table-cell office:value-type="string">
            <text:p><text:s/></text:p>
          </table:table-cell>
          <table:table-cell table:formula="of:=IF(ISBLANK([.H24]);0;1)" office:value-type="float" office:value="0">
            <text:p>0</text:p>
          </table:table-cell>
          <table:table-cell table:formula="of:=IF(ISBLANK([.I24]);0;2)" office:value-type="float" office:value="0">
            <text:p>0</text:p>
          </table:table-cell>
          <table:table-cell table:formula="of:=IF(ISBLANK([.J24]);0;4)" office:value-type="float" office:value="0">
            <text:p>0</text:p>
          </table:table-cell>
          <table:table-cell table:formula="of:=IF(ISBLANK([.K24]);0;8)" office:value-type="float" office:value="8">
            <text:p>8</text:p>
          </table:table-cell>
          <table:table-cell table:formula="of:=SUM([.M24:.P24])" office:value-type="float" office:value="8">
            <text:p>8</text:p>
          </table:table-cell>
          <table:table-cell/>
          <table:table-cell table:formula="of:=IF([.$Q24]&gt;0;CONCATENATE([.X$1];[.C24];[.X$1];[.Z$1]);&quot;&quot;)" office:value-type="string" office:string-value="&quot;Peitschen&quot;: {">
            <text:p>"Peitschen": {</text:p>
          </table:table-cell>
          <table:table-cell table:formula="of:=IF(NOT(ISBLANK([.H24]));CONCATENATE([.T$1];[.D24];IF([.$Q24]&gt;1;[.$Y$1];[.$X$1]));&quot;&quot;)">
            <text:p/>
          </table:table-cell>
          <table:table-cell table:formula="of:=IF(NOT(ISBLANK([.I24]));CONCATENATE([.U$1];[.E24];IF([.$Q24]&gt;3;[.$Y$1];[.$X$1]));&quot;&quot;)">
            <text:p/>
          </table:table-cell>
          <table:table-cell table:formula="of:=IF(NOT(ISBLANK([.J24]));CONCATENATE([.V$1];[.F24];IF([.$Q24]&gt;7;[.$Y$1];[.$X$1]));&quot;&quot;)">
            <text:p/>
          </table:table-cell>
          <table:table-cell table:formula="of:=IF(NOT(ISBLANK([.K24]));CONCATENATE([.W$1];[.G24];IF([.$Q24]&gt;15;[.$Y$1];[.$X$1]));&quot;&quot;)" office:value-type="string" office:string-value="&quot;default&quot;: &quot;modules/gAudioBundle-4/src/Whooshes/Swoosh_Rope_Whip_075.ogg&quot;">
            <text:p>"default": "modules/gAudioBundle-4/src/Whooshes/Swoosh_Rope_Whip_075.ogg"</text:p>
          </table:table-cell>
          <table:table-cell table:formula="of:=IF([.Q24]&gt;1;[.AA$1];&quot;&quot;)" office:value-type="string" office:string-value="}">
            <text:p>}</text:p>
          </table:table-cell>
          <table:table-cell table:formula="of:=IF(AND([.Q24]&gt;1;SUM([.Q25:.Q$25]))&gt;0;[.AB$1];&quot;&quot;)" office:value-type="string" office:string-value=",">
            <text:p>,</text:p>
          </table:table-cell>
          <table:table-cell/>
          <table:table-cell table:formula="of:=CONCATENATE([.S24];[.T24];[.U24];[.V24];[.W24];[.X24];[.Y24];[.Z24])" office:value-type="string" office:string-value="&quot;Peitschen&quot;: {&quot;default&quot;: &quot;modules/gAudioBundle-4/src/Whooshes/Swoosh_Rope_Whip_075.ogg&quot;},">
            <text:p>"Peitschen": {"default": "modules/gAudioBundle-4/src/Whooshes/Swoosh_Rope_Whip_075.ogg"},</text:p>
          </table:table-cell>
          <table:table-cell table:formula="of:=IF([.AA24]=&quot;&quot;;&quot;&quot;;CONCATENATE([.AA24];[.AC$1]))" office:value-type="string" office:string-value="&quot;Peitschen&quot;: {&quot;default&quot;: &quot;modules/gAudioBundle-4/src/Whooshes/Swoosh_Rope_Whip_075.ogg&quot;},&#10;">
            <text:p>"Peitschen": {"default": "modules/gAudioBundle-4/src/Whooshes/Swoosh_Rope_Whip_075.ogg"},<text:line-break/></text:p>
          </table:table-cell>
          <table:table-cell/>
        </table:table-row>
        <table:table-row table:style-name="ro7">
          <table:table-cell/>
          <table:covered-table-cell/>
          <table:table-cell office:value-type="string">
            <text:p>default</text:p>
          </table:table-cell>
          <table:table-cell table:formula="of:=VLOOKUP([.H25];[Audiodateien.$A$1:.$B$3512];2;0)" office:value-type="float" office:value="0">
            <text:p>#NV</text:p>
          </table:table-cell>
          <table:table-cell table:formula="of:=VLOOKUP([.I25];[Audiodateien.$A$1:.$B$3512];2;0)" office:value-type="string" office:string-value="modules/gAudioBundle-3/src/Medieval Armor And Impacts/Weapon_Impact_Parry_01.ogg">
            <text:p>modules/gAudioBundle-3/src/Medieval Armor And Impacts/Weapon_Impact_Parry_01.ogg</text:p>
          </table:table-cell>
          <table:table-cell table:formula="of:=VLOOKUP([.J25];[Audiodateien.$A$1:.$B$3512];2;0)" office:value-type="float" office:value="0">
            <text:p>#NV</text:p>
          </table:table-cell>
          <table:table-cell table:formula="of:=VLOOKUP([.K25];[Audiodateien.$A$1:.$B$3512];2;0)" office:value-type="string" office:string-value="modules/gAudioBundle-2/src/Halloween/Sh101_Sword_Attack_Hollywood_Fienup_004.ogg">
            <text:p>modules/gAudioBundle-2/src/Halloween/Sh101_Sword_Attack_Hollywood_Fienup_004.ogg</text:p>
          </table:table-cell>
          <table:table-cell table:content-validation-name="val1"/>
          <table:table-cell table:content-validation-name="val1" office:value-type="string">
            <text:p>Weapon_Impact_Parry_01.ogg</text:p>
          </table:table-cell>
          <table:table-cell table:content-validation-name="val1"/>
          <table:table-cell table:content-validation-name="val1" office:value-type="string">
            <text:p>Sh101_Sword_Attack_Hollywood_Fienup_004.ogg</text:p>
          </table:table-cell>
          <table:table-cell office:value-type="string">
            <text:p><text:s/></text:p>
          </table:table-cell>
          <table:table-cell table:formula="of:=IF(ISBLANK([.H25]);0;1)" office:value-type="float" office:value="0">
            <text:p>0</text:p>
          </table:table-cell>
          <table:table-cell table:formula="of:=IF(ISBLANK([.I25]);0;2)" office:value-type="float" office:value="2">
            <text:p>2</text:p>
          </table:table-cell>
          <table:table-cell table:formula="of:=IF(ISBLANK([.J25]);0;4)" office:value-type="float" office:value="0">
            <text:p>0</text:p>
          </table:table-cell>
          <table:table-cell table:formula="of:=IF(ISBLANK([.K25]);0;8)" office:value-type="float" office:value="8">
            <text:p>8</text:p>
          </table:table-cell>
          <table:table-cell table:formula="of:=SUM([.M25:.P25])" office:value-type="float" office:value="10">
            <text:p>10</text:p>
          </table:table-cell>
          <table:table-cell/>
          <table:table-cell table:formula="of:=IF([.$Q25]&gt;0;CONCATENATE([.X$1];[.C25];[.X$1];[.Z$1]);&quot;&quot;)" office:value-type="string" office:string-value="&quot;default&quot;: {">
            <text:p>"default": {</text:p>
          </table:table-cell>
          <table:table-cell table:formula="of:=IF(NOT(ISBLANK([.H25]));CONCATENATE([.T$1];[.D25];IF([.$Q25]&gt;1;[.$Y$1];[.$X$1]));&quot;&quot;)">
            <text:p/>
          </table:table-cell>
          <table:table-cell table:formula="of:=IF(NOT(ISBLANK([.I25]));CONCATENATE([.U$1];[.E25];IF([.$Q25]&gt;3;[.$Y$1];[.$X$1]));&quot;&quot;)" office:value-type="string" office:string-value="&quot;parry&quot;: &quot;modules/gAudioBundle-3/src/Medieval Armor And Impacts/Weapon_Impact_Parry_01.ogg&quot;,">
            <text:p>"parry": "modules/gAudioBundle-3/src/Medieval Armor And Impacts/Weapon_Impact_Parry_01.ogg",</text:p>
          </table:table-cell>
          <table:table-cell table:formula="of:=IF(NOT(ISBLANK([.J25]));CONCATENATE([.V$1];[.F25];IF([.$Q25]&gt;7;[.$Y$1];[.$X$1]));&quot;&quot;)">
            <text:p/>
          </table:table-cell>
          <table:table-cell table:formula="of:=IF(NOT(ISBLANK([.K25]));CONCATENATE([.W$1];[.G25];IF([.$Q25]&gt;15;[.$Y$1];[.$X$1]));&quot;&quot;)" office:value-type="string" office:string-value="&quot;default&quot;: &quot;modules/gAudioBundle-2/src/Halloween/Sh101_Sword_Attack_Hollywood_Fienup_004.ogg&quot;">
            <text:p>"default": "modules/gAudioBundle-2/src/Halloween/Sh101_Sword_Attack_Hollywood_Fienup_004.ogg"</text:p>
          </table:table-cell>
          <table:table-cell table:formula="of:=IF([.Q25]&gt;1;[.AA$1];&quot;&quot;)" office:value-type="string" office:string-value="}">
            <text:p>}</text:p>
          </table:table-cell>
          <table:table-cell table:formula="of:=IF([.Q26]&gt;1;[.AB$1];&quot;&quot;)">
            <text:p/>
          </table:table-cell>
          <table:table-cell table:formula="of:=IF([.Q$12]&gt;0;CONCATENATE([.AC$1];[.AA$1];&quot;&quot;))" office:value-type="string" office:string-value="&#10;}">
            <text:p><text:line-break/>}</text:p>
          </table:table-cell>
          <table:table-cell table:formula="of:=CONCATENATE([.S25];[.T25];[.U25];[.V25];[.W25];[.X25];[.Y25];[.Z25])" office:value-type="string" office:string-value="&quot;default&quot;: {&quot;parry&quot;: &quot;modules/gAudioBundle-3/src/Medieval Armor And Impacts/Weapon_Impact_Parry_01.ogg&quot;,&quot;default&quot;: &quot;modules/gAudioBundle-2/src/Halloween/Sh101_Sword_Attack_Hollywood_Fienup_004.ogg&quot;}&#10;}">
            <text:p>"default": {"parry": "modules/gAudioBundle-3/src/Medieval Armor And Impacts/Weapon_Impact_Parry_01.ogg","default": "modules/gAudioBundle-2/src/Halloween/Sh101_Sword_Attack_Hollywood_Fienup_004.ogg"}<text:line-break/>}</text:p>
          </table:table-cell>
          <table:table-cell table:formula="of:=IF([.AA25]=&quot;&quot;;&quot;&quot;;CONCATENATE([.AA25];[.AC$1]))" office:value-type="string" office:string-value="&quot;default&quot;: {&quot;parry&quot;: &quot;modules/gAudioBundle-3/src/Medieval Armor And Impacts/Weapon_Impact_Parry_01.ogg&quot;,&quot;default&quot;: &quot;modules/gAudioBundle-2/src/Halloween/Sh101_Sword_Attack_Hollywood_Fienup_004.ogg&quot;}&#10;}&#10;">
            <text:p>"default": {"parry": "modules/gAudioBundle-3/src/Medieval Armor And Impacts/Weapon_Impact_Parry_01.ogg","default": "modules/gAudioBundle-2/src/Halloween/Sh101_Sword_Attack_Hollywood_Fienup_004.ogg"}<text:line-break/>}<text:line-break/>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4"/>
          <table:table-cell/>
          <table:table-cell table:number-columns-repeated="9"/>
          <table:table-cell/>
          <table:table-cell table:formula="of:=IF([.AA26]=&quot;&quot;;&quot;&quot;;CONCATENATE([.AA26];[.AC$1]))">
            <text:p/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table-row table:style-name="ro8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5"/>
          <table:table-cell table:formula="of:=CONCATENATE([.AB4];[.AB5];[.AB6];[.AB7];[.AB8];[.AB9];[.AB10];[.AB11];[.AB12];[.AB13];[.AB14];[.AB15];[.AB16];[.AB17];[.AB18];[.AB19];[.AB20];[.AB21];[.AB22];[.AB23];[.AB24];[.AB25])" office:value-type="string" office:string-value="&quot;rangeweapon&quot;: {&#10;&quot;Wurfwaffen&quot;: {&quot;default&quot;: &quot;modules/gAudioBundle-4/src/Whooshes/Whoosh_Rod_Pole_022.ogg&quot;},&#10;&quot;default&quot;: {&quot;damage&quot;: &quot;modules/gAudioBundle-1/src/Bloodbath/Pm_Bb_Designed_Cinematic_Chops_25.ogg&quot;,&quot;default&quot;: &quot;modules/gAudioBundle-1/src/Airy Whooshes/Whoosh_Sound_Design_Airy_Full_Forceful_Soft.ogg&quot;}&#10;},&#10;&quot;meleeweapon&quot;: {&#10;&quot;Dolche&quot;: {&quot;default&quot;: &quot;modules/gAudioBundle-2/src/Dark Materials/Gaf_Sfx01_Horror_Designed_Stab_Medium_10.ogg&quot;},&#10;&quot;Hiebwaffen&quot;: {&quot;default&quot;: &quot;modules/gAudioBundle-2/src/Halloween/Sh101_Sword_Attack_Hollywood_Fienup_004.ogg&quot;},&#10;&quot;Schwerter&quot;: {&quot;default&quot;: &quot;modules/gAudioBundle-2/src/Halloween/Sh101_Sword_Attack_Hollywood_Fienup_004.ogg&quot;},&#10;&quot;Zweihandhiebwaffen&quot;: {&quot;default&quot;: &quot;modules/gAudioBundle-2/src/Halloween/Sh101_Sword_Attack_Hollywood_Fienup_004.ogg&quot;},&#10;&quot;Zweihandschwerter&quot;: {&quot;default&quot;: &quot;modules/gAudioBundle-2/src/Halloween/Sh101_Sword_Attack_Hollywood_Fienup_004.ogg&quot;},&#10;&quot;Peitschen&quot;: {&quot;default&quot;: &quot;modules/gAudioBundle-4/src/Whooshes/Swoosh_Rope_Whip_075.ogg&quot;},&#10;&quot;default&quot;: {&quot;parry&quot;: &quot;modules/gAudioBundle-3/src/Medieval Armor And Impacts/Weapon_Impact_Parry_01.ogg&quot;,&quot;default&quot;: &quot;modules/gAudioBundle-2/src/Halloween/Sh101_Sword_Attack_Hollywood_Fienup_004.ogg&quot;}&#10;}&#10;">
            <text:p>"rangeweapon": {<text:line-break/>"Wurfwaffen": {"default": "modules/gAudioBundle-4/src/Whooshes/Whoosh_Rod_Pole_022.ogg"},<text:line-break/>"default": {"damage": "modules/gAudioBundle-1/src/Bloodbath/Pm_Bb_Designed_Cinematic_Chops_25.ogg","default": "modules/gAudioBundle-1/src/Airy Whooshes/Whoosh_Sound_Design_Airy_Full_Forceful_Soft.ogg"}<text:line-break/>},<text:line-break/>"meleeweapon": {<text:line-break/>"Dolche": {"default": "modules/gAudioBundle-2/src/Dark Materials/Gaf_Sfx01_Horror_Designed_Stab_Medium_10.ogg"},<text:line-break/>"Hiebwaffen": {"default": "modules/gAudioBundle-2/src/Halloween/Sh101_Sword_Attack_Hollywood_Fienup_004.ogg"},<text:line-break/>"Schwerter": {"default": "modules/gAudioBundle-2/src/Halloween/Sh101_Sword_Attack_Hollywood_Fienup_004.ogg"},<text:line-break/>"Zweihandhiebwaffen": {"default": "modules/gAudioBundle-2/src/Halloween/Sh101_Sword_Attack_Hollywood_Fienup_004.ogg"},<text:line-break/>"Zweihandschwerter": {"default": "modules/gAudioBundle-2/src/Halloween/Sh101_Sword_Attack_Hollywood_Fienup_004.ogg"},<text:line-break/>"Peitschen": {"default": "modules/gAudioBundle-4/src/Whooshes/Swoosh_Rope_Whip_075.ogg"},<text:line-break/>"default": {"parry": "modules/gAudioBundle-3/src/Medieval Armor And Impacts/Weapon_Impact_Parry_01.ogg","default": "modules/gAudioBundle-2/src/Halloween/Sh101_Sword_Attack_Hollywood_Fienup_004.ogg"}<text:line-break/>}<text:line-break/>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office:value-type="string">
            <text:p><text:s/></text:p>
          </table:table-cell>
          <table:table-cell table:number-columns-repeated="17"/>
        </table:table-row>
        <table:named-expressions/>
      </table:table>
      <table:table table:name="Talente" table:style-name="ta1" table:print="false">
        <table:table-column table:style-name="co1" table:visibility="collapse" table:default-cell-style-name="Default"/>
        <table:table-column table:style-name="co14" table:default-cell-style-name="ce2"/>
        <table:table-column table:style-name="co15" table:default-cell-style-name="ce1"/>
        <table:table-column table:style-name="co1" table:visibility="collapse" table:number-columns-repeated="4" table:default-cell-style-name="ce1"/>
        <table:table-column table:style-name="co1" table:number-columns-repeated="3" table:default-cell-style-name="ce4"/>
        <table:table-column table:style-name="co1" table:visibility="collapse" table:number-columns-repeated="17" table:default-cell-style-name="Default"/>
        <table:table-column table:style-name="co1" table:number-columns-repeated="3" table:default-cell-style-name="Default"/>
        <table:table-row table:style-name="ro9" table:visibility="collapse">
          <table:table-cell/>
          <table:table-cell table:style-name="Default" table:number-columns-repeated="9"/>
          <table:table-cell table:number-columns-repeated="7"/>
          <table:table-cell table:style-name="ce8" office:value-type="string">
            <text:p><text:span text:style-name="T1">"</text:span><text:span text:style-name="T2">meleeweapon</text:span><text:span text:style-name="T3">"</text:span></text:p>
          </table:table-cell>
          <table:table-cell office:value-type="string">
            <text:p><text:span text:style-name="T1">"skill"</text:span>: {</text:p>
          </table:table-cell>
          <table:table-cell office:value-type="string">
            <text:p><text:span text:style-name="T1">"success"</text:span>: <text:span text:style-name="T1">"</text:span></text:p>
          </table:table-cell>
          <table:table-cell office:value-type="string">
            <text:p><text:span text:style-name="T1">"fail"</text:span>: <text:span text:style-name="T1">"</text:span></text:p>
          </table:table-cell>
          <table:table-cell table:style-name="ce7" office:value-type="string">
            <text:p><text:span text:style-name="T1">"</text:span>default<text:span text:style-name="T1">"</text:span>: <text:span text:style-name="T1">"</text:span></text:p>
          </table:table-cell>
          <table:table-cell table:style-name="ce7" office:value-type="string">
            <text:p><text:span text:style-name="T1">"unused"</text:span>: <text:span text:style-name="T1">"</text:span></text:p>
          </table:table-cell>
          <table:table-cell table:style-name="ce5" office:value-type="string">
            <text:p>"</text:p>
          </table:table-cell>
          <table:table-cell office:value-type="string">
            <text:p><text:span text:style-name="T1">"</text:span>,</text:p>
          </table:table-cell>
          <table:table-cell office:value-type="string">
            <text:p>: {</text:p>
          </table:table-cell>
          <table:table-cell office:value-type="string">
            <text:p>}</text:p>
          </table:table-cell>
          <table:table-cell/>
          <table:table-cell office:value-type="string">
            <text:p>,</text:p>
          </table:table-cell>
          <table:table-cell table:formula="of:=CHAR(10)" office:value-type="string" office:string-value="&#10;">
            <text:p><text:line-break/></text:p>
          </table:table-cell>
        </table:table-row>
        <table:table-row table:style-name="ro1" table:visibility="collapse">
          <table:table-cell/>
          <table:table-cell table:style-name="Default" table:number-columns-repeated="9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uccess</text:p>
          </table:table-cell>
          <table:table-cell table:style-name="Default" office:value-type="string">
            <text:p>Failure</text:p>
          </table:table-cell>
          <table:table-cell table:style-name="Default" office:value-type="string">
            <text:p>Default</text:p>
          </table:table-cell>
          <table:table-cell table:style-name="Default"/>
          <table:table-cell table:style-name="Default" office:value-type="string">
            <text:p>Success</text:p>
          </table:table-cell>
          <table:table-cell table:style-name="Default" office:value-type="string">
            <text:p>Failure</text:p>
          </table:table-cell>
          <table:table-cell table:style-name="Default" office:value-type="string">
            <text:p>Default</text:p>
          </table:table-cell>
          <table:table-cell/>
          <table:table-cell office:value-type="string">
            <text:p>Alts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9"/>
          <table:table-cell table:number-columns-repeated="6"/>
          <table:table-cell table:formula="of:=SUM([.Q5:.Q63])" office:value-type="float" office:value="164">
            <text:p>164</text:p>
          </table:table-cell>
          <table:table-cell/>
          <table:table-cell table:formula="of:=IF([.Q4]&gt;0;[.S$1];&quot;&quot;)" office:value-type="string" office:string-value="&quot;skill&quot;: {">
            <text:p>"skill": {</text:p>
          </table:table-cell>
          <table:table-cell table:number-columns-repeated="7"/>
          <table:table-cell table:formula="of:=CONCATENATE([.S4];[.T4];[.U4];[.V4];[.W4];[.X4];[.Y4];[.Z4])" office:value-type="string" office:string-value="&quot;skill&quot;: {">
            <text:p>"skill": {</text:p>
          </table:table-cell>
          <table:table-cell/>
          <table:table-cell table:formula="of:=IF([.AA4]=&quot;&quot;;&quot;&quot;;CONCATENATE([.AA4];[.AD$1]))" office:value-type="string" office:string-value="&quot;skill&quot;: {&#10;">
            <text:p>"skill": {<text:line-break/>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14">
            <text:p>Körpertalente</text:p>
          </table:table-cell>
          <table:table-cell office:value-type="string">
            <text:p>Fliegen</text:p>
          </table:table-cell>
          <table:table-cell table:formula="of:=VLOOKUP([.H5];[Audiodateien.$A$1:.$B$3512];2;0)" office:value-type="float" office:value="0">
            <text:p>#NV</text:p>
          </table:table-cell>
          <table:table-cell table:formula="of:=VLOOKUP([.I5];[Audiodateien.$A$1:.$B$3512];2;0)" office:value-type="float" office:value="0">
            <text:p>#NV</text:p>
          </table:table-cell>
          <table:table-cell table:formula="of:=VLOOKUP([.J5];[Audiodateien.$A$1:.$B$3512];2;0)" office:value-type="float" office:value="0">
            <text:p>#NV</text:p>
          </table:table-cell>
          <table:table-cell table:formula="of:=VLOOKUP([.K5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5]);0;1)" office:value-type="float" office:value="0">
            <text:p>0</text:p>
          </table:table-cell>
          <table:table-cell table:formula="of:=IF(ISBLANK([.I5]);0;2)" office:value-type="float" office:value="0">
            <text:p>0</text:p>
          </table:table-cell>
          <table:table-cell table:formula="of:=IF(ISBLANK([.J5]);0;4)" office:value-type="float" office:value="0">
            <text:p>0</text:p>
          </table:table-cell>
          <table:table-cell table:formula="of:=IF(ISBLANK([.K5]);0;8)" office:value-type="float" office:value="0">
            <text:p>0</text:p>
          </table:table-cell>
          <table:table-cell table:formula="of:=SUM([.M5:.P5])" office:value-type="float" office:value="0">
            <text:p>0</text:p>
          </table:table-cell>
          <table:table-cell/>
          <table:table-cell table:formula="of:=IF([.$Q5]&gt;0;CONCATENATE([.X$1];[.C5];[.X$1];[.Z$1]);&quot;&quot;)">
            <text:p/>
          </table:table-cell>
          <table:table-cell table:formula="of:=IF(NOT(ISBLANK([.H5]));CONCATENATE([.T$1];[.D5];IF([.$Q5]&gt;1;[.$Y$1];[.$X$1]));&quot;&quot;)">
            <text:p/>
          </table:table-cell>
          <table:table-cell table:formula="of:=IF(NOT(ISBLANK([.I5]));CONCATENATE([.U$1];[.E5];IF([.$Q5]&gt;3;[.$Y$1];[.$X$1]));&quot;&quot;)">
            <text:p/>
          </table:table-cell>
          <table:table-cell table:formula="of:=IF(NOT(ISBLANK([.J5]));CONCATENATE([.V$1];[.F5];IF([.$Q5]&gt;7;[.$Y$1];[.$X$1]));&quot;&quot;)">
            <text:p/>
          </table:table-cell>
          <table:table-cell table:formula="of:=IF(NOT(ISBLANK([.K5]));CONCATENATE([.W$1];[.G5];IF([.$Q5]&gt;15;[.$Y$1];[.$X$1]));&quot;&quot;)">
            <text:p/>
          </table:table-cell>
          <table:table-cell table:formula="of:=IF([.Q5]&gt;1;[.AA$1];&quot;&quot;)">
            <text:p/>
          </table:table-cell>
          <table:table-cell table:formula="of:=IF(AND([.Q5]&gt;1;SUM([.Q6:.Q$64]))&gt;0;[.AC$1];&quot;&quot;)">
            <text:p/>
          </table:table-cell>
          <table:table-cell/>
          <table:table-cell table:formula="of:=CONCATENATE([.S5];[.T5];[.U5];[.V5];[.W5];[.X5];[.Y5];[.Z5])">
            <text:p/>
          </table:table-cell>
          <table:table-cell/>
          <table:table-cell table:formula="of:=IF([.AA5]=&quot;&quot;;&quot;&quot;;CONCATENATE([.AA5];[.AD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Gaukeleien</text:p>
          </table:table-cell>
          <table:table-cell table:formula="of:=VLOOKUP([.H6];[Audiodateien.$A$1:.$B$3512];2;0)" office:value-type="float" office:value="0">
            <text:p>#NV</text:p>
          </table:table-cell>
          <table:table-cell table:formula="of:=VLOOKUP([.I6];[Audiodateien.$A$1:.$B$3512];2;0)" office:value-type="float" office:value="0">
            <text:p>#NV</text:p>
          </table:table-cell>
          <table:table-cell table:formula="of:=VLOOKUP([.J6];[Audiodateien.$A$1:.$B$3512];2;0)" office:value-type="float" office:value="0">
            <text:p>#NV</text:p>
          </table:table-cell>
          <table:table-cell table:formula="of:=VLOOKUP([.K6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6]);0;1)" office:value-type="float" office:value="0">
            <text:p>0</text:p>
          </table:table-cell>
          <table:table-cell table:formula="of:=IF(ISBLANK([.I6]);0;2)" office:value-type="float" office:value="0">
            <text:p>0</text:p>
          </table:table-cell>
          <table:table-cell table:formula="of:=IF(ISBLANK([.J6]);0;4)" office:value-type="float" office:value="0">
            <text:p>0</text:p>
          </table:table-cell>
          <table:table-cell table:formula="of:=IF(ISBLANK([.K6]);0;8)" office:value-type="float" office:value="0">
            <text:p>0</text:p>
          </table:table-cell>
          <table:table-cell table:formula="of:=SUM([.M6:.P6])" office:value-type="float" office:value="0">
            <text:p>0</text:p>
          </table:table-cell>
          <table:table-cell/>
          <table:table-cell table:formula="of:=IF([.$Q6]&gt;0;CONCATENATE([.X$1];[.C6];[.X$1];[.Z$1]);&quot;&quot;)">
            <text:p/>
          </table:table-cell>
          <table:table-cell table:formula="of:=IF(NOT(ISBLANK([.H6]));CONCATENATE([.T$1];[.D6];IF([.$Q6]&gt;1;[.$Y$1];[.$X$1]));&quot;&quot;)">
            <text:p/>
          </table:table-cell>
          <table:table-cell table:formula="of:=IF(NOT(ISBLANK([.I6]));CONCATENATE([.U$1];[.E6];IF([.$Q6]&gt;3;[.$Y$1];[.$X$1]));&quot;&quot;)">
            <text:p/>
          </table:table-cell>
          <table:table-cell table:formula="of:=IF(NOT(ISBLANK([.J6]));CONCATENATE([.V$1];[.F6];IF([.$Q6]&gt;7;[.$Y$1];[.$X$1]));&quot;&quot;)">
            <text:p/>
          </table:table-cell>
          <table:table-cell table:formula="of:=IF(NOT(ISBLANK([.K6]));CONCATENATE([.W$1];[.G6];IF([.$Q6]&gt;15;[.$Y$1];[.$X$1]));&quot;&quot;)">
            <text:p/>
          </table:table-cell>
          <table:table-cell table:formula="of:=IF([.Q6]&gt;1;[.AA$1];&quot;&quot;)">
            <text:p/>
          </table:table-cell>
          <table:table-cell table:formula="of:=IF(AND([.Q6]&gt;1;SUM([.Q7:.Q$64]))&gt;0;[.AC$1];&quot;&quot;)">
            <text:p/>
          </table:table-cell>
          <table:table-cell/>
          <table:table-cell table:formula="of:=CONCATENATE([.S6];[.T6];[.U6];[.V6];[.W6];[.X6];[.Y6];[.Z6])">
            <text:p/>
          </table:table-cell>
          <table:table-cell/>
          <table:table-cell table:formula="of:=IF([.AA6]=&quot;&quot;;&quot;&quot;;CONCATENATE([.AA6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Klettern</text:p>
          </table:table-cell>
          <table:table-cell table:formula="of:=VLOOKUP([.H7];[Audiodateien.$A$1:.$B$3512];2;0)" office:value-type="float" office:value="0">
            <text:p>#NV</text:p>
          </table:table-cell>
          <table:table-cell table:formula="of:=VLOOKUP([.I7];[Audiodateien.$A$1:.$B$3512];2;0)" office:value-type="string" office:string-value="modules/gAudioBundle-3/src/Rocks/Rock_Tumble_Down_Debris_Long_06.ogg">
            <text:p>modules/gAudioBundle-3/src/Rocks/Rock_Tumble_Down_Debris_Long_06.ogg</text:p>
          </table:table-cell>
          <table:table-cell table:formula="of:=VLOOKUP([.J7];[Audiodateien.$A$1:.$B$3512];2;0)" office:value-type="string" office:string-value="modules/gAudioBundle-3/src/Rocks/Rock_Tumble_Down_Debris_Long_06.ogg">
            <text:p>modules/gAudioBundle-3/src/Rocks/Rock_Tumble_Down_Debris_Long_06.ogg</text:p>
          </table:table-cell>
          <table:table-cell table:formula="of:=VLOOKUP([.K7];[Audiodateien.$A$1:.$B$3512];2;0)" office:value-type="float" office:value="0">
            <text:p>#NV</text:p>
          </table:table-cell>
          <table:table-cell table:content-validation-name="val1"/>
          <table:table-cell table:number-columns-repeated="2" table:content-validation-name="val1" office:value-type="string">
            <text:p>Rock_Tumble_Down_Debris_Long_06.ogg</text:p>
          </table:table-cell>
          <table:table-cell table:content-validation-name="val1"/>
          <table:table-cell/>
          <table:table-cell table:formula="of:=IF(ISBLANK([.H7]);0;1)" office:value-type="float" office:value="0">
            <text:p>0</text:p>
          </table:table-cell>
          <table:table-cell table:formula="of:=IF(ISBLANK([.I7]);0;2)" office:value-type="float" office:value="2">
            <text:p>2</text:p>
          </table:table-cell>
          <table:table-cell table:formula="of:=IF(ISBLANK([.J7]);0;4)" office:value-type="float" office:value="4">
            <text:p>4</text:p>
          </table:table-cell>
          <table:table-cell table:formula="of:=IF(ISBLANK([.K7]);0;8)" office:value-type="float" office:value="0">
            <text:p>0</text:p>
          </table:table-cell>
          <table:table-cell table:formula="of:=SUM([.M7:.P7])" office:value-type="float" office:value="6">
            <text:p>6</text:p>
          </table:table-cell>
          <table:table-cell/>
          <table:table-cell table:formula="of:=IF([.$Q7]&gt;0;CONCATENATE([.X$1];[.C7];[.X$1];[.Z$1]);&quot;&quot;)" office:value-type="string" office:string-value="&quot;Klettern&quot;: {">
            <text:p>"Klettern": {</text:p>
          </table:table-cell>
          <table:table-cell table:formula="of:=IF(NOT(ISBLANK([.H7]));CONCATENATE([.T$1];[.D7];IF([.$Q7]&gt;1;[.$Y$1];[.$X$1]));&quot;&quot;)">
            <text:p/>
          </table:table-cell>
          <table:table-cell table:formula="of:=IF(NOT(ISBLANK([.I7]));CONCATENATE([.U$1];[.E7];IF([.$Q7]&gt;3;[.$Y$1];[.$X$1]));&quot;&quot;)" office:value-type="string" office:string-value="&quot;fail&quot;: &quot;modules/gAudioBundle-3/src/Rocks/Rock_Tumble_Down_Debris_Long_06.ogg&quot;,">
            <text:p>"fail": "modules/gAudioBundle-3/src/Rocks/Rock_Tumble_Down_Debris_Long_06.ogg",</text:p>
          </table:table-cell>
          <table:table-cell table:formula="of:=IF(NOT(ISBLANK([.J7]));CONCATENATE([.V$1];[.F7];IF([.$Q7]&gt;7;[.$Y$1];[.$X$1]));&quot;&quot;)" office:value-type="string" office:string-value="&quot;default&quot;: &quot;modules/gAudioBundle-3/src/Rocks/Rock_Tumble_Down_Debris_Long_06.ogg&quot;">
            <text:p>"default": "modules/gAudioBundle-3/src/Rocks/Rock_Tumble_Down_Debris_Long_06.ogg"</text:p>
          </table:table-cell>
          <table:table-cell table:formula="of:=IF(NOT(ISBLANK([.K7]));CONCATENATE([.W$1];[.G7];IF([.$Q7]&gt;15;[.$Y$1];[.$X$1]));&quot;&quot;)">
            <text:p/>
          </table:table-cell>
          <table:table-cell table:formula="of:=IF([.Q7]&gt;1;[.AA$1];&quot;&quot;)" office:value-type="string" office:string-value="}">
            <text:p>}</text:p>
          </table:table-cell>
          <table:table-cell table:formula="of:=IF(AND([.Q7]&gt;1;SUM([.Q8:.Q$64]))&gt;0;[.AC$1];&quot;&quot;)" office:value-type="string" office:string-value=",">
            <text:p>,</text:p>
          </table:table-cell>
          <table:table-cell/>
          <table:table-cell table:formula="of:=CONCATENATE([.S7];[.T7];[.U7];[.V7];[.W7];[.X7];[.Y7];[.Z7])" office:value-type="string" office:string-value="&quot;Klettern&quot;: {&quot;fail&quot;: &quot;modules/gAudioBundle-3/src/Rocks/Rock_Tumble_Down_Debris_Long_06.ogg&quot;,&quot;default&quot;: &quot;modules/gAudioBundle-3/src/Rocks/Rock_Tumble_Down_Debris_Long_06.ogg&quot;},">
            <text:p>"Klettern": {"fail": "modules/gAudioBundle-3/src/Rocks/Rock_Tumble_Down_Debris_Long_06.ogg","default": "modules/gAudioBundle-3/src/Rocks/Rock_Tumble_Down_Debris_Long_06.ogg"},</text:p>
          </table:table-cell>
          <table:table-cell/>
          <table:table-cell table:formula="of:=IF([.AA7]=&quot;&quot;;&quot;&quot;;CONCATENATE([.AA7];[.AD$1]))" office:value-type="string" office:string-value="&quot;Klettern&quot;: {&quot;fail&quot;: &quot;modules/gAudioBundle-3/src/Rocks/Rock_Tumble_Down_Debris_Long_06.ogg&quot;,&quot;default&quot;: &quot;modules/gAudioBundle-3/src/Rocks/Rock_Tumble_Down_Debris_Long_06.ogg&quot;},&#10;">
            <text:p>"Klettern": {"fail": "modules/gAudioBundle-3/src/Rocks/Rock_Tumble_Down_Debris_Long_06.ogg","default": "modules/gAudioBundle-3/src/Rocks/Rock_Tumble_Down_Debris_Long_06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Körperbeherrschung</text:p>
          </table:table-cell>
          <table:table-cell table:formula="of:=VLOOKUP([.H8];[Audiodateien.$A$1:.$B$3512];2;0)" office:value-type="float" office:value="0">
            <text:p>#NV</text:p>
          </table:table-cell>
          <table:table-cell table:formula="of:=VLOOKUP([.I8];[Audiodateien.$A$1:.$B$3512];2;0)" office:value-type="float" office:value="0">
            <text:p>#NV</text:p>
          </table:table-cell>
          <table:table-cell table:formula="of:=VLOOKUP([.J8];[Audiodateien.$A$1:.$B$3512];2;0)" office:value-type="float" office:value="0">
            <text:p>#NV</text:p>
          </table:table-cell>
          <table:table-cell table:formula="of:=VLOOKUP([.K8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8]);0;1)" office:value-type="float" office:value="0">
            <text:p>0</text:p>
          </table:table-cell>
          <table:table-cell table:formula="of:=IF(ISBLANK([.I8]);0;2)" office:value-type="float" office:value="0">
            <text:p>0</text:p>
          </table:table-cell>
          <table:table-cell table:formula="of:=IF(ISBLANK([.J8]);0;4)" office:value-type="float" office:value="0">
            <text:p>0</text:p>
          </table:table-cell>
          <table:table-cell table:formula="of:=IF(ISBLANK([.K8]);0;8)" office:value-type="float" office:value="0">
            <text:p>0</text:p>
          </table:table-cell>
          <table:table-cell table:formula="of:=SUM([.M8:.P8])" office:value-type="float" office:value="0">
            <text:p>0</text:p>
          </table:table-cell>
          <table:table-cell/>
          <table:table-cell table:formula="of:=IF([.$Q8]&gt;0;CONCATENATE([.X$1];[.C8];[.X$1];[.Z$1]);&quot;&quot;)">
            <text:p/>
          </table:table-cell>
          <table:table-cell table:formula="of:=IF(NOT(ISBLANK([.H8]));CONCATENATE([.T$1];[.D8];IF([.$Q8]&gt;1;[.$Y$1];[.$X$1]));&quot;&quot;)">
            <text:p/>
          </table:table-cell>
          <table:table-cell table:formula="of:=IF(NOT(ISBLANK([.I8]));CONCATENATE([.U$1];[.E8];IF([.$Q8]&gt;3;[.$Y$1];[.$X$1]));&quot;&quot;)">
            <text:p/>
          </table:table-cell>
          <table:table-cell table:formula="of:=IF(NOT(ISBLANK([.J8]));CONCATENATE([.V$1];[.F8];IF([.$Q8]&gt;7;[.$Y$1];[.$X$1]));&quot;&quot;)">
            <text:p/>
          </table:table-cell>
          <table:table-cell table:formula="of:=IF(NOT(ISBLANK([.K8]));CONCATENATE([.W$1];[.G8];IF([.$Q8]&gt;15;[.$Y$1];[.$X$1]));&quot;&quot;)">
            <text:p/>
          </table:table-cell>
          <table:table-cell table:formula="of:=IF([.Q8]&gt;1;[.AA$1];&quot;&quot;)">
            <text:p/>
          </table:table-cell>
          <table:table-cell table:formula="of:=IF(AND([.Q8]&gt;1;SUM([.Q9:.Q$64]))&gt;0;[.AC$1];&quot;&quot;)">
            <text:p/>
          </table:table-cell>
          <table:table-cell/>
          <table:table-cell table:formula="of:=CONCATENATE([.S8];[.T8];[.U8];[.V8];[.W8];[.X8];[.Y8];[.Z8])">
            <text:p/>
          </table:table-cell>
          <table:table-cell/>
          <table:table-cell table:formula="of:=IF([.AA8]=&quot;&quot;;&quot;&quot;;CONCATENATE([.AA8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Kraftakt</text:p>
          </table:table-cell>
          <table:table-cell table:formula="of:=VLOOKUP([.H9];[Audiodateien.$A$1:.$B$3512];2;0)" office:value-type="float" office:value="0">
            <text:p>#NV</text:p>
          </table:table-cell>
          <table:table-cell table:formula="of:=VLOOKUP([.I9];[Audiodateien.$A$1:.$B$3512];2;0)" office:value-type="float" office:value="0">
            <text:p>#NV</text:p>
          </table:table-cell>
          <table:table-cell table:formula="of:=VLOOKUP([.J9];[Audiodateien.$A$1:.$B$3512];2;0)" office:value-type="string" office:string-value="modules/gAudioBundle-2/src/Fight Vocalizations/Emote_Joshua_Man_Pain_Hurt_Grunt_Big_03.ogg">
            <text:p>modules/gAudioBundle-2/src/Fight Vocalizations/Emote_Joshua_Man_Pain_Hurt_Grunt_Big_03.ogg</text:p>
          </table:table-cell>
          <table:table-cell table:formula="of:=VLOOKUP([.K9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Emote_Joshua_Man_Pain_Hurt_Grunt_Big_03.ogg</text:p>
          </table:table-cell>
          <table:table-cell table:content-validation-name="val1"/>
          <table:table-cell/>
          <table:table-cell table:formula="of:=IF(ISBLANK([.H9]);0;1)" office:value-type="float" office:value="0">
            <text:p>0</text:p>
          </table:table-cell>
          <table:table-cell table:formula="of:=IF(ISBLANK([.I9]);0;2)" office:value-type="float" office:value="0">
            <text:p>0</text:p>
          </table:table-cell>
          <table:table-cell table:formula="of:=IF(ISBLANK([.J9]);0;4)" office:value-type="float" office:value="4">
            <text:p>4</text:p>
          </table:table-cell>
          <table:table-cell table:formula="of:=IF(ISBLANK([.K9]);0;8)" office:value-type="float" office:value="0">
            <text:p>0</text:p>
          </table:table-cell>
          <table:table-cell table:formula="of:=SUM([.M9:.P9])" office:value-type="float" office:value="4">
            <text:p>4</text:p>
          </table:table-cell>
          <table:table-cell/>
          <table:table-cell table:formula="of:=IF([.$Q9]&gt;0;CONCATENATE([.X$1];[.C9];[.X$1];[.Z$1]);&quot;&quot;)" office:value-type="string" office:string-value="&quot;Kraftakt&quot;: {">
            <text:p>"Kraftakt": {</text:p>
          </table:table-cell>
          <table:table-cell table:formula="of:=IF(NOT(ISBLANK([.H9]));CONCATENATE([.T$1];[.D9];IF([.$Q9]&gt;1;[.$Y$1];[.$X$1]));&quot;&quot;)">
            <text:p/>
          </table:table-cell>
          <table:table-cell table:formula="of:=IF(NOT(ISBLANK([.I9]));CONCATENATE([.U$1];[.E9];IF([.$Q9]&gt;3;[.$Y$1];[.$X$1]));&quot;&quot;)">
            <text:p/>
          </table:table-cell>
          <table:table-cell table:formula="of:=IF(NOT(ISBLANK([.J9]));CONCATENATE([.V$1];[.F9];IF([.$Q9]&gt;7;[.$Y$1];[.$X$1]));&quot;&quot;)" office:value-type="string" office:string-value="&quot;default&quot;: &quot;modules/gAudioBundle-2/src/Fight Vocalizations/Emote_Joshua_Man_Pain_Hurt_Grunt_Big_03.ogg&quot;">
            <text:p>"default": "modules/gAudioBundle-2/src/Fight Vocalizations/Emote_Joshua_Man_Pain_Hurt_Grunt_Big_03.ogg"</text:p>
          </table:table-cell>
          <table:table-cell table:formula="of:=IF(NOT(ISBLANK([.K9]));CONCATENATE([.W$1];[.G9];IF([.$Q9]&gt;15;[.$Y$1];[.$X$1]));&quot;&quot;)">
            <text:p/>
          </table:table-cell>
          <table:table-cell table:formula="of:=IF([.Q9]&gt;1;[.AA$1];&quot;&quot;)" office:value-type="string" office:string-value="}">
            <text:p>}</text:p>
          </table:table-cell>
          <table:table-cell table:formula="of:=IF(AND([.Q9]&gt;1;SUM([.Q10:.Q$64]))&gt;0;[.AC$1];&quot;&quot;)" office:value-type="string" office:string-value=",">
            <text:p>,</text:p>
          </table:table-cell>
          <table:table-cell/>
          <table:table-cell table:formula="of:=CONCATENATE([.S9];[.T9];[.U9];[.V9];[.W9];[.X9];[.Y9];[.Z9])" office:value-type="string" office:string-value="&quot;Kraftakt&quot;: {&quot;default&quot;: &quot;modules/gAudioBundle-2/src/Fight Vocalizations/Emote_Joshua_Man_Pain_Hurt_Grunt_Big_03.ogg&quot;},">
            <text:p>"Kraftakt": {"default": "modules/gAudioBundle-2/src/Fight Vocalizations/Emote_Joshua_Man_Pain_Hurt_Grunt_Big_03.ogg"},</text:p>
          </table:table-cell>
          <table:table-cell/>
          <table:table-cell table:formula="of:=IF([.AA9]=&quot;&quot;;&quot;&quot;;CONCATENATE([.AA9];[.AD$1]))" office:value-type="string" office:string-value="&quot;Kraftakt&quot;: {&quot;default&quot;: &quot;modules/gAudioBundle-2/src/Fight Vocalizations/Emote_Joshua_Man_Pain_Hurt_Grunt_Big_03.ogg&quot;},&#10;">
            <text:p>"Kraftakt": {"default": "modules/gAudioBundle-2/src/Fight Vocalizations/Emote_Joshua_Man_Pain_Hurt_Grunt_Big_0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Reiten</text:p>
          </table:table-cell>
          <table:table-cell table:formula="of:=VLOOKUP([.H10];[Audiodateien.$A$1:.$B$3512];2;0)" office:value-type="string" office:string-value="modules/gAudioBundle-4/src/Shetland Pony Vox/Pony_Nicker_Heavy_08.ogg">
            <text:p>modules/gAudioBundle-4/src/Shetland Pony Vox/Pony_Nicker_Heavy_08.ogg</text:p>
          </table:table-cell>
          <table:table-cell table:formula="of:=VLOOKUP([.I10];[Audiodateien.$A$1:.$B$3512];2;0)" office:value-type="string" office:string-value="modules/gAudioBundle-4/src/Shetland Pony Vox/Pony_Whinny_Heavy_05.ogg">
            <text:p>modules/gAudioBundle-4/src/Shetland Pony Vox/Pony_Whinny_Heavy_05.ogg</text:p>
          </table:table-cell>
          <table:table-cell table:formula="of:=VLOOKUP([.J10];[Audiodateien.$A$1:.$B$3512];2;0)" office:value-type="string" office:string-value="modules/gAudioBundle-2/src/Horses/G4f_Sfx06-Horses-Whinny_Distant_01.ogg">
            <text:p>modules/gAudioBundle-2/src/Horses/G4f_Sfx06-Horses-Whinny_Distant_01.ogg</text:p>
          </table:table-cell>
          <table:table-cell table:formula="of:=VLOOKUP([.K10];[Audiodateien.$A$1:.$B$3512];2;0)" office:value-type="float" office:value="0">
            <text:p>#NV</text:p>
          </table:table-cell>
          <table:table-cell table:content-validation-name="val1" office:value-type="string">
            <text:p>Pony_Nicker_Heavy_08.ogg</text:p>
          </table:table-cell>
          <table:table-cell table:content-validation-name="val1" office:value-type="string">
            <text:p>Pony_Whinny_Heavy_05.ogg</text:p>
          </table:table-cell>
          <table:table-cell table:content-validation-name="val1" office:value-type="string">
            <text:p>G4f_Sfx06-Horses-Whinny_Distant_01.ogg</text:p>
          </table:table-cell>
          <table:table-cell table:content-validation-name="val1"/>
          <table:table-cell/>
          <table:table-cell table:formula="of:=IF(ISBLANK([.H10]);0;1)" office:value-type="float" office:value="1">
            <text:p>1</text:p>
          </table:table-cell>
          <table:table-cell table:formula="of:=IF(ISBLANK([.I10]);0;2)" office:value-type="float" office:value="2">
            <text:p>2</text:p>
          </table:table-cell>
          <table:table-cell table:formula="of:=IF(ISBLANK([.J10]);0;4)" office:value-type="float" office:value="4">
            <text:p>4</text:p>
          </table:table-cell>
          <table:table-cell table:formula="of:=IF(ISBLANK([.K10]);0;8)" office:value-type="float" office:value="0">
            <text:p>0</text:p>
          </table:table-cell>
          <table:table-cell table:formula="of:=SUM([.M10:.P10])" office:value-type="float" office:value="7">
            <text:p>7</text:p>
          </table:table-cell>
          <table:table-cell/>
          <table:table-cell table:formula="of:=IF([.$Q10]&gt;0;CONCATENATE([.X$1];[.C10];[.X$1];[.Z$1]);&quot;&quot;)" office:value-type="string" office:string-value="&quot;Reiten&quot;: {">
            <text:p>"Reiten": {</text:p>
          </table:table-cell>
          <table:table-cell table:formula="of:=IF(NOT(ISBLANK([.H10]));CONCATENATE([.T$1];[.D10];IF([.$Q10]&gt;1;[.$Y$1];[.$X$1]));&quot;&quot;)" office:value-type="string" office:string-value="&quot;success&quot;: &quot;modules/gAudioBundle-4/src/Shetland Pony Vox/Pony_Nicker_Heavy_08.ogg&quot;,">
            <text:p>"success": "modules/gAudioBundle-4/src/Shetland Pony Vox/Pony_Nicker_Heavy_08.ogg",</text:p>
          </table:table-cell>
          <table:table-cell table:formula="of:=IF(NOT(ISBLANK([.I10]));CONCATENATE([.U$1];[.E10];IF([.$Q10]&gt;3;[.$Y$1];[.$X$1]));&quot;&quot;)" office:value-type="string" office:string-value="&quot;fail&quot;: &quot;modules/gAudioBundle-4/src/Shetland Pony Vox/Pony_Whinny_Heavy_05.ogg&quot;,">
            <text:p>"fail": "modules/gAudioBundle-4/src/Shetland Pony Vox/Pony_Whinny_Heavy_05.ogg",</text:p>
          </table:table-cell>
          <table:table-cell table:formula="of:=IF(NOT(ISBLANK([.J10]));CONCATENATE([.V$1];[.F10];IF([.$Q10]&gt;7;[.$Y$1];[.$X$1]));&quot;&quot;)" office:value-type="string" office:string-value="&quot;default&quot;: &quot;modules/gAudioBundle-2/src/Horses/G4f_Sfx06-Horses-Whinny_Distant_01.ogg&quot;">
            <text:p>"default": "modules/gAudioBundle-2/src/Horses/G4f_Sfx06-Horses-Whinny_Distant_01.ogg"</text:p>
          </table:table-cell>
          <table:table-cell table:formula="of:=IF(NOT(ISBLANK([.K10]));CONCATENATE([.W$1];[.G10];IF([.$Q10]&gt;15;[.$Y$1];[.$X$1]));&quot;&quot;)">
            <text:p/>
          </table:table-cell>
          <table:table-cell table:formula="of:=IF([.Q10]&gt;1;[.AA$1];&quot;&quot;)" office:value-type="string" office:string-value="}">
            <text:p>}</text:p>
          </table:table-cell>
          <table:table-cell table:formula="of:=IF(AND([.Q10]&gt;1;SUM([.Q11:.Q$64]))&gt;0;[.AC$1];&quot;&quot;)" office:value-type="string" office:string-value=",">
            <text:p>,</text:p>
          </table:table-cell>
          <table:table-cell/>
          <table:table-cell table:formula="of:=CONCATENATE([.S10];[.T10];[.U10];[.V10];[.W10];[.X10];[.Y10];[.Z10])" office:value-type="string" office:string-value="&quot;Reiten&quot;: {&quot;success&quot;: &quot;modules/gAudioBundle-4/src/Shetland Pony Vox/Pony_Nicker_Heavy_08.ogg&quot;,&quot;fail&quot;: &quot;modules/gAudioBundle-4/src/Shetland Pony Vox/Pony_Whinny_Heavy_05.ogg&quot;,&quot;default&quot;: &quot;modules/gAudioBundle-2/src/Horses/G4f_Sfx06-Horses-Whinny_Distant_01.ogg&quot;},">
            <text:p>"Reiten": {"success": "modules/gAudioBundle-4/src/Shetland Pony Vox/Pony_Nicker_Heavy_08.ogg","fail": "modules/gAudioBundle-4/src/Shetland Pony Vox/Pony_Whinny_Heavy_05.ogg","default": "modules/gAudioBundle-2/src/Horses/G4f_Sfx06-Horses-Whinny_Distant_01.ogg"},</text:p>
          </table:table-cell>
          <table:table-cell/>
          <table:table-cell table:formula="of:=IF([.AA10]=&quot;&quot;;&quot;&quot;;CONCATENATE([.AA10];[.AD$1]))" office:value-type="string" office:string-value="&quot;Reiten&quot;: {&quot;success&quot;: &quot;modules/gAudioBundle-4/src/Shetland Pony Vox/Pony_Nicker_Heavy_08.ogg&quot;,&quot;fail&quot;: &quot;modules/gAudioBundle-4/src/Shetland Pony Vox/Pony_Whinny_Heavy_05.ogg&quot;,&quot;default&quot;: &quot;modules/gAudioBundle-2/src/Horses/G4f_Sfx06-Horses-Whinny_Distant_01.ogg&quot;},&#10;">
            <text:p>"Reiten": {"success": "modules/gAudioBundle-4/src/Shetland Pony Vox/Pony_Nicker_Heavy_08.ogg","fail": "modules/gAudioBundle-4/src/Shetland Pony Vox/Pony_Whinny_Heavy_05.ogg","default": "modules/gAudioBundle-2/src/Horses/G4f_Sfx06-Horses-Whinny_Distant_01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chwimmen</text:p>
          </table:table-cell>
          <table:table-cell table:formula="of:=VLOOKUP([.H11];[Audiodateien.$A$1:.$B$3512];2;0)" office:value-type="float" office:value="0">
            <text:p>#NV</text:p>
          </table:table-cell>
          <table:table-cell table:formula="of:=VLOOKUP([.I11];[Audiodateien.$A$1:.$B$3512];2;0)" office:value-type="string" office:string-value="modules/gAudioBundle-4/src/Unfathomed/Unfathomed_Hydrophone_Submerged_Smallglass_Effervescenttabs_Carbonateddrink_Pouring_Filling_Gurgling_Fizz_Alt.ogg">
            <text:p>modules/gAudioBundle-4/src/Unfathomed/Unfathomed_Hydrophone_Submerged_Smallglass_Effervescenttabs_Carbonateddrink_Pouring_Filling_Gurgling_Fizz_Alt.ogg</text:p>
          </table:table-cell>
          <table:table-cell table:formula="of:=VLOOKUP([.J11];[Audiodateien.$A$1:.$B$3512];2;0)" office:value-type="string" office:string-value="modules/gAudioBundle-3/src/Lake Wave Sound Effects/Isolated_Lake_Wave_02_04.ogg">
            <text:p>modules/gAudioBundle-3/src/Lake Wave Sound Effects/Isolated_Lake_Wave_02_04.ogg</text:p>
          </table:table-cell>
          <table:table-cell table:formula="of:=VLOOKUP([.K11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Unfathomed_Hydrophone_Submerged_Smallglass_Effervescenttabs_Carbonateddrink_Pouring_Filling_Gurgling_Fizz_Alt.ogg</text:p>
          </table:table-cell>
          <table:table-cell table:content-validation-name="val1" office:value-type="string">
            <text:p>Isolated_Lake_Wave_02_04.ogg</text:p>
          </table:table-cell>
          <table:table-cell table:content-validation-name="val1"/>
          <table:table-cell/>
          <table:table-cell table:formula="of:=IF(ISBLANK([.H11]);0;1)" office:value-type="float" office:value="0">
            <text:p>0</text:p>
          </table:table-cell>
          <table:table-cell table:formula="of:=IF(ISBLANK([.I11]);0;2)" office:value-type="float" office:value="2">
            <text:p>2</text:p>
          </table:table-cell>
          <table:table-cell table:formula="of:=IF(ISBLANK([.J11]);0;4)" office:value-type="float" office:value="4">
            <text:p>4</text:p>
          </table:table-cell>
          <table:table-cell table:formula="of:=IF(ISBLANK([.K11]);0;8)" office:value-type="float" office:value="0">
            <text:p>0</text:p>
          </table:table-cell>
          <table:table-cell table:formula="of:=SUM([.M11:.P11])" office:value-type="float" office:value="6">
            <text:p>6</text:p>
          </table:table-cell>
          <table:table-cell/>
          <table:table-cell table:formula="of:=IF([.$Q11]&gt;0;CONCATENATE([.X$1];[.C11];[.X$1];[.Z$1]);&quot;&quot;)" office:value-type="string" office:string-value="&quot;Schwimmen&quot;: {">
            <text:p>"Schwimmen": {</text:p>
          </table:table-cell>
          <table:table-cell table:formula="of:=IF(NOT(ISBLANK([.H11]));CONCATENATE([.T$1];[.D11];IF([.$Q11]&gt;1;[.$Y$1];[.$X$1]));&quot;&quot;)">
            <text:p/>
          </table:table-cell>
          <table:table-cell table:formula="of:=IF(NOT(ISBLANK([.I11]));CONCATENATE([.U$1];[.E11];IF([.$Q11]&gt;3;[.$Y$1];[.$X$1]));&quot;&quot;)" office:value-type="string" office:string-value="&quot;fail&quot;: &quot;modules/gAudioBundle-4/src/Unfathomed/Unfathomed_Hydrophone_Submerged_Smallglass_Effervescenttabs_Carbonateddrink_Pouring_Filling_Gurgling_Fizz_Alt.ogg&quot;,">
            <text:p>"fail": "modules/gAudioBundle-4/src/Unfathomed/Unfathomed_Hydrophone_Submerged_Smallglass_Effervescenttabs_Carbonateddrink_Pouring_Filling_Gurgling_Fizz_Alt.ogg",</text:p>
          </table:table-cell>
          <table:table-cell table:formula="of:=IF(NOT(ISBLANK([.J11]));CONCATENATE([.V$1];[.F11];IF([.$Q11]&gt;7;[.$Y$1];[.$X$1]));&quot;&quot;)" office:value-type="string" office:string-value="&quot;default&quot;: &quot;modules/gAudioBundle-3/src/Lake Wave Sound Effects/Isolated_Lake_Wave_02_04.ogg&quot;">
            <text:p>"default": "modules/gAudioBundle-3/src/Lake Wave Sound Effects/Isolated_Lake_Wave_02_04.ogg"</text:p>
          </table:table-cell>
          <table:table-cell table:formula="of:=IF(NOT(ISBLANK([.K11]));CONCATENATE([.W$1];[.G11];IF([.$Q11]&gt;15;[.$Y$1];[.$X$1]));&quot;&quot;)">
            <text:p/>
          </table:table-cell>
          <table:table-cell table:formula="of:=IF([.Q11]&gt;1;[.AA$1];&quot;&quot;)" office:value-type="string" office:string-value="}">
            <text:p>}</text:p>
          </table:table-cell>
          <table:table-cell table:formula="of:=IF(AND([.Q11]&gt;1;SUM([.Q12:.Q$64]))&gt;0;[.AC$1];&quot;&quot;)" office:value-type="string" office:string-value=",">
            <text:p>,</text:p>
          </table:table-cell>
          <table:table-cell/>
          <table:table-cell table:formula="of:=CONCATENATE([.S11];[.T11];[.U11];[.V11];[.W11];[.X11];[.Y11];[.Z11])" office:value-type="string" office:string-value="&quot;Schwimmen&quot;: {&quot;fail&quot;: &quot;modules/gAudioBundle-4/src/Unfathomed/Unfathomed_Hydrophone_Submerged_Smallglass_Effervescenttabs_Carbonateddrink_Pouring_Filling_Gurgling_Fizz_Alt.ogg&quot;,&quot;default&quot;: &quot;modules/gAudioBundle-3/src/Lake Wave Sound Effects/Isolated_Lake_Wave_02_04.ogg&quot;},">
            <text:p>"Schwimmen": {"fail": "modules/gAudioBundle-4/src/Unfathomed/Unfathomed_Hydrophone_Submerged_Smallglass_Effervescenttabs_Carbonateddrink_Pouring_Filling_Gurgling_Fizz_Alt.ogg","default": "modules/gAudioBundle-3/src/Lake Wave Sound Effects/Isolated_Lake_Wave_02_04.ogg"},</text:p>
          </table:table-cell>
          <table:table-cell/>
          <table:table-cell table:formula="of:=IF([.AA11]=&quot;&quot;;&quot;&quot;;CONCATENATE([.AA11];[.AD$1]))" office:value-type="string" office:string-value="&quot;Schwimmen&quot;: {&quot;fail&quot;: &quot;modules/gAudioBundle-4/src/Unfathomed/Unfathomed_Hydrophone_Submerged_Smallglass_Effervescenttabs_Carbonateddrink_Pouring_Filling_Gurgling_Fizz_Alt.ogg&quot;,&quot;default&quot;: &quot;modules/gAudioBundle-3/src/Lake Wave Sound Effects/Isolated_Lake_Wave_02_04.ogg&quot;},&#10;">
            <text:p>"Schwimmen": {"fail": "modules/gAudioBundle-4/src/Unfathomed/Unfathomed_Hydrophone_Submerged_Smallglass_Effervescenttabs_Carbonateddrink_Pouring_Filling_Gurgling_Fizz_Alt.ogg","default": "modules/gAudioBundle-3/src/Lake Wave Sound Effects/Isolated_Lake_Wave_02_0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elbstbeherrschung</text:p>
          </table:table-cell>
          <table:table-cell table:formula="of:=VLOOKUP([.H12];[Audiodateien.$A$1:.$B$3512];2;0)" office:value-type="float" office:value="0">
            <text:p>#NV</text:p>
          </table:table-cell>
          <table:table-cell table:formula="of:=VLOOKUP([.I12];[Audiodateien.$A$1:.$B$3512];2;0)" office:value-type="string" office:string-value="modules/gAudioBundle-2/src/Human/Scream_Male_Mid_Thirties_Mouth_Covered_Gasps_Fast_Shriek_Panic.ogg">
            <text:p>modules/gAudioBundle-2/src/Human/Scream_Male_Mid_Thirties_Mouth_Covered_Gasps_Fast_Shriek_Panic.ogg</text:p>
          </table:table-cell>
          <table:table-cell table:formula="of:=VLOOKUP([.J12];[Audiodateien.$A$1:.$B$3512];2;0)" office:value-type="float" office:value="0">
            <text:p>#NV</text:p>
          </table:table-cell>
          <table:table-cell table:formula="of:=VLOOKUP([.K12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Scream_Male_Mid_Thirties_Mouth_Covered_Gasps_Fast_Shriek_Panic.ogg</text:p>
          </table:table-cell>
          <table:table-cell table:number-columns-repeated="2" table:content-validation-name="val1"/>
          <table:table-cell/>
          <table:table-cell table:formula="of:=IF(ISBLANK([.H12]);0;1)" office:value-type="float" office:value="0">
            <text:p>0</text:p>
          </table:table-cell>
          <table:table-cell table:formula="of:=IF(ISBLANK([.I12]);0;2)" office:value-type="float" office:value="2">
            <text:p>2</text:p>
          </table:table-cell>
          <table:table-cell table:formula="of:=IF(ISBLANK([.J12]);0;4)" office:value-type="float" office:value="0">
            <text:p>0</text:p>
          </table:table-cell>
          <table:table-cell table:formula="of:=IF(ISBLANK([.K12]);0;8)" office:value-type="float" office:value="0">
            <text:p>0</text:p>
          </table:table-cell>
          <table:table-cell table:formula="of:=SUM([.M12:.P12])" office:value-type="float" office:value="2">
            <text:p>2</text:p>
          </table:table-cell>
          <table:table-cell/>
          <table:table-cell table:formula="of:=IF([.$Q12]&gt;0;CONCATENATE([.X$1];[.C12];[.X$1];[.Z$1]);&quot;&quot;)" office:value-type="string" office:string-value="&quot;Selbstbeherrschung&quot;: {">
            <text:p>"Selbstbeherrschung": {</text:p>
          </table:table-cell>
          <table:table-cell table:formula="of:=IF(NOT(ISBLANK([.H12]));CONCATENATE([.T$1];[.D12];IF([.$Q12]&gt;1;[.$Y$1];[.$X$1]));&quot;&quot;)">
            <text:p/>
          </table:table-cell>
          <table:table-cell table:formula="of:=IF(NOT(ISBLANK([.I12]));CONCATENATE([.U$1];[.E12];IF([.$Q12]&gt;3;[.$Y$1];[.$X$1]));&quot;&quot;)" office:value-type="string" office:string-value="&quot;fail&quot;: &quot;modules/gAudioBundle-2/src/Human/Scream_Male_Mid_Thirties_Mouth_Covered_Gasps_Fast_Shriek_Panic.ogg&quot;">
            <text:p>"fail": "modules/gAudioBundle-2/src/Human/Scream_Male_Mid_Thirties_Mouth_Covered_Gasps_Fast_Shriek_Panic.ogg"</text:p>
          </table:table-cell>
          <table:table-cell table:formula="of:=IF(NOT(ISBLANK([.J12]));CONCATENATE([.V$1];[.F12];IF([.$Q12]&gt;7;[.$Y$1];[.$X$1]));&quot;&quot;)">
            <text:p/>
          </table:table-cell>
          <table:table-cell table:formula="of:=IF(NOT(ISBLANK([.K12]));CONCATENATE([.W$1];[.G12];IF([.$Q12]&gt;15;[.$Y$1];[.$X$1]));&quot;&quot;)">
            <text:p/>
          </table:table-cell>
          <table:table-cell table:formula="of:=IF([.Q12]&gt;1;[.AA$1];&quot;&quot;)" office:value-type="string" office:string-value="}">
            <text:p>}</text:p>
          </table:table-cell>
          <table:table-cell table:formula="of:=IF(AND([.Q12]&gt;1;SUM([.Q13:.Q$64]))&gt;0;[.AC$1];&quot;&quot;)" office:value-type="string" office:string-value=",">
            <text:p>,</text:p>
          </table:table-cell>
          <table:table-cell/>
          <table:table-cell table:formula="of:=CONCATENATE([.S12];[.T12];[.U12];[.V12];[.W12];[.X12];[.Y12];[.Z12])" office:value-type="string" office:string-value="&quot;Selbstbeherrschung&quot;: {&quot;fail&quot;: &quot;modules/gAudioBundle-2/src/Human/Scream_Male_Mid_Thirties_Mouth_Covered_Gasps_Fast_Shriek_Panic.ogg&quot;},">
            <text:p>"Selbstbeherrschung": {"fail": "modules/gAudioBundle-2/src/Human/Scream_Male_Mid_Thirties_Mouth_Covered_Gasps_Fast_Shriek_Panic.ogg"},</text:p>
          </table:table-cell>
          <table:table-cell/>
          <table:table-cell table:formula="of:=IF([.AA12]=&quot;&quot;;&quot;&quot;;CONCATENATE([.AA12];[.AD$1]))" office:value-type="string" office:string-value="&quot;Selbstbeherrschung&quot;: {&quot;fail&quot;: &quot;modules/gAudioBundle-2/src/Human/Scream_Male_Mid_Thirties_Mouth_Covered_Gasps_Fast_Shriek_Panic.ogg&quot;},&#10;">
            <text:p>"Selbstbeherrschung": {"fail": "modules/gAudioBundle-2/src/Human/Scream_Male_Mid_Thirties_Mouth_Covered_Gasps_Fast_Shriek_Panic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Singen</text:p>
          </table:table-cell>
          <table:table-cell table:formula="of:=VLOOKUP([.H13];[Audiodateien.$A$1:.$B$3512];2;0)" office:value-type="float" office:value="0">
            <text:p>#NV</text:p>
          </table:table-cell>
          <table:table-cell table:formula="of:=VLOOKUP([.I13];[Audiodateien.$A$1:.$B$3512];2;0)" office:value-type="float" office:value="0">
            <text:p>#NV</text:p>
          </table:table-cell>
          <table:table-cell table:formula="of:=VLOOKUP([.J13];[Audiodateien.$A$1:.$B$3512];2;0)" office:value-type="float" office:value="0">
            <text:p>#NV</text:p>
          </table:table-cell>
          <table:table-cell table:formula="of:=VLOOKUP([.K13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13]);0;1)" office:value-type="float" office:value="0">
            <text:p>0</text:p>
          </table:table-cell>
          <table:table-cell table:formula="of:=IF(ISBLANK([.I13]);0;2)" office:value-type="float" office:value="0">
            <text:p>0</text:p>
          </table:table-cell>
          <table:table-cell table:formula="of:=IF(ISBLANK([.J13]);0;4)" office:value-type="float" office:value="0">
            <text:p>0</text:p>
          </table:table-cell>
          <table:table-cell table:formula="of:=IF(ISBLANK([.K13]);0;8)" office:value-type="float" office:value="0">
            <text:p>0</text:p>
          </table:table-cell>
          <table:table-cell table:formula="of:=SUM([.M13:.P13])" office:value-type="float" office:value="0">
            <text:p>0</text:p>
          </table:table-cell>
          <table:table-cell/>
          <table:table-cell table:formula="of:=IF([.$Q13]&gt;0;CONCATENATE([.X$1];[.C13];[.X$1];[.Z$1]);&quot;&quot;)">
            <text:p/>
          </table:table-cell>
          <table:table-cell table:formula="of:=IF(NOT(ISBLANK([.H13]));CONCATENATE([.T$1];[.D13];IF([.$Q13]&gt;1;[.$Y$1];[.$X$1]));&quot;&quot;)">
            <text:p/>
          </table:table-cell>
          <table:table-cell table:formula="of:=IF(NOT(ISBLANK([.I13]));CONCATENATE([.U$1];[.E13];IF([.$Q13]&gt;3;[.$Y$1];[.$X$1]));&quot;&quot;)">
            <text:p/>
          </table:table-cell>
          <table:table-cell table:formula="of:=IF(NOT(ISBLANK([.J13]));CONCATENATE([.V$1];[.F13];IF([.$Q13]&gt;7;[.$Y$1];[.$X$1]));&quot;&quot;)">
            <text:p/>
          </table:table-cell>
          <table:table-cell table:formula="of:=IF(NOT(ISBLANK([.K13]));CONCATENATE([.W$1];[.G13];IF([.$Q13]&gt;15;[.$Y$1];[.$X$1]));&quot;&quot;)">
            <text:p/>
          </table:table-cell>
          <table:table-cell table:formula="of:=IF([.Q13]&gt;1;[.AA$1];&quot;&quot;)">
            <text:p/>
          </table:table-cell>
          <table:table-cell table:formula="of:=IF(AND([.Q13]&gt;1;SUM([.Q14:.Q$64]))&gt;0;[.AC$1];&quot;&quot;)">
            <text:p/>
          </table:table-cell>
          <table:table-cell/>
          <table:table-cell table:formula="of:=CONCATENATE([.S13];[.T13];[.U13];[.V13];[.W13];[.X13];[.Y13];[.Z13])">
            <text:p/>
          </table:table-cell>
          <table:table-cell/>
          <table:table-cell table:formula="of:=IF([.AA13]=&quot;&quot;;&quot;&quot;;CONCATENATE([.AA13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innesschärfe</text:p>
          </table:table-cell>
          <table:table-cell table:formula="of:=VLOOKUP([.H14];[Audiodateien.$A$1:.$B$3512];2;0)" office:value-type="float" office:value="0">
            <text:p>#NV</text:p>
          </table:table-cell>
          <table:table-cell table:formula="of:=VLOOKUP([.I14];[Audiodateien.$A$1:.$B$3512];2;0)" office:value-type="float" office:value="0">
            <text:p>#NV</text:p>
          </table:table-cell>
          <table:table-cell table:formula="of:=VLOOKUP([.J14];[Audiodateien.$A$1:.$B$3512];2;0)" office:value-type="string" office:string-value="modules/gAudioBundle-2/src/Fly/Insect__Fly_02_Take_Off__Flying_Away__Landing.ogg">
            <text:p>modules/gAudioBundle-2/src/Fly/Insect__Fly_02_Take_Off__Flying_Away__Landing.ogg</text:p>
          </table:table-cell>
          <table:table-cell table:formula="of:=VLOOKUP([.K14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Insect__Fly_02_Take_Off__Flying_Away__Landing.ogg</text:p>
          </table:table-cell>
          <table:table-cell table:content-validation-name="val1"/>
          <table:table-cell/>
          <table:table-cell table:formula="of:=IF(ISBLANK([.H14]);0;1)" office:value-type="float" office:value="0">
            <text:p>0</text:p>
          </table:table-cell>
          <table:table-cell table:formula="of:=IF(ISBLANK([.I14]);0;2)" office:value-type="float" office:value="0">
            <text:p>0</text:p>
          </table:table-cell>
          <table:table-cell table:formula="of:=IF(ISBLANK([.J14]);0;4)" office:value-type="float" office:value="4">
            <text:p>4</text:p>
          </table:table-cell>
          <table:table-cell table:formula="of:=IF(ISBLANK([.K14]);0;8)" office:value-type="float" office:value="0">
            <text:p>0</text:p>
          </table:table-cell>
          <table:table-cell table:formula="of:=SUM([.M14:.P14])" office:value-type="float" office:value="4">
            <text:p>4</text:p>
          </table:table-cell>
          <table:table-cell/>
          <table:table-cell table:formula="of:=IF([.$Q14]&gt;0;CONCATENATE([.X$1];[.C14];[.X$1];[.Z$1]);&quot;&quot;)" office:value-type="string" office:string-value="&quot;Sinnesschärfe&quot;: {">
            <text:p>"Sinnesschärfe": {</text:p>
          </table:table-cell>
          <table:table-cell table:formula="of:=IF(NOT(ISBLANK([.H14]));CONCATENATE([.T$1];[.D14];IF([.$Q14]&gt;1;[.$Y$1];[.$X$1]));&quot;&quot;)">
            <text:p/>
          </table:table-cell>
          <table:table-cell table:formula="of:=IF(NOT(ISBLANK([.I14]));CONCATENATE([.U$1];[.E14];IF([.$Q14]&gt;3;[.$Y$1];[.$X$1]));&quot;&quot;)">
            <text:p/>
          </table:table-cell>
          <table:table-cell table:formula="of:=IF(NOT(ISBLANK([.J14]));CONCATENATE([.V$1];[.F14];IF([.$Q14]&gt;7;[.$Y$1];[.$X$1]));&quot;&quot;)" office:value-type="string" office:string-value="&quot;default&quot;: &quot;modules/gAudioBundle-2/src/Fly/Insect__Fly_02_Take_Off__Flying_Away__Landing.ogg&quot;">
            <text:p>"default": "modules/gAudioBundle-2/src/Fly/Insect__Fly_02_Take_Off__Flying_Away__Landing.ogg"</text:p>
          </table:table-cell>
          <table:table-cell table:formula="of:=IF(NOT(ISBLANK([.K14]));CONCATENATE([.W$1];[.G14];IF([.$Q14]&gt;15;[.$Y$1];[.$X$1]));&quot;&quot;)">
            <text:p/>
          </table:table-cell>
          <table:table-cell table:formula="of:=IF([.Q14]&gt;1;[.AA$1];&quot;&quot;)" office:value-type="string" office:string-value="}">
            <text:p>}</text:p>
          </table:table-cell>
          <table:table-cell table:formula="of:=IF(AND([.Q14]&gt;1;SUM([.Q15:.Q$64]))&gt;0;[.AC$1];&quot;&quot;)" office:value-type="string" office:string-value=",">
            <text:p>,</text:p>
          </table:table-cell>
          <table:table-cell/>
          <table:table-cell table:formula="of:=CONCATENATE([.S14];[.T14];[.U14];[.V14];[.W14];[.X14];[.Y14];[.Z14])" office:value-type="string" office:string-value="&quot;Sinnesschärfe&quot;: {&quot;default&quot;: &quot;modules/gAudioBundle-2/src/Fly/Insect__Fly_02_Take_Off__Flying_Away__Landing.ogg&quot;},">
            <text:p>"Sinnesschärfe": {"default": "modules/gAudioBundle-2/src/Fly/Insect__Fly_02_Take_Off__Flying_Away__Landing.ogg"},</text:p>
          </table:table-cell>
          <table:table-cell/>
          <table:table-cell table:formula="of:=IF([.AA14]=&quot;&quot;;&quot;&quot;;CONCATENATE([.AA14];[.AD$1]))" office:value-type="string" office:string-value="&quot;Sinnesschärfe&quot;: {&quot;default&quot;: &quot;modules/gAudioBundle-2/src/Fly/Insect__Fly_02_Take_Off__Flying_Away__Landing.ogg&quot;},&#10;">
            <text:p>"Sinnesschärfe": {"default": "modules/gAudioBundle-2/src/Fly/Insect__Fly_02_Take_Off__Flying_Away__Landing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Tanzen</text:p>
          </table:table-cell>
          <table:table-cell table:formula="of:=VLOOKUP([.H15];[Audiodateien.$A$1:.$B$3512];2;0)" office:value-type="float" office:value="0">
            <text:p>#NV</text:p>
          </table:table-cell>
          <table:table-cell table:formula="of:=VLOOKUP([.I15];[Audiodateien.$A$1:.$B$3512];2;0)" office:value-type="float" office:value="0">
            <text:p>#NV</text:p>
          </table:table-cell>
          <table:table-cell table:formula="of:=VLOOKUP([.J15];[Audiodateien.$A$1:.$B$3512];2;0)" office:value-type="float" office:value="0">
            <text:p>#NV</text:p>
          </table:table-cell>
          <table:table-cell table:formula="of:=VLOOKUP([.K15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15]);0;1)" office:value-type="float" office:value="0">
            <text:p>0</text:p>
          </table:table-cell>
          <table:table-cell table:formula="of:=IF(ISBLANK([.I15]);0;2)" office:value-type="float" office:value="0">
            <text:p>0</text:p>
          </table:table-cell>
          <table:table-cell table:formula="of:=IF(ISBLANK([.J15]);0;4)" office:value-type="float" office:value="0">
            <text:p>0</text:p>
          </table:table-cell>
          <table:table-cell table:formula="of:=IF(ISBLANK([.K15]);0;8)" office:value-type="float" office:value="0">
            <text:p>0</text:p>
          </table:table-cell>
          <table:table-cell table:formula="of:=SUM([.M15:.P15])" office:value-type="float" office:value="0">
            <text:p>0</text:p>
          </table:table-cell>
          <table:table-cell/>
          <table:table-cell table:formula="of:=IF([.$Q15]&gt;0;CONCATENATE([.X$1];[.C15];[.X$1];[.Z$1]);&quot;&quot;)">
            <text:p/>
          </table:table-cell>
          <table:table-cell table:formula="of:=IF(NOT(ISBLANK([.H15]));CONCATENATE([.T$1];[.D15];IF([.$Q15]&gt;1;[.$Y$1];[.$X$1]));&quot;&quot;)">
            <text:p/>
          </table:table-cell>
          <table:table-cell table:formula="of:=IF(NOT(ISBLANK([.I15]));CONCATENATE([.U$1];[.E15];IF([.$Q15]&gt;3;[.$Y$1];[.$X$1]));&quot;&quot;)">
            <text:p/>
          </table:table-cell>
          <table:table-cell table:formula="of:=IF(NOT(ISBLANK([.J15]));CONCATENATE([.V$1];[.F15];IF([.$Q15]&gt;7;[.$Y$1];[.$X$1]));&quot;&quot;)">
            <text:p/>
          </table:table-cell>
          <table:table-cell table:formula="of:=IF(NOT(ISBLANK([.K15]));CONCATENATE([.W$1];[.G15];IF([.$Q15]&gt;15;[.$Y$1];[.$X$1]));&quot;&quot;)">
            <text:p/>
          </table:table-cell>
          <table:table-cell table:formula="of:=IF([.Q15]&gt;1;[.AA$1];&quot;&quot;)">
            <text:p/>
          </table:table-cell>
          <table:table-cell table:formula="of:=IF(AND([.Q15]&gt;1;SUM([.Q16:.Q$64]))&gt;0;[.AC$1];&quot;&quot;)">
            <text:p/>
          </table:table-cell>
          <table:table-cell/>
          <table:table-cell table:formula="of:=CONCATENATE([.S15];[.T15];[.U15];[.V15];[.W15];[.X15];[.Y15];[.Z15])">
            <text:p/>
          </table:table-cell>
          <table:table-cell/>
          <table:table-cell table:formula="of:=IF([.AA15]=&quot;&quot;;&quot;&quot;;CONCATENATE([.AA15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Taschendiebstahl</text:p>
          </table:table-cell>
          <table:table-cell table:formula="of:=VLOOKUP([.H16];[Audiodateien.$A$1:.$B$3512];2;0)" office:value-type="float" office:value="0">
            <text:p>#NV</text:p>
          </table:table-cell>
          <table:table-cell table:formula="of:=VLOOKUP([.I16];[Audiodateien.$A$1:.$B$3512];2;0)" office:value-type="float" office:value="0">
            <text:p>#NV</text:p>
          </table:table-cell>
          <table:table-cell table:formula="of:=VLOOKUP([.J16];[Audiodateien.$A$1:.$B$3512];2;0)" office:value-type="string" office:string-value="modules/gAudioBundle-2/src/Coinage/Coins_Pouch_Leather_Drop_Into_Takes_3.ogg">
            <text:p>modules/gAudioBundle-2/src/Coinage/Coins_Pouch_Leather_Drop_Into_Takes_3.ogg</text:p>
          </table:table-cell>
          <table:table-cell table:formula="of:=VLOOKUP([.K16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Coins_Pouch_Leather_Drop_Into_Takes_3.ogg</text:p>
          </table:table-cell>
          <table:table-cell table:content-validation-name="val1"/>
          <table:table-cell/>
          <table:table-cell table:formula="of:=IF(ISBLANK([.H16]);0;1)" office:value-type="float" office:value="0">
            <text:p>0</text:p>
          </table:table-cell>
          <table:table-cell table:formula="of:=IF(ISBLANK([.I16]);0;2)" office:value-type="float" office:value="0">
            <text:p>0</text:p>
          </table:table-cell>
          <table:table-cell table:formula="of:=IF(ISBLANK([.J16]);0;4)" office:value-type="float" office:value="4">
            <text:p>4</text:p>
          </table:table-cell>
          <table:table-cell table:formula="of:=IF(ISBLANK([.K16]);0;8)" office:value-type="float" office:value="0">
            <text:p>0</text:p>
          </table:table-cell>
          <table:table-cell table:formula="of:=SUM([.M16:.P16])" office:value-type="float" office:value="4">
            <text:p>4</text:p>
          </table:table-cell>
          <table:table-cell/>
          <table:table-cell table:formula="of:=IF([.$Q16]&gt;0;CONCATENATE([.X$1];[.C16];[.X$1];[.Z$1]);&quot;&quot;)" office:value-type="string" office:string-value="&quot;Taschendiebstahl&quot;: {">
            <text:p>"Taschendiebstahl": {</text:p>
          </table:table-cell>
          <table:table-cell table:formula="of:=IF(NOT(ISBLANK([.H16]));CONCATENATE([.T$1];[.D16];IF([.$Q16]&gt;1;[.$Y$1];[.$X$1]));&quot;&quot;)">
            <text:p/>
          </table:table-cell>
          <table:table-cell table:formula="of:=IF(NOT(ISBLANK([.I16]));CONCATENATE([.U$1];[.E16];IF([.$Q16]&gt;3;[.$Y$1];[.$X$1]));&quot;&quot;)">
            <text:p/>
          </table:table-cell>
          <table:table-cell table:formula="of:=IF(NOT(ISBLANK([.J16]));CONCATENATE([.V$1];[.F16];IF([.$Q16]&gt;7;[.$Y$1];[.$X$1]));&quot;&quot;)" office:value-type="string" office:string-value="&quot;default&quot;: &quot;modules/gAudioBundle-2/src/Coinage/Coins_Pouch_Leather_Drop_Into_Takes_3.ogg&quot;">
            <text:p>"default": "modules/gAudioBundle-2/src/Coinage/Coins_Pouch_Leather_Drop_Into_Takes_3.ogg"</text:p>
          </table:table-cell>
          <table:table-cell table:formula="of:=IF(NOT(ISBLANK([.K16]));CONCATENATE([.W$1];[.G16];IF([.$Q16]&gt;15;[.$Y$1];[.$X$1]));&quot;&quot;)">
            <text:p/>
          </table:table-cell>
          <table:table-cell table:formula="of:=IF([.Q16]&gt;1;[.AA$1];&quot;&quot;)" office:value-type="string" office:string-value="}">
            <text:p>}</text:p>
          </table:table-cell>
          <table:table-cell table:formula="of:=IF(AND([.Q16]&gt;1;SUM([.Q17:.Q$64]))&gt;0;[.AC$1];&quot;&quot;)" office:value-type="string" office:string-value=",">
            <text:p>,</text:p>
          </table:table-cell>
          <table:table-cell/>
          <table:table-cell table:formula="of:=CONCATENATE([.S16];[.T16];[.U16];[.V16];[.W16];[.X16];[.Y16];[.Z16])" office:value-type="string" office:string-value="&quot;Taschendiebstahl&quot;: {&quot;default&quot;: &quot;modules/gAudioBundle-2/src/Coinage/Coins_Pouch_Leather_Drop_Into_Takes_3.ogg&quot;},">
            <text:p>"Taschendiebstahl": {"default": "modules/gAudioBundle-2/src/Coinage/Coins_Pouch_Leather_Drop_Into_Takes_3.ogg"},</text:p>
          </table:table-cell>
          <table:table-cell/>
          <table:table-cell table:formula="of:=IF([.AA16]=&quot;&quot;;&quot;&quot;;CONCATENATE([.AA16];[.AD$1]))" office:value-type="string" office:string-value="&quot;Taschendiebstahl&quot;: {&quot;default&quot;: &quot;modules/gAudioBundle-2/src/Coinage/Coins_Pouch_Leather_Drop_Into_Takes_3.ogg&quot;},&#10;">
            <text:p>"Taschendiebstahl": {"default": "modules/gAudioBundle-2/src/Coinage/Coins_Pouch_Leather_Drop_Into_Takes_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Verbergen</text:p>
          </table:table-cell>
          <table:table-cell table:formula="of:=VLOOKUP([.H17];[Audiodateien.$A$1:.$B$3512];2;0)" office:value-type="float" office:value="0">
            <text:p>#NV</text:p>
          </table:table-cell>
          <table:table-cell table:formula="of:=VLOOKUP([.I17];[Audiodateien.$A$1:.$B$3512];2;0)" office:value-type="string" office:string-value="modules/gAudioBundle-2/src/Doors/Squeaky_Closet_Door_Open_001.ogg">
            <text:p>modules/gAudioBundle-2/src/Doors/Squeaky_Closet_Door_Open_001.ogg</text:p>
          </table:table-cell>
          <table:table-cell table:formula="of:=VLOOKUP([.J17];[Audiodateien.$A$1:.$B$3512];2;0)" office:value-type="float" office:value="0">
            <text:p>#NV</text:p>
          </table:table-cell>
          <table:table-cell table:formula="of:=VLOOKUP([.K17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Squeaky_Closet_Door_Open_001.ogg</text:p>
          </table:table-cell>
          <table:table-cell table:number-columns-repeated="2" table:content-validation-name="val1"/>
          <table:table-cell office:value-type="string">
            <text:p>Metal_Door_Squeak_Creak_03.ogg</text:p>
          </table:table-cell>
          <table:table-cell table:formula="of:=IF(ISBLANK([.H17]);0;1)" office:value-type="float" office:value="0">
            <text:p>0</text:p>
          </table:table-cell>
          <table:table-cell table:formula="of:=IF(ISBLANK([.I17]);0;2)" office:value-type="float" office:value="2">
            <text:p>2</text:p>
          </table:table-cell>
          <table:table-cell table:formula="of:=IF(ISBLANK([.J17]);0;4)" office:value-type="float" office:value="0">
            <text:p>0</text:p>
          </table:table-cell>
          <table:table-cell table:formula="of:=IF(ISBLANK([.K17]);0;8)" office:value-type="float" office:value="0">
            <text:p>0</text:p>
          </table:table-cell>
          <table:table-cell table:formula="of:=SUM([.M17:.P17])" office:value-type="float" office:value="2">
            <text:p>2</text:p>
          </table:table-cell>
          <table:table-cell/>
          <table:table-cell table:formula="of:=IF([.$Q17]&gt;0;CONCATENATE([.X$1];[.C17];[.X$1];[.Z$1]);&quot;&quot;)" office:value-type="string" office:string-value="&quot;Verbergen&quot;: {">
            <text:p>"Verbergen": {</text:p>
          </table:table-cell>
          <table:table-cell table:formula="of:=IF(NOT(ISBLANK([.H17]));CONCATENATE([.T$1];[.D17];IF([.$Q17]&gt;1;[.$Y$1];[.$X$1]));&quot;&quot;)">
            <text:p/>
          </table:table-cell>
          <table:table-cell table:formula="of:=IF(NOT(ISBLANK([.I17]));CONCATENATE([.U$1];[.E17];IF([.$Q17]&gt;3;[.$Y$1];[.$X$1]));&quot;&quot;)" office:value-type="string" office:string-value="&quot;fail&quot;: &quot;modules/gAudioBundle-2/src/Doors/Squeaky_Closet_Door_Open_001.ogg&quot;">
            <text:p>"fail": "modules/gAudioBundle-2/src/Doors/Squeaky_Closet_Door_Open_001.ogg"</text:p>
          </table:table-cell>
          <table:table-cell table:formula="of:=IF(NOT(ISBLANK([.J17]));CONCATENATE([.V$1];[.F17];IF([.$Q17]&gt;7;[.$Y$1];[.$X$1]));&quot;&quot;)">
            <text:p/>
          </table:table-cell>
          <table:table-cell table:formula="of:=IF(NOT(ISBLANK([.K17]));CONCATENATE([.W$1];[.G17];IF([.$Q17]&gt;15;[.$Y$1];[.$X$1]));&quot;&quot;)">
            <text:p/>
          </table:table-cell>
          <table:table-cell table:formula="of:=IF([.Q17]&gt;1;[.AA$1];&quot;&quot;)" office:value-type="string" office:string-value="}">
            <text:p>}</text:p>
          </table:table-cell>
          <table:table-cell table:formula="of:=IF(AND([.Q17]&gt;1;SUM([.Q18:.Q$64]))&gt;0;[.AC$1];&quot;&quot;)" office:value-type="string" office:string-value=",">
            <text:p>,</text:p>
          </table:table-cell>
          <table:table-cell/>
          <table:table-cell table:formula="of:=CONCATENATE([.S17];[.T17];[.U17];[.V17];[.W17];[.X17];[.Y17];[.Z17])" office:value-type="string" office:string-value="&quot;Verbergen&quot;: {&quot;fail&quot;: &quot;modules/gAudioBundle-2/src/Doors/Squeaky_Closet_Door_Open_001.ogg&quot;},">
            <text:p>"Verbergen": {"fail": "modules/gAudioBundle-2/src/Doors/Squeaky_Closet_Door_Open_001.ogg"},</text:p>
          </table:table-cell>
          <table:table-cell/>
          <table:table-cell table:formula="of:=IF([.AA17]=&quot;&quot;;&quot;&quot;;CONCATENATE([.AA17];[.AD$1]))" office:value-type="string" office:string-value="&quot;Verbergen&quot;: {&quot;fail&quot;: &quot;modules/gAudioBundle-2/src/Doors/Squeaky_Closet_Door_Open_001.ogg&quot;},&#10;">
            <text:p>"Verbergen": {"fail": "modules/gAudioBundle-2/src/Doors/Squeaky_Closet_Door_Open_001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Zechen</text:p>
          </table:table-cell>
          <table:table-cell table:formula="of:=VLOOKUP([.H18];[Audiodateien.$A$1:.$B$3512];2;0)" office:value-type="float" office:value="0">
            <text:p>#NV</text:p>
          </table:table-cell>
          <table:table-cell table:formula="of:=VLOOKUP([.I18];[Audiodateien.$A$1:.$B$3512];2;0)" office:value-type="string" office:string-value="modules/gAudioBundle-2/src/Final Impact/Glass_Bottle_Smash_005.ogg">
            <text:p>modules/gAudioBundle-2/src/Final Impact/Glass_Bottle_Smash_005.ogg</text:p>
          </table:table-cell>
          <table:table-cell table:formula="of:=VLOOKUP([.J18];[Audiodateien.$A$1:.$B$3512];2;0)" office:value-type="string" office:string-value="modules/gAudioBundle-1/src/Burst/Burst_Glass_Release_Bottle_Pour_Fizz_Cistern_Midlevel_Choppy_Marble_Rattle.ogg">
            <text:p>modules/gAudioBundle-1/src/Burst/Burst_Glass_Release_Bottle_Pour_Fizz_Cistern_Midlevel_Choppy_Marble_Rattle.ogg</text:p>
          </table:table-cell>
          <table:table-cell table:formula="of:=VLOOKUP([.K18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Glass_Bottle_Smash_005.ogg</text:p>
          </table:table-cell>
          <table:table-cell table:content-validation-name="val1" office:value-type="string">
            <text:p>Burst_Glass_Release_Bottle_Pour_Fizz_Cistern_Midlevel_Choppy_Marble_Rattle.ogg</text:p>
          </table:table-cell>
          <table:table-cell table:content-validation-name="val1"/>
          <table:table-cell/>
          <table:table-cell table:formula="of:=IF(ISBLANK([.H18]);0;1)" office:value-type="float" office:value="0">
            <text:p>0</text:p>
          </table:table-cell>
          <table:table-cell table:formula="of:=IF(ISBLANK([.I18]);0;2)" office:value-type="float" office:value="2">
            <text:p>2</text:p>
          </table:table-cell>
          <table:table-cell table:formula="of:=IF(ISBLANK([.J18]);0;4)" office:value-type="float" office:value="4">
            <text:p>4</text:p>
          </table:table-cell>
          <table:table-cell table:formula="of:=IF(ISBLANK([.K18]);0;8)" office:value-type="float" office:value="0">
            <text:p>0</text:p>
          </table:table-cell>
          <table:table-cell table:formula="of:=SUM([.M18:.P18])" office:value-type="float" office:value="6">
            <text:p>6</text:p>
          </table:table-cell>
          <table:table-cell/>
          <table:table-cell table:formula="of:=IF([.$Q18]&gt;0;CONCATENATE([.X$1];[.C18];[.X$1];[.Z$1]);&quot;&quot;)" office:value-type="string" office:string-value="&quot;Zechen&quot;: {">
            <text:p>"Zechen": {</text:p>
          </table:table-cell>
          <table:table-cell table:formula="of:=IF(NOT(ISBLANK([.H18]));CONCATENATE([.T$1];[.D18];IF([.$Q18]&gt;1;[.$Y$1];[.$X$1]));&quot;&quot;)">
            <text:p/>
          </table:table-cell>
          <table:table-cell table:formula="of:=IF(NOT(ISBLANK([.I18]));CONCATENATE([.U$1];[.E18];IF([.$Q18]&gt;3;[.$Y$1];[.$X$1]));&quot;&quot;)" office:value-type="string" office:string-value="&quot;fail&quot;: &quot;modules/gAudioBundle-2/src/Final Impact/Glass_Bottle_Smash_005.ogg&quot;,">
            <text:p>"fail": "modules/gAudioBundle-2/src/Final Impact/Glass_Bottle_Smash_005.ogg",</text:p>
          </table:table-cell>
          <table:table-cell table:formula="of:=IF(NOT(ISBLANK([.J18]));CONCATENATE([.V$1];[.F18];IF([.$Q18]&gt;7;[.$Y$1];[.$X$1]));&quot;&quot;)" office:value-type="string" office:string-value="&quot;default&quot;: &quot;modules/gAudioBundle-1/src/Burst/Burst_Glass_Release_Bottle_Pour_Fizz_Cistern_Midlevel_Choppy_Marble_Rattle.ogg&quot;">
            <text:p>"default": "modules/gAudioBundle-1/src/Burst/Burst_Glass_Release_Bottle_Pour_Fizz_Cistern_Midlevel_Choppy_Marble_Rattle.ogg"</text:p>
          </table:table-cell>
          <table:table-cell table:formula="of:=IF(NOT(ISBLANK([.K18]));CONCATENATE([.W$1];[.G18];IF([.$Q18]&gt;15;[.$Y$1];[.$X$1]));&quot;&quot;)">
            <text:p/>
          </table:table-cell>
          <table:table-cell table:formula="of:=IF([.Q18]&gt;1;[.AA$1];&quot;&quot;)" office:value-type="string" office:string-value="}">
            <text:p>}</text:p>
          </table:table-cell>
          <table:table-cell table:formula="of:=IF(AND([.Q18]&gt;1;SUM([.Q19:.Q$64]))&gt;0;[.AC$1];&quot;&quot;)" office:value-type="string" office:string-value=",">
            <text:p>,</text:p>
          </table:table-cell>
          <table:table-cell/>
          <table:table-cell table:formula="of:=CONCATENATE([.S18];[.T18];[.U18];[.V18];[.W18];[.X18];[.Y18];[.Z18])" office:value-type="string" office:string-value="&quot;Zechen&quot;: {&quot;fail&quot;: &quot;modules/gAudioBundle-2/src/Final Impact/Glass_Bottle_Smash_005.ogg&quot;,&quot;default&quot;: &quot;modules/gAudioBundle-1/src/Burst/Burst_Glass_Release_Bottle_Pour_Fizz_Cistern_Midlevel_Choppy_Marble_Rattle.ogg&quot;},">
            <text:p>"Zechen": {"fail": "modules/gAudioBundle-2/src/Final Impact/Glass_Bottle_Smash_005.ogg","default": "modules/gAudioBundle-1/src/Burst/Burst_Glass_Release_Bottle_Pour_Fizz_Cistern_Midlevel_Choppy_Marble_Rattle.ogg"},</text:p>
          </table:table-cell>
          <table:table-cell/>
          <table:table-cell table:formula="of:=IF([.AA18]=&quot;&quot;;&quot;&quot;;CONCATENATE([.AA18];[.AD$1]))" office:value-type="string" office:string-value="&quot;Zechen&quot;: {&quot;fail&quot;: &quot;modules/gAudioBundle-2/src/Final Impact/Glass_Bottle_Smash_005.ogg&quot;,&quot;default&quot;: &quot;modules/gAudioBundle-1/src/Burst/Burst_Glass_Release_Bottle_Pour_Fizz_Cistern_Midlevel_Choppy_Marble_Rattle.ogg&quot;},&#10;">
            <text:p>"Zechen": {"fail": "modules/gAudioBundle-2/src/Final Impact/Glass_Bottle_Smash_005.ogg","default": "modules/gAudioBundle-1/src/Burst/Burst_Glass_Release_Bottle_Pour_Fizz_Cistern_Midlevel_Choppy_Marble_Rattle.ogg"},<text:line-break/>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9">
            <text:p>Gesellschaftstalente:</text:p>
          </table:table-cell>
          <table:table-cell office:value-type="string">
            <text:p>Bekehren &amp; Überzeugen</text:p>
          </table:table-cell>
          <table:table-cell table:formula="of:=VLOOKUP([.H19];[Audiodateien.$A$1:.$B$3512];2;0)" office:value-type="float" office:value="0">
            <text:p>#NV</text:p>
          </table:table-cell>
          <table:table-cell table:formula="of:=VLOOKUP([.I19];[Audiodateien.$A$1:.$B$3512];2;0)" office:value-type="float" office:value="0">
            <text:p>#NV</text:p>
          </table:table-cell>
          <table:table-cell table:formula="of:=VLOOKUP([.J19];[Audiodateien.$A$1:.$B$3512];2;0)" office:value-type="float" office:value="0">
            <text:p>#NV</text:p>
          </table:table-cell>
          <table:table-cell table:formula="of:=VLOOKUP([.K19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19]);0;1)" office:value-type="float" office:value="0">
            <text:p>0</text:p>
          </table:table-cell>
          <table:table-cell table:formula="of:=IF(ISBLANK([.I19]);0;2)" office:value-type="float" office:value="0">
            <text:p>0</text:p>
          </table:table-cell>
          <table:table-cell table:formula="of:=IF(ISBLANK([.J19]);0;4)" office:value-type="float" office:value="0">
            <text:p>0</text:p>
          </table:table-cell>
          <table:table-cell table:formula="of:=IF(ISBLANK([.K19]);0;8)" office:value-type="float" office:value="0">
            <text:p>0</text:p>
          </table:table-cell>
          <table:table-cell table:formula="of:=SUM([.M19:.P19])" office:value-type="float" office:value="0">
            <text:p>0</text:p>
          </table:table-cell>
          <table:table-cell/>
          <table:table-cell table:formula="of:=IF([.$Q19]&gt;0;CONCATENATE([.X$1];[.C19];[.X$1];[.Z$1]);&quot;&quot;)">
            <text:p/>
          </table:table-cell>
          <table:table-cell table:formula="of:=IF(NOT(ISBLANK([.H19]));CONCATENATE([.T$1];[.D19];IF([.$Q19]&gt;1;[.$Y$1];[.$X$1]));&quot;&quot;)">
            <text:p/>
          </table:table-cell>
          <table:table-cell table:formula="of:=IF(NOT(ISBLANK([.I19]));CONCATENATE([.U$1];[.E19];IF([.$Q19]&gt;3;[.$Y$1];[.$X$1]));&quot;&quot;)">
            <text:p/>
          </table:table-cell>
          <table:table-cell table:formula="of:=IF(NOT(ISBLANK([.J19]));CONCATENATE([.V$1];[.F19];IF([.$Q19]&gt;7;[.$Y$1];[.$X$1]));&quot;&quot;)">
            <text:p/>
          </table:table-cell>
          <table:table-cell table:formula="of:=IF(NOT(ISBLANK([.K19]));CONCATENATE([.W$1];[.G19];IF([.$Q19]&gt;15;[.$Y$1];[.$X$1]));&quot;&quot;)">
            <text:p/>
          </table:table-cell>
          <table:table-cell table:formula="of:=IF([.Q19]&gt;1;[.AA$1];&quot;&quot;)">
            <text:p/>
          </table:table-cell>
          <table:table-cell table:formula="of:=IF(AND([.Q19]&gt;1;SUM([.Q20:.Q$64]))&gt;0;[.AC$1];&quot;&quot;)">
            <text:p/>
          </table:table-cell>
          <table:table-cell/>
          <table:table-cell table:formula="of:=CONCATENATE([.S19];[.T19];[.U19];[.V19];[.W19];[.X19];[.Y19];[.Z19])">
            <text:p/>
          </table:table-cell>
          <table:table-cell/>
          <table:table-cell table:formula="of:=IF([.AA19]=&quot;&quot;;&quot;&quot;;CONCATENATE([.AA19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Betören</text:p>
          </table:table-cell>
          <table:table-cell table:formula="of:=VLOOKUP([.H20];[Audiodateien.$A$1:.$B$3512];2;0)" office:value-type="string" office:string-value="modules/gAudioBundle-2/src/Forge Sound Design Toolkit/Heart_Beat_02.ogg">
            <text:p>modules/gAudioBundle-2/src/Forge Sound Design Toolkit/Heart_Beat_02.ogg</text:p>
          </table:table-cell>
          <table:table-cell table:formula="of:=VLOOKUP([.I20];[Audiodateien.$A$1:.$B$3512];2;0)" office:value-type="string" office:string-value="modules/gAudioBundle-2/src/General Library/Whistle_Finger_Moderate_02.ogg">
            <text:p>modules/gAudioBundle-2/src/General Library/Whistle_Finger_Moderate_02.ogg</text:p>
          </table:table-cell>
          <table:table-cell table:formula="of:=VLOOKUP([.J20];[Audiodateien.$A$1:.$B$3512];2;0)" office:value-type="float" office:value="0">
            <text:p>#NV</text:p>
          </table:table-cell>
          <table:table-cell table:formula="of:=VLOOKUP([.K20];[Audiodateien.$A$1:.$B$3512];2;0)" office:value-type="float" office:value="0">
            <text:p>#NV</text:p>
          </table:table-cell>
          <table:table-cell table:content-validation-name="val1" office:value-type="string">
            <text:p>Heart_Beat_02.ogg</text:p>
          </table:table-cell>
          <table:table-cell table:content-validation-name="val1" office:value-type="string">
            <text:p>Whistle_Finger_Moderate_02.ogg</text:p>
          </table:table-cell>
          <table:table-cell table:number-columns-repeated="2" table:content-validation-name="val1"/>
          <table:table-cell/>
          <table:table-cell table:formula="of:=IF(ISBLANK([.H20]);0;1)" office:value-type="float" office:value="1">
            <text:p>1</text:p>
          </table:table-cell>
          <table:table-cell table:formula="of:=IF(ISBLANK([.I20]);0;2)" office:value-type="float" office:value="2">
            <text:p>2</text:p>
          </table:table-cell>
          <table:table-cell table:formula="of:=IF(ISBLANK([.J20]);0;4)" office:value-type="float" office:value="0">
            <text:p>0</text:p>
          </table:table-cell>
          <table:table-cell table:formula="of:=IF(ISBLANK([.K20]);0;8)" office:value-type="float" office:value="0">
            <text:p>0</text:p>
          </table:table-cell>
          <table:table-cell table:formula="of:=SUM([.M20:.P20])" office:value-type="float" office:value="3">
            <text:p>3</text:p>
          </table:table-cell>
          <table:table-cell/>
          <table:table-cell table:formula="of:=IF([.$Q20]&gt;0;CONCATENATE([.X$1];[.C20];[.X$1];[.Z$1]);&quot;&quot;)" office:value-type="string" office:string-value="&quot;Betören&quot;: {">
            <text:p>"Betören": {</text:p>
          </table:table-cell>
          <table:table-cell table:formula="of:=IF(NOT(ISBLANK([.H20]));CONCATENATE([.T$1];[.D20];IF([.$Q20]&gt;1;[.$Y$1];[.$X$1]));&quot;&quot;)" office:value-type="string" office:string-value="&quot;success&quot;: &quot;modules/gAudioBundle-2/src/Forge Sound Design Toolkit/Heart_Beat_02.ogg&quot;,">
            <text:p>"success": "modules/gAudioBundle-2/src/Forge Sound Design Toolkit/Heart_Beat_02.ogg",</text:p>
          </table:table-cell>
          <table:table-cell table:formula="of:=IF(NOT(ISBLANK([.I20]));CONCATENATE([.U$1];[.E20];IF([.$Q20]&gt;3;[.$Y$1];[.$X$1]));&quot;&quot;)" office:value-type="string" office:string-value="&quot;fail&quot;: &quot;modules/gAudioBundle-2/src/General Library/Whistle_Finger_Moderate_02.ogg&quot;">
            <text:p>"fail": "modules/gAudioBundle-2/src/General Library/Whistle_Finger_Moderate_02.ogg"</text:p>
          </table:table-cell>
          <table:table-cell table:formula="of:=IF(NOT(ISBLANK([.J20]));CONCATENATE([.V$1];[.F20];IF([.$Q20]&gt;7;[.$Y$1];[.$X$1]));&quot;&quot;)">
            <text:p/>
          </table:table-cell>
          <table:table-cell table:formula="of:=IF(NOT(ISBLANK([.K20]));CONCATENATE([.W$1];[.G20];IF([.$Q20]&gt;15;[.$Y$1];[.$X$1]));&quot;&quot;)">
            <text:p/>
          </table:table-cell>
          <table:table-cell table:formula="of:=IF([.Q20]&gt;1;[.AA$1];&quot;&quot;)" office:value-type="string" office:string-value="}">
            <text:p>}</text:p>
          </table:table-cell>
          <table:table-cell table:formula="of:=IF(AND([.Q20]&gt;1;SUM([.Q21:.Q$64]))&gt;0;[.AC$1];&quot;&quot;)" office:value-type="string" office:string-value=",">
            <text:p>,</text:p>
          </table:table-cell>
          <table:table-cell/>
          <table:table-cell table:formula="of:=CONCATENATE([.S20];[.T20];[.U20];[.V20];[.W20];[.X20];[.Y20];[.Z20])" office:value-type="string" office:string-value="&quot;Betören&quot;: {&quot;success&quot;: &quot;modules/gAudioBundle-2/src/Forge Sound Design Toolkit/Heart_Beat_02.ogg&quot;,&quot;fail&quot;: &quot;modules/gAudioBundle-2/src/General Library/Whistle_Finger_Moderate_02.ogg&quot;},">
            <text:p>"Betören": {"success": "modules/gAudioBundle-2/src/Forge Sound Design Toolkit/Heart_Beat_02.ogg","fail": "modules/gAudioBundle-2/src/General Library/Whistle_Finger_Moderate_02.ogg"},</text:p>
          </table:table-cell>
          <table:table-cell/>
          <table:table-cell table:formula="of:=IF([.AA20]=&quot;&quot;;&quot;&quot;;CONCATENATE([.AA20];[.AD$1]))" office:value-type="string" office:string-value="&quot;Betören&quot;: {&quot;success&quot;: &quot;modules/gAudioBundle-2/src/Forge Sound Design Toolkit/Heart_Beat_02.ogg&quot;,&quot;fail&quot;: &quot;modules/gAudioBundle-2/src/General Library/Whistle_Finger_Moderate_02.ogg&quot;},&#10;">
            <text:p>"Betören": {"success": "modules/gAudioBundle-2/src/Forge Sound Design Toolkit/Heart_Beat_02.ogg","fail": "modules/gAudioBundle-2/src/General Library/Whistle_Finger_Moderate_02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Einschüchtern</text:p>
          </table:table-cell>
          <table:table-cell table:formula="of:=VLOOKUP([.H21];[Audiodateien.$A$1:.$B$3512];2;0)" office:value-type="float" office:value="0">
            <text:p>#NV</text:p>
          </table:table-cell>
          <table:table-cell table:formula="of:=VLOOKUP([.I21];[Audiodateien.$A$1:.$B$3512];2;0)" office:value-type="string" office:string-value="modules/gAudioBundle-2/src/Cartoon Sounds/Cartoon_Caveman_Finding_Humor.ogg">
            <text:p>modules/gAudioBundle-2/src/Cartoon Sounds/Cartoon_Caveman_Finding_Humor.ogg</text:p>
          </table:table-cell>
          <table:table-cell table:formula="of:=VLOOKUP([.J21];[Audiodateien.$A$1:.$B$3512];2;0)" office:value-type="float" office:value="0">
            <text:p>#NV</text:p>
          </table:table-cell>
          <table:table-cell table:formula="of:=VLOOKUP([.K21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Cartoon_Caveman_Finding_Humor.ogg</text:p>
          </table:table-cell>
          <table:table-cell table:number-columns-repeated="2" table:content-validation-name="val1"/>
          <table:table-cell/>
          <table:table-cell table:formula="of:=IF(ISBLANK([.H21]);0;1)" office:value-type="float" office:value="0">
            <text:p>0</text:p>
          </table:table-cell>
          <table:table-cell table:formula="of:=IF(ISBLANK([.I21]);0;2)" office:value-type="float" office:value="2">
            <text:p>2</text:p>
          </table:table-cell>
          <table:table-cell table:formula="of:=IF(ISBLANK([.J21]);0;4)" office:value-type="float" office:value="0">
            <text:p>0</text:p>
          </table:table-cell>
          <table:table-cell table:formula="of:=IF(ISBLANK([.K21]);0;8)" office:value-type="float" office:value="0">
            <text:p>0</text:p>
          </table:table-cell>
          <table:table-cell table:formula="of:=SUM([.M21:.P21])" office:value-type="float" office:value="2">
            <text:p>2</text:p>
          </table:table-cell>
          <table:table-cell/>
          <table:table-cell table:formula="of:=IF([.$Q21]&gt;0;CONCATENATE([.X$1];[.C21];[.X$1];[.Z$1]);&quot;&quot;)" office:value-type="string" office:string-value="&quot;Einschüchtern&quot;: {">
            <text:p>"Einschüchtern": {</text:p>
          </table:table-cell>
          <table:table-cell table:formula="of:=IF(NOT(ISBLANK([.H21]));CONCATENATE([.T$1];[.D21];IF([.$Q21]&gt;1;[.$Y$1];[.$X$1]));&quot;&quot;)">
            <text:p/>
          </table:table-cell>
          <table:table-cell table:formula="of:=IF(NOT(ISBLANK([.I21]));CONCATENATE([.U$1];[.E21];IF([.$Q21]&gt;3;[.$Y$1];[.$X$1]));&quot;&quot;)" office:value-type="string" office:string-value="&quot;fail&quot;: &quot;modules/gAudioBundle-2/src/Cartoon Sounds/Cartoon_Caveman_Finding_Humor.ogg&quot;">
            <text:p>"fail": "modules/gAudioBundle-2/src/Cartoon Sounds/Cartoon_Caveman_Finding_Humor.ogg"</text:p>
          </table:table-cell>
          <table:table-cell table:formula="of:=IF(NOT(ISBLANK([.J21]));CONCATENATE([.V$1];[.F21];IF([.$Q21]&gt;7;[.$Y$1];[.$X$1]));&quot;&quot;)">
            <text:p/>
          </table:table-cell>
          <table:table-cell table:formula="of:=IF(NOT(ISBLANK([.K21]));CONCATENATE([.W$1];[.G21];IF([.$Q21]&gt;15;[.$Y$1];[.$X$1]));&quot;&quot;)">
            <text:p/>
          </table:table-cell>
          <table:table-cell table:formula="of:=IF([.Q21]&gt;1;[.AA$1];&quot;&quot;)" office:value-type="string" office:string-value="}">
            <text:p>}</text:p>
          </table:table-cell>
          <table:table-cell table:formula="of:=IF(AND([.Q21]&gt;1;SUM([.Q22:.Q$64]))&gt;0;[.AC$1];&quot;&quot;)" office:value-type="string" office:string-value=",">
            <text:p>,</text:p>
          </table:table-cell>
          <table:table-cell/>
          <table:table-cell table:formula="of:=CONCATENATE([.S21];[.T21];[.U21];[.V21];[.W21];[.X21];[.Y21];[.Z21])" office:value-type="string" office:string-value="&quot;Einschüchtern&quot;: {&quot;fail&quot;: &quot;modules/gAudioBundle-2/src/Cartoon Sounds/Cartoon_Caveman_Finding_Humor.ogg&quot;},">
            <text:p>"Einschüchtern": {"fail": "modules/gAudioBundle-2/src/Cartoon Sounds/Cartoon_Caveman_Finding_Humor.ogg"},</text:p>
          </table:table-cell>
          <table:table-cell/>
          <table:table-cell table:formula="of:=IF([.AA21]=&quot;&quot;;&quot;&quot;;CONCATENATE([.AA21];[.AD$1]))" office:value-type="string" office:string-value="&quot;Einschüchtern&quot;: {&quot;fail&quot;: &quot;modules/gAudioBundle-2/src/Cartoon Sounds/Cartoon_Caveman_Finding_Humor.ogg&quot;},&#10;">
            <text:p>"Einschüchtern": {"fail": "modules/gAudioBundle-2/src/Cartoon Sounds/Cartoon_Caveman_Finding_Humor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Etikette</text:p>
          </table:table-cell>
          <table:table-cell table:formula="of:=VLOOKUP([.H22];[Audiodateien.$A$1:.$B$3512];2;0)" office:value-type="float" office:value="0">
            <text:p>#NV</text:p>
          </table:table-cell>
          <table:table-cell table:formula="of:=VLOOKUP([.I22];[Audiodateien.$A$1:.$B$3512];2;0)" office:value-type="string" office:string-value="modules/gAudioBundle-1/src/Burp/Jm_Burp_Short_Forced.ogg">
            <text:p>modules/gAudioBundle-1/src/Burp/Jm_Burp_Short_Forced.ogg</text:p>
          </table:table-cell>
          <table:table-cell table:formula="of:=VLOOKUP([.J22];[Audiodateien.$A$1:.$B$3512];2;0)" office:value-type="float" office:value="0">
            <text:p>#NV</text:p>
          </table:table-cell>
          <table:table-cell table:formula="of:=VLOOKUP([.K22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Jm_Burp_Short_Forced.ogg</text:p>
          </table:table-cell>
          <table:table-cell table:number-columns-repeated="2" table:content-validation-name="val1"/>
          <table:table-cell office:value-type="string">
            <text:p>Rs_Human_Fart_17.ogg, Obnoxious_Sip_Can_02.ogg</text:p>
          </table:table-cell>
          <table:table-cell table:formula="of:=IF(ISBLANK([.H22]);0;1)" office:value-type="float" office:value="0">
            <text:p>0</text:p>
          </table:table-cell>
          <table:table-cell table:formula="of:=IF(ISBLANK([.I22]);0;2)" office:value-type="float" office:value="2">
            <text:p>2</text:p>
          </table:table-cell>
          <table:table-cell table:formula="of:=IF(ISBLANK([.J22]);0;4)" office:value-type="float" office:value="0">
            <text:p>0</text:p>
          </table:table-cell>
          <table:table-cell table:formula="of:=IF(ISBLANK([.K22]);0;8)" office:value-type="float" office:value="0">
            <text:p>0</text:p>
          </table:table-cell>
          <table:table-cell table:formula="of:=SUM([.M22:.P22])" office:value-type="float" office:value="2">
            <text:p>2</text:p>
          </table:table-cell>
          <table:table-cell/>
          <table:table-cell table:formula="of:=IF([.$Q22]&gt;0;CONCATENATE([.X$1];[.C22];[.X$1];[.Z$1]);&quot;&quot;)" office:value-type="string" office:string-value="&quot;Etikette&quot;: {">
            <text:p>"Etikette": {</text:p>
          </table:table-cell>
          <table:table-cell table:formula="of:=IF(NOT(ISBLANK([.H22]));CONCATENATE([.T$1];[.D22];IF([.$Q22]&gt;1;[.$Y$1];[.$X$1]));&quot;&quot;)">
            <text:p/>
          </table:table-cell>
          <table:table-cell table:formula="of:=IF(NOT(ISBLANK([.I22]));CONCATENATE([.U$1];[.E22];IF([.$Q22]&gt;3;[.$Y$1];[.$X$1]));&quot;&quot;)" office:value-type="string" office:string-value="&quot;fail&quot;: &quot;modules/gAudioBundle-1/src/Burp/Jm_Burp_Short_Forced.ogg&quot;">
            <text:p>"fail": "modules/gAudioBundle-1/src/Burp/Jm_Burp_Short_Forced.ogg"</text:p>
          </table:table-cell>
          <table:table-cell table:formula="of:=IF(NOT(ISBLANK([.J22]));CONCATENATE([.V$1];[.F22];IF([.$Q22]&gt;7;[.$Y$1];[.$X$1]));&quot;&quot;)">
            <text:p/>
          </table:table-cell>
          <table:table-cell table:formula="of:=IF(NOT(ISBLANK([.K22]));CONCATENATE([.W$1];[.G22];IF([.$Q22]&gt;15;[.$Y$1];[.$X$1]));&quot;&quot;)">
            <text:p/>
          </table:table-cell>
          <table:table-cell table:formula="of:=IF([.Q22]&gt;1;[.AA$1];&quot;&quot;)" office:value-type="string" office:string-value="}">
            <text:p>}</text:p>
          </table:table-cell>
          <table:table-cell table:formula="of:=IF(AND([.Q22]&gt;1;SUM([.Q23:.Q$64]))&gt;0;[.AC$1];&quot;&quot;)" office:value-type="string" office:string-value=",">
            <text:p>,</text:p>
          </table:table-cell>
          <table:table-cell/>
          <table:table-cell table:formula="of:=CONCATENATE([.S22];[.T22];[.U22];[.V22];[.W22];[.X22];[.Y22];[.Z22])" office:value-type="string" office:string-value="&quot;Etikette&quot;: {&quot;fail&quot;: &quot;modules/gAudioBundle-1/src/Burp/Jm_Burp_Short_Forced.ogg&quot;},">
            <text:p>"Etikette": {"fail": "modules/gAudioBundle-1/src/Burp/Jm_Burp_Short_Forced.ogg"},</text:p>
          </table:table-cell>
          <table:table-cell/>
          <table:table-cell table:formula="of:=IF([.AA22]=&quot;&quot;;&quot;&quot;;CONCATENATE([.AA22];[.AD$1]))" office:value-type="string" office:string-value="&quot;Etikette&quot;: {&quot;fail&quot;: &quot;modules/gAudioBundle-1/src/Burp/Jm_Burp_Short_Forced.ogg&quot;},&#10;">
            <text:p>"Etikette": {"fail": "modules/gAudioBundle-1/src/Burp/Jm_Burp_Short_Forced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Gassenwissen</text:p>
          </table:table-cell>
          <table:table-cell table:formula="of:=VLOOKUP([.H23];[Audiodateien.$A$1:.$B$3512];2;0)" office:value-type="float" office:value="0">
            <text:p>#NV</text:p>
          </table:table-cell>
          <table:table-cell table:formula="of:=VLOOKUP([.I23];[Audiodateien.$A$1:.$B$3512];2;0)" office:value-type="float" office:value="0">
            <text:p>#NV</text:p>
          </table:table-cell>
          <table:table-cell table:formula="of:=VLOOKUP([.J23];[Audiodateien.$A$1:.$B$3512];2;0)" office:value-type="float" office:value="0">
            <text:p>#NV</text:p>
          </table:table-cell>
          <table:table-cell table:formula="of:=VLOOKUP([.K23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3]);0;1)" office:value-type="float" office:value="0">
            <text:p>0</text:p>
          </table:table-cell>
          <table:table-cell table:formula="of:=IF(ISBLANK([.I23]);0;2)" office:value-type="float" office:value="0">
            <text:p>0</text:p>
          </table:table-cell>
          <table:table-cell table:formula="of:=IF(ISBLANK([.J23]);0;4)" office:value-type="float" office:value="0">
            <text:p>0</text:p>
          </table:table-cell>
          <table:table-cell table:formula="of:=IF(ISBLANK([.K23]);0;8)" office:value-type="float" office:value="0">
            <text:p>0</text:p>
          </table:table-cell>
          <table:table-cell table:formula="of:=SUM([.M23:.P23])" office:value-type="float" office:value="0">
            <text:p>0</text:p>
          </table:table-cell>
          <table:table-cell/>
          <table:table-cell table:formula="of:=IF([.$Q23]&gt;0;CONCATENATE([.X$1];[.C23];[.X$1];[.Z$1]);&quot;&quot;)">
            <text:p/>
          </table:table-cell>
          <table:table-cell table:formula="of:=IF(NOT(ISBLANK([.H23]));CONCATENATE([.T$1];[.D23];IF([.$Q23]&gt;1;[.$Y$1];[.$X$1]));&quot;&quot;)">
            <text:p/>
          </table:table-cell>
          <table:table-cell table:formula="of:=IF(NOT(ISBLANK([.I23]));CONCATENATE([.U$1];[.E23];IF([.$Q23]&gt;3;[.$Y$1];[.$X$1]));&quot;&quot;)">
            <text:p/>
          </table:table-cell>
          <table:table-cell table:formula="of:=IF(NOT(ISBLANK([.J23]));CONCATENATE([.V$1];[.F23];IF([.$Q23]&gt;7;[.$Y$1];[.$X$1]));&quot;&quot;)">
            <text:p/>
          </table:table-cell>
          <table:table-cell table:formula="of:=IF(NOT(ISBLANK([.K23]));CONCATENATE([.W$1];[.G23];IF([.$Q23]&gt;15;[.$Y$1];[.$X$1]));&quot;&quot;)">
            <text:p/>
          </table:table-cell>
          <table:table-cell table:formula="of:=IF([.Q23]&gt;1;[.AA$1];&quot;&quot;)">
            <text:p/>
          </table:table-cell>
          <table:table-cell table:formula="of:=IF(AND([.Q23]&gt;1;SUM([.Q24:.Q$64]))&gt;0;[.AC$1];&quot;&quot;)">
            <text:p/>
          </table:table-cell>
          <table:table-cell/>
          <table:table-cell table:formula="of:=CONCATENATE([.S23];[.T23];[.U23];[.V23];[.W23];[.X23];[.Y23];[.Z23])">
            <text:p/>
          </table:table-cell>
          <table:table-cell/>
          <table:table-cell table:formula="of:=IF([.AA23]=&quot;&quot;;&quot;&quot;;CONCATENATE([.AA23];[.AD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Menschenkenntnis</text:p>
          </table:table-cell>
          <table:table-cell table:formula="of:=VLOOKUP([.H24];[Audiodateien.$A$1:.$B$3512];2;0)" office:value-type="float" office:value="0">
            <text:p>#NV</text:p>
          </table:table-cell>
          <table:table-cell table:formula="of:=VLOOKUP([.I24];[Audiodateien.$A$1:.$B$3512];2;0)" office:value-type="float" office:value="0">
            <text:p>#NV</text:p>
          </table:table-cell>
          <table:table-cell table:formula="of:=VLOOKUP([.J24];[Audiodateien.$A$1:.$B$3512];2;0)" office:value-type="float" office:value="0">
            <text:p>#NV</text:p>
          </table:table-cell>
          <table:table-cell table:formula="of:=VLOOKUP([.K24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4]);0;1)" office:value-type="float" office:value="0">
            <text:p>0</text:p>
          </table:table-cell>
          <table:table-cell table:formula="of:=IF(ISBLANK([.I24]);0;2)" office:value-type="float" office:value="0">
            <text:p>0</text:p>
          </table:table-cell>
          <table:table-cell table:formula="of:=IF(ISBLANK([.J24]);0;4)" office:value-type="float" office:value="0">
            <text:p>0</text:p>
          </table:table-cell>
          <table:table-cell table:formula="of:=IF(ISBLANK([.K24]);0;8)" office:value-type="float" office:value="0">
            <text:p>0</text:p>
          </table:table-cell>
          <table:table-cell table:formula="of:=SUM([.M24:.P24])" office:value-type="float" office:value="0">
            <text:p>0</text:p>
          </table:table-cell>
          <table:table-cell/>
          <table:table-cell table:formula="of:=IF([.$Q24]&gt;0;CONCATENATE([.X$1];[.C24];[.X$1];[.Z$1]);&quot;&quot;)">
            <text:p/>
          </table:table-cell>
          <table:table-cell table:formula="of:=IF(NOT(ISBLANK([.H24]));CONCATENATE([.T$1];[.D24];IF([.$Q24]&gt;1;[.$Y$1];[.$X$1]));&quot;&quot;)">
            <text:p/>
          </table:table-cell>
          <table:table-cell table:formula="of:=IF(NOT(ISBLANK([.I24]));CONCATENATE([.U$1];[.E24];IF([.$Q24]&gt;3;[.$Y$1];[.$X$1]));&quot;&quot;)">
            <text:p/>
          </table:table-cell>
          <table:table-cell table:formula="of:=IF(NOT(ISBLANK([.J24]));CONCATENATE([.V$1];[.F24];IF([.$Q24]&gt;7;[.$Y$1];[.$X$1]));&quot;&quot;)">
            <text:p/>
          </table:table-cell>
          <table:table-cell table:formula="of:=IF(NOT(ISBLANK([.K24]));CONCATENATE([.W$1];[.G24];IF([.$Q24]&gt;15;[.$Y$1];[.$X$1]));&quot;&quot;)">
            <text:p/>
          </table:table-cell>
          <table:table-cell table:formula="of:=IF([.Q24]&gt;1;[.AA$1];&quot;&quot;)">
            <text:p/>
          </table:table-cell>
          <table:table-cell table:formula="of:=IF(AND([.Q24]&gt;1;SUM([.Q25:.Q$64]))&gt;0;[.AC$1];&quot;&quot;)">
            <text:p/>
          </table:table-cell>
          <table:table-cell/>
          <table:table-cell table:formula="of:=CONCATENATE([.S24];[.T24];[.U24];[.V24];[.W24];[.X24];[.Y24];[.Z24])">
            <text:p/>
          </table:table-cell>
          <table:table-cell/>
          <table:table-cell table:formula="of:=IF([.AA24]=&quot;&quot;;&quot;&quot;;CONCATENATE([.AA24];[.AD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Überreden</text:p>
          </table:table-cell>
          <table:table-cell table:formula="of:=VLOOKUP([.H25];[Audiodateien.$A$1:.$B$3512];2;0)" office:value-type="float" office:value="0">
            <text:p>#NV</text:p>
          </table:table-cell>
          <table:table-cell table:formula="of:=VLOOKUP([.I25];[Audiodateien.$A$1:.$B$3512];2;0)" office:value-type="float" office:value="0">
            <text:p>#NV</text:p>
          </table:table-cell>
          <table:table-cell table:formula="of:=VLOOKUP([.J25];[Audiodateien.$A$1:.$B$3512];2;0)" office:value-type="float" office:value="0">
            <text:p>#NV</text:p>
          </table:table-cell>
          <table:table-cell table:formula="of:=VLOOKUP([.K25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5]);0;1)" office:value-type="float" office:value="0">
            <text:p>0</text:p>
          </table:table-cell>
          <table:table-cell table:formula="of:=IF(ISBLANK([.I25]);0;2)" office:value-type="float" office:value="0">
            <text:p>0</text:p>
          </table:table-cell>
          <table:table-cell table:formula="of:=IF(ISBLANK([.J25]);0;4)" office:value-type="float" office:value="0">
            <text:p>0</text:p>
          </table:table-cell>
          <table:table-cell table:formula="of:=IF(ISBLANK([.K25]);0;8)" office:value-type="float" office:value="0">
            <text:p>0</text:p>
          </table:table-cell>
          <table:table-cell table:formula="of:=SUM([.M25:.P25])" office:value-type="float" office:value="0">
            <text:p>0</text:p>
          </table:table-cell>
          <table:table-cell/>
          <table:table-cell table:formula="of:=IF([.$Q25]&gt;0;CONCATENATE([.X$1];[.C25];[.X$1];[.Z$1]);&quot;&quot;)">
            <text:p/>
          </table:table-cell>
          <table:table-cell table:formula="of:=IF(NOT(ISBLANK([.H25]));CONCATENATE([.T$1];[.D25];IF([.$Q25]&gt;1;[.$Y$1];[.$X$1]));&quot;&quot;)">
            <text:p/>
          </table:table-cell>
          <table:table-cell table:formula="of:=IF(NOT(ISBLANK([.I25]));CONCATENATE([.U$1];[.E25];IF([.$Q25]&gt;3;[.$Y$1];[.$X$1]));&quot;&quot;)">
            <text:p/>
          </table:table-cell>
          <table:table-cell table:formula="of:=IF(NOT(ISBLANK([.J25]));CONCATENATE([.V$1];[.F25];IF([.$Q25]&gt;7;[.$Y$1];[.$X$1]));&quot;&quot;)">
            <text:p/>
          </table:table-cell>
          <table:table-cell table:formula="of:=IF(NOT(ISBLANK([.K25]));CONCATENATE([.W$1];[.G25];IF([.$Q25]&gt;15;[.$Y$1];[.$X$1]));&quot;&quot;)">
            <text:p/>
          </table:table-cell>
          <table:table-cell table:formula="of:=IF([.Q25]&gt;1;[.AA$1];&quot;&quot;)">
            <text:p/>
          </table:table-cell>
          <table:table-cell table:formula="of:=IF(AND([.Q25]&gt;1;SUM([.Q26:.Q$64]))&gt;0;[.AC$1];&quot;&quot;)">
            <text:p/>
          </table:table-cell>
          <table:table-cell/>
          <table:table-cell table:formula="of:=CONCATENATE([.S25];[.T25];[.U25];[.V25];[.W25];[.X25];[.Y25];[.Z25])">
            <text:p/>
          </table:table-cell>
          <table:table-cell/>
          <table:table-cell table:formula="of:=IF([.AA25]=&quot;&quot;;&quot;&quot;;CONCATENATE([.AA25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Verkleiden</text:p>
          </table:table-cell>
          <table:table-cell table:formula="of:=VLOOKUP([.H26];[Audiodateien.$A$1:.$B$3512];2;0)" office:value-type="float" office:value="0">
            <text:p>#NV</text:p>
          </table:table-cell>
          <table:table-cell table:formula="of:=VLOOKUP([.I26];[Audiodateien.$A$1:.$B$3512];2;0)" office:value-type="float" office:value="0">
            <text:p>#NV</text:p>
          </table:table-cell>
          <table:table-cell table:formula="of:=VLOOKUP([.J26];[Audiodateien.$A$1:.$B$3512];2;0)" office:value-type="string" office:string-value="modules/gAudioBundle-2/src/Closet/Person_Removing_Jacket_001.ogg">
            <text:p>modules/gAudioBundle-2/src/Closet/Person_Removing_Jacket_001.ogg</text:p>
          </table:table-cell>
          <table:table-cell table:formula="of:=VLOOKUP([.K26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Person_Removing_Jacket_001.ogg</text:p>
          </table:table-cell>
          <table:table-cell table:content-validation-name="val1"/>
          <table:table-cell/>
          <table:table-cell table:formula="of:=IF(ISBLANK([.H26]);0;1)" office:value-type="float" office:value="0">
            <text:p>0</text:p>
          </table:table-cell>
          <table:table-cell table:formula="of:=IF(ISBLANK([.I26]);0;2)" office:value-type="float" office:value="0">
            <text:p>0</text:p>
          </table:table-cell>
          <table:table-cell table:formula="of:=IF(ISBLANK([.J26]);0;4)" office:value-type="float" office:value="4">
            <text:p>4</text:p>
          </table:table-cell>
          <table:table-cell table:formula="of:=IF(ISBLANK([.K26]);0;8)" office:value-type="float" office:value="0">
            <text:p>0</text:p>
          </table:table-cell>
          <table:table-cell table:formula="of:=SUM([.M26:.P26])" office:value-type="float" office:value="4">
            <text:p>4</text:p>
          </table:table-cell>
          <table:table-cell/>
          <table:table-cell table:formula="of:=IF([.$Q26]&gt;0;CONCATENATE([.X$1];[.C26];[.X$1];[.Z$1]);&quot;&quot;)" office:value-type="string" office:string-value="&quot;Verkleiden&quot;: {">
            <text:p>"Verkleiden": {</text:p>
          </table:table-cell>
          <table:table-cell table:formula="of:=IF(NOT(ISBLANK([.H26]));CONCATENATE([.T$1];[.D26];IF([.$Q26]&gt;1;[.$Y$1];[.$X$1]));&quot;&quot;)">
            <text:p/>
          </table:table-cell>
          <table:table-cell table:formula="of:=IF(NOT(ISBLANK([.I26]));CONCATENATE([.U$1];[.E26];IF([.$Q26]&gt;3;[.$Y$1];[.$X$1]));&quot;&quot;)">
            <text:p/>
          </table:table-cell>
          <table:table-cell table:formula="of:=IF(NOT(ISBLANK([.J26]));CONCATENATE([.V$1];[.F26];IF([.$Q26]&gt;7;[.$Y$1];[.$X$1]));&quot;&quot;)" office:value-type="string" office:string-value="&quot;default&quot;: &quot;modules/gAudioBundle-2/src/Closet/Person_Removing_Jacket_001.ogg&quot;">
            <text:p>"default": "modules/gAudioBundle-2/src/Closet/Person_Removing_Jacket_001.ogg"</text:p>
          </table:table-cell>
          <table:table-cell table:formula="of:=IF(NOT(ISBLANK([.K26]));CONCATENATE([.W$1];[.G26];IF([.$Q26]&gt;15;[.$Y$1];[.$X$1]));&quot;&quot;)">
            <text:p/>
          </table:table-cell>
          <table:table-cell table:formula="of:=IF([.Q26]&gt;1;[.AA$1];&quot;&quot;)" office:value-type="string" office:string-value="}">
            <text:p>}</text:p>
          </table:table-cell>
          <table:table-cell table:formula="of:=IF(AND([.Q26]&gt;1;SUM([.Q27:.Q$64]))&gt;0;[.AC$1];&quot;&quot;)" office:value-type="string" office:string-value=",">
            <text:p>,</text:p>
          </table:table-cell>
          <table:table-cell/>
          <table:table-cell table:formula="of:=CONCATENATE([.S26];[.T26];[.U26];[.V26];[.W26];[.X26];[.Y26];[.Z26])" office:value-type="string" office:string-value="&quot;Verkleiden&quot;: {&quot;default&quot;: &quot;modules/gAudioBundle-2/src/Closet/Person_Removing_Jacket_001.ogg&quot;},">
            <text:p>"Verkleiden": {"default": "modules/gAudioBundle-2/src/Closet/Person_Removing_Jacket_001.ogg"},</text:p>
          </table:table-cell>
          <table:table-cell/>
          <table:table-cell table:formula="of:=IF([.AA26]=&quot;&quot;;&quot;&quot;;CONCATENATE([.AA26];[.AD$1]))" office:value-type="string" office:string-value="&quot;Verkleiden&quot;: {&quot;default&quot;: &quot;modules/gAudioBundle-2/src/Closet/Person_Removing_Jacket_001.ogg&quot;},&#10;">
            <text:p>"Verkleiden": {"default": "modules/gAudioBundle-2/src/Closet/Person_Removing_Jacket_001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Willenskraft</text:p>
          </table:table-cell>
          <table:table-cell table:formula="of:=VLOOKUP([.H27];[Audiodateien.$A$1:.$B$3512];2;0)" office:value-type="float" office:value="0">
            <text:p>#NV</text:p>
          </table:table-cell>
          <table:table-cell table:formula="of:=VLOOKUP([.I27];[Audiodateien.$A$1:.$B$3512];2;0)" office:value-type="float" office:value="0">
            <text:p>#NV</text:p>
          </table:table-cell>
          <table:table-cell table:formula="of:=VLOOKUP([.J27];[Audiodateien.$A$1:.$B$3512];2;0)" office:value-type="float" office:value="0">
            <text:p>#NV</text:p>
          </table:table-cell>
          <table:table-cell table:formula="of:=VLOOKUP([.K27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7]);0;1)" office:value-type="float" office:value="0">
            <text:p>0</text:p>
          </table:table-cell>
          <table:table-cell table:formula="of:=IF(ISBLANK([.I27]);0;2)" office:value-type="float" office:value="0">
            <text:p>0</text:p>
          </table:table-cell>
          <table:table-cell table:formula="of:=IF(ISBLANK([.J27]);0;4)" office:value-type="float" office:value="0">
            <text:p>0</text:p>
          </table:table-cell>
          <table:table-cell table:formula="of:=IF(ISBLANK([.K27]);0;8)" office:value-type="float" office:value="0">
            <text:p>0</text:p>
          </table:table-cell>
          <table:table-cell table:formula="of:=SUM([.M27:.P27])" office:value-type="float" office:value="0">
            <text:p>0</text:p>
          </table:table-cell>
          <table:table-cell/>
          <table:table-cell table:formula="of:=IF([.$Q27]&gt;0;CONCATENATE([.X$1];[.C27];[.X$1];[.Z$1]);&quot;&quot;)">
            <text:p/>
          </table:table-cell>
          <table:table-cell table:formula="of:=IF(NOT(ISBLANK([.H27]));CONCATENATE([.T$1];[.D27];IF([.$Q27]&gt;1;[.$Y$1];[.$X$1]));&quot;&quot;)">
            <text:p/>
          </table:table-cell>
          <table:table-cell table:formula="of:=IF(NOT(ISBLANK([.I27]));CONCATENATE([.U$1];[.E27];IF([.$Q27]&gt;3;[.$Y$1];[.$X$1]));&quot;&quot;)">
            <text:p/>
          </table:table-cell>
          <table:table-cell table:formula="of:=IF(NOT(ISBLANK([.J27]));CONCATENATE([.V$1];[.F27];IF([.$Q27]&gt;7;[.$Y$1];[.$X$1]));&quot;&quot;)">
            <text:p/>
          </table:table-cell>
          <table:table-cell table:formula="of:=IF(NOT(ISBLANK([.K27]));CONCATENATE([.W$1];[.G27];IF([.$Q27]&gt;15;[.$Y$1];[.$X$1]));&quot;&quot;)">
            <text:p/>
          </table:table-cell>
          <table:table-cell table:formula="of:=IF([.Q27]&gt;1;[.AA$1];&quot;&quot;)">
            <text:p/>
          </table:table-cell>
          <table:table-cell table:formula="of:=IF(AND([.Q27]&gt;1;SUM([.Q28:.Q$64]))&gt;0;[.AC$1];&quot;&quot;)">
            <text:p/>
          </table:table-cell>
          <table:table-cell/>
          <table:table-cell table:formula="of:=CONCATENATE([.S27];[.T27];[.U27];[.V27];[.W27];[.X27];[.Y27];[.Z27])">
            <text:p/>
          </table:table-cell>
          <table:table-cell/>
          <table:table-cell table:formula="of:=IF([.AA27]=&quot;&quot;;&quot;&quot;;CONCATENATE([.AA27];[.AD$1]))">
            <text:p/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7">
            <text:p>Naturtalente:</text:p>
          </table:table-cell>
          <table:table-cell office:value-type="string">
            <text:p>Fährtensuchen</text:p>
          </table:table-cell>
          <table:table-cell table:formula="of:=VLOOKUP([.H28];[Audiodateien.$A$1:.$B$3512];2;0)" office:value-type="float" office:value="0">
            <text:p>#NV</text:p>
          </table:table-cell>
          <table:table-cell table:formula="of:=VLOOKUP([.I28];[Audiodateien.$A$1:.$B$3512];2;0)" office:value-type="float" office:value="0">
            <text:p>#NV</text:p>
          </table:table-cell>
          <table:table-cell table:formula="of:=VLOOKUP([.J28];[Audiodateien.$A$1:.$B$3512];2;0)" office:value-type="float" office:value="0">
            <text:p>#NV</text:p>
          </table:table-cell>
          <table:table-cell table:formula="of:=VLOOKUP([.K28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8]);0;1)" office:value-type="float" office:value="0">
            <text:p>0</text:p>
          </table:table-cell>
          <table:table-cell table:formula="of:=IF(ISBLANK([.I28]);0;2)" office:value-type="float" office:value="0">
            <text:p>0</text:p>
          </table:table-cell>
          <table:table-cell table:formula="of:=IF(ISBLANK([.J28]);0;4)" office:value-type="float" office:value="0">
            <text:p>0</text:p>
          </table:table-cell>
          <table:table-cell table:formula="of:=IF(ISBLANK([.K28]);0;8)" office:value-type="float" office:value="0">
            <text:p>0</text:p>
          </table:table-cell>
          <table:table-cell table:formula="of:=SUM([.M28:.P28])" office:value-type="float" office:value="0">
            <text:p>0</text:p>
          </table:table-cell>
          <table:table-cell/>
          <table:table-cell table:formula="of:=IF([.$Q28]&gt;0;CONCATENATE([.X$1];[.C28];[.X$1];[.Z$1]);&quot;&quot;)">
            <text:p/>
          </table:table-cell>
          <table:table-cell table:formula="of:=IF(NOT(ISBLANK([.H28]));CONCATENATE([.T$1];[.D28];IF([.$Q28]&gt;1;[.$Y$1];[.$X$1]));&quot;&quot;)">
            <text:p/>
          </table:table-cell>
          <table:table-cell table:formula="of:=IF(NOT(ISBLANK([.I28]));CONCATENATE([.U$1];[.E28];IF([.$Q28]&gt;3;[.$Y$1];[.$X$1]));&quot;&quot;)">
            <text:p/>
          </table:table-cell>
          <table:table-cell table:formula="of:=IF(NOT(ISBLANK([.J28]));CONCATENATE([.V$1];[.F28];IF([.$Q28]&gt;7;[.$Y$1];[.$X$1]));&quot;&quot;)">
            <text:p/>
          </table:table-cell>
          <table:table-cell table:formula="of:=IF(NOT(ISBLANK([.K28]));CONCATENATE([.W$1];[.G28];IF([.$Q28]&gt;15;[.$Y$1];[.$X$1]));&quot;&quot;)">
            <text:p/>
          </table:table-cell>
          <table:table-cell table:formula="of:=IF([.Q28]&gt;1;[.AA$1];&quot;&quot;)">
            <text:p/>
          </table:table-cell>
          <table:table-cell table:formula="of:=IF(AND([.Q28]&gt;1;SUM([.Q29:.Q$64]))&gt;0;[.AC$1];&quot;&quot;)">
            <text:p/>
          </table:table-cell>
          <table:table-cell/>
          <table:table-cell table:formula="of:=CONCATENATE([.S28];[.T28];[.U28];[.V28];[.W28];[.X28];[.Y28];[.Z28])">
            <text:p/>
          </table:table-cell>
          <table:table-cell/>
          <table:table-cell table:formula="of:=IF([.AA28]=&quot;&quot;;&quot;&quot;;CONCATENATE([.AA28];[.AD$1]))">
            <text:p/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Fesseln</text:p>
          </table:table-cell>
          <table:table-cell table:formula="of:=VLOOKUP([.H29];[Audiodateien.$A$1:.$B$3512];2;0)" office:value-type="float" office:value="0">
            <text:p>#NV</text:p>
          </table:table-cell>
          <table:table-cell table:formula="of:=VLOOKUP([.I29];[Audiodateien.$A$1:.$B$3512];2;0)" office:value-type="float" office:value="0">
            <text:p>#NV</text:p>
          </table:table-cell>
          <table:table-cell table:formula="of:=VLOOKUP([.J29];[Audiodateien.$A$1:.$B$3512];2;0)" office:value-type="float" office:value="0">
            <text:p>#NV</text:p>
          </table:table-cell>
          <table:table-cell table:formula="of:=VLOOKUP([.K29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29]);0;1)" office:value-type="float" office:value="0">
            <text:p>0</text:p>
          </table:table-cell>
          <table:table-cell table:formula="of:=IF(ISBLANK([.I29]);0;2)" office:value-type="float" office:value="0">
            <text:p>0</text:p>
          </table:table-cell>
          <table:table-cell table:formula="of:=IF(ISBLANK([.J29]);0;4)" office:value-type="float" office:value="0">
            <text:p>0</text:p>
          </table:table-cell>
          <table:table-cell table:formula="of:=IF(ISBLANK([.K29]);0;8)" office:value-type="float" office:value="0">
            <text:p>0</text:p>
          </table:table-cell>
          <table:table-cell table:formula="of:=SUM([.M29:.P29])" office:value-type="float" office:value="0">
            <text:p>0</text:p>
          </table:table-cell>
          <table:table-cell/>
          <table:table-cell table:formula="of:=IF([.$Q29]&gt;0;CONCATENATE([.X$1];[.C29];[.X$1];[.Z$1]);&quot;&quot;)">
            <text:p/>
          </table:table-cell>
          <table:table-cell table:formula="of:=IF(NOT(ISBLANK([.H29]));CONCATENATE([.T$1];[.D29];IF([.$Q29]&gt;1;[.$Y$1];[.$X$1]));&quot;&quot;)">
            <text:p/>
          </table:table-cell>
          <table:table-cell table:formula="of:=IF(NOT(ISBLANK([.I29]));CONCATENATE([.U$1];[.E29];IF([.$Q29]&gt;3;[.$Y$1];[.$X$1]));&quot;&quot;)">
            <text:p/>
          </table:table-cell>
          <table:table-cell table:formula="of:=IF(NOT(ISBLANK([.J29]));CONCATENATE([.V$1];[.F29];IF([.$Q29]&gt;7;[.$Y$1];[.$X$1]));&quot;&quot;)">
            <text:p/>
          </table:table-cell>
          <table:table-cell table:formula="of:=IF(NOT(ISBLANK([.K29]));CONCATENATE([.W$1];[.G29];IF([.$Q29]&gt;15;[.$Y$1];[.$X$1]));&quot;&quot;)">
            <text:p/>
          </table:table-cell>
          <table:table-cell table:formula="of:=IF([.Q29]&gt;1;[.AA$1];&quot;&quot;)">
            <text:p/>
          </table:table-cell>
          <table:table-cell table:formula="of:=IF(AND([.Q29]&gt;1;SUM([.Q30:.Q$64]))&gt;0;[.AC$1];&quot;&quot;)">
            <text:p/>
          </table:table-cell>
          <table:table-cell/>
          <table:table-cell table:formula="of:=CONCATENATE([.S29];[.T29];[.U29];[.V29];[.W29];[.X29];[.Y29];[.Z29])">
            <text:p/>
          </table:table-cell>
          <table:table-cell/>
          <table:table-cell table:formula="of:=IF([.AA29]=&quot;&quot;;&quot;&quot;;CONCATENATE([.AA29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Fischen &amp; Angeln</text:p>
          </table:table-cell>
          <table:table-cell table:formula="of:=VLOOKUP([.H30];[Audiodateien.$A$1:.$B$3512];2;0)" office:value-type="string" office:string-value="modules/gAudioBundle-2/src/Hydrology Bubbles And Splashes/Fish_Small_Jump_04.ogg">
            <text:p>modules/gAudioBundle-2/src/Hydrology Bubbles And Splashes/Fish_Small_Jump_04.ogg</text:p>
          </table:table-cell>
          <table:table-cell table:formula="of:=VLOOKUP([.I30];[Audiodateien.$A$1:.$B$3512];2;0)" office:value-type="string" office:string-value="modules/gAudioBundle-2/src/Hydrology Underwater/Underwater_Splash_Large_06.ogg">
            <text:p>modules/gAudioBundle-2/src/Hydrology Underwater/Underwater_Splash_Large_06.ogg</text:p>
          </table:table-cell>
          <table:table-cell table:formula="of:=VLOOKUP([.J30];[Audiodateien.$A$1:.$B$3512];2;0)" office:value-type="string" office:string-value="modules/gAudioBundle-1/src/Black Sea/Sfx_Medium_Wave_Splash_On_Rocks_12.ogg">
            <text:p>modules/gAudioBundle-1/src/Black Sea/Sfx_Medium_Wave_Splash_On_Rocks_12.ogg</text:p>
          </table:table-cell>
          <table:table-cell table:formula="of:=VLOOKUP([.K30];[Audiodateien.$A$1:.$B$3512];2;0)" office:value-type="float" office:value="0">
            <text:p>#NV</text:p>
          </table:table-cell>
          <table:table-cell table:content-validation-name="val1" office:value-type="string">
            <text:p>Fish_Small_Jump_04.ogg</text:p>
          </table:table-cell>
          <table:table-cell table:content-validation-name="val1" office:value-type="string">
            <text:p>Underwater_Splash_Large_06.ogg</text:p>
          </table:table-cell>
          <table:table-cell table:content-validation-name="val1" office:value-type="string">
            <text:p>Sfx_Medium_Wave_Splash_On_Rocks_12.ogg</text:p>
          </table:table-cell>
          <table:table-cell table:content-validation-name="val1"/>
          <table:table-cell/>
          <table:table-cell table:formula="of:=IF(ISBLANK([.H30]);0;1)" office:value-type="float" office:value="1">
            <text:p>1</text:p>
          </table:table-cell>
          <table:table-cell table:formula="of:=IF(ISBLANK([.I30]);0;2)" office:value-type="float" office:value="2">
            <text:p>2</text:p>
          </table:table-cell>
          <table:table-cell table:formula="of:=IF(ISBLANK([.J30]);0;4)" office:value-type="float" office:value="4">
            <text:p>4</text:p>
          </table:table-cell>
          <table:table-cell table:formula="of:=IF(ISBLANK([.K30]);0;8)" office:value-type="float" office:value="0">
            <text:p>0</text:p>
          </table:table-cell>
          <table:table-cell table:formula="of:=SUM([.M30:.P30])" office:value-type="float" office:value="7">
            <text:p>7</text:p>
          </table:table-cell>
          <table:table-cell/>
          <table:table-cell table:formula="of:=IF([.$Q30]&gt;0;CONCATENATE([.X$1];[.C30];[.X$1];[.Z$1]);&quot;&quot;)" office:value-type="string" office:string-value="&quot;Fischen &amp; Angeln&quot;: {">
            <text:p>"Fischen &amp; Angeln": {</text:p>
          </table:table-cell>
          <table:table-cell table:formula="of:=IF(NOT(ISBLANK([.H30]));CONCATENATE([.T$1];[.D30];IF([.$Q30]&gt;1;[.$Y$1];[.$X$1]));&quot;&quot;)" office:value-type="string" office:string-value="&quot;success&quot;: &quot;modules/gAudioBundle-2/src/Hydrology Bubbles And Splashes/Fish_Small_Jump_04.ogg&quot;,">
            <text:p>"success": "modules/gAudioBundle-2/src/Hydrology Bubbles And Splashes/Fish_Small_Jump_04.ogg",</text:p>
          </table:table-cell>
          <table:table-cell table:formula="of:=IF(NOT(ISBLANK([.I30]));CONCATENATE([.U$1];[.E30];IF([.$Q30]&gt;3;[.$Y$1];[.$X$1]));&quot;&quot;)" office:value-type="string" office:string-value="&quot;fail&quot;: &quot;modules/gAudioBundle-2/src/Hydrology Underwater/Underwater_Splash_Large_06.ogg&quot;,">
            <text:p>"fail": "modules/gAudioBundle-2/src/Hydrology Underwater/Underwater_Splash_Large_06.ogg",</text:p>
          </table:table-cell>
          <table:table-cell table:formula="of:=IF(NOT(ISBLANK([.J30]));CONCATENATE([.V$1];[.F30];IF([.$Q30]&gt;7;[.$Y$1];[.$X$1]));&quot;&quot;)" office:value-type="string" office:string-value="&quot;default&quot;: &quot;modules/gAudioBundle-1/src/Black Sea/Sfx_Medium_Wave_Splash_On_Rocks_12.ogg&quot;">
            <text:p>"default": "modules/gAudioBundle-1/src/Black Sea/Sfx_Medium_Wave_Splash_On_Rocks_12.ogg"</text:p>
          </table:table-cell>
          <table:table-cell table:formula="of:=IF(NOT(ISBLANK([.K30]));CONCATENATE([.W$1];[.G30];IF([.$Q30]&gt;15;[.$Y$1];[.$X$1]));&quot;&quot;)">
            <text:p/>
          </table:table-cell>
          <table:table-cell table:formula="of:=IF([.Q30]&gt;1;[.AA$1];&quot;&quot;)" office:value-type="string" office:string-value="}">
            <text:p>}</text:p>
          </table:table-cell>
          <table:table-cell table:formula="of:=IF(AND([.Q30]&gt;1;SUM([.Q31:.Q$64]))&gt;0;[.AC$1];&quot;&quot;)" office:value-type="string" office:string-value=",">
            <text:p>,</text:p>
          </table:table-cell>
          <table:table-cell/>
          <table:table-cell table:formula="of:=CONCATENATE([.S30];[.T30];[.U30];[.V30];[.W30];[.X30];[.Y30];[.Z30])" office:value-type="string" office:string-value="&quot;Fischen &amp; Angeln&quot;: {&quot;success&quot;: &quot;modules/gAudioBundle-2/src/Hydrology Bubbles And Splashes/Fish_Small_Jump_04.ogg&quot;,&quot;fail&quot;: &quot;modules/gAudioBundle-2/src/Hydrology Underwater/Underwater_Splash_Large_06.ogg&quot;,&quot;default&quot;: &quot;modules/gAudioBundle-1/src/Black Sea/Sfx_Medium_Wave_Splash_On_Rocks_12.ogg&quot;},">
            <text:p>"Fischen &amp; Angeln": {"success": "modules/gAudioBundle-2/src/Hydrology Bubbles And Splashes/Fish_Small_Jump_04.ogg","fail": "modules/gAudioBundle-2/src/Hydrology Underwater/Underwater_Splash_Large_06.ogg","default": "modules/gAudioBundle-1/src/Black Sea/Sfx_Medium_Wave_Splash_On_Rocks_12.ogg"},</text:p>
          </table:table-cell>
          <table:table-cell/>
          <table:table-cell table:formula="of:=IF([.AA30]=&quot;&quot;;&quot;&quot;;CONCATENATE([.AA30];[.AD$1]))" office:value-type="string" office:string-value="&quot;Fischen &amp; Angeln&quot;: {&quot;success&quot;: &quot;modules/gAudioBundle-2/src/Hydrology Bubbles And Splashes/Fish_Small_Jump_04.ogg&quot;,&quot;fail&quot;: &quot;modules/gAudioBundle-2/src/Hydrology Underwater/Underwater_Splash_Large_06.ogg&quot;,&quot;default&quot;: &quot;modules/gAudioBundle-1/src/Black Sea/Sfx_Medium_Wave_Splash_On_Rocks_12.ogg&quot;},&#10;">
            <text:p>"Fischen &amp; Angeln": {"success": "modules/gAudioBundle-2/src/Hydrology Bubbles And Splashes/Fish_Small_Jump_04.ogg","fail": "modules/gAudioBundle-2/src/Hydrology Underwater/Underwater_Splash_Large_06.ogg","default": "modules/gAudioBundle-1/src/Black Sea/Sfx_Medium_Wave_Splash_On_Rocks_12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Orientierung</text:p>
          </table:table-cell>
          <table:table-cell table:formula="of:=VLOOKUP([.H31];[Audiodateien.$A$1:.$B$3512];2;0)" office:value-type="float" office:value="0">
            <text:p>#NV</text:p>
          </table:table-cell>
          <table:table-cell table:formula="of:=VLOOKUP([.I31];[Audiodateien.$A$1:.$B$3512];2;0)" office:value-type="float" office:value="0">
            <text:p>#NV</text:p>
          </table:table-cell>
          <table:table-cell table:formula="of:=VLOOKUP([.J31];[Audiodateien.$A$1:.$B$3512];2;0)" office:value-type="float" office:value="0">
            <text:p>#NV</text:p>
          </table:table-cell>
          <table:table-cell table:formula="of:=VLOOKUP([.K31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31]);0;1)" office:value-type="float" office:value="0">
            <text:p>0</text:p>
          </table:table-cell>
          <table:table-cell table:formula="of:=IF(ISBLANK([.I31]);0;2)" office:value-type="float" office:value="0">
            <text:p>0</text:p>
          </table:table-cell>
          <table:table-cell table:formula="of:=IF(ISBLANK([.J31]);0;4)" office:value-type="float" office:value="0">
            <text:p>0</text:p>
          </table:table-cell>
          <table:table-cell table:formula="of:=IF(ISBLANK([.K31]);0;8)" office:value-type="float" office:value="0">
            <text:p>0</text:p>
          </table:table-cell>
          <table:table-cell table:formula="of:=SUM([.M31:.P31])" office:value-type="float" office:value="0">
            <text:p>0</text:p>
          </table:table-cell>
          <table:table-cell/>
          <table:table-cell table:formula="of:=IF([.$Q31]&gt;0;CONCATENATE([.X$1];[.C31];[.X$1];[.Z$1]);&quot;&quot;)">
            <text:p/>
          </table:table-cell>
          <table:table-cell table:formula="of:=IF(NOT(ISBLANK([.H31]));CONCATENATE([.T$1];[.D31];IF([.$Q31]&gt;1;[.$Y$1];[.$X$1]));&quot;&quot;)">
            <text:p/>
          </table:table-cell>
          <table:table-cell table:formula="of:=IF(NOT(ISBLANK([.I31]));CONCATENATE([.U$1];[.E31];IF([.$Q31]&gt;3;[.$Y$1];[.$X$1]));&quot;&quot;)">
            <text:p/>
          </table:table-cell>
          <table:table-cell table:formula="of:=IF(NOT(ISBLANK([.J31]));CONCATENATE([.V$1];[.F31];IF([.$Q31]&gt;7;[.$Y$1];[.$X$1]));&quot;&quot;)">
            <text:p/>
          </table:table-cell>
          <table:table-cell table:formula="of:=IF(NOT(ISBLANK([.K31]));CONCATENATE([.W$1];[.G31];IF([.$Q31]&gt;15;[.$Y$1];[.$X$1]));&quot;&quot;)">
            <text:p/>
          </table:table-cell>
          <table:table-cell table:formula="of:=IF([.Q31]&gt;1;[.AA$1];&quot;&quot;)">
            <text:p/>
          </table:table-cell>
          <table:table-cell table:formula="of:=IF(AND([.Q31]&gt;1;SUM([.Q32:.Q$64]))&gt;0;[.AC$1];&quot;&quot;)">
            <text:p/>
          </table:table-cell>
          <table:table-cell/>
          <table:table-cell table:formula="of:=CONCATENATE([.S31];[.T31];[.U31];[.V31];[.W31];[.X31];[.Y31];[.Z31])">
            <text:p/>
          </table:table-cell>
          <table:table-cell/>
          <table:table-cell table:formula="of:=IF([.AA31]=&quot;&quot;;&quot;&quot;;CONCATENATE([.AA31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Pflanzenkunde</text:p>
          </table:table-cell>
          <table:table-cell table:formula="of:=VLOOKUP([.H32];[Audiodateien.$A$1:.$B$3512];2;0)" office:value-type="float" office:value="0">
            <text:p>#NV</text:p>
          </table:table-cell>
          <table:table-cell table:formula="of:=VLOOKUP([.I32];[Audiodateien.$A$1:.$B$3512];2;0)" office:value-type="float" office:value="0">
            <text:p>#NV</text:p>
          </table:table-cell>
          <table:table-cell table:formula="of:=VLOOKUP([.J32];[Audiodateien.$A$1:.$B$3512];2;0)" office:value-type="string" office:string-value="modules/gAudioBundle-4/src/Vegetable Carnage/Vegetable_Carnage_Apple_Rip_Snap_Dry_Medium_Long.ogg">
            <text:p>modules/gAudioBundle-4/src/Vegetable Carnage/Vegetable_Carnage_Apple_Rip_Snap_Dry_Medium_Long.ogg</text:p>
          </table:table-cell>
          <table:table-cell table:formula="of:=VLOOKUP([.K32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Vegetable_Carnage_Apple_Rip_Snap_Dry_Medium_Long.ogg</text:p>
          </table:table-cell>
          <table:table-cell table:content-validation-name="val1"/>
          <table:table-cell/>
          <table:table-cell table:formula="of:=IF(ISBLANK([.H32]);0;1)" office:value-type="float" office:value="0">
            <text:p>0</text:p>
          </table:table-cell>
          <table:table-cell table:formula="of:=IF(ISBLANK([.I32]);0;2)" office:value-type="float" office:value="0">
            <text:p>0</text:p>
          </table:table-cell>
          <table:table-cell table:formula="of:=IF(ISBLANK([.J32]);0;4)" office:value-type="float" office:value="4">
            <text:p>4</text:p>
          </table:table-cell>
          <table:table-cell table:formula="of:=IF(ISBLANK([.K32]);0;8)" office:value-type="float" office:value="0">
            <text:p>0</text:p>
          </table:table-cell>
          <table:table-cell table:formula="of:=SUM([.M32:.P32])" office:value-type="float" office:value="4">
            <text:p>4</text:p>
          </table:table-cell>
          <table:table-cell/>
          <table:table-cell table:formula="of:=IF([.$Q32]&gt;0;CONCATENATE([.X$1];[.C32];[.X$1];[.Z$1]);&quot;&quot;)" office:value-type="string" office:string-value="&quot;Pflanzenkunde&quot;: {">
            <text:p>"Pflanzenkunde": {</text:p>
          </table:table-cell>
          <table:table-cell table:formula="of:=IF(NOT(ISBLANK([.H32]));CONCATENATE([.T$1];[.D32];IF([.$Q32]&gt;1;[.$Y$1];[.$X$1]));&quot;&quot;)">
            <text:p/>
          </table:table-cell>
          <table:table-cell table:formula="of:=IF(NOT(ISBLANK([.I32]));CONCATENATE([.U$1];[.E32];IF([.$Q32]&gt;3;[.$Y$1];[.$X$1]));&quot;&quot;)">
            <text:p/>
          </table:table-cell>
          <table:table-cell table:formula="of:=IF(NOT(ISBLANK([.J32]));CONCATENATE([.V$1];[.F32];IF([.$Q32]&gt;7;[.$Y$1];[.$X$1]));&quot;&quot;)" office:value-type="string" office:string-value="&quot;default&quot;: &quot;modules/gAudioBundle-4/src/Vegetable Carnage/Vegetable_Carnage_Apple_Rip_Snap_Dry_Medium_Long.ogg&quot;">
            <text:p>"default": "modules/gAudioBundle-4/src/Vegetable Carnage/Vegetable_Carnage_Apple_Rip_Snap_Dry_Medium_Long.ogg"</text:p>
          </table:table-cell>
          <table:table-cell table:formula="of:=IF(NOT(ISBLANK([.K32]));CONCATENATE([.W$1];[.G32];IF([.$Q32]&gt;15;[.$Y$1];[.$X$1]));&quot;&quot;)">
            <text:p/>
          </table:table-cell>
          <table:table-cell table:formula="of:=IF([.Q32]&gt;1;[.AA$1];&quot;&quot;)" office:value-type="string" office:string-value="}">
            <text:p>}</text:p>
          </table:table-cell>
          <table:table-cell table:formula="of:=IF(AND([.Q32]&gt;1;SUM([.Q33:.Q$64]))&gt;0;[.AC$1];&quot;&quot;)" office:value-type="string" office:string-value=",">
            <text:p>,</text:p>
          </table:table-cell>
          <table:table-cell/>
          <table:table-cell table:formula="of:=CONCATENATE([.S32];[.T32];[.U32];[.V32];[.W32];[.X32];[.Y32];[.Z32])" office:value-type="string" office:string-value="&quot;Pflanzenkunde&quot;: {&quot;default&quot;: &quot;modules/gAudioBundle-4/src/Vegetable Carnage/Vegetable_Carnage_Apple_Rip_Snap_Dry_Medium_Long.ogg&quot;},">
            <text:p>"Pflanzenkunde": {"default": "modules/gAudioBundle-4/src/Vegetable Carnage/Vegetable_Carnage_Apple_Rip_Snap_Dry_Medium_Long.ogg"},</text:p>
          </table:table-cell>
          <table:table-cell/>
          <table:table-cell table:formula="of:=IF([.AA32]=&quot;&quot;;&quot;&quot;;CONCATENATE([.AA32];[.AD$1]))" office:value-type="string" office:string-value="&quot;Pflanzenkunde&quot;: {&quot;default&quot;: &quot;modules/gAudioBundle-4/src/Vegetable Carnage/Vegetable_Carnage_Apple_Rip_Snap_Dry_Medium_Long.ogg&quot;},&#10;">
            <text:p>"Pflanzenkunde": {"default": "modules/gAudioBundle-4/src/Vegetable Carnage/Vegetable_Carnage_Apple_Rip_Snap_Dry_Medium_Long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Tierkunde</text:p>
          </table:table-cell>
          <table:table-cell table:formula="of:=VLOOKUP([.H33];[Audiodateien.$A$1:.$B$3512];2;0)" office:value-type="float" office:value="0">
            <text:p>#NV</text:p>
          </table:table-cell>
          <table:table-cell table:formula="of:=VLOOKUP([.I33];[Audiodateien.$A$1:.$B$3512];2;0)" office:value-type="string" office:string-value="modules/gAudioBundle-2/src/Dogs Game Ready/Dog_Small_Far_Barking_Echo-017.ogg">
            <text:p>modules/gAudioBundle-2/src/Dogs Game Ready/Dog_Small_Far_Barking_Echo-017.ogg</text:p>
          </table:table-cell>
          <table:table-cell table:formula="of:=VLOOKUP([.J33];[Audiodateien.$A$1:.$B$3512];2;0)" office:value-type="float" office:value="0">
            <text:p>#NV</text:p>
          </table:table-cell>
          <table:table-cell table:formula="of:=VLOOKUP([.K33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Dog_Small_Far_Barking_Echo-017.ogg</text:p>
          </table:table-cell>
          <table:table-cell table:number-columns-repeated="2" table:content-validation-name="val1"/>
          <table:table-cell office:value-type="string">
            <text:p>Mouthy_Growl_Sustained_Low_Steady.ogg</text:p>
          </table:table-cell>
          <table:table-cell table:formula="of:=IF(ISBLANK([.H33]);0;1)" office:value-type="float" office:value="0">
            <text:p>0</text:p>
          </table:table-cell>
          <table:table-cell table:formula="of:=IF(ISBLANK([.I33]);0;2)" office:value-type="float" office:value="2">
            <text:p>2</text:p>
          </table:table-cell>
          <table:table-cell table:formula="of:=IF(ISBLANK([.J33]);0;4)" office:value-type="float" office:value="0">
            <text:p>0</text:p>
          </table:table-cell>
          <table:table-cell table:formula="of:=IF(ISBLANK([.K33]);0;8)" office:value-type="float" office:value="0">
            <text:p>0</text:p>
          </table:table-cell>
          <table:table-cell table:formula="of:=SUM([.M33:.P33])" office:value-type="float" office:value="2">
            <text:p>2</text:p>
          </table:table-cell>
          <table:table-cell/>
          <table:table-cell table:formula="of:=IF([.$Q33]&gt;0;CONCATENATE([.X$1];[.C33];[.X$1];[.Z$1]);&quot;&quot;)" office:value-type="string" office:string-value="&quot;Tierkunde&quot;: {">
            <text:p>"Tierkunde": {</text:p>
          </table:table-cell>
          <table:table-cell table:formula="of:=IF(NOT(ISBLANK([.H33]));CONCATENATE([.T$1];[.D33];IF([.$Q33]&gt;1;[.$Y$1];[.$X$1]));&quot;&quot;)">
            <text:p/>
          </table:table-cell>
          <table:table-cell table:formula="of:=IF(NOT(ISBLANK([.I33]));CONCATENATE([.U$1];[.E33];IF([.$Q33]&gt;3;[.$Y$1];[.$X$1]));&quot;&quot;)" office:value-type="string" office:string-value="&quot;fail&quot;: &quot;modules/gAudioBundle-2/src/Dogs Game Ready/Dog_Small_Far_Barking_Echo-017.ogg&quot;">
            <text:p>"fail": "modules/gAudioBundle-2/src/Dogs Game Ready/Dog_Small_Far_Barking_Echo-017.ogg"</text:p>
          </table:table-cell>
          <table:table-cell table:formula="of:=IF(NOT(ISBLANK([.J33]));CONCATENATE([.V$1];[.F33];IF([.$Q33]&gt;7;[.$Y$1];[.$X$1]));&quot;&quot;)">
            <text:p/>
          </table:table-cell>
          <table:table-cell table:formula="of:=IF(NOT(ISBLANK([.K33]));CONCATENATE([.W$1];[.G33];IF([.$Q33]&gt;15;[.$Y$1];[.$X$1]));&quot;&quot;)">
            <text:p/>
          </table:table-cell>
          <table:table-cell table:formula="of:=IF([.Q33]&gt;1;[.AA$1];&quot;&quot;)" office:value-type="string" office:string-value="}">
            <text:p>}</text:p>
          </table:table-cell>
          <table:table-cell table:formula="of:=IF(AND([.Q33]&gt;1;SUM([.Q34:.Q$64]))&gt;0;[.AC$1];&quot;&quot;)" office:value-type="string" office:string-value=",">
            <text:p>,</text:p>
          </table:table-cell>
          <table:table-cell/>
          <table:table-cell table:formula="of:=CONCATENATE([.S33];[.T33];[.U33];[.V33];[.W33];[.X33];[.Y33];[.Z33])" office:value-type="string" office:string-value="&quot;Tierkunde&quot;: {&quot;fail&quot;: &quot;modules/gAudioBundle-2/src/Dogs Game Ready/Dog_Small_Far_Barking_Echo-017.ogg&quot;},">
            <text:p>"Tierkunde": {"fail": "modules/gAudioBundle-2/src/Dogs Game Ready/Dog_Small_Far_Barking_Echo-017.ogg"},</text:p>
          </table:table-cell>
          <table:table-cell/>
          <table:table-cell table:formula="of:=IF([.AA33]=&quot;&quot;;&quot;&quot;;CONCATENATE([.AA33];[.AD$1]))" office:value-type="string" office:string-value="&quot;Tierkunde&quot;: {&quot;fail&quot;: &quot;modules/gAudioBundle-2/src/Dogs Game Ready/Dog_Small_Far_Barking_Echo-017.ogg&quot;},&#10;">
            <text:p>"Tierkunde": {"fail": "modules/gAudioBundle-2/src/Dogs Game Ready/Dog_Small_Far_Barking_Echo-017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Wildnisleben</text:p>
          </table:table-cell>
          <table:table-cell table:formula="of:=VLOOKUP([.H34];[Audiodateien.$A$1:.$B$3512];2;0)" office:value-type="float" office:value="0">
            <text:p>#NV</text:p>
          </table:table-cell>
          <table:table-cell table:formula="of:=VLOOKUP([.I34];[Audiodateien.$A$1:.$B$3512];2;0)" office:value-type="float" office:value="0">
            <text:p>#NV</text:p>
          </table:table-cell>
          <table:table-cell table:formula="of:=VLOOKUP([.J34];[Audiodateien.$A$1:.$B$3512];2;0)" office:value-type="string" office:string-value="modules/gAudioBundle-2/src/General Library/Thunder_Very-Close_Rain_08.ogg">
            <text:p>modules/gAudioBundle-2/src/General Library/Thunder_Very-Close_Rain_08.ogg</text:p>
          </table:table-cell>
          <table:table-cell table:formula="of:=VLOOKUP([.K34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Thunder_Very-Close_Rain_08.ogg</text:p>
          </table:table-cell>
          <table:table-cell table:content-validation-name="val1"/>
          <table:table-cell/>
          <table:table-cell table:formula="of:=IF(ISBLANK([.H34]);0;1)" office:value-type="float" office:value="0">
            <text:p>0</text:p>
          </table:table-cell>
          <table:table-cell table:formula="of:=IF(ISBLANK([.I34]);0;2)" office:value-type="float" office:value="0">
            <text:p>0</text:p>
          </table:table-cell>
          <table:table-cell table:formula="of:=IF(ISBLANK([.J34]);0;4)" office:value-type="float" office:value="4">
            <text:p>4</text:p>
          </table:table-cell>
          <table:table-cell table:formula="of:=IF(ISBLANK([.K34]);0;8)" office:value-type="float" office:value="0">
            <text:p>0</text:p>
          </table:table-cell>
          <table:table-cell table:formula="of:=SUM([.M34:.P34])" office:value-type="float" office:value="4">
            <text:p>4</text:p>
          </table:table-cell>
          <table:table-cell/>
          <table:table-cell table:formula="of:=IF([.$Q34]&gt;0;CONCATENATE([.X$1];[.C34];[.X$1];[.Z$1]);&quot;&quot;)" office:value-type="string" office:string-value="&quot;Wildnisleben&quot;: {">
            <text:p>"Wildnisleben": {</text:p>
          </table:table-cell>
          <table:table-cell table:formula="of:=IF(NOT(ISBLANK([.H34]));CONCATENATE([.T$1];[.D34];IF([.$Q34]&gt;1;[.$Y$1];[.$X$1]));&quot;&quot;)">
            <text:p/>
          </table:table-cell>
          <table:table-cell table:formula="of:=IF(NOT(ISBLANK([.I34]));CONCATENATE([.U$1];[.E34];IF([.$Q34]&gt;3;[.$Y$1];[.$X$1]));&quot;&quot;)">
            <text:p/>
          </table:table-cell>
          <table:table-cell table:formula="of:=IF(NOT(ISBLANK([.J34]));CONCATENATE([.V$1];[.F34];IF([.$Q34]&gt;7;[.$Y$1];[.$X$1]));&quot;&quot;)" office:value-type="string" office:string-value="&quot;default&quot;: &quot;modules/gAudioBundle-2/src/General Library/Thunder_Very-Close_Rain_08.ogg&quot;">
            <text:p>"default": "modules/gAudioBundle-2/src/General Library/Thunder_Very-Close_Rain_08.ogg"</text:p>
          </table:table-cell>
          <table:table-cell table:formula="of:=IF(NOT(ISBLANK([.K34]));CONCATENATE([.W$1];[.G34];IF([.$Q34]&gt;15;[.$Y$1];[.$X$1]));&quot;&quot;)">
            <text:p/>
          </table:table-cell>
          <table:table-cell table:formula="of:=IF([.Q34]&gt;1;[.AA$1];&quot;&quot;)" office:value-type="string" office:string-value="}">
            <text:p>}</text:p>
          </table:table-cell>
          <table:table-cell table:formula="of:=IF(AND([.Q34]&gt;1;SUM([.Q35:.Q$64]))&gt;0;[.AC$1];&quot;&quot;)" office:value-type="string" office:string-value=",">
            <text:p>,</text:p>
          </table:table-cell>
          <table:table-cell/>
          <table:table-cell table:formula="of:=CONCATENATE([.S34];[.T34];[.U34];[.V34];[.W34];[.X34];[.Y34];[.Z34])" office:value-type="string" office:string-value="&quot;Wildnisleben&quot;: {&quot;default&quot;: &quot;modules/gAudioBundle-2/src/General Library/Thunder_Very-Close_Rain_08.ogg&quot;},">
            <text:p>"Wildnisleben": {"default": "modules/gAudioBundle-2/src/General Library/Thunder_Very-Close_Rain_08.ogg"},</text:p>
          </table:table-cell>
          <table:table-cell/>
          <table:table-cell table:formula="of:=IF([.AA34]=&quot;&quot;;&quot;&quot;;CONCATENATE([.AA34];[.AD$1]))" office:value-type="string" office:string-value="&quot;Wildnisleben&quot;: {&quot;default&quot;: &quot;modules/gAudioBundle-2/src/General Library/Thunder_Very-Close_Rain_08.ogg&quot;},&#10;">
            <text:p>"Wildnisleben": {"default": "modules/gAudioBundle-2/src/General Library/Thunder_Very-Close_Rain_08.ogg"},<text:line-break/>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12">
            <text:p>Wissenstalente:</text:p>
          </table:table-cell>
          <table:table-cell office:value-type="string">
            <text:p>Brett- &amp; Glückspiel</text:p>
          </table:table-cell>
          <table:table-cell table:formula="of:=VLOOKUP([.H35];[Audiodateien.$A$1:.$B$3512];2;0)" office:value-type="float" office:value="0">
            <text:p>#NV</text:p>
          </table:table-cell>
          <table:table-cell table:formula="of:=VLOOKUP([.I35];[Audiodateien.$A$1:.$B$3512];2;0)" office:value-type="float" office:value="0">
            <text:p>#NV</text:p>
          </table:table-cell>
          <table:table-cell table:formula="of:=VLOOKUP([.J35];[Audiodateien.$A$1:.$B$3512];2;0)" office:value-type="float" office:value="0">
            <text:p>#NV</text:p>
          </table:table-cell>
          <table:table-cell table:formula="of:=VLOOKUP([.K35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35]);0;1)" office:value-type="float" office:value="0">
            <text:p>0</text:p>
          </table:table-cell>
          <table:table-cell table:formula="of:=IF(ISBLANK([.I35]);0;2)" office:value-type="float" office:value="0">
            <text:p>0</text:p>
          </table:table-cell>
          <table:table-cell table:formula="of:=IF(ISBLANK([.J35]);0;4)" office:value-type="float" office:value="0">
            <text:p>0</text:p>
          </table:table-cell>
          <table:table-cell table:formula="of:=IF(ISBLANK([.K35]);0;8)" office:value-type="float" office:value="0">
            <text:p>0</text:p>
          </table:table-cell>
          <table:table-cell table:formula="of:=SUM([.M35:.P35])" office:value-type="float" office:value="0">
            <text:p>0</text:p>
          </table:table-cell>
          <table:table-cell/>
          <table:table-cell table:formula="of:=IF([.$Q35]&gt;0;CONCATENATE([.X$1];[.C35];[.X$1];[.Z$1]);&quot;&quot;)">
            <text:p/>
          </table:table-cell>
          <table:table-cell table:formula="of:=IF(NOT(ISBLANK([.H35]));CONCATENATE([.T$1];[.D35];IF([.$Q35]&gt;1;[.$Y$1];[.$X$1]));&quot;&quot;)">
            <text:p/>
          </table:table-cell>
          <table:table-cell table:formula="of:=IF(NOT(ISBLANK([.I35]));CONCATENATE([.U$1];[.E35];IF([.$Q35]&gt;3;[.$Y$1];[.$X$1]));&quot;&quot;)">
            <text:p/>
          </table:table-cell>
          <table:table-cell table:formula="of:=IF(NOT(ISBLANK([.J35]));CONCATENATE([.V$1];[.F35];IF([.$Q35]&gt;7;[.$Y$1];[.$X$1]));&quot;&quot;)">
            <text:p/>
          </table:table-cell>
          <table:table-cell table:formula="of:=IF(NOT(ISBLANK([.K35]));CONCATENATE([.W$1];[.G35];IF([.$Q35]&gt;15;[.$Y$1];[.$X$1]));&quot;&quot;)">
            <text:p/>
          </table:table-cell>
          <table:table-cell table:formula="of:=IF([.Q35]&gt;1;[.AA$1];&quot;&quot;)">
            <text:p/>
          </table:table-cell>
          <table:table-cell table:formula="of:=IF(AND([.Q35]&gt;1;SUM([.Q36:.Q$64]))&gt;0;[.AC$1];&quot;&quot;)">
            <text:p/>
          </table:table-cell>
          <table:table-cell/>
          <table:table-cell table:formula="of:=CONCATENATE([.S35];[.T35];[.U35];[.V35];[.W35];[.X35];[.Y35];[.Z35])">
            <text:p/>
          </table:table-cell>
          <table:table-cell/>
          <table:table-cell table:formula="of:=IF([.AA35]=&quot;&quot;;&quot;&quot;;CONCATENATE([.AA35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Geographie</text:p>
          </table:table-cell>
          <table:table-cell table:formula="of:=VLOOKUP([.H36];[Audiodateien.$A$1:.$B$3512];2;0)" office:value-type="float" office:value="0">
            <text:p>#NV</text:p>
          </table:table-cell>
          <table:table-cell table:formula="of:=VLOOKUP([.I36];[Audiodateien.$A$1:.$B$3512];2;0)" office:value-type="float" office:value="0">
            <text:p>#NV</text:p>
          </table:table-cell>
          <table:table-cell table:formula="of:=VLOOKUP([.J36];[Audiodateien.$A$1:.$B$3512];2;0)" office:value-type="string" office:string-value="modules/gAudioBundle-3/src/Office/Office Equipment And Supplies/Shuffling_Paper_4.ogg">
            <text:p>modules/gAudioBundle-3/src/Office/Office Equipment And Supplies/Shuffling_Paper_4.ogg</text:p>
          </table:table-cell>
          <table:table-cell table:formula="of:=VLOOKUP([.K36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huffling_Paper_4.ogg</text:p>
          </table:table-cell>
          <table:table-cell table:content-validation-name="val1"/>
          <table:table-cell/>
          <table:table-cell table:formula="of:=IF(ISBLANK([.H36]);0;1)" office:value-type="float" office:value="0">
            <text:p>0</text:p>
          </table:table-cell>
          <table:table-cell table:formula="of:=IF(ISBLANK([.I36]);0;2)" office:value-type="float" office:value="0">
            <text:p>0</text:p>
          </table:table-cell>
          <table:table-cell table:formula="of:=IF(ISBLANK([.J36]);0;4)" office:value-type="float" office:value="4">
            <text:p>4</text:p>
          </table:table-cell>
          <table:table-cell table:formula="of:=IF(ISBLANK([.K36]);0;8)" office:value-type="float" office:value="0">
            <text:p>0</text:p>
          </table:table-cell>
          <table:table-cell table:formula="of:=SUM([.M36:.P36])" office:value-type="float" office:value="4">
            <text:p>4</text:p>
          </table:table-cell>
          <table:table-cell/>
          <table:table-cell table:formula="of:=IF([.$Q36]&gt;0;CONCATENATE([.X$1];[.C36];[.X$1];[.Z$1]);&quot;&quot;)" office:value-type="string" office:string-value="&quot;Geographie&quot;: {">
            <text:p>"Geographie": {</text:p>
          </table:table-cell>
          <table:table-cell table:formula="of:=IF(NOT(ISBLANK([.H36]));CONCATENATE([.T$1];[.D36];IF([.$Q36]&gt;1;[.$Y$1];[.$X$1]));&quot;&quot;)">
            <text:p/>
          </table:table-cell>
          <table:table-cell table:formula="of:=IF(NOT(ISBLANK([.I36]));CONCATENATE([.U$1];[.E36];IF([.$Q36]&gt;3;[.$Y$1];[.$X$1]));&quot;&quot;)">
            <text:p/>
          </table:table-cell>
          <table:table-cell table:formula="of:=IF(NOT(ISBLANK([.J36]));CONCATENATE([.V$1];[.F36];IF([.$Q36]&gt;7;[.$Y$1];[.$X$1]));&quot;&quot;)" office:value-type="string" office:string-value="&quot;default&quot;: &quot;modules/gAudioBundle-3/src/Office/Office Equipment And Supplies/Shuffling_Paper_4.ogg&quot;">
            <text:p>"default": "modules/gAudioBundle-3/src/Office/Office Equipment And Supplies/Shuffling_Paper_4.ogg"</text:p>
          </table:table-cell>
          <table:table-cell table:formula="of:=IF(NOT(ISBLANK([.K36]));CONCATENATE([.W$1];[.G36];IF([.$Q36]&gt;15;[.$Y$1];[.$X$1]));&quot;&quot;)">
            <text:p/>
          </table:table-cell>
          <table:table-cell table:formula="of:=IF([.Q36]&gt;1;[.AA$1];&quot;&quot;)" office:value-type="string" office:string-value="}">
            <text:p>}</text:p>
          </table:table-cell>
          <table:table-cell table:formula="of:=IF(AND([.Q36]&gt;1;SUM([.Q37:.Q$64]))&gt;0;[.AC$1];&quot;&quot;)" office:value-type="string" office:string-value=",">
            <text:p>,</text:p>
          </table:table-cell>
          <table:table-cell/>
          <table:table-cell table:formula="of:=CONCATENATE([.S36];[.T36];[.U36];[.V36];[.W36];[.X36];[.Y36];[.Z36])" office:value-type="string" office:string-value="&quot;Geographie&quot;: {&quot;default&quot;: &quot;modules/gAudioBundle-3/src/Office/Office Equipment And Supplies/Shuffling_Paper_4.ogg&quot;},">
            <text:p>"Geographie": {"default": "modules/gAudioBundle-3/src/Office/Office Equipment And Supplies/Shuffling_Paper_4.ogg"},</text:p>
          </table:table-cell>
          <table:table-cell/>
          <table:table-cell table:formula="of:=IF([.AA36]=&quot;&quot;;&quot;&quot;;CONCATENATE([.AA36];[.AD$1]))" office:value-type="string" office:string-value="&quot;Geographie&quot;: {&quot;default&quot;: &quot;modules/gAudioBundle-3/src/Office/Office Equipment And Supplies/Shuffling_Paper_4.ogg&quot;},&#10;">
            <text:p>"Geographie": {"default": "modules/gAudioBundle-3/src/Office/Office Equipment And Supplies/Shuffling_Paper_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Geschichtswissen</text:p>
          </table:table-cell>
          <table:table-cell table:formula="of:=VLOOKUP([.H37];[Audiodateien.$A$1:.$B$3512];2;0)" office:value-type="float" office:value="0">
            <text:p>#NV</text:p>
          </table:table-cell>
          <table:table-cell table:formula="of:=VLOOKUP([.I37];[Audiodateien.$A$1:.$B$3512];2;0)" office:value-type="float" office:value="0">
            <text:p>#NV</text:p>
          </table:table-cell>
          <table:table-cell table:formula="of:=VLOOKUP([.J37];[Audiodateien.$A$1:.$B$3512];2;0)" office:value-type="string" office:string-value="modules/gAudioBundle-2/src/Handwriting Sound Effects/Handwriting_Fountainpen_023.ogg">
            <text:p>modules/gAudioBundle-2/src/Handwriting Sound Effects/Handwriting_Fountainpen_023.ogg</text:p>
          </table:table-cell>
          <table:table-cell table:formula="of:=VLOOKUP([.K37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Handwriting_Fountainpen_023.ogg</text:p>
          </table:table-cell>
          <table:table-cell table:content-validation-name="val1"/>
          <table:table-cell/>
          <table:table-cell table:formula="of:=IF(ISBLANK([.H37]);0;1)" office:value-type="float" office:value="0">
            <text:p>0</text:p>
          </table:table-cell>
          <table:table-cell table:formula="of:=IF(ISBLANK([.I37]);0;2)" office:value-type="float" office:value="0">
            <text:p>0</text:p>
          </table:table-cell>
          <table:table-cell table:formula="of:=IF(ISBLANK([.J37]);0;4)" office:value-type="float" office:value="4">
            <text:p>4</text:p>
          </table:table-cell>
          <table:table-cell table:formula="of:=IF(ISBLANK([.K37]);0;8)" office:value-type="float" office:value="0">
            <text:p>0</text:p>
          </table:table-cell>
          <table:table-cell table:formula="of:=SUM([.M37:.P37])" office:value-type="float" office:value="4">
            <text:p>4</text:p>
          </table:table-cell>
          <table:table-cell/>
          <table:table-cell table:formula="of:=IF([.$Q37]&gt;0;CONCATENATE([.X$1];[.C37];[.X$1];[.Z$1]);&quot;&quot;)" office:value-type="string" office:string-value="&quot;Geschichtswissen&quot;: {">
            <text:p>"Geschichtswissen": {</text:p>
          </table:table-cell>
          <table:table-cell table:formula="of:=IF(NOT(ISBLANK([.H37]));CONCATENATE([.T$1];[.D37];IF([.$Q37]&gt;1;[.$Y$1];[.$X$1]));&quot;&quot;)">
            <text:p/>
          </table:table-cell>
          <table:table-cell table:formula="of:=IF(NOT(ISBLANK([.I37]));CONCATENATE([.U$1];[.E37];IF([.$Q37]&gt;3;[.$Y$1];[.$X$1]));&quot;&quot;)">
            <text:p/>
          </table:table-cell>
          <table:table-cell table:formula="of:=IF(NOT(ISBLANK([.J37]));CONCATENATE([.V$1];[.F37];IF([.$Q37]&gt;7;[.$Y$1];[.$X$1]));&quot;&quot;)" office:value-type="string" office:string-value="&quot;default&quot;: &quot;modules/gAudioBundle-2/src/Handwriting Sound Effects/Handwriting_Fountainpen_023.ogg&quot;">
            <text:p>"default": "modules/gAudioBundle-2/src/Handwriting Sound Effects/Handwriting_Fountainpen_023.ogg"</text:p>
          </table:table-cell>
          <table:table-cell table:formula="of:=IF(NOT(ISBLANK([.K37]));CONCATENATE([.W$1];[.G37];IF([.$Q37]&gt;15;[.$Y$1];[.$X$1]));&quot;&quot;)">
            <text:p/>
          </table:table-cell>
          <table:table-cell table:formula="of:=IF([.Q37]&gt;1;[.AA$1];&quot;&quot;)" office:value-type="string" office:string-value="}">
            <text:p>}</text:p>
          </table:table-cell>
          <table:table-cell table:formula="of:=IF(AND([.Q37]&gt;1;SUM([.Q38:.Q$64]))&gt;0;[.AC$1];&quot;&quot;)" office:value-type="string" office:string-value=",">
            <text:p>,</text:p>
          </table:table-cell>
          <table:table-cell/>
          <table:table-cell table:formula="of:=CONCATENATE([.S37];[.T37];[.U37];[.V37];[.W37];[.X37];[.Y37];[.Z37])" office:value-type="string" office:string-value="&quot;Geschichtswissen&quot;: {&quot;default&quot;: &quot;modules/gAudioBundle-2/src/Handwriting Sound Effects/Handwriting_Fountainpen_023.ogg&quot;},">
            <text:p>"Geschichtswissen": {"default": "modules/gAudioBundle-2/src/Handwriting Sound Effects/Handwriting_Fountainpen_023.ogg"},</text:p>
          </table:table-cell>
          <table:table-cell/>
          <table:table-cell table:formula="of:=IF([.AA37]=&quot;&quot;;&quot;&quot;;CONCATENATE([.AA37];[.AD$1]))" office:value-type="string" office:string-value="&quot;Geschichtswissen&quot;: {&quot;default&quot;: &quot;modules/gAudioBundle-2/src/Handwriting Sound Effects/Handwriting_Fountainpen_023.ogg&quot;},&#10;">
            <text:p>"Geschichtswissen": {"default": "modules/gAudioBundle-2/src/Handwriting Sound Effects/Handwriting_Fountainpen_023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Götter &amp; Kulte</text:p>
          </table:table-cell>
          <table:table-cell table:formula="of:=VLOOKUP([.H38];[Audiodateien.$A$1:.$B$3512];2;0)" office:value-type="float" office:value="0">
            <text:p>#NV</text:p>
          </table:table-cell>
          <table:table-cell table:formula="of:=VLOOKUP([.I38];[Audiodateien.$A$1:.$B$3512];2;0)" office:value-type="float" office:value="0">
            <text:p>#NV</text:p>
          </table:table-cell>
          <table:table-cell table:formula="of:=VLOOKUP([.J38];[Audiodateien.$A$1:.$B$3512];2;0)" office:value-type="float" office:value="0">
            <text:p>#NV</text:p>
          </table:table-cell>
          <table:table-cell table:formula="of:=VLOOKUP([.K38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38]);0;1)" office:value-type="float" office:value="0">
            <text:p>0</text:p>
          </table:table-cell>
          <table:table-cell table:formula="of:=IF(ISBLANK([.I38]);0;2)" office:value-type="float" office:value="0">
            <text:p>0</text:p>
          </table:table-cell>
          <table:table-cell table:formula="of:=IF(ISBLANK([.J38]);0;4)" office:value-type="float" office:value="0">
            <text:p>0</text:p>
          </table:table-cell>
          <table:table-cell table:formula="of:=IF(ISBLANK([.K38]);0;8)" office:value-type="float" office:value="0">
            <text:p>0</text:p>
          </table:table-cell>
          <table:table-cell table:formula="of:=SUM([.M38:.P38])" office:value-type="float" office:value="0">
            <text:p>0</text:p>
          </table:table-cell>
          <table:table-cell/>
          <table:table-cell table:formula="of:=IF([.$Q38]&gt;0;CONCATENATE([.X$1];[.C38];[.X$1];[.Z$1]);&quot;&quot;)">
            <text:p/>
          </table:table-cell>
          <table:table-cell table:formula="of:=IF(NOT(ISBLANK([.H38]));CONCATENATE([.T$1];[.D38];IF([.$Q38]&gt;1;[.$Y$1];[.$X$1]));&quot;&quot;)">
            <text:p/>
          </table:table-cell>
          <table:table-cell table:formula="of:=IF(NOT(ISBLANK([.I38]));CONCATENATE([.U$1];[.E38];IF([.$Q38]&gt;3;[.$Y$1];[.$X$1]));&quot;&quot;)">
            <text:p/>
          </table:table-cell>
          <table:table-cell table:formula="of:=IF(NOT(ISBLANK([.J38]));CONCATENATE([.V$1];[.F38];IF([.$Q38]&gt;7;[.$Y$1];[.$X$1]));&quot;&quot;)">
            <text:p/>
          </table:table-cell>
          <table:table-cell table:formula="of:=IF(NOT(ISBLANK([.K38]));CONCATENATE([.W$1];[.G38];IF([.$Q38]&gt;15;[.$Y$1];[.$X$1]));&quot;&quot;)">
            <text:p/>
          </table:table-cell>
          <table:table-cell table:formula="of:=IF([.Q38]&gt;1;[.AA$1];&quot;&quot;)">
            <text:p/>
          </table:table-cell>
          <table:table-cell table:formula="of:=IF(AND([.Q38]&gt;1;SUM([.Q39:.Q$64]))&gt;0;[.AC$1];&quot;&quot;)">
            <text:p/>
          </table:table-cell>
          <table:table-cell/>
          <table:table-cell table:formula="of:=CONCATENATE([.S38];[.T38];[.U38];[.V38];[.W38];[.X38];[.Y38];[.Z38])">
            <text:p/>
          </table:table-cell>
          <table:table-cell/>
          <table:table-cell table:formula="of:=IF([.AA38]=&quot;&quot;;&quot;&quot;;CONCATENATE([.AA38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Kriegskunst</text:p>
          </table:table-cell>
          <table:table-cell table:formula="of:=VLOOKUP([.H39];[Audiodateien.$A$1:.$B$3512];2;0)" office:value-type="float" office:value="0">
            <text:p>#NV</text:p>
          </table:table-cell>
          <table:table-cell table:formula="of:=VLOOKUP([.I39];[Audiodateien.$A$1:.$B$3512];2;0)" office:value-type="float" office:value="0">
            <text:p>#NV</text:p>
          </table:table-cell>
          <table:table-cell table:formula="of:=VLOOKUP([.J39];[Audiodateien.$A$1:.$B$3512];2;0)" office:value-type="string" office:string-value="modules/gAudioBundle-3/src/Office/Office Equipment And Supplies/Shuffling_Paper_4.ogg">
            <text:p>modules/gAudioBundle-3/src/Office/Office Equipment And Supplies/Shuffling_Paper_4.ogg</text:p>
          </table:table-cell>
          <table:table-cell table:formula="of:=VLOOKUP([.K39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huffling_Paper_4.ogg</text:p>
          </table:table-cell>
          <table:table-cell table:content-validation-name="val1"/>
          <table:table-cell/>
          <table:table-cell table:formula="of:=IF(ISBLANK([.H39]);0;1)" office:value-type="float" office:value="0">
            <text:p>0</text:p>
          </table:table-cell>
          <table:table-cell table:formula="of:=IF(ISBLANK([.I39]);0;2)" office:value-type="float" office:value="0">
            <text:p>0</text:p>
          </table:table-cell>
          <table:table-cell table:formula="of:=IF(ISBLANK([.J39]);0;4)" office:value-type="float" office:value="4">
            <text:p>4</text:p>
          </table:table-cell>
          <table:table-cell table:formula="of:=IF(ISBLANK([.K39]);0;8)" office:value-type="float" office:value="0">
            <text:p>0</text:p>
          </table:table-cell>
          <table:table-cell table:formula="of:=SUM([.M39:.P39])" office:value-type="float" office:value="4">
            <text:p>4</text:p>
          </table:table-cell>
          <table:table-cell/>
          <table:table-cell table:formula="of:=IF([.$Q39]&gt;0;CONCATENATE([.X$1];[.C39];[.X$1];[.Z$1]);&quot;&quot;)" office:value-type="string" office:string-value="&quot;Kriegskunst&quot;: {">
            <text:p>"Kriegskunst": {</text:p>
          </table:table-cell>
          <table:table-cell table:formula="of:=IF(NOT(ISBLANK([.H39]));CONCATENATE([.T$1];[.D39];IF([.$Q39]&gt;1;[.$Y$1];[.$X$1]));&quot;&quot;)">
            <text:p/>
          </table:table-cell>
          <table:table-cell table:formula="of:=IF(NOT(ISBLANK([.I39]));CONCATENATE([.U$1];[.E39];IF([.$Q39]&gt;3;[.$Y$1];[.$X$1]));&quot;&quot;)">
            <text:p/>
          </table:table-cell>
          <table:table-cell table:formula="of:=IF(NOT(ISBLANK([.J39]));CONCATENATE([.V$1];[.F39];IF([.$Q39]&gt;7;[.$Y$1];[.$X$1]));&quot;&quot;)" office:value-type="string" office:string-value="&quot;default&quot;: &quot;modules/gAudioBundle-3/src/Office/Office Equipment And Supplies/Shuffling_Paper_4.ogg&quot;">
            <text:p>"default": "modules/gAudioBundle-3/src/Office/Office Equipment And Supplies/Shuffling_Paper_4.ogg"</text:p>
          </table:table-cell>
          <table:table-cell table:formula="of:=IF(NOT(ISBLANK([.K39]));CONCATENATE([.W$1];[.G39];IF([.$Q39]&gt;15;[.$Y$1];[.$X$1]));&quot;&quot;)">
            <text:p/>
          </table:table-cell>
          <table:table-cell table:formula="of:=IF([.Q39]&gt;1;[.AA$1];&quot;&quot;)" office:value-type="string" office:string-value="}">
            <text:p>}</text:p>
          </table:table-cell>
          <table:table-cell table:formula="of:=IF(AND([.Q39]&gt;1;SUM([.Q40:.Q$64]))&gt;0;[.AC$1];&quot;&quot;)" office:value-type="string" office:string-value=",">
            <text:p>,</text:p>
          </table:table-cell>
          <table:table-cell/>
          <table:table-cell table:formula="of:=CONCATENATE([.S39];[.T39];[.U39];[.V39];[.W39];[.X39];[.Y39];[.Z39])" office:value-type="string" office:string-value="&quot;Kriegskunst&quot;: {&quot;default&quot;: &quot;modules/gAudioBundle-3/src/Office/Office Equipment And Supplies/Shuffling_Paper_4.ogg&quot;},">
            <text:p>"Kriegskunst": {"default": "modules/gAudioBundle-3/src/Office/Office Equipment And Supplies/Shuffling_Paper_4.ogg"},</text:p>
          </table:table-cell>
          <table:table-cell/>
          <table:table-cell table:formula="of:=IF([.AA39]=&quot;&quot;;&quot;&quot;;CONCATENATE([.AA39];[.AD$1]))" office:value-type="string" office:string-value="&quot;Kriegskunst&quot;: {&quot;default&quot;: &quot;modules/gAudioBundle-3/src/Office/Office Equipment And Supplies/Shuffling_Paper_4.ogg&quot;},&#10;">
            <text:p>"Kriegskunst": {"default": "modules/gAudioBundle-3/src/Office/Office Equipment And Supplies/Shuffling_Paper_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Magiekunde</text:p>
          </table:table-cell>
          <table:table-cell table:formula="of:=VLOOKUP([.H40];[Audiodateien.$A$1:.$B$3512];2;0)" office:value-type="float" office:value="0">
            <text:p>#NV</text:p>
          </table:table-cell>
          <table:table-cell table:formula="of:=VLOOKUP([.I40];[Audiodateien.$A$1:.$B$3512];2;0)" office:value-type="float" office:value="0">
            <text:p>#NV</text:p>
          </table:table-cell>
          <table:table-cell table:formula="of:=VLOOKUP([.J40];[Audiodateien.$A$1:.$B$3512];2;0)" office:value-type="string" office:string-value="modules/gAudioBundle-2/src/Handwriting Sound Effects/Handwriting_Fountainpen_023.ogg">
            <text:p>modules/gAudioBundle-2/src/Handwriting Sound Effects/Handwriting_Fountainpen_023.ogg</text:p>
          </table:table-cell>
          <table:table-cell table:formula="of:=VLOOKUP([.K40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Handwriting_Fountainpen_023.ogg</text:p>
          </table:table-cell>
          <table:table-cell table:content-validation-name="val1"/>
          <table:table-cell/>
          <table:table-cell table:formula="of:=IF(ISBLANK([.H40]);0;1)" office:value-type="float" office:value="0">
            <text:p>0</text:p>
          </table:table-cell>
          <table:table-cell table:formula="of:=IF(ISBLANK([.I40]);0;2)" office:value-type="float" office:value="0">
            <text:p>0</text:p>
          </table:table-cell>
          <table:table-cell table:formula="of:=IF(ISBLANK([.J40]);0;4)" office:value-type="float" office:value="4">
            <text:p>4</text:p>
          </table:table-cell>
          <table:table-cell table:formula="of:=IF(ISBLANK([.K40]);0;8)" office:value-type="float" office:value="0">
            <text:p>0</text:p>
          </table:table-cell>
          <table:table-cell table:formula="of:=SUM([.M40:.P40])" office:value-type="float" office:value="4">
            <text:p>4</text:p>
          </table:table-cell>
          <table:table-cell/>
          <table:table-cell table:formula="of:=IF([.$Q40]&gt;0;CONCATENATE([.X$1];[.C40];[.X$1];[.Z$1]);&quot;&quot;)" office:value-type="string" office:string-value="&quot;Magiekunde&quot;: {">
            <text:p>"Magiekunde": {</text:p>
          </table:table-cell>
          <table:table-cell table:formula="of:=IF(NOT(ISBLANK([.H40]));CONCATENATE([.T$1];[.D40];IF([.$Q40]&gt;1;[.$Y$1];[.$X$1]));&quot;&quot;)">
            <text:p/>
          </table:table-cell>
          <table:table-cell table:formula="of:=IF(NOT(ISBLANK([.I40]));CONCATENATE([.U$1];[.E40];IF([.$Q40]&gt;3;[.$Y$1];[.$X$1]));&quot;&quot;)">
            <text:p/>
          </table:table-cell>
          <table:table-cell table:formula="of:=IF(NOT(ISBLANK([.J40]));CONCATENATE([.V$1];[.F40];IF([.$Q40]&gt;7;[.$Y$1];[.$X$1]));&quot;&quot;)" office:value-type="string" office:string-value="&quot;default&quot;: &quot;modules/gAudioBundle-2/src/Handwriting Sound Effects/Handwriting_Fountainpen_023.ogg&quot;">
            <text:p>"default": "modules/gAudioBundle-2/src/Handwriting Sound Effects/Handwriting_Fountainpen_023.ogg"</text:p>
          </table:table-cell>
          <table:table-cell table:formula="of:=IF(NOT(ISBLANK([.K40]));CONCATENATE([.W$1];[.G40];IF([.$Q40]&gt;15;[.$Y$1];[.$X$1]));&quot;&quot;)">
            <text:p/>
          </table:table-cell>
          <table:table-cell table:formula="of:=IF([.Q40]&gt;1;[.AA$1];&quot;&quot;)" office:value-type="string" office:string-value="}">
            <text:p>}</text:p>
          </table:table-cell>
          <table:table-cell table:formula="of:=IF(AND([.Q40]&gt;1;SUM([.Q41:.Q$64]))&gt;0;[.AC$1];&quot;&quot;)" office:value-type="string" office:string-value=",">
            <text:p>,</text:p>
          </table:table-cell>
          <table:table-cell/>
          <table:table-cell table:formula="of:=CONCATENATE([.S40];[.T40];[.U40];[.V40];[.W40];[.X40];[.Y40];[.Z40])" office:value-type="string" office:string-value="&quot;Magiekunde&quot;: {&quot;default&quot;: &quot;modules/gAudioBundle-2/src/Handwriting Sound Effects/Handwriting_Fountainpen_023.ogg&quot;},">
            <text:p>"Magiekunde": {"default": "modules/gAudioBundle-2/src/Handwriting Sound Effects/Handwriting_Fountainpen_023.ogg"},</text:p>
          </table:table-cell>
          <table:table-cell/>
          <table:table-cell table:formula="of:=IF([.AA40]=&quot;&quot;;&quot;&quot;;CONCATENATE([.AA40];[.AD$1]))" office:value-type="string" office:string-value="&quot;Magiekunde&quot;: {&quot;default&quot;: &quot;modules/gAudioBundle-2/src/Handwriting Sound Effects/Handwriting_Fountainpen_023.ogg&quot;},&#10;">
            <text:p>"Magiekunde": {"default": "modules/gAudioBundle-2/src/Handwriting Sound Effects/Handwriting_Fountainpen_02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Mechanik</text:p>
          </table:table-cell>
          <table:table-cell table:formula="of:=VLOOKUP([.H41];[Audiodateien.$A$1:.$B$3512];2;0)" office:value-type="string" office:string-value="modules/gAudioBundle-2/src/Elegant Machines/Rotation_Metal_Crank_Gears_Squeak_Rattle_Loop_Short.ogg">
            <text:p>modules/gAudioBundle-2/src/Elegant Machines/Rotation_Metal_Crank_Gears_Squeak_Rattle_Loop_Short.ogg</text:p>
          </table:table-cell>
          <table:table-cell table:formula="of:=VLOOKUP([.I41];[Audiodateien.$A$1:.$B$3512];2;0)" office:value-type="float" office:value="0">
            <text:p>#NV</text:p>
          </table:table-cell>
          <table:table-cell table:formula="of:=VLOOKUP([.J41];[Audiodateien.$A$1:.$B$3512];2;0)" office:value-type="string" office:string-value="modules/gAudioBundle-1/src/Black Metal/Dry_Hard_Metal_Impact_With_Rust_Debris_20.ogg">
            <text:p>modules/gAudioBundle-1/src/Black Metal/Dry_Hard_Metal_Impact_With_Rust_Debris_20.ogg</text:p>
          </table:table-cell>
          <table:table-cell table:formula="of:=VLOOKUP([.K41];[Audiodateien.$A$1:.$B$3512];2;0)" office:value-type="float" office:value="0">
            <text:p>#NV</text:p>
          </table:table-cell>
          <table:table-cell table:content-validation-name="val1" office:value-type="string">
            <text:p>Rotation_Metal_Crank_Gears_Squeak_Rattle_Loop_Short.ogg</text:p>
          </table:table-cell>
          <table:table-cell table:content-validation-name="val1"/>
          <table:table-cell table:content-validation-name="val1" office:value-type="string">
            <text:p>Dry_Hard_Metal_Impact_With_Rust_Debris_20.ogg</text:p>
          </table:table-cell>
          <table:table-cell table:content-validation-name="val1"/>
          <table:table-cell/>
          <table:table-cell table:formula="of:=IF(ISBLANK([.H41]);0;1)" office:value-type="float" office:value="1">
            <text:p>1</text:p>
          </table:table-cell>
          <table:table-cell table:formula="of:=IF(ISBLANK([.I41]);0;2)" office:value-type="float" office:value="0">
            <text:p>0</text:p>
          </table:table-cell>
          <table:table-cell table:formula="of:=IF(ISBLANK([.J41]);0;4)" office:value-type="float" office:value="4">
            <text:p>4</text:p>
          </table:table-cell>
          <table:table-cell table:formula="of:=IF(ISBLANK([.K41]);0;8)" office:value-type="float" office:value="0">
            <text:p>0</text:p>
          </table:table-cell>
          <table:table-cell table:formula="of:=SUM([.M41:.P41])" office:value-type="float" office:value="5">
            <text:p>5</text:p>
          </table:table-cell>
          <table:table-cell/>
          <table:table-cell table:formula="of:=IF([.$Q41]&gt;0;CONCATENATE([.X$1];[.C41];[.X$1];[.Z$1]);&quot;&quot;)" office:value-type="string" office:string-value="&quot;Mechanik&quot;: {">
            <text:p>"Mechanik": {</text:p>
          </table:table-cell>
          <table:table-cell table:formula="of:=IF(NOT(ISBLANK([.H41]));CONCATENATE([.T$1];[.D41];IF([.$Q41]&gt;1;[.$Y$1];[.$X$1]));&quot;&quot;)" office:value-type="string" office:string-value="&quot;success&quot;: &quot;modules/gAudioBundle-2/src/Elegant Machines/Rotation_Metal_Crank_Gears_Squeak_Rattle_Loop_Short.ogg&quot;,">
            <text:p>"success": "modules/gAudioBundle-2/src/Elegant Machines/Rotation_Metal_Crank_Gears_Squeak_Rattle_Loop_Short.ogg",</text:p>
          </table:table-cell>
          <table:table-cell table:formula="of:=IF(NOT(ISBLANK([.I41]));CONCATENATE([.U$1];[.E41];IF([.$Q41]&gt;3;[.$Y$1];[.$X$1]));&quot;&quot;)">
            <text:p/>
          </table:table-cell>
          <table:table-cell table:formula="of:=IF(NOT(ISBLANK([.J41]));CONCATENATE([.V$1];[.F41];IF([.$Q41]&gt;7;[.$Y$1];[.$X$1]));&quot;&quot;)" office:value-type="string" office:string-value="&quot;default&quot;: &quot;modules/gAudioBundle-1/src/Black Metal/Dry_Hard_Metal_Impact_With_Rust_Debris_20.ogg&quot;">
            <text:p>"default": "modules/gAudioBundle-1/src/Black Metal/Dry_Hard_Metal_Impact_With_Rust_Debris_20.ogg"</text:p>
          </table:table-cell>
          <table:table-cell table:formula="of:=IF(NOT(ISBLANK([.K41]));CONCATENATE([.W$1];[.G41];IF([.$Q41]&gt;15;[.$Y$1];[.$X$1]));&quot;&quot;)">
            <text:p/>
          </table:table-cell>
          <table:table-cell table:formula="of:=IF([.Q41]&gt;1;[.AA$1];&quot;&quot;)" office:value-type="string" office:string-value="}">
            <text:p>}</text:p>
          </table:table-cell>
          <table:table-cell table:formula="of:=IF(AND([.Q41]&gt;1;SUM([.Q42:.Q$64]))&gt;0;[.AC$1];&quot;&quot;)" office:value-type="string" office:string-value=",">
            <text:p>,</text:p>
          </table:table-cell>
          <table:table-cell/>
          <table:table-cell table:formula="of:=CONCATENATE([.S41];[.T41];[.U41];[.V41];[.W41];[.X41];[.Y41];[.Z41])" office:value-type="string" office:string-value="&quot;Mechanik&quot;: {&quot;success&quot;: &quot;modules/gAudioBundle-2/src/Elegant Machines/Rotation_Metal_Crank_Gears_Squeak_Rattle_Loop_Short.ogg&quot;,&quot;default&quot;: &quot;modules/gAudioBundle-1/src/Black Metal/Dry_Hard_Metal_Impact_With_Rust_Debris_20.ogg&quot;},">
            <text:p>"Mechanik": {"success": "modules/gAudioBundle-2/src/Elegant Machines/Rotation_Metal_Crank_Gears_Squeak_Rattle_Loop_Short.ogg","default": "modules/gAudioBundle-1/src/Black Metal/Dry_Hard_Metal_Impact_With_Rust_Debris_20.ogg"},</text:p>
          </table:table-cell>
          <table:table-cell/>
          <table:table-cell table:formula="of:=IF([.AA41]=&quot;&quot;;&quot;&quot;;CONCATENATE([.AA41];[.AD$1]))" office:value-type="string" office:string-value="&quot;Mechanik&quot;: {&quot;success&quot;: &quot;modules/gAudioBundle-2/src/Elegant Machines/Rotation_Metal_Crank_Gears_Squeak_Rattle_Loop_Short.ogg&quot;,&quot;default&quot;: &quot;modules/gAudioBundle-1/src/Black Metal/Dry_Hard_Metal_Impact_With_Rust_Debris_20.ogg&quot;},&#10;">
            <text:p>"Mechanik": {"success": "modules/gAudioBundle-2/src/Elegant Machines/Rotation_Metal_Crank_Gears_Squeak_Rattle_Loop_Short.ogg","default": "modules/gAudioBundle-1/src/Black Metal/Dry_Hard_Metal_Impact_With_Rust_Debris_20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Rechnen</text:p>
          </table:table-cell>
          <table:table-cell table:formula="of:=VLOOKUP([.H42];[Audiodateien.$A$1:.$B$3512];2;0)" office:value-type="float" office:value="0">
            <text:p>#NV</text:p>
          </table:table-cell>
          <table:table-cell table:formula="of:=VLOOKUP([.I42];[Audiodateien.$A$1:.$B$3512];2;0)" office:value-type="float" office:value="0">
            <text:p>#NV</text:p>
          </table:table-cell>
          <table:table-cell table:formula="of:=VLOOKUP([.J42];[Audiodateien.$A$1:.$B$3512];2;0)" office:value-type="float" office:value="0">
            <text:p>#NV</text:p>
          </table:table-cell>
          <table:table-cell table:formula="of:=VLOOKUP([.K42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42]);0;1)" office:value-type="float" office:value="0">
            <text:p>0</text:p>
          </table:table-cell>
          <table:table-cell table:formula="of:=IF(ISBLANK([.I42]);0;2)" office:value-type="float" office:value="0">
            <text:p>0</text:p>
          </table:table-cell>
          <table:table-cell table:formula="of:=IF(ISBLANK([.J42]);0;4)" office:value-type="float" office:value="0">
            <text:p>0</text:p>
          </table:table-cell>
          <table:table-cell table:formula="of:=IF(ISBLANK([.K42]);0;8)" office:value-type="float" office:value="0">
            <text:p>0</text:p>
          </table:table-cell>
          <table:table-cell table:formula="of:=SUM([.M42:.P42])" office:value-type="float" office:value="0">
            <text:p>0</text:p>
          </table:table-cell>
          <table:table-cell/>
          <table:table-cell table:formula="of:=IF([.$Q42]&gt;0;CONCATENATE([.X$1];[.C42];[.X$1];[.Z$1]);&quot;&quot;)">
            <text:p/>
          </table:table-cell>
          <table:table-cell table:formula="of:=IF(NOT(ISBLANK([.H42]));CONCATENATE([.T$1];[.D42];IF([.$Q42]&gt;1;[.$Y$1];[.$X$1]));&quot;&quot;)">
            <text:p/>
          </table:table-cell>
          <table:table-cell table:formula="of:=IF(NOT(ISBLANK([.I42]));CONCATENATE([.U$1];[.E42];IF([.$Q42]&gt;3;[.$Y$1];[.$X$1]));&quot;&quot;)">
            <text:p/>
          </table:table-cell>
          <table:table-cell table:formula="of:=IF(NOT(ISBLANK([.J42]));CONCATENATE([.V$1];[.F42];IF([.$Q42]&gt;7;[.$Y$1];[.$X$1]));&quot;&quot;)">
            <text:p/>
          </table:table-cell>
          <table:table-cell table:formula="of:=IF(NOT(ISBLANK([.K42]));CONCATENATE([.W$1];[.G42];IF([.$Q42]&gt;15;[.$Y$1];[.$X$1]));&quot;&quot;)">
            <text:p/>
          </table:table-cell>
          <table:table-cell table:formula="of:=IF([.Q42]&gt;1;[.AA$1];&quot;&quot;)">
            <text:p/>
          </table:table-cell>
          <table:table-cell table:formula="of:=IF(AND([.Q42]&gt;1;SUM([.Q43:.Q$64]))&gt;0;[.AC$1];&quot;&quot;)">
            <text:p/>
          </table:table-cell>
          <table:table-cell/>
          <table:table-cell table:formula="of:=CONCATENATE([.S42];[.T42];[.U42];[.V42];[.W42];[.X42];[.Y42];[.Z42])">
            <text:p/>
          </table:table-cell>
          <table:table-cell/>
          <table:table-cell table:formula="of:=IF([.AA42]=&quot;&quot;;&quot;&quot;;CONCATENATE([.AA42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Rechtskunde</text:p>
          </table:table-cell>
          <table:table-cell table:formula="of:=VLOOKUP([.H43];[Audiodateien.$A$1:.$B$3512];2;0)" office:value-type="float" office:value="0">
            <text:p>#NV</text:p>
          </table:table-cell>
          <table:table-cell table:formula="of:=VLOOKUP([.I43];[Audiodateien.$A$1:.$B$3512];2;0)" office:value-type="float" office:value="0">
            <text:p>#NV</text:p>
          </table:table-cell>
          <table:table-cell table:formula="of:=VLOOKUP([.J43];[Audiodateien.$A$1:.$B$3512];2;0)" office:value-type="string" office:string-value="modules/gAudioBundle-2/src/Handwriting Sound Effects/Handwriting_Fountainpen_023.ogg">
            <text:p>modules/gAudioBundle-2/src/Handwriting Sound Effects/Handwriting_Fountainpen_023.ogg</text:p>
          </table:table-cell>
          <table:table-cell table:formula="of:=VLOOKUP([.K43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Handwriting_Fountainpen_023.ogg</text:p>
          </table:table-cell>
          <table:table-cell table:content-validation-name="val1"/>
          <table:table-cell/>
          <table:table-cell table:formula="of:=IF(ISBLANK([.H43]);0;1)" office:value-type="float" office:value="0">
            <text:p>0</text:p>
          </table:table-cell>
          <table:table-cell table:formula="of:=IF(ISBLANK([.I43]);0;2)" office:value-type="float" office:value="0">
            <text:p>0</text:p>
          </table:table-cell>
          <table:table-cell table:formula="of:=IF(ISBLANK([.J43]);0;4)" office:value-type="float" office:value="4">
            <text:p>4</text:p>
          </table:table-cell>
          <table:table-cell table:formula="of:=IF(ISBLANK([.K43]);0;8)" office:value-type="float" office:value="0">
            <text:p>0</text:p>
          </table:table-cell>
          <table:table-cell table:formula="of:=SUM([.M43:.P43])" office:value-type="float" office:value="4">
            <text:p>4</text:p>
          </table:table-cell>
          <table:table-cell/>
          <table:table-cell table:formula="of:=IF([.$Q43]&gt;0;CONCATENATE([.X$1];[.C43];[.X$1];[.Z$1]);&quot;&quot;)" office:value-type="string" office:string-value="&quot;Rechtskunde&quot;: {">
            <text:p>"Rechtskunde": {</text:p>
          </table:table-cell>
          <table:table-cell table:formula="of:=IF(NOT(ISBLANK([.H43]));CONCATENATE([.T$1];[.D43];IF([.$Q43]&gt;1;[.$Y$1];[.$X$1]));&quot;&quot;)">
            <text:p/>
          </table:table-cell>
          <table:table-cell table:formula="of:=IF(NOT(ISBLANK([.I43]));CONCATENATE([.U$1];[.E43];IF([.$Q43]&gt;3;[.$Y$1];[.$X$1]));&quot;&quot;)">
            <text:p/>
          </table:table-cell>
          <table:table-cell table:formula="of:=IF(NOT(ISBLANK([.J43]));CONCATENATE([.V$1];[.F43];IF([.$Q43]&gt;7;[.$Y$1];[.$X$1]));&quot;&quot;)" office:value-type="string" office:string-value="&quot;default&quot;: &quot;modules/gAudioBundle-2/src/Handwriting Sound Effects/Handwriting_Fountainpen_023.ogg&quot;">
            <text:p>"default": "modules/gAudioBundle-2/src/Handwriting Sound Effects/Handwriting_Fountainpen_023.ogg"</text:p>
          </table:table-cell>
          <table:table-cell table:formula="of:=IF(NOT(ISBLANK([.K43]));CONCATENATE([.W$1];[.G43];IF([.$Q43]&gt;15;[.$Y$1];[.$X$1]));&quot;&quot;)">
            <text:p/>
          </table:table-cell>
          <table:table-cell table:formula="of:=IF([.Q43]&gt;1;[.AA$1];&quot;&quot;)" office:value-type="string" office:string-value="}">
            <text:p>}</text:p>
          </table:table-cell>
          <table:table-cell table:formula="of:=IF(AND([.Q43]&gt;1;SUM([.Q44:.Q$64]))&gt;0;[.AC$1];&quot;&quot;)" office:value-type="string" office:string-value=",">
            <text:p>,</text:p>
          </table:table-cell>
          <table:table-cell/>
          <table:table-cell table:formula="of:=CONCATENATE([.S43];[.T43];[.U43];[.V43];[.W43];[.X43];[.Y43];[.Z43])" office:value-type="string" office:string-value="&quot;Rechtskunde&quot;: {&quot;default&quot;: &quot;modules/gAudioBundle-2/src/Handwriting Sound Effects/Handwriting_Fountainpen_023.ogg&quot;},">
            <text:p>"Rechtskunde": {"default": "modules/gAudioBundle-2/src/Handwriting Sound Effects/Handwriting_Fountainpen_023.ogg"},</text:p>
          </table:table-cell>
          <table:table-cell/>
          <table:table-cell table:formula="of:=IF([.AA43]=&quot;&quot;;&quot;&quot;;CONCATENATE([.AA43];[.AD$1]))" office:value-type="string" office:string-value="&quot;Rechtskunde&quot;: {&quot;default&quot;: &quot;modules/gAudioBundle-2/src/Handwriting Sound Effects/Handwriting_Fountainpen_023.ogg&quot;},&#10;">
            <text:p>"Rechtskunde": {"default": "modules/gAudioBundle-2/src/Handwriting Sound Effects/Handwriting_Fountainpen_02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agen &amp; Legenden</text:p>
          </table:table-cell>
          <table:table-cell table:formula="of:=VLOOKUP([.H44];[Audiodateien.$A$1:.$B$3512];2;0)" office:value-type="float" office:value="0">
            <text:p>#NV</text:p>
          </table:table-cell>
          <table:table-cell table:formula="of:=VLOOKUP([.I44];[Audiodateien.$A$1:.$B$3512];2;0)" office:value-type="float" office:value="0">
            <text:p>#NV</text:p>
          </table:table-cell>
          <table:table-cell table:formula="of:=VLOOKUP([.J44];[Audiodateien.$A$1:.$B$3512];2;0)" office:value-type="string" office:string-value="modules/gAudioBundle-3/src/Office/Office Equipment And Supplies/Shuffling_Paper_4.ogg">
            <text:p>modules/gAudioBundle-3/src/Office/Office Equipment And Supplies/Shuffling_Paper_4.ogg</text:p>
          </table:table-cell>
          <table:table-cell table:formula="of:=VLOOKUP([.K44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huffling_Paper_4.ogg</text:p>
          </table:table-cell>
          <table:table-cell table:content-validation-name="val1"/>
          <table:table-cell/>
          <table:table-cell table:formula="of:=IF(ISBLANK([.H44]);0;1)" office:value-type="float" office:value="0">
            <text:p>0</text:p>
          </table:table-cell>
          <table:table-cell table:formula="of:=IF(ISBLANK([.I44]);0;2)" office:value-type="float" office:value="0">
            <text:p>0</text:p>
          </table:table-cell>
          <table:table-cell table:formula="of:=IF(ISBLANK([.J44]);0;4)" office:value-type="float" office:value="4">
            <text:p>4</text:p>
          </table:table-cell>
          <table:table-cell table:formula="of:=IF(ISBLANK([.K44]);0;8)" office:value-type="float" office:value="0">
            <text:p>0</text:p>
          </table:table-cell>
          <table:table-cell table:formula="of:=SUM([.M44:.P44])" office:value-type="float" office:value="4">
            <text:p>4</text:p>
          </table:table-cell>
          <table:table-cell/>
          <table:table-cell table:formula="of:=IF([.$Q44]&gt;0;CONCATENATE([.X$1];[.C44];[.X$1];[.Z$1]);&quot;&quot;)" office:value-type="string" office:string-value="&quot;Sagen &amp; Legenden&quot;: {">
            <text:p>"Sagen &amp; Legenden": {</text:p>
          </table:table-cell>
          <table:table-cell table:formula="of:=IF(NOT(ISBLANK([.H44]));CONCATENATE([.T$1];[.D44];IF([.$Q44]&gt;1;[.$Y$1];[.$X$1]));&quot;&quot;)">
            <text:p/>
          </table:table-cell>
          <table:table-cell table:formula="of:=IF(NOT(ISBLANK([.I44]));CONCATENATE([.U$1];[.E44];IF([.$Q44]&gt;3;[.$Y$1];[.$X$1]));&quot;&quot;)">
            <text:p/>
          </table:table-cell>
          <table:table-cell table:formula="of:=IF(NOT(ISBLANK([.J44]));CONCATENATE([.V$1];[.F44];IF([.$Q44]&gt;7;[.$Y$1];[.$X$1]));&quot;&quot;)" office:value-type="string" office:string-value="&quot;default&quot;: &quot;modules/gAudioBundle-3/src/Office/Office Equipment And Supplies/Shuffling_Paper_4.ogg&quot;">
            <text:p>"default": "modules/gAudioBundle-3/src/Office/Office Equipment And Supplies/Shuffling_Paper_4.ogg"</text:p>
          </table:table-cell>
          <table:table-cell table:formula="of:=IF(NOT(ISBLANK([.K44]));CONCATENATE([.W$1];[.G44];IF([.$Q44]&gt;15;[.$Y$1];[.$X$1]));&quot;&quot;)">
            <text:p/>
          </table:table-cell>
          <table:table-cell table:formula="of:=IF([.Q44]&gt;1;[.AA$1];&quot;&quot;)" office:value-type="string" office:string-value="}">
            <text:p>}</text:p>
          </table:table-cell>
          <table:table-cell table:formula="of:=IF(AND([.Q44]&gt;1;SUM([.Q45:.Q$64]))&gt;0;[.AC$1];&quot;&quot;)" office:value-type="string" office:string-value=",">
            <text:p>,</text:p>
          </table:table-cell>
          <table:table-cell/>
          <table:table-cell table:formula="of:=CONCATENATE([.S44];[.T44];[.U44];[.V44];[.W44];[.X44];[.Y44];[.Z44])" office:value-type="string" office:string-value="&quot;Sagen &amp; Legenden&quot;: {&quot;default&quot;: &quot;modules/gAudioBundle-3/src/Office/Office Equipment And Supplies/Shuffling_Paper_4.ogg&quot;},">
            <text:p>"Sagen &amp; Legenden": {"default": "modules/gAudioBundle-3/src/Office/Office Equipment And Supplies/Shuffling_Paper_4.ogg"},</text:p>
          </table:table-cell>
          <table:table-cell/>
          <table:table-cell table:formula="of:=IF([.AA44]=&quot;&quot;;&quot;&quot;;CONCATENATE([.AA44];[.AD$1]))" office:value-type="string" office:string-value="&quot;Sagen &amp; Legenden&quot;: {&quot;default&quot;: &quot;modules/gAudioBundle-3/src/Office/Office Equipment And Supplies/Shuffling_Paper_4.ogg&quot;},&#10;">
            <text:p>"Sagen &amp; Legenden": {"default": "modules/gAudioBundle-3/src/Office/Office Equipment And Supplies/Shuffling_Paper_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phärenkunde</text:p>
          </table:table-cell>
          <table:table-cell table:formula="of:=VLOOKUP([.H45];[Audiodateien.$A$1:.$B$3512];2;0)" office:value-type="float" office:value="0">
            <text:p>#NV</text:p>
          </table:table-cell>
          <table:table-cell table:formula="of:=VLOOKUP([.I45];[Audiodateien.$A$1:.$B$3512];2;0)" office:value-type="float" office:value="0">
            <text:p>#NV</text:p>
          </table:table-cell>
          <table:table-cell table:formula="of:=VLOOKUP([.J45];[Audiodateien.$A$1:.$B$3512];2;0)" office:value-type="string" office:string-value="modules/gAudioBundle-3/src/Office/Office Equipment And Supplies/Shuffling_Paper_4.ogg">
            <text:p>modules/gAudioBundle-3/src/Office/Office Equipment And Supplies/Shuffling_Paper_4.ogg</text:p>
          </table:table-cell>
          <table:table-cell table:formula="of:=VLOOKUP([.K45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huffling_Paper_4.ogg</text:p>
          </table:table-cell>
          <table:table-cell table:content-validation-name="val1"/>
          <table:table-cell/>
          <table:table-cell table:formula="of:=IF(ISBLANK([.H45]);0;1)" office:value-type="float" office:value="0">
            <text:p>0</text:p>
          </table:table-cell>
          <table:table-cell table:formula="of:=IF(ISBLANK([.I45]);0;2)" office:value-type="float" office:value="0">
            <text:p>0</text:p>
          </table:table-cell>
          <table:table-cell table:formula="of:=IF(ISBLANK([.J45]);0;4)" office:value-type="float" office:value="4">
            <text:p>4</text:p>
          </table:table-cell>
          <table:table-cell table:formula="of:=IF(ISBLANK([.K45]);0;8)" office:value-type="float" office:value="0">
            <text:p>0</text:p>
          </table:table-cell>
          <table:table-cell table:formula="of:=SUM([.M45:.P45])" office:value-type="float" office:value="4">
            <text:p>4</text:p>
          </table:table-cell>
          <table:table-cell/>
          <table:table-cell table:formula="of:=IF([.$Q45]&gt;0;CONCATENATE([.X$1];[.C45];[.X$1];[.Z$1]);&quot;&quot;)" office:value-type="string" office:string-value="&quot;Sphärenkunde&quot;: {">
            <text:p>"Sphärenkunde": {</text:p>
          </table:table-cell>
          <table:table-cell table:formula="of:=IF(NOT(ISBLANK([.H45]));CONCATENATE([.T$1];[.D45];IF([.$Q45]&gt;1;[.$Y$1];[.$X$1]));&quot;&quot;)">
            <text:p/>
          </table:table-cell>
          <table:table-cell table:formula="of:=IF(NOT(ISBLANK([.I45]));CONCATENATE([.U$1];[.E45];IF([.$Q45]&gt;3;[.$Y$1];[.$X$1]));&quot;&quot;)">
            <text:p/>
          </table:table-cell>
          <table:table-cell table:formula="of:=IF(NOT(ISBLANK([.J45]));CONCATENATE([.V$1];[.F45];IF([.$Q45]&gt;7;[.$Y$1];[.$X$1]));&quot;&quot;)" office:value-type="string" office:string-value="&quot;default&quot;: &quot;modules/gAudioBundle-3/src/Office/Office Equipment And Supplies/Shuffling_Paper_4.ogg&quot;">
            <text:p>"default": "modules/gAudioBundle-3/src/Office/Office Equipment And Supplies/Shuffling_Paper_4.ogg"</text:p>
          </table:table-cell>
          <table:table-cell table:formula="of:=IF(NOT(ISBLANK([.K45]));CONCATENATE([.W$1];[.G45];IF([.$Q45]&gt;15;[.$Y$1];[.$X$1]));&quot;&quot;)">
            <text:p/>
          </table:table-cell>
          <table:table-cell table:formula="of:=IF([.Q45]&gt;1;[.AA$1];&quot;&quot;)" office:value-type="string" office:string-value="}">
            <text:p>}</text:p>
          </table:table-cell>
          <table:table-cell table:formula="of:=IF(AND([.Q45]&gt;1;SUM([.Q46:.Q$64]))&gt;0;[.AC$1];&quot;&quot;)" office:value-type="string" office:string-value=",">
            <text:p>,</text:p>
          </table:table-cell>
          <table:table-cell/>
          <table:table-cell table:formula="of:=CONCATENATE([.S45];[.T45];[.U45];[.V45];[.W45];[.X45];[.Y45];[.Z45])" office:value-type="string" office:string-value="&quot;Sphärenkunde&quot;: {&quot;default&quot;: &quot;modules/gAudioBundle-3/src/Office/Office Equipment And Supplies/Shuffling_Paper_4.ogg&quot;},">
            <text:p>"Sphärenkunde": {"default": "modules/gAudioBundle-3/src/Office/Office Equipment And Supplies/Shuffling_Paper_4.ogg"},</text:p>
          </table:table-cell>
          <table:table-cell/>
          <table:table-cell table:formula="of:=IF([.AA45]=&quot;&quot;;&quot;&quot;;CONCATENATE([.AA45];[.AD$1]))" office:value-type="string" office:string-value="&quot;Sphärenkunde&quot;: {&quot;default&quot;: &quot;modules/gAudioBundle-3/src/Office/Office Equipment And Supplies/Shuffling_Paper_4.ogg&quot;},&#10;">
            <text:p>"Sphärenkunde": {"default": "modules/gAudioBundle-3/src/Office/Office Equipment And Supplies/Shuffling_Paper_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ternkunde</text:p>
          </table:table-cell>
          <table:table-cell table:formula="of:=VLOOKUP([.H46];[Audiodateien.$A$1:.$B$3512];2;0)" office:value-type="float" office:value="0">
            <text:p>#NV</text:p>
          </table:table-cell>
          <table:table-cell table:formula="of:=VLOOKUP([.I46];[Audiodateien.$A$1:.$B$3512];2;0)" office:value-type="float" office:value="0">
            <text:p>#NV</text:p>
          </table:table-cell>
          <table:table-cell table:formula="of:=VLOOKUP([.J46];[Audiodateien.$A$1:.$B$3512];2;0)" office:value-type="string" office:string-value="modules/gAudioBundle-3/src/Office/Office Equipment And Supplies/Shuffling_Paper_4.ogg">
            <text:p>modules/gAudioBundle-3/src/Office/Office Equipment And Supplies/Shuffling_Paper_4.ogg</text:p>
          </table:table-cell>
          <table:table-cell table:formula="of:=VLOOKUP([.K46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huffling_Paper_4.ogg</text:p>
          </table:table-cell>
          <table:table-cell table:content-validation-name="val1"/>
          <table:table-cell/>
          <table:table-cell table:formula="of:=IF(ISBLANK([.H46]);0;1)" office:value-type="float" office:value="0">
            <text:p>0</text:p>
          </table:table-cell>
          <table:table-cell table:formula="of:=IF(ISBLANK([.I46]);0;2)" office:value-type="float" office:value="0">
            <text:p>0</text:p>
          </table:table-cell>
          <table:table-cell table:formula="of:=IF(ISBLANK([.J46]);0;4)" office:value-type="float" office:value="4">
            <text:p>4</text:p>
          </table:table-cell>
          <table:table-cell table:formula="of:=IF(ISBLANK([.K46]);0;8)" office:value-type="float" office:value="0">
            <text:p>0</text:p>
          </table:table-cell>
          <table:table-cell table:formula="of:=SUM([.M46:.P46])" office:value-type="float" office:value="4">
            <text:p>4</text:p>
          </table:table-cell>
          <table:table-cell/>
          <table:table-cell table:formula="of:=IF([.$Q46]&gt;0;CONCATENATE([.X$1];[.C46];[.X$1];[.Z$1]);&quot;&quot;)" office:value-type="string" office:string-value="&quot;Sternkunde&quot;: {">
            <text:p>"Sternkunde": {</text:p>
          </table:table-cell>
          <table:table-cell table:formula="of:=IF(NOT(ISBLANK([.H46]));CONCATENATE([.T$1];[.D46];IF([.$Q46]&gt;1;[.$Y$1];[.$X$1]));&quot;&quot;)">
            <text:p/>
          </table:table-cell>
          <table:table-cell table:formula="of:=IF(NOT(ISBLANK([.I46]));CONCATENATE([.U$1];[.E46];IF([.$Q46]&gt;3;[.$Y$1];[.$X$1]));&quot;&quot;)">
            <text:p/>
          </table:table-cell>
          <table:table-cell table:formula="of:=IF(NOT(ISBLANK([.J46]));CONCATENATE([.V$1];[.F46];IF([.$Q46]&gt;7;[.$Y$1];[.$X$1]));&quot;&quot;)" office:value-type="string" office:string-value="&quot;default&quot;: &quot;modules/gAudioBundle-3/src/Office/Office Equipment And Supplies/Shuffling_Paper_4.ogg&quot;">
            <text:p>"default": "modules/gAudioBundle-3/src/Office/Office Equipment And Supplies/Shuffling_Paper_4.ogg"</text:p>
          </table:table-cell>
          <table:table-cell table:formula="of:=IF(NOT(ISBLANK([.K46]));CONCATENATE([.W$1];[.G46];IF([.$Q46]&gt;15;[.$Y$1];[.$X$1]));&quot;&quot;)">
            <text:p/>
          </table:table-cell>
          <table:table-cell table:formula="of:=IF([.Q46]&gt;1;[.AA$1];&quot;&quot;)" office:value-type="string" office:string-value="}">
            <text:p>}</text:p>
          </table:table-cell>
          <table:table-cell table:formula="of:=IF(AND([.Q46]&gt;1;SUM([.Q47:.Q$64]))&gt;0;[.AC$1];&quot;&quot;)" office:value-type="string" office:string-value=",">
            <text:p>,</text:p>
          </table:table-cell>
          <table:table-cell/>
          <table:table-cell table:formula="of:=CONCATENATE([.S46];[.T46];[.U46];[.V46];[.W46];[.X46];[.Y46];[.Z46])" office:value-type="string" office:string-value="&quot;Sternkunde&quot;: {&quot;default&quot;: &quot;modules/gAudioBundle-3/src/Office/Office Equipment And Supplies/Shuffling_Paper_4.ogg&quot;},">
            <text:p>"Sternkunde": {"default": "modules/gAudioBundle-3/src/Office/Office Equipment And Supplies/Shuffling_Paper_4.ogg"},</text:p>
          </table:table-cell>
          <table:table-cell/>
          <table:table-cell table:formula="of:=IF([.AA46]=&quot;&quot;;&quot;&quot;;CONCATENATE([.AA46];[.AD$1]))" office:value-type="string" office:string-value="&quot;Sternkunde&quot;: {&quot;default&quot;: &quot;modules/gAudioBundle-3/src/Office/Office Equipment And Supplies/Shuffling_Paper_4.ogg&quot;},&#10;">
            <text:p>"Sternkunde": {"default": "modules/gAudioBundle-3/src/Office/Office Equipment And Supplies/Shuffling_Paper_4.ogg"},<text:line-break/></text:p>
          </table:table-cell>
          <table:table-cell/>
        </table:table-row>
        <table:table-row table:style-name="ro5">
          <table:table-cell/>
          <table:table-cell office:value-type="string" table:number-columns-spanned="1" table:number-rows-spanned="17">
            <text:p>Handwerkstalente:</text:p>
          </table:table-cell>
          <table:table-cell office:value-type="string">
            <text:p>Alchimie</text:p>
          </table:table-cell>
          <table:table-cell table:formula="of:=VLOOKUP([.H47];[Audiodateien.$A$1:.$B$3512];2;0)" office:value-type="float" office:value="0">
            <text:p>#NV</text:p>
          </table:table-cell>
          <table:table-cell table:formula="of:=VLOOKUP([.I47];[Audiodateien.$A$1:.$B$3512];2;0)" office:value-type="float" office:value="0">
            <text:p>#NV</text:p>
          </table:table-cell>
          <table:table-cell table:formula="of:=VLOOKUP([.J47];[Audiodateien.$A$1:.$B$3512];2;0)" office:value-type="string" office:string-value="modules/gAudioBundle-2/src/Elements Water Volumes/Acid_Drop_Harsh_Sizzle_Burn_Melt_Corrosion.ogg">
            <text:p>modules/gAudioBundle-2/src/Elements Water Volumes/Acid_Drop_Harsh_Sizzle_Burn_Melt_Corrosion.ogg</text:p>
          </table:table-cell>
          <table:table-cell table:formula="of:=VLOOKUP([.K47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Acid_Drop_Harsh_Sizzle_Burn_Melt_Corrosion.ogg</text:p>
          </table:table-cell>
          <table:table-cell table:content-validation-name="val1"/>
          <table:table-cell/>
          <table:table-cell table:formula="of:=IF(ISBLANK([.H47]);0;1)" office:value-type="float" office:value="0">
            <text:p>0</text:p>
          </table:table-cell>
          <table:table-cell table:formula="of:=IF(ISBLANK([.I47]);0;2)" office:value-type="float" office:value="0">
            <text:p>0</text:p>
          </table:table-cell>
          <table:table-cell table:formula="of:=IF(ISBLANK([.J47]);0;4)" office:value-type="float" office:value="4">
            <text:p>4</text:p>
          </table:table-cell>
          <table:table-cell table:formula="of:=IF(ISBLANK([.K47]);0;8)" office:value-type="float" office:value="0">
            <text:p>0</text:p>
          </table:table-cell>
          <table:table-cell table:formula="of:=SUM([.M47:.P47])" office:value-type="float" office:value="4">
            <text:p>4</text:p>
          </table:table-cell>
          <table:table-cell/>
          <table:table-cell table:formula="of:=IF([.$Q47]&gt;0;CONCATENATE([.X$1];[.C47];[.X$1];[.Z$1]);&quot;&quot;)" office:value-type="string" office:string-value="&quot;Alchimie&quot;: {">
            <text:p>"Alchimie": {</text:p>
          </table:table-cell>
          <table:table-cell table:formula="of:=IF(NOT(ISBLANK([.H47]));CONCATENATE([.T$1];[.D47];IF([.$Q47]&gt;1;[.$Y$1];[.$X$1]));&quot;&quot;)">
            <text:p/>
          </table:table-cell>
          <table:table-cell table:formula="of:=IF(NOT(ISBLANK([.I47]));CONCATENATE([.U$1];[.E47];IF([.$Q47]&gt;3;[.$Y$1];[.$X$1]));&quot;&quot;)">
            <text:p/>
          </table:table-cell>
          <table:table-cell table:formula="of:=IF(NOT(ISBLANK([.J47]));CONCATENATE([.V$1];[.F47];IF([.$Q47]&gt;7;[.$Y$1];[.$X$1]));&quot;&quot;)" office:value-type="string" office:string-value="&quot;default&quot;: &quot;modules/gAudioBundle-2/src/Elements Water Volumes/Acid_Drop_Harsh_Sizzle_Burn_Melt_Corrosion.ogg&quot;">
            <text:p>"default": "modules/gAudioBundle-2/src/Elements Water Volumes/Acid_Drop_Harsh_Sizzle_Burn_Melt_Corrosion.ogg"</text:p>
          </table:table-cell>
          <table:table-cell table:formula="of:=IF(NOT(ISBLANK([.K47]));CONCATENATE([.W$1];[.G47];IF([.$Q47]&gt;15;[.$Y$1];[.$X$1]));&quot;&quot;)">
            <text:p/>
          </table:table-cell>
          <table:table-cell table:formula="of:=IF([.Q47]&gt;1;[.AA$1];&quot;&quot;)" office:value-type="string" office:string-value="}">
            <text:p>}</text:p>
          </table:table-cell>
          <table:table-cell table:formula="of:=IF(AND([.Q47]&gt;1;SUM([.Q48:.Q$64]))&gt;0;[.AC$1];&quot;&quot;)" office:value-type="string" office:string-value=",">
            <text:p>,</text:p>
          </table:table-cell>
          <table:table-cell/>
          <table:table-cell table:formula="of:=CONCATENATE([.S47];[.T47];[.U47];[.V47];[.W47];[.X47];[.Y47];[.Z47])" office:value-type="string" office:string-value="&quot;Alchimie&quot;: {&quot;default&quot;: &quot;modules/gAudioBundle-2/src/Elements Water Volumes/Acid_Drop_Harsh_Sizzle_Burn_Melt_Corrosion.ogg&quot;},">
            <text:p>"Alchimie": {"default": "modules/gAudioBundle-2/src/Elements Water Volumes/Acid_Drop_Harsh_Sizzle_Burn_Melt_Corrosion.ogg"},</text:p>
          </table:table-cell>
          <table:table-cell/>
          <table:table-cell table:formula="of:=IF([.AA47]=&quot;&quot;;&quot;&quot;;CONCATENATE([.AA47];[.AD$1]))" office:value-type="string" office:string-value="&quot;Alchimie&quot;: {&quot;default&quot;: &quot;modules/gAudioBundle-2/src/Elements Water Volumes/Acid_Drop_Harsh_Sizzle_Burn_Melt_Corrosion.ogg&quot;},&#10;">
            <text:p>"Alchimie": {"default": "modules/gAudioBundle-2/src/Elements Water Volumes/Acid_Drop_Harsh_Sizzle_Burn_Melt_Corrosion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Boote &amp; Schiffe</text:p>
          </table:table-cell>
          <table:table-cell table:formula="of:=VLOOKUP([.H48];[Audiodateien.$A$1:.$B$3512];2;0)" office:value-type="float" office:value="0">
            <text:p>#NV</text:p>
          </table:table-cell>
          <table:table-cell table:formula="of:=VLOOKUP([.I48];[Audiodateien.$A$1:.$B$3512];2;0)" office:value-type="float" office:value="0">
            <text:p>#NV</text:p>
          </table:table-cell>
          <table:table-cell table:formula="of:=VLOOKUP([.J48];[Audiodateien.$A$1:.$B$3512];2;0)" office:value-type="string" office:string-value="modules/gAudioBundle-1/src/Black Sea/Sfx_Medium_Wave_Splash_On_Rocks_12.ogg">
            <text:p>modules/gAudioBundle-1/src/Black Sea/Sfx_Medium_Wave_Splash_On_Rocks_12.ogg</text:p>
          </table:table-cell>
          <table:table-cell table:formula="of:=VLOOKUP([.K48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fx_Medium_Wave_Splash_On_Rocks_12.ogg</text:p>
          </table:table-cell>
          <table:table-cell table:content-validation-name="val1"/>
          <table:table-cell/>
          <table:table-cell table:formula="of:=IF(ISBLANK([.H48]);0;1)" office:value-type="float" office:value="0">
            <text:p>0</text:p>
          </table:table-cell>
          <table:table-cell table:formula="of:=IF(ISBLANK([.I48]);0;2)" office:value-type="float" office:value="0">
            <text:p>0</text:p>
          </table:table-cell>
          <table:table-cell table:formula="of:=IF(ISBLANK([.J48]);0;4)" office:value-type="float" office:value="4">
            <text:p>4</text:p>
          </table:table-cell>
          <table:table-cell table:formula="of:=IF(ISBLANK([.K48]);0;8)" office:value-type="float" office:value="0">
            <text:p>0</text:p>
          </table:table-cell>
          <table:table-cell table:formula="of:=SUM([.M48:.P48])" office:value-type="float" office:value="4">
            <text:p>4</text:p>
          </table:table-cell>
          <table:table-cell/>
          <table:table-cell table:formula="of:=IF([.$Q48]&gt;0;CONCATENATE([.X$1];[.C48];[.X$1];[.Z$1]);&quot;&quot;)" office:value-type="string" office:string-value="&quot;Boote &amp; Schiffe&quot;: {">
            <text:p>"Boote &amp; Schiffe": {</text:p>
          </table:table-cell>
          <table:table-cell table:formula="of:=IF(NOT(ISBLANK([.H48]));CONCATENATE([.T$1];[.D48];IF([.$Q48]&gt;1;[.$Y$1];[.$X$1]));&quot;&quot;)">
            <text:p/>
          </table:table-cell>
          <table:table-cell table:formula="of:=IF(NOT(ISBLANK([.I48]));CONCATENATE([.U$1];[.E48];IF([.$Q48]&gt;3;[.$Y$1];[.$X$1]));&quot;&quot;)">
            <text:p/>
          </table:table-cell>
          <table:table-cell table:formula="of:=IF(NOT(ISBLANK([.J48]));CONCATENATE([.V$1];[.F48];IF([.$Q48]&gt;7;[.$Y$1];[.$X$1]));&quot;&quot;)" office:value-type="string" office:string-value="&quot;default&quot;: &quot;modules/gAudioBundle-1/src/Black Sea/Sfx_Medium_Wave_Splash_On_Rocks_12.ogg&quot;">
            <text:p>"default": "modules/gAudioBundle-1/src/Black Sea/Sfx_Medium_Wave_Splash_On_Rocks_12.ogg"</text:p>
          </table:table-cell>
          <table:table-cell table:formula="of:=IF(NOT(ISBLANK([.K48]));CONCATENATE([.W$1];[.G48];IF([.$Q48]&gt;15;[.$Y$1];[.$X$1]));&quot;&quot;)">
            <text:p/>
          </table:table-cell>
          <table:table-cell table:formula="of:=IF([.Q48]&gt;1;[.AA$1];&quot;&quot;)" office:value-type="string" office:string-value="}">
            <text:p>}</text:p>
          </table:table-cell>
          <table:table-cell table:formula="of:=IF(AND([.Q48]&gt;1;SUM([.Q49:.Q$64]))&gt;0;[.AC$1];&quot;&quot;)" office:value-type="string" office:string-value=",">
            <text:p>,</text:p>
          </table:table-cell>
          <table:table-cell/>
          <table:table-cell table:formula="of:=CONCATENATE([.S48];[.T48];[.U48];[.V48];[.W48];[.X48];[.Y48];[.Z48])" office:value-type="string" office:string-value="&quot;Boote &amp; Schiffe&quot;: {&quot;default&quot;: &quot;modules/gAudioBundle-1/src/Black Sea/Sfx_Medium_Wave_Splash_On_Rocks_12.ogg&quot;},">
            <text:p>"Boote &amp; Schiffe": {"default": "modules/gAudioBundle-1/src/Black Sea/Sfx_Medium_Wave_Splash_On_Rocks_12.ogg"},</text:p>
          </table:table-cell>
          <table:table-cell/>
          <table:table-cell table:formula="of:=IF([.AA48]=&quot;&quot;;&quot;&quot;;CONCATENATE([.AA48];[.AD$1]))" office:value-type="string" office:string-value="&quot;Boote &amp; Schiffe&quot;: {&quot;default&quot;: &quot;modules/gAudioBundle-1/src/Black Sea/Sfx_Medium_Wave_Splash_On_Rocks_12.ogg&quot;},&#10;">
            <text:p>"Boote &amp; Schiffe": {"default": "modules/gAudioBundle-1/src/Black Sea/Sfx_Medium_Wave_Splash_On_Rocks_12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Fahrzeuge</text:p>
          </table:table-cell>
          <table:table-cell table:formula="of:=VLOOKUP([.H49];[Audiodateien.$A$1:.$B$3512];2;0)" office:value-type="float" office:value="0">
            <text:p>#NV</text:p>
          </table:table-cell>
          <table:table-cell table:formula="of:=VLOOKUP([.I49];[Audiodateien.$A$1:.$B$3512];2;0)" office:value-type="float" office:value="0">
            <text:p>#NV</text:p>
          </table:table-cell>
          <table:table-cell table:formula="of:=VLOOKUP([.J49];[Audiodateien.$A$1:.$B$3512];2;0)" office:value-type="float" office:value="0">
            <text:p>#NV</text:p>
          </table:table-cell>
          <table:table-cell table:formula="of:=VLOOKUP([.K49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49]);0;1)" office:value-type="float" office:value="0">
            <text:p>0</text:p>
          </table:table-cell>
          <table:table-cell table:formula="of:=IF(ISBLANK([.I49]);0;2)" office:value-type="float" office:value="0">
            <text:p>0</text:p>
          </table:table-cell>
          <table:table-cell table:formula="of:=IF(ISBLANK([.J49]);0;4)" office:value-type="float" office:value="0">
            <text:p>0</text:p>
          </table:table-cell>
          <table:table-cell table:formula="of:=IF(ISBLANK([.K49]);0;8)" office:value-type="float" office:value="0">
            <text:p>0</text:p>
          </table:table-cell>
          <table:table-cell table:formula="of:=SUM([.M49:.P49])" office:value-type="float" office:value="0">
            <text:p>0</text:p>
          </table:table-cell>
          <table:table-cell/>
          <table:table-cell table:formula="of:=IF([.$Q49]&gt;0;CONCATENATE([.X$1];[.C49];[.X$1];[.Z$1]);&quot;&quot;)">
            <text:p/>
          </table:table-cell>
          <table:table-cell table:formula="of:=IF(NOT(ISBLANK([.H49]));CONCATENATE([.T$1];[.D49];IF([.$Q49]&gt;1;[.$Y$1];[.$X$1]));&quot;&quot;)">
            <text:p/>
          </table:table-cell>
          <table:table-cell table:formula="of:=IF(NOT(ISBLANK([.I49]));CONCATENATE([.U$1];[.E49];IF([.$Q49]&gt;3;[.$Y$1];[.$X$1]));&quot;&quot;)">
            <text:p/>
          </table:table-cell>
          <table:table-cell table:formula="of:=IF(NOT(ISBLANK([.J49]));CONCATENATE([.V$1];[.F49];IF([.$Q49]&gt;7;[.$Y$1];[.$X$1]));&quot;&quot;)">
            <text:p/>
          </table:table-cell>
          <table:table-cell table:formula="of:=IF(NOT(ISBLANK([.K49]));CONCATENATE([.W$1];[.G49];IF([.$Q49]&gt;15;[.$Y$1];[.$X$1]));&quot;&quot;)">
            <text:p/>
          </table:table-cell>
          <table:table-cell table:formula="of:=IF([.Q49]&gt;1;[.AA$1];&quot;&quot;)">
            <text:p/>
          </table:table-cell>
          <table:table-cell table:formula="of:=IF(AND([.Q49]&gt;1;SUM([.Q50:.Q$64]))&gt;0;[.AC$1];&quot;&quot;)">
            <text:p/>
          </table:table-cell>
          <table:table-cell/>
          <table:table-cell table:formula="of:=CONCATENATE([.S49];[.T49];[.U49];[.V49];[.W49];[.X49];[.Y49];[.Z49])">
            <text:p/>
          </table:table-cell>
          <table:table-cell/>
          <table:table-cell table:formula="of:=IF([.AA49]=&quot;&quot;;&quot;&quot;;CONCATENATE([.AA49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Handel</text:p>
          </table:table-cell>
          <table:table-cell table:formula="of:=VLOOKUP([.H50];[Audiodateien.$A$1:.$B$3512];2;0)" office:value-type="float" office:value="0">
            <text:p>#NV</text:p>
          </table:table-cell>
          <table:table-cell table:formula="of:=VLOOKUP([.I50];[Audiodateien.$A$1:.$B$3512];2;0)" office:value-type="float" office:value="0">
            <text:p>#NV</text:p>
          </table:table-cell>
          <table:table-cell table:formula="of:=VLOOKUP([.J50];[Audiodateien.$A$1:.$B$3512];2;0)" office:value-type="string" office:string-value="modules/gAudioBundle-2/src/Coinage/Coins_Hand_Jingle_Movement_Takes_6.ogg">
            <text:p>modules/gAudioBundle-2/src/Coinage/Coins_Hand_Jingle_Movement_Takes_6.ogg</text:p>
          </table:table-cell>
          <table:table-cell table:formula="of:=VLOOKUP([.K50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Coins_Hand_Jingle_Movement_Takes_6.ogg</text:p>
          </table:table-cell>
          <table:table-cell table:content-validation-name="val1"/>
          <table:table-cell/>
          <table:table-cell table:formula="of:=IF(ISBLANK([.H50]);0;1)" office:value-type="float" office:value="0">
            <text:p>0</text:p>
          </table:table-cell>
          <table:table-cell table:formula="of:=IF(ISBLANK([.I50]);0;2)" office:value-type="float" office:value="0">
            <text:p>0</text:p>
          </table:table-cell>
          <table:table-cell table:formula="of:=IF(ISBLANK([.J50]);0;4)" office:value-type="float" office:value="4">
            <text:p>4</text:p>
          </table:table-cell>
          <table:table-cell table:formula="of:=IF(ISBLANK([.K50]);0;8)" office:value-type="float" office:value="0">
            <text:p>0</text:p>
          </table:table-cell>
          <table:table-cell table:formula="of:=SUM([.M50:.P50])" office:value-type="float" office:value="4">
            <text:p>4</text:p>
          </table:table-cell>
          <table:table-cell/>
          <table:table-cell table:formula="of:=IF([.$Q50]&gt;0;CONCATENATE([.X$1];[.C50];[.X$1];[.Z$1]);&quot;&quot;)" office:value-type="string" office:string-value="&quot;Handel&quot;: {">
            <text:p>"Handel": {</text:p>
          </table:table-cell>
          <table:table-cell table:formula="of:=IF(NOT(ISBLANK([.H50]));CONCATENATE([.T$1];[.D50];IF([.$Q50]&gt;1;[.$Y$1];[.$X$1]));&quot;&quot;)">
            <text:p/>
          </table:table-cell>
          <table:table-cell table:formula="of:=IF(NOT(ISBLANK([.I50]));CONCATENATE([.U$1];[.E50];IF([.$Q50]&gt;3;[.$Y$1];[.$X$1]));&quot;&quot;)">
            <text:p/>
          </table:table-cell>
          <table:table-cell table:formula="of:=IF(NOT(ISBLANK([.J50]));CONCATENATE([.V$1];[.F50];IF([.$Q50]&gt;7;[.$Y$1];[.$X$1]));&quot;&quot;)" office:value-type="string" office:string-value="&quot;default&quot;: &quot;modules/gAudioBundle-2/src/Coinage/Coins_Hand_Jingle_Movement_Takes_6.ogg&quot;">
            <text:p>"default": "modules/gAudioBundle-2/src/Coinage/Coins_Hand_Jingle_Movement_Takes_6.ogg"</text:p>
          </table:table-cell>
          <table:table-cell table:formula="of:=IF(NOT(ISBLANK([.K50]));CONCATENATE([.W$1];[.G50];IF([.$Q50]&gt;15;[.$Y$1];[.$X$1]));&quot;&quot;)">
            <text:p/>
          </table:table-cell>
          <table:table-cell table:formula="of:=IF([.Q50]&gt;1;[.AA$1];&quot;&quot;)" office:value-type="string" office:string-value="}">
            <text:p>}</text:p>
          </table:table-cell>
          <table:table-cell table:formula="of:=IF(AND([.Q50]&gt;1;SUM([.Q51:.Q$64]))&gt;0;[.AC$1];&quot;&quot;)" office:value-type="string" office:string-value=",">
            <text:p>,</text:p>
          </table:table-cell>
          <table:table-cell/>
          <table:table-cell table:formula="of:=CONCATENATE([.S50];[.T50];[.U50];[.V50];[.W50];[.X50];[.Y50];[.Z50])" office:value-type="string" office:string-value="&quot;Handel&quot;: {&quot;default&quot;: &quot;modules/gAudioBundle-2/src/Coinage/Coins_Hand_Jingle_Movement_Takes_6.ogg&quot;},">
            <text:p>"Handel": {"default": "modules/gAudioBundle-2/src/Coinage/Coins_Hand_Jingle_Movement_Takes_6.ogg"},</text:p>
          </table:table-cell>
          <table:table-cell/>
          <table:table-cell table:formula="of:=IF([.AA50]=&quot;&quot;;&quot;&quot;;CONCATENATE([.AA50];[.AD$1]))" office:value-type="string" office:string-value="&quot;Handel&quot;: {&quot;default&quot;: &quot;modules/gAudioBundle-2/src/Coinage/Coins_Hand_Jingle_Movement_Takes_6.ogg&quot;},&#10;">
            <text:p>"Handel": {"default": "modules/gAudioBundle-2/src/Coinage/Coins_Hand_Jingle_Movement_Takes_6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Heilkunde Gift</text:p>
          </table:table-cell>
          <table:table-cell table:formula="of:=VLOOKUP([.H51];[Audiodateien.$A$1:.$B$3512];2;0)" office:value-type="float" office:value="0">
            <text:p>#NV</text:p>
          </table:table-cell>
          <table:table-cell table:formula="of:=VLOOKUP([.I51];[Audiodateien.$A$1:.$B$3512];2;0)" office:value-type="float" office:value="0">
            <text:p>#NV</text:p>
          </table:table-cell>
          <table:table-cell table:formula="of:=VLOOKUP([.J51];[Audiodateien.$A$1:.$B$3512];2;0)" office:value-type="string" office:string-value="modules/gAudioBundle-2/src/Elements Water Volumes/Acid_Drop_Harsh_Sizzle_Burn_Melt_Corrosion.ogg">
            <text:p>modules/gAudioBundle-2/src/Elements Water Volumes/Acid_Drop_Harsh_Sizzle_Burn_Melt_Corrosion.ogg</text:p>
          </table:table-cell>
          <table:table-cell table:formula="of:=VLOOKUP([.K51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Acid_Drop_Harsh_Sizzle_Burn_Melt_Corrosion.ogg</text:p>
          </table:table-cell>
          <table:table-cell table:content-validation-name="val1"/>
          <table:table-cell/>
          <table:table-cell table:formula="of:=IF(ISBLANK([.H51]);0;1)" office:value-type="float" office:value="0">
            <text:p>0</text:p>
          </table:table-cell>
          <table:table-cell table:formula="of:=IF(ISBLANK([.I51]);0;2)" office:value-type="float" office:value="0">
            <text:p>0</text:p>
          </table:table-cell>
          <table:table-cell table:formula="of:=IF(ISBLANK([.J51]);0;4)" office:value-type="float" office:value="4">
            <text:p>4</text:p>
          </table:table-cell>
          <table:table-cell table:formula="of:=IF(ISBLANK([.K51]);0;8)" office:value-type="float" office:value="0">
            <text:p>0</text:p>
          </table:table-cell>
          <table:table-cell table:formula="of:=SUM([.M51:.P51])" office:value-type="float" office:value="4">
            <text:p>4</text:p>
          </table:table-cell>
          <table:table-cell/>
          <table:table-cell table:formula="of:=IF([.$Q51]&gt;0;CONCATENATE([.X$1];[.C51];[.X$1];[.Z$1]);&quot;&quot;)" office:value-type="string" office:string-value="&quot;Heilkunde Gift&quot;: {">
            <text:p>"Heilkunde Gift": {</text:p>
          </table:table-cell>
          <table:table-cell table:formula="of:=IF(NOT(ISBLANK([.H51]));CONCATENATE([.T$1];[.D51];IF([.$Q51]&gt;1;[.$Y$1];[.$X$1]));&quot;&quot;)">
            <text:p/>
          </table:table-cell>
          <table:table-cell table:formula="of:=IF(NOT(ISBLANK([.I51]));CONCATENATE([.U$1];[.E51];IF([.$Q51]&gt;3;[.$Y$1];[.$X$1]));&quot;&quot;)">
            <text:p/>
          </table:table-cell>
          <table:table-cell table:formula="of:=IF(NOT(ISBLANK([.J51]));CONCATENATE([.V$1];[.F51];IF([.$Q51]&gt;7;[.$Y$1];[.$X$1]));&quot;&quot;)" office:value-type="string" office:string-value="&quot;default&quot;: &quot;modules/gAudioBundle-2/src/Elements Water Volumes/Acid_Drop_Harsh_Sizzle_Burn_Melt_Corrosion.ogg&quot;">
            <text:p>"default": "modules/gAudioBundle-2/src/Elements Water Volumes/Acid_Drop_Harsh_Sizzle_Burn_Melt_Corrosion.ogg"</text:p>
          </table:table-cell>
          <table:table-cell table:formula="of:=IF(NOT(ISBLANK([.K51]));CONCATENATE([.W$1];[.G51];IF([.$Q51]&gt;15;[.$Y$1];[.$X$1]));&quot;&quot;)">
            <text:p/>
          </table:table-cell>
          <table:table-cell table:formula="of:=IF([.Q51]&gt;1;[.AA$1];&quot;&quot;)" office:value-type="string" office:string-value="}">
            <text:p>}</text:p>
          </table:table-cell>
          <table:table-cell table:formula="of:=IF(AND([.Q51]&gt;1;SUM([.Q52:.Q$64]))&gt;0;[.AC$1];&quot;&quot;)" office:value-type="string" office:string-value=",">
            <text:p>,</text:p>
          </table:table-cell>
          <table:table-cell/>
          <table:table-cell table:formula="of:=CONCATENATE([.S51];[.T51];[.U51];[.V51];[.W51];[.X51];[.Y51];[.Z51])" office:value-type="string" office:string-value="&quot;Heilkunde Gift&quot;: {&quot;default&quot;: &quot;modules/gAudioBundle-2/src/Elements Water Volumes/Acid_Drop_Harsh_Sizzle_Burn_Melt_Corrosion.ogg&quot;},">
            <text:p>"Heilkunde Gift": {"default": "modules/gAudioBundle-2/src/Elements Water Volumes/Acid_Drop_Harsh_Sizzle_Burn_Melt_Corrosion.ogg"},</text:p>
          </table:table-cell>
          <table:table-cell/>
          <table:table-cell table:formula="of:=IF([.AA51]=&quot;&quot;;&quot;&quot;;CONCATENATE([.AA51];[.AD$1]))" office:value-type="string" office:string-value="&quot;Heilkunde Gift&quot;: {&quot;default&quot;: &quot;modules/gAudioBundle-2/src/Elements Water Volumes/Acid_Drop_Harsh_Sizzle_Burn_Melt_Corrosion.ogg&quot;},&#10;">
            <text:p>"Heilkunde Gift": {"default": "modules/gAudioBundle-2/src/Elements Water Volumes/Acid_Drop_Harsh_Sizzle_Burn_Melt_Corrosion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Heilkunde Krankheiten</text:p>
          </table:table-cell>
          <table:table-cell table:formula="of:=VLOOKUP([.H52];[Audiodateien.$A$1:.$B$3512];2;0)" office:value-type="float" office:value="0">
            <text:p>#NV</text:p>
          </table:table-cell>
          <table:table-cell table:formula="of:=VLOOKUP([.I52];[Audiodateien.$A$1:.$B$3512];2;0)" office:value-type="float" office:value="0">
            <text:p>#NV</text:p>
          </table:table-cell>
          <table:table-cell table:formula="of:=VLOOKUP([.J52];[Audiodateien.$A$1:.$B$3512];2;0)" office:value-type="string" office:string-value="modules/gAudioBundle-2/src/Elements Water Volumes/Acid_Drop_Harsh_Sizzle_Burn_Melt_Corrosion.ogg">
            <text:p>modules/gAudioBundle-2/src/Elements Water Volumes/Acid_Drop_Harsh_Sizzle_Burn_Melt_Corrosion.ogg</text:p>
          </table:table-cell>
          <table:table-cell table:formula="of:=VLOOKUP([.K52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Acid_Drop_Harsh_Sizzle_Burn_Melt_Corrosion.ogg</text:p>
          </table:table-cell>
          <table:table-cell table:content-validation-name="val1"/>
          <table:table-cell/>
          <table:table-cell table:formula="of:=IF(ISBLANK([.H52]);0;1)" office:value-type="float" office:value="0">
            <text:p>0</text:p>
          </table:table-cell>
          <table:table-cell table:formula="of:=IF(ISBLANK([.I52]);0;2)" office:value-type="float" office:value="0">
            <text:p>0</text:p>
          </table:table-cell>
          <table:table-cell table:formula="of:=IF(ISBLANK([.J52]);0;4)" office:value-type="float" office:value="4">
            <text:p>4</text:p>
          </table:table-cell>
          <table:table-cell table:formula="of:=IF(ISBLANK([.K52]);0;8)" office:value-type="float" office:value="0">
            <text:p>0</text:p>
          </table:table-cell>
          <table:table-cell table:formula="of:=SUM([.M52:.P52])" office:value-type="float" office:value="4">
            <text:p>4</text:p>
          </table:table-cell>
          <table:table-cell/>
          <table:table-cell table:formula="of:=IF([.$Q52]&gt;0;CONCATENATE([.X$1];[.C52];[.X$1];[.Z$1]);&quot;&quot;)" office:value-type="string" office:string-value="&quot;Heilkunde Krankheiten&quot;: {">
            <text:p>"Heilkunde Krankheiten": {</text:p>
          </table:table-cell>
          <table:table-cell table:formula="of:=IF(NOT(ISBLANK([.H52]));CONCATENATE([.T$1];[.D52];IF([.$Q52]&gt;1;[.$Y$1];[.$X$1]));&quot;&quot;)">
            <text:p/>
          </table:table-cell>
          <table:table-cell table:formula="of:=IF(NOT(ISBLANK([.I52]));CONCATENATE([.U$1];[.E52];IF([.$Q52]&gt;3;[.$Y$1];[.$X$1]));&quot;&quot;)">
            <text:p/>
          </table:table-cell>
          <table:table-cell table:formula="of:=IF(NOT(ISBLANK([.J52]));CONCATENATE([.V$1];[.F52];IF([.$Q52]&gt;7;[.$Y$1];[.$X$1]));&quot;&quot;)" office:value-type="string" office:string-value="&quot;default&quot;: &quot;modules/gAudioBundle-2/src/Elements Water Volumes/Acid_Drop_Harsh_Sizzle_Burn_Melt_Corrosion.ogg&quot;">
            <text:p>"default": "modules/gAudioBundle-2/src/Elements Water Volumes/Acid_Drop_Harsh_Sizzle_Burn_Melt_Corrosion.ogg"</text:p>
          </table:table-cell>
          <table:table-cell table:formula="of:=IF(NOT(ISBLANK([.K52]));CONCATENATE([.W$1];[.G52];IF([.$Q52]&gt;15;[.$Y$1];[.$X$1]));&quot;&quot;)">
            <text:p/>
          </table:table-cell>
          <table:table-cell table:formula="of:=IF([.Q52]&gt;1;[.AA$1];&quot;&quot;)" office:value-type="string" office:string-value="}">
            <text:p>}</text:p>
          </table:table-cell>
          <table:table-cell table:formula="of:=IF(AND([.Q52]&gt;1;SUM([.Q53:.Q$64]))&gt;0;[.AC$1];&quot;&quot;)" office:value-type="string" office:string-value=",">
            <text:p>,</text:p>
          </table:table-cell>
          <table:table-cell/>
          <table:table-cell table:formula="of:=CONCATENATE([.S52];[.T52];[.U52];[.V52];[.W52];[.X52];[.Y52];[.Z52])" office:value-type="string" office:string-value="&quot;Heilkunde Krankheiten&quot;: {&quot;default&quot;: &quot;modules/gAudioBundle-2/src/Elements Water Volumes/Acid_Drop_Harsh_Sizzle_Burn_Melt_Corrosion.ogg&quot;},">
            <text:p>"Heilkunde Krankheiten": {"default": "modules/gAudioBundle-2/src/Elements Water Volumes/Acid_Drop_Harsh_Sizzle_Burn_Melt_Corrosion.ogg"},</text:p>
          </table:table-cell>
          <table:table-cell/>
          <table:table-cell table:formula="of:=IF([.AA52]=&quot;&quot;;&quot;&quot;;CONCATENATE([.AA52];[.AD$1]))" office:value-type="string" office:string-value="&quot;Heilkunde Krankheiten&quot;: {&quot;default&quot;: &quot;modules/gAudioBundle-2/src/Elements Water Volumes/Acid_Drop_Harsh_Sizzle_Burn_Melt_Corrosion.ogg&quot;},&#10;">
            <text:p>"Heilkunde Krankheiten": {"default": "modules/gAudioBundle-2/src/Elements Water Volumes/Acid_Drop_Harsh_Sizzle_Burn_Melt_Corrosion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Heilkunde Seele</text:p>
          </table:table-cell>
          <table:table-cell table:formula="of:=VLOOKUP([.H53];[Audiodateien.$A$1:.$B$3512];2;0)" office:value-type="float" office:value="0">
            <text:p>#NV</text:p>
          </table:table-cell>
          <table:table-cell table:formula="of:=VLOOKUP([.I53];[Audiodateien.$A$1:.$B$3512];2;0)" office:value-type="float" office:value="0">
            <text:p>#NV</text:p>
          </table:table-cell>
          <table:table-cell table:formula="of:=VLOOKUP([.J53];[Audiodateien.$A$1:.$B$3512];2;0)" office:value-type="float" office:value="0">
            <text:p>#NV</text:p>
          </table:table-cell>
          <table:table-cell table:formula="of:=VLOOKUP([.K53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53]);0;1)" office:value-type="float" office:value="0">
            <text:p>0</text:p>
          </table:table-cell>
          <table:table-cell table:formula="of:=IF(ISBLANK([.I53]);0;2)" office:value-type="float" office:value="0">
            <text:p>0</text:p>
          </table:table-cell>
          <table:table-cell table:formula="of:=IF(ISBLANK([.J53]);0;4)" office:value-type="float" office:value="0">
            <text:p>0</text:p>
          </table:table-cell>
          <table:table-cell table:formula="of:=IF(ISBLANK([.K53]);0;8)" office:value-type="float" office:value="0">
            <text:p>0</text:p>
          </table:table-cell>
          <table:table-cell table:formula="of:=SUM([.M53:.P53])" office:value-type="float" office:value="0">
            <text:p>0</text:p>
          </table:table-cell>
          <table:table-cell/>
          <table:table-cell table:formula="of:=IF([.$Q53]&gt;0;CONCATENATE([.X$1];[.C53];[.X$1];[.Z$1]);&quot;&quot;)">
            <text:p/>
          </table:table-cell>
          <table:table-cell table:formula="of:=IF(NOT(ISBLANK([.H53]));CONCATENATE([.T$1];[.D53];IF([.$Q53]&gt;1;[.$Y$1];[.$X$1]));&quot;&quot;)">
            <text:p/>
          </table:table-cell>
          <table:table-cell table:formula="of:=IF(NOT(ISBLANK([.I53]));CONCATENATE([.U$1];[.E53];IF([.$Q53]&gt;3;[.$Y$1];[.$X$1]));&quot;&quot;)">
            <text:p/>
          </table:table-cell>
          <table:table-cell table:formula="of:=IF(NOT(ISBLANK([.J53]));CONCATENATE([.V$1];[.F53];IF([.$Q53]&gt;7;[.$Y$1];[.$X$1]));&quot;&quot;)">
            <text:p/>
          </table:table-cell>
          <table:table-cell table:formula="of:=IF(NOT(ISBLANK([.K53]));CONCATENATE([.W$1];[.G53];IF([.$Q53]&gt;15;[.$Y$1];[.$X$1]));&quot;&quot;)">
            <text:p/>
          </table:table-cell>
          <table:table-cell table:formula="of:=IF([.Q53]&gt;1;[.AA$1];&quot;&quot;)">
            <text:p/>
          </table:table-cell>
          <table:table-cell table:formula="of:=IF(AND([.Q53]&gt;1;SUM([.Q54:.Q$64]))&gt;0;[.AC$1];&quot;&quot;)">
            <text:p/>
          </table:table-cell>
          <table:table-cell/>
          <table:table-cell table:formula="of:=CONCATENATE([.S53];[.T53];[.U53];[.V53];[.W53];[.X53];[.Y53];[.Z53])">
            <text:p/>
          </table:table-cell>
          <table:table-cell/>
          <table:table-cell table:formula="of:=IF([.AA53]=&quot;&quot;;&quot;&quot;;CONCATENATE([.AA53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Heilkunde Wunden</text:p>
          </table:table-cell>
          <table:table-cell table:formula="of:=VLOOKUP([.H54];[Audiodateien.$A$1:.$B$3512];2;0)" office:value-type="float" office:value="0">
            <text:p>#NV</text:p>
          </table:table-cell>
          <table:table-cell table:formula="of:=VLOOKUP([.I54];[Audiodateien.$A$1:.$B$3512];2;0)" office:value-type="float" office:value="0">
            <text:p>#NV</text:p>
          </table:table-cell>
          <table:table-cell table:formula="of:=VLOOKUP([.J54];[Audiodateien.$A$1:.$B$3512];2;0)" office:value-type="string" office:string-value="modules/gAudioBundle-3/src/Paper and Cardboard/Opening_A_Large_Cardboard_Package_04.ogg">
            <text:p>modules/gAudioBundle-3/src/Paper and Cardboard/Opening_A_Large_Cardboard_Package_04.ogg</text:p>
          </table:table-cell>
          <table:table-cell table:formula="of:=VLOOKUP([.K54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Opening_A_Large_Cardboard_Package_04.ogg</text:p>
          </table:table-cell>
          <table:table-cell table:content-validation-name="val1"/>
          <table:table-cell/>
          <table:table-cell table:formula="of:=IF(ISBLANK([.H54]);0;1)" office:value-type="float" office:value="0">
            <text:p>0</text:p>
          </table:table-cell>
          <table:table-cell table:formula="of:=IF(ISBLANK([.I54]);0;2)" office:value-type="float" office:value="0">
            <text:p>0</text:p>
          </table:table-cell>
          <table:table-cell table:formula="of:=IF(ISBLANK([.J54]);0;4)" office:value-type="float" office:value="4">
            <text:p>4</text:p>
          </table:table-cell>
          <table:table-cell table:formula="of:=IF(ISBLANK([.K54]);0;8)" office:value-type="float" office:value="0">
            <text:p>0</text:p>
          </table:table-cell>
          <table:table-cell table:formula="of:=SUM([.M54:.P54])" office:value-type="float" office:value="4">
            <text:p>4</text:p>
          </table:table-cell>
          <table:table-cell/>
          <table:table-cell table:formula="of:=IF([.$Q54]&gt;0;CONCATENATE([.X$1];[.C54];[.X$1];[.Z$1]);&quot;&quot;)" office:value-type="string" office:string-value="&quot;Heilkunde Wunden&quot;: {">
            <text:p>"Heilkunde Wunden": {</text:p>
          </table:table-cell>
          <table:table-cell table:formula="of:=IF(NOT(ISBLANK([.H54]));CONCATENATE([.T$1];[.D54];IF([.$Q54]&gt;1;[.$Y$1];[.$X$1]));&quot;&quot;)">
            <text:p/>
          </table:table-cell>
          <table:table-cell table:formula="of:=IF(NOT(ISBLANK([.I54]));CONCATENATE([.U$1];[.E54];IF([.$Q54]&gt;3;[.$Y$1];[.$X$1]));&quot;&quot;)">
            <text:p/>
          </table:table-cell>
          <table:table-cell table:formula="of:=IF(NOT(ISBLANK([.J54]));CONCATENATE([.V$1];[.F54];IF([.$Q54]&gt;7;[.$Y$1];[.$X$1]));&quot;&quot;)" office:value-type="string" office:string-value="&quot;default&quot;: &quot;modules/gAudioBundle-3/src/Paper and Cardboard/Opening_A_Large_Cardboard_Package_04.ogg&quot;">
            <text:p>"default": "modules/gAudioBundle-3/src/Paper and Cardboard/Opening_A_Large_Cardboard_Package_04.ogg"</text:p>
          </table:table-cell>
          <table:table-cell table:formula="of:=IF(NOT(ISBLANK([.K54]));CONCATENATE([.W$1];[.G54];IF([.$Q54]&gt;15;[.$Y$1];[.$X$1]));&quot;&quot;)">
            <text:p/>
          </table:table-cell>
          <table:table-cell table:formula="of:=IF([.Q54]&gt;1;[.AA$1];&quot;&quot;)" office:value-type="string" office:string-value="}">
            <text:p>}</text:p>
          </table:table-cell>
          <table:table-cell table:formula="of:=IF(AND([.Q54]&gt;1;SUM([.Q55:.Q$64]))&gt;0;[.AC$1];&quot;&quot;)" office:value-type="string" office:string-value=",">
            <text:p>,</text:p>
          </table:table-cell>
          <table:table-cell/>
          <table:table-cell table:formula="of:=CONCATENATE([.S54];[.T54];[.U54];[.V54];[.W54];[.X54];[.Y54];[.Z54])" office:value-type="string" office:string-value="&quot;Heilkunde Wunden&quot;: {&quot;default&quot;: &quot;modules/gAudioBundle-3/src/Paper and Cardboard/Opening_A_Large_Cardboard_Package_04.ogg&quot;},">
            <text:p>"Heilkunde Wunden": {"default": "modules/gAudioBundle-3/src/Paper and Cardboard/Opening_A_Large_Cardboard_Package_04.ogg"},</text:p>
          </table:table-cell>
          <table:table-cell/>
          <table:table-cell table:formula="of:=IF([.AA54]=&quot;&quot;;&quot;&quot;;CONCATENATE([.AA54];[.AD$1]))" office:value-type="string" office:string-value="&quot;Heilkunde Wunden&quot;: {&quot;default&quot;: &quot;modules/gAudioBundle-3/src/Paper and Cardboard/Opening_A_Large_Cardboard_Package_04.ogg&quot;},&#10;">
            <text:p>"Heilkunde Wunden": {"default": "modules/gAudioBundle-3/src/Paper and Cardboard/Opening_A_Large_Cardboard_Package_04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Holzbearbeitung</text:p>
          </table:table-cell>
          <table:table-cell table:formula="of:=VLOOKUP([.H55];[Audiodateien.$A$1:.$B$3512];2;0)" office:value-type="float" office:value="0">
            <text:p>#NV</text:p>
          </table:table-cell>
          <table:table-cell table:formula="of:=VLOOKUP([.I55];[Audiodateien.$A$1:.$B$3512];2;0)" office:value-type="float" office:value="0">
            <text:p>#NV</text:p>
          </table:table-cell>
          <table:table-cell table:formula="of:=VLOOKUP([.J55];[Audiodateien.$A$1:.$B$3512];2;0)" office:value-type="string" office:string-value="modules/gAudioBundle-2/src/Ice/Ice Block/Saw_Ice_003.ogg">
            <text:p>modules/gAudioBundle-2/src/Ice/Ice Block/Saw_Ice_003.ogg</text:p>
          </table:table-cell>
          <table:table-cell table:formula="of:=VLOOKUP([.K55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Saw_Ice_003.ogg</text:p>
          </table:table-cell>
          <table:table-cell table:content-validation-name="val1"/>
          <table:table-cell office:value-type="string">
            <text:p>Saws_Pineapple_1.ogg</text:p>
          </table:table-cell>
          <table:table-cell table:formula="of:=IF(ISBLANK([.H55]);0;1)" office:value-type="float" office:value="0">
            <text:p>0</text:p>
          </table:table-cell>
          <table:table-cell table:formula="of:=IF(ISBLANK([.I55]);0;2)" office:value-type="float" office:value="0">
            <text:p>0</text:p>
          </table:table-cell>
          <table:table-cell table:formula="of:=IF(ISBLANK([.J55]);0;4)" office:value-type="float" office:value="4">
            <text:p>4</text:p>
          </table:table-cell>
          <table:table-cell table:formula="of:=IF(ISBLANK([.K55]);0;8)" office:value-type="float" office:value="0">
            <text:p>0</text:p>
          </table:table-cell>
          <table:table-cell table:formula="of:=SUM([.M55:.P55])" office:value-type="float" office:value="4">
            <text:p>4</text:p>
          </table:table-cell>
          <table:table-cell/>
          <table:table-cell table:formula="of:=IF([.$Q55]&gt;0;CONCATENATE([.X$1];[.C55];[.X$1];[.Z$1]);&quot;&quot;)" office:value-type="string" office:string-value="&quot;Holzbearbeitung&quot;: {">
            <text:p>"Holzbearbeitung": {</text:p>
          </table:table-cell>
          <table:table-cell table:formula="of:=IF(NOT(ISBLANK([.H55]));CONCATENATE([.T$1];[.D55];IF([.$Q55]&gt;1;[.$Y$1];[.$X$1]));&quot;&quot;)">
            <text:p/>
          </table:table-cell>
          <table:table-cell table:formula="of:=IF(NOT(ISBLANK([.I55]));CONCATENATE([.U$1];[.E55];IF([.$Q55]&gt;3;[.$Y$1];[.$X$1]));&quot;&quot;)">
            <text:p/>
          </table:table-cell>
          <table:table-cell table:formula="of:=IF(NOT(ISBLANK([.J55]));CONCATENATE([.V$1];[.F55];IF([.$Q55]&gt;7;[.$Y$1];[.$X$1]));&quot;&quot;)" office:value-type="string" office:string-value="&quot;default&quot;: &quot;modules/gAudioBundle-2/src/Ice/Ice Block/Saw_Ice_003.ogg&quot;">
            <text:p>"default": "modules/gAudioBundle-2/src/Ice/Ice Block/Saw_Ice_003.ogg"</text:p>
          </table:table-cell>
          <table:table-cell table:formula="of:=IF(NOT(ISBLANK([.K55]));CONCATENATE([.W$1];[.G55];IF([.$Q55]&gt;15;[.$Y$1];[.$X$1]));&quot;&quot;)">
            <text:p/>
          </table:table-cell>
          <table:table-cell table:formula="of:=IF([.Q55]&gt;1;[.AA$1];&quot;&quot;)" office:value-type="string" office:string-value="}">
            <text:p>}</text:p>
          </table:table-cell>
          <table:table-cell table:formula="of:=IF(AND([.Q55]&gt;1;SUM([.Q56:.Q$64]))&gt;0;[.AC$1];&quot;&quot;)" office:value-type="string" office:string-value=",">
            <text:p>,</text:p>
          </table:table-cell>
          <table:table-cell/>
          <table:table-cell table:formula="of:=CONCATENATE([.S55];[.T55];[.U55];[.V55];[.W55];[.X55];[.Y55];[.Z55])" office:value-type="string" office:string-value="&quot;Holzbearbeitung&quot;: {&quot;default&quot;: &quot;modules/gAudioBundle-2/src/Ice/Ice Block/Saw_Ice_003.ogg&quot;},">
            <text:p>"Holzbearbeitung": {"default": "modules/gAudioBundle-2/src/Ice/Ice Block/Saw_Ice_003.ogg"},</text:p>
          </table:table-cell>
          <table:table-cell/>
          <table:table-cell table:formula="of:=IF([.AA55]=&quot;&quot;;&quot;&quot;;CONCATENATE([.AA55];[.AD$1]))" office:value-type="string" office:string-value="&quot;Holzbearbeitung&quot;: {&quot;default&quot;: &quot;modules/gAudioBundle-2/src/Ice/Ice Block/Saw_Ice_003.ogg&quot;},&#10;">
            <text:p>"Holzbearbeitung": {"default": "modules/gAudioBundle-2/src/Ice/Ice Block/Saw_Ice_00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Lebensmittelbearbeitung</text:p>
          </table:table-cell>
          <table:table-cell table:formula="of:=VLOOKUP([.H56];[Audiodateien.$A$1:.$B$3512];2;0)" office:value-type="float" office:value="0">
            <text:p>#NV</text:p>
          </table:table-cell>
          <table:table-cell table:formula="of:=VLOOKUP([.I56];[Audiodateien.$A$1:.$B$3512];2;0)" office:value-type="float" office:value="0">
            <text:p>#NV</text:p>
          </table:table-cell>
          <table:table-cell table:formula="of:=VLOOKUP([.J56];[Audiodateien.$A$1:.$B$3512];2;0)" office:value-type="string" office:string-value="modules/gAudioBundle-4/src/Water/Water_In_Frying_Pan_05.ogg">
            <text:p>modules/gAudioBundle-4/src/Water/Water_In_Frying_Pan_05.ogg</text:p>
          </table:table-cell>
          <table:table-cell table:formula="of:=VLOOKUP([.K56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Water_In_Frying_Pan_05.ogg</text:p>
          </table:table-cell>
          <table:table-cell table:content-validation-name="val1"/>
          <table:table-cell/>
          <table:table-cell table:formula="of:=IF(ISBLANK([.H56]);0;1)" office:value-type="float" office:value="0">
            <text:p>0</text:p>
          </table:table-cell>
          <table:table-cell table:formula="of:=IF(ISBLANK([.I56]);0;2)" office:value-type="float" office:value="0">
            <text:p>0</text:p>
          </table:table-cell>
          <table:table-cell table:formula="of:=IF(ISBLANK([.J56]);0;4)" office:value-type="float" office:value="4">
            <text:p>4</text:p>
          </table:table-cell>
          <table:table-cell table:formula="of:=IF(ISBLANK([.K56]);0;8)" office:value-type="float" office:value="0">
            <text:p>0</text:p>
          </table:table-cell>
          <table:table-cell table:formula="of:=SUM([.M56:.P56])" office:value-type="float" office:value="4">
            <text:p>4</text:p>
          </table:table-cell>
          <table:table-cell/>
          <table:table-cell table:formula="of:=IF([.$Q56]&gt;0;CONCATENATE([.X$1];[.C56];[.X$1];[.Z$1]);&quot;&quot;)" office:value-type="string" office:string-value="&quot;Lebensmittelbearbeitung&quot;: {">
            <text:p>"Lebensmittelbearbeitung": {</text:p>
          </table:table-cell>
          <table:table-cell table:formula="of:=IF(NOT(ISBLANK([.H56]));CONCATENATE([.T$1];[.D56];IF([.$Q56]&gt;1;[.$Y$1];[.$X$1]));&quot;&quot;)">
            <text:p/>
          </table:table-cell>
          <table:table-cell table:formula="of:=IF(NOT(ISBLANK([.I56]));CONCATENATE([.U$1];[.E56];IF([.$Q56]&gt;3;[.$Y$1];[.$X$1]));&quot;&quot;)">
            <text:p/>
          </table:table-cell>
          <table:table-cell table:formula="of:=IF(NOT(ISBLANK([.J56]));CONCATENATE([.V$1];[.F56];IF([.$Q56]&gt;7;[.$Y$1];[.$X$1]));&quot;&quot;)" office:value-type="string" office:string-value="&quot;default&quot;: &quot;modules/gAudioBundle-4/src/Water/Water_In_Frying_Pan_05.ogg&quot;">
            <text:p>"default": "modules/gAudioBundle-4/src/Water/Water_In_Frying_Pan_05.ogg"</text:p>
          </table:table-cell>
          <table:table-cell table:formula="of:=IF(NOT(ISBLANK([.K56]));CONCATENATE([.W$1];[.G56];IF([.$Q56]&gt;15;[.$Y$1];[.$X$1]));&quot;&quot;)">
            <text:p/>
          </table:table-cell>
          <table:table-cell table:formula="of:=IF([.Q56]&gt;1;[.AA$1];&quot;&quot;)" office:value-type="string" office:string-value="}">
            <text:p>}</text:p>
          </table:table-cell>
          <table:table-cell table:formula="of:=IF(AND([.Q56]&gt;1;SUM([.Q57:.Q$64]))&gt;0;[.AC$1];&quot;&quot;)" office:value-type="string" office:string-value=",">
            <text:p>,</text:p>
          </table:table-cell>
          <table:table-cell/>
          <table:table-cell table:formula="of:=CONCATENATE([.S56];[.T56];[.U56];[.V56];[.W56];[.X56];[.Y56];[.Z56])" office:value-type="string" office:string-value="&quot;Lebensmittelbearbeitung&quot;: {&quot;default&quot;: &quot;modules/gAudioBundle-4/src/Water/Water_In_Frying_Pan_05.ogg&quot;},">
            <text:p>"Lebensmittelbearbeitung": {"default": "modules/gAudioBundle-4/src/Water/Water_In_Frying_Pan_05.ogg"},</text:p>
          </table:table-cell>
          <table:table-cell/>
          <table:table-cell table:formula="of:=IF([.AA56]=&quot;&quot;;&quot;&quot;;CONCATENATE([.AA56];[.AD$1]))" office:value-type="string" office:string-value="&quot;Lebensmittelbearbeitung&quot;: {&quot;default&quot;: &quot;modules/gAudioBundle-4/src/Water/Water_In_Frying_Pan_05.ogg&quot;},&#10;">
            <text:p>"Lebensmittelbearbeitung": {"default": "modules/gAudioBundle-4/src/Water/Water_In_Frying_Pan_05.ogg"},<text:line-break/>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Lederbearbeitung</text:p>
          </table:table-cell>
          <table:table-cell table:formula="of:=VLOOKUP([.H57];[Audiodateien.$A$1:.$B$3512];2;0)" office:value-type="float" office:value="0">
            <text:p>#NV</text:p>
          </table:table-cell>
          <table:table-cell table:formula="of:=VLOOKUP([.I57];[Audiodateien.$A$1:.$B$3512];2;0)" office:value-type="float" office:value="0">
            <text:p>#NV</text:p>
          </table:table-cell>
          <table:table-cell table:formula="of:=VLOOKUP([.J57];[Audiodateien.$A$1:.$B$3512];2;0)" office:value-type="float" office:value="0">
            <text:p>#NV</text:p>
          </table:table-cell>
          <table:table-cell table:formula="of:=VLOOKUP([.K57];[Audiodateien.$A$1:.$B$3512];2;0)" office:value-type="float" office:value="0">
            <text:p>#NV</text:p>
          </table:table-cell>
          <table:table-cell table:number-columns-repeated="4" table:content-validation-name="val1"/>
          <table:table-cell/>
          <table:table-cell table:formula="of:=IF(ISBLANK([.H57]);0;1)" office:value-type="float" office:value="0">
            <text:p>0</text:p>
          </table:table-cell>
          <table:table-cell table:formula="of:=IF(ISBLANK([.I57]);0;2)" office:value-type="float" office:value="0">
            <text:p>0</text:p>
          </table:table-cell>
          <table:table-cell table:formula="of:=IF(ISBLANK([.J57]);0;4)" office:value-type="float" office:value="0">
            <text:p>0</text:p>
          </table:table-cell>
          <table:table-cell table:formula="of:=IF(ISBLANK([.K57]);0;8)" office:value-type="float" office:value="0">
            <text:p>0</text:p>
          </table:table-cell>
          <table:table-cell table:formula="of:=SUM([.M57:.P57])" office:value-type="float" office:value="0">
            <text:p>0</text:p>
          </table:table-cell>
          <table:table-cell/>
          <table:table-cell table:formula="of:=IF([.$Q57]&gt;0;CONCATENATE([.X$1];[.C57];[.X$1];[.Z$1]);&quot;&quot;)">
            <text:p/>
          </table:table-cell>
          <table:table-cell table:formula="of:=IF(NOT(ISBLANK([.H57]));CONCATENATE([.T$1];[.D57];IF([.$Q57]&gt;1;[.$Y$1];[.$X$1]));&quot;&quot;)">
            <text:p/>
          </table:table-cell>
          <table:table-cell table:formula="of:=IF(NOT(ISBLANK([.I57]));CONCATENATE([.U$1];[.E57];IF([.$Q57]&gt;3;[.$Y$1];[.$X$1]));&quot;&quot;)">
            <text:p/>
          </table:table-cell>
          <table:table-cell table:formula="of:=IF(NOT(ISBLANK([.J57]));CONCATENATE([.V$1];[.F57];IF([.$Q57]&gt;7;[.$Y$1];[.$X$1]));&quot;&quot;)">
            <text:p/>
          </table:table-cell>
          <table:table-cell table:formula="of:=IF(NOT(ISBLANK([.K57]));CONCATENATE([.W$1];[.G57];IF([.$Q57]&gt;15;[.$Y$1];[.$X$1]));&quot;&quot;)">
            <text:p/>
          </table:table-cell>
          <table:table-cell table:formula="of:=IF([.Q57]&gt;1;[.AA$1];&quot;&quot;)">
            <text:p/>
          </table:table-cell>
          <table:table-cell table:formula="of:=IF(AND([.Q57]&gt;1;SUM([.Q58:.Q$64]))&gt;0;[.AC$1];&quot;&quot;)">
            <text:p/>
          </table:table-cell>
          <table:table-cell/>
          <table:table-cell table:formula="of:=CONCATENATE([.S57];[.T57];[.U57];[.V57];[.W57];[.X57];[.Y57];[.Z57])">
            <text:p/>
          </table:table-cell>
          <table:table-cell/>
          <table:table-cell table:formula="of:=IF([.AA57]=&quot;&quot;;&quot;&quot;;CONCATENATE([.AA57];[.AD$1]))">
            <text:p/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Malen &amp; Zeichnen</text:p>
          </table:table-cell>
          <table:table-cell table:formula="of:=VLOOKUP([.H58];[Audiodateien.$A$1:.$B$3512];2;0)" office:value-type="float" office:value="0">
            <text:p>#NV</text:p>
          </table:table-cell>
          <table:table-cell table:formula="of:=VLOOKUP([.I58];[Audiodateien.$A$1:.$B$3512];2;0)" office:value-type="float" office:value="0">
            <text:p>#NV</text:p>
          </table:table-cell>
          <table:table-cell table:formula="of:=VLOOKUP([.J58];[Audiodateien.$A$1:.$B$3512];2;0)" office:value-type="string" office:string-value="modules/gAudioBundle-2/src/Handwriting Sound Effects/Handwriting_Fountainpen_023.ogg">
            <text:p>modules/gAudioBundle-2/src/Handwriting Sound Effects/Handwriting_Fountainpen_023.ogg</text:p>
          </table:table-cell>
          <table:table-cell table:formula="of:=VLOOKUP([.K58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Handwriting_Fountainpen_023.ogg</text:p>
          </table:table-cell>
          <table:table-cell table:content-validation-name="val1"/>
          <table:table-cell/>
          <table:table-cell table:formula="of:=IF(ISBLANK([.H58]);0;1)" office:value-type="float" office:value="0">
            <text:p>0</text:p>
          </table:table-cell>
          <table:table-cell table:formula="of:=IF(ISBLANK([.I58]);0;2)" office:value-type="float" office:value="0">
            <text:p>0</text:p>
          </table:table-cell>
          <table:table-cell table:formula="of:=IF(ISBLANK([.J58]);0;4)" office:value-type="float" office:value="4">
            <text:p>4</text:p>
          </table:table-cell>
          <table:table-cell table:formula="of:=IF(ISBLANK([.K58]);0;8)" office:value-type="float" office:value="0">
            <text:p>0</text:p>
          </table:table-cell>
          <table:table-cell table:formula="of:=SUM([.M58:.P58])" office:value-type="float" office:value="4">
            <text:p>4</text:p>
          </table:table-cell>
          <table:table-cell/>
          <table:table-cell table:formula="of:=IF([.$Q58]&gt;0;CONCATENATE([.X$1];[.C58];[.X$1];[.Z$1]);&quot;&quot;)" office:value-type="string" office:string-value="&quot;Malen &amp; Zeichnen&quot;: {">
            <text:p>"Malen &amp; Zeichnen": {</text:p>
          </table:table-cell>
          <table:table-cell table:formula="of:=IF(NOT(ISBLANK([.H58]));CONCATENATE([.T$1];[.D58];IF([.$Q58]&gt;1;[.$Y$1];[.$X$1]));&quot;&quot;)">
            <text:p/>
          </table:table-cell>
          <table:table-cell table:formula="of:=IF(NOT(ISBLANK([.I58]));CONCATENATE([.U$1];[.E58];IF([.$Q58]&gt;3;[.$Y$1];[.$X$1]));&quot;&quot;)">
            <text:p/>
          </table:table-cell>
          <table:table-cell table:formula="of:=IF(NOT(ISBLANK([.J58]));CONCATENATE([.V$1];[.F58];IF([.$Q58]&gt;7;[.$Y$1];[.$X$1]));&quot;&quot;)" office:value-type="string" office:string-value="&quot;default&quot;: &quot;modules/gAudioBundle-2/src/Handwriting Sound Effects/Handwriting_Fountainpen_023.ogg&quot;">
            <text:p>"default": "modules/gAudioBundle-2/src/Handwriting Sound Effects/Handwriting_Fountainpen_023.ogg"</text:p>
          </table:table-cell>
          <table:table-cell table:formula="of:=IF(NOT(ISBLANK([.K58]));CONCATENATE([.W$1];[.G58];IF([.$Q58]&gt;15;[.$Y$1];[.$X$1]));&quot;&quot;)">
            <text:p/>
          </table:table-cell>
          <table:table-cell table:formula="of:=IF([.Q58]&gt;1;[.AA$1];&quot;&quot;)" office:value-type="string" office:string-value="}">
            <text:p>}</text:p>
          </table:table-cell>
          <table:table-cell table:formula="of:=IF(AND([.Q58]&gt;1;SUM([.Q59:.Q$64]))&gt;0;[.AC$1];&quot;&quot;)" office:value-type="string" office:string-value=",">
            <text:p>,</text:p>
          </table:table-cell>
          <table:table-cell/>
          <table:table-cell table:formula="of:=CONCATENATE([.S58];[.T58];[.U58];[.V58];[.W58];[.X58];[.Y58];[.Z58])" office:value-type="string" office:string-value="&quot;Malen &amp; Zeichnen&quot;: {&quot;default&quot;: &quot;modules/gAudioBundle-2/src/Handwriting Sound Effects/Handwriting_Fountainpen_023.ogg&quot;},">
            <text:p>"Malen &amp; Zeichnen": {"default": "modules/gAudioBundle-2/src/Handwriting Sound Effects/Handwriting_Fountainpen_023.ogg"},</text:p>
          </table:table-cell>
          <table:table-cell/>
          <table:table-cell table:formula="of:=IF([.AA58]=&quot;&quot;;&quot;&quot;;CONCATENATE([.AA58];[.AD$1]))" office:value-type="string" office:string-value="&quot;Malen &amp; Zeichnen&quot;: {&quot;default&quot;: &quot;modules/gAudioBundle-2/src/Handwriting Sound Effects/Handwriting_Fountainpen_023.ogg&quot;},&#10;">
            <text:p>"Malen &amp; Zeichnen": {"default": "modules/gAudioBundle-2/src/Handwriting Sound Effects/Handwriting_Fountainpen_023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Metallbearbeitung</text:p>
          </table:table-cell>
          <table:table-cell table:formula="of:=VLOOKUP([.H59];[Audiodateien.$A$1:.$B$3512];2;0)" office:value-type="string" office:string-value="modules/gAudioBundle-1/src/Black Metal/Dry_Hard_Sheet_Metal_Movement_05.ogg">
            <text:p>modules/gAudioBundle-1/src/Black Metal/Dry_Hard_Sheet_Metal_Movement_05.ogg</text:p>
          </table:table-cell>
          <table:table-cell table:formula="of:=VLOOKUP([.I59];[Audiodateien.$A$1:.$B$3512];2;0)" office:value-type="float" office:value="0">
            <text:p>#NV</text:p>
          </table:table-cell>
          <table:table-cell table:formula="of:=VLOOKUP([.J59];[Audiodateien.$A$1:.$B$3512];2;0)" office:value-type="string" office:string-value="modules/gAudioBundle-1/src/Antiques/Tobacco-Cutting-Machine_Antique_Crank_17.ogg">
            <text:p>modules/gAudioBundle-1/src/Antiques/Tobacco-Cutting-Machine_Antique_Crank_17.ogg</text:p>
          </table:table-cell>
          <table:table-cell table:formula="of:=VLOOKUP([.K59];[Audiodateien.$A$1:.$B$3512];2;0)" office:value-type="float" office:value="0">
            <text:p>#NV</text:p>
          </table:table-cell>
          <table:table-cell table:content-validation-name="val1" office:value-type="string">
            <text:p>Dry_Hard_Sheet_Metal_Movement_05.ogg</text:p>
          </table:table-cell>
          <table:table-cell table:content-validation-name="val1"/>
          <table:table-cell table:content-validation-name="val1" office:value-type="string">
            <text:p>Tobacco-Cutting-Machine_Antique_Crank_17.ogg</text:p>
          </table:table-cell>
          <table:table-cell table:content-validation-name="val1"/>
          <table:table-cell/>
          <table:table-cell table:formula="of:=IF(ISBLANK([.H59]);0;1)" office:value-type="float" office:value="1">
            <text:p>1</text:p>
          </table:table-cell>
          <table:table-cell table:formula="of:=IF(ISBLANK([.I59]);0;2)" office:value-type="float" office:value="0">
            <text:p>0</text:p>
          </table:table-cell>
          <table:table-cell table:formula="of:=IF(ISBLANK([.J59]);0;4)" office:value-type="float" office:value="4">
            <text:p>4</text:p>
          </table:table-cell>
          <table:table-cell table:formula="of:=IF(ISBLANK([.K59]);0;8)" office:value-type="float" office:value="0">
            <text:p>0</text:p>
          </table:table-cell>
          <table:table-cell table:formula="of:=SUM([.M59:.P59])" office:value-type="float" office:value="5">
            <text:p>5</text:p>
          </table:table-cell>
          <table:table-cell/>
          <table:table-cell table:formula="of:=IF([.$Q59]&gt;0;CONCATENATE([.X$1];[.C59];[.X$1];[.Z$1]);&quot;&quot;)" office:value-type="string" office:string-value="&quot;Metallbearbeitung&quot;: {">
            <text:p>"Metallbearbeitung": {</text:p>
          </table:table-cell>
          <table:table-cell table:formula="of:=IF(NOT(ISBLANK([.H59]));CONCATENATE([.T$1];[.D59];IF([.$Q59]&gt;1;[.$Y$1];[.$X$1]));&quot;&quot;)" office:value-type="string" office:string-value="&quot;success&quot;: &quot;modules/gAudioBundle-1/src/Black Metal/Dry_Hard_Sheet_Metal_Movement_05.ogg&quot;,">
            <text:p>"success": "modules/gAudioBundle-1/src/Black Metal/Dry_Hard_Sheet_Metal_Movement_05.ogg",</text:p>
          </table:table-cell>
          <table:table-cell table:formula="of:=IF(NOT(ISBLANK([.I59]));CONCATENATE([.U$1];[.E59];IF([.$Q59]&gt;3;[.$Y$1];[.$X$1]));&quot;&quot;)">
            <text:p/>
          </table:table-cell>
          <table:table-cell table:formula="of:=IF(NOT(ISBLANK([.J59]));CONCATENATE([.V$1];[.F59];IF([.$Q59]&gt;7;[.$Y$1];[.$X$1]));&quot;&quot;)" office:value-type="string" office:string-value="&quot;default&quot;: &quot;modules/gAudioBundle-1/src/Antiques/Tobacco-Cutting-Machine_Antique_Crank_17.ogg&quot;">
            <text:p>"default": "modules/gAudioBundle-1/src/Antiques/Tobacco-Cutting-Machine_Antique_Crank_17.ogg"</text:p>
          </table:table-cell>
          <table:table-cell table:formula="of:=IF(NOT(ISBLANK([.K59]));CONCATENATE([.W$1];[.G59];IF([.$Q59]&gt;15;[.$Y$1];[.$X$1]));&quot;&quot;)">
            <text:p/>
          </table:table-cell>
          <table:table-cell table:formula="of:=IF([.Q59]&gt;1;[.AA$1];&quot;&quot;)" office:value-type="string" office:string-value="}">
            <text:p>}</text:p>
          </table:table-cell>
          <table:table-cell table:formula="of:=IF(AND([.Q59]&gt;1;SUM([.Q60:.Q$64]))&gt;0;[.AC$1];&quot;&quot;)" office:value-type="string" office:string-value=",">
            <text:p>,</text:p>
          </table:table-cell>
          <table:table-cell/>
          <table:table-cell table:formula="of:=CONCATENATE([.S59];[.T59];[.U59];[.V59];[.W59];[.X59];[.Y59];[.Z59])" office:value-type="string" office:string-value="&quot;Metallbearbeitung&quot;: {&quot;success&quot;: &quot;modules/gAudioBundle-1/src/Black Metal/Dry_Hard_Sheet_Metal_Movement_05.ogg&quot;,&quot;default&quot;: &quot;modules/gAudioBundle-1/src/Antiques/Tobacco-Cutting-Machine_Antique_Crank_17.ogg&quot;},">
            <text:p>"Metallbearbeitung": {"success": "modules/gAudioBundle-1/src/Black Metal/Dry_Hard_Sheet_Metal_Movement_05.ogg","default": "modules/gAudioBundle-1/src/Antiques/Tobacco-Cutting-Machine_Antique_Crank_17.ogg"},</text:p>
          </table:table-cell>
          <table:table-cell/>
          <table:table-cell table:formula="of:=IF([.AA59]=&quot;&quot;;&quot;&quot;;CONCATENATE([.AA59];[.AD$1]))" office:value-type="string" office:string-value="&quot;Metallbearbeitung&quot;: {&quot;success&quot;: &quot;modules/gAudioBundle-1/src/Black Metal/Dry_Hard_Sheet_Metal_Movement_05.ogg&quot;,&quot;default&quot;: &quot;modules/gAudioBundle-1/src/Antiques/Tobacco-Cutting-Machine_Antique_Crank_17.ogg&quot;},&#10;">
            <text:p>"Metallbearbeitung": {"success": "modules/gAudioBundle-1/src/Black Metal/Dry_Hard_Sheet_Metal_Movement_05.ogg","default": "modules/gAudioBundle-1/src/Antiques/Tobacco-Cutting-Machine_Antique_Crank_17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Musizieren</text:p>
          </table:table-cell>
          <table:table-cell table:formula="of:=VLOOKUP([.H60];[Audiodateien.$A$1:.$B$3512];2;0)" office:value-type="string" office:string-value="modules/gAudioBundle-2/src/Gliss Bliss/Bell_Guitar_Gliss_Up_01.ogg">
            <text:p>modules/gAudioBundle-2/src/Gliss Bliss/Bell_Guitar_Gliss_Up_01.ogg</text:p>
          </table:table-cell>
          <table:table-cell table:formula="of:=VLOOKUP([.I60];[Audiodateien.$A$1:.$B$3512];2;0)" office:value-type="string" office:string-value="modules/gAudioBundle-2/src/General Library/Whistle_Finger_Moderate_02.ogg">
            <text:p>modules/gAudioBundle-2/src/General Library/Whistle_Finger_Moderate_02.ogg</text:p>
          </table:table-cell>
          <table:table-cell table:formula="of:=VLOOKUP([.J60];[Audiodateien.$A$1:.$B$3512];2;0)" office:value-type="float" office:value="0">
            <text:p>#NV</text:p>
          </table:table-cell>
          <table:table-cell table:formula="of:=VLOOKUP([.K60];[Audiodateien.$A$1:.$B$3512];2;0)" office:value-type="float" office:value="0">
            <text:p>#NV</text:p>
          </table:table-cell>
          <table:table-cell table:content-validation-name="val1" office:value-type="string">
            <text:p>Bell_Guitar_Gliss_Up_01.ogg</text:p>
          </table:table-cell>
          <table:table-cell table:content-validation-name="val1" office:value-type="string">
            <text:p>Whistle_Finger_Moderate_02.ogg</text:p>
          </table:table-cell>
          <table:table-cell table:number-columns-repeated="2" table:content-validation-name="val1"/>
          <table:table-cell office:value-type="string">
            <text:p>Selection_Ukelele_Chord_04.ogg</text:p>
          </table:table-cell>
          <table:table-cell table:formula="of:=IF(ISBLANK([.H60]);0;1)" office:value-type="float" office:value="1">
            <text:p>1</text:p>
          </table:table-cell>
          <table:table-cell table:formula="of:=IF(ISBLANK([.I60]);0;2)" office:value-type="float" office:value="2">
            <text:p>2</text:p>
          </table:table-cell>
          <table:table-cell table:formula="of:=IF(ISBLANK([.J60]);0;4)" office:value-type="float" office:value="0">
            <text:p>0</text:p>
          </table:table-cell>
          <table:table-cell table:formula="of:=IF(ISBLANK([.K60]);0;8)" office:value-type="float" office:value="0">
            <text:p>0</text:p>
          </table:table-cell>
          <table:table-cell table:formula="of:=SUM([.M60:.P60])" office:value-type="float" office:value="3">
            <text:p>3</text:p>
          </table:table-cell>
          <table:table-cell/>
          <table:table-cell table:formula="of:=IF([.$Q60]&gt;0;CONCATENATE([.X$1];[.C60];[.X$1];[.Z$1]);&quot;&quot;)" office:value-type="string" office:string-value="&quot;Musizieren&quot;: {">
            <text:p>"Musizieren": {</text:p>
          </table:table-cell>
          <table:table-cell table:formula="of:=IF(NOT(ISBLANK([.H60]));CONCATENATE([.T$1];[.D60];IF([.$Q60]&gt;1;[.$Y$1];[.$X$1]));&quot;&quot;)" office:value-type="string" office:string-value="&quot;success&quot;: &quot;modules/gAudioBundle-2/src/Gliss Bliss/Bell_Guitar_Gliss_Up_01.ogg&quot;,">
            <text:p>"success": "modules/gAudioBundle-2/src/Gliss Bliss/Bell_Guitar_Gliss_Up_01.ogg",</text:p>
          </table:table-cell>
          <table:table-cell table:formula="of:=IF(NOT(ISBLANK([.I60]));CONCATENATE([.U$1];[.E60];IF([.$Q60]&gt;3;[.$Y$1];[.$X$1]));&quot;&quot;)" office:value-type="string" office:string-value="&quot;fail&quot;: &quot;modules/gAudioBundle-2/src/General Library/Whistle_Finger_Moderate_02.ogg&quot;">
            <text:p>"fail": "modules/gAudioBundle-2/src/General Library/Whistle_Finger_Moderate_02.ogg"</text:p>
          </table:table-cell>
          <table:table-cell table:formula="of:=IF(NOT(ISBLANK([.J60]));CONCATENATE([.V$1];[.F60];IF([.$Q60]&gt;7;[.$Y$1];[.$X$1]));&quot;&quot;)">
            <text:p/>
          </table:table-cell>
          <table:table-cell table:formula="of:=IF(NOT(ISBLANK([.K60]));CONCATENATE([.W$1];[.G60];IF([.$Q60]&gt;15;[.$Y$1];[.$X$1]));&quot;&quot;)">
            <text:p/>
          </table:table-cell>
          <table:table-cell table:formula="of:=IF([.Q60]&gt;1;[.AA$1];&quot;&quot;)" office:value-type="string" office:string-value="}">
            <text:p>}</text:p>
          </table:table-cell>
          <table:table-cell table:formula="of:=IF(AND([.Q60]&gt;1;SUM([.Q61:.Q$64]))&gt;0;[.AC$1];&quot;&quot;)" office:value-type="string" office:string-value=",">
            <text:p>,</text:p>
          </table:table-cell>
          <table:table-cell/>
          <table:table-cell table:formula="of:=CONCATENATE([.S60];[.T60];[.U60];[.V60];[.W60];[.X60];[.Y60];[.Z60])" office:value-type="string" office:string-value="&quot;Musizieren&quot;: {&quot;success&quot;: &quot;modules/gAudioBundle-2/src/Gliss Bliss/Bell_Guitar_Gliss_Up_01.ogg&quot;,&quot;fail&quot;: &quot;modules/gAudioBundle-2/src/General Library/Whistle_Finger_Moderate_02.ogg&quot;},">
            <text:p>"Musizieren": {"success": "modules/gAudioBundle-2/src/Gliss Bliss/Bell_Guitar_Gliss_Up_01.ogg","fail": "modules/gAudioBundle-2/src/General Library/Whistle_Finger_Moderate_02.ogg"},</text:p>
          </table:table-cell>
          <table:table-cell/>
          <table:table-cell table:formula="of:=IF([.AA60]=&quot;&quot;;&quot;&quot;;CONCATENATE([.AA60];[.AD$1]))" office:value-type="string" office:string-value="&quot;Musizieren&quot;: {&quot;success&quot;: &quot;modules/gAudioBundle-2/src/Gliss Bliss/Bell_Guitar_Gliss_Up_01.ogg&quot;,&quot;fail&quot;: &quot;modules/gAudioBundle-2/src/General Library/Whistle_Finger_Moderate_02.ogg&quot;},&#10;">
            <text:p>"Musizieren": {"success": "modules/gAudioBundle-2/src/Gliss Bliss/Bell_Guitar_Gliss_Up_01.ogg","fail": "modules/gAudioBundle-2/src/General Library/Whistle_Finger_Moderate_02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chlösserknacken</text:p>
          </table:table-cell>
          <table:table-cell table:formula="of:=VLOOKUP([.H61];[Audiodateien.$A$1:.$B$3512];2;0)" office:value-type="float" office:value="0">
            <text:p>#NV</text:p>
          </table:table-cell>
          <table:table-cell table:formula="of:=VLOOKUP([.I61];[Audiodateien.$A$1:.$B$3512];2;0)" office:value-type="string" office:string-value="modules/gAudioBundle-2/src/Doors/Door_Open_004.ogg">
            <text:p>modules/gAudioBundle-2/src/Doors/Door_Open_004.ogg</text:p>
          </table:table-cell>
          <table:table-cell table:formula="of:=VLOOKUP([.J61];[Audiodateien.$A$1:.$B$3512];2;0)" office:value-type="string" office:string-value="modules/gAudioBundle-1/src/Assorted Foley Elements/Doors_Wood_Gate_Open_2.ogg">
            <text:p>modules/gAudioBundle-1/src/Assorted Foley Elements/Doors_Wood_Gate_Open_2.ogg</text:p>
          </table:table-cell>
          <table:table-cell table:formula="of:=VLOOKUP([.K61];[Audiodateien.$A$1:.$B$3512];2;0)" office:value-type="float" office:value="0">
            <text:p>#NV</text:p>
          </table:table-cell>
          <table:table-cell table:content-validation-name="val1"/>
          <table:table-cell table:content-validation-name="val1" office:value-type="string">
            <text:p>Door_Open_004.ogg</text:p>
          </table:table-cell>
          <table:table-cell table:content-validation-name="val1" office:value-type="string">
            <text:p>Doors_Wood_Gate_Open_2.ogg</text:p>
          </table:table-cell>
          <table:table-cell table:content-validation-name="val1"/>
          <table:table-cell office:value-type="string">
            <text:p>Door_Lock.ogg</text:p>
          </table:table-cell>
          <table:table-cell table:formula="of:=IF(ISBLANK([.H61]);0;1)" office:value-type="float" office:value="0">
            <text:p>0</text:p>
          </table:table-cell>
          <table:table-cell table:formula="of:=IF(ISBLANK([.I61]);0;2)" office:value-type="float" office:value="2">
            <text:p>2</text:p>
          </table:table-cell>
          <table:table-cell table:formula="of:=IF(ISBLANK([.J61]);0;4)" office:value-type="float" office:value="4">
            <text:p>4</text:p>
          </table:table-cell>
          <table:table-cell table:formula="of:=IF(ISBLANK([.K61]);0;8)" office:value-type="float" office:value="0">
            <text:p>0</text:p>
          </table:table-cell>
          <table:table-cell table:formula="of:=SUM([.M61:.P61])" office:value-type="float" office:value="6">
            <text:p>6</text:p>
          </table:table-cell>
          <table:table-cell/>
          <table:table-cell table:formula="of:=IF([.$Q61]&gt;0;CONCATENATE([.X$1];[.C61];[.X$1];[.Z$1]);&quot;&quot;)" office:value-type="string" office:string-value="&quot;Schlösserknacken&quot;: {">
            <text:p>"Schlösserknacken": {</text:p>
          </table:table-cell>
          <table:table-cell table:formula="of:=IF(NOT(ISBLANK([.H61]));CONCATENATE([.T$1];[.D61];IF([.$Q61]&gt;1;[.$Y$1];[.$X$1]));&quot;&quot;)">
            <text:p/>
          </table:table-cell>
          <table:table-cell table:formula="of:=IF(NOT(ISBLANK([.I61]));CONCATENATE([.U$1];[.E61];IF([.$Q61]&gt;3;[.$Y$1];[.$X$1]));&quot;&quot;)" office:value-type="string" office:string-value="&quot;fail&quot;: &quot;modules/gAudioBundle-2/src/Doors/Door_Open_004.ogg&quot;,">
            <text:p>"fail": "modules/gAudioBundle-2/src/Doors/Door_Open_004.ogg",</text:p>
          </table:table-cell>
          <table:table-cell table:formula="of:=IF(NOT(ISBLANK([.J61]));CONCATENATE([.V$1];[.F61];IF([.$Q61]&gt;7;[.$Y$1];[.$X$1]));&quot;&quot;)" office:value-type="string" office:string-value="&quot;default&quot;: &quot;modules/gAudioBundle-1/src/Assorted Foley Elements/Doors_Wood_Gate_Open_2.ogg&quot;">
            <text:p>"default": "modules/gAudioBundle-1/src/Assorted Foley Elements/Doors_Wood_Gate_Open_2.ogg"</text:p>
          </table:table-cell>
          <table:table-cell table:formula="of:=IF(NOT(ISBLANK([.K61]));CONCATENATE([.W$1];[.G61];IF([.$Q61]&gt;15;[.$Y$1];[.$X$1]));&quot;&quot;)">
            <text:p/>
          </table:table-cell>
          <table:table-cell table:formula="of:=IF([.Q61]&gt;1;[.AA$1];&quot;&quot;)" office:value-type="string" office:string-value="}">
            <text:p>}</text:p>
          </table:table-cell>
          <table:table-cell table:formula="of:=IF(AND([.Q61]&gt;1;SUM([.Q62:.Q$64]))&gt;0;[.AC$1];&quot;&quot;)" office:value-type="string" office:string-value=",">
            <text:p>,</text:p>
          </table:table-cell>
          <table:table-cell/>
          <table:table-cell table:formula="of:=CONCATENATE([.S61];[.T61];[.U61];[.V61];[.W61];[.X61];[.Y61];[.Z61])" office:value-type="string" office:string-value="&quot;Schlösserknacken&quot;: {&quot;fail&quot;: &quot;modules/gAudioBundle-2/src/Doors/Door_Open_004.ogg&quot;,&quot;default&quot;: &quot;modules/gAudioBundle-1/src/Assorted Foley Elements/Doors_Wood_Gate_Open_2.ogg&quot;},">
            <text:p>"Schlösserknacken": {"fail": "modules/gAudioBundle-2/src/Doors/Door_Open_004.ogg","default": "modules/gAudioBundle-1/src/Assorted Foley Elements/Doors_Wood_Gate_Open_2.ogg"},</text:p>
          </table:table-cell>
          <table:table-cell/>
          <table:table-cell table:formula="of:=IF([.AA61]=&quot;&quot;;&quot;&quot;;CONCATENATE([.AA61];[.AD$1]))" office:value-type="string" office:string-value="&quot;Schlösserknacken&quot;: {&quot;fail&quot;: &quot;modules/gAudioBundle-2/src/Doors/Door_Open_004.ogg&quot;,&quot;default&quot;: &quot;modules/gAudioBundle-1/src/Assorted Foley Elements/Doors_Wood_Gate_Open_2.ogg&quot;},&#10;">
            <text:p>"Schlösserknacken": {"fail": "modules/gAudioBundle-2/src/Doors/Door_Open_004.ogg","default": "modules/gAudioBundle-1/src/Assorted Foley Elements/Doors_Wood_Gate_Open_2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teinbearbeitung</text:p>
          </table:table-cell>
          <table:table-cell table:formula="of:=VLOOKUP([.H62];[Audiodateien.$A$1:.$B$3512];2;0)" office:value-type="float" office:value="0">
            <text:p>#NV</text:p>
          </table:table-cell>
          <table:table-cell table:formula="of:=VLOOKUP([.I62];[Audiodateien.$A$1:.$B$3512];2;0)" office:value-type="float" office:value="0">
            <text:p>#NV</text:p>
          </table:table-cell>
          <table:table-cell table:formula="of:=VLOOKUP([.J62];[Audiodateien.$A$1:.$B$3512];2;0)" office:value-type="string" office:string-value="modules/gAudioBundle-2/src/Elements Rocks Dirt And Stone/Rockslide_02.ogg">
            <text:p>modules/gAudioBundle-2/src/Elements Rocks Dirt And Stone/Rockslide_02.ogg</text:p>
          </table:table-cell>
          <table:table-cell table:formula="of:=VLOOKUP([.K62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Rockslide_02.ogg</text:p>
          </table:table-cell>
          <table:table-cell table:content-validation-name="val1"/>
          <table:table-cell/>
          <table:table-cell table:formula="of:=IF(ISBLANK([.H62]);0;1)" office:value-type="float" office:value="0">
            <text:p>0</text:p>
          </table:table-cell>
          <table:table-cell table:formula="of:=IF(ISBLANK([.I62]);0;2)" office:value-type="float" office:value="0">
            <text:p>0</text:p>
          </table:table-cell>
          <table:table-cell table:formula="of:=IF(ISBLANK([.J62]);0;4)" office:value-type="float" office:value="4">
            <text:p>4</text:p>
          </table:table-cell>
          <table:table-cell table:formula="of:=IF(ISBLANK([.K62]);0;8)" office:value-type="float" office:value="0">
            <text:p>0</text:p>
          </table:table-cell>
          <table:table-cell table:formula="of:=SUM([.M62:.P62])" office:value-type="float" office:value="4">
            <text:p>4</text:p>
          </table:table-cell>
          <table:table-cell/>
          <table:table-cell table:formula="of:=IF([.$Q62]&gt;0;CONCATENATE([.X$1];[.C62];[.X$1];[.Z$1]);&quot;&quot;)" office:value-type="string" office:string-value="&quot;Steinbearbeitung&quot;: {">
            <text:p>"Steinbearbeitung": {</text:p>
          </table:table-cell>
          <table:table-cell table:formula="of:=IF(NOT(ISBLANK([.H62]));CONCATENATE([.T$1];[.D62];IF([.$Q62]&gt;1;[.$Y$1];[.$X$1]));&quot;&quot;)">
            <text:p/>
          </table:table-cell>
          <table:table-cell table:formula="of:=IF(NOT(ISBLANK([.I62]));CONCATENATE([.U$1];[.E62];IF([.$Q62]&gt;3;[.$Y$1];[.$X$1]));&quot;&quot;)">
            <text:p/>
          </table:table-cell>
          <table:table-cell table:formula="of:=IF(NOT(ISBLANK([.J62]));CONCATENATE([.V$1];[.F62];IF([.$Q62]&gt;7;[.$Y$1];[.$X$1]));&quot;&quot;)" office:value-type="string" office:string-value="&quot;default&quot;: &quot;modules/gAudioBundle-2/src/Elements Rocks Dirt And Stone/Rockslide_02.ogg&quot;">
            <text:p>"default": "modules/gAudioBundle-2/src/Elements Rocks Dirt And Stone/Rockslide_02.ogg"</text:p>
          </table:table-cell>
          <table:table-cell table:formula="of:=IF(NOT(ISBLANK([.K62]));CONCATENATE([.W$1];[.G62];IF([.$Q62]&gt;15;[.$Y$1];[.$X$1]));&quot;&quot;)">
            <text:p/>
          </table:table-cell>
          <table:table-cell table:formula="of:=IF([.Q62]&gt;1;[.AA$1];&quot;&quot;)" office:value-type="string" office:string-value="}">
            <text:p>}</text:p>
          </table:table-cell>
          <table:table-cell table:formula="of:=IF(AND([.Q62]&gt;1;SUM([.Q63:.Q$64]))&gt;0;[.AC$1];&quot;&quot;)" office:value-type="string" office:string-value=",">
            <text:p>,</text:p>
          </table:table-cell>
          <table:table-cell/>
          <table:table-cell table:formula="of:=CONCATENATE([.S62];[.T62];[.U62];[.V62];[.W62];[.X62];[.Y62];[.Z62])" office:value-type="string" office:string-value="&quot;Steinbearbeitung&quot;: {&quot;default&quot;: &quot;modules/gAudioBundle-2/src/Elements Rocks Dirt And Stone/Rockslide_02.ogg&quot;},">
            <text:p>"Steinbearbeitung": {"default": "modules/gAudioBundle-2/src/Elements Rocks Dirt And Stone/Rockslide_02.ogg"},</text:p>
          </table:table-cell>
          <table:table-cell/>
          <table:table-cell table:formula="of:=IF([.AA62]=&quot;&quot;;&quot;&quot;;CONCATENATE([.AA62];[.AD$1]))" office:value-type="string" office:string-value="&quot;Steinbearbeitung&quot;: {&quot;default&quot;: &quot;modules/gAudioBundle-2/src/Elements Rocks Dirt And Stone/Rockslide_02.ogg&quot;},&#10;">
            <text:p>"Steinbearbeitung": {"default": "modules/gAudioBundle-2/src/Elements Rocks Dirt And Stone/Rockslide_02.ogg"},<text:line-break/></text:p>
          </table:table-cell>
          <table:table-cell/>
        </table:table-row>
        <table:table-row table:style-name="ro5">
          <table:table-cell/>
          <table:covered-table-cell/>
          <table:table-cell office:value-type="string">
            <text:p>Stoffbearbeitung</text:p>
          </table:table-cell>
          <table:table-cell table:formula="of:=VLOOKUP([.H63];[Audiodateien.$A$1:.$B$3512];2;0)" office:value-type="float" office:value="0">
            <text:p>#NV</text:p>
          </table:table-cell>
          <table:table-cell table:formula="of:=VLOOKUP([.I63];[Audiodateien.$A$1:.$B$3512];2;0)" office:value-type="float" office:value="0">
            <text:p>#NV</text:p>
          </table:table-cell>
          <table:table-cell table:formula="of:=VLOOKUP([.J63];[Audiodateien.$A$1:.$B$3512];2;0)" office:value-type="string" office:string-value="modules/gAudioBundle-4/src/Scratches/Scratch Multi Surface Fingernail Scratches/Nails_On_Towel_Single_003.ogg">
            <text:p>modules/gAudioBundle-4/src/Scratches/Scratch Multi Surface Fingernail Scratches/Nails_On_Towel_Single_003.ogg</text:p>
          </table:table-cell>
          <table:table-cell table:formula="of:=VLOOKUP([.K63];[Audiodateien.$A$1:.$B$3512];2;0)" office:value-type="float" office:value="0">
            <text:p>#NV</text:p>
          </table:table-cell>
          <table:table-cell table:number-columns-repeated="2" table:content-validation-name="val1"/>
          <table:table-cell table:content-validation-name="val1" office:value-type="string">
            <text:p>Nails_On_Towel_Single_003.ogg</text:p>
          </table:table-cell>
          <table:table-cell table:content-validation-name="val1"/>
          <table:table-cell/>
          <table:table-cell table:formula="of:=IF(ISBLANK([.H63]);0;1)" office:value-type="float" office:value="0">
            <text:p>0</text:p>
          </table:table-cell>
          <table:table-cell table:formula="of:=IF(ISBLANK([.I63]);0;2)" office:value-type="float" office:value="0">
            <text:p>0</text:p>
          </table:table-cell>
          <table:table-cell table:formula="of:=IF(ISBLANK([.J63]);0;4)" office:value-type="float" office:value="4">
            <text:p>4</text:p>
          </table:table-cell>
          <table:table-cell table:formula="of:=IF(ISBLANK([.K63]);0;8)" office:value-type="float" office:value="0">
            <text:p>0</text:p>
          </table:table-cell>
          <table:table-cell table:formula="of:=SUM([.M63:.P63])" office:value-type="float" office:value="4">
            <text:p>4</text:p>
          </table:table-cell>
          <table:table-cell/>
          <table:table-cell table:formula="of:=IF([.$Q63]&gt;0;CONCATENATE([.X$1];[.C63];[.X$1];[.Z$1]);&quot;&quot;)" office:value-type="string" office:string-value="&quot;Stoffbearbeitung&quot;: {">
            <text:p>"Stoffbearbeitung": {</text:p>
          </table:table-cell>
          <table:table-cell table:formula="of:=IF(NOT(ISBLANK([.H63]));CONCATENATE([.T$1];[.D63];IF([.$Q63]&gt;1;[.$Y$1];[.$X$1]));&quot;&quot;)">
            <text:p/>
          </table:table-cell>
          <table:table-cell table:formula="of:=IF(NOT(ISBLANK([.I63]));CONCATENATE([.U$1];[.E63];IF([.$Q63]&gt;3;[.$Y$1];[.$X$1]));&quot;&quot;)">
            <text:p/>
          </table:table-cell>
          <table:table-cell table:formula="of:=IF(NOT(ISBLANK([.J63]));CONCATENATE([.V$1];[.F63];IF([.$Q63]&gt;7;[.$Y$1];[.$X$1]));&quot;&quot;)" office:value-type="string" office:string-value="&quot;default&quot;: &quot;modules/gAudioBundle-4/src/Scratches/Scratch Multi Surface Fingernail Scratches/Nails_On_Towel_Single_003.ogg&quot;">
            <text:p>"default": "modules/gAudioBundle-4/src/Scratches/Scratch Multi Surface Fingernail Scratches/Nails_On_Towel_Single_003.ogg"</text:p>
          </table:table-cell>
          <table:table-cell table:formula="of:=IF(NOT(ISBLANK([.K63]));CONCATENATE([.W$1];[.G63];IF([.$Q63]&gt;15;[.$Y$1];[.$X$1]));&quot;&quot;)">
            <text:p/>
          </table:table-cell>
          <table:table-cell table:formula="of:=IF([.Q63]&gt;1;[.AA$1];&quot;&quot;)" office:value-type="string" office:string-value="}">
            <text:p>}</text:p>
          </table:table-cell>
          <table:table-cell table:formula="of:=IF(AND([.Q63]&gt;1;SUM([.Q64:.Q$64]))&gt;0;[.AC$1];&quot;&quot;)">
            <text:p/>
          </table:table-cell>
          <table:table-cell/>
          <table:table-cell table:formula="of:=CONCATENATE([.S63];[.T63];[.U63];[.V63];[.W63];[.X63];[.Y63];[.Z63])" office:value-type="string" office:string-value="&quot;Stoffbearbeitung&quot;: {&quot;default&quot;: &quot;modules/gAudioBundle-4/src/Scratches/Scratch Multi Surface Fingernail Scratches/Nails_On_Towel_Single_003.ogg&quot;}">
            <text:p>"Stoffbearbeitung": {"default": "modules/gAudioBundle-4/src/Scratches/Scratch Multi Surface Fingernail Scratches/Nails_On_Towel_Single_003.ogg"}</text:p>
          </table:table-cell>
          <table:table-cell/>
          <table:table-cell table:formula="of:=IF([.AA63]=&quot;&quot;;&quot;&quot;;CONCATENATE([.AA63];[.AD$1]))" office:value-type="string" office:string-value="&quot;Stoffbearbeitung&quot;: {&quot;default&quot;: &quot;modules/gAudioBundle-4/src/Scratches/Scratch Multi Surface Fingernail Scratches/Nails_On_Towel_Single_003.ogg&quot;}&#10;">
            <text:p>"Stoffbearbeitung": {"default": "modules/gAudioBundle-4/src/Scratches/Scratch Multi Surface Fingernail Scratches/Nails_On_Towel_Single_003.ogg"}<text:line-break/></text:p>
          </table:table-cell>
          <table:table-cell/>
        </table:table-row>
        <table:table-row table:style-name="ro5">
          <table:table-cell/>
          <table:table-cell table:style-name="ce1" office:value-type="string">
            <text:p>Default</text:p>
          </table:table-cell>
          <table:table-cell office:value-type="string">
            <text:p>default:</text:p>
          </table:table-cell>
          <table:table-cell table:formula="of:=VLOOKUP([.H64];[Audiodateien.$A$1:.$B$3512];2;0)" office:value-type="float" office:value="0">
            <text:p>#NV</text:p>
          </table:table-cell>
          <table:table-cell table:formula="of:=VLOOKUP([.I64];[Audiodateien.$A$1:.$B$3512];2;0)" office:value-type="float" office:value="0">
            <text:p>#NV</text:p>
          </table:table-cell>
          <table:table-cell table:formula="of:=VLOOKUP([.J64];[Audiodateien.$A$1:.$B$3512];2;0)" office:value-type="float" office:value="0">
            <text:p>#NV</text:p>
          </table:table-cell>
          <table:table-cell table:formula="of:=VLOOKUP([.K64];[Audiodateien.$A$1:.$B$3512];2;0)" office:value-type="float" office:value="0">
            <text:p>#NV</text:p>
          </table:table-cell>
          <table:table-cell table:number-columns-repeated="4"/>
          <table:table-cell/>
          <table:table-cell table:formula="of:=IF(ISBLANK([.H64]);0;1)" office:value-type="float" office:value="0">
            <text:p>0</text:p>
          </table:table-cell>
          <table:table-cell table:formula="of:=IF(ISBLANK([.I64]);0;2)" office:value-type="float" office:value="0">
            <text:p>0</text:p>
          </table:table-cell>
          <table:table-cell table:formula="of:=IF(ISBLANK([.J64]);0;4)" office:value-type="float" office:value="0">
            <text:p>0</text:p>
          </table:table-cell>
          <table:table-cell table:formula="of:=IF(ISBLANK([.K64]);0;8)" office:value-type="float" office:value="0">
            <text:p>0</text:p>
          </table:table-cell>
          <table:table-cell table:formula="of:=SUM([.M64:.P64])" office:value-type="float" office:value="0">
            <text:p>0</text:p>
          </table:table-cell>
          <table:table-cell/>
          <table:table-cell table:formula="of:=IF([.$Q64]&gt;0;CONCATENATE([.X$1];[.C64];[.X$1];[.Z$1]);&quot;&quot;)">
            <text:p/>
          </table:table-cell>
          <table:table-cell table:formula="of:=IF(NOT(ISBLANK([.H64]));CONCATENATE([.T$1];[.D64];IF([.$Q64]&gt;1;[.$Y$1];[.$X$1]));&quot;&quot;)">
            <text:p/>
          </table:table-cell>
          <table:table-cell table:formula="of:=IF(NOT(ISBLANK([.I64]));CONCATENATE([.U$1];[.E64];IF([.$Q64]&gt;3;[.$Y$1];[.$X$1]));&quot;&quot;)">
            <text:p/>
          </table:table-cell>
          <table:table-cell table:formula="of:=IF(NOT(ISBLANK([.J64]));CONCATENATE([.V$1];[.F64];IF([.$Q64]&gt;7;[.$Y$1];[.$X$1]));&quot;&quot;)">
            <text:p/>
          </table:table-cell>
          <table:table-cell table:formula="of:=IF(NOT(ISBLANK([.K64]));CONCATENATE([.W$1];[.G64];IF([.$Q64]&gt;15;[.$Y$1];[.$X$1]));&quot;&quot;)">
            <text:p/>
          </table:table-cell>
          <table:table-cell table:formula="of:=IF([.Q64]&gt;1;[.AA$1];&quot;&quot;)">
            <text:p/>
          </table:table-cell>
          <table:table-cell table:formula="of:=IF(AND([.Q64]&gt;1;SUM([.Q$64:.Q65]))&gt;0;[.AC$1];&quot;&quot;)">
            <text:p/>
          </table:table-cell>
          <table:table-cell table:formula="of:=IF([.Q4]&gt;0;[.AA$1];&quot;&quot;)" office:value-type="string" office:string-value="}">
            <text:p>}</text:p>
          </table:table-cell>
          <table:table-cell table:formula="of:=CONCATENATE([.S64];[.T64];[.U64];[.V64];[.W64];[.X64];[.Y64];[.Z64])" office:value-type="string" office:string-value="}">
            <text:p>}</text:p>
          </table:table-cell>
          <table:table-cell/>
          <table:table-cell table:formula="of:=IF([.AA64]=&quot;&quot;;&quot;&quot;;CONCATENATE([.AA64];[.AD$1]))" office:value-type="string" office:string-value="}&#10;">
            <text:p>}<text:line-break/></text:p>
          </table:table-cell>
          <table:table-cell/>
        </table:table-row>
        <table:table-row table:style-name="ro10">
          <table:table-cell/>
          <table:table-cell table:style-name="Default" table:number-columns-repeated="9"/>
          <table:table-cell table:number-columns-repeated="18"/>
          <table:table-cell table:formula="of:=CONCATENATE([.AC4];[.AC5];[.AC6];[.AC7];[.AC8];[.AC9];[.AC10];[.AC11];[.AC12];[.AC13];[.AC14];[.AC15];[.AC16];[.AC17];[.AC18];[.AC19];[.AC20];[.AC21];[.AC22];[.AC23];[.AC24];[.AC25];[.AC26];[.AC27];[.AC28];[.AC29];[.AC30];[.AC31];[.AC32];[.AC33];[.AC34];[.AC35];[.AC36];[.AC37];[.AC38];[.AC39];[.AC40];[.AC41];[.AC42];[.AC43];[.AC44];[.AC45];[.AC46];[.AC47];[.AC48];[.AC49];[.AC50];[.AC51];[.AC52];[.AC53];[.AC54];[.AC55];[.AC56];[.AC57];[.AC58];[.AC59];[.AC60];[.AC61];[.AC62];[.AC63];[.AC64])" office:value-type="string" office:string-value="&quot;skill&quot;: {&#10;&quot;Klettern&quot;: {&quot;fail&quot;: &quot;modules/gAudioBundle-3/src/Rocks/Rock_Tumble_Down_Debris_Long_06.ogg&quot;,&quot;default&quot;: &quot;modules/gAudioBundle-3/src/Rocks/Rock_Tumble_Down_Debris_Long_06.ogg&quot;},&#10;&quot;Kraftakt&quot;: {&quot;default&quot;: &quot;modules/gAudioBundle-2/src/Fight Vocalizations/Emote_Joshua_Man_Pain_Hurt_Grunt_Big_03.ogg&quot;},&#10;&quot;Reiten&quot;: {&quot;success&quot;: &quot;modules/gAudioBundle-4/src/Shetland Pony Vox/Pony_Nicker_Heavy_08.ogg&quot;,&quot;fail&quot;: &quot;modules/gAudioBundle-4/src/Shetland Pony Vox/Pony_Whinny_Heavy_05.ogg&quot;,&quot;default&quot;: &quot;modules/gAudioBundle-2/src/Horses/G4f_Sfx06-Horses-Whinny_Distant_01.ogg&quot;},&#10;&quot;Schwimmen&quot;: {&quot;fail&quot;: &quot;modules/gAudioBundle-4/src/Unfathomed/Unfathomed_Hydrophone_Submerged_Smallglass_Effervescenttabs_Carbonateddrink_Pouring_Filling_Gurgling_Fizz_Alt.ogg&quot;,&quot;default&quot;: &quot;modules/gAudioBundle-3/src/Lake Wave Sound Effects/Isolated_Lake_Wave_02_04.ogg&quot;},&#10;&quot;Selbstbeherrschung&quot;: {&quot;fail&quot;: &quot;modules/gAudioBundle-2/src/Human/Scream_Male_Mid_Thirties_Mouth_Covered_Gasps_Fast_Shriek_Panic.ogg&quot;},&#10;&quot;Sinnesschärfe&quot;: {&quot;default&quot;: &quot;modules/gAudioBundle-2/src/Fly/Insect__Fly_02_Take_Off__Flying_Away__Landing.ogg&quot;},&#10;&quot;Taschendiebstahl&quot;: {&quot;default&quot;: &quot;modules/gAudioBundle-2/src/Coinage/Coins_Pouch_Leather_Drop_Into_Takes_3.ogg&quot;},&#10;&quot;Verbergen&quot;: {&quot;fail&quot;: &quot;modules/gAudioBundle-2/src/Doors/Squeaky_Closet_Door_Open_001.ogg&quot;},&#10;&quot;Zechen&quot;: {&quot;fail&quot;: &quot;modules/gAudioBundle-2/src/Final Impact/Glass_Bottle_Smash_005.ogg&quot;,&quot;default&quot;: &quot;modules/gAudioBundle-1/src/Burst/Burst_Glass_Release_Bottle_Pour_Fizz_Cistern_Midlevel_Choppy_Marble_Rattle.ogg&quot;},&#10;&quot;Betören&quot;: {&quot;success&quot;: &quot;modules/gAudioBundle-2/src/Forge Sound Design Toolkit/Heart_Beat_02.ogg&quot;,&quot;fail&quot;: &quot;modules/gAudioBundle-2/src/General Library/Whistle_Finger_Moderate_02.ogg&quot;},&#10;&quot;Einschüchtern&quot;: {&quot;fail&quot;: &quot;modules/gAudioBundle-2/src/Cartoon Sounds/Cartoon_Caveman_Finding_Humor.ogg&quot;},&#10;&quot;Etikette&quot;: {&quot;fail&quot;: &quot;modules/gAudioBundle-1/src/Burp/Jm_Burp_Short_Forced.ogg&quot;},&#10;&quot;Verkleiden&quot;: {&quot;default&quot;: &quot;modules/gAudioBundle-2/src/Closet/Person_Removing_Jacket_001.ogg&quot;},&#10;&quot;Fischen &amp; Angeln&quot;: {&quot;success&quot;: &quot;modules/gAudioBundle-2/src/Hydrology Bubbles And Splashes/Fish_Small_Jump_04.ogg&quot;,&quot;fail&quot;: &quot;modules/gAudioBundle-2/src/Hydrology Underwater/Underwater_Splash_Large_06.ogg&quot;,&quot;default&quot;: &quot;modules/gAudioBundle-1/src/Black Sea/Sfx_Medium_Wave_Splash_On_Rocks_12.ogg&quot;},&#10;&quot;Pflanzenkunde&quot;: {&quot;default&quot;: &quot;modules/gAudioBundle-4/src/Vegetable Carnage/Vegetable_Carnage_Apple_Rip_Snap_Dry_Medium_Long.ogg&quot;},&#10;&quot;Tierkunde&quot;: {&quot;fail&quot;: &quot;modules/gAudioBundle-2/src/Dogs Game Ready/Dog_Small_Far_Barking_Echo-017.ogg&quot;},&#10;&quot;Wildnisleben&quot;: {&quot;default&quot;: &quot;modules/gAudioBundle-2/src/General Library/Thunder_Very-Close_Rain_08.ogg&quot;},&#10;&quot;Geographie&quot;: {&quot;default&quot;: &quot;modules/gAudioBundle-3/src/Office/Office Equipment And Supplies/Shuffling_Paper_4.ogg&quot;},&#10;&quot;Geschichtswissen&quot;: {&quot;default&quot;: &quot;modules/gAudioBundle-2/src/Handwriting Sound Effects/Handwriting_Fountainpen_023.ogg&quot;},&#10;&quot;Kriegskunst&quot;: {&quot;default&quot;: &quot;modules/gAudioBundle-3/src/Office/Office Equipment And Supplies/Shuffling_Paper_4.ogg&quot;},&#10;&quot;Magiekunde&quot;: {&quot;default&quot;: &quot;modules/gAudioBundle-2/src/Handwriting Sound Effects/Handwriting_Fountainpen_023.ogg&quot;},&#10;&quot;Mechanik&quot;: {&quot;success&quot;: &quot;modules/gAudioBundle-2/src/Elegant Machines/Rotation_Metal_Crank_Gears_Squeak_Rattle_Loop_Short.ogg&quot;,&quot;default&quot;: &quot;modules/gAudioBundle-1/src/Black Metal/Dry_Hard_Metal_Impact_With_Rust_Debris_20.ogg&quot;},&#10;&quot;Rechtskunde&quot;: {&quot;default&quot;: &quot;modules/gAudioBundle-2/src/Handwriting Sound Effects/Handwriting_Fountainpen_023.ogg&quot;},&#10;&quot;Sagen &amp; Legenden&quot;: {&quot;default&quot;: &quot;modules/gAudioBundle-3/src/Office/Office Equipment And Supplies/Shuffling_Paper_4.ogg&quot;},&#10;&quot;Sphärenkunde&quot;: {&quot;default&quot;: &quot;modules/gAudioBundle-3/src/Office/Office Equipment And Supplies/Shuffling_Paper_4.ogg&quot;},&#10;&quot;Sternkunde&quot;: {&quot;default&quot;: &quot;modules/gAudioBundle-3/src/Office/Office Equipment And Supplies/Shuffling_Paper_4.ogg&quot;},&#10;&quot;Alchimie&quot;: {&quot;default&quot;: &quot;modules/gAudioBundle-2/src/Elements Water Volumes/Acid_Drop_Harsh_Sizzle_Burn_Melt_Corrosion.ogg&quot;},&#10;&quot;Boote &amp; Schiffe&quot;: {&quot;default&quot;: &quot;modules/gAudioBundle-1/src/Black Sea/Sfx_Medium_Wave_Splash_On_Rocks_12.ogg&quot;},&#10;&quot;Handel&quot;: {&quot;default&quot;: &quot;modules/gAudioBundle-2/src/Coinage/Coins_Hand_Jingle_Movement_Takes_6.ogg&quot;},&#10;&quot;Heilkunde Gift&quot;: {&quot;default&quot;: &quot;modules/gAudioBundle-2/src/Elements Water Volumes/Acid_Drop_Harsh_Sizzle_Burn_Melt_Corrosion.ogg&quot;},&#10;&quot;Heilkunde Krankheiten&quot;: {&quot;default&quot;: &quot;modules/gAudioBundle-2/src/Elements Water Volumes/Acid_Drop_Harsh_Sizzle_Burn_Melt_Corrosion.ogg&quot;},&#10;&quot;Heilkunde Wunden&quot;: {&quot;default&quot;: &quot;modules/gAudioBundle-3/src/Paper and Cardboard/Opening_A_Large_Cardboard_Package_04.ogg&quot;},&#10;&quot;Holzbearbeitung&quot;: {&quot;default&quot;: &quot;modules/gAudioBundle-2/src/Ice/Ice Block/Saw_Ice_003.ogg&quot;},&#10;&quot;Lebensmittelbearbeitung&quot;: {&quot;default&quot;: &quot;modules/gAudioBundle-4/src/Water/Water_In_Frying_Pan_05.ogg&quot;},&#10;&quot;Malen &amp; Zeichnen&quot;: {&quot;default&quot;: &quot;modules/gAudioBundle-2/src/Handwriting Sound Effects/Handwriting_Fountainpen_023.ogg&quot;},&#10;&quot;Metallbearbeitung&quot;: {&quot;success&quot;: &quot;modules/gAudioBundle-1/src/Black Metal/Dry_Hard_Sheet_Metal_Movement_05.ogg&quot;,&quot;default&quot;: &quot;modules/gAudioBundle-1/src/Antiques/Tobacco-Cutting-Machine_Antique_Crank_17.ogg&quot;},&#10;&quot;Musizieren&quot;: {&quot;success&quot;: &quot;modules/gAudioBundle-2/src/Gliss Bliss/Bell_Guitar_Gliss_Up_01.ogg&quot;,&quot;fail&quot;: &quot;modules/gAudioBundle-2/src/General Library/Whistle_Finger_Moderate_02.ogg&quot;},&#10;&quot;Schlösserknacken&quot;: {&quot;fail&quot;: &quot;modules/gAudioBundle-2/src/Doors/Door_Open_004.ogg&quot;,&quot;default&quot;: &quot;modules/gAudioBundle-1/src/Assorted Foley Elements/Doors_Wood_Gate_Open_2.ogg&quot;},&#10;&quot;Steinbearbeitung&quot;: {&quot;default&quot;: &quot;modules/gAudioBundle-2/src/Elements Rocks Dirt And Stone/Rockslide_02.ogg&quot;},&#10;&quot;Stoffbearbeitung&quot;: {&quot;default&quot;: &quot;modules/gAudioBundle-4/src/Scratches/Scratch Multi Surface Fingernail Scratches/Nails_On_Towel_Single_003.ogg&quot;}&#10;}&#10;">
            <text:p>"skill": {<text:line-break/>"Klettern": {"fail": "modules/gAudioBundle-3/src/Rocks/Rock_Tumble_Down_Debris_Long_06.ogg","default": "modules/gAudioBundle-3/src/Rocks/Rock_Tumble_Down_Debris_Long_06.ogg"},<text:line-break/>"Kraftakt": {"default": "modules/gAudioBundle-2/src/Fight Vocalizations/Emote_Joshua_Man_Pain_Hurt_Grunt_Big_03.ogg"},<text:line-break/>"Reiten": {"success": "modules/gAudioBundle-4/src/Shetland Pony Vox/Pony_Nicker_Heavy_08.ogg","fail": "modules/gAudioBundle-4/src/Shetland Pony Vox/Pony_Whinny_Heavy_05.ogg","default": "modules/gAudioBundle-2/src/Horses/G4f_Sfx06-Horses-Whinny_Distant_01.ogg"},<text:line-break/>"Schwimmen": {"fail": "modules/gAudioBundle-4/src/Unfathomed/Unfathomed_Hydrophone_Submerged_Smallglass_Effervescenttabs_Carbonateddrink_Pouring_Filling_Gurgling_Fizz_Alt.ogg","default": "modules/gAudioBundle-3/src/Lake Wave Sound Effects/Isolated_Lake_Wave_02_04.ogg"},<text:line-break/>"Selbstbeherrschung": {"fail": "modules/gAudioBundle-2/src/Human/Scream_Male_Mid_Thirties_Mouth_Covered_Gasps_Fast_Shriek_Panic.ogg"},<text:line-break/>"Sinnesschärfe": {"default": "modules/gAudioBundle-2/src/Fly/Insect__Fly_02_Take_Off__Flying_Away__Landing.ogg"},<text:line-break/>"Taschendiebstahl": {"default": "modules/gAudioBundle-2/src/Coinage/Coins_Pouch_Leather_Drop_Into_Takes_3.ogg"},<text:line-break/>"Verbergen": {"fail": "modules/gAudioBundle-2/src/Doors/Squeaky_Closet_Door_Open_001.ogg"},<text:line-break/>"Zechen": {"fail": "modules/gAudioBundle-2/src/Final Impact/Glass_Bottle_Smash_005.ogg","default": "modules/gAudioBundle-1/src/Burst/Burst_Glass_Release_Bottle_Pour_Fizz_Cistern_Midlevel_Choppy_Marble_Rattle.ogg"},<text:line-break/>"Betören": {"success": "modules/gAudioBundle-2/src/Forge Sound Design Toolkit/Heart_Beat_02.ogg","fail": "modules/gAudioBundle-2/src/General Library/Whistle_Finger_Moderate_02.ogg"},<text:line-break/>"Einschüchtern": {"fail": "modules/gAudioBundle-2/src/Cartoon Sounds/Cartoon_Caveman_Finding_Humor.ogg"},<text:line-break/>"Etikette": {"fail": "modules/gAudioBundle-1/src/Burp/Jm_Burp_Short_Forced.ogg"},<text:line-break/>"Verkleiden": {"default": "modules/gAudioBundle-2/src/Closet/Person_Removing_Jacket_001.ogg"},<text:line-break/>"Fischen &amp; Angeln": {"success": "modules/gAudioBundle-2/src/Hydrology Bubbles And Splashes/Fish_Small_Jump_04.ogg","fail": "modules/gAudioBundle-2/src/Hydrology Underwater/Underwater_Splash_Large_06.ogg","default": "modules/gAudioBundle-1/src/Black Sea/Sfx_Medium_Wave_Splash_On_Rocks_12.ogg"},<text:line-break/>"Pflanzenkunde": {"default": "modules/gAudioBundle-4/src/Vegetable Carnage/Vegetable_Carnage_Apple_Rip_Snap_Dry_Medium_Long.ogg"},<text:line-break/>"Tierkunde": {"fail": "modules/gAudioBundle-2/src/Dogs Game Ready/Dog_Small_Far_Barking_Echo-017.ogg"},<text:line-break/>"Wildnisleben": {"default": "modules/gAudioBundle-2/src/General Library/Thunder_Very-Close_Rain_08.ogg"},<text:line-break/>"Geographie": {"default": "modules/gAudioBundle-3/src/Office/Office Equipment And Supplies/Shuffling_Paper_4.ogg"},<text:line-break/>"Geschichtswissen": {"default": "modules/gAudioBundle-2/src/Handwriting Sound Effects/Handwriting_Fountainpen_023.ogg"},<text:line-break/>"Kriegskunst": {"default": "modules/gAudioBundle-3/src/Office/Office Equipment And Supplies/Shuffling_Paper_4.ogg"},<text:line-break/>"Magiekunde": {"default": "modules/gAudioBundle-2/src/Handwriting Sound Effects/Handwriting_Fountainpen_023.ogg"},<text:line-break/>"Mechanik": {"success": "modules/gAudioBundle-2/src/Elegant Machines/Rotation_Metal_Crank_Gears_Squeak_Rattle_Loop_Short.ogg","default": "modules/gAudioBundle-1/src/Black Metal/Dry_Hard_Metal_Impact_With_Rust_Debris_20.ogg"},<text:line-break/>"Rechtskunde": {"default": "modules/gAudioBundle-2/src/Handwriting Sound Effects/Handwriting_Fountainpen_023.ogg"},<text:line-break/>"Sagen &amp; Legenden": {"default": "modules/gAudioBundle-3/src/Office/Office Equipment And Supplies/Shuffling_Paper_4.ogg"},<text:line-break/>"Sphärenkunde": {"default": "modules/gAudioBundle-3/src/Office/Office Equipment And Supplies/Shuffling_Paper_4.ogg"},<text:line-break/>"Sternkunde": {"default": "modules/gAudioBundle-3/src/Office/Office Equipment And Supplies/Shuffling_Paper_4.ogg"},<text:line-break/>"Alchimie": {"default": "modules/gAudioBundle-2/src/Elements Water Volumes/Acid_Drop_Harsh_Sizzle_Burn_Melt_Corrosion.ogg"},<text:line-break/>"Boote &amp; Schiffe": {"default": "modules/gAudioBundle-1/src/Black Sea/Sfx_Medium_Wave_Splash_On_Rocks_12.ogg"},<text:line-break/>"Handel": {"default": "modules/gAudioBundle-2/src/Coinage/Coins_Hand_Jingle_Movement_Takes_6.ogg"},<text:line-break/>"Heilkunde Gift": {"default": "modules/gAudioBundle-2/src/Elements Water Volumes/Acid_Drop_Harsh_Sizzle_Burn_Melt_Corrosion.ogg"},<text:line-break/>"Heilkunde Krankheiten": {"default": "modules/gAudioBundle-2/src/Elements Water Volumes/Acid_Drop_Harsh_Sizzle_Burn_Melt_Corrosion.ogg"},<text:line-break/>"Heilkunde Wunden": {"default": "modules/gAudioBundle-3/src/Paper and Cardboard/Opening_A_Large_Cardboard_Package_04.ogg"},<text:line-break/>"Holzbearbeitung": {"default": "modules/gAudioBundle-2/src/Ice/Ice Block/Saw_Ice_003.ogg"},<text:line-break/>"Lebensmittelbearbeitung": {"default": "modules/gAudioBundle-4/src/Water/Water_In_Frying_Pan_05.ogg"},<text:line-break/>"Malen &amp; Zeichnen": {"default": "modules/gAudioBundle-2/src/Handwriting Sound Effects/Handwriting_Fountainpen_023.ogg"},<text:line-break/>"Metallbearbeitung": {"success": "modules/gAudioBundle-1/src/Black Metal/Dry_Hard_Sheet_Metal_Movement_05.ogg","default": "modules/gAudioBundle-1/src/Antiques/Tobacco-Cutting-Machine_Antique_Crank_17.ogg"},<text:line-break/>"Musizieren": {"success": "modules/gAudioBundle-2/src/Gliss Bliss/Bell_Guitar_Gliss_Up_01.ogg","fail": "modules/gAudioBundle-2/src/General Library/Whistle_Finger_Moderate_02.ogg"},<text:line-break/>"Schlösserknacken": {"fail": "modules/gAudioBundle-2/src/Doors/Door_Open_004.ogg","default": "modules/gAudioBundle-1/src/Assorted Foley Elements/Doors_Wood_Gate_Open_2.ogg"},<text:line-break/>"Steinbearbeitung": {"default": "modules/gAudioBundle-2/src/Elements Rocks Dirt And Stone/Rockslide_02.ogg"},<text:line-break/>"Stoffbearbeitung": {"default": "modules/gAudioBundle-4/src/Scratches/Scratch Multi Surface Fingernail Scratches/Nails_On_Towel_Single_003.ogg"}<text:line-break/>}<text:line-break/>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18"/>
          <table:table-cell table:formula="of:=CONCATENATE()">
            <text:p/>
          </table:table-cell>
          <table:table-cell/>
        </table:table-row>
        <table:named-expressions/>
      </table:table>
      <table:table table:name="Audiodateien" table:style-name="ta1" table:print="false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adillac_1960_30mph_Driveby_Ltor_001.ogg</text:p>
          </table:table-cell>
          <table:table-cell office:value-type="string">
            <text:p>modules/gAudioBundle-1/src/1960 Cadillac Deville/Cadillac_1960_30mph_Driveby_Ltor_001.ogg</text:p>
          </table:table-cell>
        </table:table-row>
        <table:table-row table:style-name="ro1">
          <table:table-cell office:value-type="string">
            <text:p>Cadillac_1960_Int_Drive_Gravel_Road_001_Wide.ogg</text:p>
          </table:table-cell>
          <table:table-cell office:value-type="string">
            <text:p>modules/gAudioBundle-1/src/1960 Cadillac Deville/Cadillac_1960_Int_Drive_Gravel_Road_001_Wide.ogg</text:p>
          </table:table-cell>
        </table:table-row>
        <table:table-row table:style-name="ro1">
          <table:table-cell office:value-type="string">
            <text:p>Cadillac_1960_Start_Fail_002.ogg</text:p>
          </table:table-cell>
          <table:table-cell office:value-type="string">
            <text:p>modules/gAudioBundle-1/src/1960 Cadillac Deville/Cadillac_1960_Start_Fail_002.ogg</text:p>
          </table:table-cell>
        </table:table-row>
        <table:table-row table:style-name="ro1">
          <table:table-cell office:value-type="string">
            <text:p>Cadillac_1960_Wipers_001.ogg</text:p>
          </table:table-cell>
          <table:table-cell office:value-type="string">
            <text:p>modules/gAudioBundle-1/src/1960 Cadillac Deville/Cadillac_1960_Wipers_001.ogg</text:p>
          </table:table-cell>
        </table:table-row>
        <table:table-row table:style-name="ro1">
          <table:table-cell office:value-type="string">
            <text:p>Eg_2007_Mini_Cooper_Sidewalk_Double_Honk_02.ogg</text:p>
          </table:table-cell>
          <table:table-cell office:value-type="string">
            <text:p>modules/gAudioBundle-1/src/2007 Mini Cooper S/Eg_2007_Mini_Cooper_Sidewalk_Double_Honk_02.ogg</text:p>
          </table:table-cell>
        </table:table-row>
        <table:table-row table:style-name="ro1">
          <table:table-cell office:value-type="string">
            <text:p>Eg_2007_Mini_Cooper_Sidewalk_Idle_Close_Door_And_Shut_Down_Full.ogg</text:p>
          </table:table-cell>
          <table:table-cell office:value-type="string">
            <text:p>modules/gAudioBundle-1/src/2007 Mini Cooper S/Eg_2007_Mini_Cooper_Sidewalk_Idle_Close_Door_And_Shut_Down_Full.ogg</text:p>
          </table:table-cell>
        </table:table-row>
        <table:table-row table:style-name="ro1">
          <table:table-cell office:value-type="string">
            <text:p>2017_Triumph_Street_Twin_Motorcycle_Drive_Away_Left_To_Right_Gear_Shift.ogg</text:p>
          </table:table-cell>
          <table:table-cell office:value-type="string">
            <text:p>modules/gAudioBundle-1/src/2017 Triumph Street Twin 900 Cc Motorcycle/2017_Triumph_Street_Twin_Motorcycle_Drive_Away_Left_To_Right_Gear_Shift.ogg</text:p>
          </table:table-cell>
        </table:table-row>
        <table:table-row table:style-name="ro1">
          <table:table-cell office:value-type="string">
            <text:p>2017_Triumph_Street_Twin_Motorcycle_Idle_Big_Rev_Behind_Perspective.ogg</text:p>
          </table:table-cell>
          <table:table-cell office:value-type="string">
            <text:p>modules/gAudioBundle-1/src/2017 Triumph Street Twin 900 Cc Motorcycle/2017_Triumph_Street_Twin_Motorcycle_Idle_Big_Rev_Behind_Perspective.ogg</text:p>
          </table:table-cell>
        </table:table-row>
        <table:table-row table:style-name="ro1">
          <table:table-cell office:value-type="string">
            <text:p>2017_Triumph_Street_Twin_Motorcycle_Start_Ignition_Idle_Revs_Left_Side_Perspective_Shut_Off.ogg</text:p>
          </table:table-cell>
          <table:table-cell office:value-type="string">
            <text:p>modules/gAudioBundle-1/src/2017 Triumph Street Twin 900 Cc Motorcycle/2017_Triumph_Street_Twin_Motorcycle_Start_Ignition_Idle_Revs_Left_Side_Perspective_Shut_Off.ogg</text:p>
          </table:table-cell>
        </table:table-row>
        <table:table-row table:style-name="ro1">
          <table:table-cell office:value-type="string">
            <text:p>Cable_Whoosh.ogg</text:p>
          </table:table-cell>
          <table:table-cell office:value-type="string">
            <text:p>modules/gAudioBundle-1/src/365 Sfx/Cable_Whoosh.ogg</text:p>
          </table:table-cell>
        </table:table-row>
        <table:table-row table:style-name="ro1">
          <table:table-cell office:value-type="string">
            <text:p>Campana_Iglesia.ogg</text:p>
          </table:table-cell>
          <table:table-cell office:value-type="string">
            <text:p>modules/gAudioBundle-1/src/365 Sfx/Campana_Iglesia.ogg</text:p>
          </table:table-cell>
        </table:table-row>
        <table:table-row table:style-name="ro1">
          <table:table-cell office:value-type="string">
            <text:p>Cocina_Organico_Fuego.ogg</text:p>
          </table:table-cell>
          <table:table-cell office:value-type="string">
            <text:p>modules/gAudioBundle-1/src/365 Sfx/Cocina_Organico_Fuego.ogg</text:p>
          </table:table-cell>
        </table:table-row>
        <table:table-row table:style-name="ro1">
          <table:table-cell office:value-type="string">
            <text:p>Tambores.ogg</text:p>
          </table:table-cell>
          <table:table-cell office:value-type="string">
            <text:p>modules/gAudioBundle-1/src/365 Sfx/Tambores.ogg</text:p>
          </table:table-cell>
        </table:table-row>
        <table:table-row table:style-name="ro1">
          <table:table-cell office:value-type="string">
            <text:p>3dprinter_Heavy_Servo_Sequence1.ogg</text:p>
          </table:table-cell>
          <table:table-cell office:value-type="string">
            <text:p>modules/gAudioBundle-1/src/3d Printer Lulzbot Mini/3dprinter_Heavy_Servo_Sequence1.ogg</text:p>
          </table:table-cell>
        </table:table-row>
        <table:table-row table:style-name="ro1">
          <table:table-cell office:value-type="string">
            <text:p>3dprinter_Sequence6noemf.ogg</text:p>
          </table:table-cell>
          <table:table-cell office:value-type="string">
            <text:p>modules/gAudioBundle-1/src/3d Printer Lulzbot Mini/3dprinter_Sequence6noemf.ogg</text:p>
          </table:table-cell>
        </table:table-row>
        <table:table-row table:style-name="ro1">
          <table:table-cell office:value-type="string">
            <text:p>3dprinter_Servo_Whine_Sequence2.ogg</text:p>
          </table:table-cell>
          <table:table-cell office:value-type="string">
            <text:p>modules/gAudioBundle-1/src/3d Printer Lulzbot Mini/3dprinter_Servo_Whine_Sequence2.ogg</text:p>
          </table:table-cell>
        </table:table-row>
        <table:table-row table:style-name="ro1">
          <table:table-cell office:value-type="string">
            <text:p>3dprinter_Warmup_Sequence1.ogg</text:p>
          </table:table-cell>
          <table:table-cell office:value-type="string">
            <text:p>modules/gAudioBundle-1/src/3d Printer Lulzbot Mini/3dprinter_Warmup_Sequence1.ogg</text:p>
          </table:table-cell>
        </table:table-row>
        <table:table-row table:style-name="ro1">
          <table:table-cell office:value-type="string">
            <text:p>6monsters_Behemoth_Talk_04.ogg</text:p>
          </table:table-cell>
          <table:table-cell office:value-type="string">
            <text:p>modules/gAudioBundle-1/src/6monsters/6monsters_Behemoth_Talk_04.ogg</text:p>
          </table:table-cell>
        </table:table-row>
        <table:table-row table:style-name="ro1">
          <table:table-cell office:value-type="string">
            <text:p>6monsters_Blackboss_Scream_04.ogg</text:p>
          </table:table-cell>
          <table:table-cell office:value-type="string">
            <text:p>modules/gAudioBundle-1/src/6monsters/6monsters_Blackboss_Scream_04.ogg</text:p>
          </table:table-cell>
        </table:table-row>
        <table:table-row table:style-name="ro1">
          <table:table-cell office:value-type="string">
            <text:p>6monsters_Deadbaby_Talk_01.ogg</text:p>
          </table:table-cell>
          <table:table-cell office:value-type="string">
            <text:p>modules/gAudioBundle-1/src/6monsters/6monsters_Deadbaby_Talk_01.ogg</text:p>
          </table:table-cell>
        </table:table-row>
        <table:table-row table:style-name="ro1">
          <table:table-cell office:value-type="string">
            <text:p>6monsters_Twinhead_Death_03.ogg</text:p>
          </table:table-cell>
          <table:table-cell office:value-type="string">
            <text:p>modules/gAudioBundle-1/src/6monsters/6monsters_Twinhead_Death_03.ogg</text:p>
          </table:table-cell>
        </table:table-row>
        <table:table-row table:style-name="ro1">
          <table:table-cell office:value-type="string">
            <text:p>Sw001_8-Bit-Games-017_Explosion.ogg</text:p>
          </table:table-cell>
          <table:table-cell office:value-type="string">
            <text:p>modules/gAudioBundle-1/src/8 Bit Games/Sw001_8-Bit-Games-017_Explosion.ogg</text:p>
          </table:table-cell>
        </table:table-row>
        <table:table-row table:style-name="ro1">
          <table:table-cell office:value-type="string">
            <text:p>Sw001_8-Bit-Games-163_Pickup_Coin.ogg</text:p>
          </table:table-cell>
          <table:table-cell office:value-type="string">
            <text:p>modules/gAudioBundle-1/src/8 Bit Games/Sw001_8-Bit-Games-163_Pickup_Coin.ogg</text:p>
          </table:table-cell>
        </table:table-row>
        <table:table-row table:style-name="ro1">
          <table:table-cell office:value-type="string">
            <text:p>Interior_Tones_05.ogg</text:p>
          </table:table-cell>
          <table:table-cell office:value-type="string">
            <text:p>modules/gAudioBundle-1/src/Abstract Interior Tones/Interior_Tones_05.ogg</text:p>
          </table:table-cell>
        </table:table-row>
        <table:table-row table:style-name="ro1">
          <table:table-cell office:value-type="string">
            <text:p>Interior_Tones_12.ogg</text:p>
          </table:table-cell>
          <table:table-cell office:value-type="string">
            <text:p>modules/gAudioBundle-1/src/Abstract Interior Tones/Interior_Tones_12.ogg</text:p>
          </table:table-cell>
        </table:table-row>
        <table:table-row table:style-name="ro1">
          <table:table-cell office:value-type="string">
            <text:p>Interior_Tones_31.ogg</text:p>
          </table:table-cell>
          <table:table-cell office:value-type="string">
            <text:p>modules/gAudioBundle-1/src/Abstract Interior Tones/Interior_Tones_31.ogg</text:p>
          </table:table-cell>
        </table:table-row>
        <table:table-row table:style-name="ro1">
          <table:table-cell office:value-type="string">
            <text:p>Interior_Tones_66.ogg</text:p>
          </table:table-cell>
          <table:table-cell office:value-type="string">
            <text:p>modules/gAudioBundle-1/src/Abstract Interior Tones/Interior_Tones_66.ogg</text:p>
          </table:table-cell>
        </table:table-row>
        <table:table-row table:style-name="ro1">
          <table:table-cell office:value-type="string">
            <text:p>Abstract_Atmosphere_03.ogg</text:p>
          </table:table-cell>
          <table:table-cell office:value-type="string">
            <text:p>modules/gAudioBundle-1/src/Abstract Sound Design/Abstract_Atmosphere_03.ogg</text:p>
          </table:table-cell>
        </table:table-row>
        <table:table-row table:style-name="ro1">
          <table:table-cell office:value-type="string">
            <text:p>Abstract_Atmosphere_21.ogg</text:p>
          </table:table-cell>
          <table:table-cell office:value-type="string">
            <text:p>modules/gAudioBundle-1/src/Abstract Sound Design/Abstract_Atmosphere_21.ogg</text:p>
          </table:table-cell>
        </table:table-row>
        <table:table-row table:style-name="ro1">
          <table:table-cell office:value-type="string">
            <text:p>Abstract_Fx_01.ogg</text:p>
          </table:table-cell>
          <table:table-cell office:value-type="string">
            <text:p>modules/gAudioBundle-1/src/Abstract Sound Design/Abstract_Fx_01.ogg</text:p>
          </table:table-cell>
        </table:table-row>
        <table:table-row table:style-name="ro1">
          <table:table-cell office:value-type="string">
            <text:p>Abstract_Fx_24.ogg</text:p>
          </table:table-cell>
          <table:table-cell office:value-type="string">
            <text:p>modules/gAudioBundle-1/src/Abstract Sound Design/Abstract_Fx_24.ogg</text:p>
          </table:table-cell>
        </table:table-row>
        <table:table-row table:style-name="ro1">
          <table:table-cell office:value-type="string">
            <text:p>Abstractspaceship_Flyby_Ascending_A04.ogg</text:p>
          </table:table-cell>
          <table:table-cell office:value-type="string">
            <text:p>modules/gAudioBundle-1/src/Abstract Spaceships/Abstractspaceship_Flyby_Ascending_A04.ogg</text:p>
          </table:table-cell>
        </table:table-row>
        <table:table-row table:style-name="ro1">
          <table:table-cell office:value-type="string">
            <text:p>Abstractspaceship_Flyby_Ascending_C19.ogg</text:p>
          </table:table-cell>
          <table:table-cell office:value-type="string">
            <text:p>modules/gAudioBundle-1/src/Abstract Spaceships/Abstractspaceship_Flyby_Ascending_C19.ogg</text:p>
          </table:table-cell>
        </table:table-row>
        <table:table-row table:style-name="ro1">
          <table:table-cell office:value-type="string">
            <text:p>Abstractspaceship_Flyby_Descending_C10.ogg</text:p>
          </table:table-cell>
          <table:table-cell office:value-type="string">
            <text:p>modules/gAudioBundle-1/src/Abstract Spaceships/Abstractspaceship_Flyby_Descending_C10.ogg</text:p>
          </table:table-cell>
        </table:table-row>
        <table:table-row table:style-name="ro1">
          <table:table-cell office:value-type="string">
            <text:p>Abstractspaceshipa07_Flat.ogg</text:p>
          </table:table-cell>
          <table:table-cell office:value-type="string">
            <text:p>modules/gAudioBundle-1/src/Abstract Spaceships/Abstractspaceshipa07_Flat.ogg</text:p>
          </table:table-cell>
        </table:table-row>
        <table:table-row table:style-name="ro1">
          <table:table-cell office:value-type="string">
            <text:p>Guitar_Ac_Fx_006.ogg</text:p>
          </table:table-cell>
          <table:table-cell office:value-type="string">
            <text:p>modules/gAudioBundle-1/src/Ac Guitar Fx/Guitar_Ac_Fx_006.ogg</text:p>
          </table:table-cell>
        </table:table-row>
        <table:table-row table:style-name="ro1">
          <table:table-cell office:value-type="string">
            <text:p>Guitar_Ac_Hit_009.ogg</text:p>
          </table:table-cell>
          <table:table-cell office:value-type="string">
            <text:p>modules/gAudioBundle-1/src/Ac Guitar Fx/Guitar_Ac_Hit_009.ogg</text:p>
          </table:table-cell>
        </table:table-row>
        <table:table-row table:style-name="ro1">
          <table:table-cell office:value-type="string">
            <text:p>Guitar_Ac_Hit_Processed_007.ogg</text:p>
          </table:table-cell>
          <table:table-cell office:value-type="string">
            <text:p>modules/gAudioBundle-1/src/Ac Guitar Fx/Guitar_Ac_Hit_Processed_007.ogg</text:p>
          </table:table-cell>
        </table:table-row>
        <table:table-row table:style-name="ro1">
          <table:table-cell office:value-type="string">
            <text:p>Guitar_Ac_Swell_Processed_012.ogg</text:p>
          </table:table-cell>
          <table:table-cell office:value-type="string">
            <text:p>modules/gAudioBundle-1/src/Ac Guitar Fx/Guitar_Ac_Swell_Processed_012.ogg</text:p>
          </table:table-cell>
        </table:table-row>
        <table:table-row table:style-name="ro1">
          <table:table-cell office:value-type="string">
            <text:p>Beepbeep_High.ogg</text:p>
          </table:table-cell>
          <table:table-cell office:value-type="string">
            <text:p>modules/gAudioBundle-1/src/Activation Ui and Hud Sound Effects Library/Beepbeep_High.ogg</text:p>
          </table:table-cell>
        </table:table-row>
        <table:table-row table:style-name="ro1">
          <table:table-cell office:value-type="string">
            <text:p>Bell_10_B.ogg</text:p>
          </table:table-cell>
          <table:table-cell office:value-type="string">
            <text:p>modules/gAudioBundle-1/src/Activation Ui and Hud Sound Effects Library/Bell_10_B.ogg</text:p>
          </table:table-cell>
        </table:table-row>
        <table:table-row table:style-name="ro1">
          <table:table-cell office:value-type="string">
            <text:p>Counter_Medium_13.ogg</text:p>
          </table:table-cell>
          <table:table-cell office:value-type="string">
            <text:p>modules/gAudioBundle-1/src/Activation Ui and Hud Sound Effects Library/Counter_Medium_13.ogg</text:p>
          </table:table-cell>
        </table:table-row>
        <table:table-row table:style-name="ro1">
          <table:table-cell office:value-type="string">
            <text:p>Negative_Notification_25.ogg</text:p>
          </table:table-cell>
          <table:table-cell office:value-type="string">
            <text:p>modules/gAudioBundle-1/src/Activation Ui and Hud Sound Effects Library/Negative_Notification_25.ogg</text:p>
          </table:table-cell>
        </table:table-row>
        <table:table-row table:style-name="ro1">
          <table:table-cell office:value-type="string">
            <text:p>Impact_Element_Big_Hit-02.ogg</text:p>
          </table:table-cell>
          <table:table-cell office:value-type="string">
            <text:p>modules/gAudioBundle-1/src/Affix/Impact_Element_Big_Hit-02.ogg</text:p>
          </table:table-cell>
        </table:table-row>
        <table:table-row table:style-name="ro1">
          <table:table-cell office:value-type="string">
            <text:p>Impact_Element_Tension-02.ogg</text:p>
          </table:table-cell>
          <table:table-cell office:value-type="string">
            <text:p>modules/gAudioBundle-1/src/Affix/Impact_Element_Tension-02.ogg</text:p>
          </table:table-cell>
        </table:table-row>
        <table:table-row table:style-name="ro1">
          <table:table-cell office:value-type="string">
            <text:p>Agusta_A109_T14_Ext_Idle_Turbine_Rotors_Alternative_Tones_Left_Distant_Ls5.ogg</text:p>
          </table:table-cell>
          <table:table-cell office:value-type="string">
            <text:p>modules/gAudioBundle-1/src/Agusta A109/Agusta_A109_T14_Ext_Idle_Turbine_Rotors_Alternative_Tones_Left_Distant_Ls5.ogg</text:p>
          </table:table-cell>
        </table:table-row>
        <table:table-row table:style-name="ro1">
          <table:table-cell office:value-type="string">
            <text:p>Agusta_A109_T1_Ext_Idle_Take_Off_Away_Behind_Ortf_Mkh8040.ogg</text:p>
          </table:table-cell>
          <table:table-cell office:value-type="string">
            <text:p>modules/gAudioBundle-1/src/Agusta A109/Agusta_A109_T1_Ext_Idle_Take_Off_Away_Behind_Ortf_Mkh8040.ogg</text:p>
          </table:table-cell>
        </table:table-row>
        <table:table-row table:style-name="ro1">
          <table:table-cell office:value-type="string">
            <text:p>Agusta_A109_T1_Ext_Idle_Take_Off_Away_Double_Ms_Cmc6.ogg</text:p>
          </table:table-cell>
          <table:table-cell office:value-type="string">
            <text:p>modules/gAudioBundle-1/src/Agusta A109/Agusta_A109_T1_Ext_Idle_Take_Off_Away_Double_Ms_Cmc6.ogg</text:p>
          </table:table-cell>
        </table:table-row>
        <table:table-row table:style-name="ro1">
          <table:table-cell office:value-type="string">
            <text:p>Sw004_Ambience_Airplane_Onboard_Boeing_752_Flight_Ua125_Ewr-Txl_Mid-Flight_Engine.ogg</text:p>
          </table:table-cell>
          <table:table-cell office:value-type="string">
            <text:p>modules/gAudioBundle-1/src/Air Travel/Sw004_Ambience_Airplane_Onboard_Boeing_752_Flight_Ua125_Ewr-Txl_Mid-Flight_Engine.ogg</text:p>
          </table:table-cell>
        </table:table-row>
        <table:table-row table:style-name="ro1">
          <table:table-cell office:value-type="string">
            <text:p>Sw004_Ambience_Airport_Newark_International_Customs_Waiting_Line.ogg</text:p>
          </table:table-cell>
          <table:table-cell office:value-type="string">
            <text:p>modules/gAudioBundle-1/src/Air Travel/Sw004_Ambience_Airport_Newark_International_Customs_Waiting_Line.ogg</text:p>
          </table:table-cell>
        </table:table-row>
        <table:table-row table:style-name="ro1">
          <table:table-cell office:value-type="string">
            <text:p>Aircraft_Airplane_Commercial_Bathroom_Room_Noise.ogg</text:p>
          </table:table-cell>
          <table:table-cell office:value-type="string">
            <text:p>modules/gAudioBundle-1/src/Airplanes And Airports Walla And Ambience/Aircraft_Airplane_Commercial_Bathroom_Room_Noise.ogg</text:p>
          </table:table-cell>
        </table:table-row>
        <table:table-row table:style-name="ro1">
          <table:table-cell office:value-type="string">
            <text:p>Aircraft_Inflight_Walla_Airplane_Commercial_Cabin_During_Flight_Ambience_Talking_Lughing_Chatter.ogg</text:p>
          </table:table-cell>
          <table:table-cell office:value-type="string">
            <text:p>modules/gAudioBundle-1/src/Airplanes And Airports Walla And Ambience/Aircraft_Inflight_Walla_Airplane_Commercial_Cabin_During_Flight_Ambience_Talking_Lughing_Chatter.ogg</text:p>
          </table:table-cell>
        </table:table-row>
        <table:table-row table:style-name="ro1">
          <table:table-cell office:value-type="string">
            <text:p>Airport_Ambience_Walla_Terminal_Luggage_Security_Check_Beeping.ogg</text:p>
          </table:table-cell>
          <table:table-cell office:value-type="string">
            <text:p>modules/gAudioBundle-1/src/Airplanes And Airports Walla And Ambience/Airport_Ambience_Walla_Terminal_Luggage_Security_Check_Beeping.ogg</text:p>
          </table:table-cell>
        </table:table-row>
        <table:table-row table:style-name="ro1">
          <table:table-cell office:value-type="string">
            <text:p>Airport_Dallas_Ambience_Walla_Terminal_Beeping_Boarding_Intercom_Coughing_Eating_Talking_Chips_Kids_Cell_Phone_Coughing_Spanish_Sneeze_04.ogg</text:p>
          </table:table-cell>
          <table:table-cell office:value-type="string">
            <text:p>modules/gAudioBundle-1/src/Airplanes And Airports Walla And Ambience/Airport_Dallas_Ambience_Walla_Terminal_Beeping_Boarding_Intercom_Coughing_Eating_Talking_Chips_Kids_Cell_Phone_Coughing_Spanish_Sneeze_04.ogg</text:p>
          </table:table-cell>
        </table:table-row>
        <table:table-row table:style-name="ro1">
          <table:table-cell office:value-type="string">
            <text:p>Whoosh_Sound_Design_Airy_Full_Forceful_Soft.ogg</text:p>
          </table:table-cell>
          <table:table-cell office:value-type="string">
            <text:p>modules/gAudioBundle-1/src/Airy Whooshes/Whoosh_Sound_Design_Airy_Full_Forceful_Soft.ogg</text:p>
          </table:table-cell>
        </table:table-row>
        <table:table-row table:style-name="ro1">
          <table:table-cell office:value-type="string">
            <text:p>Whoosh_Sound_Design_Airy_Full_Soft_Buffet_Medium.ogg</text:p>
          </table:table-cell>
          <table:table-cell office:value-type="string">
            <text:p>modules/gAudioBundle-1/src/Airy Whooshes/Whoosh_Sound_Design_Airy_Full_Soft_Buffet_Medium.ogg</text:p>
          </table:table-cell>
        </table:table-row>
        <table:table-row table:style-name="ro1">
          <table:table-cell office:value-type="string">
            <text:p>Whoosh_Sound_Design_Airy_Full_Soft_Shudder_Very_Slow_Aftershock.ogg</text:p>
          </table:table-cell>
          <table:table-cell office:value-type="string">
            <text:p>modules/gAudioBundle-1/src/Airy Whooshes/Whoosh_Sound_Design_Airy_Full_Soft_Shudder_Very_Slow_Aftershock.ogg</text:p>
          </table:table-cell>
        </table:table-row>
        <table:table-row table:style-name="ro1">
          <table:table-cell office:value-type="string">
            <text:p>Sw011_Alarms_Construction-Kit-Element_081.ogg</text:p>
          </table:table-cell>
          <table:table-cell office:value-type="string">
            <text:p>modules/gAudioBundle-1/src/Alarms/Sw011_Alarms_Construction-Kit-Element_081.ogg</text:p>
          </table:table-cell>
        </table:table-row>
        <table:table-row table:style-name="ro1">
          <table:table-cell office:value-type="string">
            <text:p>Sw011_Alarms_Siren_High-Pitch_Constant-Tone_High-Rate_8.ogg</text:p>
          </table:table-cell>
          <table:table-cell office:value-type="string">
            <text:p>modules/gAudioBundle-1/src/Alarms/Sw011_Alarms_Siren_High-Pitch_Constant-Tone_High-Rate_8.ogg</text:p>
          </table:table-cell>
        </table:table-row>
        <table:table-row table:style-name="ro1">
          <table:table-cell office:value-type="string">
            <text:p>Alfa_Romeo_159_Sw_T2_Onboard_Driving_Steady_Rpms_Engine_Intake.ogg</text:p>
          </table:table-cell>
          <table:table-cell office:value-type="string">
            <text:p>modules/gAudioBundle-1/src/Alfa Romeo/Alfa Romeo 159 Sportwagon 2010/Alfa_Romeo_159_Sw_T2_Onboard_Driving_Steady_Rpms_Engine_Intake.ogg</text:p>
          </table:table-cell>
        </table:table-row>
        <table:table-row table:style-name="ro1">
          <table:table-cell office:value-type="string">
            <text:p>Alfa_Romeo_159_Sw_T3_Exterior_1_Accelerations_Passbys_L.ogg</text:p>
          </table:table-cell>
          <table:table-cell office:value-type="string">
            <text:p>modules/gAudioBundle-1/src/Alfa Romeo/Alfa Romeo 159 Sportwagon 2010/Alfa_Romeo_159_Sw_T3_Exterior_1_Accelerations_Passbys_L.ogg</text:p>
          </table:table-cell>
        </table:table-row>
        <table:table-row table:style-name="ro1">
          <table:table-cell office:value-type="string">
            <text:p>Alfa_Romeo_159_Sw_T3_Exterior_1_Accelerations_Passbys_R.ogg</text:p>
          </table:table-cell>
          <table:table-cell office:value-type="string">
            <text:p>modules/gAudioBundle-1/src/Alfa Romeo/Alfa Romeo 159 Sportwagon 2010/Alfa_Romeo_159_Sw_T3_Exterior_1_Accelerations_Passbys_R.ogg</text:p>
          </table:table-cell>
        </table:table-row>
        <table:table-row table:style-name="ro1">
          <table:table-cell office:value-type="string">
            <text:p>Alfa_4c_T11_Ext_Passbys_Gearchanges_Approach_Stop_Rsm191.ogg</text:p>
          </table:table-cell>
          <table:table-cell office:value-type="string">
            <text:p>modules/gAudioBundle-1/src/Alfa Romeo/Alfa_4c_T11_Ext_Passbys_Gearchanges_Approach_Stop_Rsm191.ogg</text:p>
          </table:table-cell>
        </table:table-row>
        <table:table-row table:style-name="ro1">
          <table:table-cell office:value-type="string">
            <text:p>Alfa_4c_T16_Onbrd_Foley_Horn_Dpa4061_Interior.ogg</text:p>
          </table:table-cell>
          <table:table-cell office:value-type="string">
            <text:p>modules/gAudioBundle-1/src/Alfa Romeo/Alfa_4c_T16_Onbrd_Foley_Horn_Dpa4061_Interior.ogg</text:p>
          </table:table-cell>
        </table:table-row>
        <table:table-row table:style-name="ro1">
          <table:table-cell office:value-type="string">
            <text:p>Alfa_Romeo_159_Sw_T1_Onboard_Startup_Idle_Blip_Steadies_Shutdown_Engine_1.ogg</text:p>
          </table:table-cell>
          <table:table-cell office:value-type="string">
            <text:p>modules/gAudioBundle-1/src/Alfa Romeo/Alfa_Romeo_159_Sw_T1_Onboard_Startup_Idle_Blip_Steadies_Shutdown_Engine_1.ogg</text:p>
          </table:table-cell>
        </table:table-row>
        <table:table-row table:style-name="ro1">
          <table:table-cell office:value-type="string">
            <text:p>Huge_Planet_Rumble_Empty_Large_Space_Sci-Fi_Planet_Ambience_Exterior.ogg</text:p>
          </table:table-cell>
          <table:table-cell office:value-type="string">
            <text:p>modules/gAudioBundle-1/src/Alien Atmospheres/Huge_Planet_Rumble_Empty_Large_Space_Sci-Fi_Planet_Ambience_Exterior.ogg</text:p>
          </table:table-cell>
        </table:table-row>
        <table:table-row table:style-name="ro1">
          <table:table-cell office:value-type="string">
            <text:p>Radiation_Planet_Distorted_Danger_Radioactive_Space_Sci-Fi_Planet_Ambience_Exterior.ogg</text:p>
          </table:table-cell>
          <table:table-cell office:value-type="string">
            <text:p>modules/gAudioBundle-1/src/Alien Atmospheres/Radiation_Planet_Distorted_Danger_Radioactive_Space_Sci-Fi_Planet_Ambience_Exterior.ogg</text:p>
          </table:table-cell>
        </table:table-row>
        <table:table-row table:style-name="ro1">
          <table:table-cell office:value-type="string">
            <text:p>Rainforest_Bugs_Choir_Heat_Alien_Space_Sci-Fi_Planet_Ambience_Exterior.ogg</text:p>
          </table:table-cell>
          <table:table-cell office:value-type="string">
            <text:p>modules/gAudioBundle-1/src/Alien Atmospheres/Rainforest_Bugs_Choir_Heat_Alien_Space_Sci-Fi_Planet_Ambience_Exterior.ogg</text:p>
          </table:table-cell>
        </table:table-row>
        <table:table-row table:style-name="ro1">
          <table:table-cell office:value-type="string">
            <text:p>Alarm_002.ogg</text:p>
          </table:table-cell>
          <table:table-cell office:value-type="string">
            <text:p>modules/gAudioBundle-1/src/Alien Spacecraft Sound Effects/Alarm_002.ogg</text:p>
          </table:table-cell>
        </table:table-row>
        <table:table-row table:style-name="ro1">
          <table:table-cell office:value-type="string">
            <text:p>Alien_Synthetic_Texture_010.ogg</text:p>
          </table:table-cell>
          <table:table-cell office:value-type="string">
            <text:p>modules/gAudioBundle-1/src/Alien Spacecraft Sound Effects/Alien_Synthetic_Texture_010.ogg</text:p>
          </table:table-cell>
        </table:table-row>
        <table:table-row table:style-name="ro1">
          <table:table-cell office:value-type="string">
            <text:p>Background_Interior_Ambience_014.ogg</text:p>
          </table:table-cell>
          <table:table-cell office:value-type="string">
            <text:p>modules/gAudioBundle-1/src/Alien Spacecraft Sound Effects/Background_Interior_Ambience_014.ogg</text:p>
          </table:table-cell>
        </table:table-row>
        <table:table-row table:style-name="ro1">
          <table:table-cell office:value-type="string">
            <text:p>Spacecraft_Passby_008.ogg</text:p>
          </table:table-cell>
          <table:table-cell office:value-type="string">
            <text:p>modules/gAudioBundle-1/src/Alien Spacecraft Sound Effects/Spacecraft_Passby_008.ogg</text:p>
          </table:table-cell>
        </table:table-row>
        <table:table-row table:style-name="ro1">
          <table:table-cell office:value-type="string">
            <text:p>Alien_Beast_Deep_Medium_5.ogg</text:p>
          </table:table-cell>
          <table:table-cell office:value-type="string">
            <text:p>modules/gAudioBundle-1/src/Alien Voices/Alien_Beast_Deep_Medium_5.ogg</text:p>
          </table:table-cell>
        </table:table-row>
        <table:table-row table:style-name="ro1">
          <table:table-cell office:value-type="string">
            <text:p>Alien_Beast_Small_Short_7.ogg</text:p>
          </table:table-cell>
          <table:table-cell office:value-type="string">
            <text:p>modules/gAudioBundle-1/src/Alien Voices/Alien_Beast_Small_Short_7.ogg</text:p>
          </table:table-cell>
        </table:table-row>
        <table:table-row table:style-name="ro1">
          <table:table-cell office:value-type="string">
            <text:p>Deep_Alien_Robot_Long_2.ogg</text:p>
          </table:table-cell>
          <table:table-cell office:value-type="string">
            <text:p>modules/gAudioBundle-1/src/Alien Voices/Deep_Alien_Robot_Long_2.ogg</text:p>
          </table:table-cell>
        </table:table-row>
        <table:table-row table:style-name="ro1">
          <table:table-cell office:value-type="string">
            <text:p>Female_Alien_Robot_Long_3.ogg</text:p>
          </table:table-cell>
          <table:table-cell office:value-type="string">
            <text:p>modules/gAudioBundle-1/src/Alien Voices/Female_Alien_Robot_Long_3.ogg</text:p>
          </table:table-cell>
        </table:table-row>
        <table:table-row table:style-name="ro1">
          <table:table-cell office:value-type="string">
            <text:p>Abstractambiences-Mix_St_13.ogg</text:p>
          </table:table-cell>
          <table:table-cell office:value-type="string">
            <text:p>modules/gAudioBundle-1/src/Ambiences Abstract/Abstractambiences-Mix_St_13.ogg</text:p>
          </table:table-cell>
        </table:table-row>
        <table:table-row table:style-name="ro1">
          <table:table-cell office:value-type="string">
            <text:p>Abstractambiences-Mix_St_15.ogg</text:p>
          </table:table-cell>
          <table:table-cell office:value-type="string">
            <text:p>modules/gAudioBundle-1/src/Ambiences Abstract/Abstractambiences-Mix_St_15.ogg</text:p>
          </table:table-cell>
        </table:table-row>
        <table:table-row table:style-name="ro1">
          <table:table-cell office:value-type="string">
            <text:p>Abstractambiences-Mix_St_26.ogg</text:p>
          </table:table-cell>
          <table:table-cell office:value-type="string">
            <text:p>modules/gAudioBundle-1/src/Ambiences Abstract/Abstractambiences-Mix_St_26.ogg</text:p>
          </table:table-cell>
        </table:table-row>
        <table:table-row table:style-name="ro1">
          <table:table-cell office:value-type="string">
            <text:p>Abstractambiences-Mix_St_37.ogg</text:p>
          </table:table-cell>
          <table:table-cell office:value-type="string">
            <text:p>modules/gAudioBundle-1/src/Ambiences Abstract/Abstractambiences-Mix_St_37.ogg</text:p>
          </table:table-cell>
        </table:table-row>
        <table:table-row table:style-name="ro1">
          <table:table-cell office:value-type="string">
            <text:p>008_Ambience_Wind.ogg</text:p>
          </table:table-cell>
          <table:table-cell office:value-type="string">
            <text:p>modules/gAudioBundle-1/src/Ambiences Alien Planet And Sound Effects/008_Ambience_Wind.ogg</text:p>
          </table:table-cell>
        </table:table-row>
        <table:table-row table:style-name="ro1">
          <table:table-cell office:value-type="string">
            <text:p>036_Ambience_Scifi_Night_Creature.ogg</text:p>
          </table:table-cell>
          <table:table-cell office:value-type="string">
            <text:p>modules/gAudioBundle-1/src/Ambiences Alien Planet And Sound Effects/036_Ambience_Scifi_Night_Creature.ogg</text:p>
          </table:table-cell>
        </table:table-row>
        <table:table-row table:style-name="ro1">
          <table:table-cell office:value-type="string">
            <text:p>057_Organic_Texture.ogg</text:p>
          </table:table-cell>
          <table:table-cell office:value-type="string">
            <text:p>modules/gAudioBundle-1/src/Ambiences Alien Planet And Sound Effects/057_Organic_Texture.ogg</text:p>
          </table:table-cell>
        </table:table-row>
        <table:table-row table:style-name="ro1">
          <table:table-cell office:value-type="string">
            <text:p>094_Organic_Texture_Water.ogg</text:p>
          </table:table-cell>
          <table:table-cell office:value-type="string">
            <text:p>modules/gAudioBundle-1/src/Ambiences Alien Planet And Sound Effects/094_Organic_Texture_Water.ogg</text:p>
          </table:table-cell>
        </table:table-row>
        <table:table-row table:style-name="ro1">
          <table:table-cell office:value-type="string">
            <text:p>003_Amb_External_Amsterdam_Amusementparkt.ogg</text:p>
          </table:table-cell>
          <table:table-cell office:value-type="string">
            <text:p>modules/gAudioBundle-1/src/Ambiences Amsterdam/003_Amb_External_Amsterdam_Amusementparkt.ogg</text:p>
          </table:table-cell>
        </table:table-row>
        <table:table-row table:style-name="ro1">
          <table:table-cell office:value-type="string">
            <text:p>021_Amb_Internal_Amsterdam_Sciencemuseum_Childrent.ogg</text:p>
          </table:table-cell>
          <table:table-cell office:value-type="string">
            <text:p>modules/gAudioBundle-1/src/Ambiences Amsterdam/021_Amb_Internal_Amsterdam_Sciencemuseum_Childrent.ogg</text:p>
          </table:table-cell>
        </table:table-row>
        <table:table-row table:style-name="ro1">
          <table:table-cell office:value-type="string">
            <text:p>Roaller_Coaster_Ambience_Crowd.ogg</text:p>
          </table:table-cell>
          <table:table-cell office:value-type="string">
            <text:p>modules/gAudioBundle-1/src/Ambiences Amusement Park/Roaller_Coaster_Ambience_Crowd.ogg</text:p>
          </table:table-cell>
        </table:table-row>
        <table:table-row table:style-name="ro1">
          <table:table-cell office:value-type="string">
            <text:p>Roller_Coaster_Idle_Crowd.ogg</text:p>
          </table:table-cell>
          <table:table-cell office:value-type="string">
            <text:p>modules/gAudioBundle-1/src/Ambiences Amusement Park/Roller_Coaster_Idle_Crowd.ogg</text:p>
          </table:table-cell>
        </table:table-row>
        <table:table-row table:style-name="ro1">
          <table:table-cell office:value-type="string">
            <text:p>Athens_Metro_Inside_The_Moving_Train_.ogg</text:p>
          </table:table-cell>
          <table:table-cell office:value-type="string">
            <text:p>modules/gAudioBundle-1/src/Ambiences Ans/Athens_Metro_Inside_The_Moving_Train_.ogg</text:p>
          </table:table-cell>
        </table:table-row>
        <table:table-row table:style-name="ro1">
          <table:table-cell office:value-type="string">
            <text:p>Athens_Monasthraki_Area_Restaurants_Area_7.ogg</text:p>
          </table:table-cell>
          <table:table-cell office:value-type="string">
            <text:p>modules/gAudioBundle-1/src/Ambiences Ans/Athens_Monasthraki_Area_Restaurants_Area_7.ogg</text:p>
          </table:table-cell>
        </table:table-row>
        <table:table-row table:style-name="ro1">
          <table:table-cell office:value-type="string">
            <text:p>Athens_Plaka_Street_Slow_Rain.ogg</text:p>
          </table:table-cell>
          <table:table-cell office:value-type="string">
            <text:p>modules/gAudioBundle-1/src/Ambiences Ans/Athens_Plaka_Street_Slow_Rain.ogg</text:p>
          </table:table-cell>
        </table:table-row>
        <table:table-row table:style-name="ro1">
          <table:table-cell office:value-type="string">
            <text:p>Athens_Syggrou_Avenue_High_Traffic.ogg</text:p>
          </table:table-cell>
          <table:table-cell office:value-type="string">
            <text:p>modules/gAudioBundle-1/src/Ambiences Ans/Athens_Syggrou_Avenue_High_Traffic.ogg</text:p>
          </table:table-cell>
        </table:table-row>
        <table:table-row table:style-name="ro1">
          <table:table-cell office:value-type="string">
            <text:p>Thailand_Bangkok_Roomtone_Sleeping_Room_Condominum_Daytime_Window_Closed_Quiet_Traffic_And_Birds_From_Outside_Vers3_At04_104.ogg</text:p>
          </table:table-cell>
          <table:table-cell office:value-type="string">
            <text:p>modules/gAudioBundle-1/src/Ambiences Authentic Thailand Sfx Vol 4/Thailand_Bangkok_Roomtone_Sleeping_Room_Condominum_Daytime_Window_Closed_Quiet_Traffic_And_Birds_From_Outside_Vers3_At04_104.ogg</text:p>
          </table:table-cell>
        </table:table-row>
        <table:table-row table:style-name="ro1">
          <table:table-cell office:value-type="string">
            <text:p>Thailand_Hua_Hin_Khao_Sam_Roi_Yot_National_Park_Longtailboat_Motor_Running_High_Speed_To_Stop_At04_116.ogg</text:p>
          </table:table-cell>
          <table:table-cell office:value-type="string">
            <text:p>modules/gAudioBundle-1/src/Ambiences Authentic Thailand Sfx Vol 4/Thailand_Hua_Hin_Khao_Sam_Roi_Yot_National_Park_Longtailboat_Motor_Running_High_Speed_To_Stop_At04_116.ogg</text:p>
          </table:table-cell>
        </table:table-row>
        <table:table-row table:style-name="ro1">
          <table:table-cell office:value-type="string">
            <text:p>Thailand_Koh_Chang_Trat_Wat_Khlongphrao_Calm_Midday_Birds_Distant_Activities_And_Traffic_Vers2_At04_141.ogg</text:p>
          </table:table-cell>
          <table:table-cell office:value-type="string">
            <text:p>modules/gAudioBundle-1/src/Ambiences Authentic Thailand Sfx Vol 4/Thailand_Koh_Chang_Trat_Wat_Khlongphrao_Calm_Midday_Birds_Distant_Activities_And_Traffic_Vers2_At04_141.ogg</text:p>
          </table:table-cell>
        </table:table-row>
        <table:table-row table:style-name="ro1">
          <table:table-cell office:value-type="string">
            <text:p>Thailand_Korat_Kao_Yai_National_Park_Afternoon_Jungle_With_Many_Birds_Drpping_From_Trees_Insects_Light_Wind_Vers1_At04_002.ogg</text:p>
          </table:table-cell>
          <table:table-cell office:value-type="string">
            <text:p>modules/gAudioBundle-1/src/Ambiences Authentic Thailand Sfx Vol 4/Thailand_Korat_Kao_Yai_National_Park_Afternoon_Jungle_With_Many_Birds_Drpping_From_Trees_Insects_Light_Wind_Vers1_At04_002.ogg</text:p>
          </table:table-cell>
        </table:table-row>
        <table:table-row table:style-name="ro1">
          <table:table-cell office:value-type="string">
            <text:p>Amb_Brt_Batad_A02_Village_Loop.ogg</text:p>
          </table:table-cell>
          <table:table-cell office:value-type="string">
            <text:p>modules/gAudioBundle-1/src/Ambiences Banaue Rice Terraces/Amb_Brt_Batad_A02_Village_Loop.ogg</text:p>
          </table:table-cell>
        </table:table-row>
        <table:table-row table:style-name="ro1">
          <table:table-cell office:value-type="string">
            <text:p>Amb_Brt_Mid-Day_C11_Animals_Loop.ogg</text:p>
          </table:table-cell>
          <table:table-cell office:value-type="string">
            <text:p>modules/gAudioBundle-1/src/Ambiences Banaue Rice Terraces/Amb_Brt_Mid-Day_C11_Animals_Loop.ogg</text:p>
          </table:table-cell>
        </table:table-row>
        <table:table-row table:style-name="ro1">
          <table:table-cell office:value-type="string">
            <text:p>Amb_Brt_Morning_B04_River_Loop.ogg</text:p>
          </table:table-cell>
          <table:table-cell office:value-type="string">
            <text:p>modules/gAudioBundle-1/src/Ambiences Banaue Rice Terraces/Amb_Brt_Morning_B04_River_Loop.ogg</text:p>
          </table:table-cell>
        </table:table-row>
        <table:table-row table:style-name="ro1">
          <table:table-cell office:value-type="string">
            <text:p>Amb_Brt_Night_E01_Clean_Loop.ogg</text:p>
          </table:table-cell>
          <table:table-cell office:value-type="string">
            <text:p>modules/gAudioBundle-1/src/Ambiences Banaue Rice Terraces/Amb_Brt_Night_E01_Clean_Loop.ogg</text:p>
          </table:table-cell>
        </table:table-row>
        <table:table-row table:style-name="ro1">
          <table:table-cell office:value-type="string">
            <text:p>Bolivia_Uruchipaya_Community_Desert_Amb_Ext_02_Ambix.ogg</text:p>
          </table:table-cell>
          <table:table-cell office:value-type="string">
            <text:p>modules/gAudioBundle-1/src/Ambiences Bolivia Desert Vol1/Bolivia_Uruchipaya_Community_Desert_Amb_Ext_02_Ambix.ogg</text:p>
          </table:table-cell>
        </table:table-row>
        <table:table-row table:style-name="ro1">
          <table:table-cell office:value-type="string">
            <text:p>Bolivia_Uyuni_Desert_Amb_Ext_05_Ambix.ogg</text:p>
          </table:table-cell>
          <table:table-cell office:value-type="string">
            <text:p>modules/gAudioBundle-1/src/Ambiences Bolivia Desert Vol1/Bolivia_Uyuni_Desert_Amb_Ext_05_Ambix.ogg</text:p>
          </table:table-cell>
        </table:table-row>
        <table:table-row table:style-name="ro1">
          <table:table-cell office:value-type="string">
            <text:p>Bolivia_Uyuni_Desert_Amb_Ext_14_St.ogg</text:p>
          </table:table-cell>
          <table:table-cell office:value-type="string">
            <text:p>modules/gAudioBundle-1/src/Ambiences Bolivia Desert Vol1/Bolivia_Uyuni_Desert_Amb_Ext_14_St.ogg</text:p>
          </table:table-cell>
        </table:table-row>
        <table:table-row table:style-name="ro1">
          <table:table-cell office:value-type="string">
            <text:p>Bolivia_Uyuni_Desert_Amb_Ext_18_St.ogg</text:p>
          </table:table-cell>
          <table:table-cell office:value-type="string">
            <text:p>modules/gAudioBundle-1/src/Ambiences Bolivia Desert Vol1/Bolivia_Uyuni_Desert_Amb_Ext_18_St.ogg</text:p>
          </table:table-cell>
        </table:table-row>
        <table:table-row table:style-name="ro1">
          <table:table-cell office:value-type="string">
            <text:p>Bolivia_Amazonia_Cobija_Jungle_Amb_Ext_01_St.ogg</text:p>
          </table:table-cell>
          <table:table-cell office:value-type="string">
            <text:p>modules/gAudioBundle-1/src/Ambiences Bolivia Jungle Vol1/Bolivia_Amazonia_Cobija_Jungle_Amb_Ext_01_St.ogg</text:p>
          </table:table-cell>
        </table:table-row>
        <table:table-row table:style-name="ro1">
          <table:table-cell office:value-type="string">
            <text:p>Bolivia_Coroico_Jungle_Amb_Ext_02_St.ogg</text:p>
          </table:table-cell>
          <table:table-cell office:value-type="string">
            <text:p>modules/gAudioBundle-1/src/Ambiences Bolivia Jungle Vol1/Bolivia_Coroico_Jungle_Amb_Ext_02_St.ogg</text:p>
          </table:table-cell>
        </table:table-row>
        <table:table-row table:style-name="ro1">
          <table:table-cell office:value-type="string">
            <text:p>Bolivia_Coroico_Jungle_Amb_Ext_05_St.ogg</text:p>
          </table:table-cell>
          <table:table-cell office:value-type="string">
            <text:p>modules/gAudioBundle-1/src/Ambiences Bolivia Jungle Vol1/Bolivia_Coroico_Jungle_Amb_Ext_05_St.ogg</text:p>
          </table:table-cell>
        </table:table-row>
        <table:table-row table:style-name="ro1">
          <table:table-cell office:value-type="string">
            <text:p>Bolivia_Coroico_Jungle_Amb_Ext_07_Ambix.ogg</text:p>
          </table:table-cell>
          <table:table-cell office:value-type="string">
            <text:p>modules/gAudioBundle-1/src/Ambiences Bolivia Jungle Vol1/Bolivia_Coroico_Jungle_Amb_Ext_07_Ambix.ogg</text:p>
          </table:table-cell>
        </table:table-row>
        <table:table-row table:style-name="ro1">
          <table:table-cell office:value-type="string">
            <text:p>Bolivia_Amazonia_Cobija_Farm_Amb_Ext_01_Ambix.ogg</text:p>
          </table:table-cell>
          <table:table-cell office:value-type="string">
            <text:p>modules/gAudioBundle-1/src/Ambiences Bolivia Nature Vol1/Bolivia_Amazonia_Cobija_Farm_Amb_Ext_01_Ambix.ogg</text:p>
          </table:table-cell>
        </table:table-row>
        <table:table-row table:style-name="ro1">
          <table:table-cell office:value-type="string">
            <text:p>Bolivia_Amazonia_Riberalta_Farm_Amb_Ext_01_Ambix.ogg</text:p>
          </table:table-cell>
          <table:table-cell office:value-type="string">
            <text:p>modules/gAudioBundle-1/src/Ambiences Bolivia Nature Vol1/Bolivia_Amazonia_Riberalta_Farm_Amb_Ext_01_Ambix.ogg</text:p>
          </table:table-cell>
        </table:table-row>
        <table:table-row table:style-name="ro1">
          <table:table-cell office:value-type="string">
            <text:p>Bolivia_Sorata_Lagoon_Amb_Ext_03_St.ogg</text:p>
          </table:table-cell>
          <table:table-cell office:value-type="string">
            <text:p>modules/gAudioBundle-1/src/Ambiences Bolivia Nature Vol1/Bolivia_Sorata_Lagoon_Amb_Ext_03_St.ogg</text:p>
          </table:table-cell>
        </table:table-row>
        <table:table-row table:style-name="ro1">
          <table:table-cell office:value-type="string">
            <text:p>Bolivia_Sorata_San_Pedro_Caves_Amb_Int_01_St.ogg</text:p>
          </table:table-cell>
          <table:table-cell office:value-type="string">
            <text:p>modules/gAudioBundle-1/src/Ambiences Bolivia Nature Vol1/Bolivia_Sorata_San_Pedro_Caves_Amb_Int_01_St.ogg</text:p>
          </table:table-cell>
        </table:table-row>
        <table:table-row table:style-name="ro1">
          <table:table-cell office:value-type="string">
            <text:p>Bolivia_Samaipata_Amboro_National_Park_Amb_Ext_01_St.ogg</text:p>
          </table:table-cell>
          <table:table-cell office:value-type="string">
            <text:p>modules/gAudioBundle-1/src/Ambiences Bolivia Nature Vol2/Bolivia_Samaipata_Amboro_National_Park_Amb_Ext_01_St.ogg</text:p>
          </table:table-cell>
        </table:table-row>
        <table:table-row table:style-name="ro1">
          <table:table-cell office:value-type="string">
            <text:p>Bolivia_Samaipata_Forest_Amb_Ext_04_Ambix.ogg</text:p>
          </table:table-cell>
          <table:table-cell office:value-type="string">
            <text:p>modules/gAudioBundle-1/src/Ambiences Bolivia Nature Vol2/Bolivia_Samaipata_Forest_Amb_Ext_04_Ambix.ogg</text:p>
          </table:table-cell>
        </table:table-row>
        <table:table-row table:style-name="ro1">
          <table:table-cell office:value-type="string">
            <text:p>Bolivia_Samaipata_River_Amb_Ext_05_St.ogg</text:p>
          </table:table-cell>
          <table:table-cell office:value-type="string">
            <text:p>modules/gAudioBundle-1/src/Ambiences Bolivia Nature Vol2/Bolivia_Samaipata_River_Amb_Ext_05_St.ogg</text:p>
          </table:table-cell>
        </table:table-row>
        <table:table-row table:style-name="ro1">
          <table:table-cell office:value-type="string">
            <text:p>Wind_Dead_Leaves_Whoosh_Forest_Birds.ogg</text:p>
          </table:table-cell>
          <table:table-cell office:value-type="string">
            <text:p>modules/gAudioBundle-1/src/Ambiences Bora Wind European Local Wind/Wind_Dead_Leaves_Whoosh_Forest_Birds.ogg</text:p>
          </table:table-cell>
        </table:table-row>
        <table:table-row table:style-name="ro1">
          <table:table-cell office:value-type="string">
            <text:p>Wind_Grass__Strong_Hurricane_Blast_3.ogg</text:p>
          </table:table-cell>
          <table:table-cell office:value-type="string">
            <text:p>modules/gAudioBundle-1/src/Ambiences Bora Wind European Local Wind/Wind_Grass__Strong_Hurricane_Blast_3.ogg</text:p>
          </table:table-cell>
        </table:table-row>
        <table:table-row table:style-name="ro1">
          <table:table-cell office:value-type="string">
            <text:p>Wind_Hurricane_Wires_Whistle.ogg</text:p>
          </table:table-cell>
          <table:table-cell office:value-type="string">
            <text:p>modules/gAudioBundle-1/src/Ambiences Bora Wind European Local Wind/Wind_Hurricane_Wires_Whistle.ogg</text:p>
          </table:table-cell>
        </table:table-row>
        <table:table-row table:style-name="ro1">
          <table:table-cell office:value-type="string">
            <text:p>Wind_Squeaking_Tree_Leaves_Branches_Bird.ogg</text:p>
          </table:table-cell>
          <table:table-cell office:value-type="string">
            <text:p>modules/gAudioBundle-1/src/Ambiences Bora Wind European Local Wind/Wind_Squeaking_Tree_Leaves_Branches_Bird.ogg</text:p>
          </table:table-cell>
        </table:table-row>
        <table:table-row table:style-name="ro1">
          <table:table-cell office:value-type="string">
            <text:p>Flatwoods_Pinecastle_Nature_Forest_Whispering_Pines_02.ogg</text:p>
          </table:table-cell>
          <table:table-cell office:value-type="string">
            <text:p>modules/gAudioBundle-1/src/Ambiences Central Florida Forest/Flatwoods_Pinecastle_Nature_Forest_Whispering_Pines_02.ogg</text:p>
          </table:table-cell>
        </table:table-row>
        <table:table-row table:style-name="ro1">
          <table:table-cell office:value-type="string">
            <text:p>Upland_Hardwoods_Green_Mountain_Nature_Forest_Cicadas_Isolated_02.ogg</text:p>
          </table:table-cell>
          <table:table-cell office:value-type="string">
            <text:p>modules/gAudioBundle-1/src/Ambiences Central Florida Forest/Upland_Hardwoods_Green_Mountain_Nature_Forest_Cicadas_Isolated_02.ogg</text:p>
          </table:table-cell>
        </table:table-row>
        <table:table-row table:style-name="ro1">
          <table:table-cell office:value-type="string">
            <text:p>Urban_Apartment_Nature_Trail_Day_02.ogg</text:p>
          </table:table-cell>
          <table:table-cell office:value-type="string">
            <text:p>modules/gAudioBundle-1/src/Ambiences Central Florida Forest/Urban_Apartment_Nature_Trail_Day_02.ogg</text:p>
          </table:table-cell>
        </table:table-row>
        <table:table-row table:style-name="ro1">
          <table:table-cell office:value-type="string">
            <text:p>Urban_Apartment_Porch_Rain_03.ogg</text:p>
          </table:table-cell>
          <table:table-cell office:value-type="string">
            <text:p>modules/gAudioBundle-1/src/Ambiences Central Florida Forest/Urban_Apartment_Porch_Rain_03.ogg</text:p>
          </table:table-cell>
        </table:table-row>
        <table:table-row table:style-name="ro1">
          <table:table-cell office:value-type="string">
            <text:p>Ambience_Backyardactivesuburbs_Ams_Ca01_004.ogg</text:p>
          </table:table-cell>
          <table:table-cell office:value-type="string">
            <text:p>modules/gAudioBundle-1/src/Ambiences Cinematic/Ambience_Backyardactivesuburbs_Ams_Ca01_004.ogg</text:p>
          </table:table-cell>
        </table:table-row>
        <table:table-row table:style-name="ro1">
          <table:table-cell office:value-type="string">
            <text:p>Ambience_Erievalleyhowl_Ams_Ca01_020.ogg</text:p>
          </table:table-cell>
          <table:table-cell office:value-type="string">
            <text:p>modules/gAudioBundle-1/src/Ambiences Cinematic/Ambience_Erievalleyhowl_Ams_Ca01_020.ogg</text:p>
          </table:table-cell>
        </table:table-row>
        <table:table-row table:style-name="ro1">
          <table:table-cell office:value-type="string">
            <text:p>Ambience_Nightparkhighwaywash_Ams_Ca01_034.ogg</text:p>
          </table:table-cell>
          <table:table-cell office:value-type="string">
            <text:p>modules/gAudioBundle-1/src/Ambiences Cinematic/Ambience_Nightparkhighwaywash_Ams_Ca01_034.ogg</text:p>
          </table:table-cell>
        </table:table-row>
        <table:table-row table:style-name="ro1">
          <table:table-cell office:value-type="string">
            <text:p>Ambience_Valleysirenscoyotes_Ams_Ca01_054.ogg</text:p>
          </table:table-cell>
          <table:table-cell office:value-type="string">
            <text:p>modules/gAudioBundle-1/src/Ambiences Cinematic/Ambience_Valleysirenscoyotes_Ams_Ca01_054.ogg</text:p>
          </table:table-cell>
        </table:table-row>
        <table:table-row table:style-name="ro1">
          <table:table-cell office:value-type="string">
            <text:p>Cinematic-Macabre_Iii.ogg</text:p>
          </table:table-cell>
          <table:table-cell office:value-type="string">
            <text:p>modules/gAudioBundle-1/src/Ambiences Cinematic/Cinematic-Macabre_Iii.ogg</text:p>
          </table:table-cell>
        </table:table-row>
        <table:table-row table:style-name="ro1">
          <table:table-cell office:value-type="string">
            <text:p>Electronic_Pass_005.ogg</text:p>
          </table:table-cell>
          <table:table-cell office:value-type="string">
            <text:p>modules/gAudioBundle-1/src/Ambiences Cinematic/Electronic_Pass_005.ogg</text:p>
          </table:table-cell>
        </table:table-row>
        <table:table-row table:style-name="ro1">
          <table:table-cell office:value-type="string">
            <text:p>Firedrone-Firedrone_3.ogg</text:p>
          </table:table-cell>
          <table:table-cell office:value-type="string">
            <text:p>modules/gAudioBundle-1/src/Ambiences Cinematic/Firedrone-Firedrone_3.ogg</text:p>
          </table:table-cell>
        </table:table-row>
        <table:table-row table:style-name="ro1">
          <table:table-cell office:value-type="string">
            <text:p>Horrific-Horror_Moment_4.ogg</text:p>
          </table:table-cell>
          <table:table-cell office:value-type="string">
            <text:p>modules/gAudioBundle-1/src/Ambiences Cinematic/Horrific-Horror_Moment_4.ogg</text:p>
          </table:table-cell>
        </table:table-row>
        <table:table-row table:style-name="ro1">
          <table:table-cell office:value-type="string">
            <text:p>Metallic_Noise_004.ogg</text:p>
          </table:table-cell>
          <table:table-cell office:value-type="string">
            <text:p>modules/gAudioBundle-1/src/Ambiences Cinematic/Metallic_Noise_004.ogg</text:p>
          </table:table-cell>
        </table:table-row>
        <table:table-row table:style-name="ro1">
          <table:table-cell office:value-type="string">
            <text:p>Sci_Fi-Starship_Sub_Amb.ogg</text:p>
          </table:table-cell>
          <table:table-cell office:value-type="string">
            <text:p>modules/gAudioBundle-1/src/Ambiences Cinematic/Sci_Fi-Starship_Sub_Amb.ogg</text:p>
          </table:table-cell>
        </table:table-row>
        <table:table-row table:style-name="ro1">
          <table:table-cell office:value-type="string">
            <text:p>Sinister_Moment_001.ogg</text:p>
          </table:table-cell>
          <table:table-cell office:value-type="string">
            <text:p>modules/gAudioBundle-1/src/Ambiences Cinematic/Sinister_Moment_001.ogg</text:p>
          </table:table-cell>
        </table:table-row>
        <table:table-row table:style-name="ro1">
          <table:table-cell office:value-type="string">
            <text:p>Synthetic_Hit_002.ogg</text:p>
          </table:table-cell>
          <table:table-cell office:value-type="string">
            <text:p>modules/gAudioBundle-1/src/Ambiences Cinematic/Synthetic_Hit_002.ogg</text:p>
          </table:table-cell>
        </table:table-row>
        <table:table-row table:style-name="ro1">
          <table:table-cell office:value-type="string">
            <text:p>Amb.Construction_ext_engines_impacts_clanging_diffuse.ogg</text:p>
          </table:table-cell>
          <table:table-cell office:value-type="string">
            <text:p>modules/gAudioBundle-1/src/Ambiences Construction/Amb.Construction_ext_engines_impacts_clanging_diffuse.ogg</text:p>
          </table:table-cell>
        </table:table-row>
        <table:table-row table:style-name="ro1">
          <table:table-cell office:value-type="string">
            <text:p>Amb.construction_ext_crane_hoisting_various_Engine_Speeds.ogg</text:p>
          </table:table-cell>
          <table:table-cell office:value-type="string">
            <text:p>modules/gAudioBundle-1/src/Ambiences Construction/Amb.construction_ext_crane_hoisting_various_Engine_Speeds.ogg</text:p>
          </table:table-cell>
        </table:table-row>
        <table:table-row table:style-name="ro1">
          <table:table-cell office:value-type="string">
            <text:p>Amb.construction_int_muffled_power_Hammer_drops_impacts.ogg</text:p>
          </table:table-cell>
          <table:table-cell office:value-type="string">
            <text:p>modules/gAudioBundle-1/src/Ambiences Construction/Amb.construction_int_muffled_power_Hammer_drops_impacts.ogg</text:p>
          </table:table-cell>
        </table:table-row>
        <table:table-row table:style-name="ro1">
          <table:table-cell office:value-type="string">
            <text:p>Ca_06_Construction_Site_Street_Hydraulic_Jackhammer_Middle_Distance_2.ogg</text:p>
          </table:table-cell>
          <table:table-cell office:value-type="string">
            <text:p>modules/gAudioBundle-1/src/Ambiences Construction/Ca_06_Construction_Site_Street_Hydraulic_Jackhammer_Middle_Distance_2.ogg</text:p>
          </table:table-cell>
        </table:table-row>
        <table:table-row table:style-name="ro1">
          <table:table-cell office:value-type="string">
            <text:p>Ca_35_Construction_Site_Street_Fadromas_Loading_Truck_3.ogg</text:p>
          </table:table-cell>
          <table:table-cell office:value-type="string">
            <text:p>modules/gAudioBundle-1/src/Ambiences Construction/Ca_35_Construction_Site_Street_Fadromas_Loading_Truck_3.ogg</text:p>
          </table:table-cell>
        </table:table-row>
        <table:table-row table:style-name="ro1">
          <table:table-cell office:value-type="string">
            <text:p>Construction_Scene_10.ogg</text:p>
          </table:table-cell>
          <table:table-cell office:value-type="string">
            <text:p>modules/gAudioBundle-1/src/Ambiences Construction/Construction Sites/Construction_Scene_10.ogg</text:p>
          </table:table-cell>
        </table:table-row>
        <table:table-row table:style-name="ro1">
          <table:table-cell office:value-type="string">
            <text:p>Construction_Scene_8.ogg</text:p>
          </table:table-cell>
          <table:table-cell office:value-type="string">
            <text:p>modules/gAudioBundle-1/src/Ambiences Construction/Construction Sites/Construction_Scene_8.ogg</text:p>
          </table:table-cell>
        </table:table-row>
        <table:table-row table:style-name="ro1">
          <table:table-cell office:value-type="string">
            <text:p>Justambience_Constructionsite_21.ogg</text:p>
          </table:table-cell>
          <table:table-cell office:value-type="string">
            <text:p>modules/gAudioBundle-1/src/Ambiences Construction/Construction Sites/Justambience_Constructionsite_21.ogg</text:p>
          </table:table-cell>
        </table:table-row>
        <table:table-row table:style-name="ro1">
          <table:table-cell office:value-type="string">
            <text:p>Justambience_Constructionsite_28.ogg</text:p>
          </table:table-cell>
          <table:table-cell office:value-type="string">
            <text:p>modules/gAudioBundle-1/src/Ambiences Construction/Construction Sites/Justambience_Constructionsite_28.ogg</text:p>
          </table:table-cell>
        </table:table-row>
        <table:table-row table:style-name="ro1">
          <table:table-cell office:value-type="string">
            <text:p>Justambience_Constructionsite_48.ogg</text:p>
          </table:table-cell>
          <table:table-cell office:value-type="string">
            <text:p>modules/gAudioBundle-1/src/Ambiences Construction/Construction Sites/Justambience_Constructionsite_48.ogg</text:p>
          </table:table-cell>
        </table:table-row>
        <table:table-row table:style-name="ro1">
          <table:table-cell office:value-type="string">
            <text:p>Justambience_Constructionsite_50.ogg</text:p>
          </table:table-cell>
          <table:table-cell office:value-type="string">
            <text:p>modules/gAudioBundle-1/src/Ambiences Construction/Construction Sites/Justambience_Constructionsite_50.ogg</text:p>
          </table:table-cell>
        </table:table-row>
        <table:table-row table:style-name="ro1">
          <table:table-cell office:value-type="string">
            <text:p>Construction_ext_heavy_Machinery_piledriver_impact_massive_repetitive_binaural_loop.ogg</text:p>
          </table:table-cell>
          <table:table-cell office:value-type="string">
            <text:p>modules/gAudioBundle-1/src/Ambiences Construction/Construction_ext_heavy_Machinery_piledriver_impact_massive_repetitive_binaural_loop.ogg</text:p>
          </table:table-cell>
        </table:table-row>
        <table:table-row table:style-name="ro1">
          <table:table-cell office:value-type="string">
            <text:p>T019_0830_On_Cc_On_Lr.ogg</text:p>
          </table:table-cell>
          <table:table-cell office:value-type="string">
            <text:p>modules/gAudioBundle-1/src/Ambiences Distant City/T019_0830_On_Cc_On_Lr.ogg</text:p>
          </table:table-cell>
        </table:table-row>
        <table:table-row table:style-name="ro1">
          <table:table-cell office:value-type="string">
            <text:p>T019_0830_On_Cc_On_M.ogg</text:p>
          </table:table-cell>
          <table:table-cell office:value-type="string">
            <text:p>modules/gAudioBundle-1/src/Ambiences Distant City/T019_0830_On_Cc_On_M.ogg</text:p>
          </table:table-cell>
        </table:table-row>
        <table:table-row table:style-name="ro1">
          <table:table-cell office:value-type="string">
            <text:p>T102_1930_Ow_Oc_Ow_Lr.ogg</text:p>
          </table:table-cell>
          <table:table-cell office:value-type="string">
            <text:p>modules/gAudioBundle-1/src/Ambiences Distant City/T102_1930_Ow_Oc_Ow_Lr.ogg</text:p>
          </table:table-cell>
        </table:table-row>
        <table:table-row table:style-name="ro1">
          <table:table-cell office:value-type="string">
            <text:p>T102_1930_Ow_Oc_Ow_M.ogg</text:p>
          </table:table-cell>
          <table:table-cell office:value-type="string">
            <text:p>modules/gAudioBundle-1/src/Ambiences Distant City/T102_1930_Ow_Oc_Ow_M.ogg</text:p>
          </table:table-cell>
        </table:table-row>
        <table:table-row table:style-name="ro1">
          <table:table-cell office:value-type="string">
            <text:p>Da_03_Dock_Ambience_02_Trucks_Cranes_Loading_Cargo_Ship_T02.ogg</text:p>
          </table:table-cell>
          <table:table-cell office:value-type="string">
            <text:p>modules/gAudioBundle-1/src/Ambiences Dock And Sfx/Da_03_Dock_Ambience_02_Trucks_Cranes_Loading_Cargo_Ship_T02.ogg</text:p>
          </table:table-cell>
        </table:table-row>
        <table:table-row table:style-name="ro1">
          <table:table-cell office:value-type="string">
            <text:p>Da_03_Dock_Ambience_05_Cranes_Chains_Loading_Iron_Cargo_Ship_T05.ogg</text:p>
          </table:table-cell>
          <table:table-cell office:value-type="string">
            <text:p>modules/gAudioBundle-1/src/Ambiences Dock And Sfx/Da_03_Dock_Ambience_05_Cranes_Chains_Loading_Iron_Cargo_Ship_T05.ogg</text:p>
          </table:table-cell>
        </table:table-row>
        <table:table-row table:style-name="ro1">
          <table:table-cell office:value-type="string">
            <text:p>Da_03_Dock_Ambience_09_Boat_Berth_Creak_Port_T09.ogg</text:p>
          </table:table-cell>
          <table:table-cell office:value-type="string">
            <text:p>modules/gAudioBundle-1/src/Ambiences Dock And Sfx/Da_03_Dock_Ambience_09_Boat_Berth_Creak_Port_T09.ogg</text:p>
          </table:table-cell>
        </table:table-row>
        <table:table-row table:style-name="ro1">
          <table:table-cell office:value-type="string">
            <text:p>Da_03_Dock_Sfx_16_Old_Industrial_Barrier_Creak_T16.ogg</text:p>
          </table:table-cell>
          <table:table-cell office:value-type="string">
            <text:p>modules/gAudioBundle-1/src/Ambiences Dock And Sfx/Da_03_Dock_Sfx_16_Old_Industrial_Barrier_Creak_T16.ogg</text:p>
          </table:table-cell>
        </table:table-row>
        <table:table-row table:style-name="ro1">
          <table:table-cell office:value-type="string">
            <text:p>Birds_Outside_002_Wide.ogg</text:p>
          </table:table-cell>
          <table:table-cell office:value-type="string">
            <text:p>modules/gAudioBundle-1/src/Ambiences European/Birds_Outside_002_Wide.ogg</text:p>
          </table:table-cell>
        </table:table-row>
        <table:table-row table:style-name="ro1">
          <table:table-cell office:value-type="string">
            <text:p>Busy_Dining_Room_002.ogg</text:p>
          </table:table-cell>
          <table:table-cell office:value-type="string">
            <text:p>modules/gAudioBundle-1/src/Ambiences European/Busy_Dining_Room_002.ogg</text:p>
          </table:table-cell>
        </table:table-row>
        <table:table-row table:style-name="ro1">
          <table:table-cell office:value-type="string">
            <text:p>Madrid_Food_Market_Busy_001.ogg</text:p>
          </table:table-cell>
          <table:table-cell office:value-type="string">
            <text:p>modules/gAudioBundle-1/src/Ambiences European/Madrid_Food_Market_Busy_001.ogg</text:p>
          </table:table-cell>
        </table:table-row>
        <table:table-row table:style-name="ro1">
          <table:table-cell office:value-type="string">
            <text:p>Rain_Umbrella_001_Wide.ogg</text:p>
          </table:table-cell>
          <table:table-cell office:value-type="string">
            <text:p>modules/gAudioBundle-1/src/Ambiences European/Rain_Umbrella_001_Wide.ogg</text:p>
          </table:table-cell>
        </table:table-row>
        <table:table-row table:style-name="ro1">
          <table:table-cell office:value-type="string">
            <text:p>001_Amb_External_Pitstop_Hockenheimt.ogg</text:p>
          </table:table-cell>
          <table:table-cell office:value-type="string">
            <text:p>modules/gAudioBundle-1/src/Ambiences Hockenheimring/001_Amb_External_Pitstop_Hockenheimt.ogg</text:p>
          </table:table-cell>
        </table:table-row>
        <table:table-row table:style-name="ro1">
          <table:table-cell office:value-type="string">
            <text:p>006_Amb_Internal_Pitstop_Hockenheim_Engine_Testt.ogg</text:p>
          </table:table-cell>
          <table:table-cell office:value-type="string">
            <text:p>modules/gAudioBundle-1/src/Ambiences Hockenheimring/006_Amb_Internal_Pitstop_Hockenheim_Engine_Testt.ogg</text:p>
          </table:table-cell>
        </table:table-row>
        <table:table-row table:style-name="ro1">
          <table:table-cell office:value-type="string">
            <text:p>Airport_Parking_Garage_Ambience_01_Loop.ogg</text:p>
          </table:table-cell>
          <table:table-cell office:value-type="string">
            <text:p>modules/gAudioBundle-1/src/Ambiences Industrial/Airport_Parking_Garage_Ambience_01_Loop.ogg</text:p>
          </table:table-cell>
        </table:table-row>
        <table:table-row table:style-name="ro1">
          <table:table-cell office:value-type="string">
            <text:p>Cryogenic_Laboratory_Ambience_Loop_02.ogg</text:p>
          </table:table-cell>
          <table:table-cell office:value-type="string">
            <text:p>modules/gAudioBundle-1/src/Ambiences Industrial/Cryogenic_Laboratory_Ambience_Loop_02.ogg</text:p>
          </table:table-cell>
        </table:table-row>
        <table:table-row table:style-name="ro1">
          <table:table-cell office:value-type="string">
            <text:p>Hallway_Of_Fear_Sub_Air_Hollow_01_Loop.ogg</text:p>
          </table:table-cell>
          <table:table-cell office:value-type="string">
            <text:p>modules/gAudioBundle-1/src/Ambiences Industrial/Hallway_Of_Fear_Sub_Air_Hollow_01_Loop.ogg</text:p>
          </table:table-cell>
        </table:table-row>
        <table:table-row table:style-name="ro1">
          <table:table-cell office:value-type="string">
            <text:p>Space_Station_04_Loop.ogg</text:p>
          </table:table-cell>
          <table:table-cell office:value-type="string">
            <text:p>modules/gAudioBundle-1/src/Ambiences Industrial/Space_Station_04_Loop.ogg</text:p>
          </table:table-cell>
        </table:table-row>
        <table:table-row table:style-name="ro1">
          <table:table-cell office:value-type="string">
            <text:p>005_Amb_Internal_Kurdistan_Erbil_Bazart.ogg</text:p>
          </table:table-cell>
          <table:table-cell office:value-type="string">
            <text:p>modules/gAudioBundle-1/src/Ambiences Kurdistan/005_Amb_Internal_Kurdistan_Erbil_Bazart.ogg</text:p>
          </table:table-cell>
        </table:table-row>
        <table:table-row table:style-name="ro1">
          <table:table-cell office:value-type="string">
            <text:p>019_Amb_External_Kurdistan_Derikvillaget.ogg</text:p>
          </table:table-cell>
          <table:table-cell office:value-type="string">
            <text:p>modules/gAudioBundle-1/src/Ambiences Kurdistan/019_Amb_External_Kurdistan_Derikvillaget.ogg</text:p>
          </table:table-cell>
        </table:table-row>
        <table:table-row table:style-name="ro1">
          <table:table-cell office:value-type="string">
            <text:p>Amb_Ext_Lisbon_Crowd_Constructiont.ogg</text:p>
          </table:table-cell>
          <table:table-cell office:value-type="string">
            <text:p>modules/gAudioBundle-1/src/Ambiences Lisbon/Amb_Ext_Lisbon_Crowd_Constructiont.ogg</text:p>
          </table:table-cell>
        </table:table-row>
        <table:table-row table:style-name="ro1">
          <table:table-cell office:value-type="string">
            <text:p>Amb_Ext_Lisbon_Small_Neighbourhood_Talking_Ladiest.ogg</text:p>
          </table:table-cell>
          <table:table-cell office:value-type="string">
            <text:p>modules/gAudioBundle-1/src/Ambiences Lisbon/Amb_Ext_Lisbon_Small_Neighbourhood_Talking_Ladiest.ogg</text:p>
          </table:table-cell>
        </table:table-row>
        <table:table-row table:style-name="ro1">
          <table:table-cell office:value-type="string">
            <text:p>Amb_Int_Lisbon_Bus_Ridet.ogg</text:p>
          </table:table-cell>
          <table:table-cell office:value-type="string">
            <text:p>modules/gAudioBundle-1/src/Ambiences Lisbon/Amb_Int_Lisbon_Bus_Ridet.ogg</text:p>
          </table:table-cell>
        </table:table-row>
        <table:table-row table:style-name="ro1">
          <table:table-cell office:value-type="string">
            <text:p>Amb_Int_Lisbon_Museum_Receptiont.ogg</text:p>
          </table:table-cell>
          <table:table-cell office:value-type="string">
            <text:p>modules/gAudioBundle-1/src/Ambiences Lisbon/Amb_Int_Lisbon_Museum_Receptiont.ogg</text:p>
          </table:table-cell>
        </table:table-row>
        <table:table-row table:style-name="ro1">
          <table:table-cell office:value-type="string">
            <text:p>Crickets_Owls_Summer_Night.ogg</text:p>
          </table:table-cell>
          <table:table-cell office:value-type="string">
            <text:p>modules/gAudioBundle-1/src/Ambiences Natural/Crickets_Owls_Summer_Night.ogg</text:p>
          </table:table-cell>
        </table:table-row>
        <table:table-row table:style-name="ro1">
          <table:table-cell office:value-type="string">
            <text:p>Little_Owl_River_Night_Distant.ogg</text:p>
          </table:table-cell>
          <table:table-cell office:value-type="string">
            <text:p>modules/gAudioBundle-1/src/Ambiences Natural/Little_Owl_River_Night_Distant.ogg</text:p>
          </table:table-cell>
        </table:table-row>
        <table:table-row table:style-name="ro1">
          <table:table-cell office:value-type="string">
            <text:p>Coastal_Ambience_01_120_Loop.ogg</text:p>
          </table:table-cell>
          <table:table-cell office:value-type="string">
            <text:p>modules/gAudioBundle-1/src/Ambiences Natural/Nature Ambience/Coastal_Ambience_01_120_Loop.ogg</text:p>
          </table:table-cell>
        </table:table-row>
        <table:table-row table:style-name="ro1">
          <table:table-cell office:value-type="string">
            <text:p>Forest_Alpine_Crickets_01_60_Loop.ogg</text:p>
          </table:table-cell>
          <table:table-cell office:value-type="string">
            <text:p>modules/gAudioBundle-1/src/Ambiences Natural/Nature Ambience/Forest_Alpine_Crickets_01_60_Loop.ogg</text:p>
          </table:table-cell>
        </table:table-row>
        <table:table-row table:style-name="ro1">
          <table:table-cell office:value-type="string">
            <text:p>Jungle_Hawaiian_Morning_Ambience_04_120_Loop.ogg</text:p>
          </table:table-cell>
          <table:table-cell office:value-type="string">
            <text:p>modules/gAudioBundle-1/src/Ambiences Natural/Nature Ambience/Jungle_Hawaiian_Morning_Ambience_04_120_Loop.ogg</text:p>
          </table:table-cell>
        </table:table-row>
        <table:table-row table:style-name="ro1">
          <table:table-cell office:value-type="string">
            <text:p>Swamp_Ambience_Night_05_120_Loop.ogg</text:p>
          </table:table-cell>
          <table:table-cell office:value-type="string">
            <text:p>modules/gAudioBundle-1/src/Ambiences Natural/Nature Ambience/Swamp_Ambience_Night_05_120_Loop.ogg</text:p>
          </table:table-cell>
        </table:table-row>
        <table:table-row table:style-name="ro1">
          <table:table-cell office:value-type="string">
            <text:p>Wind_In_Grass_Velebit_Mountain.ogg</text:p>
          </table:table-cell>
          <table:table-cell office:value-type="string">
            <text:p>modules/gAudioBundle-1/src/Ambiences Natural/Wind_In_Grass_Velebit_Mountain.ogg</text:p>
          </table:table-cell>
        </table:table-row>
        <table:table-row table:style-name="ro1">
          <table:table-cell office:value-type="string">
            <text:p>New_Zealand_Auckland_City_02.ogg</text:p>
          </table:table-cell>
          <table:table-cell office:value-type="string">
            <text:p>modules/gAudioBundle-1/src/Ambiences New Zealand North Island/New_Zealand_Auckland_City_02.ogg</text:p>
          </table:table-cell>
        </table:table-row>
        <table:table-row table:style-name="ro1">
          <table:table-cell office:value-type="string">
            <text:p>New_Zealand_Great_Barrier_Island_Forest_02.ogg</text:p>
          </table:table-cell>
          <table:table-cell office:value-type="string">
            <text:p>modules/gAudioBundle-1/src/Ambiences New Zealand North Island/New_Zealand_Great_Barrier_Island_Forest_02.ogg</text:p>
          </table:table-cell>
        </table:table-row>
        <table:table-row table:style-name="ro1">
          <table:table-cell office:value-type="string">
            <text:p>New_Zealand_Manawatu_Gorge_Stream_02.ogg</text:p>
          </table:table-cell>
          <table:table-cell office:value-type="string">
            <text:p>modules/gAudioBundle-1/src/Ambiences New Zealand North Island/New_Zealand_Manawatu_Gorge_Stream_02.ogg</text:p>
          </table:table-cell>
        </table:table-row>
        <table:table-row table:style-name="ro1">
          <table:table-cell office:value-type="string">
            <text:p>New_Zealand_Waitomo_Birds_Rain.ogg</text:p>
          </table:table-cell>
          <table:table-cell office:value-type="string">
            <text:p>modules/gAudioBundle-1/src/Ambiences New Zealand North Island/New_Zealand_Waitomo_Birds_Rain.ogg</text:p>
          </table:table-cell>
        </table:table-row>
        <table:table-row table:style-name="ro1">
          <table:table-cell office:value-type="string">
            <text:p>Residential_Afternoon_Birds_Distant_Traffic_Distant_Voices_Dog_Barking_Car_Horns.ogg</text:p>
          </table:table-cell>
          <table:table-cell office:value-type="string">
            <text:p>modules/gAudioBundle-1/src/Ambiences Residential/Residential_Afternoon_Birds_Distant_Traffic_Distant_Voices_Dog_Barking_Car_Horns.ogg</text:p>
          </table:table-cell>
        </table:table-row>
        <table:table-row table:style-name="ro1">
          <table:table-cell office:value-type="string">
            <text:p>Residential_Morning_Birds_Magpie_Pigeon_Voices_Human_Activities_Distant_Traffic.ogg</text:p>
          </table:table-cell>
          <table:table-cell office:value-type="string">
            <text:p>modules/gAudioBundle-1/src/Ambiences Residential/Residential_Morning_Birds_Magpie_Pigeon_Voices_Human_Activities_Distant_Traffic.ogg</text:p>
          </table:table-cell>
        </table:table-row>
        <table:table-row table:style-name="ro1">
          <table:table-cell office:value-type="string">
            <text:p>Catering_Walla_Int_Exhibition_20_30_People_Bulgaria_Zoom_H6.ogg</text:p>
          </table:table-cell>
          <table:table-cell office:value-type="string">
            <text:p>modules/gAudioBundle-1/src/Ambiences Restaurant/Catering_Walla_Int_Exhibition_20_30_People_Bulgaria_Zoom_H6.ogg</text:p>
          </table:table-cell>
        </table:table-row>
        <table:table-row table:style-name="ro1">
          <table:table-cell office:value-type="string">
            <text:p>Restaurant_Bar_Night_Fridges_Empty_Room_Tone_Neumann_Km184_Ortf.ogg</text:p>
          </table:table-cell>
          <table:table-cell office:value-type="string">
            <text:p>modules/gAudioBundle-1/src/Ambiences Restaurant/Restaurant_Bar_Night_Fridges_Empty_Room_Tone_Neumann_Km184_Ortf.ogg</text:p>
          </table:table-cell>
        </table:table-row>
        <table:table-row table:style-name="ro1">
          <table:table-cell office:value-type="string">
            <text:p>Restaurant_Dinner_Int_Walla_Crowd_50_75_People_Germany_Zoom_H4.ogg</text:p>
          </table:table-cell>
          <table:table-cell office:value-type="string">
            <text:p>modules/gAudioBundle-1/src/Ambiences Restaurant/Restaurant_Dinner_Int_Walla_Crowd_50_75_People_Germany_Zoom_H4.ogg</text:p>
          </table:table-cell>
        </table:table-row>
        <table:table-row table:style-name="ro1">
          <table:table-cell office:value-type="string">
            <text:p>Restaurant_Kitchen_Lunch_Working_Ambience_Zoom_H4.ogg</text:p>
          </table:table-cell>
          <table:table-cell office:value-type="string">
            <text:p>modules/gAudioBundle-1/src/Ambiences Restaurant/Restaurant_Kitchen_Lunch_Working_Ambience_Zoom_H4.ogg</text:p>
          </table:table-cell>
        </table:table-row>
        <table:table-row table:style-name="ro1">
          <table:table-cell office:value-type="string">
            <text:p>005_Amb_External_Rio_Downtownsquaret.ogg</text:p>
          </table:table-cell>
          <table:table-cell office:value-type="string">
            <text:p>modules/gAudioBundle-1/src/Ambiences Rio De Janeiro/005_Amb_External_Rio_Downtownsquaret.ogg</text:p>
          </table:table-cell>
        </table:table-row>
        <table:table-row table:style-name="ro1">
          <table:table-cell office:value-type="string">
            <text:p>010_Amb_External_Rio_Subburb_Birds_Dogs_Monkeyst.ogg</text:p>
          </table:table-cell>
          <table:table-cell office:value-type="string">
            <text:p>modules/gAudioBundle-1/src/Ambiences Rio De Janeiro/010_Amb_External_Rio_Subburb_Birds_Dogs_Monkeyst.ogg</text:p>
          </table:table-cell>
        </table:table-row>
        <table:table-row table:style-name="ro1">
          <table:table-cell office:value-type="string">
            <text:p>008_Amb_External_Rwanda_Kigailidowntown_Busystreett.ogg</text:p>
          </table:table-cell>
          <table:table-cell office:value-type="string">
            <text:p>modules/gAudioBundle-1/src/Ambiences Rwanda/008_Amb_External_Rwanda_Kigailidowntown_Busystreett.ogg</text:p>
          </table:table-cell>
        </table:table-row>
        <table:table-row table:style-name="ro1">
          <table:table-cell office:value-type="string">
            <text:p>045_Amb_External_Rwanda_Night_Cricketst.ogg</text:p>
          </table:table-cell>
          <table:table-cell office:value-type="string">
            <text:p>modules/gAudioBundle-1/src/Ambiences Rwanda/045_Amb_External_Rwanda_Night_Cricketst.ogg</text:p>
          </table:table-cell>
        </table:table-row>
        <table:table-row table:style-name="ro1">
          <table:table-cell office:value-type="string">
            <text:p>Ambience_Scifi_Alien_02.ogg</text:p>
          </table:table-cell>
          <table:table-cell office:value-type="string">
            <text:p>modules/gAudioBundle-1/src/Ambiences Sci Fi/Ambience_Scifi_Alien_02.ogg</text:p>
          </table:table-cell>
        </table:table-row>
        <table:table-row table:style-name="ro1">
          <table:table-cell office:value-type="string">
            <text:p>Ambience_Scifi_Circuits.ogg</text:p>
          </table:table-cell>
          <table:table-cell office:value-type="string">
            <text:p>modules/gAudioBundle-1/src/Ambiences Sci Fi/Ambience_Scifi_Circuits.ogg</text:p>
          </table:table-cell>
        </table:table-row>
        <table:table-row table:style-name="ro1">
          <table:table-cell office:value-type="string">
            <text:p>Ambience_Scifi_Machine_03.ogg</text:p>
          </table:table-cell>
          <table:table-cell office:value-type="string">
            <text:p>modules/gAudioBundle-1/src/Ambiences Sci Fi/Ambience_Scifi_Machine_03.ogg</text:p>
          </table:table-cell>
        </table:table-row>
        <table:table-row table:style-name="ro1">
          <table:table-cell office:value-type="string">
            <text:p>Ambience_Scifi_Wind_03.ogg</text:p>
          </table:table-cell>
          <table:table-cell office:value-type="string">
            <text:p>modules/gAudioBundle-1/src/Ambiences Sci Fi/Ambience_Scifi_Wind_03.ogg</text:p>
          </table:table-cell>
        </table:table-row>
        <table:table-row table:style-name="ro1">
          <table:table-cell office:value-type="string">
            <text:p>Dissonant_Surges_Endless_Falling_Loop.ogg</text:p>
          </table:table-cell>
          <table:table-cell office:value-type="string">
            <text:p>modules/gAudioBundle-1/src/Ambiences Shepard/Dissonant_Surges_Endless_Falling_Loop.ogg</text:p>
          </table:table-cell>
        </table:table-row>
        <table:table-row table:style-name="ro1">
          <table:table-cell office:value-type="string">
            <text:p>Intergalactic_Tension_Endless_Falling_Loop.ogg</text:p>
          </table:table-cell>
          <table:table-cell office:value-type="string">
            <text:p>modules/gAudioBundle-1/src/Ambiences Shepard/Intergalactic_Tension_Endless_Falling_Loop.ogg</text:p>
          </table:table-cell>
        </table:table-row>
        <table:table-row table:style-name="ro1">
          <table:table-cell office:value-type="string">
            <text:p>Tonal_Elevator_Endless_Rising_Loop.ogg</text:p>
          </table:table-cell>
          <table:table-cell office:value-type="string">
            <text:p>modules/gAudioBundle-1/src/Ambiences Shepard/Tonal_Elevator_Endless_Rising_Loop.ogg</text:p>
          </table:table-cell>
        </table:table-row>
        <table:table-row table:style-name="ro1">
          <table:table-cell office:value-type="string">
            <text:p>Wobbling_Waves__Endless_Falling_Loop.ogg</text:p>
          </table:table-cell>
          <table:table-cell office:value-type="string">
            <text:p>modules/gAudioBundle-1/src/Ambiences Shepard/Wobbling_Waves__Endless_Falling_Loop.ogg</text:p>
          </table:table-cell>
        </table:table-row>
        <table:table-row table:style-name="ro1">
          <table:table-cell office:value-type="string">
            <text:p>Atmospheric-Ambience.ogg</text:p>
          </table:table-cell>
          <table:table-cell office:value-type="string">
            <text:p>modules/gAudioBundle-1/src/Ambiences Sound Library/Atmospheric-Ambience.ogg</text:p>
          </table:table-cell>
        </table:table-row>
        <table:table-row table:style-name="ro1">
          <table:table-cell office:value-type="string">
            <text:p>Bathroom-Sink-1.ogg</text:p>
          </table:table-cell>
          <table:table-cell office:value-type="string">
            <text:p>modules/gAudioBundle-1/src/Ambiences Sound Library/Bathroom-Sink-1.ogg</text:p>
          </table:table-cell>
        </table:table-row>
        <table:table-row table:style-name="ro1">
          <table:table-cell office:value-type="string">
            <text:p>Blinds-3.ogg</text:p>
          </table:table-cell>
          <table:table-cell office:value-type="string">
            <text:p>modules/gAudioBundle-1/src/Ambiences Sound Library/Blinds-3.ogg</text:p>
          </table:table-cell>
        </table:table-row>
        <table:table-row table:style-name="ro1">
          <table:table-cell office:value-type="string">
            <text:p>Bg_Southafrica_Kruger_Olifants_1030am_Small_Pond_A.ogg</text:p>
          </table:table-cell>
          <table:table-cell office:value-type="string">
            <text:p>modules/gAudioBundle-1/src/Ambiences South African Crickets/Bg_Southafrica_Kruger_Olifants_1030am_Small_Pond_A.ogg</text:p>
          </table:table-cell>
        </table:table-row>
        <table:table-row table:style-name="ro1">
          <table:table-cell office:value-type="string">
            <text:p>Bg_Southafrica_Wetland_Park_Kosi_Forest_Lodge_Night.ogg</text:p>
          </table:table-cell>
          <table:table-cell office:value-type="string">
            <text:p>modules/gAudioBundle-1/src/Ambiences South African Crickets/Bg_Southafrica_Wetland_Park_Kosi_Forest_Lodge_Night.ogg</text:p>
          </table:table-cell>
        </table:table-row>
        <table:table-row table:style-name="ro1">
          <table:table-cell office:value-type="string">
            <text:p>Bg_Swaziland_Mkhaya_Jungle_2pm_C.ogg</text:p>
          </table:table-cell>
          <table:table-cell office:value-type="string">
            <text:p>modules/gAudioBundle-1/src/Ambiences South African Crickets/Bg_Swaziland_Mkhaya_Jungle_2pm_C.ogg</text:p>
          </table:table-cell>
        </table:table-row>
        <table:table-row table:style-name="ro1">
          <table:table-cell office:value-type="string">
            <text:p>Bg_Swaziland_Mkhaya_Jungle_Night_Rain_A.ogg</text:p>
          </table:table-cell>
          <table:table-cell office:value-type="string">
            <text:p>modules/gAudioBundle-1/src/Ambiences South African Crickets/Bg_Swaziland_Mkhaya_Jungle_Night_Rain_A.ogg</text:p>
          </table:table-cell>
        </table:table-row>
        <table:table-row table:style-name="ro1">
          <table:table-cell office:value-type="string">
            <text:p>Sa_Ext_Amb_01.ogg</text:p>
          </table:table-cell>
          <table:table-cell office:value-type="string">
            <text:p>modules/gAudioBundle-1/src/Ambiences South African Exterior/Sa_Ext_Amb_01.ogg</text:p>
          </table:table-cell>
        </table:table-row>
        <table:table-row table:style-name="ro1">
          <table:table-cell office:value-type="string">
            <text:p>Sa_Ext_Amb_18.ogg</text:p>
          </table:table-cell>
          <table:table-cell office:value-type="string">
            <text:p>modules/gAudioBundle-1/src/Ambiences South African Exterior/Sa_Ext_Amb_18.ogg</text:p>
          </table:table-cell>
        </table:table-row>
        <table:table-row table:style-name="ro1">
          <table:table-cell office:value-type="string">
            <text:p>Sa_Int_Amb_01.ogg</text:p>
          </table:table-cell>
          <table:table-cell office:value-type="string">
            <text:p>modules/gAudioBundle-1/src/Ambiences South African Interior/Sa_Int_Amb_01.ogg</text:p>
          </table:table-cell>
        </table:table-row>
        <table:table-row table:style-name="ro1">
          <table:table-cell office:value-type="string">
            <text:p>Sa_Int_Amb_08.ogg</text:p>
          </table:table-cell>
          <table:table-cell office:value-type="string">
            <text:p>modules/gAudioBundle-1/src/Ambiences South African Interior/Sa_Int_Amb_08.ogg</text:p>
          </table:table-cell>
        </table:table-row>
        <table:table-row table:style-name="ro1">
          <table:table-cell office:value-type="string">
            <text:p>Sa_Int_Amb_13.ogg</text:p>
          </table:table-cell>
          <table:table-cell office:value-type="string">
            <text:p>modules/gAudioBundle-1/src/Ambiences South African Interior/Sa_Int_Amb_13.ogg</text:p>
          </table:table-cell>
        </table:table-row>
        <table:table-row table:style-name="ro1">
          <table:table-cell office:value-type="string">
            <text:p>Podracer_Electronic_Startup03.ogg</text:p>
          </table:table-cell>
          <table:table-cell office:value-type="string">
            <text:p>modules/gAudioBundle-1/src/Ambiences Space Drones and Atmospheres/Space Racer 2 Turbines and Engines/Podracer_Electronic_Startup03.ogg</text:p>
          </table:table-cell>
        </table:table-row>
        <table:table-row table:style-name="ro1">
          <table:table-cell office:value-type="string">
            <text:p>Podracer_Engine_Start_Accelerate06.ogg</text:p>
          </table:table-cell>
          <table:table-cell office:value-type="string">
            <text:p>modules/gAudioBundle-1/src/Ambiences Space Drones and Atmospheres/Space Racer 2 Turbines and Engines/Podracer_Engine_Start_Accelerate06.ogg</text:p>
          </table:table-cell>
        </table:table-row>
        <table:table-row table:style-name="ro1">
          <table:table-cell office:value-type="string">
            <text:p>Podracer_Medium_Rpm03.ogg</text:p>
          </table:table-cell>
          <table:table-cell office:value-type="string">
            <text:p>modules/gAudioBundle-1/src/Ambiences Space Drones and Atmospheres/Space Racer 2 Turbines and Engines/Podracer_Medium_Rpm03.ogg</text:p>
          </table:table-cell>
        </table:table-row>
        <table:table-row table:style-name="ro1">
          <table:table-cell office:value-type="string">
            <text:p>Podracer_Turbine_Off_05.ogg</text:p>
          </table:table-cell>
          <table:table-cell office:value-type="string">
            <text:p>modules/gAudioBundle-1/src/Ambiences Space Drones and Atmospheres/Space Racer 2 Turbines and Engines/Podracer_Turbine_Off_05.ogg</text:p>
          </table:table-cell>
        </table:table-row>
        <table:table-row table:style-name="ro1">
          <table:table-cell office:value-type="string">
            <text:p>Space_Ambiences_03.ogg</text:p>
          </table:table-cell>
          <table:table-cell office:value-type="string">
            <text:p>modules/gAudioBundle-1/src/Ambiences Space Drones and Atmospheres/Space_Ambiences_03.ogg</text:p>
          </table:table-cell>
        </table:table-row>
        <table:table-row table:style-name="ro1">
          <table:table-cell office:value-type="string">
            <text:p>Space_Ambiences_07.ogg</text:p>
          </table:table-cell>
          <table:table-cell office:value-type="string">
            <text:p>modules/gAudioBundle-1/src/Ambiences Space Drones and Atmospheres/Space_Ambiences_07.ogg</text:p>
          </table:table-cell>
        </table:table-row>
        <table:table-row table:style-name="ro1">
          <table:table-cell office:value-type="string">
            <text:p>Space_Ambiences_14.ogg</text:p>
          </table:table-cell>
          <table:table-cell office:value-type="string">
            <text:p>modules/gAudioBundle-1/src/Ambiences Space Drones and Atmospheres/Space_Ambiences_14.ogg</text:p>
          </table:table-cell>
        </table:table-row>
        <table:table-row table:style-name="ro1">
          <table:table-cell office:value-type="string">
            <text:p>Space_Ambiences_24.ogg</text:p>
          </table:table-cell>
          <table:table-cell office:value-type="string">
            <text:p>modules/gAudioBundle-1/src/Ambiences Space Drones and Atmospheres/Space_Ambiences_24.ogg</text:p>
          </table:table-cell>
        </table:table-row>
        <table:table-row table:style-name="ro1">
          <table:table-cell office:value-type="string">
            <text:p>Field_Birds_Wind_Ms.ogg</text:p>
          </table:table-cell>
          <table:table-cell office:value-type="string">
            <text:p>modules/gAudioBundle-1/src/Ambiences Spring In The Pacific Northwest/Field_Birds_Wind_Ms.ogg</text:p>
          </table:table-cell>
        </table:table-row>
        <table:table-row table:style-name="ro1">
          <table:table-cell office:value-type="string">
            <text:p>Forest_Birds_Geese_Wind_Ms.ogg</text:p>
          </table:table-cell>
          <table:table-cell office:value-type="string">
            <text:p>modules/gAudioBundle-1/src/Ambiences Spring In The Pacific Northwest/Forest_Birds_Geese_Wind_Ms.ogg</text:p>
          </table:table-cell>
        </table:table-row>
        <table:table-row table:style-name="ro1">
          <table:table-cell office:value-type="string">
            <text:p>Forest_Birds_Wind_Water_Ms.ogg</text:p>
          </table:table-cell>
          <table:table-cell office:value-type="string">
            <text:p>modules/gAudioBundle-1/src/Ambiences Spring In The Pacific Northwest/Forest_Birds_Wind_Water_Ms.ogg</text:p>
          </table:table-cell>
        </table:table-row>
        <table:table-row table:style-name="ro1">
          <table:table-cell office:value-type="string">
            <text:p>Forest_Stream_Quiet_Ms.ogg</text:p>
          </table:table-cell>
          <table:table-cell office:value-type="string">
            <text:p>modules/gAudioBundle-1/src/Ambiences Spring In The Pacific Northwest/Forest_Stream_Quiet_Ms.ogg</text:p>
          </table:table-cell>
        </table:table-row>
        <table:table-row table:style-name="ro1">
          <table:table-cell office:value-type="string">
            <text:p>Summer_Mountains_Ambience_Altitude_Sheep_Herd_Bells_Distants_Marmots_Wind.ogg</text:p>
          </table:table-cell>
          <table:table-cell office:value-type="string">
            <text:p>modules/gAudioBundle-1/src/Ambiences Summer Mountains/Summer_Mountains_Ambience_Altitude_Sheep_Herd_Bells_Distants_Marmots_Wind.ogg</text:p>
          </table:table-cell>
        </table:table-row>
        <table:table-row table:style-name="ro1">
          <table:table-cell office:value-type="string">
            <text:p>Summer_Mountains_Stream_Big_Forest_Distant_Perspective.ogg</text:p>
          </table:table-cell>
          <table:table-cell office:value-type="string">
            <text:p>modules/gAudioBundle-1/src/Ambiences Summer Mountains/Summer_Mountains_Stream_Big_Forest_Distant_Perspective.ogg</text:p>
          </table:table-cell>
        </table:table-row>
        <table:table-row table:style-name="ro1">
          <table:table-cell office:value-type="string">
            <text:p>Summer_Mountains_Stream_Medium_Altitude_Close_Perspective_4.ogg</text:p>
          </table:table-cell>
          <table:table-cell office:value-type="string">
            <text:p>modules/gAudioBundle-1/src/Ambiences Summer Mountains/Summer_Mountains_Stream_Medium_Altitude_Close_Perspective_4.ogg</text:p>
          </table:table-cell>
        </table:table-row>
        <table:table-row table:style-name="ro1">
          <table:table-cell office:value-type="string">
            <text:p>Tropical_Mangrove_At_Dusk_Mysterious_Grainy_Atmosphere.ogg</text:p>
          </table:table-cell>
          <table:table-cell office:value-type="string">
            <text:p>modules/gAudioBundle-1/src/Ambiences Tropical/Tropical_Mangrove_At_Dusk_Mysterious_Grainy_Atmosphere.ogg</text:p>
          </table:table-cell>
        </table:table-row>
        <table:table-row table:style-name="ro1">
          <table:table-cell office:value-type="string">
            <text:p>Tropical_Rainforest_Morning_Sheltered_Fresh_Woods_Under_The_Canopy.ogg</text:p>
          </table:table-cell>
          <table:table-cell office:value-type="string">
            <text:p>modules/gAudioBundle-1/src/Ambiences Tropical/Tropical_Rainforest_Morning_Sheltered_Fresh_Woods_Under_The_Canopy.ogg</text:p>
          </table:table-cell>
        </table:table-row>
        <table:table-row table:style-name="ro1">
          <table:table-cell office:value-type="string">
            <text:p>Tropical_Rainforest_Night_Sleep_With_Soft_Sparse_Bird_Calls.ogg</text:p>
          </table:table-cell>
          <table:table-cell office:value-type="string">
            <text:p>modules/gAudioBundle-1/src/Ambiences Tropical/Tropical_Rainforest_Night_Sleep_With_Soft_Sparse_Bird_Calls.ogg</text:p>
          </table:table-cell>
        </table:table-row>
        <table:table-row table:style-name="ro1">
          <table:table-cell office:value-type="string">
            <text:p>Tropical_Wetland_Swamp_Evening_Foaming_Frog_Dusk_Chorus.ogg</text:p>
          </table:table-cell>
          <table:table-cell office:value-type="string">
            <text:p>modules/gAudioBundle-1/src/Ambiences Tropical/Tropical_Wetland_Swamp_Evening_Foaming_Frog_Dusk_Chorus.ogg</text:p>
          </table:table-cell>
        </table:table-row>
        <table:table-row table:style-name="ro1">
          <table:table-cell office:value-type="string">
            <text:p>Chaotic_Sci_Fi_Noise_Loop.ogg</text:p>
          </table:table-cell>
          <table:table-cell office:value-type="string">
            <text:p>modules/gAudioBundle-1/src/Ambiences Unreal/Chaotic_Sci_Fi_Noise_Loop.ogg</text:p>
          </table:table-cell>
        </table:table-row>
        <table:table-row table:style-name="ro1">
          <table:table-cell office:value-type="string">
            <text:p>Dark_Pulse_Ambience_Loop.ogg</text:p>
          </table:table-cell>
          <table:table-cell office:value-type="string">
            <text:p>modules/gAudioBundle-1/src/Ambiences Unreal/Dark_Pulse_Ambience_Loop.ogg</text:p>
          </table:table-cell>
        </table:table-row>
        <table:table-row table:style-name="ro1">
          <table:table-cell office:value-type="string">
            <text:p>Dimension_Glitches_Ambience_02_Loop.ogg</text:p>
          </table:table-cell>
          <table:table-cell office:value-type="string">
            <text:p>modules/gAudioBundle-1/src/Ambiences Unreal/Dimension_Glitches_Ambience_02_Loop.ogg</text:p>
          </table:table-cell>
        </table:table-row>
        <table:table-row table:style-name="ro1">
          <table:table-cell office:value-type="string">
            <text:p>Washy_Whistle_Ambience_Loop.ogg</text:p>
          </table:table-cell>
          <table:table-cell office:value-type="string">
            <text:p>modules/gAudioBundle-1/src/Ambiences Unreal/Washy_Whistle_Ambience_Loop.ogg</text:p>
          </table:table-cell>
        </table:table-row>
        <table:table-row table:style-name="ro1">
          <table:table-cell office:value-type="string">
            <text:p>Ambience-Austria-Vienna-Ext-Day-Outdoor_Subway_Arrives_In_Distance.ogg</text:p>
          </table:table-cell>
          <table:table-cell office:value-type="string">
            <text:p>modules/gAudioBundle-1/src/Ambiences Vienna City/Ambience-Austria-Vienna-Ext-Day-Outdoor_Subway_Arrives_In_Distance.ogg</text:p>
          </table:table-cell>
        </table:table-row>
        <table:table-row table:style-name="ro1">
          <table:table-cell office:value-type="string">
            <text:p>Ambience-Austria-Vienna-Ext-Day-Side_Street-01.ogg</text:p>
          </table:table-cell>
          <table:table-cell office:value-type="string">
            <text:p>modules/gAudioBundle-1/src/Ambiences Vienna City/Ambience-Austria-Vienna-Ext-Day-Side_Street-01.ogg</text:p>
          </table:table-cell>
        </table:table-row>
        <table:table-row table:style-name="ro1">
          <table:table-cell office:value-type="string">
            <text:p>Ambience-Austria-Vienna-Int-Day-Subway_Ride.ogg</text:p>
          </table:table-cell>
          <table:table-cell office:value-type="string">
            <text:p>modules/gAudioBundle-1/src/Ambiences Vienna City/Ambience-Austria-Vienna-Int-Day-Subway_Ride.ogg</text:p>
          </table:table-cell>
        </table:table-row>
        <table:table-row table:style-name="ro1">
          <table:table-cell office:value-type="string">
            <text:p>Ambience-Austria-Vienna-Int-Day-Subway_Station-03.ogg</text:p>
          </table:table-cell>
          <table:table-cell office:value-type="string">
            <text:p>modules/gAudioBundle-1/src/Ambiences Vienna City/Ambience-Austria-Vienna-Int-Day-Subway_Station-03.ogg</text:p>
          </table:table-cell>
        </table:table-row>
        <table:table-row table:style-name="ro1">
          <table:table-cell office:value-type="string">
            <text:p>Winter_Forest_Day_Raven_Calls_Reverberating_And_Other_Birds_Chirps_With_Some_Wind_North_Laurentian_Woods_Canada_Loop_Lr.ogg</text:p>
          </table:table-cell>
          <table:table-cell office:value-type="string">
            <text:p>modules/gAudioBundle-1/src/Ambiences Winter Forest/Winter_Forest_Day_Raven_Calls_Reverberating_And_Other_Birds_Chirps_With_Some_Wind_North_Laurentian_Woods_Canada_Loop_Lr.ogg</text:p>
          </table:table-cell>
        </table:table-row>
        <table:table-row table:style-name="ro1">
          <table:table-cell office:value-type="string">
            <text:p>Winter_Forest_Morning_Crow_Calls_Echoing_And_Various_Birds_Chirps_North_Laurentian_Woods_Canada_Loop_Lr.ogg</text:p>
          </table:table-cell>
          <table:table-cell office:value-type="string">
            <text:p>modules/gAudioBundle-1/src/Ambiences Winter Forest/Winter_Forest_Morning_Crow_Calls_Echoing_And_Various_Birds_Chirps_North_Laurentian_Woods_Canada_Loop_Lr.ogg</text:p>
          </table:table-cell>
        </table:table-row>
        <table:table-row table:style-name="ro1">
          <table:table-cell office:value-type="string">
            <text:p>Winter_Forest_Night_Dark_Moon_With_Distant_Wolves_Howls_North_Laurentian_Woods_Canada_Loop_Lr.ogg</text:p>
          </table:table-cell>
          <table:table-cell office:value-type="string">
            <text:p>modules/gAudioBundle-1/src/Ambiences Winter Forest/Winter_Forest_Night_Dark_Moon_With_Distant_Wolves_Howls_North_Laurentian_Woods_Canada_Loop_Lr.ogg</text:p>
          </table:table-cell>
        </table:table-row>
        <table:table-row table:style-name="ro1">
          <table:table-cell office:value-type="string">
            <text:p>Winter_Forest_Windy_Whistling_Blizzard_Snow_With_Raven_Bird_Croaking_North_Laurentian_Woods_Canada_Loop_Lr.ogg</text:p>
          </table:table-cell>
          <table:table-cell office:value-type="string">
            <text:p>modules/gAudioBundle-1/src/Ambiences Winter Forest/Winter_Forest_Windy_Whistling_Blizzard_Snow_With_Raven_Bird_Croaking_North_Laurentian_Woods_Canada_Loop_Lr.ogg</text:p>
          </table:table-cell>
        </table:table-row>
        <table:table-row table:style-name="ro1">
          <table:table-cell office:value-type="string">
            <text:p>China__Exterior__Atmosphere__Birds__Trees__No_Traffic.ogg</text:p>
          </table:table-cell>
          <table:table-cell office:value-type="string">
            <text:p>modules/gAudioBundle-1/src/Ambiences Worldwide/China__Exterior__Atmosphere__Birds__Trees__No_Traffic.ogg</text:p>
          </table:table-cell>
        </table:table-row>
        <table:table-row table:style-name="ro1">
          <table:table-cell office:value-type="string">
            <text:p>Malaysia__Exterior__Atmosphere__Cave_In_Niah__Waterfall__Bats__Swiftlets.ogg</text:p>
          </table:table-cell>
          <table:table-cell office:value-type="string">
            <text:p>modules/gAudioBundle-1/src/Ambiences Worldwide/Malaysia__Exterior__Atmosphere__Cave_In_Niah__Waterfall__Bats__Swiftlets.ogg</text:p>
          </table:table-cell>
        </table:table-row>
        <table:table-row table:style-name="ro1">
          <table:table-cell office:value-type="string">
            <text:p>Mongolia__Exterior__Atmosphere__Camp__Fire__Chatting__Quiet.ogg</text:p>
          </table:table-cell>
          <table:table-cell office:value-type="string">
            <text:p>modules/gAudioBundle-1/src/Ambiences Worldwide/Mongolia__Exterior__Atmosphere__Camp__Fire__Chatting__Quiet.ogg</text:p>
          </table:table-cell>
        </table:table-row>
        <table:table-row table:style-name="ro1">
          <table:table-cell office:value-type="string">
            <text:p>South_Pacific__Exterior__Atmosphere__Desert_Island_Sea_Wash_Light__Distant_Crickets.ogg</text:p>
          </table:table-cell>
          <table:table-cell office:value-type="string">
            <text:p>modules/gAudioBundle-1/src/Ambiences Worldwide/South_Pacific__Exterior__Atmosphere__Desert_Island_Sea_Wash_Light__Distant_Crickets.ogg</text:p>
          </table:table-cell>
        </table:table-row>
        <table:table-row table:style-name="ro1">
          <table:table-cell office:value-type="string">
            <text:p>G4f_Sfx07-Ynp-Designed-Geyser_Errupt_Breathy.ogg</text:p>
          </table:table-cell>
          <table:table-cell office:value-type="string">
            <text:p>modules/gAudioBundle-1/src/Ambiences Yellowstone Geysers/G4f_Sfx07-Ynp-Designed-Geyser_Errupt_Breathy.ogg</text:p>
          </table:table-cell>
        </table:table-row>
        <table:table-row table:style-name="ro1">
          <table:table-cell office:value-type="string">
            <text:p>G4f_Sfx07-Ynp-Mudpot-Norris_2.ogg</text:p>
          </table:table-cell>
          <table:table-cell office:value-type="string">
            <text:p>modules/gAudioBundle-1/src/Ambiences Yellowstone Geysers/G4f_Sfx07-Ynp-Mudpot-Norris_2.ogg</text:p>
          </table:table-cell>
        </table:table-row>
        <table:table-row table:style-name="ro1">
          <table:table-cell office:value-type="string">
            <text:p>G4f_Sfx07-Ynp-Water_Splash-Red_Spouter_Geyser.ogg</text:p>
          </table:table-cell>
          <table:table-cell office:value-type="string">
            <text:p>modules/gAudioBundle-1/src/Ambiences Yellowstone Geysers/G4f_Sfx07-Ynp-Water_Splash-Red_Spouter_Geyser.ogg</text:p>
          </table:table-cell>
        </table:table-row>
        <table:table-row table:style-name="ro1">
          <table:table-cell office:value-type="string">
            <text:p>G4f_Sfx07-Ynp-Water_Splash-Sawmill_Geyser_Errupt.ogg</text:p>
          </table:table-cell>
          <table:table-cell office:value-type="string">
            <text:p>modules/gAudioBundle-1/src/Ambiences Yellowstone Geysers/G4f_Sfx07-Ynp-Water_Splash-Sawmill_Geyser_Errupt.ogg</text:p>
          </table:table-cell>
        </table:table-row>
        <table:table-row table:style-name="ro1">
          <table:table-cell office:value-type="string">
            <text:p>Ext_Ambience_Children_Playing_In_Park_2.ogg</text:p>
          </table:table-cell>
          <table:table-cell office:value-type="string">
            <text:p>modules/gAudioBundle-1/src/Ambiences/Ext_Ambience_Children_Playing_In_Park_2.ogg</text:p>
          </table:table-cell>
        </table:table-row>
        <table:table-row table:style-name="ro1">
          <table:table-cell office:value-type="string">
            <text:p>Ext_Ambience_Hurricane_Winds_Through_Trees_2.ogg</text:p>
          </table:table-cell>
          <table:table-cell office:value-type="string">
            <text:p>modules/gAudioBundle-1/src/Ambiences/Ext_Ambience_Hurricane_Winds_Through_Trees_2.ogg</text:p>
          </table:table-cell>
        </table:table-row>
        <table:table-row table:style-name="ro1">
          <table:table-cell office:value-type="string">
            <text:p>Ext_Ambience_New_York_City_Emergency_Response.ogg</text:p>
          </table:table-cell>
          <table:table-cell office:value-type="string">
            <text:p>modules/gAudioBundle-1/src/Ambiences/Ext_Ambience_New_York_City_Emergency_Response.ogg</text:p>
          </table:table-cell>
        </table:table-row>
        <table:table-row table:style-name="ro1">
          <table:table-cell office:value-type="string">
            <text:p>Ext_Ambience_Street_Cafe_Zurich_Switzerland.ogg</text:p>
          </table:table-cell>
          <table:table-cell office:value-type="string">
            <text:p>modules/gAudioBundle-1/src/Ambiences/Ext_Ambience_Street_Cafe_Zurich_Switzerland.ogg</text:p>
          </table:table-cell>
        </table:table-row>
        <table:table-row table:style-name="ro1">
          <table:table-cell office:value-type="string">
            <text:p>Fail_3a.ogg</text:p>
          </table:table-cell>
          <table:table-cell office:value-type="string">
            <text:p>modules/gAudioBundle-1/src/Ambient Puzzle Sfx Pack/Fail_3a.ogg</text:p>
          </table:table-cell>
        </table:table-row>
        <table:table-row table:style-name="ro1">
          <table:table-cell office:value-type="string">
            <text:p>Menu_Confirm.ogg</text:p>
          </table:table-cell>
          <table:table-cell office:value-type="string">
            <text:p>modules/gAudioBundle-1/src/Ambient Puzzle Sfx Pack/Menu_Confirm.ogg</text:p>
          </table:table-cell>
        </table:table-row>
        <table:table-row table:style-name="ro1">
          <table:table-cell office:value-type="string">
            <text:p>Success_2a.ogg</text:p>
          </table:table-cell>
          <table:table-cell office:value-type="string">
            <text:p>modules/gAudioBundle-1/src/Ambient Puzzle Sfx Pack/Success_2a.ogg</text:p>
          </table:table-cell>
        </table:table-row>
        <table:table-row table:style-name="ro1">
          <table:table-cell office:value-type="string">
            <text:p>Church_Choir_Dm.ogg</text:p>
          </table:table-cell>
          <table:table-cell office:value-type="string">
            <text:p>modules/gAudioBundle-1/src/Ambient Soundscapes/Church_Choir_Dm.ogg</text:p>
          </table:table-cell>
        </table:table-row>
        <table:table-row table:style-name="ro1">
          <table:table-cell office:value-type="string">
            <text:p>Vinyl_Noise_02.ogg</text:p>
          </table:table-cell>
          <table:table-cell office:value-type="string">
            <text:p>modules/gAudioBundle-1/src/Ambient Soundscapes/Vinyl_Noise_02.ogg</text:p>
          </table:table-cell>
        </table:table-row>
        <table:table-row table:style-name="ro1">
          <table:table-cell office:value-type="string">
            <text:p>Airplane_Small_Propeller_Cessna172_Engine_Off_Ambix.ogg</text:p>
          </table:table-cell>
          <table:table-cell office:value-type="string">
            <text:p>modules/gAudioBundle-1/src/Ambisonic Airplane Cessna 172/Airplane_Small_Propeller_Cessna172_Engine_Off_Ambix.ogg</text:p>
          </table:table-cell>
        </table:table-row>
        <table:table-row table:style-name="ro1">
          <table:table-cell office:value-type="string">
            <text:p>Airplane_Small_Propeller_Cessna172_Flying_Landing_Approach.ogg</text:p>
          </table:table-cell>
          <table:table-cell office:value-type="string">
            <text:p>modules/gAudioBundle-1/src/Ambisonic Airplane Cessna 172/Airplane_Small_Propeller_Cessna172_Flying_Landing_Approach.ogg</text:p>
          </table:table-cell>
        </table:table-row>
        <table:table-row table:style-name="ro1">
          <table:table-cell office:value-type="string">
            <text:p>Airplane_Small_Propeller_Cessna172_Taxi_Window_Open_A-Format.ogg</text:p>
          </table:table-cell>
          <table:table-cell office:value-type="string">
            <text:p>modules/gAudioBundle-1/src/Ambisonic Airplane Cessna 172/Airplane_Small_Propeller_Cessna172_Taxi_Window_Open_A-Format.ogg</text:p>
          </table:table-cell>
        </table:table-row>
        <table:table-row table:style-name="ro1">
          <table:table-cell office:value-type="string">
            <text:p>Seawash_1m_Heavy_Stoney_B_Format.ogg</text:p>
          </table:table-cell>
          <table:table-cell office:value-type="string">
            <text:p>modules/gAudioBundle-1/src/Ambisonic Bishopstone Beach/Seawash_1m_Heavy_Stoney_B_Format.ogg</text:p>
          </table:table-cell>
        </table:table-row>
        <table:table-row table:style-name="ro1">
          <table:table-cell office:value-type="string">
            <text:p>Seawash_In_Waves_Heavy_Stoney_Binaural.ogg</text:p>
          </table:table-cell>
          <table:table-cell office:value-type="string">
            <text:p>modules/gAudioBundle-1/src/Ambisonic Bishopstone Beach/Seawash_In_Waves_Heavy_Stoney_Binaural.ogg</text:p>
          </table:table-cell>
        </table:table-row>
        <table:table-row table:style-name="ro1">
          <table:table-cell office:value-type="string">
            <text:p>City_Autos_By_Close_From_Center_Median_Heavy_Traffic__5.1_Lcrlsrslf.ogg</text:p>
          </table:table-cell>
          <table:table-cell office:value-type="string">
            <text:p>modules/gAudioBundle-1/src/Ambisonic City/City_Autos_By_Close_From_Center_Median_Heavy_Traffic__5.1_Lcrlsrslf.ogg</text:p>
          </table:table-cell>
        </table:table-row>
        <table:table-row table:style-name="ro1">
          <table:table-cell office:value-type="string">
            <text:p>City_Birds_In_Park_Voices_Distant_Traffic__B_Wxyz_.ogg</text:p>
          </table:table-cell>
          <table:table-cell office:value-type="string">
            <text:p>modules/gAudioBundle-1/src/Ambisonic City/City_Birds_In_Park_Voices_Distant_Traffic__B_Wxyz_.ogg</text:p>
          </table:table-cell>
        </table:table-row>
        <table:table-row table:style-name="ro1">
          <table:table-cell office:value-type="string">
            <text:p>City_Wind_Leaves_Distant_Traffic__Stereo_Lr_.ogg</text:p>
          </table:table-cell>
          <table:table-cell office:value-type="string">
            <text:p>modules/gAudioBundle-1/src/Ambisonic City/City_Wind_Leaves_Distant_Traffic__Stereo_Lr_.ogg</text:p>
          </table:table-cell>
        </table:table-row>
        <table:table-row table:style-name="ro1">
          <table:table-cell office:value-type="string">
            <text:p>Crowd_Exterior_Large_Size_City_Voices_Footsteps_Distant_Traffic_Stereo_.ogg</text:p>
          </table:table-cell>
          <table:table-cell office:value-type="string">
            <text:p>modules/gAudioBundle-1/src/Ambisonic Crowds/Crowd_Exterior_Large_Size_City_Voices_Footsteps_Distant_Traffic_Stereo_.ogg</text:p>
          </table:table-cell>
        </table:table-row>
        <table:table-row table:style-name="ro1">
          <table:table-cell office:value-type="string">
            <text:p>Crowd_Exterior_Large_Size_Restaurant_Voices_Footsteps_Distant_Intercom_5.1_Lcrlsrslf.ogg</text:p>
          </table:table-cell>
          <table:table-cell office:value-type="string">
            <text:p>modules/gAudioBundle-1/src/Ambisonic Crowds/Crowd_Exterior_Large_Size_Restaurant_Voices_Footsteps_Distant_Intercom_5.1_Lcrlsrslf.ogg</text:p>
          </table:table-cell>
        </table:table-row>
        <table:table-row table:style-name="ro1">
          <table:table-cell office:value-type="string">
            <text:p>Crowd_Interior_Small_Size_Arcade_Air_Hockey_Video_Games_Voices_2_B_Wxyz.ogg</text:p>
          </table:table-cell>
          <table:table-cell office:value-type="string">
            <text:p>modules/gAudioBundle-1/src/Ambisonic Crowds/Crowd_Interior_Small_Size_Arcade_Air_Hockey_Video_Games_Voices_2_B_Wxyz.ogg</text:p>
          </table:table-cell>
        </table:table-row>
        <table:table-row table:style-name="ro1">
          <table:table-cell office:value-type="string">
            <text:p>Forest_Spring_Afternoon_Closetofield_Mediumtostrongwind_Squeakytree_Birds_Tit_Amb_Atmo_Fuma.ogg</text:p>
          </table:table-cell>
          <table:table-cell office:value-type="string">
            <text:p>modules/gAudioBundle-1/src/Ambisonic Forest Spring/Forest_Spring_Afternoon_Closetofield_Mediumtostrongwind_Squeakytree_Birds_Tit_Amb_Atmo_Fuma.ogg</text:p>
          </table:table-cell>
        </table:table-row>
        <table:table-row table:style-name="ro1">
          <table:table-cell office:value-type="string">
            <text:p>Forest_Spring_Afternoon_Snowing_Lightwind_Smalltrees_Birch_Activebirds_Amb_Atmo_Stereo.ogg</text:p>
          </table:table-cell>
          <table:table-cell office:value-type="string">
            <text:p>modules/gAudioBundle-1/src/Ambisonic Forest Spring/Forest_Spring_Afternoon_Snowing_Lightwind_Smalltrees_Birch_Activebirds_Amb_Atmo_Stereo.ogg</text:p>
          </table:table-cell>
        </table:table-row>
        <table:table-row table:style-name="ro1">
          <table:table-cell office:value-type="string">
            <text:p>Forest_Spring_Evening_Closetofield_Openarea_Lightwind_Birds_Amb_Atmo_Fuma.ogg</text:p>
          </table:table-cell>
          <table:table-cell office:value-type="string">
            <text:p>modules/gAudioBundle-1/src/Ambisonic Forest Spring/Forest_Spring_Evening_Closetofield_Openarea_Lightwind_Birds_Amb_Atmo_Fuma.ogg</text:p>
          </table:table-cell>
        </table:table-row>
        <table:table-row table:style-name="ro1">
          <table:table-cell office:value-type="string">
            <text:p>Forest_Summer_Lightwind_Cuckoo_Bees_Birdscloseby_Willowwarbler_Stereo.ogg</text:p>
          </table:table-cell>
          <table:table-cell office:value-type="string">
            <text:p>modules/gAudioBundle-1/src/Ambisonic Forest Summer/Forest_Summer_Lightwind_Cuckoo_Bees_Birdscloseby_Willowwarbler_Stereo.ogg</text:p>
          </table:table-cell>
        </table:table-row>
        <table:table-row table:style-name="ro1">
          <table:table-cell office:value-type="string">
            <text:p>Forest_Summer_Morning_Activebirds_Woodpecker_Owl_Willowwarbler_Ambix.ogg</text:p>
          </table:table-cell>
          <table:table-cell office:value-type="string">
            <text:p>modules/gAudioBundle-1/src/Ambisonic Forest Summer/Forest_Summer_Morning_Activebirds_Woodpecker_Owl_Willowwarbler_Ambix.ogg</text:p>
          </table:table-cell>
        </table:table-row>
        <table:table-row table:style-name="ro1">
          <table:table-cell office:value-type="string">
            <text:p>Forest_Summer_Sunrise_Nearlake_Lightwind_Birds_Greattit_Swan_Woodpecker_Fuma.ogg</text:p>
          </table:table-cell>
          <table:table-cell office:value-type="string">
            <text:p>modules/gAudioBundle-1/src/Ambisonic Forest Summer/Forest_Summer_Sunrise_Nearlake_Lightwind_Birds_Greattit_Swan_Woodpecker_Fuma.ogg</text:p>
          </table:table-cell>
        </table:table-row>
        <table:table-row table:style-name="ro1">
          <table:table-cell office:value-type="string">
            <text:p>Amc_Javelin_T10_Ext_Bys_Gearshifts_Css5.ogg</text:p>
          </table:table-cell>
          <table:table-cell office:value-type="string">
            <text:p>modules/gAudioBundle-1/src/Amc Javelin 1968/Amc_Javelin_T10_Ext_Bys_Gearshifts_Css5.ogg</text:p>
          </table:table-cell>
        </table:table-row>
        <table:table-row table:style-name="ro1">
          <table:table-cell office:value-type="string">
            <text:p>Amc_Javelin_T12_Ext_Start_Idle_Blips_Off_Xy_Rsm191.ogg</text:p>
          </table:table-cell>
          <table:table-cell office:value-type="string">
            <text:p>modules/gAudioBundle-1/src/Amc Javelin 1968/Amc_Javelin_T12_Ext_Start_Idle_Blips_Off_Xy_Rsm191.ogg</text:p>
          </table:table-cell>
        </table:table-row>
        <table:table-row table:style-name="ro1">
          <table:table-cell office:value-type="string">
            <text:p>Amc_Javelin_T16_Var_Sfx_Ext_Door_Open_Crispy_Xy_Rsm191.ogg</text:p>
          </table:table-cell>
          <table:table-cell office:value-type="string">
            <text:p>modules/gAudioBundle-1/src/Amc Javelin 1968/Amc_Javelin_T16_Var_Sfx_Ext_Door_Open_Crispy_Xy_Rsm191.ogg</text:p>
          </table:table-cell>
        </table:table-row>
        <table:table-row table:style-name="ro1">
          <table:table-cell office:value-type="string">
            <text:p>Geese_2016_Steens_Dawn_Goose_Flyby_Pair.ogg</text:p>
          </table:table-cell>
          <table:table-cell office:value-type="string">
            <text:p>modules/gAudioBundle-1/src/American Desert Birds/Geese_2016_Steens_Dawn_Goose_Flyby_Pair.ogg</text:p>
          </table:table-cell>
        </table:table-row>
        <table:table-row table:style-name="ro1">
          <table:table-cell office:value-type="string">
            <text:p>Nighthawk_2017_Sutton_July_Dawn_Nighthawk_Competition_2.ogg</text:p>
          </table:table-cell>
          <table:table-cell office:value-type="string">
            <text:p>modules/gAudioBundle-1/src/American Desert Birds/Nighthawk_2017_Sutton_July_Dawn_Nighthawk_Competition_2.ogg</text:p>
          </table:table-cell>
        </table:table-row>
        <table:table-row table:style-name="ro1">
          <table:table-cell office:value-type="string">
            <text:p>Owls_2016_Owl_Chirp__Flyby.ogg</text:p>
          </table:table-cell>
          <table:table-cell office:value-type="string">
            <text:p>modules/gAudioBundle-1/src/American Desert Birds/Owls_2016_Owl_Chirp__Flyby.ogg</text:p>
          </table:table-cell>
        </table:table-row>
        <table:table-row table:style-name="ro1">
          <table:table-cell office:value-type="string">
            <text:p>Owls_2017_03_20_Owl_Screeches.ogg</text:p>
          </table:table-cell>
          <table:table-cell office:value-type="string">
            <text:p>modules/gAudioBundle-1/src/American Desert Birds/Owls_2017_03_20_Owl_Screeches.ogg</text:p>
          </table:table-cell>
        </table:table-row>
        <table:table-row table:style-name="ro1">
          <table:table-cell office:value-type="string">
            <text:p>Blasts_Synth_Delayed_Oneshot_11.ogg</text:p>
          </table:table-cell>
          <table:table-cell office:value-type="string">
            <text:p>modules/gAudioBundle-1/src/Analog Synth Volume 1 Bleeps Sweeps And Creeps/Blasts_Synth_Delayed_Oneshot_11.ogg</text:p>
          </table:table-cell>
        </table:table-row>
        <table:table-row table:style-name="ro1">
          <table:table-cell office:value-type="string">
            <text:p>Blipsandclicks_Synth_Click_26.ogg</text:p>
          </table:table-cell>
          <table:table-cell office:value-type="string">
            <text:p>modules/gAudioBundle-1/src/Analog Synth Volume 1 Bleeps Sweeps And Creeps/Blipsandclicks_Synth_Click_26.ogg</text:p>
          </table:table-cell>
        </table:table-row>
        <table:table-row table:style-name="ro1">
          <table:table-cell office:value-type="string">
            <text:p>Feedback_Synth_Delayed_Evolving_Tones_19.ogg</text:p>
          </table:table-cell>
          <table:table-cell office:value-type="string">
            <text:p>modules/gAudioBundle-1/src/Analog Synth Volume 1 Bleeps Sweeps And Creeps/Feedback_Synth_Delayed_Evolving_Tones_19.ogg</text:p>
          </table:table-cell>
        </table:table-row>
        <table:table-row table:style-name="ro1">
          <table:table-cell office:value-type="string">
            <text:p>Laser_Like_Synth_Basic_Laser4_08.ogg</text:p>
          </table:table-cell>
          <table:table-cell office:value-type="string">
            <text:p>modules/gAudioBundle-1/src/Analog Synth Volume 1 Bleeps Sweeps And Creeps/Laser_Like_Synth_Basic_Laser4_08.ogg</text:p>
          </table:table-cell>
        </table:table-row>
        <table:table-row table:style-name="ro1">
          <table:table-cell office:value-type="string">
            <text:p>Analog_Synthesized_Ui_Bend_Cancel_Disengage.ogg</text:p>
          </table:table-cell>
          <table:table-cell office:value-type="string">
            <text:p>modules/gAudioBundle-1/src/Analog Synthesized Ui And Sfx/Analog_Synthesized_Ui_Bend_Cancel_Disengage.ogg</text:p>
          </table:table-cell>
        </table:table-row>
        <table:table-row table:style-name="ro1">
          <table:table-cell office:value-type="string">
            <text:p>Analog_Synthesized_Ui_Button_Click_Tone_1.ogg</text:p>
          </table:table-cell>
          <table:table-cell office:value-type="string">
            <text:p>modules/gAudioBundle-1/src/Analog Synthesized Ui And Sfx/Analog_Synthesized_Ui_Button_Click_Tone_1.ogg</text:p>
          </table:table-cell>
        </table:table-row>
        <table:table-row table:style-name="ro1">
          <table:table-cell office:value-type="string">
            <text:p>Analog_Synthesized_Ui_Confirm_Notification_21.ogg</text:p>
          </table:table-cell>
          <table:table-cell office:value-type="string">
            <text:p>modules/gAudioBundle-1/src/Analog Synthesized Ui And Sfx/Analog_Synthesized_Ui_Confirm_Notification_21.ogg</text:p>
          </table:table-cell>
        </table:table-row>
        <table:table-row table:style-name="ro1">
          <table:table-cell office:value-type="string">
            <text:p>Analog_Synthesized_Ui_Lock_On_Engage.ogg</text:p>
          </table:table-cell>
          <table:table-cell office:value-type="string">
            <text:p>modules/gAudioBundle-1/src/Analog Synthesized Ui And Sfx/Analog_Synthesized_Ui_Lock_On_Engage.ogg</text:p>
          </table:table-cell>
        </table:table-row>
        <table:table-row table:style-name="ro1">
          <table:table-cell office:value-type="string">
            <text:p>Analogue_Rotary_Dial_Telephone_Dial_Release_0_Tlm103.ogg</text:p>
          </table:table-cell>
          <table:table-cell office:value-type="string">
            <text:p>modules/gAudioBundle-1/src/Analogue Rotary Telephone/Analogue_Rotary_Dial_Telephone_Dial_Release_0_Tlm103.ogg</text:p>
          </table:table-cell>
        </table:table-row>
        <table:table-row table:style-name="ro1">
          <table:table-cell office:value-type="string">
            <text:p>Analogue_Rotary_Dial_Telephone_Dial_Release_No_Cover_2_418s.ogg</text:p>
          </table:table-cell>
          <table:table-cell office:value-type="string">
            <text:p>modules/gAudioBundle-1/src/Analogue Rotary Telephone/Analogue_Rotary_Dial_Telephone_Dial_Release_No_Cover_2_418s.ogg</text:p>
          </table:table-cell>
        </table:table-row>
        <table:table-row table:style-name="ro1">
          <table:table-cell office:value-type="string">
            <text:p>Analogue_Rotary_Dial_Telephone_Put_Down_Holding_Reciever_418s.ogg</text:p>
          </table:table-cell>
          <table:table-cell office:value-type="string">
            <text:p>modules/gAudioBundle-1/src/Analogue Rotary Telephone/Analogue_Rotary_Dial_Telephone_Put_Down_Holding_Reciever_418s.ogg</text:p>
          </table:table-cell>
        </table:table-row>
        <table:table-row table:style-name="ro1">
          <table:table-cell office:value-type="string">
            <text:p>Analogue_Rotary_Dial_Telephone_Ring_Uk_25hz_418s.ogg</text:p>
          </table:table-cell>
          <table:table-cell office:value-type="string">
            <text:p>modules/gAudioBundle-1/src/Analogue Rotary Telephone/Analogue_Rotary_Dial_Telephone_Ring_Uk_25hz_418s.ogg</text:p>
          </table:table-cell>
        </table:table-row>
        <table:table-row table:style-name="ro1">
          <table:table-cell office:value-type="string">
            <text:p>Anarchy_Motorcycle_Fatboy_100year_Horn_Short_Random_Eight_5ft_Distantreflections.ogg</text:p>
          </table:table-cell>
          <table:table-cell office:value-type="string">
            <text:p>modules/gAudioBundle-1/src/Anarchy/Anarchy_Motorcycle_Fatboy_100year_Horn_Short_Random_Eight_5ft_Distantreflections.ogg</text:p>
          </table:table-cell>
        </table:table-row>
        <table:table-row table:style-name="ro1">
          <table:table-cell office:value-type="string">
            <text:p>Anarchy_Motorcycle_Fatboy_100year_Straightpipes_Tunedengine_Parked_Far_Revdown_Throttling_Sporadic_Cutengine.ogg</text:p>
          </table:table-cell>
          <table:table-cell office:value-type="string">
            <text:p>modules/gAudioBundle-1/src/Anarchy/Anarchy_Motorcycle_Fatboy_100year_Straightpipes_Tunedengine_Parked_Far_Revdown_Throttling_Sporadic_Cutengine.ogg</text:p>
          </table:table-cell>
        </table:table-row>
        <table:table-row table:style-name="ro1">
          <table:table-cell office:value-type="string">
            <text:p>Anarchy_Motorcycle_Fatboy_100year_Straightpipes_Tunedengine_Passby_Midsideraw_Fast_Misshift.ogg</text:p>
          </table:table-cell>
          <table:table-cell office:value-type="string">
            <text:p>modules/gAudioBundle-1/src/Anarchy/Anarchy_Motorcycle_Fatboy_100year_Straightpipes_Tunedengine_Passby_Midsideraw_Fast_Misshift.ogg</text:p>
          </table:table-cell>
        </table:table-row>
        <table:table-row table:style-name="ro1">
          <table:table-cell office:value-type="string">
            <text:p>Anarchy_Motorcycle_Fatboy_100year_Straightpipes_Tunedengine_Pipeside_Throttling_High.ogg</text:p>
          </table:table-cell>
          <table:table-cell office:value-type="string">
            <text:p>modules/gAudioBundle-1/src/Anarchy/Anarchy_Motorcycle_Fatboy_100year_Straightpipes_Tunedengine_Pipeside_Throttling_High.ogg</text:p>
          </table:table-cell>
        </table:table-row>
        <table:table-row table:style-name="ro1">
          <table:table-cell office:value-type="string">
            <text:p>Bear_Pain_Hurt_Groan_01.ogg</text:p>
          </table:table-cell>
          <table:table-cell office:value-type="string">
            <text:p>modules/gAudioBundle-1/src/Animal Farm/Animal Sounds/Bear_Pain_Hurt_Groan_01.ogg</text:p>
          </table:table-cell>
        </table:table-row>
        <table:table-row table:style-name="ro1">
          <table:table-cell office:value-type="string">
            <text:p>Bird_Crow_Call_Caw_Squawk_Close_01.ogg</text:p>
          </table:table-cell>
          <table:table-cell office:value-type="string">
            <text:p>modules/gAudioBundle-1/src/Animal Farm/Animal Sounds/Bird_Crow_Call_Caw_Squawk_Close_01.ogg</text:p>
          </table:table-cell>
        </table:table-row>
        <table:table-row table:style-name="ro1">
          <table:table-cell office:value-type="string">
            <text:p>Goat_Call_03.ogg</text:p>
          </table:table-cell>
          <table:table-cell office:value-type="string">
            <text:p>modules/gAudioBundle-1/src/Animal Farm/Animal Sounds/Goat_Call_03.ogg</text:p>
          </table:table-cell>
        </table:table-row>
        <table:table-row table:style-name="ro1">
          <table:table-cell office:value-type="string">
            <text:p>Snake_Hiss_03.ogg</text:p>
          </table:table-cell>
          <table:table-cell office:value-type="string">
            <text:p>modules/gAudioBundle-1/src/Animal Farm/Animal Sounds/Snake_Hiss_03.ogg</text:p>
          </table:table-cell>
        </table:table-row>
        <table:table-row table:style-name="ro1">
          <table:table-cell office:value-type="string">
            <text:p>Cow_Moo__Variety_Of_Versions__Barn_Ambience_01.ogg</text:p>
          </table:table-cell>
          <table:table-cell office:value-type="string">
            <text:p>modules/gAudioBundle-1/src/Animal Farm/Cow_Moo__Variety_Of_Versions__Barn_Ambience_01.ogg</text:p>
          </table:table-cell>
        </table:table-row>
        <table:table-row table:style-name="ro1">
          <table:table-cell office:value-type="string">
            <text:p>Gooses_Honking_And_Moving_Around_The_Yard.ogg</text:p>
          </table:table-cell>
          <table:table-cell office:value-type="string">
            <text:p>modules/gAudioBundle-1/src/Animal Farm/Gooses_Honking_And_Moving_Around_The_Yard.ogg</text:p>
          </table:table-cell>
        </table:table-row>
        <table:table-row table:style-name="ro1">
          <table:table-cell office:value-type="string">
            <text:p>Rural_Background__Birdsong__Cuckoos__Loop.ogg</text:p>
          </table:table-cell>
          <table:table-cell office:value-type="string">
            <text:p>modules/gAudioBundle-1/src/Animal Farm/Rural_Background__Birdsong__Cuckoos__Loop.ogg</text:p>
          </table:table-cell>
        </table:table-row>
        <table:table-row table:style-name="ro1">
          <table:table-cell office:value-type="string">
            <text:p>Tracktor_On_The_Fields_Small_Distance.ogg</text:p>
          </table:table-cell>
          <table:table-cell office:value-type="string">
            <text:p>modules/gAudioBundle-1/src/Animal Farm/Tracktor_On_The_Fields_Small_Distance.ogg</text:p>
          </table:table-cell>
        </table:table-row>
        <table:table-row table:style-name="ro1">
          <table:table-cell office:value-type="string">
            <text:p>The_Soundcatcher_Antique_Grinder_Wood_Drawer_2.8.4.ogg</text:p>
          </table:table-cell>
          <table:table-cell office:value-type="string">
            <text:p>modules/gAudioBundle-1/src/Antiques/Antique Grinders/The_Soundcatcher_Antique_Grinder_Wood_Drawer_2.8.4.ogg</text:p>
          </table:table-cell>
        </table:table-row>
        <table:table-row table:style-name="ro1">
          <table:table-cell office:value-type="string">
            <text:p>The_Soundcatcher_Antique_Grinder_Wood_Open_Fast_Speed_8.6.1.ogg</text:p>
          </table:table-cell>
          <table:table-cell office:value-type="string">
            <text:p>modules/gAudioBundle-1/src/Antiques/Antique Grinders/The_Soundcatcher_Antique_Grinder_Wood_Open_Fast_Speed_8.6.1.ogg</text:p>
          </table:table-cell>
        </table:table-row>
        <table:table-row table:style-name="ro1">
          <table:table-cell office:value-type="string">
            <text:p>The_Soundcatcher_Antique_Grinder_Wood_Slow_Speed_2.4.3.ogg</text:p>
          </table:table-cell>
          <table:table-cell office:value-type="string">
            <text:p>modules/gAudioBundle-1/src/Antiques/Antique Grinders/The_Soundcatcher_Antique_Grinder_Wood_Slow_Speed_2.4.3.ogg</text:p>
          </table:table-cell>
        </table:table-row>
        <table:table-row table:style-name="ro1">
          <table:table-cell office:value-type="string">
            <text:p>The_Soundcatcher_Antique_Grinder_Wood_Slow_Speed_3.1.2.ogg</text:p>
          </table:table-cell>
          <table:table-cell office:value-type="string">
            <text:p>modules/gAudioBundle-1/src/Antiques/Antique Grinders/The_Soundcatcher_Antique_Grinder_Wood_Slow_Speed_3.1.2.ogg</text:p>
          </table:table-cell>
        </table:table-row>
        <table:table-row table:style-name="ro1">
          <table:table-cell office:value-type="string">
            <text:p>Antique_Mill_Bell_Ring_01.ogg</text:p>
          </table:table-cell>
          <table:table-cell office:value-type="string">
            <text:p>modules/gAudioBundle-1/src/Antiques/Antique Mills/Antique_Mill_Bell_Ring_01.ogg</text:p>
          </table:table-cell>
        </table:table-row>
        <table:table-row table:style-name="ro1">
          <table:table-cell office:value-type="string">
            <text:p>Antique_Mill_Metal_Wood_Clank_Machine_05.ogg</text:p>
          </table:table-cell>
          <table:table-cell office:value-type="string">
            <text:p>modules/gAudioBundle-1/src/Antiques/Antique Mills/Antique_Mill_Metal_Wood_Clank_Machine_05.ogg</text:p>
          </table:table-cell>
        </table:table-row>
        <table:table-row table:style-name="ro1">
          <table:table-cell office:value-type="string">
            <text:p>Antique_Mill_Tannery_Hammer_Drop_Impact_Rhythm_08.ogg</text:p>
          </table:table-cell>
          <table:table-cell office:value-type="string">
            <text:p>modules/gAudioBundle-1/src/Antiques/Antique Mills/Antique_Mill_Tannery_Hammer_Drop_Impact_Rhythm_08.ogg</text:p>
          </table:table-cell>
        </table:table-row>
        <table:table-row table:style-name="ro1">
          <table:table-cell office:value-type="string">
            <text:p>Antique_Mill_Wood_Mechanic_01.ogg</text:p>
          </table:table-cell>
          <table:table-cell office:value-type="string">
            <text:p>modules/gAudioBundle-1/src/Antiques/Antique Mills/Antique_Mill_Wood_Mechanic_01.ogg</text:p>
          </table:table-cell>
        </table:table-row>
        <table:table-row table:style-name="ro1">
          <table:table-cell office:value-type="string">
            <text:p>Antique-Cash-Register_07.ogg</text:p>
          </table:table-cell>
          <table:table-cell office:value-type="string">
            <text:p>modules/gAudioBundle-1/src/Antiques/Antique-Cash-Register_07.ogg</text:p>
          </table:table-cell>
        </table:table-row>
        <table:table-row table:style-name="ro1">
          <table:table-cell office:value-type="string">
            <text:p>Projector_Antique_A_Run_01.ogg</text:p>
          </table:table-cell>
          <table:table-cell office:value-type="string">
            <text:p>modules/gAudioBundle-1/src/Antiques/Projector_Antique_A_Run_01.ogg</text:p>
          </table:table-cell>
        </table:table-row>
        <table:table-row table:style-name="ro1">
          <table:table-cell office:value-type="string">
            <text:p>Rummage_Antique-Cutlery_09.ogg</text:p>
          </table:table-cell>
          <table:table-cell office:value-type="string">
            <text:p>modules/gAudioBundle-1/src/Antiques/Rummage_Antique-Cutlery_09.ogg</text:p>
          </table:table-cell>
        </table:table-row>
        <table:table-row table:style-name="ro1">
          <table:table-cell office:value-type="string">
            <text:p>Tobacco-Cutting-Machine_Antique_Crank_17.ogg</text:p>
          </table:table-cell>
          <table:table-cell office:value-type="string">
            <text:p>modules/gAudioBundle-1/src/Antiques/Tobacco-Cutting-Machine_Antique_Crank_17.ogg</text:p>
          </table:table-cell>
        </table:table-row>
        <table:table-row table:style-name="ro1">
          <table:table-cell office:value-type="string">
            <text:p>Vab_T4_Exterior_Fast_Startup_Away_Passby_Approach_Stop_Shutdown_Css5.ogg</text:p>
          </table:table-cell>
          <table:table-cell office:value-type="string">
            <text:p>modules/gAudioBundle-1/src/Apc Renault Vab/Vab_T4_Exterior_Fast_Startup_Away_Passby_Approach_Stop_Shutdown_Css5.ogg</text:p>
          </table:table-cell>
        </table:table-row>
        <table:table-row table:style-name="ro1">
          <table:table-cell office:value-type="string">
            <text:p>Vab_T5_Onboard_Fast_Driving_Gearshifts_Rear_Compartment_Interior_Mkh8020.ogg</text:p>
          </table:table-cell>
          <table:table-cell office:value-type="string">
            <text:p>modules/gAudioBundle-1/src/Apc Renault Vab/Vab_T5_Onboard_Fast_Driving_Gearshifts_Rear_Compartment_Interior_Mkh8020.ogg</text:p>
          </table:table-cell>
        </table:table-row>
        <table:table-row table:style-name="ro1">
          <table:table-cell office:value-type="string">
            <text:p>Vab_T8_Exterior_Fast_Distant_Forward_Reverse_D50.ogg</text:p>
          </table:table-cell>
          <table:table-cell office:value-type="string">
            <text:p>modules/gAudioBundle-1/src/Apc Renault Vab/Vab_T8_Exterior_Fast_Distant_Forward_Reverse_D50.ogg</text:p>
          </table:table-cell>
        </table:table-row>
        <table:table-row table:style-name="ro1">
          <table:table-cell office:value-type="string">
            <text:p>Alert_Gen_Echo_011.ogg</text:p>
          </table:table-cell>
          <table:table-cell office:value-type="string">
            <text:p>modules/gAudioBundle-1/src/App Fx/Alert_Gen_Echo_011.ogg</text:p>
          </table:table-cell>
        </table:table-row>
        <table:table-row table:style-name="ro1">
          <table:table-cell office:value-type="string">
            <text:p>Button_002.ogg</text:p>
          </table:table-cell>
          <table:table-cell office:value-type="string">
            <text:p>modules/gAudioBundle-1/src/App Fx/Button_002.ogg</text:p>
          </table:table-cell>
        </table:table-row>
        <table:table-row table:style-name="ro1">
          <table:table-cell office:value-type="string">
            <text:p>Message_Send_009.ogg</text:p>
          </table:table-cell>
          <table:table-cell office:value-type="string">
            <text:p>modules/gAudioBundle-1/src/App Fx/Message_Send_009.ogg</text:p>
          </table:table-cell>
        </table:table-row>
        <table:table-row table:style-name="ro1">
          <table:table-cell office:value-type="string">
            <text:p>Perc_Alert_005.ogg</text:p>
          </table:table-cell>
          <table:table-cell office:value-type="string">
            <text:p>modules/gAudioBundle-1/src/App Fx/Perc_Alert_005.ogg</text:p>
          </table:table-cell>
        </table:table-row>
        <table:table-row table:style-name="ro1">
          <table:table-cell office:value-type="string">
            <text:p>Sfx-Arcadia_Error03.ogg</text:p>
          </table:table-cell>
          <table:table-cell office:value-type="string">
            <text:p>modules/gAudioBundle-1/src/Arcadia/Sfx-Arcadia_Error03.ogg</text:p>
          </table:table-cell>
        </table:table-row>
        <table:table-row table:style-name="ro1">
          <table:table-cell office:value-type="string">
            <text:p>Sfx-Arcadia_Gamefinish10.ogg</text:p>
          </table:table-cell>
          <table:table-cell office:value-type="string">
            <text:p>modules/gAudioBundle-1/src/Arcadia/Sfx-Arcadia_Gamefinish10.ogg</text:p>
          </table:table-cell>
        </table:table-row>
        <table:table-row table:style-name="ro1">
          <table:table-cell office:value-type="string">
            <text:p>Sfx-Arcadia_Itempickup16.ogg</text:p>
          </table:table-cell>
          <table:table-cell office:value-type="string">
            <text:p>modules/gAudioBundle-1/src/Arcadia/Sfx-Arcadia_Itempickup16.ogg</text:p>
          </table:table-cell>
        </table:table-row>
        <table:table-row table:style-name="ro1">
          <table:table-cell office:value-type="string">
            <text:p>Sfx-Arcadia_Notification01.ogg</text:p>
          </table:table-cell>
          <table:table-cell office:value-type="string">
            <text:p>modules/gAudioBundle-1/src/Arcadia/Sfx-Arcadia_Notification01.ogg</text:p>
          </table:table-cell>
        </table:table-row>
        <table:table-row table:style-name="ro1">
          <table:table-cell office:value-type="string">
            <text:p>Arctic_Cat_M_8000_T15_Ext_Start_Fast_Reverse_Up_Rev_Off_Wide_Ab_Mkh8060.ogg</text:p>
          </table:table-cell>
          <table:table-cell office:value-type="string">
            <text:p>modules/gAudioBundle-1/src/Arctic Cat M 8000 2015/Arctic_Cat_M_8000_T15_Ext_Start_Fast_Reverse_Up_Rev_Off_Wide_Ab_Mkh8060.ogg</text:p>
          </table:table-cell>
        </table:table-row>
        <table:table-row table:style-name="ro1">
          <table:table-cell office:value-type="string">
            <text:p>Arctic_Cat_M_8000_T24_Onbrd_Start_Try_Fail_Engine_Intake_Pzm.ogg</text:p>
          </table:table-cell>
          <table:table-cell office:value-type="string">
            <text:p>modules/gAudioBundle-1/src/Arctic Cat M 8000 2015/Arctic_Cat_M_8000_T24_Onbrd_Start_Try_Fail_Engine_Intake_Pzm.ogg</text:p>
          </table:table-cell>
        </table:table-row>
        <table:table-row table:style-name="ro1">
          <table:table-cell office:value-type="string">
            <text:p>Arctic_Cat_M_8000_T5_Ext_Medium_By_5100_Rpm_X2_Ortf_Mkh8040.ogg</text:p>
          </table:table-cell>
          <table:table-cell office:value-type="string">
            <text:p>modules/gAudioBundle-1/src/Arctic Cat M 8000 2015/Arctic_Cat_M_8000_T5_Ext_Medium_By_5100_Rpm_X2_Ortf_Mkh8040.ogg</text:p>
          </table:table-cell>
        </table:table-row>
        <table:table-row table:style-name="ro1">
          <table:table-cell office:value-type="string">
            <text:p>Articulations-Reverses-Energy_01.ogg</text:p>
          </table:table-cell>
          <table:table-cell office:value-type="string">
            <text:p>modules/gAudioBundle-1/src/Artificial Life/Articulations-Reverses-Energy_01.ogg</text:p>
          </table:table-cell>
        </table:table-row>
        <table:table-row table:style-name="ro1">
          <table:table-cell office:value-type="string">
            <text:p>Impacts_And_Hits-Sub_Zero_02.ogg</text:p>
          </table:table-cell>
          <table:table-cell office:value-type="string">
            <text:p>modules/gAudioBundle-1/src/Artificial Life/Impacts_And_Hits-Sub_Zero_02.ogg</text:p>
          </table:table-cell>
        </table:table-row>
        <table:table-row table:style-name="ro1">
          <table:table-cell office:value-type="string">
            <text:p>Interface-Beeps-Deny.ogg</text:p>
          </table:table-cell>
          <table:table-cell office:value-type="string">
            <text:p>modules/gAudioBundle-1/src/Artificial Life/Interface-Beeps-Deny.ogg</text:p>
          </table:table-cell>
        </table:table-row>
        <table:table-row table:style-name="ro1">
          <table:table-cell office:value-type="string">
            <text:p>Textures_And_Drones-High-Mecha_Insects_Swarm_01.ogg</text:p>
          </table:table-cell>
          <table:table-cell office:value-type="string">
            <text:p>modules/gAudioBundle-1/src/Artificial Life/Textures_And_Drones-High-Mecha_Insects_Swarm_01.ogg</text:p>
          </table:table-cell>
        </table:table-row>
        <table:table-row table:style-name="ro1">
          <table:table-cell office:value-type="string">
            <text:p>Boat_Arvor_215_Engine_Neutral_Gear_Than_Turn_Off_Mono_4061_Mix1.ogg</text:p>
          </table:table-cell>
          <table:table-cell office:value-type="string">
            <text:p>modules/gAudioBundle-1/src/Arvor 215 Boat/Boat_Arvor_215_Engine_Neutral_Gear_Than_Turn_Off_Mono_4061_Mix1.ogg</text:p>
          </table:table-cell>
        </table:table-row>
        <table:table-row table:style-name="ro1">
          <table:table-cell office:value-type="string">
            <text:p>Boat_Arvor_215_Engine_Propellers_Low_Rpm_Splashes_Stereo_Ortf_8040.ogg</text:p>
          </table:table-cell>
          <table:table-cell office:value-type="string">
            <text:p>modules/gAudioBundle-1/src/Arvor 215 Boat/Boat_Arvor_215_Engine_Propellers_Low_Rpm_Splashes_Stereo_Ortf_8040.ogg</text:p>
          </table:table-cell>
        </table:table-row>
        <table:table-row table:style-name="ro1">
          <table:table-cell office:value-type="string">
            <text:p>Boat_Arvor_215_Exterior_Engine_Diesel_On_Low_Rpms_Propeller_Stereo_M10.ogg</text:p>
          </table:table-cell>
          <table:table-cell office:value-type="string">
            <text:p>modules/gAudioBundle-1/src/Arvor 215 Boat/Boat_Arvor_215_Exterior_Engine_Diesel_On_Low_Rpms_Propeller_Stereo_M10.ogg</text:p>
          </table:table-cell>
        </table:table-row>
        <table:table-row table:style-name="ro1">
          <table:table-cell office:value-type="string">
            <text:p>Bathroom_Chunky_Vomit_Into_Toilet.ogg</text:p>
          </table:table-cell>
          <table:table-cell office:value-type="string">
            <text:p>modules/gAudioBundle-1/src/Assorted Foley Elements/Bathroom_Chunky_Vomit_Into_Toilet.ogg</text:p>
          </table:table-cell>
        </table:table-row>
        <table:table-row table:style-name="ro1">
          <table:table-cell office:value-type="string">
            <text:p>Doors_Misc_Cupboard_Open_And_Close_Creak_2.ogg</text:p>
          </table:table-cell>
          <table:table-cell office:value-type="string">
            <text:p>modules/gAudioBundle-1/src/Assorted Foley Elements/Doors_Misc_Cupboard_Open_And_Close_Creak_2.ogg</text:p>
          </table:table-cell>
        </table:table-row>
        <table:table-row table:style-name="ro1">
          <table:table-cell office:value-type="string">
            <text:p>Doors_Wood_Gate_Open_2.ogg</text:p>
          </table:table-cell>
          <table:table-cell office:value-type="string">
            <text:p>modules/gAudioBundle-1/src/Assorted Foley Elements/Doors_Wood_Gate_Open_2.ogg</text:p>
          </table:table-cell>
        </table:table-row>
        <table:table-row table:style-name="ro1">
          <table:table-cell office:value-type="string">
            <text:p>Metal_Rattling_1.ogg</text:p>
          </table:table-cell>
          <table:table-cell office:value-type="string">
            <text:p>modules/gAudioBundle-1/src/Assorted Foley Elements/Metal_Rattling_1.ogg</text:p>
          </table:table-cell>
        </table:table-row>
        <table:table-row table:style-name="ro1">
          <table:table-cell office:value-type="string">
            <text:p>Aston_Martin_Db9_T11_Var_Sfx_Horn_Various_Engine_Intake_Left_Dpa4062.ogg</text:p>
          </table:table-cell>
          <table:table-cell office:value-type="string">
            <text:p>modules/gAudioBundle-1/src/Aston Martin Db9 2017/Aston_Martin_Db9_T11_Var_Sfx_Horn_Various_Engine_Intake_Left_Dpa4062.ogg</text:p>
          </table:table-cell>
        </table:table-row>
        <table:table-row table:style-name="ro1">
          <table:table-cell office:value-type="string">
            <text:p>Aston_Martin_Db9_T4_Ext_By_Gearshifts_M10.ogg</text:p>
          </table:table-cell>
          <table:table-cell office:value-type="string">
            <text:p>modules/gAudioBundle-1/src/Aston Martin Db9 2017/Aston_Martin_Db9_T4_Ext_By_Gearshifts_M10.ogg</text:p>
          </table:table-cell>
        </table:table-row>
        <table:table-row table:style-name="ro1">
          <table:table-cell office:value-type="string">
            <text:p>Aston_Martin_Db9_T7_Onbrd_Start_Idle_Blips_Steadies_In_Neutral_Off_Engine_Right_Dpa4062.ogg</text:p>
          </table:table-cell>
          <table:table-cell office:value-type="string">
            <text:p>modules/gAudioBundle-1/src/Aston Martin Db9 2017/Aston_Martin_Db9_T7_Onbrd_Start_Idle_Blips_Steadies_In_Neutral_Off_Engine_Right_Dpa4062.ogg</text:p>
          </table:table-cell>
        </table:table-row>
        <table:table-row table:style-name="ro1">
          <table:table-cell office:value-type="string">
            <text:p>Sw013_Athens_Rooftop_Ambience_1am_Night_Tlm103.ogg</text:p>
          </table:table-cell>
          <table:table-cell office:value-type="string">
            <text:p>modules/gAudioBundle-1/src/Athens Rooftop/Sw013_Athens_Rooftop_Ambience_1am_Night_Tlm103.ogg</text:p>
          </table:table-cell>
        </table:table-row>
        <table:table-row table:style-name="ro1">
          <table:table-cell office:value-type="string">
            <text:p>Flashback_Of_Fear_04.ogg</text:p>
          </table:table-cell>
          <table:table-cell office:value-type="string">
            <text:p>modules/gAudioBundle-1/src/Atmosfear/Flashback_Of_Fear_04.ogg</text:p>
          </table:table-cell>
        </table:table-row>
        <table:table-row table:style-name="ro1">
          <table:table-cell office:value-type="string">
            <text:p>Slaughter_Swell_03.ogg</text:p>
          </table:table-cell>
          <table:table-cell office:value-type="string">
            <text:p>modules/gAudioBundle-1/src/Atmosfear/Slaughter_Swell_03.ogg</text:p>
          </table:table-cell>
        </table:table-row>
        <table:table-row table:style-name="ro1">
          <table:table-cell office:value-type="string">
            <text:p>Terror_Approach_03.ogg</text:p>
          </table:table-cell>
          <table:table-cell office:value-type="string">
            <text:p>modules/gAudioBundle-1/src/Atmosfear/Terror_Approach_03.ogg</text:p>
          </table:table-cell>
        </table:table-row>
        <table:table-row table:style-name="ro1">
          <table:table-cell office:value-type="string">
            <text:p>The_Calling_03.ogg</text:p>
          </table:table-cell>
          <table:table-cell office:value-type="string">
            <text:p>modules/gAudioBundle-1/src/Atmosfear/The_Calling_03.ogg</text:p>
          </table:table-cell>
        </table:table-row>
        <table:table-row table:style-name="ro1">
          <table:table-cell office:value-type="string">
            <text:p>Jet_Fighter_Ct-114_Tutor_Snowbird_Squad_Medium_Distant_Climb_Starburst_Big_Slow_191.ogg</text:p>
          </table:table-cell>
          <table:table-cell office:value-type="string">
            <text:p>modules/gAudioBundle-1/src/Attack Aircraft Maneuvers/Jet_Fighter_Ct-114_Tutor_Snowbird_Squad_Medium_Distant_Climb_Starburst_Big_Slow_191.ogg</text:p>
          </table:table-cell>
        </table:table-row>
        <table:table-row table:style-name="ro1">
          <table:table-cell office:value-type="string">
            <text:p>Jet_Fighter_F-16c_Fighting_Falcon_Viper_Medium_Distant_By_Right_To_Centre_Curl_Away_Fast_Breathy_191.ogg</text:p>
          </table:table-cell>
          <table:table-cell office:value-type="string">
            <text:p>modules/gAudioBundle-1/src/Attack Aircraft Maneuvers/Jet_Fighter_F-16c_Fighting_Falcon_Viper_Medium_Distant_By_Right_To_Centre_Curl_Away_Fast_Breathy_191.ogg</text:p>
          </table:table-cell>
        </table:table-row>
        <table:table-row table:style-name="ro1">
          <table:table-cell office:value-type="string">
            <text:p>Jet_Fighter_Fa-18c_Hornet_Medium_Distant_Climb_Right_To_High_Crest_And_Hold_Kill_Engine_191.ogg</text:p>
          </table:table-cell>
          <table:table-cell office:value-type="string">
            <text:p>modules/gAudioBundle-1/src/Attack Aircraft Maneuvers/Jet_Fighter_Fa-18c_Hornet_Medium_Distant_Climb_Right_To_High_Crest_And_Hold_Kill_Engine_191.ogg</text:p>
          </table:table-cell>
        </table:table-row>
        <table:table-row table:style-name="ro1">
          <table:table-cell office:value-type="string">
            <text:p>Audi_A4_Allroad_20tfsi_Engine_Different_Rpm_Ramps_Mono.ogg</text:p>
          </table:table-cell>
          <table:table-cell office:value-type="string">
            <text:p>modules/gAudioBundle-1/src/Audi/Audi A4 Allroad 20 Tfsiaudi A4 Allroad 20 Tfsi/Audi_A4_Allroad_20tfsi_Engine_Different_Rpm_Ramps_Mono.ogg</text:p>
          </table:table-cell>
        </table:table-row>
        <table:table-row table:style-name="ro1">
          <table:table-cell office:value-type="string">
            <text:p>Audi_A4_Allroad_20tfsi_Engine_Rpm_Ramp_Fast_Interior_Mono.ogg</text:p>
          </table:table-cell>
          <table:table-cell office:value-type="string">
            <text:p>modules/gAudioBundle-1/src/Audi/Audi A4 Allroad 20 Tfsiaudi A4 Allroad 20 Tfsi/Audi_A4_Allroad_20tfsi_Engine_Rpm_Ramp_Fast_Interior_Mono.ogg</text:p>
          </table:table-cell>
        </table:table-row>
        <table:table-row table:style-name="ro1">
          <table:table-cell office:value-type="string">
            <text:p>Audi_A4_Allroad_20tfsi_Exterior_Reverse_And_Sudden_Acceleration_Following_Mono_Ntg3.ogg</text:p>
          </table:table-cell>
          <table:table-cell office:value-type="string">
            <text:p>modules/gAudioBundle-1/src/Audi/Audi A4 Allroad 20 Tfsiaudi A4 Allroad 20 Tfsi/Audi_A4_Allroad_20tfsi_Exterior_Reverse_And_Sudden_Acceleration_Following_Mono_Ntg3.ogg</text:p>
          </table:table-cell>
        </table:table-row>
        <table:table-row table:style-name="ro1">
          <table:table-cell office:value-type="string">
            <text:p>Audi_A4_Allroad_20tfsi_Foley_Window_Interior_Open_Close_Mono_Ntg3.ogg</text:p>
          </table:table-cell>
          <table:table-cell office:value-type="string">
            <text:p>modules/gAudioBundle-1/src/Audi/Audi A4 Allroad 20 Tfsiaudi A4 Allroad 20 Tfsi/Audi_A4_Allroad_20tfsi_Foley_Window_Interior_Open_Close_Mono_Ntg3.ogg</text:p>
          </table:table-cell>
        </table:table-row>
        <table:table-row table:style-name="ro1">
          <table:table-cell office:value-type="string">
            <text:p>Audi_S6_T2_Onbrd_Start_Medium_Drive_Reverse_Drive_Stop_Off_Interior_Ortf_Mkh8040_L.ogg</text:p>
          </table:table-cell>
          <table:table-cell office:value-type="string">
            <text:p>modules/gAudioBundle-1/src/Audi/Audi_S6_T2_Onbrd_Start_Medium_Drive_Reverse_Drive_Stop_Off_Interior_Ortf_Mkh8040_L.ogg</text:p>
          </table:table-cell>
        </table:table-row>
        <table:table-row table:style-name="ro1">
          <table:table-cell office:value-type="string">
            <text:p>Audi_S6_T2_Onbrd_Start_Medium_Drive_Reverse_Drive_Stop_Off_Interior_Ortf_Mkh8040_R.ogg</text:p>
          </table:table-cell>
          <table:table-cell office:value-type="string">
            <text:p>modules/gAudioBundle-1/src/Audi/Audi_S6_T2_Onbrd_Start_Medium_Drive_Reverse_Drive_Stop_Off_Interior_Ortf_Mkh8040_R.ogg</text:p>
          </table:table-cell>
        </table:table-row>
        <table:table-row table:style-name="ro1">
          <table:table-cell office:value-type="string">
            <text:p>Audi_S6_T7_Ext_Bys_Pumping_With_Accelerator_Mkh8060.ogg</text:p>
          </table:table-cell>
          <table:table-cell office:value-type="string">
            <text:p>modules/gAudioBundle-1/src/Audi/Audi_S6_T7_Ext_Bys_Pumping_With_Accelerator_Mkh8060.ogg</text:p>
          </table:table-cell>
        </table:table-row>
        <table:table-row table:style-name="ro1">
          <table:table-cell office:value-type="string">
            <text:p>Audience_Cheers_13.ogg</text:p>
          </table:table-cell>
          <table:table-cell office:value-type="string">
            <text:p>modules/gAudioBundle-1/src/Audience Reactions/Audience_Cheers_13.ogg</text:p>
          </table:table-cell>
        </table:table-row>
        <table:table-row table:style-name="ro1">
          <table:table-cell office:value-type="string">
            <text:p>Nightclub_Audience_Applause_Cheers_07.ogg</text:p>
          </table:table-cell>
          <table:table-cell office:value-type="string">
            <text:p>modules/gAudioBundle-1/src/Audience Reactions/Nightclub_Audience_Applause_Cheers_07.ogg</text:p>
          </table:table-cell>
        </table:table-row>
        <table:table-row table:style-name="ro1">
          <table:table-cell office:value-type="string">
            <text:p>Sitcom_Studio_Crowd_Laughter_10.ogg</text:p>
          </table:table-cell>
          <table:table-cell office:value-type="string">
            <text:p>modules/gAudioBundle-1/src/Audience Reactions/Sitcom_Studio_Crowd_Laughter_10.ogg</text:p>
          </table:table-cell>
        </table:table-row>
        <table:table-row table:style-name="ro1">
          <table:table-cell office:value-type="string">
            <text:p>Theater_Audience_Laughter_Applause_01.ogg</text:p>
          </table:table-cell>
          <table:table-cell office:value-type="string">
            <text:p>modules/gAudioBundle-1/src/Audience Reactions/Theater_Audience_Laughter_Applause_01.ogg</text:p>
          </table:table-cell>
        </table:table-row>
        <table:table-row table:style-name="ro1">
          <table:table-cell office:value-type="string">
            <text:p>Cane_Umbrella_large_pop_Open_button_automatic_spring_Action_unfold_04.ogg</text:p>
          </table:table-cell>
          <table:table-cell office:value-type="string">
            <text:p>modules/gAudioBundle-1/src/Automatic Umbrellas/Cane_Umbrella_large_pop_Open_button_automatic_spring_Action_unfold_04.ogg</text:p>
          </table:table-cell>
        </table:table-row>
        <table:table-row table:style-name="ro1">
          <table:table-cell office:value-type="string">
            <text:p>Umbrella_1_compact_close_slide_fold_snap_02.ogg</text:p>
          </table:table-cell>
          <table:table-cell office:value-type="string">
            <text:p>modules/gAudioBundle-1/src/Automatic Umbrellas/Umbrella_1_compact_close_slide_fold_snap_02.ogg</text:p>
          </table:table-cell>
        </table:table-row>
        <table:table-row table:style-name="ro1">
          <table:table-cell office:value-type="string">
            <text:p>Umbrella_2_compact_close_slide_fold_snap_04.ogg</text:p>
          </table:table-cell>
          <table:table-cell office:value-type="string">
            <text:p>modules/gAudioBundle-1/src/Automatic Umbrellas/Umbrella_2_compact_close_slide_fold_snap_04.ogg</text:p>
          </table:table-cell>
        </table:table-row>
        <table:table-row table:style-name="ro1">
          <table:table-cell office:value-type="string">
            <text:p>Umbrella_2_compact_movement_fabric_cleaning_shake_Out_05.ogg</text:p>
          </table:table-cell>
          <table:table-cell office:value-type="string">
            <text:p>modules/gAudioBundle-1/src/Automatic Umbrellas/Umbrella_2_compact_movement_fabric_cleaning_shake_Out_05.ogg</text:p>
          </table:table-cell>
        </table:table-row>
        <table:table-row table:style-name="ro1">
          <table:table-cell office:value-type="string">
            <text:p>Guitar_Atmospheric_Element_High_07.ogg</text:p>
          </table:table-cell>
          <table:table-cell office:value-type="string">
            <text:p>modules/gAudioBundle-1/src/Axmos_Cinematic Guitars/Guitar_Atmospheric_Element_High_07.ogg</text:p>
          </table:table-cell>
        </table:table-row>
        <table:table-row table:style-name="ro1">
          <table:table-cell office:value-type="string">
            <text:p>Guitar_Movement_Tension_01.ogg</text:p>
          </table:table-cell>
          <table:table-cell office:value-type="string">
            <text:p>modules/gAudioBundle-1/src/Axmos_Cinematic Guitars/Guitar_Movement_Tension_01.ogg</text:p>
          </table:table-cell>
        </table:table-row>
        <table:table-row table:style-name="ro1">
          <table:table-cell office:value-type="string">
            <text:p>Guitar_Reverse_02.ogg</text:p>
          </table:table-cell>
          <table:table-cell office:value-type="string">
            <text:p>modules/gAudioBundle-1/src/Axmos_Cinematic Guitars/Guitar_Reverse_02.ogg</text:p>
          </table:table-cell>
        </table:table-row>
        <table:table-row table:style-name="ro1">
          <table:table-cell office:value-type="string">
            <text:p>Guitar_Soundscape_Tension_18.ogg</text:p>
          </table:table-cell>
          <table:table-cell office:value-type="string">
            <text:p>modules/gAudioBundle-1/src/Axmos_Cinematic Guitars/Guitar_Soundscape_Tension_18.ogg</text:p>
          </table:table-cell>
        </table:table-row>
        <table:table-row table:style-name="ro1">
          <table:table-cell office:value-type="string">
            <text:p>Baby_Infant_Laughing_Giggling.ogg</text:p>
          </table:table-cell>
          <table:table-cell office:value-type="string">
            <text:p>modules/gAudioBundle-1/src/Babies and Kids/Baby Sounds/Baby_Infant_Laughing_Giggling.ogg</text:p>
          </table:table-cell>
        </table:table-row>
        <table:table-row table:style-name="ro1">
          <table:table-cell office:value-type="string">
            <text:p>Baby_Infant_Vocalization_Talking_Cooing_Relaxed_Dada.ogg</text:p>
          </table:table-cell>
          <table:table-cell office:value-type="string">
            <text:p>modules/gAudioBundle-1/src/Babies and Kids/Baby Sounds/Baby_Infant_Vocalization_Talking_Cooing_Relaxed_Dada.ogg</text:p>
          </table:table-cell>
        </table:table-row>
        <table:table-row table:style-name="ro1">
          <table:table-cell office:value-type="string">
            <text:p>Baby_Infant_Whining_Crying_2.ogg</text:p>
          </table:table-cell>
          <table:table-cell office:value-type="string">
            <text:p>modules/gAudioBundle-1/src/Babies and Kids/Baby Sounds/Baby_Infant_Whining_Crying_2.ogg</text:p>
          </table:table-cell>
        </table:table-row>
        <table:table-row table:style-name="ro1">
          <table:table-cell office:value-type="string">
            <text:p>Baby_15_Days_Crying_Hard_1.ogg</text:p>
          </table:table-cell>
          <table:table-cell office:value-type="string">
            <text:p>modules/gAudioBundle-1/src/Babies and Kids/Baby_15_Days_Crying_Hard_1.ogg</text:p>
          </table:table-cell>
        </table:table-row>
        <table:table-row table:style-name="ro1">
          <table:table-cell office:value-type="string">
            <text:p>Baby_1_Month_Breast_Feeding_2.ogg</text:p>
          </table:table-cell>
          <table:table-cell office:value-type="string">
            <text:p>modules/gAudioBundle-1/src/Babies and Kids/Baby_1_Month_Breast_Feeding_2.ogg</text:p>
          </table:table-cell>
        </table:table-row>
        <table:table-row table:style-name="ro1">
          <table:table-cell office:value-type="string">
            <text:p>Baby_5_Months_Babbling_Whining_Happy_Annoyed.ogg</text:p>
          </table:table-cell>
          <table:table-cell office:value-type="string">
            <text:p>modules/gAudioBundle-1/src/Babies and Kids/Baby_5_Months_Babbling_Whining_Happy_Annoyed.ogg</text:p>
          </table:table-cell>
        </table:table-row>
        <table:table-row table:style-name="ro1">
          <table:table-cell office:value-type="string">
            <text:p>Group_Kids_Uhh_Ahh.ogg</text:p>
          </table:table-cell>
          <table:table-cell office:value-type="string">
            <text:p>modules/gAudioBundle-1/src/Babies and Kids/Group_Kids_Uhh_Ahh.ogg</text:p>
          </table:table-cell>
        </table:table-row>
        <table:table-row table:style-name="ro1">
          <table:table-cell office:value-type="string">
            <text:p>Morocco_Bonus_Wood_Door_6.ogg</text:p>
          </table:table-cell>
          <table:table-cell office:value-type="string">
            <text:p>modules/gAudioBundle-1/src/Background Morocco/Morocco_Bonus_Wood_Door_6.ogg</text:p>
          </table:table-cell>
        </table:table-row>
        <table:table-row table:style-name="ro1">
          <table:table-cell office:value-type="string">
            <text:p>Morocco_Desert_Camp_Morning_Birds_2.ogg</text:p>
          </table:table-cell>
          <table:table-cell office:value-type="string">
            <text:p>modules/gAudioBundle-1/src/Background Morocco/Morocco_Desert_Camp_Morning_Birds_2.ogg</text:p>
          </table:table-cell>
        </table:table-row>
        <table:table-row table:style-name="ro1">
          <table:table-cell office:value-type="string">
            <text:p>Morocco_Essaouira_Villa_Birds_And_Foliage_1.ogg</text:p>
          </table:table-cell>
          <table:table-cell office:value-type="string">
            <text:p>modules/gAudioBundle-1/src/Background Morocco/Morocco_Essaouira_Villa_Birds_And_Foliage_1.ogg</text:p>
          </table:table-cell>
        </table:table-row>
        <table:table-row table:style-name="ro1">
          <table:table-cell office:value-type="string">
            <text:p>Morocco_Marrakech_Riad_Roof_Prayer.ogg</text:p>
          </table:table-cell>
          <table:table-cell office:value-type="string">
            <text:p>modules/gAudioBundle-1/src/Background Morocco/Morocco_Marrakech_Riad_Roof_Prayer.ogg</text:p>
          </table:table-cell>
        </table:table-row>
        <table:table-row table:style-name="ro1">
          <table:table-cell office:value-type="string">
            <text:p>Bag_Foley_Backpack_Small_Ikea_Polyester_Prescence.ogg</text:p>
          </table:table-cell>
          <table:table-cell office:value-type="string">
            <text:p>modules/gAudioBundle-1/src/Bag Foley/Bag_Foley_Backpack_Small_Ikea_Polyester_Prescence.ogg</text:p>
          </table:table-cell>
        </table:table-row>
        <table:table-row table:style-name="ro1">
          <table:table-cell office:value-type="string">
            <text:p>Bag_Foley_Canvas_Bag_Cotton_Grab.ogg</text:p>
          </table:table-cell>
          <table:table-cell office:value-type="string">
            <text:p>modules/gAudioBundle-1/src/Bag Foley/Bag_Foley_Canvas_Bag_Cotton_Grab.ogg</text:p>
          </table:table-cell>
        </table:table-row>
        <table:table-row table:style-name="ro1">
          <table:table-cell office:value-type="string">
            <text:p>Bag_Foley_Duffel_Sport_Bag_Polyester_Fake_Leather_Drop_Place.ogg</text:p>
          </table:table-cell>
          <table:table-cell office:value-type="string">
            <text:p>modules/gAudioBundle-1/src/Bag Foley/Bag_Foley_Duffel_Sport_Bag_Polyester_Fake_Leather_Drop_Place.ogg</text:p>
          </table:table-cell>
        </table:table-row>
        <table:table-row table:style-name="ro1">
          <table:table-cell office:value-type="string">
            <text:p>Bag_Foley_Wallet_Leather_Grab.ogg</text:p>
          </table:table-cell>
          <table:table-cell office:value-type="string">
            <text:p>modules/gAudioBundle-1/src/Bag Foley/Bag_Foley_Wallet_Leather_Grab.ogg</text:p>
          </table:table-cell>
        </table:table-row>
        <table:table-row table:style-name="ro1">
          <table:table-cell office:value-type="string">
            <text:p>Btf_06_Tribal_05_Bells_Dance_People_Crowd_Ambience_05.ogg</text:p>
          </table:table-cell>
          <table:table-cell office:value-type="string">
            <text:p>modules/gAudioBundle-1/src/Balkan Tribal Festival/Btf_06_Tribal_05_Bells_Dance_People_Crowd_Ambience_05.ogg</text:p>
          </table:table-cell>
        </table:table-row>
        <table:table-row table:style-name="ro1">
          <table:table-cell office:value-type="string">
            <text:p>Btf_06_Tribal_25_Bells_Dance_People_Crowd_General_Ambience_01.ogg</text:p>
          </table:table-cell>
          <table:table-cell office:value-type="string">
            <text:p>modules/gAudioBundle-1/src/Balkan Tribal Festival/Btf_06_Tribal_25_Bells_Dance_People_Crowd_General_Ambience_01.ogg</text:p>
          </table:table-cell>
        </table:table-row>
        <table:table-row table:style-name="ro1">
          <table:table-cell office:value-type="string">
            <text:p>Kb005.ogg</text:p>
          </table:table-cell>
          <table:table-cell office:value-type="string">
            <text:p>modules/gAudioBundle-1/src/Ball Bounces/Kb005.ogg</text:p>
          </table:table-cell>
        </table:table-row>
        <table:table-row table:style-name="ro1">
          <table:table-cell office:value-type="string">
            <text:p>Sb011.ogg</text:p>
          </table:table-cell>
          <table:table-cell office:value-type="string">
            <text:p>modules/gAudioBundle-1/src/Ball Bounces/Sb011.ogg</text:p>
          </table:table-cell>
        </table:table-row>
        <table:table-row table:style-name="ro1">
          <table:table-cell office:value-type="string">
            <text:p>Tb003.ogg</text:p>
          </table:table-cell>
          <table:table-cell office:value-type="string">
            <text:p>modules/gAudioBundle-1/src/Ball Bounces/Tb003.ogg</text:p>
          </table:table-cell>
        </table:table-row>
        <table:table-row table:style-name="ro1">
          <table:table-cell office:value-type="string">
            <text:p>Yb012.ogg</text:p>
          </table:table-cell>
          <table:table-cell office:value-type="string">
            <text:p>modules/gAudioBundle-1/src/Ball Bounces/Yb012.ogg</text:p>
          </table:table-cell>
        </table:table-row>
        <table:table-row table:style-name="ro1">
          <table:table-cell office:value-type="string">
            <text:p>Glasses_Handle_03_Ntg-2.ogg</text:p>
          </table:table-cell>
          <table:table-cell office:value-type="string">
            <text:p>modules/gAudioBundle-1/src/Bar Effects/Glasses_Handle_03_Ntg-2.ogg</text:p>
          </table:table-cell>
        </table:table-row>
        <table:table-row table:style-name="ro1">
          <table:table-cell office:value-type="string">
            <text:p>Ice_Filling_Glass_01_Nt1-A.ogg</text:p>
          </table:table-cell>
          <table:table-cell office:value-type="string">
            <text:p>modules/gAudioBundle-1/src/Bar Effects/Ice_Filling_Glass_01_Nt1-A.ogg</text:p>
          </table:table-cell>
        </table:table-row>
        <table:table-row table:style-name="ro1">
          <table:table-cell office:value-type="string">
            <text:p>Soda_Siphon-2_01_Ntg-2.ogg</text:p>
          </table:table-cell>
          <table:table-cell office:value-type="string">
            <text:p>modules/gAudioBundle-1/src/Bar Effects/Soda_Siphon-2_01_Ntg-2.ogg</text:p>
          </table:table-cell>
        </table:table-row>
        <table:table-row table:style-name="ro1">
          <table:table-cell office:value-type="string">
            <text:p>Tin_Cola_Open_02_Nt1-A.ogg</text:p>
          </table:table-cell>
          <table:table-cell office:value-type="string">
            <text:p>modules/gAudioBundle-1/src/Bar Effects/Tin_Cola_Open_02_Nt1-A.ogg</text:p>
          </table:table-cell>
        </table:table-row>
        <table:table-row table:style-name="ro1">
          <table:table-cell office:value-type="string">
            <text:p>Barcelona_Burgerbar_Manytourists_Crowd_Walla.ogg</text:p>
          </table:table-cell>
          <table:table-cell office:value-type="string">
            <text:p>modules/gAudioBundle-1/src/Barcelona Ambiences/Barcelona_Burgerbar_Manytourists_Crowd_Walla.ogg</text:p>
          </table:table-cell>
        </table:table-row>
        <table:table-row table:style-name="ro1">
          <table:table-cell office:value-type="string">
            <text:p>Barcelona_Coffeeshop_Santsstation.ogg</text:p>
          </table:table-cell>
          <table:table-cell office:value-type="string">
            <text:p>modules/gAudioBundle-1/src/Barcelona Ambiences/Barcelona_Coffeeshop_Santsstation.ogg</text:p>
          </table:table-cell>
        </table:table-row>
        <table:table-row table:style-name="ro1">
          <table:table-cell office:value-type="string">
            <text:p>Barcelona_Metro_Platform_Crowd_Walla_Paannounce_Bleep.ogg</text:p>
          </table:table-cell>
          <table:table-cell office:value-type="string">
            <text:p>modules/gAudioBundle-1/src/Barcelona Ambiences/Barcelona_Metro_Platform_Crowd_Walla_Paannounce_Bleep.ogg</text:p>
          </table:table-cell>
        </table:table-row>
        <table:table-row table:style-name="ro1">
          <table:table-cell office:value-type="string">
            <text:p>Barcelona_Roomtone_Fan_02.ogg</text:p>
          </table:table-cell>
          <table:table-cell office:value-type="string">
            <text:p>modules/gAudioBundle-1/src/Barcelona Ambiences/Barcelona_Roomtone_Fan_02.ogg</text:p>
          </table:table-cell>
        </table:table-row>
        <table:table-row table:style-name="ro1">
          <table:table-cell office:value-type="string">
            <text:p>Ambience-City-Spain-Barcelona-Ext-Day-Sagrada_Familia-Church-Bells_Music.ogg</text:p>
          </table:table-cell>
          <table:table-cell office:value-type="string">
            <text:p>modules/gAudioBundle-1/src/Barcelona City Ambiences/Ambience-City-Spain-Barcelona-Ext-Day-Sagrada_Familia-Church-Bells_Music.ogg</text:p>
          </table:table-cell>
        </table:table-row>
        <table:table-row table:style-name="ro1">
          <table:table-cell office:value-type="string">
            <text:p>Ambience-City-Spain-Barcelona-Ext-Early_Morning_Day-Back_Alley.ogg</text:p>
          </table:table-cell>
          <table:table-cell office:value-type="string">
            <text:p>modules/gAudioBundle-1/src/Barcelona City Ambiences/Ambience-City-Spain-Barcelona-Ext-Early_Morning_Day-Back_Alley.ogg</text:p>
          </table:table-cell>
        </table:table-row>
        <table:table-row table:style-name="ro1">
          <table:table-cell office:value-type="string">
            <text:p>Barge_T16_Onbrd_Reverse_Hydrophone_Left.ogg</text:p>
          </table:table-cell>
          <table:table-cell office:value-type="string">
            <text:p>modules/gAudioBundle-1/src/Barge Bronz Diesel 1941/Barge_T16_Onbrd_Reverse_Hydrophone_Left.ogg</text:p>
          </table:table-cell>
        </table:table-row>
        <table:table-row table:style-name="ro1">
          <table:table-cell office:value-type="string">
            <text:p>Barge_T1_Onbrd_Slow_Drive_Steady_Deck_Wheelhouse_Holophone.ogg</text:p>
          </table:table-cell>
          <table:table-cell office:value-type="string">
            <text:p>modules/gAudioBundle-1/src/Barge Bronz Diesel 1941/Barge_T1_Onbrd_Slow_Drive_Steady_Deck_Wheelhouse_Holophone.ogg</text:p>
          </table:table-cell>
        </table:table-row>
        <table:table-row table:style-name="ro1">
          <table:table-cell office:value-type="string">
            <text:p>Barge_T29_Var_Sfx_Air_Compressor_Steady_2_Css5.ogg</text:p>
          </table:table-cell>
          <table:table-cell office:value-type="string">
            <text:p>modules/gAudioBundle-1/src/Barge Bronz Diesel 1941/Barge_T29_Var_Sfx_Air_Compressor_Steady_2_Css5.ogg</text:p>
          </table:table-cell>
        </table:table-row>
        <table:table-row table:style-name="ro1">
          <table:table-cell office:value-type="string">
            <text:p>Dog_German_Shepherd_T15_Int_Bark_Slow_Distant_Rsm191.ogg</text:p>
          </table:table-cell>
          <table:table-cell office:value-type="string">
            <text:p>modules/gAudioBundle-1/src/Barking Dog/Dog_German_Shepherd_T15_Int_Bark_Slow_Distant_Rsm191.ogg</text:p>
          </table:table-cell>
        </table:table-row>
        <table:table-row table:style-name="ro1">
          <table:table-cell office:value-type="string">
            <text:p>Dog_German_Shepherd_T2_Ext_Field_Bark_Many_Times_Start_And_Stop_Dpa4060.ogg</text:p>
          </table:table-cell>
          <table:table-cell office:value-type="string">
            <text:p>modules/gAudioBundle-1/src/Barking Dog/Dog_German_Shepherd_T2_Ext_Field_Bark_Many_Times_Start_And_Stop_Dpa4060.ogg</text:p>
          </table:table-cell>
        </table:table-row>
        <table:table-row table:style-name="ro1">
          <table:table-cell office:value-type="string">
            <text:p>Barrett_M98b_.338_Lapua_2m_Right_Mkh60_Clean_Single_Shots_X_17.ogg</text:p>
          </table:table-cell>
          <table:table-cell office:value-type="string">
            <text:p>modules/gAudioBundle-1/src/Barrett M98b 338 Lapua/Barrett_M98b_.338_Lapua_2m_Right_Mkh60_Clean_Single_Shots_X_17.ogg</text:p>
          </table:table-cell>
        </table:table-row>
        <table:table-row table:style-name="ro1">
          <table:table-cell office:value-type="string">
            <text:p>Barrett_M98b_.338_Lapua_On_Gun_Dpa4062_Clean_Single_Shots_X_17.ogg</text:p>
          </table:table-cell>
          <table:table-cell office:value-type="string">
            <text:p>modules/gAudioBundle-1/src/Barrett M98b 338 Lapua/Barrett_M98b_.338_Lapua_On_Gun_Dpa4062_Clean_Single_Shots_X_17.ogg</text:p>
          </table:table-cell>
        </table:table-row>
        <table:table-row table:style-name="ro1">
          <table:table-cell office:value-type="string">
            <text:p>Basketball_Street_Game-Basketball_Hits_Backboard_Hoop_Multiple_Times_And_Catching_It_With_Two_Hands_Outdoors_01.ogg</text:p>
          </table:table-cell>
          <table:table-cell office:value-type="string">
            <text:p>modules/gAudioBundle-1/src/Basketball Game Ultra/Basketball_Street_Game-Basketball_Hits_Backboard_Hoop_Multiple_Times_And_Catching_It_With_Two_Hands_Outdoors_01.ogg</text:p>
          </table:table-cell>
        </table:table-row>
        <table:table-row table:style-name="ro1">
          <table:table-cell office:value-type="string">
            <text:p>Basketball_Street_Game-Multiple_Middle_Paced_Dribbles_On_Cement_Shoe_Scraps_08.ogg</text:p>
          </table:table-cell>
          <table:table-cell office:value-type="string">
            <text:p>modules/gAudioBundle-1/src/Basketball Game Ultra/Basketball_Street_Game-Multiple_Middle_Paced_Dribbles_On_Cement_Shoe_Scraps_08.ogg</text:p>
          </table:table-cell>
        </table:table-row>
        <table:table-row table:style-name="ro1">
          <table:table-cell office:value-type="string">
            <text:p>International_Basketball_Game-Boo_Crowd_Clapping_In_Unison_And_Chanting_Drum_Beat_Shoe_Scraps.ogg</text:p>
          </table:table-cell>
          <table:table-cell office:value-type="string">
            <text:p>modules/gAudioBundle-1/src/Basketball Game Ultra/International_Basketball_Game-Boo_Crowd_Clapping_In_Unison_And_Chanting_Drum_Beat_Shoe_Scraps.ogg</text:p>
          </table:table-cell>
        </table:table-row>
        <table:table-row table:style-name="ro1">
          <table:table-cell office:value-type="string">
            <text:p>International_Basketball_Game-Drum_Beat_Excited_Crowd_Clapping_In_Unison_03.ogg</text:p>
          </table:table-cell>
          <table:table-cell office:value-type="string">
            <text:p>modules/gAudioBundle-1/src/Basketball Game Ultra/International_Basketball_Game-Drum_Beat_Excited_Crowd_Clapping_In_Unison_03.ogg</text:p>
          </table:table-cell>
        </table:table-row>
        <table:table-row table:style-name="ro1">
          <table:table-cell office:value-type="string">
            <text:p>Bass_Gritty_Wobble.ogg</text:p>
          </table:table-cell>
          <table:table-cell office:value-type="string">
            <text:p>modules/gAudioBundle-1/src/Bass Weight Low End Elements/Bass_Gritty_Wobble.ogg</text:p>
          </table:table-cell>
        </table:table-row>
        <table:table-row table:style-name="ro1">
          <table:table-cell office:value-type="string">
            <text:p>Bass_Sub_Wub_02.ogg</text:p>
          </table:table-cell>
          <table:table-cell office:value-type="string">
            <text:p>modules/gAudioBundle-1/src/Bass Weight Low End Elements/Bass_Sub_Wub_02.ogg</text:p>
          </table:table-cell>
        </table:table-row>
        <table:table-row table:style-name="ro1">
          <table:table-cell office:value-type="string">
            <text:p>Aerosol_Can_Shaving_Cream_Squirt_Watery_Long_X3_Bubbly_And_Thin.ogg</text:p>
          </table:table-cell>
          <table:table-cell office:value-type="string">
            <text:p>modules/gAudioBundle-1/src/Bathroom/Aerosol_Can_Shaving_Cream_Squirt_Watery_Long_X3_Bubbly_And_Thin.ogg</text:p>
          </table:table-cell>
        </table:table-row>
        <table:table-row table:style-name="ro1">
          <table:table-cell office:value-type="string">
            <text:p>Aspirin_Pill_Bottle_Open_Collect_Pills_Close.ogg</text:p>
          </table:table-cell>
          <table:table-cell office:value-type="string">
            <text:p>modules/gAudioBundle-1/src/Bathroom/Bathroom Audio Playset/Aspirin_Pill_Bottle_Open_Collect_Pills_Close.ogg</text:p>
          </table:table-cell>
        </table:table-row>
        <table:table-row table:style-name="ro1">
          <table:table-cell office:value-type="string">
            <text:p>Razor_Electric_Norelco_Trimmer_On_Trim_Beard_Off.ogg</text:p>
          </table:table-cell>
          <table:table-cell office:value-type="string">
            <text:p>modules/gAudioBundle-1/src/Bathroom/Bathroom Audio Playset/Razor_Electric_Norelco_Trimmer_On_Trim_Beard_Off.ogg</text:p>
          </table:table-cell>
        </table:table-row>
        <table:table-row table:style-name="ro1">
          <table:table-cell office:value-type="string">
            <text:p>Teeth_Brush_Male.ogg</text:p>
          </table:table-cell>
          <table:table-cell office:value-type="string">
            <text:p>modules/gAudioBundle-1/src/Bathroom/Bathroom Audio Playset/Teeth_Brush_Male.ogg</text:p>
          </table:table-cell>
        </table:table-row>
        <table:table-row table:style-name="ro1">
          <table:table-cell office:value-type="string">
            <text:p>Toilet_Plunge.ogg</text:p>
          </table:table-cell>
          <table:table-cell office:value-type="string">
            <text:p>modules/gAudioBundle-1/src/Bathroom/Bathroom Audio Playset/Toilet_Plunge.ogg</text:p>
          </table:table-cell>
        </table:table-row>
        <table:table-row table:style-name="ro1">
          <table:table-cell office:value-type="string">
            <text:p>Aerosol_Spray_Short.ogg</text:p>
          </table:table-cell>
          <table:table-cell office:value-type="string">
            <text:p>modules/gAudioBundle-1/src/Bathroom/Bathroom Sounds/Aerosol_Spray_Short.ogg</text:p>
          </table:table-cell>
        </table:table-row>
        <table:table-row table:style-name="ro1">
          <table:table-cell office:value-type="string">
            <text:p>Pee_Long.ogg</text:p>
          </table:table-cell>
          <table:table-cell office:value-type="string">
            <text:p>modules/gAudioBundle-1/src/Bathroom/Bathroom Sounds/Pee_Long.ogg</text:p>
          </table:table-cell>
        </table:table-row>
        <table:table-row table:style-name="ro1">
          <table:table-cell office:value-type="string">
            <text:p>Shower_1_Minute_2.ogg</text:p>
          </table:table-cell>
          <table:table-cell office:value-type="string">
            <text:p>modules/gAudioBundle-1/src/Bathroom/Bathroom Sounds/Shower_1_Minute_2.ogg</text:p>
          </table:table-cell>
        </table:table-row>
        <table:table-row table:style-name="ro1">
          <table:table-cell office:value-type="string">
            <text:p>Toilet_Flush_Long.ogg</text:p>
          </table:table-cell>
          <table:table-cell office:value-type="string">
            <text:p>modules/gAudioBundle-1/src/Bathroom/Bathroom Sounds/Toilet_Flush_Long.ogg</text:p>
          </table:table-cell>
        </table:table-row>
        <table:table-row table:style-name="ro1">
          <table:table-cell office:value-type="string">
            <text:p>Draining_Sink_2.ogg</text:p>
          </table:table-cell>
          <table:table-cell office:value-type="string">
            <text:p>modules/gAudioBundle-1/src/Bathroom/Draining_Sink_2.ogg</text:p>
          </table:table-cell>
        </table:table-row>
        <table:table-row table:style-name="ro1">
          <table:table-cell office:value-type="string">
            <text:p>Hairspray_2.ogg</text:p>
          </table:table-cell>
          <table:table-cell office:value-type="string">
            <text:p>modules/gAudioBundle-1/src/Bathroom/Hairspray_2.ogg</text:p>
          </table:table-cell>
        </table:table-row>
        <table:table-row table:style-name="ro1">
          <table:table-cell office:value-type="string">
            <text:p>Razor_Electric_On_Run_Shake_Gentle_Off.ogg</text:p>
          </table:table-cell>
          <table:table-cell office:value-type="string">
            <text:p>modules/gAudioBundle-1/src/Bathroom/Razor_Electric_On_Run_Shake_Gentle_Off.ogg</text:p>
          </table:table-cell>
        </table:table-row>
        <table:table-row table:style-name="ro1">
          <table:table-cell office:value-type="string">
            <text:p>Shower_1.ogg</text:p>
          </table:table-cell>
          <table:table-cell office:value-type="string">
            <text:p>modules/gAudioBundle-1/src/Bathroom/Shower_1.ogg</text:p>
          </table:table-cell>
        </table:table-row>
        <table:table-row table:style-name="ro1">
          <table:table-cell office:value-type="string">
            <text:p>Toilet_Domestic_Flush_Seat_Up_Fill.ogg</text:p>
          </table:table-cell>
          <table:table-cell office:value-type="string">
            <text:p>modules/gAudioBundle-1/src/Bathroom/Toilet_Domestic_Flush_Seat_Up_Fill.ogg</text:p>
          </table:table-cell>
        </table:table-row>
        <table:table-row table:style-name="ro1">
          <table:table-cell office:value-type="string">
            <text:p>Toothbrushbasic.ogg</text:p>
          </table:table-cell>
          <table:table-cell office:value-type="string">
            <text:p>modules/gAudioBundle-1/src/Bathroom/Toothbrushbasic.ogg</text:p>
          </table:table-cell>
        </table:table-row>
        <table:table-row table:style-name="ro1">
          <table:table-cell office:value-type="string">
            <text:p>Water_Splashes_Bath_Tub_Roomy_Dunk_Slow_Hard_X3.ogg</text:p>
          </table:table-cell>
          <table:table-cell office:value-type="string">
            <text:p>modules/gAudioBundle-1/src/Bathroom/Water_Splashes_Bath_Tub_Roomy_Dunk_Slow_Hard_X3.ogg</text:p>
          </table:table-cell>
        </table:table-row>
        <table:table-row table:style-name="ro1">
          <table:table-cell office:value-type="string">
            <text:p>Background_Command_Center_Ambience_002.ogg</text:p>
          </table:table-cell>
          <table:table-cell office:value-type="string">
            <text:p>modules/gAudioBundle-1/src/Battlecruiser Spaceship/Background_Command_Center_Ambience_002.ogg</text:p>
          </table:table-cell>
        </table:table-row>
        <table:table-row table:style-name="ro1">
          <table:table-cell office:value-type="string">
            <text:p>Background_Exterior_Ambience_003.ogg</text:p>
          </table:table-cell>
          <table:table-cell office:value-type="string">
            <text:p>modules/gAudioBundle-1/src/Battlecruiser Spaceship/Background_Exterior_Ambience_003.ogg</text:p>
          </table:table-cell>
        </table:table-row>
        <table:table-row table:style-name="ro1">
          <table:table-cell office:value-type="string">
            <text:p>Interface_048.ogg</text:p>
          </table:table-cell>
          <table:table-cell office:value-type="string">
            <text:p>modules/gAudioBundle-1/src/Battlecruiser Spaceship/Interface_048.ogg</text:p>
          </table:table-cell>
        </table:table-row>
        <table:table-row table:style-name="ro1">
          <table:table-cell office:value-type="string">
            <text:p>Spaceship_Passby_017.ogg</text:p>
          </table:table-cell>
          <table:table-cell office:value-type="string">
            <text:p>modules/gAudioBundle-1/src/Battlecruiser Spaceship/Spaceship_Passby_017.ogg</text:p>
          </table:table-cell>
        </table:table-row>
        <table:table-row table:style-name="ro1">
          <table:table-cell office:value-type="string">
            <text:p>Howitzer_M101_C1_105_Mm_Distant_Right_Side_Shot_Pound_Thick.ogg</text:p>
          </table:table-cell>
          <table:table-cell office:value-type="string">
            <text:p>modules/gAudioBundle-1/src/Battlefield Howitzers/Howitzer_M101_C1_105_Mm_Distant_Right_Side_Shot_Pound_Thick.ogg</text:p>
          </table:table-cell>
        </table:table-row>
        <table:table-row table:style-name="ro1">
          <table:table-cell office:value-type="string">
            <text:p>Howitzer_M101_C3_105_Mm_Distant_Right_Side_Shot_Explode_Crack_Sweetener.ogg</text:p>
          </table:table-cell>
          <table:table-cell office:value-type="string">
            <text:p>modules/gAudioBundle-1/src/Battlefield Howitzers/Howitzer_M101_C3_105_Mm_Distant_Right_Side_Shot_Explode_Crack_Sweetener.ogg</text:p>
          </table:table-cell>
        </table:table-row>
        <table:table-row table:style-name="ro1">
          <table:table-cell office:value-type="string">
            <text:p>Howitzer_M101_C3_105_Mm_Medium_Distant_Right_Side_Shot_Firm_Heavy_Eq_Version_Soft_Attack.ogg</text:p>
          </table:table-cell>
          <table:table-cell office:value-type="string">
            <text:p>modules/gAudioBundle-1/src/Battlefield Howitzers/Howitzer_M101_C3_105_Mm_Medium_Distant_Right_Side_Shot_Firm_Heavy_Eq_Version_Soft_Attack.ogg</text:p>
          </table:table-cell>
        </table:table-row>
        <table:table-row table:style-name="ro1">
          <table:table-cell office:value-type="string">
            <text:p>Day_Beach_Boardwalk_Bikepath_Constantseagulls_Bicyclebys_Pedestrianslowbys_Mediumtodistantperformancecrowd_Distantmusicsporadically_Fuma.ogg</text:p>
          </table:table-cell>
          <table:table-cell office:value-type="string">
            <text:p>modules/gAudioBundle-1/src/Beach/Day_Beach_Boardwalk_Bikepath_Constantseagulls_Bicyclebys_Pedestrianslowbys_Mediumtodistantperformancecrowd_Distantmusicsporadically_Fuma.ogg</text:p>
          </table:table-cell>
        </table:table-row>
        <table:table-row table:style-name="ro1">
          <table:table-cell office:value-type="string">
            <text:p>Day_Beach_Mediumwaves_Distinctvoices_Frisbeeplaying_Helicopterby_Walkingonsand_Mediumtodistantwaves_Lifeguardtruckby_7_1.ogg</text:p>
          </table:table-cell>
          <table:table-cell office:value-type="string">
            <text:p>modules/gAudioBundle-1/src/Beach/Day_Beach_Mediumwaves_Distinctvoices_Frisbeeplaying_Helicopterby_Walkingonsand_Mediumtodistantwaves_Lifeguardtruckby_7_1.ogg</text:p>
          </table:table-cell>
        </table:table-row>
        <table:table-row table:style-name="ro1">
          <table:table-cell office:value-type="string">
            <text:p>Day_Beach_Steadyoceanwaves_Inthewash_Close_Nopeople_Ambix.ogg</text:p>
          </table:table-cell>
          <table:table-cell office:value-type="string">
            <text:p>modules/gAudioBundle-1/src/Beach/Day_Beach_Steadyoceanwaves_Inthewash_Close_Nopeople_Ambix.ogg</text:p>
          </table:table-cell>
        </table:table-row>
        <table:table-row table:style-name="ro1">
          <table:table-cell office:value-type="string">
            <text:p>Day_Beach_Steadyoceanwavesonrocks_Waterlapping_Close_Nopeople_Stereo.ogg</text:p>
          </table:table-cell>
          <table:table-cell office:value-type="string">
            <text:p>modules/gAudioBundle-1/src/Beach/Day_Beach_Steadyoceanwavesonrocks_Waterlapping_Close_Nopeople_Stereo.ogg</text:p>
          </table:table-cell>
        </table:table-row>
        <table:table-row table:style-name="ro1">
          <table:table-cell office:value-type="string">
            <text:p>Bees_Hive_Exterior_In_Front_Of_Landing_Zone_From_1_Meter_Stereo_Ortf_8040.ogg</text:p>
          </table:table-cell>
          <table:table-cell office:value-type="string">
            <text:p>modules/gAudioBundle-1/src/Beehive/Bees_Hive_Exterior_In_Front_Of_Landing_Zone_From_1_Meter_Stereo_Ortf_8040.ogg</text:p>
          </table:table-cell>
        </table:table-row>
        <table:table-row table:style-name="ro1">
          <table:table-cell office:value-type="string">
            <text:p>Bees_Hive_Exterior_Landing_Zone_Very_Close_Stereo_M10.ogg</text:p>
          </table:table-cell>
          <table:table-cell office:value-type="string">
            <text:p>modules/gAudioBundle-1/src/Beehive/Bees_Hive_Exterior_Landing_Zone_Very_Close_Stereo_M10.ogg</text:p>
          </table:table-cell>
        </table:table-row>
        <table:table-row table:style-name="ro1">
          <table:table-cell office:value-type="string">
            <text:p>Beep_Buzz_Clean_Tight_Mid_X3.ogg</text:p>
          </table:table-cell>
          <table:table-cell office:value-type="string">
            <text:p>modules/gAudioBundle-1/src/Beeps And Buzzers/Beep_Buzz_Clean_Tight_Mid_X3.ogg</text:p>
          </table:table-cell>
        </table:table-row>
        <table:table-row table:style-name="ro1">
          <table:table-cell office:value-type="string">
            <text:p>Beep_Clean_Pure_Simple_High_X4_Fast.ogg</text:p>
          </table:table-cell>
          <table:table-cell office:value-type="string">
            <text:p>modules/gAudioBundle-1/src/Beeps And Buzzers/Beep_Clean_Pure_Simple_High_X4_Fast.ogg</text:p>
          </table:table-cell>
        </table:table-row>
        <table:table-row table:style-name="ro1">
          <table:table-cell office:value-type="string">
            <text:p>Beep_Cyber_Buzz_Thin_Tight_Low.ogg</text:p>
          </table:table-cell>
          <table:table-cell office:value-type="string">
            <text:p>modules/gAudioBundle-1/src/Beeps And Buzzers/Beep_Cyber_Buzz_Thin_Tight_Low.ogg</text:p>
          </table:table-cell>
        </table:table-row>
        <table:table-row table:style-name="ro1">
          <table:table-cell office:value-type="string">
            <text:p>Beeps_Buzz_Coarse_Tight_Muted_Very_High_X4_Loop_Faint_Background_Beeps.ogg</text:p>
          </table:table-cell>
          <table:table-cell office:value-type="string">
            <text:p>modules/gAudioBundle-1/src/Beeps And Buzzers/Beeps_Buzz_Coarse_Tight_Muted_Very_High_X4_Loop_Faint_Background_Beeps.ogg</text:p>
          </table:table-cell>
        </table:table-row>
        <table:table-row table:style-name="ro1">
          <table:table-cell office:value-type="string">
            <text:p>Bb_Drl__062.ogg</text:p>
          </table:table-cell>
          <table:table-cell office:value-type="string">
            <text:p>modules/gAudioBundle-1/src/Beeps And Buzzers/Bleeping Buttons/Bb_Drl__062.ogg</text:p>
          </table:table-cell>
        </table:table-row>
        <table:table-row table:style-name="ro1">
          <table:table-cell office:value-type="string">
            <text:p>Bb_Drl__086.ogg</text:p>
          </table:table-cell>
          <table:table-cell office:value-type="string">
            <text:p>modules/gAudioBundle-1/src/Beeps And Buzzers/Bleeping Buttons/Bb_Drl__086.ogg</text:p>
          </table:table-cell>
        </table:table-row>
        <table:table-row table:style-name="ro1">
          <table:table-cell office:value-type="string">
            <text:p>Bb_Drl__112.ogg</text:p>
          </table:table-cell>
          <table:table-cell office:value-type="string">
            <text:p>modules/gAudioBundle-1/src/Beeps And Buzzers/Bleeping Buttons/Bb_Drl__112.ogg</text:p>
          </table:table-cell>
        </table:table-row>
        <table:table-row table:style-name="ro1">
          <table:table-cell office:value-type="string">
            <text:p>Bb_Drl__129.ogg</text:p>
          </table:table-cell>
          <table:table-cell office:value-type="string">
            <text:p>modules/gAudioBundle-1/src/Beeps And Buzzers/Bleeping Buttons/Bb_Drl__129.ogg</text:p>
          </table:table-cell>
        </table:table-row>
        <table:table-row table:style-name="ro1">
          <table:table-cell office:value-type="string">
            <text:p>Bf002.ogg</text:p>
          </table:table-cell>
          <table:table-cell office:value-type="string">
            <text:p>modules/gAudioBundle-1/src/Beer And Whiskey Commercials/Bf002.ogg</text:p>
          </table:table-cell>
        </table:table-row>
        <table:table-row table:style-name="ro1">
          <table:table-cell office:value-type="string">
            <text:p>Wf018.ogg</text:p>
          </table:table-cell>
          <table:table-cell office:value-type="string">
            <text:p>modules/gAudioBundle-1/src/Beer And Whiskey Commercials/Wf018.ogg</text:p>
          </table:table-cell>
        </table:table-row>
        <table:table-row table:style-name="ro1">
          <table:table-cell office:value-type="string">
            <text:p>Wfsd006.ogg</text:p>
          </table:table-cell>
          <table:table-cell office:value-type="string">
            <text:p>modules/gAudioBundle-1/src/Beer And Whiskey Commercials/Wfsd006.ogg</text:p>
          </table:table-cell>
        </table:table-row>
        <table:table-row table:style-name="ro1">
          <table:table-cell office:value-type="string">
            <text:p>Sw009_Berlin_Balcony_Traffic_3pm_Street_Afternoon_Sunny_Tlm_103.ogg</text:p>
          </table:table-cell>
          <table:table-cell office:value-type="string">
            <text:p>modules/gAudioBundle-1/src/Berlin Balcony/Sw009_Berlin_Balcony_Traffic_3pm_Street_Afternoon_Sunny_Tlm_103.ogg</text:p>
          </table:table-cell>
        </table:table-row>
        <table:table-row table:style-name="ro1">
          <table:table-cell office:value-type="string">
            <text:p>Bicycle_Chain_Wheel_Spining_Accelerating_Deselerating.ogg</text:p>
          </table:table-cell>
          <table:table-cell office:value-type="string">
            <text:p>modules/gAudioBundle-1/src/Bicycles Sfx/Bicycle_Chain_Wheel_Spining_Accelerating_Deselerating.ogg</text:p>
          </table:table-cell>
        </table:table-row>
        <table:table-row table:style-name="ro1">
          <table:table-cell office:value-type="string">
            <text:p>Bicycle_Riding_Gravel_Close_Prespective_01.ogg</text:p>
          </table:table-cell>
          <table:table-cell office:value-type="string">
            <text:p>modules/gAudioBundle-1/src/Bicycles Sfx/Bicycle_Riding_Gravel_Close_Prespective_01.ogg</text:p>
          </table:table-cell>
        </table:table-row>
        <table:table-row table:style-name="ro1">
          <table:table-cell office:value-type="string">
            <text:p>Bicycle_Riding_Skids_Drift_Concrete_01.ogg</text:p>
          </table:table-cell>
          <table:table-cell office:value-type="string">
            <text:p>modules/gAudioBundle-1/src/Bicycles Sfx/Bicycle_Riding_Skids_Drift_Concrete_01.ogg</text:p>
          </table:table-cell>
        </table:table-row>
        <table:table-row table:style-name="ro1">
          <table:table-cell office:value-type="string">
            <text:p>Bicycle_Skids_Gravel_Front_Prespective_01.ogg</text:p>
          </table:table-cell>
          <table:table-cell office:value-type="string">
            <text:p>modules/gAudioBundle-1/src/Bicycles Sfx/Bicycle_Skids_Gravel_Front_Prespective_01.ogg</text:p>
          </table:table-cell>
        </table:table-row>
        <table:table-row table:style-name="ro1">
          <table:table-cell office:value-type="string">
            <text:p>Sw016_Big_Machines_Coal-Dispatcher_Start_Speed_Up_Stop_Side_Mkh8040.ogg</text:p>
          </table:table-cell>
          <table:table-cell office:value-type="string">
            <text:p>modules/gAudioBundle-1/src/Big Machines/Sw016_Big_Machines_Coal-Dispatcher_Start_Speed_Up_Stop_Side_Mkh8040.ogg</text:p>
          </table:table-cell>
        </table:table-row>
        <table:table-row table:style-name="ro1">
          <table:table-cell office:value-type="string">
            <text:p>Sw016_Big_Machines_Exciter_Machine_Siemens_1945_Start-Run-Stop_Mkh8040_Take1.ogg</text:p>
          </table:table-cell>
          <table:table-cell office:value-type="string">
            <text:p>modules/gAudioBundle-1/src/Big Machines/Sw016_Big_Machines_Exciter_Machine_Siemens_1945_Start-Run-Stop_Mkh8040_Take1.ogg</text:p>
          </table:table-cell>
        </table:table-row>
        <table:table-row table:style-name="ro1">
          <table:table-cell office:value-type="string">
            <text:p>0051_Motor_Boat_Ride.ogg</text:p>
          </table:table-cell>
          <table:table-cell office:value-type="string">
            <text:p>modules/gAudioBundle-1/src/Big Pack/0051_Motor_Boat_Ride.ogg</text:p>
          </table:table-cell>
        </table:table-row>
        <table:table-row table:style-name="ro1">
          <table:table-cell office:value-type="string">
            <text:p>0065_Washbasin_Sounds.ogg</text:p>
          </table:table-cell>
          <table:table-cell office:value-type="string">
            <text:p>modules/gAudioBundle-1/src/Big Pack/0065_Washbasin_Sounds.ogg</text:p>
          </table:table-cell>
        </table:table-row>
        <table:table-row table:style-name="ro1">
          <table:table-cell office:value-type="string">
            <text:p>0457_Amazon_Jungle_Night.ogg</text:p>
          </table:table-cell>
          <table:table-cell office:value-type="string">
            <text:p>modules/gAudioBundle-1/src/Big Pack/0457_Amazon_Jungle_Night.ogg</text:p>
          </table:table-cell>
        </table:table-row>
        <table:table-row table:style-name="ro1">
          <table:table-cell office:value-type="string">
            <text:p>0481_Cable_Car_Ride.ogg</text:p>
          </table:table-cell>
          <table:table-cell office:value-type="string">
            <text:p>modules/gAudioBundle-1/src/Big Pack/0481_Cable_Car_Ride.ogg</text:p>
          </table:table-cell>
        </table:table-row>
        <table:table-row table:style-name="ro1">
          <table:table-cell office:value-type="string">
            <text:p>Bigblock_Corvette_1967_Driving_Burnout_Forward_Squeal_6ftheight_Ortf.ogg</text:p>
          </table:table-cell>
          <table:table-cell office:value-type="string">
            <text:p>modules/gAudioBundle-1/src/Bigblock/Bigblock_Corvette_1967_Driving_Burnout_Forward_Squeal_6ftheight_Ortf.ogg</text:p>
          </table:table-cell>
        </table:table-row>
        <table:table-row table:style-name="ro1">
          <table:table-cell office:value-type="string">
            <text:p>Bigblock_Corvette_1967_Driving_Passby_Reverse_Whirring_Burst_Quick_6ftheight_Ortf.ogg</text:p>
          </table:table-cell>
          <table:table-cell office:value-type="string">
            <text:p>modules/gAudioBundle-1/src/Bigblock/Bigblock_Corvette_1967_Driving_Passby_Reverse_Whirring_Burst_Quick_6ftheight_Ortf.ogg</text:p>
          </table:table-cell>
        </table:table-row>
        <table:table-row table:style-name="ro1">
          <table:table-cell office:value-type="string">
            <text:p>Bigblock_Corvette_1967_Engine_Partialthrottling_Hold_Release_Cut_6ftheight_Ortf.ogg</text:p>
          </table:table-cell>
          <table:table-cell office:value-type="string">
            <text:p>modules/gAudioBundle-1/src/Bigblock/Bigblock_Corvette_1967_Engine_Partialthrottling_Hold_Release_Cut_6ftheight_Ortf.ogg</text:p>
          </table:table-cell>
        </table:table-row>
        <table:table-row table:style-name="ro1">
          <table:table-cell office:value-type="string">
            <text:p>Bigblock_Corvette_1967_Exterior_Driverpipe_Engine_Crank_Idle_Cut_Windowsdown_Hooddown_Gutteral_Rumble_Soft_Alt.ogg</text:p>
          </table:table-cell>
          <table:table-cell office:value-type="string">
            <text:p>modules/gAudioBundle-1/src/Bigblock/Bigblock_Corvette_1967_Exterior_Driverpipe_Engine_Crank_Idle_Cut_Windowsdown_Hooddown_Gutteral_Rumble_Soft_Alt.ogg</text:p>
          </table:table-cell>
        </table:table-row>
        <table:table-row table:style-name="ro1">
          <table:table-cell office:value-type="string">
            <text:p>Billiards_Pool_Sports_Sport_Ball_Fall_Pocket_Plastic_Hit_Impact_02.ogg</text:p>
          </table:table-cell>
          <table:table-cell office:value-type="string">
            <text:p>modules/gAudioBundle-1/src/Billiards/Billiards_Pool_Sports_Sport_Ball_Fall_Pocket_Plastic_Hit_Impact_02.ogg</text:p>
          </table:table-cell>
        </table:table-row>
        <table:table-row table:style-name="ro1">
          <table:table-cell office:value-type="string">
            <text:p>Billiards_Pool_Sports_Sport_Cue_Stick_Setting_Against_Pool_Table_01.ogg</text:p>
          </table:table-cell>
          <table:table-cell office:value-type="string">
            <text:p>modules/gAudioBundle-1/src/Billiards/Billiards_Pool_Sports_Sport_Cue_Stick_Setting_Against_Pool_Table_01.ogg</text:p>
          </table:table-cell>
        </table:table-row>
        <table:table-row table:style-name="ro1">
          <table:table-cell office:value-type="string">
            <text:p>Billiards_Pool_Sports_Sport_Strike_Hit_Ball_Shot_Rail_Collide_09.ogg</text:p>
          </table:table-cell>
          <table:table-cell office:value-type="string">
            <text:p>modules/gAudioBundle-1/src/Billiards/Billiards_Pool_Sports_Sport_Strike_Hit_Ball_Shot_Rail_Collide_09.ogg</text:p>
          </table:table-cell>
        </table:table-row>
        <table:table-row table:style-name="ro1">
          <table:table-cell office:value-type="string">
            <text:p>Billliards_Pool_Sports_Sport_Applying_Rubbing_Squeaking_Chalk_To_Cue_Stick_18.ogg</text:p>
          </table:table-cell>
          <table:table-cell office:value-type="string">
            <text:p>modules/gAudioBundle-1/src/Billiards/Billliards_Pool_Sports_Sport_Applying_Rubbing_Squeaking_Chalk_To_Cue_Stick_18.ogg</text:p>
          </table:table-cell>
        </table:table-row>
        <table:table-row table:style-name="ro1">
          <table:table-cell office:value-type="string">
            <text:p>Beach_6_Muir_Beach_Binaural.ogg</text:p>
          </table:table-cell>
          <table:table-cell office:value-type="string">
            <text:p>modules/gAudioBundle-1/src/Binaural Beaches Of Northen California/Beach_6_Muir_Beach_Binaural.ogg</text:p>
          </table:table-cell>
        </table:table-row>
        <table:table-row table:style-name="ro1">
          <table:table-cell office:value-type="string">
            <text:p>Beach_9_Stinson_Beach_Binaural.ogg</text:p>
          </table:table-cell>
          <table:table-cell office:value-type="string">
            <text:p>modules/gAudioBundle-1/src/Binaural Beaches Of Northen California/Beach_9_Stinson_Beach_Binaural.ogg</text:p>
          </table:table-cell>
        </table:table-row>
        <table:table-row table:style-name="ro1">
          <table:table-cell office:value-type="string">
            <text:p>Black_Hawk_T16_Ext_Idle_Turbine_Rotors_Off_Left_Co100k.ogg</text:p>
          </table:table-cell>
          <table:table-cell office:value-type="string">
            <text:p>modules/gAudioBundle-1/src/Black Hawk Uh 60m/Black_Hawk_T16_Ext_Idle_Turbine_Rotors_Off_Left_Co100k.ogg</text:p>
          </table:table-cell>
        </table:table-row>
        <table:table-row table:style-name="ro1">
          <table:table-cell office:value-type="string">
            <text:p>Black_Hawk_T3_Ext_Up_Land_Idle_Off_Front_Xy_Mkh8040.ogg</text:p>
          </table:table-cell>
          <table:table-cell office:value-type="string">
            <text:p>modules/gAudioBundle-1/src/Black Hawk Uh 60m/Black_Hawk_T3_Ext_Up_Land_Idle_Off_Front_Xy_Mkh8040.ogg</text:p>
          </table:table-cell>
        </table:table-row>
        <table:table-row table:style-name="ro1">
          <table:table-cell office:value-type="string">
            <text:p>Black_Hawk_T44_Var_Sfx_Parking_Brake_Mkh418s.ogg</text:p>
          </table:table-cell>
          <table:table-cell office:value-type="string">
            <text:p>modules/gAudioBundle-1/src/Black Hawk Uh 60m/Black_Hawk_T44_Var_Sfx_Parking_Brake_Mkh418s.ogg</text:p>
          </table:table-cell>
        </table:table-row>
        <table:table-row table:style-name="ro1">
          <table:table-cell office:value-type="string">
            <text:p>Dry_Hard_Metal_Grind_09.ogg</text:p>
          </table:table-cell>
          <table:table-cell office:value-type="string">
            <text:p>modules/gAudioBundle-1/src/Black Metal/Dry_Hard_Metal_Grind_09.ogg</text:p>
          </table:table-cell>
        </table:table-row>
        <table:table-row table:style-name="ro1">
          <table:table-cell office:value-type="string">
            <text:p>Dry_Hard_Metal_Impact_With_Rust_Debris_20.ogg</text:p>
          </table:table-cell>
          <table:table-cell office:value-type="string">
            <text:p>modules/gAudioBundle-1/src/Black Metal/Dry_Hard_Metal_Impact_With_Rust_Debris_20.ogg</text:p>
          </table:table-cell>
        </table:table-row>
        <table:table-row table:style-name="ro1">
          <table:table-cell office:value-type="string">
            <text:p>Dry_Hard_Sheet_Metal_Movement_05.ogg</text:p>
          </table:table-cell>
          <table:table-cell office:value-type="string">
            <text:p>modules/gAudioBundle-1/src/Black Metal/Dry_Hard_Sheet_Metal_Movement_05.ogg</text:p>
          </table:table-cell>
        </table:table-row>
        <table:table-row table:style-name="ro1">
          <table:table-cell office:value-type="string">
            <text:p>Dry_Rusty_Metal_Impact_With_Collapse_08.ogg</text:p>
          </table:table-cell>
          <table:table-cell office:value-type="string">
            <text:p>modules/gAudioBundle-1/src/Black Metal/Dry_Rusty_Metal_Impact_With_Collapse_08.ogg</text:p>
          </table:table-cell>
        </table:table-row>
        <table:table-row table:style-name="ro1">
          <table:table-cell office:value-type="string">
            <text:p>Heavy_Sheet_Metal_Low_Groan_13.ogg</text:p>
          </table:table-cell>
          <table:table-cell office:value-type="string">
            <text:p>modules/gAudioBundle-1/src/Black Metal/Heavy_Sheet_Metal_Low_Groan_13.ogg</text:p>
          </table:table-cell>
        </table:table-row>
        <table:table-row table:style-name="ro1">
          <table:table-cell office:value-type="string">
            <text:p>Metal_Heavy_Creaks_Shipwreck_Ship_Scraping_Its_Broadside_02.ogg</text:p>
          </table:table-cell>
          <table:table-cell office:value-type="string">
            <text:p>modules/gAudioBundle-1/src/Black Metal/Metal_Heavy_Creaks_Shipwreck_Ship_Scraping_Its_Broadside_02.ogg</text:p>
          </table:table-cell>
        </table:table-row>
        <table:table-row table:style-name="ro1">
          <table:table-cell office:value-type="string">
            <text:p>Metal__Heavy_Creaks__Shipwreck__Submarine_Deformation_Under_Pressure_07.ogg</text:p>
          </table:table-cell>
          <table:table-cell office:value-type="string">
            <text:p>modules/gAudioBundle-1/src/Black Metal/Metal__Heavy_Creaks__Shipwreck__Submarine_Deformation_Under_Pressure_07.ogg</text:p>
          </table:table-cell>
        </table:table-row>
        <table:table-row table:style-name="ro1">
          <table:table-cell office:value-type="string">
            <text:p>Steel_Frame_Dragged_Long_03.ogg</text:p>
          </table:table-cell>
          <table:table-cell office:value-type="string">
            <text:p>modules/gAudioBundle-1/src/Black Metal/Steel_Frame_Dragged_Long_03.ogg</text:p>
          </table:table-cell>
        </table:table-row>
        <table:table-row table:style-name="ro1">
          <table:table-cell office:value-type="string">
            <text:p>Ambience_Huge_Waves_1m_Away_From_Impact_Point_2.ogg</text:p>
          </table:table-cell>
          <table:table-cell office:value-type="string">
            <text:p>modules/gAudioBundle-1/src/Black Sea/Ambience_Huge_Waves_1m_Away_From_Impact_Point_2.ogg</text:p>
          </table:table-cell>
        </table:table-row>
        <table:table-row table:style-name="ro1">
          <table:table-cell office:value-type="string">
            <text:p>Ambience_Huge_Waves_2m_Away_From_Impact_Point_1.ogg</text:p>
          </table:table-cell>
          <table:table-cell office:value-type="string">
            <text:p>modules/gAudioBundle-1/src/Black Sea/Ambience_Huge_Waves_2m_Away_From_Impact_Point_1.ogg</text:p>
          </table:table-cell>
        </table:table-row>
        <table:table-row table:style-name="ro1">
          <table:table-cell office:value-type="string">
            <text:p>Sfx_Large_Wave_Splash_On_Rocks_21.ogg</text:p>
          </table:table-cell>
          <table:table-cell office:value-type="string">
            <text:p>modules/gAudioBundle-1/src/Black Sea/Sfx_Large_Wave_Splash_On_Rocks_21.ogg</text:p>
          </table:table-cell>
        </table:table-row>
        <table:table-row table:style-name="ro1">
          <table:table-cell office:value-type="string">
            <text:p>Sfx_Medium_Wave_Splash_On_Rocks_12.ogg</text:p>
          </table:table-cell>
          <table:table-cell office:value-type="string">
            <text:p>modules/gAudioBundle-1/src/Black Sea/Sfx_Medium_Wave_Splash_On_Rocks_12.ogg</text:p>
          </table:table-cell>
        </table:table-row>
        <table:table-row table:style-name="ro1">
          <table:table-cell office:value-type="string">
            <text:p>Metal_Chain_Hit_10.ogg</text:p>
          </table:table-cell>
          <table:table-cell office:value-type="string">
            <text:p>modules/gAudioBundle-1/src/Blacksmith/Metal_Chain_Hit_10.ogg</text:p>
          </table:table-cell>
        </table:table-row>
        <table:table-row table:style-name="ro1">
          <table:table-cell office:value-type="string">
            <text:p>Metal_Plate_Hit_02_06.ogg</text:p>
          </table:table-cell>
          <table:table-cell office:value-type="string">
            <text:p>modules/gAudioBundle-1/src/Blacksmith/Metal_Plate_Hit_02_06.ogg</text:p>
          </table:table-cell>
        </table:table-row>
        <table:table-row table:style-name="ro1">
          <table:table-cell office:value-type="string">
            <text:p>Smoldering_Metal_In_Water_Bucket_08.ogg</text:p>
          </table:table-cell>
          <table:table-cell office:value-type="string">
            <text:p>modules/gAudioBundle-1/src/Blacksmith/Smoldering_Metal_In_Water_Bucket_08.ogg</text:p>
          </table:table-cell>
        </table:table-row>
        <table:table-row table:style-name="ro1">
          <table:table-cell office:value-type="string">
            <text:p>Various_Metal_Handling_24.ogg</text:p>
          </table:table-cell>
          <table:table-cell office:value-type="string">
            <text:p>modules/gAudioBundle-1/src/Blacksmith/Various_Metal_Handling_24.ogg</text:p>
          </table:table-cell>
        </table:table-row>
        <table:table-row table:style-name="ro1">
          <table:table-cell office:value-type="string">
            <text:p>Pm_Bb_Clean_Stabs_20.ogg</text:p>
          </table:table-cell>
          <table:table-cell office:value-type="string">
            <text:p>modules/gAudioBundle-1/src/Bloodbath/Pm_Bb_Clean_Stabs_20.ogg</text:p>
          </table:table-cell>
        </table:table-row>
        <table:table-row table:style-name="ro1">
          <table:table-cell office:value-type="string">
            <text:p>Pm_Bb_Designed_Cinematic_Chops_19.ogg</text:p>
          </table:table-cell>
          <table:table-cell office:value-type="string">
            <text:p>modules/gAudioBundle-1/src/Bloodbath/Pm_Bb_Designed_Cinematic_Chops_19.ogg</text:p>
          </table:table-cell>
        </table:table-row>
        <table:table-row table:style-name="ro1">
          <table:table-cell office:value-type="string">
            <text:p>Pm_Bb_Designed_Cinematic_Chops_25.ogg</text:p>
          </table:table-cell>
          <table:table-cell office:value-type="string">
            <text:p>modules/gAudioBundle-1/src/Bloodbath/Pm_Bb_Designed_Cinematic_Chops_25.ogg</text:p>
          </table:table-cell>
        </table:table-row>
        <table:table-row table:style-name="ro1">
          <table:table-cell office:value-type="string">
            <text:p>Pm_Bb_Designed_Cinematic_Texture_Flesh_Gush_1.ogg</text:p>
          </table:table-cell>
          <table:table-cell office:value-type="string">
            <text:p>modules/gAudioBundle-1/src/Bloodbath/Pm_Bb_Designed_Cinematic_Texture_Flesh_Gush_1.ogg</text:p>
          </table:table-cell>
        </table:table-row>
        <table:table-row table:style-name="ro1">
          <table:table-cell office:value-type="string">
            <text:p>Pm_Blurrydreams_102.ogg</text:p>
          </table:table-cell>
          <table:table-cell office:value-type="string">
            <text:p>modules/gAudioBundle-1/src/Blurry Dreams/Pm_Blurrydreams_102.ogg</text:p>
          </table:table-cell>
        </table:table-row>
        <table:table-row table:style-name="ro1">
          <table:table-cell office:value-type="string">
            <text:p>Pm_Blurrydreams_140.ogg</text:p>
          </table:table-cell>
          <table:table-cell office:value-type="string">
            <text:p>modules/gAudioBundle-1/src/Blurry Dreams/Pm_Blurrydreams_140.ogg</text:p>
          </table:table-cell>
        </table:table-row>
        <table:table-row table:style-name="ro1">
          <table:table-cell office:value-type="string">
            <text:p>Pm_Blurrydreams_32.ogg</text:p>
          </table:table-cell>
          <table:table-cell office:value-type="string">
            <text:p>modules/gAudioBundle-1/src/Blurry Dreams/Pm_Blurrydreams_32.ogg</text:p>
          </table:table-cell>
        </table:table-row>
        <table:table-row table:style-name="ro1">
          <table:table-cell office:value-type="string">
            <text:p>Pm_Blurrydreams_82.ogg</text:p>
          </table:table-cell>
          <table:table-cell office:value-type="string">
            <text:p>modules/gAudioBundle-1/src/Blurry Dreams/Pm_Blurrydreams_82.ogg</text:p>
          </table:table-cell>
        </table:table-row>
        <table:table-row table:style-name="ro1">
          <table:table-cell office:value-type="string">
            <text:p>Bmw_114i_Engine_Medium_Speed_Acceleration.ogg</text:p>
          </table:table-cell>
          <table:table-cell office:value-type="string">
            <text:p>modules/gAudioBundle-1/src/Bmw/Bmw 114i E87/Bmw_114i_Engine_Medium_Speed_Acceleration.ogg</text:p>
          </table:table-cell>
        </table:table-row>
        <table:table-row table:style-name="ro1">
          <table:table-cell office:value-type="string">
            <text:p>Bmw_114i_Engine_Start_Idle_Stop.ogg</text:p>
          </table:table-cell>
          <table:table-cell office:value-type="string">
            <text:p>modules/gAudioBundle-1/src/Bmw/Bmw 114i E87/Bmw_114i_Engine_Start_Idle_Stop.ogg</text:p>
          </table:table-cell>
        </table:table-row>
        <table:table-row table:style-name="ro1">
          <table:table-cell office:value-type="string">
            <text:p>Bmw_114i_Foley_Doors_Close_Inside_Mono.ogg</text:p>
          </table:table-cell>
          <table:table-cell office:value-type="string">
            <text:p>modules/gAudioBundle-1/src/Bmw/Bmw 114i E87/Bmw_114i_Foley_Doors_Close_Inside_Mono.ogg</text:p>
          </table:table-cell>
        </table:table-row>
        <table:table-row table:style-name="ro1">
          <table:table-cell office:value-type="string">
            <text:p>Bmw_114i_Outside_Passby_Fast_Mono.ogg</text:p>
          </table:table-cell>
          <table:table-cell office:value-type="string">
            <text:p>modules/gAudioBundle-1/src/Bmw/Bmw 114i E87/Bmw_114i_Outside_Passby_Fast_Mono.ogg</text:p>
          </table:table-cell>
        </table:table-row>
        <table:table-row table:style-name="ro1">
          <table:table-cell office:value-type="string">
            <text:p>Bmw_E46_Cars_Vehicles_Engine_Acceleration_Medium_Driving_At_Constant_Speed_06_3ch_Mix.ogg</text:p>
          </table:table-cell>
          <table:table-cell office:value-type="string">
            <text:p>modules/gAudioBundle-1/src/Bmw/Bmw 3 Series E46/Bmw_E46_Cars_Vehicles_Engine_Acceleration_Medium_Driving_At_Constant_Speed_06_3ch_Mix.ogg</text:p>
          </table:table-cell>
        </table:table-row>
        <table:table-row table:style-name="ro1">
          <table:table-cell office:value-type="string">
            <text:p>Bmw_E46_Cars_Vehicles_Engine_Idle_Loop_07_Ntg4_Exhaust.ogg</text:p>
          </table:table-cell>
          <table:table-cell office:value-type="string">
            <text:p>modules/gAudioBundle-1/src/Bmw/Bmw 3 Series E46/Bmw_E46_Cars_Vehicles_Engine_Idle_Loop_07_Ntg4_Exhaust.ogg</text:p>
          </table:table-cell>
        </table:table-row>
        <table:table-row table:style-name="ro1">
          <table:table-cell office:value-type="string">
            <text:p>Bmw_E46_Cars_Vehicles_Engine_Start-Up_Idle_Engine_Stop_01_Cm3.ogg</text:p>
          </table:table-cell>
          <table:table-cell office:value-type="string">
            <text:p>modules/gAudioBundle-1/src/Bmw/Bmw 3 Series E46/Bmw_E46_Cars_Vehicles_Engine_Start-Up_Idle_Engine_Stop_01_Cm3.ogg</text:p>
          </table:table-cell>
        </table:table-row>
        <table:table-row table:style-name="ro1">
          <table:table-cell office:value-type="string">
            <text:p>Bmw_420d_Gran_Coupe_Engine_Rpm_Ramps_Interior_Mono_8040.ogg</text:p>
          </table:table-cell>
          <table:table-cell office:value-type="string">
            <text:p>modules/gAudioBundle-1/src/Bmw/Bmw 420d Gran Coupe/Bmw_420d_Gran_Coupe_Engine_Rpm_Ramps_Interior_Mono_8040.ogg</text:p>
          </table:table-cell>
        </table:table-row>
        <table:table-row table:style-name="ro1">
          <table:table-cell office:value-type="string">
            <text:p>Bmw_420d_Gran_Coupe_Exterior_Engine_Stopping_Off_On_Idle_And_Drive_Away_Mono_Ntg3.ogg</text:p>
          </table:table-cell>
          <table:table-cell office:value-type="string">
            <text:p>modules/gAudioBundle-1/src/Bmw/Bmw 420d Gran Coupe/Bmw_420d_Gran_Coupe_Exterior_Engine_Stopping_Off_On_Idle_And_Drive_Away_Mono_Ntg3.ogg</text:p>
          </table:table-cell>
        </table:table-row>
        <table:table-row table:style-name="ro1">
          <table:table-cell office:value-type="string">
            <text:p>Bmw_420d_Gran_Coupe_Exterior_Passby_140kmph_High_Rpm_Stereo_Ortf_8040.ogg</text:p>
          </table:table-cell>
          <table:table-cell office:value-type="string">
            <text:p>modules/gAudioBundle-1/src/Bmw/Bmw 420d Gran Coupe/Bmw_420d_Gran_Coupe_Exterior_Passby_140kmph_High_Rpm_Stereo_Ortf_8040.ogg</text:p>
          </table:table-cell>
        </table:table-row>
        <table:table-row table:style-name="ro1">
          <table:table-cell office:value-type="string">
            <text:p>Bmw_420d_Gran_Coupe_Foley_Exterior_Back_Door_Open_Close_Mechanism_Mono_8040.ogg</text:p>
          </table:table-cell>
          <table:table-cell office:value-type="string">
            <text:p>modules/gAudioBundle-1/src/Bmw/Bmw 420d Gran Coupe/Bmw_420d_Gran_Coupe_Foley_Exterior_Back_Door_Open_Close_Mechanism_Mono_8040.ogg</text:p>
          </table:table-cell>
        </table:table-row>
        <table:table-row table:style-name="ro1">
          <table:table-cell office:value-type="string">
            <text:p>Bmw_640d_Gran_Coupe_Engine_More_Agressive_Driving_With_Accelerations_Interior_Mono_8040.ogg</text:p>
          </table:table-cell>
          <table:table-cell office:value-type="string">
            <text:p>modules/gAudioBundle-1/src/Bmw/Bmw F12 640d Gran Coupe/Bmw_640d_Gran_Coupe_Engine_More_Agressive_Driving_With_Accelerations_Interior_Mono_8040.ogg</text:p>
          </table:table-cell>
        </table:table-row>
        <table:table-row table:style-name="ro1">
          <table:table-cell office:value-type="string">
            <text:p>Bmw_F12_640d_Gran_Coupe_Exterior_Wet_Asphalt_Stop_Engine_Off_On_And_Drive_Away_Following_Mono_8040.ogg</text:p>
          </table:table-cell>
          <table:table-cell office:value-type="string">
            <text:p>modules/gAudioBundle-1/src/Bmw/Bmw F12 640d Gran Coupe/Bmw_F12_640d_Gran_Coupe_Exterior_Wet_Asphalt_Stop_Engine_Off_On_And_Drive_Away_Following_Mono_8040.ogg</text:p>
          </table:table-cell>
        </table:table-row>
        <table:table-row table:style-name="ro1">
          <table:table-cell office:value-type="string">
            <text:p>Bmw_F12_640d_Gran_Coupe_Exterior_Wet_Asphalt_Stopping_From_40kmph_And_Slowly_Drive_Away_Static_Mono_8040.ogg</text:p>
          </table:table-cell>
          <table:table-cell office:value-type="string">
            <text:p>modules/gAudioBundle-1/src/Bmw/Bmw F12 640d Gran Coupe/Bmw_F12_640d_Gran_Coupe_Exterior_Wet_Asphalt_Stopping_From_40kmph_And_Slowly_Drive_Away_Static_Mono_8040.ogg</text:p>
          </table:table-cell>
        </table:table-row>
        <table:table-row table:style-name="ro1">
          <table:table-cell office:value-type="string">
            <text:p>Bmw_S1000rr_T3_Ext_Fast_Approach_Stop_Away_Passby_Mkh8040_Ortf_L.ogg</text:p>
          </table:table-cell>
          <table:table-cell office:value-type="string">
            <text:p>modules/gAudioBundle-1/src/Bmw/Bmw S1000rr Hp4 2012/Bmw_S1000rr_T3_Ext_Fast_Approach_Stop_Away_Passby_Mkh8040_Ortf_L.ogg</text:p>
          </table:table-cell>
        </table:table-row>
        <table:table-row table:style-name="ro1">
          <table:table-cell office:value-type="string">
            <text:p>Bmw_S1000rr_T3_Ext_Fast_Approach_Stop_Away_Passby_Mkh8040_Ortf_R.ogg</text:p>
          </table:table-cell>
          <table:table-cell office:value-type="string">
            <text:p>modules/gAudioBundle-1/src/Bmw/Bmw S1000rr Hp4 2012/Bmw_S1000rr_T3_Ext_Fast_Approach_Stop_Away_Passby_Mkh8040_Ortf_R.ogg</text:p>
          </table:table-cell>
        </table:table-row>
        <table:table-row table:style-name="ro1">
          <table:table-cell office:value-type="string">
            <text:p>Bmw_S1000rr_T9_Onbrd_Startup_Idle_Blips_Constant_Rpms_In_Neutral_Shutdown_Exhaust_Re50.ogg</text:p>
          </table:table-cell>
          <table:table-cell office:value-type="string">
            <text:p>modules/gAudioBundle-1/src/Bmw/Bmw S1000rr Hp4 2012/Bmw_S1000rr_T9_Onbrd_Startup_Idle_Blips_Constant_Rpms_In_Neutral_Shutdown_Exhaust_Re50.ogg</text:p>
          </table:table-cell>
        </table:table-row>
        <table:table-row table:style-name="ro1">
          <table:table-cell office:value-type="string">
            <text:p>Bmw_X5_M_Exhaust_1_Start_Idle_Stop.ogg</text:p>
          </table:table-cell>
          <table:table-cell office:value-type="string">
            <text:p>modules/gAudioBundle-1/src/Bmw/Bmw X5 M/Bmw_X5_M_Exhaust_1_Start_Idle_Stop.ogg</text:p>
          </table:table-cell>
        </table:table-row>
        <table:table-row table:style-name="ro1">
          <table:table-cell office:value-type="string">
            <text:p>Bmw_X5_M_Interior_1_Fast_Drive_Away_And_Sow_Approach.ogg</text:p>
          </table:table-cell>
          <table:table-cell office:value-type="string">
            <text:p>modules/gAudioBundle-1/src/Bmw/Bmw X5 M/Bmw_X5_M_Interior_1_Fast_Drive_Away_And_Sow_Approach.ogg</text:p>
          </table:table-cell>
        </table:table-row>
        <table:table-row table:style-name="ro1">
          <table:table-cell office:value-type="string">
            <text:p>Bmw_X5_M_Spot_A_Boom_1_Very_Slow_Drive_And_Approach.ogg</text:p>
          </table:table-cell>
          <table:table-cell office:value-type="string">
            <text:p>modules/gAudioBundle-1/src/Bmw/Bmw X5 M/Bmw_X5_M_Spot_A_Boom_1_Very_Slow_Drive_And_Approach.ogg</text:p>
          </table:table-cell>
        </table:table-row>
        <table:table-row table:style-name="ro1">
          <table:table-cell office:value-type="string">
            <text:p>Bmw_X5_M_Spot_A_Boom_1_Window_Open_Close.ogg</text:p>
          </table:table-cell>
          <table:table-cell office:value-type="string">
            <text:p>modules/gAudioBundle-1/src/Bmw/Bmw X5 M/Bmw_X5_M_Spot_A_Boom_1_Window_Open_Close.ogg</text:p>
          </table:table-cell>
        </table:table-row>
        <table:table-row table:style-name="ro1">
          <table:table-cell office:value-type="string">
            <text:p>Bmw_Z4_Gt3_T1_Onboard_Startup_Exit_Pit_Warmup_Enter_Pit_Shutdown_Engine_1.ogg</text:p>
          </table:table-cell>
          <table:table-cell office:value-type="string">
            <text:p>modules/gAudioBundle-1/src/Bmw/Bmw Z4 Gt3 Racecar/Bmw_Z4_Gt3_T1_Onboard_Startup_Exit_Pit_Warmup_Enter_Pit_Shutdown_Engine_1.ogg</text:p>
          </table:table-cell>
        </table:table-row>
        <table:table-row table:style-name="ro1">
          <table:table-cell office:value-type="string">
            <text:p>Bmw_Z4_Gt3_T1_Onboard_Startup_Exit_Pit_Warmup_Enter_Pit_Shutdown_Intake.ogg</text:p>
          </table:table-cell>
          <table:table-cell office:value-type="string">
            <text:p>modules/gAudioBundle-1/src/Bmw/Bmw Z4 Gt3 Racecar/Bmw_Z4_Gt3_T1_Onboard_Startup_Exit_Pit_Warmup_Enter_Pit_Shutdown_Intake.ogg</text:p>
          </table:table-cell>
        </table:table-row>
        <table:table-row table:style-name="ro1">
          <table:table-cell office:value-type="string">
            <text:p>Bmw_Z4_Gt3_T6_Wild_Foley_Wheel_Machine_Interior.ogg</text:p>
          </table:table-cell>
          <table:table-cell office:value-type="string">
            <text:p>modules/gAudioBundle-1/src/Bmw/Bmw Z4 Gt3 Racecar/Bmw_Z4_Gt3_T6_Wild_Foley_Wheel_Machine_Interior.ogg</text:p>
          </table:table-cell>
        </table:table-row>
        <table:table-row table:style-name="ro1">
          <table:table-cell office:value-type="string">
            <text:p>Rl_Bodyfall_Concrete_Generic_Feet_Mid_Mono_Med_Impact_02.ogg</text:p>
          </table:table-cell>
          <table:table-cell office:value-type="string">
            <text:p>modules/gAudioBundle-1/src/Bodyfall/Rl_Bodyfall_Concrete_Generic_Feet_Mid_Mono_Med_Impact_02.ogg</text:p>
          </table:table-cell>
        </table:table-row>
        <table:table-row table:style-name="ro1">
          <table:table-cell office:value-type="string">
            <text:p>Rl_Bodyfall_Dirt_M4_Close_Stereo_Hard_Impact_10.ogg</text:p>
          </table:table-cell>
          <table:table-cell office:value-type="string">
            <text:p>modules/gAudioBundle-1/src/Bodyfall/Rl_Bodyfall_Dirt_M4_Close_Stereo_Hard_Impact_10.ogg</text:p>
          </table:table-cell>
        </table:table-row>
        <table:table-row table:style-name="ro1">
          <table:table-cell office:value-type="string">
            <text:p>Rl_Bodyfall_Metal_Grid_M3_Close_Stereo_Hard_Impact_07.ogg</text:p>
          </table:table-cell>
          <table:table-cell office:value-type="string">
            <text:p>modules/gAudioBundle-1/src/Bodyfall/Rl_Bodyfall_Metal_Grid_M3_Close_Stereo_Hard_Impact_07.ogg</text:p>
          </table:table-cell>
        </table:table-row>
        <table:table-row table:style-name="ro1">
          <table:table-cell office:value-type="string">
            <text:p>Rl_Bodyfall_Wood_Rustic_M2_Distant_Mono_Soft_Impact_07.ogg</text:p>
          </table:table-cell>
          <table:table-cell office:value-type="string">
            <text:p>modules/gAudioBundle-1/src/Bodyfall/Rl_Bodyfall_Wood_Rustic_M2_Distant_Mono_Soft_Impact_07.ogg</text:p>
          </table:table-cell>
        </table:table-row>
        <table:table-row table:style-name="ro1">
          <table:table-cell office:value-type="string">
            <text:p>Boeing_B17_T20_Ext_Idle_Stationary_On_Ground_Increase_Rpms_Various_Front_Xy_Dpa4021.ogg</text:p>
          </table:table-cell>
          <table:table-cell office:value-type="string">
            <text:p>modules/gAudioBundle-1/src/Boeing B 17g 1945/Boeing_B17_T20_Ext_Idle_Stationary_On_Ground_Increase_Rpms_Various_Front_Xy_Dpa4021.ogg</text:p>
          </table:table-cell>
        </table:table-row>
        <table:table-row table:style-name="ro1">
          <table:table-cell office:value-type="string">
            <text:p>Boeing_B17_T25_Var_Sfx_Bomb_Bay_Doors_Close_Interior_Nose_Left_Dpa4061.ogg</text:p>
          </table:table-cell>
          <table:table-cell office:value-type="string">
            <text:p>modules/gAudioBundle-1/src/Boeing B 17g 1945/Boeing_B17_T25_Var_Sfx_Bomb_Bay_Doors_Close_Interior_Nose_Left_Dpa4061.ogg</text:p>
          </table:table-cell>
        </table:table-row>
        <table:table-row table:style-name="ro1">
          <table:table-cell office:value-type="string">
            <text:p>Boeing_B17_T2_Ext_Take_Off_By_Css5.ogg</text:p>
          </table:table-cell>
          <table:table-cell office:value-type="string">
            <text:p>modules/gAudioBundle-1/src/Boeing B 17g 1945/Boeing_B17_T2_Ext_Take_Off_By_Css5.ogg</text:p>
          </table:table-cell>
        </table:table-row>
        <table:table-row table:style-name="ro1">
          <table:table-cell office:value-type="string">
            <text:p>Pm_Ba_Book_0_29_Book_Open_Paper.ogg</text:p>
          </table:table-cell>
          <table:table-cell office:value-type="string">
            <text:p>modules/gAudioBundle-1/src/Books and Magazines/Books Alive/Pm_Ba_Book_0_29_Book_Open_Paper.ogg</text:p>
          </table:table-cell>
        </table:table-row>
        <table:table-row table:style-name="ro1">
          <table:table-cell office:value-type="string">
            <text:p>Pm_Ba_Book_2_6_Book_Paper_Page_Turn.ogg</text:p>
          </table:table-cell>
          <table:table-cell office:value-type="string">
            <text:p>modules/gAudioBundle-1/src/Books and Magazines/Books Alive/Pm_Ba_Book_2_6_Book_Paper_Page_Turn.ogg</text:p>
          </table:table-cell>
        </table:table-row>
        <table:table-row table:style-name="ro1">
          <table:table-cell office:value-type="string">
            <text:p>Pm_Ba_Book_6_14_Book_Paper_Page_Turn.ogg</text:p>
          </table:table-cell>
          <table:table-cell office:value-type="string">
            <text:p>modules/gAudioBundle-1/src/Books and Magazines/Books Alive/Pm_Ba_Book_6_14_Book_Paper_Page_Turn.ogg</text:p>
          </table:table-cell>
        </table:table-row>
        <table:table-row table:style-name="ro1">
          <table:table-cell office:value-type="string">
            <text:p>Put_Book_On_Shelf_013.ogg</text:p>
          </table:table-cell>
          <table:table-cell office:value-type="string">
            <text:p>modules/gAudioBundle-1/src/Books and Magazines/Put_Book_On_Shelf_013.ogg</text:p>
          </table:table-cell>
        </table:table-row>
        <table:table-row table:style-name="ro1">
          <table:table-cell office:value-type="string">
            <text:p>Put_Magazine_On_Table_002.ogg</text:p>
          </table:table-cell>
          <table:table-cell office:value-type="string">
            <text:p>modules/gAudioBundle-1/src/Books and Magazines/Put_Magazine_On_Table_002.ogg</text:p>
          </table:table-cell>
        </table:table-row>
        <table:table-row table:style-name="ro1">
          <table:table-cell office:value-type="string">
            <text:p>Shut_Small_Book_002.ogg</text:p>
          </table:table-cell>
          <table:table-cell office:value-type="string">
            <text:p>modules/gAudioBundle-1/src/Books and Magazines/Shut_Small_Book_002.ogg</text:p>
          </table:table-cell>
        </table:table-row>
        <table:table-row table:style-name="ro1">
          <table:table-cell office:value-type="string">
            <text:p>Turn_Page_Thick_Magazine_002.ogg</text:p>
          </table:table-cell>
          <table:table-cell office:value-type="string">
            <text:p>modules/gAudioBundle-1/src/Books and Magazines/Turn_Page_Thick_Magazine_002.ogg</text:p>
          </table:table-cell>
        </table:table-row>
        <table:table-row table:style-name="ro1">
          <table:table-cell office:value-type="string">
            <text:p>Backpedaling_Deraileur_Fast_Number_2.ogg</text:p>
          </table:table-cell>
          <table:table-cell office:value-type="string">
            <text:p>modules/gAudioBundle-1/src/Bowed Bicycle/Backpedaling_Deraileur_Fast_Number_2.ogg</text:p>
          </table:table-cell>
        </table:table-row>
        <table:table-row table:style-name="ro1">
          <table:table-cell office:value-type="string">
            <text:p>Bowed_Spoke_3.ogg</text:p>
          </table:table-cell>
          <table:table-cell office:value-type="string">
            <text:p>modules/gAudioBundle-1/src/Bowed Bicycle/Bowed_Spoke_3.ogg</text:p>
          </table:table-cell>
        </table:table-row>
        <table:table-row table:style-name="ro1">
          <table:table-cell office:value-type="string">
            <text:p>Rear_Shifter_Click_.ogg</text:p>
          </table:table-cell>
          <table:table-cell office:value-type="string">
            <text:p>modules/gAudioBundle-1/src/Bowed Bicycle/Rear_Shifter_Click_.ogg</text:p>
          </table:table-cell>
        </table:table-row>
        <table:table-row table:style-name="ro1">
          <table:table-cell office:value-type="string">
            <text:p>Box_Crush_005.ogg</text:p>
          </table:table-cell>
          <table:table-cell office:value-type="string">
            <text:p>modules/gAudioBundle-1/src/Box Abuse/Box_Crush_005.ogg</text:p>
          </table:table-cell>
        </table:table-row>
        <table:table-row table:style-name="ro1">
          <table:table-cell office:value-type="string">
            <text:p>Box_Handling_005.ogg</text:p>
          </table:table-cell>
          <table:table-cell office:value-type="string">
            <text:p>modules/gAudioBundle-1/src/Box Abuse/Box_Handling_005.ogg</text:p>
          </table:table-cell>
        </table:table-row>
        <table:table-row table:style-name="ro1">
          <table:table-cell office:value-type="string">
            <text:p>Box_Rip_006.ogg</text:p>
          </table:table-cell>
          <table:table-cell office:value-type="string">
            <text:p>modules/gAudioBundle-1/src/Box Abuse/Box_Rip_006.ogg</text:p>
          </table:table-cell>
        </table:table-row>
        <table:table-row table:style-name="ro1">
          <table:table-cell office:value-type="string">
            <text:p>Box_Saw_003.ogg</text:p>
          </table:table-cell>
          <table:table-cell office:value-type="string">
            <text:p>modules/gAudioBundle-1/src/Box Abuse/Box_Saw_003.ogg</text:p>
          </table:table-cell>
        </table:table-row>
        <table:table-row table:style-name="ro1">
          <table:table-cell office:value-type="string">
            <text:p>Crush_Box_004.ogg</text:p>
          </table:table-cell>
          <table:table-cell office:value-type="string">
            <text:p>modules/gAudioBundle-1/src/Box Abuse/Crush_Box_004.ogg</text:p>
          </table:table-cell>
        </table:table-row>
        <table:table-row table:style-name="ro1">
          <table:table-cell office:value-type="string">
            <text:p>Drop_Multiple_Boxes_003.ogg</text:p>
          </table:table-cell>
          <table:table-cell office:value-type="string">
            <text:p>modules/gAudioBundle-1/src/Box Abuse/Drop_Multiple_Boxes_003.ogg</text:p>
          </table:table-cell>
        </table:table-row>
        <table:table-row table:style-name="ro1">
          <table:table-cell office:value-type="string">
            <text:p>Rip_Box_002.ogg</text:p>
          </table:table-cell>
          <table:table-cell office:value-type="string">
            <text:p>modules/gAudioBundle-1/src/Box Abuse/Rip_Box_002.ogg</text:p>
          </table:table-cell>
        </table:table-row>
        <table:table-row table:style-name="ro1">
          <table:table-cell office:value-type="string">
            <text:p>Scratch_Box_002.ogg</text:p>
          </table:table-cell>
          <table:table-cell office:value-type="string">
            <text:p>modules/gAudioBundle-1/src/Box Abuse/Scratch_Box_002.ogg</text:p>
          </table:table-cell>
        </table:table-row>
        <table:table-row table:style-name="ro1">
          <table:table-cell office:value-type="string">
            <text:p>Brdm_T12_Var_Sfx_Interior_Instrument_2_Cmc6xt_Mk41_Mk8.ogg</text:p>
          </table:table-cell>
          <table:table-cell office:value-type="string">
            <text:p>modules/gAudioBundle-1/src/Brdm 2 Apc 1964/Brdm_T12_Var_Sfx_Interior_Instrument_2_Cmc6xt_Mk41_Mk8.ogg</text:p>
          </table:table-cell>
        </table:table-row>
        <table:table-row table:style-name="ro1">
          <table:table-cell office:value-type="string">
            <text:p>Brdm_T2_Onbrd_Start_Medium_Drive_Stop_Reverse_Drive_Stop_Off_Interior_Above_Engine_Right_Dpa4061.ogg</text:p>
          </table:table-cell>
          <table:table-cell office:value-type="string">
            <text:p>modules/gAudioBundle-1/src/Brdm 2 Apc 1964/Brdm_T2_Onbrd_Start_Medium_Drive_Stop_Reverse_Drive_Stop_Off_Interior_Above_Engine_Right_Dpa4061.ogg</text:p>
          </table:table-cell>
        </table:table-row>
        <table:table-row table:style-name="ro1">
          <table:table-cell office:value-type="string">
            <text:p>Brdm_T8_Onbrd_Slow_Drive_Stop_Off_Interior_Dpa4021.ogg</text:p>
          </table:table-cell>
          <table:table-cell office:value-type="string">
            <text:p>modules/gAudioBundle-1/src/Brdm 2 Apc 1964/Brdm_T8_Onbrd_Slow_Drive_Stop_Off_Interior_Dpa4021.ogg</text:p>
          </table:table-cell>
        </table:table-row>
        <table:table-row table:style-name="ro1">
          <table:table-cell office:value-type="string">
            <text:p>Hell_Ambiance_01.ogg</text:p>
          </table:table-cell>
          <table:table-cell office:value-type="string">
            <text:p>modules/gAudioBundle-1/src/Breathing In Hell/Hell_Ambiance_01.ogg</text:p>
          </table:table-cell>
        </table:table-row>
        <table:table-row table:style-name="ro1">
          <table:table-cell office:value-type="string">
            <text:p>Scared_Breath_12.ogg</text:p>
          </table:table-cell>
          <table:table-cell office:value-type="string">
            <text:p>modules/gAudioBundle-1/src/Breathing In Hell/Scared_Breath_12.ogg</text:p>
          </table:table-cell>
        </table:table-row>
        <table:table-row table:style-name="ro1">
          <table:table-cell office:value-type="string">
            <text:p>Blenheim_Mk_I_T16_Var_Sfx_Hatch_Loose_Cockpit_Mkh8020.ogg</text:p>
          </table:table-cell>
          <table:table-cell office:value-type="string">
            <text:p>modules/gAudioBundle-1/src/Bristol Blenheim Mk 1 1934/Blenheim_Mk_I_T16_Var_Sfx_Hatch_Loose_Cockpit_Mkh8020.ogg</text:p>
          </table:table-cell>
        </table:table-row>
        <table:table-row table:style-name="ro1">
          <table:table-cell office:value-type="string">
            <text:p>Blenheim_Mk_I_T3_Ext_Distant_Medium_Fly_Bys_End_Of_Runway_Ortf_Mkh8040.ogg</text:p>
          </table:table-cell>
          <table:table-cell office:value-type="string">
            <text:p>modules/gAudioBundle-1/src/Bristol Blenheim Mk 1 1934/Blenheim_Mk_I_T3_Ext_Distant_Medium_Fly_Bys_End_Of_Runway_Ortf_Mkh8040.ogg</text:p>
          </table:table-cell>
        </table:table-row>
        <table:table-row table:style-name="ro1">
          <table:table-cell office:value-type="string">
            <text:p>Blenheim_Mk_I_T9_Onbrd_Taxi_To_Idle_Turret_Rsm191.ogg</text:p>
          </table:table-cell>
          <table:table-cell office:value-type="string">
            <text:p>modules/gAudioBundle-1/src/Bristol Blenheim Mk 1 1934/Blenheim_Mk_I_T9_Onbrd_Taxi_To_Idle_Turret_Rsm191.ogg</text:p>
          </table:table-cell>
        </table:table-row>
        <table:table-row table:style-name="ro1">
          <table:table-cell office:value-type="string">
            <text:p>Broken_Ck_Beam_Wood_Ceiling_Drop_On_Concrete.ogg</text:p>
          </table:table-cell>
          <table:table-cell office:value-type="string">
            <text:p>modules/gAudioBundle-1/src/Broken/Broken_Ck_Beam_Wood_Ceiling_Drop_On_Concrete.ogg</text:p>
          </table:table-cell>
        </table:table-row>
        <table:table-row table:style-name="ro1">
          <table:table-cell office:value-type="string">
            <text:p>Broken_Ck_Explosion_Boomy_Crack.ogg</text:p>
          </table:table-cell>
          <table:table-cell office:value-type="string">
            <text:p>modules/gAudioBundle-1/src/Broken/Broken_Ck_Explosion_Boomy_Crack.ogg</text:p>
          </table:table-cell>
        </table:table-row>
        <table:table-row table:style-name="ro1">
          <table:table-cell office:value-type="string">
            <text:p>Broken_Designed_Mine_Shaft_Wood_Metal_Stress_Very_Long_06.ogg</text:p>
          </table:table-cell>
          <table:table-cell office:value-type="string">
            <text:p>modules/gAudioBundle-1/src/Broken/Broken_Designed_Mine_Shaft_Wood_Metal_Stress_Very_Long_06.ogg</text:p>
          </table:table-cell>
        </table:table-row>
        <table:table-row table:style-name="ro1">
          <table:table-cell office:value-type="string">
            <text:p>Broken_Designed_Wood_Break_Small.ogg</text:p>
          </table:table-cell>
          <table:table-cell office:value-type="string">
            <text:p>modules/gAudioBundle-1/src/Broken/Broken_Designed_Wood_Break_Small.ogg</text:p>
          </table:table-cell>
        </table:table-row>
        <table:table-row table:style-name="ro1">
          <table:table-cell office:value-type="string">
            <text:p>Brushcutter_Engine_Cutting_Metallic_Hits_Blade_Stops_Distant_2_Mono.ogg</text:p>
          </table:table-cell>
          <table:table-cell office:value-type="string">
            <text:p>modules/gAudioBundle-1/src/Brushcutter/Brushcutter_Engine_Cutting_Metallic_Hits_Blade_Stops_Distant_2_Mono.ogg</text:p>
          </table:table-cell>
        </table:table-row>
        <table:table-row table:style-name="ro1">
          <table:table-cell office:value-type="string">
            <text:p>Brushcutter_Engine_Off_Close_Mono.ogg</text:p>
          </table:table-cell>
          <table:table-cell office:value-type="string">
            <text:p>modules/gAudioBundle-1/src/Brushcutter/Brushcutter_Engine_Off_Close_Mono.ogg</text:p>
          </table:table-cell>
        </table:table-row>
        <table:table-row table:style-name="ro1">
          <table:table-cell office:value-type="string">
            <text:p>Brushcutters_Ambient_Engine_Working_Stereo.ogg</text:p>
          </table:table-cell>
          <table:table-cell office:value-type="string">
            <text:p>modules/gAudioBundle-1/src/Brushcutter/Brushcutters_Ambient_Engine_Working_Stereo.ogg</text:p>
          </table:table-cell>
        </table:table-row>
        <table:table-row table:style-name="ro1">
          <table:table-cell office:value-type="string">
            <text:p>Brushcutters_Engine_Different_Machines_Working_Distant_Mono.ogg</text:p>
          </table:table-cell>
          <table:table-cell office:value-type="string">
            <text:p>modules/gAudioBundle-1/src/Brushcutter/Brushcutters_Engine_Different_Machines_Working_Distant_Mono.ogg</text:p>
          </table:table-cell>
        </table:table-row>
        <table:table-row table:style-name="ro1">
          <table:table-cell office:value-type="string">
            <text:p>Bsa_M20_T12_Onbrd_Start_Idle_Steady_Blips_Off_Exhaust_Mix.ogg</text:p>
          </table:table-cell>
          <table:table-cell office:value-type="string">
            <text:p>modules/gAudioBundle-1/src/Bsa M20 1940/Bsa_M20_T12_Onbrd_Start_Idle_Steady_Blips_Off_Exhaust_Mix.ogg</text:p>
          </table:table-cell>
        </table:table-row>
        <table:table-row table:style-name="ro1">
          <table:table-cell office:value-type="string">
            <text:p>Bsa_M20_T13_Onbrd_Idle_Revs_Saddle_Dpa4061.ogg</text:p>
          </table:table-cell>
          <table:table-cell office:value-type="string">
            <text:p>modules/gAudioBundle-1/src/Bsa M20 1940/Bsa_M20_T13_Onbrd_Idle_Revs_Saddle_Dpa4061.ogg</text:p>
          </table:table-cell>
        </table:table-row>
        <table:table-row table:style-name="ro1">
          <table:table-cell office:value-type="string">
            <text:p>Bsa_M20_T20_Var_Sfx_Rough_Handling_Ms_Cmc6xt_Mk41_Mk8.ogg</text:p>
          </table:table-cell>
          <table:table-cell office:value-type="string">
            <text:p>modules/gAudioBundle-1/src/Bsa M20 1940/Bsa_M20_T20_Var_Sfx_Rough_Handling_Ms_Cmc6xt_Mk41_Mk8.ogg</text:p>
          </table:table-cell>
        </table:table-row>
        <table:table-row table:style-name="ro1">
          <table:table-cell office:value-type="string">
            <text:p>Ambient_Bunker_Big_Space_Inside_Small_Room_Moving_Noises_Stereo_M10.ogg</text:p>
          </table:table-cell>
          <table:table-cell office:value-type="string">
            <text:p>modules/gAudioBundle-1/src/Bunkers/Ambient_Bunker_Big_Space_Inside_Small_Room_Moving_Noises_Stereo_M10.ogg</text:p>
          </table:table-cell>
        </table:table-row>
        <table:table-row table:style-name="ro1">
          <table:table-cell office:value-type="string">
            <text:p>Ambient_Bunker_Water_Dripping_Wind_Stereo_Ortf_8040.ogg</text:p>
          </table:table-cell>
          <table:table-cell office:value-type="string">
            <text:p>modules/gAudioBundle-1/src/Bunkers/Ambient_Bunker_Water_Dripping_Wind_Stereo_Ortf_8040.ogg</text:p>
          </table:table-cell>
        </table:table-row>
        <table:table-row table:style-name="ro1">
          <table:table-cell office:value-type="string">
            <text:p>Burning_House_T2_Fire_High_Intensity_With_Sizzling_And_Some_Debris_Re50_1.ogg</text:p>
          </table:table-cell>
          <table:table-cell office:value-type="string">
            <text:p>modules/gAudioBundle-1/src/Burning House Library/Burning_House_T2_Fire_High_Intensity_With_Sizzling_And_Some_Debris_Re50_1.ogg</text:p>
          </table:table-cell>
        </table:table-row>
        <table:table-row table:style-name="ro1">
          <table:table-cell office:value-type="string">
            <text:p>Burning_House_T4_Fire_Low_Intensity_With_Crackling_Mkh8060.ogg</text:p>
          </table:table-cell>
          <table:table-cell office:value-type="string">
            <text:p>modules/gAudioBundle-1/src/Burning House Library/Burning_House_T4_Fire_Low_Intensity_With_Crackling_Mkh8060.ogg</text:p>
          </table:table-cell>
        </table:table-row>
        <table:table-row table:style-name="ro1">
          <table:table-cell office:value-type="string">
            <text:p>Jm_Burp_Long_Airy.ogg</text:p>
          </table:table-cell>
          <table:table-cell office:value-type="string">
            <text:p>modules/gAudioBundle-1/src/Burp/Jm_Burp_Long_Airy.ogg</text:p>
          </table:table-cell>
        </table:table-row>
        <table:table-row table:style-name="ro1">
          <table:table-cell office:value-type="string">
            <text:p>Jm_Burp_Long_Reg_End_Raise_Up.ogg</text:p>
          </table:table-cell>
          <table:table-cell office:value-type="string">
            <text:p>modules/gAudioBundle-1/src/Burp/Jm_Burp_Long_Reg_End_Raise_Up.ogg</text:p>
          </table:table-cell>
        </table:table-row>
        <table:table-row table:style-name="ro1">
          <table:table-cell office:value-type="string">
            <text:p>Jm_Burp_Short_Forced.ogg</text:p>
          </table:table-cell>
          <table:table-cell office:value-type="string">
            <text:p>modules/gAudioBundle-1/src/Burp/Jm_Burp_Short_Forced.ogg</text:p>
          </table:table-cell>
        </table:table-row>
        <table:table-row table:style-name="ro1">
          <table:table-cell office:value-type="string">
            <text:p>Jm_Burp_Short_Strained.ogg</text:p>
          </table:table-cell>
          <table:table-cell office:value-type="string">
            <text:p>modules/gAudioBundle-1/src/Burp/Jm_Burp_Short_Strained.ogg</text:p>
          </table:table-cell>
        </table:table-row>
        <table:table-row table:style-name="ro1">
          <table:table-cell office:value-type="string">
            <text:p>Burst_Glass_Release_2bottles_Pour_Fizz_Cistern_Low_Marble_Jostle_Gurgle_Wavering.ogg</text:p>
          </table:table-cell>
          <table:table-cell office:value-type="string">
            <text:p>modules/gAudioBundle-1/src/Burst/Burst_Glass_Release_2bottles_Pour_Fizz_Cistern_Low_Marble_Jostle_Gurgle_Wavering.ogg</text:p>
          </table:table-cell>
        </table:table-row>
        <table:table-row table:style-name="ro1">
          <table:table-cell office:value-type="string">
            <text:p>Burst_Glass_Release_Bottle_Pour_Fizz_Cistern_Empty_Marble_Slosh.ogg</text:p>
          </table:table-cell>
          <table:table-cell office:value-type="string">
            <text:p>modules/gAudioBundle-1/src/Burst/Burst_Glass_Release_Bottle_Pour_Fizz_Cistern_Empty_Marble_Slosh.ogg</text:p>
          </table:table-cell>
        </table:table-row>
        <table:table-row table:style-name="ro1">
          <table:table-cell office:value-type="string">
            <text:p>Burst_Glass_Release_Bottle_Pour_Fizz_Cistern_Midlevel_Choppy_Marble_Rattle.ogg</text:p>
          </table:table-cell>
          <table:table-cell office:value-type="string">
            <text:p>modules/gAudioBundle-1/src/Burst/Burst_Glass_Release_Bottle_Pour_Fizz_Cistern_Midlevel_Choppy_Marble_Rattle.ogg</text:p>
          </table:table-cell>
        </table:table-row>
        <table:table-row table:style-name="ro1">
          <table:table-cell office:value-type="string">
            <text:p>Burst_Glass_Release_Bottle_Spray_Jet_Fizz_Cistern_Full_Stifle.ogg</text:p>
          </table:table-cell>
          <table:table-cell office:value-type="string">
            <text:p>modules/gAudioBundle-1/src/Burst/Burst_Glass_Release_Bottle_Spray_Jet_Fizz_Cistern_Full_Stifle.ogg</text:p>
          </table:table-cell>
        </table:table-row>
        <table:table-row table:style-name="ro1">
          <table:table-cell office:value-type="string">
            <text:p>Busy_Street_Bridge_Pathway_Car_Traffic_Bike_Path_Few_Tourists_Brooklyn_Bridge_New_York_Usa_Loop_Lr.ogg</text:p>
          </table:table-cell>
          <table:table-cell office:value-type="string">
            <text:p>modules/gAudioBundle-1/src/Busy Streets Ambience/Busy_Street_Bridge_Pathway_Car_Traffic_Bike_Path_Few_Tourists_Brooklyn_Bridge_New_York_Usa_Loop_Lr.ogg</text:p>
          </table:table-cell>
        </table:table-row>
        <table:table-row table:style-name="ro1">
          <table:table-cell office:value-type="string">
            <text:p>Busy_Street_Crossing_Street_L_Train_Traffic_In_The_Loop_Lr_Few_People_Downtown_Chicago_Usa_Loop_Lr.ogg</text:p>
          </table:table-cell>
          <table:table-cell office:value-type="string">
            <text:p>modules/gAudioBundle-1/src/Busy Streets Ambience/Busy_Street_Crossing_Street_L_Train_Traffic_In_The_Loop_Lr_Few_People_Downtown_Chicago_Usa_Loop_Lr.ogg</text:p>
          </table:table-cell>
        </table:table-row>
        <table:table-row table:style-name="ro1">
          <table:table-cell office:value-type="string">
            <text:p>Busy_Street_Square_Some_People_And_Few_Birds_Distant_Construction_Brooklyn_Fulton_Street_New_York_Usa_Loop_Lr.ogg</text:p>
          </table:table-cell>
          <table:table-cell office:value-type="string">
            <text:p>modules/gAudioBundle-1/src/Busy Streets Ambience/Busy_Street_Square_Some_People_And_Few_Birds_Distant_Construction_Brooklyn_Fulton_Street_New_York_Usa_Loop_Lr.ogg</text:p>
          </table:table-cell>
        </table:table-row>
        <table:table-row table:style-name="ro1">
          <table:table-cell office:value-type="string">
            <text:p>Busy_Street_Walkway_Amusement_Park_Near_The_Sea_Distant_Children_Screaming_People_Walking_By_Navy_Pier_Chicago_Usa_Loop_Lr.ogg</text:p>
          </table:table-cell>
          <table:table-cell office:value-type="string">
            <text:p>modules/gAudioBundle-1/src/Busy Streets Ambience/Busy_Street_Walkway_Amusement_Park_Near_The_Sea_Distant_Children_Screaming_People_Walking_By_Navy_Pier_Chicago_Usa_Loop_Lr.ogg</text:p>
          </table:table-cell>
        </table:table-row>
        <table:table-row table:style-name="ro1">
          <table:table-cell office:value-type="string">
            <text:p>Button_On_Off_064.ogg</text:p>
          </table:table-cell>
          <table:table-cell office:value-type="string">
            <text:p>modules/gAudioBundle-1/src/Buttons And Switches/Button_On_Off_064.ogg</text:p>
          </table:table-cell>
        </table:table-row>
        <table:table-row table:style-name="ro1">
          <table:table-cell office:value-type="string">
            <text:p>Light_Switch_019.ogg</text:p>
          </table:table-cell>
          <table:table-cell office:value-type="string">
            <text:p>modules/gAudioBundle-1/src/Buttons And Switches/Light_Switch_019.ogg</text:p>
          </table:table-cell>
        </table:table-row>
        <table:table-row table:style-name="ro1">
          <table:table-cell office:value-type="string">
            <text:p>Switch_On_042.ogg</text:p>
          </table:table-cell>
          <table:table-cell office:value-type="string">
            <text:p>modules/gAudioBundle-1/src/Buttons And Switches/Switch_On_042.ogg</text:p>
          </table:table-cell>
        </table:table-row>
        <table:table-row table:style-name="ro1">
          <table:table-cell office:value-type="string">
            <text:p>Vintage_Radio_Button_006.ogg</text:p>
          </table:table-cell>
          <table:table-cell office:value-type="string">
            <text:p>modules/gAudioBundle-1/src/Buttons And Switches/Vintage_Radio_Button_006.ogg</text:p>
          </table:table-cell>
        </table:table-row>
        <table:table-row table:style-name="ro1">
          <table:table-cell office:value-type="string">
            <text:p>Body_Bigcomfychair_Stand_Cloth.ogg</text:p>
          </table:table-cell>
          <table:table-cell office:value-type="string">
            <text:p>modules/gAudioBundle-2/src/Cabin Audio Playset/Body_Bigcomfychair_Stand_Cloth.ogg</text:p>
          </table:table-cell>
        </table:table-row>
        <table:table-row table:style-name="ro1">
          <table:table-cell office:value-type="string">
            <text:p>Door_Slidingglass_Open.ogg</text:p>
          </table:table-cell>
          <table:table-cell office:value-type="string">
            <text:p>modules/gAudioBundle-2/src/Cabin Audio Playset/Door_Slidingglass_Open.ogg</text:p>
          </table:table-cell>
        </table:table-row>
        <table:table-row table:style-name="ro1">
          <table:table-cell office:value-type="string">
            <text:p>Firecracklinginawoodstove.ogg</text:p>
          </table:table-cell>
          <table:table-cell office:value-type="string">
            <text:p>modules/gAudioBundle-2/src/Cabin Audio Playset/Firecracklinginawoodstove.ogg</text:p>
          </table:table-cell>
        </table:table-row>
        <table:table-row table:style-name="ro1">
          <table:table-cell office:value-type="string">
            <text:p>Switch_Electricalpanelbreaker_On.ogg</text:p>
          </table:table-cell>
          <table:table-cell office:value-type="string">
            <text:p>modules/gAudioBundle-2/src/Cabin Audio Playset/Switch_Electricalpanelbreaker_On.ogg</text:p>
          </table:table-cell>
        </table:table-row>
        <table:table-row table:style-name="ro1">
          <table:table-cell office:value-type="string">
            <text:p>Camaro_Z28_-71_Onboard_Wild_Foley_Doors_Floor_Interior.ogg</text:p>
          </table:table-cell>
          <table:table-cell office:value-type="string">
            <text:p>modules/gAudioBundle-2/src/Camaro Z28 1971/Camaro_Z28_-71_Onboard_Wild_Foley_Doors_Floor_Interior.ogg</text:p>
          </table:table-cell>
        </table:table-row>
        <table:table-row table:style-name="ro1">
          <table:table-cell office:value-type="string">
            <text:p>Camaro_Z28_-71_T8_Onboard_Startup_Driving_Shutdown_Rolling_Intake.ogg</text:p>
          </table:table-cell>
          <table:table-cell office:value-type="string">
            <text:p>modules/gAudioBundle-2/src/Camaro Z28 1971/Camaro_Z28_-71_T8_Onboard_Startup_Driving_Shutdown_Rolling_Intake.ogg</text:p>
          </table:table-cell>
        </table:table-row>
        <table:table-row table:style-name="ro1">
          <table:table-cell office:value-type="string">
            <text:p>Camaro_Z28_-71_T8_Onboard_Startup_Driving_Shutdown_Rolling_Interior_L.ogg</text:p>
          </table:table-cell>
          <table:table-cell office:value-type="string">
            <text:p>modules/gAudioBundle-2/src/Camaro Z28 1971/Camaro_Z28_-71_T8_Onboard_Startup_Driving_Shutdown_Rolling_Interior_L.ogg</text:p>
          </table:table-cell>
        </table:table-row>
        <table:table-row table:style-name="ro1">
          <table:table-cell office:value-type="string">
            <text:p>Camaro_Z28_-71_T8_Onboard_Startup_Driving_Shutdown_Rolling_Interior_R.ogg</text:p>
          </table:table-cell>
          <table:table-cell office:value-type="string">
            <text:p>modules/gAudioBundle-2/src/Camaro Z28 1971/Camaro_Z28_-71_T8_Onboard_Startup_Driving_Shutdown_Rolling_Interior_R.ogg</text:p>
          </table:table-cell>
        </table:table-row>
        <table:table-row table:style-name="ro1">
          <table:table-cell office:value-type="string">
            <text:p>Camera_Canon_Eos_3000n_Flash_Charging_Mono.ogg</text:p>
          </table:table-cell>
          <table:table-cell office:value-type="string">
            <text:p>modules/gAudioBundle-2/src/Cameras/Camera_Canon_Eos_3000n_Flash_Charging_Mono.ogg</text:p>
          </table:table-cell>
        </table:table-row>
        <table:table-row table:style-name="ro1">
          <table:table-cell office:value-type="string">
            <text:p>Camera_Halina_H160_Film_Advance_Lever_Mono.ogg</text:p>
          </table:table-cell>
          <table:table-cell office:value-type="string">
            <text:p>modules/gAudioBundle-2/src/Cameras/Camera_Halina_H160_Film_Advance_Lever_Mono.ogg</text:p>
          </table:table-cell>
        </table:table-row>
        <table:table-row table:style-name="ro1">
          <table:table-cell office:value-type="string">
            <text:p>Camera_Kodak_Coloursnap_35_Film_Advance_Lever_Fast_Mono.ogg</text:p>
          </table:table-cell>
          <table:table-cell office:value-type="string">
            <text:p>modules/gAudioBundle-2/src/Cameras/Camera_Kodak_Coloursnap_35_Film_Advance_Lever_Fast_Mono.ogg</text:p>
          </table:table-cell>
        </table:table-row>
        <table:table-row table:style-name="ro1">
          <table:table-cell office:value-type="string">
            <text:p>Camera_Nikon_D5500_Shutter_1_To_2000s_Mono.ogg</text:p>
          </table:table-cell>
          <table:table-cell office:value-type="string">
            <text:p>modules/gAudioBundle-2/src/Cameras/Camera_Nikon_D5500_Shutter_1_To_2000s_Mono.ogg</text:p>
          </table:table-cell>
        </table:table-row>
        <table:table-row table:style-name="ro1">
          <table:table-cell office:value-type="string">
            <text:p>Background_Cockpit_Ambience_001.ogg</text:p>
          </table:table-cell>
          <table:table-cell office:value-type="string">
            <text:p>modules/gAudioBundle-2/src/Cargo Spaceship Sound Effects/Background_Cockpit_Ambience_001.ogg</text:p>
          </table:table-cell>
        </table:table-row>
        <table:table-row table:style-name="ro1">
          <table:table-cell office:value-type="string">
            <text:p>Cockpit_Alarm_006.ogg</text:p>
          </table:table-cell>
          <table:table-cell office:value-type="string">
            <text:p>modules/gAudioBundle-2/src/Cargo Spaceship Sound Effects/Cockpit_Alarm_006.ogg</text:p>
          </table:table-cell>
        </table:table-row>
        <table:table-row table:style-name="ro1">
          <table:table-cell office:value-type="string">
            <text:p>Spaceship_Cargo_Element_02_001.ogg</text:p>
          </table:table-cell>
          <table:table-cell office:value-type="string">
            <text:p>modules/gAudioBundle-2/src/Cargo Spaceship Sound Effects/Spaceship_Cargo_Element_02_001.ogg</text:p>
          </table:table-cell>
        </table:table-row>
        <table:table-row table:style-name="ro1">
          <table:table-cell office:value-type="string">
            <text:p>Spaceship_Passby_021_02.ogg</text:p>
          </table:table-cell>
          <table:table-cell office:value-type="string">
            <text:p>modules/gAudioBundle-2/src/Cargo Spaceship Sound Effects/Spaceship_Passby_021_02.ogg</text:p>
          </table:table-cell>
        </table:table-row>
        <table:table-row table:style-name="ro1">
          <table:table-cell office:value-type="string">
            <text:p>Ct_07_Carpenter_Tool_Small_Circular_Saw_Sawing_Xy_192_24.ogg</text:p>
          </table:table-cell>
          <table:table-cell office:value-type="string">
            <text:p>modules/gAudioBundle-2/src/Carpenters Tools/Ct_07_Carpenter_Tool_Small_Circular_Saw_Sawing_Xy_192_24.ogg</text:p>
          </table:table-cell>
        </table:table-row>
        <table:table-row table:style-name="ro1">
          <table:table-cell office:value-type="string">
            <text:p>Ct_13_Carpenter_Tool_Table_Planer_Machine_Planing_Wood_Xy_192_24.ogg</text:p>
          </table:table-cell>
          <table:table-cell office:value-type="string">
            <text:p>modules/gAudioBundle-2/src/Carpenters Tools/Ct_13_Carpenter_Tool_Table_Planer_Machine_Planing_Wood_Xy_192_24.ogg</text:p>
          </table:table-cell>
        </table:table-row>
        <table:table-row table:style-name="ro1">
          <table:table-cell office:value-type="string">
            <text:p>Ct_36_Carpenter_Tool_Smirgell_Vibrations_Xy_192_24.ogg</text:p>
          </table:table-cell>
          <table:table-cell office:value-type="string">
            <text:p>modules/gAudioBundle-2/src/Carpenters Tools/Ct_36_Carpenter_Tool_Smirgell_Vibrations_Xy_192_24.ogg</text:p>
          </table:table-cell>
        </table:table-row>
        <table:table-row table:style-name="ro1">
          <table:table-cell office:value-type="string">
            <text:p>Ct_48_Carpenter_Tool_Sandpaper_Sanding_Strong_Pressure_Xy_192_24.ogg</text:p>
          </table:table-cell>
          <table:table-cell office:value-type="string">
            <text:p>modules/gAudioBundle-2/src/Carpenters Tools/Ct_48_Carpenter_Tool_Sandpaper_Sanding_Strong_Pressure_Xy_192_24.ogg</text:p>
          </table:table-cell>
        </table:table-row>
        <table:table-row table:style-name="ro1">
          <table:table-cell office:value-type="string">
            <text:p>Bmw_114i_E87_Exterior_Passby_High_Speed_Mono.ogg</text:p>
          </table:table-cell>
          <table:table-cell office:value-type="string">
            <text:p>modules/gAudioBundle-2/src/Cars In Motion/Bmw_114i_E87_Exterior_Passby_High_Speed_Mono.ogg</text:p>
          </table:table-cell>
        </table:table-row>
        <table:table-row table:style-name="ro1">
          <table:table-cell office:value-type="string">
            <text:p>Excavator_Mf_860_Exterior_Engine_Braking_Sound_Stop_And_Drive_Away_With_Gas_Pressing_Mono_8040.ogg</text:p>
          </table:table-cell>
          <table:table-cell office:value-type="string">
            <text:p>modules/gAudioBundle-2/src/Cars In Motion/Excavator_Mf_860_Exterior_Engine_Braking_Sound_Stop_And_Drive_Away_With_Gas_Pressing_Mono_8040.ogg</text:p>
          </table:table-cell>
        </table:table-row>
        <table:table-row table:style-name="ro1">
          <table:table-cell office:value-type="string">
            <text:p>Jeep_Grand_Cherokee_Wj_4_7_Exterior_Wet_Asphalt_Passby_50kmph_Low_Rpm_Static_Mono_8040.ogg</text:p>
          </table:table-cell>
          <table:table-cell office:value-type="string">
            <text:p>modules/gAudioBundle-2/src/Cars In Motion/Jeep_Grand_Cherokee_Wj_4_7_Exterior_Wet_Asphalt_Passby_50kmph_Low_Rpm_Static_Mono_8040.ogg</text:p>
          </table:table-cell>
        </table:table-row>
        <table:table-row table:style-name="ro1">
          <table:table-cell office:value-type="string">
            <text:p>Passby_Volkswagen_Transporter_Medium_Speed_On_Road_In_Bad_Condition_Stereo_M10.ogg</text:p>
          </table:table-cell>
          <table:table-cell office:value-type="string">
            <text:p>modules/gAudioBundle-2/src/Cars In Motion/Passby_Volkswagen_Transporter_Medium_Speed_On_Road_In_Bad_Condition_Stereo_M10.ogg</text:p>
          </table:table-cell>
        </table:table-row>
        <table:table-row table:style-name="ro1">
          <table:table-cell office:value-type="string">
            <text:p>Gaf_Sfx02_Cartoon_Farts__Brief_And_Wet.ogg</text:p>
          </table:table-cell>
          <table:table-cell office:value-type="string">
            <text:p>modules/gAudioBundle-2/src/Cartoon Materials/Gaf_Sfx02_Cartoon_Farts__Brief_And_Wet.ogg</text:p>
          </table:table-cell>
        </table:table-row>
        <table:table-row table:style-name="ro1">
          <table:table-cell office:value-type="string">
            <text:p>Gaf_Sfx02_Cartoon_Squeaks_With_Bottle_Pops_01.ogg</text:p>
          </table:table-cell>
          <table:table-cell office:value-type="string">
            <text:p>modules/gAudioBundle-2/src/Cartoon Materials/Gaf_Sfx02_Cartoon_Squeaks_With_Bottle_Pops_01.ogg</text:p>
          </table:table-cell>
        </table:table-row>
        <table:table-row table:style-name="ro1">
          <table:table-cell office:value-type="string">
            <text:p>Gaf_Sfx02_Cartoon_Timer_Chronometer_Close_Up__Heavy.ogg</text:p>
          </table:table-cell>
          <table:table-cell office:value-type="string">
            <text:p>modules/gAudioBundle-2/src/Cartoon Materials/Gaf_Sfx02_Cartoon_Timer_Chronometer_Close_Up__Heavy.ogg</text:p>
          </table:table-cell>
        </table:table-row>
        <table:table-row table:style-name="ro1">
          <table:table-cell office:value-type="string">
            <text:p>Gaf_Sfx02_Cartoon_Whistle__Multiple__Zip_Up_Very_High_And_Down.ogg</text:p>
          </table:table-cell>
          <table:table-cell office:value-type="string">
            <text:p>modules/gAudioBundle-2/src/Cartoon Materials/Gaf_Sfx02_Cartoon_Whistle__Multiple__Zip_Up_Very_High_And_Down.ogg</text:p>
          </table:table-cell>
        </table:table-row>
        <table:table-row table:style-name="ro1">
          <table:table-cell office:value-type="string">
            <text:p>Cartoon_Babbling_On_Telephone.ogg</text:p>
          </table:table-cell>
          <table:table-cell office:value-type="string">
            <text:p>modules/gAudioBundle-2/src/Cartoon Sounds/Cartoon_Babbling_On_Telephone.ogg</text:p>
          </table:table-cell>
        </table:table-row>
        <table:table-row table:style-name="ro1">
          <table:table-cell office:value-type="string">
            <text:p>Cartoon_Caveman_Finding_Humor.ogg</text:p>
          </table:table-cell>
          <table:table-cell office:value-type="string">
            <text:p>modules/gAudioBundle-2/src/Cartoon Sounds/Cartoon_Caveman_Finding_Humor.ogg</text:p>
          </table:table-cell>
        </table:table-row>
        <table:table-row table:style-name="ro1">
          <table:table-cell office:value-type="string">
            <text:p>Cartoon_Character_Goofy_Laugh.ogg</text:p>
          </table:table-cell>
          <table:table-cell office:value-type="string">
            <text:p>modules/gAudioBundle-2/src/Cartoon Sounds/Cartoon_Character_Goofy_Laugh.ogg</text:p>
          </table:table-cell>
        </table:table-row>
        <table:table-row table:style-name="ro1">
          <table:table-cell office:value-type="string">
            <text:p>Cartoon_Character_Wee_Moving_In_Stereo_1.ogg</text:p>
          </table:table-cell>
          <table:table-cell office:value-type="string">
            <text:p>modules/gAudioBundle-2/src/Cartoon Sounds/Cartoon_Character_Wee_Moving_In_Stereo_1.ogg</text:p>
          </table:table-cell>
        </table:table-row>
        <table:table-row table:style-name="ro1">
          <table:table-cell office:value-type="string">
            <text:p>Case_Puma_180_T14_Var_Sfx_Horn_Various_Wide_Ab_Mkh8060.ogg</text:p>
          </table:table-cell>
          <table:table-cell office:value-type="string">
            <text:p>modules/gAudioBundle-2/src/Case Puma Cvx 2001/Case_Puma_180_T14_Var_Sfx_Horn_Various_Wide_Ab_Mkh8060.ogg</text:p>
          </table:table-cell>
        </table:table-row>
        <table:table-row table:style-name="ro1">
          <table:table-cell office:value-type="string">
            <text:p>Case_Puma_180_T4_Onbrd_Drive_Gearshifts_Stop_Off_Interior_Mix.ogg</text:p>
          </table:table-cell>
          <table:table-cell office:value-type="string">
            <text:p>modules/gAudioBundle-2/src/Case Puma Cvx 2001/Case_Puma_180_T4_Onbrd_Drive_Gearshifts_Stop_Off_Interior_Mix.ogg</text:p>
          </table:table-cell>
        </table:table-row>
        <table:table-row table:style-name="ro1">
          <table:table-cell office:value-type="string">
            <text:p>Case_Puma_180_T8_Ext_By_Steady_Rpms_High_Distant_D100.ogg</text:p>
          </table:table-cell>
          <table:table-cell office:value-type="string">
            <text:p>modules/gAudioBundle-2/src/Case Puma Cvx 2001/Case_Puma_180_T8_Ext_By_Steady_Rpms_High_Distant_D100.ogg</text:p>
          </table:table-cell>
        </table:table-row>
        <table:table-row table:style-name="ro1">
          <table:table-cell office:value-type="string">
            <text:p>Tm_Cassette_Tone_Buttons_Play_Motor_On_Long_Interior_Perspective.ogg</text:p>
          </table:table-cell>
          <table:table-cell office:value-type="string">
            <text:p>modules/gAudioBundle-2/src/Cassette Tone/Tm_Cassette_Tone_Buttons_Play_Motor_On_Long_Interior_Perspective.ogg</text:p>
          </table:table-cell>
        </table:table-row>
        <table:table-row table:style-name="ro1">
          <table:table-cell office:value-type="string">
            <text:p>Tm_Cassette_Tone_Motor_Only_Pause_Counter_Perspective.ogg</text:p>
          </table:table-cell>
          <table:table-cell office:value-type="string">
            <text:p>modules/gAudioBundle-2/src/Cassette Tone/Tm_Cassette_Tone_Motor_Only_Pause_Counter_Perspective.ogg</text:p>
          </table:table-cell>
        </table:table-row>
        <table:table-row table:style-name="ro1">
          <table:table-cell office:value-type="string">
            <text:p>Tm_Cassette_Tone_Motor_Only_Rewind_Button_Perspective.ogg</text:p>
          </table:table-cell>
          <table:table-cell office:value-type="string">
            <text:p>modules/gAudioBundle-2/src/Cassette Tone/Tm_Cassette_Tone_Motor_Only_Rewind_Button_Perspective.ogg</text:p>
          </table:table-cell>
        </table:table-row>
        <table:table-row table:style-name="ro1">
          <table:table-cell office:value-type="string">
            <text:p>Tm_Cassette_Tone_Tape_In_Out_Case_With_Paper_Close_Perspective.ogg</text:p>
          </table:table-cell>
          <table:table-cell office:value-type="string">
            <text:p>modules/gAudioBundle-2/src/Cassette Tone/Tm_Cassette_Tone_Tape_In_Out_Case_With_Paper_Close_Perspective.ogg</text:p>
          </table:table-cell>
        </table:table-row>
        <table:table-row table:style-name="ro1">
          <table:table-cell office:value-type="string">
            <text:p>Casual_Cons_Sfx_Combo_Succeed_03.ogg</text:p>
          </table:table-cell>
          <table:table-cell office:value-type="string">
            <text:p>modules/gAudioBundle-2/src/Casual Games/Casual_Cons_Sfx_Combo_Succeed_03.ogg</text:p>
          </table:table-cell>
        </table:table-row>
        <table:table-row table:style-name="ro1">
          <table:table-cell office:value-type="string">
            <text:p>Casual_Ma3_Sfx_Voice_Woohoo_02.ogg</text:p>
          </table:table-cell>
          <table:table-cell office:value-type="string">
            <text:p>modules/gAudioBundle-2/src/Casual Games/Casual_Ma3_Sfx_Voice_Woohoo_02.ogg</text:p>
          </table:table-cell>
        </table:table-row>
        <table:table-row table:style-name="ro1">
          <table:table-cell office:value-type="string">
            <text:p>Casual_Slo_Sfx_Unlock_Level_02.ogg</text:p>
          </table:table-cell>
          <table:table-cell office:value-type="string">
            <text:p>modules/gAudioBundle-2/src/Casual Games/Casual_Slo_Sfx_Unlock_Level_02.ogg</text:p>
          </table:table-cell>
        </table:table-row>
        <table:table-row table:style-name="ro1">
          <table:table-cell office:value-type="string">
            <text:p>Casual_Spo_Sfx_Clock_Timer_10s_02.ogg</text:p>
          </table:table-cell>
          <table:table-cell office:value-type="string">
            <text:p>modules/gAudioBundle-2/src/Casual Games/Casual_Spo_Sfx_Clock_Timer_10s_02.ogg</text:p>
          </table:table-cell>
        </table:table-row>
        <table:table-row table:style-name="ro1">
          <table:table-cell office:value-type="string">
            <text:p>Cefa-Drone_Bass_Front_Belt_Rattle_01.ogg</text:p>
          </table:table-cell>
          <table:table-cell office:value-type="string">
            <text:p>modules/gAudioBundle-2/src/Cement Factory/Cefa-Drone_Bass_Front_Belt_Rattle_01.ogg</text:p>
          </table:table-cell>
        </table:table-row>
        <table:table-row table:style-name="ro1">
          <table:table-cell office:value-type="string">
            <text:p>Cefa-Drone_Bass_Squeaky_Cog_Close_01.ogg</text:p>
          </table:table-cell>
          <table:table-cell office:value-type="string">
            <text:p>modules/gAudioBundle-2/src/Cement Factory/Cefa-Drone_Bass_Squeaky_Cog_Close_01.ogg</text:p>
          </table:table-cell>
        </table:table-row>
        <table:table-row table:style-name="ro1">
          <table:table-cell office:value-type="string">
            <text:p>Cefa-Engine_And_Rock_Rattle_Hard_02.ogg</text:p>
          </table:table-cell>
          <table:table-cell office:value-type="string">
            <text:p>modules/gAudioBundle-2/src/Cement Factory/Cefa-Engine_And_Rock_Rattle_Hard_02.ogg</text:p>
          </table:table-cell>
        </table:table-row>
        <table:table-row table:style-name="ro1">
          <table:table-cell office:value-type="string">
            <text:p>Cefa-Machines_With_Clanky_Bright_Background_01.ogg</text:p>
          </table:table-cell>
          <table:table-cell office:value-type="string">
            <text:p>modules/gAudioBundle-2/src/Cement Factory/Cefa-Machines_With_Clanky_Bright_Background_01.ogg</text:p>
          </table:table-cell>
        </table:table-row>
        <table:table-row table:style-name="ro1">
          <table:table-cell office:value-type="string">
            <text:p>Chaffee_M24_T2_Onbrd_Slow_Drive_Pause_Resume_Stop_Twice_Interior_Dpa4021.ogg</text:p>
          </table:table-cell>
          <table:table-cell office:value-type="string">
            <text:p>modules/gAudioBundle-2/src/Chaffee M24 Light Tank/Chaffee_M24_T2_Onbrd_Slow_Drive_Pause_Resume_Stop_Twice_Interior_Dpa4021.ogg</text:p>
          </table:table-cell>
        </table:table-row>
        <table:table-row table:style-name="ro1">
          <table:table-cell office:value-type="string">
            <text:p>Chaffee_M24_T6_Onbrd_Start_Idle_Blips_Steady_In_Neutral_Off_Engine_Dpa4061.ogg</text:p>
          </table:table-cell>
          <table:table-cell office:value-type="string">
            <text:p>modules/gAudioBundle-2/src/Chaffee M24 Light Tank/Chaffee_M24_T6_Onbrd_Start_Idle_Blips_Steady_In_Neutral_Off_Engine_Dpa4061.ogg</text:p>
          </table:table-cell>
        </table:table-row>
        <table:table-row table:style-name="ro1">
          <table:table-cell office:value-type="string">
            <text:p>Chaffee_M24_T7_Var_Sfx_Ext_Hydraulic_Traverse_Xy_Rsm191.ogg</text:p>
          </table:table-cell>
          <table:table-cell office:value-type="string">
            <text:p>modules/gAudioBundle-2/src/Chaffee M24 Light Tank/Chaffee_M24_T7_Var_Sfx_Ext_Hydraulic_Traverse_Xy_Rsm191.ogg</text:p>
          </table:table-cell>
        </table:table-row>
        <table:table-row table:style-name="ro1">
          <table:table-cell office:value-type="string">
            <text:p>Mkh3040_Chain_Rattle_Close_1.ogg</text:p>
          </table:table-cell>
          <table:table-cell office:value-type="string">
            <text:p>modules/gAudioBundle-2/src/Chain Ferry/Mkh3040_Chain_Rattle_Close_1.ogg</text:p>
          </table:table-cell>
        </table:table-row>
        <table:table-row table:style-name="ro1">
          <table:table-cell office:value-type="string">
            <text:p>Mkh3040_Ferry_Engine_Start_And_Departure_Chain_Rattling.ogg</text:p>
          </table:table-cell>
          <table:table-cell office:value-type="string">
            <text:p>modules/gAudioBundle-2/src/Chain Ferry/Mkh3040_Ferry_Engine_Start_And_Departure_Chain_Rattling.ogg</text:p>
          </table:table-cell>
        </table:table-row>
        <table:table-row table:style-name="ro1">
          <table:table-cell office:value-type="string">
            <text:p>Chainsaw_Gas_Big_Engine_Idle_Mono.ogg</text:p>
          </table:table-cell>
          <table:table-cell office:value-type="string">
            <text:p>modules/gAudioBundle-2/src/Chainsaw/Chainsaw_Gas_Big_Engine_Idle_Mono.ogg</text:p>
          </table:table-cell>
        </table:table-row>
        <table:table-row table:style-name="ro1">
          <table:table-cell office:value-type="string">
            <text:p>Chainsaw_Gas_Big_Engine_Turn_On_And_Off_Mono.ogg</text:p>
          </table:table-cell>
          <table:table-cell office:value-type="string">
            <text:p>modules/gAudioBundle-2/src/Chainsaw/Chainsaw_Gas_Big_Engine_Turn_On_And_Off_Mono.ogg</text:p>
          </table:table-cell>
        </table:table-row>
        <table:table-row table:style-name="ro1">
          <table:table-cell office:value-type="string">
            <text:p>Chainsaw_Gas_Small_Engine_Gas_Pressing_And_Sawing_High_Rpm_Mono.ogg</text:p>
          </table:table-cell>
          <table:table-cell office:value-type="string">
            <text:p>modules/gAudioBundle-2/src/Chainsaw/Chainsaw_Gas_Small_Engine_Gas_Pressing_And_Sawing_High_Rpm_Mono.ogg</text:p>
          </table:table-cell>
        </table:table-row>
        <table:table-row table:style-name="ro1">
          <table:table-cell office:value-type="string">
            <text:p>Chainsaw_Gas_Small_Engine_On_And_Off_Mono.ogg</text:p>
          </table:table-cell>
          <table:table-cell office:value-type="string">
            <text:p>modules/gAudioBundle-2/src/Chainsaw/Chainsaw_Gas_Small_Engine_On_And_Off_Mono.ogg</text:p>
          </table:table-cell>
        </table:table-row>
        <table:table-row table:style-name="ro1">
          <table:table-cell office:value-type="string">
            <text:p>Chevrolet_Silverado_Tow_Truck_T24_Onbrd_Var_Sfx_Horn_Various_Engine_Right_Pzm.ogg</text:p>
          </table:table-cell>
          <table:table-cell office:value-type="string">
            <text:p>modules/gAudioBundle-2/src/Chevrolet Silverado 2012 Tow Truck/Chevrolet_Silverado_Tow_Truck_T24_Onbrd_Var_Sfx_Horn_Various_Engine_Right_Pzm.ogg</text:p>
          </table:table-cell>
        </table:table-row>
        <table:table-row table:style-name="ro1">
          <table:table-cell office:value-type="string">
            <text:p>Chevrolet_Silverado_Tow_Truck_T5_Onbrd_Start_Slow_Drive_Brief_Stop_Interior_Dpa4021.ogg</text:p>
          </table:table-cell>
          <table:table-cell office:value-type="string">
            <text:p>modules/gAudioBundle-2/src/Chevrolet Silverado 2012 Tow Truck/Chevrolet_Silverado_Tow_Truck_T5_Onbrd_Start_Slow_Drive_Brief_Stop_Interior_Dpa4021.ogg</text:p>
          </table:table-cell>
        </table:table-row>
        <table:table-row table:style-name="ro1">
          <table:table-cell office:value-type="string">
            <text:p>Chevrolet_Silverado_Tow_Truck_T9_Ext_Fast_By_Left_Turn_Point_M10.ogg</text:p>
          </table:table-cell>
          <table:table-cell office:value-type="string">
            <text:p>modules/gAudioBundle-2/src/Chevrolet Silverado 2012 Tow Truck/Chevrolet_Silverado_Tow_Truck_T9_Ext_Fast_By_Left_Turn_Point_M10.ogg</text:p>
          </table:table-cell>
        </table:table-row>
        <table:table-row table:style-name="ro1">
          <table:table-cell office:value-type="string">
            <text:p>L_Train_By_Moderate_Speed_Under_Tracks_Persp_004.ogg</text:p>
          </table:table-cell>
          <table:table-cell office:value-type="string">
            <text:p>modules/gAudioBundle-2/src/Chicago Rapid Transit/L_Train_By_Moderate_Speed_Under_Tracks_Persp_004.ogg</text:p>
          </table:table-cell>
        </table:table-row>
        <table:table-row table:style-name="ro1">
          <table:table-cell office:value-type="string">
            <text:p>L_Train_By_Open_Air_Track_Center_Of_Expressway_Under_Tracks_Persp002.ogg</text:p>
          </table:table-cell>
          <table:table-cell office:value-type="string">
            <text:p>modules/gAudioBundle-2/src/Chicago Rapid Transit/L_Train_By_Open_Air_Track_Center_Of_Expressway_Under_Tracks_Persp002.ogg</text:p>
          </table:table-cell>
        </table:table-row>
        <table:table-row table:style-name="ro1">
          <table:table-cell office:value-type="string">
            <text:p>L_Train_By_With_Alert_Horn_Underground_Sidewalkgratepersp-Noeq.ogg</text:p>
          </table:table-cell>
          <table:table-cell office:value-type="string">
            <text:p>modules/gAudioBundle-2/src/Chicago Rapid Transit/L_Train_By_With_Alert_Horn_Underground_Sidewalkgratepersp-Noeq.ogg</text:p>
          </table:table-cell>
        </table:table-row>
        <table:table-row table:style-name="ro1">
          <table:table-cell office:value-type="string">
            <text:p>L_Train_Int_Passenger_Cabin_In_Motion_Slow_Door_Open_At_End.ogg</text:p>
          </table:table-cell>
          <table:table-cell office:value-type="string">
            <text:p>modules/gAudioBundle-2/src/Chicago Rapid Transit/L_Train_Int_Passenger_Cabin_In_Motion_Slow_Door_Open_At_End.ogg</text:p>
          </table:table-cell>
        </table:table-row>
        <table:table-row table:style-name="ro1">
          <table:table-cell office:value-type="string">
            <text:p>Chil_City_Place_Large_Crowd_Music_Birds_And_Activity_From_A_Rooftop.ogg</text:p>
          </table:table-cell>
          <table:table-cell office:value-type="string">
            <text:p>modules/gAudioBundle-2/src/Chile Sound Library By Faunethic/Chil_City_Place_Large_Crowd_Music_Birds_And_Activity_From_A_Rooftop.ogg</text:p>
          </table:table-cell>
        </table:table-row>
        <table:table-row table:style-name="ro1">
          <table:table-cell office:value-type="string">
            <text:p>Chil_Forest_Rain_Quiet_With_Water_Drop_On_Leaves_Few_Birds.ogg</text:p>
          </table:table-cell>
          <table:table-cell office:value-type="string">
            <text:p>modules/gAudioBundle-2/src/Chile Sound Library By Faunethic/Chil_Forest_Rain_Quiet_With_Water_Drop_On_Leaves_Few_Birds.ogg</text:p>
          </table:table-cell>
        </table:table-row>
        <table:table-row table:style-name="ro1">
          <table:table-cell office:value-type="string">
            <text:p>Chil_Market_Village_Calm_With_Voices_Light_Activity_With_Sand_Ground_Footsteps.ogg</text:p>
          </table:table-cell>
          <table:table-cell office:value-type="string">
            <text:p>modules/gAudioBundle-2/src/Chile Sound Library By Faunethic/Chil_Market_Village_Calm_With_Voices_Light_Activity_With_Sand_Ground_Footsteps.ogg</text:p>
          </table:table-cell>
        </table:table-row>
        <table:table-row table:style-name="ro1">
          <table:table-cell office:value-type="string">
            <text:p>Chil_Ss_Flamingo_Birds_In_Large_Perspective_Light_Wind_Gust.ogg</text:p>
          </table:table-cell>
          <table:table-cell office:value-type="string">
            <text:p>modules/gAudioBundle-2/src/Chile Sound Library By Faunethic/Chil_Ss_Flamingo_Birds_In_Large_Perspective_Light_Wind_Gust.ogg</text:p>
          </table:table-cell>
        </table:table-row>
        <table:table-row table:style-name="ro1">
          <table:table-cell office:value-type="string">
            <text:p>Chopper_T19_Onbrd_False_Startups_Engine_Left_Dpa4062.ogg</text:p>
          </table:table-cell>
          <table:table-cell office:value-type="string">
            <text:p>modules/gAudioBundle-2/src/Chopper Custom V Twin/Chopper_T19_Onbrd_False_Startups_Engine_Left_Dpa4062.ogg</text:p>
          </table:table-cell>
        </table:table-row>
        <table:table-row table:style-name="ro1">
          <table:table-cell office:value-type="string">
            <text:p>Chopper_T7_Ext_Distant_Startup_Fast_Driving_Away_Shutdown_Dpa4021_Xy_L.ogg</text:p>
          </table:table-cell>
          <table:table-cell office:value-type="string">
            <text:p>modules/gAudioBundle-2/src/Chopper Custom V Twin/Chopper_T7_Ext_Distant_Startup_Fast_Driving_Away_Shutdown_Dpa4021_Xy_L.ogg</text:p>
          </table:table-cell>
        </table:table-row>
        <table:table-row table:style-name="ro1">
          <table:table-cell office:value-type="string">
            <text:p>Chopper_T7_Ext_Distant_Startup_Fast_Driving_Away_Shutdown_Dpa4021_Xy_R.ogg</text:p>
          </table:table-cell>
          <table:table-cell office:value-type="string">
            <text:p>modules/gAudioBundle-2/src/Chopper Custom V Twin/Chopper_T7_Ext_Distant_Startup_Fast_Driving_Away_Shutdown_Dpa4021_Xy_R.ogg</text:p>
          </table:table-cell>
        </table:table-row>
        <table:table-row table:style-name="ro1">
          <table:table-cell office:value-type="string">
            <text:p>Chrysler_Tc_T1_Onboard_Startup_Various_Acceleration_Deceleration_Gearing_Shutdown_Interior.ogg</text:p>
          </table:table-cell>
          <table:table-cell office:value-type="string">
            <text:p>modules/gAudioBundle-2/src/Chrysler Town And Country 36l Vvt/Chrysler_Tc_T1_Onboard_Startup_Various_Acceleration_Deceleration_Gearing_Shutdown_Interior.ogg</text:p>
          </table:table-cell>
        </table:table-row>
        <table:table-row table:style-name="ro1">
          <table:table-cell office:value-type="string">
            <text:p>Chrysler_Tc_T3_Exterior_Startup_Aways_Passbys_Approaches_Stops_Shutdowns_Various_Speeds_Shotgun.ogg</text:p>
          </table:table-cell>
          <table:table-cell office:value-type="string">
            <text:p>modules/gAudioBundle-2/src/Chrysler Town And Country 36l Vvt/Chrysler_Tc_T3_Exterior_Startup_Aways_Passbys_Approaches_Stops_Shutdowns_Various_Speeds_Shotgun.ogg</text:p>
          </table:table-cell>
        </table:table-row>
        <table:table-row table:style-name="ro1">
          <table:table-cell office:value-type="string">
            <text:p>Chrysler_Tc_T4_Exterior_Startup_Away_Approach_Stop_Shutdown_Shotgun.ogg</text:p>
          </table:table-cell>
          <table:table-cell office:value-type="string">
            <text:p>modules/gAudioBundle-2/src/Chrysler Town And Country 36l Vvt/Chrysler_Tc_T4_Exterior_Startup_Away_Approach_Stop_Shutdown_Shotgun.ogg</text:p>
          </table:table-cell>
        </table:table-row>
        <table:table-row table:style-name="ro1">
          <table:table-cell office:value-type="string">
            <text:p>Pm_Cndp_08.ogg</text:p>
          </table:table-cell>
          <table:table-cell office:value-type="string">
            <text:p>modules/gAudioBundle-2/src/Cinedrop/Pm_Cndp_08.ogg</text:p>
          </table:table-cell>
        </table:table-row>
        <table:table-row table:style-name="ro1">
          <table:table-cell office:value-type="string">
            <text:p>Pm_Cndp_21.ogg</text:p>
          </table:table-cell>
          <table:table-cell office:value-type="string">
            <text:p>modules/gAudioBundle-2/src/Cinedrop/Pm_Cndp_21.ogg</text:p>
          </table:table-cell>
        </table:table-row>
        <table:table-row table:style-name="ro1">
          <table:table-cell office:value-type="string">
            <text:p>Pm_Cndp_23.ogg</text:p>
          </table:table-cell>
          <table:table-cell office:value-type="string">
            <text:p>modules/gAudioBundle-2/src/Cinedrop/Pm_Cndp_23.ogg</text:p>
          </table:table-cell>
        </table:table-row>
        <table:table-row table:style-name="ro1">
          <table:table-cell office:value-type="string">
            <text:p>Pm_Cndp_57.ogg</text:p>
          </table:table-cell>
          <table:table-cell office:value-type="string">
            <text:p>modules/gAudioBundle-2/src/Cinedrop/Pm_Cndp_57.ogg</text:p>
          </table:table-cell>
        </table:table-row>
        <table:table-row table:style-name="ro1">
          <table:table-cell office:value-type="string">
            <text:p>Ambience_Texture_Synth_07.ogg</text:p>
          </table:table-cell>
          <table:table-cell office:value-type="string">
            <text:p>modules/gAudioBundle-2/src/Cinematic Dark Sound Effects/Ambience_Texture_Synth_07.ogg</text:p>
          </table:table-cell>
        </table:table-row>
        <table:table-row table:style-name="ro1">
          <table:table-cell office:value-type="string">
            <text:p>Impact_Metal_01.ogg</text:p>
          </table:table-cell>
          <table:table-cell office:value-type="string">
            <text:p>modules/gAudioBundle-2/src/Cinematic Dark Sound Effects/Impact_Metal_01.ogg</text:p>
          </table:table-cell>
        </table:table-row>
        <table:table-row table:style-name="ro1">
          <table:table-cell office:value-type="string">
            <text:p>Transition_05.ogg</text:p>
          </table:table-cell>
          <table:table-cell office:value-type="string">
            <text:p>modules/gAudioBundle-2/src/Cinematic Dark Sound Effects/Transition_05.ogg</text:p>
          </table:table-cell>
        </table:table-row>
        <table:table-row table:style-name="ro1">
          <table:table-cell office:value-type="string">
            <text:p>Transition_Pan_05.ogg</text:p>
          </table:table-cell>
          <table:table-cell office:value-type="string">
            <text:p>modules/gAudioBundle-2/src/Cinematic Dark Sound Effects/Transition_Pan_05.ogg</text:p>
          </table:table-cell>
        </table:table-row>
        <table:table-row table:style-name="ro1">
          <table:table-cell office:value-type="string">
            <text:p>Cht2_Cinematic_Hit_096.ogg</text:p>
          </table:table-cell>
          <table:table-cell office:value-type="string">
            <text:p>modules/gAudioBundle-2/src/Cinematic Hits and Transitions/Cht2_Cinematic_Hit_096.ogg</text:p>
          </table:table-cell>
        </table:table-row>
        <table:table-row table:style-name="ro1">
          <table:table-cell office:value-type="string">
            <text:p>Cht2_Cinematic_Hit_214.ogg</text:p>
          </table:table-cell>
          <table:table-cell office:value-type="string">
            <text:p>modules/gAudioBundle-2/src/Cinematic Hits and Transitions/Cht2_Cinematic_Hit_214.ogg</text:p>
          </table:table-cell>
        </table:table-row>
        <table:table-row table:style-name="ro1">
          <table:table-cell office:value-type="string">
            <text:p>Cht2_Cinematic_Transition_019.ogg</text:p>
          </table:table-cell>
          <table:table-cell office:value-type="string">
            <text:p>modules/gAudioBundle-2/src/Cinematic Hits and Transitions/Cht2_Cinematic_Transition_019.ogg</text:p>
          </table:table-cell>
        </table:table-row>
        <table:table-row table:style-name="ro1">
          <table:table-cell office:value-type="string">
            <text:p>Cht2_Cinematic_Transition_105.ogg</text:p>
          </table:table-cell>
          <table:table-cell office:value-type="string">
            <text:p>modules/gAudioBundle-2/src/Cinematic Hits and Transitions/Cht2_Cinematic_Transition_105.ogg</text:p>
          </table:table-cell>
        </table:table-row>
        <table:table-row table:style-name="ro1">
          <table:table-cell office:value-type="string">
            <text:p>Stinger_Breath2.ogg</text:p>
          </table:table-cell>
          <table:table-cell office:value-type="string">
            <text:p>modules/gAudioBundle-2/src/Cinematic Horror Sound Fx/Stinger_Breath2.ogg</text:p>
          </table:table-cell>
        </table:table-row>
        <table:table-row table:style-name="ro1">
          <table:table-cell office:value-type="string">
            <text:p>Stinger_High10.ogg</text:p>
          </table:table-cell>
          <table:table-cell office:value-type="string">
            <text:p>modules/gAudioBundle-2/src/Cinematic Horror Sound Fx/Stinger_High10.ogg</text:p>
          </table:table-cell>
        </table:table-row>
        <table:table-row table:style-name="ro1">
          <table:table-cell office:value-type="string">
            <text:p>Stinger_Low13.ogg</text:p>
          </table:table-cell>
          <table:table-cell office:value-type="string">
            <text:p>modules/gAudioBundle-2/src/Cinematic Horror Sound Fx/Stinger_Low13.ogg</text:p>
          </table:table-cell>
        </table:table-row>
        <table:table-row table:style-name="ro1">
          <table:table-cell office:value-type="string">
            <text:p>Stinger_String5.ogg</text:p>
          </table:table-cell>
          <table:table-cell office:value-type="string">
            <text:p>modules/gAudioBundle-2/src/Cinematic Horror Sound Fx/Stinger_String5.ogg</text:p>
          </table:table-cell>
        </table:table-row>
        <table:table-row table:style-name="ro1">
          <table:table-cell office:value-type="string">
            <text:p>Ambience_020.ogg</text:p>
          </table:table-cell>
          <table:table-cell office:value-type="string">
            <text:p>modules/gAudioBundle-2/src/Cinematic Kosmonaut/Ambience_020.ogg</text:p>
          </table:table-cell>
        </table:table-row>
        <table:table-row table:style-name="ro1">
          <table:table-cell office:value-type="string">
            <text:p>Impact_002.ogg</text:p>
          </table:table-cell>
          <table:table-cell office:value-type="string">
            <text:p>modules/gAudioBundle-2/src/Cinematic Kosmonaut/Impact_002.ogg</text:p>
          </table:table-cell>
        </table:table-row>
        <table:table-row table:style-name="ro1">
          <table:table-cell office:value-type="string">
            <text:p>Rumble_004.ogg</text:p>
          </table:table-cell>
          <table:table-cell office:value-type="string">
            <text:p>modules/gAudioBundle-2/src/Cinematic Kosmonaut/Rumble_004.ogg</text:p>
          </table:table-cell>
        </table:table-row>
        <table:table-row table:style-name="ro1">
          <table:table-cell office:value-type="string">
            <text:p>Transition_009.ogg</text:p>
          </table:table-cell>
          <table:table-cell office:value-type="string">
            <text:p>modules/gAudioBundle-2/src/Cinematic Kosmonaut/Transition_009.ogg</text:p>
          </table:table-cell>
        </table:table-row>
        <table:table-row table:style-name="ro1">
          <table:table-cell office:value-type="string">
            <text:p>Ambience_Energy_Drone_020.ogg</text:p>
          </table:table-cell>
          <table:table-cell office:value-type="string">
            <text:p>modules/gAudioBundle-2/src/Cinematic Subspace Distortion Sci Fi/Ambience_Energy_Drone_020.ogg</text:p>
          </table:table-cell>
        </table:table-row>
        <table:table-row table:style-name="ro1">
          <table:table-cell office:value-type="string">
            <text:p>Sound_Effect_014.ogg</text:p>
          </table:table-cell>
          <table:table-cell office:value-type="string">
            <text:p>modules/gAudioBundle-2/src/Cinematic Subspace Distortion Sci Fi/Sound_Effect_014.ogg</text:p>
          </table:table-cell>
        </table:table-row>
        <table:table-row table:style-name="ro1">
          <table:table-cell office:value-type="string">
            <text:p>Synth_Texture_001.ogg</text:p>
          </table:table-cell>
          <table:table-cell office:value-type="string">
            <text:p>modules/gAudioBundle-2/src/Cinematic Subspace Distortion Sci Fi/Synth_Texture_001.ogg</text:p>
          </table:table-cell>
        </table:table-row>
        <table:table-row table:style-name="ro1">
          <table:table-cell office:value-type="string">
            <text:p>Transition_016.ogg</text:p>
          </table:table-cell>
          <table:table-cell office:value-type="string">
            <text:p>modules/gAudioBundle-2/src/Cinematic Subspace Distortion Sci Fi/Transition_016.ogg</text:p>
          </table:table-cell>
        </table:table-row>
        <table:table-row table:style-name="ro1">
          <table:table-cell office:value-type="string">
            <text:p>Craft_Med_C_001.ogg</text:p>
          </table:table-cell>
          <table:table-cell office:value-type="string">
            <text:p>modules/gAudioBundle-2/src/Cinematic Swoosh/Craft_Med_C_001.ogg</text:p>
          </table:table-cell>
        </table:table-row>
        <table:table-row table:style-name="ro1">
          <table:table-cell office:value-type="string">
            <text:p>Glow_Med_L_To_R_002.ogg</text:p>
          </table:table-cell>
          <table:table-cell office:value-type="string">
            <text:p>modules/gAudioBundle-2/src/Cinematic Swoosh/Glow_Med_L_To_R_002.ogg</text:p>
          </table:table-cell>
        </table:table-row>
        <table:table-row table:style-name="ro1">
          <table:table-cell office:value-type="string">
            <text:p>Pang_Short_R_To_L_003.ogg</text:p>
          </table:table-cell>
          <table:table-cell office:value-type="string">
            <text:p>modules/gAudioBundle-2/src/Cinematic Swoosh/Pang_Short_R_To_L_003.ogg</text:p>
          </table:table-cell>
        </table:table-row>
        <table:table-row table:style-name="ro1">
          <table:table-cell office:value-type="string">
            <text:p>Whistle_Med_R_To_L_001.ogg</text:p>
          </table:table-cell>
          <table:table-cell office:value-type="string">
            <text:p>modules/gAudioBundle-2/src/Cinematic Swoosh/Whistle_Med_R_To_L_001.ogg</text:p>
          </table:table-cell>
        </table:table-row>
        <table:table-row table:style-name="ro1">
          <table:table-cell office:value-type="string">
            <text:p>Bluezone-Bc0212-Ambience-053.ogg</text:p>
          </table:table-cell>
          <table:table-cell office:value-type="string">
            <text:p>modules/gAudioBundle-2/src/Cinematic Tension Sound Effects/Bluezone-Bc0212-Ambience-053.ogg</text:p>
          </table:table-cell>
        </table:table-row>
        <table:table-row table:style-name="ro1">
          <table:table-cell office:value-type="string">
            <text:p>Bluezone-Bc0212-Impact-007.ogg</text:p>
          </table:table-cell>
          <table:table-cell office:value-type="string">
            <text:p>modules/gAudioBundle-2/src/Cinematic Tension Sound Effects/Bluezone-Bc0212-Impact-007.ogg</text:p>
          </table:table-cell>
        </table:table-row>
        <table:table-row table:style-name="ro1">
          <table:table-cell office:value-type="string">
            <text:p>Bluezone-Bc0212-Rise-001.ogg</text:p>
          </table:table-cell>
          <table:table-cell office:value-type="string">
            <text:p>modules/gAudioBundle-2/src/Cinematic Tension Sound Effects/Bluezone-Bc0212-Rise-001.ogg</text:p>
          </table:table-cell>
        </table:table-row>
        <table:table-row table:style-name="ro1">
          <table:table-cell office:value-type="string">
            <text:p>Bluezone-Bc0212-Sound-Effect-004.ogg</text:p>
          </table:table-cell>
          <table:table-cell office:value-type="string">
            <text:p>modules/gAudioBundle-2/src/Cinematic Tension Sound Effects/Bluezone-Bc0212-Sound-Effect-004.ogg</text:p>
          </table:table-cell>
        </table:table-row>
        <table:table-row table:style-name="ro1">
          <table:table-cell office:value-type="string">
            <text:p>Hit-Impact-004.ogg</text:p>
          </table:table-cell>
          <table:table-cell office:value-type="string">
            <text:p>modules/gAudioBundle-2/src/Cinematic Trailer Sound Effects/Hit-Impact-004.ogg</text:p>
          </table:table-cell>
        </table:table-row>
        <table:table-row table:style-name="ro1">
          <table:table-cell office:value-type="string">
            <text:p>Sound-Effect-009.ogg</text:p>
          </table:table-cell>
          <table:table-cell office:value-type="string">
            <text:p>modules/gAudioBundle-2/src/Cinematic Trailer Sound Effects/Sound-Effect-009.ogg</text:p>
          </table:table-cell>
        </table:table-row>
        <table:table-row table:style-name="ro1">
          <table:table-cell office:value-type="string">
            <text:p>Whoosh-Impact-005.ogg</text:p>
          </table:table-cell>
          <table:table-cell office:value-type="string">
            <text:p>modules/gAudioBundle-2/src/Cinematic Trailer Sound Effects/Whoosh-Impact-005.ogg</text:p>
          </table:table-cell>
        </table:table-row>
        <table:table-row table:style-name="ro1">
          <table:table-cell office:value-type="string">
            <text:p>Whoosh-Impact-012.ogg</text:p>
          </table:table-cell>
          <table:table-cell office:value-type="string">
            <text:p>modules/gAudioBundle-2/src/Cinematic Trailer Sound Effects/Whoosh-Impact-012.ogg</text:p>
          </table:table-cell>
        </table:table-row>
        <table:table-row table:style-name="ro1">
          <table:table-cell office:value-type="string">
            <text:p>Pm_Cne_24.ogg</text:p>
          </table:table-cell>
          <table:table-cell office:value-type="string">
            <text:p>modules/gAudioBundle-2/src/Cinenergy/Pm_Cne_24.ogg</text:p>
          </table:table-cell>
        </table:table-row>
        <table:table-row table:style-name="ro1">
          <table:table-cell office:value-type="string">
            <text:p>Pm_Cne_76.ogg</text:p>
          </table:table-cell>
          <table:table-cell office:value-type="string">
            <text:p>modules/gAudioBundle-2/src/Cinenergy/Pm_Cne_76.ogg</text:p>
          </table:table-cell>
        </table:table-row>
        <table:table-row table:style-name="ro1">
          <table:table-cell office:value-type="string">
            <text:p>Pm_Cne_87.ogg</text:p>
          </table:table-cell>
          <table:table-cell office:value-type="string">
            <text:p>modules/gAudioBundle-2/src/Cinenergy/Pm_Cne_87.ogg</text:p>
          </table:table-cell>
        </table:table-row>
        <table:table-row table:style-name="ro1">
          <table:table-cell office:value-type="string">
            <text:p>Pm_Cne_99.ogg</text:p>
          </table:table-cell>
          <table:table-cell office:value-type="string">
            <text:p>modules/gAudioBundle-2/src/Cinenergy/Pm_Cne_99.ogg</text:p>
          </table:table-cell>
        </table:table-row>
        <table:table-row table:style-name="ro1">
          <table:table-cell office:value-type="string">
            <text:p>Pm_Cnes_02.ogg</text:p>
          </table:table-cell>
          <table:table-cell office:value-type="string">
            <text:p>modules/gAudioBundle-2/src/Cinescapes/Pm_Cnes_02.ogg</text:p>
          </table:table-cell>
        </table:table-row>
        <table:table-row table:style-name="ro1">
          <table:table-cell office:value-type="string">
            <text:p>Pm_Cnes_12.ogg</text:p>
          </table:table-cell>
          <table:table-cell office:value-type="string">
            <text:p>modules/gAudioBundle-2/src/Cinescapes/Pm_Cnes_12.ogg</text:p>
          </table:table-cell>
        </table:table-row>
        <table:table-row table:style-name="ro1">
          <table:table-cell office:value-type="string">
            <text:p>Circuits_Ambience_Pulsating_Static_Hum.ogg</text:p>
          </table:table-cell>
          <table:table-cell office:value-type="string">
            <text:p>modules/gAudioBundle-2/src/Circuits/Circuits_Ambience_Pulsating_Static_Hum.ogg</text:p>
          </table:table-cell>
        </table:table-row>
        <table:table-row table:style-name="ro1">
          <table:table-cell office:value-type="string">
            <text:p>Circuits_Glitch_Hum_Interference_Noise.ogg</text:p>
          </table:table-cell>
          <table:table-cell office:value-type="string">
            <text:p>modules/gAudioBundle-2/src/Circuits/Circuits_Glitch_Hum_Interference_Noise.ogg</text:p>
          </table:table-cell>
        </table:table-row>
        <table:table-row table:style-name="ro1">
          <table:table-cell office:value-type="string">
            <text:p>Circuits_Noise_Burst_Short_Servo_2.ogg</text:p>
          </table:table-cell>
          <table:table-cell office:value-type="string">
            <text:p>modules/gAudioBundle-2/src/Circuits/Circuits_Noise_Burst_Short_Servo_2.ogg</text:p>
          </table:table-cell>
        </table:table-row>
        <table:table-row table:style-name="ro1">
          <table:table-cell office:value-type="string">
            <text:p>Circuits_Source_Recordings_Paper_Shredder.ogg</text:p>
          </table:table-cell>
          <table:table-cell office:value-type="string">
            <text:p>modules/gAudioBundle-2/src/Circuits/Circuits_Source_Recordings_Paper_Shredder.ogg</text:p>
          </table:table-cell>
        </table:table-row>
        <table:table-row table:style-name="ro1">
          <table:table-cell office:value-type="string">
            <text:p>Sw007_Circuits_006_Electric_Hum_Buzz_Beeps.ogg</text:p>
          </table:table-cell>
          <table:table-cell office:value-type="string">
            <text:p>modules/gAudioBundle-2/src/Circuits/Sw007_Circuits_006_Electric_Hum_Buzz_Beeps.ogg</text:p>
          </table:table-cell>
        </table:table-row>
        <table:table-row table:style-name="ro1">
          <table:table-cell office:value-type="string">
            <text:p>Sw007_Circuits_009_Electric_Hum_Buzz_Noisy.ogg</text:p>
          </table:table-cell>
          <table:table-cell office:value-type="string">
            <text:p>modules/gAudioBundle-2/src/Circuits/Sw007_Circuits_009_Electric_Hum_Buzz_Noisy.ogg</text:p>
          </table:table-cell>
        </table:table-row>
        <table:table-row table:style-name="ro1">
          <table:table-cell office:value-type="string">
            <text:p>Css_05_City_14_Streets_Traffic_Busy_Ambience_Siren_14.ogg</text:p>
          </table:table-cell>
          <table:table-cell office:value-type="string">
            <text:p>modules/gAudioBundle-2/src/Cityscapes And Streets/Css_05_City_14_Streets_Traffic_Busy_Ambience_Siren_14.ogg</text:p>
          </table:table-cell>
        </table:table-row>
        <table:table-row table:style-name="ro1">
          <table:table-cell office:value-type="string">
            <text:p>Css_05_City_36_Street_Light_Ambience_Cars_Horn_09.ogg</text:p>
          </table:table-cell>
          <table:table-cell office:value-type="string">
            <text:p>modules/gAudioBundle-2/src/Cityscapes And Streets/Css_05_City_36_Street_Light_Ambience_Cars_Horn_09.ogg</text:p>
          </table:table-cell>
        </table:table-row>
        <table:table-row table:style-name="ro1">
          <table:table-cell office:value-type="string">
            <text:p>Css_05_City_40_Street_Light_Ambience_Warning_Alarm_Far_13.ogg</text:p>
          </table:table-cell>
          <table:table-cell office:value-type="string">
            <text:p>modules/gAudioBundle-2/src/Cityscapes And Streets/Css_05_City_40_Street_Light_Ambience_Warning_Alarm_Far_13.ogg</text:p>
          </table:table-cell>
        </table:table-row>
        <table:table-row table:style-name="ro1">
          <table:table-cell office:value-type="string">
            <text:p>Css_05_City_63_Street_Pedestrian_Ambience_Busy_13.ogg</text:p>
          </table:table-cell>
          <table:table-cell office:value-type="string">
            <text:p>modules/gAudioBundle-2/src/Cityscapes And Streets/Css_05_City_63_Street_Pedestrian_Ambience_Busy_13.ogg</text:p>
          </table:table-cell>
        </table:table-row>
        <table:table-row table:style-name="ro1">
          <table:table-cell office:value-type="string">
            <text:p>Handbag_Fasten_003.ogg</text:p>
          </table:table-cell>
          <table:table-cell office:value-type="string">
            <text:p>modules/gAudioBundle-2/src/Closet/Handbag_Fasten_003.ogg</text:p>
          </table:table-cell>
        </table:table-row>
        <table:table-row table:style-name="ro1">
          <table:table-cell office:value-type="string">
            <text:p>Moving_Metal_Hangers_002.ogg</text:p>
          </table:table-cell>
          <table:table-cell office:value-type="string">
            <text:p>modules/gAudioBundle-2/src/Closet/Moving_Metal_Hangers_002.ogg</text:p>
          </table:table-cell>
        </table:table-row>
        <table:table-row table:style-name="ro1">
          <table:table-cell office:value-type="string">
            <text:p>Person_Removing_Jacket_001.ogg</text:p>
          </table:table-cell>
          <table:table-cell office:value-type="string">
            <text:p>modules/gAudioBundle-2/src/Closet/Person_Removing_Jacket_001.ogg</text:p>
          </table:table-cell>
        </table:table-row>
        <table:table-row table:style-name="ro1">
          <table:table-cell office:value-type="string">
            <text:p>Shake_Clothing_001.ogg</text:p>
          </table:table-cell>
          <table:table-cell office:value-type="string">
            <text:p>modules/gAudioBundle-2/src/Closet/Shake_Clothing_001.ogg</text:p>
          </table:table-cell>
        </table:table-row>
        <table:table-row table:style-name="ro1">
          <table:table-cell office:value-type="string">
            <text:p>Cloth_29.ogg</text:p>
          </table:table-cell>
          <table:table-cell office:value-type="string">
            <text:p>modules/gAudioBundle-2/src/Cloths and Sponges Foley/Cloth_29.ogg</text:p>
          </table:table-cell>
        </table:table-row>
        <table:table-row table:style-name="ro1">
          <table:table-cell office:value-type="string">
            <text:p>Cloth_61.ogg</text:p>
          </table:table-cell>
          <table:table-cell office:value-type="string">
            <text:p>modules/gAudioBundle-2/src/Cloths and Sponges Foley/Cloth_61.ogg</text:p>
          </table:table-cell>
        </table:table-row>
        <table:table-row table:style-name="ro1">
          <table:table-cell office:value-type="string">
            <text:p>Sponge_05.ogg</text:p>
          </table:table-cell>
          <table:table-cell office:value-type="string">
            <text:p>modules/gAudioBundle-2/src/Cloths and Sponges Foley/Sponge_05.ogg</text:p>
          </table:table-cell>
        </table:table-row>
        <table:table-row table:style-name="ro1">
          <table:table-cell office:value-type="string">
            <text:p>Sponge_26.ogg</text:p>
          </table:table-cell>
          <table:table-cell office:value-type="string">
            <text:p>modules/gAudioBundle-2/src/Cloths and Sponges Foley/Sponge_26.ogg</text:p>
          </table:table-cell>
        </table:table-row>
        <table:table-row table:style-name="ro1">
          <table:table-cell office:value-type="string">
            <text:p>Coal_Mine_Headframe_Hoistroom_Container_Loading.ogg</text:p>
          </table:table-cell>
          <table:table-cell office:value-type="string">
            <text:p>modules/gAudioBundle-2/src/Coal Mining/Coal_Mine_Headframe_Hoistroom_Container_Loading.ogg</text:p>
          </table:table-cell>
        </table:table-row>
        <table:table-row table:style-name="ro1">
          <table:table-cell office:value-type="string">
            <text:p>Coal_Mine_Mine_Shaft_Bottom_Level_Room_Tone_Tone_Hum.ogg</text:p>
          </table:table-cell>
          <table:table-cell office:value-type="string">
            <text:p>modules/gAudioBundle-2/src/Coal Mining/Coal_Mine_Mine_Shaft_Bottom_Level_Room_Tone_Tone_Hum.ogg</text:p>
          </table:table-cell>
        </table:table-row>
        <table:table-row table:style-name="ro1">
          <table:table-cell office:value-type="string">
            <text:p>Surface_Mine_Bucket_Wheel_Excavator_Superstructure_Rumble_Squeak_Rattle_Perspective_2.ogg</text:p>
          </table:table-cell>
          <table:table-cell office:value-type="string">
            <text:p>modules/gAudioBundle-2/src/Coal Mining/Surface_Mine_Bucket_Wheel_Excavator_Superstructure_Rumble_Squeak_Rattle_Perspective_2.ogg</text:p>
          </table:table-cell>
        </table:table-row>
        <table:table-row table:style-name="ro1">
          <table:table-cell office:value-type="string">
            <text:p>Surface_Mine_Distant_03_Bucket_Wheel_Excavator_Whistle_Diffuse_Lookout.ogg</text:p>
          </table:table-cell>
          <table:table-cell office:value-type="string">
            <text:p>modules/gAudioBundle-2/src/Coal Mining/Surface_Mine_Distant_03_Bucket_Wheel_Excavator_Whistle_Diffuse_Lookout.ogg</text:p>
          </table:table-cell>
        </table:table-row>
        <table:table-row table:style-name="ro1">
          <table:table-cell office:value-type="string">
            <text:p>Ocean_Waves_Surf_Close_2.ogg</text:p>
          </table:table-cell>
          <table:table-cell office:value-type="string">
            <text:p>modules/gAudioBundle-2/src/Coastal Ambience And Beaches/Ocean_Waves_Surf_Close_2.ogg</text:p>
          </table:table-cell>
        </table:table-row>
        <table:table-row table:style-name="ro1">
          <table:table-cell office:value-type="string">
            <text:p>Ocean_Waves_Surf_On_Rocks_Close.ogg</text:p>
          </table:table-cell>
          <table:table-cell office:value-type="string">
            <text:p>modules/gAudioBundle-2/src/Coastal Ambience And Beaches/Ocean_Waves_Surf_On_Rocks_Close.ogg</text:p>
          </table:table-cell>
        </table:table-row>
        <table:table-row table:style-name="ro1">
          <table:table-cell office:value-type="string">
            <text:p>Roller_Coaster_Voices_Cheers.ogg</text:p>
          </table:table-cell>
          <table:table-cell office:value-type="string">
            <text:p>modules/gAudioBundle-2/src/Coastal Ambience And Beaches/Roller_Coaster_Voices_Cheers.ogg</text:p>
          </table:table-cell>
        </table:table-row>
        <table:table-row table:style-name="ro1">
          <table:table-cell office:value-type="string">
            <text:p>Ambience_005.ogg</text:p>
          </table:table-cell>
          <table:table-cell office:value-type="string">
            <text:p>modules/gAudioBundle-2/src/Cobalt Trailer/Ambience_005.ogg</text:p>
          </table:table-cell>
        </table:table-row>
        <table:table-row table:style-name="ro1">
          <table:table-cell office:value-type="string">
            <text:p>Ambience_Sfx_004.ogg</text:p>
          </table:table-cell>
          <table:table-cell office:value-type="string">
            <text:p>modules/gAudioBundle-2/src/Cobalt Trailer/Ambience_Sfx_004.ogg</text:p>
          </table:table-cell>
        </table:table-row>
        <table:table-row table:style-name="ro1">
          <table:table-cell office:value-type="string">
            <text:p>Sound_Effect_014.ogg</text:p>
          </table:table-cell>
          <table:table-cell office:value-type="string">
            <text:p>modules/gAudioBundle-2/src/Cobalt Trailer/Sound_Effect_014.ogg</text:p>
          </table:table-cell>
        </table:table-row>
        <table:table-row table:style-name="ro1">
          <table:table-cell office:value-type="string">
            <text:p>Transition_011.ogg</text:p>
          </table:table-cell>
          <table:table-cell office:value-type="string">
            <text:p>modules/gAudioBundle-2/src/Cobalt Trailer/Transition_011.ogg</text:p>
          </table:table-cell>
        </table:table-row>
        <table:table-row table:style-name="ro1">
          <table:table-cell office:value-type="string">
            <text:p>Coin_Wood_Table_Singles_Drop_Spin_Takes_5.ogg</text:p>
          </table:table-cell>
          <table:table-cell office:value-type="string">
            <text:p>modules/gAudioBundle-2/src/Coinage/Coin_Wood_Table_Singles_Drop_Spin_Takes_5.ogg</text:p>
          </table:table-cell>
        </table:table-row>
        <table:table-row table:style-name="ro1">
          <table:table-cell office:value-type="string">
            <text:p>Coins_Hand_Jingle_Movement_Takes_6.ogg</text:p>
          </table:table-cell>
          <table:table-cell office:value-type="string">
            <text:p>modules/gAudioBundle-2/src/Coinage/Coins_Hand_Jingle_Movement_Takes_6.ogg</text:p>
          </table:table-cell>
        </table:table-row>
        <table:table-row table:style-name="ro1">
          <table:table-cell office:value-type="string">
            <text:p>Coins_Pouch_Leather_Drop_Into_Takes_3.ogg</text:p>
          </table:table-cell>
          <table:table-cell office:value-type="string">
            <text:p>modules/gAudioBundle-2/src/Coinage/Coins_Pouch_Leather_Drop_Into_Takes_3.ogg</text:p>
          </table:table-cell>
        </table:table-row>
        <table:table-row table:style-name="ro1">
          <table:table-cell office:value-type="string">
            <text:p>Coins_Wood_Slide_Gather_Takes_10.ogg</text:p>
          </table:table-cell>
          <table:table-cell office:value-type="string">
            <text:p>modules/gAudioBundle-2/src/Coinage/Coins_Wood_Slide_Gather_Takes_10.ogg</text:p>
          </table:table-cell>
        </table:table-row>
        <table:table-row table:style-name="ro1">
          <table:table-cell office:value-type="string">
            <text:p>Cuckoo_Clock_Toll_10.ogg</text:p>
          </table:table-cell>
          <table:table-cell office:value-type="string">
            <text:p>modules/gAudioBundle-2/src/Colinized Cuckoo Clock Library/Cuckoo_Clock_Toll_10.ogg</text:p>
          </table:table-cell>
        </table:table-row>
        <table:table-row table:style-name="ro1">
          <table:table-cell office:value-type="string">
            <text:p>Cuckoo_Clock__Wind-Up_01.ogg</text:p>
          </table:table-cell>
          <table:table-cell office:value-type="string">
            <text:p>modules/gAudioBundle-2/src/Colinized Cuckoo Clock Library/Cuckoo_Clock__Wind-Up_01.ogg</text:p>
          </table:table-cell>
        </table:table-row>
        <table:table-row table:style-name="ro1">
          <table:table-cell office:value-type="string">
            <text:p>Sculpture_Edges_Colinized_St_114.ogg</text:p>
          </table:table-cell>
          <table:table-cell office:value-type="string">
            <text:p>modules/gAudioBundle-2/src/Colinized Sculpture Library Vol 1/Sculpture_Edges_Colinized_St_114.ogg</text:p>
          </table:table-cell>
        </table:table-row>
        <table:table-row table:style-name="ro1">
          <table:table-cell office:value-type="string">
            <text:p>Sculpture_Edges_Colinized_St_19.ogg</text:p>
          </table:table-cell>
          <table:table-cell office:value-type="string">
            <text:p>modules/gAudioBundle-2/src/Colinized Sculpture Library Vol 1/Sculpture_Edges_Colinized_St_19.ogg</text:p>
          </table:table-cell>
        </table:table-row>
        <table:table-row table:style-name="ro1">
          <table:table-cell office:value-type="string">
            <text:p>Sculpture_Protrusion_Colinized_St_95.ogg</text:p>
          </table:table-cell>
          <table:table-cell office:value-type="string">
            <text:p>modules/gAudioBundle-2/src/Colinized Sculpture Library Vol 1/Sculpture_Protrusion_Colinized_St_95.ogg</text:p>
          </table:table-cell>
        </table:table-row>
        <table:table-row table:style-name="ro1">
          <table:table-cell office:value-type="string">
            <text:p>Sculpture_Springs_Colinized_St_58.ogg</text:p>
          </table:table-cell>
          <table:table-cell office:value-type="string">
            <text:p>modules/gAudioBundle-2/src/Colinized Sculpture Library Vol 1/Sculpture_Springs_Colinized_St_58.ogg</text:p>
          </table:table-cell>
        </table:table-row>
        <table:table-row table:style-name="ro1">
          <table:table-cell office:value-type="string">
            <text:p>Ca1_Ambience_Berlincity_Alexanderplatz_Loop.ogg</text:p>
          </table:table-cell>
          <table:table-cell office:value-type="string">
            <text:p>modules/gAudioBundle-2/src/Collected Ambiences/Ca1_Ambience_Berlincity_Alexanderplatz_Loop.ogg</text:p>
          </table:table-cell>
        </table:table-row>
        <table:table-row table:style-name="ro1">
          <table:table-cell office:value-type="string">
            <text:p>Ca4_Ambience_Funfair_Day_Peoplescreaming_On_Funride.ogg</text:p>
          </table:table-cell>
          <table:table-cell office:value-type="string">
            <text:p>modules/gAudioBundle-2/src/Collected Ambiences/Ca4_Ambience_Funfair_Day_Peoplescreaming_On_Funride.ogg</text:p>
          </table:table-cell>
        </table:table-row>
        <table:table-row table:style-name="ro1">
          <table:table-cell office:value-type="string">
            <text:p>Ca4_Ambience_Smalltrainstation_Peopletalking_Trainarrivedepart_Announcement.ogg</text:p>
          </table:table-cell>
          <table:table-cell office:value-type="string">
            <text:p>modules/gAudioBundle-2/src/Collected Ambiences/Ca4_Ambience_Smalltrainstation_Peopletalking_Trainarrivedepart_Announcement.ogg</text:p>
          </table:table-cell>
        </table:table-row>
        <table:table-row table:style-name="ro1">
          <table:table-cell office:value-type="string">
            <text:p>Ca8_Ambience_Indoor_Swimming_Pool_01.ogg</text:p>
          </table:table-cell>
          <table:table-cell office:value-type="string">
            <text:p>modules/gAudioBundle-2/src/Collected Ambiences/Ca8_Ambience_Indoor_Swimming_Pool_01.ogg</text:p>
          </table:table-cell>
        </table:table-row>
        <table:table-row table:style-name="ro1">
          <table:table-cell office:value-type="string">
            <text:p>Csfx-2_Alarms_09.ogg</text:p>
          </table:table-cell>
          <table:table-cell office:value-type="string">
            <text:p>modules/gAudioBundle-2/src/Computer Sound Fx 20/Csfx-2_Alarms_09.ogg</text:p>
          </table:table-cell>
        </table:table-row>
        <table:table-row table:style-name="ro1">
          <table:table-cell office:value-type="string">
            <text:p>Csfx-2_Mechanics_45.ogg</text:p>
          </table:table-cell>
          <table:table-cell office:value-type="string">
            <text:p>modules/gAudioBundle-2/src/Computer Sound Fx 20/Csfx-2_Mechanics_45.ogg</text:p>
          </table:table-cell>
        </table:table-row>
        <table:table-row table:style-name="ro1">
          <table:table-cell office:value-type="string">
            <text:p>Csfx-2_Menu-Accessdenied_35.ogg</text:p>
          </table:table-cell>
          <table:table-cell office:value-type="string">
            <text:p>modules/gAudioBundle-2/src/Computer Sound Fx 20/Csfx-2_Menu-Accessdenied_35.ogg</text:p>
          </table:table-cell>
        </table:table-row>
        <table:table-row table:style-name="ro1">
          <table:table-cell office:value-type="string">
            <text:p>Csfx-2_Processing-Loop_26.ogg</text:p>
          </table:table-cell>
          <table:table-cell office:value-type="string">
            <text:p>modules/gAudioBundle-2/src/Computer Sound Fx 20/Csfx-2_Processing-Loop_26.ogg</text:p>
          </table:table-cell>
        </table:table-row>
        <table:table-row table:style-name="ro1">
          <table:table-cell office:value-type="string">
            <text:p>Animals_Cormorants_Inside_Nest_Loud_Mono_Dpa4061.ogg</text:p>
          </table:table-cell>
          <table:table-cell office:value-type="string">
            <text:p>modules/gAudioBundle-2/src/Cormorants/Animals_Cormorants_Inside_Nest_Loud_Mono_Dpa4061.ogg</text:p>
          </table:table-cell>
        </table:table-row>
        <table:table-row table:style-name="ro1">
          <table:table-cell office:value-type="string">
            <text:p>Animals_Cormorants_Nest_Loud_Seagulls_Mono_Dpa4061.ogg</text:p>
          </table:table-cell>
          <table:table-cell office:value-type="string">
            <text:p>modules/gAudioBundle-2/src/Cormorants/Animals_Cormorants_Nest_Loud_Seagulls_Mono_Dpa4061.ogg</text:p>
          </table:table-cell>
        </table:table-row>
        <table:table-row table:style-name="ro1">
          <table:table-cell office:value-type="string">
            <text:p>Animals_Cormorants_Nest_Take_Off_Mono.ogg</text:p>
          </table:table-cell>
          <table:table-cell office:value-type="string">
            <text:p>modules/gAudioBundle-2/src/Cormorants/Animals_Cormorants_Nest_Take_Off_Mono.ogg</text:p>
          </table:table-cell>
        </table:table-row>
        <table:table-row table:style-name="ro1">
          <table:table-cell office:value-type="string">
            <text:p>Animals_Cormorants_Nestlings_Short_Sounds_Stereom10.ogg</text:p>
          </table:table-cell>
          <table:table-cell office:value-type="string">
            <text:p>modules/gAudioBundle-2/src/Cormorants/Animals_Cormorants_Nestlings_Short_Sounds_Stereom10.ogg</text:p>
          </table:table-cell>
        </table:table-row>
        <table:table-row table:style-name="ro1">
          <table:table-cell office:value-type="string">
            <text:p>Corvette_0-120-0.ogg</text:p>
          </table:table-cell>
          <table:table-cell office:value-type="string">
            <text:p>modules/gAudioBundle-2/src/Corvette C7/Corvette_0-120-0.ogg</text:p>
          </table:table-cell>
        </table:table-row>
        <table:table-row table:style-name="ro1">
          <table:table-cell office:value-type="string">
            <text:p>Corvette_Arrive.ogg</text:p>
          </table:table-cell>
          <table:table-cell office:value-type="string">
            <text:p>modules/gAudioBundle-2/src/Corvette C7/Corvette_Arrive.ogg</text:p>
          </table:table-cell>
        </table:table-row>
        <table:table-row table:style-name="ro1">
          <table:table-cell office:value-type="string">
            <text:p>Corvette_Starts_Stop_Accel_From_Back.ogg</text:p>
          </table:table-cell>
          <table:table-cell office:value-type="string">
            <text:p>modules/gAudioBundle-2/src/Corvette C7/Corvette_Starts_Stop_Accel_From_Back.ogg</text:p>
          </table:table-cell>
        </table:table-row>
        <table:table-row table:style-name="ro1">
          <table:table-cell office:value-type="string">
            <text:p>Corvette_Turn_And_Drift_Ext.ogg</text:p>
          </table:table-cell>
          <table:table-cell office:value-type="string">
            <text:p>modules/gAudioBundle-2/src/Corvette C7/Corvette_Turn_And_Drift_Ext.ogg</text:p>
          </table:table-cell>
        </table:table-row>
        <table:table-row table:style-name="ro1">
          <table:table-cell office:value-type="string">
            <text:p>Jungle_Costa_Rica_06_32_Am_Insect_Chatter_Swells_River_Holophone.ogg</text:p>
          </table:table-cell>
          <table:table-cell office:value-type="string">
            <text:p>modules/gAudioBundle-2/src/Costa Rica Jungle And Rainforest/Jungle_Costa_Rica_06_32_Am_Insect_Chatter_Swells_River_Holophone.ogg</text:p>
          </table:table-cell>
        </table:table-row>
        <table:table-row table:style-name="ro1">
          <table:table-cell office:value-type="string">
            <text:p>Jungle_Costa_Rica_Morning_Insect_Bed_Distant_Bird_Calls_Spaced_Ab_Cmc6.ogg</text:p>
          </table:table-cell>
          <table:table-cell office:value-type="string">
            <text:p>modules/gAudioBundle-2/src/Costa Rica Jungle And Rainforest/Jungle_Costa_Rica_Morning_Insect_Bed_Distant_Bird_Calls_Spaced_Ab_Cmc6.ogg</text:p>
          </table:table-cell>
        </table:table-row>
        <table:table-row table:style-name="ro1">
          <table:table-cell office:value-type="string">
            <text:p>Rainforest_Costa_Rica_Waking_Up_Bird_Calls_Faint_Insect_Bed_1_Spaced_Ab_Cmc6.ogg</text:p>
          </table:table-cell>
          <table:table-cell office:value-type="string">
            <text:p>modules/gAudioBundle-2/src/Costa Rica Jungle And Rainforest/Rainforest_Costa_Rica_Waking_Up_Bird_Calls_Faint_Insect_Bed_1_Spaced_Ab_Cmc6.ogg</text:p>
          </table:table-cell>
        </table:table-row>
        <table:table-row table:style-name="ro1">
          <table:table-cell office:value-type="string">
            <text:p>Pm_Costal_Spain_11_Marina_Docks_Floating_Pier_Deck_Waves_Wind_Sail_Flap_Flags_Creaks_Gr.ogg</text:p>
          </table:table-cell>
          <table:table-cell office:value-type="string">
            <text:p>modules/gAudioBundle-2/src/Costal Spain/Pm_Costal_Spain_11_Marina_Docks_Floating_Pier_Deck_Waves_Wind_Sail_Flap_Flags_Creaks_Gr.ogg</text:p>
          </table:table-cell>
        </table:table-row>
        <table:table-row table:style-name="ro1">
          <table:table-cell office:value-type="string">
            <text:p>Pm_Costal_Spain_18_Walla_People_Restaurants_Wind_City_Presence_Traffic_Plates_Cutlery_Ol.ogg</text:p>
          </table:table-cell>
          <table:table-cell office:value-type="string">
            <text:p>modules/gAudioBundle-2/src/Costal Spain/Pm_Costal_Spain_18_Walla_People_Restaurants_Wind_City_Presence_Traffic_Plates_Cutlery_Ol.ogg</text:p>
          </table:table-cell>
        </table:table-row>
        <table:table-row table:style-name="ro1">
          <table:table-cell office:value-type="string">
            <text:p>Ambience_Countryside_Day_Flying_Insects_Birds_Lp.ogg</text:p>
          </table:table-cell>
          <table:table-cell office:value-type="string">
            <text:p>modules/gAudioBundle-2/src/Countryside Nature and Field/Ambience_Countryside_Day_Flying_Insects_Birds_Lp.ogg</text:p>
          </table:table-cell>
        </table:table-row>
        <table:table-row table:style-name="ro1">
          <table:table-cell office:value-type="string">
            <text:p>Ambience_Countryside_Day_Rooster_Birds.ogg</text:p>
          </table:table-cell>
          <table:table-cell office:value-type="string">
            <text:p>modules/gAudioBundle-2/src/Countryside Nature and Field/Ambience_Countryside_Day_Rooster_Birds.ogg</text:p>
          </table:table-cell>
        </table:table-row>
        <table:table-row table:style-name="ro1">
          <table:table-cell office:value-type="string">
            <text:p>Ambience_Countryside_Evening_Birds_Cow_Rooster_Tractor_Far_Lp01.ogg</text:p>
          </table:table-cell>
          <table:table-cell office:value-type="string">
            <text:p>modules/gAudioBundle-2/src/Countryside Nature and Field/Ambience_Countryside_Evening_Birds_Cow_Rooster_Tractor_Far_Lp01.ogg</text:p>
          </table:table-cell>
        </table:table-row>
        <table:table-row table:style-name="ro1">
          <table:table-cell office:value-type="string">
            <text:p>Ambience_Countryside_Night_Birds_Cow_Cricket.ogg</text:p>
          </table:table-cell>
          <table:table-cell office:value-type="string">
            <text:p>modules/gAudioBundle-2/src/Countryside Nature and Field/Ambience_Countryside_Night_Birds_Cow_Cricket.ogg</text:p>
          </table:table-cell>
        </table:table-row>
        <table:table-row table:style-name="ro1">
          <table:table-cell office:value-type="string">
            <text:p>Coyotes_2015_13_28_Sutton_Closecoyotenr1.ogg</text:p>
          </table:table-cell>
          <table:table-cell office:value-type="string">
            <text:p>modules/gAudioBundle-2/src/Coyotes/Coyotes_2015_13_28_Sutton_Closecoyotenr1.ogg</text:p>
          </table:table-cell>
        </table:table-row>
        <table:table-row table:style-name="ro1">
          <table:table-cell office:value-type="string">
            <text:p>Coyotes_2015_Medlock_Loudest_Quiet_Coyotes_1.ogg</text:p>
          </table:table-cell>
          <table:table-cell office:value-type="string">
            <text:p>modules/gAudioBundle-2/src/Coyotes/Coyotes_2015_Medlock_Loudest_Quiet_Coyotes_1.ogg</text:p>
          </table:table-cell>
        </table:table-row>
        <table:table-row table:style-name="ro1">
          <table:table-cell office:value-type="string">
            <text:p>Coyotes_2016_Medlock_Fall_Gusts_And_Creaks_Coyotes_.ogg</text:p>
          </table:table-cell>
          <table:table-cell office:value-type="string">
            <text:p>modules/gAudioBundle-2/src/Coyotes/Coyotes_2016_Medlock_Fall_Gusts_And_Creaks_Coyotes_.ogg</text:p>
          </table:table-cell>
        </table:table-row>
        <table:table-row table:style-name="ro1">
          <table:table-cell office:value-type="string">
            <text:p>Coyotes_2016_Steens_Night_Dim_Coyotes.ogg</text:p>
          </table:table-cell>
          <table:table-cell office:value-type="string">
            <text:p>modules/gAudioBundle-2/src/Coyotes/Coyotes_2016_Steens_Night_Dim_Coyotes.ogg</text:p>
          </table:table-cell>
        </table:table-row>
        <table:table-row table:style-name="ro1">
          <table:table-cell office:value-type="string">
            <text:p>Card_Cardboard_Box_2_Creak_Small_File_3_Takes_7.ogg</text:p>
          </table:table-cell>
          <table:table-cell office:value-type="string">
            <text:p>modules/gAudioBundle-2/src/Creaks Squeaks and Squeals/Card_Cardboard_Box_2_Creak_Small_File_3_Takes_7.ogg</text:p>
          </table:table-cell>
        </table:table-row>
        <table:table-row table:style-name="ro1">
          <table:table-cell office:value-type="string">
            <text:p>Leather_Creak_11.ogg</text:p>
          </table:table-cell>
          <table:table-cell office:value-type="string">
            <text:p>modules/gAudioBundle-2/src/Creaks Squeaks and Squeals/Leather_Creak_11.ogg</text:p>
          </table:table-cell>
        </table:table-row>
        <table:table-row table:style-name="ro1">
          <table:table-cell office:value-type="string">
            <text:p>Leather_Scrunch_Jacket_Biker_File_3_Takes_7.ogg</text:p>
          </table:table-cell>
          <table:table-cell office:value-type="string">
            <text:p>modules/gAudioBundle-2/src/Creaks Squeaks and Squeals/Leather_Scrunch_Jacket_Biker_File_3_Takes_7.ogg</text:p>
          </table:table-cell>
        </table:table-row>
        <table:table-row table:style-name="ro1">
          <table:table-cell office:value-type="string">
            <text:p>Metal_Creak_13.ogg</text:p>
          </table:table-cell>
          <table:table-cell office:value-type="string">
            <text:p>modules/gAudioBundle-2/src/Creaks Squeaks and Squeals/Metal_Creak_13.ogg</text:p>
          </table:table-cell>
        </table:table-row>
        <table:table-row table:style-name="ro1">
          <table:table-cell office:value-type="string">
            <text:p>Metal_Door_Squeak_Creak_03.ogg</text:p>
          </table:table-cell>
          <table:table-cell office:value-type="string">
            <text:p>modules/gAudioBundle-2/src/Creaks Squeaks and Squeals/Metal_Door_Squeak_Creak_03.ogg</text:p>
          </table:table-cell>
        </table:table-row>
        <table:table-row table:style-name="ro1">
          <table:table-cell office:value-type="string">
            <text:p>Office_Chair_Creak_70.ogg</text:p>
          </table:table-cell>
          <table:table-cell office:value-type="string">
            <text:p>modules/gAudioBundle-2/src/Creaks Squeaks and Squeals/Office_Chair_Creak_70.ogg</text:p>
          </table:table-cell>
        </table:table-row>
        <table:table-row table:style-name="ro1">
          <table:table-cell office:value-type="string">
            <text:p>Plastic_Creak_Bottle_File_2_Takes_7.ogg</text:p>
          </table:table-cell>
          <table:table-cell office:value-type="string">
            <text:p>modules/gAudioBundle-2/src/Creaks Squeaks and Squeals/Plastic_Creak_Bottle_File_2_Takes_7.ogg</text:p>
          </table:table-cell>
        </table:table-row>
        <table:table-row table:style-name="ro1">
          <table:table-cell office:value-type="string">
            <text:p>Wood_Creak_Basket_File_3_Takes_9.ogg</text:p>
          </table:table-cell>
          <table:table-cell office:value-type="string">
            <text:p>modules/gAudioBundle-2/src/Creaks Squeaks and Squeals/Wood_Creak_Basket_File_3_Takes_9.ogg</text:p>
          </table:table-cell>
        </table:table-row>
        <table:table-row table:style-name="ro1">
          <table:table-cell office:value-type="string">
            <text:p>Creature_Alien_Death_01.ogg</text:p>
          </table:table-cell>
          <table:table-cell office:value-type="string">
            <text:p>modules/gAudioBundle-2/src/Creatures Zone/Creature_Alien_Death_01.ogg</text:p>
          </table:table-cell>
        </table:table-row>
        <table:table-row table:style-name="ro1">
          <table:table-cell office:value-type="string">
            <text:p>Creature_Dragon_Roar_01.ogg</text:p>
          </table:table-cell>
          <table:table-cell office:value-type="string">
            <text:p>modules/gAudioBundle-2/src/Creatures Zone/Creature_Dragon_Roar_01.ogg</text:p>
          </table:table-cell>
        </table:table-row>
        <table:table-row table:style-name="ro1">
          <table:table-cell office:value-type="string">
            <text:p>Creature_Monster_Attack_09.ogg</text:p>
          </table:table-cell>
          <table:table-cell office:value-type="string">
            <text:p>modules/gAudioBundle-2/src/Creatures Zone/Creature_Monster_Attack_09.ogg</text:p>
          </table:table-cell>
        </table:table-row>
        <table:table-row table:style-name="ro1">
          <table:table-cell office:value-type="string">
            <text:p>Creature_Monster_Pain_01.ogg</text:p>
          </table:table-cell>
          <table:table-cell office:value-type="string">
            <text:p>modules/gAudioBundle-2/src/Creatures Zone/Creature_Monster_Pain_01.ogg</text:p>
          </table:table-cell>
        </table:table-row>
        <table:table-row table:style-name="ro1">
          <table:table-cell office:value-type="string">
            <text:p>Creepy_Door_Fast_Metal_Creak_02.ogg</text:p>
          </table:table-cell>
          <table:table-cell office:value-type="string">
            <text:p>modules/gAudioBundle-2/src/Creepy Door/Creepy_Door_Fast_Metal_Creak_02.ogg</text:p>
          </table:table-cell>
        </table:table-row>
        <table:table-row table:style-name="ro1">
          <table:table-cell office:value-type="string">
            <text:p>Creepy_Door_Metal_Door_Medium_Impact_01.ogg</text:p>
          </table:table-cell>
          <table:table-cell office:value-type="string">
            <text:p>modules/gAudioBundle-2/src/Creepy Door/Creepy_Door_Metal_Door_Medium_Impact_01.ogg</text:p>
          </table:table-cell>
        </table:table-row>
        <table:table-row table:style-name="ro1">
          <table:table-cell office:value-type="string">
            <text:p>Creepy_Door_Metal_Light_Rattle_05.ogg</text:p>
          </table:table-cell>
          <table:table-cell office:value-type="string">
            <text:p>modules/gAudioBundle-2/src/Creepy Door/Creepy_Door_Metal_Light_Rattle_05.ogg</text:p>
          </table:table-cell>
        </table:table-row>
        <table:table-row table:style-name="ro1">
          <table:table-cell office:value-type="string">
            <text:p>Creepy_Door_Slow_Creak_03.ogg</text:p>
          </table:table-cell>
          <table:table-cell office:value-type="string">
            <text:p>modules/gAudioBundle-2/src/Creepy Door/Creepy_Door_Slow_Creak_03.ogg</text:p>
          </table:table-cell>
        </table:table-row>
        <table:table-row table:style-name="ro1">
          <table:table-cell office:value-type="string">
            <text:p>Crickets_Multiple_South_France.ogg</text:p>
          </table:table-cell>
          <table:table-cell office:value-type="string">
            <text:p>modules/gAudioBundle-2/src/Crickets And Frogs/Crickets_Multiple_South_France.ogg</text:p>
          </table:table-cell>
        </table:table-row>
        <table:table-row table:style-name="ro1">
          <table:table-cell office:value-type="string">
            <text:p>Crickets_Multiple_South_France_04.ogg</text:p>
          </table:table-cell>
          <table:table-cell office:value-type="string">
            <text:p>modules/gAudioBundle-2/src/Crickets And Frogs/Crickets_Multiple_South_France_04.ogg</text:p>
          </table:table-cell>
        </table:table-row>
        <table:table-row table:style-name="ro1">
          <table:table-cell office:value-type="string">
            <text:p>Impact_Sound_Design_Hit_Chime_Resonant_Hit_Chime_Accent_Tinkle_Fast.ogg</text:p>
          </table:table-cell>
          <table:table-cell office:value-type="string">
            <text:p>modules/gAudioBundle-2/src/Crisis Accents/Impact_Sound_Design_Hit_Chime_Resonant_Hit_Chime_Accent_Tinkle_Fast.ogg</text:p>
          </table:table-cell>
        </table:table-row>
        <table:table-row table:style-name="ro1">
          <table:table-cell office:value-type="string">
            <text:p>Impact_Sound_Design_Tone_To_Hit_Metallic_Tonal_Accent_Up_Metallic_Very_Fast_Deep_Hit_Metallic_Accent_Forceful.ogg</text:p>
          </table:table-cell>
          <table:table-cell office:value-type="string">
            <text:p>modules/gAudioBundle-2/src/Crisis Accents/Impact_Sound_Design_Tone_To_Hit_Metallic_Tonal_Accent_Up_Metallic_Very_Fast_Deep_Hit_Metallic_Accent_Forceful.ogg</text:p>
          </table:table-cell>
        </table:table-row>
        <table:table-row table:style-name="ro1">
          <table:table-cell office:value-type="string">
            <text:p>Impact_Sound_Design_Whoosh_To_Hit_Glitch_Whoosh_Up_Rumble_Long_Resonant_Hit_Glitch_Accent_Two_Tone_Unnerving.ogg</text:p>
          </table:table-cell>
          <table:table-cell office:value-type="string">
            <text:p>modules/gAudioBundle-2/src/Crisis Accents/Impact_Sound_Design_Whoosh_To_Hit_Glitch_Whoosh_Up_Rumble_Long_Resonant_Hit_Glitch_Accent_Two_Tone_Unnerving.ogg</text:p>
          </table:table-cell>
        </table:table-row>
        <table:table-row table:style-name="ro1">
          <table:table-cell office:value-type="string">
            <text:p>Cromwell_T2_Ext_Slow_By_Wide_Ab_Mkh8040.ogg</text:p>
          </table:table-cell>
          <table:table-cell office:value-type="string">
            <text:p>modules/gAudioBundle-2/src/Cromwell 1943/Cromwell_T2_Ext_Slow_By_Wide_Ab_Mkh8040.ogg</text:p>
          </table:table-cell>
        </table:table-row>
        <table:table-row table:style-name="ro1">
          <table:table-cell office:value-type="string">
            <text:p>Cromwell_T6_Onbrd_Fast_Drive_Stop_Off_Interior_Mkh8020.ogg</text:p>
          </table:table-cell>
          <table:table-cell office:value-type="string">
            <text:p>modules/gAudioBundle-2/src/Cromwell 1943/Cromwell_T6_Onbrd_Fast_Drive_Stop_Off_Interior_Mkh8020.ogg</text:p>
          </table:table-cell>
        </table:table-row>
        <table:table-row table:style-name="ro1">
          <table:table-cell office:value-type="string">
            <text:p>Cromwell_T9_Var_Sfx_Loaders_Hatch_Xy_Rsm191.ogg</text:p>
          </table:table-cell>
          <table:table-cell office:value-type="string">
            <text:p>modules/gAudioBundle-2/src/Cromwell 1943/Cromwell_T9_Var_Sfx_Loaders_Hatch_Xy_Rsm191.ogg</text:p>
          </table:table-cell>
        </table:table-row>
        <table:table-row table:style-name="ro1">
          <table:table-cell office:value-type="string">
            <text:p>Hall_Ambiance_People_Far_St.ogg</text:p>
          </table:table-cell>
          <table:table-cell office:value-type="string">
            <text:p>modules/gAudioBundle-2/src/Crowd Ambiance/Hall_Ambiance_People_Far_St.ogg</text:p>
          </table:table-cell>
        </table:table-row>
        <table:table-row table:style-name="ro1">
          <table:table-cell office:value-type="string">
            <text:p>Hall_Exit_St.ogg</text:p>
          </table:table-cell>
          <table:table-cell office:value-type="string">
            <text:p>modules/gAudioBundle-2/src/Crowd Ambiance/Hall_Exit_St.ogg</text:p>
          </table:table-cell>
        </table:table-row>
        <table:table-row table:style-name="ro1">
          <table:table-cell office:value-type="string">
            <text:p>Adr_Battle_In_House_02.ogg</text:p>
          </table:table-cell>
          <table:table-cell office:value-type="string">
            <text:p>modules/gAudioBundle-2/src/Crowd/Adr_Battle_In_House_02.ogg</text:p>
          </table:table-cell>
        </table:table-row>
        <table:table-row table:style-name="ro1">
          <table:table-cell office:value-type="string">
            <text:p>Efx_Int_Fs_House_Party_Movement_Fast_06_C.ogg</text:p>
          </table:table-cell>
          <table:table-cell office:value-type="string">
            <text:p>modules/gAudioBundle-2/src/Crowd/Efx_Int_Fs_House_Party_Movement_Fast_06_C.ogg</text:p>
          </table:table-cell>
        </table:table-row>
        <table:table-row table:style-name="ro1">
          <table:table-cell office:value-type="string">
            <text:p>Efx_Int_Kicking_Wood_Door_Rattle_01.ogg</text:p>
          </table:table-cell>
          <table:table-cell office:value-type="string">
            <text:p>modules/gAudioBundle-2/src/Crowd/Efx_Int_Kicking_Wood_Door_Rattle_01.ogg</text:p>
          </table:table-cell>
        </table:table-row>
        <table:table-row table:style-name="ro1">
          <table:table-cell office:value-type="string">
            <text:p>Efx_Sd_Fs_In_Debris_With_Glass_On_Wood_06_C.ogg</text:p>
          </table:table-cell>
          <table:table-cell office:value-type="string">
            <text:p>modules/gAudioBundle-2/src/Crowd/Efx_Sd_Fs_In_Debris_With_Glass_On_Wood_06_C.ogg</text:p>
          </table:table-cell>
        </table:table-row>
        <table:table-row table:style-name="ro1">
          <table:table-cell office:value-type="string">
            <text:p>Crystal_Glass_Huge_Tone_Rubbing_Musical_04.ogg</text:p>
          </table:table-cell>
          <table:table-cell office:value-type="string">
            <text:p>modules/gAudioBundle-2/src/Crystal Glasses Tones And Drones/Crystal_Glass_Huge_Tone_Rubbing_Musical_04.ogg</text:p>
          </table:table-cell>
        </table:table-row>
        <table:table-row table:style-name="ro1">
          <table:table-cell office:value-type="string">
            <text:p>Crystal_Glass_Red_Wine_Tone_Rubbing_Musical_07.ogg</text:p>
          </table:table-cell>
          <table:table-cell office:value-type="string">
            <text:p>modules/gAudioBundle-2/src/Crystal Glasses Tones And Drones/Crystal_Glass_Red_Wine_Tone_Rubbing_Musical_07.ogg</text:p>
          </table:table-cell>
        </table:table-row>
        <table:table-row table:style-name="ro1">
          <table:table-cell office:value-type="string">
            <text:p>Crystal_Glass_Tall_Narrow_Tone_Rubbing_Musical_01.ogg</text:p>
          </table:table-cell>
          <table:table-cell office:value-type="string">
            <text:p>modules/gAudioBundle-2/src/Crystal Glasses Tones And Drones/Crystal_Glass_Tall_Narrow_Tone_Rubbing_Musical_01.ogg</text:p>
          </table:table-cell>
        </table:table-row>
        <table:table-row table:style-name="ro1">
          <table:table-cell office:value-type="string">
            <text:p>Crystal_Glass_Tall_Narrow_Tone_Rubbing_Musical_05.ogg</text:p>
          </table:table-cell>
          <table:table-cell office:value-type="string">
            <text:p>modules/gAudioBundle-2/src/Crystal Glasses Tones And Drones/Crystal_Glass_Tall_Narrow_Tone_Rubbing_Musical_05.ogg</text:p>
          </table:table-cell>
        </table:table-row>
        <table:table-row table:style-name="ro1">
          <table:table-cell office:value-type="string">
            <text:p>Blind_Tm_02.ogg</text:p>
          </table:table-cell>
          <table:table-cell office:value-type="string">
            <text:p>modules/gAudioBundle-2/src/Curtains and Blinds/Blind_Tm_02.ogg</text:p>
          </table:table-cell>
        </table:table-row>
        <table:table-row table:style-name="ro1">
          <table:table-cell office:value-type="string">
            <text:p>Blind_Wm_05.ogg</text:p>
          </table:table-cell>
          <table:table-cell office:value-type="string">
            <text:p>modules/gAudioBundle-2/src/Curtains and Blinds/Blind_Wm_05.ogg</text:p>
          </table:table-cell>
        </table:table-row>
        <table:table-row table:style-name="ro1">
          <table:table-cell office:value-type="string">
            <text:p>Curtains_M_P_03.ogg</text:p>
          </table:table-cell>
          <table:table-cell office:value-type="string">
            <text:p>modules/gAudioBundle-2/src/Curtains and Blinds/Curtains_M_P_03.ogg</text:p>
          </table:table-cell>
        </table:table-row>
        <table:table-row table:style-name="ro1">
          <table:table-cell office:value-type="string">
            <text:p>Curtains_Sm_M_03.ogg</text:p>
          </table:table-cell>
          <table:table-cell office:value-type="string">
            <text:p>modules/gAudioBundle-2/src/Curtains and Blinds/Curtains_Sm_M_03.ogg</text:p>
          </table:table-cell>
        </table:table-row>
        <table:table-row table:style-name="ro1">
          <table:table-cell office:value-type="string">
            <text:p>C_46_T2_Onbrd_Startup_Idle_Steady_Rpms_Ramps_Throttle_Movements_Shutdown_On_Wood_Compartment_Far_Back_Pzm.ogg</text:p>
          </table:table-cell>
          <table:table-cell office:value-type="string">
            <text:p>modules/gAudioBundle-2/src/Curtiss C 46 Commando/C_46_T2_Onbrd_Startup_Idle_Steady_Rpms_Ramps_Throttle_Movements_Shutdown_On_Wood_Compartment_Far_Back_Pzm.ogg</text:p>
          </table:table-cell>
        </table:table-row>
        <table:table-row table:style-name="ro1">
          <table:table-cell office:value-type="string">
            <text:p>Cs_Action_Complex3.ogg</text:p>
          </table:table-cell>
          <table:table-cell office:value-type="string">
            <text:p>modules/gAudioBundle-2/src/Cybersphere/Cs_Action_Complex3.ogg</text:p>
          </table:table-cell>
        </table:table-row>
        <table:table-row table:style-name="ro1">
          <table:table-cell office:value-type="string">
            <text:p>Cs_Beep_Classic_Denied.ogg</text:p>
          </table:table-cell>
          <table:table-cell office:value-type="string">
            <text:p>modules/gAudioBundle-2/src/Cybersphere/Cs_Beep_Classic_Denied.ogg</text:p>
          </table:table-cell>
        </table:table-row>
        <table:table-row table:style-name="ro1">
          <table:table-cell office:value-type="string">
            <text:p>Cs_Beep_Denied5.ogg</text:p>
          </table:table-cell>
          <table:table-cell office:value-type="string">
            <text:p>modules/gAudioBundle-2/src/Cybersphere/Cs_Beep_Denied5.ogg</text:p>
          </table:table-cell>
        </table:table-row>
        <table:table-row table:style-name="ro1">
          <table:table-cell office:value-type="string">
            <text:p>Cs_Text_Classic2.ogg</text:p>
          </table:table-cell>
          <table:table-cell office:value-type="string">
            <text:p>modules/gAudioBundle-2/src/Cybersphere/Cs_Text_Classic2.ogg</text:p>
          </table:table-cell>
        </table:table-row>
        <table:table-row table:style-name="ro1">
          <table:table-cell office:value-type="string">
            <text:p>Mechanical_Metal_Morph_Agressive_Sharp_01.ogg</text:p>
          </table:table-cell>
          <table:table-cell office:value-type="string">
            <text:p>modules/gAudioBundle-2/src/Cyborg Collection/Mechanical_Metal_Morph_Agressive_Sharp_01.ogg</text:p>
          </table:table-cell>
        </table:table-row>
        <table:table-row table:style-name="ro1">
          <table:table-cell office:value-type="string">
            <text:p>Robot_Footstep_Metallic_Large_03.ogg</text:p>
          </table:table-cell>
          <table:table-cell office:value-type="string">
            <text:p>modules/gAudioBundle-2/src/Cyborg Collection/Robot_Footstep_Metallic_Large_03.ogg</text:p>
          </table:table-cell>
        </table:table-row>
        <table:table-row table:style-name="ro1">
          <table:table-cell office:value-type="string">
            <text:p>Servo_Motor_Craftsman_Drill_4.0v_Small_04.ogg</text:p>
          </table:table-cell>
          <table:table-cell office:value-type="string">
            <text:p>modules/gAudioBundle-2/src/Cyborg Collection/Servo_Motor_Craftsman_Drill_4.0v_Small_04.ogg</text:p>
          </table:table-cell>
        </table:table-row>
        <table:table-row table:style-name="ro1">
          <table:table-cell office:value-type="string">
            <text:p>Spacecraft_Bay_Door_Lock_Down_Large_01.ogg</text:p>
          </table:table-cell>
          <table:table-cell office:value-type="string">
            <text:p>modules/gAudioBundle-2/src/Cyborg Collection/Spacecraft_Bay_Door_Lock_Down_Large_01.ogg</text:p>
          </table:table-cell>
        </table:table-row>
        <table:table-row table:style-name="ro1">
          <table:table-cell office:value-type="string">
            <text:p>Efx_Sd_Cymbal_Meinl_10_Splash_Dark_Crash_Unfinished_Mallet_01_A.ogg</text:p>
          </table:table-cell>
          <table:table-cell office:value-type="string">
            <text:p>modules/gAudioBundle-2/src/Cymbal Flash/Efx_Sd_Cymbal_Meinl_10_Splash_Dark_Crash_Unfinished_Mallet_01_A.ogg</text:p>
          </table:table-cell>
        </table:table-row>
        <table:table-row table:style-name="ro1">
          <table:table-cell office:value-type="string">
            <text:p>Efx_Sd_Cymbal_Meinl_22_China_Bowl_Bowed_04_B.ogg</text:p>
          </table:table-cell>
          <table:table-cell office:value-type="string">
            <text:p>modules/gAudioBundle-2/src/Cymbal Flash/Efx_Sd_Cymbal_Meinl_22_China_Bowl_Bowed_04_B.ogg</text:p>
          </table:table-cell>
        </table:table-row>
        <table:table-row table:style-name="ro1">
          <table:table-cell office:value-type="string">
            <text:p>Efx_Sd_Flash_24_Ride_Rivets_02.ogg</text:p>
          </table:table-cell>
          <table:table-cell office:value-type="string">
            <text:p>modules/gAudioBundle-2/src/Cymbal Flash/Efx_Sd_Flash_24_Ride_Rivets_02.ogg</text:p>
          </table:table-cell>
        </table:table-row>
        <table:table-row table:style-name="ro1">
          <table:table-cell office:value-type="string">
            <text:p>Efx_Sd_Lfe_Pulsing_Ring_Out_02_A.ogg</text:p>
          </table:table-cell>
          <table:table-cell office:value-type="string">
            <text:p>modules/gAudioBundle-2/src/Cymbal Flash/Efx_Sd_Lfe_Pulsing_Ring_Out_02_A.ogg</text:p>
          </table:table-cell>
        </table:table-row>
        <table:table-row table:style-name="ro1">
          <table:table-cell office:value-type="string">
            <text:p>Atmospheric_Element_Tension-11.ogg</text:p>
          </table:table-cell>
          <table:table-cell office:value-type="string">
            <text:p>modules/gAudioBundle-2/src/Dare Small Pack/Atmospheric_Element_Tension-11.ogg</text:p>
          </table:table-cell>
        </table:table-row>
        <table:table-row table:style-name="ro1">
          <table:table-cell office:value-type="string">
            <text:p>Atmospheric_Element_Tension-26.ogg</text:p>
          </table:table-cell>
          <table:table-cell office:value-type="string">
            <text:p>modules/gAudioBundle-2/src/Dare Small Pack/Atmospheric_Element_Tension-26.ogg</text:p>
          </table:table-cell>
        </table:table-row>
        <table:table-row table:style-name="ro1">
          <table:table-cell office:value-type="string">
            <text:p>Fx_Atmospheric_Distant-06.ogg</text:p>
          </table:table-cell>
          <table:table-cell office:value-type="string">
            <text:p>modules/gAudioBundle-2/src/Dare Small Pack/Fx_Atmospheric_Distant-06.ogg</text:p>
          </table:table-cell>
        </table:table-row>
        <table:table-row table:style-name="ro1">
          <table:table-cell office:value-type="string">
            <text:p>Br_Dark_Atmo_04.ogg</text:p>
          </table:table-cell>
          <table:table-cell office:value-type="string">
            <text:p>modules/gAudioBundle-2/src/Dark Atmo And Digital Glitch Vol2/Br_Dark_Atmo_04.ogg</text:p>
          </table:table-cell>
        </table:table-row>
        <table:table-row table:style-name="ro1">
          <table:table-cell office:value-type="string">
            <text:p>Br_Dark_Atmo_17.ogg</text:p>
          </table:table-cell>
          <table:table-cell office:value-type="string">
            <text:p>modules/gAudioBundle-2/src/Dark Atmo And Digital Glitch Vol2/Br_Dark_Atmo_17.ogg</text:p>
          </table:table-cell>
        </table:table-row>
        <table:table-row table:style-name="ro1">
          <table:table-cell office:value-type="string">
            <text:p>Br_Glitch_047.ogg</text:p>
          </table:table-cell>
          <table:table-cell office:value-type="string">
            <text:p>modules/gAudioBundle-2/src/Dark Atmo And Digital Glitch Vol2/Br_Glitch_047.ogg</text:p>
          </table:table-cell>
        </table:table-row>
        <table:table-row table:style-name="ro1">
          <table:table-cell office:value-type="string">
            <text:p>Br_Glitch_076.ogg</text:p>
          </table:table-cell>
          <table:table-cell office:value-type="string">
            <text:p>modules/gAudioBundle-2/src/Dark Atmo And Digital Glitch Vol2/Br_Glitch_076.ogg</text:p>
          </table:table-cell>
        </table:table-row>
        <table:table-row table:style-name="ro1">
          <table:table-cell office:value-type="string">
            <text:p>037_Ambience_Synth_Atmosphere.ogg</text:p>
          </table:table-cell>
          <table:table-cell office:value-type="string">
            <text:p>modules/gAudioBundle-2/src/Dark Cinematic Soundscapes And Sound Effects/037_Ambience_Synth_Atmosphere.ogg</text:p>
          </table:table-cell>
        </table:table-row>
        <table:table-row table:style-name="ro1">
          <table:table-cell office:value-type="string">
            <text:p>066_Synth_Texture.ogg</text:p>
          </table:table-cell>
          <table:table-cell office:value-type="string">
            <text:p>modules/gAudioBundle-2/src/Dark Cinematic Soundscapes And Sound Effects/066_Synth_Texture.ogg</text:p>
          </table:table-cell>
        </table:table-row>
        <table:table-row table:style-name="ro1">
          <table:table-cell office:value-type="string">
            <text:p>098_Whoosh_Hit.ogg</text:p>
          </table:table-cell>
          <table:table-cell office:value-type="string">
            <text:p>modules/gAudioBundle-2/src/Dark Cinematic Soundscapes And Sound Effects/098_Whoosh_Hit.ogg</text:p>
          </table:table-cell>
        </table:table-row>
        <table:table-row table:style-name="ro1">
          <table:table-cell office:value-type="string">
            <text:p>115_Sfx.ogg</text:p>
          </table:table-cell>
          <table:table-cell office:value-type="string">
            <text:p>modules/gAudioBundle-2/src/Dark Cinematic Soundscapes And Sound Effects/115_Sfx.ogg</text:p>
          </table:table-cell>
        </table:table-row>
        <table:table-row table:style-name="ro1">
          <table:table-cell office:value-type="string">
            <text:p>Into_The_Deep.ogg</text:p>
          </table:table-cell>
          <table:table-cell office:value-type="string">
            <text:p>modules/gAudioBundle-2/src/Dark Deepsea Drones/Into_The_Deep.ogg</text:p>
          </table:table-cell>
        </table:table-row>
        <table:table-row table:style-name="ro1">
          <table:table-cell office:value-type="string">
            <text:p>Lost_In_The_Abyss.ogg</text:p>
          </table:table-cell>
          <table:table-cell office:value-type="string">
            <text:p>modules/gAudioBundle-2/src/Dark Deepsea Drones/Lost_In_The_Abyss.ogg</text:p>
          </table:table-cell>
        </table:table-row>
        <table:table-row table:style-name="ro1">
          <table:table-cell office:value-type="string">
            <text:p>Gaf_Sfx01_Horror_Designed_Corpseinsect_01.ogg</text:p>
          </table:table-cell>
          <table:table-cell office:value-type="string">
            <text:p>modules/gAudioBundle-2/src/Dark Materials/Gaf_Sfx01_Horror_Designed_Corpseinsect_01.ogg</text:p>
          </table:table-cell>
        </table:table-row>
        <table:table-row table:style-name="ro1">
          <table:table-cell office:value-type="string">
            <text:p>Gaf_Sfx01_Horror_Designed_Stab_Medium_10.ogg</text:p>
          </table:table-cell>
          <table:table-cell office:value-type="string">
            <text:p>modules/gAudioBundle-2/src/Dark Materials/Gaf_Sfx01_Horror_Designed_Stab_Medium_10.ogg</text:p>
          </table:table-cell>
        </table:table-row>
        <table:table-row table:style-name="ro1">
          <table:table-cell office:value-type="string">
            <text:p>Gaf_Sfx01_Horror_Guts_Flowed_On_Wood_Surface__Light.ogg</text:p>
          </table:table-cell>
          <table:table-cell office:value-type="string">
            <text:p>modules/gAudioBundle-2/src/Dark Materials/Gaf_Sfx01_Horror_Guts_Flowed_On_Wood_Surface__Light.ogg</text:p>
          </table:table-cell>
        </table:table-row>
        <table:table-row table:style-name="ro1">
          <table:table-cell office:value-type="string">
            <text:p>Gaf_Sfx01_Horror_Hammer_Impact__Huge.ogg</text:p>
          </table:table-cell>
          <table:table-cell office:value-type="string">
            <text:p>modules/gAudioBundle-2/src/Dark Materials/Gaf_Sfx01_Horror_Hammer_Impact__Huge.ogg</text:p>
          </table:table-cell>
        </table:table-row>
        <table:table-row table:style-name="ro1">
          <table:table-cell office:value-type="string">
            <text:p>Background_Industrial_Ambience_027.ogg</text:p>
          </table:table-cell>
          <table:table-cell office:value-type="string">
            <text:p>modules/gAudioBundle-2/src/Dark Mesa Industrial Ambiences And Sfx/Background_Industrial_Ambience_027.ogg</text:p>
          </table:table-cell>
        </table:table-row>
        <table:table-row table:style-name="ro1">
          <table:table-cell office:value-type="string">
            <text:p>Background_Underground_Lab_Ambience_003.ogg</text:p>
          </table:table-cell>
          <table:table-cell office:value-type="string">
            <text:p>modules/gAudioBundle-2/src/Dark Mesa Industrial Ambiences And Sfx/Background_Underground_Lab_Ambience_003.ogg</text:p>
          </table:table-cell>
        </table:table-row>
        <table:table-row table:style-name="ro1">
          <table:table-cell office:value-type="string">
            <text:p>Electric_Crackling_001.ogg</text:p>
          </table:table-cell>
          <table:table-cell office:value-type="string">
            <text:p>modules/gAudioBundle-2/src/Dark Mesa Industrial Ambiences And Sfx/Electric_Crackling_001.ogg</text:p>
          </table:table-cell>
        </table:table-row>
        <table:table-row table:style-name="ro1">
          <table:table-cell office:value-type="string">
            <text:p>Metal_Element_008.ogg</text:p>
          </table:table-cell>
          <table:table-cell office:value-type="string">
            <text:p>modules/gAudioBundle-2/src/Dark Mesa Industrial Ambiences And Sfx/Metal_Element_008.ogg</text:p>
          </table:table-cell>
        </table:table-row>
        <table:table-row table:style-name="ro1">
          <table:table-cell office:value-type="string">
            <text:p>Dark-Ui_Computation_Analog_02.ogg</text:p>
          </table:table-cell>
          <table:table-cell office:value-type="string">
            <text:p>modules/gAudioBundle-2/src/Dark Sci Fi Ui Sounds/Dark-Ui_Computation_Analog_02.ogg</text:p>
          </table:table-cell>
        </table:table-row>
        <table:table-row table:style-name="ro1">
          <table:table-cell office:value-type="string">
            <text:p>Dark-Ui_Glitch_Dark_05.ogg</text:p>
          </table:table-cell>
          <table:table-cell office:value-type="string">
            <text:p>modules/gAudioBundle-2/src/Dark Sci Fi Ui Sounds/Dark-Ui_Glitch_Dark_05.ogg</text:p>
          </table:table-cell>
        </table:table-row>
        <table:table-row table:style-name="ro1">
          <table:table-cell office:value-type="string">
            <text:p>Dark-Ui_Glitch_Light_04.ogg</text:p>
          </table:table-cell>
          <table:table-cell office:value-type="string">
            <text:p>modules/gAudioBundle-2/src/Dark Sci Fi Ui Sounds/Dark-Ui_Glitch_Light_04.ogg</text:p>
          </table:table-cell>
        </table:table-row>
        <table:table-row table:style-name="ro1">
          <table:table-cell office:value-type="string">
            <text:p>Dark-Ui_Power_On_Off_Dark_02.ogg</text:p>
          </table:table-cell>
          <table:table-cell office:value-type="string">
            <text:p>modules/gAudioBundle-2/src/Dark Sci Fi Ui Sounds/Dark-Ui_Power_On_Off_Dark_02.ogg</text:p>
          </table:table-cell>
        </table:table-row>
        <table:table-row table:style-name="ro1">
          <table:table-cell office:value-type="string">
            <text:p>Lengthy_Glitch_14.ogg</text:p>
          </table:table-cell>
          <table:table-cell office:value-type="string">
            <text:p>modules/gAudioBundle-2/src/Data Disruption/Lengthy_Glitch_14.ogg</text:p>
          </table:table-cell>
        </table:table-row>
        <table:table-row table:style-name="ro1">
          <table:table-cell office:value-type="string">
            <text:p>Medium_Glitch_18.ogg</text:p>
          </table:table-cell>
          <table:table-cell office:value-type="string">
            <text:p>modules/gAudioBundle-2/src/Data Disruption/Medium_Glitch_18.ogg</text:p>
          </table:table-cell>
        </table:table-row>
        <table:table-row table:style-name="ro1">
          <table:table-cell office:value-type="string">
            <text:p>Quick_Glitch_26.ogg</text:p>
          </table:table-cell>
          <table:table-cell office:value-type="string">
            <text:p>modules/gAudioBundle-2/src/Data Disruption/Quick_Glitch_26.ogg</text:p>
          </table:table-cell>
        </table:table-row>
        <table:table-row table:style-name="ro1">
          <table:table-cell office:value-type="string">
            <text:p>Quick_Glitch_56.ogg</text:p>
          </table:table-cell>
          <table:table-cell office:value-type="string">
            <text:p>modules/gAudioBundle-2/src/Data Disruption/Quick_Glitch_56.ogg</text:p>
          </table:table-cell>
        </table:table-row>
        <table:table-row table:style-name="ro1">
          <table:table-cell office:value-type="string">
            <text:p>Analogue_Synth_Fm_Scanning_Digital_Data_Descent_Drop_Pitch_1.ogg</text:p>
          </table:table-cell>
          <table:table-cell office:value-type="string">
            <text:p>modules/gAudioBundle-2/src/Data Processing/Analogue_Synth_Fm_Scanning_Digital_Data_Descent_Drop_Pitch_1.ogg</text:p>
          </table:table-cell>
        </table:table-row>
        <table:table-row table:style-name="ro1">
          <table:table-cell office:value-type="string">
            <text:p>Analogue_Synth_Tone_Varispeed_Data_Movement.ogg</text:p>
          </table:table-cell>
          <table:table-cell office:value-type="string">
            <text:p>modules/gAudioBundle-2/src/Data Processing/Analogue_Synth_Tone_Varispeed_Data_Movement.ogg</text:p>
          </table:table-cell>
        </table:table-row>
        <table:table-row table:style-name="ro1">
          <table:table-cell office:value-type="string">
            <text:p>Digital_Raw_Data_Scanning_Data_Harsh_Movement_Glitch_Noise.ogg</text:p>
          </table:table-cell>
          <table:table-cell office:value-type="string">
            <text:p>modules/gAudioBundle-2/src/Data Processing/Digital_Raw_Data_Scanning_Data_Harsh_Movement_Glitch_Noise.ogg</text:p>
          </table:table-cell>
        </table:table-row>
        <table:table-row table:style-name="ro1">
          <table:table-cell office:value-type="string">
            <text:p>Electromagnetic_Device_Moving_File_Data_Glitch_Click_Squeal.ogg</text:p>
          </table:table-cell>
          <table:table-cell office:value-type="string">
            <text:p>modules/gAudioBundle-2/src/Data Processing/Electromagnetic_Device_Moving_File_Data_Glitch_Click_Squeal.ogg</text:p>
          </table:table-cell>
        </table:table-row>
        <table:table-row table:style-name="ro1">
          <table:table-cell office:value-type="string">
            <text:p>Ks_Dst_Alert_1_Loop_A.ogg</text:p>
          </table:table-cell>
          <table:table-cell office:value-type="string">
            <text:p>modules/gAudioBundle-2/src/Data Streams/Ks_Dst_Alert_1_Loop_A.ogg</text:p>
          </table:table-cell>
        </table:table-row>
        <table:table-row table:style-name="ro1">
          <table:table-cell office:value-type="string">
            <text:p>Ks_Dst_Data_Stream_Confirm_01.ogg</text:p>
          </table:table-cell>
          <table:table-cell office:value-type="string">
            <text:p>modules/gAudioBundle-2/src/Data Streams/Ks_Dst_Data_Stream_Confirm_01.ogg</text:p>
          </table:table-cell>
        </table:table-row>
        <table:table-row table:style-name="ro1">
          <table:table-cell office:value-type="string">
            <text:p>Ks_Dst_Robot_3_Random_Data_Stream_B.ogg</text:p>
          </table:table-cell>
          <table:table-cell office:value-type="string">
            <text:p>modules/gAudioBundle-2/src/Data Streams/Ks_Dst_Robot_3_Random_Data_Stream_B.ogg</text:p>
          </table:table-cell>
        </table:table-row>
        <table:table-row table:style-name="ro1">
          <table:table-cell office:value-type="string">
            <text:p>Ks_Dst_System_3_Shutdown_C.ogg</text:p>
          </table:table-cell>
          <table:table-cell office:value-type="string">
            <text:p>modules/gAudioBundle-2/src/Data Streams/Ks_Dst_System_3_Shutdown_C.ogg</text:p>
          </table:table-cell>
        </table:table-row>
        <table:table-row table:style-name="ro1">
          <table:table-cell office:value-type="string">
            <text:p>De_Lisle_Carbine_.45acp_Suppressed_1m_Right_Mkh8040_1_Clean_Single_Shots_X_14.ogg</text:p>
          </table:table-cell>
          <table:table-cell office:value-type="string">
            <text:p>modules/gAudioBundle-2/src/De Lisle Carbine 45acp Suppressed/De_Lisle_Carbine_.45acp_Suppressed_1m_Right_Mkh8040_1_Clean_Single_Shots_X_14.ogg</text:p>
          </table:table-cell>
        </table:table-row>
        <table:table-row table:style-name="ro1">
          <table:table-cell office:value-type="string">
            <text:p>De_Lisle_Carbine_.45acp_Suppressed_55m_In_Front_Off_Axis_Clean_Single_Shots_X_14.L.ogg</text:p>
          </table:table-cell>
          <table:table-cell office:value-type="string">
            <text:p>modules/gAudioBundle-2/src/De Lisle Carbine 45acp Suppressed/De_Lisle_Carbine_.45acp_Suppressed_55m_In_Front_Off_Axis_Clean_Single_Shots_X_14.L.ogg</text:p>
          </table:table-cell>
        </table:table-row>
        <table:table-row table:style-name="ro1">
          <table:table-cell office:value-type="string">
            <text:p>Pantera_Bmw_T4_Onbrd_Startup_Accels_Decels_Gearing_Shutdown_Exhaust_Close.ogg</text:p>
          </table:table-cell>
          <table:table-cell office:value-type="string">
            <text:p>modules/gAudioBundle-2/src/De Tomaso Pantera 1972 With Bmw Alpina V8/Pantera_Bmw_T4_Onbrd_Startup_Accels_Decels_Gearing_Shutdown_Exhaust_Close.ogg</text:p>
          </table:table-cell>
        </table:table-row>
        <table:table-row table:style-name="ro1">
          <table:table-cell office:value-type="string">
            <text:p>Pantera_Bmw_T5_Onbrd_Startup_Var_Driving_Shutdown_Engine_Back.ogg</text:p>
          </table:table-cell>
          <table:table-cell office:value-type="string">
            <text:p>modules/gAudioBundle-2/src/De Tomaso Pantera 1972 With Bmw Alpina V8/Pantera_Bmw_T5_Onbrd_Startup_Var_Driving_Shutdown_Engine_Back.ogg</text:p>
          </table:table-cell>
        </table:table-row>
        <table:table-row table:style-name="ro1">
          <table:table-cell office:value-type="string">
            <text:p>Pantera_Bmw_T6_Onbrd_Horn_Interior.ogg</text:p>
          </table:table-cell>
          <table:table-cell office:value-type="string">
            <text:p>modules/gAudioBundle-2/src/De Tomaso Pantera 1972 With Bmw Alpina V8/Pantera_Bmw_T6_Onbrd_Horn_Interior.ogg</text:p>
          </table:table-cell>
        </table:table-row>
        <table:table-row table:style-name="ro1">
          <table:table-cell office:value-type="string">
            <text:p>Galactic_Wind.ogg</text:p>
          </table:table-cell>
          <table:table-cell office:value-type="string">
            <text:p>modules/gAudioBundle-2/src/Deep Galaxy/Galactic_Wind.ogg</text:p>
          </table:table-cell>
        </table:table-row>
        <table:table-row table:style-name="ro1">
          <table:table-cell office:value-type="string">
            <text:p>One-Shot-B2.ogg</text:p>
          </table:table-cell>
          <table:table-cell office:value-type="string">
            <text:p>modules/gAudioBundle-2/src/Deep Galaxy/One-Shot-B2.ogg</text:p>
          </table:table-cell>
        </table:table-row>
        <table:table-row table:style-name="ro1">
          <table:table-cell office:value-type="string">
            <text:p>One-Shot-C4.ogg</text:p>
          </table:table-cell>
          <table:table-cell office:value-type="string">
            <text:p>modules/gAudioBundle-2/src/Deep Galaxy/One-Shot-C4.ogg</text:p>
          </table:table-cell>
        </table:table-row>
        <table:table-row table:style-name="ro1">
          <table:table-cell office:value-type="string">
            <text:p>One-Shot-F3.ogg</text:p>
          </table:table-cell>
          <table:table-cell office:value-type="string">
            <text:p>modules/gAudioBundle-2/src/Deep Galaxy/One-Shot-F3.ogg</text:p>
          </table:table-cell>
        </table:table-row>
        <table:table-row table:style-name="ro1">
          <table:table-cell office:value-type="string">
            <text:p>Delay_Movement_Atmospheric-05.ogg</text:p>
          </table:table-cell>
          <table:table-cell office:value-type="string">
            <text:p>modules/gAudioBundle-2/src/Delay Small Pack/Delay_Movement_Atmospheric-05.ogg</text:p>
          </table:table-cell>
        </table:table-row>
        <table:table-row table:style-name="ro1">
          <table:table-cell office:value-type="string">
            <text:p>Delay_Movement_Surreal-01.ogg</text:p>
          </table:table-cell>
          <table:table-cell office:value-type="string">
            <text:p>modules/gAudioBundle-2/src/Delay Small Pack/Delay_Movement_Surreal-01.ogg</text:p>
          </table:table-cell>
        </table:table-row>
        <table:table-row table:style-name="ro1">
          <table:table-cell office:value-type="string">
            <text:p>Piano_Destroyed_Demolished_Broken_Wurlitzer_Upright_Hammers_Debris_Impact_Crash_Smash_Sledge_Hammer_03.ogg</text:p>
          </table:table-cell>
          <table:table-cell office:value-type="string">
            <text:p>modules/gAudioBundle-2/src/Destroyed Piano/Piano_Destroyed_Demolished_Broken_Wurlitzer_Upright_Hammers_Debris_Impact_Crash_Smash_Sledge_Hammer_03.ogg</text:p>
          </table:table-cell>
        </table:table-row>
        <table:table-row table:style-name="ro1">
          <table:table-cell office:value-type="string">
            <text:p>Piano_Destroyed_Demolished_Broken_Wurlitzer_Upright_Impact_String_Note_Hit_Ringing_Out_Buzzing_String_01.ogg</text:p>
          </table:table-cell>
          <table:table-cell office:value-type="string">
            <text:p>modules/gAudioBundle-2/src/Destroyed Piano/Piano_Destroyed_Demolished_Broken_Wurlitzer_Upright_Impact_String_Note_Hit_Ringing_Out_Buzzing_String_01.ogg</text:p>
          </table:table-cell>
        </table:table-row>
        <table:table-row table:style-name="ro1">
          <table:table-cell office:value-type="string">
            <text:p>Piano_Destroyed_Demolished_Broken_Wurlitzer_Upright_Impact_String_Note_Hit_Ringing_Out_Buzzing_String_03.ogg</text:p>
          </table:table-cell>
          <table:table-cell office:value-type="string">
            <text:p>modules/gAudioBundle-2/src/Destroyed Piano/Piano_Destroyed_Demolished_Broken_Wurlitzer_Upright_Impact_String_Note_Hit_Ringing_Out_Buzzing_String_03.ogg</text:p>
          </table:table-cell>
        </table:table-row>
        <table:table-row table:style-name="ro1">
          <table:table-cell office:value-type="string">
            <text:p>Piano_Destroyed_Demolished_Broken_Wurlitzer_Upright_Impact_String_Note_Hit_Ringing_Out_Pieces_Falling_18.ogg</text:p>
          </table:table-cell>
          <table:table-cell office:value-type="string">
            <text:p>modules/gAudioBundle-2/src/Destroyed Piano/Piano_Destroyed_Demolished_Broken_Wurlitzer_Upright_Impact_String_Note_Hit_Ringing_Out_Pieces_Falling_18.ogg</text:p>
          </table:table-cell>
        </table:table-row>
        <table:table-row table:style-name="ro1">
          <table:table-cell office:value-type="string">
            <text:p>App_Button_Beep_Friendly.ogg</text:p>
          </table:table-cell>
          <table:table-cell office:value-type="string">
            <text:p>modules/gAudioBundle-2/src/Developer Toolkit Pack 1/App_Button_Beep_Friendly.ogg</text:p>
          </table:table-cell>
        </table:table-row>
        <table:table-row table:style-name="ro1">
          <table:table-cell office:value-type="string">
            <text:p>App_Button_Clicks_Shing_Sound_Effect.ogg</text:p>
          </table:table-cell>
          <table:table-cell office:value-type="string">
            <text:p>modules/gAudioBundle-2/src/Developer Toolkit Pack 1/App_Button_Clicks_Shing_Sound_Effect.ogg</text:p>
          </table:table-cell>
        </table:table-row>
        <table:table-row table:style-name="ro1">
          <table:table-cell office:value-type="string">
            <text:p>App_Button_Radio_Bloops.ogg</text:p>
          </table:table-cell>
          <table:table-cell office:value-type="string">
            <text:p>modules/gAudioBundle-2/src/Developer Toolkit Pack 1/App_Button_Radio_Bloops.ogg</text:p>
          </table:table-cell>
        </table:table-row>
        <table:table-row table:style-name="ro1">
          <table:table-cell office:value-type="string">
            <text:p>Dice_On_Felt_Throw_And_Roll_Standard_16_Sixteen_Dice_V1.ogg</text:p>
          </table:table-cell>
          <table:table-cell office:value-type="string">
            <text:p>modules/gAudioBundle-2/src/Dice/Dice_On_Felt_Throw_And_Roll_Standard_16_Sixteen_Dice_V1.ogg</text:p>
          </table:table-cell>
        </table:table-row>
        <table:table-row table:style-name="ro1">
          <table:table-cell office:value-type="string">
            <text:p>Dice_On_Felt_Throw_And_Roll_Standard_5_Five_Dice_V2.ogg</text:p>
          </table:table-cell>
          <table:table-cell office:value-type="string">
            <text:p>modules/gAudioBundle-2/src/Dice/Dice_On_Felt_Throw_And_Roll_Standard_5_Five_Dice_V2.ogg</text:p>
          </table:table-cell>
        </table:table-row>
        <table:table-row table:style-name="ro1">
          <table:table-cell office:value-type="string">
            <text:p>Dice_On_Hard_Wood_Throw_And_Roll__Standard_2_Two_Dice_V1.ogg</text:p>
          </table:table-cell>
          <table:table-cell office:value-type="string">
            <text:p>modules/gAudioBundle-2/src/Dice/Dice_On_Hard_Wood_Throw_And_Roll__Standard_2_Two_Dice_V1.ogg</text:p>
          </table:table-cell>
        </table:table-row>
        <table:table-row table:style-name="ro1">
          <table:table-cell office:value-type="string">
            <text:p>Dice_On_Neoprene_Throw_And_Roll_Mini_1_One_Die_V2.ogg</text:p>
          </table:table-cell>
          <table:table-cell office:value-type="string">
            <text:p>modules/gAudioBundle-2/src/Dice/Dice_On_Neoprene_Throw_And_Roll_Mini_1_One_Die_V2.ogg</text:p>
          </table:table-cell>
        </table:table-row>
        <table:table-row table:style-name="ro1">
          <table:table-cell office:value-type="string">
            <text:p>Aly04_Ambience_Alley_Downtown_Hvac_Distant_Traffic.ogg</text:p>
          </table:table-cell>
          <table:table-cell office:value-type="string">
            <text:p>modules/gAudioBundle-2/src/Diffuse City/Aly04_Ambience_Alley_Downtown_Hvac_Distant_Traffic.ogg</text:p>
          </table:table-cell>
        </table:table-row>
        <table:table-row table:style-name="ro1">
          <table:table-cell office:value-type="string">
            <text:p>Cnt01_Extra_Train_Pass_By_Arrival_And_Departure_L_Train.ogg</text:p>
          </table:table-cell>
          <table:table-cell office:value-type="string">
            <text:p>modules/gAudioBundle-2/src/Diffuse City/Cnt01_Extra_Train_Pass_By_Arrival_And_Departure_L_Train.ogg</text:p>
          </table:table-cell>
        </table:table-row>
        <table:table-row table:style-name="ro1">
          <table:table-cell office:value-type="string">
            <text:p>Rmb10_Ambience_City_Rumble_Large_City_Light_Wind_Debris.ogg</text:p>
          </table:table-cell>
          <table:table-cell office:value-type="string">
            <text:p>modules/gAudioBundle-2/src/Diffuse City/Rmb10_Ambience_City_Rumble_Large_City_Light_Wind_Debris.ogg</text:p>
          </table:table-cell>
        </table:table-row>
        <table:table-row table:style-name="ro1">
          <table:table-cell office:value-type="string">
            <text:p>Udg05_Extra_V2_Car_Pass_Bys_Medium_Speed_Truck_Approach_And_Depart.ogg</text:p>
          </table:table-cell>
          <table:table-cell office:value-type="string">
            <text:p>modules/gAudioBundle-2/src/Diffuse City/Udg05_Extra_V2_Car_Pass_Bys_Medium_Speed_Truck_Approach_And_Depart.ogg</text:p>
          </table:table-cell>
        </table:table-row>
        <table:table-row table:style-name="ro1">
          <table:table-cell office:value-type="string">
            <text:p>Br_Glitch__18.ogg</text:p>
          </table:table-cell>
          <table:table-cell office:value-type="string">
            <text:p>modules/gAudioBundle-2/src/Digital Glitch/Br_Glitch__18.ogg</text:p>
          </table:table-cell>
        </table:table-row>
        <table:table-row table:style-name="ro1">
          <table:table-cell office:value-type="string">
            <text:p>Br_Glitch__37.ogg</text:p>
          </table:table-cell>
          <table:table-cell office:value-type="string">
            <text:p>modules/gAudioBundle-2/src/Digital Glitch/Br_Glitch__37.ogg</text:p>
          </table:table-cell>
        </table:table-row>
        <table:table-row table:style-name="ro1">
          <table:table-cell office:value-type="string">
            <text:p>Br_Glitched_Loop_43.ogg</text:p>
          </table:table-cell>
          <table:table-cell office:value-type="string">
            <text:p>modules/gAudioBundle-2/src/Digital Glitch/Br_Glitched_Loop_43.ogg</text:p>
          </table:table-cell>
        </table:table-row>
        <table:table-row table:style-name="ro1">
          <table:table-cell office:value-type="string">
            <text:p>Br_Harshy_16.ogg</text:p>
          </table:table-cell>
          <table:table-cell office:value-type="string">
            <text:p>modules/gAudioBundle-2/src/Digital Glitch/Br_Harshy_16.ogg</text:p>
          </table:table-cell>
        </table:table-row>
        <table:table-row table:style-name="ro1">
          <table:table-cell office:value-type="string">
            <text:p>Dry_Pterodactyl_Roar_01.ogg</text:p>
          </table:table-cell>
          <table:table-cell office:value-type="string">
            <text:p>modules/gAudioBundle-2/src/Dino Roars and Growls/Dry_Pterodactyl_Roar_01.ogg</text:p>
          </table:table-cell>
        </table:table-row>
        <table:table-row table:style-name="ro1">
          <table:table-cell office:value-type="string">
            <text:p>Dry_Pterodactyl_Roar_07.ogg</text:p>
          </table:table-cell>
          <table:table-cell office:value-type="string">
            <text:p>modules/gAudioBundle-2/src/Dino Roars and Growls/Dry_Pterodactyl_Roar_07.ogg</text:p>
          </table:table-cell>
        </table:table-row>
        <table:table-row table:style-name="ro1">
          <table:table-cell office:value-type="string">
            <text:p>Dry_Raptor_Roar_08.ogg</text:p>
          </table:table-cell>
          <table:table-cell office:value-type="string">
            <text:p>modules/gAudioBundle-2/src/Dino Roars and Growls/Dry_Raptor_Roar_08.ogg</text:p>
          </table:table-cell>
        </table:table-row>
        <table:table-row table:style-name="ro1">
          <table:table-cell office:value-type="string">
            <text:p>Dry_T_Rex_Roar_03.ogg</text:p>
          </table:table-cell>
          <table:table-cell office:value-type="string">
            <text:p>modules/gAudioBundle-2/src/Dino Roars and Growls/Dry_T_Rex_Roar_03.ogg</text:p>
          </table:table-cell>
        </table:table-row>
        <table:table-row table:style-name="ro1">
          <table:table-cell office:value-type="string">
            <text:p>Distant_Blast_05.ogg</text:p>
          </table:table-cell>
          <table:table-cell office:value-type="string">
            <text:p>modules/gAudioBundle-2/src/Distant Blast/Distant_Blast_05.ogg</text:p>
          </table:table-cell>
        </table:table-row>
        <table:table-row table:style-name="ro1">
          <table:table-cell office:value-type="string">
            <text:p>Distant_Blast_17.ogg</text:p>
          </table:table-cell>
          <table:table-cell office:value-type="string">
            <text:p>modules/gAudioBundle-2/src/Distant Blast/Distant_Blast_17.ogg</text:p>
          </table:table-cell>
        </table:table-row>
        <table:table-row table:style-name="ro1">
          <table:table-cell office:value-type="string">
            <text:p>Distant_Blast_26.ogg</text:p>
          </table:table-cell>
          <table:table-cell office:value-type="string">
            <text:p>modules/gAudioBundle-2/src/Distant Blast/Distant_Blast_26.ogg</text:p>
          </table:table-cell>
        </table:table-row>
        <table:table-row table:style-name="ro1">
          <table:table-cell office:value-type="string">
            <text:p>Distant_Blast_38.ogg</text:p>
          </table:table-cell>
          <table:table-cell office:value-type="string">
            <text:p>modules/gAudioBundle-2/src/Distant Blast/Distant_Blast_38.ogg</text:p>
          </table:table-cell>
        </table:table-row>
        <table:table-row table:style-name="ro1">
          <table:table-cell office:value-type="string">
            <text:p>Ambience_014.ogg</text:p>
          </table:table-cell>
          <table:table-cell office:value-type="string">
            <text:p>modules/gAudioBundle-2/src/Distant Wave Cinematic Ambient Sounds/Ambience_014.ogg</text:p>
          </table:table-cell>
        </table:table-row>
        <table:table-row table:style-name="ro1">
          <table:table-cell office:value-type="string">
            <text:p>Ambience_Sfx_004.ogg</text:p>
          </table:table-cell>
          <table:table-cell office:value-type="string">
            <text:p>modules/gAudioBundle-2/src/Distant Wave Cinematic Ambient Sounds/Ambience_Sfx_004.ogg</text:p>
          </table:table-cell>
        </table:table-row>
        <table:table-row table:style-name="ro1">
          <table:table-cell office:value-type="string">
            <text:p>Impact_006.ogg</text:p>
          </table:table-cell>
          <table:table-cell office:value-type="string">
            <text:p>modules/gAudioBundle-2/src/Distant Wave Cinematic Ambient Sounds/Impact_006.ogg</text:p>
          </table:table-cell>
        </table:table-row>
        <table:table-row table:style-name="ro1">
          <table:table-cell office:value-type="string">
            <text:p>Sound_Effect_001.ogg</text:p>
          </table:table-cell>
          <table:table-cell office:value-type="string">
            <text:p>modules/gAudioBundle-2/src/Distant Wave Cinematic Ambient Sounds/Sound_Effect_001.ogg</text:p>
          </table:table-cell>
        </table:table-row>
        <table:table-row table:style-name="ro1">
          <table:table-cell office:value-type="string">
            <text:p>Dp_Atmospheric_Element_Tension_01.ogg</text:p>
          </table:table-cell>
          <table:table-cell office:value-type="string">
            <text:p>modules/gAudioBundle-2/src/Distorted Perception/Dp_Atmospheric_Element_Tension_01.ogg</text:p>
          </table:table-cell>
        </table:table-row>
        <table:table-row table:style-name="ro1">
          <table:table-cell office:value-type="string">
            <text:p>Dp_Cinematic_Impact_Sci_Fi_03.ogg</text:p>
          </table:table-cell>
          <table:table-cell office:value-type="string">
            <text:p>modules/gAudioBundle-2/src/Distorted Perception/Dp_Cinematic_Impact_Sci_Fi_03.ogg</text:p>
          </table:table-cell>
        </table:table-row>
        <table:table-row table:style-name="ro1">
          <table:table-cell office:value-type="string">
            <text:p>Dp_Movement_Feedback_02.ogg</text:p>
          </table:table-cell>
          <table:table-cell office:value-type="string">
            <text:p>modules/gAudioBundle-2/src/Distorted Perception/Dp_Movement_Feedback_02.ogg</text:p>
          </table:table-cell>
        </table:table-row>
        <table:table-row table:style-name="ro1">
          <table:table-cell office:value-type="string">
            <text:p>Dp_Transition_Sci_Fi_13.ogg</text:p>
          </table:table-cell>
          <table:table-cell office:value-type="string">
            <text:p>modules/gAudioBundle-2/src/Distorted Perception/Dp_Transition_Sci_Fi_13.ogg</text:p>
          </table:table-cell>
        </table:table-row>
        <table:table-row table:style-name="ro1">
          <table:table-cell office:value-type="string">
            <text:p>Debris_011.ogg</text:p>
          </table:table-cell>
          <table:table-cell office:value-type="string">
            <text:p>modules/gAudioBundle-2/src/District 10 Mothership Sound Effects/Debris_011.ogg</text:p>
          </table:table-cell>
        </table:table-row>
        <table:table-row table:style-name="ro1">
          <table:table-cell office:value-type="string">
            <text:p>Explosion_009_01.ogg</text:p>
          </table:table-cell>
          <table:table-cell office:value-type="string">
            <text:p>modules/gAudioBundle-2/src/District 10 Mothership Sound Effects/Explosion_009_01.ogg</text:p>
          </table:table-cell>
        </table:table-row>
        <table:table-row table:style-name="ro1">
          <table:table-cell office:value-type="string">
            <text:p>Mothership_Texture_017.ogg</text:p>
          </table:table-cell>
          <table:table-cell office:value-type="string">
            <text:p>modules/gAudioBundle-2/src/District 10 Mothership Sound Effects/Mothership_Texture_017.ogg</text:p>
          </table:table-cell>
        </table:table-row>
        <table:table-row table:style-name="ro1">
          <table:table-cell office:value-type="string">
            <text:p>Transmission_004.ogg</text:p>
          </table:table-cell>
          <table:table-cell office:value-type="string">
            <text:p>modules/gAudioBundle-2/src/District 10 Mothership Sound Effects/Transmission_004.ogg</text:p>
          </table:table-cell>
        </table:table-row>
        <table:table-row table:style-name="ro1">
          <table:table-cell office:value-type="string">
            <text:p>Atmospheric_Element-02.ogg</text:p>
          </table:table-cell>
          <table:table-cell office:value-type="string">
            <text:p>modules/gAudioBundle-2/src/Dodge This/Atmospheric_Element-02.ogg</text:p>
          </table:table-cell>
        </table:table-row>
        <table:table-row table:style-name="ro1">
          <table:table-cell office:value-type="string">
            <text:p>Dodge_Pass_By_Movement-22.ogg</text:p>
          </table:table-cell>
          <table:table-cell office:value-type="string">
            <text:p>modules/gAudioBundle-2/src/Dodge This/Dodge_Pass_By_Movement-22.ogg</text:p>
          </table:table-cell>
        </table:table-row>
        <table:table-row table:style-name="ro1">
          <table:table-cell office:value-type="string">
            <text:p>Fx_Movement_Tremolo-05.ogg</text:p>
          </table:table-cell>
          <table:table-cell office:value-type="string">
            <text:p>modules/gAudioBundle-2/src/Dodge This/Fx_Movement_Tremolo-05.ogg</text:p>
          </table:table-cell>
        </table:table-row>
        <table:table-row table:style-name="ro1">
          <table:table-cell office:value-type="string">
            <text:p>Hit_Shot_Sci-Fi-04.ogg</text:p>
          </table:table-cell>
          <table:table-cell office:value-type="string">
            <text:p>modules/gAudioBundle-2/src/Dodge This/Hit_Shot_Sci-Fi-04.ogg</text:p>
          </table:table-cell>
        </table:table-row>
        <table:table-row table:style-name="ro1">
          <table:table-cell office:value-type="string">
            <text:p>Dodge_A100_T14_Var_Sfx_Door_Open_Classic_Interior_Mix.ogg</text:p>
          </table:table-cell>
          <table:table-cell office:value-type="string">
            <text:p>modules/gAudioBundle-2/src/Dodge/Dodge A100 1965/Dodge_A100_T14_Var_Sfx_Door_Open_Classic_Interior_Mix.ogg</text:p>
          </table:table-cell>
        </table:table-row>
        <table:table-row table:style-name="ro1">
          <table:table-cell office:value-type="string">
            <text:p>Dodge_A100_T6_Onbrd_Medium_Drive_Decelerate_Stop_Off_Exhaust_Mix.ogg</text:p>
          </table:table-cell>
          <table:table-cell office:value-type="string">
            <text:p>modules/gAudioBundle-2/src/Dodge/Dodge A100 1965/Dodge_A100_T6_Onbrd_Medium_Drive_Decelerate_Stop_Off_Exhaust_Mix.ogg</text:p>
          </table:table-cell>
        </table:table-row>
        <table:table-row table:style-name="ro1">
          <table:table-cell office:value-type="string">
            <text:p>Dodge_A100_T7_Ext_Fast_Up_Reverse_Stop_Away_By_X2_Ortf_Mkh8040.ogg</text:p>
          </table:table-cell>
          <table:table-cell office:value-type="string">
            <text:p>modules/gAudioBundle-2/src/Dodge/Dodge A100 1965/Dodge_A100_T7_Ext_Fast_Up_Reverse_Stop_Away_By_X2_Ortf_Mkh8040.ogg</text:p>
          </table:table-cell>
        </table:table-row>
        <table:table-row table:style-name="ro1">
          <table:table-cell office:value-type="string">
            <text:p>Dodge_Challenger_Hemi_-70_T3_Onboard_Driving_Steady_Rpms_Shutdown_Interior_L.ogg</text:p>
          </table:table-cell>
          <table:table-cell office:value-type="string">
            <text:p>modules/gAudioBundle-2/src/Dodge/Dodge Challenger 426 Hemi 1970/Dodge_Challenger_Hemi_-70_T3_Onboard_Driving_Steady_Rpms_Shutdown_Interior_L.ogg</text:p>
          </table:table-cell>
        </table:table-row>
        <table:table-row table:style-name="ro1">
          <table:table-cell office:value-type="string">
            <text:p>Dodge_Challenger_Hemi_-70_T3_Onboard_Driving_Steady_Rpms_Shutdown_Interior_R.ogg</text:p>
          </table:table-cell>
          <table:table-cell office:value-type="string">
            <text:p>modules/gAudioBundle-2/src/Dodge/Dodge Challenger 426 Hemi 1970/Dodge_Challenger_Hemi_-70_T3_Onboard_Driving_Steady_Rpms_Shutdown_Interior_R.ogg</text:p>
          </table:table-cell>
        </table:table-row>
        <table:table-row table:style-name="ro1">
          <table:table-cell office:value-type="string">
            <text:p>Dodge_Challenger_Hemi_-70_T5_Ext_3_Various_Passbys_L.ogg</text:p>
          </table:table-cell>
          <table:table-cell office:value-type="string">
            <text:p>modules/gAudioBundle-2/src/Dodge/Dodge Challenger 426 Hemi 1970/Dodge_Challenger_Hemi_-70_T5_Ext_3_Various_Passbys_L.ogg</text:p>
          </table:table-cell>
        </table:table-row>
        <table:table-row table:style-name="ro1">
          <table:table-cell office:value-type="string">
            <text:p>Dodge_Challenger_Hemi_-70_T5_Ext_3_Various_Passbys_R.ogg</text:p>
          </table:table-cell>
          <table:table-cell office:value-type="string">
            <text:p>modules/gAudioBundle-2/src/Dodge/Dodge Challenger 426 Hemi 1970/Dodge_Challenger_Hemi_-70_T5_Ext_3_Various_Passbys_R.ogg</text:p>
          </table:table-cell>
        </table:table-row>
        <table:table-row table:style-name="ro1">
          <table:table-cell office:value-type="string">
            <text:p>Dodge_Challenger_Hellcat_T12_Var_Sfx_Doors_Various_Interior_Mkh8040.ogg</text:p>
          </table:table-cell>
          <table:table-cell office:value-type="string">
            <text:p>modules/gAudioBundle-2/src/Dodge/Dodge Challenger Hellcat 2015/Dodge_Challenger_Hellcat_T12_Var_Sfx_Doors_Various_Interior_Mkh8040.ogg</text:p>
          </table:table-cell>
        </table:table-row>
        <table:table-row table:style-name="ro1">
          <table:table-cell office:value-type="string">
            <text:p>Dodge_Challenger_Hellcat_T8_Onbrd_Start_Slow_Drive_Short_Off_Engine_Mkh8020.ogg</text:p>
          </table:table-cell>
          <table:table-cell office:value-type="string">
            <text:p>modules/gAudioBundle-2/src/Dodge/Dodge Challenger Hellcat 2015/Dodge_Challenger_Hellcat_T8_Onbrd_Start_Slow_Drive_Short_Off_Engine_Mkh8020.ogg</text:p>
          </table:table-cell>
        </table:table-row>
        <table:table-row table:style-name="ro1">
          <table:table-cell office:value-type="string">
            <text:p>Dodge_Challenger_Hellcat_T9_Onbrd_Medium_Drive_Various_Off_Engine_Left_Dpa4062.ogg</text:p>
          </table:table-cell>
          <table:table-cell office:value-type="string">
            <text:p>modules/gAudioBundle-2/src/Dodge/Dodge Challenger Hellcat 2015/Dodge_Challenger_Hellcat_T9_Onbrd_Medium_Drive_Various_Off_Engine_Left_Dpa4062.ogg</text:p>
          </table:table-cell>
        </table:table-row>
        <table:table-row table:style-name="ro1">
          <table:table-cell office:value-type="string">
            <text:p>Dodge_Challenger_1971_T12_Onbrd_Drive_Gearshifts_Interior_Dpa4021.ogg</text:p>
          </table:table-cell>
          <table:table-cell office:value-type="string">
            <text:p>modules/gAudioBundle-2/src/Dodge/Dodge Challenger R T 1971/Dodge_Challenger_1971_T12_Onbrd_Drive_Gearshifts_Interior_Dpa4021.ogg</text:p>
          </table:table-cell>
        </table:table-row>
        <table:table-row table:style-name="ro1">
          <table:table-cell office:value-type="string">
            <text:p>Dodge_Challenger_1971_T25_Var_Sfx_Ignition_And_Key_Xy_Rsm191.ogg</text:p>
          </table:table-cell>
          <table:table-cell office:value-type="string">
            <text:p>modules/gAudioBundle-2/src/Dodge/Dodge Challenger R T 1971/Dodge_Challenger_1971_T25_Var_Sfx_Ignition_And_Key_Xy_Rsm191.ogg</text:p>
          </table:table-cell>
        </table:table-row>
        <table:table-row table:style-name="ro1">
          <table:table-cell office:value-type="string">
            <text:p>Dodge_Challenger_1971_T8_Ext_Fast_By_Up_Stop_Left_Turn_Point_M10.ogg</text:p>
          </table:table-cell>
          <table:table-cell office:value-type="string">
            <text:p>modules/gAudioBundle-2/src/Dodge/Dodge Challenger R T 1971/Dodge_Challenger_1971_T8_Ext_Fast_By_Up_Stop_Left_Turn_Point_M10.ogg</text:p>
          </table:table-cell>
        </table:table-row>
        <table:table-row table:style-name="ro1">
          <table:table-cell office:value-type="string">
            <text:p>Dog_Big_Close_Barking_3-011.ogg</text:p>
          </table:table-cell>
          <table:table-cell office:value-type="string">
            <text:p>modules/gAudioBundle-2/src/Dogs Game Ready/Dog_Big_Close_Barking_3-011.ogg</text:p>
          </table:table-cell>
        </table:table-row>
        <table:table-row table:style-name="ro1">
          <table:table-cell office:value-type="string">
            <text:p>Dog_Big_Close_Barking_Growling.ogg</text:p>
          </table:table-cell>
          <table:table-cell office:value-type="string">
            <text:p>modules/gAudioBundle-2/src/Dogs Game Ready/Dog_Big_Close_Barking_Growling.ogg</text:p>
          </table:table-cell>
        </table:table-row>
        <table:table-row table:style-name="ro1">
          <table:table-cell office:value-type="string">
            <text:p>Dog_Small_Far_Barking_Echo-017.ogg</text:p>
          </table:table-cell>
          <table:table-cell office:value-type="string">
            <text:p>modules/gAudioBundle-2/src/Dogs Game Ready/Dog_Small_Far_Barking_Echo-017.ogg</text:p>
          </table:table-cell>
        </table:table-row>
        <table:table-row table:style-name="ro1">
          <table:table-cell office:value-type="string">
            <text:p>Dogs_Big_Close_Barking.ogg</text:p>
          </table:table-cell>
          <table:table-cell office:value-type="string">
            <text:p>modules/gAudioBundle-2/src/Dogs Game Ready/Dogs_Big_Close_Barking.ogg</text:p>
          </table:table-cell>
        </table:table-row>
        <table:table-row table:style-name="ro1">
          <table:table-cell office:value-type="string">
            <text:p>Dd_Heavy_Interference.ogg</text:p>
          </table:table-cell>
          <table:table-cell office:value-type="string">
            <text:p>modules/gAudioBundle-2/src/Domestic Drones/Dd_Heavy_Interference.ogg</text:p>
          </table:table-cell>
        </table:table-row>
        <table:table-row table:style-name="ro1">
          <table:table-cell office:value-type="string">
            <text:p>Dd_Watery_Dreams.ogg</text:p>
          </table:table-cell>
          <table:table-cell office:value-type="string">
            <text:p>modules/gAudioBundle-2/src/Domestic Drones/Dd_Watery_Dreams.ogg</text:p>
          </table:table-cell>
        </table:table-row>
        <table:table-row table:style-name="ro1">
          <table:table-cell office:value-type="string">
            <text:p>Dd_Whirring_Spirals.ogg</text:p>
          </table:table-cell>
          <table:table-cell office:value-type="string">
            <text:p>modules/gAudioBundle-2/src/Domestic Drones/Dd_Whirring_Spirals.ogg</text:p>
          </table:table-cell>
        </table:table-row>
        <table:table-row table:style-name="ro1">
          <table:table-cell office:value-type="string">
            <text:p>Bag_Handbag_Clasp_01_01.ogg</text:p>
          </table:table-cell>
          <table:table-cell office:value-type="string">
            <text:p>modules/gAudioBundle-2/src/Doors/Bag_Handbag_Clasp_01_01.ogg</text:p>
          </table:table-cell>
        </table:table-row>
        <table:table-row table:style-name="ro1">
          <table:table-cell office:value-type="string">
            <text:p>Blanket_Lift_06.ogg</text:p>
          </table:table-cell>
          <table:table-cell office:value-type="string">
            <text:p>modules/gAudioBundle-2/src/Doors/Blanket_Lift_06.ogg</text:p>
          </table:table-cell>
        </table:table-row>
        <table:table-row table:style-name="ro1">
          <table:table-cell office:value-type="string">
            <text:p>Cap_Beerbottle_02_01.ogg</text:p>
          </table:table-cell>
          <table:table-cell office:value-type="string">
            <text:p>modules/gAudioBundle-2/src/Doors/Cap_Beerbottle_02_01.ogg</text:p>
          </table:table-cell>
        </table:table-row>
        <table:table-row table:style-name="ro1">
          <table:table-cell office:value-type="string">
            <text:p>Cupboard_Door_Liquor_02_04.ogg</text:p>
          </table:table-cell>
          <table:table-cell office:value-type="string">
            <text:p>modules/gAudioBundle-2/src/Doors/Cupboard_Door_Liquor_02_04.ogg</text:p>
          </table:table-cell>
        </table:table-row>
        <table:table-row table:style-name="ro1">
          <table:table-cell office:value-type="string">
            <text:p>Door-Household_Creaks_Squeaks_06.ogg</text:p>
          </table:table-cell>
          <table:table-cell office:value-type="string">
            <text:p>modules/gAudioBundle-2/src/Doors/Door-Household_Creaks_Squeaks_06.ogg</text:p>
          </table:table-cell>
        </table:table-row>
        <table:table-row table:style-name="ro1">
          <table:table-cell office:value-type="string">
            <text:p>Door-Household_Open_Close_Sliding_02.ogg</text:p>
          </table:table-cell>
          <table:table-cell office:value-type="string">
            <text:p>modules/gAudioBundle-2/src/Doors/Door-Household_Open_Close_Sliding_02.ogg</text:p>
          </table:table-cell>
        </table:table-row>
        <table:table-row table:style-name="ro1">
          <table:table-cell office:value-type="string">
            <text:p>Door-Industrial_Open_Close_Large_03.ogg</text:p>
          </table:table-cell>
          <table:table-cell office:value-type="string">
            <text:p>modules/gAudioBundle-2/src/Doors/Door-Industrial_Open_Close_Large_03.ogg</text:p>
          </table:table-cell>
        </table:table-row>
        <table:table-row table:style-name="ro1">
          <table:table-cell office:value-type="string">
            <text:p>Door-Industrial_Open_Close_Office_03.ogg</text:p>
          </table:table-cell>
          <table:table-cell office:value-type="string">
            <text:p>modules/gAudioBundle-2/src/Doors/Door-Industrial_Open_Close_Office_03.ogg</text:p>
          </table:table-cell>
        </table:table-row>
        <table:table-row table:style-name="ro1">
          <table:table-cell office:value-type="string">
            <text:p>Door_Basement_04_02.ogg</text:p>
          </table:table-cell>
          <table:table-cell office:value-type="string">
            <text:p>modules/gAudioBundle-2/src/Doors/Door_Basement_04_02.ogg</text:p>
          </table:table-cell>
        </table:table-row>
        <table:table-row table:style-name="ro1">
          <table:table-cell office:value-type="string">
            <text:p>Door_Big_Close_001.ogg</text:p>
          </table:table-cell>
          <table:table-cell office:value-type="string">
            <text:p>modules/gAudioBundle-2/src/Doors/Door_Big_Close_001.ogg</text:p>
          </table:table-cell>
        </table:table-row>
        <table:table-row table:style-name="ro1">
          <table:table-cell office:value-type="string">
            <text:p>Door_Close_003.ogg</text:p>
          </table:table-cell>
          <table:table-cell office:value-type="string">
            <text:p>modules/gAudioBundle-2/src/Doors/Door_Close_003.ogg</text:p>
          </table:table-cell>
        </table:table-row>
        <table:table-row table:style-name="ro1">
          <table:table-cell office:value-type="string">
            <text:p>Door_Lock_007.ogg</text:p>
          </table:table-cell>
          <table:table-cell office:value-type="string">
            <text:p>modules/gAudioBundle-2/src/Doors/Door_Lock_007.ogg</text:p>
          </table:table-cell>
        </table:table-row>
        <table:table-row table:style-name="ro1">
          <table:table-cell office:value-type="string">
            <text:p>Door_Open_004.ogg</text:p>
          </table:table-cell>
          <table:table-cell office:value-type="string">
            <text:p>modules/gAudioBundle-2/src/Doors/Door_Open_004.ogg</text:p>
          </table:table-cell>
        </table:table-row>
        <table:table-row table:style-name="ro1">
          <table:table-cell office:value-type="string">
            <text:p>Draw_Close_005.ogg</text:p>
          </table:table-cell>
          <table:table-cell office:value-type="string">
            <text:p>modules/gAudioBundle-2/src/Doors/Draw_Close_005.ogg</text:p>
          </table:table-cell>
        </table:table-row>
        <table:table-row table:style-name="ro1">
          <table:table-cell office:value-type="string">
            <text:p>Microwave_Door_Open_001.ogg</text:p>
          </table:table-cell>
          <table:table-cell office:value-type="string">
            <text:p>modules/gAudioBundle-2/src/Doors/Microwave_Door_Open_001.ogg</text:p>
          </table:table-cell>
        </table:table-row>
        <table:table-row table:style-name="ro1">
          <table:table-cell office:value-type="string">
            <text:p>Plastic_Bottle_03.ogg</text:p>
          </table:table-cell>
          <table:table-cell office:value-type="string">
            <text:p>modules/gAudioBundle-2/src/Doors/Plastic_Bottle_03.ogg</text:p>
          </table:table-cell>
        </table:table-row>
        <table:table-row table:style-name="ro1">
          <table:table-cell office:value-type="string">
            <text:p>Pm_Hd_Designed_01_Doors_Old_Wooden_Scary_Horror_Open_Creeking.ogg</text:p>
          </table:table-cell>
          <table:table-cell office:value-type="string">
            <text:p>modules/gAudioBundle-2/src/Doors/Pm_Hd_Designed_01_Doors_Old_Wooden_Scary_Horror_Open_Creeking.ogg</text:p>
          </table:table-cell>
        </table:table-row>
        <table:table-row table:style-name="ro1">
          <table:table-cell office:value-type="string">
            <text:p>Pm_Hd_Designed_45_Doors_Old_Wooden_Scary_Horror_Close_Impact_Trailer_.ogg</text:p>
          </table:table-cell>
          <table:table-cell office:value-type="string">
            <text:p>modules/gAudioBundle-2/src/Doors/Pm_Hd_Designed_45_Doors_Old_Wooden_Scary_Horror_Close_Impact_Trailer_.ogg</text:p>
          </table:table-cell>
        </table:table-row>
        <table:table-row table:style-name="ro1">
          <table:table-cell office:value-type="string">
            <text:p>Pm_Hd_Source_39_Door_Close_Long_Creak_Creaking.ogg</text:p>
          </table:table-cell>
          <table:table-cell office:value-type="string">
            <text:p>modules/gAudioBundle-2/src/Doors/Pm_Hd_Source_39_Door_Close_Long_Creak_Creaking.ogg</text:p>
          </table:table-cell>
        </table:table-row>
        <table:table-row table:style-name="ro1">
          <table:table-cell office:value-type="string">
            <text:p>Pm_Hd_Source_99_Door_Knob_Twist_Turn.ogg</text:p>
          </table:table-cell>
          <table:table-cell office:value-type="string">
            <text:p>modules/gAudioBundle-2/src/Doors/Pm_Hd_Source_99_Door_Knob_Twist_Turn.ogg</text:p>
          </table:table-cell>
        </table:table-row>
        <table:table-row table:style-name="ro1">
          <table:table-cell office:value-type="string">
            <text:p>Screwcap_Plasticbottle_04_01.ogg</text:p>
          </table:table-cell>
          <table:table-cell office:value-type="string">
            <text:p>modules/gAudioBundle-2/src/Doors/Screwcap_Plasticbottle_04_01.ogg</text:p>
          </table:table-cell>
        </table:table-row>
        <table:table-row table:style-name="ro1">
          <table:table-cell office:value-type="string">
            <text:p>Small_Fridge_Open_001.ogg</text:p>
          </table:table-cell>
          <table:table-cell office:value-type="string">
            <text:p>modules/gAudioBundle-2/src/Doors/Small_Fridge_Open_001.ogg</text:p>
          </table:table-cell>
        </table:table-row>
        <table:table-row table:style-name="ro1">
          <table:table-cell office:value-type="string">
            <text:p>Squeaky_Closet_Door_Open_001.ogg</text:p>
          </table:table-cell>
          <table:table-cell office:value-type="string">
            <text:p>modules/gAudioBundle-2/src/Doors/Squeaky_Closet_Door_Open_001.ogg</text:p>
          </table:table-cell>
        </table:table-row>
        <table:table-row table:style-name="ro1">
          <table:table-cell office:value-type="string">
            <text:p>Zipper_Smallbag_01_04.ogg</text:p>
          </table:table-cell>
          <table:table-cell office:value-type="string">
            <text:p>modules/gAudioBundle-2/src/Doors/Zipper_Smallbag_01_04.ogg</text:p>
          </table:table-cell>
        </table:table-row>
        <table:table-row table:style-name="ro1">
          <table:table-cell office:value-type="string">
            <text:p>Ski_Skiing_Downhill_Fall_Falling_03.ogg</text:p>
          </table:table-cell>
          <table:table-cell office:value-type="string">
            <text:p>modules/gAudioBundle-2/src/Downhill Skiing/Ski_Skiing_Downhill_Fall_Falling_03.ogg</text:p>
          </table:table-cell>
        </table:table-row>
        <table:table-row table:style-name="ro1">
          <table:table-cell office:value-type="string">
            <text:p>Skiing_Ski_Downhill_Turning_Carving_Snow_Ice_Crunch_Stop_01.ogg</text:p>
          </table:table-cell>
          <table:table-cell office:value-type="string">
            <text:p>modules/gAudioBundle-2/src/Downhill Skiing/Skiing_Ski_Downhill_Turning_Carving_Snow_Ice_Crunch_Stop_01.ogg</text:p>
          </table:table-cell>
        </table:table-row>
        <table:table-row table:style-name="ro1">
          <table:table-cell office:value-type="string">
            <text:p>Skiing_Ski_Downhill_Turning_Carving_Snow_Ice_Crunch_Stop_06.ogg</text:p>
          </table:table-cell>
          <table:table-cell office:value-type="string">
            <text:p>modules/gAudioBundle-2/src/Downhill Skiing/Skiing_Ski_Downhill_Turning_Carving_Snow_Ice_Crunch_Stop_06.ogg</text:p>
          </table:table-cell>
        </table:table-row>
        <table:table-row table:style-name="ro1">
          <table:table-cell office:value-type="string">
            <text:p>Body_Drag_On_Farmlane_02_06.ogg</text:p>
          </table:table-cell>
          <table:table-cell office:value-type="string">
            <text:p>modules/gAudioBundle-2/src/Drag And Slide/Body_Drag_On_Farmlane_02_06.ogg</text:p>
          </table:table-cell>
        </table:table-row>
        <table:table-row table:style-name="ro1">
          <table:table-cell office:value-type="string">
            <text:p>Heavy_Metalpipe_Scraping_On_Concrete_01_03.ogg</text:p>
          </table:table-cell>
          <table:table-cell office:value-type="string">
            <text:p>modules/gAudioBundle-2/src/Drag And Slide/Heavy_Metalpipe_Scraping_On_Concrete_01_03.ogg</text:p>
          </table:table-cell>
        </table:table-row>
        <table:table-row table:style-name="ro1">
          <table:table-cell office:value-type="string">
            <text:p>Heavywood_Sliding_On_Forestfloor_01_04.ogg</text:p>
          </table:table-cell>
          <table:table-cell office:value-type="string">
            <text:p>modules/gAudioBundle-2/src/Drag And Slide/Heavywood_Sliding_On_Forestfloor_01_04.ogg</text:p>
          </table:table-cell>
        </table:table-row>
        <table:table-row table:style-name="ro1">
          <table:table-cell office:value-type="string">
            <text:p>Largewoodenobject_Sliding_01_04.ogg</text:p>
          </table:table-cell>
          <table:table-cell office:value-type="string">
            <text:p>modules/gAudioBundle-2/src/Drag And Slide/Largewoodenobject_Sliding_01_04.ogg</text:p>
          </table:table-cell>
        </table:table-row>
        <table:table-row table:style-name="ro1">
          <table:table-cell office:value-type="string">
            <text:p>Angels_Behind_The_Wall.ogg</text:p>
          </table:table-cell>
          <table:table-cell office:value-type="string">
            <text:p>modules/gAudioBundle-2/src/Dreamscapes/Angels_Behind_The_Wall.ogg</text:p>
          </table:table-cell>
        </table:table-row>
        <table:table-row table:style-name="ro1">
          <table:table-cell office:value-type="string">
            <text:p>Hall_Faucets.ogg</text:p>
          </table:table-cell>
          <table:table-cell office:value-type="string">
            <text:p>modules/gAudioBundle-2/src/Dreamscapes/Hall_Faucets.ogg</text:p>
          </table:table-cell>
        </table:table-row>
        <table:table-row table:style-name="ro1">
          <table:table-cell office:value-type="string">
            <text:p>Whirlwind.ogg</text:p>
          </table:table-cell>
          <table:table-cell office:value-type="string">
            <text:p>modules/gAudioBundle-2/src/Dreamscapes/Whirlwind.ogg</text:p>
          </table:table-cell>
        </table:table-row>
        <table:table-row table:style-name="ro1">
          <table:table-cell office:value-type="string">
            <text:p>Xmas_Grains.ogg</text:p>
          </table:table-cell>
          <table:table-cell office:value-type="string">
            <text:p>modules/gAudioBundle-2/src/Dreamscapes/Xmas_Grains.ogg</text:p>
          </table:table-cell>
        </table:table-row>
        <table:table-row table:style-name="ro1">
          <table:table-cell office:value-type="string">
            <text:p>Essential_13_High_Rpm.ogg</text:p>
          </table:table-cell>
          <table:table-cell office:value-type="string">
            <text:p>modules/gAudioBundle-2/src/Driving Forces/Essential_13_High_Rpm.ogg</text:p>
          </table:table-cell>
        </table:table-row>
        <table:table-row table:style-name="ro1">
          <table:table-cell office:value-type="string">
            <text:p>Gas_Burner_Stereo_4.ogg</text:p>
          </table:table-cell>
          <table:table-cell office:value-type="string">
            <text:p>modules/gAudioBundle-2/src/Driving Forces/Gas_Burner_Stereo_4.ogg</text:p>
          </table:table-cell>
        </table:table-row>
        <table:table-row table:style-name="ro1">
          <table:table-cell office:value-type="string">
            <text:p>Mothership_5.ogg</text:p>
          </table:table-cell>
          <table:table-cell office:value-type="string">
            <text:p>modules/gAudioBundle-2/src/Driving Forces/Mothership_5.ogg</text:p>
          </table:table-cell>
        </table:table-row>
        <table:table-row table:style-name="ro1">
          <table:table-cell office:value-type="string">
            <text:p>Power_Core_3.ogg</text:p>
          </table:table-cell>
          <table:table-cell office:value-type="string">
            <text:p>modules/gAudioBundle-2/src/Driving Forces/Power_Core_3.ogg</text:p>
          </table:table-cell>
        </table:table-row>
        <table:table-row table:style-name="ro1">
          <table:table-cell office:value-type="string">
            <text:p>Droid_Vocal_01.ogg</text:p>
          </table:table-cell>
          <table:table-cell office:value-type="string">
            <text:p>modules/gAudioBundle-2/src/Droid Vocal Mini Library/Droid_Vocal_01.ogg</text:p>
          </table:table-cell>
        </table:table-row>
        <table:table-row table:style-name="ro1">
          <table:table-cell office:value-type="string">
            <text:p>Droid_Vocal_11.ogg</text:p>
          </table:table-cell>
          <table:table-cell office:value-type="string">
            <text:p>modules/gAudioBundle-2/src/Droid Vocal Mini Library/Droid_Vocal_11.ogg</text:p>
          </table:table-cell>
        </table:table-row>
        <table:table-row table:style-name="ro1">
          <table:table-cell office:value-type="string">
            <text:p>Droid_Vocal_19.ogg</text:p>
          </table:table-cell>
          <table:table-cell office:value-type="string">
            <text:p>modules/gAudioBundle-2/src/Droid Vocal Mini Library/Droid_Vocal_19.ogg</text:p>
          </table:table-cell>
        </table:table-row>
        <table:table-row table:style-name="ro1">
          <table:table-cell office:value-type="string">
            <text:p>Droid_Vocal_23.ogg</text:p>
          </table:table-cell>
          <table:table-cell office:value-type="string">
            <text:p>modules/gAudioBundle-2/src/Droid Vocal Mini Library/Droid_Vocal_23.ogg</text:p>
          </table:table-cell>
        </table:table-row>
        <table:table-row table:style-name="ro1">
          <table:table-cell office:value-type="string">
            <text:p>Drone_Dungeonrumble_01.ogg</text:p>
          </table:table-cell>
          <table:table-cell office:value-type="string">
            <text:p>modules/gAudioBundle-2/src/Drone Collection/Drone_Dungeonrumble_01.ogg</text:p>
          </table:table-cell>
        </table:table-row>
        <table:table-row table:style-name="ro1">
          <table:table-cell office:value-type="string">
            <text:p>Drone_Evolving_Version_04.ogg</text:p>
          </table:table-cell>
          <table:table-cell office:value-type="string">
            <text:p>modules/gAudioBundle-2/src/Drone Collection/Drone_Evolving_Version_04.ogg</text:p>
          </table:table-cell>
        </table:table-row>
        <table:table-row table:style-name="ro1">
          <table:table-cell office:value-type="string">
            <text:p>Drone_Horror_Swirling_Wind_01.ogg</text:p>
          </table:table-cell>
          <table:table-cell office:value-type="string">
            <text:p>modules/gAudioBundle-2/src/Drone Collection/Drone_Horror_Swirling_Wind_01.ogg</text:p>
          </table:table-cell>
        </table:table-row>
        <table:table-row table:style-name="ro1">
          <table:table-cell office:value-type="string">
            <text:p>Drone_Scifi_Tonalrumble_01.ogg</text:p>
          </table:table-cell>
          <table:table-cell office:value-type="string">
            <text:p>modules/gAudioBundle-2/src/Drone Collection/Drone_Scifi_Tonalrumble_01.ogg</text:p>
          </table:table-cell>
        </table:table-row>
        <table:table-row table:style-name="ro1">
          <table:table-cell office:value-type="string">
            <text:p>Drone_S900_T4_Ext_Startup_Steady_Rpms_Shutdown_Stationary_Mkh8060.ogg</text:p>
          </table:table-cell>
          <table:table-cell office:value-type="string">
            <text:p>modules/gAudioBundle-2/src/Drone Dji Spreading Wings S900/Drone_S900_T4_Ext_Startup_Steady_Rpms_Shutdown_Stationary_Mkh8060.ogg</text:p>
          </table:table-cell>
        </table:table-row>
        <table:table-row table:style-name="ro1">
          <table:table-cell office:value-type="string">
            <text:p>Drone_S900_T9_Ext_Startup_Takeoff_Away_Flybys_Approach_Landing_Shutdown_Rsm191_Xy_L.ogg</text:p>
          </table:table-cell>
          <table:table-cell office:value-type="string">
            <text:p>modules/gAudioBundle-2/src/Drone Dji Spreading Wings S900/Drone_S900_T9_Ext_Startup_Takeoff_Away_Flybys_Approach_Landing_Shutdown_Rsm191_Xy_L.ogg</text:p>
          </table:table-cell>
        </table:table-row>
        <table:table-row table:style-name="ro1">
          <table:table-cell office:value-type="string">
            <text:p>Drone_S900_T9_Ext_Startup_Takeoff_Away_Flybys_Approach_Landing_Shutdown_Rsm191_Xy_R.ogg</text:p>
          </table:table-cell>
          <table:table-cell office:value-type="string">
            <text:p>modules/gAudioBundle-2/src/Drone Dji Spreading Wings S900/Drone_S900_T9_Ext_Startup_Takeoff_Away_Flybys_Approach_Landing_Shutdown_Rsm191_Xy_R.ogg</text:p>
          </table:table-cell>
        </table:table-row>
        <table:table-row table:style-name="ro1">
          <table:table-cell office:value-type="string">
            <text:p>32_Drone.ogg</text:p>
          </table:table-cell>
          <table:table-cell office:value-type="string">
            <text:p>modules/gAudioBundle-2/src/Drones/32_Drone.ogg</text:p>
          </table:table-cell>
        </table:table-row>
        <table:table-row table:style-name="ro1">
          <table:table-cell office:value-type="string">
            <text:p>Abnormal_And_Experimental_Multiverse_Interaction.ogg</text:p>
          </table:table-cell>
          <table:table-cell office:value-type="string">
            <text:p>modules/gAudioBundle-2/src/Drones/Abnormal_And_Experimental_Multiverse_Interaction.ogg</text:p>
          </table:table-cell>
        </table:table-row>
        <table:table-row table:style-name="ro1">
          <table:table-cell office:value-type="string">
            <text:p>Abnormal_And_Experimental_Religious_Moan.ogg</text:p>
          </table:table-cell>
          <table:table-cell office:value-type="string">
            <text:p>modules/gAudioBundle-2/src/Drones/Abnormal_And_Experimental_Religious_Moan.ogg</text:p>
          </table:table-cell>
        </table:table-row>
        <table:table-row table:style-name="ro1">
          <table:table-cell office:value-type="string">
            <text:p>Alien_Drone_003.ogg</text:p>
          </table:table-cell>
          <table:table-cell office:value-type="string">
            <text:p>modules/gAudioBundle-2/src/Drones/Alien_Drone_003.ogg</text:p>
          </table:table-cell>
        </table:table-row>
        <table:table-row table:style-name="ro1">
          <table:table-cell office:value-type="string">
            <text:p>Alien_Spacecraft_Electrical_Drone.ogg</text:p>
          </table:table-cell>
          <table:table-cell office:value-type="string">
            <text:p>modules/gAudioBundle-2/src/Drones/Alien_Spacecraft_Electrical_Drone.ogg</text:p>
          </table:table-cell>
        </table:table-row>
        <table:table-row table:style-name="ro1">
          <table:table-cell office:value-type="string">
            <text:p>Alien_Spacecraft_Electrical_Drone_09.ogg</text:p>
          </table:table-cell>
          <table:table-cell office:value-type="string">
            <text:p>modules/gAudioBundle-2/src/Drones/Alien_Spacecraft_Electrical_Drone_09.ogg</text:p>
          </table:table-cell>
        </table:table-row>
        <table:table-row table:style-name="ro1">
          <table:table-cell office:value-type="string">
            <text:p>Anxiety_Descending_Tonal_Immersive_Drone_Stereo.ogg</text:p>
          </table:table-cell>
          <table:table-cell office:value-type="string">
            <text:p>modules/gAudioBundle-2/src/Drones/Anxiety_Descending_Tonal_Immersive_Drone_Stereo.ogg</text:p>
          </table:table-cell>
        </table:table-row>
        <table:table-row table:style-name="ro1">
          <table:table-cell office:value-type="string">
            <text:p>Atmospheric_Drone_03.ogg</text:p>
          </table:table-cell>
          <table:table-cell office:value-type="string">
            <text:p>modules/gAudioBundle-2/src/Drones/Atmospheric_Drone_03.ogg</text:p>
          </table:table-cell>
        </table:table-row>
        <table:table-row table:style-name="ro1">
          <table:table-cell office:value-type="string">
            <text:p>Bass_Bed_Heavy_001.ogg</text:p>
          </table:table-cell>
          <table:table-cell office:value-type="string">
            <text:p>modules/gAudioBundle-2/src/Drones/Bass_Bed_Heavy_001.ogg</text:p>
          </table:table-cell>
        </table:table-row>
        <table:table-row table:style-name="ro1">
          <table:table-cell office:value-type="string">
            <text:p>Black_Soul_Growl_Energy_Entity_Drone_Quad_Lr.ogg</text:p>
          </table:table-cell>
          <table:table-cell office:value-type="string">
            <text:p>modules/gAudioBundle-2/src/Drones/Black_Soul_Growl_Energy_Entity_Drone_Quad_Lr.ogg</text:p>
          </table:table-cell>
        </table:table-row>
        <table:table-row table:style-name="ro1">
          <table:table-cell office:value-type="string">
            <text:p>Black_Soul_Growl_Energy_Entity_Drone_Quad_Lsrs.ogg</text:p>
          </table:table-cell>
          <table:table-cell office:value-type="string">
            <text:p>modules/gAudioBundle-2/src/Drones/Black_Soul_Growl_Energy_Entity_Drone_Quad_Lsrs.ogg</text:p>
          </table:table-cell>
        </table:table-row>
        <table:table-row table:style-name="ro1">
          <table:table-cell office:value-type="string">
            <text:p>Dark_Space_017.ogg</text:p>
          </table:table-cell>
          <table:table-cell office:value-type="string">
            <text:p>modules/gAudioBundle-2/src/Drones/Dark_Space_017.ogg</text:p>
          </table:table-cell>
        </table:table-row>
        <table:table-row table:style-name="ro1">
          <table:table-cell office:value-type="string">
            <text:p>Death_Scene_Pov_Exiting_Body_Stereo.ogg</text:p>
          </table:table-cell>
          <table:table-cell office:value-type="string">
            <text:p>modules/gAudioBundle-2/src/Drones/Death_Scene_Pov_Exiting_Body_Stereo.ogg</text:p>
          </table:table-cell>
        </table:table-row>
        <table:table-row table:style-name="ro1">
          <table:table-cell office:value-type="string">
            <text:p>Drone.ogg</text:p>
          </table:table-cell>
          <table:table-cell office:value-type="string">
            <text:p>modules/gAudioBundle-2/src/Drones/Drone.ogg</text:p>
          </table:table-cell>
        </table:table-row>
        <table:table-row table:style-name="ro1">
          <table:table-cell office:value-type="string">
            <text:p>Drone_Cyber_Deep_Pulse_Disturbing_Invasive_Loop.ogg</text:p>
          </table:table-cell>
          <table:table-cell office:value-type="string">
            <text:p>modules/gAudioBundle-2/src/Drones/Drone_Cyber_Deep_Pulse_Disturbing_Invasive_Loop.ogg</text:p>
          </table:table-cell>
        </table:table-row>
        <table:table-row table:style-name="ro1">
          <table:table-cell office:value-type="string">
            <text:p>Drone_Musical_Airy_Breathy_Crackles_With_Chords_Flow_Solemn_Loop_Occasional_Spacious_With_Distant_Thunder_Like_Panning_Crackles.ogg</text:p>
          </table:table-cell>
          <table:table-cell office:value-type="string">
            <text:p>modules/gAudioBundle-2/src/Drones/Drone_Musical_Airy_Breathy_Crackles_With_Chords_Flow_Solemn_Loop_Occasional_Spacious_With_Distant_Thunder_Like_Panning_Crackles.ogg</text:p>
          </table:table-cell>
        </table:table-row>
        <table:table-row table:style-name="ro1">
          <table:table-cell office:value-type="string">
            <text:p>Drone_Musical_Resonant_Swells_Slow_Forceful_Longing_With_Flutter_Swells_Resonant_Sporadic_Rattle_Loop.ogg</text:p>
          </table:table-cell>
          <table:table-cell office:value-type="string">
            <text:p>modules/gAudioBundle-2/src/Drones/Drone_Musical_Resonant_Swells_Slow_Forceful_Longing_With_Flutter_Swells_Resonant_Sporadic_Rattle_Loop.ogg</text:p>
          </table:table-cell>
        </table:table-row>
        <table:table-row table:style-name="ro1">
          <table:table-cell office:value-type="string">
            <text:p>Drone_Resonant_Bed_Solemn_Mystical_With_Ring_Accents_Prominent_Squeaky_Or_Gong_Loop.ogg</text:p>
          </table:table-cell>
          <table:table-cell office:value-type="string">
            <text:p>modules/gAudioBundle-2/src/Drones/Drone_Resonant_Bed_Solemn_Mystical_With_Ring_Accents_Prominent_Squeaky_Or_Gong_Loop.ogg</text:p>
          </table:table-cell>
        </table:table-row>
        <table:table-row table:style-name="ro1">
          <table:table-cell office:value-type="string">
            <text:p>Hollow_Drone_001.ogg</text:p>
          </table:table-cell>
          <table:table-cell office:value-type="string">
            <text:p>modules/gAudioBundle-2/src/Drones/Hollow_Drone_001.ogg</text:p>
          </table:table-cell>
        </table:table-row>
        <table:table-row table:style-name="ro1">
          <table:table-cell office:value-type="string">
            <text:p>Illusion_And_Mystery_Magical_Water.ogg</text:p>
          </table:table-cell>
          <table:table-cell office:value-type="string">
            <text:p>modules/gAudioBundle-2/src/Drones/Illusion_And_Mystery_Magical_Water.ogg</text:p>
          </table:table-cell>
        </table:table-row>
        <table:table-row table:style-name="ro1">
          <table:table-cell office:value-type="string">
            <text:p>Low_Drone_001.ogg</text:p>
          </table:table-cell>
          <table:table-cell office:value-type="string">
            <text:p>modules/gAudioBundle-2/src/Drones/Low_Drone_001.ogg</text:p>
          </table:table-cell>
        </table:table-row>
        <table:table-row table:style-name="ro1">
          <table:table-cell office:value-type="string">
            <text:p>Manifest_Drone_002.ogg</text:p>
          </table:table-cell>
          <table:table-cell office:value-type="string">
            <text:p>modules/gAudioBundle-2/src/Drones/Manifest_Drone_002.ogg</text:p>
          </table:table-cell>
        </table:table-row>
        <table:table-row table:style-name="ro1">
          <table:table-cell office:value-type="string">
            <text:p>Mod_Drone_007.ogg</text:p>
          </table:table-cell>
          <table:table-cell office:value-type="string">
            <text:p>modules/gAudioBundle-2/src/Drones/Mod_Drone_007.ogg</text:p>
          </table:table-cell>
        </table:table-row>
        <table:table-row table:style-name="ro1">
          <table:table-cell office:value-type="string">
            <text:p>Planetary_Exterior_Drone_06.ogg</text:p>
          </table:table-cell>
          <table:table-cell office:value-type="string">
            <text:p>modules/gAudioBundle-2/src/Drones/Planetary_Exterior_Drone_06.ogg</text:p>
          </table:table-cell>
        </table:table-row>
        <table:table-row table:style-name="ro1">
          <table:table-cell office:value-type="string">
            <text:p>Rumble_F_001.ogg</text:p>
          </table:table-cell>
          <table:table-cell office:value-type="string">
            <text:p>modules/gAudioBundle-2/src/Drones/Rumble_F_001.ogg</text:p>
          </table:table-cell>
        </table:table-row>
        <table:table-row table:style-name="ro1">
          <table:table-cell office:value-type="string">
            <text:p>Sci-Fi_And_Futuristic_Ultraviolet_Rays.ogg</text:p>
          </table:table-cell>
          <table:table-cell office:value-type="string">
            <text:p>modules/gAudioBundle-2/src/Drones/Sci-Fi_And_Futuristic_Ultraviolet_Rays.ogg</text:p>
          </table:table-cell>
        </table:table-row>
        <table:table-row table:style-name="ro1">
          <table:table-cell office:value-type="string">
            <text:p>Spdr-Jupiter-Massive_Heavy_Wind_Big.ogg</text:p>
          </table:table-cell>
          <table:table-cell office:value-type="string">
            <text:p>modules/gAudioBundle-2/src/Drones/Spdr-Jupiter-Massive_Heavy_Wind_Big.ogg</text:p>
          </table:table-cell>
        </table:table-row>
        <table:table-row table:style-name="ro1">
          <table:table-cell office:value-type="string">
            <text:p>Spdr-Mercury-Solar_Wind_Eruption_Pulsating.ogg</text:p>
          </table:table-cell>
          <table:table-cell office:value-type="string">
            <text:p>modules/gAudioBundle-2/src/Drones/Spdr-Mercury-Solar_Wind_Eruption_Pulsating.ogg</text:p>
          </table:table-cell>
        </table:table-row>
        <table:table-row table:style-name="ro1">
          <table:table-cell office:value-type="string">
            <text:p>Spdr-Space_Chatter_4-Radio_Mission_Control.ogg</text:p>
          </table:table-cell>
          <table:table-cell office:value-type="string">
            <text:p>modules/gAudioBundle-2/src/Drones/Spdr-Space_Chatter_4-Radio_Mission_Control.ogg</text:p>
          </table:table-cell>
        </table:table-row>
        <table:table-row table:style-name="ro1">
          <table:table-cell office:value-type="string">
            <text:p>Spdr-Venus-Evil_Harsh_Winds_Extreme_Weather.ogg</text:p>
          </table:table-cell>
          <table:table-cell office:value-type="string">
            <text:p>modules/gAudioBundle-2/src/Drones/Spdr-Venus-Evil_Harsh_Winds_Extreme_Weather.ogg</text:p>
          </table:table-cell>
        </table:table-row>
        <table:table-row table:style-name="ro1">
          <table:table-cell office:value-type="string">
            <text:p>Drop_Ballpoint_Pen_On_Concrete_03.ogg</text:p>
          </table:table-cell>
          <table:table-cell office:value-type="string">
            <text:p>modules/gAudioBundle-2/src/Dropping Things/Drop_Ballpoint_Pen_On_Concrete_03.ogg</text:p>
          </table:table-cell>
        </table:table-row>
        <table:table-row table:style-name="ro1">
          <table:table-cell office:value-type="string">
            <text:p>Drop_Cardboard_Box_On_Thick_Carpet_01.ogg</text:p>
          </table:table-cell>
          <table:table-cell office:value-type="string">
            <text:p>modules/gAudioBundle-2/src/Dropping Things/Drop_Cardboard_Box_On_Thick_Carpet_01.ogg</text:p>
          </table:table-cell>
        </table:table-row>
        <table:table-row table:style-name="ro1">
          <table:table-cell office:value-type="string">
            <text:p>Drop_Remote_Control_On_Tiles_01.ogg</text:p>
          </table:table-cell>
          <table:table-cell office:value-type="string">
            <text:p>modules/gAudioBundle-2/src/Dropping Things/Drop_Remote_Control_On_Tiles_01.ogg</text:p>
          </table:table-cell>
        </table:table-row>
        <table:table-row table:style-name="ro1">
          <table:table-cell office:value-type="string">
            <text:p>Drop_Smartphone_On_Concrete_02.ogg</text:p>
          </table:table-cell>
          <table:table-cell office:value-type="string">
            <text:p>modules/gAudioBundle-2/src/Dropping Things/Drop_Smartphone_On_Concrete_02.ogg</text:p>
          </table:table-cell>
        </table:table-row>
        <table:table-row table:style-name="ro1">
          <table:table-cell office:value-type="string">
            <text:p>Dry_Ice_Coins_Bouncing_On_A_Block_Of_Dry_Ice_003.ogg</text:p>
          </table:table-cell>
          <table:table-cell office:value-type="string">
            <text:p>modules/gAudioBundle-2/src/Dry Ice Library/Dry_Ice_Coins_Bouncing_On_A_Block_Of_Dry_Ice_003.ogg</text:p>
          </table:table-cell>
        </table:table-row>
        <table:table-row table:style-name="ro1">
          <table:table-cell office:value-type="string">
            <text:p>Dry_Ice_Shriek_Block_Of_Dry_Ice_On_Thin_Metal_Plate_002.ogg</text:p>
          </table:table-cell>
          <table:table-cell office:value-type="string">
            <text:p>modules/gAudioBundle-2/src/Dry Ice Library/Dry_Ice_Shriek_Block_Of_Dry_Ice_On_Thin_Metal_Plate_002.ogg</text:p>
          </table:table-cell>
        </table:table-row>
        <table:table-row table:style-name="ro1">
          <table:table-cell office:value-type="string">
            <text:p>Dry_Ice_Shriek_Very_Hot_Knife_Pressed_Against_Block_Of_Dry_Ice_003.ogg</text:p>
          </table:table-cell>
          <table:table-cell office:value-type="string">
            <text:p>modules/gAudioBundle-2/src/Dry Ice Library/Dry_Ice_Shriek_Very_Hot_Knife_Pressed_Against_Block_Of_Dry_Ice_003.ogg</text:p>
          </table:table-cell>
        </table:table-row>
        <table:table-row table:style-name="ro1">
          <table:table-cell office:value-type="string">
            <text:p>Dry_Ice_Sizzle_Serrated_Hot_Knife_Blade_Pressed_Against_Block_Of_Dry_Ice_006.ogg</text:p>
          </table:table-cell>
          <table:table-cell office:value-type="string">
            <text:p>modules/gAudioBundle-2/src/Dry Ice Library/Dry_Ice_Sizzle_Serrated_Hot_Knife_Blade_Pressed_Against_Block_Of_Dry_Ice_006.ogg</text:p>
          </table:table-cell>
        </table:table-row>
        <table:table-row table:style-name="ro1">
          <table:table-cell office:value-type="string">
            <text:p>Dx_Diagnostic_Noise_Green_9624_10sec.ogg</text:p>
          </table:table-cell>
          <table:table-cell office:value-type="string">
            <text:p>modules/gAudioBundle-2/src/Dx/Dx_Diagnostic_Noise_Green_9624_10sec.ogg</text:p>
          </table:table-cell>
        </table:table-row>
        <table:table-row table:style-name="ro1">
          <table:table-cell office:value-type="string">
            <text:p>Dx_Sweep_Down_Audiometric_44116_1sec.ogg</text:p>
          </table:table-cell>
          <table:table-cell office:value-type="string">
            <text:p>modules/gAudioBundle-2/src/Dx/Dx_Sweep_Down_Audiometric_44116_1sec.ogg</text:p>
          </table:table-cell>
        </table:table-row>
        <table:table-row table:style-name="ro1">
          <table:table-cell office:value-type="string">
            <text:p>Dx_Test_Phase_Alternating_Voice_4824_8sec.ogg</text:p>
          </table:table-cell>
          <table:table-cell office:value-type="string">
            <text:p>modules/gAudioBundle-2/src/Dx/Dx_Test_Phase_Alternating_Voice_4824_8sec.ogg</text:p>
          </table:table-cell>
        </table:table-row>
        <table:table-row table:style-name="ro1">
          <table:table-cell office:value-type="string">
            <text:p>Dx_Test_Spatialization_Stereo_Emerge_Movement_Fiddle_Through_4824.ogg</text:p>
          </table:table-cell>
          <table:table-cell office:value-type="string">
            <text:p>modules/gAudioBundle-2/src/Dx/Dx_Test_Spatialization_Stereo_Emerge_Movement_Fiddle_Through_4824.ogg</text:p>
          </table:table-cell>
        </table:table-row>
        <table:table-row table:style-name="ro1">
          <table:table-cell office:value-type="string">
            <text:p>Egengines_Johndeeretypee_Fastairpuff_Chuff_Airpipe_Compressed.ogg</text:p>
          </table:table-cell>
          <table:table-cell office:value-type="string">
            <text:p>modules/gAudioBundle-2/src/Early Gasoline Engines/Egengines_Johndeeretypee_Fastairpuff_Chuff_Airpipe_Compressed.ogg</text:p>
          </table:table-cell>
        </table:table-row>
        <table:table-row table:style-name="ro1">
          <table:table-cell office:value-type="string">
            <text:p>Egengines_Wico_23-19_Fastchugging.ogg</text:p>
          </table:table-cell>
          <table:table-cell office:value-type="string">
            <text:p>modules/gAudioBundle-2/src/Early Gasoline Engines/Egengines_Wico_23-19_Fastchugging.ogg</text:p>
          </table:table-cell>
        </table:table-row>
        <table:table-row table:style-name="ro1">
          <table:table-cell office:value-type="string">
            <text:p>Eat_002.ogg</text:p>
          </table:table-cell>
          <table:table-cell office:value-type="string">
            <text:p>modules/gAudioBundle-2/src/Eating/Eat_002.ogg</text:p>
          </table:table-cell>
        </table:table-row>
        <table:table-row table:style-name="ro1">
          <table:table-cell office:value-type="string">
            <text:p>Eat_025.ogg</text:p>
          </table:table-cell>
          <table:table-cell office:value-type="string">
            <text:p>modules/gAudioBundle-2/src/Eating/Eat_025.ogg</text:p>
          </table:table-cell>
        </table:table-row>
        <table:table-row table:style-name="ro1">
          <table:table-cell office:value-type="string">
            <text:p>Eat_043.ogg</text:p>
          </table:table-cell>
          <table:table-cell office:value-type="string">
            <text:p>modules/gAudioBundle-2/src/Eating/Eat_043.ogg</text:p>
          </table:table-cell>
        </table:table-row>
        <table:table-row table:style-name="ro1">
          <table:table-cell office:value-type="string">
            <text:p>Cash_Register_Sanyo_Ecr_335_Bon_Exchange_Paper_Movement_1_3.ogg</text:p>
          </table:table-cell>
          <table:table-cell office:value-type="string">
            <text:p>modules/gAudioBundle-2/src/Electric Cash Register/Cash_Register_Sanyo_Ecr_335_Bon_Exchange_Paper_Movement_1_3.ogg</text:p>
          </table:table-cell>
        </table:table-row>
        <table:table-row table:style-name="ro1">
          <table:table-cell office:value-type="string">
            <text:p>Cash_Register_Sanyo_Ecr_335_Bon_Print_2_2.ogg</text:p>
          </table:table-cell>
          <table:table-cell office:value-type="string">
            <text:p>modules/gAudioBundle-2/src/Electric Cash Register/Cash_Register_Sanyo_Ecr_335_Bon_Print_2_2.ogg</text:p>
          </table:table-cell>
        </table:table-row>
        <table:table-row table:style-name="ro1">
          <table:table-cell office:value-type="string">
            <text:p>Cash_Register_Sanyo_Ecr_335_Drawer_Open_Close_1_1.ogg</text:p>
          </table:table-cell>
          <table:table-cell office:value-type="string">
            <text:p>modules/gAudioBundle-2/src/Electric Cash Register/Cash_Register_Sanyo_Ecr_335_Drawer_Open_Close_1_1.ogg</text:p>
          </table:table-cell>
        </table:table-row>
        <table:table-row table:style-name="ro1">
          <table:table-cell office:value-type="string">
            <text:p>Cash_Register_Sanyo_Ecr_335_Ui_Button_2.ogg</text:p>
          </table:table-cell>
          <table:table-cell office:value-type="string">
            <text:p>modules/gAudioBundle-2/src/Electric Cash Register/Cash_Register_Sanyo_Ecr_335_Ui_Button_2.ogg</text:p>
          </table:table-cell>
        </table:table-row>
        <table:table-row table:style-name="ro1">
          <table:table-cell office:value-type="string">
            <text:p>Electric_Arc_Transformer_Static.ogg</text:p>
          </table:table-cell>
          <table:table-cell office:value-type="string">
            <text:p>modules/gAudioBundle-2/src/Electric Deluxe/Electric_Arc_Transformer_Static.ogg</text:p>
          </table:table-cell>
        </table:table-row>
        <table:table-row table:style-name="ro1">
          <table:table-cell office:value-type="string">
            <text:p>Electric_Ground_Woosh_Flow.ogg</text:p>
          </table:table-cell>
          <table:table-cell office:value-type="string">
            <text:p>modules/gAudioBundle-2/src/Electric Deluxe/Electric_Ground_Woosh_Flow.ogg</text:p>
          </table:table-cell>
        </table:table-row>
        <table:table-row table:style-name="ro1">
          <table:table-cell office:value-type="string">
            <text:p>Ground_Electric_Arc_Machine2.ogg</text:p>
          </table:table-cell>
          <table:table-cell office:value-type="string">
            <text:p>modules/gAudioBundle-2/src/Electric Deluxe/Ground_Electric_Arc_Machine2.ogg</text:p>
          </table:table-cell>
        </table:table-row>
        <table:table-row table:style-name="ro1">
          <table:table-cell office:value-type="string">
            <text:p>Welding_Electric_Micro1.ogg</text:p>
          </table:table-cell>
          <table:table-cell office:value-type="string">
            <text:p>modules/gAudioBundle-2/src/Electric Deluxe/Welding_Electric_Micro1.ogg</text:p>
          </table:table-cell>
        </table:table-row>
        <table:table-row table:style-name="ro1">
          <table:table-cell office:value-type="string">
            <text:p>Accent_Sound_Design_Electric_Arc_Buzz_Resonant_Fizzle_Surges_Long.ogg</text:p>
          </table:table-cell>
          <table:table-cell office:value-type="string">
            <text:p>modules/gAudioBundle-2/src/Electric Magnetic/Accent_Sound_Design_Electric_Arc_Buzz_Resonant_Fizzle_Surges_Long.ogg</text:p>
          </table:table-cell>
        </table:table-row>
        <table:table-row table:style-name="ro1">
          <table:table-cell office:value-type="string">
            <text:p>Accent_Sound_Design_Electric_Buzz_Resonant_Frayed_Buzz_Insistent_Medium_Fast.ogg</text:p>
          </table:table-cell>
          <table:table-cell office:value-type="string">
            <text:p>modules/gAudioBundle-2/src/Electric Magnetic/Accent_Sound_Design_Electric_Buzz_Resonant_Frayed_Buzz_Insistent_Medium_Fast.ogg</text:p>
          </table:table-cell>
        </table:table-row>
        <table:table-row table:style-name="ro1">
          <table:table-cell office:value-type="string">
            <text:p>Tone_Sound_Design_Electric_Spark_Gritty_Thin_Crackle_Dense_Steady.ogg</text:p>
          </table:table-cell>
          <table:table-cell office:value-type="string">
            <text:p>modules/gAudioBundle-2/src/Electric Magnetic/Tone_Sound_Design_Electric_Spark_Gritty_Thin_Crackle_Dense_Steady.ogg</text:p>
          </table:table-cell>
        </table:table-row>
        <table:table-row table:style-name="ro1">
          <table:table-cell office:value-type="string">
            <text:p>Motor_Long_006.ogg</text:p>
          </table:table-cell>
          <table:table-cell office:value-type="string">
            <text:p>modules/gAudioBundle-2/src/Electric Motors/Motor_Long_006.ogg</text:p>
          </table:table-cell>
        </table:table-row>
        <table:table-row table:style-name="ro1">
          <table:table-cell office:value-type="string">
            <text:p>Motor_Med_011.ogg</text:p>
          </table:table-cell>
          <table:table-cell office:value-type="string">
            <text:p>modules/gAudioBundle-2/src/Electric Motors/Motor_Med_011.ogg</text:p>
          </table:table-cell>
        </table:table-row>
        <table:table-row table:style-name="ro1">
          <table:table-cell office:value-type="string">
            <text:p>Rotator_Motor_005.ogg</text:p>
          </table:table-cell>
          <table:table-cell office:value-type="string">
            <text:p>modules/gAudioBundle-2/src/Electric Motors/Rotator_Motor_005.ogg</text:p>
          </table:table-cell>
        </table:table-row>
        <table:table-row table:style-name="ro1">
          <table:table-cell office:value-type="string">
            <text:p>Rotator_Motor_012.ogg</text:p>
          </table:table-cell>
          <table:table-cell office:value-type="string">
            <text:p>modules/gAudioBundle-2/src/Electric Motors/Rotator_Motor_012.ogg</text:p>
          </table:table-cell>
        </table:table-row>
        <table:table-row table:style-name="ro1">
          <table:table-cell office:value-type="string">
            <text:p>E501_Head-Movement_Initiate_Malfunction_03.ogg</text:p>
          </table:table-cell>
          <table:table-cell office:value-type="string">
            <text:p>modules/gAudioBundle-2/src/Electric Typewriters/E501_Head-Movement_Initiate_Malfunction_03.ogg</text:p>
          </table:table-cell>
        </table:table-row>
        <table:table-row table:style-name="ro1">
          <table:table-cell office:value-type="string">
            <text:p>Levers_Sliders_233.ogg</text:p>
          </table:table-cell>
          <table:table-cell office:value-type="string">
            <text:p>modules/gAudioBundle-2/src/Electric Typewriters/Levers_Sliders_233.ogg</text:p>
          </table:table-cell>
        </table:table-row>
        <table:table-row table:style-name="ro1">
          <table:table-cell office:value-type="string">
            <text:p>Movement_Paper-Releae.ogg</text:p>
          </table:table-cell>
          <table:table-cell office:value-type="string">
            <text:p>modules/gAudioBundle-2/src/Electric Typewriters/Movement_Paper-Releae.ogg</text:p>
          </table:table-cell>
        </table:table-row>
        <table:table-row table:style-name="ro1">
          <table:table-cell office:value-type="string">
            <text:p>R300_Keyboard_Space-Bar_07.ogg</text:p>
          </table:table-cell>
          <table:table-cell office:value-type="string">
            <text:p>modules/gAudioBundle-2/src/Electric Typewriters/R300_Keyboard_Space-Bar_07.ogg</text:p>
          </table:table-cell>
        </table:table-row>
        <table:table-row table:style-name="ro1">
          <table:table-cell office:value-type="string">
            <text:p>Arc_Weld_Electrical_Sparks_3.ogg</text:p>
          </table:table-cell>
          <table:table-cell office:value-type="string">
            <text:p>modules/gAudioBundle-2/src/Electricity High Voltage/Arc_Weld_Electrical_Sparks_3.ogg</text:p>
          </table:table-cell>
        </table:table-row>
        <table:table-row table:style-name="ro1">
          <table:table-cell office:value-type="string">
            <text:p>Damp_Electric_Shock_8.ogg</text:p>
          </table:table-cell>
          <table:table-cell office:value-type="string">
            <text:p>modules/gAudioBundle-2/src/Electricity High Voltage/Damp_Electric_Shock_8.ogg</text:p>
          </table:table-cell>
        </table:table-row>
        <table:table-row table:style-name="ro1">
          <table:table-cell office:value-type="string">
            <text:p>High_Voltage_Electric_Arcs_2.ogg</text:p>
          </table:table-cell>
          <table:table-cell office:value-type="string">
            <text:p>modules/gAudioBundle-2/src/Electricity High Voltage/High_Voltage_Electric_Arcs_2.ogg</text:p>
          </table:table-cell>
        </table:table-row>
        <table:table-row table:style-name="ro1">
          <table:table-cell office:value-type="string">
            <text:p>Water_And_Electricity_7.ogg</text:p>
          </table:table-cell>
          <table:table-cell office:value-type="string">
            <text:p>modules/gAudioBundle-2/src/Electricity High Voltage/Water_And_Electricity_7.ogg</text:p>
          </table:table-cell>
        </table:table-row>
        <table:table-row table:style-name="ro1">
          <table:table-cell office:value-type="string">
            <text:p>Air_Conditioner_Unit_Exterior.ogg</text:p>
          </table:table-cell>
          <table:table-cell office:value-type="string">
            <text:p>modules/gAudioBundle-2/src/Electricity Hums Light Machines/Air_Conditioner_Unit_Exterior.ogg</text:p>
          </table:table-cell>
        </table:table-row>
        <table:table-row table:style-name="ro1">
          <table:table-cell office:value-type="string">
            <text:p>Electric_Hum_Buzz_01.ogg</text:p>
          </table:table-cell>
          <table:table-cell office:value-type="string">
            <text:p>modules/gAudioBundle-2/src/Electricity Hums Light Machines/Electric_Hum_Buzz_01.ogg</text:p>
          </table:table-cell>
        </table:table-row>
        <table:table-row table:style-name="ro1">
          <table:table-cell office:value-type="string">
            <text:p>Oldelectricwoodplane_17.ogg</text:p>
          </table:table-cell>
          <table:table-cell office:value-type="string">
            <text:p>modules/gAudioBundle-2/src/Electro Mechanics Toolkit/Oldelectricwoodplane_17.ogg</text:p>
          </table:table-cell>
        </table:table-row>
        <table:table-row table:style-name="ro1">
          <table:table-cell office:value-type="string">
            <text:p>Rotarycultivator_02.ogg</text:p>
          </table:table-cell>
          <table:table-cell office:value-type="string">
            <text:p>modules/gAudioBundle-2/src/Electro Mechanics Toolkit/Rotarycultivator_02.ogg</text:p>
          </table:table-cell>
        </table:table-row>
        <table:table-row table:style-name="ro1">
          <table:table-cell office:value-type="string">
            <text:p>Sewing_Machine_04_03.ogg</text:p>
          </table:table-cell>
          <table:table-cell office:value-type="string">
            <text:p>modules/gAudioBundle-2/src/Electro Mechanics Toolkit/Sewing_Machine_04_03.ogg</text:p>
          </table:table-cell>
        </table:table-row>
        <table:table-row table:style-name="ro1">
          <table:table-cell office:value-type="string">
            <text:p>Traindoor_04.ogg</text:p>
          </table:table-cell>
          <table:table-cell office:value-type="string">
            <text:p>modules/gAudioBundle-2/src/Electro Mechanics Toolkit/Traindoor_04.ogg</text:p>
          </table:table-cell>
        </table:table-row>
        <table:table-row table:style-name="ro1">
          <table:table-cell office:value-type="string">
            <text:p>Emf_Asus_Laptop.ogg</text:p>
          </table:table-cell>
          <table:table-cell office:value-type="string">
            <text:p>modules/gAudioBundle-2/src/Electromagnetic Field and Emissions/Emf_Asus_Laptop.ogg</text:p>
          </table:table-cell>
        </table:table-row>
        <table:table-row table:style-name="ro1">
          <table:table-cell office:value-type="string">
            <text:p>Emf_Dishwasher.ogg</text:p>
          </table:table-cell>
          <table:table-cell office:value-type="string">
            <text:p>modules/gAudioBundle-2/src/Electromagnetic Field and Emissions/Emf_Dishwasher.ogg</text:p>
          </table:table-cell>
        </table:table-row>
        <table:table-row table:style-name="ro1">
          <table:table-cell office:value-type="string">
            <text:p>Emf_Nose_Trimmer_01.ogg</text:p>
          </table:table-cell>
          <table:table-cell office:value-type="string">
            <text:p>modules/gAudioBundle-2/src/Electromagnetic Field and Emissions/Emf_Nose_Trimmer_01.ogg</text:p>
          </table:table-cell>
        </table:table-row>
        <table:table-row table:style-name="ro1">
          <table:table-cell office:value-type="string">
            <text:p>Emf_Toaster.ogg</text:p>
          </table:table-cell>
          <table:table-cell office:value-type="string">
            <text:p>modules/gAudioBundle-2/src/Electromagnetic Field and Emissions/Emf_Toaster.ogg</text:p>
          </table:table-cell>
        </table:table-row>
        <table:table-row table:style-name="ro1">
          <table:table-cell office:value-type="string">
            <text:p>Emf_Android_Box_02.ogg</text:p>
          </table:table-cell>
          <table:table-cell office:value-type="string">
            <text:p>modules/gAudioBundle-2/src/Electromagnetic Field/Emf_Android_Box_02.ogg</text:p>
          </table:table-cell>
        </table:table-row>
        <table:table-row table:style-name="ro1">
          <table:table-cell office:value-type="string">
            <text:p>Emf_Cellphone_Loop_01.ogg</text:p>
          </table:table-cell>
          <table:table-cell office:value-type="string">
            <text:p>modules/gAudioBundle-2/src/Electromagnetic Field/Emf_Cellphone_Loop_01.ogg</text:p>
          </table:table-cell>
        </table:table-row>
        <table:table-row table:style-name="ro1">
          <table:table-cell office:value-type="string">
            <text:p>Emf_Extractor_Fan_Box_01.ogg</text:p>
          </table:table-cell>
          <table:table-cell office:value-type="string">
            <text:p>modules/gAudioBundle-2/src/Electromagnetic Field/Emf_Extractor_Fan_Box_01.ogg</text:p>
          </table:table-cell>
        </table:table-row>
        <table:table-row table:style-name="ro1">
          <table:table-cell office:value-type="string">
            <text:p>Emf_Monitor_Speaker_Abuse_01.ogg</text:p>
          </table:table-cell>
          <table:table-cell office:value-type="string">
            <text:p>modules/gAudioBundle-2/src/Electromagnetic Field/Emf_Monitor_Speaker_Abuse_01.ogg</text:p>
          </table:table-cell>
        </table:table-row>
        <table:table-row table:style-name="ro1">
          <table:table-cell office:value-type="string">
            <text:p>Emf_051_Smartphone.ogg</text:p>
          </table:table-cell>
          <table:table-cell office:value-type="string">
            <text:p>modules/gAudioBundle-2/src/Electromagnetic Fields Collection/Emf_051_Smartphone.ogg</text:p>
          </table:table-cell>
        </table:table-row>
        <table:table-row table:style-name="ro1">
          <table:table-cell office:value-type="string">
            <text:p>Emf_090_Dvd_Player.ogg</text:p>
          </table:table-cell>
          <table:table-cell office:value-type="string">
            <text:p>modules/gAudioBundle-2/src/Electromagnetic Fields Collection/Emf_090_Dvd_Player.ogg</text:p>
          </table:table-cell>
        </table:table-row>
        <table:table-row table:style-name="ro1">
          <table:table-cell office:value-type="string">
            <text:p>Emf_121_Cnc_Wood_Carving_Machine.ogg</text:p>
          </table:table-cell>
          <table:table-cell office:value-type="string">
            <text:p>modules/gAudioBundle-2/src/Electromagnetic Fields Collection/Emf_121_Cnc_Wood_Carving_Machine.ogg</text:p>
          </table:table-cell>
        </table:table-row>
        <table:table-row table:style-name="ro1">
          <table:table-cell office:value-type="string">
            <text:p>Emf_164_Desktop_Computer.ogg</text:p>
          </table:table-cell>
          <table:table-cell office:value-type="string">
            <text:p>modules/gAudioBundle-2/src/Electromagnetic Fields Collection/Emf_164_Desktop_Computer.ogg</text:p>
          </table:table-cell>
        </table:table-row>
        <table:table-row table:style-name="ro1">
          <table:table-cell office:value-type="string">
            <text:p>Ambience_Sfx_013.ogg</text:p>
          </table:table-cell>
          <table:table-cell office:value-type="string">
            <text:p>modules/gAudioBundle-2/src/Electrostatic Field/Ambience_Sfx_013.ogg</text:p>
          </table:table-cell>
        </table:table-row>
        <table:table-row table:style-name="ro1">
          <table:table-cell office:value-type="string">
            <text:p>Impact_003.ogg</text:p>
          </table:table-cell>
          <table:table-cell office:value-type="string">
            <text:p>modules/gAudioBundle-2/src/Electrostatic Field/Impact_003.ogg</text:p>
          </table:table-cell>
        </table:table-row>
        <table:table-row table:style-name="ro1">
          <table:table-cell office:value-type="string">
            <text:p>Synth_Texture_002.ogg</text:p>
          </table:table-cell>
          <table:table-cell office:value-type="string">
            <text:p>modules/gAudioBundle-2/src/Electrostatic Field/Synth_Texture_002.ogg</text:p>
          </table:table-cell>
        </table:table-row>
        <table:table-row table:style-name="ro1">
          <table:table-cell office:value-type="string">
            <text:p>Transition_008.ogg</text:p>
          </table:table-cell>
          <table:table-cell office:value-type="string">
            <text:p>modules/gAudioBundle-2/src/Electrostatic Field/Transition_008.ogg</text:p>
          </table:table-cell>
        </table:table-row>
        <table:table-row table:style-name="ro1">
          <table:table-cell office:value-type="string">
            <text:p>Rotation_Metal_Crank_Gears_Scrape_Squeak_Purposeful_Organic_Loop.ogg</text:p>
          </table:table-cell>
          <table:table-cell office:value-type="string">
            <text:p>modules/gAudioBundle-2/src/Elegant Machines/Rotation_Metal_Crank_Gears_Scrape_Squeak_Purposeful_Organic_Loop.ogg</text:p>
          </table:table-cell>
        </table:table-row>
        <table:table-row table:style-name="ro1">
          <table:table-cell office:value-type="string">
            <text:p>Rotation_Metal_Crank_Gears_Squeak_Rattle_Loop_Short.ogg</text:p>
          </table:table-cell>
          <table:table-cell office:value-type="string">
            <text:p>modules/gAudioBundle-2/src/Elegant Machines/Rotation_Metal_Crank_Gears_Squeak_Rattle_Loop_Short.ogg</text:p>
          </table:table-cell>
        </table:table-row>
        <table:table-row table:style-name="ro1">
          <table:table-cell office:value-type="string">
            <text:p>Rotation_Metal_Crank_Woody_Grind_Serrated_Loop_Short.ogg</text:p>
          </table:table-cell>
          <table:table-cell office:value-type="string">
            <text:p>modules/gAudioBundle-2/src/Elegant Machines/Rotation_Metal_Crank_Woody_Grind_Serrated_Loop_Short.ogg</text:p>
          </table:table-cell>
        </table:table-row>
        <table:table-row table:style-name="ro1">
          <table:table-cell office:value-type="string">
            <text:p>Rotation_Metal_Shallow_Roll_Rattle_Loose_Churning_Steady_Loop.ogg</text:p>
          </table:table-cell>
          <table:table-cell office:value-type="string">
            <text:p>modules/gAudioBundle-2/src/Elegant Machines/Rotation_Metal_Shallow_Roll_Rattle_Loose_Churning_Steady_Loop.ogg</text:p>
          </table:table-cell>
        </table:table-row>
        <table:table-row table:style-name="ro1">
          <table:table-cell office:value-type="string">
            <text:p>Elemental_Acid_Cast_2.ogg</text:p>
          </table:table-cell>
          <table:table-cell office:value-type="string">
            <text:p>modules/gAudioBundle-2/src/Elemental/Elemental_Acid_Cast_2.ogg</text:p>
          </table:table-cell>
        </table:table-row>
        <table:table-row table:style-name="ro1">
          <table:table-cell office:value-type="string">
            <text:p>Elemental_Neutral_Cast_Single_2.ogg</text:p>
          </table:table-cell>
          <table:table-cell office:value-type="string">
            <text:p>modules/gAudioBundle-2/src/Elemental/Elemental_Neutral_Cast_Single_2.ogg</text:p>
          </table:table-cell>
        </table:table-row>
        <table:table-row table:style-name="ro1">
          <table:table-cell office:value-type="string">
            <text:p>Elemental_Powder_Movement_6.ogg</text:p>
          </table:table-cell>
          <table:table-cell office:value-type="string">
            <text:p>modules/gAudioBundle-2/src/Elemental/Elemental_Powder_Movement_6.ogg</text:p>
          </table:table-cell>
        </table:table-row>
        <table:table-row table:style-name="ro1">
          <table:table-cell office:value-type="string">
            <text:p>Elemental_Water_Bubbles_Big_4.ogg</text:p>
          </table:table-cell>
          <table:table-cell office:value-type="string">
            <text:p>modules/gAudioBundle-2/src/Elemental/Elemental_Water_Bubbles_Big_4.ogg</text:p>
          </table:table-cell>
        </table:table-row>
        <table:table-row table:style-name="ro1">
          <table:table-cell office:value-type="string">
            <text:p>Leaves_Pile_Pick_Up_04.ogg</text:p>
          </table:table-cell>
          <table:table-cell office:value-type="string">
            <text:p>modules/gAudioBundle-2/src/Elements Foliage/Leaves_Pile_Pick_Up_04.ogg</text:p>
          </table:table-cell>
        </table:table-row>
        <table:table-row table:style-name="ro1">
          <table:table-cell office:value-type="string">
            <text:p>Tree_Bark_Rotten_Rip_03.ogg</text:p>
          </table:table-cell>
          <table:table-cell office:value-type="string">
            <text:p>modules/gAudioBundle-2/src/Elements Foliage/Tree_Bark_Rotten_Rip_03.ogg</text:p>
          </table:table-cell>
        </table:table-row>
        <table:table-row table:style-name="ro1">
          <table:table-cell office:value-type="string">
            <text:p>Tree_Dead_Tree_Limb_Impact_05.ogg</text:p>
          </table:table-cell>
          <table:table-cell office:value-type="string">
            <text:p>modules/gAudioBundle-2/src/Elements Foliage/Tree_Dead_Tree_Limb_Impact_05.ogg</text:p>
          </table:table-cell>
        </table:table-row>
        <table:table-row table:style-name="ro1">
          <table:table-cell office:value-type="string">
            <text:p>Tree_Falling_04.ogg</text:p>
          </table:table-cell>
          <table:table-cell office:value-type="string">
            <text:p>modules/gAudioBundle-2/src/Elements Foliage/Tree_Falling_04.ogg</text:p>
          </table:table-cell>
        </table:table-row>
        <table:table-row table:style-name="ro1">
          <table:table-cell office:value-type="string">
            <text:p>Large_Gear_02_Metal_Wood_Slow_8040.ogg</text:p>
          </table:table-cell>
          <table:table-cell office:value-type="string">
            <text:p>modules/gAudioBundle-2/src/Elements Gears/Large_Gear_02_Metal_Wood_Slow_8040.ogg</text:p>
          </table:table-cell>
        </table:table-row>
        <table:table-row table:style-name="ro1">
          <table:table-cell office:value-type="string">
            <text:p>Large_Gear_03_Metal_Slow_8040.ogg</text:p>
          </table:table-cell>
          <table:table-cell office:value-type="string">
            <text:p>modules/gAudioBundle-2/src/Elements Gears/Large_Gear_03_Metal_Slow_8040.ogg</text:p>
          </table:table-cell>
        </table:table-row>
        <table:table-row table:style-name="ro1">
          <table:table-cell office:value-type="string">
            <text:p>Small_Gear_13_Plastic_Metal_Slow.ogg</text:p>
          </table:table-cell>
          <table:table-cell office:value-type="string">
            <text:p>modules/gAudioBundle-2/src/Elements Gears/Small_Gear_13_Plastic_Metal_Slow.ogg</text:p>
          </table:table-cell>
        </table:table-row>
        <table:table-row table:style-name="ro1">
          <table:table-cell office:value-type="string">
            <text:p>Small_Gear_15_Plastic_Fast.ogg</text:p>
          </table:table-cell>
          <table:table-cell office:value-type="string">
            <text:p>modules/gAudioBundle-2/src/Elements Gears/Small_Gear_15_Plastic_Fast.ogg</text:p>
          </table:table-cell>
        </table:table-row>
        <table:table-row table:style-name="ro1">
          <table:table-cell office:value-type="string">
            <text:p>Ice_Block_Crack_Distant_Medium_03.ogg</text:p>
          </table:table-cell>
          <table:table-cell office:value-type="string">
            <text:p>modules/gAudioBundle-2/src/Elements Glacier Ice/Ice_Block_Crack_Distant_Medium_03.ogg</text:p>
          </table:table-cell>
        </table:table-row>
        <table:table-row table:style-name="ro1">
          <table:table-cell office:value-type="string">
            <text:p>Ice_Impact_Large_Slide_18.ogg</text:p>
          </table:table-cell>
          <table:table-cell office:value-type="string">
            <text:p>modules/gAudioBundle-2/src/Elements Glacier Ice/Ice_Impact_Large_Slide_18.ogg</text:p>
          </table:table-cell>
        </table:table-row>
        <table:table-row table:style-name="ro1">
          <table:table-cell office:value-type="string">
            <text:p>Ice_Impact_Medium_Slide_04.ogg</text:p>
          </table:table-cell>
          <table:table-cell office:value-type="string">
            <text:p>modules/gAudioBundle-2/src/Elements Glacier Ice/Ice_Impact_Medium_Slide_04.ogg</text:p>
          </table:table-cell>
        </table:table-row>
        <table:table-row table:style-name="ro1">
          <table:table-cell office:value-type="string">
            <text:p>Iceberg_Designed_Impact_Crack_Shatter_Huge_08.ogg</text:p>
          </table:table-cell>
          <table:table-cell office:value-type="string">
            <text:p>modules/gAudioBundle-2/src/Elements Glacier Ice/Iceberg_Designed_Impact_Crack_Shatter_Huge_08.ogg</text:p>
          </table:table-cell>
        </table:table-row>
        <table:table-row table:style-name="ro1">
          <table:table-cell office:value-type="string">
            <text:p>Glass_Crush_Debris_Compress_Constant_Heavy_Violent_Uneasy_Neumann.ogg</text:p>
          </table:table-cell>
          <table:table-cell office:value-type="string">
            <text:p>modules/gAudioBundle-2/src/Elements Glass/Glass_Crush_Debris_Compress_Constant_Heavy_Violent_Uneasy_Neumann.ogg</text:p>
          </table:table-cell>
        </table:table-row>
        <table:table-row table:style-name="ro1">
          <table:table-cell office:value-type="string">
            <text:p>Glass_Pint_Glass_Break_Debris_Rock_Medium_Distant.ogg</text:p>
          </table:table-cell>
          <table:table-cell office:value-type="string">
            <text:p>modules/gAudioBundle-2/src/Elements Glass/Glass_Pint_Glass_Break_Debris_Rock_Medium_Distant.ogg</text:p>
          </table:table-cell>
        </table:table-row>
        <table:table-row table:style-name="ro1">
          <table:table-cell office:value-type="string">
            <text:p>Glass_Plate_Glass_Thick_Break_Topple_Schoeps.ogg</text:p>
          </table:table-cell>
          <table:table-cell office:value-type="string">
            <text:p>modules/gAudioBundle-2/src/Elements Glass/Glass_Plate_Glass_Thick_Break_Topple_Schoeps.ogg</text:p>
          </table:table-cell>
        </table:table-row>
        <table:table-row table:style-name="ro1">
          <table:table-cell office:value-type="string">
            <text:p>Footstep_Multiple_Snow_Boot_Run_01_Var03.ogg</text:p>
          </table:table-cell>
          <table:table-cell office:value-type="string">
            <text:p>modules/gAudioBundle-2/src/Elements Ice And Snow/Footstep_Multiple_Snow_Boot_Run_01_Var03.ogg</text:p>
          </table:table-cell>
        </table:table-row>
        <table:table-row table:style-name="ro1">
          <table:table-cell office:value-type="string">
            <text:p>Glacier_Huge_Shift_01.ogg</text:p>
          </table:table-cell>
          <table:table-cell office:value-type="string">
            <text:p>modules/gAudioBundle-2/src/Elements Ice And Snow/Glacier_Huge_Shift_01.ogg</text:p>
          </table:table-cell>
        </table:table-row>
        <table:table-row table:style-name="ro1">
          <table:table-cell office:value-type="string">
            <text:p>Ice_Freeze_Crack_04.ogg</text:p>
          </table:table-cell>
          <table:table-cell office:value-type="string">
            <text:p>modules/gAudioBundle-2/src/Elements Ice And Snow/Ice_Freeze_Crack_04.ogg</text:p>
          </table:table-cell>
        </table:table-row>
        <table:table-row table:style-name="ro1">
          <table:table-cell office:value-type="string">
            <text:p>Snowball_Impact_Hard_13.ogg</text:p>
          </table:table-cell>
          <table:table-cell office:value-type="string">
            <text:p>modules/gAudioBundle-2/src/Elements Ice And Snow/Snowball_Impact_Hard_13.ogg</text:p>
          </table:table-cell>
        </table:table-row>
        <table:table-row table:style-name="ro1">
          <table:table-cell office:value-type="string">
            <text:p>Ice_Blocks_Movement_Dragging_01.ogg</text:p>
          </table:table-cell>
          <table:table-cell office:value-type="string">
            <text:p>modules/gAudioBundle-2/src/Elements Ice/Ice_Blocks_Movement_Dragging_01.ogg</text:p>
          </table:table-cell>
        </table:table-row>
        <table:table-row table:style-name="ro1">
          <table:table-cell office:value-type="string">
            <text:p>Thick_Ice_Hits_Impacts_Debris_Bright_03.ogg</text:p>
          </table:table-cell>
          <table:table-cell office:value-type="string">
            <text:p>modules/gAudioBundle-2/src/Elements Ice/Thick_Ice_Hits_Impacts_Debris_Bright_03.ogg</text:p>
          </table:table-cell>
        </table:table-row>
        <table:table-row table:style-name="ro1">
          <table:table-cell office:value-type="string">
            <text:p>Thin_Ice_Cracks_Crunchy_06.ogg</text:p>
          </table:table-cell>
          <table:table-cell office:value-type="string">
            <text:p>modules/gAudioBundle-2/src/Elements Ice/Thin_Ice_Cracks_Crunchy_06.ogg</text:p>
          </table:table-cell>
        </table:table-row>
        <table:table-row table:style-name="ro1">
          <table:table-cell office:value-type="string">
            <text:p>Thin_Ice_Creaks.ogg</text:p>
          </table:table-cell>
          <table:table-cell office:value-type="string">
            <text:p>modules/gAudioBundle-2/src/Elements Ice/Thin_Ice_Creaks.ogg</text:p>
          </table:table-cell>
        </table:table-row>
        <table:table-row table:style-name="ro1">
          <table:table-cell office:value-type="string">
            <text:p>Alien_Spaceship_Filtered_Rumble.ogg</text:p>
          </table:table-cell>
          <table:table-cell office:value-type="string">
            <text:p>modules/gAudioBundle-2/src/Elements Low Frequency/Alien_Spaceship_Filtered_Rumble.ogg</text:p>
          </table:table-cell>
        </table:table-row>
        <table:table-row table:style-name="ro1">
          <table:table-cell office:value-type="string">
            <text:p>Analogue_Synthesizer_Filter_Resonance_Wave_Unison_A1.ogg</text:p>
          </table:table-cell>
          <table:table-cell office:value-type="string">
            <text:p>modules/gAudioBundle-2/src/Elements Low Frequency/Analogue_Synthesizer_Filter_Resonance_Wave_Unison_A1.ogg</text:p>
          </table:table-cell>
        </table:table-row>
        <table:table-row table:style-name="ro1">
          <table:table-cell office:value-type="string">
            <text:p>Explosive_Hit_10_Filtered_Low_End.ogg</text:p>
          </table:table-cell>
          <table:table-cell office:value-type="string">
            <text:p>modules/gAudioBundle-2/src/Elements Low Frequency/Explosive_Hit_10_Filtered_Low_End.ogg</text:p>
          </table:table-cell>
        </table:table-row>
        <table:table-row table:style-name="ro1">
          <table:table-cell office:value-type="string">
            <text:p>Trailer_Hit_Cavernous_10_Filtered_Low_End.ogg</text:p>
          </table:table-cell>
          <table:table-cell office:value-type="string">
            <text:p>modules/gAudioBundle-2/src/Elements Low Frequency/Trailer_Hit_Cavernous_10_Filtered_Low_End.ogg</text:p>
          </table:table-cell>
        </table:table-row>
        <table:table-row table:style-name="ro1">
          <table:table-cell office:value-type="string">
            <text:p>Metal_Crash_Concrete_Sheet_Metal_20_Gauge_Slow_Complex.ogg</text:p>
          </table:table-cell>
          <table:table-cell office:value-type="string">
            <text:p>modules/gAudioBundle-2/src/Elements Metal/Metal_Crash_Concrete_Sheet_Metal_20_Gauge_Slow_Complex.ogg</text:p>
          </table:table-cell>
        </table:table-row>
        <table:table-row table:style-name="ro1">
          <table:table-cell office:value-type="string">
            <text:p>Metal_Hits_Pipe_Mixed_Fast_Irregular.ogg</text:p>
          </table:table-cell>
          <table:table-cell office:value-type="string">
            <text:p>modules/gAudioBundle-2/src/Elements Metal/Metal_Hits_Pipe_Mixed_Fast_Irregular.ogg</text:p>
          </table:table-cell>
        </table:table-row>
        <table:table-row table:style-name="ro1">
          <table:table-cell office:value-type="string">
            <text:p>Metal_Rebar_Drop_Concrete_Low_Height_3_Medium_Distant.ogg</text:p>
          </table:table-cell>
          <table:table-cell office:value-type="string">
            <text:p>modules/gAudioBundle-2/src/Elements Metal/Metal_Rebar_Drop_Concrete_Low_Height_3_Medium_Distant.ogg</text:p>
          </table:table-cell>
        </table:table-row>
        <table:table-row table:style-name="ro1">
          <table:table-cell office:value-type="string">
            <text:p>Boulder_Impact_On_Stones_14.ogg</text:p>
          </table:table-cell>
          <table:table-cell office:value-type="string">
            <text:p>modules/gAudioBundle-2/src/Elements Rocks Dirt And Stone/Boulder_Impact_On_Stones_14.ogg</text:p>
          </table:table-cell>
        </table:table-row>
        <table:table-row table:style-name="ro1">
          <table:table-cell office:value-type="string">
            <text:p>Brick_Impact_Debris_02.ogg</text:p>
          </table:table-cell>
          <table:table-cell office:value-type="string">
            <text:p>modules/gAudioBundle-2/src/Elements Rocks Dirt And Stone/Brick_Impact_Debris_02.ogg</text:p>
          </table:table-cell>
        </table:table-row>
        <table:table-row table:style-name="ro1">
          <table:table-cell office:value-type="string">
            <text:p>Dirt_Collapse_05.ogg</text:p>
          </table:table-cell>
          <table:table-cell office:value-type="string">
            <text:p>modules/gAudioBundle-2/src/Elements Rocks Dirt And Stone/Dirt_Collapse_05.ogg</text:p>
          </table:table-cell>
        </table:table-row>
        <table:table-row table:style-name="ro1">
          <table:table-cell office:value-type="string">
            <text:p>Rockslide_02.ogg</text:p>
          </table:table-cell>
          <table:table-cell office:value-type="string">
            <text:p>modules/gAudioBundle-2/src/Elements Rocks Dirt And Stone/Rockslide_02.ogg</text:p>
          </table:table-cell>
        </table:table-row>
        <table:table-row table:style-name="ro1">
          <table:table-cell office:value-type="string">
            <text:p>Water_Dam_White_Noise_And_Bass_Rumble_Closer_Perspective_Stereom10.ogg</text:p>
          </table:table-cell>
          <table:table-cell office:value-type="string">
            <text:p>modules/gAudioBundle-2/src/Elements Water Flow/Water_Dam_White_Noise_And_Bass_Rumble_Closer_Perspective_Stereom10.ogg</text:p>
          </table:table-cell>
        </table:table-row>
        <table:table-row table:style-name="ro1">
          <table:table-cell office:value-type="string">
            <text:p>Water_River_Guber_Small_Stream_Detailed_Close_Perspective_Stereoxy.ogg</text:p>
          </table:table-cell>
          <table:table-cell office:value-type="string">
            <text:p>modules/gAudioBundle-2/src/Elements Water Flow/Water_River_Guber_Small_Stream_Detailed_Close_Perspective_Stereoxy.ogg</text:p>
          </table:table-cell>
        </table:table-row>
        <table:table-row table:style-name="ro1">
          <table:table-cell office:value-type="string">
            <text:p>Water_River_Lyna_Medium_Flow_Close_Perspective_And_Birds_Stereoortf.ogg</text:p>
          </table:table-cell>
          <table:table-cell office:value-type="string">
            <text:p>modules/gAudioBundle-2/src/Elements Water Flow/Water_River_Lyna_Medium_Flow_Close_Perspective_And_Birds_Stereoortf.ogg</text:p>
          </table:table-cell>
        </table:table-row>
        <table:table-row table:style-name="ro1">
          <table:table-cell office:value-type="string">
            <text:p>Water_Underground_Sewage_Duct_Water_Running_Medium_Distance_Mono.ogg</text:p>
          </table:table-cell>
          <table:table-cell office:value-type="string">
            <text:p>modules/gAudioBundle-2/src/Elements Water Flow/Water_Underground_Sewage_Duct_Water_Running_Medium_Distance_Mono.ogg</text:p>
          </table:table-cell>
        </table:table-row>
        <table:table-row table:style-name="ro1">
          <table:table-cell office:value-type="string">
            <text:p>Water_Lapping_Sea_Waves_Sandy_Beach_03.ogg</text:p>
          </table:table-cell>
          <table:table-cell office:value-type="string">
            <text:p>modules/gAudioBundle-2/src/Elements Water On Rocks/Water_Lapping_Sea_Waves_Sandy_Beach_03.ogg</text:p>
          </table:table-cell>
        </table:table-row>
        <table:table-row table:style-name="ro1">
          <table:table-cell office:value-type="string">
            <text:p>Water_Lapping_Sea_Waves_Sandy_Beach_5_Meters_01.ogg</text:p>
          </table:table-cell>
          <table:table-cell office:value-type="string">
            <text:p>modules/gAudioBundle-2/src/Elements Water On Rocks/Water_Lapping_Sea_Waves_Sandy_Beach_5_Meters_01.ogg</text:p>
          </table:table-cell>
        </table:table-row>
        <table:table-row table:style-name="ro1">
          <table:table-cell office:value-type="string">
            <text:p>Acid_Drop_Harsh_Sizzle_Burn_Melt_Corrosion.ogg</text:p>
          </table:table-cell>
          <table:table-cell office:value-type="string">
            <text:p>modules/gAudioBundle-2/src/Elements Water Volumes/Acid_Drop_Harsh_Sizzle_Burn_Melt_Corrosion.ogg</text:p>
          </table:table-cell>
        </table:table-row>
        <table:table-row table:style-name="ro1">
          <table:table-cell office:value-type="string">
            <text:p>Dry_Ice_Bubbling_Medium_Intensity_Liquid_Loop_01.ogg</text:p>
          </table:table-cell>
          <table:table-cell office:value-type="string">
            <text:p>modules/gAudioBundle-2/src/Elements Water Volumes/Dry_Ice_Bubbling_Medium_Intensity_Liquid_Loop_01.ogg</text:p>
          </table:table-cell>
        </table:table-row>
        <table:table-row table:style-name="ro1">
          <table:table-cell office:value-type="string">
            <text:p>Sci-Fi_Water_Hit_Punch_Impact_Bubbles_Granular_Set-B_16.ogg</text:p>
          </table:table-cell>
          <table:table-cell office:value-type="string">
            <text:p>modules/gAudioBundle-2/src/Elements Water Volumes/Sci-Fi_Water_Hit_Punch_Impact_Bubbles_Granular_Set-B_16.ogg</text:p>
          </table:table-cell>
        </table:table-row>
        <table:table-row table:style-name="ro1">
          <table:table-cell office:value-type="string">
            <text:p>Water_Inlet_Wash_Bubbling_Between_Rocks_Liquid_Bubbles_Loop_01.ogg</text:p>
          </table:table-cell>
          <table:table-cell office:value-type="string">
            <text:p>modules/gAudioBundle-2/src/Elements Water Volumes/Water_Inlet_Wash_Bubbling_Between_Rocks_Liquid_Bubbles_Loop_01.ogg</text:p>
          </table:table-cell>
        </table:table-row>
        <table:table-row table:style-name="ro1">
          <table:table-cell office:value-type="string">
            <text:p>W_04_Water_05_Cave_Ambience_Water_Drops_River_T05.ogg</text:p>
          </table:table-cell>
          <table:table-cell office:value-type="string">
            <text:p>modules/gAudioBundle-2/src/Elements Water/W_04_Water_05_Cave_Ambience_Water_Drops_River_T05.ogg</text:p>
          </table:table-cell>
        </table:table-row>
        <table:table-row table:style-name="ro1">
          <table:table-cell office:value-type="string">
            <text:p>W_04_Water_10_City_Rain_Roof_T04.ogg</text:p>
          </table:table-cell>
          <table:table-cell office:value-type="string">
            <text:p>modules/gAudioBundle-2/src/Elements Water/W_04_Water_10_City_Rain_Roof_T04.ogg</text:p>
          </table:table-cell>
        </table:table-row>
        <table:table-row table:style-name="ro1">
          <table:table-cell office:value-type="string">
            <text:p>W_04_Water_19_Splashing_Sailing_Ship_T03.ogg</text:p>
          </table:table-cell>
          <table:table-cell office:value-type="string">
            <text:p>modules/gAudioBundle-2/src/Elements Water/W_04_Water_19_Splashing_Sailing_Ship_T03.ogg</text:p>
          </table:table-cell>
        </table:table-row>
        <table:table-row table:style-name="ro1">
          <table:table-cell office:value-type="string">
            <text:p>W_04_Water_24_Splashing_Sailing_Small_Fishing_Ship_T03.ogg</text:p>
          </table:table-cell>
          <table:table-cell office:value-type="string">
            <text:p>modules/gAudioBundle-2/src/Elements Water/W_04_Water_24_Splashing_Sailing_Small_Fishing_Ship_T03.ogg</text:p>
          </table:table-cell>
        </table:table-row>
        <table:table-row table:style-name="ro1">
          <table:table-cell office:value-type="string">
            <text:p>Mafx002_Backpack_Large_Coil_Zipper_Short_Fast_Zips.ogg</text:p>
          </table:table-cell>
          <table:table-cell office:value-type="string">
            <text:p>modules/gAudioBundle-2/src/Elements Zippers/Mafx002_Backpack_Large_Coil_Zipper_Short_Fast_Zips.ogg</text:p>
          </table:table-cell>
        </table:table-row>
        <table:table-row table:style-name="ro1">
          <table:table-cell office:value-type="string">
            <text:p>Mafx002_Jeans_Metal_Zipper_Fast_Zips.ogg</text:p>
          </table:table-cell>
          <table:table-cell office:value-type="string">
            <text:p>modules/gAudioBundle-2/src/Elements Zippers/Mafx002_Jeans_Metal_Zipper_Fast_Zips.ogg</text:p>
          </table:table-cell>
        </table:table-row>
        <table:table-row table:style-name="ro1">
          <table:table-cell office:value-type="string">
            <text:p>Mafx002_Small_Backpack_Plastic_Zipper_Slow_Zips.ogg</text:p>
          </table:table-cell>
          <table:table-cell office:value-type="string">
            <text:p>modules/gAudioBundle-2/src/Elements Zippers/Mafx002_Small_Backpack_Plastic_Zipper_Slow_Zips.ogg</text:p>
          </table:table-cell>
        </table:table-row>
        <table:table-row table:style-name="ro1">
          <table:table-cell office:value-type="string">
            <text:p>Mafx002_Wool_Coat_Metal_Zipper_Fast_Zips.ogg</text:p>
          </table:table-cell>
          <table:table-cell office:value-type="string">
            <text:p>modules/gAudioBundle-2/src/Elements Zippers/Mafx002_Wool_Coat_Metal_Zipper_Fast_Zips.ogg</text:p>
          </table:table-cell>
        </table:table-row>
        <table:table-row table:style-name="ro1">
          <table:table-cell office:value-type="string">
            <text:p>Elevator_Mechanism_002_Wide.ogg</text:p>
          </table:table-cell>
          <table:table-cell office:value-type="string">
            <text:p>modules/gAudioBundle-2/src/Elevator/Elevator_Mechanism_002_Wide.ogg</text:p>
          </table:table-cell>
        </table:table-row>
        <table:table-row table:style-name="ro1">
          <table:table-cell office:value-type="string">
            <text:p>Elevator_Mechanism_005_Wide.ogg</text:p>
          </table:table-cell>
          <table:table-cell office:value-type="string">
            <text:p>modules/gAudioBundle-2/src/Elevator/Elevator_Mechanism_005_Wide.ogg</text:p>
          </table:table-cell>
        </table:table-row>
        <table:table-row table:style-name="ro1">
          <table:table-cell office:value-type="string">
            <text:p>S_Elevator_Ride_Down_001.ogg</text:p>
          </table:table-cell>
          <table:table-cell office:value-type="string">
            <text:p>modules/gAudioBundle-2/src/Elevator/S_Elevator_Ride_Down_001.ogg</text:p>
          </table:table-cell>
        </table:table-row>
        <table:table-row table:style-name="ro1">
          <table:table-cell office:value-type="string">
            <text:p>Soviet_Elevator_Door_Close_001.ogg</text:p>
          </table:table-cell>
          <table:table-cell office:value-type="string">
            <text:p>modules/gAudioBundle-2/src/Elevator/Soviet_Elevator_Door_Close_001.ogg</text:p>
          </table:table-cell>
        </table:table-row>
        <table:table-row table:style-name="ro1">
          <table:table-cell office:value-type="string">
            <text:p>Emf_Macbook_White_Unibody_Data_Transmission_Subtle_With_Stereo_Flying_Glitches_And_High_Tones.ogg</text:p>
          </table:table-cell>
          <table:table-cell office:value-type="string">
            <text:p>modules/gAudioBundle-2/src/Emf/Emf_Macbook_White_Unibody_Data_Transmission_Subtle_With_Stereo_Flying_Glitches_And_High_Tones.ogg</text:p>
          </table:table-cell>
        </table:table-row>
        <table:table-row table:style-name="ro1">
          <table:table-cell office:value-type="string">
            <text:p>Emf_Sonic_Toothbrush_Phased_Tone_Constant.ogg</text:p>
          </table:table-cell>
          <table:table-cell office:value-type="string">
            <text:p>modules/gAudioBundle-2/src/Emf/Emf_Sonic_Toothbrush_Phased_Tone_Constant.ogg</text:p>
          </table:table-cell>
        </table:table-row>
        <table:table-row table:style-name="ro1">
          <table:table-cell office:value-type="string">
            <text:p>Emf_Wacom_Intuos_Pro_Tablet_Data_Sending.ogg</text:p>
          </table:table-cell>
          <table:table-cell office:value-type="string">
            <text:p>modules/gAudioBundle-2/src/Emf/Emf_Wacom_Intuos_Pro_Tablet_Data_Sending.ogg</text:p>
          </table:table-cell>
        </table:table-row>
        <table:table-row table:style-name="ro1">
          <table:table-cell office:value-type="string">
            <text:p>Emf_Xbox_360_Hiss_And_Ejecting_Cd.ogg</text:p>
          </table:table-cell>
          <table:table-cell office:value-type="string">
            <text:p>modules/gAudioBundle-2/src/Emf/Emf_Xbox_360_Hiss_And_Ejecting_Cd.ogg</text:p>
          </table:table-cell>
        </table:table-row>
        <table:table-row table:style-name="ro1">
          <table:table-cell office:value-type="string">
            <text:p>Pm_Ecr_1_Rain_City_Light_Thunder_Peel.ogg</text:p>
          </table:table-cell>
          <table:table-cell office:value-type="string">
            <text:p>modules/gAudioBundle-2/src/Empty City Rain/Pm_Ecr_1_Rain_City_Light_Thunder_Peel.ogg</text:p>
          </table:table-cell>
        </table:table-row>
        <table:table-row table:style-name="ro1">
          <table:table-cell office:value-type="string">
            <text:p>Pm_Ecr_6_Rain_City_Medium_Drippy_Distant_Rumble_Ac_Hum.ogg</text:p>
          </table:table-cell>
          <table:table-cell office:value-type="string">
            <text:p>modules/gAudioBundle-2/src/Empty City Rain/Pm_Ecr_6_Rain_City_Medium_Drippy_Distant_Rumble_Ac_Hum.ogg</text:p>
          </table:table-cell>
        </table:table-row>
        <table:table-row table:style-name="ro1">
          <table:table-cell office:value-type="string">
            <text:p>Room_Tone_Empty_School_Dining_Hall_Faint_Traffic_Steady_Humming_Ventilation.ogg</text:p>
          </table:table-cell>
          <table:table-cell office:value-type="string">
            <text:p>modules/gAudioBundle-2/src/Empty School Roomtones/Room_Tone_Empty_School_Dining_Hall_Faint_Traffic_Steady_Humming_Ventilation.ogg</text:p>
          </table:table-cell>
        </table:table-row>
        <table:table-row table:style-name="ro1">
          <table:table-cell office:value-type="string">
            <text:p>Room_Tone_Empty_School_Long_Corridor_3rd_Floor_Some_Traffic_Rumble_Outside_Wining_Ventilation.ogg</text:p>
          </table:table-cell>
          <table:table-cell office:value-type="string">
            <text:p>modules/gAudioBundle-2/src/Empty School Roomtones/Room_Tone_Empty_School_Long_Corridor_3rd_Floor_Some_Traffic_Rumble_Outside_Wining_Ventilation.ogg</text:p>
          </table:table-cell>
        </table:table-row>
        <table:table-row table:style-name="ro1">
          <table:table-cell office:value-type="string">
            <text:p>Room_Tone_Empty_School_Toilet_Medium_Scary_Dark_Pulsating_Ventilation.ogg</text:p>
          </table:table-cell>
          <table:table-cell office:value-type="string">
            <text:p>modules/gAudioBundle-2/src/Empty School Roomtones/Room_Tone_Empty_School_Toilet_Medium_Scary_Dark_Pulsating_Ventilation.ogg</text:p>
          </table:table-cell>
        </table:table-row>
        <table:table-row table:style-name="ro1">
          <table:table-cell office:value-type="string">
            <text:p>Room_Tone_Empty_School_Toilet_Small_Whining_High_Freq_Ac_And_Water_Pipes_Tone.ogg</text:p>
          </table:table-cell>
          <table:table-cell office:value-type="string">
            <text:p>modules/gAudioBundle-2/src/Empty School Roomtones/Room_Tone_Empty_School_Toilet_Small_Whining_High_Freq_Ac_And_Water_Pipes_Tone.ogg</text:p>
          </table:table-cell>
        </table:table-row>
        <table:table-row table:style-name="ro1">
          <table:table-cell office:value-type="string">
            <text:p>Energy-Defense_Barrier_Activation_Idleandstop.ogg</text:p>
          </table:table-cell>
          <table:table-cell office:value-type="string">
            <text:p>modules/gAudioBundle-2/src/Energy/Energy-Defense_Barrier_Activation_Idleandstop.ogg</text:p>
          </table:table-cell>
        </table:table-row>
        <table:table-row table:style-name="ro1">
          <table:table-cell office:value-type="string">
            <text:p>Energy-Electric_Fuse-08.ogg</text:p>
          </table:table-cell>
          <table:table-cell office:value-type="string">
            <text:p>modules/gAudioBundle-2/src/Energy/Energy-Electric_Fuse-08.ogg</text:p>
          </table:table-cell>
        </table:table-row>
        <table:table-row table:style-name="ro1">
          <table:table-cell office:value-type="string">
            <text:p>Energy-Force_Field_5_Loop.ogg</text:p>
          </table:table-cell>
          <table:table-cell office:value-type="string">
            <text:p>modules/gAudioBundle-2/src/Energy/Energy-Force_Field_5_Loop.ogg</text:p>
          </table:table-cell>
        </table:table-row>
        <table:table-row table:style-name="ro1">
          <table:table-cell office:value-type="string">
            <text:p>Energy-Handheld_Generators_6.ogg</text:p>
          </table:table-cell>
          <table:table-cell office:value-type="string">
            <text:p>modules/gAudioBundle-2/src/Energy/Energy-Handheld_Generators_6.ogg</text:p>
          </table:table-cell>
        </table:table-row>
        <table:table-row table:style-name="ro1">
          <table:table-cell office:value-type="string">
            <text:p>Planet_Explosion_High-12.ogg</text:p>
          </table:table-cell>
          <table:table-cell office:value-type="string">
            <text:p>modules/gAudioBundle-2/src/Eradication Small Pack/Planet_Explosion_High-12.ogg</text:p>
          </table:table-cell>
        </table:table-row>
        <table:table-row table:style-name="ro1">
          <table:table-cell office:value-type="string">
            <text:p>Planet_Explosion_Low-04.ogg</text:p>
          </table:table-cell>
          <table:table-cell office:value-type="string">
            <text:p>modules/gAudioBundle-2/src/Eradication Small Pack/Planet_Explosion_Low-04.ogg</text:p>
          </table:table-cell>
        </table:table-row>
        <table:table-row table:style-name="ro1">
          <table:table-cell office:value-type="string">
            <text:p>Ethereal_Breaths_Abstract_W_Reverb.ogg</text:p>
          </table:table-cell>
          <table:table-cell office:value-type="string">
            <text:p>modules/gAudioBundle-2/src/Ethereal Breaths/Ethereal_Breaths_Abstract_W_Reverb.ogg</text:p>
          </table:table-cell>
        </table:table-row>
        <table:table-row table:style-name="ro1">
          <table:table-cell office:value-type="string">
            <text:p>Ethereal_Breaths_Long_Rvb_Whooshes.ogg</text:p>
          </table:table-cell>
          <table:table-cell office:value-type="string">
            <text:p>modules/gAudioBundle-2/src/Ethereal Breaths/Ethereal_Breaths_Long_Rvb_Whooshes.ogg</text:p>
          </table:table-cell>
        </table:table-row>
        <table:table-row table:style-name="ro1">
          <table:table-cell office:value-type="string">
            <text:p>Eth_City_Street_Large_Traffic_Rumble_Group_Of_Student_Singing_Clapping_From_A_Roof_Top.ogg</text:p>
          </table:table-cell>
          <table:table-cell office:value-type="string">
            <text:p>modules/gAudioBundle-2/src/Ethiopia/Eth_City_Street_Large_Traffic_Rumble_Group_Of_Student_Singing_Clapping_From_A_Roof_Top.ogg</text:p>
          </table:table-cell>
        </table:table-row>
        <table:table-row table:style-name="ro1">
          <table:table-cell office:value-type="string">
            <text:p>Eth_Forest_In_Mountain_Quiet_Insects_Very_High_And_Flyers.ogg</text:p>
          </table:table-cell>
          <table:table-cell office:value-type="string">
            <text:p>modules/gAudioBundle-2/src/Ethiopia/Eth_Forest_In_Mountain_Quiet_Insects_Very_High_And_Flyers.ogg</text:p>
          </table:table-cell>
        </table:table-row>
        <table:table-row table:style-name="ro1">
          <table:table-cell office:value-type="string">
            <text:p>Eth_Market_Large_Outdoor_Voices_Walla_Birds_And_Activity.ogg</text:p>
          </table:table-cell>
          <table:table-cell office:value-type="string">
            <text:p>modules/gAudioBundle-2/src/Ethiopia/Eth_Market_Large_Outdoor_Voices_Walla_Birds_And_Activity.ogg</text:p>
          </table:table-cell>
        </table:table-row>
        <table:table-row table:style-name="ro1">
          <table:table-cell office:value-type="string">
            <text:p>Eth_Volcano_Medium_Activity_Magma_Erupting_Continuously_Degassing_And_Rock_Falling.ogg</text:p>
          </table:table-cell>
          <table:table-cell office:value-type="string">
            <text:p>modules/gAudioBundle-2/src/Ethiopia/Eth_Volcano_Medium_Activity_Magma_Erupting_Continuously_Degassing_And_Rock_Falling.ogg</text:p>
          </table:table-cell>
        </table:table-row>
        <table:table-row table:style-name="ro1">
          <table:table-cell office:value-type="string">
            <text:p>Eatingapple_bite_enjoying_chewing_breath_semiclose.ogg</text:p>
          </table:table-cell>
          <table:table-cell office:value-type="string">
            <text:p>modules/gAudioBundle-2/src/Everyday Actions 1/Eatingapple_bite_enjoying_chewing_breath_semiclose.ogg</text:p>
          </table:table-cell>
        </table:table-row>
        <table:table-row table:style-name="ro1">
          <table:table-cell office:value-type="string">
            <text:p>Glass_jar_falling_from2feet_bouncing_micinsidejar.ogg</text:p>
          </table:table-cell>
          <table:table-cell office:value-type="string">
            <text:p>modules/gAudioBundle-2/src/Everyday Actions 1/Glass_jar_falling_from2feet_bouncing_micinsidejar.ogg</text:p>
          </table:table-cell>
        </table:table-row>
        <table:table-row table:style-name="ro1">
          <table:table-cell office:value-type="string">
            <text:p>Shaving_electric_differentpositions_buzz_close.ogg</text:p>
          </table:table-cell>
          <table:table-cell office:value-type="string">
            <text:p>modules/gAudioBundle-2/src/Everyday Actions 1/Shaving_electric_differentpositions_buzz_close.ogg</text:p>
          </table:table-cell>
        </table:table-row>
        <table:table-row table:style-name="ro1">
          <table:table-cell office:value-type="string">
            <text:p>Tearing_gaffertape_bigpiece_close.ogg</text:p>
          </table:table-cell>
          <table:table-cell office:value-type="string">
            <text:p>modules/gAudioBundle-2/src/Everyday Actions 1/Tearing_gaffertape_bigpiece_close.ogg</text:p>
          </table:table-cell>
        </table:table-row>
        <table:table-row table:style-name="ro1">
          <table:table-cell office:value-type="string">
            <text:p>Dryingrack_Metal_Impact_Hit_Rumble_Bell_Leaf-W.ogg</text:p>
          </table:table-cell>
          <table:table-cell office:value-type="string">
            <text:p>modules/gAudioBundle-2/src/Everything So Far Collection/Dryingrack_Metal_Impact_Hit_Rumble_Bell_Leaf-W.ogg</text:p>
          </table:table-cell>
        </table:table-row>
        <table:table-row table:style-name="ro1">
          <table:table-cell office:value-type="string">
            <text:p>Kitchen_Room_Tone_Clock_Freezer_Ambix.ogg</text:p>
          </table:table-cell>
          <table:table-cell office:value-type="string">
            <text:p>modules/gAudioBundle-2/src/Everything So Far Collection/Kitchen_Room_Tone_Clock_Freezer_Ambix.ogg</text:p>
          </table:table-cell>
        </table:table-row>
        <table:table-row table:style-name="ro1">
          <table:table-cell office:value-type="string">
            <text:p>Snooring_Man_Close_Voice_Sleep_Human.ogg</text:p>
          </table:table-cell>
          <table:table-cell office:value-type="string">
            <text:p>modules/gAudioBundle-2/src/Everything So Far Collection/Snooring_Man_Close_Voice_Sleep_Human.ogg</text:p>
          </table:table-cell>
        </table:table-row>
        <table:table-row table:style-name="ro1">
          <table:table-cell office:value-type="string">
            <text:p>Water_Stream_Small_Calm_Close.ogg</text:p>
          </table:table-cell>
          <table:table-cell office:value-type="string">
            <text:p>modules/gAudioBundle-2/src/Everything So Far Collection/Water_Stream_Small_Calm_Close.ogg</text:p>
          </table:table-cell>
        </table:table-row>
        <table:table-row table:style-name="ro1">
          <table:table-cell office:value-type="string">
            <text:p>Excavator_Mf_860_Engine_Onboard_Start_Up_Idle_Gas_Pressing_Short_Acceleration_Turn_Off_Mono.ogg</text:p>
          </table:table-cell>
          <table:table-cell office:value-type="string">
            <text:p>modules/gAudioBundle-2/src/Excavator Mf 860/Excavator_Mf_860_Engine_Onboard_Start_Up_Idle_Gas_Pressing_Short_Acceleration_Turn_Off_Mono.ogg</text:p>
          </table:table-cell>
        </table:table-row>
        <table:table-row table:style-name="ro1">
          <table:table-cell office:value-type="string">
            <text:p>Excavator_Mf_860_Exterior_Engine_Passby_Medium_Speed_Constant_Rpm_Stereo_M10.ogg</text:p>
          </table:table-cell>
          <table:table-cell office:value-type="string">
            <text:p>modules/gAudioBundle-2/src/Excavator Mf 860/Excavator_Mf_860_Exterior_Engine_Passby_Medium_Speed_Constant_Rpm_Stereo_M10.ogg</text:p>
          </table:table-cell>
        </table:table-row>
        <table:table-row table:style-name="ro1">
          <table:table-cell office:value-type="string">
            <text:p>Excavator_Mf_860_Exterior_Engine_Turn_On_Idle_And_Slowly_Drive_Away_Stereo_M10.ogg</text:p>
          </table:table-cell>
          <table:table-cell office:value-type="string">
            <text:p>modules/gAudioBundle-2/src/Excavator Mf 860/Excavator_Mf_860_Exterior_Engine_Turn_On_Idle_And_Slowly_Drive_Away_Stereo_M10.ogg</text:p>
          </table:table-cell>
        </table:table-row>
        <table:table-row table:style-name="ro1">
          <table:table-cell office:value-type="string">
            <text:p>Excavator_Mf_860_Exterior_Horn_Stereo_M10.ogg</text:p>
          </table:table-cell>
          <table:table-cell office:value-type="string">
            <text:p>modules/gAudioBundle-2/src/Excavator Mf 860/Excavator_Mf_860_Exterior_Horn_Stereo_M10.ogg</text:p>
          </table:table-cell>
        </table:table-row>
        <table:table-row table:style-name="ro1">
          <table:table-cell office:value-type="string">
            <text:p>Exointerface_Action_Confirm_Long_05.ogg</text:p>
          </table:table-cell>
          <table:table-cell office:value-type="string">
            <text:p>modules/gAudioBundle-2/src/Exointerface/Exointerface_Action_Confirm_Long_05.ogg</text:p>
          </table:table-cell>
        </table:table-row>
        <table:table-row table:style-name="ro1">
          <table:table-cell office:value-type="string">
            <text:p>Exointerface_Cursor_Click_25.ogg</text:p>
          </table:table-cell>
          <table:table-cell office:value-type="string">
            <text:p>modules/gAudioBundle-2/src/Exointerface/Exointerface_Cursor_Click_25.ogg</text:p>
          </table:table-cell>
        </table:table-row>
        <table:table-row table:style-name="ro1">
          <table:table-cell office:value-type="string">
            <text:p>Exointerface_Process_Short_06.ogg</text:p>
          </table:table-cell>
          <table:table-cell office:value-type="string">
            <text:p>modules/gAudioBundle-2/src/Exointerface/Exointerface_Process_Short_06.ogg</text:p>
          </table:table-cell>
        </table:table-row>
        <table:table-row table:style-name="ro1">
          <table:table-cell office:value-type="string">
            <text:p>Exointerface_Window_Close_Short_16.ogg</text:p>
          </table:table-cell>
          <table:table-cell office:value-type="string">
            <text:p>modules/gAudioBundle-2/src/Exointerface/Exointerface_Window_Close_Short_16.ogg</text:p>
          </table:table-cell>
        </table:table-row>
        <table:table-row table:style-name="ro1">
          <table:table-cell office:value-type="string">
            <text:p>Explosion_Far_Distant_02.ogg</text:p>
          </table:table-cell>
          <table:table-cell office:value-type="string">
            <text:p>modules/gAudioBundle-2/src/Explosion Sound Pack/Explosion_Far_Distant_02.ogg</text:p>
          </table:table-cell>
        </table:table-row>
        <table:table-row table:style-name="ro1">
          <table:table-cell office:value-type="string">
            <text:p>Explosion_Large_08.ogg</text:p>
          </table:table-cell>
          <table:table-cell office:value-type="string">
            <text:p>modules/gAudioBundle-2/src/Explosion Sound Pack/Explosion_Large_08.ogg</text:p>
          </table:table-cell>
        </table:table-row>
        <table:table-row table:style-name="ro1">
          <table:table-cell office:value-type="string">
            <text:p>Explosion_Large_No_Tail_03.ogg</text:p>
          </table:table-cell>
          <table:table-cell office:value-type="string">
            <text:p>modules/gAudioBundle-2/src/Explosion Sound Pack/Explosion_Large_No_Tail_03.ogg</text:p>
          </table:table-cell>
        </table:table-row>
        <table:table-row table:style-name="ro1">
          <table:table-cell office:value-type="string">
            <text:p>Explosion_Med_Long_Tail_01.ogg</text:p>
          </table:table-cell>
          <table:table-cell office:value-type="string">
            <text:p>modules/gAudioBundle-2/src/Explosion Sound Pack/Explosion_Med_Long_Tail_01.ogg</text:p>
          </table:table-cell>
        </table:table-row>
        <table:table-row table:style-name="ro1">
          <table:table-cell office:value-type="string">
            <text:p>Rain_Heavy_001.ogg</text:p>
          </table:table-cell>
          <table:table-cell office:value-type="string">
            <text:p>modules/gAudioBundle-2/src/Ext/Rain_Heavy_001.ogg</text:p>
          </table:table-cell>
        </table:table-row>
        <table:table-row table:style-name="ro1">
          <table:table-cell office:value-type="string">
            <text:p>Square_City_Busy_Brussels_004.ogg</text:p>
          </table:table-cell>
          <table:table-cell office:value-type="string">
            <text:p>modules/gAudioBundle-2/src/Ext/Square_City_Busy_Brussels_004.ogg</text:p>
          </table:table-cell>
        </table:table-row>
        <table:table-row table:style-name="ro1">
          <table:table-cell office:value-type="string">
            <text:p>Square_Town_Quiet_Madrid_001.ogg</text:p>
          </table:table-cell>
          <table:table-cell office:value-type="string">
            <text:p>modules/gAudioBundle-2/src/Ext/Square_Town_Quiet_Madrid_001.ogg</text:p>
          </table:table-cell>
        </table:table-row>
        <table:table-row table:style-name="ro1">
          <table:table-cell office:value-type="string">
            <text:p>Waves_Port_Edge_Malta_001.ogg</text:p>
          </table:table-cell>
          <table:table-cell office:value-type="string">
            <text:p>modules/gAudioBundle-2/src/Ext/Waves_Port_Edge_Malta_001.ogg</text:p>
          </table:table-cell>
        </table:table-row>
        <table:table-row table:style-name="ro1">
          <table:table-cell office:value-type="string">
            <text:p>F1_Williams_2007_T3_Onboard_Driving_At_Steady_Rpms_Accelerations_Shutdown_Cockpit_Dpa4061_L.ogg</text:p>
          </table:table-cell>
          <table:table-cell office:value-type="string">
            <text:p>modules/gAudioBundle-2/src/F1 Williams Fw29 2007/F1_Williams_2007_T3_Onboard_Driving_At_Steady_Rpms_Accelerations_Shutdown_Cockpit_Dpa4061_L.ogg</text:p>
          </table:table-cell>
        </table:table-row>
        <table:table-row table:style-name="ro1">
          <table:table-cell office:value-type="string">
            <text:p>F1_Williams_2007_T3_Onboard_Driving_At_Steady_Rpms_Accelerations_Shutdown_Cockpit_Dpa4061_R.ogg</text:p>
          </table:table-cell>
          <table:table-cell office:value-type="string">
            <text:p>modules/gAudioBundle-2/src/F1 Williams Fw29 2007/F1_Williams_2007_T3_Onboard_Driving_At_Steady_Rpms_Accelerations_Shutdown_Cockpit_Dpa4061_R.ogg</text:p>
          </table:table-cell>
        </table:table-row>
        <table:table-row table:style-name="ro1">
          <table:table-cell office:value-type="string">
            <text:p>F1_Williams_2007_T6_Exterior_Cars_On_Race_Track_Mid_Of_Long_Straight_Schoeps_Omni_L.ogg</text:p>
          </table:table-cell>
          <table:table-cell office:value-type="string">
            <text:p>modules/gAudioBundle-2/src/F1 Williams Fw29 2007/F1_Williams_2007_T6_Exterior_Cars_On_Race_Track_Mid_Of_Long_Straight_Schoeps_Omni_L.ogg</text:p>
          </table:table-cell>
        </table:table-row>
        <table:table-row table:style-name="ro1">
          <table:table-cell office:value-type="string">
            <text:p>F1_Williams_2007_T6_Exterior_Cars_On_Race_Track_Mid_Of_Long_Straight_Schoeps_Omni_R.ogg</text:p>
          </table:table-cell>
          <table:table-cell office:value-type="string">
            <text:p>modules/gAudioBundle-2/src/F1 Williams Fw29 2007/F1_Williams_2007_T6_Exterior_Cars_On_Race_Track_Mid_Of_Long_Straight_Schoeps_Omni_R.ogg</text:p>
          </table:table-cell>
        </table:table-row>
        <table:table-row table:style-name="ro1">
          <table:table-cell office:value-type="string">
            <text:p>Crowd_Fair_Cne_Interior_Food_Building_Eating_Area_Medium_Distant_Thick_Wash_Ambient_Fan.ogg</text:p>
          </table:table-cell>
          <table:table-cell office:value-type="string">
            <text:p>modules/gAudioBundle-2/src/Fairgrounds/Crowd_Fair_Cne_Interior_Food_Building_Eating_Area_Medium_Distant_Thick_Wash_Ambient_Fan.ogg</text:p>
          </table:table-cell>
        </table:table-row>
        <table:table-row table:style-name="ro1">
          <table:table-cell office:value-type="string">
            <text:p>Fair_Ride_The_Rainbow_Start_Swirl_Decelerate_Stop_Some_Voices.ogg</text:p>
          </table:table-cell>
          <table:table-cell office:value-type="string">
            <text:p>modules/gAudioBundle-2/src/Fairgrounds/Fair_Ride_The_Rainbow_Start_Swirl_Decelerate_Stop_Some_Voices.ogg</text:p>
          </table:table-cell>
        </table:table-row>
        <table:table-row table:style-name="ro1">
          <table:table-cell office:value-type="string">
            <text:p>Game_Fair_Cne_Shooting_Gallery_Air_Gun_Plate_Break_Voices_Some_Faint_Background_Machinery_Background_Fair_Ambience.ogg</text:p>
          </table:table-cell>
          <table:table-cell office:value-type="string">
            <text:p>modules/gAudioBundle-2/src/Fairgrounds/Game_Fair_Cne_Shooting_Gallery_Air_Gun_Plate_Break_Voices_Some_Faint_Background_Machinery_Background_Fair_Ambience.ogg</text:p>
          </table:table-cell>
        </table:table-row>
        <table:table-row table:style-name="ro1">
          <table:table-cell office:value-type="string">
            <text:p>Fan_Air_Conditioner_Hard_Metal_Grinding_Noise_Hum_Buzz_Loop.ogg</text:p>
          </table:table-cell>
          <table:table-cell office:value-type="string">
            <text:p>modules/gAudioBundle-2/src/Fans Hvac And Mechanical Drones/Fan_Air_Conditioner_Hard_Metal_Grinding_Noise_Hum_Buzz_Loop.ogg</text:p>
          </table:table-cell>
        </table:table-row>
        <table:table-row table:style-name="ro1">
          <table:table-cell office:value-type="string">
            <text:p>Fan_Electronic_Computer_Low_Rumble_Fast_Tumbling_Loop.ogg</text:p>
          </table:table-cell>
          <table:table-cell office:value-type="string">
            <text:p>modules/gAudioBundle-2/src/Fans Hvac And Mechanical Drones/Fan_Electronic_Computer_Low_Rumble_Fast_Tumbling_Loop.ogg</text:p>
          </table:table-cell>
        </table:table-row>
        <table:table-row table:style-name="ro1">
          <table:table-cell office:value-type="string">
            <text:p>Fan_Outdoor_Ac_Unit_Constant_Blow_Drone_Noise_Loop.ogg</text:p>
          </table:table-cell>
          <table:table-cell office:value-type="string">
            <text:p>modules/gAudioBundle-2/src/Fans Hvac And Mechanical Drones/Fan_Outdoor_Ac_Unit_Constant_Blow_Drone_Noise_Loop.ogg</text:p>
          </table:table-cell>
        </table:table-row>
        <table:table-row table:style-name="ro1">
          <table:table-cell office:value-type="string">
            <text:p>Fan_Watery_Messy_Bubbling_Hvac_Noise_Loop.ogg</text:p>
          </table:table-cell>
          <table:table-cell office:value-type="string">
            <text:p>modules/gAudioBundle-2/src/Fans Hvac And Mechanical Drones/Fan_Watery_Messy_Bubbling_Hvac_Noise_Loop.ogg</text:p>
          </table:table-cell>
        </table:table-row>
        <table:table-row table:style-name="ro1">
          <table:table-cell office:value-type="string">
            <text:p>High_Frequency_Feedback_14.ogg</text:p>
          </table:table-cell>
          <table:table-cell office:value-type="string">
            <text:p>modules/gAudioBundle-2/src/Feedback Loop Fx And Atmospheres/High_Frequency_Feedback_14.ogg</text:p>
          </table:table-cell>
        </table:table-row>
        <table:table-row table:style-name="ro1">
          <table:table-cell office:value-type="string">
            <text:p>Hum_08.ogg</text:p>
          </table:table-cell>
          <table:table-cell office:value-type="string">
            <text:p>modules/gAudioBundle-2/src/Feedback Loop Fx And Atmospheres/Hum_08.ogg</text:p>
          </table:table-cell>
        </table:table-row>
        <table:table-row table:style-name="ro1">
          <table:table-cell office:value-type="string">
            <text:p>Interference_18.ogg</text:p>
          </table:table-cell>
          <table:table-cell office:value-type="string">
            <text:p>modules/gAudioBundle-2/src/Feedback Loop Fx And Atmospheres/Interference_18.ogg</text:p>
          </table:table-cell>
        </table:table-row>
        <table:table-row table:style-name="ro1">
          <table:table-cell office:value-type="string">
            <text:p>Pedal_Fx_02.ogg</text:p>
          </table:table-cell>
          <table:table-cell office:value-type="string">
            <text:p>modules/gAudioBundle-2/src/Feedback Loop Fx And Atmospheres/Pedal_Fx_02.ogg</text:p>
          </table:table-cell>
        </table:table-row>
        <table:table-row table:style-name="ro1">
          <table:table-cell office:value-type="string">
            <text:p>Textureglassdebris_008.ogg</text:p>
          </table:table-cell>
          <table:table-cell office:value-type="string">
            <text:p>modules/gAudioBundle-2/src/Feel Textures Vol 1/Textureglassdebris_008.ogg</text:p>
          </table:table-cell>
        </table:table-row>
        <table:table-row table:style-name="ro1">
          <table:table-cell office:value-type="string">
            <text:p>Texturemetalglassscratch_004.ogg</text:p>
          </table:table-cell>
          <table:table-cell office:value-type="string">
            <text:p>modules/gAudioBundle-2/src/Feel Textures Vol 1/Texturemetalglassscratch_004.ogg</text:p>
          </table:table-cell>
        </table:table-row>
        <table:table-row table:style-name="ro1">
          <table:table-cell office:value-type="string">
            <text:p>Texturethunderdrum_008.ogg</text:p>
          </table:table-cell>
          <table:table-cell office:value-type="string">
            <text:p>modules/gAudioBundle-2/src/Feel Textures Vol 1/Texturethunderdrum_008.ogg</text:p>
          </table:table-cell>
        </table:table-row>
        <table:table-row table:style-name="ro1">
          <table:table-cell office:value-type="string">
            <text:p>Texturewindchimekeys_003.ogg</text:p>
          </table:table-cell>
          <table:table-cell office:value-type="string">
            <text:p>modules/gAudioBundle-2/src/Feel Textures Vol 1/Texturewindchimekeys_003.ogg</text:p>
          </table:table-cell>
        </table:table-row>
        <table:table-row table:style-name="ro1">
          <table:table-cell office:value-type="string">
            <text:p>Ferrari_275_Gtb_-65_T3_Driving_Ramps_Various_Accelerations_Decelerations_Interior_C.ogg</text:p>
          </table:table-cell>
          <table:table-cell office:value-type="string">
            <text:p>modules/gAudioBundle-2/src/Ferrari/Ferrari 275 Gtb 1965/Ferrari_275_Gtb_-65_T3_Driving_Ramps_Various_Accelerations_Decelerations_Interior_C.ogg</text:p>
          </table:table-cell>
        </table:table-row>
        <table:table-row table:style-name="ro1">
          <table:table-cell office:value-type="string">
            <text:p>Ferrari_275_Gtb_-65_T3_Driving_Ramps_Various_Accelerations_Decelerations_Interior_L.ogg</text:p>
          </table:table-cell>
          <table:table-cell office:value-type="string">
            <text:p>modules/gAudioBundle-2/src/Ferrari/Ferrari 275 Gtb 1965/Ferrari_275_Gtb_-65_T3_Driving_Ramps_Various_Accelerations_Decelerations_Interior_L.ogg</text:p>
          </table:table-cell>
        </table:table-row>
        <table:table-row table:style-name="ro1">
          <table:table-cell office:value-type="string">
            <text:p>Ferrari_275_Gtb_-65_T3_Driving_Ramps_Various_Accelerations_Decelerations_Interior_R.ogg</text:p>
          </table:table-cell>
          <table:table-cell office:value-type="string">
            <text:p>modules/gAudioBundle-2/src/Ferrari/Ferrari 275 Gtb 1965/Ferrari_275_Gtb_-65_T3_Driving_Ramps_Various_Accelerations_Decelerations_Interior_R.ogg</text:p>
          </table:table-cell>
        </table:table-row>
        <table:table-row table:style-name="ro1">
          <table:table-cell office:value-type="string">
            <text:p>Ferrari_F40_Lm_T15_Onbrd_Idle_Steady_Short_Exhaust_Mix.ogg</text:p>
          </table:table-cell>
          <table:table-cell office:value-type="string">
            <text:p>modules/gAudioBundle-2/src/Ferrari/Ferrari_F40_Lm_T15_Onbrd_Idle_Steady_Short_Exhaust_Mix.ogg</text:p>
          </table:table-cell>
        </table:table-row>
        <table:table-row table:style-name="ro1">
          <table:table-cell office:value-type="string">
            <text:p>Ferrari_F40_Lm_T20_Var_Sfx_Door_Open_Interior_Dpa4021.ogg</text:p>
          </table:table-cell>
          <table:table-cell office:value-type="string">
            <text:p>modules/gAudioBundle-2/src/Ferrari/Ferrari_F40_Lm_T20_Var_Sfx_Door_Open_Interior_Dpa4021.ogg</text:p>
          </table:table-cell>
        </table:table-row>
        <table:table-row table:style-name="ro1">
          <table:table-cell office:value-type="string">
            <text:p>Ferrari_F40_Lm_T5_Onbrd_Start_Fast_Drive_Various_Stop_Off_Turbo_Wastegate_Dpa4061.ogg</text:p>
          </table:table-cell>
          <table:table-cell office:value-type="string">
            <text:p>modules/gAudioBundle-2/src/Ferrari/Ferrari_F40_Lm_T5_Onbrd_Start_Fast_Drive_Various_Stop_Off_Turbo_Wastegate_Dpa4061.ogg</text:p>
          </table:table-cell>
        </table:table-row>
        <table:table-row table:style-name="ro1">
          <table:table-cell office:value-type="string">
            <text:p>Emote_Ashley_Woman_Anger_Fight_Grunt_Big_02.ogg</text:p>
          </table:table-cell>
          <table:table-cell office:value-type="string">
            <text:p>modules/gAudioBundle-2/src/Fight Vocalizations/Emote_Ashley_Woman_Anger_Fight_Grunt_Big_02.ogg</text:p>
          </table:table-cell>
        </table:table-row>
        <table:table-row table:style-name="ro1">
          <table:table-cell office:value-type="string">
            <text:p>Emote_David_Man_Anger_Fight_Grunt_Special_Power_03.ogg</text:p>
          </table:table-cell>
          <table:table-cell office:value-type="string">
            <text:p>modules/gAudioBundle-2/src/Fight Vocalizations/Emote_David_Man_Anger_Fight_Grunt_Special_Power_03.ogg</text:p>
          </table:table-cell>
        </table:table-row>
        <table:table-row table:style-name="ro1">
          <table:table-cell office:value-type="string">
            <text:p>Emote_Joshua_Man_Pain_Hurt_Grunt_Big_03.ogg</text:p>
          </table:table-cell>
          <table:table-cell office:value-type="string">
            <text:p>modules/gAudioBundle-2/src/Fight Vocalizations/Emote_Joshua_Man_Pain_Hurt_Grunt_Big_03.ogg</text:p>
          </table:table-cell>
        </table:table-row>
        <table:table-row table:style-name="ro1">
          <table:table-cell office:value-type="string">
            <text:p>Emote_Lily_Child_Anger_Fight_Ninja_01.ogg</text:p>
          </table:table-cell>
          <table:table-cell office:value-type="string">
            <text:p>modules/gAudioBundle-2/src/Fight Vocalizations/Emote_Lily_Child_Anger_Fight_Ninja_01.ogg</text:p>
          </table:table-cell>
        </table:table-row>
        <table:table-row table:style-name="ro1">
          <table:table-cell office:value-type="string">
            <text:p>Glass_Bottle_Smash_005.ogg</text:p>
          </table:table-cell>
          <table:table-cell office:value-type="string">
            <text:p>modules/gAudioBundle-2/src/Final Impact/Glass_Bottle_Smash_005.ogg</text:p>
          </table:table-cell>
        </table:table-row>
        <table:table-row table:style-name="ro1">
          <table:table-cell office:value-type="string">
            <text:p>Layered_Material_Hit_035.ogg</text:p>
          </table:table-cell>
          <table:table-cell office:value-type="string">
            <text:p>modules/gAudioBundle-2/src/Final Impact/Layered_Material_Hit_035.ogg</text:p>
          </table:table-cell>
        </table:table-row>
        <table:table-row table:style-name="ro1">
          <table:table-cell office:value-type="string">
            <text:p>Long_Metal_005.ogg</text:p>
          </table:table-cell>
          <table:table-cell office:value-type="string">
            <text:p>modules/gAudioBundle-2/src/Final Impact/Long_Metal_005.ogg</text:p>
          </table:table-cell>
        </table:table-row>
        <table:table-row table:style-name="ro1">
          <table:table-cell office:value-type="string">
            <text:p>Med_Dark_001.ogg</text:p>
          </table:table-cell>
          <table:table-cell office:value-type="string">
            <text:p>modules/gAudioBundle-2/src/Final Impact/Med_Dark_001.ogg</text:p>
          </table:table-cell>
        </table:table-row>
        <table:table-row table:style-name="ro1">
          <table:table-cell office:value-type="string">
            <text:p>Metal_Hit_004.ogg</text:p>
          </table:table-cell>
          <table:table-cell office:value-type="string">
            <text:p>modules/gAudioBundle-2/src/Final Impact/Metal_Hit_004.ogg</text:p>
          </table:table-cell>
        </table:table-row>
        <table:table-row table:style-name="ro1">
          <table:table-cell office:value-type="string">
            <text:p>Short_Bright_004.ogg</text:p>
          </table:table-cell>
          <table:table-cell office:value-type="string">
            <text:p>modules/gAudioBundle-2/src/Final Impact/Short_Bright_004.ogg</text:p>
          </table:table-cell>
        </table:table-row>
        <table:table-row table:style-name="ro1">
          <table:table-cell office:value-type="string">
            <text:p>Short_Med_003.ogg</text:p>
          </table:table-cell>
          <table:table-cell office:value-type="string">
            <text:p>modules/gAudioBundle-2/src/Final Impact/Short_Med_003.ogg</text:p>
          </table:table-cell>
        </table:table-row>
        <table:table-row table:style-name="ro1">
          <table:table-cell office:value-type="string">
            <text:p>Toon_Hit_022.ogg</text:p>
          </table:table-cell>
          <table:table-cell office:value-type="string">
            <text:p>modules/gAudioBundle-2/src/Final Impact/Toon_Hit_022.ogg</text:p>
          </table:table-cell>
        </table:table-row>
        <table:table-row table:style-name="ro1">
          <table:table-cell office:value-type="string">
            <text:p>Fire_Impacts_Large_Ignition_03.ogg</text:p>
          </table:table-cell>
          <table:table-cell office:value-type="string">
            <text:p>modules/gAudioBundle-2/src/Fire/Fire_Impacts_Large_Ignition_03.ogg</text:p>
          </table:table-cell>
        </table:table-row>
        <table:table-row table:style-name="ro1">
          <table:table-cell office:value-type="string">
            <text:p>Fire_Swooshes_Burst_Evolving_34.ogg</text:p>
          </table:table-cell>
          <table:table-cell office:value-type="string">
            <text:p>modules/gAudioBundle-2/src/Fire/Fire_Swooshes_Burst_Evolving_34.ogg</text:p>
          </table:table-cell>
        </table:table-row>
        <table:table-row table:style-name="ro1">
          <table:table-cell office:value-type="string">
            <text:p>Fire_Textures_Rumbling_Glitch.ogg</text:p>
          </table:table-cell>
          <table:table-cell office:value-type="string">
            <text:p>modules/gAudioBundle-2/src/Fire/Fire_Textures_Rumbling_Glitch.ogg</text:p>
          </table:table-cell>
        </table:table-row>
        <table:table-row table:style-name="ro1">
          <table:table-cell office:value-type="string">
            <text:p>Fire_Winds_Binaural_Swoosh_Waves_02.ogg</text:p>
          </table:table-cell>
          <table:table-cell office:value-type="string">
            <text:p>modules/gAudioBundle-2/src/Fire/Fire_Winds_Binaural_Swoosh_Waves_02.ogg</text:p>
          </table:table-cell>
        </table:table-row>
        <table:table-row table:style-name="ro1">
          <table:table-cell office:value-type="string">
            <text:p>Sm_Fire_Cotton_02_8040.ogg</text:p>
          </table:table-cell>
          <table:table-cell office:value-type="string">
            <text:p>modules/gAudioBundle-2/src/Fire/Sm_Fire_Cotton_02_8040.ogg</text:p>
          </table:table-cell>
        </table:table-row>
        <table:table-row table:style-name="ro1">
          <table:table-cell office:value-type="string">
            <text:p>Sm_Fire_Firewood_Small_03_Dpamono.ogg</text:p>
          </table:table-cell>
          <table:table-cell office:value-type="string">
            <text:p>modules/gAudioBundle-2/src/Fire/Sm_Fire_Firewood_Small_03_Dpamono.ogg</text:p>
          </table:table-cell>
        </table:table-row>
        <table:table-row table:style-name="ro1">
          <table:table-cell office:value-type="string">
            <text:p>06_Fireworks_Stanley_Park_Neumann_Kmr_81sd_702.ogg</text:p>
          </table:table-cell>
          <table:table-cell office:value-type="string">
            <text:p>modules/gAudioBundle-2/src/Fireworks/06_Fireworks_Stanley_Park_Neumann_Kmr_81sd_702.ogg</text:p>
          </table:table-cell>
        </table:table-row>
        <table:table-row table:style-name="ro1">
          <table:table-cell office:value-type="string">
            <text:p>Fireworks_Dr05_01.ogg</text:p>
          </table:table-cell>
          <table:table-cell office:value-type="string">
            <text:p>modules/gAudioBundle-2/src/Fireworks/Fireworks_Dr05_01.ogg</text:p>
          </table:table-cell>
        </table:table-row>
        <table:table-row table:style-name="ro1">
          <table:table-cell office:value-type="string">
            <text:p>Fireworks_Neumann_Kmr81sd702_Slapbacks_13.ogg</text:p>
          </table:table-cell>
          <table:table-cell office:value-type="string">
            <text:p>modules/gAudioBundle-2/src/Fireworks/Fireworks_Neumann_Kmr81sd702_Slapbacks_13.ogg</text:p>
          </table:table-cell>
        </table:table-row>
        <table:table-row table:style-name="ro1">
          <table:table-cell office:value-type="string">
            <text:p>Fireworks_Neumann_Kmr81sd702dr40_03.ogg</text:p>
          </table:table-cell>
          <table:table-cell office:value-type="string">
            <text:p>modules/gAudioBundle-2/src/Fireworks/Fireworks_Neumann_Kmr81sd702dr40_03.ogg</text:p>
          </table:table-cell>
        </table:table-row>
        <table:table-row table:style-name="ro1">
          <table:table-cell office:value-type="string">
            <text:p>Ascending_Harp_Glissando.ogg</text:p>
          </table:table-cell>
          <table:table-cell office:value-type="string">
            <text:p>modules/gAudioBundle-2/src/Flat Design Sound Effects/Ascending_Harp_Glissando.ogg</text:p>
          </table:table-cell>
        </table:table-row>
        <table:table-row table:style-name="ro1">
          <table:table-cell office:value-type="string">
            <text:p>Fx_Biro_Crossing_Out_2.ogg</text:p>
          </table:table-cell>
          <table:table-cell office:value-type="string">
            <text:p>modules/gAudioBundle-2/src/Flat Design Sound Effects/Fx_Biro_Crossing_Out_2.ogg</text:p>
          </table:table-cell>
        </table:table-row>
        <table:table-row table:style-name="ro1">
          <table:table-cell office:value-type="string">
            <text:p>Fx_Cotton_Rip.ogg</text:p>
          </table:table-cell>
          <table:table-cell office:value-type="string">
            <text:p>modules/gAudioBundle-2/src/Flat Design Sound Effects/Fx_Cotton_Rip.ogg</text:p>
          </table:table-cell>
        </table:table-row>
        <table:table-row table:style-name="ro1">
          <table:table-cell office:value-type="string">
            <text:p>Mouth_Pop_2.ogg</text:p>
          </table:table-cell>
          <table:table-cell office:value-type="string">
            <text:p>modules/gAudioBundle-2/src/Flat Design Sound Effects/Mouth_Pop_2.ogg</text:p>
          </table:table-cell>
        </table:table-row>
        <table:table-row table:style-name="ro1">
          <table:table-cell office:value-type="string">
            <text:p>Atmospheric_Flute_Soundscape-12.ogg</text:p>
          </table:table-cell>
          <table:table-cell office:value-type="string">
            <text:p>modules/gAudioBundle-2/src/Flute/Atmospheric_Flute_Soundscape-12.ogg</text:p>
          </table:table-cell>
        </table:table-row>
        <table:table-row table:style-name="ro1">
          <table:table-cell office:value-type="string">
            <text:p>Tin_Whistle-03.ogg</text:p>
          </table:table-cell>
          <table:table-cell office:value-type="string">
            <text:p>modules/gAudioBundle-2/src/Flute/Tin_Whistle-03.ogg</text:p>
          </table:table-cell>
        </table:table-row>
        <table:table-row table:style-name="ro1">
          <table:table-cell office:value-type="string">
            <text:p>Transverse_Flute_Bamboo-07.ogg</text:p>
          </table:table-cell>
          <table:table-cell office:value-type="string">
            <text:p>modules/gAudioBundle-2/src/Flute/Transverse_Flute_Bamboo-07.ogg</text:p>
          </table:table-cell>
        </table:table-row>
        <table:table-row table:style-name="ro1">
          <table:table-cell office:value-type="string">
            <text:p>Insect__Fly_02_Take_Off__Flying_Away__Landing.ogg</text:p>
          </table:table-cell>
          <table:table-cell office:value-type="string">
            <text:p>modules/gAudioBundle-2/src/Fly/Insect__Fly_02_Take_Off__Flying_Away__Landing.ogg</text:p>
          </table:table-cell>
        </table:table-row>
        <table:table-row table:style-name="ro1">
          <table:table-cell office:value-type="string">
            <text:p>Insect__Fly_12_Take_Off__Flying_Away__Landing.ogg</text:p>
          </table:table-cell>
          <table:table-cell office:value-type="string">
            <text:p>modules/gAudioBundle-2/src/Fly/Insect__Fly_12_Take_Off__Flying_Away__Landing.ogg</text:p>
          </table:table-cell>
        </table:table-row>
        <table:table-row table:style-name="ro1">
          <table:table-cell office:value-type="string">
            <text:p>Insect__Fly_31_Buzzing_Around__Pass_By__Landing.ogg</text:p>
          </table:table-cell>
          <table:table-cell office:value-type="string">
            <text:p>modules/gAudioBundle-2/src/Fly/Insect__Fly_31_Buzzing_Around__Pass_By__Landing.ogg</text:p>
          </table:table-cell>
        </table:table-row>
        <table:table-row table:style-name="ro1">
          <table:table-cell office:value-type="string">
            <text:p>Insect__Fly_38_Taking_Off__Buzzing_Around__Landing_Close.ogg</text:p>
          </table:table-cell>
          <table:table-cell office:value-type="string">
            <text:p>modules/gAudioBundle-2/src/Fly/Insect__Fly_38_Taking_Off__Buzzing_Around__Landing_Close.ogg</text:p>
          </table:table-cell>
        </table:table-row>
        <table:table-row table:style-name="ro1">
          <table:table-cell office:value-type="string">
            <text:p>Fokker_D_Vii_T10_Onbrd_Start_Idle_Low_To_High_Rpms_Off_Engine_Dpa4062.ogg</text:p>
          </table:table-cell>
          <table:table-cell office:value-type="string">
            <text:p>modules/gAudioBundle-2/src/Fokker DVii 1918/Fokker_D_Vii_T10_Onbrd_Start_Idle_Low_To_High_Rpms_Off_Engine_Dpa4062.ogg</text:p>
          </table:table-cell>
        </table:table-row>
        <table:table-row table:style-name="ro1">
          <table:table-cell office:value-type="string">
            <text:p>Fokker_D_Vii_T23_Var_Sfx_Onbrd_Various_Cockpit_Instruments_5_Cockpit_Front_Panel_Dpa4061.ogg</text:p>
          </table:table-cell>
          <table:table-cell office:value-type="string">
            <text:p>modules/gAudioBundle-2/src/Fokker DVii 1918/Fokker_D_Vii_T23_Var_Sfx_Onbrd_Various_Cockpit_Instruments_5_Cockpit_Front_Panel_Dpa4061.ogg</text:p>
          </table:table-cell>
        </table:table-row>
        <table:table-row table:style-name="ro1">
          <table:table-cell office:value-type="string">
            <text:p>Fokker_D_Vii_T7_Ext_Slow_Taxi_By_Xy_Rsm191.ogg</text:p>
          </table:table-cell>
          <table:table-cell office:value-type="string">
            <text:p>modules/gAudioBundle-2/src/Fokker DVii 1918/Fokker_D_Vii_T7_Ext_Slow_Taxi_By_Xy_Rsm191.ogg</text:p>
          </table:table-cell>
        </table:table-row>
        <table:table-row table:style-name="ro1">
          <table:table-cell office:value-type="string">
            <text:p>Fokker_Dr1_T16_Onbrd_Spin_Prop_Front_Under_Engine_Pzm.ogg</text:p>
          </table:table-cell>
          <table:table-cell office:value-type="string">
            <text:p>modules/gAudioBundle-2/src/Fokker Dr 1 1917/Fokker_Dr1_T16_Onbrd_Spin_Prop_Front_Under_Engine_Pzm.ogg</text:p>
          </table:table-cell>
        </table:table-row>
        <table:table-row table:style-name="ro1">
          <table:table-cell office:value-type="string">
            <text:p>Fokker_Dr1_T2_Ext_Fast_Fly_Bys_Xy_Rsm191.ogg</text:p>
          </table:table-cell>
          <table:table-cell office:value-type="string">
            <text:p>modules/gAudioBundle-2/src/Fokker Dr 1 1917/Fokker_Dr1_T2_Ext_Fast_Fly_Bys_Xy_Rsm191.ogg</text:p>
          </table:table-cell>
        </table:table-row>
        <table:table-row table:style-name="ro1">
          <table:table-cell office:value-type="string">
            <text:p>Fokker_Dr1_T5_Onbrd_Taxi_In_Front_Of_Pilot_Mkh8020.ogg</text:p>
          </table:table-cell>
          <table:table-cell office:value-type="string">
            <text:p>modules/gAudioBundle-2/src/Fokker Dr 1 1917/Fokker_Dr1_T5_Onbrd_Taxi_In_Front_Of_Pilot_Mkh8020.ogg</text:p>
          </table:table-cell>
        </table:table-row>
        <table:table-row table:style-name="ro1">
          <table:table-cell office:value-type="string">
            <text:p>Bare_Feet_Carpet_Footstep_Stagger_Tumble_Trip_Drunk.ogg</text:p>
          </table:table-cell>
          <table:table-cell office:value-type="string">
            <text:p>modules/gAudioBundle-2/src/Footsteps/Bare_Feet_Carpet_Footstep_Stagger_Tumble_Trip_Drunk.ogg</text:p>
          </table:table-cell>
        </table:table-row>
        <table:table-row table:style-name="ro1">
          <table:table-cell office:value-type="string">
            <text:p>Foley_Footsteps_Asphalt_Boot_Walk_Fast_Run_Jog_Close.ogg</text:p>
          </table:table-cell>
          <table:table-cell office:value-type="string">
            <text:p>modules/gAudioBundle-2/src/Footsteps/Foley_Footsteps_Asphalt_Boot_Walk_Fast_Run_Jog_Close.ogg</text:p>
          </table:table-cell>
        </table:table-row>
        <table:table-row table:style-name="ro1">
          <table:table-cell office:value-type="string">
            <text:p>Foley_Footsteps_Grass_Sneaker_Walk_Fast_Run_Jog_Close.ogg</text:p>
          </table:table-cell>
          <table:table-cell office:value-type="string">
            <text:p>modules/gAudioBundle-2/src/Footsteps/Foley_Footsteps_Grass_Sneaker_Walk_Fast_Run_Jog_Close.ogg</text:p>
          </table:table-cell>
        </table:table-row>
        <table:table-row table:style-name="ro1">
          <table:table-cell office:value-type="string">
            <text:p>Foley_Footsteps_Metal_Boot_Walk_Normal_Close.ogg</text:p>
          </table:table-cell>
          <table:table-cell office:value-type="string">
            <text:p>modules/gAudioBundle-2/src/Footsteps/Foley_Footsteps_Metal_Boot_Walk_Normal_Close.ogg</text:p>
          </table:table-cell>
        </table:table-row>
        <table:table-row table:style-name="ro1">
          <table:table-cell office:value-type="string">
            <text:p>Foley_Footsteps_Rocks_Sneaker_Jump_Land_On_Two_Feet_Close.ogg</text:p>
          </table:table-cell>
          <table:table-cell office:value-type="string">
            <text:p>modules/gAudioBundle-2/src/Footsteps/Foley_Footsteps_Rocks_Sneaker_Jump_Land_On_Two_Feet_Close.ogg</text:p>
          </table:table-cell>
        </table:table-row>
        <table:table-row table:style-name="ro1">
          <table:table-cell office:value-type="string">
            <text:p>Foley_Soldier_Gear_Equipment_Metal_Cloth_Heavy_Movement_Light_08.ogg</text:p>
          </table:table-cell>
          <table:table-cell office:value-type="string">
            <text:p>modules/gAudioBundle-2/src/Footsteps/Footstep And Foley Sounds/Foley_Soldier_Gear_Equipment_Metal_Cloth_Heavy_Movement_Light_08.ogg</text:p>
          </table:table-cell>
        </table:table-row>
        <table:table-row table:style-name="ro1">
          <table:table-cell office:value-type="string">
            <text:p>Foley_Sports_Bag_Grab_Pickup_Catch_04.ogg</text:p>
          </table:table-cell>
          <table:table-cell office:value-type="string">
            <text:p>modules/gAudioBundle-2/src/Footsteps/Footstep And Foley Sounds/Foley_Sports_Bag_Grab_Pickup_Catch_04.ogg</text:p>
          </table:table-cell>
        </table:table-row>
        <table:table-row table:style-name="ro1">
          <table:table-cell office:value-type="string">
            <text:p>Footstep_Ice_Crunchy_Run_01.ogg</text:p>
          </table:table-cell>
          <table:table-cell office:value-type="string">
            <text:p>modules/gAudioBundle-2/src/Footsteps/Footstep And Foley Sounds/Footstep_Ice_Crunchy_Run_01.ogg</text:p>
          </table:table-cell>
        </table:table-row>
        <table:table-row table:style-name="ro1">
          <table:table-cell office:value-type="string">
            <text:p>Footstep_Ice_Crunchy_Run_02.ogg</text:p>
          </table:table-cell>
          <table:table-cell office:value-type="string">
            <text:p>modules/gAudioBundle-2/src/Footsteps/Footstep And Foley Sounds/Footstep_Ice_Crunchy_Run_02.ogg</text:p>
          </table:table-cell>
        </table:table-row>
        <table:table-row table:style-name="ro1">
          <table:table-cell office:value-type="string">
            <text:p>Footsteps_Flip_Flops_140_Fpm_Loop.ogg</text:p>
          </table:table-cell>
          <table:table-cell office:value-type="string">
            <text:p>modules/gAudioBundle-2/src/Footsteps/Footstep Loops/Footsteps_Flip_Flops_140_Fpm_Loop.ogg</text:p>
          </table:table-cell>
        </table:table-row>
        <table:table-row table:style-name="ro1">
          <table:table-cell office:value-type="string">
            <text:p>Footsteps_Metal_Stairs_Up_110_Fpm_Loop.ogg</text:p>
          </table:table-cell>
          <table:table-cell office:value-type="string">
            <text:p>modules/gAudioBundle-2/src/Footsteps/Footstep Loops/Footsteps_Metal_Stairs_Up_110_Fpm_Loop.ogg</text:p>
          </table:table-cell>
        </table:table-row>
        <table:table-row table:style-name="ro1">
          <table:table-cell office:value-type="string">
            <text:p>Footsteps_Sneakers_On_Carpet_90_Fpm_Loop.ogg</text:p>
          </table:table-cell>
          <table:table-cell office:value-type="string">
            <text:p>modules/gAudioBundle-2/src/Footsteps/Footstep Loops/Footsteps_Sneakers_On_Carpet_90_Fpm_Loop.ogg</text:p>
          </table:table-cell>
        </table:table-row>
        <table:table-row table:style-name="ro1">
          <table:table-cell office:value-type="string">
            <text:p>Footsteps_Wooden_Stairs_Down_80_Fpm_Loop.ogg</text:p>
          </table:table-cell>
          <table:table-cell office:value-type="string">
            <text:p>modules/gAudioBundle-2/src/Footsteps/Footstep Loops/Footsteps_Wooden_Stairs_Down_80_Fpm_Loop.ogg</text:p>
          </table:table-cell>
        </table:table-row>
        <table:table-row table:style-name="ro1">
          <table:table-cell office:value-type="string">
            <text:p>Falling_Leaf_Onto_Ground_1.ogg</text:p>
          </table:table-cell>
          <table:table-cell office:value-type="string">
            <text:p>modules/gAudioBundle-2/src/Footsteps/Footsteps On Leaves/Falling_Leaf_Onto_Ground_1.ogg</text:p>
          </table:table-cell>
        </table:table-row>
        <table:table-row table:style-name="ro1">
          <table:table-cell office:value-type="string">
            <text:p>Running_Leaves_Foley_Foosteps.ogg</text:p>
          </table:table-cell>
          <table:table-cell office:value-type="string">
            <text:p>modules/gAudioBundle-2/src/Footsteps/Footsteps On Leaves/Running_Leaves_Foley_Foosteps.ogg</text:p>
          </table:table-cell>
        </table:table-row>
        <table:table-row table:style-name="ro1">
          <table:table-cell office:value-type="string">
            <text:p>Slow_Shuffling_2_Leaves_Foley_Footsteps.ogg</text:p>
          </table:table-cell>
          <table:table-cell office:value-type="string">
            <text:p>modules/gAudioBundle-2/src/Footsteps/Footsteps On Leaves/Slow_Shuffling_2_Leaves_Foley_Footsteps.ogg</text:p>
          </table:table-cell>
        </table:table-row>
        <table:table-row table:style-name="ro1">
          <table:table-cell office:value-type="string">
            <text:p>Walking_Faster_Leaves_Foley_Foosteps.ogg</text:p>
          </table:table-cell>
          <table:table-cell office:value-type="string">
            <text:p>modules/gAudioBundle-2/src/Footsteps/Footsteps On Leaves/Walking_Faster_Leaves_Foley_Foosteps.ogg</text:p>
          </table:table-cell>
        </table:table-row>
        <table:table-row table:style-name="ro1">
          <table:table-cell office:value-type="string">
            <text:p>Fs_Concrete_Soldier_Crouch_N02.ogg</text:p>
          </table:table-cell>
          <table:table-cell office:value-type="string">
            <text:p>modules/gAudioBundle-2/src/Footsteps/Fs_Concrete_Soldier_Crouch_N02.ogg</text:p>
          </table:table-cell>
        </table:table-row>
        <table:table-row table:style-name="ro1">
          <table:table-cell office:value-type="string">
            <text:p>Fs_Concrete_Soldier_Crouch_N05.ogg</text:p>
          </table:table-cell>
          <table:table-cell office:value-type="string">
            <text:p>modules/gAudioBundle-2/src/Footsteps/Fs_Concrete_Soldier_Crouch_N05.ogg</text:p>
          </table:table-cell>
        </table:table-row>
        <table:table-row table:style-name="ro1">
          <table:table-cell office:value-type="string">
            <text:p>Fs_Ground_Civilian_Walk_N03.ogg</text:p>
          </table:table-cell>
          <table:table-cell office:value-type="string">
            <text:p>modules/gAudioBundle-2/src/Footsteps/Fs_Ground_Civilian_Walk_N03.ogg</text:p>
          </table:table-cell>
        </table:table-row>
        <table:table-row table:style-name="ro1">
          <table:table-cell office:value-type="string">
            <text:p>Fs_Ground_Civilian_Walk_N05.ogg</text:p>
          </table:table-cell>
          <table:table-cell office:value-type="string">
            <text:p>modules/gAudioBundle-2/src/Footsteps/Fs_Ground_Civilian_Walk_N05.ogg</text:p>
          </table:table-cell>
        </table:table-row>
        <table:table-row table:style-name="ro1">
          <table:table-cell office:value-type="string">
            <text:p>Fs_Metal_Soldier_Walk_N01.ogg</text:p>
          </table:table-cell>
          <table:table-cell office:value-type="string">
            <text:p>modules/gAudioBundle-2/src/Footsteps/Fs_Metal_Soldier_Walk_N01.ogg</text:p>
          </table:table-cell>
        </table:table-row>
        <table:table-row table:style-name="ro1">
          <table:table-cell office:value-type="string">
            <text:p>Fs_Metal_Soldier_Walk_N05.ogg</text:p>
          </table:table-cell>
          <table:table-cell office:value-type="string">
            <text:p>modules/gAudioBundle-2/src/Footsteps/Fs_Metal_Soldier_Walk_N05.ogg</text:p>
          </table:table-cell>
        </table:table-row>
        <table:table-row table:style-name="ro1">
          <table:table-cell office:value-type="string">
            <text:p>Fs_Wood_Civilian_Crouch_N03.ogg</text:p>
          </table:table-cell>
          <table:table-cell office:value-type="string">
            <text:p>modules/gAudioBundle-2/src/Footsteps/Fs_Wood_Civilian_Crouch_N03.ogg</text:p>
          </table:table-cell>
        </table:table-row>
        <table:table-row table:style-name="ro1">
          <table:table-cell office:value-type="string">
            <text:p>Fs_Wood_Civilian_Crouch_N05.ogg</text:p>
          </table:table-cell>
          <table:table-cell office:value-type="string">
            <text:p>modules/gAudioBundle-2/src/Footsteps/Fs_Wood_Civilian_Crouch_N05.ogg</text:p>
          </table:table-cell>
        </table:table-row>
        <table:table-row table:style-name="ro1">
          <table:table-cell office:value-type="string">
            <text:p>Sneaker_Plastic_Floor_Mat_Footstep_Walking.ogg</text:p>
          </table:table-cell>
          <table:table-cell office:value-type="string">
            <text:p>modules/gAudioBundle-2/src/Footsteps/Sneaker_Plastic_Floor_Mat_Footstep_Walking.ogg</text:p>
          </table:table-cell>
        </table:table-row>
        <table:table-row table:style-name="ro1">
          <table:table-cell office:value-type="string">
            <text:p>Socks_Linoleum_Foot_Scrape_Stomp_Struggle_Fighting_Being_Put_In_A_Reversed_Choke_Hold_Ground_Work.ogg</text:p>
          </table:table-cell>
          <table:table-cell office:value-type="string">
            <text:p>modules/gAudioBundle-2/src/Footsteps/Socks_Linoleum_Foot_Scrape_Stomp_Struggle_Fighting_Being_Put_In_A_Reversed_Choke_Hold_Ground_Work.ogg</text:p>
          </table:table-cell>
        </table:table-row>
        <table:table-row table:style-name="ro1">
          <table:table-cell office:value-type="string">
            <text:p>Socks_Wood_Deck_Footstep_Sudden_Fast_Movement_Fight_Struggle_Psych_Out.ogg</text:p>
          </table:table-cell>
          <table:table-cell office:value-type="string">
            <text:p>modules/gAudioBundle-2/src/Footsteps/Socks_Wood_Deck_Footstep_Sudden_Fast_Movement_Fight_Struggle_Psych_Out.ogg</text:p>
          </table:table-cell>
        </table:table-row>
        <table:table-row table:style-name="ro1">
          <table:table-cell office:value-type="string">
            <text:p>Ford_Ltd_T11_Foley_Gear_Shifter_Ext_Rsm191_Xy.ogg</text:p>
          </table:table-cell>
          <table:table-cell office:value-type="string">
            <text:p>modules/gAudioBundle-2/src/Ford/Ford Ltd Crown Victoria 1990/Ford_Ltd_T11_Foley_Gear_Shifter_Ext_Rsm191_Xy.ogg</text:p>
          </table:table-cell>
        </table:table-row>
        <table:table-row table:style-name="ro1">
          <table:table-cell office:value-type="string">
            <text:p>Ford_Ltd_T2_Ext_Medium_Passbys_Forward_Stop_Reverse_Css5.ogg</text:p>
          </table:table-cell>
          <table:table-cell office:value-type="string">
            <text:p>modules/gAudioBundle-2/src/Ford/Ford Ltd Crown Victoria 1990/Ford_Ltd_T2_Ext_Medium_Passbys_Forward_Stop_Reverse_Css5.ogg</text:p>
          </table:table-cell>
        </table:table-row>
        <table:table-row table:style-name="ro1">
          <table:table-cell office:value-type="string">
            <text:p>Ford_Ltd_T2_Onbrd_Medium_Startup_Driving_Forward_Reverse_Shutdown_Mkh8020_Interior.ogg</text:p>
          </table:table-cell>
          <table:table-cell office:value-type="string">
            <text:p>modules/gAudioBundle-2/src/Ford/Ford Ltd Crown Victoria 1990/Ford_Ltd_T2_Onbrd_Medium_Startup_Driving_Forward_Reverse_Shutdown_Mkh8020_Interior.ogg</text:p>
          </table:table-cell>
        </table:table-row>
        <table:table-row table:style-name="ro1">
          <table:table-cell office:value-type="string">
            <text:p>Ford_Probe_T12_Var_Sfx_Doors_Various_Interior_Ambeo_2.ogg</text:p>
          </table:table-cell>
          <table:table-cell office:value-type="string">
            <text:p>modules/gAudioBundle-2/src/Ford/Ford_Probe_T12_Var_Sfx_Doors_Various_Interior_Ambeo_2.ogg</text:p>
          </table:table-cell>
        </table:table-row>
        <table:table-row table:style-name="ro1">
          <table:table-cell office:value-type="string">
            <text:p>Ford_Probe_T3_Onbrd_Start_Fast_Drive_Stop_Reverse_Stop_Drive_Stop_Off_Engine_Right_Pzm.ogg</text:p>
          </table:table-cell>
          <table:table-cell office:value-type="string">
            <text:p>modules/gAudioBundle-2/src/Ford/Ford_Probe_T3_Onbrd_Start_Fast_Drive_Stop_Reverse_Stop_Drive_Stop_Off_Engine_Right_Pzm.ogg</text:p>
          </table:table-cell>
        </table:table-row>
        <table:table-row table:style-name="ro1">
          <table:table-cell office:value-type="string">
            <text:p>Ford_Probe_T7_Ext_Start_Idle_Steady_Blips_Off_Xy_Rsm191.ogg</text:p>
          </table:table-cell>
          <table:table-cell office:value-type="string">
            <text:p>modules/gAudioBundle-2/src/Ford/Ford_Probe_T7_Ext_Start_Idle_Steady_Blips_Off_Xy_Rsm191.ogg</text:p>
          </table:table-cell>
        </table:table-row>
        <table:table-row table:style-name="ro1">
          <table:table-cell office:value-type="string">
            <text:p>Hood_Spring_2016_Hood_Spring_High_Bird_6.ogg</text:p>
          </table:table-cell>
          <table:table-cell office:value-type="string">
            <text:p>modules/gAudioBundle-2/src/Forest Meadow Birds/Hood_Spring_2016_Hood_Spring_High_Bird_6.ogg</text:p>
          </table:table-cell>
        </table:table-row>
        <table:table-row table:style-name="ro1">
          <table:table-cell office:value-type="string">
            <text:p>Hood_Spring_2016_Hood_Spring_Lookout_Birds_6.ogg</text:p>
          </table:table-cell>
          <table:table-cell office:value-type="string">
            <text:p>modules/gAudioBundle-2/src/Forest Meadow Birds/Hood_Spring_2016_Hood_Spring_Lookout_Birds_6.ogg</text:p>
          </table:table-cell>
        </table:table-row>
        <table:table-row table:style-name="ro1">
          <table:table-cell office:value-type="string">
            <text:p>Hood_Spring_2016_Lookout_Snow_Second_Birds.ogg</text:p>
          </table:table-cell>
          <table:table-cell office:value-type="string">
            <text:p>modules/gAudioBundle-2/src/Forest Meadow Birds/Hood_Spring_2016_Lookout_Snow_Second_Birds.ogg</text:p>
          </table:table-cell>
        </table:table-row>
        <table:table-row table:style-name="ro1">
          <table:table-cell office:value-type="string">
            <text:p>Squirrel_2017_Lookout_Hood_Dawn_Loud_Squirrel_3.ogg</text:p>
          </table:table-cell>
          <table:table-cell office:value-type="string">
            <text:p>modules/gAudioBundle-2/src/Forest Meadow Birds/Squirrel_2017_Lookout_Hood_Dawn_Loud_Squirrel_3.ogg</text:p>
          </table:table-cell>
        </table:table-row>
        <table:table-row table:style-name="ro1">
          <table:table-cell office:value-type="string">
            <text:p>Rainy_Day_With_Distant_Bird_And_A_Lone_Wolf.ogg</text:p>
          </table:table-cell>
          <table:table-cell office:value-type="string">
            <text:p>modules/gAudioBundle-2/src/Forest Orchestra/Rainy_Day_With_Distant_Bird_And_A_Lone_Wolf.ogg</text:p>
          </table:table-cell>
        </table:table-row>
        <table:table-row table:style-name="ro1">
          <table:table-cell office:value-type="string">
            <text:p>Windy_Storm_With_Trees_Rustling_And_Bird_Croaking.ogg</text:p>
          </table:table-cell>
          <table:table-cell office:value-type="string">
            <text:p>modules/gAudioBundle-2/src/Forest Orchestra/Windy_Storm_With_Trees_Rustling_And_Bird_Croaking.ogg</text:p>
          </table:table-cell>
        </table:table-row>
        <table:table-row table:style-name="ro1">
          <table:table-cell office:value-type="string">
            <text:p>Device_Computation_Glitches_03.ogg</text:p>
          </table:table-cell>
          <table:table-cell office:value-type="string">
            <text:p>modules/gAudioBundle-2/src/Forge Sound Design Toolkit/Device_Computation_Glitches_03.ogg</text:p>
          </table:table-cell>
        </table:table-row>
        <table:table-row table:style-name="ro1">
          <table:table-cell office:value-type="string">
            <text:p>Heart_Beat_02.ogg</text:p>
          </table:table-cell>
          <table:table-cell office:value-type="string">
            <text:p>modules/gAudioBundle-2/src/Forge Sound Design Toolkit/Heart_Beat_02.ogg</text:p>
          </table:table-cell>
        </table:table-row>
        <table:table-row table:style-name="ro1">
          <table:table-cell office:value-type="string">
            <text:p>Sci-Fi_Movement_02.ogg</text:p>
          </table:table-cell>
          <table:table-cell office:value-type="string">
            <text:p>modules/gAudioBundle-2/src/Forge Sound Design Toolkit/Sci-Fi_Movement_02.ogg</text:p>
          </table:table-cell>
        </table:table-row>
        <table:table-row table:style-name="ro1">
          <table:table-cell office:value-type="string">
            <text:p>Water_Pouring_02.ogg</text:p>
          </table:table-cell>
          <table:table-cell office:value-type="string">
            <text:p>modules/gAudioBundle-2/src/Forge Sound Design Toolkit/Water_Pouring_02.ogg</text:p>
          </table:table-cell>
        </table:table-row>
        <table:table-row table:style-name="ro1">
          <table:table-cell office:value-type="string">
            <text:p>Pm_Fn_Events_Lvlups_Powerups_25.ogg</text:p>
          </table:table-cell>
          <table:table-cell office:value-type="string">
            <text:p>modules/gAudioBundle-2/src/Forgotten Neons/Pm_Fn_Events_Lvlups_Powerups_25.ogg</text:p>
          </table:table-cell>
        </table:table-row>
        <table:table-row table:style-name="ro1">
          <table:table-cell office:value-type="string">
            <text:p>Pm_Fn_Fight_Hits_1.ogg</text:p>
          </table:table-cell>
          <table:table-cell office:value-type="string">
            <text:p>modules/gAudioBundle-2/src/Forgotten Neons/Pm_Fn_Fight_Hits_1.ogg</text:p>
          </table:table-cell>
        </table:table-row>
        <table:table-row table:style-name="ro1">
          <table:table-cell office:value-type="string">
            <text:p>Pm_Fn_Objects_Items_Interactions_Menus_118.ogg</text:p>
          </table:table-cell>
          <table:table-cell office:value-type="string">
            <text:p>modules/gAudioBundle-2/src/Forgotten Neons/Pm_Fn_Objects_Items_Interactions_Menus_118.ogg</text:p>
          </table:table-cell>
        </table:table-row>
        <table:table-row table:style-name="ro1">
          <table:table-cell office:value-type="string">
            <text:p>Pm_Fn_Spawns_Portals_Teleports_1.ogg</text:p>
          </table:table-cell>
          <table:table-cell office:value-type="string">
            <text:p>modules/gAudioBundle-2/src/Forgotten Neons/Pm_Fn_Spawns_Portals_Teleports_1.ogg</text:p>
          </table:table-cell>
        </table:table-row>
        <table:table-row table:style-name="ro1">
          <table:table-cell office:value-type="string">
            <text:p>Pm_Fssf_Ambience_Soundscape_Loop_1.ogg</text:p>
          </table:table-cell>
          <table:table-cell office:value-type="string">
            <text:p>modules/gAudioBundle-2/src/Foundation Series Sci Fi/Pm_Fssf_Ambience_Soundscape_Loop_1.ogg</text:p>
          </table:table-cell>
        </table:table-row>
        <table:table-row table:style-name="ro1">
          <table:table-cell office:value-type="string">
            <text:p>Pm_Fssf_Door_Mid_9.ogg</text:p>
          </table:table-cell>
          <table:table-cell office:value-type="string">
            <text:p>modules/gAudioBundle-2/src/Foundation Series Sci Fi/Pm_Fssf_Door_Mid_9.ogg</text:p>
          </table:table-cell>
        </table:table-row>
        <table:table-row table:style-name="ro1">
          <table:table-cell office:value-type="string">
            <text:p>Pm_Fssf_Gun_Shotgun_2.ogg</text:p>
          </table:table-cell>
          <table:table-cell office:value-type="string">
            <text:p>modules/gAudioBundle-2/src/Foundation Series Sci Fi/Pm_Fssf_Gun_Shotgun_2.ogg</text:p>
          </table:table-cell>
        </table:table-row>
        <table:table-row table:style-name="ro1">
          <table:table-cell office:value-type="string">
            <text:p>Pm_Fssf_Ui_Hologram_Amb_Loop.ogg</text:p>
          </table:table-cell>
          <table:table-cell office:value-type="string">
            <text:p>modules/gAudioBundle-2/src/Foundation Series Sci Fi/Pm_Fssf_Ui_Hologram_Amb_Loop.ogg</text:p>
          </table:table-cell>
        </table:table-row>
        <table:table-row table:style-name="ro1">
          <table:table-cell office:value-type="string">
            <text:p>Freight_Train_Oakland_2_Nku100.ogg</text:p>
          </table:table-cell>
          <table:table-cell office:value-type="string">
            <text:p>modules/gAudioBundle-2/src/Freight Trains Vol 2 Binaural Recordings/Freight_Train_Oakland_2_Nku100.ogg</text:p>
          </table:table-cell>
        </table:table-row>
        <table:table-row table:style-name="ro1">
          <table:table-cell office:value-type="string">
            <text:p>Freight_Train_Richmond_7_Nku100.ogg</text:p>
          </table:table-cell>
          <table:table-cell office:value-type="string">
            <text:p>modules/gAudioBundle-2/src/Freight Trains Vol 2 Binaural Recordings/Freight_Train_Richmond_7_Nku100.ogg</text:p>
          </table:table-cell>
        </table:table-row>
        <table:table-row table:style-name="ro1">
          <table:table-cell office:value-type="string">
            <text:p>Underground_Dock_Metro_Downmix_1.ogg</text:p>
          </table:table-cell>
          <table:table-cell office:value-type="string">
            <text:p>modules/gAudioBundle-2/src/French Subways/Underground_Dock_Metro_Downmix_1.ogg</text:p>
          </table:table-cell>
        </table:table-row>
        <table:table-row table:style-name="ro1">
          <table:table-cell office:value-type="string">
            <text:p>Underground_Dock_Metro_Passing_Downmix_6.ogg</text:p>
          </table:table-cell>
          <table:table-cell office:value-type="string">
            <text:p>modules/gAudioBundle-2/src/French Subways/Underground_Dock_Metro_Passing_Downmix_6.ogg</text:p>
          </table:table-cell>
        </table:table-row>
        <table:table-row table:style-name="ro1">
          <table:table-cell office:value-type="string">
            <text:p>Polonez_1500_T10_Onbrd_Start_Medium_Drive_Siren_Stop_Reverse_Stop_Drive_Stop_Off_Mix_Interior.ogg</text:p>
          </table:table-cell>
          <table:table-cell office:value-type="string">
            <text:p>modules/gAudioBundle-2/src/Fso Polonez 1500 Police Car 1984/Polonez_1500_T10_Onbrd_Start_Medium_Drive_Siren_Stop_Reverse_Stop_Drive_Stop_Off_Mix_Interior.ogg</text:p>
          </table:table-cell>
        </table:table-row>
        <table:table-row table:style-name="ro1">
          <table:table-cell office:value-type="string">
            <text:p>Polonez_1500_T17_Onbrd_Start_Idle_Steady_Blips_Off_Engine_Right_Pzm.ogg</text:p>
          </table:table-cell>
          <table:table-cell office:value-type="string">
            <text:p>modules/gAudioBundle-2/src/Fso Polonez 1500 Police Car 1984/Polonez_1500_T17_Onbrd_Start_Idle_Steady_Blips_Off_Engine_Right_Pzm.ogg</text:p>
          </table:table-cell>
        </table:table-row>
        <table:table-row table:style-name="ro1">
          <table:table-cell office:value-type="string">
            <text:p>Polonez_1500_T30_Var_Sfx_Wiper_Switch_2_Interior_Pov_Xy_Rsm191.ogg</text:p>
          </table:table-cell>
          <table:table-cell office:value-type="string">
            <text:p>modules/gAudioBundle-2/src/Fso Polonez 1500 Police Car 1984/Polonez_1500_T30_Var_Sfx_Wiper_Switch_2_Interior_Pov_Xy_Rsm191.ogg</text:p>
          </table:table-cell>
        </table:table-row>
        <table:table-row table:style-name="ro1">
          <table:table-cell office:value-type="string">
            <text:p>Collect_Item_14.ogg</text:p>
          </table:table-cell>
          <table:table-cell office:value-type="string">
            <text:p>modules/gAudioBundle-2/src/Fun Casual Sounds/Collect_Item_14.ogg</text:p>
          </table:table-cell>
        </table:table-row>
        <table:table-row table:style-name="ro1">
          <table:table-cell office:value-type="string">
            <text:p>Collect_Item_Hurry_Out_Of_Time_01.ogg</text:p>
          </table:table-cell>
          <table:table-cell office:value-type="string">
            <text:p>modules/gAudioBundle-2/src/Fun Casual Sounds/Collect_Item_Hurry_Out_Of_Time_01.ogg</text:p>
          </table:table-cell>
        </table:table-row>
        <table:table-row table:style-name="ro1">
          <table:table-cell office:value-type="string">
            <text:p>Comedy_Siren_Whistle_Fun_Sounds_09.ogg</text:p>
          </table:table-cell>
          <table:table-cell office:value-type="string">
            <text:p>modules/gAudioBundle-2/src/Fun Casual Sounds/Comedy_Siren_Whistle_Fun_Sounds_09.ogg</text:p>
          </table:table-cell>
        </table:table-row>
        <table:table-row table:style-name="ro1">
          <table:table-cell office:value-type="string">
            <text:p>Retro_Jump_Collect_Bonus_03.ogg</text:p>
          </table:table-cell>
          <table:table-cell office:value-type="string">
            <text:p>modules/gAudioBundle-2/src/Fun Casual Sounds/Retro_Jump_Collect_Bonus_03.ogg</text:p>
          </table:table-cell>
        </table:table-row>
        <table:table-row table:style-name="ro1">
          <table:table-cell office:value-type="string">
            <text:p>Voice_Fun_Character_Cute_Cartoon_23.ogg</text:p>
          </table:table-cell>
          <table:table-cell office:value-type="string">
            <text:p>modules/gAudioBundle-2/src/Fun Character Voices/Voice_Fun_Character_Cute_Cartoon_23.ogg</text:p>
          </table:table-cell>
        </table:table-row>
        <table:table-row table:style-name="ro1">
          <table:table-cell office:value-type="string">
            <text:p>Voice_Fun_Man_Character_Deep_Laugh_11.ogg</text:p>
          </table:table-cell>
          <table:table-cell office:value-type="string">
            <text:p>modules/gAudioBundle-2/src/Fun Character Voices/Voice_Fun_Man_Character_Deep_Laugh_11.ogg</text:p>
          </table:table-cell>
        </table:table-row>
        <table:table-row table:style-name="ro1">
          <table:table-cell office:value-type="string">
            <text:p>Voice_Fun_Small_Character_Emote_Interested_09.ogg</text:p>
          </table:table-cell>
          <table:table-cell office:value-type="string">
            <text:p>modules/gAudioBundle-2/src/Fun Character Voices/Voice_Fun_Small_Character_Emote_Interested_09.ogg</text:p>
          </table:table-cell>
        </table:table-row>
        <table:table-row table:style-name="ro1">
          <table:table-cell office:value-type="string">
            <text:p>Voice_Fun_Small_Character_Emote_Sad_02.ogg</text:p>
          </table:table-cell>
          <table:table-cell office:value-type="string">
            <text:p>modules/gAudioBundle-2/src/Fun Character Voices/Voice_Fun_Small_Character_Emote_Sad_02.ogg</text:p>
          </table:table-cell>
        </table:table-row>
        <table:table-row table:style-name="ro1">
          <table:table-cell office:value-type="string">
            <text:p>Future_Weapons_2_Bio_Gun_Reload_4.ogg</text:p>
          </table:table-cell>
          <table:table-cell office:value-type="string">
            <text:p>modules/gAudioBundle-2/src/Future Weapons/Future_Weapons_2_Bio_Gun_Reload_4.ogg</text:p>
          </table:table-cell>
        </table:table-row>
        <table:table-row table:style-name="ro1">
          <table:table-cell office:value-type="string">
            <text:p>Future_Weapons_2_Energy_Gun_Shot_Single_2.ogg</text:p>
          </table:table-cell>
          <table:table-cell office:value-type="string">
            <text:p>modules/gAudioBundle-2/src/Future Weapons/Future_Weapons_2_Energy_Gun_Shot_Single_2.ogg</text:p>
          </table:table-cell>
        </table:table-row>
        <table:table-row table:style-name="ro1">
          <table:table-cell office:value-type="string">
            <text:p>Future_Weapons_2_Source_Ammunition_Elements_13.ogg</text:p>
          </table:table-cell>
          <table:table-cell office:value-type="string">
            <text:p>modules/gAudioBundle-2/src/Future Weapons/Future_Weapons_2_Source_Ammunition_Elements_13.ogg</text:p>
          </table:table-cell>
        </table:table-row>
        <table:table-row table:style-name="ro1">
          <table:table-cell office:value-type="string">
            <text:p>Future_Weapons_2_Source_Laser_Source_3.ogg</text:p>
          </table:table-cell>
          <table:table-cell office:value-type="string">
            <text:p>modules/gAudioBundle-2/src/Future Weapons/Future_Weapons_2_Source_Laser_Source_3.ogg</text:p>
          </table:table-cell>
        </table:table-row>
        <table:table-row table:style-name="ro1">
          <table:table-cell office:value-type="string">
            <text:p>Future_Weapons_3_Assault_Rifle_Shot_Single_4.ogg</text:p>
          </table:table-cell>
          <table:table-cell office:value-type="string">
            <text:p>modules/gAudioBundle-2/src/Future Weapons/Future_Weapons_3_Assault_Rifle_Shot_Single_4.ogg</text:p>
          </table:table-cell>
        </table:table-row>
        <table:table-row table:style-name="ro1">
          <table:table-cell office:value-type="string">
            <text:p>Future_Weapons_3_Crossbow__Arrow_Hit_2.ogg</text:p>
          </table:table-cell>
          <table:table-cell office:value-type="string">
            <text:p>modules/gAudioBundle-2/src/Future Weapons/Future_Weapons_3_Crossbow__Arrow_Hit_2.ogg</text:p>
          </table:table-cell>
        </table:table-row>
        <table:table-row table:style-name="ro1">
          <table:table-cell office:value-type="string">
            <text:p>Future_Weapons_3_Grenade_Launcher_2_Hit_2.ogg</text:p>
          </table:table-cell>
          <table:table-cell office:value-type="string">
            <text:p>modules/gAudioBundle-2/src/Future Weapons/Future_Weapons_3_Grenade_Launcher_2_Hit_2.ogg</text:p>
          </table:table-cell>
        </table:table-row>
        <table:table-row table:style-name="ro1">
          <table:table-cell office:value-type="string">
            <text:p>Future_Weapons_3_Shield_03.ogg</text:p>
          </table:table-cell>
          <table:table-cell office:value-type="string">
            <text:p>modules/gAudioBundle-2/src/Future Weapons/Future_Weapons_3_Shield_03.ogg</text:p>
          </table:table-cell>
        </table:table-row>
        <table:table-row table:style-name="ro1">
          <table:table-cell office:value-type="string">
            <text:p>Hovers_03.ogg</text:p>
          </table:table-cell>
          <table:table-cell office:value-type="string">
            <text:p>modules/gAudioBundle-2/src/Game And Ui Interface 001/Hovers_03.ogg</text:p>
          </table:table-cell>
        </table:table-row>
        <table:table-row table:style-name="ro1">
          <table:table-cell office:value-type="string">
            <text:p>Scatter_Plops_04.ogg</text:p>
          </table:table-cell>
          <table:table-cell office:value-type="string">
            <text:p>modules/gAudioBundle-2/src/Game And Ui Interface 001/Scatter_Plops_04.ogg</text:p>
          </table:table-cell>
        </table:table-row>
        <table:table-row table:style-name="ro1">
          <table:table-cell office:value-type="string">
            <text:p>Triple_Click_01.ogg</text:p>
          </table:table-cell>
          <table:table-cell office:value-type="string">
            <text:p>modules/gAudioBundle-2/src/Game And Ui Interface 001/Triple_Click_01.ogg</text:p>
          </table:table-cell>
        </table:table-row>
        <table:table-row table:style-name="ro1">
          <table:table-cell office:value-type="string">
            <text:p>Gaz_69_T12_Onbrd_Medium_Drive_Stop_Off_Exhaust_Dpa4062.ogg</text:p>
          </table:table-cell>
          <table:table-cell office:value-type="string">
            <text:p>modules/gAudioBundle-2/src/Gaz 69 1965/Gaz_69_T12_Onbrd_Medium_Drive_Stop_Off_Exhaust_Dpa4062.ogg</text:p>
          </table:table-cell>
        </table:table-row>
        <table:table-row table:style-name="ro1">
          <table:table-cell office:value-type="string">
            <text:p>Gaz_69_T21_Onbrd_Idle_Steady_Engine_Gearbox_Dpa4061.ogg</text:p>
          </table:table-cell>
          <table:table-cell office:value-type="string">
            <text:p>modules/gAudioBundle-2/src/Gaz 69 1965/Gaz_69_T21_Onbrd_Idle_Steady_Engine_Gearbox_Dpa4061.ogg</text:p>
          </table:table-cell>
        </table:table-row>
        <table:table-row table:style-name="ro1">
          <table:table-cell office:value-type="string">
            <text:p>Gaz_69_T27_Var_Sfx_Siren_Modulation_X2_Mkh8060.ogg</text:p>
          </table:table-cell>
          <table:table-cell office:value-type="string">
            <text:p>modules/gAudioBundle-2/src/Gaz 69 1965/Gaz_69_T27_Var_Sfx_Siren_Modulation_X2_Mkh8060.ogg</text:p>
          </table:table-cell>
        </table:table-row>
        <table:table-row table:style-name="ro1">
          <table:table-cell office:value-type="string">
            <text:p>Farting_Wet_Long_02.ogg</text:p>
          </table:table-cell>
          <table:table-cell office:value-type="string">
            <text:p>modules/gAudioBundle-2/src/General Library/Farting_Wet_Long_02.ogg</text:p>
          </table:table-cell>
        </table:table-row>
        <table:table-row table:style-name="ro1">
          <table:table-cell office:value-type="string">
            <text:p>Thunder_Very-Close_Rain_08.ogg</text:p>
          </table:table-cell>
          <table:table-cell office:value-type="string">
            <text:p>modules/gAudioBundle-2/src/General Library/Thunder_Very-Close_Rain_08.ogg</text:p>
          </table:table-cell>
        </table:table-row>
        <table:table-row table:style-name="ro1">
          <table:table-cell office:value-type="string">
            <text:p>Whistle_Finger_Moderate_02.ogg</text:p>
          </table:table-cell>
          <table:table-cell office:value-type="string">
            <text:p>modules/gAudioBundle-2/src/General Library/Whistle_Finger_Moderate_02.ogg</text:p>
          </table:table-cell>
        </table:table-row>
        <table:table-row table:style-name="ro1">
          <table:table-cell office:value-type="string">
            <text:p>Woodchipper_Close_01.ogg</text:p>
          </table:table-cell>
          <table:table-cell office:value-type="string">
            <text:p>modules/gAudioBundle-2/src/General Library/Woodchipper_Close_01.ogg</text:p>
          </table:table-cell>
        </table:table-row>
        <table:table-row table:style-name="ro1">
          <table:table-cell office:value-type="string">
            <text:p>Gey_Geyser_Hot_Water_Lapping_And_Splashing_With_Light_Pressure_Steam_And_Bubbles.ogg</text:p>
          </table:table-cell>
          <table:table-cell office:value-type="string">
            <text:p>modules/gAudioBundle-2/src/Geyser Sound Library By Faunethic/Gey_Geyser_Hot_Water_Lapping_And_Splashing_With_Light_Pressure_Steam_And_Bubbles.ogg</text:p>
          </table:table-cell>
        </table:table-row>
        <table:table-row table:style-name="ro1">
          <table:table-cell office:value-type="string">
            <text:p>Gey_Steam_Release_Hot_With_Medium_Pressure_And_Light_Muddy_Bubbles.ogg</text:p>
          </table:table-cell>
          <table:table-cell office:value-type="string">
            <text:p>modules/gAudioBundle-2/src/Geyser Sound Library By Faunethic/Gey_Steam_Release_Hot_With_Medium_Pressure_And_Light_Muddy_Bubbles.ogg</text:p>
          </table:table-cell>
        </table:table-row>
        <table:table-row table:style-name="ro1">
          <table:table-cell office:value-type="string">
            <text:p>Atmo_Eerie_Cave_Water_Drips_Emptyness_Howling_Interior_Wind_Oppressive_Loop.ogg</text:p>
          </table:table-cell>
          <table:table-cell office:value-type="string">
            <text:p>modules/gAudioBundle-2/src/Ghosts/Atmo_Eerie_Cave_Water_Drips_Emptyness_Howling_Interior_Wind_Oppressive_Loop.ogg</text:p>
          </table:table-cell>
        </table:table-row>
        <table:table-row table:style-name="ro1">
          <table:table-cell office:value-type="string">
            <text:p>Creature_Ghost_Male_Whisper_Breathe_Language_Short_Dry_01.ogg</text:p>
          </table:table-cell>
          <table:table-cell office:value-type="string">
            <text:p>modules/gAudioBundle-2/src/Ghosts/Creature_Ghost_Male_Whisper_Breathe_Language_Short_Dry_01.ogg</text:p>
          </table:table-cell>
        </table:table-row>
        <table:table-row table:style-name="ro1">
          <table:table-cell office:value-type="string">
            <text:p>Door_Knock_Bathroom_A_Wood_Heavy_Fist_Medium_01_From_Inside.ogg</text:p>
          </table:table-cell>
          <table:table-cell office:value-type="string">
            <text:p>modules/gAudioBundle-2/src/Ghosts/Door_Knock_Bathroom_A_Wood_Heavy_Fist_Medium_01_From_Inside.ogg</text:p>
          </table:table-cell>
        </table:table-row>
        <table:table-row table:style-name="ro1">
          <table:table-cell office:value-type="string">
            <text:p>Ghosts_Atmosphere_Pishacha_Turmoil.Lr.ogg</text:p>
          </table:table-cell>
          <table:table-cell office:value-type="string">
            <text:p>modules/gAudioBundle-2/src/Ghosts/Ghosts_Atmosphere_Pishacha_Turmoil.Lr.ogg</text:p>
          </table:table-cell>
        </table:table-row>
        <table:table-row table:style-name="ro1">
          <table:table-cell office:value-type="string">
            <text:p>Ghosts_Pass-By_Witchery_Shiver.Lr.ogg</text:p>
          </table:table-cell>
          <table:table-cell office:value-type="string">
            <text:p>modules/gAudioBundle-2/src/Ghosts/Ghosts_Pass-By_Witchery_Shiver.Lr.ogg</text:p>
          </table:table-cell>
        </table:table-row>
        <table:table-row table:style-name="ro1">
          <table:table-cell office:value-type="string">
            <text:p>Ghosts_Spell_Hocus_Pocus_2.Lr.ogg</text:p>
          </table:table-cell>
          <table:table-cell office:value-type="string">
            <text:p>modules/gAudioBundle-2/src/Ghosts/Ghosts_Spell_Hocus_Pocus_2.Lr.ogg</text:p>
          </table:table-cell>
        </table:table-row>
        <table:table-row table:style-name="ro1">
          <table:table-cell office:value-type="string">
            <text:p>Ghosts_Tremor_Disturbed_Aura.Lr.ogg</text:p>
          </table:table-cell>
          <table:table-cell office:value-type="string">
            <text:p>modules/gAudioBundle-2/src/Ghosts/Ghosts_Tremor_Disturbed_Aura.Lr.ogg</text:p>
          </table:table-cell>
        </table:table-row>
        <table:table-row table:style-name="ro1">
          <table:table-cell office:value-type="string">
            <text:p>Metal_Chain_Old_Barn_Manipulation_Clinking_04.ogg</text:p>
          </table:table-cell>
          <table:table-cell office:value-type="string">
            <text:p>modules/gAudioBundle-2/src/Ghosts/Metal_Chain_Old_Barn_Manipulation_Clinking_04.ogg</text:p>
          </table:table-cell>
        </table:table-row>
        <table:table-row table:style-name="ro1">
          <table:table-cell office:value-type="string">
            <text:p>Bell_Guitar_Gliss_Up_01.ogg</text:p>
          </table:table-cell>
          <table:table-cell office:value-type="string">
            <text:p>modules/gAudioBundle-2/src/Gliss Bliss/Bell_Guitar_Gliss_Up_01.ogg</text:p>
          </table:table-cell>
        </table:table-row>
        <table:table-row table:style-name="ro1">
          <table:table-cell office:value-type="string">
            <text:p>Marimba_Gliss_Down_Fast_01.ogg</text:p>
          </table:table-cell>
          <table:table-cell office:value-type="string">
            <text:p>modules/gAudioBundle-2/src/Gliss Bliss/Marimba_Gliss_Down_Fast_01.ogg</text:p>
          </table:table-cell>
        </table:table-row>
        <table:table-row table:style-name="ro1">
          <table:table-cell office:value-type="string">
            <text:p>Marimba_Gliss_Up_Down_Flourish_Slow_04.ogg</text:p>
          </table:table-cell>
          <table:table-cell office:value-type="string">
            <text:p>modules/gAudioBundle-2/src/Gliss Bliss/Marimba_Gliss_Up_Down_Flourish_Slow_04.ogg</text:p>
          </table:table-cell>
        </table:table-row>
        <table:table-row table:style-name="ro1">
          <table:table-cell office:value-type="string">
            <text:p>Xylophone_Gliss_Up_Down_Flourish_Slow_01.ogg</text:p>
          </table:table-cell>
          <table:table-cell office:value-type="string">
            <text:p>modules/gAudioBundle-2/src/Gliss Bliss/Xylophone_Gliss_Up_Down_Flourish_Slow_01.ogg</text:p>
          </table:table-cell>
        </table:table-row>
        <table:table-row table:style-name="ro1">
          <table:table-cell office:value-type="string">
            <text:p>Glitch_Factory_01_Boom_Crackle_04.ogg</text:p>
          </table:table-cell>
          <table:table-cell office:value-type="string">
            <text:p>modules/gAudioBundle-2/src/Glitch Factory 1 Boom, Crackle And Scream/Glitch_Factory_01_Boom_Crackle_04.ogg</text:p>
          </table:table-cell>
        </table:table-row>
        <table:table-row table:style-name="ro1">
          <table:table-cell office:value-type="string">
            <text:p>Glitch_Factory_01_Decimated_01.ogg</text:p>
          </table:table-cell>
          <table:table-cell office:value-type="string">
            <text:p>modules/gAudioBundle-2/src/Glitch Factory 1 Boom, Crackle And Scream/Glitch_Factory_01_Decimated_01.ogg</text:p>
          </table:table-cell>
        </table:table-row>
        <table:table-row table:style-name="ro1">
          <table:table-cell office:value-type="string">
            <text:p>Glitch_Factory_01_Morphing_Version2_13.ogg</text:p>
          </table:table-cell>
          <table:table-cell office:value-type="string">
            <text:p>modules/gAudioBundle-2/src/Glitch Factory 1 Boom, Crackle And Scream/Glitch_Factory_01_Morphing_Version2_13.ogg</text:p>
          </table:table-cell>
        </table:table-row>
        <table:table-row table:style-name="ro1">
          <table:table-cell office:value-type="string">
            <text:p>Glitch_Factory_01_Screamers_10.ogg</text:p>
          </table:table-cell>
          <table:table-cell office:value-type="string">
            <text:p>modules/gAudioBundle-2/src/Glitch Factory 1 Boom, Crackle And Scream/Glitch_Factory_01_Screamers_10.ogg</text:p>
          </table:table-cell>
        </table:table-row>
        <table:table-row table:style-name="ro1">
          <table:table-cell office:value-type="string">
            <text:p>Glitch_Ui_Clicks_Dry_11.ogg</text:p>
          </table:table-cell>
          <table:table-cell office:value-type="string">
            <text:p>modules/gAudioBundle-2/src/Glitch Ui/Glitch_Ui_Clicks_Dry_11.ogg</text:p>
          </table:table-cell>
        </table:table-row>
        <table:table-row table:style-name="ro1">
          <table:table-cell office:value-type="string">
            <text:p>Glitch_Ui_Cpgn_Wet_06.ogg</text:p>
          </table:table-cell>
          <table:table-cell office:value-type="string">
            <text:p>modules/gAudioBundle-2/src/Glitch Ui/Glitch_Ui_Cpgn_Wet_06.ogg</text:p>
          </table:table-cell>
        </table:table-row>
        <table:table-row table:style-name="ro1">
          <table:table-cell office:value-type="string">
            <text:p>Glitch_Ui_Glitches_Dry_53.ogg</text:p>
          </table:table-cell>
          <table:table-cell office:value-type="string">
            <text:p>modules/gAudioBundle-2/src/Glitch Ui/Glitch_Ui_Glitches_Dry_53.ogg</text:p>
          </table:table-cell>
        </table:table-row>
        <table:table-row table:style-name="ro1">
          <table:table-cell office:value-type="string">
            <text:p>Glitch_Ui_Pops_Dry_25.ogg</text:p>
          </table:table-cell>
          <table:table-cell office:value-type="string">
            <text:p>modules/gAudioBundle-2/src/Glitch Ui/Glitch_Ui_Pops_Dry_25.ogg</text:p>
          </table:table-cell>
        </table:table-row>
        <table:table-row table:style-name="ro1">
          <table:table-cell office:value-type="string">
            <text:p>Sports_Golfing_Golf_Bag_Remove_Club_02.ogg</text:p>
          </table:table-cell>
          <table:table-cell office:value-type="string">
            <text:p>modules/gAudioBundle-2/src/Golf Swings Hits Hazards Golf Carts/Sports_Golfing_Golf_Bag_Remove_Club_02.ogg</text:p>
          </table:table-cell>
        </table:table-row>
        <table:table-row table:style-name="ro1">
          <table:table-cell office:value-type="string">
            <text:p>Sports_Golfing_Golf_Ball_Drops_Falls_In_Hole_09.ogg</text:p>
          </table:table-cell>
          <table:table-cell office:value-type="string">
            <text:p>modules/gAudioBundle-2/src/Golf Swings Hits Hazards Golf Carts/Sports_Golfing_Golf_Ball_Drops_Falls_In_Hole_09.ogg</text:p>
          </table:table-cell>
        </table:table-row>
        <table:table-row table:style-name="ro1">
          <table:table-cell office:value-type="string">
            <text:p>Sports_Golfing_Golf_Club_Swing_Hit_Ball_Driver_From_Tee_02.ogg</text:p>
          </table:table-cell>
          <table:table-cell office:value-type="string">
            <text:p>modules/gAudioBundle-2/src/Golf Swings Hits Hazards Golf Carts/Sports_Golfing_Golf_Club_Swing_Hit_Ball_Driver_From_Tee_02.ogg</text:p>
          </table:table-cell>
        </table:table-row>
        <table:table-row table:style-name="ro1">
          <table:table-cell office:value-type="string">
            <text:p>Sports_Golfing_Golf_Club_Swing_Hit_Ball_Wedge_From_Fairway_03.ogg</text:p>
          </table:table-cell>
          <table:table-cell office:value-type="string">
            <text:p>modules/gAudioBundle-2/src/Golf Swings Hits Hazards Golf Carts/Sports_Golfing_Golf_Club_Swing_Hit_Ball_Wedge_From_Fairway_03.ogg</text:p>
          </table:table-cell>
        </table:table-row>
        <table:table-row table:style-name="ro1">
          <table:table-cell office:value-type="string">
            <text:p>Attack_Gore_Flesh_Rip_01.ogg</text:p>
          </table:table-cell>
          <table:table-cell office:value-type="string">
            <text:p>modules/gAudioBundle-2/src/Gore/Attack_Gore_Flesh_Rip_01.ogg</text:p>
          </table:table-cell>
        </table:table-row>
        <table:table-row table:style-name="ro1">
          <table:table-cell office:value-type="string">
            <text:p>Blood-Squeeze_Drip_045.ogg</text:p>
          </table:table-cell>
          <table:table-cell office:value-type="string">
            <text:p>modules/gAudioBundle-2/src/Gore/Blood-Squeeze_Drip_045.ogg</text:p>
          </table:table-cell>
        </table:table-row>
        <table:table-row table:style-name="ro1">
          <table:table-cell office:value-type="string">
            <text:p>Crunch_Rip_024.ogg</text:p>
          </table:table-cell>
          <table:table-cell office:value-type="string">
            <text:p>modules/gAudioBundle-2/src/Gore/Crunch_Rip_024.ogg</text:p>
          </table:table-cell>
        </table:table-row>
        <table:table-row table:style-name="ro1">
          <table:table-cell office:value-type="string">
            <text:p>Gore_Blood_Splatter_Concrete_Small_4.ogg</text:p>
          </table:table-cell>
          <table:table-cell office:value-type="string">
            <text:p>modules/gAudioBundle-2/src/Gore/Gore_Blood_Splatter_Concrete_Small_4.ogg</text:p>
          </table:table-cell>
        </table:table-row>
        <table:table-row table:style-name="ro1">
          <table:table-cell office:value-type="string">
            <text:p>Gore_Crack_Bones_Crush_And_Break_With_Tension.ogg</text:p>
          </table:table-cell>
          <table:table-cell office:value-type="string">
            <text:p>modules/gAudioBundle-2/src/Gore/Gore_Crack_Bones_Crush_And_Break_With_Tension.ogg</text:p>
          </table:table-cell>
        </table:table-row>
        <table:table-row table:style-name="ro1">
          <table:table-cell office:value-type="string">
            <text:p>Gore_Head_Explode_6.ogg</text:p>
          </table:table-cell>
          <table:table-cell office:value-type="string">
            <text:p>modules/gAudioBundle-2/src/Gore/Gore_Head_Explode_6.ogg</text:p>
          </table:table-cell>
        </table:table-row>
        <table:table-row table:style-name="ro1">
          <table:table-cell office:value-type="string">
            <text:p>Gore_Impact_Stab_Dagger_In_Bodyparts_Flesh.ogg</text:p>
          </table:table-cell>
          <table:table-cell office:value-type="string">
            <text:p>modules/gAudioBundle-2/src/Gore/Gore_Impact_Stab_Dagger_In_Bodyparts_Flesh.ogg</text:p>
          </table:table-cell>
        </table:table-row>
        <table:table-row table:style-name="ro1">
          <table:table-cell office:value-type="string">
            <text:p>Gore_Squeeze_Flesh_With_Squealing_Air_Pressure.ogg</text:p>
          </table:table-cell>
          <table:table-cell office:value-type="string">
            <text:p>modules/gAudioBundle-2/src/Gore/Gore_Squeeze_Flesh_With_Squealing_Air_Pressure.ogg</text:p>
          </table:table-cell>
        </table:table-row>
        <table:table-row table:style-name="ro1">
          <table:table-cell office:value-type="string">
            <text:p>Gore_Weap_Disembowel_Gore_5.ogg</text:p>
          </table:table-cell>
          <table:table-cell office:value-type="string">
            <text:p>modules/gAudioBundle-2/src/Gore/Gore_Weap_Disembowel_Gore_5.ogg</text:p>
          </table:table-cell>
        </table:table-row>
        <table:table-row table:style-name="ro1">
          <table:table-cell office:value-type="string">
            <text:p>Gore_Weap_Shovel_Whoosh_Impact_Gore_1.ogg</text:p>
          </table:table-cell>
          <table:table-cell office:value-type="string">
            <text:p>modules/gAudioBundle-2/src/Gore/Gore_Weap_Shovel_Whoosh_Impact_Gore_1.ogg</text:p>
          </table:table-cell>
        </table:table-row>
        <table:table-row table:style-name="ro1">
          <table:table-cell office:value-type="string">
            <text:p>Gore_Wriggle_Tortured_Squishy_Slime.ogg</text:p>
          </table:table-cell>
          <table:table-cell office:value-type="string">
            <text:p>modules/gAudioBundle-2/src/Gore/Gore_Wriggle_Tortured_Squishy_Slime.ogg</text:p>
          </table:table-cell>
        </table:table-row>
        <table:table-row table:style-name="ro1">
          <table:table-cell office:value-type="string">
            <text:p>Melee_Deep_Wound_05.ogg</text:p>
          </table:table-cell>
          <table:table-cell office:value-type="string">
            <text:p>modules/gAudioBundle-2/src/Gore/Melee_Deep_Wound_05.ogg</text:p>
          </table:table-cell>
        </table:table-row>
        <table:table-row table:style-name="ro1">
          <table:table-cell office:value-type="string">
            <text:p>Melee_Sword_Attack_04.ogg</text:p>
          </table:table-cell>
          <table:table-cell office:value-type="string">
            <text:p>modules/gAudioBundle-2/src/Gore/Melee_Sword_Attack_04.ogg</text:p>
          </table:table-cell>
        </table:table-row>
        <table:table-row table:style-name="ro1">
          <table:table-cell office:value-type="string">
            <text:p>Smash_Gore_Juicy_Smash_07.ogg</text:p>
          </table:table-cell>
          <table:table-cell office:value-type="string">
            <text:p>modules/gAudioBundle-2/src/Gore/Smash_Gore_Juicy_Smash_07.ogg</text:p>
          </table:table-cell>
        </table:table-row>
        <table:table-row table:style-name="ro1">
          <table:table-cell office:value-type="string">
            <text:p>Splatter_Splat_153.ogg</text:p>
          </table:table-cell>
          <table:table-cell office:value-type="string">
            <text:p>modules/gAudioBundle-2/src/Gore/Splatter_Splat_153.ogg</text:p>
          </table:table-cell>
        </table:table-row>
        <table:table-row table:style-name="ro1">
          <table:table-cell office:value-type="string">
            <text:p>Stab_Punch_Hit_136.ogg</text:p>
          </table:table-cell>
          <table:table-cell office:value-type="string">
            <text:p>modules/gAudioBundle-2/src/Gore/Stab_Punch_Hit_136.ogg</text:p>
          </table:table-cell>
        </table:table-row>
        <table:table-row table:style-name="ro1">
          <table:table-cell office:value-type="string">
            <text:p>Granular_Texture_Ambient_Atmosphere_01.ogg</text:p>
          </table:table-cell>
          <table:table-cell office:value-type="string">
            <text:p>modules/gAudioBundle-2/src/Granular Textures/Granular_Texture_Ambient_Atmosphere_01.ogg</text:p>
          </table:table-cell>
        </table:table-row>
        <table:table-row table:style-name="ro1">
          <table:table-cell office:value-type="string">
            <text:p>Granular_Texture_Gritty_Noisy_Atmosphere.ogg</text:p>
          </table:table-cell>
          <table:table-cell office:value-type="string">
            <text:p>modules/gAudioBundle-2/src/Granular Textures/Granular_Texture_Gritty_Noisy_Atmosphere.ogg</text:p>
          </table:table-cell>
        </table:table-row>
        <table:table-row table:style-name="ro1">
          <table:table-cell office:value-type="string">
            <text:p>Granular_Texture_Tension_Zither_02.ogg</text:p>
          </table:table-cell>
          <table:table-cell office:value-type="string">
            <text:p>modules/gAudioBundle-2/src/Granular Textures/Granular_Texture_Tension_Zither_02.ogg</text:p>
          </table:table-cell>
        </table:table-row>
        <table:table-row table:style-name="ro1">
          <table:table-cell office:value-type="string">
            <text:p>Granular_Texture_Ui_Glitch_02.ogg</text:p>
          </table:table-cell>
          <table:table-cell office:value-type="string">
            <text:p>modules/gAudioBundle-2/src/Granular Textures/Granular_Texture_Ui_Glitch_02.ogg</text:p>
          </table:table-cell>
        </table:table-row>
        <table:table-row table:style-name="ro1">
          <table:table-cell office:value-type="string">
            <text:p>Gravitas_Bridge_Stomp_Average_Arched_Wood_Metal_Lightiron_Gully_Stream_Forest_Strong_Rattle_Hum_Xy.ogg</text:p>
          </table:table-cell>
          <table:table-cell office:value-type="string">
            <text:p>modules/gAudioBundle-2/src/Gravitas/Gravitas_Bridge_Stomp_Average_Arched_Wood_Metal_Lightiron_Gully_Stream_Forest_Strong_Rattle_Hum_Xy.ogg</text:p>
          </table:table-cell>
        </table:table-row>
        <table:table-row table:style-name="ro1">
          <table:table-cell office:value-type="string">
            <text:p>Gravitas_Bridge_Stomp_Large_Arched_Wood_Metal_Heavyiron_Deepstream_Greenway_Strong_Resonant_Loose_Xy.ogg</text:p>
          </table:table-cell>
          <table:table-cell office:value-type="string">
            <text:p>modules/gAudioBundle-2/src/Gravitas/Gravitas_Bridge_Stomp_Large_Arched_Wood_Metal_Heavyiron_Deepstream_Greenway_Strong_Resonant_Loose_Xy.ogg</text:p>
          </table:table-cell>
        </table:table-row>
        <table:table-row table:style-name="ro1">
          <table:table-cell office:value-type="string">
            <text:p>Gravitas_Bridge_Stomp_Small_Flat_Wood_Gully_Streamlet_Dry_Ruralpark_Strong_Rattle_Gritty_Top.ogg</text:p>
          </table:table-cell>
          <table:table-cell office:value-type="string">
            <text:p>modules/gAudioBundle-2/src/Gravitas/Gravitas_Bridge_Stomp_Small_Flat_Wood_Gully_Streamlet_Dry_Ruralpark_Strong_Rattle_Gritty_Top.ogg</text:p>
          </table:table-cell>
        </table:table-row>
        <table:table-row table:style-name="ro1">
          <table:table-cell office:value-type="string">
            <text:p>Gravitas_Bridge_Stomp_Xlarge_Arched_Wood_Heavyiron_Stream_Urbanpark_Strong_Clatter_Staggered_Xy.ogg</text:p>
          </table:table-cell>
          <table:table-cell office:value-type="string">
            <text:p>modules/gAudioBundle-2/src/Gravitas/Gravitas_Bridge_Stomp_Xlarge_Arched_Wood_Heavyiron_Stream_Urbanpark_Strong_Clatter_Staggered_Xy.ogg</text:p>
          </table:table-cell>
        </table:table-row>
        <table:table-row table:style-name="ro1">
          <table:table-cell office:value-type="string">
            <text:p>Grit_course_hardsurface_dropping_scatter_alt1.ogg</text:p>
          </table:table-cell>
          <table:table-cell office:value-type="string">
            <text:p>modules/gAudioBundle-2/src/Grit/Grit_course_hardsurface_dropping_scatter_alt1.ogg</text:p>
          </table:table-cell>
        </table:table-row>
        <table:table-row table:style-name="ro1">
          <table:table-cell office:value-type="string">
            <text:p>Grit_course_hardsurface_throw_scatter.ogg</text:p>
          </table:table-cell>
          <table:table-cell office:value-type="string">
            <text:p>modules/gAudioBundle-2/src/Grit/Grit_course_hardsurface_throw_scatter.ogg</text:p>
          </table:table-cell>
        </table:table-row>
        <table:table-row table:style-name="ro1">
          <table:table-cell office:value-type="string">
            <text:p>Grit_medium_hardsurface_mortar_rolling_circles.ogg</text:p>
          </table:table-cell>
          <table:table-cell office:value-type="string">
            <text:p>modules/gAudioBundle-2/src/Grit/Grit_medium_hardsurface_mortar_rolling_circles.ogg</text:p>
          </table:table-cell>
        </table:table-row>
        <table:table-row table:style-name="ro1">
          <table:table-cell office:value-type="string">
            <text:p>Grit_ultrafine_hardsurface_palms_smearing_spilling_moderate.ogg</text:p>
          </table:table-cell>
          <table:table-cell office:value-type="string">
            <text:p>modules/gAudioBundle-2/src/Grit/Grit_ultrafine_hardsurface_palms_smearing_spilling_moderate.ogg</text:p>
          </table:table-cell>
        </table:table-row>
        <table:table-row table:style-name="ro1">
          <table:table-cell office:value-type="string">
            <text:p>Magic_Effect-000.ogg</text:p>
          </table:table-cell>
          <table:table-cell office:value-type="string">
            <text:p>modules/gAudioBundle-2/src/Groats Part1/Magic_Effect-000.ogg</text:p>
          </table:table-cell>
        </table:table-row>
        <table:table-row table:style-name="ro1">
          <table:table-cell office:value-type="string">
            <text:p>Pearl_Barley_Open_Package-001.ogg</text:p>
          </table:table-cell>
          <table:table-cell office:value-type="string">
            <text:p>modules/gAudioBundle-2/src/Groats Part1/Pearl_Barley_Open_Package-001.ogg</text:p>
          </table:table-cell>
        </table:table-row>
        <table:table-row table:style-name="ro1">
          <table:table-cell office:value-type="string">
            <text:p>Peas_Into_Glass_Cup-019.ogg</text:p>
          </table:table-cell>
          <table:table-cell office:value-type="string">
            <text:p>modules/gAudioBundle-2/src/Groats Part1/Peas_Into_Glass_Cup-019.ogg</text:p>
          </table:table-cell>
        </table:table-row>
        <table:table-row table:style-name="ro1">
          <table:table-cell office:value-type="string">
            <text:p>Sugar_Into_Cardboard_Cup-012.ogg</text:p>
          </table:table-cell>
          <table:table-cell office:value-type="string">
            <text:p>modules/gAudioBundle-2/src/Groats Part1/Sugar_Into_Cardboard_Cup-012.ogg</text:p>
          </table:table-cell>
        </table:table-row>
        <table:table-row table:style-name="ro1">
          <table:table-cell office:value-type="string">
            <text:p>Grumman_F6f_Hellcat_T2_Onboard_Startup_Idle_Steady_Rpms_Ramps_Throttle_Movements_Shutdown_In_Cockpit_L.ogg</text:p>
          </table:table-cell>
          <table:table-cell office:value-type="string">
            <text:p>modules/gAudioBundle-2/src/Grumman F6f Hellcat/Grumman_F6f_Hellcat_T2_Onboard_Startup_Idle_Steady_Rpms_Ramps_Throttle_Movements_Shutdown_In_Cockpit_L.ogg</text:p>
          </table:table-cell>
        </table:table-row>
        <table:table-row table:style-name="ro1">
          <table:table-cell office:value-type="string">
            <text:p>Grumman_F6f_Hellcat_T2_Onboard_Startup_Idle_Steady_Rpms_Ramps_Throttle_Movements_Shutdown_In_Cockpit_R.ogg</text:p>
          </table:table-cell>
          <table:table-cell office:value-type="string">
            <text:p>modules/gAudioBundle-2/src/Grumman F6f Hellcat/Grumman_F6f_Hellcat_T2_Onboard_Startup_Idle_Steady_Rpms_Ramps_Throttle_Movements_Shutdown_In_Cockpit_R.ogg</text:p>
          </table:table-cell>
        </table:table-row>
        <table:table-row table:style-name="ro1">
          <table:table-cell office:value-type="string">
            <text:p>Grumman_F6f_Hellcat_T3_Fly_Bys_Landing_Slightly_Left_Of_Mid_L.ogg</text:p>
          </table:table-cell>
          <table:table-cell office:value-type="string">
            <text:p>modules/gAudioBundle-2/src/Grumman F6f Hellcat/Grumman_F6f_Hellcat_T3_Fly_Bys_Landing_Slightly_Left_Of_Mid_L.ogg</text:p>
          </table:table-cell>
        </table:table-row>
        <table:table-row table:style-name="ro1">
          <table:table-cell office:value-type="string">
            <text:p>Grumman_F6f_Hellcat_T3_Fly_Bys_Landing_Slightly_Left_Of_Mid_R.ogg</text:p>
          </table:table-cell>
          <table:table-cell office:value-type="string">
            <text:p>modules/gAudioBundle-2/src/Grumman F6f Hellcat/Grumman_F6f_Hellcat_T3_Fly_Bys_Landing_Slightly_Left_Of_Mid_R.ogg</text:p>
          </table:table-cell>
        </table:table-row>
        <table:table-row table:style-name="ro1">
          <table:table-cell office:value-type="string">
            <text:p>Bearcat_T5_Onbrd_Flybys_Cockpit.ogg</text:p>
          </table:table-cell>
          <table:table-cell office:value-type="string">
            <text:p>modules/gAudioBundle-2/src/Grumman F8f Bearcat/Bearcat_T5_Onbrd_Flybys_Cockpit.ogg</text:p>
          </table:table-cell>
        </table:table-row>
        <table:table-row table:style-name="ro1">
          <table:table-cell office:value-type="string">
            <text:p>Grumman_F6f_Hellcat_T4_Onboard_Wild_Foley_On_Dashboard_R.ogg</text:p>
          </table:table-cell>
          <table:table-cell office:value-type="string">
            <text:p>modules/gAudioBundle-2/src/Grumman F8f Bearcat/Grumman_F6f_Hellcat_T4_Onboard_Wild_Foley_On_Dashboard_R.ogg</text:p>
          </table:table-cell>
        </table:table-row>
        <table:table-row table:style-name="ro1">
          <table:table-cell office:value-type="string">
            <text:p>Shell_Load_Round_Eject.ogg</text:p>
          </table:table-cell>
          <table:table-cell office:value-type="string">
            <text:p>modules/gAudioBundle-2/src/Guns and Explosions/12 Gauge Shotgun/Shell_Load_Round_Eject.ogg</text:p>
          </table:table-cell>
        </table:table-row>
        <table:table-row table:style-name="ro1">
          <table:table-cell office:value-type="string">
            <text:p>Shotgun_Fire_Round_Eject_01.ogg</text:p>
          </table:table-cell>
          <table:table-cell office:value-type="string">
            <text:p>modules/gAudioBundle-2/src/Guns and Explosions/12 Gauge Shotgun/Shotgun_Fire_Round_Eject_01.ogg</text:p>
          </table:table-cell>
        </table:table-row>
        <table:table-row table:style-name="ro1">
          <table:table-cell office:value-type="string">
            <text:p>Shotgun_Fire_Slug_01.ogg</text:p>
          </table:table-cell>
          <table:table-cell office:value-type="string">
            <text:p>modules/gAudioBundle-2/src/Guns and Explosions/12 Gauge Shotgun/Shotgun_Fire_Slug_01.ogg</text:p>
          </table:table-cell>
        </table:table-row>
        <table:table-row table:style-name="ro1">
          <table:table-cell office:value-type="string">
            <text:p>Shotgun_Quick_Pump_01.ogg</text:p>
          </table:table-cell>
          <table:table-cell office:value-type="string">
            <text:p>modules/gAudioBundle-2/src/Guns and Explosions/12 Gauge Shotgun/Shotgun_Quick_Pump_01.ogg</text:p>
          </table:table-cell>
        </table:table-row>
        <table:table-row table:style-name="ro1">
          <table:table-cell office:value-type="string">
            <text:p>Akm_7.62x39mm_1m_Left_On_Ground_Dpa4062_Clean_Triple_Shots_X_1.ogg</text:p>
          </table:table-cell>
          <table:table-cell office:value-type="string">
            <text:p>modules/gAudioBundle-2/src/Guns and Explosions/Akm 762x39mm/Akm_7.62x39mm_1m_Left_On_Ground_Dpa4062_Clean_Triple_Shots_X_1.ogg</text:p>
          </table:table-cell>
        </table:table-row>
        <table:table-row table:style-name="ro1">
          <table:table-cell office:value-type="string">
            <text:p>Akm_7.62x39mm_55m_In_Front_Off_Axis_Clean_Triple_Shots_X_1.ogg</text:p>
          </table:table-cell>
          <table:table-cell office:value-type="string">
            <text:p>modules/gAudioBundle-2/src/Guns and Explosions/Akm 762x39mm/Akm_7.62x39mm_55m_In_Front_Off_Axis_Clean_Triple_Shots_X_1.ogg</text:p>
          </table:table-cell>
        </table:table-row>
        <table:table-row table:style-name="ro1">
          <table:table-cell office:value-type="string">
            <text:p>Beretta_93r_9mm_1m_Left_On_Ground_Dpa4062_Clean_Triple_Shots_X_1.ogg</text:p>
          </table:table-cell>
          <table:table-cell office:value-type="string">
            <text:p>modules/gAudioBundle-2/src/Guns and Explosions/Beretta 93r 9mm/Beretta_93r_9mm_1m_Left_On_Ground_Dpa4062_Clean_Triple_Shots_X_1.ogg</text:p>
          </table:table-cell>
        </table:table-row>
        <table:table-row table:style-name="ro1">
          <table:table-cell office:value-type="string">
            <text:p>Beretta_93r_9mm_25m_Behind_Dpa4062_R_Clean_Triple_Shots_X_1.ogg</text:p>
          </table:table-cell>
          <table:table-cell office:value-type="string">
            <text:p>modules/gAudioBundle-2/src/Guns and Explosions/Beretta 93r 9mm/Beretta_93r_9mm_25m_Behind_Dpa4062_R_Clean_Triple_Shots_X_1.ogg</text:p>
          </table:table-cell>
        </table:table-row>
        <table:table-row table:style-name="ro1">
          <table:table-cell office:value-type="string">
            <text:p>Bullet_Drop_Leaves_03.ogg</text:p>
          </table:table-cell>
          <table:table-cell office:value-type="string">
            <text:p>modules/gAudioBundle-2/src/Guns and Explosions/Bullet Sfx/Bullet_Drop_Leaves_03.ogg</text:p>
          </table:table-cell>
        </table:table-row>
        <table:table-row table:style-name="ro1">
          <table:table-cell office:value-type="string">
            <text:p>Bullet_Drop_Wood_04.ogg</text:p>
          </table:table-cell>
          <table:table-cell office:value-type="string">
            <text:p>modules/gAudioBundle-2/src/Guns and Explosions/Bullet Sfx/Bullet_Drop_Wood_04.ogg</text:p>
          </table:table-cell>
        </table:table-row>
        <table:table-row table:style-name="ro1">
          <table:table-cell office:value-type="string">
            <text:p>Shotgunshell_Land_Concrete_02.ogg</text:p>
          </table:table-cell>
          <table:table-cell office:value-type="string">
            <text:p>modules/gAudioBundle-2/src/Guns and Explosions/Bullet Sfx/Shotgunshell_Land_Concrete_02.ogg</text:p>
          </table:table-cell>
        </table:table-row>
        <table:table-row table:style-name="ro1">
          <table:table-cell office:value-type="string">
            <text:p>Shotgunshell_Land_Lino_03.ogg</text:p>
          </table:table-cell>
          <table:table-cell office:value-type="string">
            <text:p>modules/gAudioBundle-2/src/Guns and Explosions/Bullet Sfx/Shotgunshell_Land_Lino_03.ogg</text:p>
          </table:table-cell>
        </table:table-row>
        <table:table-row table:style-name="ro1">
          <table:table-cell office:value-type="string">
            <text:p>Bullet_Flyby_Fast_05.ogg</text:p>
          </table:table-cell>
          <table:table-cell office:value-type="string">
            <text:p>modules/gAudioBundle-2/src/Guns and Explosions/Bullet_Flyby_Fast_05.ogg</text:p>
          </table:table-cell>
        </table:table-row>
        <table:table-row table:style-name="ro1">
          <table:table-cell office:value-type="string">
            <text:p>Bullet_Flyby_Fast_06.ogg</text:p>
          </table:table-cell>
          <table:table-cell office:value-type="string">
            <text:p>modules/gAudioBundle-2/src/Guns and Explosions/Bullet_Flyby_Fast_06.ogg</text:p>
          </table:table-cell>
        </table:table-row>
        <table:table-row table:style-name="ro1">
          <table:table-cell office:value-type="string">
            <text:p>Bullet_Impact_22.ogg</text:p>
          </table:table-cell>
          <table:table-cell office:value-type="string">
            <text:p>modules/gAudioBundle-2/src/Guns and Explosions/Bullet_Impact_22.ogg</text:p>
          </table:table-cell>
        </table:table-row>
        <table:table-row table:style-name="ro1">
          <table:table-cell office:value-type="string">
            <text:p>Bullet_Impact_Body_Thump_02.ogg</text:p>
          </table:table-cell>
          <table:table-cell office:value-type="string">
            <text:p>modules/gAudioBundle-2/src/Guns and Explosions/Bullet_Impact_Body_Thump_02.ogg</text:p>
          </table:table-cell>
        </table:table-row>
        <table:table-row table:style-name="ro1">
          <table:table-cell office:value-type="string">
            <text:p>Bullet_Impact_Concrete_Brick_01.ogg</text:p>
          </table:table-cell>
          <table:table-cell office:value-type="string">
            <text:p>modules/gAudioBundle-2/src/Guns and Explosions/Bullet_Impact_Concrete_Brick_01.ogg</text:p>
          </table:table-cell>
        </table:table-row>
        <table:table-row table:style-name="ro1">
          <table:table-cell office:value-type="string">
            <text:p>Bullet_Impact_Ice_06.ogg</text:p>
          </table:table-cell>
          <table:table-cell office:value-type="string">
            <text:p>modules/gAudioBundle-2/src/Guns and Explosions/Bullet_Impact_Ice_06.ogg</text:p>
          </table:table-cell>
        </table:table-row>
        <table:table-row table:style-name="ro1">
          <table:table-cell office:value-type="string">
            <text:p>Bullet_Impact_Metal_Heavy_08.ogg</text:p>
          </table:table-cell>
          <table:table-cell office:value-type="string">
            <text:p>modules/gAudioBundle-2/src/Guns and Explosions/Bullet_Impact_Metal_Heavy_08.ogg</text:p>
          </table:table-cell>
        </table:table-row>
        <table:table-row table:style-name="ro1">
          <table:table-cell office:value-type="string">
            <text:p>Earthquake_3_Big.ogg</text:p>
          </table:table-cell>
          <table:table-cell office:value-type="string">
            <text:p>modules/gAudioBundle-2/src/Guns and Explosions/Earthquake_3_Big.ogg</text:p>
          </table:table-cell>
        </table:table-row>
        <table:table-row table:style-name="ro1">
          <table:table-cell office:value-type="string">
            <text:p>Enfield_L85_Rifle_5.56mm_1m_Left_Off_Axis_Mkh416_Clean_Five_Shots_X_1.ogg</text:p>
          </table:table-cell>
          <table:table-cell office:value-type="string">
            <text:p>modules/gAudioBundle-2/src/Guns and Explosions/Enfield L85 Rifle 556mm/Enfield_L85_Rifle_5.56mm_1m_Left_Off_Axis_Mkh416_Clean_Five_Shots_X_1.ogg</text:p>
          </table:table-cell>
        </table:table-row>
        <table:table-row table:style-name="ro1">
          <table:table-cell office:value-type="string">
            <text:p>Enfield_L85_Rifle_5.56mm_On_Gun_Dpa4062_Clean_Five_Shots_X_1.ogg</text:p>
          </table:table-cell>
          <table:table-cell office:value-type="string">
            <text:p>modules/gAudioBundle-2/src/Guns and Explosions/Enfield L85 Rifle 556mm/Enfield_L85_Rifle_5.56mm_On_Gun_Dpa4062_Clean_Five_Shots_X_1.ogg</text:p>
          </table:table-cell>
        </table:table-row>
        <table:table-row table:style-name="ro1">
          <table:table-cell office:value-type="string">
            <text:p>Enfield_L86_Lsw_5.56mm_1m_Right_Mkh8040_2_Clean_Triple_Shots_X_1.ogg</text:p>
          </table:table-cell>
          <table:table-cell office:value-type="string">
            <text:p>modules/gAudioBundle-2/src/Guns and Explosions/Enfield L86 Lsw 556mm/Enfield_L86_Lsw_5.56mm_1m_Right_Mkh8040_2_Clean_Triple_Shots_X_1.ogg</text:p>
          </table:table-cell>
        </table:table-row>
        <table:table-row table:style-name="ro1">
          <table:table-cell office:value-type="string">
            <text:p>Enfield_L86_Lsw_5.56mm_On_Gun_Dpa4062_Clean_Triple_Shots_X_1.ogg</text:p>
          </table:table-cell>
          <table:table-cell office:value-type="string">
            <text:p>modules/gAudioBundle-2/src/Guns and Explosions/Enfield L86 Lsw 556mm/Enfield_L86_Lsw_5.56mm_On_Gun_Dpa4062_Clean_Triple_Shots_X_1.ogg</text:p>
          </table:table-cell>
        </table:table-row>
        <table:table-row table:style-name="ro1">
          <table:table-cell office:value-type="string">
            <text:p>Explosion_8.ogg</text:p>
          </table:table-cell>
          <table:table-cell office:value-type="string">
            <text:p>modules/gAudioBundle-2/src/Guns and Explosions/Explosion_8.ogg</text:p>
          </table:table-cell>
        </table:table-row>
        <table:table-row table:style-name="ro1">
          <table:table-cell office:value-type="string">
            <text:p>Explosion_Large_07.ogg</text:p>
          </table:table-cell>
          <table:table-cell office:value-type="string">
            <text:p>modules/gAudioBundle-2/src/Guns and Explosions/Explosion_Large_07.ogg</text:p>
          </table:table-cell>
        </table:table-row>
        <table:table-row table:style-name="ro1">
          <table:table-cell office:value-type="string">
            <text:p>Famas_G2_5.56mm_1m_Left_On_Ground_Dpa4062_Clean_Four_Shots_X_1.ogg</text:p>
          </table:table-cell>
          <table:table-cell office:value-type="string">
            <text:p>modules/gAudioBundle-2/src/Guns and Explosions/Famas G2 556mm/Famas_G2_5.56mm_1m_Left_On_Ground_Dpa4062_Clean_Four_Shots_X_1.ogg</text:p>
          </table:table-cell>
        </table:table-row>
        <table:table-row table:style-name="ro1">
          <table:table-cell office:value-type="string">
            <text:p>Famas_G2_5.56mm_55m_In_Front_Off_Axis_Clean_Six_Shots_X_1.L.ogg</text:p>
          </table:table-cell>
          <table:table-cell office:value-type="string">
            <text:p>modules/gAudioBundle-2/src/Guns and Explosions/Famas G2 556mm/Famas_G2_5.56mm_55m_In_Front_Off_Axis_Clean_Six_Shots_X_1.L.ogg</text:p>
          </table:table-cell>
        </table:table-row>
        <table:table-row table:style-name="ro1">
          <table:table-cell office:value-type="string">
            <text:p>Fn_Fal_7.62x51mm_1.5m_Behind_Right_Clean_2_Shots.ogg</text:p>
          </table:table-cell>
          <table:table-cell office:value-type="string">
            <text:p>modules/gAudioBundle-2/src/Guns and Explosions/Fn Fal 762x51mm/Fn_Fal_7.62x51mm_1.5m_Behind_Right_Clean_2_Shots.ogg</text:p>
          </table:table-cell>
        </table:table-row>
        <table:table-row table:style-name="ro1">
          <table:table-cell office:value-type="string">
            <text:p>Fn_Fal_7.62x51mm_25m_In_Front_Holophone_Ls_Clean_2_Shots.ogg</text:p>
          </table:table-cell>
          <table:table-cell office:value-type="string">
            <text:p>modules/gAudioBundle-2/src/Guns and Explosions/Fn Fal 762x51mm/Fn_Fal_7.62x51mm_25m_In_Front_Holophone_Ls_Clean_2_Shots.ogg</text:p>
          </table:table-cell>
        </table:table-row>
        <table:table-row table:style-name="ro1">
          <table:table-cell office:value-type="string">
            <text:p>Fn_Five-Seven_5.7x28mm_1m_Right_Mkh8040_1_Clean_Four_Shots_X_1.ogg</text:p>
          </table:table-cell>
          <table:table-cell office:value-type="string">
            <text:p>modules/gAudioBundle-2/src/Guns and Explosions/Fn Five Seven 57x28mm/Fn_Five-Seven_5.7x28mm_1m_Right_Mkh8040_1_Clean_Four_Shots_X_1.ogg</text:p>
          </table:table-cell>
        </table:table-row>
        <table:table-row table:style-name="ro1">
          <table:table-cell office:value-type="string">
            <text:p>Fn_Five-Seven_5.7x28mm_35m_Behind_788_Dpa4021_L_Clean_Four_Shots_X_1.ogg</text:p>
          </table:table-cell>
          <table:table-cell office:value-type="string">
            <text:p>modules/gAudioBundle-2/src/Guns and Explosions/Fn Five Seven 57x28mm/Fn_Five-Seven_5.7x28mm_35m_Behind_788_Dpa4021_L_Clean_Four_Shots_X_1.ogg</text:p>
          </table:table-cell>
        </table:table-row>
        <table:table-row table:style-name="ro1">
          <table:table-cell office:value-type="string">
            <text:p>Fn_P90_5.7mm_1m_Left_On_Ground_Dpa4062_Clean_Double_Shots_X_1.ogg</text:p>
          </table:table-cell>
          <table:table-cell office:value-type="string">
            <text:p>modules/gAudioBundle-2/src/Guns and Explosions/Fn P90 57mm/Fn_P90_5.7mm_1m_Left_On_Ground_Dpa4062_Clean_Double_Shots_X_1.ogg</text:p>
          </table:table-cell>
        </table:table-row>
        <table:table-row table:style-name="ro1">
          <table:table-cell office:value-type="string">
            <text:p>Fn_P90_5.7mm_75m_Behind_Ehrlund_R1_Clean_Double_Shots_X_1.ogg</text:p>
          </table:table-cell>
          <table:table-cell office:value-type="string">
            <text:p>modules/gAudioBundle-2/src/Guns and Explosions/Fn P90 57mm/Fn_P90_5.7mm_75m_Behind_Ehrlund_R1_Clean_Double_Shots_X_1.ogg</text:p>
          </table:table-cell>
        </table:table-row>
        <table:table-row table:style-name="ro1">
          <table:table-cell office:value-type="string">
            <text:p>Glock_18_1m_Left_Off_Axis_Mkh416_Clean_Six_Shots_X_1.ogg</text:p>
          </table:table-cell>
          <table:table-cell office:value-type="string">
            <text:p>modules/gAudioBundle-2/src/Guns and Explosions/Glock 18c/Glock_18_1m_Left_Off_Axis_Mkh416_Clean_Six_Shots_X_1.ogg</text:p>
          </table:table-cell>
        </table:table-row>
        <table:table-row table:style-name="ro1">
          <table:table-cell office:value-type="string">
            <text:p>Glock_18_75m_Behind_Ehrlund_R2_Clean_Six_Shots_X_1.ogg</text:p>
          </table:table-cell>
          <table:table-cell office:value-type="string">
            <text:p>modules/gAudioBundle-2/src/Guns and Explosions/Glock 18c/Glock_18_75m_Behind_Ehrlund_R2_Clean_Six_Shots_X_1.ogg</text:p>
          </table:table-cell>
        </table:table-row>
        <table:table-row table:style-name="ro1">
          <table:table-cell office:value-type="string">
            <text:p>Assault_Rifle_M4_03_Burst_03.ogg</text:p>
          </table:table-cell>
          <table:table-cell office:value-type="string">
            <text:p>modules/gAudioBundle-2/src/Guns and Explosions/Gun Locker Sfx Pack/Assault_Rifle_M4_03_Burst_03.ogg</text:p>
          </table:table-cell>
        </table:table-row>
        <table:table-row table:style-name="ro1">
          <table:table-cell office:value-type="string">
            <text:p>Automatic_Cannon_Mk44_03_Single_Shot_With_Report_03.ogg</text:p>
          </table:table-cell>
          <table:table-cell office:value-type="string">
            <text:p>modules/gAudioBundle-2/src/Guns and Explosions/Gun Locker Sfx Pack/Automatic_Cannon_Mk44_03_Single_Shot_With_Report_03.ogg</text:p>
          </table:table-cell>
        </table:table-row>
        <table:table-row table:style-name="ro1">
          <table:table-cell office:value-type="string">
            <text:p>Submachine_Gun_Mp_40_02_Burst.ogg</text:p>
          </table:table-cell>
          <table:table-cell office:value-type="string">
            <text:p>modules/gAudioBundle-2/src/Guns and Explosions/Gun Locker Sfx Pack/Submachine_Gun_Mp_40_02_Burst.ogg</text:p>
          </table:table-cell>
        </table:table-row>
        <table:table-row table:style-name="ro1">
          <table:table-cell office:value-type="string">
            <text:p>Submachine_Gun_Tommy_Gun_01_Burst_01.ogg</text:p>
          </table:table-cell>
          <table:table-cell office:value-type="string">
            <text:p>modules/gAudioBundle-2/src/Guns and Explosions/Gun Locker Sfx Pack/Submachine_Gun_Tommy_Gun_01_Burst_01.ogg</text:p>
          </table:table-cell>
        </table:table-row>
        <table:table-row table:style-name="ro1">
          <table:table-cell office:value-type="string">
            <text:p>Gun_Revolver_Pistol_Shot_04.ogg</text:p>
          </table:table-cell>
          <table:table-cell office:value-type="string">
            <text:p>modules/gAudioBundle-2/src/Guns and Explosions/Gun_Revolver_Pistol_Shot_04.ogg</text:p>
          </table:table-cell>
        </table:table-row>
        <table:table-row table:style-name="ro1">
          <table:table-cell office:value-type="string">
            <text:p>Gun_Rifle_Sniper_Shot_01.ogg</text:p>
          </table:table-cell>
          <table:table-cell office:value-type="string">
            <text:p>modules/gAudioBundle-2/src/Guns and Explosions/Gun_Rifle_Sniper_Shot_01.ogg</text:p>
          </table:table-cell>
        </table:table-row>
        <table:table-row table:style-name="ro1">
          <table:table-cell office:value-type="string">
            <text:p>Gun_Semi_Auto_Rifle_Cock_02.ogg</text:p>
          </table:table-cell>
          <table:table-cell office:value-type="string">
            <text:p>modules/gAudioBundle-2/src/Guns and Explosions/Gun_Semi_Auto_Rifle_Cock_02.ogg</text:p>
          </table:table-cell>
        </table:table-row>
        <table:table-row table:style-name="ro1">
          <table:table-cell office:value-type="string">
            <text:p>Gun_Submachine_Auto_Shot_00_Automatic_Preview_01.ogg</text:p>
          </table:table-cell>
          <table:table-cell office:value-type="string">
            <text:p>modules/gAudioBundle-2/src/Guns and Explosions/Gun_Submachine_Auto_Shot_00_Automatic_Preview_01.ogg</text:p>
          </table:table-cell>
        </table:table-row>
        <table:table-row table:style-name="ro1">
          <table:table-cell office:value-type="string">
            <text:p>Hk_G3_7.62x51mm_1m_Left_Off_Axis_Mkh418_Clean_Triple_Shots_X_1.ogg</text:p>
          </table:table-cell>
          <table:table-cell office:value-type="string">
            <text:p>modules/gAudioBundle-2/src/Guns and Explosions/Heckler and Koch G3 762x51mm/Hk_G3_7.62x51mm_1m_Left_Off_Axis_Mkh418_Clean_Triple_Shots_X_1.ogg</text:p>
          </table:table-cell>
        </table:table-row>
        <table:table-row table:style-name="ro1">
          <table:table-cell office:value-type="string">
            <text:p>Hk_G3_7.62x51mm_55m_In_Front_Off_Axis_Clean_Triple_Shots_X_1.L.ogg</text:p>
          </table:table-cell>
          <table:table-cell office:value-type="string">
            <text:p>modules/gAudioBundle-2/src/Guns and Explosions/Heckler and Koch G3 762x51mm/Hk_G3_7.62x51mm_55m_In_Front_Off_Axis_Clean_Triple_Shots_X_1.L.ogg</text:p>
          </table:table-cell>
        </table:table-row>
        <table:table-row table:style-name="ro1">
          <table:table-cell office:value-type="string">
            <text:p>Heckler_and_Koch_G36c_5.56mm_1m_Left_Off_Axis_Mkh416_Clean_Six_Shots_X_1.ogg</text:p>
          </table:table-cell>
          <table:table-cell office:value-type="string">
            <text:p>modules/gAudioBundle-2/src/Guns and Explosions/Heckler and Koch G36c 556mm/Heckler_and_Koch_G36c_5.56mm_1m_Left_Off_Axis_Mkh416_Clean_Six_Shots_X_1.ogg</text:p>
          </table:table-cell>
        </table:table-row>
        <table:table-row table:style-name="ro1">
          <table:table-cell office:value-type="string">
            <text:p>Heckler_and_Koch_G36c_5.56mm_50m_Behind_Ehrlund_R2_Clean_Six_Shots_X_1.ogg</text:p>
          </table:table-cell>
          <table:table-cell office:value-type="string">
            <text:p>modules/gAudioBundle-2/src/Guns and Explosions/Heckler and Koch G36c 556mm/Heckler_and_Koch_G36c_5.56mm_50m_Behind_Ehrlund_R2_Clean_Six_Shots_X_1.ogg</text:p>
          </table:table-cell>
        </table:table-row>
        <table:table-row table:style-name="ro1">
          <table:table-cell office:value-type="string">
            <text:p>Hk_416_5.56mm_1m_Left_Off_Axis_Mkh416_Clean_Six_Shots_X_2.ogg</text:p>
          </table:table-cell>
          <table:table-cell office:value-type="string">
            <text:p>modules/gAudioBundle-2/src/Guns and Explosions/Heckler and Koch Hk416 556mm/Hk_416_5.56mm_1m_Left_Off_Axis_Mkh416_Clean_Six_Shots_X_2.ogg</text:p>
          </table:table-cell>
        </table:table-row>
        <table:table-row table:style-name="ro1">
          <table:table-cell office:value-type="string">
            <text:p>Hk_416_5.56mm_On_Gun_Dpa4062_Clean_Seven_Shots_X_1.ogg</text:p>
          </table:table-cell>
          <table:table-cell office:value-type="string">
            <text:p>modules/gAudioBundle-2/src/Guns and Explosions/Heckler and Koch Hk416 556mm/Hk_416_5.56mm_On_Gun_Dpa4062_Clean_Seven_Shots_X_1.ogg</text:p>
          </table:table-cell>
        </table:table-row>
        <table:table-row table:style-name="ro1">
          <table:table-cell office:value-type="string">
            <text:p>Hk_Mg4_5.56mm_1m_Left_Off_Axis_Mkh416_Clean_Bursts_X_16.ogg</text:p>
          </table:table-cell>
          <table:table-cell office:value-type="string">
            <text:p>modules/gAudioBundle-2/src/Guns and Explosions/Heckler and Koch Mg4 556mm/Hk_Mg4_5.56mm_1m_Left_Off_Axis_Mkh416_Clean_Bursts_X_16.ogg</text:p>
          </table:table-cell>
        </table:table-row>
        <table:table-row table:style-name="ro1">
          <table:table-cell office:value-type="string">
            <text:p>Hk_Mg4_5.56mm_35m_In_Front_Wide_788_Dpa4062_L_Clean_Bursts_X_16.ogg</text:p>
          </table:table-cell>
          <table:table-cell office:value-type="string">
            <text:p>modules/gAudioBundle-2/src/Guns and Explosions/Heckler and Koch Mg4 556mm/Hk_Mg4_5.56mm_35m_In_Front_Wide_788_Dpa4062_L_Clean_Bursts_X_16.ogg</text:p>
          </table:table-cell>
        </table:table-row>
        <table:table-row table:style-name="ro1">
          <table:table-cell office:value-type="string">
            <text:p>Hk_Mp5_9mm_2m_Behind_Clean_Double_Shots_X_1.ogg</text:p>
          </table:table-cell>
          <table:table-cell office:value-type="string">
            <text:p>modules/gAudioBundle-2/src/Guns and Explosions/Heckler and Koch Mp5 9mm/Hk_Mp5_9mm_2m_Behind_Clean_Double_Shots_X_1.ogg</text:p>
          </table:table-cell>
        </table:table-row>
        <table:table-row table:style-name="ro1">
          <table:table-cell office:value-type="string">
            <text:p>Hk_Mp5_9mm_75m_Behind_Schoeps_A_Clean_Double_Shots_X_1.ogg</text:p>
          </table:table-cell>
          <table:table-cell office:value-type="string">
            <text:p>modules/gAudioBundle-2/src/Guns and Explosions/Heckler and Koch Mp5 9mm/Hk_Mp5_9mm_75m_Behind_Schoeps_A_Clean_Double_Shots_X_1.ogg</text:p>
          </table:table-cell>
        </table:table-row>
        <table:table-row table:style-name="ro1">
          <table:table-cell office:value-type="string">
            <text:p>Hk_Mp7_4.6mm_1m_Left_Off_Axis_Mkh416_Clean_Four_Shots_X_1.ogg</text:p>
          </table:table-cell>
          <table:table-cell office:value-type="string">
            <text:p>modules/gAudioBundle-2/src/Guns and Explosions/Heckler and Koch Mp7 46mm/Hk_Mp7_4.6mm_1m_Left_Off_Axis_Mkh416_Clean_Four_Shots_X_1.ogg</text:p>
          </table:table-cell>
        </table:table-row>
        <table:table-row table:style-name="ro1">
          <table:table-cell office:value-type="string">
            <text:p>Hk_Mp7_4.6mm_On_Gun_Dpa4062_Clean_Four_Shots_X_1.ogg</text:p>
          </table:table-cell>
          <table:table-cell office:value-type="string">
            <text:p>modules/gAudioBundle-2/src/Guns and Explosions/Heckler and Koch Mp7 46mm/Hk_Mp7_4.6mm_On_Gun_Dpa4062_Clean_Four_Shots_X_1.ogg</text:p>
          </table:table-cell>
        </table:table-row>
        <table:table-row table:style-name="ro1">
          <table:table-cell office:value-type="string">
            <text:p>Hk_Vp70_9mm_1m_In_Front_Re20_Clean_Double_Shots_X_1.ogg</text:p>
          </table:table-cell>
          <table:table-cell office:value-type="string">
            <text:p>modules/gAudioBundle-2/src/Guns and Explosions/Heckler and Koch Vp70 9mm/Hk_Vp70_9mm_1m_In_Front_Re20_Clean_Double_Shots_X_1.ogg</text:p>
          </table:table-cell>
        </table:table-row>
        <table:table-row table:style-name="ro1">
          <table:table-cell office:value-type="string">
            <text:p>Hk_Vp70_9mm_On_Gun_Dpa4062_Clean_Double_Shots_X_1.ogg</text:p>
          </table:table-cell>
          <table:table-cell office:value-type="string">
            <text:p>modules/gAudioBundle-2/src/Guns and Explosions/Heckler and Koch Vp70 9mm/Hk_Vp70_9mm_On_Gun_Dpa4062_Clean_Double_Shots_X_1.ogg</text:p>
          </table:table-cell>
        </table:table-row>
        <table:table-row table:style-name="ro1">
          <table:table-cell office:value-type="string">
            <text:p>Ak47_Catacombs_Burst_Blanks_In_Front_Of_Gun_Mkh8020_Wide_Stereo.ogg</text:p>
          </table:table-cell>
          <table:table-cell office:value-type="string">
            <text:p>modules/gAudioBundle-2/src/Guns and Explosions/Indoor Gun Acoustics Library/Ak47_Catacombs_Burst_Blanks_In_Front_Of_Gun_Mkh8020_Wide_Stereo.ogg</text:p>
          </table:table-cell>
        </table:table-row>
        <table:table-row table:style-name="ro1">
          <table:table-cell office:value-type="string">
            <text:p>Ak4_Long_Corridor_Single_Shots_Blanks_Behind_Gun_In_Corner_M10.ogg</text:p>
          </table:table-cell>
          <table:table-cell office:value-type="string">
            <text:p>modules/gAudioBundle-2/src/Guns and Explosions/Indoor Gun Acoustics Library/Ak4_Long_Corridor_Single_Shots_Blanks_Behind_Gun_In_Corner_M10.ogg</text:p>
          </table:table-cell>
        </table:table-row>
        <table:table-row table:style-name="ro1">
          <table:table-cell office:value-type="string">
            <text:p>Ppk_Cafeteria_Suppressor_Double_Shots_Blanks_Small_Stoneroom_Nextdoor_D100.ogg</text:p>
          </table:table-cell>
          <table:table-cell office:value-type="string">
            <text:p>modules/gAudioBundle-2/src/Guns and Explosions/Indoor Gun Acoustics Library/Ppk_Cafeteria_Suppressor_Double_Shots_Blanks_Small_Stoneroom_Nextdoor_D100.ogg</text:p>
          </table:table-cell>
        </table:table-row>
        <table:table-row table:style-name="ro1">
          <table:table-cell office:value-type="string">
            <text:p>Ingram_M10_9mm_1m_Right_Cs3_Clean_Double_Shots_X_1.ogg</text:p>
          </table:table-cell>
          <table:table-cell office:value-type="string">
            <text:p>modules/gAudioBundle-2/src/Guns and Explosions/Ingram M10 9mm/Ingram_M10_9mm_1m_Right_Cs3_Clean_Double_Shots_X_1.ogg</text:p>
          </table:table-cell>
        </table:table-row>
        <table:table-row table:style-name="ro1">
          <table:table-cell office:value-type="string">
            <text:p>Ingram_M10_9mm_50m_Behind_Rsm191_R_Clean_Double_Shots_X_1.ogg</text:p>
          </table:table-cell>
          <table:table-cell office:value-type="string">
            <text:p>modules/gAudioBundle-2/src/Guns and Explosions/Ingram M10 9mm/Ingram_M10_9mm_50m_Behind_Rsm191_R_Clean_Double_Shots_X_1.ogg</text:p>
          </table:table-cell>
        </table:table-row>
        <table:table-row table:style-name="ro1">
          <table:table-cell office:value-type="string">
            <text:p>Ktm_Rc8r_T18_Onbrd_False_Startup_Engine_Dpa4062.ogg</text:p>
          </table:table-cell>
          <table:table-cell office:value-type="string">
            <text:p>modules/gAudioBundle-2/src/Guns and Explosions/Ktm Rc8r/Ktm_Rc8r_T18_Onbrd_False_Startup_Engine_Dpa4062.ogg</text:p>
          </table:table-cell>
        </table:table-row>
        <table:table-row table:style-name="ro1">
          <table:table-cell office:value-type="string">
            <text:p>Ktm_Rc8r_T2_Onbrd_Startup_Away_Driving_Gearing_Stop_Shutdown_Rear_Wheel_Mkh8020.ogg</text:p>
          </table:table-cell>
          <table:table-cell office:value-type="string">
            <text:p>modules/gAudioBundle-2/src/Guns and Explosions/Ktm Rc8r/Ktm_Rc8r_T2_Onbrd_Startup_Away_Driving_Gearing_Stop_Shutdown_Rear_Wheel_Mkh8020.ogg</text:p>
          </table:table-cell>
        </table:table-row>
        <table:table-row table:style-name="ro1">
          <table:table-cell office:value-type="string">
            <text:p>Ktm_Rc8r_T7_Ext_Fast_Approach_Stop_Away_Mkh8040_Ortf.ogg</text:p>
          </table:table-cell>
          <table:table-cell office:value-type="string">
            <text:p>modules/gAudioBundle-2/src/Guns and Explosions/Ktm Rc8r/Ktm_Rc8r_T7_Ext_Fast_Approach_Stop_Away_Mkh8040_Ortf.ogg</text:p>
          </table:table-cell>
        </table:table-row>
        <table:table-row table:style-name="ro1">
          <table:table-cell office:value-type="string">
            <text:p>L110a2_Lmg_5.56mm_Belt_Fed_1m_Right_Mkh8040_1_Clean_Single_Shots_X_2.ogg</text:p>
          </table:table-cell>
          <table:table-cell office:value-type="string">
            <text:p>modules/gAudioBundle-2/src/Guns and Explosions/L110a2 Lmg 556mm Belt Fed/L110a2_Lmg_5.56mm_Belt_Fed_1m_Right_Mkh8040_1_Clean_Single_Shots_X_2.ogg</text:p>
          </table:table-cell>
        </table:table-row>
        <table:table-row table:style-name="ro1">
          <table:table-cell office:value-type="string">
            <text:p>L110a2_Lmg_5.56mm_Belt_Fed_50m_Behind_788_Schoeps_A_Clean_Single_Shots_X_2.ogg</text:p>
          </table:table-cell>
          <table:table-cell office:value-type="string">
            <text:p>modules/gAudioBundle-2/src/Guns and Explosions/L110a2 Lmg 556mm Belt Fed/L110a2_Lmg_5.56mm_Belt_Fed_50m_Behind_788_Schoeps_A_Clean_Single_Shots_X_2.ogg</text:p>
          </table:table-cell>
        </table:table-row>
        <table:table-row table:style-name="ro1">
          <table:table-cell office:value-type="string">
            <text:p>L7a2_Gpmg_7.62x51mm_Belt_Fed_1m_In_Front_Re20_Clean_Single_Shots_Tracer_X_2.ogg</text:p>
          </table:table-cell>
          <table:table-cell office:value-type="string">
            <text:p>modules/gAudioBundle-2/src/Guns and Explosions/L7a2 Gpmg 762x51mm/L7a2_Gpmg_7.62x51mm_Belt_Fed_1m_In_Front_Re20_Clean_Single_Shots_Tracer_X_2.ogg</text:p>
          </table:table-cell>
        </table:table-row>
        <table:table-row table:style-name="ro1">
          <table:table-cell office:value-type="string">
            <text:p>L7a2_Gpmg_7.62x51mm_Belt_Fed_50m_Behind_Schoeps_B_Clean_Single_Shots_Tracer_X_2.ogg</text:p>
          </table:table-cell>
          <table:table-cell office:value-type="string">
            <text:p>modules/gAudioBundle-2/src/Guns and Explosions/L7a2 Gpmg 762x51mm/L7a2_Gpmg_7.62x51mm_Belt_Fed_50m_Behind_Schoeps_B_Clean_Single_Shots_Tracer_X_2.ogg</text:p>
          </table:table-cell>
        </table:table-row>
        <table:table-row table:style-name="ro1">
          <table:table-cell office:value-type="string">
            <text:p>Audiobeast_Large_Warehouse_Colt_M1911_.45_Acp_Pistol_10m_Mkh8040_Pair_001_Single_Shot_X6.ogg</text:p>
          </table:table-cell>
          <table:table-cell office:value-type="string">
            <text:p>modules/gAudioBundle-2/src/Guns and Explosions/London Warehouse Firearms Library/Audiobeast_Large_Warehouse_Colt_M1911_.45_Acp_Pistol_10m_Mkh8040_Pair_001_Single_Shot_X6.ogg</text:p>
          </table:table-cell>
        </table:table-row>
        <table:table-row table:style-name="ro1">
          <table:table-cell office:value-type="string">
            <text:p>Audiobeast_Medium_Warehouse_Browning_M2_.50_Machine_Gun_03m_Rsm191_Ms_Raw_002_Burst_X2.ogg</text:p>
          </table:table-cell>
          <table:table-cell office:value-type="string">
            <text:p>modules/gAudioBundle-2/src/Guns and Explosions/London Warehouse Firearms Library/Audiobeast_Medium_Warehouse_Browning_M2_.50_Machine_Gun_03m_Rsm191_Ms_Raw_002_Burst_X2.ogg</text:p>
          </table:table-cell>
        </table:table-row>
        <table:table-row table:style-name="ro1">
          <table:table-cell office:value-type="string">
            <text:p>Audiobeast_Medium_Warehouse_Remington_870_12g_Pump_Action_Shotgun_10m_U87_001_Single_Shot_X8.ogg</text:p>
          </table:table-cell>
          <table:table-cell office:value-type="string">
            <text:p>modules/gAudioBundle-2/src/Guns and Explosions/London Warehouse Firearms Library/Audiobeast_Medium_Warehouse_Remington_870_12g_Pump_Action_Shotgun_10m_U87_001_Single_Shot_X8.ogg</text:p>
          </table:table-cell>
        </table:table-row>
        <table:table-row table:style-name="ro1">
          <table:table-cell office:value-type="string">
            <text:p>Audiobeast_Small_Room_Handk_416_5.56_Assault_Rifle_05m_Ls5_001_Single_Shot_X1.ogg</text:p>
          </table:table-cell>
          <table:table-cell office:value-type="string">
            <text:p>modules/gAudioBundle-2/src/Guns and Explosions/London Warehouse Firearms Library/Audiobeast_Small_Room_Handk_416_5.56_Assault_Rifle_05m_Ls5_001_Single_Shot_X1.ogg</text:p>
          </table:table-cell>
        </table:table-row>
        <table:table-row table:style-name="ro1">
          <table:table-cell office:value-type="string">
            <text:p>M1918_Browning_Automatic_Rifle_.30cal_0.1m_To_Right_Double_Shots_X_1.ogg</text:p>
          </table:table-cell>
          <table:table-cell office:value-type="string">
            <text:p>modules/gAudioBundle-2/src/Guns and Explosions/M1918 Browning Automatic Rifle 30cal/M1918_Browning_Automatic_Rifle_.30cal_0.1m_To_Right_Double_Shots_X_1.ogg</text:p>
          </table:table-cell>
        </table:table-row>
        <table:table-row table:style-name="ro1">
          <table:table-cell office:value-type="string">
            <text:p>M1918_Browning_Automatic_Rifle_.30cal_300m_In_Front_Double_Shots_X_1.ogg</text:p>
          </table:table-cell>
          <table:table-cell office:value-type="string">
            <text:p>modules/gAudioBundle-2/src/Guns and Explosions/M1918 Browning Automatic Rifle 30cal/M1918_Browning_Automatic_Rifle_.30cal_300m_In_Front_Double_Shots_X_1.ogg</text:p>
          </table:table-cell>
        </table:table-row>
        <table:table-row table:style-name="ro1">
          <table:table-cell office:value-type="string">
            <text:p>M1919a4_Browning_Machine_Gun_.30cal_On_Turret_1m_Left_Blanks_Triple_Shots_X_2.ogg</text:p>
          </table:table-cell>
          <table:table-cell office:value-type="string">
            <text:p>modules/gAudioBundle-2/src/Guns and Explosions/M1919a4 Browning Machine Gun 30cal On Turret/M1919a4_Browning_Machine_Gun_.30cal_On_Turret_1m_Left_Blanks_Triple_Shots_X_2.ogg</text:p>
          </table:table-cell>
        </table:table-row>
        <table:table-row table:style-name="ro1">
          <table:table-cell office:value-type="string">
            <text:p>M1919a4_Browning_Machine_Gun_.30cal_On_Turret_300m_In_Front_Blanks_Triple_Shots_X_2.ogg</text:p>
          </table:table-cell>
          <table:table-cell office:value-type="string">
            <text:p>modules/gAudioBundle-2/src/Guns and Explosions/M1919a4 Browning Machine Gun 30cal On Turret/M1919a4_Browning_Machine_Gun_.30cal_On_Turret_300m_In_Front_Blanks_Triple_Shots_X_2.ogg</text:p>
          </table:table-cell>
        </table:table-row>
        <table:table-row table:style-name="ro1">
          <table:table-cell office:value-type="string">
            <text:p>M1919a4_Browning_Machine_Gun_.30cal_200m_Left_Behind_Blanks_Triple_Shots_X_1.ogg</text:p>
          </table:table-cell>
          <table:table-cell office:value-type="string">
            <text:p>modules/gAudioBundle-2/src/Guns and Explosions/M1919a4 Browning Machine Gun 30cal/M1919a4_Browning_Machine_Gun_.30cal_200m_Left_Behind_Blanks_Triple_Shots_X_1.ogg</text:p>
          </table:table-cell>
        </table:table-row>
        <table:table-row table:style-name="ro1">
          <table:table-cell office:value-type="string">
            <text:p>M1919a4_Browning_Machine_Gun_.30cal_5m_Behind_Ortf_Blanks_Triple_Shots_X_1.ogg</text:p>
          </table:table-cell>
          <table:table-cell office:value-type="string">
            <text:p>modules/gAudioBundle-2/src/Guns and Explosions/M1919a4 Browning Machine Gun 30cal/M1919a4_Browning_Machine_Gun_.30cal_5m_Behind_Ortf_Blanks_Triple_Shots_X_1.ogg</text:p>
          </table:table-cell>
        </table:table-row>
        <table:table-row table:style-name="ro1">
          <table:table-cell office:value-type="string">
            <text:p>M1928a1_Thompson_Submachine_Gun_.45cal_0.3m_To_Side_Ortf_Burst_Of_Four_X_1.ogg</text:p>
          </table:table-cell>
          <table:table-cell office:value-type="string">
            <text:p>modules/gAudioBundle-2/src/Guns and Explosions/M1928a1 Thompson Submachine Gun 45cal/M1928a1_Thompson_Submachine_Gun_.45cal_0.3m_To_Side_Ortf_Burst_Of_Four_X_1.ogg</text:p>
          </table:table-cell>
        </table:table-row>
        <table:table-row table:style-name="ro1">
          <table:table-cell office:value-type="string">
            <text:p>M1928a1_Thompson_Submachine_Gun_.45cal_300m_In_Front_Burst_Of_Four_X_1.ogg</text:p>
          </table:table-cell>
          <table:table-cell office:value-type="string">
            <text:p>modules/gAudioBundle-2/src/Guns and Explosions/M1928a1 Thompson Submachine Gun 45cal/M1928a1_Thompson_Submachine_Gun_.45cal_300m_In_Front_Burst_Of_Four_X_1.ogg</text:p>
          </table:table-cell>
        </table:table-row>
        <table:table-row table:style-name="ro1">
          <table:table-cell office:value-type="string">
            <text:p>M3_Submachine_Grease_Gun_.45cal_0.3m_To_Side_Triple_Shots_X_1.ogg</text:p>
          </table:table-cell>
          <table:table-cell office:value-type="string">
            <text:p>modules/gAudioBundle-2/src/Guns and Explosions/M3 Submachine Grease Gun 45cal/M3_Submachine_Grease_Gun_.45cal_0.3m_To_Side_Triple_Shots_X_1.ogg</text:p>
          </table:table-cell>
        </table:table-row>
        <table:table-row table:style-name="ro1">
          <table:table-cell office:value-type="string">
            <text:p>M3_Submachine_Grease_Gun_.45cal_300m_In_Front_Burst_Of_Thirteen_X_1.ogg</text:p>
          </table:table-cell>
          <table:table-cell office:value-type="string">
            <text:p>modules/gAudioBundle-2/src/Guns and Explosions/M3 Submachine Grease Gun 45cal/M3_Submachine_Grease_Gun_.45cal_300m_In_Front_Burst_Of_Thirteen_X_1.ogg</text:p>
          </table:table-cell>
        </table:table-row>
        <table:table-row table:style-name="ro1">
          <table:table-cell office:value-type="string">
            <text:p>Air_Compressor_Stress_Adjustment_Contact.ogg</text:p>
          </table:table-cell>
          <table:table-cell office:value-type="string">
            <text:p>modules/gAudioBundle-2/src/Guns and Explosions/Machine Emanation/Air_Compressor_Stress_Adjustment_Contact.ogg</text:p>
          </table:table-cell>
        </table:table-row>
        <table:table-row table:style-name="ro1">
          <table:table-cell office:value-type="string">
            <text:p>Table_Saw_Starts_And_Stops_Contact.ogg</text:p>
          </table:table-cell>
          <table:table-cell office:value-type="string">
            <text:p>modules/gAudioBundle-2/src/Guns and Explosions/Machine Emanation/Table_Saw_Starts_And_Stops_Contact.ogg</text:p>
          </table:table-cell>
        </table:table-row>
        <table:table-row table:style-name="ro1">
          <table:table-cell office:value-type="string">
            <text:p>Mini_Uzi_9mm_1m_Left_Off_Axis_Mkh416_Clean_Four_Shots_X_1.ogg</text:p>
          </table:table-cell>
          <table:table-cell office:value-type="string">
            <text:p>modules/gAudioBundle-2/src/Guns and Explosions/Mini Uzi 9mm/Mini_Uzi_9mm_1m_Left_Off_Axis_Mkh416_Clean_Four_Shots_X_1.ogg</text:p>
          </table:table-cell>
        </table:table-row>
        <table:table-row table:style-name="ro1">
          <table:table-cell office:value-type="string">
            <text:p>Mini_Uzi_9mm_30m_In_Front_Off_Axis_Clean_Four_Shots_X_1.ogg</text:p>
          </table:table-cell>
          <table:table-cell office:value-type="string">
            <text:p>modules/gAudioBundle-2/src/Guns and Explosions/Mini Uzi 9mm/Mini_Uzi_9mm_30m_In_Front_Off_Axis_Clean_Four_Shots_X_1.ogg</text:p>
          </table:table-cell>
        </table:table-row>
        <table:table-row table:style-name="ro1">
          <table:table-cell office:value-type="string">
            <text:p>Remington_700_7.62x51mm_1m_Right_Mkh8040_1_Clean_Single_Shots_X_14.ogg</text:p>
          </table:table-cell>
          <table:table-cell office:value-type="string">
            <text:p>modules/gAudioBundle-2/src/Guns and Explosions/Remington 700 762x51mm/Remington_700_7.62x51mm_1m_Right_Mkh8040_1_Clean_Single_Shots_X_14.ogg</text:p>
          </table:table-cell>
        </table:table-row>
        <table:table-row table:style-name="ro1">
          <table:table-cell office:value-type="string">
            <text:p>Remington_700_7.62x51mm_50m_Behind_788_Schoeps_B_Clean_Single_Shots_X_14.ogg</text:p>
          </table:table-cell>
          <table:table-cell office:value-type="string">
            <text:p>modules/gAudioBundle-2/src/Guns and Explosions/Remington 700 762x51mm/Remington_700_7.62x51mm_50m_Behind_788_Schoeps_B_Clean_Single_Shots_X_14.ogg</text:p>
          </table:table-cell>
        </table:table-row>
        <table:table-row table:style-name="ro1">
          <table:table-cell office:value-type="string">
            <text:p>Sig_P229_9mm_1m_Left_On_Ground_Dpa4062_Clean_Triple_Shots_X_2.ogg</text:p>
          </table:table-cell>
          <table:table-cell office:value-type="string">
            <text:p>modules/gAudioBundle-2/src/Guns and Explosions/Sig P229 9mm/Sig_P229_9mm_1m_Left_On_Ground_Dpa4062_Clean_Triple_Shots_X_2.ogg</text:p>
          </table:table-cell>
        </table:table-row>
        <table:table-row table:style-name="ro1">
          <table:table-cell office:value-type="string">
            <text:p>Sig_P229_9mm_50m_Behind_Ehrlund_R1_Clean_Triple_Shots_X_2.ogg</text:p>
          </table:table-cell>
          <table:table-cell office:value-type="string">
            <text:p>modules/gAudioBundle-2/src/Guns and Explosions/Sig P229 9mm/Sig_P229_9mm_50m_Behind_Ehrlund_R1_Clean_Triple_Shots_X_2.ogg</text:p>
          </table:table-cell>
        </table:table-row>
        <table:table-row table:style-name="ro1">
          <table:table-cell office:value-type="string">
            <text:p>Bullet_Shell_Bounce_Wood2_05.ogg</text:p>
          </table:table-cell>
          <table:table-cell office:value-type="string">
            <text:p>modules/gAudioBundle-2/src/Guns and Explosions/Silenced Gun Sounds/Bullet_Shell_Bounce_Wood2_05.ogg</text:p>
          </table:table-cell>
        </table:table-row>
        <table:table-row table:style-name="ro1">
          <table:table-cell office:value-type="string">
            <text:p>Gun_Pistol_Shot_Silenced_04.ogg</text:p>
          </table:table-cell>
          <table:table-cell office:value-type="string">
            <text:p>modules/gAudioBundle-2/src/Guns and Explosions/Silenced Gun Sounds/Gun_Pistol_Shot_Silenced_04.ogg</text:p>
          </table:table-cell>
        </table:table-row>
        <table:table-row table:style-name="ro1">
          <table:table-cell office:value-type="string">
            <text:p>Gun_Silenced_Sniper1_Shot_01.ogg</text:p>
          </table:table-cell>
          <table:table-cell office:value-type="string">
            <text:p>modules/gAudioBundle-2/src/Guns and Explosions/Silenced Gun Sounds/Gun_Silenced_Sniper1_Shot_01.ogg</text:p>
          </table:table-cell>
        </table:table-row>
        <table:table-row table:style-name="ro1">
          <table:table-cell office:value-type="string">
            <text:p>Gun_Silencer_Barrel_Screw_Fast_01.ogg</text:p>
          </table:table-cell>
          <table:table-cell office:value-type="string">
            <text:p>modules/gAudioBundle-2/src/Guns and Explosions/Silenced Gun Sounds/Gun_Silencer_Barrel_Screw_Fast_01.ogg</text:p>
          </table:table-cell>
        </table:table-row>
        <table:table-row table:style-name="ro1">
          <table:table-cell office:value-type="string">
            <text:p>Smith_and_Wesson_M29_.44_Magnum_1.5m_Behind_Right_Clean_Double_Shots_X_4.ogg</text:p>
          </table:table-cell>
          <table:table-cell office:value-type="string">
            <text:p>modules/gAudioBundle-2/src/Guns and Explosions/Smith and Wesson M29 44 Magnum/Smith_and_Wesson_M29_.44_Magnum_1.5m_Behind_Right_Clean_Double_Shots_X_4.ogg</text:p>
          </table:table-cell>
        </table:table-row>
        <table:table-row table:style-name="ro1">
          <table:table-cell office:value-type="string">
            <text:p>Smith_and_Wesson_M29_.44_Magnum_2m_Behind_Right_Pzm_Clean_Double_Shots_X_4.ogg</text:p>
          </table:table-cell>
          <table:table-cell office:value-type="string">
            <text:p>modules/gAudioBundle-2/src/Guns and Explosions/Smith and Wesson M29 44 Magnum/Smith_and_Wesson_M29_.44_Magnum_2m_Behind_Right_Pzm_Clean_Double_Shots_X_4.ogg</text:p>
          </table:table-cell>
        </table:table-row>
        <table:table-row table:style-name="ro1">
          <table:table-cell office:value-type="string">
            <text:p>Smith_and_Wesson_M66_.357_Magnum_1m_Left_Off_Axis_Mkh416_Clean_Double_Shots_X_2.ogg</text:p>
          </table:table-cell>
          <table:table-cell office:value-type="string">
            <text:p>modules/gAudioBundle-2/src/Guns and Explosions/Smith and Wesson M66 357 Magnum/Smith_and_Wesson_M66_.357_Magnum_1m_Left_Off_Axis_Mkh416_Clean_Double_Shots_X_2.ogg</text:p>
          </table:table-cell>
        </table:table-row>
        <table:table-row table:style-name="ro1">
          <table:table-cell office:value-type="string">
            <text:p>Smith_and_Wesson_M66_.357_Magnum_50m_Behind_Ehrlund_L1_Clean_Double_Shots_X_2.ogg</text:p>
          </table:table-cell>
          <table:table-cell office:value-type="string">
            <text:p>modules/gAudioBundle-2/src/Guns and Explosions/Smith and Wesson M66 357 Magnum/Smith_and_Wesson_M66_.357_Magnum_50m_Behind_Ehrlund_L1_Clean_Double_Shots_X_2.ogg</text:p>
          </table:table-cell>
        </table:table-row>
        <table:table-row table:style-name="ro1">
          <table:table-cell office:value-type="string">
            <text:p>Steyr_Tmp_9mm_1m_Right_Cs3_Clean_Double_Shots_X_1.ogg</text:p>
          </table:table-cell>
          <table:table-cell office:value-type="string">
            <text:p>modules/gAudioBundle-2/src/Guns and Explosions/Steyr Tmp 9mm/Steyr_Tmp_9mm_1m_Right_Cs3_Clean_Double_Shots_X_1.ogg</text:p>
          </table:table-cell>
        </table:table-row>
        <table:table-row table:style-name="ro1">
          <table:table-cell office:value-type="string">
            <text:p>Steyr_Tmp_9mm_30m_In_Front_Off_Axis_Clean_Double_Shots_X_1.ogg</text:p>
          </table:table-cell>
          <table:table-cell office:value-type="string">
            <text:p>modules/gAudioBundle-2/src/Guns and Explosions/Steyr Tmp 9mm/Steyr_Tmp_9mm_30m_In_Front_Off_Axis_Clean_Double_Shots_X_1.ogg</text:p>
          </table:table-cell>
        </table:table-row>
        <table:table-row table:style-name="ro1">
          <table:table-cell office:value-type="string">
            <text:p>Usas-12_12g_Solid_Slug_1m_Right_Cs3_Clean_Double_Shots_X_1.ogg</text:p>
          </table:table-cell>
          <table:table-cell office:value-type="string">
            <text:p>modules/gAudioBundle-2/src/Guns and Explosions/Usas 12 12g Solid Slug/Usas-12_12g_Solid_Slug_1m_Right_Cs3_Clean_Double_Shots_X_1.ogg</text:p>
          </table:table-cell>
        </table:table-row>
        <table:table-row table:style-name="ro1">
          <table:table-cell office:value-type="string">
            <text:p>Usas-12_12g_Solid_Slug_55m_In_Front_Off_Axis_Clean_Double_Shots_X_1.ogg</text:p>
          </table:table-cell>
          <table:table-cell office:value-type="string">
            <text:p>modules/gAudioBundle-2/src/Guns and Explosions/Usas 12 12g Solid Slug/Usas-12_12g_Solid_Slug_55m_In_Front_Off_Axis_Clean_Double_Shots_X_1.ogg</text:p>
          </table:table-cell>
        </table:table-row>
        <table:table-row table:style-name="ro1">
          <table:table-cell office:value-type="string">
            <text:p>Uzi_9mm_1m_Right_Mkh8040_1_Clean_Five_Shots_X_1.ogg</text:p>
          </table:table-cell>
          <table:table-cell office:value-type="string">
            <text:p>modules/gAudioBundle-2/src/Guns and Explosions/Uzi 9mm/Uzi_9mm_1m_Right_Mkh8040_1_Clean_Five_Shots_X_1.ogg</text:p>
          </table:table-cell>
        </table:table-row>
        <table:table-row table:style-name="ro1">
          <table:table-cell office:value-type="string">
            <text:p>Uzi_9mm_75m_Behind_Ehrlund_R1_Clean_Five_Shots_X_1.ogg</text:p>
          </table:table-cell>
          <table:table-cell office:value-type="string">
            <text:p>modules/gAudioBundle-2/src/Guns and Explosions/Uzi 9mm/Uzi_9mm_75m_Behind_Ehrlund_R1_Clean_Five_Shots_X_1.ogg</text:p>
          </table:table-cell>
        </table:table-row>
        <table:table-row table:style-name="ro1">
          <table:table-cell office:value-type="string">
            <text:p>Volcano_Eruption_1.ogg</text:p>
          </table:table-cell>
          <table:table-cell office:value-type="string">
            <text:p>modules/gAudioBundle-2/src/Guns and Explosions/Volcano_Eruption_1.ogg</text:p>
          </table:table-cell>
        </table:table-row>
        <table:table-row table:style-name="ro1">
          <table:table-cell office:value-type="string">
            <text:p>Vz61_Scorpion_9mm_1.5m_Behind_Right_Clean_Double_Shots_X_1.ogg</text:p>
          </table:table-cell>
          <table:table-cell office:value-type="string">
            <text:p>modules/gAudioBundle-2/src/Guns and Explosions/Vz61 Scorpion 9mm/Vz61_Scorpion_9mm_1.5m_Behind_Right_Clean_Double_Shots_X_1.ogg</text:p>
          </table:table-cell>
        </table:table-row>
        <table:table-row table:style-name="ro1">
          <table:table-cell office:value-type="string">
            <text:p>Vz61_Scorpion_9mm_50m_Behind_Ehrlund_R1_Clean_Double_Shots_X_1.ogg</text:p>
          </table:table-cell>
          <table:table-cell office:value-type="string">
            <text:p>modules/gAudioBundle-2/src/Guns and Explosions/Vz61 Scorpion 9mm/Vz61_Scorpion_9mm_50m_Behind_Ehrlund_R1_Clean_Double_Shots_X_1.ogg</text:p>
          </table:table-cell>
        </table:table-row>
        <table:table-row table:style-name="ro1">
          <table:table-cell office:value-type="string">
            <text:p>Bench_Press_Shaking_01.ogg</text:p>
          </table:table-cell>
          <table:table-cell office:value-type="string">
            <text:p>modules/gAudioBundle-2/src/Gym/Gym Sounds Of Bodybuilding/Bench_Press_Shaking_01.ogg</text:p>
          </table:table-cell>
        </table:table-row>
        <table:table-row table:style-name="ro1">
          <table:table-cell office:value-type="string">
            <text:p>Designed_Grave_Opening.ogg</text:p>
          </table:table-cell>
          <table:table-cell office:value-type="string">
            <text:p>modules/gAudioBundle-2/src/Gym/Gym Sounds Of Bodybuilding/Designed_Grave_Opening.ogg</text:p>
          </table:table-cell>
        </table:table-row>
        <table:table-row table:style-name="ro1">
          <table:table-cell office:value-type="string">
            <text:p>Pulling_Bar_Threading_And_Unscrewing_02.ogg</text:p>
          </table:table-cell>
          <table:table-cell office:value-type="string">
            <text:p>modules/gAudioBundle-2/src/Gym/Gym Sounds Of Bodybuilding/Pulling_Bar_Threading_And_Unscrewing_02.ogg</text:p>
          </table:table-cell>
        </table:table-row>
        <table:table-row table:style-name="ro1">
          <table:table-cell office:value-type="string">
            <text:p>Weight_Metal_Plate_10kg_Dropped_01.ogg</text:p>
          </table:table-cell>
          <table:table-cell office:value-type="string">
            <text:p>modules/gAudioBundle-2/src/Gym/Gym Sounds Of Bodybuilding/Weight_Metal_Plate_10kg_Dropped_01.ogg</text:p>
          </table:table-cell>
        </table:table-row>
        <table:table-row table:style-name="ro1">
          <table:table-cell office:value-type="string">
            <text:p>Gym_Boxing_Punching_Bag_Hits_Chain_Perspective.ogg</text:p>
          </table:table-cell>
          <table:table-cell office:value-type="string">
            <text:p>modules/gAudioBundle-2/src/Gym/Gym_Boxing_Punching_Bag_Hits_Chain_Perspective.ogg</text:p>
          </table:table-cell>
        </table:table-row>
        <table:table-row table:style-name="ro1">
          <table:table-cell office:value-type="string">
            <text:p>Gym_Foley_Barbell_Steel_Bar_Place_Back_In_Metal_Stand.ogg</text:p>
          </table:table-cell>
          <table:table-cell office:value-type="string">
            <text:p>modules/gAudioBundle-2/src/Gym/Gym_Foley_Barbell_Steel_Bar_Place_Back_In_Metal_Stand.ogg</text:p>
          </table:table-cell>
        </table:table-row>
        <table:table-row table:style-name="ro1">
          <table:table-cell office:value-type="string">
            <text:p>Gym_Foley_Barbell_Weight_10kg_Steel_Add_And_Remove_From_Bar.ogg</text:p>
          </table:table-cell>
          <table:table-cell office:value-type="string">
            <text:p>modules/gAudioBundle-2/src/Gym/Gym_Foley_Barbell_Weight_10kg_Steel_Add_And_Remove_From_Bar.ogg</text:p>
          </table:table-cell>
        </table:table-row>
        <table:table-row table:style-name="ro1">
          <table:table-cell office:value-type="string">
            <text:p>Gym_Foley_Drop_Metal_Handle_On_Floor.ogg</text:p>
          </table:table-cell>
          <table:table-cell office:value-type="string">
            <text:p>modules/gAudioBundle-2/src/Gym/Gym_Foley_Drop_Metal_Handle_On_Floor.ogg</text:p>
          </table:table-cell>
        </table:table-row>
        <table:table-row table:style-name="ro1">
          <table:table-cell office:value-type="string">
            <text:p>Crowd_Bar_Pub_Male_Boo_Aww_Friendly_Disappointment.ogg</text:p>
          </table:table-cell>
          <table:table-cell office:value-type="string">
            <text:p>modules/gAudioBundle-2/src/Half and Half Sound Fx Pack/Crowd_Bar_Pub_Male_Boo_Aww_Friendly_Disappointment.ogg</text:p>
          </table:table-cell>
        </table:table-row>
        <table:table-row table:style-name="ro1">
          <table:table-cell office:value-type="string">
            <text:p>Crowd_Community_Centre_Hall_Distant_Airy_Light_Activity_Some_Light_Activity.ogg</text:p>
          </table:table-cell>
          <table:table-cell office:value-type="string">
            <text:p>modules/gAudioBundle-2/src/Half and Half Sound Fx Pack/Crowd_Community_Centre_Hall_Distant_Airy_Light_Activity_Some_Light_Activity.ogg</text:p>
          </table:table-cell>
        </table:table-row>
        <table:table-row table:style-name="ro1">
          <table:table-cell office:value-type="string">
            <text:p>Crowd_Military_Army_Squad_Medium_Distant_Light_Milling_Work_Voices_Activity_Drill_Sergeant_Shout_Distant_Truck_Starting_Departing_Midway.ogg</text:p>
          </table:table-cell>
          <table:table-cell office:value-type="string">
            <text:p>modules/gAudioBundle-2/src/Half and Half Sound Fx Pack/Crowd_Military_Army_Squad_Medium_Distant_Light_Milling_Work_Voices_Activity_Drill_Sergeant_Shout_Distant_Truck_Starting_Departing_Midway.ogg</text:p>
          </table:table-cell>
        </table:table-row>
        <table:table-row table:style-name="ro1">
          <table:table-cell office:value-type="string">
            <text:p>Paper_Tear_Check_Out_Of_Checkbook.ogg</text:p>
          </table:table-cell>
          <table:table-cell office:value-type="string">
            <text:p>modules/gAudioBundle-2/src/Half and Half Sound Fx Pack/Paper_Tear_Check_Out_Of_Checkbook.ogg</text:p>
          </table:table-cell>
        </table:table-row>
        <table:table-row table:style-name="ro1">
          <table:table-cell office:value-type="string">
            <text:p>Room_Tone_Hospital_Dermatology_Reception_Activity_Light_Set_Up_Some_Footsteps.ogg</text:p>
          </table:table-cell>
          <table:table-cell office:value-type="string">
            <text:p>modules/gAudioBundle-2/src/Half and Half Sound Fx Pack/Room_Tone_Hospital_Dermatology_Reception_Activity_Light_Set_Up_Some_Footsteps.ogg</text:p>
          </table:table-cell>
        </table:table-row>
        <table:table-row table:style-name="ro1">
          <table:table-cell office:value-type="string">
            <text:p>Snow_Blower_Mastercraft_10_5_Hp_30_Inch_Cut_Idle_Low_To_High_Off.ogg</text:p>
          </table:table-cell>
          <table:table-cell office:value-type="string">
            <text:p>modules/gAudioBundle-2/src/Half and Half Sound Fx Pack/Snow_Blower_Mastercraft_10_5_Hp_30_Inch_Cut_Idle_Low_To_High_Off.ogg</text:p>
          </table:table-cell>
        </table:table-row>
        <table:table-row table:style-name="ro1">
          <table:table-cell office:value-type="string">
            <text:p>Traffic_Intersection_Streetcar_Tracks_Wide_Pov_Hill_Mid_Day_Medium_Trucks_Toil_D50.ogg</text:p>
          </table:table-cell>
          <table:table-cell office:value-type="string">
            <text:p>modules/gAudioBundle-2/src/Half and Half Sound Fx Pack/Traffic_Intersection_Streetcar_Tracks_Wide_Pov_Hill_Mid_Day_Medium_Trucks_Toil_D50.ogg</text:p>
          </table:table-cell>
        </table:table-row>
        <table:table-row table:style-name="ro1">
          <table:table-cell office:value-type="string">
            <text:p>Work_Hammer_Wall_Concrete_Block_Sledgehammers_Pair_Hit_Debris_Patient_Very_Faint_Background_Construction.ogg</text:p>
          </table:table-cell>
          <table:table-cell office:value-type="string">
            <text:p>modules/gAudioBundle-2/src/Half and Half Sound Fx Pack/Work_Hammer_Wall_Concrete_Block_Sledgehammers_Pair_Hit_Debris_Patient_Very_Faint_Background_Construction.ogg</text:p>
          </table:table-cell>
        </table:table-row>
        <table:table-row table:style-name="ro1">
          <table:table-cell office:value-type="string">
            <text:p>Bluezone-Bc0217-Chime-Texture-011.ogg</text:p>
          </table:table-cell>
          <table:table-cell office:value-type="string">
            <text:p>modules/gAudioBundle-2/src/Halloween/Bluezone-Bc0217-Chime-Texture-011.ogg</text:p>
          </table:table-cell>
        </table:table-row>
        <table:table-row table:style-name="ro1">
          <table:table-cell office:value-type="string">
            <text:p>Bluezone-Bc0217-Dark-Ambience-047.ogg</text:p>
          </table:table-cell>
          <table:table-cell office:value-type="string">
            <text:p>modules/gAudioBundle-2/src/Halloween/Bluezone-Bc0217-Dark-Ambience-047.ogg</text:p>
          </table:table-cell>
        </table:table-row>
        <table:table-row table:style-name="ro1">
          <table:table-cell office:value-type="string">
            <text:p>Bluezone-Bc0217-Impact-014.ogg</text:p>
          </table:table-cell>
          <table:table-cell office:value-type="string">
            <text:p>modules/gAudioBundle-2/src/Halloween/Bluezone-Bc0217-Impact-014.ogg</text:p>
          </table:table-cell>
        </table:table-row>
        <table:table-row table:style-name="ro1">
          <table:table-cell office:value-type="string">
            <text:p>Bluezone-Bc0217-Sound-Effect-004.ogg</text:p>
          </table:table-cell>
          <table:table-cell office:value-type="string">
            <text:p>modules/gAudioBundle-2/src/Halloween/Bluezone-Bc0217-Sound-Effect-004.ogg</text:p>
          </table:table-cell>
        </table:table-row>
        <table:table-row table:style-name="ro1">
          <table:table-cell office:value-type="string">
            <text:p>Sh101_Glass_Break_Pane_702t_Fienup_004.ogg</text:p>
          </table:table-cell>
          <table:table-cell office:value-type="string">
            <text:p>modules/gAudioBundle-2/src/Halloween/Sh101_Glass_Break_Pane_702t_Fienup_004.ogg</text:p>
          </table:table-cell>
        </table:table-row>
        <table:table-row table:style-name="ro1">
          <table:table-cell office:value-type="string">
            <text:p>Sh101_Human_Female_Scream_Alien_Otherworldly_Fienup_002.ogg</text:p>
          </table:table-cell>
          <table:table-cell office:value-type="string">
            <text:p>modules/gAudioBundle-2/src/Halloween/Sh101_Human_Female_Scream_Alien_Otherworldly_Fienup_002.ogg</text:p>
          </table:table-cell>
        </table:table-row>
        <table:table-row table:style-name="ro1">
          <table:table-cell office:value-type="string">
            <text:p>Sh101_Human_Speakingintongues_Smallgroup_Fienup_002.ogg</text:p>
          </table:table-cell>
          <table:table-cell office:value-type="string">
            <text:p>modules/gAudioBundle-2/src/Halloween/Sh101_Human_Speakingintongues_Smallgroup_Fienup_002.ogg</text:p>
          </table:table-cell>
        </table:table-row>
        <table:table-row table:style-name="ro1">
          <table:table-cell office:value-type="string">
            <text:p>Sh101_Sword_Attack_Hollywood_Fienup_004.ogg</text:p>
          </table:table-cell>
          <table:table-cell office:value-type="string">
            <text:p>modules/gAudioBundle-2/src/Halloween/Sh101_Sword_Attack_Hollywood_Fienup_004.ogg</text:p>
          </table:table-cell>
        </table:table-row>
        <table:table-row table:style-name="ro1">
          <table:table-cell office:value-type="string">
            <text:p>Ds_Hand_Spinner_07.ogg</text:p>
          </table:table-cell>
          <table:table-cell office:value-type="string">
            <text:p>modules/gAudioBundle-2/src/Hand Spinner Source and Pre Designed/Ds_Hand_Spinner_07.ogg</text:p>
          </table:table-cell>
        </table:table-row>
        <table:table-row table:style-name="ro1">
          <table:table-cell office:value-type="string">
            <text:p>Ds_Hand_Spinner_13.ogg</text:p>
          </table:table-cell>
          <table:table-cell office:value-type="string">
            <text:p>modules/gAudioBundle-2/src/Hand Spinner Source and Pre Designed/Ds_Hand_Spinner_13.ogg</text:p>
          </table:table-cell>
        </table:table-row>
        <table:table-row table:style-name="ro1">
          <table:table-cell office:value-type="string">
            <text:p>Hand_Spinner_20.ogg</text:p>
          </table:table-cell>
          <table:table-cell office:value-type="string">
            <text:p>modules/gAudioBundle-2/src/Hand Spinner Source and Pre Designed/Hand_Spinner_20.ogg</text:p>
          </table:table-cell>
        </table:table-row>
        <table:table-row table:style-name="ro1">
          <table:table-cell office:value-type="string">
            <text:p>Hand_Spinner_31.ogg</text:p>
          </table:table-cell>
          <table:table-cell office:value-type="string">
            <text:p>modules/gAudioBundle-2/src/Hand Spinner Source and Pre Designed/Hand_Spinner_31.ogg</text:p>
          </table:table-cell>
        </table:table-row>
        <table:table-row table:style-name="ro1">
          <table:table-cell office:value-type="string">
            <text:p>Body_Hits_Body_Slam_Floor_08.ogg</text:p>
          </table:table-cell>
          <table:table-cell office:value-type="string">
            <text:p>modules/gAudioBundle-2/src/Hand To Hand Combat Body Hits and Vocal Excursions/Body_Hits_Body_Slam_Floor_08.ogg</text:p>
          </table:table-cell>
        </table:table-row>
        <table:table-row table:style-name="ro1">
          <table:table-cell office:value-type="string">
            <text:p>Body_Hits_Deep_Punch_02.ogg</text:p>
          </table:table-cell>
          <table:table-cell office:value-type="string">
            <text:p>modules/gAudioBundle-2/src/Hand To Hand Combat Body Hits and Vocal Excursions/Body_Hits_Deep_Punch_02.ogg</text:p>
          </table:table-cell>
        </table:table-row>
        <table:table-row table:style-name="ro1">
          <table:table-cell office:value-type="string">
            <text:p>Body_Hits_Face_Slap_Hard_04.ogg</text:p>
          </table:table-cell>
          <table:table-cell office:value-type="string">
            <text:p>modules/gAudioBundle-2/src/Hand To Hand Combat Body Hits and Vocal Excursions/Body_Hits_Face_Slap_Hard_04.ogg</text:p>
          </table:table-cell>
        </table:table-row>
        <table:table-row table:style-name="ro1">
          <table:table-cell office:value-type="string">
            <text:p>Vocal_Excursion_Male_Powering_Up_14.ogg</text:p>
          </table:table-cell>
          <table:table-cell office:value-type="string">
            <text:p>modules/gAudioBundle-2/src/Hand To Hand Combat Body Hits and Vocal Excursions/Vocal_Excursion_Male_Powering_Up_14.ogg</text:p>
          </table:table-cell>
        </table:table-row>
        <table:table-row table:style-name="ro1">
          <table:table-cell office:value-type="string">
            <text:p>Socket_Wrench_5.ogg</text:p>
          </table:table-cell>
          <table:table-cell office:value-type="string">
            <text:p>modules/gAudioBundle-2/src/Hand Tools/Socket_Wrench_5.ogg</text:p>
          </table:table-cell>
        </table:table-row>
        <table:table-row table:style-name="ro1">
          <table:table-cell office:value-type="string">
            <text:p>Toolbox_Shuffling_3.ogg</text:p>
          </table:table-cell>
          <table:table-cell office:value-type="string">
            <text:p>modules/gAudioBundle-2/src/Hand Tools/Toolbox_Shuffling_3.ogg</text:p>
          </table:table-cell>
        </table:table-row>
        <table:table-row table:style-name="ro1">
          <table:table-cell office:value-type="string">
            <text:p>Wire_Brush_1.ogg</text:p>
          </table:table-cell>
          <table:table-cell office:value-type="string">
            <text:p>modules/gAudioBundle-2/src/Hand Tools/Wire_Brush_1.ogg</text:p>
          </table:table-cell>
        </table:table-row>
        <table:table-row table:style-name="ro1">
          <table:table-cell office:value-type="string">
            <text:p>Walkie_Talkie_aeg_Voxtel_power_On_power_Off_beeps_series.ogg</text:p>
          </table:table-cell>
          <table:table-cell office:value-type="string">
            <text:p>modules/gAudioBundle-2/src/Handheld Tranceivers/Walkie_Talkie_aeg_Voxtel_power_On_power_Off_beeps_series.ogg</text:p>
          </table:table-cell>
        </table:table-row>
        <table:table-row table:style-name="ro1">
          <table:table-cell office:value-type="string">
            <text:p>Walkie_Talkie_cobra_Microtalk_radio_Communication_end_noise_Squelch_beep_series.ogg</text:p>
          </table:table-cell>
          <table:table-cell office:value-type="string">
            <text:p>modules/gAudioBundle-2/src/Handheld Tranceivers/Walkie_Talkie_cobra_Microtalk_radio_Communication_end_noise_Squelch_beep_series.ogg</text:p>
          </table:table-cell>
        </table:table-row>
        <table:table-row table:style-name="ro1">
          <table:table-cell office:value-type="string">
            <text:p>Walkie_Talkie_cobra_Microtalk_radio_Communication_static_no_Speech_03.ogg</text:p>
          </table:table-cell>
          <table:table-cell office:value-type="string">
            <text:p>modules/gAudioBundle-2/src/Handheld Tranceivers/Walkie_Talkie_cobra_Microtalk_radio_Communication_static_no_Speech_03.ogg</text:p>
          </table:table-cell>
        </table:table-row>
        <table:table-row table:style-name="ro1">
          <table:table-cell office:value-type="string">
            <text:p>Walkie_Talkie_kenwood_Tk-3107_Fm_radio_Communication_no_Speech_static_feedback_Squelch_manipulations.ogg</text:p>
          </table:table-cell>
          <table:table-cell office:value-type="string">
            <text:p>modules/gAudioBundle-2/src/Handheld Tranceivers/Walkie_Talkie_kenwood_Tk-3107_Fm_radio_Communication_no_Speech_static_feedback_Squelch_manipulations.ogg</text:p>
          </table:table-cell>
        </table:table-row>
        <table:table-row table:style-name="ro1">
          <table:table-cell office:value-type="string">
            <text:p>Handwriting_Feltpen_Kids_032.ogg</text:p>
          </table:table-cell>
          <table:table-cell office:value-type="string">
            <text:p>modules/gAudioBundle-2/src/Handwriting Sound Effects/Handwriting_Feltpen_Kids_032.ogg</text:p>
          </table:table-cell>
        </table:table-row>
        <table:table-row table:style-name="ro1">
          <table:table-cell office:value-type="string">
            <text:p>Handwriting_Fountainpen_023.ogg</text:p>
          </table:table-cell>
          <table:table-cell office:value-type="string">
            <text:p>modules/gAudioBundle-2/src/Handwriting Sound Effects/Handwriting_Fountainpen_023.ogg</text:p>
          </table:table-cell>
        </table:table-row>
        <table:table-row table:style-name="ro1">
          <table:table-cell office:value-type="string">
            <text:p>Handwriting_Marker_Whiteboard_034.ogg</text:p>
          </table:table-cell>
          <table:table-cell office:value-type="string">
            <text:p>modules/gAudioBundle-2/src/Handwriting Sound Effects/Handwriting_Marker_Whiteboard_034.ogg</text:p>
          </table:table-cell>
        </table:table-row>
        <table:table-row table:style-name="ro1">
          <table:table-cell office:value-type="string">
            <text:p>Handwriting_Quill_012.ogg</text:p>
          </table:table-cell>
          <table:table-cell office:value-type="string">
            <text:p>modules/gAudioBundle-2/src/Handwriting Sound Effects/Handwriting_Quill_012.ogg</text:p>
          </table:table-cell>
        </table:table-row>
        <table:table-row table:style-name="ro1">
          <table:table-cell office:value-type="string">
            <text:p>Bpp001.ogg</text:p>
          </table:table-cell>
          <table:table-cell office:value-type="string">
            <text:p>modules/gAudioBundle-2/src/Handwriting/Bpp001.ogg</text:p>
          </table:table-cell>
        </table:table-row>
        <table:table-row table:style-name="ro1">
          <table:table-cell office:value-type="string">
            <text:p>Bppp006.ogg</text:p>
          </table:table-cell>
          <table:table-cell office:value-type="string">
            <text:p>modules/gAudioBundle-2/src/Handwriting/Bppp006.ogg</text:p>
          </table:table-cell>
        </table:table-row>
        <table:table-row table:style-name="ro1">
          <table:table-cell office:value-type="string">
            <text:p>Hlp004.ogg</text:p>
          </table:table-cell>
          <table:table-cell office:value-type="string">
            <text:p>modules/gAudioBundle-2/src/Handwriting/Hlp004.ogg</text:p>
          </table:table-cell>
        </table:table-row>
        <table:table-row table:style-name="ro1">
          <table:table-cell office:value-type="string">
            <text:p>Ambient_Norway_Nyksund_Shore_Waves_Hitting_Rocks_Close_Perspective_Stereo_Ortf_8040.ogg</text:p>
          </table:table-cell>
          <table:table-cell office:value-type="string">
            <text:p>modules/gAudioBundle-2/src/Harbours Of Norway/Ambient_Norway_Nyksund_Shore_Waves_Hitting_Rocks_Close_Perspective_Stereo_Ortf_8040.ogg</text:p>
          </table:table-cell>
        </table:table-row>
        <table:table-row table:style-name="ro1">
          <table:table-cell office:value-type="string">
            <text:p>Ambient_Norway_Pier_Boats_Floating_And_Pulling_Lines_Seagulls_And_Engine_In_The_Background_Stereo_Ortf_8040.ogg</text:p>
          </table:table-cell>
          <table:table-cell office:value-type="string">
            <text:p>modules/gAudioBundle-2/src/Harbours Of Norway/Ambient_Norway_Pier_Boats_Floating_And_Pulling_Lines_Seagulls_And_Engine_In_The_Background_Stereo_Ortf_8040.ogg</text:p>
          </table:table-cell>
        </table:table-row>
        <table:table-row table:style-name="ro1">
          <table:table-cell office:value-type="string">
            <text:p>G4f_Sfx08_Harley_Foot_Gear_Shift_Lever__Slow_Hit__X4.ogg</text:p>
          </table:table-cell>
          <table:table-cell office:value-type="string">
            <text:p>modules/gAudioBundle-2/src/Harley Davidson/G4f_Sfx08_Harley_Foot_Gear_Shift_Lever__Slow_Hit__X4.ogg</text:p>
          </table:table-cell>
        </table:table-row>
        <table:table-row table:style-name="ro1">
          <table:table-cell office:value-type="string">
            <text:p>G4f_Sfx08_Harley_Slow_Down__Arrive__Idle__Stop.ogg</text:p>
          </table:table-cell>
          <table:table-cell office:value-type="string">
            <text:p>modules/gAudioBundle-2/src/Harley Davidson/G4f_Sfx08_Harley_Slow_Down__Arrive__Idle__Stop.ogg</text:p>
          </table:table-cell>
        </table:table-row>
        <table:table-row table:style-name="ro1">
          <table:table-cell office:value-type="string">
            <text:p>G4f_Sfx08_Harley_Start_And_Long_Idle__Back-Firing.ogg</text:p>
          </table:table-cell>
          <table:table-cell office:value-type="string">
            <text:p>modules/gAudioBundle-2/src/Harley Davidson/G4f_Sfx08_Harley_Start_And_Long_Idle__Back-Firing.ogg</text:p>
          </table:table-cell>
        </table:table-row>
        <table:table-row table:style-name="ro1">
          <table:table-cell office:value-type="string">
            <text:p>G4f_Sfx08_Harley_Start__Accelerate__Slow_Speed_Pull_Away__Pass_By_Medium_Speed__Arrive__Idle__Stop-Exhaust_Pipe_Mic.ogg</text:p>
          </table:table-cell>
          <table:table-cell office:value-type="string">
            <text:p>modules/gAudioBundle-2/src/Harley Davidson/G4f_Sfx08_Harley_Start__Accelerate__Slow_Speed_Pull_Away__Pass_By_Medium_Speed__Arrive__Idle__Stop-Exhaust_Pipe_Mic.ogg</text:p>
          </table:table-cell>
        </table:table-row>
        <table:table-row table:style-name="ro1">
          <table:table-cell office:value-type="string">
            <text:p>Hd_Sportster_Iron_883_False_Start_2_And_3_L-Exhaust_R-Motor.ogg</text:p>
          </table:table-cell>
          <table:table-cell office:value-type="string">
            <text:p>modules/gAudioBundle-2/src/Harley Davidson/Hd_Sportster_Iron_883_False_Start_2_And_3_L-Exhaust_R-Motor.ogg</text:p>
          </table:table-cell>
        </table:table-row>
        <table:table-row table:style-name="ro1">
          <table:table-cell office:value-type="string">
            <text:p>Hd_Sportster_Iron_883_Passby_100kmph_Asphalt_Surface_2_Variations.ogg</text:p>
          </table:table-cell>
          <table:table-cell office:value-type="string">
            <text:p>modules/gAudioBundle-2/src/Harley Davidson/Hd_Sportster_Iron_883_Passby_100kmph_Asphalt_Surface_2_Variations.ogg</text:p>
          </table:table-cell>
        </table:table-row>
        <table:table-row table:style-name="ro1">
          <table:table-cell office:value-type="string">
            <text:p>Hd_Sportster_Iron_883_Start_Accelerate_On_The_Spot_Shut_Down_Beside_Vehicle.ogg</text:p>
          </table:table-cell>
          <table:table-cell office:value-type="string">
            <text:p>modules/gAudioBundle-2/src/Harley Davidson/Hd_Sportster_Iron_883_Start_Accelerate_On_The_Spot_Shut_Down_Beside_Vehicle.ogg</text:p>
          </table:table-cell>
        </table:table-row>
        <table:table-row table:style-name="ro1">
          <table:table-cell office:value-type="string">
            <text:p>Hd_Sportster_Iron_883_Start_Long_Idle_Shut_Down_Beside_Vehicle.ogg</text:p>
          </table:table-cell>
          <table:table-cell office:value-type="string">
            <text:p>modules/gAudioBundle-2/src/Harley Davidson/Hd_Sportster_Iron_883_Start_Long_Idle_Shut_Down_Beside_Vehicle.ogg</text:p>
          </table:table-cell>
        </table:table-row>
        <table:table-row table:style-name="ro1">
          <table:table-cell office:value-type="string">
            <text:p>Harvester_Claas_Lexion_530_Approach_With_Turn_In_The_End_Stereo_Ms_Mixdown.ogg</text:p>
          </table:table-cell>
          <table:table-cell office:value-type="string">
            <text:p>modules/gAudioBundle-2/src/Harvester Claas Lexion 530/Harvester_Claas_Lexion_530_Approach_With_Turn_In_The_End_Stereo_Ms_Mixdown.ogg</text:p>
          </table:table-cell>
        </table:table-row>
        <table:table-row table:style-name="ro1">
          <table:table-cell office:value-type="string">
            <text:p>Harvester_Claas_Lexion_530_Bypass_Rl_Lcr_Mixdown.ogg</text:p>
          </table:table-cell>
          <table:table-cell office:value-type="string">
            <text:p>modules/gAudioBundle-2/src/Harvester Claas Lexion 530/Harvester_Claas_Lexion_530_Bypass_Rl_Lcr_Mixdown.ogg</text:p>
          </table:table-cell>
        </table:table-row>
        <table:table-row table:style-name="ro1">
          <table:table-cell office:value-type="string">
            <text:p>Harvester_Claas_Lexion_530_Turning_Engine_On_To_Idle_To_Running_To_Harvesting_Mono_Kmr81i.ogg</text:p>
          </table:table-cell>
          <table:table-cell office:value-type="string">
            <text:p>modules/gAudioBundle-2/src/Harvester Claas Lexion 530/Harvester_Claas_Lexion_530_Turning_Engine_On_To_Idle_To_Running_To_Harvesting_Mono_Kmr81i.ogg</text:p>
          </table:table-cell>
        </table:table-row>
        <table:table-row table:style-name="ro1">
          <table:table-cell office:value-type="string">
            <text:p>Chain_Movement_On_Metal_Variety_Fienup_001.ogg</text:p>
          </table:table-cell>
          <table:table-cell office:value-type="string">
            <text:p>modules/gAudioBundle-2/src/Heavy Metal Impact Sound Effects/Heavy Metal!/Chain_Movement_On_Metal_Variety_Fienup_001.ogg</text:p>
          </table:table-cell>
        </table:table-row>
        <table:table-row table:style-name="ro1">
          <table:table-cell office:value-type="string">
            <text:p>Metal_Bang_Collins_Axe__Chains_Mk4_Fienup_002.ogg</text:p>
          </table:table-cell>
          <table:table-cell office:value-type="string">
            <text:p>modules/gAudioBundle-2/src/Heavy Metal Impact Sound Effects/Heavy Metal!/Metal_Bang_Collins_Axe__Chains_Mk4_Fienup_002.ogg</text:p>
          </table:table-cell>
        </table:table-row>
        <table:table-row table:style-name="ro1">
          <table:table-cell office:value-type="string">
            <text:p>Metal_Scrape_Medium_Harsh_Nt4_Fienup_002.ogg</text:p>
          </table:table-cell>
          <table:table-cell office:value-type="string">
            <text:p>modules/gAudioBundle-2/src/Heavy Metal Impact Sound Effects/Heavy Metal!/Metal_Scrape_Medium_Harsh_Nt4_Fienup_002.ogg</text:p>
          </table:table-cell>
        </table:table-row>
        <table:table-row table:style-name="ro1">
          <table:table-cell office:value-type="string">
            <text:p>Metal_Scrape_Squeak_Long_Nt4_Fienup_003.ogg</text:p>
          </table:table-cell>
          <table:table-cell office:value-type="string">
            <text:p>modules/gAudioBundle-2/src/Heavy Metal Impact Sound Effects/Heavy Metal!/Metal_Scrape_Squeak_Long_Nt4_Fienup_003.ogg</text:p>
          </table:table-cell>
        </table:table-row>
        <table:table-row table:style-name="ro1">
          <table:table-cell office:value-type="string">
            <text:p>Heavy_Metal_Impact_Factory_Door_Vibrating_02_03.ogg</text:p>
          </table:table-cell>
          <table:table-cell office:value-type="string">
            <text:p>modules/gAudioBundle-2/src/Heavy Metal Impact Sound Effects/Heavy_Metal_Impact_Factory_Door_Vibrating_02_03.ogg</text:p>
          </table:table-cell>
        </table:table-row>
        <table:table-row table:style-name="ro1">
          <table:table-cell office:value-type="string">
            <text:p>Heavy_Metal_Impact_Large_Tank_01_03.ogg</text:p>
          </table:table-cell>
          <table:table-cell office:value-type="string">
            <text:p>modules/gAudioBundle-2/src/Heavy Metal Impact Sound Effects/Heavy_Metal_Impact_Large_Tank_01_03.ogg</text:p>
          </table:table-cell>
        </table:table-row>
        <table:table-row table:style-name="ro1">
          <table:table-cell office:value-type="string">
            <text:p>Heavy_Metal_Impact_Metal_Plate_Medium.ogg</text:p>
          </table:table-cell>
          <table:table-cell office:value-type="string">
            <text:p>modules/gAudioBundle-2/src/Heavy Metal Impact Sound Effects/Heavy_Metal_Impact_Metal_Plate_Medium.ogg</text:p>
          </table:table-cell>
        </table:table-row>
        <table:table-row table:style-name="ro1">
          <table:table-cell office:value-type="string">
            <text:p>Heavy_Metal_Impact_Steel_Barrel_01.ogg</text:p>
          </table:table-cell>
          <table:table-cell office:value-type="string">
            <text:p>modules/gAudioBundle-2/src/Heavy Metal Impact Sound Effects/Heavy_Metal_Impact_Steel_Barrel_01.ogg</text:p>
          </table:table-cell>
        </table:table-row>
        <table:table-row table:style-name="ro1">
          <table:table-cell office:value-type="string">
            <text:p>Printing_Press_fast_grinding_hydraulics_whirring.ogg</text:p>
          </table:table-cell>
          <table:table-cell office:value-type="string">
            <text:p>modules/gAudioBundle-2/src/Heidelberg Printing Press/Printing_Press_fast_grinding_hydraulics_whirring.ogg</text:p>
          </table:table-cell>
        </table:table-row>
        <table:table-row table:style-name="ro1">
          <table:table-cell office:value-type="string">
            <text:p>Printing_Press_slow__Machine__Start.ogg</text:p>
          </table:table-cell>
          <table:table-cell office:value-type="string">
            <text:p>modules/gAudioBundle-2/src/Heidelberg Printing Press/Printing_Press_slow__Machine__Start.ogg</text:p>
          </table:table-cell>
        </table:table-row>
        <table:table-row table:style-name="ro1">
          <table:table-cell office:value-type="string">
            <text:p>Helinä_Windbell_Japanese_Porcelain_Clapper_Paperwindcatcher_Cottonrope_Gust_Strong_Shorttail_Midside.ogg</text:p>
          </table:table-cell>
          <table:table-cell office:value-type="string">
            <text:p>modules/gAudioBundle-2/src/Helina/Helinä_Windbell_Japanese_Porcelain_Clapper_Paperwindcatcher_Cottonrope_Gust_Strong_Shorttail_Midside.ogg</text:p>
          </table:table-cell>
        </table:table-row>
        <table:table-row table:style-name="ro1">
          <table:table-cell office:value-type="string">
            <text:p>Helinä_Windchimes_Aluminum_Pipes_Woodclapper_Aluminumwindcatcher_Metalchain_Twine_Release_Gentle_Lingering_Midside_Alt.ogg</text:p>
          </table:table-cell>
          <table:table-cell office:value-type="string">
            <text:p>modules/gAudioBundle-2/src/Helina/Helinä_Windchimes_Aluminum_Pipes_Woodclapper_Aluminumwindcatcher_Metalchain_Twine_Release_Gentle_Lingering_Midside_Alt.ogg</text:p>
          </table:table-cell>
        </table:table-row>
        <table:table-row table:style-name="ro1">
          <table:table-cell office:value-type="string">
            <text:p>Helinä_Windchimes_Mixed_Paper_Aluminum_Tuned_Glassclappermini_Windcatcher_Cottonrope_Release_Gentle_Lingering_Midside.ogg</text:p>
          </table:table-cell>
          <table:table-cell office:value-type="string">
            <text:p>modules/gAudioBundle-2/src/Helina/Helinä_Windchimes_Mixed_Paper_Aluminum_Tuned_Glassclappermini_Windcatcher_Cottonrope_Release_Gentle_Lingering_Midside.ogg</text:p>
          </table:table-cell>
        </table:table-row>
        <table:table-row table:style-name="ro1">
          <table:table-cell office:value-type="string">
            <text:p>Helinä_Windchimes_Pacific_Obsidian_Beads_Kelppods_Noclapper_Nowindcatcher_Twine_Release_Gentle_Shorttail_Midside.ogg</text:p>
          </table:table-cell>
          <table:table-cell office:value-type="string">
            <text:p>modules/gAudioBundle-2/src/Helina/Helinä_Windchimes_Pacific_Obsidian_Beads_Kelppods_Noclapper_Nowindcatcher_Twine_Release_Gentle_Shorttail_Midside.ogg</text:p>
          </table:table-cell>
        </table:table-row>
        <table:table-row table:style-name="ro1">
          <table:table-cell office:value-type="string">
            <text:p>Hero_Ck_Armor_Leather_Walk.ogg</text:p>
          </table:table-cell>
          <table:table-cell office:value-type="string">
            <text:p>modules/gAudioBundle-2/src/Hero/Hero_Ck_Armor_Leather_Walk.ogg</text:p>
          </table:table-cell>
        </table:table-row>
        <table:table-row table:style-name="ro1">
          <table:table-cell office:value-type="string">
            <text:p>Hero_Ck_Crowd_Fight_02.ogg</text:p>
          </table:table-cell>
          <table:table-cell office:value-type="string">
            <text:p>modules/gAudioBundle-2/src/Hero/Hero_Ck_Crowd_Fight_02.ogg</text:p>
          </table:table-cell>
        </table:table-row>
        <table:table-row table:style-name="ro1">
          <table:table-cell office:value-type="string">
            <text:p>Hero_Designed_Sword_Unsheathe.ogg</text:p>
          </table:table-cell>
          <table:table-cell office:value-type="string">
            <text:p>modules/gAudioBundle-2/src/Hero/Hero_Designed_Sword_Unsheathe.ogg</text:p>
          </table:table-cell>
        </table:table-row>
        <table:table-row table:style-name="ro1">
          <table:table-cell office:value-type="string">
            <text:p>Hero_Designed_Tomb_Slide_Open.ogg</text:p>
          </table:table-cell>
          <table:table-cell office:value-type="string">
            <text:p>modules/gAudioBundle-2/src/Hero/Hero_Designed_Tomb_Slide_Open.ogg</text:p>
          </table:table-cell>
        </table:table-row>
        <table:table-row table:style-name="ro1">
          <table:table-cell office:value-type="string">
            <text:p>High_Frequency_Feedback_Loop_11.ogg</text:p>
          </table:table-cell>
          <table:table-cell office:value-type="string">
            <text:p>modules/gAudioBundle-2/src/High Frequency Feedback Loops/High_Frequency_Feedback_Loop_11.ogg</text:p>
          </table:table-cell>
        </table:table-row>
        <table:table-row table:style-name="ro1">
          <table:table-cell office:value-type="string">
            <text:p>High_Frequency_Feedback_Loop_30.ogg</text:p>
          </table:table-cell>
          <table:table-cell office:value-type="string">
            <text:p>modules/gAudioBundle-2/src/High Frequency Feedback Loops/High_Frequency_Feedback_Loop_30.ogg</text:p>
          </table:table-cell>
        </table:table-row>
        <table:table-row table:style-name="ro1">
          <table:table-cell office:value-type="string">
            <text:p>High_Frequency_Feedback_Loop_37.ogg</text:p>
          </table:table-cell>
          <table:table-cell office:value-type="string">
            <text:p>modules/gAudioBundle-2/src/High Frequency Feedback Loops/High_Frequency_Feedback_Loop_37.ogg</text:p>
          </table:table-cell>
        </table:table-row>
        <table:table-row table:style-name="ro1">
          <table:table-cell office:value-type="string">
            <text:p>Camera_Shutter_Click_Design_Double_Trouble_5.1_Lcrlsrslf.ogg</text:p>
          </table:table-cell>
          <table:table-cell office:value-type="string">
            <text:p>modules/gAudioBundle-2/src/Hollywood Cameras/Camera_Shutter_Click_Design_Double_Trouble_5.1_Lcrlsrslf.ogg</text:p>
          </table:table-cell>
        </table:table-row>
        <table:table-row table:style-name="ro1">
          <table:table-cell office:value-type="string">
            <text:p>Camera_Shutter_Click_Design_Rise_And_Quick_Stereo.ogg</text:p>
          </table:table-cell>
          <table:table-cell office:value-type="string">
            <text:p>modules/gAudioBundle-2/src/Hollywood Cameras/Camera_Shutter_Click_Design_Rise_And_Quick_Stereo.ogg</text:p>
          </table:table-cell>
        </table:table-row>
        <table:table-row table:style-name="ro1">
          <table:table-cell office:value-type="string">
            <text:p>Camera_Shutter_Click_Design_Simple_Beep_And_Shutter_Click_5.1_Lcrlsrslf.ogg</text:p>
          </table:table-cell>
          <table:table-cell office:value-type="string">
            <text:p>modules/gAudioBundle-2/src/Hollywood Cameras/Camera_Shutter_Click_Design_Simple_Beep_And_Shutter_Click_5.1_Lcrlsrslf.ogg</text:p>
          </table:table-cell>
        </table:table-row>
        <table:table-row table:style-name="ro1">
          <table:table-cell office:value-type="string">
            <text:p>Coffee_Beans_Add_To_Hopper_Drop_To_Floor.ogg</text:p>
          </table:table-cell>
          <table:table-cell office:value-type="string">
            <text:p>modules/gAudioBundle-2/src/Home Barista/Coffee_Beans_Add_To_Hopper_Drop_To_Floor.ogg</text:p>
          </table:table-cell>
        </table:table-row>
        <table:table-row table:style-name="ro1">
          <table:table-cell office:value-type="string">
            <text:p>Coffee_Filter_Remove_From_Plastic_Bag.ogg</text:p>
          </table:table-cell>
          <table:table-cell office:value-type="string">
            <text:p>modules/gAudioBundle-2/src/Home Barista/Coffee_Filter_Remove_From_Plastic_Bag.ogg</text:p>
          </table:table-cell>
        </table:table-row>
        <table:table-row table:style-name="ro1">
          <table:table-cell office:value-type="string">
            <text:p>Coffee_Grinder_Knob_Turn_Click_X3.ogg</text:p>
          </table:table-cell>
          <table:table-cell office:value-type="string">
            <text:p>modules/gAudioBundle-2/src/Home Barista/Coffee_Grinder_Knob_Turn_Click_X3.ogg</text:p>
          </table:table-cell>
        </table:table-row>
        <table:table-row table:style-name="ro1">
          <table:table-cell office:value-type="string">
            <text:p>Hot_Water_Pour_Cup.ogg</text:p>
          </table:table-cell>
          <table:table-cell office:value-type="string">
            <text:p>modules/gAudioBundle-2/src/Home Barista/Hot_Water_Pour_Cup.ogg</text:p>
          </table:table-cell>
        </table:table-row>
        <table:table-row table:style-name="ro1">
          <table:table-cell office:value-type="string">
            <text:p>G4f_Sfx06-Horses-Galloping_Outside_In_Sand.ogg</text:p>
          </table:table-cell>
          <table:table-cell office:value-type="string">
            <text:p>modules/gAudioBundle-2/src/Horses/G4f_Sfx06-Horses-Galloping_Outside_In_Sand.ogg</text:p>
          </table:table-cell>
        </table:table-row>
        <table:table-row table:style-name="ro1">
          <table:table-cell office:value-type="string">
            <text:p>G4f_Sfx06-Horses-Snort_03.ogg</text:p>
          </table:table-cell>
          <table:table-cell office:value-type="string">
            <text:p>modules/gAudioBundle-2/src/Horses/G4f_Sfx06-Horses-Snort_03.ogg</text:p>
          </table:table-cell>
        </table:table-row>
        <table:table-row table:style-name="ro1">
          <table:table-cell office:value-type="string">
            <text:p>G4f_Sfx06-Horses-Walking_On_Stone_03.ogg</text:p>
          </table:table-cell>
          <table:table-cell office:value-type="string">
            <text:p>modules/gAudioBundle-2/src/Horses/G4f_Sfx06-Horses-Walking_On_Stone_03.ogg</text:p>
          </table:table-cell>
        </table:table-row>
        <table:table-row table:style-name="ro1">
          <table:table-cell office:value-type="string">
            <text:p>G4f_Sfx06-Horses-Whinny_Distant_01.ogg</text:p>
          </table:table-cell>
          <table:table-cell office:value-type="string">
            <text:p>modules/gAudioBundle-2/src/Horses/G4f_Sfx06-Horses-Whinny_Distant_01.ogg</text:p>
          </table:table-cell>
        </table:table-row>
        <table:table-row table:style-name="ro1">
          <table:table-cell office:value-type="string">
            <text:p>Efx_Ctm_Floor_Board_Creak_03_A.ogg</text:p>
          </table:table-cell>
          <table:table-cell office:value-type="string">
            <text:p>modules/gAudioBundle-2/src/House Library Add Ons/Efx_Ctm_Floor_Board_Creak_03_A.ogg</text:p>
          </table:table-cell>
        </table:table-row>
        <table:table-row table:style-name="ro1">
          <table:table-cell office:value-type="string">
            <text:p>Efx_Int_China_Glass_Rattle_18.ogg</text:p>
          </table:table-cell>
          <table:table-cell office:value-type="string">
            <text:p>modules/gAudioBundle-2/src/House Library Add Ons/Efx_Int_China_Glass_Rattle_18.ogg</text:p>
          </table:table-cell>
        </table:table-row>
        <table:table-row table:style-name="ro1">
          <table:table-cell office:value-type="string">
            <text:p>Efx_Int_Door_Bang_Wood_Swing_Broken_01_A.ogg</text:p>
          </table:table-cell>
          <table:table-cell office:value-type="string">
            <text:p>modules/gAudioBundle-2/src/House Library Add Ons/Efx_Int_Door_Bang_Wood_Swing_Broken_01_A.ogg</text:p>
          </table:table-cell>
        </table:table-row>
        <table:table-row table:style-name="ro1">
          <table:table-cell office:value-type="string">
            <text:p>Efx_Int_Light_Bulb_Shatter_Concrete_08_B.ogg</text:p>
          </table:table-cell>
          <table:table-cell office:value-type="string">
            <text:p>modules/gAudioBundle-2/src/House Library Add Ons/Efx_Int_Light_Bulb_Shatter_Concrete_08_B.ogg</text:p>
          </table:table-cell>
        </table:table-row>
        <table:table-row table:style-name="ro1">
          <table:table-cell office:value-type="string">
            <text:p>Chair_Fiberglas_Metal_Legs_Slide_Tile_Series.ogg</text:p>
          </table:table-cell>
          <table:table-cell office:value-type="string">
            <text:p>modules/gAudioBundle-2/src/Household/Chair_Fiberglas_Metal_Legs_Slide_Tile_Series.ogg</text:p>
          </table:table-cell>
        </table:table-row>
        <table:table-row table:style-name="ro1">
          <table:table-cell office:value-type="string">
            <text:p>Door_Wood_Bathroom_Exterior_Pov_Hit_Pound_X5_Impatient.ogg</text:p>
          </table:table-cell>
          <table:table-cell office:value-type="string">
            <text:p>modules/gAudioBundle-2/src/Household/Door_Wood_Bathroom_Exterior_Pov_Hit_Pound_X5_Impatient.ogg</text:p>
          </table:table-cell>
        </table:table-row>
        <table:table-row table:style-name="ro1">
          <table:table-cell office:value-type="string">
            <text:p>China_Cabinet_Door_Wood_With_Glass_Close_X5_Fienup_001.ogg</text:p>
          </table:table-cell>
          <table:table-cell office:value-type="string">
            <text:p>modules/gAudioBundle-2/src/Household/Household Doors Hd/China_Cabinet_Door_Wood_With_Glass_Close_X5_Fienup_001.ogg</text:p>
          </table:table-cell>
        </table:table-row>
        <table:table-row table:style-name="ro1">
          <table:table-cell office:value-type="string">
            <text:p>Door_Hinge_02_Creaky_X3_Fienup_001.ogg</text:p>
          </table:table-cell>
          <table:table-cell office:value-type="string">
            <text:p>modules/gAudioBundle-2/src/Household/Household Doors Hd/Door_Hinge_02_Creaky_X3_Fienup_001.ogg</text:p>
          </table:table-cell>
        </table:table-row>
        <table:table-row table:style-name="ro1">
          <table:table-cell office:value-type="string">
            <text:p>Nightstand_Modern_Drawers_Wood_Close_X6_Fienup_001.ogg</text:p>
          </table:table-cell>
          <table:table-cell office:value-type="string">
            <text:p>modules/gAudioBundle-2/src/Household/Household Doors Hd/Nightstand_Modern_Drawers_Wood_Close_X6_Fienup_001.ogg</text:p>
          </table:table-cell>
        </table:table-row>
        <table:table-row table:style-name="ro1">
          <table:table-cell office:value-type="string">
            <text:p>Nightstand_Old_Drawers_Wood_Open_X11_Fienup_001.ogg</text:p>
          </table:table-cell>
          <table:table-cell office:value-type="string">
            <text:p>modules/gAudioBundle-2/src/Household/Household Doors Hd/Nightstand_Old_Drawers_Wood_Open_X11_Fienup_001.ogg</text:p>
          </table:table-cell>
        </table:table-row>
        <table:table-row table:style-name="ro1">
          <table:table-cell office:value-type="string">
            <text:p>Electric_Power_Surge_Protector_Turned_On_With_Beep_And_Loud_Relay_Clicks_Pause_Relay_Click_With_Buzz2.ogg</text:p>
          </table:table-cell>
          <table:table-cell office:value-type="string">
            <text:p>modules/gAudioBundle-2/src/Household/Household Kitchen And Hotel Sounds/Electric_Power_Surge_Protector_Turned_On_With_Beep_And_Loud_Relay_Clicks_Pause_Relay_Click_With_Buzz2.ogg</text:p>
          </table:table-cell>
        </table:table-row>
        <table:table-row table:style-name="ro1">
          <table:table-cell office:value-type="string">
            <text:p>Kitchen_Cooking_General_Perspective.ogg</text:p>
          </table:table-cell>
          <table:table-cell office:value-type="string">
            <text:p>modules/gAudioBundle-2/src/Household/Household Kitchen And Hotel Sounds/Kitchen_Cooking_General_Perspective.ogg</text:p>
          </table:table-cell>
        </table:table-row>
        <table:table-row table:style-name="ro1">
          <table:table-cell office:value-type="string">
            <text:p>Sink_Running_Maximum_Stream_Of_Water_Shut_Off.ogg</text:p>
          </table:table-cell>
          <table:table-cell office:value-type="string">
            <text:p>modules/gAudioBundle-2/src/Household/Household Kitchen And Hotel Sounds/Sink_Running_Maximum_Stream_Of_Water_Shut_Off.ogg</text:p>
          </table:table-cell>
        </table:table-row>
        <table:table-row table:style-name="ro1">
          <table:table-cell office:value-type="string">
            <text:p>Washing_Hands_Inside_A_Bathroom_Mostly_Empty_Soap_Pump_Sink_On_Then_Off.ogg</text:p>
          </table:table-cell>
          <table:table-cell office:value-type="string">
            <text:p>modules/gAudioBundle-2/src/Household/Household Kitchen And Hotel Sounds/Washing_Hands_Inside_A_Bathroom_Mostly_Empty_Soap_Pump_Sink_On_Then_Off.ogg</text:p>
          </table:table-cell>
        </table:table-row>
        <table:table-row table:style-name="ro1">
          <table:table-cell office:value-type="string">
            <text:p>Washing_Machine_Inglis_Citation_Wash_Lulling.ogg</text:p>
          </table:table-cell>
          <table:table-cell office:value-type="string">
            <text:p>modules/gAudioBundle-2/src/Household/Washing_Machine_Inglis_Citation_Wash_Lulling.ogg</text:p>
          </table:table-cell>
        </table:table-row>
        <table:table-row table:style-name="ro1">
          <table:table-cell office:value-type="string">
            <text:p>Zipper_Bag_Waxwear_Fine_Close_Warble.ogg</text:p>
          </table:table-cell>
          <table:table-cell office:value-type="string">
            <text:p>modules/gAudioBundle-2/src/Household/Zipper_Bag_Waxwear_Fine_Close_Warble.ogg</text:p>
          </table:table-cell>
        </table:table-row>
        <table:table-row table:style-name="ro1">
          <table:table-cell office:value-type="string">
            <text:p>Baby_4_Months_Old_Cry_Frustrated_Forlorn.ogg</text:p>
          </table:table-cell>
          <table:table-cell office:value-type="string">
            <text:p>modules/gAudioBundle-2/src/Human/Baby_4_Months_Old_Cry_Frustrated_Forlorn.ogg</text:p>
          </table:table-cell>
        </table:table-row>
        <table:table-row table:style-name="ro1">
          <table:table-cell office:value-type="string">
            <text:p>Heartbeat_Sound_Design_Pulse_Throb_Steady_Accelerate_Panic_Fear.ogg</text:p>
          </table:table-cell>
          <table:table-cell office:value-type="string">
            <text:p>modules/gAudioBundle-2/src/Human/Heartbeat_Sound_Design_Pulse_Throb_Steady_Accelerate_Panic_Fear.ogg</text:p>
          </table:table-cell>
        </table:table-row>
        <table:table-row table:style-name="ro1">
          <table:table-cell office:value-type="string">
            <text:p>Voice_Female_A_Attack_02.ogg</text:p>
          </table:table-cell>
          <table:table-cell office:value-type="string">
            <text:p>modules/gAudioBundle-2/src/Human/Human Vocalizations/Voice_Female_A_Attack_02.ogg</text:p>
          </table:table-cell>
        </table:table-row>
        <table:table-row table:style-name="ro1">
          <table:table-cell office:value-type="string">
            <text:p>Voice_Female_A_Cough_03.ogg</text:p>
          </table:table-cell>
          <table:table-cell office:value-type="string">
            <text:p>modules/gAudioBundle-2/src/Human/Human Vocalizations/Voice_Female_A_Cough_03.ogg</text:p>
          </table:table-cell>
        </table:table-row>
        <table:table-row table:style-name="ro1">
          <table:table-cell office:value-type="string">
            <text:p>Voice_Male_B_Battle_Shout_Short_09.ogg</text:p>
          </table:table-cell>
          <table:table-cell office:value-type="string">
            <text:p>modules/gAudioBundle-2/src/Human/Human Vocalizations/Voice_Male_B_Battle_Shout_Short_09.ogg</text:p>
          </table:table-cell>
        </table:table-row>
        <table:table-row table:style-name="ro1">
          <table:table-cell office:value-type="string">
            <text:p>Voice_Male_B_Death_Low_09.ogg</text:p>
          </table:table-cell>
          <table:table-cell office:value-type="string">
            <text:p>modules/gAudioBundle-2/src/Human/Human Vocalizations/Voice_Male_B_Death_Low_09.ogg</text:p>
          </table:table-cell>
        </table:table-row>
        <table:table-row table:style-name="ro1">
          <table:table-cell office:value-type="string">
            <text:p>Laugh_Female_Late_Twenties_Mwa_Ha_Ha_Evil_Strong_Forced.ogg</text:p>
          </table:table-cell>
          <table:table-cell office:value-type="string">
            <text:p>modules/gAudioBundle-2/src/Human/Laugh_Female_Late_Twenties_Mwa_Ha_Ha_Evil_Strong_Forced.ogg</text:p>
          </table:table-cell>
        </table:table-row>
        <table:table-row table:style-name="ro1">
          <table:table-cell office:value-type="string">
            <text:p>Scream_Male_Mid_Thirties_Mouth_Covered_Gasps_Fast_Shriek_Panic.ogg</text:p>
          </table:table-cell>
          <table:table-cell office:value-type="string">
            <text:p>modules/gAudioBundle-2/src/Human/Scream_Male_Mid_Thirties_Mouth_Covered_Gasps_Fast_Shriek_Panic.ogg</text:p>
          </table:table-cell>
        </table:table-row>
        <table:table-row table:style-name="ro1">
          <table:table-cell office:value-type="string">
            <text:p>Husaberg_500cc_T1_Exterior_Startup_Blips_Idle_Steadies_In_Neutral_Shutdown_Shotgun_Xy.ogg</text:p>
          </table:table-cell>
          <table:table-cell office:value-type="string">
            <text:p>modules/gAudioBundle-2/src/Husaberg Fe501 500cc 2013 Dirtbike/Husaberg_500cc_T1_Exterior_Startup_Blips_Idle_Steadies_In_Neutral_Shutdown_Shotgun_Xy.ogg</text:p>
          </table:table-cell>
        </table:table-row>
        <table:table-row table:style-name="ro1">
          <table:table-cell office:value-type="string">
            <text:p>Husaberg_500cc_T2_Exterior_Startup_Away_Passbys_Approach_Stop_Shutdown_Ortf.ogg</text:p>
          </table:table-cell>
          <table:table-cell office:value-type="string">
            <text:p>modules/gAudioBundle-2/src/Husaberg Fe501 500cc 2013 Dirtbike/Husaberg_500cc_T2_Exterior_Startup_Away_Passbys_Approach_Stop_Shutdown_Ortf.ogg</text:p>
          </table:table-cell>
        </table:table-row>
        <table:table-row table:style-name="ro1">
          <table:table-cell office:value-type="string">
            <text:p>Husaberg_500cc_T3_Onboard_Ramps_Cooler.ogg</text:p>
          </table:table-cell>
          <table:table-cell office:value-type="string">
            <text:p>modules/gAudioBundle-2/src/Husaberg Fe501 500cc 2013 Dirtbike/Husaberg_500cc_T3_Onboard_Ramps_Cooler.ogg</text:p>
          </table:table-cell>
        </table:table-row>
        <table:table-row table:style-name="ro1">
          <table:table-cell office:value-type="string">
            <text:p>Hvac_Cooling_Unit_Refrigerator_Int_Drone_Rattle_Roomtone_Loop.ogg</text:p>
          </table:table-cell>
          <table:table-cell office:value-type="string">
            <text:p>modules/gAudioBundle-2/src/Hvac Elements/Hvac_Cooling_Unit_Refrigerator_Int_Drone_Rattle_Roomtone_Loop.ogg</text:p>
          </table:table-cell>
        </table:table-row>
        <table:table-row table:style-name="ro1">
          <table:table-cell office:value-type="string">
            <text:p>Hvac_Heating_Pressure_Pump_Industrial_Whine_Slight_Rumble_Loop.ogg</text:p>
          </table:table-cell>
          <table:table-cell office:value-type="string">
            <text:p>modules/gAudioBundle-2/src/Hvac Elements/Hvac_Heating_Pressure_Pump_Industrial_Whine_Slight_Rumble_Loop.ogg</text:p>
          </table:table-cell>
        </table:table-row>
        <table:table-row table:style-name="ro1">
          <table:table-cell office:value-type="string">
            <text:p>Hvac_Ventilation_Exhaust_Industrial_Drone_Slight_Rumble_Loop.ogg</text:p>
          </table:table-cell>
          <table:table-cell office:value-type="string">
            <text:p>modules/gAudioBundle-2/src/Hvac Elements/Hvac_Ventilation_Exhaust_Industrial_Drone_Slight_Rumble_Loop.ogg</text:p>
          </table:table-cell>
        </table:table-row>
        <table:table-row table:style-name="ro1">
          <table:table-cell office:value-type="string">
            <text:p>Roomtone_Hvac_Drone_Hum_Low_Mids_Loop.ogg</text:p>
          </table:table-cell>
          <table:table-cell office:value-type="string">
            <text:p>modules/gAudioBundle-2/src/Hvac Elements/Roomtone_Hvac_Drone_Hum_Low_Mids_Loop.ogg</text:p>
          </table:table-cell>
        </table:table-row>
        <table:table-row table:style-name="ro1">
          <table:table-cell office:value-type="string">
            <text:p>Machine_2_Mono_02.ogg</text:p>
          </table:table-cell>
          <table:table-cell office:value-type="string">
            <text:p>modules/gAudioBundle-2/src/Hydraulics And Pneumatics Library/Machine_2_Mono_02.ogg</text:p>
          </table:table-cell>
        </table:table-row>
        <table:table-row table:style-name="ro1">
          <table:table-cell office:value-type="string">
            <text:p>Machine_6_Mono_06.ogg</text:p>
          </table:table-cell>
          <table:table-cell office:value-type="string">
            <text:p>modules/gAudioBundle-2/src/Hydraulics And Pneumatics Library/Machine_6_Mono_06.ogg</text:p>
          </table:table-cell>
        </table:table-row>
        <table:table-row table:style-name="ro1">
          <table:table-cell office:value-type="string">
            <text:p>Robot_1_Axle_1_Speed_-1_Mkh8060.ogg</text:p>
          </table:table-cell>
          <table:table-cell office:value-type="string">
            <text:p>modules/gAudioBundle-2/src/Hydraulics And Pneumatics Library/Robot_1_Axle_1_Speed_-1_Mkh8060.ogg</text:p>
          </table:table-cell>
        </table:table-row>
        <table:table-row table:style-name="ro1">
          <table:table-cell office:value-type="string">
            <text:p>Cave_Drips_05_30_Loop.ogg</text:p>
          </table:table-cell>
          <table:table-cell office:value-type="string">
            <text:p>modules/gAudioBundle-2/src/Hydrology Bubbles And Splashes/Cave_Drips_05_30_Loop.ogg</text:p>
          </table:table-cell>
        </table:table-row>
        <table:table-row table:style-name="ro1">
          <table:table-cell office:value-type="string">
            <text:p>Fish_Small_Jump_04.ogg</text:p>
          </table:table-cell>
          <table:table-cell office:value-type="string">
            <text:p>modules/gAudioBundle-2/src/Hydrology Bubbles And Splashes/Fish_Small_Jump_04.ogg</text:p>
          </table:table-cell>
        </table:table-row>
        <table:table-row table:style-name="ro1">
          <table:table-cell office:value-type="string">
            <text:p>Mud_Splat_Heavy_03.ogg</text:p>
          </table:table-cell>
          <table:table-cell office:value-type="string">
            <text:p>modules/gAudioBundle-2/src/Hydrology Bubbles And Splashes/Mud_Splat_Heavy_03.ogg</text:p>
          </table:table-cell>
        </table:table-row>
        <table:table-row table:style-name="ro1">
          <table:table-cell office:value-type="string">
            <text:p>Water_Bubble_19.ogg</text:p>
          </table:table-cell>
          <table:table-cell office:value-type="string">
            <text:p>modules/gAudioBundle-2/src/Hydrology Bubbles And Splashes/Water_Bubble_19.ogg</text:p>
          </table:table-cell>
        </table:table-row>
        <table:table-row table:style-name="ro1">
          <table:table-cell office:value-type="string">
            <text:p>Lake_Waves_Lapping_Gentle_02_60_Loop.ogg</text:p>
          </table:table-cell>
          <table:table-cell office:value-type="string">
            <text:p>modules/gAudioBundle-2/src/Hydrology Streams Rivers And Lakes/Lake_Waves_Lapping_Gentle_02_60_Loop.ogg</text:p>
          </table:table-cell>
        </table:table-row>
        <table:table-row table:style-name="ro1">
          <table:table-cell office:value-type="string">
            <text:p>Mountain_Stream_Runoff_02_30_Loop.ogg</text:p>
          </table:table-cell>
          <table:table-cell office:value-type="string">
            <text:p>modules/gAudioBundle-2/src/Hydrology Streams Rivers And Lakes/Mountain_Stream_Runoff_02_30_Loop.ogg</text:p>
          </table:table-cell>
        </table:table-row>
        <table:table-row table:style-name="ro1">
          <table:table-cell office:value-type="string">
            <text:p>River_Alpine_03_60.ogg</text:p>
          </table:table-cell>
          <table:table-cell office:value-type="string">
            <text:p>modules/gAudioBundle-2/src/Hydrology Streams Rivers And Lakes/River_Alpine_03_60.ogg</text:p>
          </table:table-cell>
        </table:table-row>
        <table:table-row table:style-name="ro1">
          <table:table-cell office:value-type="string">
            <text:p>Stream_08_60_Loop.ogg</text:p>
          </table:table-cell>
          <table:table-cell office:value-type="string">
            <text:p>modules/gAudioBundle-2/src/Hydrology Streams Rivers And Lakes/Stream_08_60_Loop.ogg</text:p>
          </table:table-cell>
        </table:table-row>
        <table:table-row table:style-name="ro1">
          <table:table-cell office:value-type="string">
            <text:p>Explosion_Underwater_Blast_04.ogg</text:p>
          </table:table-cell>
          <table:table-cell office:value-type="string">
            <text:p>modules/gAudioBundle-2/src/Hydrology Underwater/Explosion_Underwater_Blast_04.ogg</text:p>
          </table:table-cell>
        </table:table-row>
        <table:table-row table:style-name="ro1">
          <table:table-cell office:value-type="string">
            <text:p>Torpedo_By_02.ogg</text:p>
          </table:table-cell>
          <table:table-cell office:value-type="string">
            <text:p>modules/gAudioBundle-2/src/Hydrology Underwater/Torpedo_By_02.ogg</text:p>
          </table:table-cell>
        </table:table-row>
        <table:table-row table:style-name="ro1">
          <table:table-cell office:value-type="string">
            <text:p>Underwater_Object_Movement_Quick_Deep_15.ogg</text:p>
          </table:table-cell>
          <table:table-cell office:value-type="string">
            <text:p>modules/gAudioBundle-2/src/Hydrology Underwater/Underwater_Object_Movement_Quick_Deep_15.ogg</text:p>
          </table:table-cell>
        </table:table-row>
        <table:table-row table:style-name="ro1">
          <table:table-cell office:value-type="string">
            <text:p>Underwater_Splash_Large_06.ogg</text:p>
          </table:table-cell>
          <table:table-cell office:value-type="string">
            <text:p>modules/gAudioBundle-2/src/Hydrology Underwater/Underwater_Splash_Large_06.ogg</text:p>
          </table:table-cell>
        </table:table-row>
        <table:table-row table:style-name="ro1">
          <table:table-cell office:value-type="string">
            <text:p>Axe_Ice_005.ogg</text:p>
          </table:table-cell>
          <table:table-cell office:value-type="string">
            <text:p>modules/gAudioBundle-2/src/Ice/Ice Block/Axe_Ice_005.ogg</text:p>
          </table:table-cell>
        </table:table-row>
        <table:table-row table:style-name="ro1">
          <table:table-cell office:value-type="string">
            <text:p>Burn_Ice_001.ogg</text:p>
          </table:table-cell>
          <table:table-cell office:value-type="string">
            <text:p>modules/gAudioBundle-2/src/Ice/Ice Block/Burn_Ice_001.ogg</text:p>
          </table:table-cell>
        </table:table-row>
        <table:table-row table:style-name="ro1">
          <table:table-cell office:value-type="string">
            <text:p>Debris_Ice_001.ogg</text:p>
          </table:table-cell>
          <table:table-cell office:value-type="string">
            <text:p>modules/gAudioBundle-2/src/Ice/Ice Block/Debris_Ice_001.ogg</text:p>
          </table:table-cell>
        </table:table-row>
        <table:table-row table:style-name="ro1">
          <table:table-cell office:value-type="string">
            <text:p>Saw_Ice_003.ogg</text:p>
          </table:table-cell>
          <table:table-cell office:value-type="string">
            <text:p>modules/gAudioBundle-2/src/Ice/Ice Block/Saw_Ice_003.ogg</text:p>
          </table:table-cell>
        </table:table-row>
        <table:table-row table:style-name="ro1">
          <table:table-cell office:value-type="string">
            <text:p>Chipping_Ice_5.ogg</text:p>
          </table:table-cell>
          <table:table-cell office:value-type="string">
            <text:p>modules/gAudioBundle-2/src/Ice/Ice Cubes and Ice Blocks/Chipping_Ice_5.ogg</text:p>
          </table:table-cell>
        </table:table-row>
        <table:table-row table:style-name="ro1">
          <table:table-cell office:value-type="string">
            <text:p>Stepping_On_Ice_1.ogg</text:p>
          </table:table-cell>
          <table:table-cell office:value-type="string">
            <text:p>modules/gAudioBundle-2/src/Ice/Ice Cubes and Ice Blocks/Stepping_On_Ice_1.ogg</text:p>
          </table:table-cell>
        </table:table-row>
        <table:table-row table:style-name="ro1">
          <table:table-cell office:value-type="string">
            <text:p>Twisting_Ice_Tray_1.ogg</text:p>
          </table:table-cell>
          <table:table-cell office:value-type="string">
            <text:p>modules/gAudioBundle-2/src/Ice/Ice Cubes and Ice Blocks/Twisting_Ice_Tray_1.ogg</text:p>
          </table:table-cell>
        </table:table-row>
        <table:table-row table:style-name="ro1">
          <table:table-cell office:value-type="string">
            <text:p>Walking_With_Styrofoam_Ice_Cooler_1.ogg</text:p>
          </table:table-cell>
          <table:table-cell office:value-type="string">
            <text:p>modules/gAudioBundle-2/src/Ice/Ice Cubes and Ice Blocks/Walking_With_Styrofoam_Ice_Cooler_1.ogg</text:p>
          </table:table-cell>
        </table:table-row>
        <table:table-row table:style-name="ro1">
          <table:table-cell office:value-type="string">
            <text:p>Ice_Big_Chisel_Hit_Debris_06.ogg</text:p>
          </table:table-cell>
          <table:table-cell office:value-type="string">
            <text:p>modules/gAudioBundle-2/src/Ice/Ice Fury/Ice_Big_Chisel_Hit_Debris_06.ogg</text:p>
          </table:table-cell>
        </table:table-row>
        <table:table-row table:style-name="ro1">
          <table:table-cell office:value-type="string">
            <text:p>Ice_Chisel_Scrape_Debris_09.ogg</text:p>
          </table:table-cell>
          <table:table-cell office:value-type="string">
            <text:p>modules/gAudioBundle-2/src/Ice/Ice Fury/Ice_Chisel_Scrape_Debris_09.ogg</text:p>
          </table:table-cell>
        </table:table-row>
        <table:table-row table:style-name="ro1">
          <table:table-cell office:value-type="string">
            <text:p>Ice_Crowbar_Hit_Debris_12.ogg</text:p>
          </table:table-cell>
          <table:table-cell office:value-type="string">
            <text:p>modules/gAudioBundle-2/src/Ice/Ice Fury/Ice_Crowbar_Hit_Debris_12.ogg</text:p>
          </table:table-cell>
        </table:table-row>
        <table:table-row table:style-name="ro1">
          <table:table-cell office:value-type="string">
            <text:p>Ice_Kettlebell_Smash_Debris_02.ogg</text:p>
          </table:table-cell>
          <table:table-cell office:value-type="string">
            <text:p>modules/gAudioBundle-2/src/Ice/Ice Fury/Ice_Kettlebell_Smash_Debris_02.ogg</text:p>
          </table:table-cell>
        </table:table-row>
        <table:table-row table:style-name="ro1">
          <table:table-cell office:value-type="string">
            <text:p>Ice_Block_Drag_03.ogg</text:p>
          </table:table-cell>
          <table:table-cell office:value-type="string">
            <text:p>modules/gAudioBundle-2/src/Ice/Ice Sfx/Ice_Block_Drag_03.ogg</text:p>
          </table:table-cell>
        </table:table-row>
        <table:table-row table:style-name="ro1">
          <table:table-cell office:value-type="string">
            <text:p>Ice_Chunk_Heavy_07.ogg</text:p>
          </table:table-cell>
          <table:table-cell office:value-type="string">
            <text:p>modules/gAudioBundle-2/src/Ice/Ice Sfx/Ice_Chunk_Heavy_07.ogg</text:p>
          </table:table-cell>
        </table:table-row>
        <table:table-row table:style-name="ro1">
          <table:table-cell office:value-type="string">
            <text:p>Ice_Impact_Lite_02.ogg</text:p>
          </table:table-cell>
          <table:table-cell office:value-type="string">
            <text:p>modules/gAudioBundle-2/src/Ice/Ice Sfx/Ice_Impact_Lite_02.ogg</text:p>
          </table:table-cell>
        </table:table-row>
        <table:table-row table:style-name="ro1">
          <table:table-cell office:value-type="string">
            <text:p>Ice_Smash_Light_02.ogg</text:p>
          </table:table-cell>
          <table:table-cell office:value-type="string">
            <text:p>modules/gAudioBundle-2/src/Ice/Ice Sfx/Ice_Smash_Light_02.ogg</text:p>
          </table:table-cell>
        </table:table-row>
        <table:table-row table:style-name="ro1">
          <table:table-cell office:value-type="string">
            <text:p>Ice_Hockey_Stick_Medium_Long_Scrape_22.ogg</text:p>
          </table:table-cell>
          <table:table-cell office:value-type="string">
            <text:p>modules/gAudioBundle-2/src/Ice/Ice Skating/Ice_Hockey_Stick_Medium_Long_Scrape_22.ogg</text:p>
          </table:table-cell>
        </table:table-row>
        <table:table-row table:style-name="ro1">
          <table:table-cell office:value-type="string">
            <text:p>Ice_Hockey_Stick_Short_Scrape_87.ogg</text:p>
          </table:table-cell>
          <table:table-cell office:value-type="string">
            <text:p>modules/gAudioBundle-2/src/Ice/Ice Skating/Ice_Hockey_Stick_Short_Scrape_87.ogg</text:p>
          </table:table-cell>
        </table:table-row>
        <table:table-row table:style-name="ro1">
          <table:table-cell office:value-type="string">
            <text:p>Ice_Skate_Move_Combination_13.ogg</text:p>
          </table:table-cell>
          <table:table-cell office:value-type="string">
            <text:p>modules/gAudioBundle-2/src/Ice/Ice Skating/Ice_Skate_Move_Combination_13.ogg</text:p>
          </table:table-cell>
        </table:table-row>
        <table:table-row table:style-name="ro1">
          <table:table-cell office:value-type="string">
            <text:p>Ice_Skater_Cloth_Move_10.ogg</text:p>
          </table:table-cell>
          <table:table-cell office:value-type="string">
            <text:p>modules/gAudioBundle-2/src/Ice/Ice Skating/Ice_Skater_Cloth_Move_10.ogg</text:p>
          </table:table-cell>
        </table:table-row>
        <table:table-row table:style-name="ro1">
          <table:table-cell office:value-type="string">
            <text:p>Ice_Evo23_Melodic_Cracking_Texture_2.ogg</text:p>
          </table:table-cell>
          <table:table-cell office:value-type="string">
            <text:p>modules/gAudioBundle-2/src/Ice/Ice_Evo23_Melodic_Cracking_Texture_2.ogg</text:p>
          </table:table-cell>
        </table:table-row>
        <table:table-row table:style-name="ro1">
          <table:table-cell office:value-type="string">
            <text:p>Ice_Hit26_Rhythmic_Crack_Impact_6.ogg</text:p>
          </table:table-cell>
          <table:table-cell office:value-type="string">
            <text:p>modules/gAudioBundle-2/src/Ice/Ice_Hit26_Rhythmic_Crack_Impact_6.ogg</text:p>
          </table:table-cell>
        </table:table-row>
        <table:table-row table:style-name="ro1">
          <table:table-cell office:value-type="string">
            <text:p>Ice_Hit27_Texture_Flap_Filtered_Movement.ogg</text:p>
          </table:table-cell>
          <table:table-cell office:value-type="string">
            <text:p>modules/gAudioBundle-2/src/Ice/Ice_Hit27_Texture_Flap_Filtered_Movement.ogg</text:p>
          </table:table-cell>
        </table:table-row>
        <table:table-row table:style-name="ro1">
          <table:table-cell office:value-type="string">
            <text:p>Ice_Raw07.ogg</text:p>
          </table:table-cell>
          <table:table-cell office:value-type="string">
            <text:p>modules/gAudioBundle-2/src/Ice/Ice_Raw07.ogg</text:p>
          </table:table-cell>
        </table:table-row>
        <table:table-row table:style-name="ro1">
          <table:table-cell office:value-type="string">
            <text:p>Ice_Thin_Cracked_Crust_On_Lake_16.ogg</text:p>
          </table:table-cell>
          <table:table-cell office:value-type="string">
            <text:p>modules/gAudioBundle-2/src/Ice/Ice_Thin_Cracked_Crust_On_Lake_16.ogg</text:p>
          </table:table-cell>
        </table:table-row>
        <table:table-row table:style-name="ro1">
          <table:table-cell office:value-type="string">
            <text:p>Ice_Thin_Crushed_Crust_By_Foot_13.ogg</text:p>
          </table:table-cell>
          <table:table-cell office:value-type="string">
            <text:p>modules/gAudioBundle-2/src/Ice/Ice_Thin_Crushed_Crust_By_Foot_13.ogg</text:p>
          </table:table-cell>
        </table:table-row>
        <table:table-row table:style-name="ro1">
          <table:table-cell office:value-type="string">
            <text:p>Ice_Thin_Scrubbed_Blocks_Friction_04.ogg</text:p>
          </table:table-cell>
          <table:table-cell office:value-type="string">
            <text:p>modules/gAudioBundle-2/src/Ice/Ice_Thin_Scrubbed_Blocks_Friction_04.ogg</text:p>
          </table:table-cell>
        </table:table-row>
        <table:table-row table:style-name="ro1">
          <table:table-cell office:value-type="string">
            <text:p>Ice_Thin_Smashed_Brittle_Fragments_55.ogg</text:p>
          </table:table-cell>
          <table:table-cell office:value-type="string">
            <text:p>modules/gAudioBundle-2/src/Ice/Ice_Thin_Smashed_Brittle_Fragments_55.ogg</text:p>
          </table:table-cell>
        </table:table-row>
        <table:table-row table:style-name="ro1">
          <table:table-cell office:value-type="string">
            <text:p>Footsteps_Icy_Normal_Single_Fienup_006_Sis2.ogg</text:p>
          </table:table-cell>
          <table:table-cell office:value-type="string">
            <text:p>modules/gAudioBundle-2/src/Ice/Icy Snow 2 Hd/Footsteps_Icy_Normal_Single_Fienup_006_Sis2.ogg</text:p>
          </table:table-cell>
        </table:table-row>
        <table:table-row table:style-name="ro1">
          <table:table-cell office:value-type="string">
            <text:p>Ice_Impact_Debris_Heavy_Single_Fienup_015_Sis2.ogg</text:p>
          </table:table-cell>
          <table:table-cell office:value-type="string">
            <text:p>modules/gAudioBundle-2/src/Ice/Icy Snow 2 Hd/Ice_Impact_Debris_Heavy_Single_Fienup_015_Sis2.ogg</text:p>
          </table:table-cell>
        </table:table-row>
        <table:table-row table:style-name="ro1">
          <table:table-cell office:value-type="string">
            <text:p>Icicle_Sliding_On_Ice_Fienup_001_Sis2.ogg</text:p>
          </table:table-cell>
          <table:table-cell office:value-type="string">
            <text:p>modules/gAudioBundle-2/src/Ice/Icy Snow 2 Hd/Icicle_Sliding_On_Ice_Fienup_001_Sis2.ogg</text:p>
          </table:table-cell>
        </table:table-row>
        <table:table-row table:style-name="ro1">
          <table:table-cell office:value-type="string">
            <text:p>Snowball_Impact_Snow_Single_Fienup_004_Sis2.ogg</text:p>
          </table:table-cell>
          <table:table-cell office:value-type="string">
            <text:p>modules/gAudioBundle-2/src/Ice/Icy Snow 2 Hd/Snowball_Impact_Snow_Single_Fienup_004_Sis2.ogg</text:p>
          </table:table-cell>
        </table:table-row>
        <table:table-row table:style-name="ro1">
          <table:table-cell office:value-type="string">
            <text:p>Imi_Tavor_Tar-21_5.56mm_1m_Left_Off_Axis_Mkh416_Clean_Triple_Shots_X_1.ogg</text:p>
          </table:table-cell>
          <table:table-cell office:value-type="string">
            <text:p>modules/gAudioBundle-2/src/Imi Tavor Tar 21 556mm/Imi_Tavor_Tar-21_5.56mm_1m_Left_Off_Axis_Mkh416_Clean_Triple_Shots_X_1.ogg</text:p>
          </table:table-cell>
        </table:table-row>
        <table:table-row table:style-name="ro1">
          <table:table-cell office:value-type="string">
            <text:p>Imi_Tavor_Tar-21_5.56mm_20m_Front_Right_Nt4_R_Clean_Triple_Shots_X_1.ogg</text:p>
          </table:table-cell>
          <table:table-cell office:value-type="string">
            <text:p>modules/gAudioBundle-2/src/Imi Tavor Tar 21 556mm/Imi_Tavor_Tar-21_5.56mm_20m_Front_Right_Nt4_R_Clean_Triple_Shots_X_1.ogg</text:p>
          </table:table-cell>
        </table:table-row>
        <table:table-row table:style-name="ro1">
          <table:table-cell office:value-type="string">
            <text:p>Hit_Big_Drum.ogg</text:p>
          </table:table-cell>
          <table:table-cell office:value-type="string">
            <text:p>modules/gAudioBundle-2/src/Impacts/Hit_Big_Drum.ogg</text:p>
          </table:table-cell>
        </table:table-row>
        <table:table-row table:style-name="ro1">
          <table:table-cell office:value-type="string">
            <text:p>Hit_Deep_Thud.ogg</text:p>
          </table:table-cell>
          <table:table-cell office:value-type="string">
            <text:p>modules/gAudioBundle-2/src/Impacts/Hit_Deep_Thud.ogg</text:p>
          </table:table-cell>
        </table:table-row>
        <table:table-row table:style-name="ro1">
          <table:table-cell office:value-type="string">
            <text:p>Impact_Abstract_05.ogg</text:p>
          </table:table-cell>
          <table:table-cell office:value-type="string">
            <text:p>modules/gAudioBundle-2/src/Impacts/Impact_Abstract_05.ogg</text:p>
          </table:table-cell>
        </table:table-row>
        <table:table-row table:style-name="ro1">
          <table:table-cell office:value-type="string">
            <text:p>Impact_Boom_Distorted_02.ogg</text:p>
          </table:table-cell>
          <table:table-cell office:value-type="string">
            <text:p>modules/gAudioBundle-2/src/Impacts/Impact_Boom_Distorted_02.ogg</text:p>
          </table:table-cell>
        </table:table-row>
        <table:table-row table:style-name="ro1">
          <table:table-cell office:value-type="string">
            <text:p>Impact_Dark_Bass_05.ogg</text:p>
          </table:table-cell>
          <table:table-cell office:value-type="string">
            <text:p>modules/gAudioBundle-2/src/Impacts/Impact_Dark_Bass_05.ogg</text:p>
          </table:table-cell>
        </table:table-row>
        <table:table-row table:style-name="ro1">
          <table:table-cell office:value-type="string">
            <text:p>Impact_Drum_Hit_03.ogg</text:p>
          </table:table-cell>
          <table:table-cell office:value-type="string">
            <text:p>modules/gAudioBundle-2/src/Impacts/Impact_Drum_Hit_03.ogg</text:p>
          </table:table-cell>
        </table:table-row>
        <table:table-row table:style-name="ro1">
          <table:table-cell office:value-type="string">
            <text:p>Impact_Large_Space_02.ogg</text:p>
          </table:table-cell>
          <table:table-cell office:value-type="string">
            <text:p>modules/gAudioBundle-2/src/Impacts/Impact_Large_Space_02.ogg</text:p>
          </table:table-cell>
        </table:table-row>
        <table:table-row table:style-name="ro1">
          <table:table-cell office:value-type="string">
            <text:p>Impact_Tech_Debris_12.ogg</text:p>
          </table:table-cell>
          <table:table-cell office:value-type="string">
            <text:p>modules/gAudioBundle-2/src/Impacts/Impact_Tech_Debris_12.ogg</text:p>
          </table:table-cell>
        </table:table-row>
        <table:table-row table:style-name="ro1">
          <table:table-cell office:value-type="string">
            <text:p>Mercedes_Benz_Dropped_1m_On_Concrete_Ls-5_2.ogg</text:p>
          </table:table-cell>
          <table:table-cell office:value-type="string">
            <text:p>modules/gAudioBundle-2/src/Impacts/Mercedes_Benz_Dropped_1m_On_Concrete_Ls-5_2.ogg</text:p>
          </table:table-cell>
        </table:table-row>
        <table:table-row table:style-name="ro1">
          <table:table-cell office:value-type="string">
            <text:p>Metal_Hit_Crash_090.ogg</text:p>
          </table:table-cell>
          <table:table-cell office:value-type="string">
            <text:p>modules/gAudioBundle-2/src/Impacts/Metal_Hit_Crash_090.ogg</text:p>
          </table:table-cell>
        </table:table-row>
        <table:table-row table:style-name="ro1">
          <table:table-cell office:value-type="string">
            <text:p>Metal_Hit_Crash_199.ogg</text:p>
          </table:table-cell>
          <table:table-cell office:value-type="string">
            <text:p>modules/gAudioBundle-2/src/Impacts/Metal_Hit_Crash_199.ogg</text:p>
          </table:table-cell>
        </table:table-row>
        <table:table-row table:style-name="ro1">
          <table:table-cell office:value-type="string">
            <text:p>Metal_Jolt_Rattle_Scrape_52.ogg</text:p>
          </table:table-cell>
          <table:table-cell office:value-type="string">
            <text:p>modules/gAudioBundle-2/src/Impacts/Metal_Jolt_Rattle_Scrape_52.ogg</text:p>
          </table:table-cell>
        </table:table-row>
        <table:table-row table:style-name="ro1">
          <table:table-cell office:value-type="string">
            <text:p>Misc_Hits_118.ogg</text:p>
          </table:table-cell>
          <table:table-cell office:value-type="string">
            <text:p>modules/gAudioBundle-2/src/Impacts/Misc_Hits_118.ogg</text:p>
          </table:table-cell>
        </table:table-row>
        <table:table-row table:style-name="ro1">
          <table:table-cell office:value-type="string">
            <text:p>Peugeot_106_Dropped_10m_On_Metal_Plates_Zaxcom_191_1_S.ogg</text:p>
          </table:table-cell>
          <table:table-cell office:value-type="string">
            <text:p>modules/gAudioBundle-2/src/Impacts/Peugeot_106_Dropped_10m_On_Metal_Plates_Zaxcom_191_1_S.ogg</text:p>
          </table:table-cell>
        </table:table-row>
        <table:table-row table:style-name="ro1">
          <table:table-cell office:value-type="string">
            <text:p>Peugeot_106_Dropped_5m_On_Metal_Plates_Zaxcom_Holophone_1.ogg</text:p>
          </table:table-cell>
          <table:table-cell office:value-type="string">
            <text:p>modules/gAudioBundle-2/src/Impacts/Peugeot_106_Dropped_5m_On_Metal_Plates_Zaxcom_Holophone_1.ogg</text:p>
          </table:table-cell>
        </table:table-row>
        <table:table-row table:style-name="ro1">
          <table:table-cell office:value-type="string">
            <text:p>Swell_Metallic_Ring_02.ogg</text:p>
          </table:table-cell>
          <table:table-cell office:value-type="string">
            <text:p>modules/gAudioBundle-2/src/Impacts/Swell_Metallic_Ring_02.ogg</text:p>
          </table:table-cell>
        </table:table-row>
        <table:table-row table:style-name="ro1">
          <table:table-cell office:value-type="string">
            <text:p>Whoosh_Twisted_Vocal_04.ogg</text:p>
          </table:table-cell>
          <table:table-cell office:value-type="string">
            <text:p>modules/gAudioBundle-2/src/Impacts/Whoosh_Twisted_Vocal_04.ogg</text:p>
          </table:table-cell>
        </table:table-row>
        <table:table-row table:style-name="ro1">
          <table:table-cell office:value-type="string">
            <text:p>Digi_Hit_008.ogg</text:p>
          </table:table-cell>
          <table:table-cell office:value-type="string">
            <text:p>modules/gAudioBundle-2/src/Impactus/Digi_Hit_008.ogg</text:p>
          </table:table-cell>
        </table:table-row>
        <table:table-row table:style-name="ro1">
          <table:table-cell office:value-type="string">
            <text:p>Key_Hit_Single_Bulbul_011.ogg</text:p>
          </table:table-cell>
          <table:table-cell office:value-type="string">
            <text:p>modules/gAudioBundle-2/src/Impactus/Key_Hit_Single_Bulbul_011.ogg</text:p>
          </table:table-cell>
        </table:table-row>
        <table:table-row table:style-name="ro1">
          <table:table-cell office:value-type="string">
            <text:p>Mixed_Impact_013.ogg</text:p>
          </table:table-cell>
          <table:table-cell office:value-type="string">
            <text:p>modules/gAudioBundle-2/src/Impactus/Mixed_Impact_013.ogg</text:p>
          </table:table-cell>
        </table:table-row>
        <table:table-row table:style-name="ro1">
          <table:table-cell office:value-type="string">
            <text:p>Shatter_Ice_001.ogg</text:p>
          </table:table-cell>
          <table:table-cell office:value-type="string">
            <text:p>modules/gAudioBundle-2/src/Impactus/Shatter_Ice_001.ogg</text:p>
          </table:table-cell>
        </table:table-row>
        <table:table-row table:style-name="ro1">
          <table:table-cell office:value-type="string">
            <text:p>Black_Machine.ogg</text:p>
          </table:table-cell>
          <table:table-cell office:value-type="string">
            <text:p>modules/gAudioBundle-2/src/Impulse Cabinetism 2/Black_Machine.ogg</text:p>
          </table:table-cell>
        </table:table-row>
        <table:table-row table:style-name="ro1">
          <table:table-cell office:value-type="string">
            <text:p>Dark_Jumper.ogg</text:p>
          </table:table-cell>
          <table:table-cell office:value-type="string">
            <text:p>modules/gAudioBundle-2/src/Impulse Cabinetism 2/Dark_Jumper.ogg</text:p>
          </table:table-cell>
        </table:table-row>
        <table:table-row table:style-name="ro1">
          <table:table-cell office:value-type="string">
            <text:p>Final_Raster.ogg</text:p>
          </table:table-cell>
          <table:table-cell office:value-type="string">
            <text:p>modules/gAudioBundle-2/src/Impulse Cabinetism 2/Final_Raster.ogg</text:p>
          </table:table-cell>
        </table:table-row>
        <table:table-row table:style-name="ro1">
          <table:table-cell office:value-type="string">
            <text:p>Pfdc.ogg</text:p>
          </table:table-cell>
          <table:table-cell office:value-type="string">
            <text:p>modules/gAudioBundle-2/src/Impulse Cabinetism 2/Pfdc.ogg</text:p>
          </table:table-cell>
        </table:table-row>
        <table:table-row table:style-name="ro1">
          <table:table-cell office:value-type="string">
            <text:p>Black_Machine.ogg</text:p>
          </table:table-cell>
          <table:table-cell office:value-type="string">
            <text:p>modules/gAudioBundle-2/src/Impulse Exploration 4/Black_Machine.ogg</text:p>
          </table:table-cell>
        </table:table-row>
        <table:table-row table:style-name="ro1">
          <table:table-cell office:value-type="string">
            <text:p>Duo_Sweeper.ogg</text:p>
          </table:table-cell>
          <table:table-cell office:value-type="string">
            <text:p>modules/gAudioBundle-2/src/Impulse Exploration 4/Duo_Sweeper.ogg</text:p>
          </table:table-cell>
        </table:table-row>
        <table:table-row table:style-name="ro1">
          <table:table-cell office:value-type="string">
            <text:p>Paper_Dust.ogg</text:p>
          </table:table-cell>
          <table:table-cell office:value-type="string">
            <text:p>modules/gAudioBundle-2/src/Impulse Exploration 4/Paper_Dust.ogg</text:p>
          </table:table-cell>
        </table:table-row>
        <table:table-row table:style-name="ro1">
          <table:table-cell office:value-type="string">
            <text:p>Sweep_Phaser.ogg</text:p>
          </table:table-cell>
          <table:table-cell office:value-type="string">
            <text:p>modules/gAudioBundle-2/src/Impulse Exploration 4/Sweep_Phaser.ogg</text:p>
          </table:table-cell>
        </table:table-row>
        <table:table-row table:style-name="ro1">
          <table:table-cell office:value-type="string">
            <text:p>Atraction.ogg</text:p>
          </table:table-cell>
          <table:table-cell office:value-type="string">
            <text:p>modules/gAudioBundle-2/src/Impulse Fractalism/Atraction.ogg</text:p>
          </table:table-cell>
        </table:table-row>
        <table:table-row table:style-name="ro1">
          <table:table-cell office:value-type="string">
            <text:p>Candy.ogg</text:p>
          </table:table-cell>
          <table:table-cell office:value-type="string">
            <text:p>modules/gAudioBundle-2/src/Impulse Fractalism/Candy.ogg</text:p>
          </table:table-cell>
        </table:table-row>
        <table:table-row table:style-name="ro1">
          <table:table-cell office:value-type="string">
            <text:p>Final_Force.ogg</text:p>
          </table:table-cell>
          <table:table-cell office:value-type="string">
            <text:p>modules/gAudioBundle-2/src/Impulse Fractalism/Final_Force.ogg</text:p>
          </table:table-cell>
        </table:table-row>
        <table:table-row table:style-name="ro1">
          <table:table-cell office:value-type="string">
            <text:p>Mother_Swirl.ogg</text:p>
          </table:table-cell>
          <table:table-cell office:value-type="string">
            <text:p>modules/gAudioBundle-2/src/Impulse Fractalism/Mother_Swirl.ogg</text:p>
          </table:table-cell>
        </table:table-row>
        <table:table-row table:style-name="ro1">
          <table:table-cell office:value-type="string">
            <text:p>Lexi_Back_Double_Slap.ogg</text:p>
          </table:table-cell>
          <table:table-cell office:value-type="string">
            <text:p>modules/gAudioBundle-2/src/Impulse Reverbism/Lexi_Back_Double_Slap.ogg</text:p>
          </table:table-cell>
        </table:table-row>
        <table:table-row table:style-name="ro1">
          <table:table-cell office:value-type="string">
            <text:p>Lexi_Past_Spatial.ogg</text:p>
          </table:table-cell>
          <table:table-cell office:value-type="string">
            <text:p>modules/gAudioBundle-2/src/Impulse Reverbism/Lexi_Past_Spatial.ogg</text:p>
          </table:table-cell>
        </table:table-row>
        <table:table-row table:style-name="ro1">
          <table:table-cell office:value-type="string">
            <text:p>Lexi_Small_Soft_Bounce.ogg</text:p>
          </table:table-cell>
          <table:table-cell office:value-type="string">
            <text:p>modules/gAudioBundle-2/src/Impulse Reverbism/Lexi_Small_Soft_Bounce.ogg</text:p>
          </table:table-cell>
        </table:table-row>
        <table:table-row table:style-name="ro1">
          <table:table-cell office:value-type="string">
            <text:p>Lexi_Vocal_Int.ogg</text:p>
          </table:table-cell>
          <table:table-cell office:value-type="string">
            <text:p>modules/gAudioBundle-2/src/Impulse Reverbism/Lexi_Vocal_Int.ogg</text:p>
          </table:table-cell>
        </table:table-row>
        <table:table-row table:style-name="ro1">
          <table:table-cell office:value-type="string">
            <text:p>Inmotion_Busy_Cafe.ogg</text:p>
          </table:table-cell>
          <table:table-cell office:value-type="string">
            <text:p>modules/gAudioBundle-2/src/In Motion/Inmotion_Busy_Cafe.ogg</text:p>
          </table:table-cell>
        </table:table-row>
        <table:table-row table:style-name="ro1">
          <table:table-cell office:value-type="string">
            <text:p>Inmotion_Paranormal.ogg</text:p>
          </table:table-cell>
          <table:table-cell office:value-type="string">
            <text:p>modules/gAudioBundle-2/src/In Motion/Inmotion_Paranormal.ogg</text:p>
          </table:table-cell>
        </table:table-row>
        <table:table-row table:style-name="ro1">
          <table:table-cell office:value-type="string">
            <text:p>Inmotion_Sinister_Police.ogg</text:p>
          </table:table-cell>
          <table:table-cell office:value-type="string">
            <text:p>modules/gAudioBundle-2/src/In Motion/Inmotion_Sinister_Police.ogg</text:p>
          </table:table-cell>
        </table:table-row>
        <table:table-row table:style-name="ro1">
          <table:table-cell office:value-type="string">
            <text:p>Inmotion_Voices_Ghosts.ogg</text:p>
          </table:table-cell>
          <table:table-cell office:value-type="string">
            <text:p>modules/gAudioBundle-2/src/In Motion/Inmotion_Voices_Ghosts.ogg</text:p>
          </table:table-cell>
        </table:table-row>
        <table:table-row table:style-name="ro1">
          <table:table-cell office:value-type="string">
            <text:p>Glitch_Error_Malfunction_018.ogg</text:p>
          </table:table-cell>
          <table:table-cell office:value-type="string">
            <text:p>modules/gAudioBundle-2/src/Inaccuracy Glitches/Glitch_Error_Malfunction_018.ogg</text:p>
          </table:table-cell>
        </table:table-row>
        <table:table-row table:style-name="ro1">
          <table:table-cell office:value-type="string">
            <text:p>Glitch_Error_Malfunction_045.ogg</text:p>
          </table:table-cell>
          <table:table-cell office:value-type="string">
            <text:p>modules/gAudioBundle-2/src/Inaccuracy Glitches/Glitch_Error_Malfunction_045.ogg</text:p>
          </table:table-cell>
        </table:table-row>
        <table:table-row table:style-name="ro1">
          <table:table-cell office:value-type="string">
            <text:p>Glitch_Error_Malfunction_090.ogg</text:p>
          </table:table-cell>
          <table:table-cell office:value-type="string">
            <text:p>modules/gAudioBundle-2/src/Inaccuracy Glitches/Glitch_Error_Malfunction_090.ogg</text:p>
          </table:table-cell>
        </table:table-row>
        <table:table-row table:style-name="ro1">
          <table:table-cell office:value-type="string">
            <text:p>Glitch_Error_Malfunction_120.ogg</text:p>
          </table:table-cell>
          <table:table-cell office:value-type="string">
            <text:p>modules/gAudioBundle-2/src/Inaccuracy Glitches/Glitch_Error_Malfunction_120.ogg</text:p>
          </table:table-cell>
        </table:table-row>
        <table:table-row table:style-name="ro1">
          <table:table-cell office:value-type="string">
            <text:p>Daytime_Junction_With_Busy_Traffic_Cars_Motorbikes_Trucks_Horning_People_On_The_Street_Big_City_Life_Bombay_Mumbai_Incredible_India_Vol_Ii_14.ogg</text:p>
          </table:table-cell>
          <table:table-cell office:value-type="string">
            <text:p>modules/gAudioBundle-2/src/Incredible Sounds Of India Collection/Daytime_Junction_With_Busy_Traffic_Cars_Motorbikes_Trucks_Horning_People_On_The_Street_Big_City_Life_Bombay_Mumbai_Incredible_India_Vol_Ii_14.ogg</text:p>
          </table:table-cell>
        </table:table-row>
        <table:table-row table:style-name="ro1">
          <table:table-cell office:value-type="string">
            <text:p>Daytime_Morning_Birds_Singing_Boat_Passing_In_Distance_Bus_Horning_Kalipur_Andaman_Islands_Incredible_India_Vol_I_31.ogg</text:p>
          </table:table-cell>
          <table:table-cell office:value-type="string">
            <text:p>modules/gAudioBundle-2/src/Incredible Sounds Of India Collection/Daytime_Morning_Birds_Singing_Boat_Passing_In_Distance_Bus_Horning_Kalipur_Andaman_Islands_Incredible_India_Vol_I_31.ogg</text:p>
          </table:table-cell>
        </table:table-row>
        <table:table-row table:style-name="ro1">
          <table:table-cell office:value-type="string">
            <text:p>Daytime_Muslim_Prayer_Over_City_Traffic_People_Horning_General_Ambience_In_Jodpur_Rajasthan_Incredible_India_Vol_Ii_18.ogg</text:p>
          </table:table-cell>
          <table:table-cell office:value-type="string">
            <text:p>modules/gAudioBundle-2/src/Incredible Sounds Of India Collection/Daytime_Muslim_Prayer_Over_City_Traffic_People_Horning_General_Ambience_In_Jodpur_Rajasthan_Incredible_India_Vol_Ii_18.ogg</text:p>
          </table:table-cell>
        </table:table-row>
        <table:table-row table:style-name="ro1">
          <table:table-cell office:value-type="string">
            <text:p>Roomtone_In_Bamboo_Hut_Morning_At_Sunrise_Birds_Nature_Rooster_Waves_In_Bg_Neil_Island_Andaman_Islands_Incredible_India_Vol_I_58.ogg</text:p>
          </table:table-cell>
          <table:table-cell office:value-type="string">
            <text:p>modules/gAudioBundle-2/src/Incredible Sounds Of India Collection/Roomtone_In_Bamboo_Hut_Morning_At_Sunrise_Birds_Nature_Rooster_Waves_In_Bg_Neil_Island_Andaman_Islands_Incredible_India_Vol_I_58.ogg</text:p>
          </table:table-cell>
        </table:table-row>
        <table:table-row table:style-name="ro1">
          <table:table-cell office:value-type="string">
            <text:p>City_Street_Large_Light_Voices_And_Traffic_Rumble_02120215_120215_02.ogg</text:p>
          </table:table-cell>
          <table:table-cell office:value-type="string">
            <text:p>modules/gAudioBundle-2/src/Indonesia Sound Library By Faunethic/City_Street_Large_Light_Voices_And_Traffic_Rumble_02120215_120215_02.ogg</text:p>
          </table:table-cell>
        </table:table-row>
        <table:table-row table:style-name="ro1">
          <table:table-cell office:value-type="string">
            <text:p>Forest_Cold_Wind_In_Alitude_The_Morning_120208_00.ogg</text:p>
          </table:table-cell>
          <table:table-cell office:value-type="string">
            <text:p>modules/gAudioBundle-2/src/Indonesia Sound Library By Faunethic/Forest_Cold_Wind_In_Alitude_The_Morning_120208_00.ogg</text:p>
          </table:table-cell>
        </table:table-row>
        <table:table-row table:style-name="ro1">
          <table:table-cell office:value-type="string">
            <text:p>Music_Ceremony_Of_Galungan_In_Street_Percussion_Bel_Ad_Cymbal-Moving_2_120210_03.ogg</text:p>
          </table:table-cell>
          <table:table-cell office:value-type="string">
            <text:p>modules/gAudioBundle-2/src/Indonesia Sound Library By Faunethic/Music_Ceremony_Of_Galungan_In_Street_Percussion_Bel_Ad_Cymbal-Moving_2_120210_03.ogg</text:p>
          </table:table-cell>
        </table:table-row>
        <table:table-row table:style-name="ro1">
          <table:table-cell office:value-type="string">
            <text:p>Village_Quiet_Children_Voices_Hen_Chicken_And_Light_Traffic_Away_120202_01.ogg</text:p>
          </table:table-cell>
          <table:table-cell office:value-type="string">
            <text:p>modules/gAudioBundle-2/src/Indonesia Sound Library By Faunethic/Village_Quiet_Children_Voices_Hen_Chicken_And_Light_Traffic_Away_120202_01.ogg</text:p>
          </table:table-cell>
        </table:table-row>
        <table:table-row table:style-name="ro1">
          <table:table-cell office:value-type="string">
            <text:p>Industrial_Ambient_Drones_02.ogg</text:p>
          </table:table-cell>
          <table:table-cell office:value-type="string">
            <text:p>modules/gAudioBundle-2/src/Industrial Drones And Ambiences/Industrial_Ambient_Drones_02.ogg</text:p>
          </table:table-cell>
        </table:table-row>
        <table:table-row table:style-name="ro1">
          <table:table-cell office:value-type="string">
            <text:p>Industrial_Ambient_Spaces_04.ogg</text:p>
          </table:table-cell>
          <table:table-cell office:value-type="string">
            <text:p>modules/gAudioBundle-2/src/Industrial Drones And Ambiences/Industrial_Ambient_Spaces_04.ogg</text:p>
          </table:table-cell>
        </table:table-row>
        <table:table-row table:style-name="ro1">
          <table:table-cell office:value-type="string">
            <text:p>Industrial_Drones_15.ogg</text:p>
          </table:table-cell>
          <table:table-cell office:value-type="string">
            <text:p>modules/gAudioBundle-2/src/Industrial Drones And Ambiences/Industrial_Drones_15.ogg</text:p>
          </table:table-cell>
        </table:table-row>
        <table:table-row table:style-name="ro1">
          <table:table-cell office:value-type="string">
            <text:p>Industrial_Spaces_05.ogg</text:p>
          </table:table-cell>
          <table:table-cell office:value-type="string">
            <text:p>modules/gAudioBundle-2/src/Industrial Drones And Ambiences/Industrial_Spaces_05.ogg</text:p>
          </table:table-cell>
        </table:table-row>
        <table:table-row table:style-name="ro1">
          <table:table-cell office:value-type="string">
            <text:p>Industry_Ext_Factory_Churn_Whine_Condensation_Drops.ogg</text:p>
          </table:table-cell>
          <table:table-cell office:value-type="string">
            <text:p>modules/gAudioBundle-2/src/Industrial Exteriors I/Industry_Ext_Factory_Churn_Whine_Condensation_Drops.ogg</text:p>
          </table:table-cell>
        </table:table-row>
        <table:table-row table:style-name="ro1">
          <table:table-cell office:value-type="string">
            <text:p>Industry_Ext_Factory_Drone_Conveyor_Belt_Clack_Click.ogg</text:p>
          </table:table-cell>
          <table:table-cell office:value-type="string">
            <text:p>modules/gAudioBundle-2/src/Industrial Exteriors I/Industry_Ext_Factory_Drone_Conveyor_Belt_Clack_Click.ogg</text:p>
          </table:table-cell>
        </table:table-row>
        <table:table-row table:style-name="ro1">
          <table:table-cell office:value-type="string">
            <text:p>Industry_Industrial_Drone_Metal_Clinking.ogg</text:p>
          </table:table-cell>
          <table:table-cell office:value-type="string">
            <text:p>modules/gAudioBundle-2/src/Industrial Exteriors I/Industry_Industrial_Drone_Metal_Clinking.ogg</text:p>
          </table:table-cell>
        </table:table-row>
        <table:table-row table:style-name="ro1">
          <table:table-cell office:value-type="string">
            <text:p>Port_Ext_Bulk_Offload_Engine_Gravel_Clatter_Heavy.ogg</text:p>
          </table:table-cell>
          <table:table-cell office:value-type="string">
            <text:p>modules/gAudioBundle-2/src/Industrial Exteriors I/Port_Ext_Bulk_Offload_Engine_Gravel_Clatter_Heavy.ogg</text:p>
          </table:table-cell>
        </table:table-row>
        <table:table-row table:style-name="ro1">
          <table:table-cell office:value-type="string">
            <text:p>Pm_Int_Hnt_103.ogg</text:p>
          </table:table-cell>
          <table:table-cell office:value-type="string">
            <text:p>modules/gAudioBundle-2/src/Industrial Terror Hits And Transitions/Pm_Int_Hnt_103.ogg</text:p>
          </table:table-cell>
        </table:table-row>
        <table:table-row table:style-name="ro1">
          <table:table-cell office:value-type="string">
            <text:p>Pm_Int_Hnt_130.ogg</text:p>
          </table:table-cell>
          <table:table-cell office:value-type="string">
            <text:p>modules/gAudioBundle-2/src/Industrial Terror Hits And Transitions/Pm_Int_Hnt_130.ogg</text:p>
          </table:table-cell>
        </table:table-row>
        <table:table-row table:style-name="ro1">
          <table:table-cell office:value-type="string">
            <text:p>Pm_Int_Hnt_18.ogg</text:p>
          </table:table-cell>
          <table:table-cell office:value-type="string">
            <text:p>modules/gAudioBundle-2/src/Industrial Terror Hits And Transitions/Pm_Int_Hnt_18.ogg</text:p>
          </table:table-cell>
        </table:table-row>
        <table:table-row table:style-name="ro1">
          <table:table-cell office:value-type="string">
            <text:p>Pm_Int_Hnt_64.ogg</text:p>
          </table:table-cell>
          <table:table-cell office:value-type="string">
            <text:p>modules/gAudioBundle-2/src/Industrial Terror Hits And Transitions/Pm_Int_Hnt_64.ogg</text:p>
          </table:table-cell>
        </table:table-row>
        <table:table-row table:style-name="ro1">
          <table:table-cell office:value-type="string">
            <text:p>Metal_Ringout_Dpa4060_10.ogg</text:p>
          </table:table-cell>
          <table:table-cell office:value-type="string">
            <text:p>modules/gAudioBundle-2/src/Industrial Terror/Metal_Ringout_Dpa4060_10.ogg</text:p>
          </table:table-cell>
        </table:table-row>
        <table:table-row table:style-name="ro1">
          <table:table-cell office:value-type="string">
            <text:p>Metal_Ringout_Mkh8060_14.ogg</text:p>
          </table:table-cell>
          <table:table-cell office:value-type="string">
            <text:p>modules/gAudioBundle-2/src/Industrial Terror/Metal_Ringout_Mkh8060_14.ogg</text:p>
          </table:table-cell>
        </table:table-row>
        <table:table-row table:style-name="ro1">
          <table:table-cell office:value-type="string">
            <text:p>Pm_Int_02.ogg</text:p>
          </table:table-cell>
          <table:table-cell office:value-type="string">
            <text:p>modules/gAudioBundle-2/src/Industrial Terror/Pm_Int_02.ogg</text:p>
          </table:table-cell>
        </table:table-row>
        <table:table-row table:style-name="ro1">
          <table:table-cell office:value-type="string">
            <text:p>Pm_Int_Exc_18.ogg</text:p>
          </table:table-cell>
          <table:table-cell office:value-type="string">
            <text:p>modules/gAudioBundle-2/src/Industrial Terror/Pm_Int_Exc_18.ogg</text:p>
          </table:table-cell>
        </table:table-row>
        <table:table-row table:style-name="ro1">
          <table:table-cell office:value-type="string">
            <text:p>Ambiencewarcity.ogg</text:p>
          </table:table-cell>
          <table:table-cell office:value-type="string">
            <text:p>modules/gAudioBundle-2/src/Infected Zone/Ambiencewarcity.ogg</text:p>
          </table:table-cell>
        </table:table-row>
        <table:table-row table:style-name="ro1">
          <table:table-cell office:value-type="string">
            <text:p>Bitecreakbloodjuicy_002.ogg</text:p>
          </table:table-cell>
          <table:table-cell office:value-type="string">
            <text:p>modules/gAudioBundle-2/src/Infected Zone/Bitecreakbloodjuicy_002.ogg</text:p>
          </table:table-cell>
        </table:table-row>
        <table:table-row table:style-name="ro1">
          <table:table-cell office:value-type="string">
            <text:p>Blooddrips.ogg</text:p>
          </table:table-cell>
          <table:table-cell office:value-type="string">
            <text:p>modules/gAudioBundle-2/src/Infected Zone/Blooddrips.ogg</text:p>
          </table:table-cell>
        </table:table-row>
        <table:table-row table:style-name="ro1">
          <table:table-cell office:value-type="string">
            <text:p>Zombievocalizationsgeneral_003.ogg</text:p>
          </table:table-cell>
          <table:table-cell office:value-type="string">
            <text:p>modules/gAudioBundle-2/src/Infected Zone/Zombievocalizationsgeneral_003.ogg</text:p>
          </table:table-cell>
        </table:table-row>
        <table:table-row table:style-name="ro1">
          <table:table-cell office:value-type="string">
            <text:p>Atmospheric_Element_Low-02.ogg</text:p>
          </table:table-cell>
          <table:table-cell office:value-type="string">
            <text:p>modules/gAudioBundle-2/src/Infiltration/Atmospheric_Element_Low-02.ogg</text:p>
          </table:table-cell>
        </table:table-row>
        <table:table-row table:style-name="ro1">
          <table:table-cell office:value-type="string">
            <text:p>Fx_Distant_Atmospheric-05.ogg</text:p>
          </table:table-cell>
          <table:table-cell office:value-type="string">
            <text:p>modules/gAudioBundle-2/src/Infiltration/Fx_Distant_Atmospheric-05.ogg</text:p>
          </table:table-cell>
        </table:table-row>
        <table:table-row table:style-name="ro1">
          <table:table-cell office:value-type="string">
            <text:p>Fx_Reverse_Transition-03.ogg</text:p>
          </table:table-cell>
          <table:table-cell office:value-type="string">
            <text:p>modules/gAudioBundle-2/src/Infiltration/Fx_Reverse_Transition-03.ogg</text:p>
          </table:table-cell>
        </table:table-row>
        <table:table-row table:style-name="ro1">
          <table:table-cell office:value-type="string">
            <text:p>Fx_Transition-04.ogg</text:p>
          </table:table-cell>
          <table:table-cell office:value-type="string">
            <text:p>modules/gAudioBundle-2/src/Infiltration/Fx_Transition-04.ogg</text:p>
          </table:table-cell>
        </table:table-row>
        <table:table-row table:style-name="ro1">
          <table:table-cell office:value-type="string">
            <text:p>Detunized-Infinite-North-38.ogg</text:p>
          </table:table-cell>
          <table:table-cell office:value-type="string">
            <text:p>modules/gAudioBundle-2/src/Infinite/Detunized-Infinite-North-38.ogg</text:p>
          </table:table-cell>
        </table:table-row>
        <table:table-row table:style-name="ro1">
          <table:table-cell office:value-type="string">
            <text:p>Detunized-Infinite-North-88.ogg</text:p>
          </table:table-cell>
          <table:table-cell office:value-type="string">
            <text:p>modules/gAudioBundle-2/src/Infinite/Detunized-Infinite-North-88.ogg</text:p>
          </table:table-cell>
        </table:table-row>
        <table:table-row table:style-name="ro1">
          <table:table-cell office:value-type="string">
            <text:p>Detunized-Infinite-South-10.ogg</text:p>
          </table:table-cell>
          <table:table-cell office:value-type="string">
            <text:p>modules/gAudioBundle-2/src/Infinite/Detunized-Infinite-South-10.ogg</text:p>
          </table:table-cell>
        </table:table-row>
        <table:table-row table:style-name="ro1">
          <table:table-cell office:value-type="string">
            <text:p>Detunized-Infinite-South-24.ogg</text:p>
          </table:table-cell>
          <table:table-cell office:value-type="string">
            <text:p>modules/gAudioBundle-2/src/Infinite/Detunized-Infinite-South-24.ogg</text:p>
          </table:table-cell>
        </table:table-row>
        <table:table-row table:style-name="ro1">
          <table:table-cell office:value-type="string">
            <text:p>Port_Ambience_Distant_Container_Terminal_Trucks_Cranes_Alarms_Metallic_Booms_1000_Ft.ogg</text:p>
          </table:table-cell>
          <table:table-cell office:value-type="string">
            <text:p>modules/gAudioBundle-2/src/Inland Port/Port_Ambience_Distant_Container_Terminal_Trucks_Cranes_Alarms_Metallic_Booms_1000_Ft.ogg</text:p>
          </table:table-cell>
        </table:table-row>
        <table:table-row table:style-name="ro1">
          <table:table-cell office:value-type="string">
            <text:p>Port_Container_Terminal_Container_Crane_Lift_Spreader_Frame_Movement_Alarm_Drop_Container.ogg</text:p>
          </table:table-cell>
          <table:table-cell office:value-type="string">
            <text:p>modules/gAudioBundle-2/src/Inland Port/Port_Container_Terminal_Container_Crane_Lift_Spreader_Frame_Movement_Alarm_Drop_Container.ogg</text:p>
          </table:table-cell>
        </table:table-row>
        <table:table-row table:style-name="ro1">
          <table:table-cell office:value-type="string">
            <text:p>Port_Railroad_Yard_Cargo_Train_Tank_Car_Passing_Idle_Shunting_Squeal_Slow_Close.ogg</text:p>
          </table:table-cell>
          <table:table-cell office:value-type="string">
            <text:p>modules/gAudioBundle-2/src/Inland Port/Port_Railroad_Yard_Cargo_Train_Tank_Car_Passing_Idle_Shunting_Squeal_Slow_Close.ogg</text:p>
          </table:table-cell>
        </table:table-row>
        <table:table-row table:style-name="ro1">
          <table:table-cell office:value-type="string">
            <text:p>Drone_Atmosphere_Mystery_06.ogg</text:p>
          </table:table-cell>
          <table:table-cell office:value-type="string">
            <text:p>modules/gAudioBundle-2/src/Inside Atmospheric Elements/Drone_Atmosphere_Mystery_06.ogg</text:p>
          </table:table-cell>
        </table:table-row>
        <table:table-row table:style-name="ro1">
          <table:table-cell office:value-type="string">
            <text:p>Drone_Atmosphere_Sci-Fi_06.ogg</text:p>
          </table:table-cell>
          <table:table-cell office:value-type="string">
            <text:p>modules/gAudioBundle-2/src/Inside Atmospheric Elements/Drone_Atmosphere_Sci-Fi_06.ogg</text:p>
          </table:table-cell>
        </table:table-row>
        <table:table-row table:style-name="ro1">
          <table:table-cell office:value-type="string">
            <text:p>Musical_Element_Flute_Melodies_01.ogg</text:p>
          </table:table-cell>
          <table:table-cell office:value-type="string">
            <text:p>modules/gAudioBundle-2/src/Inside Atmospheric Elements/Musical_Element_Flute_Melodies_01.ogg</text:p>
          </table:table-cell>
        </table:table-row>
        <table:table-row table:style-name="ro1">
          <table:table-cell office:value-type="string">
            <text:p>Production_Element_Transition_05.ogg</text:p>
          </table:table-cell>
          <table:table-cell office:value-type="string">
            <text:p>modules/gAudioBundle-2/src/Inside Atmospheric Elements/Production_Element_Transition_05.ogg</text:p>
          </table:table-cell>
        </table:table-row>
        <table:table-row table:style-name="ro1">
          <table:table-cell office:value-type="string">
            <text:p>Accent_Interface_Ui_Alert_Clean_Metallic_Double_Fast.ogg</text:p>
          </table:table-cell>
          <table:table-cell office:value-type="string">
            <text:p>modules/gAudioBundle-2/src/Interface Accents/Accent_Interface_Ui_Alert_Clean_Metallic_Double_Fast.ogg</text:p>
          </table:table-cell>
        </table:table-row>
        <table:table-row table:style-name="ro1">
          <table:table-cell office:value-type="string">
            <text:p>Accent_Interface_Ui_Alert_Resonant_Waver.ogg</text:p>
          </table:table-cell>
          <table:table-cell office:value-type="string">
            <text:p>modules/gAudioBundle-2/src/Interface Accents/Accent_Interface_Ui_Alert_Resonant_Waver.ogg</text:p>
          </table:table-cell>
        </table:table-row>
        <table:table-row table:style-name="ro1">
          <table:table-cell office:value-type="string">
            <text:p>Accent_Interface_Ui_Data_Chatter_Clean_Crystal_Low.ogg</text:p>
          </table:table-cell>
          <table:table-cell office:value-type="string">
            <text:p>modules/gAudioBundle-2/src/Interface Accents/Accent_Interface_Ui_Data_Chatter_Clean_Crystal_Low.ogg</text:p>
          </table:table-cell>
        </table:table-row>
        <table:table-row table:style-name="ro1">
          <table:table-cell office:value-type="string">
            <text:p>Accent_Interface_Ui_Data_Chatter_Warble_Resonant_Clean_Pumping_Medium_Slow.ogg</text:p>
          </table:table-cell>
          <table:table-cell office:value-type="string">
            <text:p>modules/gAudioBundle-2/src/Interface Accents/Accent_Interface_Ui_Data_Chatter_Warble_Resonant_Clean_Pumping_Medium_Slow.ogg</text:p>
          </table:table-cell>
        </table:table-row>
        <table:table-row table:style-name="ro1">
          <table:table-cell office:value-type="string">
            <text:p>Carpark_Underground_003.ogg</text:p>
          </table:table-cell>
          <table:table-cell office:value-type="string">
            <text:p>modules/gAudioBundle-2/src/Interference/Carpark_Underground_003.ogg</text:p>
          </table:table-cell>
        </table:table-row>
        <table:table-row table:style-name="ro1">
          <table:table-cell office:value-type="string">
            <text:p>Cathederal_Belgium_001.ogg</text:p>
          </table:table-cell>
          <table:table-cell office:value-type="string">
            <text:p>modules/gAudioBundle-2/src/Interference/Cathederal_Belgium_001.ogg</text:p>
          </table:table-cell>
        </table:table-row>
        <table:table-row table:style-name="ro1">
          <table:table-cell office:value-type="string">
            <text:p>Electro_Magnetic_Interference_016.ogg</text:p>
          </table:table-cell>
          <table:table-cell office:value-type="string">
            <text:p>modules/gAudioBundle-2/src/Interference/Electro_Magnetic_Interference_016.ogg</text:p>
          </table:table-cell>
        </table:table-row>
        <table:table-row table:style-name="ro1">
          <table:table-cell office:value-type="string">
            <text:p>Electro_Magnetic_Interference_024.ogg</text:p>
          </table:table-cell>
          <table:table-cell office:value-type="string">
            <text:p>modules/gAudioBundle-2/src/Interference/Electro_Magnetic_Interference_024.ogg</text:p>
          </table:table-cell>
        </table:table-row>
        <table:table-row table:style-name="ro1">
          <table:table-cell office:value-type="string">
            <text:p>Metro_Train_Madrid_Busy_001.ogg</text:p>
          </table:table-cell>
          <table:table-cell office:value-type="string">
            <text:p>modules/gAudioBundle-2/src/Interference/Metro_Train_Madrid_Busy_001.ogg</text:p>
          </table:table-cell>
        </table:table-row>
        <table:table-row table:style-name="ro1">
          <table:table-cell office:value-type="string">
            <text:p>Store_Belgium_004.ogg</text:p>
          </table:table-cell>
          <table:table-cell office:value-type="string">
            <text:p>modules/gAudioBundle-2/src/Interference/Store_Belgium_004.ogg</text:p>
          </table:table-cell>
        </table:table-row>
        <table:table-row table:style-name="ro1">
          <table:table-cell office:value-type="string">
            <text:p>Explosives_Sweetners_07.ogg</text:p>
          </table:table-cell>
          <table:table-cell office:value-type="string">
            <text:p>modules/gAudioBundle-2/src/Intervention/Explosives_Sweetners_07.ogg</text:p>
          </table:table-cell>
        </table:table-row>
        <table:table-row table:style-name="ro1">
          <table:table-cell office:value-type="string">
            <text:p>Gear_Movements_Running_10.ogg</text:p>
          </table:table-cell>
          <table:table-cell office:value-type="string">
            <text:p>modules/gAudioBundle-2/src/Intervention/Gear_Movements_Running_10.ogg</text:p>
          </table:table-cell>
        </table:table-row>
        <table:table-row table:style-name="ro1">
          <table:table-cell office:value-type="string">
            <text:p>M16_Int_B_Distant.ogg</text:p>
          </table:table-cell>
          <table:table-cell office:value-type="string">
            <text:p>modules/gAudioBundle-2/src/Intervention/M16_Int_B_Distant.ogg</text:p>
          </table:table-cell>
        </table:table-row>
        <table:table-row table:style-name="ro1">
          <table:table-cell office:value-type="string">
            <text:p>Mp5_Burst_Shot_Short_Urban_Exterior.ogg</text:p>
          </table:table-cell>
          <table:table-cell office:value-type="string">
            <text:p>modules/gAudioBundle-2/src/Intervention/Mp5_Burst_Shot_Short_Urban_Exterior.ogg</text:p>
          </table:table-cell>
        </table:table-row>
        <table:table-row table:style-name="ro1">
          <table:table-cell office:value-type="string">
            <text:p>003_Ambience_Synth_Tonal.ogg</text:p>
          </table:table-cell>
          <table:table-cell office:value-type="string">
            <text:p>modules/gAudioBundle-2/src/Invasion Cinematic Trailer Samples/003_Ambience_Synth_Tonal.ogg</text:p>
          </table:table-cell>
        </table:table-row>
        <table:table-row table:style-name="ro1">
          <table:table-cell office:value-type="string">
            <text:p>043_Synth_Texture_Tonal.ogg</text:p>
          </table:table-cell>
          <table:table-cell office:value-type="string">
            <text:p>modules/gAudioBundle-2/src/Invasion Cinematic Trailer Samples/043_Synth_Texture_Tonal.ogg</text:p>
          </table:table-cell>
        </table:table-row>
        <table:table-row table:style-name="ro1">
          <table:table-cell office:value-type="string">
            <text:p>100_Rise.ogg</text:p>
          </table:table-cell>
          <table:table-cell office:value-type="string">
            <text:p>modules/gAudioBundle-2/src/Invasion Cinematic Trailer Samples/100_Rise.ogg</text:p>
          </table:table-cell>
        </table:table-row>
        <table:table-row table:style-name="ro1">
          <table:table-cell office:value-type="string">
            <text:p>139_Sfx.ogg</text:p>
          </table:table-cell>
          <table:table-cell office:value-type="string">
            <text:p>modules/gAudioBundle-2/src/Invasion Cinematic Trailer Samples/139_Sfx.ogg</text:p>
          </table:table-cell>
        </table:table-row>
        <table:table-row table:style-name="ro1">
          <table:table-cell office:value-type="string">
            <text:p>Ambient_Italy_Sicily_Erice_Wind_On_The_Top_Of_The_Mountain_Birds_And_Small_Chats_Stereo_M10.ogg</text:p>
          </table:table-cell>
          <table:table-cell office:value-type="string">
            <text:p>modules/gAudioBundle-2/src/Italy Sicilian Ambients/Ambient_Italy_Sicily_Erice_Wind_On_The_Top_Of_The_Mountain_Birds_And_Small_Chats_Stereo_M10.ogg</text:p>
          </table:table-cell>
        </table:table-row>
        <table:table-row table:style-name="ro1">
          <table:table-cell office:value-type="string">
            <text:p>Ambient_Italy_Sicily_Trapani_Old_Town_People_Passing_And_Talking_Walla_Bicycles_Car_Stereo_M10.ogg</text:p>
          </table:table-cell>
          <table:table-cell office:value-type="string">
            <text:p>modules/gAudioBundle-2/src/Italy Sicilian Ambients/Ambient_Italy_Sicily_Trapani_Old_Town_People_Passing_And_Talking_Walla_Bicycles_Car_Stereo_M10.ogg</text:p>
          </table:table-cell>
        </table:table-row>
        <table:table-row table:style-name="ro1">
          <table:table-cell office:value-type="string">
            <text:p>Iveco_Daily_Van_-12_T2_Onboard_Driving_Steady_Rpms_Engine_1.ogg</text:p>
          </table:table-cell>
          <table:table-cell office:value-type="string">
            <text:p>modules/gAudioBundle-2/src/Iveco Daily Van 23 L 2012/Iveco_Daily_Van_-12_T2_Onboard_Driving_Steady_Rpms_Engine_1.ogg</text:p>
          </table:table-cell>
        </table:table-row>
        <table:table-row table:style-name="ro1">
          <table:table-cell office:value-type="string">
            <text:p>Iveco_Daily_Van_-12_T4_Exterior_1_Approach_Stop_Away_L.ogg</text:p>
          </table:table-cell>
          <table:table-cell office:value-type="string">
            <text:p>modules/gAudioBundle-2/src/Iveco Daily Van 23 L 2012/Iveco_Daily_Van_-12_T4_Exterior_1_Approach_Stop_Away_L.ogg</text:p>
          </table:table-cell>
        </table:table-row>
        <table:table-row table:style-name="ro1">
          <table:table-cell office:value-type="string">
            <text:p>Iveco_Daily_Van_-12_T4_Exterior_1_Approach_Stop_Away_R.ogg</text:p>
          </table:table-cell>
          <table:table-cell office:value-type="string">
            <text:p>modules/gAudioBundle-2/src/Iveco Daily Van 23 L 2012/Iveco_Daily_Van_-12_T4_Exterior_1_Approach_Stop_Away_R.ogg</text:p>
          </table:table-cell>
        </table:table-row>
        <table:table-row table:style-name="ro1">
          <table:table-cell office:value-type="string">
            <text:p>Construction_Jackhammer_Drill_Concrete_Wall_01.ogg</text:p>
          </table:table-cell>
          <table:table-cell office:value-type="string">
            <text:p>modules/gAudioBundle-3/src/Jackhammer/Construction_Jackhammer_Drill_Concrete_Wall_01.ogg</text:p>
          </table:table-cell>
        </table:table-row>
        <table:table-row table:style-name="ro1">
          <table:table-cell office:value-type="string">
            <text:p>Jtp_Bullet_Onboard_Passenger_Cabin_Boarding.ogg</text:p>
          </table:table-cell>
          <table:table-cell office:value-type="string">
            <text:p>modules/gAudioBundle-3/src/Japan Train And Platform/Jtp_Bullet_Onboard_Passenger_Cabin_Boarding.ogg</text:p>
          </table:table-cell>
        </table:table-row>
        <table:table-row table:style-name="ro1">
          <table:table-cell office:value-type="string">
            <text:p>Jtp_Bullet_Onboard_Stop_Doors_Depart_01.ogg</text:p>
          </table:table-cell>
          <table:table-cell office:value-type="string">
            <text:p>modules/gAudioBundle-3/src/Japan Train And Platform/Jtp_Bullet_Onboard_Stop_Doors_Depart_01.ogg</text:p>
          </table:table-cell>
        </table:table-row>
        <table:table-row table:style-name="ro1">
          <table:table-cell office:value-type="string">
            <text:p>Jtp_Shinagawa_Station_01.ogg</text:p>
          </table:table-cell>
          <table:table-cell office:value-type="string">
            <text:p>modules/gAudioBundle-3/src/Japan Train And Platform/Jtp_Shinagawa_Station_01.ogg</text:p>
          </table:table-cell>
        </table:table-row>
        <table:table-row table:style-name="ro1">
          <table:table-cell office:value-type="string">
            <text:p>Jeep_Grand_Cherokee_Wj_4_7_Engine_Reverse_Interior_Mono_8040.ogg</text:p>
          </table:table-cell>
          <table:table-cell office:value-type="string">
            <text:p>modules/gAudioBundle-3/src/Jeep/Jeep Grand Cherokee 47 V8 Magnaflow/Jeep_Grand_Cherokee_Wj_4_7_Engine_Reverse_Interior_Mono_8040.ogg</text:p>
          </table:table-cell>
        </table:table-row>
        <table:table-row table:style-name="ro1">
          <table:table-cell office:value-type="string">
            <text:p>Jeep_Grand_Cherokee_Wj_4_7_Engine_Single_Acceleration_Mono.ogg</text:p>
          </table:table-cell>
          <table:table-cell office:value-type="string">
            <text:p>modules/gAudioBundle-3/src/Jeep/Jeep Grand Cherokee 47 V8 Magnaflow/Jeep_Grand_Cherokee_Wj_4_7_Engine_Single_Acceleration_Mono.ogg</text:p>
          </table:table-cell>
        </table:table-row>
        <table:table-row table:style-name="ro1">
          <table:table-cell office:value-type="string">
            <text:p>Jeep_Grand_Cherokee_Wj_4_7_Exterior_Wet_Asphalt_Passby_80kmph_Stereo_M10.ogg</text:p>
          </table:table-cell>
          <table:table-cell office:value-type="string">
            <text:p>modules/gAudioBundle-3/src/Jeep/Jeep Grand Cherokee 47 V8 Magnaflow/Jeep_Grand_Cherokee_Wj_4_7_Exterior_Wet_Asphalt_Passby_80kmph_Stereo_M10.ogg</text:p>
          </table:table-cell>
        </table:table-row>
        <table:table-row table:style-name="ro1">
          <table:table-cell office:value-type="string">
            <text:p>Jeep_Grand_Cherokee_Wj_4_7_Foley_Exterior_Door_Open_Close_Mono_8040.ogg</text:p>
          </table:table-cell>
          <table:table-cell office:value-type="string">
            <text:p>modules/gAudioBundle-3/src/Jeep/Jeep Grand Cherokee 47 V8 Magnaflow/Jeep_Grand_Cherokee_Wj_4_7_Foley_Exterior_Door_Open_Close_Mono_8040.ogg</text:p>
          </table:table-cell>
        </table:table-row>
        <table:table-row table:style-name="ro1">
          <table:table-cell office:value-type="string">
            <text:p>Jeep_Wrangler_T10_Onbrd_Start_Drive_Gearshifts_High_Stop_Engine_Left_Dpa4061.ogg</text:p>
          </table:table-cell>
          <table:table-cell office:value-type="string">
            <text:p>modules/gAudioBundle-3/src/Jeep/Jeep Wrangler Yj 1991/Jeep_Wrangler_T10_Onbrd_Start_Drive_Gearshifts_High_Stop_Engine_Left_Dpa4061.ogg</text:p>
          </table:table-cell>
        </table:table-row>
        <table:table-row table:style-name="ro1">
          <table:table-cell office:value-type="string">
            <text:p>Jeep_Wrangler_T15_Var_Sfx_Onbrd_Door_Open_Slow_Relaxed_Interior_Dpa4061.ogg</text:p>
          </table:table-cell>
          <table:table-cell office:value-type="string">
            <text:p>modules/gAudioBundle-3/src/Jeep/Jeep Wrangler Yj 1991/Jeep_Wrangler_T15_Var_Sfx_Onbrd_Door_Open_Slow_Relaxed_Interior_Dpa4061.ogg</text:p>
          </table:table-cell>
        </table:table-row>
        <table:table-row table:style-name="ro1">
          <table:table-cell office:value-type="string">
            <text:p>Jeep_Wrangler_T5_Onbrd_Start_Medium_Drive_Off_Interior_Dpa4061.ogg</text:p>
          </table:table-cell>
          <table:table-cell office:value-type="string">
            <text:p>modules/gAudioBundle-3/src/Jeep/Jeep Wrangler Yj 1991/Jeep_Wrangler_T5_Onbrd_Start_Medium_Drive_Off_Interior_Dpa4061.ogg</text:p>
          </table:table-cell>
        </table:table-row>
        <table:table-row table:style-name="ro1">
          <table:table-cell office:value-type="string">
            <text:p>Jeep_Srt8_T10_Ext_Fast_By_Distant_Ls5.ogg</text:p>
          </table:table-cell>
          <table:table-cell office:value-type="string">
            <text:p>modules/gAudioBundle-3/src/Jeep/Jeep_Srt8_T10_Ext_Fast_By_Distant_Ls5.ogg</text:p>
          </table:table-cell>
        </table:table-row>
        <table:table-row table:style-name="ro1">
          <table:table-cell office:value-type="string">
            <text:p>Jeep_Srt8_T11_Onbrd_Start_Drive_Gearshifts_Exhaust_Center_Dpa4062.ogg</text:p>
          </table:table-cell>
          <table:table-cell office:value-type="string">
            <text:p>modules/gAudioBundle-3/src/Jeep/Jeep_Srt8_T11_Onbrd_Start_Drive_Gearshifts_Exhaust_Center_Dpa4062.ogg</text:p>
          </table:table-cell>
        </table:table-row>
        <table:table-row table:style-name="ro1">
          <table:table-cell office:value-type="string">
            <text:p>Jeep_Srt8_T9_Onbrd_Fast_Drive_Short_Stop_Engine_Right_Dpa4061.ogg</text:p>
          </table:table-cell>
          <table:table-cell office:value-type="string">
            <text:p>modules/gAudioBundle-3/src/Jeep/Jeep_Srt8_T9_Onbrd_Fast_Drive_Short_Stop_Engine_Right_Dpa4061.ogg</text:p>
          </table:table-cell>
        </table:table-row>
        <table:table-row table:style-name="ro1">
          <table:table-cell office:value-type="string">
            <text:p>Jet_Fighter_Cf-18_Hornet_By_Slow_Rip_To_Whistle.ogg</text:p>
          </table:table-cell>
          <table:table-cell office:value-type="string">
            <text:p>modules/gAudioBundle-3/src/Jet Fighter Maneuvers/Jet_Fighter_Cf-18_Hornet_By_Slow_Rip_To_Whistle.ogg</text:p>
          </table:table-cell>
        </table:table-row>
        <table:table-row table:style-name="ro1">
          <table:table-cell office:value-type="string">
            <text:p>Jet_Fighter_F-16_Fighting_Falcon_Medium_Distant_By_Whip_Buffet.ogg</text:p>
          </table:table-cell>
          <table:table-cell office:value-type="string">
            <text:p>modules/gAudioBundle-3/src/Jet Fighter Maneuvers/Jet_Fighter_F-16_Fighting_Falcon_Medium_Distant_By_Whip_Buffet.ogg</text:p>
          </table:table-cell>
        </table:table-row>
        <table:table-row table:style-name="ro1">
          <table:table-cell office:value-type="string">
            <text:p>John_Deere_Tractor_T12_Var_Sfx_Blinker_Lever_Xy_Rsm191.ogg</text:p>
          </table:table-cell>
          <table:table-cell office:value-type="string">
            <text:p>modules/gAudioBundle-3/src/John Deere 6330 2010/John_Deere_Tractor_T12_Var_Sfx_Blinker_Lever_Xy_Rsm191.ogg</text:p>
          </table:table-cell>
        </table:table-row>
        <table:table-row table:style-name="ro1">
          <table:table-cell office:value-type="string">
            <text:p>John_Deere_Tractor_T2_Ext_Medium_Up_Stop_Reverse_Away_By_X2_Css5.ogg</text:p>
          </table:table-cell>
          <table:table-cell office:value-type="string">
            <text:p>modules/gAudioBundle-3/src/John Deere 6330 2010/John_Deere_Tractor_T2_Ext_Medium_Up_Stop_Reverse_Away_By_X2_Css5.ogg</text:p>
          </table:table-cell>
        </table:table-row>
        <table:table-row table:style-name="ro1">
          <table:table-cell office:value-type="string">
            <text:p>John_Deere_Tractor_T3_Onbrd_Start_Fast_Drive_Stop_Reverse_Stop_Drive_Stop_Off_Exhaust_Mix.ogg</text:p>
          </table:table-cell>
          <table:table-cell office:value-type="string">
            <text:p>modules/gAudioBundle-3/src/John Deere 6330 2010/John_Deere_Tractor_T3_Onbrd_Start_Fast_Drive_Stop_Reverse_Stop_Drive_Stop_Off_Exhaust_Mix.ogg</text:p>
          </table:table-cell>
        </table:table-row>
        <table:table-row table:style-name="ro1">
          <table:table-cell office:value-type="string">
            <text:p>Desert_Canyon_Quiet_Light_Birds_And_Wind_Large_Reverb_160821_006.ogg</text:p>
          </table:table-cell>
          <table:table-cell office:value-type="string">
            <text:p>modules/gAudioBundle-3/src/Jordan Sound Library By Faunethic/Desert_Canyon_Quiet_Light_Birds_And_Wind_Large_Reverb_160821_006.ogg</text:p>
          </table:table-cell>
        </table:table-row>
        <table:table-row table:style-name="ro1">
          <table:table-cell office:value-type="string">
            <text:p>Market_Souk_Medium_Voices_Activity_And_Vendor_Shout_160818_005.ogg</text:p>
          </table:table-cell>
          <table:table-cell office:value-type="string">
            <text:p>modules/gAudioBundle-3/src/Jordan Sound Library By Faunethic/Market_Souk_Medium_Voices_Activity_And_Vendor_Shout_160818_005.ogg</text:p>
          </table:table-cell>
        </table:table-row>
        <table:table-row table:style-name="ro1">
          <table:table-cell office:value-type="string">
            <text:p>Muezzin_From_City_Very_Quiet_At_Night_From_A_Roof_Top_Wide_Reverb_160819_001.ogg</text:p>
          </table:table-cell>
          <table:table-cell office:value-type="string">
            <text:p>modules/gAudioBundle-3/src/Jordan Sound Library By Faunethic/Muezzin_From_City_Very_Quiet_At_Night_From_A_Roof_Top_Wide_Reverb_160819_001.ogg</text:p>
          </table:table-cell>
        </table:table-row>
        <table:table-row table:style-name="ro1">
          <table:table-cell office:value-type="string">
            <text:p>Village_Medium_In_A_Canyon_Voices_Activity_And_Horses_Wide_Reverb_160822_001.ogg</text:p>
          </table:table-cell>
          <table:table-cell office:value-type="string">
            <text:p>modules/gAudioBundle-3/src/Jordan Sound Library By Faunethic/Village_Medium_In_A_Canyon_Voices_Activity_And_Horses_Wide_Reverb_160822_001.ogg</text:p>
          </table:table-cell>
        </table:table-row>
        <table:table-row table:style-name="ro1">
          <table:table-cell office:value-type="string">
            <text:p>Cans_And_Small_Containers-Aluminum_Cans_Rustle_Drop_03.ogg</text:p>
          </table:table-cell>
          <table:table-cell office:value-type="string">
            <text:p>modules/gAudioBundle-3/src/Junk And Debris/Cans_And_Small_Containers-Aluminum_Cans_Rustle_Drop_03.ogg</text:p>
          </table:table-cell>
        </table:table-row>
        <table:table-row table:style-name="ro1">
          <table:table-cell office:value-type="string">
            <text:p>Cans_And_Small_Containers-Processed_Tape_Junk_Metal_Aluminum_Cans_Rustle_Long_Tail_01.ogg</text:p>
          </table:table-cell>
          <table:table-cell office:value-type="string">
            <text:p>modules/gAudioBundle-3/src/Junk And Debris/Cans_And_Small_Containers-Processed_Tape_Junk_Metal_Aluminum_Cans_Rustle_Long_Tail_01.ogg</text:p>
          </table:table-cell>
        </table:table-row>
        <table:table-row table:style-name="ro1">
          <table:table-cell office:value-type="string">
            <text:p>Pile_Of_Scrap_Metal-Metal_Scrap_Pile_Rustle_Drop_Long_Tail_03.ogg</text:p>
          </table:table-cell>
          <table:table-cell office:value-type="string">
            <text:p>modules/gAudioBundle-3/src/Junk And Debris/Pile_Of_Scrap_Metal-Metal_Scrap_Pile_Rustle_Drop_Long_Tail_03.ogg</text:p>
          </table:table-cell>
        </table:table-row>
        <table:table-row table:style-name="ro1">
          <table:table-cell office:value-type="string">
            <text:p>Styrofoam-Pile_Of_Styrofoam_Handling_Drop_Long_Tail_07.ogg</text:p>
          </table:table-cell>
          <table:table-cell office:value-type="string">
            <text:p>modules/gAudioBundle-3/src/Junk And Debris/Styrofoam-Pile_Of_Styrofoam_Handling_Drop_Long_Tail_07.ogg</text:p>
          </table:table-cell>
        </table:table-row>
        <table:table-row table:style-name="ro1">
          <table:table-cell office:value-type="string">
            <text:p>Dog_Team_Travelling_Onboard_Intense.ogg</text:p>
          </table:table-cell>
          <table:table-cell office:value-type="string">
            <text:p>modules/gAudioBundle-3/src/Kamchatka Peninsula Ambiences/Dog_Team_Travelling_Onboard_Intense.ogg</text:p>
          </table:table-cell>
        </table:table-row>
        <table:table-row table:style-name="ro1">
          <table:table-cell office:value-type="string">
            <text:p>Kamchatka__Distant_Cargo_Port._Wind__Prop_Planes_Overhead__Mechanisms__Distant_Dogs__Transportation_Truck_Pass_By.ogg</text:p>
          </table:table-cell>
          <table:table-cell office:value-type="string">
            <text:p>modules/gAudioBundle-3/src/Kamchatka Peninsula Ambiences/Kamchatka__Distant_Cargo_Port._Wind__Prop_Planes_Overhead__Mechanisms__Distant_Dogs__Transportation_Truck_Pass_By.ogg</text:p>
          </table:table-cell>
        </table:table-row>
        <table:table-row table:style-name="ro1">
          <table:table-cell office:value-type="string">
            <text:p>Keeway_Ext_Passby_2.ogg</text:p>
          </table:table-cell>
          <table:table-cell office:value-type="string">
            <text:p>modules/gAudioBundle-3/src/Keeway Tx50 Moped/Keeway_Ext_Passby_2.ogg</text:p>
          </table:table-cell>
        </table:table-row>
        <table:table-row table:style-name="ro1">
          <table:table-cell office:value-type="string">
            <text:p>Keeway_Ext_Start_Idle_Warmingup_Driveaway.ogg</text:p>
          </table:table-cell>
          <table:table-cell office:value-type="string">
            <text:p>modules/gAudioBundle-3/src/Keeway Tx50 Moped/Keeway_Ext_Start_Idle_Warmingup_Driveaway.ogg</text:p>
          </table:table-cell>
        </table:table-row>
        <table:table-row table:style-name="ro1">
          <table:table-cell office:value-type="string">
            <text:p>Keeway_Foley_Start_Pedal_Fail.ogg</text:p>
          </table:table-cell>
          <table:table-cell office:value-type="string">
            <text:p>modules/gAudioBundle-3/src/Keeway Tx50 Moped/Keeway_Foley_Start_Pedal_Fail.ogg</text:p>
          </table:table-cell>
        </table:table-row>
        <table:table-row table:style-name="ro1">
          <table:table-cell office:value-type="string">
            <text:p>Keeway_Onboard_Drive_Speedup_Slowdown_Shutdown_Engine.ogg</text:p>
          </table:table-cell>
          <table:table-cell office:value-type="string">
            <text:p>modules/gAudioBundle-3/src/Keeway Tx50 Moped/Keeway_Onboard_Drive_Speedup_Slowdown_Shutdown_Engine.ogg</text:p>
          </table:table-cell>
        </table:table-row>
        <table:table-row table:style-name="ro1">
          <table:table-cell office:value-type="string">
            <text:p>Brush_1shots_A_Acoustic.ogg</text:p>
          </table:table-cell>
          <table:table-cell office:value-type="string">
            <text:p>modules/gAudioBundle-3/src/Keyless Piano Body/Brush_1shots_A_Acoustic.ogg</text:p>
          </table:table-cell>
        </table:table-row>
        <table:table-row table:style-name="ro1">
          <table:table-cell office:value-type="string">
            <text:p>Brush_1shots_B_Contact1.ogg</text:p>
          </table:table-cell>
          <table:table-cell office:value-type="string">
            <text:p>modules/gAudioBundle-3/src/Keyless Piano Body/Brush_1shots_B_Contact1.ogg</text:p>
          </table:table-cell>
        </table:table-row>
        <table:table-row table:style-name="ro1">
          <table:table-cell office:value-type="string">
            <text:p>Educon_B3.ogg</text:p>
          </table:table-cell>
          <table:table-cell office:value-type="string">
            <text:p>modules/gAudioBundle-3/src/Keyless Piano Body/Educon_B3.ogg</text:p>
          </table:table-cell>
        </table:table-row>
        <table:table-row table:style-name="ro1">
          <table:table-cell office:value-type="string">
            <text:p>Rolfing_Piano_Glas_Along_Strings_18_Looped.ogg</text:p>
          </table:table-cell>
          <table:table-cell office:value-type="string">
            <text:p>modules/gAudioBundle-3/src/Keyless Piano Body/Rolfing_Piano_Glas_Along_Strings_18_Looped.ogg</text:p>
          </table:table-cell>
        </table:table-row>
        <table:table-row table:style-name="ro1">
          <table:table-cell office:value-type="string">
            <text:p>Kieuk_Laughter_Female_30s_American_Neunitedstates_Aww_Nominal_Tapering_Staggered_Breathy_Mouthclicks.ogg</text:p>
          </table:table-cell>
          <table:table-cell office:value-type="string">
            <text:p>modules/gAudioBundle-3/src/Kieuk/Kieuk_Laughter_Female_30s_American_Neunitedstates_Aww_Nominal_Tapering_Staggered_Breathy_Mouthclicks.ogg</text:p>
          </table:table-cell>
        </table:table-row>
        <table:table-row table:style-name="ro1">
          <table:table-cell office:value-type="string">
            <text:p>Kieuk_Laughter_Female_30s_Charlotte_Inhales_Titter_Lightsqueal.ogg</text:p>
          </table:table-cell>
          <table:table-cell office:value-type="string">
            <text:p>modules/gAudioBundle-3/src/Kieuk/Kieuk_Laughter_Female_30s_Charlotte_Inhales_Titter_Lightsqueal.ogg</text:p>
          </table:table-cell>
        </table:table-row>
        <table:table-row table:style-name="ro1">
          <table:table-cell office:value-type="string">
            <text:p>Kieuk_Laughter_Female_70s_Baltimore_Fry_Slightburst_Ooh_Chuckle_Taper.ogg</text:p>
          </table:table-cell>
          <table:table-cell office:value-type="string">
            <text:p>modules/gAudioBundle-3/src/Kieuk/Kieuk_Laughter_Female_70s_Baltimore_Fry_Slightburst_Ooh_Chuckle_Taper.ogg</text:p>
          </table:table-cell>
        </table:table-row>
        <table:table-row table:style-name="ro1">
          <table:table-cell office:value-type="string">
            <text:p>Kieuk_Laughter_Male_60s_Ohiocarolina_Heeing_Restrained_Chuckle_Mouthclicks.ogg</text:p>
          </table:table-cell>
          <table:table-cell office:value-type="string">
            <text:p>modules/gAudioBundle-3/src/Kieuk/Kieuk_Laughter_Male_60s_Ohiocarolina_Heeing_Restrained_Chuckle_Mouthclicks.ogg</text:p>
          </table:table-cell>
        </table:table-row>
        <table:table-row table:style-name="ro1">
          <table:table-cell office:value-type="string">
            <text:p>Bottle_Beer_Empty_Remove_Case_Sloppy.ogg</text:p>
          </table:table-cell>
          <table:table-cell office:value-type="string">
            <text:p>modules/gAudioBundle-3/src/Kitchen/Bottle_Beer_Empty_Remove_Case_Sloppy.ogg</text:p>
          </table:table-cell>
        </table:table-row>
        <table:table-row table:style-name="ro1">
          <table:table-cell office:value-type="string">
            <text:p>Coffee_Grinder_Prosumer_Baratza_Maestro_Plus_On_Run_Medium_Grind_Off.ogg</text:p>
          </table:table-cell>
          <table:table-cell office:value-type="string">
            <text:p>modules/gAudioBundle-3/src/Kitchen/Coffee_Grinder_Prosumer_Baratza_Maestro_Plus_On_Run_Medium_Grind_Off.ogg</text:p>
          </table:table-cell>
        </table:table-row>
        <table:table-row table:style-name="ro1">
          <table:table-cell office:value-type="string">
            <text:p>Ice_Cubes_Glass_Tumbler_Water_Swirl_Rattle.ogg</text:p>
          </table:table-cell>
          <table:table-cell office:value-type="string">
            <text:p>modules/gAudioBundle-3/src/Kitchen/Ice_Cubes_Glass_Tumbler_Water_Swirl_Rattle.ogg</text:p>
          </table:table-cell>
        </table:table-row>
        <table:table-row table:style-name="ro1">
          <table:table-cell office:value-type="string">
            <text:p>Door_Cupboard_Large_Open.ogg</text:p>
          </table:table-cell>
          <table:table-cell office:value-type="string">
            <text:p>modules/gAudioBundle-3/src/Kitchen/Kitchen Audio Play Set/Door_Cupboard_Large_Open.ogg</text:p>
          </table:table-cell>
        </table:table-row>
        <table:table-row table:style-name="ro1">
          <table:table-cell office:value-type="string">
            <text:p>Egg_Carton_Open_Take_Egg_Close_Set_Aside.ogg</text:p>
          </table:table-cell>
          <table:table-cell office:value-type="string">
            <text:p>modules/gAudioBundle-3/src/Kitchen/Kitchen Audio Play Set/Egg_Carton_Open_Take_Egg_Close_Set_Aside.ogg</text:p>
          </table:table-cell>
        </table:table-row>
        <table:table-row table:style-name="ro1">
          <table:table-cell office:value-type="string">
            <text:p>Salt_Grinder_Turn.ogg</text:p>
          </table:table-cell>
          <table:table-cell office:value-type="string">
            <text:p>modules/gAudioBundle-3/src/Kitchen/Kitchen Audio Play Set/Salt_Grinder_Turn.ogg</text:p>
          </table:table-cell>
        </table:table-row>
        <table:table-row table:style-name="ro1">
          <table:table-cell office:value-type="string">
            <text:p>Toast_Butter_Spread_Knife.ogg</text:p>
          </table:table-cell>
          <table:table-cell office:value-type="string">
            <text:p>modules/gAudioBundle-3/src/Kitchen/Kitchen Audio Play Set/Toast_Butter_Spread_Knife.ogg</text:p>
          </table:table-cell>
        </table:table-row>
        <table:table-row table:style-name="ro1">
          <table:table-cell office:value-type="string">
            <text:p>Cuttlery_Fumble_Heavy_10.ogg</text:p>
          </table:table-cell>
          <table:table-cell office:value-type="string">
            <text:p>modules/gAudioBundle-3/src/Kitchen/Kitchen Cutlery/Cuttlery_Fumble_Heavy_10.ogg</text:p>
          </table:table-cell>
        </table:table-row>
        <table:table-row table:style-name="ro1">
          <table:table-cell office:value-type="string">
            <text:p>Cuttlery_Fumble_Heavy_16.ogg</text:p>
          </table:table-cell>
          <table:table-cell office:value-type="string">
            <text:p>modules/gAudioBundle-3/src/Kitchen/Kitchen Cutlery/Cuttlery_Fumble_Heavy_16.ogg</text:p>
          </table:table-cell>
        </table:table-row>
        <table:table-row table:style-name="ro1">
          <table:table-cell office:value-type="string">
            <text:p>Cuttlery_Fumble_Light_5.ogg</text:p>
          </table:table-cell>
          <table:table-cell office:value-type="string">
            <text:p>modules/gAudioBundle-3/src/Kitchen/Kitchen Cutlery/Cuttlery_Fumble_Light_5.ogg</text:p>
          </table:table-cell>
        </table:table-row>
        <table:table-row table:style-name="ro1">
          <table:table-cell office:value-type="string">
            <text:p>Cuttlery_Fumble_Medium_6.ogg</text:p>
          </table:table-cell>
          <table:table-cell office:value-type="string">
            <text:p>modules/gAudioBundle-3/src/Kitchen/Kitchen Cutlery/Cuttlery_Fumble_Medium_6.ogg</text:p>
          </table:table-cell>
        </table:table-row>
        <table:table-row table:style-name="ro1">
          <table:table-cell office:value-type="string">
            <text:p>Light_Frying_Loop_001.ogg</text:p>
          </table:table-cell>
          <table:table-cell office:value-type="string">
            <text:p>modules/gAudioBundle-3/src/Kitchen/Kitchen/Light_Frying_Loop_001.ogg</text:p>
          </table:table-cell>
        </table:table-row>
        <table:table-row table:style-name="ro1">
          <table:table-cell office:value-type="string">
            <text:p>Moving_China_Plates_002.ogg</text:p>
          </table:table-cell>
          <table:table-cell office:value-type="string">
            <text:p>modules/gAudioBundle-3/src/Kitchen/Kitchen/Moving_China_Plates_002.ogg</text:p>
          </table:table-cell>
        </table:table-row>
        <table:table-row table:style-name="ro1">
          <table:table-cell office:value-type="string">
            <text:p>Pouring_Wine_002.ogg</text:p>
          </table:table-cell>
          <table:table-cell office:value-type="string">
            <text:p>modules/gAudioBundle-3/src/Kitchen/Kitchen/Pouring_Wine_002.ogg</text:p>
          </table:table-cell>
        </table:table-row>
        <table:table-row table:style-name="ro1">
          <table:table-cell office:value-type="string">
            <text:p>Sprinkle_Flour_On_Surface_001.ogg</text:p>
          </table:table-cell>
          <table:table-cell office:value-type="string">
            <text:p>modules/gAudioBundle-3/src/Kitchen/Kitchen/Sprinkle_Flour_On_Surface_001.ogg</text:p>
          </table:table-cell>
        </table:table-row>
        <table:table-row table:style-name="ro1">
          <table:table-cell office:value-type="string">
            <text:p>Kitchen_Cardboard_Box_Manipulating.ogg</text:p>
          </table:table-cell>
          <table:table-cell office:value-type="string">
            <text:p>modules/gAudioBundle-3/src/Kitchen/Kitchen_Cardboard_Box_Manipulating.ogg</text:p>
          </table:table-cell>
        </table:table-row>
        <table:table-row table:style-name="ro1">
          <table:table-cell office:value-type="string">
            <text:p>Kitchen_Drawer_Opening_Closing.ogg</text:p>
          </table:table-cell>
          <table:table-cell office:value-type="string">
            <text:p>modules/gAudioBundle-3/src/Kitchen/Kitchen_Drawer_Opening_Closing.ogg</text:p>
          </table:table-cell>
        </table:table-row>
        <table:table-row table:style-name="ro1">
          <table:table-cell office:value-type="string">
            <text:p>Kitchen_Knife_Sharpening.ogg</text:p>
          </table:table-cell>
          <table:table-cell office:value-type="string">
            <text:p>modules/gAudioBundle-3/src/Kitchen/Kitchen_Knife_Sharpening.ogg</text:p>
          </table:table-cell>
        </table:table-row>
        <table:table-row table:style-name="ro1">
          <table:table-cell office:value-type="string">
            <text:p>Kitchen_Soda_Can_Opening_Pouring.ogg</text:p>
          </table:table-cell>
          <table:table-cell office:value-type="string">
            <text:p>modules/gAudioBundle-3/src/Kitchen/Kitchen_Soda_Can_Opening_Pouring.ogg</text:p>
          </table:table-cell>
        </table:table-row>
        <table:table-row table:style-name="ro1">
          <table:table-cell office:value-type="string">
            <text:p>Draft_Guinness_Can_Open_001.ogg</text:p>
          </table:table-cell>
          <table:table-cell office:value-type="string">
            <text:p>modules/gAudioBundle-3/src/Kitchen/Kitchenware/Draft_Guinness_Can_Open_001.ogg</text:p>
          </table:table-cell>
        </table:table-row>
        <table:table-row table:style-name="ro1">
          <table:table-cell office:value-type="string">
            <text:p>Drinks_Glasses_Touching_003.ogg</text:p>
          </table:table-cell>
          <table:table-cell office:value-type="string">
            <text:p>modules/gAudioBundle-3/src/Kitchen/Kitchenware/Drinks_Glasses_Touching_003.ogg</text:p>
          </table:table-cell>
        </table:table-row>
        <table:table-row table:style-name="ro1">
          <table:table-cell office:value-type="string">
            <text:p>Juice_Machine_Running_Base_001.ogg</text:p>
          </table:table-cell>
          <table:table-cell office:value-type="string">
            <text:p>modules/gAudioBundle-3/src/Kitchen/Kitchenware/Juice_Machine_Running_Base_001.ogg</text:p>
          </table:table-cell>
        </table:table-row>
        <table:table-row table:style-name="ro1">
          <table:table-cell office:value-type="string">
            <text:p>Small_Grill_001.ogg</text:p>
          </table:table-cell>
          <table:table-cell office:value-type="string">
            <text:p>modules/gAudioBundle-3/src/Kitchen/Kitchenware/Small_Grill_001.ogg</text:p>
          </table:table-cell>
        </table:table-row>
        <table:table-row table:style-name="ro1">
          <table:table-cell office:value-type="string">
            <text:p>Microwave_Panasonic_The_Genius_Keypad_Press_Beeps_Various.ogg</text:p>
          </table:table-cell>
          <table:table-cell office:value-type="string">
            <text:p>modules/gAudioBundle-3/src/Kitchen/Microwave_Panasonic_The_Genius_Keypad_Press_Beeps_Various.ogg</text:p>
          </table:table-cell>
        </table:table-row>
        <table:table-row table:style-name="ro1">
          <table:table-cell office:value-type="string">
            <text:p>Kramerkl11_On_Passby_Slow_Off__Ms.ogg</text:p>
          </table:table-cell>
          <table:table-cell office:value-type="string">
            <text:p>modules/gAudioBundle-3/src/Kramer Kl11 Oldtimer Tractor (1955)/Kramerkl11_On_Passby_Slow_Off__Ms.ogg</text:p>
          </table:table-cell>
        </table:table-row>
        <table:table-row table:style-name="ro1">
          <table:table-cell office:value-type="string">
            <text:p>Kramerkl11_Sfx_Contactmic_Footspace_Mediumdriving_Loop.ogg</text:p>
          </table:table-cell>
          <table:table-cell office:value-type="string">
            <text:p>modules/gAudioBundle-3/src/Kramer Kl11 Oldtimer Tractor (1955)/Kramerkl11_Sfx_Contactmic_Footspace_Mediumdriving_Loop.ogg</text:p>
          </table:table-cell>
        </table:table-row>
        <table:table-row table:style-name="ro1">
          <table:table-cell office:value-type="string">
            <text:p>Kramerkl11_Start_Idle_Stop_Ab.ogg</text:p>
          </table:table-cell>
          <table:table-cell office:value-type="string">
            <text:p>modules/gAudioBundle-3/src/Kramer Kl11 Oldtimer Tractor (1955)/Kramerkl11_Start_Idle_Stop_Ab.ogg</text:p>
          </table:table-cell>
        </table:table-row>
        <table:table-row table:style-name="ro1">
          <table:table-cell office:value-type="string">
            <text:p>Kramerkl11_Take1_3_Steadyrpmmediumspeedtofastertoslowdown_Boommic.ogg</text:p>
          </table:table-cell>
          <table:table-cell office:value-type="string">
            <text:p>modules/gAudioBundle-3/src/Kramer Kl11 Oldtimer Tractor (1955)/Kramerkl11_Take1_3_Steadyrpmmediumspeedtofastertoslowdown_Boommic.ogg</text:p>
          </table:table-cell>
        </table:table-row>
        <table:table-row table:style-name="ro1">
          <table:table-cell office:value-type="string">
            <text:p>Isolated_Lake_Wave_01_01.ogg</text:p>
          </table:table-cell>
          <table:table-cell office:value-type="string">
            <text:p>modules/gAudioBundle-3/src/Lake Wave Sound Effects/Isolated_Lake_Wave_01_01.ogg</text:p>
          </table:table-cell>
        </table:table-row>
        <table:table-row table:style-name="ro1">
          <table:table-cell office:value-type="string">
            <text:p>Isolated_Lake_Wave_02_04.ogg</text:p>
          </table:table-cell>
          <table:table-cell office:value-type="string">
            <text:p>modules/gAudioBundle-3/src/Lake Wave Sound Effects/Isolated_Lake_Wave_02_04.ogg</text:p>
          </table:table-cell>
        </table:table-row>
        <table:table-row table:style-name="ro1">
          <table:table-cell office:value-type="string">
            <text:p>Isolated_Lake_Wave_Short_06.ogg</text:p>
          </table:table-cell>
          <table:table-cell office:value-type="string">
            <text:p>modules/gAudioBundle-3/src/Lake Wave Sound Effects/Isolated_Lake_Wave_Short_06.ogg</text:p>
          </table:table-cell>
        </table:table-row>
        <table:table-row table:style-name="ro1">
          <table:table-cell office:value-type="string">
            <text:p>Lake_Wave_Ambience_04.ogg</text:p>
          </table:table-cell>
          <table:table-cell office:value-type="string">
            <text:p>modules/gAudioBundle-3/src/Lake Wave Sound Effects/Lake_Wave_Ambience_04.ogg</text:p>
          </table:table-cell>
        </table:table-row>
        <table:table-row table:style-name="ro1">
          <table:table-cell office:value-type="string">
            <text:p>Lamborghini_Huracan_T10_Ext_Bys_Gearshifts_Left_Turn_Point_Xy_Mkh8040.ogg</text:p>
          </table:table-cell>
          <table:table-cell office:value-type="string">
            <text:p>modules/gAudioBundle-3/src/Lamborghini Huracan 2014/Lamborghini_Huracan_T10_Ext_Bys_Gearshifts_Left_Turn_Point_Xy_Mkh8040.ogg</text:p>
          </table:table-cell>
        </table:table-row>
        <table:table-row table:style-name="ro1">
          <table:table-cell office:value-type="string">
            <text:p>Lamborghini_Huracan_T12_Ext_Start_Idle_Blips_Off_Xy_Rsm191.ogg</text:p>
          </table:table-cell>
          <table:table-cell office:value-type="string">
            <text:p>modules/gAudioBundle-3/src/Lamborghini Huracan 2014/Lamborghini_Huracan_T12_Ext_Start_Idle_Blips_Off_Xy_Rsm191.ogg</text:p>
          </table:table-cell>
        </table:table-row>
        <table:table-row table:style-name="ro1">
          <table:table-cell office:value-type="string">
            <text:p>Lamborghini_Huracan_T17_Var_Sfx_Onbrd_Door_Close_Key_Rattle_Engine_Left_Mkh8020.ogg</text:p>
          </table:table-cell>
          <table:table-cell office:value-type="string">
            <text:p>modules/gAudioBundle-3/src/Lamborghini Huracan 2014/Lamborghini_Huracan_T17_Var_Sfx_Onbrd_Door_Close_Key_Rattle_Engine_Left_Mkh8020.ogg</text:p>
          </table:table-cell>
        </table:table-row>
        <table:table-row table:style-name="ro1">
          <table:table-cell office:value-type="string">
            <text:p>Land_Rover_Defender_Interior_Handbrake.ogg</text:p>
          </table:table-cell>
          <table:table-cell office:value-type="string">
            <text:p>modules/gAudioBundle-3/src/Land Rover Defender/Land_Rover_Defender_Interior_Handbrake.ogg</text:p>
          </table:table-cell>
        </table:table-row>
        <table:table-row table:style-name="ro1">
          <table:table-cell office:value-type="string">
            <text:p>Land_Rover_Defender_Interior_Various_Drive_Open_Window_Quad.ogg</text:p>
          </table:table-cell>
          <table:table-cell office:value-type="string">
            <text:p>modules/gAudioBundle-3/src/Land Rover Defender/Land_Rover_Defender_Interior_Various_Drive_Open_Window_Quad.ogg</text:p>
          </table:table-cell>
        </table:table-row>
        <table:table-row table:style-name="ro1">
          <table:table-cell office:value-type="string">
            <text:p>Land_Rover_Defender_Spot_A_Lr_Idle_Medium_Revs.ogg</text:p>
          </table:table-cell>
          <table:table-cell office:value-type="string">
            <text:p>modules/gAudioBundle-3/src/Land Rover Defender/Land_Rover_Defender_Spot_A_Lr_Idle_Medium_Revs.ogg</text:p>
          </table:table-cell>
        </table:table-row>
        <table:table-row table:style-name="ro1">
          <table:table-cell office:value-type="string">
            <text:p>Land_Rover_Defender_Wheel_Various_Medium_Passes.ogg</text:p>
          </table:table-cell>
          <table:table-cell office:value-type="string">
            <text:p>modules/gAudioBundle-3/src/Land Rover Defender/Land_Rover_Defender_Wheel_Various_Medium_Passes.ogg</text:p>
          </table:table-cell>
        </table:table-row>
        <table:table-row table:style-name="ro1">
          <table:table-cell office:value-type="string">
            <text:p>Latchlocker_Aluminum_Link_Jostle_Slide_Click_Out_Over.ogg</text:p>
          </table:table-cell>
          <table:table-cell office:value-type="string">
            <text:p>modules/gAudioBundle-3/src/Latchlocker/Latchlocker_Aluminum_Link_Jostle_Slide_Click_Out_Over.ogg</text:p>
          </table:table-cell>
        </table:table-row>
        <table:table-row table:style-name="ro1">
          <table:table-cell office:value-type="string">
            <text:p>Latchlocker_Cable_Steel_Wood_Room_Channel_Slide_Catch_Alt2.ogg</text:p>
          </table:table-cell>
          <table:table-cell office:value-type="string">
            <text:p>modules/gAudioBundle-3/src/Latchlocker/Latchlocker_Cable_Steel_Wood_Room_Channel_Slide_Catch_Alt2.ogg</text:p>
          </table:table-cell>
        </table:table-row>
        <table:table-row table:style-name="ro1">
          <table:table-cell office:value-type="string">
            <text:p>Latchlocker_Design_Futureloot_Score_Plunder.ogg</text:p>
          </table:table-cell>
          <table:table-cell office:value-type="string">
            <text:p>modules/gAudioBundle-3/src/Latchlocker/Latchlocker_Design_Futureloot_Score_Plunder.ogg</text:p>
          </table:table-cell>
        </table:table-row>
        <table:table-row table:style-name="ro1">
          <table:table-cell office:value-type="string">
            <text:p>Latchlocker_Steel_Lever_Small_Close_Release_Squeak_Snap_Ring.ogg</text:p>
          </table:table-cell>
          <table:table-cell office:value-type="string">
            <text:p>modules/gAudioBundle-3/src/Latchlocker/Latchlocker_Steel_Lever_Small_Close_Release_Squeak_Snap_Ring.ogg</text:p>
          </table:table-cell>
        </table:table-row>
        <table:table-row table:style-name="ro1">
          <table:table-cell office:value-type="string">
            <text:p>Lm1-Crank_Handle-Full_Run_01-Ls3.ogg</text:p>
          </table:table-cell>
          <table:table-cell office:value-type="string">
            <text:p>modules/gAudioBundle-3/src/Laundry Mangles/Lm1-Crank_Handle-Full_Run_01-Ls3.ogg</text:p>
          </table:table-cell>
        </table:table-row>
        <table:table-row table:style-name="ro1">
          <table:table-cell office:value-type="string">
            <text:p>Lm4-Crank_Handle-Various_Rev_13-Edu172-Ab.ogg</text:p>
          </table:table-cell>
          <table:table-cell office:value-type="string">
            <text:p>modules/gAudioBundle-3/src/Laundry Mangles/Lm4-Crank_Handle-Various_Rev_13-Edu172-Ab.ogg</text:p>
          </table:table-cell>
        </table:table-row>
        <table:table-row table:style-name="ro1">
          <table:table-cell office:value-type="string">
            <text:p>Lm4-Crank_Handle-Various_Rev_15-Edu172-Ab.ogg</text:p>
          </table:table-cell>
          <table:table-cell office:value-type="string">
            <text:p>modules/gAudioBundle-3/src/Laundry Mangles/Lm4-Crank_Handle-Various_Rev_15-Edu172-Ab.ogg</text:p>
          </table:table-cell>
        </table:table-row>
        <table:table-row table:style-name="ro1">
          <table:table-cell office:value-type="string">
            <text:p>Lm4-Electric_Belt_Drive-Full_Run_06-60akg-Ms.ogg</text:p>
          </table:table-cell>
          <table:table-cell office:value-type="string">
            <text:p>modules/gAudioBundle-3/src/Laundry Mangles/Lm4-Electric_Belt_Drive-Full_Run_06-60akg-Ms.ogg</text:p>
          </table:table-cell>
        </table:table-row>
        <table:table-row table:style-name="ro1">
          <table:table-cell office:value-type="string">
            <text:p>Lava_Lava_Gets_Close.ogg</text:p>
          </table:table-cell>
          <table:table-cell office:value-type="string">
            <text:p>modules/gAudioBundle-3/src/Lava From The Kilauea Volcano In Hawaii/Lava_Lava_Gets_Close.ogg</text:p>
          </table:table-cell>
        </table:table-row>
        <table:table-row table:style-name="ro1">
          <table:table-cell office:value-type="string">
            <text:p>Lava_Lava_Short_Windy_10.ogg</text:p>
          </table:table-cell>
          <table:table-cell office:value-type="string">
            <text:p>modules/gAudioBundle-3/src/Lava From The Kilauea Volcano In Hawaii/Lava_Lava_Short_Windy_10.ogg</text:p>
          </table:table-cell>
        </table:table-row>
        <table:table-row table:style-name="ro1">
          <table:table-cell office:value-type="string">
            <text:p>Lava_Lava_Short_Windy_Crackles.ogg</text:p>
          </table:table-cell>
          <table:table-cell office:value-type="string">
            <text:p>modules/gAudioBundle-3/src/Lava From The Kilauea Volcano In Hawaii/Lava_Lava_Short_Windy_Crackles.ogg</text:p>
          </table:table-cell>
        </table:table-row>
        <table:table-row table:style-name="ro1">
          <table:table-cell office:value-type="string">
            <text:p>Lava_Lava_Windy.ogg</text:p>
          </table:table-cell>
          <table:table-cell office:value-type="string">
            <text:p>modules/gAudioBundle-3/src/Lava From The Kilauea Volcano In Hawaii/Lava_Lava_Windy.ogg</text:p>
          </table:table-cell>
        </table:table-row>
        <table:table-row table:style-name="ro1">
          <table:table-cell office:value-type="string">
            <text:p>Ck_Blaster_Shot-226.ogg</text:p>
          </table:table-cell>
          <table:table-cell office:value-type="string">
            <text:p>modules/gAudioBundle-3/src/Lethal Energies/Ck_Blaster_Shot-226.ogg</text:p>
          </table:table-cell>
        </table:table-row>
        <table:table-row table:style-name="ro1">
          <table:table-cell office:value-type="string">
            <text:p>Ck_Force_Field_Loop-32.ogg</text:p>
          </table:table-cell>
          <table:table-cell office:value-type="string">
            <text:p>modules/gAudioBundle-3/src/Lethal Energies/Ck_Force_Field_Loop-32.ogg</text:p>
          </table:table-cell>
        </table:table-row>
        <table:table-row table:style-name="ro1">
          <table:table-cell office:value-type="string">
            <text:p>Ck_Sensors-13.ogg</text:p>
          </table:table-cell>
          <table:table-cell office:value-type="string">
            <text:p>modules/gAudioBundle-3/src/Lethal Energies/Ck_Sensors-13.ogg</text:p>
          </table:table-cell>
        </table:table-row>
        <table:table-row table:style-name="ro1">
          <table:table-cell office:value-type="string">
            <text:p>Ds_Heavy_03_Noreverb_Shot-2.ogg</text:p>
          </table:table-cell>
          <table:table-cell office:value-type="string">
            <text:p>modules/gAudioBundle-3/src/Lethal Energies/Ds_Heavy_03_Noreverb_Shot-2.ogg</text:p>
          </table:table-cell>
        </table:table-row>
        <table:table-row table:style-name="ro1">
          <table:table-cell office:value-type="string">
            <text:p>Sw012_Letterpress_Heidelberger_Tiegel_Start_Idle_Run_Mkh8040_Ortf_1m_Front_Perspective_Narrow_Slow_Pneumatic.ogg</text:p>
          </table:table-cell>
          <table:table-cell office:value-type="string">
            <text:p>modules/gAudioBundle-3/src/Letterpress/Sw012_Letterpress_Heidelberger_Tiegel_Start_Idle_Run_Mkh8040_Ortf_1m_Front_Perspective_Narrow_Slow_Pneumatic.ogg</text:p>
          </table:table-cell>
        </table:table-row>
        <table:table-row table:style-name="ro1">
          <table:table-cell office:value-type="string">
            <text:p>Sw012_Letterpress_Pedal_Boston_Tiegel_Manual_Movement_Mkh8040_Ortf_1m_Side_Perspective.ogg</text:p>
          </table:table-cell>
          <table:table-cell office:value-type="string">
            <text:p>modules/gAudioBundle-3/src/Letterpress/Sw012_Letterpress_Pedal_Boston_Tiegel_Manual_Movement_Mkh8040_Ortf_1m_Side_Perspective.ogg</text:p>
          </table:table-cell>
        </table:table-row>
        <table:table-row table:style-name="ro1">
          <table:table-cell office:value-type="string">
            <text:p>Gaf_Sfx04_Liquids_Drops_On_Plywood_Fast_Light_05.ogg</text:p>
          </table:table-cell>
          <table:table-cell office:value-type="string">
            <text:p>modules/gAudioBundle-3/src/Liquids Materials/Gaf_Sfx04_Liquids_Drops_On_Plywood_Fast_Light_05.ogg</text:p>
          </table:table-cell>
        </table:table-row>
        <table:table-row table:style-name="ro1">
          <table:table-cell office:value-type="string">
            <text:p>Gaf_Sfx04_Liquids_Hard_Rain__Plexiglas_Ceiling__Inside__Hard_Drops.ogg</text:p>
          </table:table-cell>
          <table:table-cell office:value-type="string">
            <text:p>modules/gAudioBundle-3/src/Liquids Materials/Gaf_Sfx04_Liquids_Hard_Rain__Plexiglas_Ceiling__Inside__Hard_Drops.ogg</text:p>
          </table:table-cell>
        </table:table-row>
        <table:table-row table:style-name="ro1">
          <table:table-cell office:value-type="string">
            <text:p>Gaf_Sfx04_Liquids_Ocean_Water_Movement_Close.ogg</text:p>
          </table:table-cell>
          <table:table-cell office:value-type="string">
            <text:p>modules/gAudioBundle-3/src/Liquids Materials/Gaf_Sfx04_Liquids_Ocean_Water_Movement_Close.ogg</text:p>
          </table:table-cell>
        </table:table-row>
        <table:table-row table:style-name="ro1">
          <table:table-cell office:value-type="string">
            <text:p>Gaf_Sfx04_Liquids_Shower_Start__Stop__And_Dripping.ogg</text:p>
          </table:table-cell>
          <table:table-cell office:value-type="string">
            <text:p>modules/gAudioBundle-3/src/Liquids Materials/Gaf_Sfx04_Liquids_Shower_Start__Stop__And_Dripping.ogg</text:p>
          </table:table-cell>
        </table:table-row>
        <table:table-row table:style-name="ro1">
          <table:table-cell office:value-type="string">
            <text:p>Little_Fighter_Guy_Vocalizations_Crash_Bump_Fall_01.ogg</text:p>
          </table:table-cell>
          <table:table-cell office:value-type="string">
            <text:p>modules/gAudioBundle-3/src/Little Fighter Guy Vocalizations/Little_Fighter_Guy_Vocalizations_Crash_Bump_Fall_01.ogg</text:p>
          </table:table-cell>
        </table:table-row>
        <table:table-row table:style-name="ro1">
          <table:table-cell office:value-type="string">
            <text:p>Little_Fighter_Guy_Vocalizations_Crash_Bump_Fall_10.ogg</text:p>
          </table:table-cell>
          <table:table-cell office:value-type="string">
            <text:p>modules/gAudioBundle-3/src/Little Fighter Guy Vocalizations/Little_Fighter_Guy_Vocalizations_Crash_Bump_Fall_10.ogg</text:p>
          </table:table-cell>
        </table:table-row>
        <table:table-row table:style-name="ro1">
          <table:table-cell office:value-type="string">
            <text:p>Little_Fighter_Guy_Vocalizations_Jump_Lift_Push_09.ogg</text:p>
          </table:table-cell>
          <table:table-cell office:value-type="string">
            <text:p>modules/gAudioBundle-3/src/Little Fighter Guy Vocalizations/Little_Fighter_Guy_Vocalizations_Jump_Lift_Push_09.ogg</text:p>
          </table:table-cell>
        </table:table-row>
        <table:table-row table:style-name="ro1">
          <table:table-cell office:value-type="string">
            <text:p>Little_Fighter_Guy_Vocalizations_Punch_Kick_Chop_19.ogg</text:p>
          </table:table-cell>
          <table:table-cell office:value-type="string">
            <text:p>modules/gAudioBundle-3/src/Little Fighter Guy Vocalizations/Little_Fighter_Guy_Vocalizations_Punch_Kick_Chop_19.ogg</text:p>
          </table:table-cell>
        </table:table-row>
        <table:table-row table:style-name="ro1">
          <table:table-cell office:value-type="string">
            <text:p>Lock01_Outdoor_Opening_Lite03.ogg</text:p>
          </table:table-cell>
          <table:table-cell office:value-type="string">
            <text:p>modules/gAudioBundle-3/src/Locks And Keys/Lock01_Outdoor_Opening_Lite03.ogg</text:p>
          </table:table-cell>
        </table:table-row>
        <table:table-row table:style-name="ro1">
          <table:table-cell office:value-type="string">
            <text:p>Lock02_Scratch02.ogg</text:p>
          </table:table-cell>
          <table:table-cell office:value-type="string">
            <text:p>modules/gAudioBundle-3/src/Locks And Keys/Lock02_Scratch02.ogg</text:p>
          </table:table-cell>
        </table:table-row>
        <table:table-row table:style-name="ro1">
          <table:table-cell office:value-type="string">
            <text:p>Lock03_Outdoor_Opening_Solid03.ogg</text:p>
          </table:table-cell>
          <table:table-cell office:value-type="string">
            <text:p>modules/gAudioBundle-3/src/Locks And Keys/Lock03_Outdoor_Opening_Solid03.ogg</text:p>
          </table:table-cell>
        </table:table-row>
        <table:table-row table:style-name="ro1">
          <table:table-cell office:value-type="string">
            <text:p>Lock04_Outdoor_Opening_Lite04.ogg</text:p>
          </table:table-cell>
          <table:table-cell office:value-type="string">
            <text:p>modules/gAudioBundle-3/src/Locks And Keys/Lock04_Outdoor_Opening_Lite04.ogg</text:p>
          </table:table-cell>
        </table:table-row>
        <table:table-row table:style-name="ro1">
          <table:table-cell office:value-type="string">
            <text:p>Pm_Lft_117_Ui_Hud_Short_Terminal_Beep_Lofi_Reto_Scifi_Menu_Action_.ogg</text:p>
          </table:table-cell>
          <table:table-cell office:value-type="string">
            <text:p>modules/gAudioBundle-3/src/Lofi Terminal/Pm_Lft_117_Ui_Hud_Short_Terminal_Beep_Lofi_Reto_Scifi_Menu_Action_.ogg</text:p>
          </table:table-cell>
        </table:table-row>
        <table:table-row table:style-name="ro1">
          <table:table-cell office:value-type="string">
            <text:p>Pm_Lft_181_Ui_Hud_Terminal_Beep_Lofi_Reto_Scifi_Menu_Action_Clik_G.ogg</text:p>
          </table:table-cell>
          <table:table-cell office:value-type="string">
            <text:p>modules/gAudioBundle-3/src/Lofi Terminal/Pm_Lft_181_Ui_Hud_Terminal_Beep_Lofi_Reto_Scifi_Menu_Action_Clik_G.ogg</text:p>
          </table:table-cell>
        </table:table-row>
        <table:table-row table:style-name="ro1">
          <table:table-cell office:value-type="string">
            <text:p>Pm_Lft_47_Ui_Hud_Short_Terminal_Beep_Lofi_Reto_Scifi_Menu_Action_C.ogg</text:p>
          </table:table-cell>
          <table:table-cell office:value-type="string">
            <text:p>modules/gAudioBundle-3/src/Lofi Terminal/Pm_Lft_47_Ui_Hud_Short_Terminal_Beep_Lofi_Reto_Scifi_Menu_Action_C.ogg</text:p>
          </table:table-cell>
        </table:table-row>
        <table:table-row table:style-name="ro1">
          <table:table-cell office:value-type="string">
            <text:p>Pm_Lft_84_Ui_Hud_Short_Terminal_Beep_Lofi_Reto_Scifi_Menu_Action_C.ogg</text:p>
          </table:table-cell>
          <table:table-cell office:value-type="string">
            <text:p>modules/gAudioBundle-3/src/Lofi Terminal/Pm_Lft_84_Ui_Hud_Short_Terminal_Beep_Lofi_Reto_Scifi_Menu_Action_C.ogg</text:p>
          </table:table-cell>
        </table:table-row>
        <table:table-row table:style-name="ro1">
          <table:table-cell office:value-type="string">
            <text:p>Lost_Transmissions_Malfunctions_26.ogg</text:p>
          </table:table-cell>
          <table:table-cell office:value-type="string">
            <text:p>modules/gAudioBundle-3/src/Lost Transmissions/Lost_Transmissions_Malfunctions_26.ogg</text:p>
          </table:table-cell>
        </table:table-row>
        <table:table-row table:style-name="ro1">
          <table:table-cell office:value-type="string">
            <text:p>Lost_Transmissions_Noise_Loops_16.ogg</text:p>
          </table:table-cell>
          <table:table-cell office:value-type="string">
            <text:p>modules/gAudioBundle-3/src/Lost Transmissions/Lost_Transmissions_Noise_Loops_16.ogg</text:p>
          </table:table-cell>
        </table:table-row>
        <table:table-row table:style-name="ro1">
          <table:table-cell office:value-type="string">
            <text:p>Lost_Transmissions_Static_Passbys_51.ogg</text:p>
          </table:table-cell>
          <table:table-cell office:value-type="string">
            <text:p>modules/gAudioBundle-3/src/Lost Transmissions/Lost_Transmissions_Static_Passbys_51.ogg</text:p>
          </table:table-cell>
        </table:table-row>
        <table:table-row table:style-name="ro1">
          <table:table-cell office:value-type="string">
            <text:p>Lost_Transmissions_Tonal_Noise_12.ogg</text:p>
          </table:table-cell>
          <table:table-cell office:value-type="string">
            <text:p>modules/gAudioBundle-3/src/Lost Transmissions/Lost_Transmissions_Tonal_Noise_12.ogg</text:p>
          </table:table-cell>
        </table:table-row>
        <table:table-row table:style-name="ro1">
          <table:table-cell office:value-type="string">
            <text:p>M1_Corbitt_T11_Ext_Passby_Dpa4011.ogg</text:p>
          </table:table-cell>
          <table:table-cell office:value-type="string">
            <text:p>modules/gAudioBundle-3/src/M1 Corbitt Prime Mover Cargo Truck/M1_Corbitt_T11_Ext_Passby_Dpa4011.ogg</text:p>
          </table:table-cell>
        </table:table-row>
        <table:table-row table:style-name="ro1">
          <table:table-cell office:value-type="string">
            <text:p>M1_Corbitt_T1_Onbrd_Startup_Idle_Shutdown_Interior_Rsm191_Xy.ogg</text:p>
          </table:table-cell>
          <table:table-cell office:value-type="string">
            <text:p>modules/gAudioBundle-3/src/M1 Corbitt Prime Mover Cargo Truck/M1_Corbitt_T1_Onbrd_Startup_Idle_Shutdown_Interior_Rsm191_Xy.ogg</text:p>
          </table:table-cell>
        </table:table-row>
        <table:table-row table:style-name="ro1">
          <table:table-cell office:value-type="string">
            <text:p>M1_Corbitt_T2_Onbrd_Startup_Blips_Shutdown_Flatbed_Mkh418s_S.ogg</text:p>
          </table:table-cell>
          <table:table-cell office:value-type="string">
            <text:p>modules/gAudioBundle-3/src/M1 Corbitt Prime Mover Cargo Truck/M1_Corbitt_T2_Onbrd_Startup_Blips_Shutdown_Flatbed_Mkh418s_S.ogg</text:p>
          </table:table-cell>
        </table:table-row>
        <table:table-row table:style-name="ro1">
          <table:table-cell office:value-type="string">
            <text:p>M16_Halftrack_T16_Onbrd_Drive_Ramps_Various_Three_Times_Rear_Flatbed_Ls11.ogg</text:p>
          </table:table-cell>
          <table:table-cell office:value-type="string">
            <text:p>modules/gAudioBundle-3/src/M16 Halftrack/M16_Halftrack_T16_Onbrd_Drive_Ramps_Various_Three_Times_Rear_Flatbed_Ls11.ogg</text:p>
          </table:table-cell>
        </table:table-row>
        <table:table-row table:style-name="ro1">
          <table:table-cell office:value-type="string">
            <text:p>M16_Halftrack_T4_Onbrd_Slow_Drive_Accelerate_To_Fast_Stop_Reverse_Brief_Tracks_Left_Re50.ogg</text:p>
          </table:table-cell>
          <table:table-cell office:value-type="string">
            <text:p>modules/gAudioBundle-3/src/M16 Halftrack/M16_Halftrack_T4_Onbrd_Slow_Drive_Accelerate_To_Fast_Stop_Reverse_Brief_Tracks_Left_Re50.ogg</text:p>
          </table:table-cell>
        </table:table-row>
        <table:table-row table:style-name="ro1">
          <table:table-cell office:value-type="string">
            <text:p>M16_Halftrack_T7_Onbrd_Medium_Drive_Gearshifts_Stop_Pause_Resume_Stop_Interior_Rsm191.ogg</text:p>
          </table:table-cell>
          <table:table-cell office:value-type="string">
            <text:p>modules/gAudioBundle-3/src/M16 Halftrack/M16_Halftrack_T7_Onbrd_Medium_Drive_Gearshifts_Stop_Pause_Resume_Stop_Interior_Rsm191.ogg</text:p>
          </table:table-cell>
        </table:table-row>
        <table:table-row table:style-name="ro1">
          <table:table-cell office:value-type="string">
            <text:p>M18_T1_Onboard_Startup_Slow_Driving_Turning_Stopping_Rear_Zoom_H4n.ogg</text:p>
          </table:table-cell>
          <table:table-cell office:value-type="string">
            <text:p>modules/gAudioBundle-3/src/M18 Hellcat Tank Destroyer/M18_T1_Onboard_Startup_Slow_Driving_Turning_Stopping_Rear_Zoom_H4n.ogg</text:p>
          </table:table-cell>
        </table:table-row>
        <table:table-row table:style-name="ro1">
          <table:table-cell office:value-type="string">
            <text:p>M18_T3_Onboard_Medium_Driving_Reversing_Stopping_Tracks_Right_Re50.ogg</text:p>
          </table:table-cell>
          <table:table-cell office:value-type="string">
            <text:p>modules/gAudioBundle-3/src/M18 Hellcat Tank Destroyer/M18_T3_Onboard_Medium_Driving_Reversing_Stopping_Tracks_Right_Re50.ogg</text:p>
          </table:table-cell>
        </table:table-row>
        <table:table-row table:style-name="ro1">
          <table:table-cell office:value-type="string">
            <text:p>M18_T9_Foley_Cannon_Elevating_Manually_Slow_From_Inside_Cmc6.ogg</text:p>
          </table:table-cell>
          <table:table-cell office:value-type="string">
            <text:p>modules/gAudioBundle-3/src/M18 Hellcat Tank Destroyer/M18_T9_Foley_Cannon_Elevating_Manually_Slow_From_Inside_Cmc6.ogg</text:p>
          </table:table-cell>
        </table:table-row>
        <table:table-row table:style-name="ro1">
          <table:table-cell office:value-type="string">
            <text:p>M5_Hst_T10_Onbrd_Idle_Fast_Drive_Stop_Idle_Engine_Pzm.ogg</text:p>
          </table:table-cell>
          <table:table-cell office:value-type="string">
            <text:p>modules/gAudioBundle-3/src/M5 High Speed Tractor/M5_Hst_T10_Onbrd_Idle_Fast_Drive_Stop_Idle_Engine_Pzm.ogg</text:p>
          </table:table-cell>
        </table:table-row>
        <table:table-row table:style-name="ro1">
          <table:table-cell office:value-type="string">
            <text:p>M5_Hst_T13_Onbrd_Door_Close_Roof_Dpa4061.ogg</text:p>
          </table:table-cell>
          <table:table-cell office:value-type="string">
            <text:p>modules/gAudioBundle-3/src/M5 High Speed Tractor/M5_Hst_T13_Onbrd_Door_Close_Roof_Dpa4061.ogg</text:p>
          </table:table-cell>
        </table:table-row>
        <table:table-row table:style-name="ro1">
          <table:table-cell office:value-type="string">
            <text:p>M5_Hst_T1_Onbrd_Idle_Slow_Drive_Stop_Roof_Dpa4061.ogg</text:p>
          </table:table-cell>
          <table:table-cell office:value-type="string">
            <text:p>modules/gAudioBundle-3/src/M5 High Speed Tractor/M5_Hst_T1_Onbrd_Idle_Slow_Drive_Stop_Roof_Dpa4061.ogg</text:p>
          </table:table-cell>
        </table:table-row>
        <table:table-row table:style-name="ro1">
          <table:table-cell office:value-type="string">
            <text:p>M8_T2_Onbrd_Startup_Blips_Steady_Rpms_In_Neutral_Shutdown_Engine_Pzm.ogg</text:p>
          </table:table-cell>
          <table:table-cell office:value-type="string">
            <text:p>modules/gAudioBundle-3/src/M8 Greyhound Armored Car/M8_T2_Onbrd_Startup_Blips_Steady_Rpms_In_Neutral_Shutdown_Engine_Pzm.ogg</text:p>
          </table:table-cell>
        </table:table-row>
        <table:table-row table:style-name="ro1">
          <table:table-cell office:value-type="string">
            <text:p>M8_T3_Ext_Passby_Stop_Turnaround_Away_Var_Speeds_Schoeps.ogg</text:p>
          </table:table-cell>
          <table:table-cell office:value-type="string">
            <text:p>modules/gAudioBundle-3/src/M8 Greyhound Armored Car/M8_T3_Ext_Passby_Stop_Turnaround_Away_Var_Speeds_Schoeps.ogg</text:p>
          </table:table-cell>
        </table:table-row>
        <table:table-row table:style-name="ro1">
          <table:table-cell office:value-type="string">
            <text:p>M8_T8_Onbrd_Var_Driving_Engine_Dpa4061.ogg</text:p>
          </table:table-cell>
          <table:table-cell office:value-type="string">
            <text:p>modules/gAudioBundle-3/src/M8 Greyhound Armored Car/M8_T8_Onbrd_Var_Driving_Engine_Dpa4061.ogg</text:p>
          </table:table-cell>
        </table:table-row>
        <table:table-row table:style-name="ro1">
          <table:table-cell office:value-type="string">
            <text:p>Macaw_Stressed_Shouting_Close_Prespective_02.ogg</text:p>
          </table:table-cell>
          <table:table-cell office:value-type="string">
            <text:p>modules/gAudioBundle-3/src/Macaw/Macaw_Stressed_Shouting_Close_Prespective_02.ogg</text:p>
          </table:table-cell>
        </table:table-row>
        <table:table-row table:style-name="ro1">
          <table:table-cell office:value-type="string">
            <text:p>Macaw_Vocals_Chill_Close_Prespective_03.ogg</text:p>
          </table:table-cell>
          <table:table-cell office:value-type="string">
            <text:p>modules/gAudioBundle-3/src/Macaw/Macaw_Vocals_Chill_Close_Prespective_03.ogg</text:p>
          </table:table-cell>
        </table:table-row>
        <table:table-row table:style-name="ro1">
          <table:table-cell office:value-type="string">
            <text:p>Close_Up-Machine_Air_Compressor_Crackling_Servo_01.ogg</text:p>
          </table:table-cell>
          <table:table-cell office:value-type="string">
            <text:p>modules/gAudioBundle-3/src/Machine Hall/Close_Up-Machine_Air_Compressor_Crackling_Servo_01.ogg</text:p>
          </table:table-cell>
        </table:table-row>
        <table:table-row table:style-name="ro1">
          <table:table-cell office:value-type="string">
            <text:p>Distant-Machine_Hall_Ambiance_Big_Motors_01.ogg</text:p>
          </table:table-cell>
          <table:table-cell office:value-type="string">
            <text:p>modules/gAudioBundle-3/src/Machine Hall/Distant-Machine_Hall_Ambiance_Big_Motors_01.ogg</text:p>
          </table:table-cell>
        </table:table-row>
        <table:table-row table:style-name="ro1">
          <table:table-cell office:value-type="string">
            <text:p>Medium_Distance-Machine_Clicking_Air_Compressor_01.ogg</text:p>
          </table:table-cell>
          <table:table-cell office:value-type="string">
            <text:p>modules/gAudioBundle-3/src/Machine Hall/Medium_Distance-Machine_Clicking_Air_Compressor_01.ogg</text:p>
          </table:table-cell>
        </table:table-row>
        <table:table-row table:style-name="ro1">
          <table:table-cell office:value-type="string">
            <text:p>Medium_Distance-Machine_Hall_Ambiance_Air_Compressor_Hydraulics_01.ogg</text:p>
          </table:table-cell>
          <table:table-cell office:value-type="string">
            <text:p>modules/gAudioBundle-3/src/Machine Hall/Medium_Distance-Machine_Hall_Ambiance_Air_Compressor_Hydraulics_01.ogg</text:p>
          </table:table-cell>
        </table:table-row>
        <table:table-row table:style-name="ro1">
          <table:table-cell office:value-type="string">
            <text:p>Robot_Footstep_Single_V2_01.ogg</text:p>
          </table:table-cell>
          <table:table-cell office:value-type="string">
            <text:p>modules/gAudioBundle-3/src/Machines 2robotic Sounds/Robot_Footstep_Single_V2_01.ogg</text:p>
          </table:table-cell>
        </table:table-row>
        <table:table-row table:style-name="ro1">
          <table:table-cell office:value-type="string">
            <text:p>Robot_Footstep_Single_V3_02.ogg</text:p>
          </table:table-cell>
          <table:table-cell office:value-type="string">
            <text:p>modules/gAudioBundle-3/src/Machines 2robotic Sounds/Robot_Footstep_Single_V3_02.ogg</text:p>
          </table:table-cell>
        </table:table-row>
        <table:table-row table:style-name="ro1">
          <table:table-cell office:value-type="string">
            <text:p>Robot_Movement_Mechanical_Parts_14.ogg</text:p>
          </table:table-cell>
          <table:table-cell office:value-type="string">
            <text:p>modules/gAudioBundle-3/src/Machines 2robotic Sounds/Robot_Movement_Mechanical_Parts_14.ogg</text:p>
          </table:table-cell>
        </table:table-row>
        <table:table-row table:style-name="ro1">
          <table:table-cell office:value-type="string">
            <text:p>Robot_Power_On_03.ogg</text:p>
          </table:table-cell>
          <table:table-cell office:value-type="string">
            <text:p>modules/gAudioBundle-3/src/Machines 2robotic Sounds/Robot_Power_On_03.ogg</text:p>
          </table:table-cell>
        </table:table-row>
        <table:table-row table:style-name="ro1">
          <table:table-cell office:value-type="string">
            <text:p>Robot_Big_Footstep_Servo_003.ogg</text:p>
          </table:table-cell>
          <table:table-cell office:value-type="string">
            <text:p>modules/gAudioBundle-3/src/Machines Robotic Sounds/Robot_Big_Footstep_Servo_003.ogg</text:p>
          </table:table-cell>
        </table:table-row>
        <table:table-row table:style-name="ro1">
          <table:table-cell office:value-type="string">
            <text:p>Robot_Morph_Movement_005.ogg</text:p>
          </table:table-cell>
          <table:table-cell office:value-type="string">
            <text:p>modules/gAudioBundle-3/src/Machines Robotic Sounds/Robot_Morph_Movement_005.ogg</text:p>
          </table:table-cell>
        </table:table-row>
        <table:table-row table:style-name="ro1">
          <table:table-cell office:value-type="string">
            <text:p>Robot_Scan_Data_017.ogg</text:p>
          </table:table-cell>
          <table:table-cell office:value-type="string">
            <text:p>modules/gAudioBundle-3/src/Machines Robotic Sounds/Robot_Scan_Data_017.ogg</text:p>
          </table:table-cell>
        </table:table-row>
        <table:table-row table:style-name="ro1">
          <table:table-cell office:value-type="string">
            <text:p>Robot_Servo_006.ogg</text:p>
          </table:table-cell>
          <table:table-cell office:value-type="string">
            <text:p>modules/gAudioBundle-3/src/Machines Robotic Sounds/Robot_Servo_006.ogg</text:p>
          </table:table-cell>
        </table:table-row>
        <table:table-row table:style-name="ro1">
          <table:table-cell office:value-type="string">
            <text:p>Arcane_Spell_Doppler_Shift_03.ogg</text:p>
          </table:table-cell>
          <table:table-cell office:value-type="string">
            <text:p>modules/gAudioBundle-3/src/Magic Spells, Buffs And Attacks/Arcane_Spell_Doppler_Shift_03.ogg</text:p>
          </table:table-cell>
        </table:table-row>
        <table:table-row table:style-name="ro1">
          <table:table-cell office:value-type="string">
            <text:p>Dark_Spell_Life_Tap_03.ogg</text:p>
          </table:table-cell>
          <table:table-cell office:value-type="string">
            <text:p>modules/gAudioBundle-3/src/Magic Spells, Buffs And Attacks/Dark_Spell_Life_Tap_03.ogg</text:p>
          </table:table-cell>
        </table:table-row>
        <table:table-row table:style-name="ro1">
          <table:table-cell office:value-type="string">
            <text:p>Fire_Spell_Dragon_Trap_03.ogg</text:p>
          </table:table-cell>
          <table:table-cell office:value-type="string">
            <text:p>modules/gAudioBundle-3/src/Magic Spells, Buffs And Attacks/Fire_Spell_Dragon_Trap_03.ogg</text:p>
          </table:table-cell>
        </table:table-row>
        <table:table-row table:style-name="ro1">
          <table:table-cell office:value-type="string">
            <text:p>Ice_Spell_Ice_Spell_Buff_Positive_02.ogg</text:p>
          </table:table-cell>
          <table:table-cell office:value-type="string">
            <text:p>modules/gAudioBundle-3/src/Magic Spells, Buffs And Attacks/Ice_Spell_Ice_Spell_Buff_Positive_02.ogg</text:p>
          </table:table-cell>
        </table:table-row>
        <table:table-row table:style-name="ro1">
          <table:table-cell office:value-type="string">
            <text:p>Casting_Charge_Matter_Grow_04.ogg</text:p>
          </table:table-cell>
          <table:table-cell office:value-type="string">
            <text:p>modules/gAudioBundle-3/src/Magic Spells, Buffs And Attacks/Magic And Spell Sounds/Casting_Charge_Matter_Grow_04.ogg</text:p>
          </table:table-cell>
        </table:table-row>
        <table:table-row table:style-name="ro1">
          <table:table-cell office:value-type="string">
            <text:p>Dark_Portal_Wind_Effect_04.ogg</text:p>
          </table:table-cell>
          <table:table-cell office:value-type="string">
            <text:p>modules/gAudioBundle-3/src/Magic Spells, Buffs And Attacks/Magic And Spell Sounds/Dark_Portal_Wind_Effect_04.ogg</text:p>
          </table:table-cell>
        </table:table-row>
        <table:table-row table:style-name="ro1">
          <table:table-cell office:value-type="string">
            <text:p>Electric_Surge_Blast_04.ogg</text:p>
          </table:table-cell>
          <table:table-cell office:value-type="string">
            <text:p>modules/gAudioBundle-3/src/Magic Spells, Buffs And Attacks/Magic And Spell Sounds/Electric_Surge_Blast_04.ogg</text:p>
          </table:table-cell>
        </table:table-row>
        <table:table-row table:style-name="ro1">
          <table:table-cell office:value-type="string">
            <text:p>Water_Blast_Projectile_Spell_03.ogg</text:p>
          </table:table-cell>
          <table:table-cell office:value-type="string">
            <text:p>modules/gAudioBundle-3/src/Magic Spells, Buffs And Attacks/Magic And Spell Sounds/Water_Blast_Projectile_Spell_03.ogg</text:p>
          </table:table-cell>
        </table:table-row>
        <table:table-row table:style-name="ro1">
          <table:table-cell office:value-type="string">
            <text:p>Ground_Impact_Large_Falling_Rocks_Various_04.ogg</text:p>
          </table:table-cell>
          <table:table-cell office:value-type="string">
            <text:p>modules/gAudioBundle-3/src/Magic Spells, Buffs And Attacks/Magic Elements Vol1/Ground_Impact_Large_Falling_Rocks_Various_04.ogg</text:p>
          </table:table-cell>
        </table:table-row>
        <table:table-row table:style-name="ro1">
          <table:table-cell office:value-type="string">
            <text:p>Magic_Air_Large_Whoosh_Swirl_Wind_Gust_Foliage_01.ogg</text:p>
          </table:table-cell>
          <table:table-cell office:value-type="string">
            <text:p>modules/gAudioBundle-3/src/Magic Spells, Buffs And Attacks/Magic Elements Vol1/Magic_Air_Large_Whoosh_Swirl_Wind_Gust_Foliage_01.ogg</text:p>
          </table:table-cell>
        </table:table-row>
        <table:table-row table:style-name="ro1">
          <table:table-cell office:value-type="string">
            <text:p>Magic_Generic_Haunted_Old_Grimoire_Open_Flip_Through_Close_01.ogg</text:p>
          </table:table-cell>
          <table:table-cell office:value-type="string">
            <text:p>modules/gAudioBundle-3/src/Magic Spells, Buffs And Attacks/Magic Elements Vol1/Magic_Generic_Haunted_Old_Grimoire_Open_Flip_Through_Close_01.ogg</text:p>
          </table:table-cell>
        </table:table-row>
        <table:table-row table:style-name="ro1">
          <table:table-cell office:value-type="string">
            <text:p>Magic_Ice_Whoosh_Ice_Bloc_Debris_01.ogg</text:p>
          </table:table-cell>
          <table:table-cell office:value-type="string">
            <text:p>modules/gAudioBundle-3/src/Magic Spells, Buffs And Attacks/Magic Elements Vol1/Magic_Ice_Whoosh_Ice_Bloc_Debris_01.ogg</text:p>
          </table:table-cell>
        </table:table-row>
        <table:table-row table:style-name="ro1">
          <table:table-cell office:value-type="string">
            <text:p>Malfunction_Glitch_Long_Brsound-02.ogg</text:p>
          </table:table-cell>
          <table:table-cell office:value-type="string">
            <text:p>modules/gAudioBundle-3/src/Malfunction/Malfunction_Glitch_Long_Brsound-02.ogg</text:p>
          </table:table-cell>
        </table:table-row>
        <table:table-row table:style-name="ro1">
          <table:table-cell office:value-type="string">
            <text:p>Malfunction_Glitch_Medium_Brsound-19.ogg</text:p>
          </table:table-cell>
          <table:table-cell office:value-type="string">
            <text:p>modules/gAudioBundle-3/src/Malfunction/Malfunction_Glitch_Medium_Brsound-19.ogg</text:p>
          </table:table-cell>
        </table:table-row>
        <table:table-row table:style-name="ro1">
          <table:table-cell office:value-type="string">
            <text:p>Malfunction_Glitch_Rise_Brsound-05.ogg</text:p>
          </table:table-cell>
          <table:table-cell office:value-type="string">
            <text:p>modules/gAudioBundle-3/src/Malfunction/Malfunction_Glitch_Rise_Brsound-05.ogg</text:p>
          </table:table-cell>
        </table:table-row>
        <table:table-row table:style-name="ro1">
          <table:table-cell office:value-type="string">
            <text:p>Malfunction_Glitch_Short_Brsound-106.ogg</text:p>
          </table:table-cell>
          <table:table-cell office:value-type="string">
            <text:p>modules/gAudioBundle-3/src/Malfunction/Malfunction_Glitch_Short_Brsound-106.ogg</text:p>
          </table:table-cell>
        </table:table-row>
        <table:table-row table:style-name="ro1">
          <table:table-cell office:value-type="string">
            <text:p>Man_Lions_Coach_T14_Onbrd_Drive_Gearshifts_Engine_Vp88.ogg</text:p>
          </table:table-cell>
          <table:table-cell office:value-type="string">
            <text:p>modules/gAudioBundle-3/src/Man Lions Coach 2015/Man_Lions_Coach_T14_Onbrd_Drive_Gearshifts_Engine_Vp88.ogg</text:p>
          </table:table-cell>
        </table:table-row>
        <table:table-row table:style-name="ro1">
          <table:table-cell office:value-type="string">
            <text:p>Man_Lions_Coach_T18_Onbrd_Start_Reverse_Stop_Off_Engine_Vp88.ogg</text:p>
          </table:table-cell>
          <table:table-cell office:value-type="string">
            <text:p>modules/gAudioBundle-3/src/Man Lions Coach 2015/Man_Lions_Coach_T18_Onbrd_Start_Reverse_Stop_Off_Engine_Vp88.ogg</text:p>
          </table:table-cell>
        </table:table-row>
        <table:table-row table:style-name="ro1">
          <table:table-cell office:value-type="string">
            <text:p>Man_Lions_Coach_T29_Var_Sfx_Window_Open_And_Close_Ms_Rsm191.ogg</text:p>
          </table:table-cell>
          <table:table-cell office:value-type="string">
            <text:p>modules/gAudioBundle-3/src/Man Lions Coach 2015/Man_Lions_Coach_T29_Var_Sfx_Window_Open_And_Close_Ms_Rsm191.ogg</text:p>
          </table:table-cell>
        </table:table-row>
        <table:table-row table:style-name="ro1">
          <table:table-cell office:value-type="string">
            <text:p>Accent_Glitch_Airy_Coarse_Swell_To_Sting.ogg</text:p>
          </table:table-cell>
          <table:table-cell office:value-type="string">
            <text:p>modules/gAudioBundle-3/src/Manic Glitches/Accent_Glitch_Airy_Coarse_Swell_To_Sting.ogg</text:p>
          </table:table-cell>
        </table:table-row>
        <table:table-row table:style-name="ro1">
          <table:table-cell office:value-type="string">
            <text:p>Glitch_Chatter_Metallic_Thin_4_Tone_Even.ogg</text:p>
          </table:table-cell>
          <table:table-cell office:value-type="string">
            <text:p>modules/gAudioBundle-3/src/Manic Glitches/Glitch_Chatter_Metallic_Thin_4_Tone_Even.ogg</text:p>
          </table:table-cell>
        </table:table-row>
        <table:table-row table:style-name="ro1">
          <table:table-cell office:value-type="string">
            <text:p>Glitch_Warble_Choppy_Swells_Bouncy_Deep.ogg</text:p>
          </table:table-cell>
          <table:table-cell office:value-type="string">
            <text:p>modules/gAudioBundle-3/src/Manic Glitches/Glitch_Warble_Choppy_Swells_Bouncy_Deep.ogg</text:p>
          </table:table-cell>
        </table:table-row>
        <table:table-row table:style-name="ro1">
          <table:table-cell office:value-type="string">
            <text:p>Handling_Marbles_02.ogg</text:p>
          </table:table-cell>
          <table:table-cell office:value-type="string">
            <text:p>modules/gAudioBundle-3/src/Marbles/Handling_Marbles_02.ogg</text:p>
          </table:table-cell>
        </table:table-row>
        <table:table-row table:style-name="ro1">
          <table:table-cell office:value-type="string">
            <text:p>Marble_Roll_And_Hit_Marbles_01.ogg</text:p>
          </table:table-cell>
          <table:table-cell office:value-type="string">
            <text:p>modules/gAudioBundle-3/src/Marbles/Marble_Roll_And_Hit_Marbles_01.ogg</text:p>
          </table:table-cell>
        </table:table-row>
        <table:table-row table:style-name="ro1">
          <table:table-cell office:value-type="string">
            <text:p>Shaking_Marbles_01.ogg</text:p>
          </table:table-cell>
          <table:table-cell office:value-type="string">
            <text:p>modules/gAudioBundle-3/src/Marbles/Shaking_Marbles_01.ogg</text:p>
          </table:table-cell>
        </table:table-row>
        <table:table-row table:style-name="ro1">
          <table:table-cell office:value-type="string">
            <text:p>Small_Marble_Throw-In_05.ogg</text:p>
          </table:table-cell>
          <table:table-cell office:value-type="string">
            <text:p>modules/gAudioBundle-3/src/Marbles/Small_Marble_Throw-In_05.ogg</text:p>
          </table:table-cell>
        </table:table-row>
        <table:table-row table:style-name="ro1">
          <table:table-cell office:value-type="string">
            <text:p>Massey_Ext_Passby_Faded_Short.ogg</text:p>
          </table:table-cell>
          <table:table-cell office:value-type="string">
            <text:p>modules/gAudioBundle-3/src/Massey Ferguson 3060e/Massey_Ext_Passby_Faded_Short.ogg</text:p>
          </table:table-cell>
        </table:table-row>
        <table:table-row table:style-name="ro1">
          <table:table-cell office:value-type="string">
            <text:p>Massey_Ext_Startup_Driveaway.ogg</text:p>
          </table:table-cell>
          <table:table-cell office:value-type="string">
            <text:p>modules/gAudioBundle-3/src/Massey Ferguson 3060e/Massey_Ext_Startup_Driveaway.ogg</text:p>
          </table:table-cell>
        </table:table-row>
        <table:table-row table:style-name="ro1">
          <table:table-cell office:value-type="string">
            <text:p>Massey_Foley_Door_Closing_Int.ogg</text:p>
          </table:table-cell>
          <table:table-cell office:value-type="string">
            <text:p>modules/gAudioBundle-3/src/Massey Ferguson 3060e/Massey_Foley_Door_Closing_Int.ogg</text:p>
          </table:table-cell>
        </table:table-row>
        <table:table-row table:style-name="ro1">
          <table:table-cell office:value-type="string">
            <text:p>Massey_Onboard_Static_Idle_Revving_Shutdown_Engine2.ogg</text:p>
          </table:table-cell>
          <table:table-cell office:value-type="string">
            <text:p>modules/gAudioBundle-3/src/Massey Ferguson 3060e/Massey_Onboard_Static_Idle_Revving_Shutdown_Engine2.ogg</text:p>
          </table:table-cell>
        </table:table-row>
        <table:table-row table:style-name="ro1">
          <table:table-cell office:value-type="string">
            <text:p>Mazda_Rx7_T12_Var_Sfx_Door_Close_Interior_Dpa4021.ogg</text:p>
          </table:table-cell>
          <table:table-cell office:value-type="string">
            <text:p>modules/gAudioBundle-3/src/Mazda Rx 7 1990/Mazda_Rx7_T12_Var_Sfx_Door_Close_Interior_Dpa4021.ogg</text:p>
          </table:table-cell>
        </table:table-row>
        <table:table-row table:style-name="ro1">
          <table:table-cell office:value-type="string">
            <text:p>Mazda_Rx7_T3_Onbrd_Start_Fast_Drive_Stop_Reverse_Drive_Stop_Interior_Mix.ogg</text:p>
          </table:table-cell>
          <table:table-cell office:value-type="string">
            <text:p>modules/gAudioBundle-3/src/Mazda Rx 7 1990/Mazda_Rx7_T3_Onbrd_Start_Fast_Drive_Stop_Reverse_Drive_Stop_Interior_Mix.ogg</text:p>
          </table:table-cell>
        </table:table-row>
        <table:table-row table:style-name="ro1">
          <table:table-cell office:value-type="string">
            <text:p>Mazda_Rx7_T7_Ext_Idle_Blips_Steadies_In_Neutral_Off_Wide_Ab_Cmc6.ogg</text:p>
          </table:table-cell>
          <table:table-cell office:value-type="string">
            <text:p>modules/gAudioBundle-3/src/Mazda Rx 7 1990/Mazda_Rx7_T7_Ext_Idle_Blips_Steadies_In_Neutral_Off_Wide_Ab_Cmc6.ogg</text:p>
          </table:table-cell>
        </table:table-row>
        <table:table-row table:style-name="ro1">
          <table:table-cell office:value-type="string">
            <text:p>Mecha_Elements_Mechanics_2.ogg</text:p>
          </table:table-cell>
          <table:table-cell office:value-type="string">
            <text:p>modules/gAudioBundle-3/src/Mecha/Mecha_Elements_Mechanics_2.ogg</text:p>
          </table:table-cell>
        </table:table-row>
        <table:table-row table:style-name="ro1">
          <table:table-cell office:value-type="string">
            <text:p>Mecha_Elements_Sfx_6.ogg</text:p>
          </table:table-cell>
          <table:table-cell office:value-type="string">
            <text:p>modules/gAudioBundle-3/src/Mecha/Mecha_Elements_Sfx_6.ogg</text:p>
          </table:table-cell>
        </table:table-row>
        <table:table-row table:style-name="ro1">
          <table:table-cell office:value-type="string">
            <text:p>Mecha_Evolutions_Hangar.ogg</text:p>
          </table:table-cell>
          <table:table-cell office:value-type="string">
            <text:p>modules/gAudioBundle-3/src/Mecha/Mecha_Evolutions_Hangar.ogg</text:p>
          </table:table-cell>
        </table:table-row>
        <table:table-row table:style-name="ro1">
          <table:table-cell office:value-type="string">
            <text:p>Mecha_Evolutions_Mechanics_Glitch.ogg</text:p>
          </table:table-cell>
          <table:table-cell office:value-type="string">
            <text:p>modules/gAudioBundle-3/src/Mecha/Mecha_Evolutions_Mechanics_Glitch.ogg</text:p>
          </table:table-cell>
        </table:table-row>
        <table:table-row table:style-name="ro1">
          <table:table-cell office:value-type="string">
            <text:p>Mechanism-Assaultrifle_Pickup_004.ogg</text:p>
          </table:table-cell>
          <table:table-cell office:value-type="string">
            <text:p>modules/gAudioBundle-3/src/Mechanism/Mechanism-Assaultrifle_Pickup_004.ogg</text:p>
          </table:table-cell>
        </table:table-row>
        <table:table-row table:style-name="ro1">
          <table:table-cell office:value-type="string">
            <text:p>Mechanism-Designed_Mega_Steam_Lever-001.ogg</text:p>
          </table:table-cell>
          <table:table-cell office:value-type="string">
            <text:p>modules/gAudioBundle-3/src/Mechanism/Mechanism-Designed_Mega_Steam_Lever-001.ogg</text:p>
          </table:table-cell>
        </table:table-row>
        <table:table-row table:style-name="ro1">
          <table:table-cell office:value-type="string">
            <text:p>Mechanism-Source-Metallic_Auto_Gun.ogg</text:p>
          </table:table-cell>
          <table:table-cell office:value-type="string">
            <text:p>modules/gAudioBundle-3/src/Mechanism/Mechanism-Source-Metallic_Auto_Gun.ogg</text:p>
          </table:table-cell>
        </table:table-row>
        <table:table-row table:style-name="ro1">
          <table:table-cell office:value-type="string">
            <text:p>Mechanism-Windup_003.ogg</text:p>
          </table:table-cell>
          <table:table-cell office:value-type="string">
            <text:p>modules/gAudioBundle-3/src/Mechanism/Mechanism-Windup_003.ogg</text:p>
          </table:table-cell>
        </table:table-row>
        <table:table-row table:style-name="ro1">
          <table:table-cell office:value-type="string">
            <text:p>Chainmail_Impact_Hard_03.ogg</text:p>
          </table:table-cell>
          <table:table-cell office:value-type="string">
            <text:p>modules/gAudioBundle-3/src/Medieval Armor And Impacts/Chainmail_Impact_Hard_03.ogg</text:p>
          </table:table-cell>
        </table:table-row>
        <table:table-row table:style-name="ro1">
          <table:table-cell office:value-type="string">
            <text:p>Leatherarmor_Rustle_03.ogg</text:p>
          </table:table-cell>
          <table:table-cell office:value-type="string">
            <text:p>modules/gAudioBundle-3/src/Medieval Armor And Impacts/Leatherarmor_Rustle_03.ogg</text:p>
          </table:table-cell>
        </table:table-row>
        <table:table-row table:style-name="ro1">
          <table:table-cell office:value-type="string">
            <text:p>Plate_Impact_Hard_02.ogg</text:p>
          </table:table-cell>
          <table:table-cell office:value-type="string">
            <text:p>modules/gAudioBundle-3/src/Medieval Armor And Impacts/Plate_Impact_Hard_02.ogg</text:p>
          </table:table-cell>
        </table:table-row>
        <table:table-row table:style-name="ro1">
          <table:table-cell office:value-type="string">
            <text:p>Weapon_Impact_Parry_01.ogg</text:p>
          </table:table-cell>
          <table:table-cell office:value-type="string">
            <text:p>modules/gAudioBundle-3/src/Medieval Armor And Impacts/Weapon_Impact_Parry_01.ogg</text:p>
          </table:table-cell>
        </table:table-row>
        <table:table-row table:style-name="ro1">
          <table:table-cell office:value-type="string">
            <text:p>Medieval_Smithy-08-Anvil_Hits-Tree_Hits.ogg</text:p>
          </table:table-cell>
          <table:table-cell office:value-type="string">
            <text:p>modules/gAudioBundle-3/src/Medieval, Smithy/Medieval_Smithy-08-Anvil_Hits-Tree_Hits.ogg</text:p>
          </table:table-cell>
        </table:table-row>
        <table:table-row table:style-name="ro1">
          <table:table-cell office:value-type="string">
            <text:p>Medieval_Smithy-24-Bellows-Fire_Oven_Accent.ogg</text:p>
          </table:table-cell>
          <table:table-cell office:value-type="string">
            <text:p>modules/gAudioBundle-3/src/Medieval, Smithy/Medieval_Smithy-24-Bellows-Fire_Oven_Accent.ogg</text:p>
          </table:table-cell>
        </table:table-row>
        <table:table-row table:style-name="ro1">
          <table:table-cell office:value-type="string">
            <text:p>Boardwalk_Crowd_Passing_Through_Tavern_Featuring_Traditional_Greek_Music_Warm_Day.ogg</text:p>
          </table:table-cell>
          <table:table-cell office:value-type="string">
            <text:p>modules/gAudioBundle-3/src/Mediterranean Summertime/Boardwalk_Crowd_Passing_Through_Tavern_Featuring_Traditional_Greek_Music_Warm_Day.ogg</text:p>
          </table:table-cell>
        </table:table-row>
        <table:table-row table:style-name="ro1">
          <table:table-cell office:value-type="string">
            <text:p>Port_Ambience_Small_Waves_Hitting_Boats.ogg</text:p>
          </table:table-cell>
          <table:table-cell office:value-type="string">
            <text:p>modules/gAudioBundle-3/src/Mediterranean Summertime/Port_Ambience_Small_Waves_Hitting_Boats.ogg</text:p>
          </table:table-cell>
        </table:table-row>
        <table:table-row table:style-name="ro1">
          <table:table-cell office:value-type="string">
            <text:p>Restaurant_Ambience_Walla_Conversation_In_Different_Languages_Kids_Playing.ogg</text:p>
          </table:table-cell>
          <table:table-cell office:value-type="string">
            <text:p>modules/gAudioBundle-3/src/Mediterranean Summertime/Restaurant_Ambience_Walla_Conversation_In_Different_Languages_Kids_Playing.ogg</text:p>
          </table:table-cell>
        </table:table-row>
        <table:table-row table:style-name="ro1">
          <table:table-cell office:value-type="string">
            <text:p>Rural_Summer_With_Birdsong_Distant_Sea_Waves_Breeze.ogg</text:p>
          </table:table-cell>
          <table:table-cell office:value-type="string">
            <text:p>modules/gAudioBundle-3/src/Mediterranean Summertime/Rural_Summer_With_Birdsong_Distant_Sea_Waves_Breeze.ogg</text:p>
          </table:table-cell>
        </table:table-row>
        <table:table-row table:style-name="ro1">
          <table:table-cell office:value-type="string">
            <text:p>Pm_Mdt_Sea_Between_Rocks_Cavity_Cracks_Calm_4.ogg</text:p>
          </table:table-cell>
          <table:table-cell office:value-type="string">
            <text:p>modules/gAudioBundle-3/src/Mediterrania/Pm_Mdt_Sea_Between_Rocks_Cavity_Cracks_Calm_4.ogg</text:p>
          </table:table-cell>
        </table:table-row>
        <table:table-row table:style-name="ro1">
          <table:table-cell office:value-type="string">
            <text:p>Pm_Mdt_Sea_Mid_Waves_Splashing_Rocks_Close_To_Drain_1.ogg</text:p>
          </table:table-cell>
          <table:table-cell office:value-type="string">
            <text:p>modules/gAudioBundle-3/src/Mediterrania/Pm_Mdt_Sea_Mid_Waves_Splashing_Rocks_Close_To_Drain_1.ogg</text:p>
          </table:table-cell>
        </table:table-row>
        <table:table-row table:style-name="ro1">
          <table:table-cell office:value-type="string">
            <text:p>Change_Tyre_2.ogg</text:p>
          </table:table-cell>
          <table:table-cell office:value-type="string">
            <text:p>modules/gAudioBundle-3/src/Megane Rs Sport Car/Change_Tyre_2.ogg</text:p>
          </table:table-cell>
        </table:table-row>
        <table:table-row table:style-name="ro1">
          <table:table-cell office:value-type="string">
            <text:p>Megane_Rs_U_Turn.ogg</text:p>
          </table:table-cell>
          <table:table-cell office:value-type="string">
            <text:p>modules/gAudioBundle-3/src/Megane Rs Sport Car/Megane_Rs_U_Turn.ogg</text:p>
          </table:table-cell>
        </table:table-row>
        <table:table-row table:style-name="ro1">
          <table:table-cell office:value-type="string">
            <text:p>Pass_By_Mrs_Drift.ogg</text:p>
          </table:table-cell>
          <table:table-cell office:value-type="string">
            <text:p>modules/gAudioBundle-3/src/Megane Rs Sport Car/Pass_By_Mrs_Drift.ogg</text:p>
          </table:table-cell>
        </table:table-row>
        <table:table-row table:style-name="ro1">
          <table:table-cell office:value-type="string">
            <text:p>Start_Go_Away_Megane_Rs.ogg</text:p>
          </table:table-cell>
          <table:table-cell office:value-type="string">
            <text:p>modules/gAudioBundle-3/src/Megane Rs Sport Car/Start_Go_Away_Megane_Rs.ogg</text:p>
          </table:table-cell>
        </table:table-row>
        <table:table-row table:style-name="ro1">
          <table:table-cell office:value-type="string">
            <text:p>Melancholy_Texture_A_3.ogg</text:p>
          </table:table-cell>
          <table:table-cell office:value-type="string">
            <text:p>modules/gAudioBundle-3/src/Melancholy Textures/Melancholy_Texture_A_3.ogg</text:p>
          </table:table-cell>
        </table:table-row>
        <table:table-row table:style-name="ro1">
          <table:table-cell office:value-type="string">
            <text:p>Melancholy_Texture_D_4.ogg</text:p>
          </table:table-cell>
          <table:table-cell office:value-type="string">
            <text:p>modules/gAudioBundle-3/src/Melancholy Textures/Melancholy_Texture_D_4.ogg</text:p>
          </table:table-cell>
        </table:table-row>
        <table:table-row table:style-name="ro1">
          <table:table-cell office:value-type="string">
            <text:p>Melancholy_Texture_G_7.ogg</text:p>
          </table:table-cell>
          <table:table-cell office:value-type="string">
            <text:p>modules/gAudioBundle-3/src/Melancholy Textures/Melancholy_Texture_G_7.ogg</text:p>
          </table:table-cell>
        </table:table-row>
        <table:table-row table:style-name="ro1">
          <table:table-cell office:value-type="string">
            <text:p>Melee_Ck_Flog_Leather_Hit_Smack_01.ogg</text:p>
          </table:table-cell>
          <table:table-cell office:value-type="string">
            <text:p>modules/gAudioBundle-3/src/Melee/Melee_Ck_Flog_Leather_Hit_Smack_01.ogg</text:p>
          </table:table-cell>
        </table:table-row>
        <table:table-row table:style-name="ro1">
          <table:table-cell office:value-type="string">
            <text:p>Melee_Ck_Rope_Whoosh_Fast_Light_01.ogg</text:p>
          </table:table-cell>
          <table:table-cell office:value-type="string">
            <text:p>modules/gAudioBundle-3/src/Melee/Melee_Ck_Rope_Whoosh_Fast_Light_01.ogg</text:p>
          </table:table-cell>
        </table:table-row>
        <table:table-row table:style-name="ro1">
          <table:table-cell office:value-type="string">
            <text:p>Melee_Designed_Baseball_Bat_Aluminum_Hit_Head.ogg</text:p>
          </table:table-cell>
          <table:table-cell office:value-type="string">
            <text:p>modules/gAudioBundle-3/src/Melee/Melee_Designed_Baseball_Bat_Aluminum_Hit_Head.ogg</text:p>
          </table:table-cell>
        </table:table-row>
        <table:table-row table:style-name="ro1">
          <table:table-cell office:value-type="string">
            <text:p>Melee_Designed_Headbutt_Crack.ogg</text:p>
          </table:table-cell>
          <table:table-cell office:value-type="string">
            <text:p>modules/gAudioBundle-3/src/Melee/Melee_Designed_Headbutt_Crack.ogg</text:p>
          </table:table-cell>
        </table:table-row>
        <table:table-row table:style-name="ro1">
          <table:table-cell office:value-type="string">
            <text:p>Atmosphere_Drone_001.ogg</text:p>
          </table:table-cell>
          <table:table-cell office:value-type="string">
            <text:p>modules/gAudioBundle-3/src/Mental Strain/Atmosphere_Drone_001.ogg</text:p>
          </table:table-cell>
        </table:table-row>
        <table:table-row table:style-name="ro1">
          <table:table-cell office:value-type="string">
            <text:p>Engine_Distortion_Interference_002.ogg</text:p>
          </table:table-cell>
          <table:table-cell office:value-type="string">
            <text:p>modules/gAudioBundle-3/src/Mental Strain/Engine_Distortion_Interference_002.ogg</text:p>
          </table:table-cell>
        </table:table-row>
        <table:table-row table:style-name="ro1">
          <table:table-cell office:value-type="string">
            <text:p>Impact_Distortion_010.ogg</text:p>
          </table:table-cell>
          <table:table-cell office:value-type="string">
            <text:p>modules/gAudioBundle-3/src/Mental Strain/Impact_Distortion_010.ogg</text:p>
          </table:table-cell>
        </table:table-row>
        <table:table-row table:style-name="ro1">
          <table:table-cell office:value-type="string">
            <text:p>Whoosh_002.ogg</text:p>
          </table:table-cell>
          <table:table-cell office:value-type="string">
            <text:p>modules/gAudioBundle-3/src/Mental Strain/Whoosh_002.ogg</text:p>
          </table:table-cell>
        </table:table-row>
        <table:table-row table:style-name="ro1">
          <table:table-cell office:value-type="string">
            <text:p>Car_Adjustments_Seatbelt_01.ogg</text:p>
          </table:table-cell>
          <table:table-cell office:value-type="string">
            <text:p>modules/gAudioBundle-3/src/Mercedes/Mercedes E53 Amg/Car_Adjustments_Seatbelt_01.ogg</text:p>
          </table:table-cell>
        </table:table-row>
        <table:table-row table:style-name="ro1">
          <table:table-cell office:value-type="string">
            <text:p>Car_Idling-Mixture_Engine_06.ogg</text:p>
          </table:table-cell>
          <table:table-cell office:value-type="string">
            <text:p>modules/gAudioBundle-3/src/Mercedes/Mercedes E53 Amg/Car_Idling-Mixture_Engine_06.ogg</text:p>
          </table:table-cell>
        </table:table-row>
        <table:table-row table:style-name="ro1">
          <table:table-cell office:value-type="string">
            <text:p>Car_Pass-Bys_Moved-Mic_01.ogg</text:p>
          </table:table-cell>
          <table:table-cell office:value-type="string">
            <text:p>modules/gAudioBundle-3/src/Mercedes/Mercedes E53 Amg/Car_Pass-Bys_Moved-Mic_01.ogg</text:p>
          </table:table-cell>
        </table:table-row>
        <table:table-row table:style-name="ro1">
          <table:table-cell office:value-type="string">
            <text:p>Mercedes_Amg_Gtr_T13_Ext_Start_Fast_Away_By_Up_Stop_Off_Wide_Ab_Mkh8060.ogg</text:p>
          </table:table-cell>
          <table:table-cell office:value-type="string">
            <text:p>modules/gAudioBundle-3/src/Mercedes/Mercedes_Amg_Gtr_T13_Ext_Start_Fast_Away_By_Up_Stop_Off_Wide_Ab_Mkh8060.ogg</text:p>
          </table:table-cell>
        </table:table-row>
        <table:table-row table:style-name="ro1">
          <table:table-cell office:value-type="string">
            <text:p>Mercedes_Amg_Gtr_T13_Onbrd_Start_Fast_Drive_Stop_Off_Interior_Dpa4021.ogg</text:p>
          </table:table-cell>
          <table:table-cell office:value-type="string">
            <text:p>modules/gAudioBundle-3/src/Mercedes/Mercedes_Amg_Gtr_T13_Onbrd_Start_Fast_Drive_Stop_Off_Interior_Dpa4021.ogg</text:p>
          </table:table-cell>
        </table:table-row>
        <table:table-row table:style-name="ro1">
          <table:table-cell office:value-type="string">
            <text:p>Mercedes_Amg_Gtr_T54_Var_Sfx_Onbrd_Window_Close_Interior_Ambeo_1.ogg</text:p>
          </table:table-cell>
          <table:table-cell office:value-type="string">
            <text:p>modules/gAudioBundle-3/src/Mercedes/Mercedes_Amg_Gtr_T54_Var_Sfx_Onbrd_Window_Close_Interior_Ambeo_1.ogg</text:p>
          </table:table-cell>
        </table:table-row>
        <table:table-row table:style-name="ro1">
          <table:table-cell office:value-type="string">
            <text:p>Meridian_Asmr_Loop_Breathing_Mouth_Inhale_Exhale_Rumble_Varyingstrength_Mono.ogg</text:p>
          </table:table-cell>
          <table:table-cell office:value-type="string">
            <text:p>modules/gAudioBundle-3/src/Meridian/Meridian_Asmr_Loop_Breathing_Mouth_Inhale_Exhale_Rumble_Varyingstrength_Mono.ogg</text:p>
          </table:table-cell>
        </table:table-row>
        <table:table-row table:style-name="ro1">
          <table:table-cell office:value-type="string">
            <text:p>Meridian_Asmr_Loop_Buzzing_Clippers_Hum_Moving_Bare_Extended_Mono.ogg</text:p>
          </table:table-cell>
          <table:table-cell office:value-type="string">
            <text:p>modules/gAudioBundle-3/src/Meridian/Meridian_Asmr_Loop_Buzzing_Clippers_Hum_Moving_Bare_Extended_Mono.ogg</text:p>
          </table:table-cell>
        </table:table-row>
        <table:table-row table:style-name="ro1">
          <table:table-cell office:value-type="string">
            <text:p>Meridian_Asmr_Loop_Pageturning_Book_Standardweight_Paper_Medium_Stiff_Crispy_Peeling_Sliding_Flip_Mono.ogg</text:p>
          </table:table-cell>
          <table:table-cell office:value-type="string">
            <text:p>modules/gAudioBundle-3/src/Meridian/Meridian_Asmr_Loop_Pageturning_Book_Standardweight_Paper_Medium_Stiff_Crispy_Peeling_Sliding_Flip_Mono.ogg</text:p>
          </table:table-cell>
        </table:table-row>
        <table:table-row table:style-name="ro1">
          <table:table-cell office:value-type="string">
            <text:p>Meridian_Asmr_Loop_Scratching_Matches_Wood_Flint_Flicks_Scrapes_Snap_Ignite_Burn_Brief_Sudden_Mono.ogg</text:p>
          </table:table-cell>
          <table:table-cell office:value-type="string">
            <text:p>modules/gAudioBundle-3/src/Meridian/Meridian_Asmr_Loop_Scratching_Matches_Wood_Flint_Flicks_Scrapes_Snap_Ignite_Burn_Brief_Sudden_Mono.ogg</text:p>
          </table:table-cell>
        </table:table-row>
        <table:table-row table:style-name="ro1">
          <table:table-cell office:value-type="string">
            <text:p>Me_109_T2_Ext_Stationary_Startup_Idle_Steady_Rpms_Shutdown_Pointing_Exhaust_K6_L.ogg</text:p>
          </table:table-cell>
          <table:table-cell office:value-type="string">
            <text:p>modules/gAudioBundle-3/src/Messerschmitt Bf109 G4/Me_109_T2_Ext_Stationary_Startup_Idle_Steady_Rpms_Shutdown_Pointing_Exhaust_K6_L.ogg</text:p>
          </table:table-cell>
        </table:table-row>
        <table:table-row table:style-name="ro1">
          <table:table-cell office:value-type="string">
            <text:p>Me_109_T2_Ext_Stationary_Startup_Idle_Steady_Rpms_Shutdown_Pointing_Exhaust_K6_R.ogg</text:p>
          </table:table-cell>
          <table:table-cell office:value-type="string">
            <text:p>modules/gAudioBundle-3/src/Messerschmitt Bf109 G4/Me_109_T2_Ext_Stationary_Startup_Idle_Steady_Rpms_Shutdown_Pointing_Exhaust_K6_R.ogg</text:p>
          </table:table-cell>
        </table:table-row>
        <table:table-row table:style-name="ro1">
          <table:table-cell office:value-type="string">
            <text:p>Me_109_T7_Foley_Power_Lever_Dpa4017.ogg</text:p>
          </table:table-cell>
          <table:table-cell office:value-type="string">
            <text:p>modules/gAudioBundle-3/src/Messerschmitt Bf109 G4/Me_109_T7_Foley_Power_Lever_Dpa4017.ogg</text:p>
          </table:table-cell>
        </table:table-row>
        <table:table-row table:style-name="ro1">
          <table:table-cell office:value-type="string">
            <text:p>Design_Metal_Earthquake_01.ogg</text:p>
          </table:table-cell>
          <table:table-cell office:value-type="string">
            <text:p>modules/gAudioBundle-3/src/Metal/Design_Metal_Earthquake_01.ogg</text:p>
          </table:table-cell>
        </table:table-row>
        <table:table-row table:style-name="ro1">
          <table:table-cell office:value-type="string">
            <text:p>Design_Metal_Spaceship_Acceleration_Deceleration.ogg</text:p>
          </table:table-cell>
          <table:table-cell office:value-type="string">
            <text:p>modules/gAudioBundle-3/src/Metal/Design_Metal_Spaceship_Acceleration_Deceleration.ogg</text:p>
          </table:table-cell>
        </table:table-row>
        <table:table-row table:style-name="ro1">
          <table:table-cell office:value-type="string">
            <text:p>Mafx005_Wire_Fence_Contact_Mic_Wind_19.ogg</text:p>
          </table:table-cell>
          <table:table-cell office:value-type="string">
            <text:p>modules/gAudioBundle-3/src/Metal/Metal Atmosphere/Mafx005_Wire_Fence_Contact_Mic_Wind_19.ogg</text:p>
          </table:table-cell>
        </table:table-row>
        <table:table-row table:style-name="ro1">
          <table:table-cell office:value-type="string">
            <text:p>Mafx005_Wire_Fence_Contact_Mic_Wind_23.ogg</text:p>
          </table:table-cell>
          <table:table-cell office:value-type="string">
            <text:p>modules/gAudioBundle-3/src/Metal/Metal Atmosphere/Mafx005_Wire_Fence_Contact_Mic_Wind_23.ogg</text:p>
          </table:table-cell>
        </table:table-row>
        <table:table-row table:style-name="ro1">
          <table:table-cell office:value-type="string">
            <text:p>Contact_Baking_Sheet_Moving_Metal_Tools_Shakes_Mono.ogg</text:p>
          </table:table-cell>
          <table:table-cell office:value-type="string">
            <text:p>modules/gAudioBundle-3/src/Metal/Metal Contact/Contact_Baking_Sheet_Moving_Metal_Tools_Shakes_Mono.ogg</text:p>
          </table:table-cell>
        </table:table-row>
        <table:table-row table:style-name="ro1">
          <table:table-cell office:value-type="string">
            <text:p>Contact_Cast_Iron_Lid_Scraped_With_Blender_Resonate_And_Muted_Mono.ogg</text:p>
          </table:table-cell>
          <table:table-cell office:value-type="string">
            <text:p>modules/gAudioBundle-3/src/Metal/Metal Contact/Contact_Cast_Iron_Lid_Scraped_With_Blender_Resonate_And_Muted_Mono.ogg</text:p>
          </table:table-cell>
        </table:table-row>
        <table:table-row table:style-name="ro1">
          <table:table-cell office:value-type="string">
            <text:p>Contact_Small_Metal_Box_Lid_Scrapes_With_Metal_Muted_Mono.ogg</text:p>
          </table:table-cell>
          <table:table-cell office:value-type="string">
            <text:p>modules/gAudioBundle-3/src/Metal/Metal Contact/Contact_Small_Metal_Box_Lid_Scrapes_With_Metal_Muted_Mono.ogg</text:p>
          </table:table-cell>
        </table:table-row>
        <table:table-row table:style-name="ro1">
          <table:table-cell office:value-type="string">
            <text:p>Contact_Small_Metal_Box_Lid_Subtle_Hits_With_Finger_Resonate_Mono.ogg</text:p>
          </table:table-cell>
          <table:table-cell office:value-type="string">
            <text:p>modules/gAudioBundle-3/src/Metal/Metal Contact/Contact_Small_Metal_Box_Lid_Subtle_Hits_With_Finger_Resonate_Mono.ogg</text:p>
          </table:table-cell>
        </table:table-row>
        <table:table-row table:style-name="ro1">
          <table:table-cell office:value-type="string">
            <text:p>Metal_Debris_055.ogg</text:p>
          </table:table-cell>
          <table:table-cell office:value-type="string">
            <text:p>modules/gAudioBundle-3/src/Metal/Metal Debris/Metal_Debris_055.ogg</text:p>
          </table:table-cell>
        </table:table-row>
        <table:table-row table:style-name="ro1">
          <table:table-cell office:value-type="string">
            <text:p>Metal_Debris_097.ogg</text:p>
          </table:table-cell>
          <table:table-cell office:value-type="string">
            <text:p>modules/gAudioBundle-3/src/Metal/Metal Debris/Metal_Debris_097.ogg</text:p>
          </table:table-cell>
        </table:table-row>
        <table:table-row table:style-name="ro1">
          <table:table-cell office:value-type="string">
            <text:p>Metal_Whoosh_021.ogg</text:p>
          </table:table-cell>
          <table:table-cell office:value-type="string">
            <text:p>modules/gAudioBundle-3/src/Metal/Metal Debris/Metal_Whoosh_021.ogg</text:p>
          </table:table-cell>
        </table:table-row>
        <table:table-row table:style-name="ro1">
          <table:table-cell office:value-type="string">
            <text:p>Metal_Whoosh_037.ogg</text:p>
          </table:table-cell>
          <table:table-cell office:value-type="string">
            <text:p>modules/gAudioBundle-3/src/Metal/Metal Debris/Metal_Whoosh_037.ogg</text:p>
          </table:table-cell>
        </table:table-row>
        <table:table-row table:style-name="ro1">
          <table:table-cell office:value-type="string">
            <text:p>Metal_Barrel_Bolt_Lock_Loose_Handling_03.ogg</text:p>
          </table:table-cell>
          <table:table-cell office:value-type="string">
            <text:p>modules/gAudioBundle-3/src/Metal/Metal Hits, Scrapes And Squeaks/Metal_Barrel_Bolt_Lock_Loose_Handling_03.ogg</text:p>
          </table:table-cell>
        </table:table-row>
        <table:table-row table:style-name="ro1">
          <table:table-cell office:value-type="string">
            <text:p>Metal_Dry_Ice_Spoon_14.ogg</text:p>
          </table:table-cell>
          <table:table-cell office:value-type="string">
            <text:p>modules/gAudioBundle-3/src/Metal/Metal Hits, Scrapes And Squeaks/Metal_Dry_Ice_Spoon_14.ogg</text:p>
          </table:table-cell>
        </table:table-row>
        <table:table-row table:style-name="ro1">
          <table:table-cell office:value-type="string">
            <text:p>Metal_Large_Sheet_Oscillating_19.ogg</text:p>
          </table:table-cell>
          <table:table-cell office:value-type="string">
            <text:p>modules/gAudioBundle-3/src/Metal/Metal Hits, Scrapes And Squeaks/Metal_Large_Sheet_Oscillating_19.ogg</text:p>
          </table:table-cell>
        </table:table-row>
        <table:table-row table:style-name="ro1">
          <table:table-cell office:value-type="string">
            <text:p>Metal_Sheets_Sledgehammer_Hit_02.ogg</text:p>
          </table:table-cell>
          <table:table-cell office:value-type="string">
            <text:p>modules/gAudioBundle-3/src/Metal/Metal Hits, Scrapes And Squeaks/Metal_Sheets_Sledgehammer_Hit_02.ogg</text:p>
          </table:table-cell>
        </table:table-row>
        <table:table-row table:style-name="ro1">
          <table:table-cell office:value-type="string">
            <text:p>Mr-Large_Metal_Air_Drum_C_Dark_Resonance_Creaking_Metal_[192_Khz].ogg</text:p>
          </table:table-cell>
          <table:table-cell office:value-type="string">
            <text:p>modules/gAudioBundle-3/src/Metal/Metal Resonances/Mr-Large_Metal_Air_Drum_C_Dark_Resonance_Creaking_Metal_[192_Khz].ogg</text:p>
          </table:table-cell>
        </table:table-row>
        <table:table-row table:style-name="ro1">
          <table:table-cell office:value-type="string">
            <text:p>Mr-Medium_Long_Metal_Square_B_Bright_Harsh_Squeaking_Tonal_Feedback_Ringing_[96_Khz].ogg</text:p>
          </table:table-cell>
          <table:table-cell office:value-type="string">
            <text:p>modules/gAudioBundle-3/src/Metal/Metal Resonances/Mr-Medium_Long_Metal_Square_B_Bright_Harsh_Squeaking_Tonal_Feedback_Ringing_[96_Khz].ogg</text:p>
          </table:table-cell>
        </table:table-row>
        <table:table-row table:style-name="ro1">
          <table:table-cell office:value-type="string">
            <text:p>Mr-Metal_Shelf_D_Bright_Tonal_Creak_Harsh_Friction_Crackling_[96_Khz].ogg</text:p>
          </table:table-cell>
          <table:table-cell office:value-type="string">
            <text:p>modules/gAudioBundle-3/src/Metal/Metal Resonances/Mr-Metal_Shelf_D_Bright_Tonal_Creak_Harsh_Friction_Crackling_[96_Khz].ogg</text:p>
          </table:table-cell>
        </table:table-row>
        <table:table-row table:style-name="ro1">
          <table:table-cell office:value-type="string">
            <text:p>Mr-Small_Metal_Box_Bright_Creaking_Tonal_Dragging_[96_Khz].ogg</text:p>
          </table:table-cell>
          <table:table-cell office:value-type="string">
            <text:p>modules/gAudioBundle-3/src/Metal/Metal Resonances/Mr-Small_Metal_Box_Bright_Creaking_Tonal_Dragging_[96_Khz].ogg</text:p>
          </table:table-cell>
        </table:table-row>
        <table:table-row table:style-name="ro1">
          <table:table-cell office:value-type="string">
            <text:p>Metal_Cinematic_Impact_016.ogg</text:p>
          </table:table-cell>
          <table:table-cell office:value-type="string">
            <text:p>modules/gAudioBundle-3/src/Metal/Metal Sound Effects/Metal_Cinematic_Impact_016.ogg</text:p>
          </table:table-cell>
        </table:table-row>
        <table:table-row table:style-name="ro1">
          <table:table-cell office:value-type="string">
            <text:p>Metal_Grinding_013.ogg</text:p>
          </table:table-cell>
          <table:table-cell office:value-type="string">
            <text:p>modules/gAudioBundle-3/src/Metal/Metal Sound Effects/Metal_Grinding_013.ogg</text:p>
          </table:table-cell>
        </table:table-row>
        <table:table-row table:style-name="ro1">
          <table:table-cell office:value-type="string">
            <text:p>Metal_Texture_021.ogg</text:p>
          </table:table-cell>
          <table:table-cell office:value-type="string">
            <text:p>modules/gAudioBundle-3/src/Metal/Metal Sound Effects/Metal_Texture_021.ogg</text:p>
          </table:table-cell>
        </table:table-row>
        <table:table-row table:style-name="ro1">
          <table:table-cell office:value-type="string">
            <text:p>Metal_Various_015.ogg</text:p>
          </table:table-cell>
          <table:table-cell office:value-type="string">
            <text:p>modules/gAudioBundle-3/src/Metal/Metal Sound Effects/Metal_Various_015.ogg</text:p>
          </table:table-cell>
        </table:table-row>
        <table:table-row table:style-name="ro1">
          <table:table-cell office:value-type="string">
            <text:p>Metal_Metal_Tube_Rolling_On_Metal_Bars_U87.ogg</text:p>
          </table:table-cell>
          <table:table-cell office:value-type="string">
            <text:p>modules/gAudioBundle-3/src/Metal/Metal_Metal_Tube_Rolling_On_Metal_Bars_U87.ogg</text:p>
          </table:table-cell>
        </table:table-row>
        <table:table-row table:style-name="ro1">
          <table:table-cell office:value-type="string">
            <text:p>Metal_Mixer_Type_2_In_Metal_Vent_Short_Contact.ogg</text:p>
          </table:table-cell>
          <table:table-cell office:value-type="string">
            <text:p>modules/gAudioBundle-3/src/Metal/Metal_Mixer_Type_2_In_Metal_Vent_Short_Contact.ogg</text:p>
          </table:table-cell>
        </table:table-row>
        <table:table-row table:style-name="ro1">
          <table:table-cell office:value-type="string">
            <text:p>Mtdoors_Door_Plastic_Close_Perspective_Slow.ogg</text:p>
          </table:table-cell>
          <table:table-cell office:value-type="string">
            <text:p>modules/gAudioBundle-3/src/Microtone Doors/Mtdoors_Door_Plastic_Close_Perspective_Slow.ogg</text:p>
          </table:table-cell>
        </table:table-row>
        <table:table-row table:style-name="ro1">
          <table:table-cell office:value-type="string">
            <text:p>Mtdoors_Door_Wood_Close_Perspective_Side_Angle_Medium.ogg</text:p>
          </table:table-cell>
          <table:table-cell office:value-type="string">
            <text:p>modules/gAudioBundle-3/src/Microtone Doors/Mtdoors_Door_Wood_Close_Perspective_Side_Angle_Medium.ogg</text:p>
          </table:table-cell>
        </table:table-row>
        <table:table-row table:style-name="ro1">
          <table:table-cell office:value-type="string">
            <text:p>Mtfilcab_Filing_Cabinet_Metal_Close_Slow_Open_And_Shut_Bottom.ogg</text:p>
          </table:table-cell>
          <table:table-cell office:value-type="string">
            <text:p>modules/gAudioBundle-3/src/Microtone Filing Cabinets/Mtfilcab_Filing_Cabinet_Metal_Close_Slow_Open_And_Shut_Bottom.ogg</text:p>
          </table:table-cell>
        </table:table-row>
        <table:table-row table:style-name="ro1">
          <table:table-cell office:value-type="string">
            <text:p>Mtfilcab_Filing_Cabinet_Wood_Close_Fast_Open_And_Shut_Bottom.ogg</text:p>
          </table:table-cell>
          <table:table-cell office:value-type="string">
            <text:p>modules/gAudioBundle-3/src/Microtone Filing Cabinets/Mtfilcab_Filing_Cabinet_Wood_Close_Fast_Open_And_Shut_Bottom.ogg</text:p>
          </table:table-cell>
        </table:table-row>
        <table:table-row table:style-name="ro1">
          <table:table-cell office:value-type="string">
            <text:p>Middle_Eastern_Darkness_Drone_1.ogg</text:p>
          </table:table-cell>
          <table:table-cell office:value-type="string">
            <text:p>modules/gAudioBundle-3/src/Middle Eastern Darkness/Middle_Eastern_Darkness_Drone_1.ogg</text:p>
          </table:table-cell>
        </table:table-row>
        <table:table-row table:style-name="ro1">
          <table:table-cell office:value-type="string">
            <text:p>Middle_Eastern_Darkness_Fear_9.ogg</text:p>
          </table:table-cell>
          <table:table-cell office:value-type="string">
            <text:p>modules/gAudioBundle-3/src/Middle Eastern Darkness/Middle_Eastern_Darkness_Fear_9.ogg</text:p>
          </table:table-cell>
        </table:table-row>
        <table:table-row table:style-name="ro1">
          <table:table-cell office:value-type="string">
            <text:p>Middle_Eastern_Darkness_Forgotton_6.ogg</text:p>
          </table:table-cell>
          <table:table-cell office:value-type="string">
            <text:p>modules/gAudioBundle-3/src/Middle Eastern Darkness/Middle_Eastern_Darkness_Forgotton_6.ogg</text:p>
          </table:table-cell>
        </table:table-row>
        <table:table-row table:style-name="ro1">
          <table:table-cell office:value-type="string">
            <text:p>Middle_Eastern_Darkness_Sorrow_9.ogg</text:p>
          </table:table-cell>
          <table:table-cell office:value-type="string">
            <text:p>modules/gAudioBundle-3/src/Middle Eastern Darkness/Middle_Eastern_Darkness_Sorrow_9.ogg</text:p>
          </table:table-cell>
        </table:table-row>
        <table:table-row table:style-name="ro1">
          <table:table-cell office:value-type="string">
            <text:p>Mig15uti_Ext_Flyby_100m_Xy.ogg</text:p>
          </table:table-cell>
          <table:table-cell office:value-type="string">
            <text:p>modules/gAudioBundle-3/src/Mig 15 Uti/Mig15uti_Ext_Flyby_100m_Xy.ogg</text:p>
          </table:table-cell>
        </table:table-row>
        <table:table-row table:style-name="ro1">
          <table:table-cell office:value-type="string">
            <text:p>Mig15uti_Ext_Landing_30m_Xy.ogg</text:p>
          </table:table-cell>
          <table:table-cell office:value-type="string">
            <text:p>modules/gAudioBundle-3/src/Mig 15 Uti/Mig15uti_Ext_Landing_30m_Xy.ogg</text:p>
          </table:table-cell>
        </table:table-row>
        <table:table-row table:style-name="ro1">
          <table:table-cell office:value-type="string">
            <text:p>Mig15uti_Ext_Start_Heat_Front_Departure_Back_20m_Xy.ogg</text:p>
          </table:table-cell>
          <table:table-cell office:value-type="string">
            <text:p>modules/gAudioBundle-3/src/Mig 15 Uti/Mig15uti_Ext_Start_Heat_Front_Departure_Back_20m_Xy.ogg</text:p>
          </table:table-cell>
        </table:table-row>
        <table:table-row table:style-name="ro1">
          <table:table-cell office:value-type="string">
            <text:p>Mig15uti_Ext_Takeoff_50m_Xy.ogg</text:p>
          </table:table-cell>
          <table:table-cell office:value-type="string">
            <text:p>modules/gAudioBundle-3/src/Mig 15 Uti/Mig15uti_Ext_Takeoff_50m_Xy.ogg</text:p>
          </table:table-cell>
        </table:table-row>
        <table:table-row table:style-name="ro1">
          <table:table-cell office:value-type="string">
            <text:p>Military_Radio_Voice_A_Hhg_All_Clear_2.ogg</text:p>
          </table:table-cell>
          <table:table-cell office:value-type="string">
            <text:p>modules/gAudioBundle-3/src/Military Radio Voices/Military_Radio_Voice_A_Hhg_All_Clear_2.ogg</text:p>
          </table:table-cell>
        </table:table-row>
        <table:table-row table:style-name="ro1">
          <table:table-cell office:value-type="string">
            <text:p>Military_Radio_Voice_A_Hhg_Troops_In_Contact_Message.ogg</text:p>
          </table:table-cell>
          <table:table-cell office:value-type="string">
            <text:p>modules/gAudioBundle-3/src/Military Radio Voices/Military_Radio_Voice_A_Hhg_Troops_In_Contact_Message.ogg</text:p>
          </table:table-cell>
        </table:table-row>
        <table:table-row table:style-name="ro1">
          <table:table-cell office:value-type="string">
            <text:p>Military_Radio_Voice_A_Ip_Put_That_Gun_Down_Now.ogg</text:p>
          </table:table-cell>
          <table:table-cell office:value-type="string">
            <text:p>modules/gAudioBundle-3/src/Military Radio Voices/Military_Radio_Voice_A_Ip_Put_That_Gun_Down_Now.ogg</text:p>
          </table:table-cell>
        </table:table-row>
        <table:table-row table:style-name="ro1">
          <table:table-cell office:value-type="string">
            <text:p>Military_Radio_Voice_D_Hi-3_Forty_Mike_Mike_Request.ogg</text:p>
          </table:table-cell>
          <table:table-cell office:value-type="string">
            <text:p>modules/gAudioBundle-3/src/Military Radio Voices/Military_Radio_Voice_D_Hi-3_Forty_Mike_Mike_Request.ogg</text:p>
          </table:table-cell>
        </table:table-row>
        <table:table-row table:style-name="ro1">
          <table:table-cell office:value-type="string">
            <text:p>Coin_Slide_Carpet.ogg</text:p>
          </table:table-cell>
          <table:table-cell office:value-type="string">
            <text:p>modules/gAudioBundle-3/src/Mint Coins And Money/Coin_Slide_Carpet.ogg</text:p>
          </table:table-cell>
        </table:table-row>
        <table:table-row table:style-name="ro1">
          <table:table-cell office:value-type="string">
            <text:p>Coins_Bottlecaps_Drop.ogg</text:p>
          </table:table-cell>
          <table:table-cell office:value-type="string">
            <text:p>modules/gAudioBundle-3/src/Mint Coins And Money/Coins_Bottlecaps_Drop.ogg</text:p>
          </table:table-cell>
        </table:table-row>
        <table:table-row table:style-name="ro1">
          <table:table-cell office:value-type="string">
            <text:p>Coins_Drop_Carpet_06.ogg</text:p>
          </table:table-cell>
          <table:table-cell office:value-type="string">
            <text:p>modules/gAudioBundle-3/src/Mint Coins And Money/Coins_Drop_Carpet_06.ogg</text:p>
          </table:table-cell>
        </table:table-row>
        <table:table-row table:style-name="ro1">
          <table:table-cell office:value-type="string">
            <text:p>Coins_In_Sack_Held_By_Drawstring_06.ogg</text:p>
          </table:table-cell>
          <table:table-cell office:value-type="string">
            <text:p>modules/gAudioBundle-3/src/Mint Coins And Money/Coins_In_Sack_Held_By_Drawstring_06.ogg</text:p>
          </table:table-cell>
        </table:table-row>
        <table:table-row table:style-name="ro1">
          <table:table-cell office:value-type="string">
            <text:p>Chc_002.ogg</text:p>
          </table:table-cell>
          <table:table-cell office:value-type="string">
            <text:p>modules/gAudioBundle-3/src/Modern Seating/Chc_002.ogg</text:p>
          </table:table-cell>
        </table:table-row>
        <table:table-row table:style-name="ro1">
          <table:table-cell office:value-type="string">
            <text:p>Hma_007.ogg</text:p>
          </table:table-cell>
          <table:table-cell office:value-type="string">
            <text:p>modules/gAudioBundle-3/src/Modern Seating/Hma_007.ogg</text:p>
          </table:table-cell>
        </table:table-row>
        <table:table-row table:style-name="ro1">
          <table:table-cell office:value-type="string">
            <text:p>Hme_005.ogg</text:p>
          </table:table-cell>
          <table:table-cell office:value-type="string">
            <text:p>modules/gAudioBundle-3/src/Modern Seating/Hme_005.ogg</text:p>
          </table:table-cell>
        </table:table-row>
        <table:table-row table:style-name="ro1">
          <table:table-cell office:value-type="string">
            <text:p>Mtso_002.ogg</text:p>
          </table:table-cell>
          <table:table-cell office:value-type="string">
            <text:p>modules/gAudioBundle-3/src/Modern Seating/Mtso_002.ogg</text:p>
          </table:table-cell>
        </table:table-row>
        <table:table-row table:style-name="ro1">
          <table:table-cell office:value-type="string">
            <text:p>Money_Bills_Hand_Count_Single_Relaxed.ogg</text:p>
          </table:table-cell>
          <table:table-cell office:value-type="string">
            <text:p>modules/gAudioBundle-3/src/Money/Money_Bills_Hand_Count_Single_Relaxed.ogg</text:p>
          </table:table-cell>
        </table:table-row>
        <table:table-row table:style-name="ro1">
          <table:table-cell office:value-type="string">
            <text:p>Money_Coins_Drop_In_Cash_Register.ogg</text:p>
          </table:table-cell>
          <table:table-cell office:value-type="string">
            <text:p>modules/gAudioBundle-3/src/Money/Money_Coins_Drop_In_Cash_Register.ogg</text:p>
          </table:table-cell>
        </table:table-row>
        <table:table-row table:style-name="ro1">
          <table:table-cell office:value-type="string">
            <text:p>Money_Coins_Hand_Count_X4.ogg</text:p>
          </table:table-cell>
          <table:table-cell office:value-type="string">
            <text:p>modules/gAudioBundle-3/src/Money/Money_Coins_Hand_Count_X4.ogg</text:p>
          </table:table-cell>
        </table:table-row>
        <table:table-row table:style-name="ro1">
          <table:table-cell office:value-type="string">
            <text:p>Money_Coins_Handle.ogg</text:p>
          </table:table-cell>
          <table:table-cell office:value-type="string">
            <text:p>modules/gAudioBundle-3/src/Money/Money_Coins_Handle.ogg</text:p>
          </table:table-cell>
        </table:table-row>
        <table:table-row table:style-name="ro1">
          <table:table-cell office:value-type="string">
            <text:p>Dragon_Tail_1.ogg</text:p>
          </table:table-cell>
          <table:table-cell office:value-type="string">
            <text:p>modules/gAudioBundle-3/src/Monsters/Dragon_Tail_1.ogg</text:p>
          </table:table-cell>
        </table:table-row>
        <table:table-row table:style-name="ro1">
          <table:table-cell office:value-type="string">
            <text:p>Fun_Monster_Cheeky_Sneaky_Find_Object_04.ogg</text:p>
          </table:table-cell>
          <table:table-cell office:value-type="string">
            <text:p>modules/gAudioBundle-3/src/Monsters/Fun_Monster_Cheeky_Sneaky_Find_Object_04.ogg</text:p>
          </table:table-cell>
        </table:table-row>
        <table:table-row table:style-name="ro1">
          <table:table-cell office:value-type="string">
            <text:p>Fun_Monster_Jaja_Silly_Talk_Gibberish_10.ogg</text:p>
          </table:table-cell>
          <table:table-cell office:value-type="string">
            <text:p>modules/gAudioBundle-3/src/Monsters/Fun_Monster_Jaja_Silly_Talk_Gibberish_10.ogg</text:p>
          </table:table-cell>
        </table:table-row>
        <table:table-row table:style-name="ro1">
          <table:table-cell office:value-type="string">
            <text:p>Fun_Monster_Piggy_Bestial_Sad_Groan_02.ogg</text:p>
          </table:table-cell>
          <table:table-cell office:value-type="string">
            <text:p>modules/gAudioBundle-3/src/Monsters/Fun_Monster_Piggy_Bestial_Sad_Groan_02.ogg</text:p>
          </table:table-cell>
        </table:table-row>
        <table:table-row table:style-name="ro1">
          <table:table-cell office:value-type="string">
            <text:p>Fun_Monster_Wooly_Cartoony_Laugh_Talk_Gibberish.ogg</text:p>
          </table:table-cell>
          <table:table-cell office:value-type="string">
            <text:p>modules/gAudioBundle-3/src/Monsters/Fun_Monster_Wooly_Cartoony_Laugh_Talk_Gibberish.ogg</text:p>
          </table:table-cell>
        </table:table-row>
        <table:table-row table:style-name="ro1">
          <table:table-cell office:value-type="string">
            <text:p>Monster_Within_Bearer_Vocal_Takedamage03.ogg</text:p>
          </table:table-cell>
          <table:table-cell office:value-type="string">
            <text:p>modules/gAudioBundle-3/src/Monsters/Monster Within/Monster_Within_Bearer_Vocal_Takedamage03.ogg</text:p>
          </table:table-cell>
        </table:table-row>
        <table:table-row table:style-name="ro1">
          <table:table-cell office:value-type="string">
            <text:p>Monster_Within_Hunter_Fley_Attack02.ogg</text:p>
          </table:table-cell>
          <table:table-cell office:value-type="string">
            <text:p>modules/gAudioBundle-3/src/Monsters/Monster Within/Monster_Within_Hunter_Fley_Attack02.ogg</text:p>
          </table:table-cell>
        </table:table-row>
        <table:table-row table:style-name="ro1">
          <table:table-cell office:value-type="string">
            <text:p>Monster_Within_Large_Beast_Taunt2stun03.ogg</text:p>
          </table:table-cell>
          <table:table-cell office:value-type="string">
            <text:p>modules/gAudioBundle-3/src/Monsters/Monster Within/Monster_Within_Large_Beast_Taunt2stun03.ogg</text:p>
          </table:table-cell>
        </table:table-row>
        <table:table-row table:style-name="ro1">
          <table:table-cell office:value-type="string">
            <text:p>Monster_Within_Small_Creature_Spawn_Up600_02.ogg</text:p>
          </table:table-cell>
          <table:table-cell office:value-type="string">
            <text:p>modules/gAudioBundle-3/src/Monsters/Monster Within/Monster_Within_Small_Creature_Spawn_Up600_02.ogg</text:p>
          </table:table-cell>
        </table:table-row>
        <table:table-row table:style-name="ro1">
          <table:table-cell office:value-type="string">
            <text:p>Monster_Bite_3.ogg</text:p>
          </table:table-cell>
          <table:table-cell office:value-type="string">
            <text:p>modules/gAudioBundle-3/src/Monsters/Monster_Bite_3.ogg</text:p>
          </table:table-cell>
        </table:table-row>
        <table:table-row table:style-name="ro1">
          <table:table-cell office:value-type="string">
            <text:p>Monster_Growls_4.ogg</text:p>
          </table:table-cell>
          <table:table-cell office:value-type="string">
            <text:p>modules/gAudioBundle-3/src/Monsters/Monster_Growls_4.ogg</text:p>
          </table:table-cell>
        </table:table-row>
        <table:table-row table:style-name="ro1">
          <table:table-cell office:value-type="string">
            <text:p>Monster_Tail_Hit_On_Chainmail.ogg</text:p>
          </table:table-cell>
          <table:table-cell office:value-type="string">
            <text:p>modules/gAudioBundle-3/src/Monsters/Monster_Tail_Hit_On_Chainmail.ogg</text:p>
          </table:table-cell>
        </table:table-row>
        <table:table-row table:style-name="ro1">
          <table:table-cell office:value-type="string">
            <text:p>Monster_Yeti_Breathe_05.ogg</text:p>
          </table:table-cell>
          <table:table-cell office:value-type="string">
            <text:p>modules/gAudioBundle-3/src/Monsters/Monster_Yeti_Breathe_05.ogg</text:p>
          </table:table-cell>
        </table:table-row>
        <table:table-row table:style-name="ro1">
          <table:table-cell office:value-type="string">
            <text:p>Monster_Yeti_Groan_21.ogg</text:p>
          </table:table-cell>
          <table:table-cell office:value-type="string">
            <text:p>modules/gAudioBundle-3/src/Monsters/Monster_Yeti_Groan_21.ogg</text:p>
          </table:table-cell>
        </table:table-row>
        <table:table-row table:style-name="ro1">
          <table:table-cell office:value-type="string">
            <text:p>Monster_Yeti_Grumble_02.ogg</text:p>
          </table:table-cell>
          <table:table-cell office:value-type="string">
            <text:p>modules/gAudioBundle-3/src/Monsters/Monster_Yeti_Grumble_02.ogg</text:p>
          </table:table-cell>
        </table:table-row>
        <table:table-row table:style-name="ro1">
          <table:table-cell office:value-type="string">
            <text:p>Monster_Yeti_Sniff_04.ogg</text:p>
          </table:table-cell>
          <table:table-cell office:value-type="string">
            <text:p>modules/gAudioBundle-3/src/Monsters/Monster_Yeti_Sniff_04.ogg</text:p>
          </table:table-cell>
        </table:table-row>
        <table:table-row table:style-name="ro1">
          <table:table-cell office:value-type="string">
            <text:p>Troll_Monster_Death_01.ogg</text:p>
          </table:table-cell>
          <table:table-cell office:value-type="string">
            <text:p>modules/gAudioBundle-3/src/Monsters/Troll_Monster_Death_01.ogg</text:p>
          </table:table-cell>
        </table:table-row>
        <table:table-row table:style-name="ro1">
          <table:table-cell office:value-type="string">
            <text:p>Troll_Monster_Growl_Long_05.ogg</text:p>
          </table:table-cell>
          <table:table-cell office:value-type="string">
            <text:p>modules/gAudioBundle-3/src/Monsters/Troll_Monster_Growl_Long_05.ogg</text:p>
          </table:table-cell>
        </table:table-row>
        <table:table-row table:style-name="ro1">
          <table:table-cell office:value-type="string">
            <text:p>Troll_Monster_Hurt_Pain_01.ogg</text:p>
          </table:table-cell>
          <table:table-cell office:value-type="string">
            <text:p>modules/gAudioBundle-3/src/Monsters/Troll_Monster_Hurt_Pain_01.ogg</text:p>
          </table:table-cell>
        </table:table-row>
        <table:table-row table:style-name="ro1">
          <table:table-cell office:value-type="string">
            <text:p>Troll_Monster_Taunt_03.ogg</text:p>
          </table:table-cell>
          <table:table-cell office:value-type="string">
            <text:p>modules/gAudioBundle-3/src/Monsters/Troll_Monster_Taunt_03.ogg</text:p>
          </table:table-cell>
        </table:table-row>
        <table:table-row table:style-name="ro1">
          <table:table-cell office:value-type="string">
            <text:p>Zombie_Groan_Pitched_Down_6.ogg</text:p>
          </table:table-cell>
          <table:table-cell office:value-type="string">
            <text:p>modules/gAudioBundle-3/src/Monsters/Zombie_Groan_Pitched_Down_6.ogg</text:p>
          </table:table-cell>
        </table:table-row>
        <table:table-row table:style-name="ro1">
          <table:table-cell office:value-type="string">
            <text:p>Zombie_Subject_B_Groan_8.ogg</text:p>
          </table:table-cell>
          <table:table-cell office:value-type="string">
            <text:p>modules/gAudioBundle-3/src/Monsters/Zombie_Subject_B_Groan_8.ogg</text:p>
          </table:table-cell>
        </table:table-row>
        <table:table-row table:style-name="ro1">
          <table:table-cell office:value-type="string">
            <text:p>Zombie_Subject_B_Hiss_1.ogg</text:p>
          </table:table-cell>
          <table:table-cell office:value-type="string">
            <text:p>modules/gAudioBundle-3/src/Monsters/Zombie_Subject_B_Hiss_1.ogg</text:p>
          </table:table-cell>
        </table:table-row>
        <table:table-row table:style-name="ro1">
          <table:table-cell office:value-type="string">
            <text:p>Zombie_Subject_C_Zombie_Brat_Groan_9.ogg</text:p>
          </table:table-cell>
          <table:table-cell office:value-type="string">
            <text:p>modules/gAudioBundle-3/src/Monsters/Zombie_Subject_C_Zombie_Brat_Groan_9.ogg</text:p>
          </table:table-cell>
        </table:table-row>
        <table:table-row table:style-name="ro1">
          <table:table-cell office:value-type="string">
            <text:p>City_Place_Large_Music_Voices_And_Light_Traffic_Away_Taken_From_A_Roof_Top_160611_001.ogg</text:p>
          </table:table-cell>
          <table:table-cell office:value-type="string">
            <text:p>modules/gAudioBundle-3/src/Morocco Sound Library By Faunethic/City_Place_Large_Music_Voices_And_Light_Traffic_Away_Taken_From_A_Roof_Top_160611_001.ogg</text:p>
          </table:table-cell>
        </table:table-row>
        <table:table-row table:style-name="ro1">
          <table:table-cell office:value-type="string">
            <text:p>Market_For_Chicken_Hen_And_Bird_Outdoor_Voices_And_Activity_160612_004.ogg</text:p>
          </table:table-cell>
          <table:table-cell office:value-type="string">
            <text:p>modules/gAudioBundle-3/src/Morocco Sound Library By Faunethic/Market_For_Chicken_Hen_And_Bird_Outdoor_Voices_And_Activity_160612_004.ogg</text:p>
          </table:table-cell>
        </table:table-row>
        <table:table-row table:style-name="ro1">
          <table:table-cell office:value-type="string">
            <text:p>Mus_Flute_Traditionnel_Rita_With_Tambourine_160618_008.ogg</text:p>
          </table:table-cell>
          <table:table-cell office:value-type="string">
            <text:p>modules/gAudioBundle-3/src/Morocco Sound Library By Faunethic/Mus_Flute_Traditionnel_Rita_With_Tambourine_160618_008.ogg</text:p>
          </table:table-cell>
        </table:table-row>
        <table:table-row table:style-name="ro1">
          <table:table-cell office:value-type="string">
            <text:p>Village_Early_The_Morning_Birds_And_Insects_From_A_Palm_Farm_160615_001.ogg</text:p>
          </table:table-cell>
          <table:table-cell office:value-type="string">
            <text:p>modules/gAudioBundle-3/src/Morocco Sound Library By Faunethic/Village_Early_The_Morning_Birds_And_Insects_From_A_Palm_Farm_160615_001.ogg</text:p>
          </table:table-cell>
        </table:table-row>
        <table:table-row table:style-name="ro1">
          <table:table-cell office:value-type="string">
            <text:p>Water__Dam_07_Large_Stream_Splashing.ogg</text:p>
          </table:table-cell>
          <table:table-cell office:value-type="string">
            <text:p>modules/gAudioBundle-3/src/Mos001 Water Dam/Water__Dam_07_Large_Stream_Splashing.ogg</text:p>
          </table:table-cell>
        </table:table-row>
        <table:table-row table:style-name="ro1">
          <table:table-cell office:value-type="string">
            <text:p>Water__Dam_12_Stream_Falling_V3.ogg</text:p>
          </table:table-cell>
          <table:table-cell office:value-type="string">
            <text:p>modules/gAudioBundle-3/src/Mos001 Water Dam/Water__Dam_12_Stream_Falling_V3.ogg</text:p>
          </table:table-cell>
        </table:table-row>
        <table:table-row table:style-name="ro1">
          <table:table-cell office:value-type="string">
            <text:p>Daytime_Etiopian_Food_Marked_People_Bargaining_Chatting_Walla_Market_Motherland_Ethiopia_05.ogg</text:p>
          </table:table-cell>
          <table:table-cell office:value-type="string">
            <text:p>modules/gAudioBundle-3/src/Motherland Ethiopia/Daytime_Etiopian_Food_Marked_People_Bargaining_Chatting_Walla_Market_Motherland_Ethiopia_05.ogg</text:p>
          </table:table-cell>
        </table:table-row>
        <table:table-row table:style-name="ro1">
          <table:table-cell office:value-type="string">
            <text:p>Daytime_Small_Town_Backyard_Birds_Traffic_In_Distance_Leaves_In_Wind_Mojo_Motherland_Ethiopia_10.ogg</text:p>
          </table:table-cell>
          <table:table-cell office:value-type="string">
            <text:p>modules/gAudioBundle-3/src/Motherland Ethiopia/Daytime_Small_Town_Backyard_Birds_Traffic_In_Distance_Leaves_In_Wind_Mojo_Motherland_Ethiopia_10.ogg</text:p>
          </table:table-cell>
        </table:table-row>
        <table:table-row table:style-name="ro1">
          <table:table-cell office:value-type="string">
            <text:p>Daytime_Tree_Moving_In_Wind_Very_Close_Wood_Creaking_In_Wind_Small_Town_Backyard_Birds_Decent_In_Bg_Thunder_Cars_In_Distance_Motherland_Ethiopia_14.ogg</text:p>
          </table:table-cell>
          <table:table-cell office:value-type="string">
            <text:p>modules/gAudioBundle-3/src/Motherland Ethiopia/Daytime_Tree_Moving_In_Wind_Very_Close_Wood_Creaking_In_Wind_Small_Town_Backyard_Birds_Decent_In_Bg_Thunder_Cars_In_Distance_Motherland_Ethiopia_14.ogg</text:p>
          </table:table-cell>
        </table:table-row>
        <table:table-row table:style-name="ro1">
          <table:table-cell office:value-type="string">
            <text:p>Nighttime_Countryside_Village_Life_Cicades_Females_Work_In_Kitchen_Inside_Recorded_From_Porch_Background_Talking_In_Amharic_Shashamene_Motherland_Ethiopia_19.ogg</text:p>
          </table:table-cell>
          <table:table-cell office:value-type="string">
            <text:p>modules/gAudioBundle-3/src/Motherland Ethiopia/Nighttime_Countryside_Village_Life_Cicades_Females_Work_In_Kitchen_Inside_Recorded_From_Porch_Background_Talking_In_Amharic_Shashamene_Motherland_Ethiopia_19.ogg</text:p>
          </table:table-cell>
        </table:table-row>
        <table:table-row table:style-name="ro1">
          <table:table-cell office:value-type="string">
            <text:p>Race_Car_Ctcc_Straight_By_Medium_Slow_Growl.ogg</text:p>
          </table:table-cell>
          <table:table-cell office:value-type="string">
            <text:p>modules/gAudioBundle-3/src/Motorsports 1/Race_Car_Ctcc_Straight_By_Medium_Slow_Growl.ogg</text:p>
          </table:table-cell>
        </table:table-row>
        <table:table-row table:style-name="ro1">
          <table:table-cell office:value-type="string">
            <text:p>Race_Car_Usf2000_Turn_3_By_Decelerate_Fast_Choppy_Irregular.ogg</text:p>
          </table:table-cell>
          <table:table-cell office:value-type="string">
            <text:p>modules/gAudioBundle-3/src/Motorsports 1/Race_Car_Usf2000_Turn_3_By_Decelerate_Fast_Choppy_Irregular.ogg</text:p>
          </table:table-cell>
        </table:table-row>
        <table:table-row table:style-name="ro1">
          <table:table-cell office:value-type="string">
            <text:p>Race_F1_Formula_1_Grand_Prix_Practice_Turn_8_By_Decelerate_To_Accelerate_Swells_Steady_Fast_Growl.ogg</text:p>
          </table:table-cell>
          <table:table-cell office:value-type="string">
            <text:p>modules/gAudioBundle-3/src/Motorsports 1/Race_F1_Formula_1_Grand_Prix_Practice_Turn_8_By_Decelerate_To_Accelerate_Swells_Steady_Fast_Growl.ogg</text:p>
          </table:table-cell>
        </table:table-row>
        <table:table-row table:style-name="ro1">
          <table:table-cell office:value-type="string">
            <text:p>Ms_And_R_029_Stream_Small.ogg</text:p>
          </table:table-cell>
          <table:table-cell office:value-type="string">
            <text:p>modules/gAudioBundle-3/src/Mountain Streams And Rivers Collection/Ms_And_R_029_Stream_Small.ogg</text:p>
          </table:table-cell>
        </table:table-row>
        <table:table-row table:style-name="ro1">
          <table:table-cell office:value-type="string">
            <text:p>Ms_And_R_058_River_Rapids.ogg</text:p>
          </table:table-cell>
          <table:table-cell office:value-type="string">
            <text:p>modules/gAudioBundle-3/src/Mountain Streams And Rivers Collection/Ms_And_R_058_River_Rapids.ogg</text:p>
          </table:table-cell>
        </table:table-row>
        <table:table-row table:style-name="ro1">
          <table:table-cell office:value-type="string">
            <text:p>Ms_And_R_072_River_Binaural.ogg</text:p>
          </table:table-cell>
          <table:table-cell office:value-type="string">
            <text:p>modules/gAudioBundle-3/src/Mountain Streams And Rivers Collection/Ms_And_R_072_River_Binaural.ogg</text:p>
          </table:table-cell>
        </table:table-row>
        <table:table-row table:style-name="ro1">
          <table:table-cell office:value-type="string">
            <text:p>Alien_Creature_Growl_Funny_Throaty_Long_Low_To_High_Movement.ogg</text:p>
          </table:table-cell>
          <table:table-cell office:value-type="string">
            <text:p>modules/gAudioBundle-3/src/Mouth/Alien_Creature_Growl_Funny_Throaty_Long_Low_To_High_Movement.ogg</text:p>
          </table:table-cell>
        </table:table-row>
        <table:table-row table:style-name="ro1">
          <table:table-cell office:value-type="string">
            <text:p>Blowing_Out_With_Tongue_Fart_Raspberry_Long_Short_Wet_Dry_Variation.ogg</text:p>
          </table:table-cell>
          <table:table-cell office:value-type="string">
            <text:p>modules/gAudioBundle-3/src/Mouth/Blowing_Out_With_Tongue_Fart_Raspberry_Long_Short_Wet_Dry_Variation.ogg</text:p>
          </table:table-cell>
        </table:table-row>
        <table:table-row table:style-name="ro1">
          <table:table-cell office:value-type="string">
            <text:p>Smacking_Tongue_On_Roof_Of_Mouth_Chipmunk_Squirrel_Nibbling_Multiple_Nibbles_Eating_Food.ogg</text:p>
          </table:table-cell>
          <table:table-cell office:value-type="string">
            <text:p>modules/gAudioBundle-3/src/Mouth/Smacking_Tongue_On_Roof_Of_Mouth_Chipmunk_Squirrel_Nibbling_Multiple_Nibbles_Eating_Food.ogg</text:p>
          </table:table-cell>
        </table:table-row>
        <table:table-row table:style-name="ro1">
          <table:table-cell office:value-type="string">
            <text:p>Tongue_Roll_Airy_Male_Purr_Growl.ogg</text:p>
          </table:table-cell>
          <table:table-cell office:value-type="string">
            <text:p>modules/gAudioBundle-3/src/Mouth/Tongue_Roll_Airy_Male_Purr_Growl.ogg</text:p>
          </table:table-cell>
        </table:table-row>
        <table:table-row table:style-name="ro1">
          <table:table-cell office:value-type="string">
            <text:p>Mouthy_Cheek_Press_Squirt_Squish_Spurt_Mouthfart_Strong.ogg</text:p>
          </table:table-cell>
          <table:table-cell office:value-type="string">
            <text:p>modules/gAudioBundle-3/src/Mouthy/Mouthy_Cheek_Press_Squirt_Squish_Spurt_Mouthfart_Strong.ogg</text:p>
          </table:table-cell>
        </table:table-row>
        <table:table-row table:style-name="ro1">
          <table:table-cell office:value-type="string">
            <text:p>Mouthy_Chomping_Crushing_Ice_Slush_Wet_Thick_Opening.ogg</text:p>
          </table:table-cell>
          <table:table-cell office:value-type="string">
            <text:p>modules/gAudioBundle-3/src/Mouthy/Mouthy_Chomping_Crushing_Ice_Slush_Wet_Thick_Opening.ogg</text:p>
          </table:table-cell>
        </table:table-row>
        <table:table-row table:style-name="ro1">
          <table:table-cell office:value-type="string">
            <text:p>Mouthy_Growl_Sustained_Low_Steady.ogg</text:p>
          </table:table-cell>
          <table:table-cell office:value-type="string">
            <text:p>modules/gAudioBundle-3/src/Mouthy/Mouthy_Growl_Sustained_Low_Steady.ogg</text:p>
          </table:table-cell>
        </table:table-row>
        <table:table-row table:style-name="ro1">
          <table:table-cell office:value-type="string">
            <text:p>Mouthy_Suck_Kiss_Inhale_Quick_Chirp_Single_Alt.ogg</text:p>
          </table:table-cell>
          <table:table-cell office:value-type="string">
            <text:p>modules/gAudioBundle-3/src/Mouthy/Mouthy_Suck_Kiss_Inhale_Quick_Chirp_Single_Alt.ogg</text:p>
          </table:table-cell>
        </table:table-row>
        <table:table-row table:style-name="ro1">
          <table:table-cell office:value-type="string">
            <text:p>Ambience_014.ogg</text:p>
          </table:table-cell>
          <table:table-cell office:value-type="string">
            <text:p>modules/gAudioBundle-3/src/Movie Trailer/Ambience_014.ogg</text:p>
          </table:table-cell>
        </table:table-row>
        <table:table-row table:style-name="ro1">
          <table:table-cell office:value-type="string">
            <text:p>Impact_017.ogg</text:p>
          </table:table-cell>
          <table:table-cell office:value-type="string">
            <text:p>modules/gAudioBundle-3/src/Movie Trailer/Impact_017.ogg</text:p>
          </table:table-cell>
        </table:table-row>
        <table:table-row table:style-name="ro1">
          <table:table-cell office:value-type="string">
            <text:p>Sound_Effect_001.ogg</text:p>
          </table:table-cell>
          <table:table-cell office:value-type="string">
            <text:p>modules/gAudioBundle-3/src/Movie Trailer/Sound_Effect_001.ogg</text:p>
          </table:table-cell>
        </table:table-row>
        <table:table-row table:style-name="ro1">
          <table:table-cell office:value-type="string">
            <text:p>Transition_Whoosh_Hit_006.ogg</text:p>
          </table:table-cell>
          <table:table-cell office:value-type="string">
            <text:p>modules/gAudioBundle-3/src/Movie Trailer/Transition_Whoosh_Hit_006.ogg</text:p>
          </table:table-cell>
        </table:table-row>
        <table:table-row table:style-name="ro1">
          <table:table-cell office:value-type="string">
            <text:p>Mug_Dull_Wood_Surface_Drop_Series.ogg</text:p>
          </table:table-cell>
          <table:table-cell office:value-type="string">
            <text:p>modules/gAudioBundle-3/src/Mugs/Mug_Dull_Wood_Surface_Drop_Series.ogg</text:p>
          </table:table-cell>
        </table:table-row>
        <table:table-row table:style-name="ro1">
          <table:table-cell office:value-type="string">
            <text:p>Mug_Kitchencounter_Spins_Top_Series.ogg</text:p>
          </table:table-cell>
          <table:table-cell office:value-type="string">
            <text:p>modules/gAudioBundle-3/src/Mugs/Mug_Kitchencounter_Spins_Top_Series.ogg</text:p>
          </table:table-cell>
        </table:table-row>
        <table:table-row table:style-name="ro1">
          <table:table-cell office:value-type="string">
            <text:p>Mug_Metal_Tv_Tray_Drops_Series002.ogg</text:p>
          </table:table-cell>
          <table:table-cell office:value-type="string">
            <text:p>modules/gAudioBundle-3/src/Mugs/Mug_Metal_Tv_Tray_Drops_Series002.ogg</text:p>
          </table:table-cell>
        </table:table-row>
        <table:table-row table:style-name="ro1">
          <table:table-cell office:value-type="string">
            <text:p>Mug_Tile_Floor_Drop_And_Break.ogg</text:p>
          </table:table-cell>
          <table:table-cell office:value-type="string">
            <text:p>modules/gAudioBundle-3/src/Mugs/Mug_Tile_Floor_Drop_And_Break.ogg</text:p>
          </table:table-cell>
        </table:table-row>
        <table:table-row table:style-name="ro1">
          <table:table-cell office:value-type="string">
            <text:p>Efx_Ext_Car_By_With_Music_01_A.ogg</text:p>
          </table:table-cell>
          <table:table-cell office:value-type="string">
            <text:p>modules/gAudioBundle-3/src/Music Drive Bys/Efx_Ext_Car_By_With_Music_01_A.ogg</text:p>
          </table:table-cell>
        </table:table-row>
        <table:table-row table:style-name="ro1">
          <table:table-cell office:value-type="string">
            <text:p>Efx_Ext_Music_Car_By_30_Mph_Blood_In_03.ogg</text:p>
          </table:table-cell>
          <table:table-cell office:value-type="string">
            <text:p>modules/gAudioBundle-3/src/Music Drive Bys/Efx_Ext_Music_Car_By_30_Mph_Blood_In_03.ogg</text:p>
          </table:table-cell>
        </table:table-row>
        <table:table-row table:style-name="ro1">
          <table:table-cell office:value-type="string">
            <text:p>Efx_Ext_Music_Car_By_40_Mph_Savior_03.ogg</text:p>
          </table:table-cell>
          <table:table-cell office:value-type="string">
            <text:p>modules/gAudioBundle-3/src/Music Drive Bys/Efx_Ext_Music_Car_By_40_Mph_Savior_03.ogg</text:p>
          </table:table-cell>
        </table:table-row>
        <table:table-row table:style-name="ro1">
          <table:table-cell office:value-type="string">
            <text:p>Bell_Tree_Up_Down_Erie_Stylistic_Various_Speed_Length.ogg</text:p>
          </table:table-cell>
          <table:table-cell office:value-type="string">
            <text:p>modules/gAudioBundle-3/src/Musical Oddities Bells Whistles Horns Percussion And More/Bell_Tree_Up_Down_Erie_Stylistic_Various_Speed_Length.ogg</text:p>
          </table:table-cell>
        </table:table-row>
        <table:table-row table:style-name="ro1">
          <table:table-cell office:value-type="string">
            <text:p>Modern_Lp_Bell_Cowbell_Straight_Muted_Stick_Hits.ogg</text:p>
          </table:table-cell>
          <table:table-cell office:value-type="string">
            <text:p>modules/gAudioBundle-3/src/Musical Oddities Bells Whistles Horns Percussion And More/Modern_Lp_Bell_Cowbell_Straight_Muted_Stick_Hits.ogg</text:p>
          </table:table-cell>
        </table:table-row>
        <table:table-row table:style-name="ro1">
          <table:table-cell office:value-type="string">
            <text:p>Percussion_Guiro_Lp_Super_Big_Wood_Beater_Short_Strikes.ogg</text:p>
          </table:table-cell>
          <table:table-cell office:value-type="string">
            <text:p>modules/gAudioBundle-3/src/Musical Oddities Bells Whistles Horns Percussion And More/Percussion_Guiro_Lp_Super_Big_Wood_Beater_Short_Strikes.ogg</text:p>
          </table:table-cell>
        </table:table-row>
        <table:table-row table:style-name="ro1">
          <table:table-cell office:value-type="string">
            <text:p>Whistle_Samaba_Single_Long_Notes_Various_Strengths_Lengths_02.ogg</text:p>
          </table:table-cell>
          <table:table-cell office:value-type="string">
            <text:p>modules/gAudioBundle-3/src/Musical Oddities Bells Whistles Horns Percussion And More/Whistle_Samaba_Single_Long_Notes_Various_Strengths_Lengths_02.ogg</text:p>
          </table:table-cell>
        </table:table-row>
        <table:table-row table:style-name="ro1">
          <table:table-cell office:value-type="string">
            <text:p>Fx_Mutation_Small_Creature_Blood_Flesh-03.ogg</text:p>
          </table:table-cell>
          <table:table-cell office:value-type="string">
            <text:p>modules/gAudioBundle-3/src/Mutation/Fx_Mutation_Small_Creature_Blood_Flesh-03.ogg</text:p>
          </table:table-cell>
        </table:table-row>
        <table:table-row table:style-name="ro1">
          <table:table-cell office:value-type="string">
            <text:p>Guitar_Pick_Metallic_Drop-02.ogg</text:p>
          </table:table-cell>
          <table:table-cell office:value-type="string">
            <text:p>modules/gAudioBundle-3/src/Mutation/Guitar_Pick_Metallic_Drop-02.ogg</text:p>
          </table:table-cell>
        </table:table-row>
        <table:table-row table:style-name="ro1">
          <table:table-cell office:value-type="string">
            <text:p>Plastic_Bottle_Movement-03.ogg</text:p>
          </table:table-cell>
          <table:table-cell office:value-type="string">
            <text:p>modules/gAudioBundle-3/src/Mutation/Plastic_Bottle_Movement-03.ogg</text:p>
          </table:table-cell>
        </table:table-row>
        <table:table-row table:style-name="ro1">
          <table:table-cell office:value-type="string">
            <text:p>Narratorvoice_Flagstolen.ogg</text:p>
          </table:table-cell>
          <table:table-cell office:value-type="string">
            <text:p>modules/gAudioBundle-3/src/Narrator Voice Pack 1 Female Ai/Narratorvoice_Flagstolen.ogg</text:p>
          </table:table-cell>
        </table:table-row>
        <table:table-row table:style-name="ro1">
          <table:table-cell office:value-type="string">
            <text:p>Narratorvoice_Systemfailureimminent.ogg</text:p>
          </table:table-cell>
          <table:table-cell office:value-type="string">
            <text:p>modules/gAudioBundle-3/src/Narrator Voice Pack 1 Female Ai/Narratorvoice_Systemfailureimminent.ogg</text:p>
          </table:table-cell>
        </table:table-row>
        <table:table-row table:style-name="ro1">
          <table:table-cell office:value-type="string">
            <text:p>Narratorvoice_Targetoutofrange.ogg</text:p>
          </table:table-cell>
          <table:table-cell office:value-type="string">
            <text:p>modules/gAudioBundle-3/src/Narrator Voice Pack 1 Female Ai/Narratorvoice_Targetoutofrange.ogg</text:p>
          </table:table-cell>
        </table:table-row>
        <table:table-row table:style-name="ro1">
          <table:table-cell office:value-type="string">
            <text:p>Narratorvoice_Vitalsignsfading.ogg</text:p>
          </table:table-cell>
          <table:table-cell office:value-type="string">
            <text:p>modules/gAudioBundle-3/src/Narrator Voice Pack 1 Female Ai/Narratorvoice_Vitalsignsfading.ogg</text:p>
          </table:table-cell>
        </table:table-row>
        <table:table-row table:style-name="ro1">
          <table:table-cell office:value-type="string">
            <text:p>Narratorvoice_Incomingenemyunits.ogg</text:p>
          </table:table-cell>
          <table:table-cell office:value-type="string">
            <text:p>modules/gAudioBundle-3/src/Narrator Voice Pack 2 Male Ai/Narratorvoice_Incomingenemyunits.ogg</text:p>
          </table:table-cell>
        </table:table-row>
        <table:table-row table:style-name="ro1">
          <table:table-cell office:value-type="string">
            <text:p>Narratorvoice_Lifesupportsystemsrepaired.ogg</text:p>
          </table:table-cell>
          <table:table-cell office:value-type="string">
            <text:p>modules/gAudioBundle-3/src/Narrator Voice Pack 2 Male Ai/Narratorvoice_Lifesupportsystemsrepaired.ogg</text:p>
          </table:table-cell>
        </table:table-row>
        <table:table-row table:style-name="ro1">
          <table:table-cell office:value-type="string">
            <text:p>Narratorvoice_Missionfailed.ogg</text:p>
          </table:table-cell>
          <table:table-cell office:value-type="string">
            <text:p>modules/gAudioBundle-3/src/Narrator Voice Pack 2 Male Ai/Narratorvoice_Missionfailed.ogg</text:p>
          </table:table-cell>
        </table:table-row>
        <table:table-row table:style-name="ro1">
          <table:table-cell office:value-type="string">
            <text:p>Narratorvoice_Shieldonline.ogg</text:p>
          </table:table-cell>
          <table:table-cell office:value-type="string">
            <text:p>modules/gAudioBundle-3/src/Narrator Voice Pack 2 Male Ai/Narratorvoice_Shieldonline.ogg</text:p>
          </table:table-cell>
        </table:table-row>
        <table:table-row table:style-name="ro1">
          <table:table-cell office:value-type="string">
            <text:p>Narrowboat_T18_Onbrd_Idle_Steady_Water_Right_Hydrophone.ogg</text:p>
          </table:table-cell>
          <table:table-cell office:value-type="string">
            <text:p>modules/gAudioBundle-3/src/Narrowboat Gardner 4lw 1960/Narrowboat_T18_Onbrd_Idle_Steady_Water_Right_Hydrophone.ogg</text:p>
          </table:table-cell>
        </table:table-row>
        <table:table-row table:style-name="ro1">
          <table:table-cell office:value-type="string">
            <text:p>Narrowboat_T23_Var_Sfx_Horn_Various_Xy_Rsm191.ogg</text:p>
          </table:table-cell>
          <table:table-cell office:value-type="string">
            <text:p>modules/gAudioBundle-3/src/Narrowboat Gardner 4lw 1960/Narrowboat_T23_Var_Sfx_Horn_Various_Xy_Rsm191.ogg</text:p>
          </table:table-cell>
        </table:table-row>
        <table:table-row table:style-name="ro1">
          <table:table-cell office:value-type="string">
            <text:p>Narrowboat_T8_Onbrd_Medium_Drive_Accelerate_Slowly_Decelerate_Stop_Deck_Pointing_Stern_Ortf_Mkh8040.ogg</text:p>
          </table:table-cell>
          <table:table-cell office:value-type="string">
            <text:p>modules/gAudioBundle-3/src/Narrowboat Gardner 4lw 1960/Narrowboat_T8_Onbrd_Medium_Drive_Accelerate_Slowly_Decelerate_Stop_Deck_Pointing_Stern_Ortf_Mkh8040.ogg</text:p>
          </table:table-cell>
        </table:table-row>
        <table:table-row table:style-name="ro1">
          <table:table-cell office:value-type="string">
            <text:p>Desert_Soundscape_Wind_Loop.ogg</text:p>
          </table:table-cell>
          <table:table-cell office:value-type="string">
            <text:p>modules/gAudioBundle-3/src/Natural Disasters/Desert_Soundscape_Wind_Loop.ogg</text:p>
          </table:table-cell>
        </table:table-row>
        <table:table-row table:style-name="ro1">
          <table:table-cell office:value-type="string">
            <text:p>Guns__And__Explosions_Album_Bullet_Impacts_Multiple_1.ogg</text:p>
          </table:table-cell>
          <table:table-cell office:value-type="string">
            <text:p>modules/gAudioBundle-3/src/Natural Disasters/Guns__And__Explosions_Album_Bullet_Impacts_Multiple_1.ogg</text:p>
          </table:table-cell>
        </table:table-row>
        <table:table-row table:style-name="ro1">
          <table:table-cell office:value-type="string">
            <text:p>Rocks_Falling_From_The_Sky.ogg</text:p>
          </table:table-cell>
          <table:table-cell office:value-type="string">
            <text:p>modules/gAudioBundle-3/src/Natural Disasters/Rocks_Falling_From_The_Sky.ogg</text:p>
          </table:table-cell>
        </table:table-row>
        <table:table-row table:style-name="ro1">
          <table:table-cell office:value-type="string">
            <text:p>Forest_Scrub_Forest_Ambience_With_Birds.ogg</text:p>
          </table:table-cell>
          <table:table-cell office:value-type="string">
            <text:p>modules/gAudioBundle-3/src/Nature And Urban Ambiences/Forest_Scrub_Forest_Ambience_With_Birds.ogg</text:p>
          </table:table-cell>
        </table:table-row>
        <table:table-row table:style-name="ro1">
          <table:table-cell office:value-type="string">
            <text:p>Special_Hurricane_Irma_Home_Interior.ogg</text:p>
          </table:table-cell>
          <table:table-cell office:value-type="string">
            <text:p>modules/gAudioBundle-3/src/Nature And Urban Ambiences/Special_Hurricane_Irma_Home_Interior.ogg</text:p>
          </table:table-cell>
        </table:table-row>
        <table:table-row table:style-name="ro1">
          <table:table-cell office:value-type="string">
            <text:p>Ns01_002_Nature_Ambience_With_Seaguls.ogg</text:p>
          </table:table-cell>
          <table:table-cell office:value-type="string">
            <text:p>modules/gAudioBundle-3/src/Nature Sounds/Ns01_002_Nature_Ambience_With_Seaguls.ogg</text:p>
          </table:table-cell>
        </table:table-row>
        <table:table-row table:style-name="ro1">
          <table:table-cell office:value-type="string">
            <text:p>Ns01_007_Forest_Birds.ogg</text:p>
          </table:table-cell>
          <table:table-cell office:value-type="string">
            <text:p>modules/gAudioBundle-3/src/Nature Sounds/Ns01_007_Forest_Birds.ogg</text:p>
          </table:table-cell>
        </table:table-row>
        <table:table-row table:style-name="ro1">
          <table:table-cell office:value-type="string">
            <text:p>Sw010_New_York_City_Room_Tone_Lower_Eastside_Window.ogg</text:p>
          </table:table-cell>
          <table:table-cell office:value-type="string">
            <text:p>modules/gAudioBundle-3/src/New York/Sw010_New_York_City_Room_Tone_Lower_Eastside_Window.ogg</text:p>
          </table:table-cell>
        </table:table-row>
        <table:table-row table:style-name="ro1">
          <table:table-cell office:value-type="string">
            <text:p>Sw010_New_York_Upstate_Night_Backyard_Kingston.ogg</text:p>
          </table:table-cell>
          <table:table-cell office:value-type="string">
            <text:p>modules/gAudioBundle-3/src/New York/Sw010_New_York_Upstate_Night_Backyard_Kingston.ogg</text:p>
          </table:table-cell>
        </table:table-row>
        <table:table-row table:style-name="ro1">
          <table:table-cell office:value-type="string">
            <text:p>Night_City_Big_Street_Light_Traffic_Hum_Ortf_96_24.ogg</text:p>
          </table:table-cell>
          <table:table-cell office:value-type="string">
            <text:p>modules/gAudioBundle-3/src/Night Cityscapes/Night_City_Big_Street_Light_Traffic_Hum_Ortf_96_24.ogg</text:p>
          </table:table-cell>
        </table:table-row>
        <table:table-row table:style-name="ro1">
          <table:table-cell office:value-type="string">
            <text:p>Night_City_Early_Morning_Birds_Empty_Street_Distant_Traffic_Ortf_96_24.ogg</text:p>
          </table:table-cell>
          <table:table-cell office:value-type="string">
            <text:p>modules/gAudioBundle-3/src/Night Cityscapes/Night_City_Early_Morning_Birds_Empty_Street_Distant_Traffic_Ortf_96_24.ogg</text:p>
          </table:table-cell>
        </table:table-row>
        <table:table-row table:style-name="ro1">
          <table:table-cell office:value-type="string">
            <text:p>Night_City_Industrial_Street_Num_Buzz_Car_Passing_By_Ortf_96_24.ogg</text:p>
          </table:table-cell>
          <table:table-cell office:value-type="string">
            <text:p>modules/gAudioBundle-3/src/Night Cityscapes/Night_City_Industrial_Street_Num_Buzz_Car_Passing_By_Ortf_96_24.ogg</text:p>
          </table:table-cell>
        </table:table-row>
        <table:table-row table:style-name="ro1">
          <table:table-cell office:value-type="string">
            <text:p>Night_City_Street_Pavement_Single_Car_Passing_By_Ortf_96_24.ogg</text:p>
          </table:table-cell>
          <table:table-cell office:value-type="string">
            <text:p>modules/gAudioBundle-3/src/Night Cityscapes/Night_City_Street_Pavement_Single_Car_Passing_By_Ortf_96_24.ogg</text:p>
          </table:table-cell>
        </table:table-row>
        <table:table-row table:style-name="ro1">
          <table:table-cell office:value-type="string">
            <text:p>Loretta_18.ogg</text:p>
          </table:table-cell>
          <table:table-cell office:value-type="string">
            <text:p>modules/gAudioBundle-3/src/Night Painter/Loretta_18.ogg</text:p>
          </table:table-cell>
        </table:table-row>
        <table:table-row table:style-name="ro1">
          <table:table-cell office:value-type="string">
            <text:p>Ncarta_15.ogg</text:p>
          </table:table-cell>
          <table:table-cell office:value-type="string">
            <text:p>modules/gAudioBundle-3/src/Night Painter/Ncarta_15.ogg</text:p>
          </table:table-cell>
        </table:table-row>
        <table:table-row table:style-name="ro1">
          <table:table-cell office:value-type="string">
            <text:p>Nexux_05.ogg</text:p>
          </table:table-cell>
          <table:table-cell office:value-type="string">
            <text:p>modules/gAudioBundle-3/src/Night Painter/Nexux_05.ogg</text:p>
          </table:table-cell>
        </table:table-row>
        <table:table-row table:style-name="ro1">
          <table:table-cell office:value-type="string">
            <text:p>Significana_22.ogg</text:p>
          </table:table-cell>
          <table:table-cell office:value-type="string">
            <text:p>modules/gAudioBundle-3/src/Night Painter/Significana_22.ogg</text:p>
          </table:table-cell>
        </table:table-row>
        <table:table-row table:style-name="ro1">
          <table:table-cell office:value-type="string">
            <text:p>Noinputfeedback_007_Loop_Deep_Low_Steady_Slightly_Fuzzy.ogg</text:p>
          </table:table-cell>
          <table:table-cell office:value-type="string">
            <text:p>modules/gAudioBundle-3/src/No Input Feedbacks/Noinputfeedback_007_Loop_Deep_Low_Steady_Slightly_Fuzzy.ogg</text:p>
          </table:table-cell>
        </table:table-row>
        <table:table-row table:style-name="ro1">
          <table:table-cell office:value-type="string">
            <text:p>Noinputfeedback_024_Loop_Thin_Ringing_High_Irregular_Distorted_Metallic.ogg</text:p>
          </table:table-cell>
          <table:table-cell office:value-type="string">
            <text:p>modules/gAudioBundle-3/src/No Input Feedbacks/Noinputfeedback_024_Loop_Thin_Ringing_High_Irregular_Distorted_Metallic.ogg</text:p>
          </table:table-cell>
        </table:table-row>
        <table:table-row table:style-name="ro1">
          <table:table-cell office:value-type="string">
            <text:p>Noinputfeedback_042_Loop_Low_Deep_Pulsating_Clean_Tonal.ogg</text:p>
          </table:table-cell>
          <table:table-cell office:value-type="string">
            <text:p>modules/gAudioBundle-3/src/No Input Feedbacks/Noinputfeedback_042_Loop_Low_Deep_Pulsating_Clean_Tonal.ogg</text:p>
          </table:table-cell>
        </table:table-row>
        <table:table-row table:style-name="ro1">
          <table:table-cell office:value-type="string">
            <text:p>Noinputfeedback_046_Loop_Medium_Low_Soft_Slightly_Fuzzy_Steady_Slightly_Pulsating.ogg</text:p>
          </table:table-cell>
          <table:table-cell office:value-type="string">
            <text:p>modules/gAudioBundle-3/src/No Input Feedbacks/Noinputfeedback_046_Loop_Medium_Low_Soft_Slightly_Fuzzy_Steady_Slightly_Pulsating.ogg</text:p>
          </table:table-cell>
        </table:table-row>
        <table:table-row table:style-name="ro1">
          <table:table-cell office:value-type="string">
            <text:p>Nocked_Archery_Crossbow1_Composite_String_Functions_Bolt_Slideintorest_Set_Drag_Nock_Remove_Clatter_Alt.ogg</text:p>
          </table:table-cell>
          <table:table-cell office:value-type="string">
            <text:p>modules/gAudioBundle-3/src/Nocked/Nocked_Archery_Crossbow1_Composite_String_Functions_Bolt_Slideintorest_Set_Drag_Nock_Remove_Clatter_Alt.ogg</text:p>
          </table:table-cell>
        </table:table-row>
        <table:table-row table:style-name="ro1">
          <table:table-cell office:value-type="string">
            <text:p>Nocked_Archery_Firing_Loose_Crossbow1_Carbonbolt_Atbow_Snap_Buzz_Airy_Bright_Alt.ogg</text:p>
          </table:table-cell>
          <table:table-cell office:value-type="string">
            <text:p>modules/gAudioBundle-3/src/Nocked/Nocked_Archery_Firing_Loose_Crossbow1_Carbonbolt_Atbow_Snap_Buzz_Airy_Bright_Alt.ogg</text:p>
          </table:table-cell>
        </table:table-row>
        <table:table-row table:style-name="ro1">
          <table:table-cell office:value-type="string">
            <text:p>Nocked_Archery_Firing_Loose_Pinakabow_Mythic_Midflight_Wide_Hum_Sizzle_Energy_Alt8.ogg</text:p>
          </table:table-cell>
          <table:table-cell office:value-type="string">
            <text:p>modules/gAudioBundle-3/src/Nocked/Nocked_Archery_Firing_Loose_Pinakabow_Mythic_Midflight_Wide_Hum_Sizzle_Energy_Alt8.ogg</text:p>
          </table:table-cell>
        </table:table-row>
        <table:table-row table:style-name="ro1">
          <table:table-cell office:value-type="string">
            <text:p>Nocked_Archery_Firing_Loose_Vaeyanbow_Midflight_Wide_Mythic_Sleek_Swirl_Rattle_Alt14.ogg</text:p>
          </table:table-cell>
          <table:table-cell office:value-type="string">
            <text:p>modules/gAudioBundle-3/src/Nocked/Nocked_Archery_Firing_Loose_Vaeyanbow_Midflight_Wide_Mythic_Sleek_Swirl_Rattle_Alt14.ogg</text:p>
          </table:table-cell>
        </table:table-row>
        <table:table-row table:style-name="ro1">
          <table:table-cell office:value-type="string">
            <text:p>Electrical_Interference_Crackle_17.ogg</text:p>
          </table:table-cell>
          <table:table-cell office:value-type="string">
            <text:p>modules/gAudioBundle-3/src/Noise Elements Electrical and Interference/Electrical_Interference_Crackle_17.ogg</text:p>
          </table:table-cell>
        </table:table-row>
        <table:table-row table:style-name="ro1">
          <table:table-cell office:value-type="string">
            <text:p>Electrical_Interference_Crackle_Drone_03.ogg</text:p>
          </table:table-cell>
          <table:table-cell office:value-type="string">
            <text:p>modules/gAudioBundle-3/src/Noise Elements Electrical and Interference/Electrical_Interference_Crackle_Drone_03.ogg</text:p>
          </table:table-cell>
        </table:table-row>
        <table:table-row table:style-name="ro1">
          <table:table-cell office:value-type="string">
            <text:p>Electrical_Interference_Drone_03.ogg</text:p>
          </table:table-cell>
          <table:table-cell office:value-type="string">
            <text:p>modules/gAudioBundle-3/src/Noise Elements Electrical and Interference/Electrical_Interference_Drone_03.ogg</text:p>
          </table:table-cell>
        </table:table-row>
        <table:table-row table:style-name="ro1">
          <table:table-cell office:value-type="string">
            <text:p>Electrical_Interference_High_Frequency_Crackle_04.ogg</text:p>
          </table:table-cell>
          <table:table-cell office:value-type="string">
            <text:p>modules/gAudioBundle-3/src/Noise Elements Electrical and Interference/Electrical_Interference_High_Frequency_Crackle_04.ogg</text:p>
          </table:table-cell>
        </table:table-row>
        <table:table-row table:style-name="ro1">
          <table:table-cell office:value-type="string">
            <text:p>Electricguitarampcableconnection_003.ogg</text:p>
          </table:table-cell>
          <table:table-cell office:value-type="string">
            <text:p>modules/gAudioBundle-3/src/Noise/Electricguitarampcableconnection_003.ogg</text:p>
          </table:table-cell>
        </table:table-row>
        <table:table-row table:style-name="ro1">
          <table:table-cell office:value-type="string">
            <text:p>Oldradiotuningstaticnoise_001.ogg</text:p>
          </table:table-cell>
          <table:table-cell office:value-type="string">
            <text:p>modules/gAudioBundle-3/src/Noise/Oldradiotuningstaticnoise_001.ogg</text:p>
          </table:table-cell>
        </table:table-row>
        <table:table-row table:style-name="ro1">
          <table:table-cell office:value-type="string">
            <text:p>Buildings_Rumble_Corridor_Metal_Piece_Hit_04.ogg</text:p>
          </table:table-cell>
          <table:table-cell office:value-type="string">
            <text:p>modules/gAudioBundle-3/src/Noisy Buildings V1/Buildings_Rumble_Corridor_Metal_Piece_Hit_04.ogg</text:p>
          </table:table-cell>
        </table:table-row>
        <table:table-row table:style-name="ro1">
          <table:table-cell office:value-type="string">
            <text:p>Buildings_Rumble_Elevator_Shaft_Glass_Break_04.ogg</text:p>
          </table:table-cell>
          <table:table-cell office:value-type="string">
            <text:p>modules/gAudioBundle-3/src/Noisy Buildings V1/Buildings_Rumble_Elevator_Shaft_Glass_Break_04.ogg</text:p>
          </table:table-cell>
        </table:table-row>
        <table:table-row table:style-name="ro1">
          <table:table-cell office:value-type="string">
            <text:p>Buildings_Rumble_Elevator_Shaft_Glass_Break_Further_03.ogg</text:p>
          </table:table-cell>
          <table:table-cell office:value-type="string">
            <text:p>modules/gAudioBundle-3/src/Noisy Buildings V1/Buildings_Rumble_Elevator_Shaft_Glass_Break_Further_03.ogg</text:p>
          </table:table-cell>
        </table:table-row>
        <table:table-row table:style-name="ro1">
          <table:table-cell office:value-type="string">
            <text:p>Buildings_Rumble_Stairs_Plastic_Piece_Rattle.ogg</text:p>
          </table:table-cell>
          <table:table-cell office:value-type="string">
            <text:p>modules/gAudioBundle-3/src/Noisy Buildings V1/Buildings_Rumble_Stairs_Plastic_Piece_Rattle.ogg</text:p>
          </table:table-cell>
        </table:table-row>
        <table:table-row table:style-name="ro1">
          <table:table-cell office:value-type="string">
            <text:p>B-25_T1_Ext_Startup_Idle_Below_Plane.ogg</text:p>
          </table:table-cell>
          <table:table-cell office:value-type="string">
            <text:p>modules/gAudioBundle-3/src/North American B 25 Mitchell/B-25_T1_Ext_Startup_Idle_Below_Plane.ogg</text:p>
          </table:table-cell>
        </table:table-row>
        <table:table-row table:style-name="ro1">
          <table:table-cell office:value-type="string">
            <text:p>B-25_T4_Int_Startup_Taxiing_Cockpit_Front.ogg</text:p>
          </table:table-cell>
          <table:table-cell office:value-type="string">
            <text:p>modules/gAudioBundle-3/src/North American B 25 Mitchell/B-25_T4_Int_Startup_Taxiing_Cockpit_Front.ogg</text:p>
          </table:table-cell>
        </table:table-row>
        <table:table-row table:style-name="ro1">
          <table:table-cell office:value-type="string">
            <text:p>B-25_T9_Int_Foley_Bomb_Door_Open_Close_Flaps_Rear_Door_Front_Door_Window_Horn_Breaks_Switches_Cockpit_Rear.ogg</text:p>
          </table:table-cell>
          <table:table-cell office:value-type="string">
            <text:p>modules/gAudioBundle-3/src/North American B 25 Mitchell/B-25_T9_Int_Foley_Bomb_Door_Open_Close_Flaps_Rear_Door_Front_Door_Window_Horn_Breaks_Switches_Cockpit_Rear.ogg</text:p>
          </table:table-cell>
        </table:table-row>
        <table:table-row table:style-name="ro1">
          <table:table-cell office:value-type="string">
            <text:p>Buttons_Switches_Canopy_Dashboard.ogg</text:p>
          </table:table-cell>
          <table:table-cell office:value-type="string">
            <text:p>modules/gAudioBundle-3/src/North American P 51d Mustang/Buttons_Switches_Canopy_Dashboard.ogg</text:p>
          </table:table-cell>
        </table:table-row>
        <table:table-row table:style-name="ro1">
          <table:table-cell office:value-type="string">
            <text:p>Startup_Ramps_Shutdown_Distant_Behind_Rsm191_L.ogg</text:p>
          </table:table-cell>
          <table:table-cell office:value-type="string">
            <text:p>modules/gAudioBundle-3/src/North American P 51d Mustang/Startup_Ramps_Shutdown_Distant_Behind_Rsm191_L.ogg</text:p>
          </table:table-cell>
        </table:table-row>
        <table:table-row table:style-name="ro1">
          <table:table-cell office:value-type="string">
            <text:p>Startup_Ramps_Shutdown_Distant_Behind_Rsm191_R.ogg</text:p>
          </table:table-cell>
          <table:table-cell office:value-type="string">
            <text:p>modules/gAudioBundle-3/src/North American P 51d Mustang/Startup_Ramps_Shutdown_Distant_Behind_Rsm191_R.ogg</text:p>
          </table:table-cell>
        </table:table-row>
        <table:table-row table:style-name="ro1">
          <table:table-cell office:value-type="string">
            <text:p>City_Park_Birds_Traffic_Bell_Of_A_Temple_And_Muezzin_From_A_Mosque_The_Evening_120513_02.ogg</text:p>
          </table:table-cell>
          <table:table-cell office:value-type="string">
            <text:p>modules/gAudioBundle-3/src/North India Sound Library By Faunethic/City_Park_Birds_Traffic_Bell_Of_A_Temple_And_Muezzin_From_A_Mosque_The_Evening_120513_02.ogg</text:p>
          </table:table-cell>
        </table:table-row>
        <table:table-row table:style-name="ro1">
          <table:table-cell office:value-type="string">
            <text:p>Temple_Hinduism_Indoor_Song_Singer_And_Bells_120504_09.ogg</text:p>
          </table:table-cell>
          <table:table-cell office:value-type="string">
            <text:p>modules/gAudioBundle-3/src/North India Sound Library By Faunethic/Temple_Hinduism_Indoor_Song_Singer_And_Bells_120504_09.ogg</text:p>
          </table:table-cell>
        </table:table-row>
        <table:table-row table:style-name="ro1">
          <table:table-cell office:value-type="string">
            <text:p>Train_Station_Announcement_Train_Horn_And_Crowd_Away_Wide_120502_00.ogg</text:p>
          </table:table-cell>
          <table:table-cell office:value-type="string">
            <text:p>modules/gAudioBundle-3/src/North India Sound Library By Faunethic/Train_Station_Announcement_Train_Horn_And_Crowd_Away_Wide_120502_00.ogg</text:p>
          </table:table-cell>
        </table:table-row>
        <table:table-row table:style-name="ro1">
          <table:table-cell office:value-type="string">
            <text:p>Village_Mountain_Very_Quiet_And_Birds_120521_02.ogg</text:p>
          </table:table-cell>
          <table:table-cell office:value-type="string">
            <text:p>modules/gAudioBundle-3/src/North India Sound Library By Faunethic/Village_Mountain_Very_Quiet_And_Birds_120521_02.ogg</text:p>
          </table:table-cell>
        </table:table-row>
        <table:table-row table:style-name="ro1">
          <table:table-cell office:value-type="string">
            <text:p>Obnoxious_Sip_Can_02.ogg</text:p>
          </table:table-cell>
          <table:table-cell office:value-type="string">
            <text:p>modules/gAudioBundle-3/src/Obnoxious Sips/Obnoxious_Sip_Can_02.ogg</text:p>
          </table:table-cell>
        </table:table-row>
        <table:table-row table:style-name="ro1">
          <table:table-cell office:value-type="string">
            <text:p>Obnoxious_Sip_Glass_Cup_012.ogg</text:p>
          </table:table-cell>
          <table:table-cell office:value-type="string">
            <text:p>modules/gAudioBundle-3/src/Obnoxious Sips/Obnoxious_Sip_Glass_Cup_012.ogg</text:p>
          </table:table-cell>
        </table:table-row>
        <table:table-row table:style-name="ro1">
          <table:table-cell office:value-type="string">
            <text:p>Obnoxious_Sip_Straw_013.ogg</text:p>
          </table:table-cell>
          <table:table-cell office:value-type="string">
            <text:p>modules/gAudioBundle-3/src/Obnoxious Sips/Obnoxious_Sip_Straw_013.ogg</text:p>
          </table:table-cell>
        </table:table-row>
        <table:table-row table:style-name="ro1">
          <table:table-cell office:value-type="string">
            <text:p>Obnoxious_Sip_Water_Bottle_010.ogg</text:p>
          </table:table-cell>
          <table:table-cell office:value-type="string">
            <text:p>modules/gAudioBundle-3/src/Obnoxious Sips/Obnoxious_Sip_Water_Bottle_010.ogg</text:p>
          </table:table-cell>
        </table:table-row>
        <table:table-row table:style-name="ro1">
          <table:table-cell office:value-type="string">
            <text:p>Designed_Soundscape_Loop_35.ogg</text:p>
          </table:table-cell>
          <table:table-cell office:value-type="string">
            <text:p>modules/gAudioBundle-3/src/Obscure Frequencies/Designed_Soundscape_Loop_35.ogg</text:p>
          </table:table-cell>
        </table:table-row>
        <table:table-row table:style-name="ro1">
          <table:table-cell office:value-type="string">
            <text:p>Electro_Magnetic_One_Shots_113.ogg</text:p>
          </table:table-cell>
          <table:table-cell office:value-type="string">
            <text:p>modules/gAudioBundle-3/src/Obscure Frequencies/Electro_Magnetic_One_Shots_113.ogg</text:p>
          </table:table-cell>
        </table:table-row>
        <table:table-row table:style-name="ro1">
          <table:table-cell office:value-type="string">
            <text:p>Electro_Magnetic_One_Shots_61.ogg</text:p>
          </table:table-cell>
          <table:table-cell office:value-type="string">
            <text:p>modules/gAudioBundle-3/src/Obscure Frequencies/Electro_Magnetic_One_Shots_61.ogg</text:p>
          </table:table-cell>
        </table:table-row>
        <table:table-row table:style-name="ro1">
          <table:table-cell office:value-type="string">
            <text:p>Hybrid_Electro_Magnetic_Loop_5.ogg</text:p>
          </table:table-cell>
          <table:table-cell office:value-type="string">
            <text:p>modules/gAudioBundle-3/src/Obscure Frequencies/Hybrid_Electro_Magnetic_Loop_5.ogg</text:p>
          </table:table-cell>
        </table:table-row>
        <table:table-row table:style-name="ro1">
          <table:table-cell office:value-type="string">
            <text:p>Rs_Human_Fart_07.ogg</text:p>
          </table:table-cell>
          <table:table-cell office:value-type="string">
            <text:p>modules/gAudioBundle-3/src/Odor Free Farts Library Vol 1/Rs_Human_Fart_07.ogg</text:p>
          </table:table-cell>
        </table:table-row>
        <table:table-row table:style-name="ro1">
          <table:table-cell office:value-type="string">
            <text:p>Rs_Human_Fart_17.ogg</text:p>
          </table:table-cell>
          <table:table-cell office:value-type="string">
            <text:p>modules/gAudioBundle-3/src/Odor Free Farts Library Vol 1/Rs_Human_Fart_17.ogg</text:p>
          </table:table-cell>
        </table:table-row>
        <table:table-row table:style-name="ro1">
          <table:table-cell office:value-type="string">
            <text:p>Rs_Human_Fart_54.ogg</text:p>
          </table:table-cell>
          <table:table-cell office:value-type="string">
            <text:p>modules/gAudioBundle-3/src/Odor Free Farts Library Vol 1/Rs_Human_Fart_54.ogg</text:p>
          </table:table-cell>
        </table:table-row>
        <table:table-row table:style-name="ro1">
          <table:table-cell office:value-type="string">
            <text:p>Rs_Human_Fart_68.ogg</text:p>
          </table:table-cell>
          <table:table-cell office:value-type="string">
            <text:p>modules/gAudioBundle-3/src/Odor Free Farts Library Vol 1/Rs_Human_Fart_68.ogg</text:p>
          </table:table-cell>
        </table:table-row>
        <table:table-row table:style-name="ro1">
          <table:table-cell office:value-type="string">
            <text:p>Briefcase_Latch_Open_Release_Close_Squeaky_Series.ogg</text:p>
          </table:table-cell>
          <table:table-cell office:value-type="string">
            <text:p>modules/gAudioBundle-3/src/Office/Briefcase_Latch_Open_Release_Close_Squeaky_Series.ogg</text:p>
          </table:table-cell>
        </table:table-row>
        <table:table-row table:style-name="ro1">
          <table:table-cell office:value-type="string">
            <text:p>Cd_Case_Remove_Replace_X2.ogg</text:p>
          </table:table-cell>
          <table:table-cell office:value-type="string">
            <text:p>modules/gAudioBundle-3/src/Office/Cd_Case_Remove_Replace_X2.ogg</text:p>
          </table:table-cell>
        </table:table-row>
        <table:table-row table:style-name="ro1">
          <table:table-cell office:value-type="string">
            <text:p>Hard_Drive_Dock_Drive_Insert_Drive_Spin_Up_Eject.ogg</text:p>
          </table:table-cell>
          <table:table-cell office:value-type="string">
            <text:p>modules/gAudioBundle-3/src/Office/Hard_Drive_Dock_Drive_Insert_Drive_Spin_Up_Eject.ogg</text:p>
          </table:table-cell>
        </table:table-row>
        <table:table-row table:style-name="ro1">
          <table:table-cell office:value-type="string">
            <text:p>Duct_Tape_2.ogg</text:p>
          </table:table-cell>
          <table:table-cell office:value-type="string">
            <text:p>modules/gAudioBundle-3/src/Office/Office Equipment And Supplies/Duct_Tape_2.ogg</text:p>
          </table:table-cell>
        </table:table-row>
        <table:table-row table:style-name="ro1">
          <table:table-cell office:value-type="string">
            <text:p>Laptop_Keyboard_5.ogg</text:p>
          </table:table-cell>
          <table:table-cell office:value-type="string">
            <text:p>modules/gAudioBundle-3/src/Office/Office Equipment And Supplies/Laptop_Keyboard_5.ogg</text:p>
          </table:table-cell>
        </table:table-row>
        <table:table-row table:style-name="ro1">
          <table:table-cell office:value-type="string">
            <text:p>Marker_1_Writing_And_Highlighting.ogg</text:p>
          </table:table-cell>
          <table:table-cell office:value-type="string">
            <text:p>modules/gAudioBundle-3/src/Office/Office Equipment And Supplies/Marker_1_Writing_And_Highlighting.ogg</text:p>
          </table:table-cell>
        </table:table-row>
        <table:table-row table:style-name="ro1">
          <table:table-cell office:value-type="string">
            <text:p>Shuffling_Paper_4.ogg</text:p>
          </table:table-cell>
          <table:table-cell office:value-type="string">
            <text:p>modules/gAudioBundle-3/src/Office/Office Equipment And Supplies/Shuffling_Paper_4.ogg</text:p>
          </table:table-cell>
        </table:table-row>
        <table:table-row table:style-name="ro1">
          <table:table-cell office:value-type="string">
            <text:p>Scanner_Flatbed_Epson_Perfection_V30_Narrow_Pov_Preview_2_D50.ogg</text:p>
          </table:table-cell>
          <table:table-cell office:value-type="string">
            <text:p>modules/gAudioBundle-3/src/Office/Scanner_Flatbed_Epson_Perfection_V30_Narrow_Pov_Preview_2_D50.ogg</text:p>
          </table:table-cell>
        </table:table-row>
        <table:table-row table:style-name="ro1">
          <table:table-cell office:value-type="string">
            <text:p>Okamoid_Attacking___Dry.ogg</text:p>
          </table:table-cell>
          <table:table-cell office:value-type="string">
            <text:p>modules/gAudioBundle-3/src/Okamoid Powerful Commander Robot Voice/Okamoid_Attacking___Dry.ogg</text:p>
          </table:table-cell>
        </table:table-row>
        <table:table-row table:style-name="ro1">
          <table:table-cell office:value-type="string">
            <text:p>Okamoid_Killers___Dry.ogg</text:p>
          </table:table-cell>
          <table:table-cell office:value-type="string">
            <text:p>modules/gAudioBundle-3/src/Okamoid Powerful Commander Robot Voice/Okamoid_Killers___Dry.ogg</text:p>
          </table:table-cell>
        </table:table-row>
        <table:table-row table:style-name="ro1">
          <table:table-cell office:value-type="string">
            <text:p>Okamoid_Won___Dry.ogg</text:p>
          </table:table-cell>
          <table:table-cell office:value-type="string">
            <text:p>modules/gAudioBundle-3/src/Okamoid Powerful Commander Robot Voice/Okamoid_Won___Dry.ogg</text:p>
          </table:table-cell>
        </table:table-row>
        <table:table-row table:style-name="ro1">
          <table:table-cell office:value-type="string">
            <text:p>Okamoid_Yourself___Dry.ogg</text:p>
          </table:table-cell>
          <table:table-cell office:value-type="string">
            <text:p>modules/gAudioBundle-3/src/Okamoid Powerful Commander Robot Voice/Okamoid_Yourself___Dry.ogg</text:p>
          </table:table-cell>
        </table:table-row>
        <table:table-row table:style-name="ro1">
          <table:table-cell office:value-type="string">
            <text:p>Old_Car_Short_Passby_04.ogg</text:p>
          </table:table-cell>
          <table:table-cell office:value-type="string">
            <text:p>modules/gAudioBundle-3/src/Old Cars Short Passby/Old_Car_Short_Passby_04.ogg</text:p>
          </table:table-cell>
        </table:table-row>
        <table:table-row table:style-name="ro1">
          <table:table-cell office:value-type="string">
            <text:p>Old_Car_Short_Passby_06.ogg</text:p>
          </table:table-cell>
          <table:table-cell office:value-type="string">
            <text:p>modules/gAudioBundle-3/src/Old Cars Short Passby/Old_Car_Short_Passby_06.ogg</text:p>
          </table:table-cell>
        </table:table-row>
        <table:table-row table:style-name="ro1">
          <table:table-cell office:value-type="string">
            <text:p>Old_Stuff_Doorknob_Creaking_05.ogg</text:p>
          </table:table-cell>
          <table:table-cell office:value-type="string">
            <text:p>modules/gAudioBundle-3/src/Old Stuff/Old_Stuff_Doorknob_Creaking_05.ogg</text:p>
          </table:table-cell>
        </table:table-row>
        <table:table-row table:style-name="ro1">
          <table:table-cell office:value-type="string">
            <text:p>Old_Stuff_Elevator_Door_Open_Close_Go_Up_02.ogg</text:p>
          </table:table-cell>
          <table:table-cell office:value-type="string">
            <text:p>modules/gAudioBundle-3/src/Old Stuff/Old_Stuff_Elevator_Door_Open_Close_Go_Up_02.ogg</text:p>
          </table:table-cell>
        </table:table-row>
        <table:table-row table:style-name="ro1">
          <table:table-cell office:value-type="string">
            <text:p>Old_Stuff_Toilet_Tank_Pull_Chain_02.ogg</text:p>
          </table:table-cell>
          <table:table-cell office:value-type="string">
            <text:p>modules/gAudioBundle-3/src/Old Stuff/Old_Stuff_Toilet_Tank_Pull_Chain_02.ogg</text:p>
          </table:table-cell>
        </table:table-row>
        <table:table-row table:style-name="ro1">
          <table:table-cell office:value-type="string">
            <text:p>Old_Stuff_Water_Heater_01.ogg</text:p>
          </table:table-cell>
          <table:table-cell office:value-type="string">
            <text:p>modules/gAudioBundle-3/src/Old Stuff/Old_Stuff_Water_Heater_01.ogg</text:p>
          </table:table-cell>
        </table:table-row>
        <table:table-row table:style-name="ro1">
          <table:table-cell office:value-type="string">
            <text:p>Car_Driving_Short_Engine_01_07.ogg</text:p>
          </table:table-cell>
          <table:table-cell office:value-type="string">
            <text:p>modules/gAudioBundle-3/src/Opel Astra H Ctdi 17/Car_Driving_Short_Engine_01_07.ogg</text:p>
          </table:table-cell>
        </table:table-row>
        <table:table-row table:style-name="ro1">
          <table:table-cell office:value-type="string">
            <text:p>Car_Driving_Short_Int_07.ogg</text:p>
          </table:table-cell>
          <table:table-cell office:value-type="string">
            <text:p>modules/gAudioBundle-3/src/Opel Astra H Ctdi 17/Car_Driving_Short_Int_07.ogg</text:p>
          </table:table-cell>
        </table:table-row>
        <table:table-row table:style-name="ro1">
          <table:table-cell office:value-type="string">
            <text:p>Car_Hazard-Light_Int_2.ogg</text:p>
          </table:table-cell>
          <table:table-cell office:value-type="string">
            <text:p>modules/gAudioBundle-3/src/Opel Astra H Ctdi 17/Car_Hazard-Light_Int_2.ogg</text:p>
          </table:table-cell>
        </table:table-row>
        <table:table-row table:style-name="ro1">
          <table:table-cell office:value-type="string">
            <text:p>Opel_Blitz_T14_Ext_Fast_Bys_Horn_Position_B_Mkh416.ogg</text:p>
          </table:table-cell>
          <table:table-cell office:value-type="string">
            <text:p>modules/gAudioBundle-3/src/Opel Blitz 3600 1939/Opel_Blitz_T14_Ext_Fast_Bys_Horn_Position_B_Mkh416.ogg</text:p>
          </table:table-cell>
        </table:table-row>
        <table:table-row table:style-name="ro1">
          <table:table-cell office:value-type="string">
            <text:p>Opel_Blitz_T15_Onbrd_Start_Idle_Steady_Blips_Off_Interior_Dpa4021.ogg</text:p>
          </table:table-cell>
          <table:table-cell office:value-type="string">
            <text:p>modules/gAudioBundle-3/src/Opel Blitz 3600 1939/Opel_Blitz_T15_Onbrd_Start_Idle_Steady_Blips_Off_Interior_Dpa4021.ogg</text:p>
          </table:table-cell>
        </table:table-row>
        <table:table-row table:style-name="ro1">
          <table:table-cell office:value-type="string">
            <text:p>Opel_Blitz_T18_Var_Sfx_Door_Close_Interior_Ambeo_4.ogg</text:p>
          </table:table-cell>
          <table:table-cell office:value-type="string">
            <text:p>modules/gAudioBundle-3/src/Opel Blitz 3600 1939/Opel_Blitz_T18_Var_Sfx_Door_Close_Interior_Ambeo_4.ogg</text:p>
          </table:table-cell>
        </table:table-row>
        <table:table-row table:style-name="ro1">
          <table:table-cell office:value-type="string">
            <text:p>008_Organic_Texture.ogg</text:p>
          </table:table-cell>
          <table:table-cell office:value-type="string">
            <text:p>modules/gAudioBundle-3/src/Organic Lifeform Textures/008_Organic_Texture.ogg</text:p>
          </table:table-cell>
        </table:table-row>
        <table:table-row table:style-name="ro1">
          <table:table-cell office:value-type="string">
            <text:p>027_Organic_Texture.ogg</text:p>
          </table:table-cell>
          <table:table-cell office:value-type="string">
            <text:p>modules/gAudioBundle-3/src/Organic Lifeform Textures/027_Organic_Texture.ogg</text:p>
          </table:table-cell>
        </table:table-row>
        <table:table-row table:style-name="ro1">
          <table:table-cell office:value-type="string">
            <text:p>045_Organic_Texture_Giant_Animal.ogg</text:p>
          </table:table-cell>
          <table:table-cell office:value-type="string">
            <text:p>modules/gAudioBundle-3/src/Organic Lifeform Textures/045_Organic_Texture_Giant_Animal.ogg</text:p>
          </table:table-cell>
        </table:table-row>
        <table:table-row table:style-name="ro1">
          <table:table-cell office:value-type="string">
            <text:p>086_Organic_Texture_Insect.ogg</text:p>
          </table:table-cell>
          <table:table-cell office:value-type="string">
            <text:p>modules/gAudioBundle-3/src/Organic Lifeform Textures/086_Organic_Texture_Insect.ogg</text:p>
          </table:table-cell>
        </table:table-row>
        <table:table-row table:style-name="ro1">
          <table:table-cell office:value-type="string">
            <text:p>Ak47_Big_Open_Area_2m_Above_Behind_Gun_Rsm191_M.ogg</text:p>
          </table:table-cell>
          <table:table-cell office:value-type="string">
            <text:p>modules/gAudioBundle-3/src/Outdoor Gun Acoustics Library/Ak47_Big_Open_Area_2m_Above_Behind_Gun_Rsm191_M.ogg</text:p>
          </table:table-cell>
        </table:table-row>
        <table:table-row table:style-name="ro1">
          <table:table-cell office:value-type="string">
            <text:p>Ak5_Valley_Field_Forest_50m_Behind_Gun_Off_Axis_Behind_Buildings_M10.ogg</text:p>
          </table:table-cell>
          <table:table-cell office:value-type="string">
            <text:p>modules/gAudioBundle-3/src/Outdoor Gun Acoustics Library/Ak5_Valley_Field_Forest_50m_Behind_Gun_Off_Axis_Behind_Buildings_M10.ogg</text:p>
          </table:table-cell>
        </table:table-row>
        <table:table-row table:style-name="ro1">
          <table:table-cell office:value-type="string">
            <text:p>Mp5_Forest_Road_10m_Behind_Gun_Pointing_At_Forest_Off_Axis_Mkh8060.ogg</text:p>
          </table:table-cell>
          <table:table-cell office:value-type="string">
            <text:p>modules/gAudioBundle-3/src/Outdoor Gun Acoustics Library/Mp5_Forest_Road_10m_Behind_Gun_Pointing_At_Forest_Off_Axis_Mkh8060.ogg</text:p>
          </table:table-cell>
        </table:table-row>
        <table:table-row table:style-name="ro1">
          <table:table-cell office:value-type="string">
            <text:p>Bb_Cellphone_Broken_Vibration_Notification_Long_Alt3.ogg</text:p>
          </table:table-cell>
          <table:table-cell office:value-type="string">
            <text:p>modules/gAudioBundle-3/src/Outward Inversion/Bb_Cellphone_Broken_Vibration_Notification_Long_Alt3.ogg</text:p>
          </table:table-cell>
        </table:table-row>
        <table:table-row table:style-name="ro1">
          <table:table-cell office:value-type="string">
            <text:p>Bb_Garagedoor_Operate_Mechanical_Open_Door_Panel_Boomy_Full.ogg</text:p>
          </table:table-cell>
          <table:table-cell office:value-type="string">
            <text:p>modules/gAudioBundle-3/src/Outward Inversion/Bb_Garagedoor_Operate_Mechanical_Open_Door_Panel_Boomy_Full.ogg</text:p>
          </table:table-cell>
        </table:table-row>
        <table:table-row table:style-name="ro1">
          <table:table-cell office:value-type="string">
            <text:p>Homemade_Airintake_Grate_Single_Rake_Crescendo.ogg</text:p>
          </table:table-cell>
          <table:table-cell office:value-type="string">
            <text:p>modules/gAudioBundle-3/src/Outward Inversion/Homemade_Airintake_Grate_Single_Rake_Crescendo.ogg</text:p>
          </table:table-cell>
        </table:table-row>
        <table:table-row table:style-name="ro1">
          <table:table-cell office:value-type="string">
            <text:p>Homemade_Vinylrecord_Scratch_Arch_Stutter_Zigzag_Multiples.ogg</text:p>
          </table:table-cell>
          <table:table-cell office:value-type="string">
            <text:p>modules/gAudioBundle-3/src/Outward Inversion/Homemade_Vinylrecord_Scratch_Arch_Stutter_Zigzag_Multiples.ogg</text:p>
          </table:table-cell>
        </table:table-row>
        <table:table-row table:style-name="ro1">
          <table:table-cell office:value-type="string">
            <text:p>Avro_Vulcan_Bomber-04.ogg</text:p>
          </table:table-cell>
          <table:table-cell office:value-type="string">
            <text:p>modules/gAudioBundle-3/src/Over Head Aircraft/Avro_Vulcan_Bomber-04.ogg</text:p>
          </table:table-cell>
        </table:table-row>
        <table:table-row table:style-name="ro1">
          <table:table-cell office:value-type="string">
            <text:p>Red_Arrows_Hawk_Jets-01.ogg</text:p>
          </table:table-cell>
          <table:table-cell office:value-type="string">
            <text:p>modules/gAudioBundle-3/src/Over Head Aircraft/Red_Arrows_Hawk_Jets-01.ogg</text:p>
          </table:table-cell>
        </table:table-row>
        <table:table-row table:style-name="ro1">
          <table:table-cell office:value-type="string">
            <text:p>Spitfire_Mark_Xix-03.ogg</text:p>
          </table:table-cell>
          <table:table-cell office:value-type="string">
            <text:p>modules/gAudioBundle-3/src/Over Head Aircraft/Spitfire_Mark_Xix-03.ogg</text:p>
          </table:table-cell>
        </table:table-row>
        <table:table-row table:style-name="ro1">
          <table:table-cell office:value-type="string">
            <text:p>Wr_021.ogg</text:p>
          </table:table-cell>
          <table:table-cell office:value-type="string">
            <text:p>modules/gAudioBundle-3/src/Packaging And Wrappers/Wr_021.ogg</text:p>
          </table:table-cell>
        </table:table-row>
        <table:table-row table:style-name="ro1">
          <table:table-cell office:value-type="string">
            <text:p>Wr_028.ogg</text:p>
          </table:table-cell>
          <table:table-cell office:value-type="string">
            <text:p>modules/gAudioBundle-3/src/Packaging And Wrappers/Wr_028.ogg</text:p>
          </table:table-cell>
        </table:table-row>
        <table:table-row table:style-name="ro1">
          <table:table-cell office:value-type="string">
            <text:p>Wr_041.ogg</text:p>
          </table:table-cell>
          <table:table-cell office:value-type="string">
            <text:p>modules/gAudioBundle-3/src/Packaging And Wrappers/Wr_041.ogg</text:p>
          </table:table-cell>
        </table:table-row>
        <table:table-row table:style-name="ro1">
          <table:table-cell office:value-type="string">
            <text:p>Panzer_Iii_T12_Ext_Fast_By_Stop_Off_Tracking_A.ogg</text:p>
          </table:table-cell>
          <table:table-cell office:value-type="string">
            <text:p>modules/gAudioBundle-3/src/Panzer Iii Ausf M/Panzer_Iii_T12_Ext_Fast_By_Stop_Off_Tracking_A.ogg</text:p>
          </table:table-cell>
        </table:table-row>
        <table:table-row table:style-name="ro1">
          <table:table-cell office:value-type="string">
            <text:p>Panzer_Iii_T15_Onbrd_Idle_Revs_Blips_Interior.ogg</text:p>
          </table:table-cell>
          <table:table-cell office:value-type="string">
            <text:p>modules/gAudioBundle-3/src/Panzer Iii Ausf M/Panzer_Iii_T15_Onbrd_Idle_Revs_Blips_Interior.ogg</text:p>
          </table:table-cell>
        </table:table-row>
        <table:table-row table:style-name="ro1">
          <table:table-cell office:value-type="string">
            <text:p>Panzer_Iii_T3_Onbrd_Slow_Drive_Uneven_Stop_Tracks_Right.ogg</text:p>
          </table:table-cell>
          <table:table-cell office:value-type="string">
            <text:p>modules/gAudioBundle-3/src/Panzer Iii Ausf M/Panzer_Iii_T3_Onbrd_Slow_Drive_Uneven_Stop_Tracks_Right.ogg</text:p>
          </table:table-cell>
        </table:table-row>
        <table:table-row table:style-name="ro1">
          <table:table-cell office:value-type="string">
            <text:p>Panzer_Iv_T10_Ext_Start_Idle_Steady_Blips_Main.ogg</text:p>
          </table:table-cell>
          <table:table-cell office:value-type="string">
            <text:p>modules/gAudioBundle-3/src/Panzer Iv Ausf G/Panzer_Iv_T10_Ext_Start_Idle_Steady_Blips_Main.ogg</text:p>
          </table:table-cell>
        </table:table-row>
        <table:table-row table:style-name="ro1">
          <table:table-cell office:value-type="string">
            <text:p>Panzer_Iv_T1_Ext_Start_Slow_Away_Up_Stop_Off_Main.ogg</text:p>
          </table:table-cell>
          <table:table-cell office:value-type="string">
            <text:p>modules/gAudioBundle-3/src/Panzer Iv Ausf G/Panzer_Iv_T1_Ext_Start_Slow_Away_Up_Stop_Off_Main.ogg</text:p>
          </table:table-cell>
        </table:table-row>
        <table:table-row table:style-name="ro1">
          <table:table-cell office:value-type="string">
            <text:p>Panzer_Iv_T6_Onbrd_Start_Medium_Drive_Various_Stop_Off_Tracks_Right.ogg</text:p>
          </table:table-cell>
          <table:table-cell office:value-type="string">
            <text:p>modules/gAudioBundle-3/src/Panzer Iv Ausf G/Panzer_Iv_T6_Onbrd_Start_Medium_Drive_Various_Stop_Off_Tracks_Right.ogg</text:p>
          </table:table-cell>
        </table:table-row>
        <table:table-row table:style-name="ro1">
          <table:table-cell office:value-type="string">
            <text:p>Grabbing_Paper_03.ogg</text:p>
          </table:table-cell>
          <table:table-cell office:value-type="string">
            <text:p>modules/gAudioBundle-3/src/Paper Sound Effects/Grabbing_Paper_03.ogg</text:p>
          </table:table-cell>
        </table:table-row>
        <table:table-row table:style-name="ro1">
          <table:table-cell office:value-type="string">
            <text:p>Paper_Handling_And_Turning_Sequence.ogg</text:p>
          </table:table-cell>
          <table:table-cell office:value-type="string">
            <text:p>modules/gAudioBundle-3/src/Paper Sound Effects/Paper_Handling_And_Turning_Sequence.ogg</text:p>
          </table:table-cell>
        </table:table-row>
        <table:table-row table:style-name="ro1">
          <table:table-cell office:value-type="string">
            <text:p>Short_Crumple_02.ogg</text:p>
          </table:table-cell>
          <table:table-cell office:value-type="string">
            <text:p>modules/gAudioBundle-3/src/Paper Sound Effects/Short_Crumple_02.ogg</text:p>
          </table:table-cell>
        </table:table-row>
        <table:table-row table:style-name="ro1">
          <table:table-cell office:value-type="string">
            <text:p>Tearing_05.ogg</text:p>
          </table:table-cell>
          <table:table-cell office:value-type="string">
            <text:p>modules/gAudioBundle-3/src/Paper Sound Effects/Tearing_05.ogg</text:p>
          </table:table-cell>
        </table:table-row>
        <table:table-row table:style-name="ro1">
          <table:table-cell office:value-type="string">
            <text:p>Crumpling_An_A4_Sheet.ogg</text:p>
          </table:table-cell>
          <table:table-cell office:value-type="string">
            <text:p>modules/gAudioBundle-3/src/Paper and Cardboard/Crumpling_An_A4_Sheet.ogg</text:p>
          </table:table-cell>
        </table:table-row>
        <table:table-row table:style-name="ro1">
          <table:table-cell office:value-type="string">
            <text:p>Cutting_Cardboard_Box_With_A_Craft_Knife_02.ogg</text:p>
          </table:table-cell>
          <table:table-cell office:value-type="string">
            <text:p>modules/gAudioBundle-3/src/Paper and Cardboard/Cutting_Cardboard_Box_With_A_Craft_Knife_02.ogg</text:p>
          </table:table-cell>
        </table:table-row>
        <table:table-row table:style-name="ro1">
          <table:table-cell office:value-type="string">
            <text:p>Gathering_A_Pile_Of_Small_Cards_05.ogg</text:p>
          </table:table-cell>
          <table:table-cell office:value-type="string">
            <text:p>modules/gAudioBundle-3/src/Paper and Cardboard/Gathering_A_Pile_Of_Small_Cards_05.ogg</text:p>
          </table:table-cell>
        </table:table-row>
        <table:table-row table:style-name="ro1">
          <table:table-cell office:value-type="string">
            <text:p>Opening_A_Large_Cardboard_Package_04.ogg</text:p>
          </table:table-cell>
          <table:table-cell office:value-type="string">
            <text:p>modules/gAudioBundle-3/src/Paper and Cardboard/Opening_A_Large_Cardboard_Package_04.ogg</text:p>
          </table:table-cell>
        </table:table-row>
        <table:table-row table:style-name="ro1">
          <table:table-cell office:value-type="string">
            <text:p>Paper_Newspaper_Light_Movement_01.ogg</text:p>
          </table:table-cell>
          <table:table-cell office:value-type="string">
            <text:p>modules/gAudioBundle-3/src/Paperlife/Paper_Newspaper_Light_Movement_01.ogg</text:p>
          </table:table-cell>
        </table:table-row>
        <table:table-row table:style-name="ro1">
          <table:table-cell office:value-type="string">
            <text:p>Paper_Pergament_Pages_Turn_Flip_20.ogg</text:p>
          </table:table-cell>
          <table:table-cell office:value-type="string">
            <text:p>modules/gAudioBundle-3/src/Paperlife/Paper_Pergament_Pages_Turn_Flip_20.ogg</text:p>
          </table:table-cell>
        </table:table-row>
        <table:table-row table:style-name="ro1">
          <table:table-cell office:value-type="string">
            <text:p>Paper_Rip_Short_03.ogg</text:p>
          </table:table-cell>
          <table:table-cell office:value-type="string">
            <text:p>modules/gAudioBundle-3/src/Paperlife/Paper_Rip_Short_03.ogg</text:p>
          </table:table-cell>
        </table:table-row>
        <table:table-row table:style-name="ro1">
          <table:table-cell office:value-type="string">
            <text:p>Paper_Rustling_Movement_Handling_50.ogg</text:p>
          </table:table-cell>
          <table:table-cell office:value-type="string">
            <text:p>modules/gAudioBundle-3/src/Paperlife/Paper_Rustling_Movement_Handling_50.ogg</text:p>
          </table:table-cell>
        </table:table-row>
        <table:table-row table:style-name="ro1">
          <table:table-cell office:value-type="string">
            <text:p>Paranoia_Drone_12.ogg</text:p>
          </table:table-cell>
          <table:table-cell office:value-type="string">
            <text:p>modules/gAudioBundle-3/src/Paranoia/Paranoia_Drone_12.ogg</text:p>
          </table:table-cell>
        </table:table-row>
        <table:table-row table:style-name="ro1">
          <table:table-cell office:value-type="string">
            <text:p>Paranoia_Impact_11.ogg</text:p>
          </table:table-cell>
          <table:table-cell office:value-type="string">
            <text:p>modules/gAudioBundle-3/src/Paranoia/Paranoia_Impact_11.ogg</text:p>
          </table:table-cell>
        </table:table-row>
        <table:table-row table:style-name="ro1">
          <table:table-cell office:value-type="string">
            <text:p>Paranoia_Riser_17.ogg</text:p>
          </table:table-cell>
          <table:table-cell office:value-type="string">
            <text:p>modules/gAudioBundle-3/src/Paranoia/Paranoia_Riser_17.ogg</text:p>
          </table:table-cell>
        </table:table-row>
        <table:table-row table:style-name="ro1">
          <table:table-cell office:value-type="string">
            <text:p>Paranoia_Voice_7.ogg</text:p>
          </table:table-cell>
          <table:table-cell office:value-type="string">
            <text:p>modules/gAudioBundle-3/src/Paranoia/Paranoia_Voice_7.ogg</text:p>
          </table:table-cell>
        </table:table-row>
        <table:table-row table:style-name="ro1">
          <table:table-cell office:value-type="string">
            <text:p>Abstract_Fx_01.ogg</text:p>
          </table:table-cell>
          <table:table-cell office:value-type="string">
            <text:p>modules/gAudioBundle-3/src/Paranormal/Abstract_Fx_01.ogg</text:p>
          </table:table-cell>
        </table:table-row>
        <table:table-row table:style-name="ro1">
          <table:table-cell office:value-type="string">
            <text:p>Drone_Short_01.ogg</text:p>
          </table:table-cell>
          <table:table-cell office:value-type="string">
            <text:p>modules/gAudioBundle-3/src/Paranormal/Drone_Short_01.ogg</text:p>
          </table:table-cell>
        </table:table-row>
        <table:table-row table:style-name="ro1">
          <table:table-cell office:value-type="string">
            <text:p>Eerie_Passby_06.ogg</text:p>
          </table:table-cell>
          <table:table-cell office:value-type="string">
            <text:p>modules/gAudioBundle-3/src/Paranormal/Eerie_Passby_06.ogg</text:p>
          </table:table-cell>
        </table:table-row>
        <table:table-row table:style-name="ro1">
          <table:table-cell office:value-type="string">
            <text:p>Vocal_Ghost_We_Are_Coming_For_You_02.ogg</text:p>
          </table:table-cell>
          <table:table-cell office:value-type="string">
            <text:p>modules/gAudioBundle-3/src/Paranormal/Vocal_Ghost_We_Are_Coming_For_You_02.ogg</text:p>
          </table:table-cell>
        </table:table-row>
        <table:table-row table:style-name="ro1">
          <table:table-cell office:value-type="string">
            <text:p>Parched_Drawing_Crisp_Paper_Notebook_Crumpling.ogg</text:p>
          </table:table-cell>
          <table:table-cell office:value-type="string">
            <text:p>modules/gAudioBundle-3/src/Parched/Parched_Drawing_Crisp_Paper_Notebook_Crumpling.ogg</text:p>
          </table:table-cell>
        </table:table-row>
        <table:table-row table:style-name="ro1">
          <table:table-cell office:value-type="string">
            <text:p>Parched_Drawing_Crisp_Paper_Notebook_Pen_Stroke_Scribble_Short_Steady.ogg</text:p>
          </table:table-cell>
          <table:table-cell office:value-type="string">
            <text:p>modules/gAudioBundle-3/src/Parched/Parched_Drawing_Crisp_Paper_Notebook_Pen_Stroke_Scribble_Short_Steady.ogg</text:p>
          </table:table-cell>
        </table:table-row>
        <table:table-row table:style-name="ro1">
          <table:table-cell office:value-type="string">
            <text:p>Parched_Drawing_Dense_Paper_Cotton_Eraser_Rubbing_Short_Smooth_Alt2.ogg</text:p>
          </table:table-cell>
          <table:table-cell office:value-type="string">
            <text:p>modules/gAudioBundle-3/src/Parched/Parched_Drawing_Dense_Paper_Cotton_Eraser_Rubbing_Short_Smooth_Alt2.ogg</text:p>
          </table:table-cell>
        </table:table-row>
        <table:table-row table:style-name="ro1">
          <table:table-cell office:value-type="string">
            <text:p>Parched_Paper_Movement_Linen_Shake_Crimp_Wobble.ogg</text:p>
          </table:table-cell>
          <table:table-cell office:value-type="string">
            <text:p>modules/gAudioBundle-3/src/Parched/Parched_Paper_Movement_Linen_Shake_Crimp_Wobble.ogg</text:p>
          </table:table-cell>
        </table:table-row>
        <table:table-row table:style-name="ro1">
          <table:table-cell office:value-type="string">
            <text:p>Day_Citypark_Distincttennislessonvoices_Closetennis_Birds_Distantbasketball_Distanttraffic_Distantconstruciton_7_1.ogg</text:p>
          </table:table-cell>
          <table:table-cell office:value-type="string">
            <text:p>modules/gAudioBundle-3/src/Park/Day_Citypark_Distincttennislessonvoices_Closetennis_Birds_Distantbasketball_Distanttraffic_Distantconstruciton_7_1.ogg</text:p>
          </table:table-cell>
        </table:table-row>
        <table:table-row table:style-name="ro1">
          <table:table-cell office:value-type="string">
            <text:p>Day_Park_Distantlittleleague_Distantbaseball_Cheering_Motorcycleby_Lightwind_Distantwalla_Distinctvoices_Ambix.ogg</text:p>
          </table:table-cell>
          <table:table-cell office:value-type="string">
            <text:p>modules/gAudioBundle-3/src/Park/Day_Park_Distantlittleleague_Distantbaseball_Cheering_Motorcycleby_Lightwind_Distantwalla_Distinctvoices_Ambix.ogg</text:p>
          </table:table-cell>
        </table:table-row>
        <table:table-row table:style-name="ro1">
          <table:table-cell office:value-type="string">
            <text:p>Day_Park_Emptyplayground_Distanttraffic_Siren_Heavybirds_Fuma.ogg</text:p>
          </table:table-cell>
          <table:table-cell office:value-type="string">
            <text:p>modules/gAudioBundle-3/src/Park/Day_Park_Emptyplayground_Distanttraffic_Siren_Heavybirds_Fuma.ogg</text:p>
          </table:table-cell>
        </table:table-row>
        <table:table-row table:style-name="ro1">
          <table:table-cell office:value-type="string">
            <text:p>Day_Skatepark_Verylittletalking_Skateboardbys_Sporatictricks_Stereo.ogg</text:p>
          </table:table-cell>
          <table:table-cell office:value-type="string">
            <text:p>modules/gAudioBundle-3/src/Park/Day_Skatepark_Verylittletalking_Skateboardbys_Sporatictricks_Stereo.ogg</text:p>
          </table:table-cell>
        </table:table-row>
        <table:table-row table:style-name="ro1">
          <table:table-cell office:value-type="string">
            <text:p>Pass_By_Fun_Ride_017.ogg</text:p>
          </table:table-cell>
          <table:table-cell office:value-type="string">
            <text:p>modules/gAudioBundle-3/src/Pass By Fun Rides/Pass_By_Fun_Ride_017.ogg</text:p>
          </table:table-cell>
        </table:table-row>
        <table:table-row table:style-name="ro1">
          <table:table-cell office:value-type="string">
            <text:p>Pass_By_Fun_Ride_043.ogg</text:p>
          </table:table-cell>
          <table:table-cell office:value-type="string">
            <text:p>modules/gAudioBundle-3/src/Pass By Fun Rides/Pass_By_Fun_Ride_043.ogg</text:p>
          </table:table-cell>
        </table:table-row>
        <table:table-row table:style-name="ro1">
          <table:table-cell office:value-type="string">
            <text:p>Pass_By_Fun_Ride_058.ogg</text:p>
          </table:table-cell>
          <table:table-cell office:value-type="string">
            <text:p>modules/gAudioBundle-3/src/Pass By Fun Rides/Pass_By_Fun_Ride_058.ogg</text:p>
          </table:table-cell>
        </table:table-row>
        <table:table-row table:style-name="ro1">
          <table:table-cell office:value-type="string">
            <text:p>Pass_By_Fun_Ride_124.ogg</text:p>
          </table:table-cell>
          <table:table-cell office:value-type="string">
            <text:p>modules/gAudioBundle-3/src/Pass By Fun Rides/Pass_By_Fun_Ride_124.ogg</text:p>
          </table:table-cell>
        </table:table-row>
        <table:table-row table:style-name="ro1">
          <table:table-cell office:value-type="string">
            <text:p>Pass_By_Sports_Car_Multiple_039.ogg</text:p>
          </table:table-cell>
          <table:table-cell office:value-type="string">
            <text:p>modules/gAudioBundle-3/src/Pass By Sports Cars/Pass_By_Sports_Car_Multiple_039.ogg</text:p>
          </table:table-cell>
        </table:table-row>
        <table:table-row table:style-name="ro1">
          <table:table-cell office:value-type="string">
            <text:p>Pass_By_Sports_Car_Multiple_098.ogg</text:p>
          </table:table-cell>
          <table:table-cell office:value-type="string">
            <text:p>modules/gAudioBundle-3/src/Pass By Sports Cars/Pass_By_Sports_Car_Multiple_098.ogg</text:p>
          </table:table-cell>
        </table:table-row>
        <table:table-row table:style-name="ro1">
          <table:table-cell office:value-type="string">
            <text:p>Pass_By_Sports_Car_Single_035.ogg</text:p>
          </table:table-cell>
          <table:table-cell office:value-type="string">
            <text:p>modules/gAudioBundle-3/src/Pass By Sports Cars/Pass_By_Sports_Car_Single_035.ogg</text:p>
          </table:table-cell>
        </table:table-row>
        <table:table-row table:style-name="ro1">
          <table:table-cell office:value-type="string">
            <text:p>Pass_By_Sports_Car_Single_080.ogg</text:p>
          </table:table-cell>
          <table:table-cell office:value-type="string">
            <text:p>modules/gAudioBundle-3/src/Pass By Sports Cars/Pass_By_Sports_Car_Single_080.ogg</text:p>
          </table:table-cell>
        </table:table-row>
        <table:table-row table:style-name="ro1">
          <table:table-cell office:value-type="string">
            <text:p>Ps_04_City_Square__Morning_Empty_Quiet_Hum_Mid_Size_Bulgaria.ogg</text:p>
          </table:table-cell>
          <table:table-cell office:value-type="string">
            <text:p>modules/gAudioBundle-3/src/Pedestrian Streets/Ps_04_City_Square__Morning_Empty_Quiet_Hum_Mid_Size_Bulgaria.ogg</text:p>
          </table:table-cell>
        </table:table-row>
        <table:table-row table:style-name="ro1">
          <table:table-cell office:value-type="string">
            <text:p>Ps_43_City_Pedestrian_Street_Afternoon_Busy_People_Hum_Big_Bulgaria.ogg</text:p>
          </table:table-cell>
          <table:table-cell office:value-type="string">
            <text:p>modules/gAudioBundle-3/src/Pedestrian Streets/Ps_43_City_Pedestrian_Street_Afternoon_Busy_People_Hum_Big_Bulgaria.ogg</text:p>
          </table:table-cell>
        </table:table-row>
        <table:table-row table:style-name="ro1">
          <table:table-cell office:value-type="string">
            <text:p>Ps_49_City_Pedestrian_Street_Evening_Mid-Busy_People_Voices_Hum_Big_Bulgaria.ogg</text:p>
          </table:table-cell>
          <table:table-cell office:value-type="string">
            <text:p>modules/gAudioBundle-3/src/Pedestrian Streets/Ps_49_City_Pedestrian_Street_Evening_Mid-Busy_People_Voices_Hum_Big_Bulgaria.ogg</text:p>
          </table:table-cell>
        </table:table-row>
        <table:table-row table:style-name="ro1">
          <table:table-cell office:value-type="string">
            <text:p>Peugeot_307_Sw_T10_Onbrd_Start_Fast_Drive_Stop_Reverse_Stop_Drive_Stop_Off_Exhaust_Right_Re50.ogg</text:p>
          </table:table-cell>
          <table:table-cell office:value-type="string">
            <text:p>modules/gAudioBundle-3/src/Peugeot 307 Sw 2004/Peugeot_307_Sw_T10_Onbrd_Start_Fast_Drive_Stop_Reverse_Stop_Drive_Stop_Off_Exhaust_Right_Re50.ogg</text:p>
          </table:table-cell>
        </table:table-row>
        <table:table-row table:style-name="ro1">
          <table:table-cell office:value-type="string">
            <text:p>Peugeot_307_Sw_T13_Ext_Bys_Ramps_Up_Stop_Off_Ms_Rsm191.ogg</text:p>
          </table:table-cell>
          <table:table-cell office:value-type="string">
            <text:p>modules/gAudioBundle-3/src/Peugeot 307 Sw 2004/Peugeot_307_Sw_T13_Ext_Bys_Ramps_Up_Stop_Off_Ms_Rsm191.ogg</text:p>
          </table:table-cell>
        </table:table-row>
        <table:table-row table:style-name="ro1">
          <table:table-cell office:value-type="string">
            <text:p>Peugeot_307_Sw_T23_Onbrd_Horn_Various_Ambeo_1.ogg</text:p>
          </table:table-cell>
          <table:table-cell office:value-type="string">
            <text:p>modules/gAudioBundle-3/src/Peugeot 307 Sw 2004/Peugeot_307_Sw_T23_Onbrd_Horn_Various_Ambeo_1.ogg</text:p>
          </table:table-cell>
        </table:table-row>
        <table:table-row table:style-name="ro1">
          <table:table-cell office:value-type="string">
            <text:p>Peugeot_P4_T10_Onbrd_Drive_Ramps_Long_Single_Stop_Exhaust_Re20.ogg</text:p>
          </table:table-cell>
          <table:table-cell office:value-type="string">
            <text:p>modules/gAudioBundle-3/src/Peugeot P4/Peugeot_P4_T10_Onbrd_Drive_Ramps_Long_Single_Stop_Exhaust_Re20.ogg</text:p>
          </table:table-cell>
        </table:table-row>
        <table:table-row table:style-name="ro1">
          <table:table-cell office:value-type="string">
            <text:p>Peugeot_P4_T26_Var_Sfx_Latch_Mkh8040.ogg</text:p>
          </table:table-cell>
          <table:table-cell office:value-type="string">
            <text:p>modules/gAudioBundle-3/src/Peugeot P4/Peugeot_P4_T26_Var_Sfx_Latch_Mkh8040.ogg</text:p>
          </table:table-cell>
        </table:table-row>
        <table:table-row table:style-name="ro1">
          <table:table-cell office:value-type="string">
            <text:p>Peugeot_P4_T2_Ext_Slow_By_Stop_Reverse_By_Front_Dpa4021.ogg</text:p>
          </table:table-cell>
          <table:table-cell office:value-type="string">
            <text:p>modules/gAudioBundle-3/src/Peugeot P4/Peugeot_P4_T2_Ext_Slow_By_Stop_Reverse_By_Front_Dpa4021.ogg</text:p>
          </table:table-cell>
        </table:table-row>
        <table:table-row table:style-name="ro1">
          <table:table-cell office:value-type="string">
            <text:p>City_Skyline_Rumble_Light_Voices_And_Traffic_Away_From_A_Roof_At_Night_140226_00.ogg</text:p>
          </table:table-cell>
          <table:table-cell office:value-type="string">
            <text:p>modules/gAudioBundle-3/src/Philippines Sound Library By Faunethic/City_Skyline_Rumble_Light_Voices_And_Traffic_Away_From_A_Roof_At_Night_140226_00.ogg</text:p>
          </table:table-cell>
        </table:table-row>
        <table:table-row table:style-name="ro1">
          <table:table-cell office:value-type="string">
            <text:p>Forest_Quiet_Birds_And_Wind_The_Morning_140313_00.ogg</text:p>
          </table:table-cell>
          <table:table-cell office:value-type="string">
            <text:p>modules/gAudioBundle-3/src/Philippines Sound Library By Faunethic/Forest_Quiet_Birds_And_Wind_The_Morning_140313_00.ogg</text:p>
          </table:table-cell>
        </table:table-row>
        <table:table-row table:style-name="ro1">
          <table:table-cell office:value-type="string">
            <text:p>Village_Quiet_Chicken_Hen_Symphony_Early_The_Morning_140306_01.ogg</text:p>
          </table:table-cell>
          <table:table-cell office:value-type="string">
            <text:p>modules/gAudioBundle-3/src/Philippines Sound Library By Faunethic/Village_Quiet_Chicken_Hen_Symphony_Early_The_Morning_140306_01.ogg</text:p>
          </table:table-cell>
        </table:table-row>
        <table:table-row table:style-name="ro1">
          <table:table-cell office:value-type="string">
            <text:p>Village_Quiet_Insects_Birds_Dogs_And_Light_Activity_Away_140301_04.ogg</text:p>
          </table:table-cell>
          <table:table-cell office:value-type="string">
            <text:p>modules/gAudioBundle-3/src/Philippines Sound Library By Faunethic/Village_Quiet_Insects_Birds_Dogs_And_Light_Activity_Away_140301_04.ogg</text:p>
          </table:table-cell>
        </table:table-row>
        <table:table-row table:style-name="ro1">
          <table:table-cell office:value-type="string">
            <text:p>Vespa_150gs_T13_Var_Sfx_Gearshift_Driver_Left_Dpa4061.ogg</text:p>
          </table:table-cell>
          <table:table-cell office:value-type="string">
            <text:p>modules/gAudioBundle-3/src/Piaggio Vespa Gs 150 1955/Vespa_150gs_T13_Var_Sfx_Gearshift_Driver_Left_Dpa4061.ogg</text:p>
          </table:table-cell>
        </table:table-row>
        <table:table-row table:style-name="ro1">
          <table:table-cell office:value-type="string">
            <text:p>Vespa_150gs_T3_Ext_Start_Fast_Away_By_X2_Up_Stop_Off_Wide_Ab_Mkh8060.ogg</text:p>
          </table:table-cell>
          <table:table-cell office:value-type="string">
            <text:p>modules/gAudioBundle-3/src/Piaggio Vespa Gs 150 1955/Vespa_150gs_T3_Ext_Start_Fast_Away_By_X2_Up_Stop_Off_Wide_Ab_Mkh8060.ogg</text:p>
          </table:table-cell>
        </table:table-row>
        <table:table-row table:style-name="ro1">
          <table:table-cell office:value-type="string">
            <text:p>Vespa_150gs_T7_Ext_Start_Idle_Short_Off_Xy_Rsm191.ogg</text:p>
          </table:table-cell>
          <table:table-cell office:value-type="string">
            <text:p>modules/gAudioBundle-3/src/Piaggio Vespa Gs 150 1955/Vespa_150gs_T7_Ext_Start_Idle_Short_Off_Xy_Rsm191.ogg</text:p>
          </table:table-cell>
        </table:table-row>
        <table:table-row table:style-name="ro1">
          <table:table-cell office:value-type="string">
            <text:p>Piano_Malletstrike_Metal_Damped_G_Full.ogg</text:p>
          </table:table-cell>
          <table:table-cell office:value-type="string">
            <text:p>modules/gAudioBundle-3/src/Piano Mallet Strikes And Fx/Piano_Malletstrike_Metal_Damped_G_Full.ogg</text:p>
          </table:table-cell>
        </table:table-row>
        <table:table-row table:style-name="ro1">
          <table:table-cell office:value-type="string">
            <text:p>Piano_Metalmallet_Gliss_Mid_Asc_Leg_Damp_14.ogg</text:p>
          </table:table-cell>
          <table:table-cell office:value-type="string">
            <text:p>modules/gAudioBundle-3/src/Piano Mallet Strikes And Fx/Piano_Metalmallet_Gliss_Mid_Asc_Leg_Damp_14.ogg</text:p>
          </table:table-cell>
        </table:table-row>
        <table:table-row table:style-name="ro1">
          <table:table-cell office:value-type="string">
            <text:p>Piano_Metalmallet_Gliss_Veryhigh_Desc_Leg_6.ogg</text:p>
          </table:table-cell>
          <table:table-cell office:value-type="string">
            <text:p>modules/gAudioBundle-3/src/Piano Mallet Strikes And Fx/Piano_Metalmallet_Gliss_Veryhigh_Desc_Leg_6.ogg</text:p>
          </table:table-cell>
        </table:table-row>
        <table:table-row table:style-name="ro1">
          <table:table-cell office:value-type="string">
            <text:p>Piano_Metalmallet_Scrape_Fullstring_Damp_Long_18.ogg</text:p>
          </table:table-cell>
          <table:table-cell office:value-type="string">
            <text:p>modules/gAudioBundle-3/src/Piano Mallet Strikes And Fx/Piano_Metalmallet_Scrape_Fullstring_Damp_Long_18.ogg</text:p>
          </table:table-cell>
        </table:table-row>
        <table:table-row table:style-name="ro1">
          <table:table-cell office:value-type="string">
            <text:p>Upright_Piano_Drone_Tension-03.ogg</text:p>
          </table:table-cell>
          <table:table-cell office:value-type="string">
            <text:p>modules/gAudioBundle-3/src/Piano Zoneatmospheric Elements/Upright_Piano_Drone_Tension-03.ogg</text:p>
          </table:table-cell>
        </table:table-row>
        <table:table-row table:style-name="ro1">
          <table:table-cell office:value-type="string">
            <text:p>Upright_Piano_Drone_Tension-08.ogg</text:p>
          </table:table-cell>
          <table:table-cell office:value-type="string">
            <text:p>modules/gAudioBundle-3/src/Piano Zoneatmospheric Elements/Upright_Piano_Drone_Tension-08.ogg</text:p>
          </table:table-cell>
        </table:table-row>
        <table:table-row table:style-name="ro1">
          <table:table-cell office:value-type="string">
            <text:p>Upright_Piano_Transition-08.ogg</text:p>
          </table:table-cell>
          <table:table-cell office:value-type="string">
            <text:p>modules/gAudioBundle-3/src/Piano Zoneatmospheric Elements/Upright_Piano_Transition-08.ogg</text:p>
          </table:table-cell>
        </table:table-row>
        <table:table-row table:style-name="ro1">
          <table:table-cell office:value-type="string">
            <text:p>Upright_Piano_Transition-13.ogg</text:p>
          </table:table-cell>
          <table:table-cell office:value-type="string">
            <text:p>modules/gAudioBundle-3/src/Piano Zoneatmospheric Elements/Upright_Piano_Transition-13.ogg</text:p>
          </table:table-cell>
        </table:table-row>
        <table:table-row table:style-name="ro1">
          <table:table-cell office:value-type="string">
            <text:p>Sw015_Piping_Systems_Sewage_Plant_Indoor_Hall_Water_Flow_Slow_Rotating_Pumps_Constant.ogg</text:p>
          </table:table-cell>
          <table:table-cell office:value-type="string">
            <text:p>modules/gAudioBundle-3/src/Piping Systems/Sw015_Piping_Systems_Sewage_Plant_Indoor_Hall_Water_Flow_Slow_Rotating_Pumps_Constant.ogg</text:p>
          </table:table-cell>
        </table:table-row>
        <table:table-row table:style-name="ro1">
          <table:table-cell office:value-type="string">
            <text:p>Sw015_Piping_Systems_Waterworks_Tunnel_Surface_Water_Flow_Contact_Mic.ogg</text:p>
          </table:table-cell>
          <table:table-cell office:value-type="string">
            <text:p>modules/gAudioBundle-3/src/Piping Systems/Sw015_Piping_Systems_Waterworks_Tunnel_Surface_Water_Flow_Contact_Mic.ogg</text:p>
          </table:table-cell>
        </table:table-row>
        <table:table-row table:style-name="ro1">
          <table:table-cell office:value-type="string">
            <text:p>Amb_Ext_Apartmentcourtyard_Childrenplaying.ogg</text:p>
          </table:table-cell>
          <table:table-cell office:value-type="string">
            <text:p>modules/gAudioBundle-3/src/Places With People/Amb_Ext_Apartmentcourtyard_Childrenplaying.ogg</text:p>
          </table:table-cell>
        </table:table-row>
        <table:table-row table:style-name="ro1">
          <table:table-cell office:value-type="string">
            <text:p>Amb_Int_Cafeteria_Us_Capitol_Dc.ogg</text:p>
          </table:table-cell>
          <table:table-cell office:value-type="string">
            <text:p>modules/gAudioBundle-3/src/Places With People/Amb_Int_Cafeteria_Us_Capitol_Dc.ogg</text:p>
          </table:table-cell>
        </table:table-row>
        <table:table-row table:style-name="ro1">
          <table:table-cell office:value-type="string">
            <text:p>Amb_Int_Party_50_People.ogg</text:p>
          </table:table-cell>
          <table:table-cell office:value-type="string">
            <text:p>modules/gAudioBundle-3/src/Places With People/Amb_Int_Party_50_People.ogg</text:p>
          </table:table-cell>
        </table:table-row>
        <table:table-row table:style-name="ro1">
          <table:table-cell office:value-type="string">
            <text:p>Night_Plane_Passbys_03.ogg</text:p>
          </table:table-cell>
          <table:table-cell office:value-type="string">
            <text:p>modules/gAudioBundle-3/src/Planes Passbys Interior Exterior/Night_Plane_Passbys_03.ogg</text:p>
          </table:table-cell>
        </table:table-row>
        <table:table-row table:style-name="ro1">
          <table:table-cell office:value-type="string">
            <text:p>Plane_Passbys_Window_02.ogg</text:p>
          </table:table-cell>
          <table:table-cell office:value-type="string">
            <text:p>modules/gAudioBundle-3/src/Planes Passbys Interior Exterior/Plane_Passbys_Window_02.ogg</text:p>
          </table:table-cell>
        </table:table-row>
        <table:table-row table:style-name="ro1">
          <table:table-cell office:value-type="string">
            <text:p>Plane_Passbys_Window_08.ogg</text:p>
          </table:table-cell>
          <table:table-cell office:value-type="string">
            <text:p>modules/gAudioBundle-3/src/Planes Passbys Interior Exterior/Plane_Passbys_Window_08.ogg</text:p>
          </table:table-cell>
        </table:table-row>
        <table:table-row table:style-name="ro1">
          <table:table-cell office:value-type="string">
            <text:p>Plane_Passbys_Window_Interior_01.ogg</text:p>
          </table:table-cell>
          <table:table-cell office:value-type="string">
            <text:p>modules/gAudioBundle-3/src/Planes Passbys Interior Exterior/Plane_Passbys_Window_Interior_01.ogg</text:p>
          </table:table-cell>
        </table:table-row>
        <table:table-row table:style-name="ro1">
          <table:table-cell office:value-type="string">
            <text:p>Sw005_Planets_08_Imaginary_Field_Recording_Made_On_A_Distant_Planet_Buzzing_Entrance_Of_Cave.ogg</text:p>
          </table:table-cell>
          <table:table-cell office:value-type="string">
            <text:p>modules/gAudioBundle-3/src/Planets/Sw005_Planets_08_Imaginary_Field_Recording_Made_On_A_Distant_Planet_Buzzing_Entrance_Of_Cave.ogg</text:p>
          </table:table-cell>
        </table:table-row>
        <table:table-row table:style-name="ro1">
          <table:table-cell office:value-type="string">
            <text:p>Sw005_Planets_16_Imaginary_Field_Recording_Made_On_A_Distant_Planet_Distant_Perspective_Watery_Sounds_Low_Frequency_Eruptions.ogg</text:p>
          </table:table-cell>
          <table:table-cell office:value-type="string">
            <text:p>modules/gAudioBundle-3/src/Planets/Sw005_Planets_16_Imaginary_Field_Recording_Made_On_A_Distant_Planet_Distant_Perspective_Watery_Sounds_Low_Frequency_Eruptions.ogg</text:p>
          </table:table-cell>
        </table:table-row>
        <table:table-row table:style-name="ro1">
          <table:table-cell office:value-type="string">
            <text:p>Clicks_1.ogg</text:p>
          </table:table-cell>
          <table:table-cell office:value-type="string">
            <text:p>modules/gAudioBundle-3/src/Plastic/Clicks_1.ogg</text:p>
          </table:table-cell>
        </table:table-row>
        <table:table-row table:style-name="ro1">
          <table:table-cell office:value-type="string">
            <text:p>Liquid_Texture_3.ogg</text:p>
          </table:table-cell>
          <table:table-cell office:value-type="string">
            <text:p>modules/gAudioBundle-3/src/Plastic/Liquid_Texture_3.ogg</text:p>
          </table:table-cell>
        </table:table-row>
        <table:table-row table:style-name="ro1">
          <table:table-cell office:value-type="string">
            <text:p>Movement_1.ogg</text:p>
          </table:table-cell>
          <table:table-cell office:value-type="string">
            <text:p>modules/gAudioBundle-3/src/Plastic/Movement_1.ogg</text:p>
          </table:table-cell>
        </table:table-row>
        <table:table-row table:style-name="ro1">
          <table:table-cell office:value-type="string">
            <text:p>Spectral_9.ogg</text:p>
          </table:table-cell>
          <table:table-cell office:value-type="string">
            <text:p>modules/gAudioBundle-3/src/Plastic/Spectral_9.ogg</text:p>
          </table:table-cell>
        </table:table-row>
        <table:table-row table:style-name="ro1">
          <table:table-cell office:value-type="string">
            <text:p>Games_Deck_Of_Cards_Dealt_On_To_Felt_Table_Surface_43.ogg</text:p>
          </table:table-cell>
          <table:table-cell office:value-type="string">
            <text:p>modules/gAudioBundle-3/src/Playing Cards and Betting Chips/Games_Deck_Of_Cards_Dealt_On_To_Felt_Table_Surface_43.ogg</text:p>
          </table:table-cell>
        </table:table-row>
        <table:table-row table:style-name="ro1">
          <table:table-cell office:value-type="string">
            <text:p>Games_Deck_Of_Cards_Handled__Shuffled_And_Tapped_Onto_Table_1.ogg</text:p>
          </table:table-cell>
          <table:table-cell office:value-type="string">
            <text:p>modules/gAudioBundle-3/src/Playing Cards and Betting Chips/Games_Deck_Of_Cards_Handled__Shuffled_And_Tapped_Onto_Table_1.ogg</text:p>
          </table:table-cell>
        </table:table-row>
        <table:table-row table:style-name="ro1">
          <table:table-cell office:value-type="string">
            <text:p>Games_Poker_Chips_Dropped_On_To_Chips_5.ogg</text:p>
          </table:table-cell>
          <table:table-cell office:value-type="string">
            <text:p>modules/gAudioBundle-3/src/Playing Cards and Betting Chips/Games_Poker_Chips_Dropped_On_To_Chips_5.ogg</text:p>
          </table:table-cell>
        </table:table-row>
        <table:table-row table:style-name="ro1">
          <table:table-cell office:value-type="string">
            <text:p>Games_Poker_Chips_Dropped_On_To_Stack_8.ogg</text:p>
          </table:table-cell>
          <table:table-cell office:value-type="string">
            <text:p>modules/gAudioBundle-3/src/Playing Cards and Betting Chips/Games_Poker_Chips_Dropped_On_To_Stack_8.ogg</text:p>
          </table:table-cell>
        </table:table-row>
        <table:table-row table:style-name="ro1">
          <table:table-cell office:value-type="string">
            <text:p>Plymouth_Cuda_Hemi_-71_T2_Onboard_Startup_Idle_Blips_Steady_Rpms_No_Gear_Driving_Constant_Rpms_Engine_1.ogg</text:p>
          </table:table-cell>
          <table:table-cell office:value-type="string">
            <text:p>modules/gAudioBundle-3/src/Plymouth Hemi Cuda 1971/Plymouth_Cuda_Hemi_-71_T2_Onboard_Startup_Idle_Blips_Steady_Rpms_No_Gear_Driving_Constant_Rpms_Engine_1.ogg</text:p>
          </table:table-cell>
        </table:table-row>
        <table:table-row table:style-name="ro1">
          <table:table-cell office:value-type="string">
            <text:p>Plymouth_Cuda_Hemi_-71_T3_Exterior_3_Slow_Passbys_Wide_Stereo_L.ogg</text:p>
          </table:table-cell>
          <table:table-cell office:value-type="string">
            <text:p>modules/gAudioBundle-3/src/Plymouth Hemi Cuda 1971/Plymouth_Cuda_Hemi_-71_T3_Exterior_3_Slow_Passbys_Wide_Stereo_L.ogg</text:p>
          </table:table-cell>
        </table:table-row>
        <table:table-row table:style-name="ro1">
          <table:table-cell office:value-type="string">
            <text:p>Plymouth_Cuda_Hemi_-71_T3_Exterior_3_Slow_Passbys_Wide_Stereo_R.ogg</text:p>
          </table:table-cell>
          <table:table-cell office:value-type="string">
            <text:p>modules/gAudioBundle-3/src/Plymouth Hemi Cuda 1971/Plymouth_Cuda_Hemi_-71_T3_Exterior_3_Slow_Passbys_Wide_Stereo_R.ogg</text:p>
          </table:table-cell>
        </table:table-row>
        <table:table-row table:style-name="ro1">
          <table:table-cell office:value-type="string">
            <text:p>Polaris_Indy_Trail_Deluxe_T10_Onbrd_Start_Drive_Circles_Stop_Off_Engine_Hood_A_Dpa4061.ogg</text:p>
          </table:table-cell>
          <table:table-cell office:value-type="string">
            <text:p>modules/gAudioBundle-3/src/Polaris Indy Trail Deluxe 1991/Polaris_Indy_Trail_Deluxe_T10_Onbrd_Start_Drive_Circles_Stop_Off_Engine_Hood_A_Dpa4061.ogg</text:p>
          </table:table-cell>
        </table:table-row>
        <table:table-row table:style-name="ro1">
          <table:table-cell office:value-type="string">
            <text:p>Polaris_Indy_Trail_Deluxe_T15_Ext_Start_Try_Fail_Xy_Rsm191.ogg</text:p>
          </table:table-cell>
          <table:table-cell office:value-type="string">
            <text:p>modules/gAudioBundle-3/src/Polaris Indy Trail Deluxe 1991/Polaris_Indy_Trail_Deluxe_T15_Ext_Start_Try_Fail_Xy_Rsm191.ogg</text:p>
          </table:table-cell>
        </table:table-row>
        <table:table-row table:style-name="ro1">
          <table:table-cell office:value-type="string">
            <text:p>Polaris_Indy_Trail_Deluxe_T8_Ext_Away_Bys_Ramps_Up_Stop_Off_Xy_Rsm191.ogg</text:p>
          </table:table-cell>
          <table:table-cell office:value-type="string">
            <text:p>modules/gAudioBundle-3/src/Polaris Indy Trail Deluxe 1991/Polaris_Indy_Trail_Deluxe_T8_Ext_Away_Bys_Ramps_Up_Stop_Off_Xy_Rsm191.ogg</text:p>
          </table:table-cell>
        </table:table-row>
        <table:table-row table:style-name="ro1">
          <table:table-cell office:value-type="string">
            <text:p>Polaris_Rzr_T1_Onbrd_Start_Slow_Drive_Stop_Reverse_Stop_Drive_Stop_Off_Engine_Mix.ogg</text:p>
          </table:table-cell>
          <table:table-cell office:value-type="string">
            <text:p>modules/gAudioBundle-3/src/Polaris Rzr Xp 1000 Eps 2017/Polaris_Rzr_T1_Onbrd_Start_Slow_Drive_Stop_Reverse_Stop_Drive_Stop_Off_Engine_Mix.ogg</text:p>
          </table:table-cell>
        </table:table-row>
        <table:table-row table:style-name="ro1">
          <table:table-cell office:value-type="string">
            <text:p>Polaris_Rzr_T6_Ext_By_Steady_Rpms_Css5.ogg</text:p>
          </table:table-cell>
          <table:table-cell office:value-type="string">
            <text:p>modules/gAudioBundle-3/src/Polaris Rzr Xp 1000 Eps 2017/Polaris_Rzr_T6_Ext_By_Steady_Rpms_Css5.ogg</text:p>
          </table:table-cell>
        </table:table-row>
        <table:table-row table:style-name="ro1">
          <table:table-cell office:value-type="string">
            <text:p>Polaris_Rzr_T9_Var_Sfx_Parking_Brake_Behind_Drivers_Seat_Dpa4062.ogg</text:p>
          </table:table-cell>
          <table:table-cell office:value-type="string">
            <text:p>modules/gAudioBundle-3/src/Polaris Rzr Xp 1000 Eps 2017/Polaris_Rzr_T9_Var_Sfx_Parking_Brake_Behind_Drivers_Seat_Dpa4062.ogg</text:p>
          </table:table-cell>
        </table:table-row>
        <table:table-row table:style-name="ro1">
          <table:table-cell office:value-type="string">
            <text:p>Pontiac_Gto_T12_Ext_Away_Bys_Gearshifts_Stop_Xy_Rsm191.ogg</text:p>
          </table:table-cell>
          <table:table-cell office:value-type="string">
            <text:p>modules/gAudioBundle-3/src/Pontiac Gto 1967/Pontiac_Gto_T12_Ext_Away_Bys_Gearshifts_Stop_Xy_Rsm191.ogg</text:p>
          </table:table-cell>
        </table:table-row>
        <table:table-row table:style-name="ro1">
          <table:table-cell office:value-type="string">
            <text:p>Pontiac_Gto_T13_Onbrd_Drive_Steady_Rpms_Stop_Engine_Mix.ogg</text:p>
          </table:table-cell>
          <table:table-cell office:value-type="string">
            <text:p>modules/gAudioBundle-3/src/Pontiac Gto 1967/Pontiac_Gto_T13_Onbrd_Drive_Steady_Rpms_Stop_Engine_Mix.ogg</text:p>
          </table:table-cell>
        </table:table-row>
        <table:table-row table:style-name="ro1">
          <table:table-cell office:value-type="string">
            <text:p>Pontiac_Gto_T25_Var_Sfx_Onbrd_Door_Close_Hard_Interior_Ambeo_2.ogg</text:p>
          </table:table-cell>
          <table:table-cell office:value-type="string">
            <text:p>modules/gAudioBundle-3/src/Pontiac Gto 1967/Pontiac_Gto_T25_Var_Sfx_Onbrd_Door_Close_Hard_Interior_Ambeo_2.ogg</text:p>
          </table:table-cell>
        </table:table-row>
        <table:table-row table:style-name="ro1">
          <table:table-cell office:value-type="string">
            <text:p>Porsche_911_Sc_-81_T10_Exterior_5_Doors_Hoods_Mkh8060.ogg</text:p>
          </table:table-cell>
          <table:table-cell office:value-type="string">
            <text:p>modules/gAudioBundle-3/src/Porsche 911 Sc 1981/Porsche_911_Sc_-81_T10_Exterior_5_Doors_Hoods_Mkh8060.ogg</text:p>
          </table:table-cell>
        </table:table-row>
        <table:table-row table:style-name="ro1">
          <table:table-cell office:value-type="string">
            <text:p>Porsche_911_Sc_-81_T5_Onboard_Driving_Constant_Rpms_Exhausts.ogg</text:p>
          </table:table-cell>
          <table:table-cell office:value-type="string">
            <text:p>modules/gAudioBundle-3/src/Porsche 911 Sc 1981/Porsche_911_Sc_-81_T5_Onboard_Driving_Constant_Rpms_Exhausts.ogg</text:p>
          </table:table-cell>
        </table:table-row>
        <table:table-row table:style-name="ro1">
          <table:table-cell office:value-type="string">
            <text:p>Porsche_911_Sc_-81_T8_Exterior_4_Bad_Driving_Passbys_Ortf.L.ogg</text:p>
          </table:table-cell>
          <table:table-cell office:value-type="string">
            <text:p>modules/gAudioBundle-3/src/Porsche 911 Sc 1981/Porsche_911_Sc_-81_T8_Exterior_4_Bad_Driving_Passbys_Ortf.L.ogg</text:p>
          </table:table-cell>
        </table:table-row>
        <table:table-row table:style-name="ro1">
          <table:table-cell office:value-type="string">
            <text:p>Porsche_911_Sc_-81_T8_Exterior_4_Bad_Driving_Passbys_Ortf.R.ogg</text:p>
          </table:table-cell>
          <table:table-cell office:value-type="string">
            <text:p>modules/gAudioBundle-3/src/Porsche 911 Sc 1981/Porsche_911_Sc_-81_T8_Exterior_4_Bad_Driving_Passbys_Ortf.R.ogg</text:p>
          </table:table-cell>
        </table:table-row>
        <table:table-row table:style-name="ro1">
          <table:table-cell office:value-type="string">
            <text:p>Door-Medieval_Open_16.ogg</text:p>
          </table:table-cell>
          <table:table-cell office:value-type="string">
            <text:p>modules/gAudioBundle-3/src/Portals/Door-Medieval_Open_16.ogg</text:p>
          </table:table-cell>
        </table:table-row>
        <table:table-row table:style-name="ro1">
          <table:table-cell office:value-type="string">
            <text:p>Door-Sci-Fi-04.ogg</text:p>
          </table:table-cell>
          <table:table-cell office:value-type="string">
            <text:p>modules/gAudioBundle-3/src/Portals/Door-Sci-Fi-04.ogg</text:p>
          </table:table-cell>
        </table:table-row>
        <table:table-row table:style-name="ro1">
          <table:table-cell office:value-type="string">
            <text:p>Door-Spaceship_Hatchway_06.ogg</text:p>
          </table:table-cell>
          <table:table-cell office:value-type="string">
            <text:p>modules/gAudioBundle-3/src/Portals/Door-Spaceship_Hatchway_06.ogg</text:p>
          </table:table-cell>
        </table:table-row>
        <table:table-row table:style-name="ro1">
          <table:table-cell office:value-type="string">
            <text:p>Door-Stone_Long_02.ogg</text:p>
          </table:table-cell>
          <table:table-cell office:value-type="string">
            <text:p>modules/gAudioBundle-3/src/Portals/Door-Stone_Long_02.ogg</text:p>
          </table:table-cell>
        </table:table-row>
        <table:table-row table:style-name="ro1">
          <table:table-cell office:value-type="string">
            <text:p>Whoosh_Sound_Design_Blast_Energy_Crispy_Very_Slow_Crackling_Approach.ogg</text:p>
          </table:table-cell>
          <table:table-cell office:value-type="string">
            <text:p>modules/gAudioBundle-3/src/Power Accents/Whoosh_Sound_Design_Blast_Energy_Crispy_Very_Slow_Crackling_Approach.ogg</text:p>
          </table:table-cell>
        </table:table-row>
        <table:table-row table:style-name="ro1">
          <table:table-cell office:value-type="string">
            <text:p>Whoosh_Sound_Design_Blast_Tonal_Dissonant_Medium.ogg</text:p>
          </table:table-cell>
          <table:table-cell office:value-type="string">
            <text:p>modules/gAudioBundle-3/src/Power Accents/Whoosh_Sound_Design_Blast_Tonal_Dissonant_Medium.ogg</text:p>
          </table:table-cell>
        </table:table-row>
        <table:table-row table:style-name="ro1">
          <table:table-cell office:value-type="string">
            <text:p>Whoosh_Sound_Design_Whip_By_Airy_Thick_Release_To_Choppy_Very_Slow.ogg</text:p>
          </table:table-cell>
          <table:table-cell office:value-type="string">
            <text:p>modules/gAudioBundle-3/src/Power Accents/Whoosh_Sound_Design_Whip_By_Airy_Thick_Release_To_Choppy_Very_Slow.ogg</text:p>
          </table:table-cell>
        </table:table-row>
        <table:table-row table:style-name="ro1">
          <table:table-cell office:value-type="string">
            <text:p>Dremel_Sustain_Speed_15_[Sdc_Cardoid_Stereo].ogg</text:p>
          </table:table-cell>
          <table:table-cell office:value-type="string">
            <text:p>modules/gAudioBundle-3/src/Power Tools/Dremel_Sustain_Speed_15_[Sdc_Cardoid_Stereo].ogg</text:p>
          </table:table-cell>
        </table:table-row>
        <table:table-row table:style-name="ro1">
          <table:table-cell office:value-type="string">
            <text:p>Jig_Saw_B_Sustain_Close_[Sdc_Cardoid_Stereo].ogg</text:p>
          </table:table-cell>
          <table:table-cell office:value-type="string">
            <text:p>modules/gAudioBundle-3/src/Power Tools/Jig_Saw_B_Sustain_Close_[Sdc_Cardoid_Stereo].ogg</text:p>
          </table:table-cell>
        </table:table-row>
        <table:table-row table:style-name="ro1">
          <table:table-cell office:value-type="string">
            <text:p>Screwdriver_B_Sustain_Fluctutaing_Close_[Dynamic_Mono].ogg</text:p>
          </table:table-cell>
          <table:table-cell office:value-type="string">
            <text:p>modules/gAudioBundle-3/src/Power Tools/Screwdriver_B_Sustain_Fluctutaing_Close_[Dynamic_Mono].ogg</text:p>
          </table:table-cell>
        </table:table-row>
        <table:table-row table:style-name="ro1">
          <table:table-cell office:value-type="string">
            <text:p>Small_Vibrating_Saw_On_Off_Close_[Dynamic_Mono].ogg</text:p>
          </table:table-cell>
          <table:table-cell office:value-type="string">
            <text:p>modules/gAudioBundle-3/src/Power Tools/Small_Vibrating_Saw_On_Off_Close_[Dynamic_Mono].ogg</text:p>
          </table:table-cell>
        </table:table-row>
        <table:table-row table:style-name="ro1">
          <table:table-cell office:value-type="string">
            <text:p>Prb102_Harris_Hawk_Heniek_Call_Squawk_Shriek_Harsh_Schoeps_Mf.ogg</text:p>
          </table:table-cell>
          <table:table-cell office:value-type="string">
            <text:p>modules/gAudioBundle-3/src/Predatory Birds/Prb102_Harris_Hawk_Heniek_Call_Squawk_Shriek_Harsh_Schoeps_Mf.ogg</text:p>
          </table:table-cell>
        </table:table-row>
        <table:table-row table:style-name="ro1">
          <table:table-cell office:value-type="string">
            <text:p>Prb216_Saker_Falcon_Tosia_Call_Squawk_Screech_Scream_Cry_High_Nervous_8060_Mf.ogg</text:p>
          </table:table-cell>
          <table:table-cell office:value-type="string">
            <text:p>modules/gAudioBundle-3/src/Predatory Birds/Prb216_Saker_Falcon_Tosia_Call_Squawk_Screech_Scream_Cry_High_Nervous_8060_Mf.ogg</text:p>
          </table:table-cell>
        </table:table-row>
        <table:table-row table:style-name="ro1">
          <table:table-cell office:value-type="string">
            <text:p>Prb315_Northern_Goshawk_Lucjan_Call_Squawk_Shriek_Screech_Long_Wings_Flapping_Movements_Sanken_Mf.ogg</text:p>
          </table:table-cell>
          <table:table-cell office:value-type="string">
            <text:p>modules/gAudioBundle-3/src/Predatory Birds/Prb315_Northern_Goshawk_Lucjan_Call_Squawk_Shriek_Screech_Long_Wings_Flapping_Movements_Sanken_Mf.ogg</text:p>
          </table:table-cell>
        </table:table-row>
        <table:table-row table:style-name="ro1">
          <table:table-cell office:value-type="string">
            <text:p>Prb524_Duet_Bald_Eagle__And__Tawny_Eagle_Calls_Squawk_Cry_Neumann_Mf.ogg</text:p>
          </table:table-cell>
          <table:table-cell office:value-type="string">
            <text:p>modules/gAudioBundle-3/src/Predatory Birds/Prb524_Duet_Bald_Eagle__And__Tawny_Eagle_Calls_Squawk_Cry_Neumann_Mf.ogg</text:p>
          </table:table-cell>
        </table:table-row>
        <table:table-row table:style-name="ro1">
          <table:table-cell office:value-type="string">
            <text:p>Piano_1805_Gesture_Strings_Impact_Heavy_Metal_Bar_02_Mk_50.ogg</text:p>
          </table:table-cell>
          <table:table-cell office:value-type="string">
            <text:p>modules/gAudioBundle-3/src/Prepared Piano/Piano_1805_Gesture_Strings_Impact_Heavy_Metal_Bar_02_Mk_50.ogg</text:p>
          </table:table-cell>
        </table:table-row>
        <table:table-row table:style-name="ro1">
          <table:table-cell office:value-type="string">
            <text:p>Piano_1805_Gesture_Strings_Resonant_Scrape_01_Mk_50.ogg</text:p>
          </table:table-cell>
          <table:table-cell office:value-type="string">
            <text:p>modules/gAudioBundle-3/src/Prepared Piano/Piano_1805_Gesture_Strings_Resonant_Scrape_01_Mk_50.ogg</text:p>
          </table:table-cell>
        </table:table-row>
        <table:table-row table:style-name="ro1">
          <table:table-cell office:value-type="string">
            <text:p>Piano_String_Low_Calm_Pedal_Impact_01.ogg</text:p>
          </table:table-cell>
          <table:table-cell office:value-type="string">
            <text:p>modules/gAudioBundle-3/src/Prepared Piano/Piano_String_Low_Calm_Pedal_Impact_01.ogg</text:p>
          </table:table-cell>
        </table:table-row>
        <table:table-row table:style-name="ro1">
          <table:table-cell office:value-type="string">
            <text:p>Piano_String_Pick_Resonant_Muted_02.ogg</text:p>
          </table:table-cell>
          <table:table-cell office:value-type="string">
            <text:p>modules/gAudioBundle-3/src/Prepared Piano/Piano_String_Pick_Resonant_Muted_02.ogg</text:p>
          </table:table-cell>
        </table:table-row>
        <table:table-row table:style-name="ro1">
          <table:table-cell office:value-type="string">
            <text:p>Interfacebleep-16.ogg</text:p>
          </table:table-cell>
          <table:table-cell office:value-type="string">
            <text:p>modules/gAudioBundle-3/src/Press Interface Sounds/Interfacebleep-16.ogg</text:p>
          </table:table-cell>
        </table:table-row>
        <table:table-row table:style-name="ro1">
          <table:table-cell office:value-type="string">
            <text:p>Interfacebleepglitch-11.ogg</text:p>
          </table:table-cell>
          <table:table-cell office:value-type="string">
            <text:p>modules/gAudioBundle-3/src/Press Interface Sounds/Interfacebleepglitch-11.ogg</text:p>
          </table:table-cell>
        </table:table-row>
        <table:table-row table:style-name="ro1">
          <table:table-cell office:value-type="string">
            <text:p>Interfacebuttondigital-06.ogg</text:p>
          </table:table-cell>
          <table:table-cell office:value-type="string">
            <text:p>modules/gAudioBundle-3/src/Press Interface Sounds/Interfacebuttondigital-06.ogg</text:p>
          </table:table-cell>
        </table:table-row>
        <table:table-row table:style-name="ro1">
          <table:table-cell office:value-type="string">
            <text:p>Interfaceglitchinteractiondata-32.ogg</text:p>
          </table:table-cell>
          <table:table-cell office:value-type="string">
            <text:p>modules/gAudioBundle-3/src/Press Interface Sounds/Interfaceglitchinteractiondata-32.ogg</text:p>
          </table:table-cell>
        </table:table-row>
        <table:table-row table:style-name="ro1">
          <table:table-cell office:value-type="string">
            <text:p>Process_Malfunction-Computer_Glitch_02.ogg</text:p>
          </table:table-cell>
          <table:table-cell office:value-type="string">
            <text:p>modules/gAudioBundle-3/src/Process Malfunction/Process_Malfunction-Computer_Glitch_02.ogg</text:p>
          </table:table-cell>
        </table:table-row>
        <table:table-row table:style-name="ro1">
          <table:table-cell office:value-type="string">
            <text:p>Process_Malfunction-Computer_Glitch_18.ogg</text:p>
          </table:table-cell>
          <table:table-cell office:value-type="string">
            <text:p>modules/gAudioBundle-3/src/Process Malfunction/Process_Malfunction-Computer_Glitch_18.ogg</text:p>
          </table:table-cell>
        </table:table-row>
        <table:table-row table:style-name="ro1">
          <table:table-cell office:value-type="string">
            <text:p>Process_Malfunction-Computer_Glitch_36.ogg</text:p>
          </table:table-cell>
          <table:table-cell office:value-type="string">
            <text:p>modules/gAudioBundle-3/src/Process Malfunction/Process_Malfunction-Computer_Glitch_36.ogg</text:p>
          </table:table-cell>
        </table:table-row>
        <table:table-row table:style-name="ro1">
          <table:table-cell office:value-type="string">
            <text:p>Process_Malfunction-Computer_Glitch_40.ogg</text:p>
          </table:table-cell>
          <table:table-cell office:value-type="string">
            <text:p>modules/gAudioBundle-3/src/Process Malfunction/Process_Malfunction-Computer_Glitch_40.ogg</text:p>
          </table:table-cell>
        </table:table-row>
        <table:table-row table:style-name="ro1">
          <table:table-cell office:value-type="string">
            <text:p>Baby_Infant_Sleeps_Snores_With_A_Cold_Congested.ogg</text:p>
          </table:table-cell>
          <table:table-cell office:value-type="string">
            <text:p>modules/gAudioBundle-3/src/Production Sound Effects/Baby_Infant_Sleeps_Snores_With_A_Cold_Congested.ogg</text:p>
          </table:table-cell>
        </table:table-row>
        <table:table-row table:style-name="ro1">
          <table:table-cell office:value-type="string">
            <text:p>Baby_Newborn_Feeding_Bottle_1.ogg</text:p>
          </table:table-cell>
          <table:table-cell office:value-type="string">
            <text:p>modules/gAudioBundle-3/src/Production Sound Effects/Baby_Newborn_Feeding_Bottle_1.ogg</text:p>
          </table:table-cell>
        </table:table-row>
        <table:table-row table:style-name="ro1">
          <table:table-cell office:value-type="string">
            <text:p>Baby_Newborn_Vocalizations_Unhappy.ogg</text:p>
          </table:table-cell>
          <table:table-cell office:value-type="string">
            <text:p>modules/gAudioBundle-3/src/Production Sound Effects/Baby_Newborn_Vocalizations_Unhappy.ogg</text:p>
          </table:table-cell>
        </table:table-row>
        <table:table-row table:style-name="ro1">
          <table:table-cell office:value-type="string">
            <text:p>Baby_Toddler_Coughing_2.ogg</text:p>
          </table:table-cell>
          <table:table-cell office:value-type="string">
            <text:p>modules/gAudioBundle-3/src/Production Sound Effects/Baby_Toddler_Coughing_2.ogg</text:p>
          </table:table-cell>
        </table:table-row>
        <table:table-row table:style-name="ro1">
          <table:table-cell office:value-type="string">
            <text:p>Baby_Toddler_Vocalizations_Crying_Sleepy_Coughing_Night_Terror_Very_Upset.ogg</text:p>
          </table:table-cell>
          <table:table-cell office:value-type="string">
            <text:p>modules/gAudioBundle-3/src/Production Sound Effects/Baby_Toddler_Vocalizations_Crying_Sleepy_Coughing_Night_Terror_Very_Upset.ogg</text:p>
          </table:table-cell>
        </table:table-row>
        <table:table-row table:style-name="ro1">
          <table:table-cell office:value-type="string">
            <text:p>Baby_Toddler_Vocalizations_Talking_Oh_No.ogg</text:p>
          </table:table-cell>
          <table:table-cell office:value-type="string">
            <text:p>modules/gAudioBundle-3/src/Production Sound Effects/Baby_Toddler_Vocalizations_Talking_Oh_No.ogg</text:p>
          </table:table-cell>
        </table:table-row>
        <table:table-row table:style-name="ro1">
          <table:table-cell office:value-type="string">
            <text:p>Props_Deodorant_Spray_Mono_8040.ogg</text:p>
          </table:table-cell>
          <table:table-cell office:value-type="string">
            <text:p>modules/gAudioBundle-3/src/Props Box/Props_Deodorant_Spray_Mono_8040.ogg</text:p>
          </table:table-cell>
        </table:table-row>
        <table:table-row table:style-name="ro1">
          <table:table-cell office:value-type="string">
            <text:p>Props_Duct_Tape_Using_Short_Pulls_Mono_8040.ogg</text:p>
          </table:table-cell>
          <table:table-cell office:value-type="string">
            <text:p>modules/gAudioBundle-3/src/Props Box/Props_Duct_Tape_Using_Short_Pulls_Mono_8040.ogg</text:p>
          </table:table-cell>
        </table:table-row>
        <table:table-row table:style-name="ro1">
          <table:table-cell office:value-type="string">
            <text:p>Props_Stones_Small_Multiple_Dropped_On_The_Concrete_Floor_Mono_8040.ogg</text:p>
          </table:table-cell>
          <table:table-cell office:value-type="string">
            <text:p>modules/gAudioBundle-3/src/Props Box/Props_Stones_Small_Multiple_Dropped_On_The_Concrete_Floor_Mono_8040.ogg</text:p>
          </table:table-cell>
        </table:table-row>
        <table:table-row table:style-name="ro1">
          <table:table-cell office:value-type="string">
            <text:p>Props_Water_Spray_Mono_8040.ogg</text:p>
          </table:table-cell>
          <table:table-cell office:value-type="string">
            <text:p>modules/gAudioBundle-3/src/Props Box/Props_Water_Spray_Mono_8040.ogg</text:p>
          </table:table-cell>
        </table:table-row>
        <table:table-row table:style-name="ro1">
          <table:table-cell office:value-type="string">
            <text:p>Pp_06_Protesting_People_Bulgaria_7000-10000_People_Chanting_Mafia.ogg</text:p>
          </table:table-cell>
          <table:table-cell office:value-type="string">
            <text:p>modules/gAudioBundle-3/src/Protesting People/Pp_06_Protesting_People_Bulgaria_7000-10000_People_Chanting_Mafia.ogg</text:p>
          </table:table-cell>
        </table:table-row>
        <table:table-row table:style-name="ro1">
          <table:table-cell office:value-type="string">
            <text:p>Pp_26_Protesting_People_Bulgaria_7000-10000_People_Ambience_Behind_Making_Noise.ogg</text:p>
          </table:table-cell>
          <table:table-cell office:value-type="string">
            <text:p>modules/gAudioBundle-3/src/Protesting People/Pp_26_Protesting_People_Bulgaria_7000-10000_People_Ambience_Behind_Making_Noise.ogg</text:p>
          </table:table-cell>
        </table:table-row>
        <table:table-row table:style-name="ro1">
          <table:table-cell office:value-type="string">
            <text:p>Large_Open_Space_Cafe_With_Chatter_From_Customers_And_Sounds_From_Kitchen_Pt_1.ogg</text:p>
          </table:table-cell>
          <table:table-cell office:value-type="string">
            <text:p>modules/gAudioBundle-3/src/Public Places In Everyday Life/Large_Open_Space_Cafe_With_Chatter_From_Customers_And_Sounds_From_Kitchen_Pt_1.ogg</text:p>
          </table:table-cell>
        </table:table-row>
        <table:table-row table:style-name="ro1">
          <table:table-cell office:value-type="string">
            <text:p>Outside_Busy_Supermarket_Cars_Trolleys_Footsteps_Chatter_Pt_1.ogg</text:p>
          </table:table-cell>
          <table:table-cell office:value-type="string">
            <text:p>modules/gAudioBundle-3/src/Public Places In Everyday Life/Outside_Busy_Supermarket_Cars_Trolleys_Footsteps_Chatter_Pt_1.ogg</text:p>
          </table:table-cell>
        </table:table-row>
        <table:table-row table:style-name="ro1">
          <table:table-cell office:value-type="string">
            <text:p>Foley_Object_Grab_Pickup_04.ogg</text:p>
          </table:table-cell>
          <table:table-cell office:value-type="string">
            <text:p>modules/gAudioBundle-3/src/Punch Sound Pack/Punch And Combat Sounds/Foley_Object_Grab_Pickup_04.ogg</text:p>
          </table:table-cell>
        </table:table-row>
        <table:table-row table:style-name="ro1">
          <table:table-cell office:value-type="string">
            <text:p>Punch_Grit_Wet_Impact_05.ogg</text:p>
          </table:table-cell>
          <table:table-cell office:value-type="string">
            <text:p>modules/gAudioBundle-3/src/Punch Sound Pack/Punch And Combat Sounds/Punch_Grit_Wet_Impact_05.ogg</text:p>
          </table:table-cell>
        </table:table-row>
        <table:table-row table:style-name="ro1">
          <table:table-cell office:value-type="string">
            <text:p>Voice_Male_Breathing_Mask_Loop_Run_02.ogg</text:p>
          </table:table-cell>
          <table:table-cell office:value-type="string">
            <text:p>modules/gAudioBundle-3/src/Punch Sound Pack/Punch And Combat Sounds/Voice_Male_Breathing_Mask_Loop_Run_02.ogg</text:p>
          </table:table-cell>
        </table:table-row>
        <table:table-row table:style-name="ro1">
          <table:table-cell office:value-type="string">
            <text:p>Whoosh_Weapon_Knife_Swing_04.ogg</text:p>
          </table:table-cell>
          <table:table-cell office:value-type="string">
            <text:p>modules/gAudioBundle-3/src/Punch Sound Pack/Punch And Combat Sounds/Whoosh_Weapon_Knife_Swing_04.ogg</text:p>
          </table:table-cell>
        </table:table-row>
        <table:table-row table:style-name="ro1">
          <table:table-cell office:value-type="string">
            <text:p>Punch_Blocked_02.ogg</text:p>
          </table:table-cell>
          <table:table-cell office:value-type="string">
            <text:p>modules/gAudioBundle-3/src/Punch Sound Pack/Punch_Blocked_02.ogg</text:p>
          </table:table-cell>
        </table:table-row>
        <table:table-row table:style-name="ro1">
          <table:table-cell office:value-type="string">
            <text:p>Punch_General_Body_Impact_03.ogg</text:p>
          </table:table-cell>
          <table:table-cell office:value-type="string">
            <text:p>modules/gAudioBundle-3/src/Punch Sound Pack/Punch_General_Body_Impact_03.ogg</text:p>
          </table:table-cell>
        </table:table-row>
        <table:table-row table:style-name="ro1">
          <table:table-cell office:value-type="string">
            <text:p>Punch_Grit_Wet_Impact_05.ogg</text:p>
          </table:table-cell>
          <table:table-cell office:value-type="string">
            <text:p>modules/gAudioBundle-3/src/Punch Sound Pack/Punch_Grit_Wet_Impact_05.ogg</text:p>
          </table:table-cell>
        </table:table-row>
        <table:table-row table:style-name="ro1">
          <table:table-cell office:value-type="string">
            <text:p>Punch_Heavy_Huge_Distorted_01.ogg</text:p>
          </table:table-cell>
          <table:table-cell office:value-type="string">
            <text:p>modules/gAudioBundle-3/src/Punch Sound Pack/Punch_Heavy_Huge_Distorted_01.ogg</text:p>
          </table:table-cell>
        </table:table-row>
        <table:table-row table:style-name="ro1">
          <table:table-cell office:value-type="string">
            <text:p>Cardboard_Gnarl_03_Grattle.ogg</text:p>
          </table:table-cell>
          <table:table-cell office:value-type="string">
            <text:p>modules/gAudioBundle-3/src/Punchy Cardboard/Cardboard_Gnarl_03_Grattle.ogg</text:p>
          </table:table-cell>
        </table:table-row>
        <table:table-row table:style-name="ro1">
          <table:table-cell office:value-type="string">
            <text:p>Cardboard_Rumble_04_Crumbling.ogg</text:p>
          </table:table-cell>
          <table:table-cell office:value-type="string">
            <text:p>modules/gAudioBundle-3/src/Punchy Cardboard/Cardboard_Rumble_04_Crumbling.ogg</text:p>
          </table:table-cell>
        </table:table-row>
        <table:table-row table:style-name="ro1">
          <table:table-cell office:value-type="string">
            <text:p>Cardboard_Tearing_01_Continious.ogg</text:p>
          </table:table-cell>
          <table:table-cell office:value-type="string">
            <text:p>modules/gAudioBundle-3/src/Punchy Cardboard/Cardboard_Tearing_01_Continious.ogg</text:p>
          </table:table-cell>
        </table:table-row>
        <table:table-row table:style-name="ro1">
          <table:table-cell office:value-type="string">
            <text:p>Cardboard_Tearing_02_Slow.ogg</text:p>
          </table:table-cell>
          <table:table-cell office:value-type="string">
            <text:p>modules/gAudioBundle-3/src/Punchy Cardboard/Cardboard_Tearing_02_Slow.ogg</text:p>
          </table:table-cell>
        </table:table-row>
        <table:table-row table:style-name="ro1">
          <table:table-cell office:value-type="string">
            <text:p>Jet_Ski_Pwc_Sea_Doo_Driving_Steady_On-Board_Loop_5000rpm_Driver_Perspective.ogg</text:p>
          </table:table-cell>
          <table:table-cell office:value-type="string">
            <text:p>modules/gAudioBundle-3/src/Pwc Jet Ski Sea Doo <text:s/>Volume 2/Jet_Ski_Pwc_Sea_Doo_Driving_Steady_On-Board_Loop_5000rpm_Driver_Perspective.ogg</text:p>
          </table:table-cell>
        </table:table-row>
        <table:table-row table:style-name="ro1">
          <table:table-cell office:value-type="string">
            <text:p>Jet_Ski_Pwc_Sea_Doo_Extra_Startup_To_Full_Speed_To_Off_Quickly.ogg</text:p>
          </table:table-cell>
          <table:table-cell office:value-type="string">
            <text:p>modules/gAudioBundle-3/src/Pwc Jet Ski Sea Doo <text:s/>Volume 2/Jet_Ski_Pwc_Sea_Doo_Extra_Startup_To_Full_Speed_To_Off_Quickly.ogg</text:p>
          </table:table-cell>
        </table:table-row>
        <table:table-row table:style-name="ro1">
          <table:table-cell office:value-type="string">
            <text:p>Jet_Ski_Pwc_Sea_Doo_Extra_Startup_To_Full_Speed_To_Off_Slowly.ogg</text:p>
          </table:table-cell>
          <table:table-cell office:value-type="string">
            <text:p>modules/gAudioBundle-3/src/Pwc Jet Ski Sea Doo <text:s/>Volume 2/Jet_Ski_Pwc_Sea_Doo_Extra_Startup_To_Full_Speed_To_Off_Slowly.ogg</text:p>
          </table:table-cell>
        </table:table-row>
        <table:table-row table:style-name="ro1">
          <table:table-cell office:value-type="string">
            <text:p>Sea_Doo_Gts_130_2015_On_Gradual_Rev_To_Full_Speed_Gradual_Back_Down_Off.ogg</text:p>
          </table:table-cell>
          <table:table-cell office:value-type="string">
            <text:p>modules/gAudioBundle-3/src/Pwc Jet Ski Sea Doo/Sea_Doo_Gts_130_2015_On_Gradual_Rev_To_Full_Speed_Gradual_Back_Down_Off.ogg</text:p>
          </table:table-cell>
        </table:table-row>
        <table:table-row table:style-name="ro1">
          <table:table-cell office:value-type="string">
            <text:p>Sea_Doo_Gts_130_2015_On_Joyriding_Off_01.ogg</text:p>
          </table:table-cell>
          <table:table-cell office:value-type="string">
            <text:p>modules/gAudioBundle-3/src/Pwc Jet Ski Sea Doo/Sea_Doo_Gts_130_2015_On_Joyriding_Off_01.ogg</text:p>
          </table:table-cell>
        </table:table-row>
        <table:table-row table:style-name="ro1">
          <table:table-cell office:value-type="string">
            <text:p>Sea_Doo_Gts_130_2015_Passby_02.ogg</text:p>
          </table:table-cell>
          <table:table-cell office:value-type="string">
            <text:p>modules/gAudioBundle-3/src/Pwc Jet Ski Sea Doo/Sea_Doo_Gts_130_2015_Passby_02.ogg</text:p>
          </table:table-cell>
        </table:table-row>
        <table:table-row table:style-name="ro1">
          <table:table-cell office:value-type="string">
            <text:p>Sea_Doo_Gts_130_2015_Passby_06.ogg</text:p>
          </table:table-cell>
          <table:table-cell office:value-type="string">
            <text:p>modules/gAudioBundle-3/src/Pwc Jet Ski Sea Doo/Sea_Doo_Gts_130_2015_Passby_06.ogg</text:p>
          </table:table-cell>
        </table:table-row>
        <table:table-row table:style-name="ro1">
          <table:table-cell office:value-type="string">
            <text:p>Lake_High_Wind_In_Tree_Tops_Birds_Daytime_Quad_Xy_Lr.ogg</text:p>
          </table:table-cell>
          <table:table-cell office:value-type="string">
            <text:p>modules/gAudioBundle-3/src/Quad Ambience Of Crimea In Summer/Lake_High_Wind_In_Tree_Tops_Birds_Daytime_Quad_Xy_Lr.ogg</text:p>
          </table:table-cell>
        </table:table-row>
        <table:table-row table:style-name="ro1">
          <table:table-cell office:value-type="string">
            <text:p>Lake_High_Wind_In_Tree_Tops_Birds_Daytime_Quad_Xy_Lsrs.ogg</text:p>
          </table:table-cell>
          <table:table-cell office:value-type="string">
            <text:p>modules/gAudioBundle-3/src/Quad Ambience Of Crimea In Summer/Lake_High_Wind_In_Tree_Tops_Birds_Daytime_Quad_Xy_Lsrs.ogg</text:p>
          </table:table-cell>
        </table:table-row>
        <table:table-row table:style-name="ro1">
          <table:table-cell office:value-type="string">
            <text:p>Meadow_Night_Ambience_Crickets_Ortf_Offset_By_3_M_Front_Ortf.ogg</text:p>
          </table:table-cell>
          <table:table-cell office:value-type="string">
            <text:p>modules/gAudioBundle-3/src/Quad Ambience Of Crimea In Summer/Meadow_Night_Ambience_Crickets_Ortf_Offset_By_3_M_Front_Ortf.ogg</text:p>
          </table:table-cell>
        </table:table-row>
        <table:table-row table:style-name="ro1">
          <table:table-cell office:value-type="string">
            <text:p>Vineyard_Evening_Ambience_Hill_Very_Quiet_Birds_Crickets_Take_2_Ortf_Offset_5_M_Front_Ortf.ogg</text:p>
          </table:table-cell>
          <table:table-cell office:value-type="string">
            <text:p>modules/gAudioBundle-3/src/Quad Ambience Of Crimea In Summer/Vineyard_Evening_Ambience_Hill_Very_Quiet_Birds_Crickets_Take_2_Ortf_Offset_5_M_Front_Ortf.ogg</text:p>
          </table:table-cell>
        </table:table-row>
        <table:table-row table:style-name="ro1">
          <table:table-cell office:value-type="string">
            <text:p>Son_Quad_City_Berlin_002_Large_Main_Road_Junction_Front_Omni.ogg</text:p>
          </table:table-cell>
          <table:table-cell office:value-type="string">
            <text:p>modules/gAudioBundle-3/src/Quad City Berlin/Son_Quad_City_Berlin_002_Large_Main_Road_Junction_Front_Omni.ogg</text:p>
          </table:table-cell>
        </table:table-row>
        <table:table-row table:style-name="ro1">
          <table:table-cell office:value-type="string">
            <text:p>Son_Quad_City_Berlin_027-Rooftop_At_Night_In_Residential_Area_Calm_Faint_Traffic_Churchbells_At_Top-Front_Omni.ogg</text:p>
          </table:table-cell>
          <table:table-cell office:value-type="string">
            <text:p>modules/gAudioBundle-3/src/Quad City Berlin/Son_Quad_City_Berlin_027-Rooftop_At_Night_In_Residential_Area_Calm_Faint_Traffic_Churchbells_At_Top-Front_Omni.ogg</text:p>
          </table:table-cell>
        </table:table-row>
        <table:table-row table:style-name="ro1">
          <table:table-cell office:value-type="string">
            <text:p>AlbumArtSmall.jpg</text:p>
          </table:table-cell>
          <table:table-cell office:value-type="string">
            <text:p>modules/gAudioBundle-3/src/Quadcopter/AlbumArtSmall.jpg</text:p>
          </table:table-cell>
        </table:table-row>
        <table:table-row table:style-name="ro1">
          <table:table-cell office:value-type="string">
            <text:p>Folder.jpg</text:p>
          </table:table-cell>
          <table:table-cell office:value-type="string">
            <text:p>modules/gAudioBundle-3/src/Quadcopter/Folder.jpg</text:p>
          </table:table-cell>
        </table:table-row>
        <table:table-row table:style-name="ro1">
          <table:table-cell office:value-type="string">
            <text:p>Quadcopter_Dkii_Take_Off_Fly_Around_Crash_Int_01.ogg</text:p>
          </table:table-cell>
          <table:table-cell office:value-type="string">
            <text:p>modules/gAudioBundle-3/src/Quadcopter/Quadcopter Flight/Quadcopter_Dkii_Take_Off_Fly_Around_Crash_Int_01.ogg</text:p>
          </table:table-cell>
        </table:table-row>
        <table:table-row table:style-name="ro1">
          <table:table-cell office:value-type="string">
            <text:p>Quadcopter_Eh8s_Contact_Mic_Rotors_Run_Various_Rpms_Scrape_Mic.ogg</text:p>
          </table:table-cell>
          <table:table-cell office:value-type="string">
            <text:p>modules/gAudioBundle-3/src/Quadcopter/Quadcopter Flight/Quadcopter_Eh8s_Contact_Mic_Rotors_Run_Various_Rpms_Scrape_Mic.ogg</text:p>
          </table:table-cell>
        </table:table-row>
        <table:table-row table:style-name="ro1">
          <table:table-cell office:value-type="string">
            <text:p>Quadcopter_Ytg_Fly_By_Slow_Ext_2.ogg</text:p>
          </table:table-cell>
          <table:table-cell office:value-type="string">
            <text:p>modules/gAudioBundle-3/src/Quadcopter/Quadcopter Flight/Quadcopter_Ytg_Fly_By_Slow_Ext_2.ogg</text:p>
          </table:table-cell>
        </table:table-row>
        <table:table-row table:style-name="ro1">
          <table:table-cell office:value-type="string">
            <text:p>Quadcopter_Ytg_Start_Idle_Take_Off_Maneuver_Land_Onboard_Ext.ogg</text:p>
          </table:table-cell>
          <table:table-cell office:value-type="string">
            <text:p>modules/gAudioBundle-3/src/Quadcopter/Quadcopter Flight/Quadcopter_Ytg_Start_Idle_Take_Off_Maneuver_Land_Onboard_Ext.ogg</text:p>
          </table:table-cell>
        </table:table-row>
        <table:table-row table:style-name="ro1">
          <table:table-cell office:value-type="string">
            <text:p>Sw006_Quadcopter_Engine_Right_Constant_Coilmic.ogg</text:p>
          </table:table-cell>
          <table:table-cell office:value-type="string">
            <text:p>modules/gAudioBundle-3/src/Quadcopter/Sw006_Quadcopter_Engine_Right_Constant_Coilmic.ogg</text:p>
          </table:table-cell>
        </table:table-row>
        <table:table-row table:style-name="ro1">
          <table:table-cell office:value-type="string">
            <text:p>Sw006_Quadcopter_Engine_Right_Turn_Constant_Mkh8040.ogg</text:p>
          </table:table-cell>
          <table:table-cell office:value-type="string">
            <text:p>modules/gAudioBundle-3/src/Quadcopter/Sw006_Quadcopter_Engine_Right_Turn_Constant_Mkh8040.ogg</text:p>
          </table:table-cell>
        </table:table-row>
        <table:table-row table:style-name="ro1">
          <table:table-cell office:value-type="string">
            <text:p>Quiet_Street_Back_Alley_People_Chatting_St.ogg</text:p>
          </table:table-cell>
          <table:table-cell office:value-type="string">
            <text:p>modules/gAudioBundle-3/src/Quiet Streets/Quiet_Street_Back_Alley_People_Chatting_St.ogg</text:p>
          </table:table-cell>
        </table:table-row>
        <table:table-row table:style-name="ro1">
          <table:table-cell office:value-type="string">
            <text:p>Quiet_Street_Night_Fast_Chirp_Crickets_Distant_Activities_Slight_Wind_St.ogg</text:p>
          </table:table-cell>
          <table:table-cell office:value-type="string">
            <text:p>modules/gAudioBundle-3/src/Quiet Streets/Quiet_Street_Night_Fast_Chirp_Crickets_Distant_Activities_Slight_Wind_St.ogg</text:p>
          </table:table-cell>
        </table:table-row>
        <table:table-row table:style-name="ro1">
          <table:table-cell office:value-type="string">
            <text:p>Quiet_Street_Rain_Near_Sewer_St.ogg</text:p>
          </table:table-cell>
          <table:table-cell office:value-type="string">
            <text:p>modules/gAudioBundle-3/src/Quiet Streets/Quiet_Street_Rain_Near_Sewer_St.ogg</text:p>
          </table:table-cell>
        </table:table-row>
        <table:table-row table:style-name="ro1">
          <table:table-cell office:value-type="string">
            <text:p>Quiet_Street_Wet_Air_Wind_Sparse_Birds_St.ogg</text:p>
          </table:table-cell>
          <table:table-cell office:value-type="string">
            <text:p>modules/gAudioBundle-3/src/Quiet Streets/Quiet_Street_Wet_Air_Wind_Sparse_Birds_St.ogg</text:p>
          </table:table-cell>
        </table:table-row>
        <table:table-row table:style-name="ro1">
          <table:table-cell office:value-type="string">
            <text:p>Race_Car_Indy_Lights_Before_Turn_By_Downshift_Crazy.ogg</text:p>
          </table:table-cell>
          <table:table-cell office:value-type="string">
            <text:p>modules/gAudioBundle-3/src/Race Cars/Race_Car_Indy_Lights_Before_Turn_By_Downshift_Crazy.ogg</text:p>
          </table:table-cell>
        </table:table-row>
        <table:table-row table:style-name="ro1">
          <table:table-cell office:value-type="string">
            <text:p>Race_Car_Indycar_Qualifying_Pit_Lane_Wait_At_Pit_Lane_Exit_Rev_Intense_Away.ogg</text:p>
          </table:table-cell>
          <table:table-cell office:value-type="string">
            <text:p>modules/gAudioBundle-3/src/Race Cars/Race_Car_Indycar_Qualifying_Pit_Lane_Wait_At_Pit_Lane_Exit_Rev_Intense_Away.ogg</text:p>
          </table:table-cell>
        </table:table-row>
        <table:table-row table:style-name="ro1">
          <table:table-cell office:value-type="string">
            <text:p>Race_Pro_Mazda_Qualifying_Straight_Singles_Steady_Spread_Out_Backfire.ogg</text:p>
          </table:table-cell>
          <table:table-cell office:value-type="string">
            <text:p>modules/gAudioBundle-3/src/Race Cars/Race_Pro_Mazda_Qualifying_Straight_Singles_Steady_Spread_Out_Backfire.ogg</text:p>
          </table:table-cell>
        </table:table-row>
        <table:table-row table:style-name="ro1">
          <table:table-cell office:value-type="string">
            <text:p>Gentle_Rain_Water_Runs_Off_A_Pebble_Street_Recorded_Through_An_Air_Duct_Background_Thunder_At_1.46_Loop.ogg</text:p>
          </table:table-cell>
          <table:table-cell office:value-type="string">
            <text:p>modules/gAudioBundle-3/src/Rain And Thunder/Rain City/Gentle_Rain_Water_Runs_Off_A_Pebble_Street_Recorded_Through_An_Air_Duct_Background_Thunder_At_1.46_Loop.ogg</text:p>
          </table:table-cell>
        </table:table-row>
        <table:table-row table:style-name="ro1">
          <table:table-cell office:value-type="string">
            <text:p>Heavy_Rain_Drops_On_A_Car_Window_Steady_Recorded_Indoors_Loop.ogg</text:p>
          </table:table-cell>
          <table:table-cell office:value-type="string">
            <text:p>modules/gAudioBundle-3/src/Rain And Thunder/Rain City/Heavy_Rain_Drops_On_A_Car_Window_Steady_Recorded_Indoors_Loop.ogg</text:p>
          </table:table-cell>
        </table:table-row>
        <table:table-row table:style-name="ro1">
          <table:table-cell office:value-type="string">
            <text:p>Soft_Rain_Water_Flowing_Down_From_The_Roof_And_Splashes_On_Cement_City_Ambience_Loop.ogg</text:p>
          </table:table-cell>
          <table:table-cell office:value-type="string">
            <text:p>modules/gAudioBundle-3/src/Rain And Thunder/Rain City/Soft_Rain_Water_Flowing_Down_From_The_Roof_And_Splashes_On_Cement_City_Ambience_Loop.ogg</text:p>
          </table:table-cell>
        </table:table-row>
        <table:table-row table:style-name="ro1">
          <table:table-cell office:value-type="string">
            <text:p>Rain_On_Concrete_In_Alley_Splattering_Dripping_.ogg</text:p>
          </table:table-cell>
          <table:table-cell office:value-type="string">
            <text:p>modules/gAudioBundle-3/src/Rain And Thunder/Rain In The City/Rain_On_Concrete_In_Alley_Splattering_Dripping_.ogg</text:p>
          </table:table-cell>
        </table:table-row>
        <table:table-row table:style-name="ro1">
          <table:table-cell office:value-type="string">
            <text:p>Rain_On_Concrete_Water_Dripping_In_Alley.ogg</text:p>
          </table:table-cell>
          <table:table-cell office:value-type="string">
            <text:p>modules/gAudioBundle-3/src/Rain And Thunder/Rain In The City/Rain_On_Concrete_Water_Dripping_In_Alley.ogg</text:p>
          </table:table-cell>
        </table:table-row>
        <table:table-row table:style-name="ro1">
          <table:table-cell office:value-type="string">
            <text:p>Water_Dripping_On_Plastic_Distant_Traffic.ogg</text:p>
          </table:table-cell>
          <table:table-cell office:value-type="string">
            <text:p>modules/gAudioBundle-3/src/Rain And Thunder/Rain In The City/Water_Dripping_On_Plastic_Distant_Traffic.ogg</text:p>
          </table:table-cell>
        </table:table-row>
        <table:table-row table:style-name="ro1">
          <table:table-cell office:value-type="string">
            <text:p>Rain_Ext_Porch_Soft_Rain.ogg</text:p>
          </table:table-cell>
          <table:table-cell office:value-type="string">
            <text:p>modules/gAudioBundle-3/src/Rain And Thunder/Rain Indoor Ambiences/Rain_Ext_Porch_Soft_Rain.ogg</text:p>
          </table:table-cell>
        </table:table-row>
        <table:table-row table:style-name="ro1">
          <table:table-cell office:value-type="string">
            <text:p>Rain_Int_Car_C4_Front_Seat_Moderate_Rain.ogg</text:p>
          </table:table-cell>
          <table:table-cell office:value-type="string">
            <text:p>modules/gAudioBundle-3/src/Rain And Thunder/Rain Indoor Ambiences/Rain_Int_Car_C4_Front_Seat_Moderate_Rain.ogg</text:p>
          </table:table-cell>
        </table:table-row>
        <table:table-row table:style-name="ro1">
          <table:table-cell office:value-type="string">
            <text:p>Rain_Int_Glass_Greenhouse_10m2.ogg</text:p>
          </table:table-cell>
          <table:table-cell office:value-type="string">
            <text:p>modules/gAudioBundle-3/src/Rain And Thunder/Rain Indoor Ambiences/Rain_Int_Glass_Greenhouse_10m2.ogg</text:p>
          </table:table-cell>
        </table:table-row>
        <table:table-row table:style-name="ro1">
          <table:table-cell office:value-type="string">
            <text:p>Rain_Int_Shed_Metal_Roof_Heavy_Rain_Increase.ogg</text:p>
          </table:table-cell>
          <table:table-cell office:value-type="string">
            <text:p>modules/gAudioBundle-3/src/Rain And Thunder/Rain Indoor Ambiences/Rain_Int_Shed_Metal_Roof_Heavy_Rain_Increase.ogg</text:p>
          </table:table-cell>
        </table:table-row>
        <table:table-row table:style-name="ro1">
          <table:table-cell office:value-type="string">
            <text:p>Drain_Exterior_Street_Light_Flowing_Loop.ogg</text:p>
          </table:table-cell>
          <table:table-cell office:value-type="string">
            <text:p>modules/gAudioBundle-3/src/Rain And Thunder/Rain/Drain_Exterior_Street_Light_Flowing_Loop.ogg</text:p>
          </table:table-cell>
        </table:table-row>
        <table:table-row table:style-name="ro1">
          <table:table-cell office:value-type="string">
            <text:p>Rain_Exterior_Rooftop_Medium_Pavement_Steady_City_Rumble_Stereo.ogg</text:p>
          </table:table-cell>
          <table:table-cell office:value-type="string">
            <text:p>modules/gAudioBundle-3/src/Rain And Thunder/Rain/Rain_Exterior_Rooftop_Medium_Pavement_Steady_City_Rumble_Stereo.ogg</text:p>
          </table:table-cell>
        </table:table-row>
        <table:table-row table:style-name="ro1">
          <table:table-cell office:value-type="string">
            <text:p>Rain_Exterior_Terrace_Light_Pavement_Steady_City_Rumble_Ambix.ogg</text:p>
          </table:table-cell>
          <table:table-cell office:value-type="string">
            <text:p>modules/gAudioBundle-3/src/Rain And Thunder/Rain/Rain_Exterior_Terrace_Light_Pavement_Steady_City_Rumble_Ambix.ogg</text:p>
          </table:table-cell>
        </table:table-row>
        <table:table-row table:style-name="ro1">
          <table:table-cell office:value-type="string">
            <text:p>Rain_Interior_Garage_Light_Steady_Heavy_Drips_Distant_Hits_Fuma.ogg</text:p>
          </table:table-cell>
          <table:table-cell office:value-type="string">
            <text:p>modules/gAudioBundle-3/src/Rain And Thunder/Rain/Rain_Interior_Garage_Light_Steady_Heavy_Drips_Distant_Hits_Fuma.ogg</text:p>
          </table:table-cell>
        </table:table-row>
        <table:table-row table:style-name="ro1">
          <table:table-cell office:value-type="string">
            <text:p>Rain_Medium_Steady_Some_Drops_On_Metal_H4n.ogg</text:p>
          </table:table-cell>
          <table:table-cell office:value-type="string">
            <text:p>modules/gAudioBundle-3/src/Rain And Thunder/Rain_Medium_Steady_Some_Drops_On_Metal_H4n.ogg</text:p>
          </table:table-cell>
        </table:table-row>
        <table:table-row table:style-name="ro1">
          <table:table-cell office:value-type="string">
            <text:p>Rain_Urban_Medium_Light_Steady_Some_Distant_Car_Passes.ogg</text:p>
          </table:table-cell>
          <table:table-cell office:value-type="string">
            <text:p>modules/gAudioBundle-3/src/Rain And Thunder/Rain_Urban_Medium_Light_Steady_Some_Distant_Car_Passes.ogg</text:p>
          </table:table-cell>
        </table:table-row>
        <table:table-row table:style-name="ro1">
          <table:table-cell office:value-type="string">
            <text:p>Rath-Rain_And_Distant_Thunder_Loop_01.ogg</text:p>
          </table:table-cell>
          <table:table-cell office:value-type="string">
            <text:p>modules/gAudioBundle-3/src/Rain And Thunder/Rath-Rain_And_Distant_Thunder_Loop_01.ogg</text:p>
          </table:table-cell>
        </table:table-row>
        <table:table-row table:style-name="ro1">
          <table:table-cell office:value-type="string">
            <text:p>Rath-Rain_Distant_Thunder_And_Bird_Loop.ogg</text:p>
          </table:table-cell>
          <table:table-cell office:value-type="string">
            <text:p>modules/gAudioBundle-3/src/Rain And Thunder/Rath-Rain_Distant_Thunder_And_Bird_Loop.ogg</text:p>
          </table:table-cell>
        </table:table-row>
        <table:table-row table:style-name="ro1">
          <table:table-cell office:value-type="string">
            <text:p>Rath-Rain_Hard_Loop_08.ogg</text:p>
          </table:table-cell>
          <table:table-cell office:value-type="string">
            <text:p>modules/gAudioBundle-3/src/Rain And Thunder/Rath-Rain_Hard_Loop_08.ogg</text:p>
          </table:table-cell>
        </table:table-row>
        <table:table-row table:style-name="ro1">
          <table:table-cell office:value-type="string">
            <text:p>Rath-Rain_On_Plastic_Outside_Loop.ogg</text:p>
          </table:table-cell>
          <table:table-cell office:value-type="string">
            <text:p>modules/gAudioBundle-3/src/Rain And Thunder/Rath-Rain_On_Plastic_Outside_Loop.ogg</text:p>
          </table:table-cell>
        </table:table-row>
        <table:table-row table:style-name="ro1">
          <table:table-cell office:value-type="string">
            <text:p>Thunder_Clap_04.ogg</text:p>
          </table:table-cell>
          <table:table-cell office:value-type="string">
            <text:p>modules/gAudioBundle-3/src/Rain And Thunder/Thunder_Clap_04.ogg</text:p>
          </table:table-cell>
        </table:table-row>
        <table:table-row table:style-name="ro1">
          <table:table-cell office:value-type="string">
            <text:p>Thunder_Mountainous_Big_Crack_02.ogg</text:p>
          </table:table-cell>
          <table:table-cell office:value-type="string">
            <text:p>modules/gAudioBundle-3/src/Rain And Thunder/Thunder_Mountainous_Big_Crack_02.ogg</text:p>
          </table:table-cell>
        </table:table-row>
        <table:table-row table:style-name="ro1">
          <table:table-cell office:value-type="string">
            <text:p>Thunder_Mountainous_Distant_03.ogg</text:p>
          </table:table-cell>
          <table:table-cell office:value-type="string">
            <text:p>modules/gAudioBundle-3/src/Rain And Thunder/Thunder_Mountainous_Distant_03.ogg</text:p>
          </table:table-cell>
        </table:table-row>
        <table:table-row table:style-name="ro1">
          <table:table-cell office:value-type="string">
            <text:p>Thunder_Strike_03.ogg</text:p>
          </table:table-cell>
          <table:table-cell office:value-type="string">
            <text:p>modules/gAudioBundle-3/src/Rain And Thunder/Thunder_Strike_03.ogg</text:p>
          </table:table-cell>
        </table:table-row>
        <table:table-row table:style-name="ro1">
          <table:table-cell office:value-type="string">
            <text:p>Thunderstorm_Summer_Morning_Distant_Rumble_Sparse_Approaching_2.ogg</text:p>
          </table:table-cell>
          <table:table-cell office:value-type="string">
            <text:p>modules/gAudioBundle-3/src/Rain And Thunder/Thunderstorm_Summer_Morning_Distant_Rumble_Sparse_Approaching_2.ogg</text:p>
          </table:table-cell>
        </table:table-row>
        <table:table-row table:style-name="ro1">
          <table:table-cell office:value-type="string">
            <text:p>Ravens_2015_Medlock_Raven_Close_Audio_Extracted.ogg</text:p>
          </table:table-cell>
          <table:table-cell office:value-type="string">
            <text:p>modules/gAudioBundle-3/src/Ravens And Robins/Ravens_2015_Medlock_Raven_Close_Audio_Extracted.ogg</text:p>
          </table:table-cell>
        </table:table-row>
        <table:table-row table:style-name="ro1">
          <table:table-cell office:value-type="string">
            <text:p>Ravens_2015_Medlock_Ravens_3.ogg</text:p>
          </table:table-cell>
          <table:table-cell office:value-type="string">
            <text:p>modules/gAudioBundle-3/src/Ravens And Robins/Ravens_2015_Medlock_Ravens_3.ogg</text:p>
          </table:table-cell>
        </table:table-row>
        <table:table-row table:style-name="ro1">
          <table:table-cell office:value-type="string">
            <text:p>Robins_2015_Medlock_Dawn_Robins.ogg</text:p>
          </table:table-cell>
          <table:table-cell office:value-type="string">
            <text:p>modules/gAudioBundle-3/src/Ravens And Robins/Robins_2015_Medlock_Dawn_Robins.ogg</text:p>
          </table:table-cell>
        </table:table-row>
        <table:table-row table:style-name="ro1">
          <table:table-cell office:value-type="string">
            <text:p>Robins_2016_Medlock_Fall_Robins.ogg</text:p>
          </table:table-cell>
          <table:table-cell office:value-type="string">
            <text:p>modules/gAudioBundle-3/src/Ravens And Robins/Robins_2016_Medlock_Fall_Robins.ogg</text:p>
          </table:table-cell>
        </table:table-row>
        <table:table-row table:style-name="ro1">
          <table:table-cell office:value-type="string">
            <text:p>Automotive_Noise_Collection_1.ogg</text:p>
          </table:table-cell>
          <table:table-cell office:value-type="string">
            <text:p>modules/gAudioBundle-3/src/Raw Noise Sound Effects 1/Automotive_Noise_Collection_1.ogg</text:p>
          </table:table-cell>
        </table:table-row>
        <table:table-row table:style-name="ro1">
          <table:table-cell office:value-type="string">
            <text:p>Microphone_Movement_Noise_Collection.ogg</text:p>
          </table:table-cell>
          <table:table-cell office:value-type="string">
            <text:p>modules/gAudioBundle-3/src/Raw Noise Sound Effects 1/Microphone_Movement_Noise_Collection.ogg</text:p>
          </table:table-cell>
        </table:table-row>
        <table:table-row table:style-name="ro1">
          <table:table-cell office:value-type="string">
            <text:p>Radio_Tuning_Static_Noise_Collection_2.ogg</text:p>
          </table:table-cell>
          <table:table-cell office:value-type="string">
            <text:p>modules/gAudioBundle-3/src/Raw Noise Sound Effects 1/Radio_Tuning_Static_Noise_Collection_2.ogg</text:p>
          </table:table-cell>
        </table:table-row>
        <table:table-row table:style-name="ro1">
          <table:table-cell office:value-type="string">
            <text:p>Rc_Jet_Viggen_Aj36_T1_Ext_Start_Ignition_Idle_Blast_Static_On_Ground_Off_Bursts_Right_Dpa4062.ogg</text:p>
          </table:table-cell>
          <table:table-cell office:value-type="string">
            <text:p>modules/gAudioBundle-3/src/Rc Jet/Rc_Jet_Viggen_Aj36_T1_Ext_Start_Ignition_Idle_Blast_Static_On_Ground_Off_Bursts_Right_Dpa4062.ogg</text:p>
          </table:table-cell>
        </table:table-row>
        <table:table-row table:style-name="ro1">
          <table:table-cell office:value-type="string">
            <text:p>Rc_Jet_Viggen_Aj36_T2_Ext_Start_Ignition_Idle_Blast_Static_On_Ground_Off_Bursts_Left_Dpa4021.ogg</text:p>
          </table:table-cell>
          <table:table-cell office:value-type="string">
            <text:p>modules/gAudioBundle-3/src/Rc Jet/Rc_Jet_Viggen_Aj36_T2_Ext_Start_Ignition_Idle_Blast_Static_On_Ground_Off_Bursts_Left_Dpa4021.ogg</text:p>
          </table:table-cell>
        </table:table-row>
        <table:table-row table:style-name="ro1">
          <table:table-cell office:value-type="string">
            <text:p>Red_Deer_Far_Distance_Ms.ogg</text:p>
          </table:table-cell>
          <table:table-cell office:value-type="string">
            <text:p>modules/gAudioBundle-3/src/Red Deer And Roe Deer Roaring Barking And Other Sounds/Red_Deer_Far_Distance_Ms.ogg</text:p>
          </table:table-cell>
        </table:table-row>
        <table:table-row table:style-name="ro1">
          <table:table-cell office:value-type="string">
            <text:p>Red_Deer_Walking_Grass_Xy.ogg</text:p>
          </table:table-cell>
          <table:table-cell office:value-type="string">
            <text:p>modules/gAudioBundle-3/src/Red Deer And Roe Deer Roaring Barking And Other Sounds/Red_Deer_Walking_Grass_Xy.ogg</text:p>
          </table:table-cell>
        </table:table-row>
        <table:table-row table:style-name="ro1">
          <table:table-cell office:value-type="string">
            <text:p>Roe_Deer_Barking_Parabolic_1.ogg</text:p>
          </table:table-cell>
          <table:table-cell office:value-type="string">
            <text:p>modules/gAudioBundle-3/src/Red Deer And Roe Deer Roaring Barking And Other Sounds/Roe_Deer_Barking_Parabolic_1.ogg</text:p>
          </table:table-cell>
        </table:table-row>
        <table:table-row table:style-name="ro1">
          <table:table-cell office:value-type="string">
            <text:p>Renault_Kangoo_1.6_16v_Exterior_Short_Reverse_And_Slow_Drive_Away_Stereo_M10.ogg</text:p>
          </table:table-cell>
          <table:table-cell office:value-type="string">
            <text:p>modules/gAudioBundle-3/src/Renault Kangoo 16 16vrenault Kangoo 16 16v/Renault_Kangoo_1.6_16v_Exterior_Short_Reverse_And_Slow_Drive_Away_Stereo_M10.ogg</text:p>
          </table:table-cell>
        </table:table-row>
        <table:table-row table:style-name="ro1">
          <table:table-cell office:value-type="string">
            <text:p>Renault_Kangoo_1.6_16v_Exterior_Slow_Passby_While_Slowly_Accelerating_Stereo_M10.ogg</text:p>
          </table:table-cell>
          <table:table-cell office:value-type="string">
            <text:p>modules/gAudioBundle-3/src/Renault Kangoo 16 16vrenault Kangoo 16 16v/Renault_Kangoo_1.6_16v_Exterior_Slow_Passby_While_Slowly_Accelerating_Stereo_M10.ogg</text:p>
          </table:table-cell>
        </table:table-row>
        <table:table-row table:style-name="ro1">
          <table:table-cell office:value-type="string">
            <text:p>Renault_Kangoo_1.6_16v_Foley_Rotation_Switch_Mono_Ntg3.ogg</text:p>
          </table:table-cell>
          <table:table-cell office:value-type="string">
            <text:p>modules/gAudioBundle-3/src/Renault Kangoo 16 16vrenault Kangoo 16 16v/Renault_Kangoo_1.6_16v_Foley_Rotation_Switch_Mono_Ntg3.ogg</text:p>
          </table:table-cell>
        </table:table-row>
        <table:table-row table:style-name="ro1">
          <table:table-cell office:value-type="string">
            <text:p>Renault_Kangoo_1.6_16v_Onboard_Engine_Rpm_Ramp_Long_Interior_Stereo_M10.ogg</text:p>
          </table:table-cell>
          <table:table-cell office:value-type="string">
            <text:p>modules/gAudioBundle-3/src/Renault Kangoo 16 16vrenault Kangoo 16 16v/Renault_Kangoo_1.6_16v_Onboard_Engine_Rpm_Ramp_Long_Interior_Stereo_M10.ogg</text:p>
          </table:table-cell>
        </table:table-row>
        <table:table-row table:style-name="ro1">
          <table:table-cell office:value-type="string">
            <text:p>Renault_Master_28dti_Engine_1_4_Acceleration_High_Speed_Interior_Stereom10.ogg</text:p>
          </table:table-cell>
          <table:table-cell office:value-type="string">
            <text:p>modules/gAudioBundle-3/src/Renault Master Ii 28dti/Renault_Master_28dti_Engine_1_4_Acceleration_High_Speed_Interior_Stereom10.ogg</text:p>
          </table:table-cell>
        </table:table-row>
        <table:table-row table:style-name="ro1">
          <table:table-cell office:value-type="string">
            <text:p>Renault_Master_28dti_Exterior_Passby_Medium_Speed_Stereom10.ogg</text:p>
          </table:table-cell>
          <table:table-cell office:value-type="string">
            <text:p>modules/gAudioBundle-3/src/Renault Master Ii 28dti/Renault_Master_28dti_Exterior_Passby_Medium_Speed_Stereom10.ogg</text:p>
          </table:table-cell>
        </table:table-row>
        <table:table-row table:style-name="ro1">
          <table:table-cell office:value-type="string">
            <text:p>Renault_Master_28dti_Foley_Passenger_Doors_Open_Mono.ogg</text:p>
          </table:table-cell>
          <table:table-cell office:value-type="string">
            <text:p>modules/gAudioBundle-3/src/Renault Master Ii 28dti/Renault_Master_28dti_Foley_Passenger_Doors_Open_Mono.ogg</text:p>
          </table:table-cell>
        </table:table-row>
        <table:table-row table:style-name="ro1">
          <table:table-cell office:value-type="string">
            <text:p>Renault_Master_28dti_Raw_Engine_1_3_Accelerations_Wind_Mono_Mic1.ogg</text:p>
          </table:table-cell>
          <table:table-cell office:value-type="string">
            <text:p>modules/gAudioBundle-3/src/Renault Master Ii 28dti/Renault_Master_28dti_Raw_Engine_1_3_Accelerations_Wind_Mono_Mic1.ogg</text:p>
          </table:table-cell>
        </table:table-row>
        <table:table-row table:style-name="ro1">
          <table:table-cell office:value-type="string">
            <text:p>Renault_Master_F3500_Dci135_Engine_Acceleration_Interior_Stereom10.ogg</text:p>
          </table:table-cell>
          <table:table-cell office:value-type="string">
            <text:p>modules/gAudioBundle-3/src/Renault Master Iii Dci135/Renault_Master_F3500_Dci135_Engine_Acceleration_Interior_Stereom10.ogg</text:p>
          </table:table-cell>
        </table:table-row>
        <table:table-row table:style-name="ro1">
          <table:table-cell office:value-type="string">
            <text:p>Renault_Master_F3500_Dci135_Engine_Start_Up_Idle_Gas_Pressing_And_Shut_Down_Mono.ogg</text:p>
          </table:table-cell>
          <table:table-cell office:value-type="string">
            <text:p>modules/gAudioBundle-3/src/Renault Master Iii Dci135/Renault_Master_F3500_Dci135_Engine_Start_Up_Idle_Gas_Pressing_And_Shut_Down_Mono.ogg</text:p>
          </table:table-cell>
        </table:table-row>
        <table:table-row table:style-name="ro1">
          <table:table-cell office:value-type="string">
            <text:p>Renault_Master_F3500_Dci135_Exterior_Passby_High_Rpm_High_Speed_Stereom10.ogg</text:p>
          </table:table-cell>
          <table:table-cell office:value-type="string">
            <text:p>modules/gAudioBundle-3/src/Renault Master Iii Dci135/Renault_Master_F3500_Dci135_Exterior_Passby_High_Rpm_High_Speed_Stereom10.ogg</text:p>
          </table:table-cell>
        </table:table-row>
        <table:table-row table:style-name="ro1">
          <table:table-cell office:value-type="string">
            <text:p>Renault_Master_F3500_Dci135_Foley_Squeaky_Door_Open_Mono.ogg</text:p>
          </table:table-cell>
          <table:table-cell office:value-type="string">
            <text:p>modules/gAudioBundle-3/src/Renault Master Iii Dci135/Renault_Master_F3500_Dci135_Foley_Squeaky_Door_Open_Mono.ogg</text:p>
          </table:table-cell>
        </table:table-row>
        <table:table-row table:style-name="ro1">
          <table:table-cell office:value-type="string">
            <text:p>Retro_Collect_Pickup_Coin_03.ogg</text:p>
          </table:table-cell>
          <table:table-cell office:value-type="string">
            <text:p>modules/gAudioBundle-3/src/Retro 8bit Sounds/Retro_Collect_Pickup_Coin_03.ogg</text:p>
          </table:table-cell>
        </table:table-row>
        <table:table-row table:style-name="ro1">
          <table:table-cell office:value-type="string">
            <text:p>Retro_Computer_Code_Signal_02.ogg</text:p>
          </table:table-cell>
          <table:table-cell office:value-type="string">
            <text:p>modules/gAudioBundle-3/src/Retro 8bit Sounds/Retro_Computer_Code_Signal_02.ogg</text:p>
          </table:table-cell>
        </table:table-row>
        <table:table-row table:style-name="ro1">
          <table:table-cell office:value-type="string">
            <text:p>Retro_Impact_Hit_13.ogg</text:p>
          </table:table-cell>
          <table:table-cell office:value-type="string">
            <text:p>modules/gAudioBundle-3/src/Retro 8bit Sounds/Retro_Impact_Hit_13.ogg</text:p>
          </table:table-cell>
        </table:table-row>
        <table:table-row table:style-name="ro1">
          <table:table-cell office:value-type="string">
            <text:p>Retro_Powerup_Collect_11.ogg</text:p>
          </table:table-cell>
          <table:table-cell office:value-type="string">
            <text:p>modules/gAudioBundle-3/src/Retro 8bit Sounds/Retro_Powerup_Collect_11.ogg</text:p>
          </table:table-cell>
        </table:table-row>
        <table:table-row table:style-name="ro1">
          <table:table-cell office:value-type="string">
            <text:p>Retro_Video_Game_Fx_10.ogg</text:p>
          </table:table-cell>
          <table:table-cell office:value-type="string">
            <text:p>modules/gAudioBundle-3/src/Retro Video Game Fx/Retro_Video_Game_Fx_10.ogg</text:p>
          </table:table-cell>
        </table:table-row>
        <table:table-row table:style-name="ro1">
          <table:table-cell office:value-type="string">
            <text:p>Retro_Video_Game_Fx_2.ogg</text:p>
          </table:table-cell>
          <table:table-cell office:value-type="string">
            <text:p>modules/gAudioBundle-3/src/Retro Video Game Fx/Retro_Video_Game_Fx_2.ogg</text:p>
          </table:table-cell>
        </table:table-row>
        <table:table-row table:style-name="ro1">
          <table:table-cell office:value-type="string">
            <text:p>Retro_Video_Game_Fx_8.ogg</text:p>
          </table:table-cell>
          <table:table-cell office:value-type="string">
            <text:p>modules/gAudioBundle-3/src/Retro Video Game Fx/Retro_Video_Game_Fx_8.ogg</text:p>
          </table:table-cell>
        </table:table-row>
        <table:table-row table:style-name="ro1">
          <table:table-cell office:value-type="string">
            <text:p>Reverse_Production_Element_Bells-001.ogg</text:p>
          </table:table-cell>
          <table:table-cell office:value-type="string">
            <text:p>modules/gAudioBundle-3/src/Reverseproduction Elements/Reverse_Production_Element_Bells-001.ogg</text:p>
          </table:table-cell>
        </table:table-row>
        <table:table-row table:style-name="ro1">
          <table:table-cell office:value-type="string">
            <text:p>Reverse_Production_Element_Guitar-Piano-Thunder_Drum-Bullet_Shell-001.ogg</text:p>
          </table:table-cell>
          <table:table-cell office:value-type="string">
            <text:p>modules/gAudioBundle-3/src/Reverseproduction Elements/Reverse_Production_Element_Guitar-Piano-Thunder_Drum-Bullet_Shell-001.ogg</text:p>
          </table:table-cell>
        </table:table-row>
        <table:table-row table:style-name="ro1">
          <table:table-cell office:value-type="string">
            <text:p>Reverse_Production_Element_Piano-001.ogg</text:p>
          </table:table-cell>
          <table:table-cell office:value-type="string">
            <text:p>modules/gAudioBundle-3/src/Reverseproduction Elements/Reverse_Production_Element_Piano-001.ogg</text:p>
          </table:table-cell>
        </table:table-row>
        <table:table-row table:style-name="ro1">
          <table:table-cell office:value-type="string">
            <text:p>Reverse_Production_Element_Sigh-Piano-Guitar-Bells-003.ogg</text:p>
          </table:table-cell>
          <table:table-cell office:value-type="string">
            <text:p>modules/gAudioBundle-3/src/Reverseproduction Elements/Reverse_Production_Element_Sigh-Piano-Guitar-Bells-003.ogg</text:p>
          </table:table-cell>
        </table:table-row>
        <table:table-row table:style-name="ro1">
          <table:table-cell office:value-type="string">
            <text:p>Bicycle_Approach_Gravel_Fast_Speed_Super_Skid_V4.ogg</text:p>
          </table:table-cell>
          <table:table-cell office:value-type="string">
            <text:p>modules/gAudioBundle-3/src/Ride On Bike/Bicycle_Approach_Gravel_Fast_Speed_Super_Skid_V4.ogg</text:p>
          </table:table-cell>
        </table:table-row>
        <table:table-row table:style-name="ro1">
          <table:table-cell office:value-type="string">
            <text:p>Bicycle_Chain_Close_Prespective_Clean_V3.ogg</text:p>
          </table:table-cell>
          <table:table-cell office:value-type="string">
            <text:p>modules/gAudioBundle-3/src/Ride On Bike/Bicycle_Chain_Close_Prespective_Clean_V3.ogg</text:p>
          </table:table-cell>
        </table:table-row>
        <table:table-row table:style-name="ro1">
          <table:table-cell office:value-type="string">
            <text:p>Bicycle_Chain_Perspective_Gravel_Fast_Speed_Skid_V2.ogg</text:p>
          </table:table-cell>
          <table:table-cell office:value-type="string">
            <text:p>modules/gAudioBundle-3/src/Ride On Bike/Bicycle_Chain_Perspective_Gravel_Fast_Speed_Skid_V2.ogg</text:p>
          </table:table-cell>
        </table:table-row>
        <table:table-row table:style-name="ro1">
          <table:table-cell office:value-type="string">
            <text:p>Bicycle_Wheel_Perspective_Gravel_Uphill_Slow_Speed_Skid_V2.ogg</text:p>
          </table:table-cell>
          <table:table-cell office:value-type="string">
            <text:p>modules/gAudioBundle-3/src/Ride On Bike/Bicycle_Wheel_Perspective_Gravel_Uphill_Slow_Speed_Skid_V2.ogg</text:p>
          </table:table-cell>
        </table:table-row>
        <table:table-row table:style-name="ro1">
          <table:table-cell office:value-type="string">
            <text:p>Fm_Swell_005.ogg</text:p>
          </table:table-cell>
          <table:table-cell office:value-type="string">
            <text:p>modules/gAudioBundle-3/src/Rise and Swell/Fm_Swell_005.ogg</text:p>
          </table:table-cell>
        </table:table-row>
        <table:table-row table:style-name="ro1">
          <table:table-cell office:value-type="string">
            <text:p>Swell_Mixed_002.ogg</text:p>
          </table:table-cell>
          <table:table-cell office:value-type="string">
            <text:p>modules/gAudioBundle-3/src/Rise and Swell/Swell_Mixed_002.ogg</text:p>
          </table:table-cell>
        </table:table-row>
        <table:table-row table:style-name="ro1">
          <table:table-cell office:value-type="string">
            <text:p>Swell_Water_010.ogg</text:p>
          </table:table-cell>
          <table:table-cell office:value-type="string">
            <text:p>modules/gAudioBundle-3/src/Rise and Swell/Swell_Water_010.ogg</text:p>
          </table:table-cell>
        </table:table-row>
        <table:table-row table:style-name="ro1">
          <table:table-cell office:value-type="string">
            <text:p>Wave_Swell_001.ogg</text:p>
          </table:table-cell>
          <table:table-cell office:value-type="string">
            <text:p>modules/gAudioBundle-3/src/Rise and Swell/Wave_Swell_001.ogg</text:p>
          </table:table-cell>
        </table:table-row>
        <table:table-row table:style-name="ro1">
          <table:table-cell office:value-type="string">
            <text:p>Day_Open_Tunnel_Lighttraffic_Carbys_Machinehum_7_1.ogg</text:p>
          </table:table-cell>
          <table:table-cell office:value-type="string">
            <text:p>modules/gAudioBundle-3/src/Road/Day_Open_Tunnel_Lighttraffic_Carbys_Machinehum_7_1.ogg</text:p>
          </table:table-cell>
        </table:table-row>
        <table:table-row table:style-name="ro1">
          <table:table-cell office:value-type="string">
            <text:p>Day_Road_Quietresidentialstreet_Carbys_Slowspeed_Lightbirdchirping_Ambix.ogg</text:p>
          </table:table-cell>
          <table:table-cell office:value-type="string">
            <text:p>modules/gAudioBundle-3/src/Road/Day_Road_Quietresidentialstreet_Carbys_Slowspeed_Lightbirdchirping_Ambix.ogg</text:p>
          </table:table-cell>
        </table:table-row>
        <table:table-row table:style-name="ro1">
          <table:table-cell office:value-type="string">
            <text:p>Int_Ext_Day_Tunnel_Long_Reverberant_Carbys_Mediumspeed_Horns_Lightpedestrian_Stereo.ogg</text:p>
          </table:table-cell>
          <table:table-cell office:value-type="string">
            <text:p>modules/gAudioBundle-3/src/Road/Int_Ext_Day_Tunnel_Long_Reverberant_Carbys_Mediumspeed_Horns_Lightpedestrian_Stereo.ogg</text:p>
          </table:table-cell>
        </table:table-row>
        <table:table-row table:style-name="ro1">
          <table:table-cell office:value-type="string">
            <text:p>Sunset_Distant_City_Traffic_Rooftop_Light_Machine_Hum_Birds_Stereo.ogg</text:p>
          </table:table-cell>
          <table:table-cell office:value-type="string">
            <text:p>modules/gAudioBundle-3/src/Road/Sunset_Distant_City_Traffic_Rooftop_Light_Machine_Hum_Birds_Stereo.ogg</text:p>
          </table:table-cell>
        </table:table-row>
        <table:table-row table:style-name="ro1">
          <table:table-cell office:value-type="string">
            <text:p>Animals_Stags_Roar_Short_Multiple_Times_Stereoxy.ogg</text:p>
          </table:table-cell>
          <table:table-cell office:value-type="string">
            <text:p>modules/gAudioBundle-3/src/Roaring Stags/Animals_Stags_Roar_Short_Multiple_Times_Stereoxy.ogg</text:p>
          </table:table-cell>
        </table:table-row>
        <table:table-row table:style-name="ro1">
          <table:table-cell office:value-type="string">
            <text:p>Animals_Stags_Roaring_Multiple_Times_Distant_Stereoxy.ogg</text:p>
          </table:table-cell>
          <table:table-cell office:value-type="string">
            <text:p>modules/gAudioBundle-3/src/Roaring Stags/Animals_Stags_Roaring_Multiple_Times_Distant_Stereoxy.ogg</text:p>
          </table:table-cell>
        </table:table-row>
        <table:table-row table:style-name="ro1">
          <table:table-cell office:value-type="string">
            <text:p>Robotic_Lifeforms_2_Impacts_Source_Metal_Tool_Drawer_Punch_03.ogg</text:p>
          </table:table-cell>
          <table:table-cell office:value-type="string">
            <text:p>modules/gAudioBundle-3/src/Robot Voices/Robotic Lifeforms 2/Robotic_Lifeforms_2_Impacts_Source_Metal_Tool_Drawer_Punch_03.ogg</text:p>
          </table:table-cell>
        </table:table-row>
        <table:table-row table:style-name="ro1">
          <table:table-cell office:value-type="string">
            <text:p>Robotic_Lifeforms_2_Power_Autobot_Disengage_08.ogg</text:p>
          </table:table-cell>
          <table:table-cell office:value-type="string">
            <text:p>modules/gAudioBundle-3/src/Robot Voices/Robotic Lifeforms 2/Robotic_Lifeforms_2_Power_Autobot_Disengage_08.ogg</text:p>
          </table:table-cell>
        </table:table-row>
        <table:table-row table:style-name="ro1">
          <table:table-cell office:value-type="string">
            <text:p>Robotic_Lifeforms_2_Servos_Variable_Nano_Machine_12.ogg</text:p>
          </table:table-cell>
          <table:table-cell office:value-type="string">
            <text:p>modules/gAudioBundle-3/src/Robot Voices/Robotic Lifeforms 2/Robotic_Lifeforms_2_Servos_Variable_Nano_Machine_12.ogg</text:p>
          </table:table-cell>
        </table:table-row>
        <table:table-row table:style-name="ro1">
          <table:table-cell office:value-type="string">
            <text:p>Robotic_Lifeforms_2_Transforms_Synth_Whoosher_Mutation_07.ogg</text:p>
          </table:table-cell>
          <table:table-cell office:value-type="string">
            <text:p>modules/gAudioBundle-3/src/Robot Voices/Robotic Lifeforms 2/Robotic_Lifeforms_2_Transforms_Synth_Whoosher_Mutation_07.ogg</text:p>
          </table:table-cell>
        </table:table-row>
        <table:table-row table:style-name="ro1">
          <table:table-cell office:value-type="string">
            <text:p>Sw003_Robot_Voices_Creature_24_Robot_Speaking_Talking_Gibberish_Babbling_Low_Register_Constant_Pitch.ogg</text:p>
          </table:table-cell>
          <table:table-cell office:value-type="string">
            <text:p>modules/gAudioBundle-3/src/Robot Voices/Sw003_Robot_Voices_Creature_24_Robot_Speaking_Talking_Gibberish_Babbling_Low_Register_Constant_Pitch.ogg</text:p>
          </table:table-cell>
        </table:table-row>
        <table:table-row table:style-name="ro1">
          <table:table-cell office:value-type="string">
            <text:p>Sw003_Robot_Voices_Creature_36_Robot_Speaking_Talking_Gibberish_Babbling_Medium_Register_Cute_Constant_Pitch.ogg</text:p>
          </table:table-cell>
          <table:table-cell office:value-type="string">
            <text:p>modules/gAudioBundle-3/src/Robot Voices/Sw003_Robot_Voices_Creature_36_Robot_Speaking_Talking_Gibberish_Babbling_Medium_Register_Cute_Constant_Pitch.ogg</text:p>
          </table:table-cell>
        </table:table-row>
        <table:table-row table:style-name="ro1">
          <table:table-cell office:value-type="string">
            <text:p>Collapsed_Stone_House_Rock_Single_Large_Impacts_1_Meter._Rock_large_impact_single_land_various_04.ogg</text:p>
          </table:table-cell>
          <table:table-cell office:value-type="string">
            <text:p>modules/gAudioBundle-3/src/Rocks/Collapsed_Stone_House_Rock_Single_Large_Impacts_1_Meter._Rock_large_impact_single_land_various_04.ogg</text:p>
          </table:table-cell>
        </table:table-row>
        <table:table-row table:style-name="ro1">
          <table:table-cell office:value-type="string">
            <text:p>Crumbling_Rock_Slide_Rbdii_07.ogg</text:p>
          </table:table-cell>
          <table:table-cell office:value-type="string">
            <text:p>modules/gAudioBundle-3/src/Rocks/Crumbling_Rock_Slide_Rbdii_07.ogg</text:p>
          </table:table-cell>
        </table:table-row>
        <table:table-row table:style-name="ro1">
          <table:table-cell office:value-type="string">
            <text:p>Eradicated_Tree_Stones_Large_Impacts_Debris_1_Meter._Debris_stones_soil_impact_rock_impact_fall_various_04.ogg</text:p>
          </table:table-cell>
          <table:table-cell office:value-type="string">
            <text:p>modules/gAudioBundle-3/src/Rocks/Eradicated_Tree_Stones_Large_Impacts_Debris_1_Meter._Debris_stones_soil_impact_rock_impact_fall_various_04.ogg</text:p>
          </table:table-cell>
        </table:table-row>
        <table:table-row table:style-name="ro1">
          <table:table-cell office:value-type="string">
            <text:p>Glacial_Lake_Large_Size_Rock_Splashes_5_Meters._Water_splash_large_rock_impact_various_06.ogg</text:p>
          </table:table-cell>
          <table:table-cell office:value-type="string">
            <text:p>modules/gAudioBundle-3/src/Rocks/Glacial_Lake_Large_Size_Rock_Splashes_5_Meters._Water_splash_large_rock_impact_various_06.ogg</text:p>
          </table:table-cell>
        </table:table-row>
        <table:table-row table:style-name="ro1">
          <table:table-cell office:value-type="string">
            <text:p>Hit_Rock_Into_Gravel_Rbdii_06.ogg</text:p>
          </table:table-cell>
          <table:table-cell office:value-type="string">
            <text:p>modules/gAudioBundle-3/src/Rocks/Hit_Rock_Into_Gravel_Rbdii_06.ogg</text:p>
          </table:table-cell>
        </table:table-row>
        <table:table-row table:style-name="ro1">
          <table:table-cell office:value-type="string">
            <text:p>Multiple_Rock_Hit_Dirt_Rbdii_07.ogg</text:p>
          </table:table-cell>
          <table:table-cell office:value-type="string">
            <text:p>modules/gAudioBundle-3/src/Rocks/Multiple_Rock_Hit_Dirt_Rbdii_07.ogg</text:p>
          </table:table-cell>
        </table:table-row>
        <table:table-row table:style-name="ro1">
          <table:table-cell office:value-type="string">
            <text:p>Rock_Hit_And_Bounce_Dirt_Rbdii_06.ogg</text:p>
          </table:table-cell>
          <table:table-cell office:value-type="string">
            <text:p>modules/gAudioBundle-3/src/Rocks/Rock_Hit_And_Bounce_Dirt_Rbdii_06.ogg</text:p>
          </table:table-cell>
        </table:table-row>
        <table:table-row table:style-name="ro1">
          <table:table-cell office:value-type="string">
            <text:p>Rock_Impact_Medium_26.ogg</text:p>
          </table:table-cell>
          <table:table-cell office:value-type="string">
            <text:p>modules/gAudioBundle-3/src/Rocks/Rock_Impact_Medium_26.ogg</text:p>
          </table:table-cell>
        </table:table-row>
        <table:table-row table:style-name="ro1">
          <table:table-cell office:value-type="string">
            <text:p>Rock_Tumble_Down_Debris_Long_06.ogg</text:p>
          </table:table-cell>
          <table:table-cell office:value-type="string">
            <text:p>modules/gAudioBundle-3/src/Rocks/Rock_Tumble_Down_Debris_Long_06.ogg</text:p>
          </table:table-cell>
        </table:table-row>
        <table:table-row table:style-name="ro1">
          <table:table-cell office:value-type="string">
            <text:p>Rock_Impact_Slide_Various_Garbage_Mono_09.ogg</text:p>
          </table:table-cell>
          <table:table-cell office:value-type="string">
            <text:p>modules/gAudioBundle-3/src/Rocks/Rocks And Stones/Rock_Impact_Slide_Various_Garbage_Mono_09.ogg</text:p>
          </table:table-cell>
        </table:table-row>
        <table:table-row table:style-name="ro1">
          <table:table-cell office:value-type="string">
            <text:p>Rock_Impact_Slide_Wood_Cave_Mono_04.ogg</text:p>
          </table:table-cell>
          <table:table-cell office:value-type="string">
            <text:p>modules/gAudioBundle-3/src/Rocks/Rocks And Stones/Rock_Impact_Slide_Wood_Cave_Mono_04.ogg</text:p>
          </table:table-cell>
        </table:table-row>
        <table:table-row table:style-name="ro1">
          <table:table-cell office:value-type="string">
            <text:p>Rock_Impact_Snowy_Ground_Roll_Foliage_Debris_Mono_72.ogg</text:p>
          </table:table-cell>
          <table:table-cell office:value-type="string">
            <text:p>modules/gAudioBundle-3/src/Rocks/Rocks And Stones/Rock_Impact_Snowy_Ground_Roll_Foliage_Debris_Mono_72.ogg</text:p>
          </table:table-cell>
        </table:table-row>
        <table:table-row table:style-name="ro1">
          <table:table-cell office:value-type="string">
            <text:p>Wood_Impact_Wood_Sawdust_5.ogg</text:p>
          </table:table-cell>
          <table:table-cell office:value-type="string">
            <text:p>modules/gAudioBundle-3/src/Rocks/Rocks And Stones/Wood_Impact_Wood_Sawdust_5.ogg</text:p>
          </table:table-cell>
        </table:table-row>
        <table:table-row table:style-name="ro1">
          <table:table-cell office:value-type="string">
            <text:p>Rocks_Elem017_Melodic_4.ogg</text:p>
          </table:table-cell>
          <table:table-cell office:value-type="string">
            <text:p>modules/gAudioBundle-3/src/Rocks/Rocks_Elem017_Melodic_4.ogg</text:p>
          </table:table-cell>
        </table:table-row>
        <table:table-row table:style-name="ro1">
          <table:table-cell office:value-type="string">
            <text:p>Rocks_Elem027_Texture_Granular_3.ogg</text:p>
          </table:table-cell>
          <table:table-cell office:value-type="string">
            <text:p>modules/gAudioBundle-3/src/Rocks/Rocks_Elem027_Texture_Granular_3.ogg</text:p>
          </table:table-cell>
        </table:table-row>
        <table:table-row table:style-name="ro1">
          <table:table-cell office:value-type="string">
            <text:p>Rocks_Evo19_Texture_Filtered_4.ogg</text:p>
          </table:table-cell>
          <table:table-cell office:value-type="string">
            <text:p>modules/gAudioBundle-3/src/Rocks/Rocks_Evo19_Texture_Filtered_4.ogg</text:p>
          </table:table-cell>
        </table:table-row>
        <table:table-row table:style-name="ro1">
          <table:table-cell office:value-type="string">
            <text:p>Rocks_Raw08.ogg</text:p>
          </table:table-cell>
          <table:table-cell office:value-type="string">
            <text:p>modules/gAudioBundle-3/src/Rocks/Rocks_Raw08.ogg</text:p>
          </table:table-cell>
        </table:table-row>
        <table:table-row table:style-name="ro1">
          <table:table-cell office:value-type="string">
            <text:p>Rocks_Stream_Down_Heavy_02.ogg</text:p>
          </table:table-cell>
          <table:table-cell office:value-type="string">
            <text:p>modules/gAudioBundle-3/src/Rocks/Rocks_Stream_Down_Heavy_02.ogg</text:p>
          </table:table-cell>
        </table:table-row>
        <table:table-row table:style-name="ro1">
          <table:table-cell office:value-type="string">
            <text:p>Soil_And_Dirt_Debris_Heavy_13.ogg</text:p>
          </table:table-cell>
          <table:table-cell office:value-type="string">
            <text:p>modules/gAudioBundle-3/src/Rocks/Soil_And_Dirt_Debris_Heavy_13.ogg</text:p>
          </table:table-cell>
        </table:table-row>
        <table:table-row table:style-name="ro1">
          <table:table-cell office:value-type="string">
            <text:p>Woodshed_Rock_And_Wood_Large_Impacts_1_Meter._Rock_wood_large_impact_roll_various_02.ogg</text:p>
          </table:table-cell>
          <table:table-cell office:value-type="string">
            <text:p>modules/gAudioBundle-3/src/Rocks/Woodshed_Rock_And_Wood_Large_Impacts_1_Meter._Rock_wood_large_impact_roll_various_02.ogg</text:p>
          </table:table-cell>
        </table:table-row>
        <table:table-row table:style-name="ro1">
          <table:table-cell office:value-type="string">
            <text:p>Aluminum_Can_Rolling_And_Bouncing_On_Concrete.ogg</text:p>
          </table:table-cell>
          <table:table-cell office:value-type="string">
            <text:p>modules/gAudioBundle-3/src/Rolling Objects/Aluminum_Can_Rolling_And_Bouncing_On_Concrete.ogg</text:p>
          </table:table-cell>
        </table:table-row>
        <table:table-row table:style-name="ro1">
          <table:table-cell office:value-type="string">
            <text:p>Battery_Rolling_From_Right_To_Left_On_Wooden_Surface.ogg</text:p>
          </table:table-cell>
          <table:table-cell office:value-type="string">
            <text:p>modules/gAudioBundle-3/src/Rolling Objects/Battery_Rolling_From_Right_To_Left_On_Wooden_Surface.ogg</text:p>
          </table:table-cell>
        </table:table-row>
        <table:table-row table:style-name="ro1">
          <table:table-cell office:value-type="string">
            <text:p>Metallic_Ball_Rolling_On_Concrete_02.ogg</text:p>
          </table:table-cell>
          <table:table-cell office:value-type="string">
            <text:p>modules/gAudioBundle-3/src/Rolling Objects/Metallic_Ball_Rolling_On_Concrete_02.ogg</text:p>
          </table:table-cell>
        </table:table-row>
        <table:table-row table:style-name="ro1">
          <table:table-cell office:value-type="string">
            <text:p>Wooden_Cart_Rolling_On_Concrete_04.ogg</text:p>
          </table:table-cell>
          <table:table-cell office:value-type="string">
            <text:p>modules/gAudioBundle-3/src/Rolling Objects/Wooden_Cart_Rolling_On_Concrete_04.ogg</text:p>
          </table:table-cell>
        </table:table-row>
        <table:table-row table:style-name="ro1">
          <table:table-cell office:value-type="string">
            <text:p>Kitchen_Roomtone_With_Refrigerator_002.ogg</text:p>
          </table:table-cell>
          <table:table-cell office:value-type="string">
            <text:p>modules/gAudioBundle-3/src/Rooms/Kitchen_Roomtone_With_Refrigerator_002.ogg</text:p>
          </table:table-cell>
        </table:table-row>
        <table:table-row table:style-name="ro1">
          <table:table-cell office:value-type="string">
            <text:p>Room_Tone_Light_Household_2.ogg</text:p>
          </table:table-cell>
          <table:table-cell office:value-type="string">
            <text:p>modules/gAudioBundle-3/src/Rooms/Room Tones And Quiet Places Pack 1/Room_Tone_Light_Household_2.ogg</text:p>
          </table:table-cell>
        </table:table-row>
        <table:table-row table:style-name="ro1">
          <table:table-cell office:value-type="string">
            <text:p>Room_Tone_Medium_Computer_Room_Fans.ogg</text:p>
          </table:table-cell>
          <table:table-cell office:value-type="string">
            <text:p>modules/gAudioBundle-3/src/Rooms/Room Tones And Quiet Places Pack 1/Room_Tone_Medium_Computer_Room_Fans.ogg</text:p>
          </table:table-cell>
        </table:table-row>
        <table:table-row table:style-name="ro1">
          <table:table-cell office:value-type="string">
            <text:p>Train_Station_Hallway_Escalator_Elevator_Bell_Footsteps.ogg</text:p>
          </table:table-cell>
          <table:table-cell office:value-type="string">
            <text:p>modules/gAudioBundle-3/src/Rooms/Room Tones And Quiet Places Pack 1/Train_Station_Hallway_Escalator_Elevator_Bell_Footsteps.ogg</text:p>
          </table:table-cell>
        </table:table-row>
        <table:table-row table:style-name="ro1">
          <table:table-cell office:value-type="string">
            <text:p>Rt_Office_Heater_Tone_2.ogg</text:p>
          </table:table-cell>
          <table:table-cell office:value-type="string">
            <text:p>modules/gAudioBundle-3/src/Rooms/Room Tones Office Building/Rt_Office_Heater_Tone_2.ogg</text:p>
          </table:table-cell>
        </table:table-row>
        <table:table-row table:style-name="ro1">
          <table:table-cell office:value-type="string">
            <text:p>Rt_Office_Turn_On_Off_Computers.ogg</text:p>
          </table:table-cell>
          <table:table-cell office:value-type="string">
            <text:p>modules/gAudioBundle-3/src/Rooms/Room Tones Office Building/Rt_Office_Turn_On_Off_Computers.ogg</text:p>
          </table:table-cell>
        </table:table-row>
        <table:table-row table:style-name="ro1">
          <table:table-cell office:value-type="string">
            <text:p>Rt_Sanitary_Rooms_Windows_Tilted_Rustling_Plastic_In_Trash_Can.ogg</text:p>
          </table:table-cell>
          <table:table-cell office:value-type="string">
            <text:p>modules/gAudioBundle-3/src/Rooms/Room Tones Office Building/Rt_Sanitary_Rooms_Windows_Tilted_Rustling_Plastic_In_Trash_Can.ogg</text:p>
          </table:table-cell>
        </table:table-row>
        <table:table-row table:style-name="ro1">
          <table:table-cell office:value-type="string">
            <text:p>Rt_Stairhead_A_Loading_Elevator.ogg</text:p>
          </table:table-cell>
          <table:table-cell office:value-type="string">
            <text:p>modules/gAudioBundle-3/src/Rooms/Room Tones Office Building/Rt_Stairhead_A_Loading_Elevator.ogg</text:p>
          </table:table-cell>
        </table:table-row>
        <table:table-row table:style-name="ro1">
          <table:table-cell office:value-type="string">
            <text:p>Roomtone_Overhead_Fan_002.ogg</text:p>
          </table:table-cell>
          <table:table-cell office:value-type="string">
            <text:p>modules/gAudioBundle-3/src/Rooms/Roomtone_Overhead_Fan_002.ogg</text:p>
          </table:table-cell>
        </table:table-row>
        <table:table-row table:style-name="ro1">
          <table:table-cell office:value-type="string">
            <text:p>Eulers_Disk_Spin_Sharp_Edge_Mirror_St.ogg</text:p>
          </table:table-cell>
          <table:table-cell office:value-type="string">
            <text:p>modules/gAudioBundle-3/src/Rotation/Eulers_Disk_Spin_Sharp_Edge_Mirror_St.ogg</text:p>
          </table:table-cell>
        </table:table-row>
        <table:table-row table:style-name="ro1">
          <table:table-cell office:value-type="string">
            <text:p>Firework_Spin_Helicopter_Spinner_St.ogg</text:p>
          </table:table-cell>
          <table:table-cell office:value-type="string">
            <text:p>modules/gAudioBundle-3/src/Rotation/Firework_Spin_Helicopter_Spinner_St.ogg</text:p>
          </table:table-cell>
        </table:table-row>
        <table:table-row table:style-name="ro1">
          <table:table-cell office:value-type="string">
            <text:p>Hurricane_Balls_Spin_1.0in_Glass_Surface_Top_M.ogg</text:p>
          </table:table-cell>
          <table:table-cell office:value-type="string">
            <text:p>modules/gAudioBundle-3/src/Rotation/Hurricane_Balls_Spin_1.0in_Glass_Surface_Top_M.ogg</text:p>
          </table:table-cell>
        </table:table-row>
        <table:table-row table:style-name="ro1">
          <table:table-cell office:value-type="string">
            <text:p>Water_Swirl_Metal_Trashcan_Light_Medium_St.ogg</text:p>
          </table:table-cell>
          <table:table-cell office:value-type="string">
            <text:p>modules/gAudioBundle-3/src/Rotation/Water_Swirl_Metal_Trashcan_Light_Medium_St.ogg</text:p>
          </table:table-cell>
        </table:table-row>
        <table:table-row table:style-name="ro1">
          <table:table-cell office:value-type="string">
            <text:p>Backpack_02.ogg</text:p>
          </table:table-cell>
          <table:table-cell office:value-type="string">
            <text:p>modules/gAudioBundle-3/src/Rummage/Backpack_02.ogg</text:p>
          </table:table-cell>
        </table:table-row>
        <table:table-row table:style-name="ro1">
          <table:table-cell office:value-type="string">
            <text:p>Box_Lego_B_02.ogg</text:p>
          </table:table-cell>
          <table:table-cell office:value-type="string">
            <text:p>modules/gAudioBundle-3/src/Rummage/Box_Lego_B_02.ogg</text:p>
          </table:table-cell>
        </table:table-row>
        <table:table-row table:style-name="ro1">
          <table:table-cell office:value-type="string">
            <text:p>Cupboard_Dishes_05.ogg</text:p>
          </table:table-cell>
          <table:table-cell office:value-type="string">
            <text:p>modules/gAudioBundle-3/src/Rummage/Cupboard_Dishes_05.ogg</text:p>
          </table:table-cell>
        </table:table-row>
        <table:table-row table:style-name="ro1">
          <table:table-cell office:value-type="string">
            <text:p>Medical_Box_01.ogg</text:p>
          </table:table-cell>
          <table:table-cell office:value-type="string">
            <text:p>modules/gAudioBundle-3/src/Rummage/Medical_Box_01.ogg</text:p>
          </table:table-cell>
        </table:table-row>
        <table:table-row table:style-name="ro1">
          <table:table-cell office:value-type="string">
            <text:p>Rupture_Bulb_Impact_03.ogg</text:p>
          </table:table-cell>
          <table:table-cell office:value-type="string">
            <text:p>modules/gAudioBundle-3/src/Rupture/Rupture_Bulb_Impact_03.ogg</text:p>
          </table:table-cell>
        </table:table-row>
        <table:table-row table:style-name="ro1">
          <table:table-cell office:value-type="string">
            <text:p>Rupture_Car_Light_Impact_04.ogg</text:p>
          </table:table-cell>
          <table:table-cell office:value-type="string">
            <text:p>modules/gAudioBundle-3/src/Rupture/Rupture_Car_Light_Impact_04.ogg</text:p>
          </table:table-cell>
        </table:table-row>
        <table:table-row table:style-name="ro1">
          <table:table-cell office:value-type="string">
            <text:p>Rupture_Concrete_Impact_B02.ogg</text:p>
          </table:table-cell>
          <table:table-cell office:value-type="string">
            <text:p>modules/gAudioBundle-3/src/Rupture/Rupture_Concrete_Impact_B02.ogg</text:p>
          </table:table-cell>
        </table:table-row>
        <table:table-row table:style-name="ro1">
          <table:table-cell office:value-type="string">
            <text:p>Rupture_Marble_Impacts_06.ogg</text:p>
          </table:table-cell>
          <table:table-cell office:value-type="string">
            <text:p>modules/gAudioBundle-3/src/Rupture/Rupture_Marble_Impacts_06.ogg</text:p>
          </table:table-cell>
        </table:table-row>
        <table:table-row table:style-name="ro1">
          <table:table-cell office:value-type="string">
            <text:p>Countryside_Bird_Morning_Chorus_Quadro.ogg</text:p>
          </table:table-cell>
          <table:table-cell office:value-type="string">
            <text:p>modules/gAudioBundle-3/src/Rural Zone/Countryside_Bird_Morning_Chorus_Quadro.ogg</text:p>
          </table:table-cell>
        </table:table-row>
        <table:table-row table:style-name="ro1">
          <table:table-cell office:value-type="string">
            <text:p>Countryside_Quiet_Forest_Bird_Gull_Call.ogg</text:p>
          </table:table-cell>
          <table:table-cell office:value-type="string">
            <text:p>modules/gAudioBundle-3/src/Rural Zone/Countryside_Quiet_Forest_Bird_Gull_Call.ogg</text:p>
          </table:table-cell>
        </table:table-row>
        <table:table-row table:style-name="ro1">
          <table:table-cell office:value-type="string">
            <text:p>Rustle_Outdoor_Bush_Green_Foliage_Susurrate_Loop_Lr.ogg</text:p>
          </table:table-cell>
          <table:table-cell office:value-type="string">
            <text:p>modules/gAudioBundle-3/src/Rustle Tones/Rustle_Outdoor_Bush_Green_Foliage_Susurrate_Loop_Lr.ogg</text:p>
          </table:table-cell>
        </table:table-row>
        <table:table-row table:style-name="ro1">
          <table:table-cell office:value-type="string">
            <text:p>Rustle_Studio_Performed_Broadleaf_Reeds_Manipulation_Loop_Lr.ogg</text:p>
          </table:table-cell>
          <table:table-cell office:value-type="string">
            <text:p>modules/gAudioBundle-3/src/Rustle Tones/Rustle_Studio_Performed_Broadleaf_Reeds_Manipulation_Loop_Lr.ogg</text:p>
          </table:table-cell>
        </table:table-row>
        <table:table-row table:style-name="ro1">
          <table:table-cell office:value-type="string">
            <text:p>Rustle_Studio_Performed_Green_Leaves_Twigs_Brush_Moves_Lr.ogg</text:p>
          </table:table-cell>
          <table:table-cell office:value-type="string">
            <text:p>modules/gAudioBundle-3/src/Rustle Tones/Rustle_Studio_Performed_Green_Leaves_Twigs_Brush_Moves_Lr.ogg</text:p>
          </table:table-cell>
        </table:table-row>
        <table:table-row table:style-name="ro1">
          <table:table-cell office:value-type="string">
            <text:p>Rustle_Studio_Performed_Synthetic_Brush_Hairs_Shuffle_Loop_Lr.ogg</text:p>
          </table:table-cell>
          <table:table-cell office:value-type="string">
            <text:p>modules/gAudioBundle-3/src/Rustle Tones/Rustle_Studio_Performed_Synthetic_Brush_Hairs_Shuffle_Loop_Lr.ogg</text:p>
          </table:table-cell>
        </table:table-row>
        <table:table-row table:style-name="ro1">
          <table:table-cell office:value-type="string">
            <text:p>Son_The_Rustle_004_Grass_Rustling_Heavy.ogg</text:p>
          </table:table-cell>
          <table:table-cell office:value-type="string">
            <text:p>modules/gAudioBundle-3/src/Rustle/Son_The_Rustle_004_Grass_Rustling_Heavy.ogg</text:p>
          </table:table-cell>
        </table:table-row>
        <table:table-row table:style-name="ro1">
          <table:table-cell office:value-type="string">
            <text:p>Son_The_Rustle_018_Bundle_Of_Large_Dry_Bamboo_Leaves_Shaken.ogg</text:p>
          </table:table-cell>
          <table:table-cell office:value-type="string">
            <text:p>modules/gAudioBundle-3/src/Rustle/Son_The_Rustle_018_Bundle_Of_Large_Dry_Bamboo_Leaves_Shaken.ogg</text:p>
          </table:table-cell>
        </table:table-row>
        <table:table-row table:style-name="ro1">
          <table:table-cell office:value-type="string">
            <text:p>Son_The_Rustle_030_Large_Thick_Hedge_Leaves_Slapped_Against_Each_Other.ogg</text:p>
          </table:table-cell>
          <table:table-cell office:value-type="string">
            <text:p>modules/gAudioBundle-3/src/Rustle/Son_The_Rustle_030_Large_Thick_Hedge_Leaves_Slapped_Against_Each_Other.ogg</text:p>
          </table:table-cell>
        </table:table-row>
        <table:table-row table:style-name="ro1">
          <table:table-cell office:value-type="string">
            <text:p>Son_The_Rustle_054_Bamboo_Field_In_Wind.ogg</text:p>
          </table:table-cell>
          <table:table-cell office:value-type="string">
            <text:p>modules/gAudioBundle-3/src/Rustle/Son_The_Rustle_054_Bamboo_Field_In_Wind.ogg</text:p>
          </table:table-cell>
        </table:table-row>
        <table:table-row table:style-name="ro1">
          <table:table-cell office:value-type="string">
            <text:p>Train_2_Richmond.ogg</text:p>
          </table:table-cell>
          <table:table-cell office:value-type="string">
            <text:p>modules/gAudioBundle-3/src/Rusty Old Freight Trains Up Close/Train_2_Richmond.ogg</text:p>
          </table:table-cell>
        </table:table-row>
        <table:table-row table:style-name="ro1">
          <table:table-cell office:value-type="string">
            <text:p>Train_4_San_Francisco.ogg</text:p>
          </table:table-cell>
          <table:table-cell office:value-type="string">
            <text:p>modules/gAudioBundle-3/src/Rusty Old Freight Trains Up Close/Train_4_San_Francisco.ogg</text:p>
          </table:table-cell>
        </table:table-row>
        <table:table-row table:style-name="ro1">
          <table:table-cell office:value-type="string">
            <text:p>Saab_99_T15_Foley_Door_Open_Close_Interior_Onbrd_Engine_Right.ogg</text:p>
          </table:table-cell>
          <table:table-cell office:value-type="string">
            <text:p>modules/gAudioBundle-4/src/Saab 99 Gl 1976/Saab_99_T15_Foley_Door_Open_Close_Interior_Onbrd_Engine_Right.ogg</text:p>
          </table:table-cell>
        </table:table-row>
        <table:table-row table:style-name="ro1">
          <table:table-cell office:value-type="string">
            <text:p>Saab_99_T7_Ext_Fast_Approach_Stop_Reversing_Away_Passbys_Ortf.ogg</text:p>
          </table:table-cell>
          <table:table-cell office:value-type="string">
            <text:p>modules/gAudioBundle-4/src/Saab 99 Gl 1976/Saab_99_T7_Ext_Fast_Approach_Stop_Reversing_Away_Passbys_Ortf.ogg</text:p>
          </table:table-cell>
        </table:table-row>
        <table:table-row table:style-name="ro1">
          <table:table-cell office:value-type="string">
            <text:p>Saab_99_T9_Ext_Passbys_Gearshifting_Ortf.ogg</text:p>
          </table:table-cell>
          <table:table-cell office:value-type="string">
            <text:p>modules/gAudioBundle-4/src/Saab 99 Gl 1976/Saab_99_T9_Ext_Passbys_Gearshifting_Ortf.ogg</text:p>
          </table:table-cell>
        </table:table-row>
        <table:table-row table:style-name="ro1">
          <table:table-cell office:value-type="string">
            <text:p>Saiga-12_12g_Solid_Slug_1m_Left_Off_Axis_Mkh416_Clean_Single_Shots_X_5.ogg</text:p>
          </table:table-cell>
          <table:table-cell office:value-type="string">
            <text:p>modules/gAudioBundle-4/src/Saiga 12 12g Solid Slug/Saiga-12_12g_Solid_Slug_1m_Left_Off_Axis_Mkh416_Clean_Single_Shots_X_5.ogg</text:p>
          </table:table-cell>
        </table:table-row>
        <table:table-row table:style-name="ro1">
          <table:table-cell office:value-type="string">
            <text:p>Saiga-12_12g_Solid_Slug_55m_In_Front_Off_Axis_Clean_Bursts_X_7.ogg</text:p>
          </table:table-cell>
          <table:table-cell office:value-type="string">
            <text:p>modules/gAudioBundle-4/src/Saiga 12 12g Solid Slug/Saiga-12_12g_Solid_Slug_55m_In_Front_Off_Axis_Clean_Bursts_X_7.ogg</text:p>
          </table:table-cell>
        </table:table-row>
        <table:table-row table:style-name="ro1">
          <table:table-cell office:value-type="string">
            <text:p>Sako_Trg_22_Trg_1m_Left_Off_Axis_Mkh416_Clean_Single_Shots_X_5.ogg</text:p>
          </table:table-cell>
          <table:table-cell office:value-type="string">
            <text:p>modules/gAudioBundle-4/src/Sako Trg 22/Sako_Trg_22_Trg_1m_Left_Off_Axis_Mkh416_Clean_Single_Shots_X_5.ogg</text:p>
          </table:table-cell>
        </table:table-row>
        <table:table-row table:style-name="ro1">
          <table:table-cell office:value-type="string">
            <text:p>Sako_Trg_22_Trg_Silencer_1m_Right_Mkh8040_1_Clean_Single_Shots_X_6.ogg</text:p>
          </table:table-cell>
          <table:table-cell office:value-type="string">
            <text:p>modules/gAudioBundle-4/src/Sako Trg 22/Sako_Trg_22_Trg_Silencer_1m_Right_Mkh8040_1_Clean_Single_Shots_X_6.ogg</text:p>
          </table:table-cell>
        </table:table-row>
        <table:table-row table:style-name="ro1">
          <table:table-cell office:value-type="string">
            <text:p>Sally77_Cannons___Dry.ogg</text:p>
          </table:table-cell>
          <table:table-cell office:value-type="string">
            <text:p>modules/gAudioBundle-4/src/Sally77 Friendly Female Robot Voice/Sally77_Cannons___Dry.ogg</text:p>
          </table:table-cell>
        </table:table-row>
        <table:table-row table:style-name="ro1">
          <table:table-cell office:value-type="string">
            <text:p>Sally77_Fire___Dry.ogg</text:p>
          </table:table-cell>
          <table:table-cell office:value-type="string">
            <text:p>modules/gAudioBundle-4/src/Sally77 Friendly Female Robot Voice/Sally77_Fire___Dry.ogg</text:p>
          </table:table-cell>
        </table:table-row>
        <table:table-row table:style-name="ro1">
          <table:table-cell office:value-type="string">
            <text:p>Sally77_Game___Dry.ogg</text:p>
          </table:table-cell>
          <table:table-cell office:value-type="string">
            <text:p>modules/gAudioBundle-4/src/Sally77 Friendly Female Robot Voice/Sally77_Game___Dry.ogg</text:p>
          </table:table-cell>
        </table:table-row>
        <table:table-row table:style-name="ro1">
          <table:table-cell office:value-type="string">
            <text:p>Sally77_Trial___Dry.ogg</text:p>
          </table:table-cell>
          <table:table-cell office:value-type="string">
            <text:p>modules/gAudioBundle-4/src/Sally77 Friendly Female Robot Voice/Sally77_Trial___Dry.ogg</text:p>
          </table:table-cell>
        </table:table-row>
        <table:table-row table:style-name="ro1">
          <table:table-cell office:value-type="string">
            <text:p>Amb_Ext_Fort_Mcallister_Water_Lapping_Boat_Ramp.ogg</text:p>
          </table:table-cell>
          <table:table-cell office:value-type="string">
            <text:p>modules/gAudioBundle-4/src/Savannah Ga Ambiences/Amb_Ext_Fort_Mcallister_Water_Lapping_Boat_Ramp.ogg</text:p>
          </table:table-cell>
        </table:table-row>
        <table:table-row table:style-name="ro1">
          <table:table-cell office:value-type="string">
            <text:p>Amb_Ext_Rain_Dripping_In_Parking_Garage.ogg</text:p>
          </table:table-cell>
          <table:table-cell office:value-type="string">
            <text:p>modules/gAudioBundle-4/src/Savannah Ga Ambiences/Amb_Ext_Rain_Dripping_In_Parking_Garage.ogg</text:p>
          </table:table-cell>
        </table:table-row>
        <table:table-row table:style-name="ro1">
          <table:table-cell office:value-type="string">
            <text:p>Amb_Ext_Savannah_Wildlife_Refuge_03.ogg</text:p>
          </table:table-cell>
          <table:table-cell office:value-type="string">
            <text:p>modules/gAudioBundle-4/src/Savannah Ga Ambiences/Amb_Ext_Savannah_Wildlife_Refuge_03.ogg</text:p>
          </table:table-cell>
        </table:table-row>
        <table:table-row table:style-name="ro1">
          <table:table-cell office:value-type="string">
            <text:p>Amb_Int_Industrial_Building_Server_Room.ogg</text:p>
          </table:table-cell>
          <table:table-cell office:value-type="string">
            <text:p>modules/gAudioBundle-4/src/Savannah Ga Ambiences/Amb_Int_Industrial_Building_Server_Room.ogg</text:p>
          </table:table-cell>
        </table:table-row>
        <table:table-row table:style-name="ro1">
          <table:table-cell office:value-type="string">
            <text:p>Compressed_Air_06_Hiss_And_Spurt.ogg</text:p>
          </table:table-cell>
          <table:table-cell office:value-type="string">
            <text:p>modules/gAudioBundle-4/src/Scene Shop Tool Box/Compressed_Air_06_Hiss_And_Spurt.ogg</text:p>
          </table:table-cell>
        </table:table-row>
        <table:table-row table:style-name="ro1">
          <table:table-cell office:value-type="string">
            <text:p>Impact_Nail_Gun_01_Single_Shot_Compressed_Air_And_Action.ogg</text:p>
          </table:table-cell>
          <table:table-cell office:value-type="string">
            <text:p>modules/gAudioBundle-4/src/Scene Shop Tool Box/Impact_Nail_Gun_01_Single_Shot_Compressed_Air_And_Action.ogg</text:p>
          </table:table-cell>
        </table:table-row>
        <table:table-row table:style-name="ro1">
          <table:table-cell office:value-type="string">
            <text:p>Scissors_16_Slow_Snip.ogg</text:p>
          </table:table-cell>
          <table:table-cell office:value-type="string">
            <text:p>modules/gAudioBundle-4/src/Scene Shop Tool Box/Scissors_16_Slow_Snip.ogg</text:p>
          </table:table-cell>
        </table:table-row>
        <table:table-row table:style-name="ro1">
          <table:table-cell office:value-type="string">
            <text:p>Velcro_04_Unfastening.ogg</text:p>
          </table:table-cell>
          <table:table-cell office:value-type="string">
            <text:p>modules/gAudioBundle-4/src/Scene Shop Tool Box/Velcro_04_Unfastening.ogg</text:p>
          </table:table-cell>
        </table:table-row>
        <table:table-row table:style-name="ro1">
          <table:table-cell office:value-type="string">
            <text:p>Transition_Alien_Sonar_03.ogg</text:p>
          </table:table-cell>
          <table:table-cell office:value-type="string">
            <text:p>modules/gAudioBundle-4/src/Scene Switch Transitions And Textures/Transition_Alien_Sonar_03.ogg</text:p>
          </table:table-cell>
        </table:table-row>
        <table:table-row table:style-name="ro1">
          <table:table-cell office:value-type="string">
            <text:p>Transition_Synth_Delay_03.ogg</text:p>
          </table:table-cell>
          <table:table-cell office:value-type="string">
            <text:p>modules/gAudioBundle-4/src/Scene Switch Transitions And Textures/Transition_Synth_Delay_03.ogg</text:p>
          </table:table-cell>
        </table:table-row>
        <table:table-row table:style-name="ro1">
          <table:table-cell office:value-type="string">
            <text:p>Transition_Synth_Filter_Drone.ogg</text:p>
          </table:table-cell>
          <table:table-cell office:value-type="string">
            <text:p>modules/gAudioBundle-4/src/Scene Switch Transitions And Textures/Transition_Synth_Filter_Drone.ogg</text:p>
          </table:table-cell>
        </table:table-row>
        <table:table-row table:style-name="ro1">
          <table:table-cell office:value-type="string">
            <text:p>Sf_Sdb_Atmo_10_Sci_Fi_Big_Spaceship.ogg</text:p>
          </table:table-cell>
          <table:table-cell office:value-type="string">
            <text:p>modules/gAudioBundle-4/src/Sci Fi Book/Sf_Sdb_Atmo_10_Sci_Fi_Big_Spaceship.ogg</text:p>
          </table:table-cell>
        </table:table-row>
        <table:table-row table:style-name="ro1">
          <table:table-cell office:value-type="string">
            <text:p>Sf_Sdb_Whoosh_15_Space_Vehicle.ogg</text:p>
          </table:table-cell>
          <table:table-cell office:value-type="string">
            <text:p>modules/gAudioBundle-4/src/Sci Fi Book/Sf_Sdb_Whoosh_15_Space_Vehicle.ogg</text:p>
          </table:table-cell>
        </table:table-row>
        <table:table-row table:style-name="ro1">
          <table:table-cell office:value-type="string">
            <text:p>Sf_Sdb__Robot_Electronic_01.ogg</text:p>
          </table:table-cell>
          <table:table-cell office:value-type="string">
            <text:p>modules/gAudioBundle-4/src/Sci Fi Book/Sf_Sdb__Robot_Electronic_01.ogg</text:p>
          </table:table-cell>
        </table:table-row>
        <table:table-row table:style-name="ro1">
          <table:table-cell office:value-type="string">
            <text:p>Sf_Sdb__Spacecraft_Landing_01.ogg</text:p>
          </table:table-cell>
          <table:table-cell office:value-type="string">
            <text:p>modules/gAudioBundle-4/src/Sci Fi Book/Sf_Sdb__Spacecraft_Landing_01.ogg</text:p>
          </table:table-cell>
        </table:table-row>
        <table:table-row table:style-name="ro1">
          <table:table-cell office:value-type="string">
            <text:p>Signum_Source_Composite_Impact_2.ogg</text:p>
          </table:table-cell>
          <table:table-cell office:value-type="string">
            <text:p>modules/gAudioBundle-4/src/Sci Fi Cinematic Sfx Pack/Signum_Source_Composite_Impact_2.ogg</text:p>
          </table:table-cell>
        </table:table-row>
        <table:table-row table:style-name="ro1">
          <table:table-cell office:value-type="string">
            <text:p>Signum_Source_Synth_Impact_High-Pitched_5.ogg</text:p>
          </table:table-cell>
          <table:table-cell office:value-type="string">
            <text:p>modules/gAudioBundle-4/src/Sci Fi Cinematic Sfx Pack/Signum_Source_Synth_Impact_High-Pitched_5.ogg</text:p>
          </table:table-cell>
        </table:table-row>
        <table:table-row table:style-name="ro1">
          <table:table-cell office:value-type="string">
            <text:p>Signum_Value_Rjhy.ogg</text:p>
          </table:table-cell>
          <table:table-cell office:value-type="string">
            <text:p>modules/gAudioBundle-4/src/Sci Fi Cinematic Sfx Pack/Signum_Value_Rjhy.ogg</text:p>
          </table:table-cell>
        </table:table-row>
        <table:table-row table:style-name="ro1">
          <table:table-cell office:value-type="string">
            <text:p>Signum_Value_Xzvz.ogg</text:p>
          </table:table-cell>
          <table:table-cell office:value-type="string">
            <text:p>modules/gAudioBundle-4/src/Sci Fi Cinematic Sfx Pack/Signum_Value_Xzvz.ogg</text:p>
          </table:table-cell>
        </table:table-row>
        <table:table-row table:style-name="ro1">
          <table:table-cell office:value-type="string">
            <text:p>Machine_004.ogg</text:p>
          </table:table-cell>
          <table:table-cell office:value-type="string">
            <text:p>modules/gAudioBundle-4/src/Sci Fi Fx/Machine_004.ogg</text:p>
          </table:table-cell>
        </table:table-row>
        <table:table-row table:style-name="ro1">
          <table:table-cell office:value-type="string">
            <text:p>Alien_Evil_1.ogg</text:p>
          </table:table-cell>
          <table:table-cell office:value-type="string">
            <text:p>modules/gAudioBundle-4/src/Sci Fi Fx/Sci Fi Audio Samples/Alien_Evil_1.ogg</text:p>
          </table:table-cell>
        </table:table-row>
        <table:table-row table:style-name="ro1">
          <table:table-cell office:value-type="string">
            <text:p>Breathe_6.ogg</text:p>
          </table:table-cell>
          <table:table-cell office:value-type="string">
            <text:p>modules/gAudioBundle-4/src/Sci Fi Fx/Sci Fi Audio Samples/Breathe_6.ogg</text:p>
          </table:table-cell>
        </table:table-row>
        <table:table-row table:style-name="ro1">
          <table:table-cell office:value-type="string">
            <text:p>Explosion_Warped.ogg</text:p>
          </table:table-cell>
          <table:table-cell office:value-type="string">
            <text:p>modules/gAudioBundle-4/src/Sci Fi Fx/Sci Fi Audio Samples/Explosion_Warped.ogg</text:p>
          </table:table-cell>
        </table:table-row>
        <table:table-row table:style-name="ro1">
          <table:table-cell office:value-type="string">
            <text:p>Space_Horn_4.ogg</text:p>
          </table:table-cell>
          <table:table-cell office:value-type="string">
            <text:p>modules/gAudioBundle-4/src/Sci Fi Fx/Sci Fi Audio Samples/Space_Horn_4.ogg</text:p>
          </table:table-cell>
        </table:table-row>
        <table:table-row table:style-name="ro1">
          <table:table-cell office:value-type="string">
            <text:p>Interface_Beep_029.ogg</text:p>
          </table:table-cell>
          <table:table-cell office:value-type="string">
            <text:p>modules/gAudioBundle-4/src/Sci Fi Fx/Sci Fi Interface Sound Effects/Interface_Beep_029.ogg</text:p>
          </table:table-cell>
        </table:table-row>
        <table:table-row table:style-name="ro1">
          <table:table-cell office:value-type="string">
            <text:p>Interface_Beep_053.ogg</text:p>
          </table:table-cell>
          <table:table-cell office:value-type="string">
            <text:p>modules/gAudioBundle-4/src/Sci Fi Fx/Sci Fi Interface Sound Effects/Interface_Beep_053.ogg</text:p>
          </table:table-cell>
        </table:table-row>
        <table:table-row table:style-name="ro1">
          <table:table-cell office:value-type="string">
            <text:p>Interface_Beep_Transmission_004.ogg</text:p>
          </table:table-cell>
          <table:table-cell office:value-type="string">
            <text:p>modules/gAudioBundle-4/src/Sci Fi Fx/Sci Fi Interface Sound Effects/Interface_Beep_Transmission_004.ogg</text:p>
          </table:table-cell>
        </table:table-row>
        <table:table-row table:style-name="ro1">
          <table:table-cell office:value-type="string">
            <text:p>Interface_Transition_006_02.ogg</text:p>
          </table:table-cell>
          <table:table-cell office:value-type="string">
            <text:p>modules/gAudioBundle-4/src/Sci Fi Fx/Sci Fi Interface Sound Effects/Interface_Transition_006_02.ogg</text:p>
          </table:table-cell>
        </table:table-row>
        <table:table-row table:style-name="ro1">
          <table:table-cell office:value-type="string">
            <text:p>Glitches__09.ogg</text:p>
          </table:table-cell>
          <table:table-cell office:value-type="string">
            <text:p>modules/gAudioBundle-4/src/Sci Fi Fx/Sci Fi Mechanics/Glitches__09.ogg</text:p>
          </table:table-cell>
        </table:table-row>
        <table:table-row table:style-name="ro1">
          <table:table-cell office:value-type="string">
            <text:p>Heavy_15.ogg</text:p>
          </table:table-cell>
          <table:table-cell office:value-type="string">
            <text:p>modules/gAudioBundle-4/src/Sci Fi Fx/Sci Fi Mechanics/Heavy_15.ogg</text:p>
          </table:table-cell>
        </table:table-row>
        <table:table-row table:style-name="ro1">
          <table:table-cell office:value-type="string">
            <text:p>Rclean_62.ogg</text:p>
          </table:table-cell>
          <table:table-cell office:value-type="string">
            <text:p>modules/gAudioBundle-4/src/Sci Fi Fx/Sci Fi Mechanics/Rclean_62.ogg</text:p>
          </table:table-cell>
        </table:table-row>
        <table:table-row table:style-name="ro1">
          <table:table-cell office:value-type="string">
            <text:p>Warped_15.ogg</text:p>
          </table:table-cell>
          <table:table-cell office:value-type="string">
            <text:p>modules/gAudioBundle-4/src/Sci Fi Fx/Sci Fi Mechanics/Warped_15.ogg</text:p>
          </table:table-cell>
        </table:table-row>
        <table:table-row table:style-name="ro1">
          <table:table-cell office:value-type="string">
            <text:p>Sci-Fi_Metal_Boiling_Metal_Spill_05.ogg</text:p>
          </table:table-cell>
          <table:table-cell office:value-type="string">
            <text:p>modules/gAudioBundle-4/src/Sci Fi Fx/Sci Fi Metal Elements Hd/Sci-Fi_Metal_Boiling_Metal_Spill_05.ogg</text:p>
          </table:table-cell>
        </table:table-row>
        <table:table-row table:style-name="ro1">
          <table:table-cell office:value-type="string">
            <text:p>Sci-Fi_Metal_Deformation__Buckling_And_Melting_33.ogg</text:p>
          </table:table-cell>
          <table:table-cell office:value-type="string">
            <text:p>modules/gAudioBundle-4/src/Sci Fi Fx/Sci Fi Metal Elements Hd/Sci-Fi_Metal_Deformation__Buckling_And_Melting_33.ogg</text:p>
          </table:table-cell>
        </table:table-row>
        <table:table-row table:style-name="ro1">
          <table:table-cell office:value-type="string">
            <text:p>Sci-Fi_Metal_Destruction_Tone__Vaporizing_Metal__Cracking.ogg</text:p>
          </table:table-cell>
          <table:table-cell office:value-type="string">
            <text:p>modules/gAudioBundle-4/src/Sci Fi Fx/Sci Fi Metal Elements Hd/Sci-Fi_Metal_Destruction_Tone__Vaporizing_Metal__Cracking.ogg</text:p>
          </table:table-cell>
        </table:table-row>
        <table:table-row table:style-name="ro1">
          <table:table-cell office:value-type="string">
            <text:p>Sci-Fi_Metal_Impact__Steel_Bulkhead_Hit__Low_01.ogg</text:p>
          </table:table-cell>
          <table:table-cell office:value-type="string">
            <text:p>modules/gAudioBundle-4/src/Sci Fi Fx/Sci Fi Metal Elements Hd/Sci-Fi_Metal_Impact__Steel_Bulkhead_Hit__Low_01.ogg</text:p>
          </table:table-cell>
        </table:table-row>
        <table:table-row table:style-name="ro1">
          <table:table-cell office:value-type="string">
            <text:p>Amb_Energyhumdown.ogg</text:p>
          </table:table-cell>
          <table:table-cell office:value-type="string">
            <text:p>modules/gAudioBundle-4/src/Sci Fi Fx/Sci Fi Sfx Pack/Amb_Energyhumdown.ogg</text:p>
          </table:table-cell>
        </table:table-row>
        <table:table-row table:style-name="ro1">
          <table:table-cell office:value-type="string">
            <text:p>Energygun_Charge1.ogg</text:p>
          </table:table-cell>
          <table:table-cell office:value-type="string">
            <text:p>modules/gAudioBundle-4/src/Sci Fi Fx/Sci Fi Sfx Pack/Energygun_Charge1.ogg</text:p>
          </table:table-cell>
        </table:table-row>
        <table:table-row table:style-name="ro1">
          <table:table-cell office:value-type="string">
            <text:p>Misc_Breathattack.ogg</text:p>
          </table:table-cell>
          <table:table-cell office:value-type="string">
            <text:p>modules/gAudioBundle-4/src/Sci Fi Fx/Sci Fi Sfx Pack/Misc_Breathattack.ogg</text:p>
          </table:table-cell>
        </table:table-row>
        <table:table-row table:style-name="ro1">
          <table:table-cell office:value-type="string">
            <text:p>Misc_Techrise.ogg</text:p>
          </table:table-cell>
          <table:table-cell office:value-type="string">
            <text:p>modules/gAudioBundle-4/src/Sci Fi Fx/Sci Fi Sfx Pack/Misc_Techrise.ogg</text:p>
          </table:table-cell>
        </table:table-row>
        <table:table-row table:style-name="ro1">
          <table:table-cell office:value-type="string">
            <text:p>Scifi_Transition_11.ogg</text:p>
          </table:table-cell>
          <table:table-cell office:value-type="string">
            <text:p>modules/gAudioBundle-4/src/Sci Fi Fx/Sci Fi Transitions/Scifi_Transition_11.ogg</text:p>
          </table:table-cell>
        </table:table-row>
        <table:table-row table:style-name="ro1">
          <table:table-cell office:value-type="string">
            <text:p>Scifi_Transition_158.ogg</text:p>
          </table:table-cell>
          <table:table-cell office:value-type="string">
            <text:p>modules/gAudioBundle-4/src/Sci Fi Fx/Sci Fi Transitions/Scifi_Transition_158.ogg</text:p>
          </table:table-cell>
        </table:table-row>
        <table:table-row table:style-name="ro1">
          <table:table-cell office:value-type="string">
            <text:p>Scifi_Transition_172.ogg</text:p>
          </table:table-cell>
          <table:table-cell office:value-type="string">
            <text:p>modules/gAudioBundle-4/src/Sci Fi Fx/Sci Fi Transitions/Scifi_Transition_172.ogg</text:p>
          </table:table-cell>
        </table:table-row>
        <table:table-row table:style-name="ro1">
          <table:table-cell office:value-type="string">
            <text:p>Scifi_Transition_57.ogg</text:p>
          </table:table-cell>
          <table:table-cell office:value-type="string">
            <text:p>modules/gAudioBundle-4/src/Sci Fi Fx/Sci Fi Transitions/Scifi_Transition_57.ogg</text:p>
          </table:table-cell>
        </table:table-row>
        <table:table-row table:style-name="ro1">
          <table:table-cell office:value-type="string">
            <text:p>Background_Room_Interior_Hum_Loop_01.ogg</text:p>
          </table:table-cell>
          <table:table-cell office:value-type="string">
            <text:p>modules/gAudioBundle-4/src/Sci Fi Fx/SciFi Sounds And SciFi Weapons/Background_Room_Interior_Hum_Loop_01.ogg</text:p>
          </table:table-cell>
        </table:table-row>
        <table:table-row table:style-name="ro1">
          <table:table-cell office:value-type="string">
            <text:p>Sci_Fi_Device_Item_Power_Up_Flash_01.ogg</text:p>
          </table:table-cell>
          <table:table-cell office:value-type="string">
            <text:p>modules/gAudioBundle-4/src/Sci Fi Fx/SciFi Sounds And SciFi Weapons/Sci_Fi_Device_Item_Power_Up_Flash_01.ogg</text:p>
          </table:table-cell>
        </table:table-row>
        <table:table-row table:style-name="ro1">
          <table:table-cell office:value-type="string">
            <text:p>Sci_Fi_Weapon_Blaster_Laser_Boom_Zap_08.ogg</text:p>
          </table:table-cell>
          <table:table-cell office:value-type="string">
            <text:p>modules/gAudioBundle-4/src/Sci Fi Fx/SciFi Sounds And SciFi Weapons/Sci_Fi_Weapon_Blaster_Laser_Boom_Zap_08.ogg</text:p>
          </table:table-cell>
        </table:table-row>
        <table:table-row table:style-name="ro1">
          <table:table-cell office:value-type="string">
            <text:p>Sci_Fi_Weapon_Reload_09.ogg</text:p>
          </table:table-cell>
          <table:table-cell office:value-type="string">
            <text:p>modules/gAudioBundle-4/src/Sci Fi Fx/SciFi Sounds And SciFi Weapons/Sci_Fi_Weapon_Reload_09.ogg</text:p>
          </table:table-cell>
        </table:table-row>
        <table:table-row table:style-name="ro1">
          <table:table-cell office:value-type="string">
            <text:p>Scifi_Glit_Fx_007.ogg</text:p>
          </table:table-cell>
          <table:table-cell office:value-type="string">
            <text:p>modules/gAudioBundle-4/src/Sci Fi Fx/Scifi_Glit_Fx_007.ogg</text:p>
          </table:table-cell>
        </table:table-row>
        <table:table-row table:style-name="ro1">
          <table:table-cell office:value-type="string">
            <text:p>Spacecraft_Pad_006.ogg</text:p>
          </table:table-cell>
          <table:table-cell office:value-type="string">
            <text:p>modules/gAudioBundle-4/src/Sci Fi Fx/Spacecraft_Pad_006.ogg</text:p>
          </table:table-cell>
        </table:table-row>
        <table:table-row table:style-name="ro1">
          <table:table-cell office:value-type="string">
            <text:p>Tape_Fx_001.ogg</text:p>
          </table:table-cell>
          <table:table-cell office:value-type="string">
            <text:p>modules/gAudioBundle-4/src/Sci Fi Fx/Tape_Fx_001.ogg</text:p>
          </table:table-cell>
        </table:table-row>
        <table:table-row table:style-name="ro1">
          <table:table-cell office:value-type="string">
            <text:p>Weapon_Bomb_Explosion_Sci-Fi_Plasma-04.ogg</text:p>
          </table:table-cell>
          <table:table-cell office:value-type="string">
            <text:p>modules/gAudioBundle-4/src/Sci Fi Weapons/Weapon_Bomb_Explosion_Sci-Fi_Plasma-04.ogg</text:p>
          </table:table-cell>
        </table:table-row>
        <table:table-row table:style-name="ro1">
          <table:table-cell office:value-type="string">
            <text:p>Weapon_Reload-16.ogg</text:p>
          </table:table-cell>
          <table:table-cell office:value-type="string">
            <text:p>modules/gAudioBundle-4/src/Sci Fi Weapons/Weapon_Reload-16.ogg</text:p>
          </table:table-cell>
        </table:table-row>
        <table:table-row table:style-name="ro1">
          <table:table-cell office:value-type="string">
            <text:p>Weapon_Shot_Blaster-06.ogg</text:p>
          </table:table-cell>
          <table:table-cell office:value-type="string">
            <text:p>modules/gAudioBundle-4/src/Sci Fi Weapons/Weapon_Shot_Blaster-06.ogg</text:p>
          </table:table-cell>
        </table:table-row>
        <table:table-row table:style-name="ro1">
          <table:table-cell office:value-type="string">
            <text:p>Weapon_Shot_Spaceship_Super_Blaster-04.ogg</text:p>
          </table:table-cell>
          <table:table-cell office:value-type="string">
            <text:p>modules/gAudioBundle-4/src/Sci Fi Weapons/Weapon_Shot_Spaceship_Super_Blaster-04.ogg</text:p>
          </table:table-cell>
        </table:table-row>
        <table:table-row table:style-name="ro1">
          <table:table-cell office:value-type="string">
            <text:p>Cheer_Clapping_Small_Group_In_Theater_Applause_Sound_Effect.ogg</text:p>
          </table:table-cell>
          <table:table-cell office:value-type="string">
            <text:p>modules/gAudioBundle-4/src/Scraps And Pieces/Cheer_Clapping_Small_Group_In_Theater_Applause_Sound_Effect.ogg</text:p>
          </table:table-cell>
        </table:table-row>
        <table:table-row table:style-name="ro1">
          <table:table-cell office:value-type="string">
            <text:p>Sea_Lion_Bark_Group_.ogg</text:p>
          </table:table-cell>
          <table:table-cell office:value-type="string">
            <text:p>modules/gAudioBundle-4/src/Scraps And Pieces/Sea_Lion_Bark_Group_.ogg</text:p>
          </table:table-cell>
        </table:table-row>
        <table:table-row table:style-name="ro1">
          <table:table-cell office:value-type="string">
            <text:p>Wine_Bottle_Open_Pour_2_Sound_Effect.ogg</text:p>
          </table:table-cell>
          <table:table-cell office:value-type="string">
            <text:p>modules/gAudioBundle-4/src/Scraps And Pieces/Wine_Bottle_Open_Pour_2_Sound_Effect.ogg</text:p>
          </table:table-cell>
        </table:table-row>
        <table:table-row table:style-name="ro1">
          <table:table-cell office:value-type="string">
            <text:p>Cutting_Deep_Cardboard_Surface_With_A_Knife_Slow_Movement_Low_Frequency_Sound.ogg</text:p>
          </table:table-cell>
          <table:table-cell office:value-type="string">
            <text:p>modules/gAudioBundle-4/src/Scratches/Cutting_Deep_Cardboard_Surface_With_A_Knife_Slow_Movement_Low_Frequency_Sound.ogg</text:p>
          </table:table-cell>
        </table:table-row>
        <table:table-row table:style-name="ro1">
          <table:table-cell office:value-type="string">
            <text:p>Masking_Tape_Being_Stripped_Off_Quick_Movement_05.ogg</text:p>
          </table:table-cell>
          <table:table-cell office:value-type="string">
            <text:p>modules/gAudioBundle-4/src/Scratches/Masking_Tape_Being_Stripped_Off_Quick_Movement_05.ogg</text:p>
          </table:table-cell>
        </table:table-row>
        <table:table-row table:style-name="ro1">
          <table:table-cell office:value-type="string">
            <text:p>Nails_On_Ceramic_Tile_Single_001.ogg</text:p>
          </table:table-cell>
          <table:table-cell office:value-type="string">
            <text:p>modules/gAudioBundle-4/src/Scratches/Scratch Multi Surface Fingernail Scratches/Nails_On_Ceramic_Tile_Single_001.ogg</text:p>
          </table:table-cell>
        </table:table-row>
        <table:table-row table:style-name="ro1">
          <table:table-cell office:value-type="string">
            <text:p>Nails_On_Metal_Single_001.ogg</text:p>
          </table:table-cell>
          <table:table-cell office:value-type="string">
            <text:p>modules/gAudioBundle-4/src/Scratches/Scratch Multi Surface Fingernail Scratches/Nails_On_Metal_Single_001.ogg</text:p>
          </table:table-cell>
        </table:table-row>
        <table:table-row table:style-name="ro1">
          <table:table-cell office:value-type="string">
            <text:p>Nails_On_Towel_Single_003.ogg</text:p>
          </table:table-cell>
          <table:table-cell office:value-type="string">
            <text:p>modules/gAudioBundle-4/src/Scratches/Scratch Multi Surface Fingernail Scratches/Nails_On_Towel_Single_003.ogg</text:p>
          </table:table-cell>
        </table:table-row>
        <table:table-row table:style-name="ro1">
          <table:table-cell office:value-type="string">
            <text:p>Nails_On_Velvet_Single_002.ogg</text:p>
          </table:table-cell>
          <table:table-cell office:value-type="string">
            <text:p>modules/gAudioBundle-4/src/Scratches/Scratch Multi Surface Fingernail Scratches/Nails_On_Velvet_Single_002.ogg</text:p>
          </table:table-cell>
        </table:table-row>
        <table:table-row table:style-name="ro1">
          <table:table-cell office:value-type="string">
            <text:p>Scratching_Knife_On_Metallic_Jagged_Surface_02.ogg</text:p>
          </table:table-cell>
          <table:table-cell office:value-type="string">
            <text:p>modules/gAudioBundle-4/src/Scratches/Scratching_Knife_On_Metallic_Jagged_Surface_02.ogg</text:p>
          </table:table-cell>
        </table:table-row>
        <table:table-row table:style-name="ro1">
          <table:table-cell office:value-type="string">
            <text:p>Scratching_Knife_On_Wooden_Table.ogg</text:p>
          </table:table-cell>
          <table:table-cell office:value-type="string">
            <text:p>modules/gAudioBundle-4/src/Scratches/Scratching_Knife_On_Wooden_Table.ogg</text:p>
          </table:table-cell>
        </table:table-row>
        <table:table-row table:style-name="ro1">
          <table:table-cell office:value-type="string">
            <text:p>Gasp_Quick_Female_Kb_04_Scream_Library_Brfx-004.ogg</text:p>
          </table:table-cell>
          <table:table-cell office:value-type="string">
            <text:p>modules/gAudioBundle-4/src/Scream/Gasp_Quick_Female_Kb_04_Scream_Library_Brfx-004.ogg</text:p>
          </table:table-cell>
        </table:table-row>
        <table:table-row table:style-name="ro1">
          <table:table-cell office:value-type="string">
            <text:p>Grunt_Pain_Male_Bb_10_Scream_Library_Brfx-004.ogg</text:p>
          </table:table-cell>
          <table:table-cell office:value-type="string">
            <text:p>modules/gAudioBundle-4/src/Scream/Grunt_Pain_Male_Bb_10_Scream_Library_Brfx-004.ogg</text:p>
          </table:table-cell>
        </table:table-row>
        <table:table-row table:style-name="ro1">
          <table:table-cell office:value-type="string">
            <text:p>Laugh_Evil_Cartoon_Female_Kb_08_Scream_Library_Brfx-004.ogg</text:p>
          </table:table-cell>
          <table:table-cell office:value-type="string">
            <text:p>modules/gAudioBundle-4/src/Scream/Laugh_Evil_Cartoon_Female_Kb_08_Scream_Library_Brfx-004.ogg</text:p>
          </table:table-cell>
        </table:table-row>
        <table:table-row table:style-name="ro1">
          <table:table-cell office:value-type="string">
            <text:p>Scream_Frightened_Male_Bb_07_Scream_Library_Brfx-004.ogg</text:p>
          </table:table-cell>
          <table:table-cell office:value-type="string">
            <text:p>modules/gAudioBundle-4/src/Scream/Scream_Frightened_Male_Bb_07_Scream_Library_Brfx-004.ogg</text:p>
          </table:table-cell>
        </table:table-row>
        <table:table-row table:style-name="ro1">
          <table:table-cell office:value-type="string">
            <text:p>Child_Shout_005.ogg</text:p>
          </table:table-cell>
          <table:table-cell office:value-type="string">
            <text:p>modules/gAudioBundle-4/src/Scream/Screams and Shouts 2 Humans/Child_Shout_005.ogg</text:p>
          </table:table-cell>
        </table:table-row>
        <table:table-row table:style-name="ro1">
          <table:table-cell office:value-type="string">
            <text:p>Female_Scream_005.ogg</text:p>
          </table:table-cell>
          <table:table-cell office:value-type="string">
            <text:p>modules/gAudioBundle-4/src/Scream/Screams and Shouts 2 Humans/Female_Scream_005.ogg</text:p>
          </table:table-cell>
        </table:table-row>
        <table:table-row table:style-name="ro1">
          <table:table-cell office:value-type="string">
            <text:p>Male_Grunt-Shout_317.ogg</text:p>
          </table:table-cell>
          <table:table-cell office:value-type="string">
            <text:p>modules/gAudioBundle-4/src/Scream/Screams and Shouts 2 Humans/Male_Grunt-Shout_317.ogg</text:p>
          </table:table-cell>
        </table:table-row>
        <table:table-row table:style-name="ro1">
          <table:table-cell office:value-type="string">
            <text:p>Male_Shout-Of-Pain_132.ogg</text:p>
          </table:table-cell>
          <table:table-cell office:value-type="string">
            <text:p>modules/gAudioBundle-4/src/Scream/Screams and Shouts 2 Humans/Male_Shout-Of-Pain_132.ogg</text:p>
          </table:table-cell>
        </table:table-row>
        <table:table-row table:style-name="ro1">
          <table:table-cell office:value-type="string">
            <text:p>Monster_Pain_Death_121.ogg</text:p>
          </table:table-cell>
          <table:table-cell office:value-type="string">
            <text:p>modules/gAudioBundle-4/src/Scream/Screams and Shouts 2 Monsters/Monster_Pain_Death_121.ogg</text:p>
          </table:table-cell>
        </table:table-row>
        <table:table-row table:style-name="ro1">
          <table:table-cell office:value-type="string">
            <text:p>Monster_Roar_Growl_009.ogg</text:p>
          </table:table-cell>
          <table:table-cell office:value-type="string">
            <text:p>modules/gAudioBundle-4/src/Scream/Screams and Shouts 2 Monsters/Monster_Roar_Growl_009.ogg</text:p>
          </table:table-cell>
        </table:table-row>
        <table:table-row table:style-name="ro1">
          <table:table-cell office:value-type="string">
            <text:p>Monster_Roar_Growl_164.ogg</text:p>
          </table:table-cell>
          <table:table-cell office:value-type="string">
            <text:p>modules/gAudioBundle-4/src/Scream/Screams and Shouts 2 Monsters/Monster_Roar_Growl_164.ogg</text:p>
          </table:table-cell>
        </table:table-row>
        <table:table-row table:style-name="ro1">
          <table:table-cell office:value-type="string">
            <text:p>Monster_Struggle_Grunt_240.ogg</text:p>
          </table:table-cell>
          <table:table-cell office:value-type="string">
            <text:p>modules/gAudioBundle-4/src/Scream/Screams and Shouts 2 Monsters/Monster_Struggle_Grunt_240.ogg</text:p>
          </table:table-cell>
        </table:table-row>
        <table:table-row table:style-name="ro1">
          <table:table-cell office:value-type="string">
            <text:p>Bubbles_Regulator_Submerged_4_Stereo_Akg.ogg</text:p>
          </table:table-cell>
          <table:table-cell office:value-type="string">
            <text:p>modules/gAudioBundle-4/src/Scuba Diving Equipment And Underwater Diving/Bubbles_Regulator_Submerged_4_Stereo_Akg.ogg</text:p>
          </table:table-cell>
        </table:table-row>
        <table:table-row table:style-name="ro1">
          <table:table-cell office:value-type="string">
            <text:p>Dive_In_Cave_Ms.ogg</text:p>
          </table:table-cell>
          <table:table-cell office:value-type="string">
            <text:p>modules/gAudioBundle-4/src/Scuba Diving Equipment And Underwater Diving/Dive_In_Cave_Ms.ogg</text:p>
          </table:table-cell>
        </table:table-row>
        <table:table-row table:style-name="ro1">
          <table:table-cell office:value-type="string">
            <text:p>Dive_Mediterranean_Sea_1_Stereo.ogg</text:p>
          </table:table-cell>
          <table:table-cell office:value-type="string">
            <text:p>modules/gAudioBundle-4/src/Scuba Diving Equipment And Underwater Diving/Dive_Mediterranean_Sea_1_Stereo.ogg</text:p>
          </table:table-cell>
        </table:table-row>
        <table:table-row table:style-name="ro1">
          <table:table-cell office:value-type="string">
            <text:p>Underwater_Breathing_Approach_Cave.ogg</text:p>
          </table:table-cell>
          <table:table-cell office:value-type="string">
            <text:p>modules/gAudioBundle-4/src/Scuba Diving Equipment And Underwater Diving/Underwater_Breathing_Approach_Cave.ogg</text:p>
          </table:table-cell>
        </table:table-row>
        <table:table-row table:style-name="ro1">
          <table:table-cell office:value-type="string">
            <text:p>Snw_06_Nature_Forest_Birds_Wind_Early_Morning_Spring_Distant_Sea_Mediterranean_Grece.ogg</text:p>
          </table:table-cell>
          <table:table-cell office:value-type="string">
            <text:p>modules/gAudioBundle-4/src/Seaside Nature And Waves/Snw_06_Nature_Forest_Birds_Wind_Early_Morning_Spring_Distant_Sea_Mediterranean_Grece.ogg</text:p>
          </table:table-cell>
        </table:table-row>
        <table:table-row table:style-name="ro1">
          <table:table-cell office:value-type="string">
            <text:p>Snw_14_Nature_Forest_Birds_Insects_Morning_Spring_Early_Summer_South_Black_Sea_Bulgaria.ogg</text:p>
          </table:table-cell>
          <table:table-cell office:value-type="string">
            <text:p>modules/gAudioBundle-4/src/Seaside Nature And Waves/Snw_14_Nature_Forest_Birds_Insects_Morning_Spring_Early_Summer_South_Black_Sea_Bulgaria.ogg</text:p>
          </table:table-cell>
        </table:table-row>
        <table:table-row table:style-name="ro1">
          <table:table-cell office:value-type="string">
            <text:p>Snw_45_Sea_Waves_Middle_Distance_Beach_Rough_Winter_North_Black_Sea_Bulgaria.ogg</text:p>
          </table:table-cell>
          <table:table-cell office:value-type="string">
            <text:p>modules/gAudioBundle-4/src/Seaside Nature And Waves/Snw_45_Sea_Waves_Middle_Distance_Beach_Rough_Winter_North_Black_Sea_Bulgaria.ogg</text:p>
          </table:table-cell>
        </table:table-row>
        <table:table-row table:style-name="ro1">
          <table:table-cell office:value-type="string">
            <text:p>Texture_Sci-Fi_Atmospheric_Element-10.ogg</text:p>
          </table:table-cell>
          <table:table-cell office:value-type="string">
            <text:p>modules/gAudioBundle-4/src/Sense/Texture_Sci-Fi_Atmospheric_Element-10.ogg</text:p>
          </table:table-cell>
        </table:table-row>
        <table:table-row table:style-name="ro1">
          <table:table-cell office:value-type="string">
            <text:p>Texture_Sci-Fi_Glitch-02.ogg</text:p>
          </table:table-cell>
          <table:table-cell office:value-type="string">
            <text:p>modules/gAudioBundle-4/src/Sense/Texture_Sci-Fi_Glitch-02.ogg</text:p>
          </table:table-cell>
        </table:table-row>
        <table:table-row table:style-name="ro1">
          <table:table-cell office:value-type="string">
            <text:p>Texture_Sci-Fi_Interference-01.ogg</text:p>
          </table:table-cell>
          <table:table-cell office:value-type="string">
            <text:p>modules/gAudioBundle-4/src/Sense/Texture_Sci-Fi_Interference-01.ogg</text:p>
          </table:table-cell>
        </table:table-row>
        <table:table-row table:style-name="ro1">
          <table:table-cell office:value-type="string">
            <text:p>Texture_Sci-Fi_Robotic-02.ogg</text:p>
          </table:table-cell>
          <table:table-cell office:value-type="string">
            <text:p>modules/gAudioBundle-4/src/Sense/Texture_Sci-Fi_Robotic-02.ogg</text:p>
          </table:table-cell>
        </table:table-row>
        <table:table-row table:style-name="ro1">
          <table:table-cell office:value-type="string">
            <text:p>Backgammon_Piece_21.ogg</text:p>
          </table:table-cell>
          <table:table-cell office:value-type="string">
            <text:p>modules/gAudioBundle-4/src/Sfx For Board Games/Backgammon_Piece_21.ogg</text:p>
          </table:table-cell>
        </table:table-row>
        <table:table-row table:style-name="ro1">
          <table:table-cell office:value-type="string">
            <text:p>Dice_9.ogg</text:p>
          </table:table-cell>
          <table:table-cell office:value-type="string">
            <text:p>modules/gAudioBundle-4/src/Sfx For Board Games/Dice_9.ogg</text:p>
          </table:table-cell>
        </table:table-row>
        <table:table-row table:style-name="ro1">
          <table:table-cell office:value-type="string">
            <text:p>Domino_Box_15.ogg</text:p>
          </table:table-cell>
          <table:table-cell office:value-type="string">
            <text:p>modules/gAudioBundle-4/src/Sfx For Board Games/Domino_Box_15.ogg</text:p>
          </table:table-cell>
        </table:table-row>
        <table:table-row table:style-name="ro1">
          <table:table-cell office:value-type="string">
            <text:p>Placing_Pieces_On_The_Board_2.ogg</text:p>
          </table:table-cell>
          <table:table-cell office:value-type="string">
            <text:p>modules/gAudioBundle-4/src/Sfx For Board Games/Placing_Pieces_On_The_Board_2.ogg</text:p>
          </table:table-cell>
        </table:table-row>
        <table:table-row table:style-name="ro1">
          <table:table-cell office:value-type="string">
            <text:p>Door_Closet_Rattle_Squeak_Open_Close.ogg</text:p>
          </table:table-cell>
          <table:table-cell office:value-type="string">
            <text:p>modules/gAudioBundle-4/src/Shakes And Rattles/Door_Closet_Rattle_Squeak_Open_Close.ogg</text:p>
          </table:table-cell>
        </table:table-row>
        <table:table-row table:style-name="ro1">
          <table:table-cell office:value-type="string">
            <text:p>Drawer_Runner_Slides_Shake_Short_Medium_Long.ogg</text:p>
          </table:table-cell>
          <table:table-cell office:value-type="string">
            <text:p>modules/gAudioBundle-4/src/Shakes And Rattles/Drawer_Runner_Slides_Shake_Short_Medium_Long.ogg</text:p>
          </table:table-cell>
        </table:table-row>
        <table:table-row table:style-name="ro1">
          <table:table-cell office:value-type="string">
            <text:p>Lock_Metal_Shake_Rattle_Short_Medium.ogg</text:p>
          </table:table-cell>
          <table:table-cell office:value-type="string">
            <text:p>modules/gAudioBundle-4/src/Shakes And Rattles/Lock_Metal_Shake_Rattle_Short_Medium.ogg</text:p>
          </table:table-cell>
        </table:table-row>
        <table:table-row table:style-name="ro1">
          <table:table-cell office:value-type="string">
            <text:p>Screws_Box_Plastic_Metal_Shake_Rattle_Short_Medium_Long.ogg</text:p>
          </table:table-cell>
          <table:table-cell office:value-type="string">
            <text:p>modules/gAudioBundle-4/src/Shakes And Rattles/Screws_Box_Plastic_Metal_Shake_Rattle_Short_Medium_Long.ogg</text:p>
          </table:table-cell>
        </table:table-row>
        <table:table-row table:style-name="ro1">
          <table:table-cell office:value-type="string">
            <text:p>Glass_Bottle_Break_Smash_Messy.ogg</text:p>
          </table:table-cell>
          <table:table-cell office:value-type="string">
            <text:p>modules/gAudioBundle-4/src/Shards/Shards Broken Glass/Glass_Bottle_Break_Smash_Messy.ogg</text:p>
          </table:table-cell>
        </table:table-row>
        <table:table-row table:style-name="ro1">
          <table:table-cell office:value-type="string">
            <text:p>Glass_Shards_Smash_Medium_Impact_Lots_Of_Large_Shards.ogg</text:p>
          </table:table-cell>
          <table:table-cell office:value-type="string">
            <text:p>modules/gAudioBundle-4/src/Shards/Shards Broken Glass/Glass_Shards_Smash_Medium_Impact_Lots_Of_Large_Shards.ogg</text:p>
          </table:table-cell>
        </table:table-row>
        <table:table-row table:style-name="ro1">
          <table:table-cell office:value-type="string">
            <text:p>Window_Small_Break_Medium_Impact_Large_Amount_Of_Clinking_Pieces.ogg</text:p>
          </table:table-cell>
          <table:table-cell office:value-type="string">
            <text:p>modules/gAudioBundle-4/src/Shards/Shards Broken Glass/Window_Small_Break_Medium_Impact_Large_Amount_Of_Clinking_Pieces.ogg</text:p>
          </table:table-cell>
        </table:table-row>
        <table:table-row table:style-name="ro1">
          <table:table-cell office:value-type="string">
            <text:p>Window_Small_Crack_Medium_Impact_Bright.ogg</text:p>
          </table:table-cell>
          <table:table-cell office:value-type="string">
            <text:p>modules/gAudioBundle-4/src/Shards/Shards Broken Glass/Window_Small_Crack_Medium_Impact_Bright.ogg</text:p>
          </table:table-cell>
        </table:table-row>
        <table:table-row table:style-name="ro1">
          <table:table-cell office:value-type="string">
            <text:p>Shards_[Ld_Mono]_02-Impact_Glass_Shatter_Small.ogg</text:p>
          </table:table-cell>
          <table:table-cell office:value-type="string">
            <text:p>modules/gAudioBundle-4/src/Shards/Shards_[Ld_Mono]_02-Impact_Glass_Shatter_Small.ogg</text:p>
          </table:table-cell>
        </table:table-row>
        <table:table-row table:style-name="ro1">
          <table:table-cell office:value-type="string">
            <text:p>Shards_[Ld_Mono]_16-Drop_Glass_Small_Shards.ogg</text:p>
          </table:table-cell>
          <table:table-cell office:value-type="string">
            <text:p>modules/gAudioBundle-4/src/Shards/Shards_[Ld_Mono]_16-Drop_Glass_Small_Shards.ogg</text:p>
          </table:table-cell>
        </table:table-row>
        <table:table-row table:style-name="ro1">
          <table:table-cell office:value-type="string">
            <text:p>Shards_[Ld_Mono]_24-Trickle_Glass_Metal_Debree.ogg</text:p>
          </table:table-cell>
          <table:table-cell office:value-type="string">
            <text:p>modules/gAudioBundle-4/src/Shards/Shards_[Ld_Mono]_24-Trickle_Glass_Metal_Debree.ogg</text:p>
          </table:table-cell>
        </table:table-row>
        <table:table-row table:style-name="ro1">
          <table:table-cell office:value-type="string">
            <text:p>Shards_[Ms_Stereo]_19-Drop_Glass_Table_Metal_Debree.ogg</text:p>
          </table:table-cell>
          <table:table-cell office:value-type="string">
            <text:p>modules/gAudioBundle-4/src/Shards/Shards_[Ms_Stereo]_19-Drop_Glass_Table_Metal_Debree.ogg</text:p>
          </table:table-cell>
        </table:table-row>
        <table:table-row table:style-name="ro1">
          <table:table-cell office:value-type="string">
            <text:p>Sherman_M4a3_T3_Onbrd_Start_Attempt_Medium_Drive_Decelerate_Slow_Stop_Off_Engine_Dpa4061.ogg</text:p>
          </table:table-cell>
          <table:table-cell office:value-type="string">
            <text:p>modules/gAudioBundle-4/src/Sherman Tanks/Sherman M4a3 Medium Tank/Sherman_M4a3_T3_Onbrd_Start_Attempt_Medium_Drive_Decelerate_Slow_Stop_Off_Engine_Dpa4061.ogg</text:p>
          </table:table-cell>
        </table:table-row>
        <table:table-row table:style-name="ro1">
          <table:table-cell office:value-type="string">
            <text:p>Sherman_M4a3_T4_Onbrd_Medium_Drive_Steady_Slow_Short_Tracks_Right_Re50.ogg</text:p>
          </table:table-cell>
          <table:table-cell office:value-type="string">
            <text:p>modules/gAudioBundle-4/src/Sherman Tanks/Sherman M4a3 Medium Tank/Sherman_M4a3_T4_Onbrd_Medium_Drive_Steady_Slow_Short_Tracks_Right_Re50.ogg</text:p>
          </table:table-cell>
        </table:table-row>
        <table:table-row table:style-name="ro1">
          <table:table-cell office:value-type="string">
            <text:p>Sherman_M4a3_T9_Onbrd_Fast_Drive_Stop_Off_Interior_Dpa4021.ogg</text:p>
          </table:table-cell>
          <table:table-cell office:value-type="string">
            <text:p>modules/gAudioBundle-4/src/Sherman Tanks/Sherman M4a3 Medium Tank/Sherman_M4a3_T9_Onbrd_Fast_Drive_Stop_Off_Interior_Dpa4021.ogg</text:p>
          </table:table-cell>
        </table:table-row>
        <table:table-row table:style-name="ro1">
          <table:table-cell office:value-type="string">
            <text:p>Sherman_M4a1_T11_Foley_Siren_Long_Cmc6.ogg</text:p>
          </table:table-cell>
          <table:table-cell office:value-type="string">
            <text:p>modules/gAudioBundle-4/src/Sherman Tanks/Sherman_M4a1_T11_Foley_Siren_Long_Cmc6.ogg</text:p>
          </table:table-cell>
        </table:table-row>
        <table:table-row table:style-name="ro1">
          <table:table-cell office:value-type="string">
            <text:p>Sherman_M4a1_T3_Onboard_Medium_Driving_Turning_Stopping_Gearing_Interior_Left_Dpa4021.ogg</text:p>
          </table:table-cell>
          <table:table-cell office:value-type="string">
            <text:p>modules/gAudioBundle-4/src/Sherman Tanks/Sherman_M4a1_T3_Onboard_Medium_Driving_Turning_Stopping_Gearing_Interior_Left_Dpa4021.ogg</text:p>
          </table:table-cell>
        </table:table-row>
        <table:table-row table:style-name="ro1">
          <table:table-cell office:value-type="string">
            <text:p>Sherman_M4a1_T3_Onboard_Medium_Driving_Turning_Stopping_Gearing_Interior_Right_Dpa4021.ogg</text:p>
          </table:table-cell>
          <table:table-cell office:value-type="string">
            <text:p>modules/gAudioBundle-4/src/Sherman Tanks/Sherman_M4a1_T3_Onboard_Medium_Driving_Turning_Stopping_Gearing_Interior_Right_Dpa4021.ogg</text:p>
          </table:table-cell>
        </table:table-row>
        <table:table-row table:style-name="ro1">
          <table:table-cell office:value-type="string">
            <text:p>Pony_Blow_03.ogg</text:p>
          </table:table-cell>
          <table:table-cell office:value-type="string">
            <text:p>modules/gAudioBundle-4/src/Shetland Pony Vox/Pony_Blow_03.ogg</text:p>
          </table:table-cell>
        </table:table-row>
        <table:table-row table:style-name="ro1">
          <table:table-cell office:value-type="string">
            <text:p>Pony_Nicker_Heavy_08.ogg</text:p>
          </table:table-cell>
          <table:table-cell office:value-type="string">
            <text:p>modules/gAudioBundle-4/src/Shetland Pony Vox/Pony_Nicker_Heavy_08.ogg</text:p>
          </table:table-cell>
        </table:table-row>
        <table:table-row table:style-name="ro1">
          <table:table-cell office:value-type="string">
            <text:p>Pony_Nicker_Soft_07.ogg</text:p>
          </table:table-cell>
          <table:table-cell office:value-type="string">
            <text:p>modules/gAudioBundle-4/src/Shetland Pony Vox/Pony_Nicker_Soft_07.ogg</text:p>
          </table:table-cell>
        </table:table-row>
        <table:table-row table:style-name="ro1">
          <table:table-cell office:value-type="string">
            <text:p>Pony_Whinny_Heavy_05.ogg</text:p>
          </table:table-cell>
          <table:table-cell office:value-type="string">
            <text:p>modules/gAudioBundle-4/src/Shetland Pony Vox/Pony_Whinny_Heavy_05.ogg</text:p>
          </table:table-cell>
        </table:table-row>
        <table:table-row table:style-name="ro1">
          <table:table-cell office:value-type="string">
            <text:p>Crackles_And_Pops_3.ogg</text:p>
          </table:table-cell>
          <table:table-cell office:value-type="string">
            <text:p>modules/gAudioBundle-4/src/Shortwave/Crackles_And_Pops_3.ogg</text:p>
          </table:table-cell>
        </table:table-row>
        <table:table-row table:style-name="ro1">
          <table:table-cell office:value-type="string">
            <text:p>Low_Hum.ogg</text:p>
          </table:table-cell>
          <table:table-cell office:value-type="string">
            <text:p>modules/gAudioBundle-4/src/Shortwave/Low_Hum.ogg</text:p>
          </table:table-cell>
        </table:table-row>
        <table:table-row table:style-name="ro1">
          <table:table-cell office:value-type="string">
            <text:p>Radio_Static_9.ogg</text:p>
          </table:table-cell>
          <table:table-cell office:value-type="string">
            <text:p>modules/gAudioBundle-4/src/Shortwave/Radio_Static_9.ogg</text:p>
          </table:table-cell>
        </table:table-row>
        <table:table-row table:style-name="ro1">
          <table:table-cell office:value-type="string">
            <text:p>Tone_With_Minor_Static_2.ogg</text:p>
          </table:table-cell>
          <table:table-cell office:value-type="string">
            <text:p>modules/gAudioBundle-4/src/Shortwave/Tone_With_Minor_Static_2.ogg</text:p>
          </table:table-cell>
        </table:table-row>
        <table:table-row table:style-name="ro1">
          <table:table-cell office:value-type="string">
            <text:p>Sick6_Stinger_Beast_15.ogg</text:p>
          </table:table-cell>
          <table:table-cell office:value-type="string">
            <text:p>modules/gAudioBundle-4/src/Sick 6/Sick6_Stinger_Beast_15.ogg</text:p>
          </table:table-cell>
        </table:table-row>
        <table:table-row table:style-name="ro1">
          <table:table-cell office:value-type="string">
            <text:p>Sick6_Stinger_Cellone_02.ogg</text:p>
          </table:table-cell>
          <table:table-cell office:value-type="string">
            <text:p>modules/gAudioBundle-4/src/Sick 6/Sick6_Stinger_Cellone_02.ogg</text:p>
          </table:table-cell>
        </table:table-row>
        <table:table-row table:style-name="ro1">
          <table:table-cell office:value-type="string">
            <text:p>Sick6_Stinger_Elder-Gods_04.ogg</text:p>
          </table:table-cell>
          <table:table-cell office:value-type="string">
            <text:p>modules/gAudioBundle-4/src/Sick 6/Sick6_Stinger_Elder-Gods_04.ogg</text:p>
          </table:table-cell>
        </table:table-row>
        <table:table-row table:style-name="ro1">
          <table:table-cell office:value-type="string">
            <text:p>Sick6_Stinger_Entropic_Swell_M_13.ogg</text:p>
          </table:table-cell>
          <table:table-cell office:value-type="string">
            <text:p>modules/gAudioBundle-4/src/Sick 6/Sick6_Stinger_Entropic_Swell_M_13.ogg</text:p>
          </table:table-cell>
        </table:table-row>
        <table:table-row table:style-name="ro1">
          <table:table-cell office:value-type="string">
            <text:p>Modulation-Long-Signal-Tuning-016.ogg</text:p>
          </table:table-cell>
          <table:table-cell office:value-type="string">
            <text:p>modules/gAudioBundle-4/src/Signal Communication/Modulation-Long-Signal-Tuning-016.ogg</text:p>
          </table:table-cell>
        </table:table-row>
        <table:table-row table:style-name="ro1">
          <table:table-cell office:value-type="string">
            <text:p>Noise-Cracke-014.ogg</text:p>
          </table:table-cell>
          <table:table-cell office:value-type="string">
            <text:p>modules/gAudioBundle-4/src/Signal Communication/Noise-Cracke-014.ogg</text:p>
          </table:table-cell>
        </table:table-row>
        <table:table-row table:style-name="ro1">
          <table:table-cell office:value-type="string">
            <text:p>Noise-Radio-Signal-025.ogg</text:p>
          </table:table-cell>
          <table:table-cell office:value-type="string">
            <text:p>modules/gAudioBundle-4/src/Signal Communication/Noise-Radio-Signal-025.ogg</text:p>
          </table:table-cell>
        </table:table-row>
        <table:table-row table:style-name="ro1">
          <table:table-cell office:value-type="string">
            <text:p>Noise-Radio-Signal-029.ogg</text:p>
          </table:table-cell>
          <table:table-cell office:value-type="string">
            <text:p>modules/gAudioBundle-4/src/Signal Communication/Noise-Radio-Signal-029.ogg</text:p>
          </table:table-cell>
        </table:table-row>
        <table:table-row table:style-name="ro1">
          <table:table-cell office:value-type="string">
            <text:p>Computation_Light_20.ogg</text:p>
          </table:table-cell>
          <table:table-cell office:value-type="string">
            <text:p>modules/gAudioBundle-4/src/Signal Frontiers/Computation_Light_20.ogg</text:p>
          </table:table-cell>
        </table:table-row>
        <table:table-row table:style-name="ro1">
          <table:table-cell office:value-type="string">
            <text:p>Navigation_Button_19.ogg</text:p>
          </table:table-cell>
          <table:table-cell office:value-type="string">
            <text:p>modules/gAudioBundle-4/src/Signal Frontiers/Navigation_Button_19.ogg</text:p>
          </table:table-cell>
        </table:table-row>
        <table:table-row table:style-name="ro1">
          <table:table-cell office:value-type="string">
            <text:p>Simple_Tone_43.ogg</text:p>
          </table:table-cell>
          <table:table-cell office:value-type="string">
            <text:p>modules/gAudioBundle-4/src/Signal Frontiers/Simple_Tone_43.ogg</text:p>
          </table:table-cell>
        </table:table-row>
        <table:table-row table:style-name="ro1">
          <table:table-cell office:value-type="string">
            <text:p>Telemetry_13.ogg</text:p>
          </table:table-cell>
          <table:table-cell office:value-type="string">
            <text:p>modules/gAudioBundle-4/src/Signal Frontiers/Telemetry_13.ogg</text:p>
          </table:table-cell>
        </table:table-row>
        <table:table-row table:style-name="ro1">
          <table:table-cell office:value-type="string">
            <text:p>Signal_Interference_05.ogg</text:p>
          </table:table-cell>
          <table:table-cell office:value-type="string">
            <text:p>modules/gAudioBundle-4/src/Signal Interference/Signal_Interference_05.ogg</text:p>
          </table:table-cell>
        </table:table-row>
        <table:table-row table:style-name="ro1">
          <table:table-cell office:value-type="string">
            <text:p>Signal_Interference_14.ogg</text:p>
          </table:table-cell>
          <table:table-cell office:value-type="string">
            <text:p>modules/gAudioBundle-4/src/Signal Interference/Signal_Interference_14.ogg</text:p>
          </table:table-cell>
        </table:table-row>
        <table:table-row table:style-name="ro1">
          <table:table-cell office:value-type="string">
            <text:p>Signal_Interference_19.ogg</text:p>
          </table:table-cell>
          <table:table-cell office:value-type="string">
            <text:p>modules/gAudioBundle-4/src/Signal Interference/Signal_Interference_19.ogg</text:p>
          </table:table-cell>
        </table:table-row>
        <table:table-row table:style-name="ro1">
          <table:table-cell office:value-type="string">
            <text:p>Signal_Interference_38.ogg</text:p>
          </table:table-cell>
          <table:table-cell office:value-type="string">
            <text:p>modules/gAudioBundle-4/src/Signal Interference/Signal_Interference_38.ogg</text:p>
          </table:table-cell>
        </table:table-row>
        <table:table-row table:style-name="ro1">
          <table:table-cell office:value-type="string">
            <text:p>Singing_Bowl_Strike_Sustain_D_02.ogg</text:p>
          </table:table-cell>
          <table:table-cell office:value-type="string">
            <text:p>modules/gAudioBundle-4/src/Singing Bowls/Singing_Bowl_Strike_Sustain_D_02.ogg</text:p>
          </table:table-cell>
        </table:table-row>
        <table:table-row table:style-name="ro1">
          <table:table-cell office:value-type="string">
            <text:p>Singing_Bowl_Strike_Sustain_Distort_A-St_04_Octavedown.ogg</text:p>
          </table:table-cell>
          <table:table-cell office:value-type="string">
            <text:p>modules/gAudioBundle-4/src/Singing Bowls/Singing_Bowl_Strike_Sustain_Distort_A-St_04_Octavedown.ogg</text:p>
          </table:table-cell>
        </table:table-row>
        <table:table-row table:style-name="ro1">
          <table:table-cell office:value-type="string">
            <text:p>Singing_Bowl_Sustain_A-St_02_Octavedown.ogg</text:p>
          </table:table-cell>
          <table:table-cell office:value-type="string">
            <text:p>modules/gAudioBundle-4/src/Singing Bowls/Singing_Bowl_Sustain_A-St_02_Octavedown.ogg</text:p>
          </table:table-cell>
        </table:table-row>
        <table:table-row table:style-name="ro1">
          <table:table-cell office:value-type="string">
            <text:p>Singing_Bowl_Sustain_Aandd_01_Octavedown.ogg</text:p>
          </table:table-cell>
          <table:table-cell office:value-type="string">
            <text:p>modules/gAudioBundle-4/src/Singing Bowls/Singing_Bowl_Sustain_Aandd_01_Octavedown.ogg</text:p>
          </table:table-cell>
        </table:table-row>
        <table:table-row table:style-name="ro1">
          <table:table-cell office:value-type="string">
            <text:p>Heavy_Waves_On_Rocks_Near_Field_Rain_3.ogg</text:p>
          </table:table-cell>
          <table:table-cell office:value-type="string">
            <text:p>modules/gAudioBundle-4/src/Sirocco Sea Storm Mediterranean Sea/Heavy_Waves_On_Rocks_Near_Field_Rain_3.ogg</text:p>
          </table:table-cell>
        </table:table-row>
        <table:table-row table:style-name="ro1">
          <table:table-cell office:value-type="string">
            <text:p>Inside_Boat_Rain_2.ogg</text:p>
          </table:table-cell>
          <table:table-cell office:value-type="string">
            <text:p>modules/gAudioBundle-4/src/Sirocco Sea Storm Mediterranean Sea/Inside_Boat_Rain_2.ogg</text:p>
          </table:table-cell>
        </table:table-row>
        <table:table-row table:style-name="ro1">
          <table:table-cell office:value-type="string">
            <text:p>Mid_Waves_Stone_Beach_Near_Field_1__Akg.ogg</text:p>
          </table:table-cell>
          <table:table-cell office:value-type="string">
            <text:p>modules/gAudioBundle-4/src/Sirocco Sea Storm Mediterranean Sea/Mid_Waves_Stone_Beach_Near_Field_1__Akg.ogg</text:p>
          </table:table-cell>
        </table:table-row>
        <table:table-row table:style-name="ro1">
          <table:table-cell office:value-type="string">
            <text:p>Tunnel_Near_Field_Splush_2.ogg</text:p>
          </table:table-cell>
          <table:table-cell office:value-type="string">
            <text:p>modules/gAudioBundle-4/src/Sirocco Sea Storm Mediterranean Sea/Tunnel_Near_Field_Splush_2.ogg</text:p>
          </table:table-cell>
        </table:table-row>
        <table:table-row table:style-name="ro1">
          <table:table-cell office:value-type="string">
            <text:p>Skids_Tarmac_T3_Exterior_Skidding_Wet_Tires_Css5_Handheld.ogg</text:p>
          </table:table-cell>
          <table:table-cell office:value-type="string">
            <text:p>modules/gAudioBundle-4/src/Skids and Screeches Tarmac/Skids_Tarmac_T3_Exterior_Skidding_Wet_Tires_Css5_Handheld.ogg</text:p>
          </table:table-cell>
        </table:table-row>
        <table:table-row table:style-name="ro1">
          <table:table-cell office:value-type="string">
            <text:p>Skids_Tarmac_T4_Exterior_Skidding_In_Circles_Mkh8060_Stand.ogg</text:p>
          </table:table-cell>
          <table:table-cell office:value-type="string">
            <text:p>modules/gAudioBundle-4/src/Skids and Screeches Tarmac/Skids_Tarmac_T4_Exterior_Skidding_In_Circles_Mkh8060_Stand.ogg</text:p>
          </table:table-cell>
        </table:table-row>
        <table:table-row table:style-name="ro1">
          <table:table-cell office:value-type="string">
            <text:p>Skids_Tarmac_T5_Exterior_Rolling_With_Flat_Tire_Rsm191_Xy_Handheld.ogg</text:p>
          </table:table-cell>
          <table:table-cell office:value-type="string">
            <text:p>modules/gAudioBundle-4/src/Skids and Screeches Tarmac/Skids_Tarmac_T5_Exterior_Rolling_With_Flat_Tire_Rsm191_Xy_Handheld.ogg</text:p>
          </table:table-cell>
        </table:table-row>
        <table:table-row table:style-name="ro1">
          <table:table-cell office:value-type="string">
            <text:p>Skoda_Octavia_1.6_T1_Onboard_Start_Stop_Idle_Blip_Steadies_Exhaust_Catalysator.ogg</text:p>
          </table:table-cell>
          <table:table-cell office:value-type="string">
            <text:p>modules/gAudioBundle-4/src/Skoda Octavia 16 (2008)/Skoda_Octavia_1.6_T1_Onboard_Start_Stop_Idle_Blip_Steadies_Exhaust_Catalysator.ogg</text:p>
          </table:table-cell>
        </table:table-row>
        <table:table-row table:style-name="ro1">
          <table:table-cell office:value-type="string">
            <text:p>Skoda_Octavia_1.6_T4_Ext_1_Approaches_Stops_Aways_L.ogg</text:p>
          </table:table-cell>
          <table:table-cell office:value-type="string">
            <text:p>modules/gAudioBundle-4/src/Skoda Octavia 16 (2008)/Skoda_Octavia_1.6_T4_Ext_1_Approaches_Stops_Aways_L.ogg</text:p>
          </table:table-cell>
        </table:table-row>
        <table:table-row table:style-name="ro1">
          <table:table-cell office:value-type="string">
            <text:p>Skoda_Octavia_1.6_T4_Ext_1_Approaches_Stops_Aways_R.ogg</text:p>
          </table:table-cell>
          <table:table-cell office:value-type="string">
            <text:p>modules/gAudioBundle-4/src/Skoda Octavia 16 (2008)/Skoda_Octavia_1.6_T4_Ext_1_Approaches_Stops_Aways_R.ogg</text:p>
          </table:table-cell>
        </table:table-row>
        <table:table-row table:style-name="ro1">
          <table:table-cell office:value-type="string">
            <text:p>Skot_T17_Onbrd_Idle_Revs_Interior_Drivers_Compartment_Ambeo1.ogg</text:p>
          </table:table-cell>
          <table:table-cell office:value-type="string">
            <text:p>modules/gAudioBundle-4/src/Skot Ot 64 1968/Skot_T17_Onbrd_Idle_Revs_Interior_Drivers_Compartment_Ambeo1.ogg</text:p>
          </table:table-cell>
        </table:table-row>
        <table:table-row table:style-name="ro1">
          <table:table-cell office:value-type="string">
            <text:p>Skot_T23_Var_Sfx_Tail_Door_Close_Mkh8060.ogg</text:p>
          </table:table-cell>
          <table:table-cell office:value-type="string">
            <text:p>modules/gAudioBundle-4/src/Skot Ot 64 1968/Skot_T23_Var_Sfx_Tail_Door_Close_Mkh8060.ogg</text:p>
          </table:table-cell>
        </table:table-row>
        <table:table-row table:style-name="ro1">
          <table:table-cell office:value-type="string">
            <text:p>Skot_T9_Onbrd_Start_Drive_Gearshifts_Change_Direction_Interior_Passenger_Compartment_Mix.ogg</text:p>
          </table:table-cell>
          <table:table-cell office:value-type="string">
            <text:p>modules/gAudioBundle-4/src/Skot Ot 64 1968/Skot_T9_Onbrd_Start_Drive_Gearshifts_Change_Direction_Interior_Passenger_Compartment_Mix.ogg</text:p>
          </table:table-cell>
        </table:table-row>
        <table:table-row table:style-name="ro1">
          <table:table-cell office:value-type="string">
            <text:p>M42_T14_Onbrd_Fast_Reverse_Stop_Drive_Stop_Interior_Driver_Rsm191.ogg</text:p>
          </table:table-cell>
          <table:table-cell office:value-type="string">
            <text:p>modules/gAudioBundle-4/src/Skp M42 Apc 1942/M42_T14_Onbrd_Fast_Reverse_Stop_Drive_Stop_Interior_Driver_Rsm191.ogg</text:p>
          </table:table-cell>
        </table:table-row>
        <table:table-row table:style-name="ro1">
          <table:table-cell office:value-type="string">
            <text:p>M42_T1_Ext_Slow_Away_Reverse_By_X2_Up_Stop_Holophone.ogg</text:p>
          </table:table-cell>
          <table:table-cell office:value-type="string">
            <text:p>modules/gAudioBundle-4/src/Skp M42 Apc 1942/M42_T1_Ext_Slow_Away_Reverse_By_X2_Up_Stop_Holophone.ogg</text:p>
          </table:table-cell>
        </table:table-row>
        <table:table-row table:style-name="ro1">
          <table:table-cell office:value-type="string">
            <text:p>M42_T42_Var_Sfx_Back_Door_Open_Light_Exhaust_Dpa4062.ogg</text:p>
          </table:table-cell>
          <table:table-cell office:value-type="string">
            <text:p>modules/gAudioBundle-4/src/Skp M42 Apc 1942/M42_T42_Var_Sfx_Back_Door_Open_Light_Exhaust_Dpa4062.ogg</text:p>
          </table:table-cell>
        </table:table-row>
        <table:table-row table:style-name="ro1">
          <table:table-cell office:value-type="string">
            <text:p>Ses_01_Winter_Slush_City_Streets_Close_Distance_Mid_Size_Crossroad.ogg</text:p>
          </table:table-cell>
          <table:table-cell office:value-type="string">
            <text:p>modules/gAudioBundle-4/src/Slush And Wet Streets/Ses_01_Winter_Slush_City_Streets_Close_Distance_Mid_Size_Crossroad.ogg</text:p>
          </table:table-cell>
        </table:table-row>
        <table:table-row table:style-name="ro1">
          <table:table-cell office:value-type="string">
            <text:p>Ses_34_Winter_Snow_Peddestrian_Street_People_Walking_And_Talking.ogg</text:p>
          </table:table-cell>
          <table:table-cell office:value-type="string">
            <text:p>modules/gAudioBundle-4/src/Slush And Wet Streets/Ses_34_Winter_Snow_Peddestrian_Street_People_Walking_And_Talking.ogg</text:p>
          </table:table-cell>
        </table:table-row>
        <table:table-row table:style-name="ro1">
          <table:table-cell office:value-type="string">
            <text:p>Gaf_Sfx03_Audience_Reactions_Small_Crowd_Men__Cheer_Applause__Long__Decrescendo__Crescendo__En_Ortf.ogg</text:p>
          </table:table-cell>
          <table:table-cell office:value-type="string">
            <text:p>modules/gAudioBundle-4/src/Small Crowds Outdoors/Gaf_Sfx03_Audience_Reactions_Small_Crowd_Men__Cheer_Applause__Long__Decrescendo__Crescendo__En_Ortf.ogg</text:p>
          </table:table-cell>
        </table:table-row>
        <table:table-row table:style-name="ro1">
          <table:table-cell office:value-type="string">
            <text:p>Gaf_Sfx03_War_Unit_Small_Crowd_Men__Orcs__Shout_Intimidation__Short__Rythm__Repetition__Acceleration__Finish_Long_Bulk__Wou_Ortf.ogg</text:p>
          </table:table-cell>
          <table:table-cell office:value-type="string">
            <text:p>modules/gAudioBundle-4/src/Small Crowds Outdoors/Gaf_Sfx03_War_Unit_Small_Crowd_Men__Orcs__Shout_Intimidation__Short__Rythm__Repetition__Acceleration__Finish_Long_Bulk__Wou_Ortf.ogg</text:p>
          </table:table-cell>
        </table:table-row>
        <table:table-row table:style-name="ro1">
          <table:table-cell office:value-type="string">
            <text:p>Gaf_Sfx03_War_Unit_Small_Crowd_Mixed__Shout_Charge_Attack__Long__Aaah_Ortf.ogg</text:p>
          </table:table-cell>
          <table:table-cell office:value-type="string">
            <text:p>modules/gAudioBundle-4/src/Small Crowds Outdoors/Gaf_Sfx03_War_Unit_Small_Crowd_Mixed__Shout_Charge_Attack__Long__Aaah_Ortf.ogg</text:p>
          </table:table-cell>
        </table:table-row>
        <table:table-row table:style-name="ro1">
          <table:table-cell office:value-type="string">
            <text:p>Gaf_Sfx03_War_Unit_Solo_Man_5__Charge_Attack__Long__Ya_Ortf.ogg</text:p>
          </table:table-cell>
          <table:table-cell office:value-type="string">
            <text:p>modules/gAudioBundle-4/src/Small Crowds Outdoors/Gaf_Sfx03_War_Unit_Solo_Man_5__Charge_Attack__Long__Ya_Ortf.ogg</text:p>
          </table:table-cell>
        </table:table-row>
        <table:table-row table:style-name="ro1">
          <table:table-cell office:value-type="string">
            <text:p>Chewing_Nuts_002.ogg</text:p>
          </table:table-cell>
          <table:table-cell office:value-type="string">
            <text:p>modules/gAudioBundle-4/src/Snacks/Chewing_Nuts_002.ogg</text:p>
          </table:table-cell>
        </table:table-row>
        <table:table-row table:style-name="ro1">
          <table:table-cell office:value-type="string">
            <text:p>Open_Healthy_Crackers_Packet_001.ogg</text:p>
          </table:table-cell>
          <table:table-cell office:value-type="string">
            <text:p>modules/gAudioBundle-4/src/Snacks/Open_Healthy_Crackers_Packet_001.ogg</text:p>
          </table:table-cell>
        </table:table-row>
        <table:table-row table:style-name="ro1">
          <table:table-cell office:value-type="string">
            <text:p>Replace_Lid_Pringles_Tube_001.ogg</text:p>
          </table:table-cell>
          <table:table-cell office:value-type="string">
            <text:p>modules/gAudioBundle-4/src/Snacks/Replace_Lid_Pringles_Tube_001.ogg</text:p>
          </table:table-cell>
        </table:table-row>
        <table:table-row table:style-name="ro1">
          <table:table-cell office:value-type="string">
            <text:p>Take_Many_Popcorn_From_Bag_001.ogg</text:p>
          </table:table-cell>
          <table:table-cell office:value-type="string">
            <text:p>modules/gAudioBundle-4/src/Snacks/Take_Many_Popcorn_From_Bag_001.ogg</text:p>
          </table:table-cell>
        </table:table-row>
        <table:table-row table:style-name="ro1">
          <table:table-cell office:value-type="string">
            <text:p>Chairlift_Lift_Walla_Machine_In_Operation_Ski_Snowboard_Moving.ogg</text:p>
          </table:table-cell>
          <table:table-cell office:value-type="string">
            <text:p>modules/gAudioBundle-4/src/Snow/Chairlift_Lift_Walla_Machine_In_Operation_Ski_Snowboard_Moving.ogg</text:p>
          </table:table-cell>
        </table:table-row>
        <table:table-row table:style-name="ro1">
          <table:table-cell office:value-type="string">
            <text:p>Day_Snow_Hill_Fastsledbys_Walla_Laughter_Playing_Ambix.ogg</text:p>
          </table:table-cell>
          <table:table-cell office:value-type="string">
            <text:p>modules/gAudioBundle-4/src/Snow/Day_Snow_Hill_Fastsledbys_Walla_Laughter_Playing_Ambix.ogg</text:p>
          </table:table-cell>
        </table:table-row>
        <table:table-row table:style-name="ro1">
          <table:table-cell office:value-type="string">
            <text:p>Day_Snow_Skiliftentrance_Chairlifthumclose_Sporadicdistinctvoices_7_1.ogg</text:p>
          </table:table-cell>
          <table:table-cell office:value-type="string">
            <text:p>modules/gAudioBundle-4/src/Snow/Day_Snow_Skiliftentrance_Chairlifthumclose_Sporadicdistinctvoices_7_1.ogg</text:p>
          </table:table-cell>
        </table:table-row>
        <table:table-row table:style-name="ro1">
          <table:table-cell office:value-type="string">
            <text:p>Day_Snow_Skislope_Midslope_Mediumtocloseskiandsnowboardbys_Mediumspeed_Heavywalla_5_1.ogg</text:p>
          </table:table-cell>
          <table:table-cell office:value-type="string">
            <text:p>modules/gAudioBundle-4/src/Snow/Day_Snow_Skislope_Midslope_Mediumtocloseskiandsnowboardbys_Mediumspeed_Heavywalla_5_1.ogg</text:p>
          </table:table-cell>
        </table:table-row>
        <table:table-row table:style-name="ro1">
          <table:table-cell office:value-type="string">
            <text:p>Ice_Footsteps_Hard_Packed.ogg</text:p>
          </table:table-cell>
          <table:table-cell office:value-type="string">
            <text:p>modules/gAudioBundle-4/src/Snow/Ice_Footsteps_Hard_Packed.ogg</text:p>
          </table:table-cell>
        </table:table-row>
        <table:table-row table:style-name="ro1">
          <table:table-cell office:value-type="string">
            <text:p>Snow_Footstep_Light_Slow.ogg</text:p>
          </table:table-cell>
          <table:table-cell office:value-type="string">
            <text:p>modules/gAudioBundle-4/src/Snow/Snow_Footstep_Light_Slow.ogg</text:p>
          </table:table-cell>
        </table:table-row>
        <table:table-row table:style-name="ro1">
          <table:table-cell office:value-type="string">
            <text:p>Snow_Impact_Stomp_Hard.ogg</text:p>
          </table:table-cell>
          <table:table-cell office:value-type="string">
            <text:p>modules/gAudioBundle-4/src/Snow/Snow_Impact_Stomp_Hard.ogg</text:p>
          </table:table-cell>
        </table:table-row>
        <table:table-row table:style-name="ro1">
          <table:table-cell office:value-type="string">
            <text:p>Snow_Slide_Medium_.ogg</text:p>
          </table:table-cell>
          <table:table-cell office:value-type="string">
            <text:p>modules/gAudioBundle-4/src/Snow/Snow_Slide_Medium_.ogg</text:p>
          </table:table-cell>
        </table:table-row>
        <table:table-row table:style-name="ro1">
          <table:table-cell office:value-type="string">
            <text:p>Snowboard_Snowboarding_Passby_Driveby_Right_To_Left_03.ogg</text:p>
          </table:table-cell>
          <table:table-cell office:value-type="string">
            <text:p>modules/gAudioBundle-4/src/Snow/Snowboard_Snowboarding_Passby_Driveby_Right_To_Left_03.ogg</text:p>
          </table:table-cell>
        </table:table-row>
        <table:table-row table:style-name="ro1">
          <table:table-cell office:value-type="string">
            <text:p>Snowboarding_Snowboard_Downhill_Turning_Carving_Snow_Ice_Crunch_Stop_Jump_Land_Landing_Jumps_01.ogg</text:p>
          </table:table-cell>
          <table:table-cell office:value-type="string">
            <text:p>modules/gAudioBundle-4/src/Snow/Snowboarding_Snowboard_Downhill_Turning_Carving_Snow_Ice_Crunch_Stop_Jump_Land_Landing_Jumps_01.ogg</text:p>
          </table:table-cell>
        </table:table-row>
        <table:table-row table:style-name="ro1">
          <table:table-cell office:value-type="string">
            <text:p>Sunset_Mountain_Distanthighway_Distantriver_Steadywind_Stereo.ogg</text:p>
          </table:table-cell>
          <table:table-cell office:value-type="string">
            <text:p>modules/gAudioBundle-4/src/Snow/Sunset_Mountain_Distanthighway_Distantriver_Steadywind_Stereo.ogg</text:p>
          </table:table-cell>
        </table:table-row>
        <table:table-row table:style-name="ro1">
          <table:table-cell office:value-type="string">
            <text:p>Snow_Ambience_Wind_Strong_08_Gusty.ogg</text:p>
          </table:table-cell>
          <table:table-cell office:value-type="string">
            <text:p>modules/gAudioBundle-4/src/Snow/The Snow and Ice Textures Library/Snow_Ambience_Wind_Strong_08_Gusty.ogg</text:p>
          </table:table-cell>
        </table:table-row>
        <table:table-row table:style-name="ro1">
          <table:table-cell office:value-type="string">
            <text:p>Snow_Details_Ski_Drop_02.ogg</text:p>
          </table:table-cell>
          <table:table-cell office:value-type="string">
            <text:p>modules/gAudioBundle-4/src/Snow/The Snow and Ice Textures Library/Snow_Details_Ski_Drop_02.ogg</text:p>
          </table:table-cell>
        </table:table-row>
        <table:table-row table:style-name="ro1">
          <table:table-cell office:value-type="string">
            <text:p>Snow_Foley_Walking_On_Snow_02.ogg</text:p>
          </table:table-cell>
          <table:table-cell office:value-type="string">
            <text:p>modules/gAudioBundle-4/src/Snow/The Snow and Ice Textures Library/Snow_Foley_Walking_On_Snow_02.ogg</text:p>
          </table:table-cell>
        </table:table-row>
        <table:table-row table:style-name="ro1">
          <table:table-cell office:value-type="string">
            <text:p>Snow_Skiing_Rougher_Slalom_Groomed_Runs_Harder_Surface_03_Handheld.ogg</text:p>
          </table:table-cell>
          <table:table-cell office:value-type="string">
            <text:p>modules/gAudioBundle-4/src/Snow/The Snow and Ice Textures Library/Snow_Skiing_Rougher_Slalom_Groomed_Runs_Harder_Surface_03_Handheld.ogg</text:p>
          </table:table-cell>
        </table:table-row>
        <table:table-row table:style-name="ro1">
          <table:table-cell office:value-type="string">
            <text:p>Ball_Ad_Board_Metal.ogg</text:p>
          </table:table-cell>
          <table:table-cell office:value-type="string">
            <text:p>modules/gAudioBundle-4/src/Soccer Sfx/Ball_Ad_Board_Metal.ogg</text:p>
          </table:table-cell>
        </table:table-row>
        <table:table-row table:style-name="ro1">
          <table:table-cell office:value-type="string">
            <text:p>Ball_Net_01.ogg</text:p>
          </table:table-cell>
          <table:table-cell office:value-type="string">
            <text:p>modules/gAudioBundle-4/src/Soccer Sfx/Ball_Net_01.ogg</text:p>
          </table:table-cell>
        </table:table-row>
        <table:table-row table:style-name="ro1">
          <table:table-cell office:value-type="string">
            <text:p>Ball_Pass_03.ogg</text:p>
          </table:table-cell>
          <table:table-cell office:value-type="string">
            <text:p>modules/gAudioBundle-4/src/Soccer Sfx/Ball_Pass_03.ogg</text:p>
          </table:table-cell>
        </table:table-row>
        <table:table-row table:style-name="ro1">
          <table:table-cell office:value-type="string">
            <text:p>Keeper_Punch_01.ogg</text:p>
          </table:table-cell>
          <table:table-cell office:value-type="string">
            <text:p>modules/gAudioBundle-4/src/Soccer Sfx/Keeper_Punch_01.ogg</text:p>
          </table:table-cell>
        </table:table-row>
        <table:table-row table:style-name="ro1">
          <table:table-cell office:value-type="string">
            <text:p>Bubbling_Creek_Loop.ogg</text:p>
          </table:table-cell>
          <table:table-cell office:value-type="string">
            <text:p>modules/gAudioBundle-4/src/Sonic Seaside/Bubbling_Creek_Loop.ogg</text:p>
          </table:table-cell>
        </table:table-row>
        <table:table-row table:style-name="ro1">
          <table:table-cell office:value-type="string">
            <text:p>Crazy_Harbor_Seagulls_Loop.ogg</text:p>
          </table:table-cell>
          <table:table-cell office:value-type="string">
            <text:p>modules/gAudioBundle-4/src/Sonic Seaside/Crazy_Harbor_Seagulls_Loop.ogg</text:p>
          </table:table-cell>
        </table:table-row>
        <table:table-row table:style-name="ro1">
          <table:table-cell office:value-type="string">
            <text:p>Distant_Ocean_Waves_Loop.ogg</text:p>
          </table:table-cell>
          <table:table-cell office:value-type="string">
            <text:p>modules/gAudioBundle-4/src/Sonic Seaside/Distant_Ocean_Waves_Loop.ogg</text:p>
          </table:table-cell>
        </table:table-row>
        <table:table-row table:style-name="ro1">
          <table:table-cell office:value-type="string">
            <text:p>Jungle_River_Paddling_Loop.ogg</text:p>
          </table:table-cell>
          <table:table-cell office:value-type="string">
            <text:p>modules/gAudioBundle-4/src/Sonic Seaside/Jungle_River_Paddling_Loop.ogg</text:p>
          </table:table-cell>
        </table:table-row>
        <table:table-row table:style-name="ro1">
          <table:table-cell office:value-type="string">
            <text:p>Metal_Bowl_Scrape_Very_Long_Resonance.ogg</text:p>
          </table:table-cell>
          <table:table-cell office:value-type="string">
            <text:p>modules/gAudioBundle-4/src/Sonic Transmission By Faunethic/Metal_Bowl_Scrape_Very_Long_Resonance.ogg</text:p>
          </table:table-cell>
        </table:table-row>
        <table:table-row table:style-name="ro1">
          <table:table-cell office:value-type="string">
            <text:p>St_Servo_Motor_Metal_Spin_Speed_Variations.ogg</text:p>
          </table:table-cell>
          <table:table-cell office:value-type="string">
            <text:p>modules/gAudioBundle-4/src/Sonic Transmission By Faunethic/St_Servo_Motor_Metal_Spin_Speed_Variations.ogg</text:p>
          </table:table-cell>
        </table:table-row>
        <table:table-row table:style-name="ro1">
          <table:table-cell office:value-type="string">
            <text:p>St_Water_Oxygen_Crispy_Bubble.ogg</text:p>
          </table:table-cell>
          <table:table-cell office:value-type="string">
            <text:p>modules/gAudioBundle-4/src/Sonic Transmission By Faunethic/St_Water_Oxygen_Crispy_Bubble.ogg</text:p>
          </table:table-cell>
        </table:table-row>
        <table:table-row table:style-name="ro1">
          <table:table-cell office:value-type="string">
            <text:p>Underwater_Liquid_Very_Slow_And_Low_Bubbles.ogg</text:p>
          </table:table-cell>
          <table:table-cell office:value-type="string">
            <text:p>modules/gAudioBundle-4/src/Sonic Transmission By Faunethic/Underwater_Liquid_Very_Slow_And_Low_Bubbles.ogg</text:p>
          </table:table-cell>
        </table:table-row>
        <table:table-row table:style-name="ro1">
          <table:table-cell office:value-type="string">
            <text:p>Sorcery_Ck_Effect_Reverse_Explosion_02.ogg</text:p>
          </table:table-cell>
          <table:table-cell office:value-type="string">
            <text:p>modules/gAudioBundle-4/src/Sorcery/Sorcery_Ck_Effect_Reverse_Explosion_02.ogg</text:p>
          </table:table-cell>
        </table:table-row>
        <table:table-row table:style-name="ro1">
          <table:table-cell office:value-type="string">
            <text:p>Sorcery_Ck_Sizzle_Water_On_Pan_Medium_02.ogg</text:p>
          </table:table-cell>
          <table:table-cell office:value-type="string">
            <text:p>modules/gAudioBundle-4/src/Sorcery/Sorcery_Ck_Sizzle_Water_On_Pan_Medium_02.ogg</text:p>
          </table:table-cell>
        </table:table-row>
        <table:table-row table:style-name="ro1">
          <table:table-cell office:value-type="string">
            <text:p>Sorcery_Designed_Magic_Black_Summon_Necromancer.ogg</text:p>
          </table:table-cell>
          <table:table-cell office:value-type="string">
            <text:p>modules/gAudioBundle-4/src/Sorcery/Sorcery_Designed_Magic_Black_Summon_Necromancer.ogg</text:p>
          </table:table-cell>
        </table:table-row>
        <table:table-row table:style-name="ro1">
          <table:table-cell office:value-type="string">
            <text:p>Sorcery_Designed_Magic_Electric_Cast_Large.ogg</text:p>
          </table:table-cell>
          <table:table-cell office:value-type="string">
            <text:p>modules/gAudioBundle-4/src/Sorcery/Sorcery_Designed_Magic_Electric_Cast_Large.ogg</text:p>
          </table:table-cell>
        </table:table-row>
        <table:table-row table:style-name="ro1">
          <table:table-cell office:value-type="string">
            <text:p>Drone_Dark_Long_Bubble.ogg</text:p>
          </table:table-cell>
          <table:table-cell office:value-type="string">
            <text:p>modules/gAudioBundle-4/src/Sound Design Fx Super Pack 1/Drone_Dark_Long_Bubble.ogg</text:p>
          </table:table-cell>
        </table:table-row>
        <table:table-row table:style-name="ro1">
          <table:table-cell office:value-type="string">
            <text:p>Drone_Shimmer_3.ogg</text:p>
          </table:table-cell>
          <table:table-cell office:value-type="string">
            <text:p>modules/gAudioBundle-4/src/Sound Design Fx Super Pack 1/Drone_Shimmer_3.ogg</text:p>
          </table:table-cell>
        </table:table-row>
        <table:table-row table:style-name="ro1">
          <table:table-cell office:value-type="string">
            <text:p>Echo_Hit_Pan_Subsonic_Pro_Sound_Effect.ogg</text:p>
          </table:table-cell>
          <table:table-cell office:value-type="string">
            <text:p>modules/gAudioBundle-4/src/Sound Design Fx Super Pack 1/Echo_Hit_Pan_Subsonic_Pro_Sound_Effect.ogg</text:p>
          </table:table-cell>
        </table:table-row>
        <table:table-row table:style-name="ro1">
          <table:table-cell office:value-type="string">
            <text:p>Electric_Starship_Door.ogg</text:p>
          </table:table-cell>
          <table:table-cell office:value-type="string">
            <text:p>modules/gAudioBundle-4/src/Sound Pack Tree/Electric_Starship_Door.ogg</text:p>
          </table:table-cell>
        </table:table-row>
        <table:table-row table:style-name="ro1">
          <table:table-cell office:value-type="string">
            <text:p>Rusty_Starship_Door.ogg</text:p>
          </table:table-cell>
          <table:table-cell office:value-type="string">
            <text:p>modules/gAudioBundle-4/src/Sound Pack Tree/Rusty_Starship_Door.ogg</text:p>
          </table:table-cell>
        </table:table-row>
        <table:table-row table:style-name="ro1">
          <table:table-cell office:value-type="string">
            <text:p>Space_Lift_Door_02.ogg</text:p>
          </table:table-cell>
          <table:table-cell office:value-type="string">
            <text:p>modules/gAudioBundle-4/src/Sound Pack Tree/Space_Lift_Door_02.ogg</text:p>
          </table:table-cell>
        </table:table-row>
        <table:table-row table:style-name="ro1">
          <table:table-cell office:value-type="string">
            <text:p>Starship_Door_Access_04.ogg</text:p>
          </table:table-cell>
          <table:table-cell office:value-type="string">
            <text:p>modules/gAudioBundle-4/src/Sound Pack Tree/Starship_Door_Access_04.ogg</text:p>
          </table:table-cell>
        </table:table-row>
        <table:table-row table:style-name="ro1">
          <table:table-cell office:value-type="string">
            <text:p>Sound_Sculpture_Edge_44.ogg</text:p>
          </table:table-cell>
          <table:table-cell office:value-type="string">
            <text:p>modules/gAudioBundle-4/src/Sound Sculpture Vol 2/Sound_Sculpture_Edge_44.ogg</text:p>
          </table:table-cell>
        </table:table-row>
        <table:table-row table:style-name="ro1">
          <table:table-cell office:value-type="string">
            <text:p>Sound_Sculpture_Hanger_109.ogg</text:p>
          </table:table-cell>
          <table:table-cell office:value-type="string">
            <text:p>modules/gAudioBundle-4/src/Sound Sculpture Vol 2/Sound_Sculpture_Hanger_109.ogg</text:p>
          </table:table-cell>
        </table:table-row>
        <table:table-row table:style-name="ro1">
          <table:table-cell office:value-type="string">
            <text:p>Sound_Sculpture_Hanger_78.ogg</text:p>
          </table:table-cell>
          <table:table-cell office:value-type="string">
            <text:p>modules/gAudioBundle-4/src/Sound Sculpture Vol 2/Sound_Sculpture_Hanger_78.ogg</text:p>
          </table:table-cell>
        </table:table-row>
        <table:table-row table:style-name="ro1">
          <table:table-cell office:value-type="string">
            <text:p>Sound_Sculpture_Spring_47.ogg</text:p>
          </table:table-cell>
          <table:table-cell office:value-type="string">
            <text:p>modules/gAudioBundle-4/src/Sound Sculpture Vol 2/Sound_Sculpture_Spring_47.ogg</text:p>
          </table:table-cell>
        </table:table-row>
        <table:table-row table:style-name="ro1">
          <table:table-cell office:value-type="string">
            <text:p>Istanbul__Call_To_Prayers__Muezzin_Priesching__Taksim_Square__City_Ambience.ogg</text:p>
          </table:table-cell>
          <table:table-cell office:value-type="string">
            <text:p>modules/gAudioBundle-4/src/Sounds Of Istanbul/Istanbul__Call_To_Prayers__Muezzin_Priesching__Taksim_Square__City_Ambience.ogg</text:p>
          </table:table-cell>
        </table:table-row>
        <table:table-row table:style-name="ro1">
          <table:table-cell office:value-type="string">
            <text:p>Istanbul__Egyptian_Bazaar__Spices_Market__Crowd__Voices__Interior_Ambience_Short.ogg</text:p>
          </table:table-cell>
          <table:table-cell office:value-type="string">
            <text:p>modules/gAudioBundle-4/src/Sounds Of Istanbul/Istanbul__Egyptian_Bazaar__Spices_Market__Crowd__Voices__Interior_Ambience_Short.ogg</text:p>
          </table:table-cell>
        </table:table-row>
        <table:table-row table:style-name="ro1">
          <table:table-cell office:value-type="string">
            <text:p>Istanbul__Traffic__City_Ambience__Car_Horns__Taxi_Station.ogg</text:p>
          </table:table-cell>
          <table:table-cell office:value-type="string">
            <text:p>modules/gAudioBundle-4/src/Sounds Of Istanbul/Istanbul__Traffic__City_Ambience__Car_Horns__Taxi_Station.ogg</text:p>
          </table:table-cell>
        </table:table-row>
        <table:table-row table:style-name="ro1">
          <table:table-cell office:value-type="string">
            <text:p>Taksim_Square__Traffic__Fire_Truck_And_Police_Sirens__Tram__Crowd_Atmosphere__Turkish_Voices.ogg</text:p>
          </table:table-cell>
          <table:table-cell office:value-type="string">
            <text:p>modules/gAudioBundle-4/src/Sounds Of Istanbul/Taksim_Square__Traffic__Fire_Truck_And_Police_Sirens__Tram__Crowd_Atmosphere__Turkish_Voices.ogg</text:p>
          </table:table-cell>
        </table:table-row>
        <table:table-row table:style-name="ro1">
          <table:table-cell office:value-type="string">
            <text:p>Hunaudiere_Pass_1.ogg</text:p>
          </table:table-cell>
          <table:table-cell office:value-type="string">
            <text:p>modules/gAudioBundle-4/src/Sounds Of Le Mans Race Cars/Hunaudiere_Pass_1.ogg</text:p>
          </table:table-cell>
        </table:table-row>
        <table:table-row table:style-name="ro1">
          <table:table-cell office:value-type="string">
            <text:p>Safety_Car_Lap_1.ogg</text:p>
          </table:table-cell>
          <table:table-cell office:value-type="string">
            <text:p>modules/gAudioBundle-4/src/Sounds Of Le Mans Race Cars/Safety_Car_Lap_1.ogg</text:p>
          </table:table-cell>
        </table:table-row>
        <table:table-row table:style-name="ro1">
          <table:table-cell office:value-type="string">
            <text:p>Bus_Ride_On_Board_Copyright_Sounds_Visual_Music_Ltd.ogg</text:p>
          </table:table-cell>
          <table:table-cell office:value-type="string">
            <text:p>modules/gAudioBundle-4/src/Sounds Of New York City/Bus_Ride_On_Board_Copyright_Sounds_Visual_Music_Ltd.ogg</text:p>
          </table:table-cell>
        </table:table-row>
        <table:table-row table:style-name="ro1">
          <table:table-cell office:value-type="string">
            <text:p>Chopper_Starting_Up_And_Taking_Off_Copyright_Sounds_Visual_Music_Ltd.ogg</text:p>
          </table:table-cell>
          <table:table-cell office:value-type="string">
            <text:p>modules/gAudioBundle-4/src/Sounds Of New York City/Chopper_Starting_Up_And_Taking_Off_Copyright_Sounds_Visual_Music_Ltd.ogg</text:p>
          </table:table-cell>
        </table:table-row>
        <table:table-row table:style-name="ro1">
          <table:table-cell office:value-type="string">
            <text:p>Public_Toilets_Copyright_Sounds_Visual_Music_Ltd.ogg</text:p>
          </table:table-cell>
          <table:table-cell office:value-type="string">
            <text:p>modules/gAudioBundle-4/src/Sounds Of New York City/Public_Toilets_Copyright_Sounds_Visual_Music_Ltd.ogg</text:p>
          </table:table-cell>
        </table:table-row>
        <table:table-row table:style-name="ro1">
          <table:table-cell office:value-type="string">
            <text:p>Wheel_Nuts_Being_Power_Driven_In_Garage_Copyright_Sounds_Visual_Music_Ltd.ogg</text:p>
          </table:table-cell>
          <table:table-cell office:value-type="string">
            <text:p>modules/gAudioBundle-4/src/Sounds Of New York City/Wheel_Nuts_Being_Power_Driven_In_Garage_Copyright_Sounds_Visual_Music_Ltd.ogg</text:p>
          </table:table-cell>
        </table:table-row>
        <table:table-row table:style-name="ro1">
          <table:table-cell office:value-type="string">
            <text:p>Crowd_Lutte_.ogg</text:p>
          </table:table-cell>
          <table:table-cell office:value-type="string">
            <text:p>modules/gAudioBundle-4/src/Sounds Of Senegal/Crowd_Lutte_.ogg</text:p>
          </table:table-cell>
        </table:table-row>
        <table:table-row table:style-name="ro1">
          <table:table-cell office:value-type="string">
            <text:p>Ile_Ngor_Rooftop_.ogg</text:p>
          </table:table-cell>
          <table:table-cell office:value-type="string">
            <text:p>modules/gAudioBundle-4/src/Sounds Of Senegal/Ile_Ngor_Rooftop_.ogg</text:p>
          </table:table-cell>
        </table:table-row>
        <table:table-row table:style-name="ro1">
          <table:table-cell office:value-type="string">
            <text:p>Touba_Amb_Night_2.ogg</text:p>
          </table:table-cell>
          <table:table-cell office:value-type="string">
            <text:p>modules/gAudioBundle-4/src/Sounds Of Senegal/Touba_Amb_Night_2.ogg</text:p>
          </table:table-cell>
        </table:table-row>
        <table:table-row table:style-name="ro1">
          <table:table-cell office:value-type="string">
            <text:p>Yoff_Amb_Alley_Night.ogg</text:p>
          </table:table-cell>
          <table:table-cell office:value-type="string">
            <text:p>modules/gAudioBundle-4/src/Sounds Of Senegal/Yoff_Amb_Alley_Night.ogg</text:p>
          </table:table-cell>
        </table:table-row>
        <table:table-row table:style-name="ro1">
          <table:table-cell office:value-type="string">
            <text:p>Door_Lock.ogg</text:p>
          </table:table-cell>
          <table:table-cell office:value-type="string">
            <text:p>modules/gAudioBundle-4/src/Source Collection Sfx Pack/Door_Lock.ogg</text:p>
          </table:table-cell>
        </table:table-row>
        <table:table-row table:style-name="ro1">
          <table:table-cell office:value-type="string">
            <text:p>Huyndai_Getz_Opening_From_Inside.ogg</text:p>
          </table:table-cell>
          <table:table-cell office:value-type="string">
            <text:p>modules/gAudioBundle-4/src/Source Collection Sfx Pack/Huyndai_Getz_Opening_From_Inside.ogg</text:p>
          </table:table-cell>
        </table:table-row>
        <table:table-row table:style-name="ro1">
          <table:table-cell office:value-type="string">
            <text:p>Lighter.ogg</text:p>
          </table:table-cell>
          <table:table-cell office:value-type="string">
            <text:p>modules/gAudioBundle-4/src/Source Collection Sfx Pack/Lighter.ogg</text:p>
          </table:table-cell>
        </table:table-row>
        <table:table-row table:style-name="ro1">
          <table:table-cell office:value-type="string">
            <text:p>Wine_Glass_Hit_Higher_Pitch.ogg</text:p>
          </table:table-cell>
          <table:table-cell office:value-type="string">
            <text:p>modules/gAudioBundle-4/src/Source Collection Sfx Pack/Wine_Glass_Hit_Higher_Pitch.ogg</text:p>
          </table:table-cell>
        </table:table-row>
        <table:table-row table:style-name="ro1">
          <table:table-cell office:value-type="string">
            <text:p>Siren_M_16.ogg</text:p>
          </table:table-cell>
          <table:table-cell office:value-type="string">
            <text:p>modules/gAudioBundle-4/src/South African Sirens/Siren_M_16.ogg</text:p>
          </table:table-cell>
        </table:table-row>
        <table:table-row table:style-name="ro1">
          <table:table-cell office:value-type="string">
            <text:p>Siren_St_03.ogg</text:p>
          </table:table-cell>
          <table:table-cell office:value-type="string">
            <text:p>modules/gAudioBundle-4/src/South African Sirens/Siren_St_03.ogg</text:p>
          </table:table-cell>
        </table:table-row>
        <table:table-row table:style-name="ro1">
          <table:table-cell office:value-type="string">
            <text:p>Siren_St_10.ogg</text:p>
          </table:table-cell>
          <table:table-cell office:value-type="string">
            <text:p>modules/gAudioBundle-4/src/South African Sirens/Siren_St_10.ogg</text:p>
          </table:table-cell>
        </table:table-row>
        <table:table-row table:style-name="ro1">
          <table:table-cell office:value-type="string">
            <text:p>Siren_St_17.ogg</text:p>
          </table:table-cell>
          <table:table-cell office:value-type="string">
            <text:p>modules/gAudioBundle-4/src/South African Sirens/Siren_St_17.ogg</text:p>
          </table:table-cell>
        </table:table-row>
        <table:table-row table:style-name="ro1">
          <table:table-cell office:value-type="string">
            <text:p>City_Place_Quiet_Birds_Bell_Light_Activity_And_Animals_410.ogg</text:p>
          </table:table-cell>
          <table:table-cell office:value-type="string">
            <text:p>modules/gAudioBundle-4/src/South India Sound Library By Faunethic/City_Place_Quiet_Birds_Bell_Light_Activity_And_Animals_410.ogg</text:p>
          </table:table-cell>
        </table:table-row>
        <table:table-row table:style-name="ro1">
          <table:table-cell office:value-type="string">
            <text:p>Forest_Frogs_Insects_Birds_The_Morning_390.ogg</text:p>
          </table:table-cell>
          <table:table-cell office:value-type="string">
            <text:p>modules/gAudioBundle-4/src/South India Sound Library By Faunethic/Forest_Frogs_Insects_Birds_The_Morning_390.ogg</text:p>
          </table:table-cell>
        </table:table-row>
        <table:table-row table:style-name="ro1">
          <table:table-cell office:value-type="string">
            <text:p>Jungle_Insects_And_Birds_Passing_Wide_The_Evening_313.ogg</text:p>
          </table:table-cell>
          <table:table-cell office:value-type="string">
            <text:p>modules/gAudioBundle-4/src/South India Sound Library By Faunethic/Jungle_Insects_And_Birds_Passing_Wide_The_Evening_313.ogg</text:p>
          </table:table-cell>
        </table:table-row>
        <table:table-row table:style-name="ro1">
          <table:table-cell office:value-type="string">
            <text:p>Rice_Field_Frogs_And_Insects_Close_Wide_At_Night_376.ogg</text:p>
          </table:table-cell>
          <table:table-cell office:value-type="string">
            <text:p>modules/gAudioBundle-4/src/South India Sound Library By Faunethic/Rice_Field_Frogs_And_Insects_Close_Wide_At_Night_376.ogg</text:p>
          </table:table-cell>
        </table:table-row>
        <table:table-row table:style-name="ro1">
          <table:table-cell office:value-type="string">
            <text:p>Spaces-Alien_Soundscape_02.ogg</text:p>
          </table:table-cell>
          <table:table-cell office:value-type="string">
            <text:p>modules/gAudioBundle-4/src/Spaces/Spaces-Alien_Soundscape_02.ogg</text:p>
          </table:table-cell>
        </table:table-row>
        <table:table-row table:style-name="ro1">
          <table:table-cell office:value-type="string">
            <text:p>Spaces-Deep_Space_Rumble_01.ogg</text:p>
          </table:table-cell>
          <table:table-cell office:value-type="string">
            <text:p>modules/gAudioBundle-4/src/Spaces/Spaces-Deep_Space_Rumble_01.ogg</text:p>
          </table:table-cell>
        </table:table-row>
        <table:table-row table:style-name="ro1">
          <table:table-cell office:value-type="string">
            <text:p>Spaces-Generator_08.ogg</text:p>
          </table:table-cell>
          <table:table-cell office:value-type="string">
            <text:p>modules/gAudioBundle-4/src/Spaces/Spaces-Generator_08.ogg</text:p>
          </table:table-cell>
        </table:table-row>
        <table:table-row table:style-name="ro1">
          <table:table-cell office:value-type="string">
            <text:p>Spaces-Space_Explosions_01.ogg</text:p>
          </table:table-cell>
          <table:table-cell office:value-type="string">
            <text:p>modules/gAudioBundle-4/src/Spaces/Spaces-Space_Explosions_01.ogg</text:p>
          </table:table-cell>
        </table:table-row>
        <table:table-row table:style-name="ro1">
          <table:table-cell office:value-type="string">
            <text:p>Spaceship_Interiors_Alarm_7.ogg</text:p>
          </table:table-cell>
          <table:table-cell office:value-type="string">
            <text:p>modules/gAudioBundle-4/src/Spaceship Interiors/Spaceship_Interiors_Alarm_7.ogg</text:p>
          </table:table-cell>
        </table:table-row>
        <table:table-row table:style-name="ro1">
          <table:table-cell office:value-type="string">
            <text:p>Spaceship_Interiors_High_16.ogg</text:p>
          </table:table-cell>
          <table:table-cell office:value-type="string">
            <text:p>modules/gAudioBundle-4/src/Spaceship Interiors/Spaceship_Interiors_High_16.ogg</text:p>
          </table:table-cell>
        </table:table-row>
        <table:table-row table:style-name="ro1">
          <table:table-cell office:value-type="string">
            <text:p>Spaceship_Interiors_Low_10.ogg</text:p>
          </table:table-cell>
          <table:table-cell office:value-type="string">
            <text:p>modules/gAudioBundle-4/src/Spaceship Interiors/Spaceship_Interiors_Low_10.ogg</text:p>
          </table:table-cell>
        </table:table-row>
        <table:table-row table:style-name="ro1">
          <table:table-cell office:value-type="string">
            <text:p>Spaceship_Interiors_Low_53.ogg</text:p>
          </table:table-cell>
          <table:table-cell office:value-type="string">
            <text:p>modules/gAudioBundle-4/src/Spaceship Interiors/Spaceship_Interiors_Low_53.ogg</text:p>
          </table:table-cell>
        </table:table-row>
        <table:table-row table:style-name="ro1">
          <table:table-cell office:value-type="string">
            <text:p>Spanish_Crowd_Beach_20_25_People_Playing_Football.ogg</text:p>
          </table:table-cell>
          <table:table-cell office:value-type="string">
            <text:p>modules/gAudioBundle-4/src/Spanish Crowd Ambiences/Spanish_Crowd_Beach_20_25_People_Playing_Football.ogg</text:p>
          </table:table-cell>
        </table:table-row>
        <table:table-row table:style-name="ro1">
          <table:table-cell office:value-type="string">
            <text:p>Spanish_Crowd_Museum_15_20_People_Adults_Talking.ogg</text:p>
          </table:table-cell>
          <table:table-cell office:value-type="string">
            <text:p>modules/gAudioBundle-4/src/Spanish Crowd Ambiences/Spanish_Crowd_Museum_15_20_People_Adults_Talking.ogg</text:p>
          </table:table-cell>
        </table:table-row>
        <table:table-row table:style-name="ro1">
          <table:table-cell office:value-type="string">
            <text:p>Spanish_Crowd_School_Cafeteria_Kids_02.ogg</text:p>
          </table:table-cell>
          <table:table-cell office:value-type="string">
            <text:p>modules/gAudioBundle-4/src/Spanish Crowd Ambiences/Spanish_Crowd_School_Cafeteria_Kids_02.ogg</text:p>
          </table:table-cell>
        </table:table-row>
        <table:table-row table:style-name="ro1">
          <table:table-cell office:value-type="string">
            <text:p>Spanish_Crowd_Train_Station_Main_Concourse_Dozens_Of_People_Passing_By_01.ogg</text:p>
          </table:table-cell>
          <table:table-cell office:value-type="string">
            <text:p>modules/gAudioBundle-4/src/Spanish Crowd Ambiences/Spanish_Crowd_Train_Station_Main_Concourse_Dozens_Of_People_Passing_By_01.ogg</text:p>
          </table:table-cell>
        </table:table-row>
        <table:table-row table:style-name="ro1">
          <table:table-cell office:value-type="string">
            <text:p>Spas-12_12g_Solid_Slug_1m_Right_Mkh8040_1_Clean_Double_Shots_X_1.ogg</text:p>
          </table:table-cell>
          <table:table-cell office:value-type="string">
            <text:p>modules/gAudioBundle-4/src/Spas 12 12g Solid Slug/Spas-12_12g_Solid_Slug_1m_Right_Mkh8040_1_Clean_Double_Shots_X_1.ogg</text:p>
          </table:table-cell>
        </table:table-row>
        <table:table-row table:style-name="ro1">
          <table:table-cell office:value-type="string">
            <text:p>Spas-12_12g_Solid_Slug_50m_Behind_Ehrlund_R1_Clean_Double_Shots_X_1.ogg</text:p>
          </table:table-cell>
          <table:table-cell office:value-type="string">
            <text:p>modules/gAudioBundle-4/src/Spas 12 12g Solid Slug/Spas-12_12g_Solid_Slug_50m_Behind_Ehrlund_R1_Clean_Double_Shots_X_1.ogg</text:p>
          </table:table-cell>
        </table:table-row>
        <table:table-row table:style-name="ro1">
          <table:table-cell office:value-type="string">
            <text:p>Instru_String_Double_Bass_Bowed_Harmonic_Low_Slide_Whale_Call_01.ogg</text:p>
          </table:table-cell>
          <table:table-cell office:value-type="string">
            <text:p>modules/gAudioBundle-4/src/Special Double Bass Fx/Instru_String_Double_Bass_Bowed_Harmonic_Low_Slide_Whale_Call_01.ogg</text:p>
          </table:table-cell>
        </table:table-row>
        <table:table-row table:style-name="ro1">
          <table:table-cell office:value-type="string">
            <text:p>Instru_String_Double_Bass_Bowed_Slide_Down_High_Pitch_02.ogg</text:p>
          </table:table-cell>
          <table:table-cell office:value-type="string">
            <text:p>modules/gAudioBundle-4/src/Special Double Bass Fx/Instru_String_Double_Bass_Bowed_Slide_Down_High_Pitch_02.ogg</text:p>
          </table:table-cell>
        </table:table-row>
        <table:table-row table:style-name="ro1">
          <table:table-cell office:value-type="string">
            <text:p>Instru_String_Double_Bass_Hit_Bow_Impact_Muted_String_Bounce_01.ogg</text:p>
          </table:table-cell>
          <table:table-cell office:value-type="string">
            <text:p>modules/gAudioBundle-4/src/Special Double Bass Fx/Instru_String_Double_Bass_Hit_Bow_Impact_Muted_String_Bounce_01.ogg</text:p>
          </table:table-cell>
        </table:table-row>
        <table:table-row table:style-name="ro1">
          <table:table-cell office:value-type="string">
            <text:p>Instru_String_Double_Bass_Screech_Scrape_Harsh_Short_08.ogg</text:p>
          </table:table-cell>
          <table:table-cell office:value-type="string">
            <text:p>modules/gAudioBundle-4/src/Special Double Bass Fx/Instru_String_Double_Bass_Screech_Scrape_Harsh_Short_08.ogg</text:p>
          </table:table-cell>
        </table:table-row>
        <table:table-row table:style-name="ro1">
          <table:table-cell office:value-type="string">
            <text:p>028_Ambience_Synth_Atmosphere.ogg</text:p>
          </table:table-cell>
          <table:table-cell office:value-type="string">
            <text:p>modules/gAudioBundle-4/src/Spectral Density Cinematic Samples/028_Ambience_Synth_Atmosphere.ogg</text:p>
          </table:table-cell>
        </table:table-row>
        <table:table-row table:style-name="ro1">
          <table:table-cell office:value-type="string">
            <text:p>047_Synth_Texture_Tonal.ogg</text:p>
          </table:table-cell>
          <table:table-cell office:value-type="string">
            <text:p>modules/gAudioBundle-4/src/Spectral Density Cinematic Samples/047_Synth_Texture_Tonal.ogg</text:p>
          </table:table-cell>
        </table:table-row>
        <table:table-row table:style-name="ro1">
          <table:table-cell office:value-type="string">
            <text:p>103_Whoosh_Hit_Metal.ogg</text:p>
          </table:table-cell>
          <table:table-cell office:value-type="string">
            <text:p>modules/gAudioBundle-4/src/Spectral Density Cinematic Samples/103_Whoosh_Hit_Metal.ogg</text:p>
          </table:table-cell>
        </table:table-row>
        <table:table-row table:style-name="ro1">
          <table:table-cell office:value-type="string">
            <text:p>129_Sfx.ogg</text:p>
          </table:table-cell>
          <table:table-cell office:value-type="string">
            <text:p>modules/gAudioBundle-4/src/Spectral Density Cinematic Samples/129_Sfx.ogg</text:p>
          </table:table-cell>
        </table:table-row>
        <table:table-row table:style-name="ro1">
          <table:table-cell office:value-type="string">
            <text:p>Ambience_009.ogg</text:p>
          </table:table-cell>
          <table:table-cell office:value-type="string">
            <text:p>modules/gAudioBundle-4/src/Spectral Line Cinematic Trailer Sounds/Ambience_009.ogg</text:p>
          </table:table-cell>
        </table:table-row>
        <table:table-row table:style-name="ro1">
          <table:table-cell office:value-type="string">
            <text:p>Ambience_Tonal_Synth_014.ogg</text:p>
          </table:table-cell>
          <table:table-cell office:value-type="string">
            <text:p>modules/gAudioBundle-4/src/Spectral Line Cinematic Trailer Sounds/Ambience_Tonal_Synth_014.ogg</text:p>
          </table:table-cell>
        </table:table-row>
        <table:table-row table:style-name="ro1">
          <table:table-cell office:value-type="string">
            <text:p>Sound_Effect_006.ogg</text:p>
          </table:table-cell>
          <table:table-cell office:value-type="string">
            <text:p>modules/gAudioBundle-4/src/Spectral Line Cinematic Trailer Sounds/Sound_Effect_006.ogg</text:p>
          </table:table-cell>
        </table:table-row>
        <table:table-row table:style-name="ro1">
          <table:table-cell office:value-type="string">
            <text:p>Synth_Texture_022.ogg</text:p>
          </table:table-cell>
          <table:table-cell office:value-type="string">
            <text:p>modules/gAudioBundle-4/src/Spectral Line Cinematic Trailer Sounds/Synth_Texture_022.ogg</text:p>
          </table:table-cell>
        </table:table-row>
        <table:table-row table:style-name="ro1">
          <table:table-cell office:value-type="string">
            <text:p>Grinding_Old_Spring_Breaking_Alien_Break_Door_Hinge_Hits_Impact_Metal_Creak_Creaking_Coil_Eerie_Back_And_Forth_03.ogg</text:p>
          </table:table-cell>
          <table:table-cell office:value-type="string">
            <text:p>modules/gAudioBundle-4/src/Squeaks And Creaks/Grinding_Old_Spring_Breaking_Alien_Break_Door_Hinge_Hits_Impact_Metal_Creak_Creaking_Coil_Eerie_Back_And_Forth_03.ogg</text:p>
          </table:table-cell>
        </table:table-row>
        <table:table-row table:style-name="ro1">
          <table:table-cell office:value-type="string">
            <text:p>Grinding_Plastic_Bending_Tension_Squeaking_Creaking_Under_Pressure_11.ogg</text:p>
          </table:table-cell>
          <table:table-cell office:value-type="string">
            <text:p>modules/gAudioBundle-4/src/Squeaks And Creaks/Grinding_Plastic_Bending_Tension_Squeaking_Creaking_Under_Pressure_11.ogg</text:p>
          </table:table-cell>
        </table:table-row>
        <table:table-row table:style-name="ro1">
          <table:table-cell office:value-type="string">
            <text:p>Old_Wood_Floor_Creak_Creaking_Slow_Back_And_Forth_04.ogg</text:p>
          </table:table-cell>
          <table:table-cell office:value-type="string">
            <text:p>modules/gAudioBundle-4/src/Squeaks And Creaks/Old_Wood_Floor_Creak_Creaking_Slow_Back_And_Forth_04.ogg</text:p>
          </table:table-cell>
        </table:table-row>
        <table:table-row table:style-name="ro1">
          <table:table-cell office:value-type="string">
            <text:p>Squeaks_And_Creaks_Two_045_Bottle_Cork_A_Squeaks_Ntg3.ogg</text:p>
          </table:table-cell>
          <table:table-cell office:value-type="string">
            <text:p>modules/gAudioBundle-4/src/Squeaks And Creaks/Squeaks And Creaks Two/Squeaks_And_Creaks_Two_045_Bottle_Cork_A_Squeaks_Ntg3.ogg</text:p>
          </table:table-cell>
        </table:table-row>
        <table:table-row table:style-name="ro1">
          <table:table-cell office:value-type="string">
            <text:p>Squeaks_And_Creaks_Two_080_Metal_Coathanger_Slow_01_Ntg3.ogg</text:p>
          </table:table-cell>
          <table:table-cell office:value-type="string">
            <text:p>modules/gAudioBundle-4/src/Squeaks And Creaks/Squeaks And Creaks Two/Squeaks_And_Creaks_Two_080_Metal_Coathanger_Slow_01_Ntg3.ogg</text:p>
          </table:table-cell>
        </table:table-row>
        <table:table-row table:style-name="ro1">
          <table:table-cell office:value-type="string">
            <text:p>Squeaks_And_Creaks_Two_136_Wood_Door_03_Creaks_01_D100_Xy.ogg</text:p>
          </table:table-cell>
          <table:table-cell office:value-type="string">
            <text:p>modules/gAudioBundle-4/src/Squeaks And Creaks/Squeaks And Creaks Two/Squeaks_And_Creaks_Two_136_Wood_Door_03_Creaks_01_D100_Xy.ogg</text:p>
          </table:table-cell>
        </table:table-row>
        <table:table-row table:style-name="ro1">
          <table:table-cell office:value-type="string">
            <text:p>Squeaks_And_Creaks_Two_151_Foot_Drags_On_Wood_Table_01_D100_Xy.ogg</text:p>
          </table:table-cell>
          <table:table-cell office:value-type="string">
            <text:p>modules/gAudioBundle-4/src/Squeaks And Creaks/Squeaks And Creaks Two/Squeaks_And_Creaks_Two_151_Foot_Drags_On_Wood_Table_01_D100_Xy.ogg</text:p>
          </table:table-cell>
        </table:table-row>
        <table:table-row table:style-name="ro1">
          <table:table-cell office:value-type="string">
            <text:p>Wiping_Plate_With_Wet_Hand_Clean_Shine_Creak_Alien_Grind_Squeak_Squeaky_Plate_Ceramic_Long_09.ogg</text:p>
          </table:table-cell>
          <table:table-cell office:value-type="string">
            <text:p>modules/gAudioBundle-4/src/Squeaks And Creaks/Wiping_Plate_With_Wet_Hand_Clean_Shine_Creak_Alien_Grind_Squeak_Squeaky_Plate_Ceramic_Long_09.ogg</text:p>
          </table:table-cell>
        </table:table-row>
        <table:table-row table:style-name="ro1">
          <table:table-cell office:value-type="string">
            <text:p>Ambience__Port__Cranes_Unloading_Cargo__Loud_Impacts__Night_Crickets_In_Bg.ogg</text:p>
          </table:table-cell>
          <table:table-cell office:value-type="string">
            <text:p>modules/gAudioBundle-4/src/St Petersburg/Ambience__Port__Cranes_Unloading_Cargo__Loud_Impacts__Night_Crickets_In_Bg.ogg</text:p>
          </table:table-cell>
        </table:table-row>
        <table:table-row table:style-name="ro1">
          <table:table-cell office:value-type="string">
            <text:p>Churches__Service_At_Peter_And_Paul_Cathedral.ogg</text:p>
          </table:table-cell>
          <table:table-cell office:value-type="string">
            <text:p>modules/gAudioBundle-4/src/St Petersburg/Churches__Service_At_Peter_And_Paul_Cathedral.ogg</text:p>
          </table:table-cell>
        </table:table-row>
        <table:table-row table:style-name="ro1">
          <table:table-cell office:value-type="string">
            <text:p>Room_Tone__Vyborg__City_Library__Voices__Footsteps.ogg</text:p>
          </table:table-cell>
          <table:table-cell office:value-type="string">
            <text:p>modules/gAudioBundle-4/src/St Petersburg/Room_Tone__Vyborg__City_Library__Voices__Footsteps.ogg</text:p>
          </table:table-cell>
        </table:table-row>
        <table:table-row table:style-name="ro1">
          <table:table-cell office:value-type="string">
            <text:p>Traffic_On_A_Highway__Trucks__St_Petersburg_To_Moscow.ogg</text:p>
          </table:table-cell>
          <table:table-cell office:value-type="string">
            <text:p>modules/gAudioBundle-4/src/St Petersburg/Traffic_On_A_Highway__Trucks__St_Petersburg_To_Moscow.ogg</text:p>
          </table:table-cell>
        </table:table-row>
        <table:table-row table:style-name="ro1">
          <table:table-cell office:value-type="string">
            <text:p>Steam_Train_Arrival_Rail_Clatter_Brakes_Squeal_Idle_Mic_On_Locomotive.ogg</text:p>
          </table:table-cell>
          <table:table-cell office:value-type="string">
            <text:p>modules/gAudioBundle-4/src/Steam Trains/Steam_Train_Arrival_Rail_Clatter_Brakes_Squeal_Idle_Mic_On_Locomotive.ogg</text:p>
          </table:table-cell>
        </table:table-row>
        <table:table-row table:style-name="ro1">
          <table:table-cell office:value-type="string">
            <text:p>Steam_Train_Arrival_Whistle_Pass_By_Brakes_Squeal_Doors_Some_Voices.ogg</text:p>
          </table:table-cell>
          <table:table-cell office:value-type="string">
            <text:p>modules/gAudioBundle-4/src/Steam Trains/Steam_Train_Arrival_Whistle_Pass_By_Brakes_Squeal_Doors_Some_Voices.ogg</text:p>
          </table:table-cell>
        </table:table-row>
        <table:table-row table:style-name="ro1">
          <table:table-cell office:value-type="string">
            <text:p>Steam_Train_Pass_By_Chuffing_Rail_Clatter_Birds_Voices_Slow_Medium_Distant.ogg</text:p>
          </table:table-cell>
          <table:table-cell office:value-type="string">
            <text:p>modules/gAudioBundle-4/src/Steam Trains/Steam_Train_Pass_By_Chuffing_Rail_Clatter_Birds_Voices_Slow_Medium_Distant.ogg</text:p>
          </table:table-cell>
        </table:table-row>
        <table:table-row table:style-name="ro1">
          <table:table-cell office:value-type="string">
            <text:p>Steam_Train_Pass_By_Rolling_Whistle_Bell_Grinding_Howling_Railroad_Crossing_Slow_Close.ogg</text:p>
          </table:table-cell>
          <table:table-cell office:value-type="string">
            <text:p>modules/gAudioBundle-4/src/Steam Trains/Steam_Train_Pass_By_Rolling_Whistle_Bell_Grinding_Howling_Railroad_Crossing_Slow_Close.ogg</text:p>
          </table:table-cell>
        </table:table-row>
        <table:table-row table:style-name="ro1">
          <table:table-cell office:value-type="string">
            <text:p>Train_Steam_4-6-4_Royal_Hudson_H1e_Class_No_2860_Ride_Engine_Rail_Clatter_Rhythmic_Constant_Sizzle_Loop.ogg</text:p>
          </table:table-cell>
          <table:table-cell office:value-type="string">
            <text:p>modules/gAudioBundle-4/src/Steam Trains/Train_Steam_4-6-4_Royal_Hudson_H1e_Class_No_2860_Ride_Engine_Rail_Clatter_Rhythmic_Constant_Sizzle_Loop.ogg</text:p>
          </table:table-cell>
        </table:table-row>
        <table:table-row table:style-name="ro1">
          <table:table-cell office:value-type="string">
            <text:p>Train_Steam_4-6-4_Royal_Hudson_H1e_Class_No_2860_Whistle_Engine_Pov_Tired_While_Moving.ogg</text:p>
          </table:table-cell>
          <table:table-cell office:value-type="string">
            <text:p>modules/gAudioBundle-4/src/Steam Trains/Train_Steam_4-6-4_Royal_Hudson_H1e_Class_No_2860_Whistle_Engine_Pov_Tired_While_Moving.ogg</text:p>
          </table:table-cell>
        </table:table-row>
        <table:table-row table:style-name="ro1">
          <table:table-cell office:value-type="string">
            <text:p>Steampunk_Weapons_Back_From_The_Past_Set_2.ogg</text:p>
          </table:table-cell>
          <table:table-cell office:value-type="string">
            <text:p>modules/gAudioBundle-4/src/Steampunk Weapons/Steampunk_Weapons_Back_From_The_Past_Set_2.ogg</text:p>
          </table:table-cell>
        </table:table-row>
        <table:table-row table:style-name="ro1">
          <table:table-cell office:value-type="string">
            <text:p>Steampunk_Weapons_Firestorm_Flamer_Set_1.ogg</text:p>
          </table:table-cell>
          <table:table-cell office:value-type="string">
            <text:p>modules/gAudioBundle-4/src/Steampunk Weapons/Steampunk_Weapons_Firestorm_Flamer_Set_1.ogg</text:p>
          </table:table-cell>
        </table:table-row>
        <table:table-row table:style-name="ro1">
          <table:table-cell office:value-type="string">
            <text:p>Steampunk_Weapons_Rocket_Launcher_Shot_04.ogg</text:p>
          </table:table-cell>
          <table:table-cell office:value-type="string">
            <text:p>modules/gAudioBundle-4/src/Steampunk Weapons/Steampunk_Weapons_Rocket_Launcher_Shot_04.ogg</text:p>
          </table:table-cell>
        </table:table-row>
        <table:table-row table:style-name="ro1">
          <table:table-cell office:value-type="string">
            <text:p>Steampunk_Weapons_Shotgun_2_Shot_03.ogg</text:p>
          </table:table-cell>
          <table:table-cell office:value-type="string">
            <text:p>modules/gAudioBundle-4/src/Steampunk Weapons/Steampunk_Weapons_Shotgun_2_Shot_03.ogg</text:p>
          </table:table-cell>
        </table:table-row>
        <table:table-row table:style-name="ro1">
          <table:table-cell office:value-type="string">
            <text:p>Pm_Sdng_Single_Step_Footstep_19.ogg</text:p>
          </table:table-cell>
          <table:table-cell office:value-type="string">
            <text:p>modules/gAudioBundle-4/src/Steps Dirt And Gravel/Pm_Sdng_Single_Step_Footstep_19.ogg</text:p>
          </table:table-cell>
        </table:table-row>
        <table:table-row table:style-name="ro1">
          <table:table-cell office:value-type="string">
            <text:p>Pm_Sdng_Single_Step_Footstep_46.ogg</text:p>
          </table:table-cell>
          <table:table-cell office:value-type="string">
            <text:p>modules/gAudioBundle-4/src/Steps Dirt And Gravel/Pm_Sdng_Single_Step_Footstep_46.ogg</text:p>
          </table:table-cell>
        </table:table-row>
        <table:table-row table:style-name="ro1">
          <table:table-cell office:value-type="string">
            <text:p>Pm_Sdng_Stereo_Walk_Seamless_Loop_1.ogg</text:p>
          </table:table-cell>
          <table:table-cell office:value-type="string">
            <text:p>modules/gAudioBundle-4/src/Steps Dirt And Gravel/Pm_Sdng_Stereo_Walk_Seamless_Loop_1.ogg</text:p>
          </table:table-cell>
        </table:table-row>
        <table:table-row table:style-name="ro1">
          <table:table-cell office:value-type="string">
            <text:p>Sw002_Stethoscope_Chest_Heart_Heartbeat_Blood_Flow_A.ogg</text:p>
          </table:table-cell>
          <table:table-cell office:value-type="string">
            <text:p>modules/gAudioBundle-4/src/Stethoscope/Sw002_Stethoscope_Chest_Heart_Heartbeat_Blood_Flow_A.ogg</text:p>
          </table:table-cell>
        </table:table-row>
        <table:table-row table:style-name="ro1">
          <table:table-cell office:value-type="string">
            <text:p>Sw002_Stethoscope_Chest_Lungs_Breathing_Slow_Low.ogg</text:p>
          </table:table-cell>
          <table:table-cell office:value-type="string">
            <text:p>modules/gAudioBundle-4/src/Stethoscope/Sw002_Stethoscope_Chest_Lungs_Breathing_Slow_Low.ogg</text:p>
          </table:table-cell>
        </table:table-row>
        <table:table-row table:style-name="ro1">
          <table:table-cell office:value-type="string">
            <text:p>Rain_Shower_Of_Rain_Steady_Rain_Forest_Leaves.ogg</text:p>
          </table:table-cell>
          <table:table-cell office:value-type="string">
            <text:p>modules/gAudioBundle-4/src/Storm, Gale And Thunderstorm/Rain_Shower_Of_Rain_Steady_Rain_Forest_Leaves.ogg</text:p>
          </table:table-cell>
        </table:table-row>
        <table:table-row table:style-name="ro1">
          <table:table-cell office:value-type="string">
            <text:p>Rain_Shower_Of_Rain_Steady_Rain_Thunder.ogg</text:p>
          </table:table-cell>
          <table:table-cell office:value-type="string">
            <text:p>modules/gAudioBundle-4/src/Storm, Gale And Thunderstorm/Rain_Shower_Of_Rain_Steady_Rain_Thunder.ogg</text:p>
          </table:table-cell>
        </table:table-row>
        <table:table-row table:style-name="ro1">
          <table:table-cell office:value-type="string">
            <text:p>Thunderstorm_Distant_Blackbirds_Singing_1.ogg</text:p>
          </table:table-cell>
          <table:table-cell office:value-type="string">
            <text:p>modules/gAudioBundle-4/src/Storm, Gale And Thunderstorm/Thunderstorm_Distant_Blackbirds_Singing_1.ogg</text:p>
          </table:table-cell>
        </table:table-row>
        <table:table-row table:style-name="ro1">
          <table:table-cell office:value-type="string">
            <text:p>Distorted_World_3.ogg</text:p>
          </table:table-cell>
          <table:table-cell office:value-type="string">
            <text:p>modules/gAudioBundle-4/src/Strange Worlds/Distorted_World_3.ogg</text:p>
          </table:table-cell>
        </table:table-row>
        <table:table-row table:style-name="ro1">
          <table:table-cell office:value-type="string">
            <text:p>Mining_On_Mars_.ogg</text:p>
          </table:table-cell>
          <table:table-cell office:value-type="string">
            <text:p>modules/gAudioBundle-4/src/Strange Worlds/Mining_On_Mars_.ogg</text:p>
          </table:table-cell>
        </table:table-row>
        <table:table-row table:style-name="ro1">
          <table:table-cell office:value-type="string">
            <text:p>Monks_On_Mars.ogg</text:p>
          </table:table-cell>
          <table:table-cell office:value-type="string">
            <text:p>modules/gAudioBundle-4/src/Strange Worlds/Monks_On_Mars.ogg</text:p>
          </table:table-cell>
        </table:table-row>
        <table:table-row table:style-name="ro1">
          <table:table-cell office:value-type="string">
            <text:p>Rumble_And_Echo_4.ogg</text:p>
          </table:table-cell>
          <table:table-cell office:value-type="string">
            <text:p>modules/gAudioBundle-4/src/Strange Worlds/Rumble_And_Echo_4.ogg</text:p>
          </table:table-cell>
        </table:table-row>
        <table:table-row table:style-name="ro1">
          <table:table-cell office:value-type="string">
            <text:p>Second_Planet.ogg</text:p>
          </table:table-cell>
          <table:table-cell office:value-type="string">
            <text:p>modules/gAudioBundle-4/src/Strange Worlds/Second_Planet.ogg</text:p>
          </table:table-cell>
        </table:table-row>
        <table:table-row table:style-name="ro1">
          <table:table-cell office:value-type="string">
            <text:p>Spacecraft_Engine_2.ogg</text:p>
          </table:table-cell>
          <table:table-cell office:value-type="string">
            <text:p>modules/gAudioBundle-4/src/Strange Worlds/Spacecraft_Engine_2.ogg</text:p>
          </table:table-cell>
        </table:table-row>
        <table:table-row table:style-name="ro1">
          <table:table-cell office:value-type="string">
            <text:p>08_Overhead_Power_Line_In_Wind.ogg</text:p>
          </table:table-cell>
          <table:table-cell office:value-type="string">
            <text:p>modules/gAudioBundle-4/src/Structure Borne Sound Metal Resonances And Textures/08_Overhead_Power_Line_In_Wind.ogg</text:p>
          </table:table-cell>
        </table:table-row>
        <table:table-row table:style-name="ro1">
          <table:table-cell office:value-type="string">
            <text:p>11_Overhead_Power_Line_In_Wind.ogg</text:p>
          </table:table-cell>
          <table:table-cell office:value-type="string">
            <text:p>modules/gAudioBundle-4/src/Structure Borne Sound Metal Resonances And Textures/11_Overhead_Power_Line_In_Wind.ogg</text:p>
          </table:table-cell>
        </table:table-row>
        <table:table-row table:style-name="ro1">
          <table:table-cell office:value-type="string">
            <text:p>Overhead_Power_Line_In_Wind.ogg</text:p>
          </table:table-cell>
          <table:table-cell office:value-type="string">
            <text:p>modules/gAudioBundle-4/src/Structure Borne Sound Metal Resonances And Textures/Overhead_Power_Line_In_Wind.ogg</text:p>
          </table:table-cell>
        </table:table-row>
        <table:table-row table:style-name="ro1">
          <table:table-cell office:value-type="string">
            <text:p>Stuart_M5a1_T10_Onbrd_Fast_Drive_Short_Stop_Tracks_Re50.ogg</text:p>
          </table:table-cell>
          <table:table-cell office:value-type="string">
            <text:p>modules/gAudioBundle-4/src/Stuart M5a1 Light Tank/Stuart_M5a1_T10_Onbrd_Fast_Drive_Short_Stop_Tracks_Re50.ogg</text:p>
          </table:table-cell>
        </table:table-row>
        <table:table-row table:style-name="ro1">
          <table:table-cell office:value-type="string">
            <text:p>Stuart_M5a1_T16_Ext_Engine_Dies_Attempt_To_Start_Mkh60.ogg</text:p>
          </table:table-cell>
          <table:table-cell office:value-type="string">
            <text:p>modules/gAudioBundle-4/src/Stuart M5a1 Light Tank/Stuart_M5a1_T16_Ext_Engine_Dies_Attempt_To_Start_Mkh60.ogg</text:p>
          </table:table-cell>
        </table:table-row>
        <table:table-row table:style-name="ro1">
          <table:table-cell office:value-type="string">
            <text:p>Stuart_M5a1_T3_Ext_Slow_Start_Away_By_Reverse_Engine_Dies_Rsm191_Xy.ogg</text:p>
          </table:table-cell>
          <table:table-cell office:value-type="string">
            <text:p>modules/gAudioBundle-4/src/Stuart M5a1 Light Tank/Stuart_M5a1_T3_Ext_Slow_Start_Away_By_Reverse_Engine_Dies_Rsm191_Xy.ogg</text:p>
          </table:table-cell>
        </table:table-row>
        <table:table-row table:style-name="ro1">
          <table:table-cell office:value-type="string">
            <text:p>Stug_40_T12_Onbrd_Start_Idle_Revs_Interior.ogg</text:p>
          </table:table-cell>
          <table:table-cell office:value-type="string">
            <text:p>modules/gAudioBundle-4/src/Stug 40/Stug_40_T12_Onbrd_Start_Idle_Revs_Interior.ogg</text:p>
          </table:table-cell>
        </table:table-row>
        <table:table-row table:style-name="ro1">
          <table:table-cell office:value-type="string">
            <text:p>Stug_40_T16_Onbrd_Start_Try_Fail_False_Start_Exhaust_Left.ogg</text:p>
          </table:table-cell>
          <table:table-cell office:value-type="string">
            <text:p>modules/gAudioBundle-4/src/Stug 40/Stug_40_T16_Onbrd_Start_Try_Fail_False_Start_Exhaust_Left.ogg</text:p>
          </table:table-cell>
        </table:table-row>
        <table:table-row table:style-name="ro1">
          <table:table-cell office:value-type="string">
            <text:p>Stug_40_T6_Onbrd_Start_Fast_Drive_Stop_Off_Tracks_Right.ogg</text:p>
          </table:table-cell>
          <table:table-cell office:value-type="string">
            <text:p>modules/gAudioBundle-4/src/Stug 40/Stug_40_T6_Onbrd_Start_Fast_Drive_Stop_Off_Tracks_Right.ogg</text:p>
          </table:table-cell>
        </table:table-row>
        <table:table-row table:style-name="ro1">
          <table:table-cell office:value-type="string">
            <text:p>Sub_Sonic_Bass_04.ogg</text:p>
          </table:table-cell>
          <table:table-cell office:value-type="string">
            <text:p>modules/gAudioBundle-4/src/Sub Sonic Bass Mini Library/Sub_Sonic_Bass_04.ogg</text:p>
          </table:table-cell>
        </table:table-row>
        <table:table-row table:style-name="ro1">
          <table:table-cell office:value-type="string">
            <text:p>Sub_Sonic_Bass_09.ogg</text:p>
          </table:table-cell>
          <table:table-cell office:value-type="string">
            <text:p>modules/gAudioBundle-4/src/Sub Sonic Bass Mini Library/Sub_Sonic_Bass_09.ogg</text:p>
          </table:table-cell>
        </table:table-row>
        <table:table-row table:style-name="ro1">
          <table:table-cell office:value-type="string">
            <text:p>Sub_Sonic_Bass_18.ogg</text:p>
          </table:table-cell>
          <table:table-cell office:value-type="string">
            <text:p>modules/gAudioBundle-4/src/Sub Sonic Bass Mini Library/Sub_Sonic_Bass_18.ogg</text:p>
          </table:table-cell>
        </table:table-row>
        <table:table-row table:style-name="ro1">
          <table:table-cell office:value-type="string">
            <text:p>Sub_Sonic_Bass_28.ogg</text:p>
          </table:table-cell>
          <table:table-cell office:value-type="string">
            <text:p>modules/gAudioBundle-4/src/Sub Sonic Bass Mini Library/Sub_Sonic_Bass_28.ogg</text:p>
          </table:table-cell>
        </table:table-row>
        <table:table-row table:style-name="ro1">
          <table:table-cell office:value-type="string">
            <text:p>Underwater_Designed_Acid_Soak_Hard_03.ogg</text:p>
          </table:table-cell>
          <table:table-cell office:value-type="string">
            <text:p>modules/gAudioBundle-4/src/Submersion/Underwater_Designed_Acid_Soak_Hard_03.ogg</text:p>
          </table:table-cell>
        </table:table-row>
        <table:table-row table:style-name="ro1">
          <table:table-cell office:value-type="string">
            <text:p>Underwater_Designed_Ambience_Abyss.ogg</text:p>
          </table:table-cell>
          <table:table-cell office:value-type="string">
            <text:p>modules/gAudioBundle-4/src/Submersion/Underwater_Designed_Ambience_Abyss.ogg</text:p>
          </table:table-cell>
        </table:table-row>
        <table:table-row table:style-name="ro1">
          <table:table-cell office:value-type="string">
            <text:p>Underwater_Designed_Lava_Move_Huge_Medium_Speed.ogg</text:p>
          </table:table-cell>
          <table:table-cell office:value-type="string">
            <text:p>modules/gAudioBundle-4/src/Submersion/Underwater_Designed_Lava_Move_Huge_Medium_Speed.ogg</text:p>
          </table:table-cell>
        </table:table-row>
        <table:table-row table:style-name="ro1">
          <table:table-cell office:value-type="string">
            <text:p>Underwater_Designed_Whoosh_Propeller_Long_01.ogg</text:p>
          </table:table-cell>
          <table:table-cell office:value-type="string">
            <text:p>modules/gAudioBundle-4/src/Submersion/Underwater_Designed_Whoosh_Propeller_Long_01.ogg</text:p>
          </table:table-cell>
        </table:table-row>
        <table:table-row table:style-name="ro1">
          <table:table-cell office:value-type="string">
            <text:p>Drone_Dark_Eerie_08.ogg</text:p>
          </table:table-cell>
          <table:table-cell office:value-type="string">
            <text:p>modules/gAudioBundle-4/src/Subtext Drone Library Vol 1/Drone_Dark_Eerie_08.ogg</text:p>
          </table:table-cell>
        </table:table-row>
        <table:table-row table:style-name="ro1">
          <table:table-cell office:value-type="string">
            <text:p>Drone_Meditative_Metallic_02.ogg</text:p>
          </table:table-cell>
          <table:table-cell office:value-type="string">
            <text:p>modules/gAudioBundle-4/src/Subtext Drone Library Vol 1/Drone_Meditative_Metallic_02.ogg</text:p>
          </table:table-cell>
        </table:table-row>
        <table:table-row table:style-name="ro1">
          <table:table-cell office:value-type="string">
            <text:p>Drone_Pulsating_Metallic_01.ogg</text:p>
          </table:table-cell>
          <table:table-cell office:value-type="string">
            <text:p>modules/gAudioBundle-4/src/Subtext Drone Library Vol 1/Drone_Pulsating_Metallic_01.ogg</text:p>
          </table:table-cell>
        </table:table-row>
        <table:table-row table:style-name="ro1">
          <table:table-cell office:value-type="string">
            <text:p>Drone_Pulsating_Quick_01.ogg</text:p>
          </table:table-cell>
          <table:table-cell office:value-type="string">
            <text:p>modules/gAudioBundle-4/src/Subtext Drone Library Vol 1/Drone_Pulsating_Quick_01.ogg</text:p>
          </table:table-cell>
        </table:table-row>
        <table:table-row table:style-name="ro1">
          <table:table-cell office:value-type="string">
            <text:p>Long_Underground_Tunnel_S_01.ogg</text:p>
          </table:table-cell>
          <table:table-cell office:value-type="string">
            <text:p>modules/gAudioBundle-4/src/Subway/Long_Underground_Tunnel_S_01.ogg</text:p>
          </table:table-cell>
        </table:table-row>
        <table:table-row table:style-name="ro1">
          <table:table-cell office:value-type="string">
            <text:p>Platform_Amb_Train_Arrive_Departure_Twice_Quadro.ogg</text:p>
          </table:table-cell>
          <table:table-cell office:value-type="string">
            <text:p>modules/gAudioBundle-4/src/Subway/Platform_Amb_Train_Arrive_Departure_Twice_Quadro.ogg</text:p>
          </table:table-cell>
        </table:table-row>
        <table:table-row table:style-name="ro1">
          <table:table-cell office:value-type="string">
            <text:p>Ambience_Soundscape_Scifi_Distopian_Elektromagnetix_11.ogg</text:p>
          </table:table-cell>
          <table:table-cell office:value-type="string">
            <text:p>modules/gAudioBundle-4/src/Subway/Subways and Streetcars/Ambience_Soundscape_Scifi_Distopian_Elektromagnetix_11.ogg</text:p>
          </table:table-cell>
        </table:table-row>
        <table:table-row table:style-name="ro1">
          <table:table-cell office:value-type="string">
            <text:p>Street_Car_Key_Line_Vintage_Car_Interior_Crowded_Ride_Passengers_02.ogg</text:p>
          </table:table-cell>
          <table:table-cell office:value-type="string">
            <text:p>modules/gAudioBundle-4/src/Subway/Subways and Streetcars/Street_Car_Key_Line_Vintage_Car_Interior_Crowded_Ride_Passengers_02.ogg</text:p>
          </table:table-cell>
        </table:table-row>
        <table:table-row table:style-name="ro1">
          <table:table-cell office:value-type="string">
            <text:p>Street_Car_Metro_Tram_Vintage_Car_Interior_Ride_Depart_01.ogg</text:p>
          </table:table-cell>
          <table:table-cell office:value-type="string">
            <text:p>modules/gAudioBundle-4/src/Subway/Subways and Streetcars/Street_Car_Metro_Tram_Vintage_Car_Interior_Ride_Depart_01.ogg</text:p>
          </table:table-cell>
        </table:table-row>
        <table:table-row table:style-name="ro1">
          <table:table-cell office:value-type="string">
            <text:p>Subway_Bart_Train_Interior_Ride_Cruising_Quiet_03.ogg</text:p>
          </table:table-cell>
          <table:table-cell office:value-type="string">
            <text:p>modules/gAudioBundle-4/src/Subway/Subways and Streetcars/Subway_Bart_Train_Interior_Ride_Cruising_Quiet_03.ogg</text:p>
          </table:table-cell>
        </table:table-row>
        <table:table-row table:style-name="ro1">
          <table:table-cell office:value-type="string">
            <text:p>Train_Arrive_Departure_Akg.ogg</text:p>
          </table:table-cell>
          <table:table-cell office:value-type="string">
            <text:p>modules/gAudioBundle-4/src/Subway/Train_Arrive_Departure_Akg.ogg</text:p>
          </table:table-cell>
        </table:table-row>
        <table:table-row table:style-name="ro1">
          <table:table-cell office:value-type="string">
            <text:p>Train_Int_Ride_Outdoor_To_Tunnel_Dms.ogg</text:p>
          </table:table-cell>
          <table:table-cell office:value-type="string">
            <text:p>modules/gAudioBundle-4/src/Subway/Train_Int_Ride_Outdoor_To_Tunnel_Dms.ogg</text:p>
          </table:table-cell>
        </table:table-row>
        <table:table-row table:style-name="ro1">
          <table:table-cell office:value-type="string">
            <text:p>Combat_Triple_Combo_Hit.ogg</text:p>
          </table:table-cell>
          <table:table-cell office:value-type="string">
            <text:p>modules/gAudioBundle-4/src/Super Fx 8 And 16 Bit Video Game Sfx/Combat_Triple_Combo_Hit.ogg</text:p>
          </table:table-cell>
        </table:table-row>
        <table:table-row table:style-name="ro1">
          <table:table-cell office:value-type="string">
            <text:p>Magic_Teleport.ogg</text:p>
          </table:table-cell>
          <table:table-cell office:value-type="string">
            <text:p>modules/gAudioBundle-4/src/Super Fx 8 And 16 Bit Video Game Sfx/Magic_Teleport.ogg</text:p>
          </table:table-cell>
        </table:table-row>
        <table:table-row table:style-name="ro1">
          <table:table-cell office:value-type="string">
            <text:p>Misc_Glass_Crystal_Shatter.ogg</text:p>
          </table:table-cell>
          <table:table-cell office:value-type="string">
            <text:p>modules/gAudioBundle-4/src/Super Fx 8 And 16 Bit Video Game Sfx/Misc_Glass_Crystal_Shatter.ogg</text:p>
          </table:table-cell>
        </table:table-row>
        <table:table-row table:style-name="ro1">
          <table:table-cell office:value-type="string">
            <text:p>Ui_Level_Up.ogg</text:p>
          </table:table-cell>
          <table:table-cell office:value-type="string">
            <text:p>modules/gAudioBundle-4/src/Super Fx 8 And 16 Bit Video Game Sfx/Ui_Level_Up.ogg</text:p>
          </table:table-cell>
        </table:table-row>
        <table:table-row table:style-name="ro1">
          <table:table-cell office:value-type="string">
            <text:p>Hawk's_Arrow_Flies_Bow_And_Arrow_Shoot_2.ogg</text:p>
          </table:table-cell>
          <table:table-cell office:value-type="string">
            <text:p>modules/gAudioBundle-4/src/Super Heroes Sound Design/Hawk's_Arrow_Flies_Bow_And_Arrow_Shoot_2.ogg</text:p>
          </table:table-cell>
        </table:table-row>
        <table:table-row table:style-name="ro1">
          <table:table-cell office:value-type="string">
            <text:p>The_Captain's_Shield_Metal_Hit_5.ogg</text:p>
          </table:table-cell>
          <table:table-cell office:value-type="string">
            <text:p>modules/gAudioBundle-4/src/Super Heroes Sound Design/The_Captain's_Shield_Metal_Hit_5.ogg</text:p>
          </table:table-cell>
        </table:table-row>
        <table:table-row table:style-name="ro1">
          <table:table-cell office:value-type="string">
            <text:p>The_Web_Slinger_Shoots_4.ogg</text:p>
          </table:table-cell>
          <table:table-cell office:value-type="string">
            <text:p>modules/gAudioBundle-4/src/Super Heroes Sound Design/The_Web_Slinger_Shoots_4.ogg</text:p>
          </table:table-cell>
        </table:table-row>
        <table:table-row table:style-name="ro1">
          <table:table-cell office:value-type="string">
            <text:p>Spitfire_Mk_Ix_T12_Onbrd_Idle_Blips_Engine_A_Dpa4062.ogg</text:p>
          </table:table-cell>
          <table:table-cell office:value-type="string">
            <text:p>modules/gAudioBundle-4/src/Supermarine Spitfire Mk Ix 1943/Spitfire_Mk_Ix_T12_Onbrd_Idle_Blips_Engine_A_Dpa4062.ogg</text:p>
          </table:table-cell>
        </table:table-row>
        <table:table-row table:style-name="ro1">
          <table:table-cell office:value-type="string">
            <text:p>Spitfire_Mk_Ix_T20_Var_Sfx_Air_Release_Brakes_Css5.ogg</text:p>
          </table:table-cell>
          <table:table-cell office:value-type="string">
            <text:p>modules/gAudioBundle-4/src/Supermarine Spitfire Mk Ix 1943/Spitfire_Mk_Ix_T20_Var_Sfx_Air_Release_Brakes_Css5.ogg</text:p>
          </table:table-cell>
        </table:table-row>
        <table:table-row table:style-name="ro1">
          <table:table-cell office:value-type="string">
            <text:p>Spitfire_Mk_Ix_T4_Ext_Take_Off_By_Right_Position_Css5.ogg</text:p>
          </table:table-cell>
          <table:table-cell office:value-type="string">
            <text:p>modules/gAudioBundle-4/src/Supermarine Spitfire Mk Ix 1943/Spitfire_Mk_Ix_T4_Ext_Take_Off_By_Right_Position_Css5.ogg</text:p>
          </table:table-cell>
        </table:table-row>
        <table:table-row table:style-name="ro1">
          <table:table-cell office:value-type="string">
            <text:p>Spitfire_Mk_Xiv_T10_Ext_Landing_Passby_Mid_Runway_Following_Plane_Css5.ogg</text:p>
          </table:table-cell>
          <table:table-cell office:value-type="string">
            <text:p>modules/gAudioBundle-4/src/Supermarine Spitfire Mk Xiv/Spitfire_Mk_Xiv_T10_Ext_Landing_Passby_Mid_Runway_Following_Plane_Css5.ogg</text:p>
          </table:table-cell>
        </table:table-row>
        <table:table-row table:style-name="ro1">
          <table:table-cell office:value-type="string">
            <text:p>Spitfire_Mk_Xiv_T1_Onbrd_Stationary_Startup_Steady_Rpms_Cockpit_Dpa4061_L.ogg</text:p>
          </table:table-cell>
          <table:table-cell office:value-type="string">
            <text:p>modules/gAudioBundle-4/src/Supermarine Spitfire Mk Xiv/Spitfire_Mk_Xiv_T1_Onbrd_Stationary_Startup_Steady_Rpms_Cockpit_Dpa4061_L.ogg</text:p>
          </table:table-cell>
        </table:table-row>
        <table:table-row table:style-name="ro1">
          <table:table-cell office:value-type="string">
            <text:p>Spitfire_Mk_Xiv_T1_Onbrd_Stationary_Startup_Steady_Rpms_Cockpit_Dpa4061_R.ogg</text:p>
          </table:table-cell>
          <table:table-cell office:value-type="string">
            <text:p>modules/gAudioBundle-4/src/Supermarine Spitfire Mk Xiv/Spitfire_Mk_Xiv_T1_Onbrd_Stationary_Startup_Steady_Rpms_Cockpit_Dpa4061_R.ogg</text:p>
          </table:table-cell>
        </table:table-row>
        <table:table-row table:style-name="ro1">
          <table:table-cell office:value-type="string">
            <text:p>Atmospheresurrealcraziness_003.ogg</text:p>
          </table:table-cell>
          <table:table-cell office:value-type="string">
            <text:p>modules/gAudioBundle-4/src/Surreal/Atmospheresurrealcraziness_003.ogg</text:p>
          </table:table-cell>
        </table:table-row>
        <table:table-row table:style-name="ro1">
          <table:table-cell office:value-type="string">
            <text:p>Kalimbaatmosphere_002.ogg</text:p>
          </table:table-cell>
          <table:table-cell office:value-type="string">
            <text:p>modules/gAudioBundle-4/src/Surreal/Kalimbaatmosphere_002.ogg</text:p>
          </table:table-cell>
        </table:table-row>
        <table:table-row table:style-name="ro1">
          <table:table-cell office:value-type="string">
            <text:p>Productionelementtransitionglitch_001.ogg</text:p>
          </table:table-cell>
          <table:table-cell office:value-type="string">
            <text:p>modules/gAudioBundle-4/src/Surreal/Productionelementtransitionglitch_001.ogg</text:p>
          </table:table-cell>
        </table:table-row>
        <table:table-row table:style-name="ro1">
          <table:table-cell office:value-type="string">
            <text:p>Whoosh_003.ogg</text:p>
          </table:table-cell>
          <table:table-cell office:value-type="string">
            <text:p>modules/gAudioBundle-4/src/Surreal/Whoosh_003.ogg</text:p>
          </table:table-cell>
        </table:table-row>
        <table:table-row table:style-name="ro1">
          <table:table-cell office:value-type="string">
            <text:p>Room_Tone_Bathroom_Fan_3_5.1_Lcrlsrslfe.ogg</text:p>
          </table:table-cell>
          <table:table-cell office:value-type="string">
            <text:p>modules/gAudioBundle-4/src/Surround A Room 51 Stereo Room Tones/Room_Tone_Bathroom_Fan_3_5.1_Lcrlsrslfe.ogg</text:p>
          </table:table-cell>
        </table:table-row>
        <table:table-row table:style-name="ro1">
          <table:table-cell office:value-type="string">
            <text:p>Room_Tone_Small_Sized_Room_2_5.1_Lcrlsrslfe.ogg</text:p>
          </table:table-cell>
          <table:table-cell office:value-type="string">
            <text:p>modules/gAudioBundle-4/src/Surround A Room 51 Stereo Room Tones/Room_Tone_Small_Sized_Room_2_5.1_Lcrlsrslfe.ogg</text:p>
          </table:table-cell>
        </table:table-row>
        <table:table-row table:style-name="ro1">
          <table:table-cell office:value-type="string">
            <text:p>Room_Tone_Wall_Heater_Furnace_Pinging_Hiss__Stereo.ogg</text:p>
          </table:table-cell>
          <table:table-cell office:value-type="string">
            <text:p>modules/gAudioBundle-4/src/Surround A Room 51 Stereo Room Tones/Room_Tone_Wall_Heater_Furnace_Pinging_Hiss__Stereo.ogg</text:p>
          </table:table-cell>
        </table:table-row>
        <table:table-row table:style-name="ro1">
          <table:table-cell office:value-type="string">
            <text:p>Crowd_Cheering_Exterior_Big_Surge_Rose_Bowl_Stadium_Applause__5.1_Lcrlsrslf.ogg</text:p>
          </table:table-cell>
          <table:table-cell office:value-type="string">
            <text:p>modules/gAudioBundle-4/src/Surround At The Show 1 51 2/Crowd_Cheering_Exterior_Big_Surge_Rose_Bowl_Stadium_Applause__5.1_Lcrlsrslf.ogg</text:p>
          </table:table-cell>
        </table:table-row>
        <table:table-row table:style-name="ro1">
          <table:table-cell office:value-type="string">
            <text:p>Crowd_Cheering_Exterior_Close_Cheers_Encore_Call_Rose_Bowl_Stadium_Applause__5.1_Lcrlsrslf.ogg</text:p>
          </table:table-cell>
          <table:table-cell office:value-type="string">
            <text:p>modules/gAudioBundle-4/src/Surround At The Show 1 51 2/Crowd_Cheering_Exterior_Close_Cheers_Encore_Call_Rose_Bowl_Stadium_Applause__5.1_Lcrlsrslf.ogg</text:p>
          </table:table-cell>
        </table:table-row>
        <table:table-row table:style-name="ro1">
          <table:table-cell office:value-type="string">
            <text:p>Crowd_Cheering_Interior_Short_Swell_2_The_Forum_Stadium_Applause__Stereo.ogg</text:p>
          </table:table-cell>
          <table:table-cell office:value-type="string">
            <text:p>modules/gAudioBundle-4/src/Surround At The Show 1 51 2/Crowd_Cheering_Interior_Short_Swell_2_The_Forum_Stadium_Applause__Stereo.ogg</text:p>
          </table:table-cell>
        </table:table-row>
        <table:table-row table:style-name="ro1">
          <table:table-cell office:value-type="string">
            <text:p>Crowd_Cheering_Exterior_Political_Rally_Large_Medium_Surge_1__5.1_Lcrlsrslf.ogg</text:p>
          </table:table-cell>
          <table:table-cell office:value-type="string">
            <text:p>modules/gAudioBundle-4/src/Surround At The Show 2 51 Stereo/Crowd_Cheering_Exterior_Political_Rally_Large_Medium_Surge_1__5.1_Lcrlsrslf.ogg</text:p>
          </table:table-cell>
        </table:table-row>
        <table:table-row table:style-name="ro1">
          <table:table-cell office:value-type="string">
            <text:p>Crowd_Cheering_Interior_Female_Crowd_Short_Swell_24_Staples_Arena_Los_Angeles__5.1_Lcrlsrslf.ogg</text:p>
          </table:table-cell>
          <table:table-cell office:value-type="string">
            <text:p>modules/gAudioBundle-4/src/Surround At The Show 2 51 Stereo/Crowd_Cheering_Interior_Female_Crowd_Short_Swell_24_Staples_Arena_Los_Angeles__5.1_Lcrlsrslf.ogg</text:p>
          </table:table-cell>
        </table:table-row>
        <table:table-row table:style-name="ro1">
          <table:table-cell office:value-type="string">
            <text:p>Crowd_Laughter_Interior_Traveling_Circus_Tent_Small_Stereo.ogg</text:p>
          </table:table-cell>
          <table:table-cell office:value-type="string">
            <text:p>modules/gAudioBundle-4/src/Surround At The Show 2 51 Stereo/Crowd_Laughter_Interior_Traveling_Circus_Tent_Small_Stereo.ogg</text:p>
          </table:table-cell>
        </table:table-row>
        <table:table-row table:style-name="ro1">
          <table:table-cell office:value-type="string">
            <text:p>Crowd_Exterior_Cafe_Restaurant_Light_Birds_Crow__5.1_Lcrlsrslf.ogg</text:p>
          </table:table-cell>
          <table:table-cell office:value-type="string">
            <text:p>modules/gAudioBundle-4/src/Surround In A Crowd 51/Crowd_Exterior_Cafe_Restaurant_Light_Birds_Crow__5.1_Lcrlsrslf.ogg</text:p>
          </table:table-cell>
        </table:table-row>
        <table:table-row table:style-name="ro1">
          <table:table-cell office:value-type="string">
            <text:p>Crowd_Interior_Hall_Museum_Footsteps_Children_Reverberant__5.1_Lcrlsrslf.ogg</text:p>
          </table:table-cell>
          <table:table-cell office:value-type="string">
            <text:p>modules/gAudioBundle-4/src/Surround In A Crowd 51/Crowd_Interior_Hall_Museum_Footsteps_Children_Reverberant__5.1_Lcrlsrslf.ogg</text:p>
          </table:table-cell>
        </table:table-row>
        <table:table-row table:style-name="ro1">
          <table:table-cell office:value-type="string">
            <text:p>Crowd_Interior_Shopping_Mall_Food_Court_Restaurant_Children_Kitchen_Sounds__5.1_Lcrlsrslf.ogg</text:p>
          </table:table-cell>
          <table:table-cell office:value-type="string">
            <text:p>modules/gAudioBundle-4/src/Surround In A Crowd 51/Crowd_Interior_Shopping_Mall_Food_Court_Restaurant_Children_Kitchen_Sounds__5.1_Lcrlsrslf.ogg</text:p>
          </table:table-cell>
        </table:table-row>
        <table:table-row table:style-name="ro1">
          <table:table-cell office:value-type="string">
            <text:p>Auto_Interior_On_Busy_Freeway_Driving_Fast_Windows_Open_Car_Bys_Fast_-5.1_Lcrlsrslf.ogg</text:p>
          </table:table-cell>
          <table:table-cell office:value-type="string">
            <text:p>modules/gAudioBundle-4/src/Surround In The City 51/Auto_Interior_On_Busy_Freeway_Driving_Fast_Windows_Open_Car_Bys_Fast_-5.1_Lcrlsrslf.ogg</text:p>
          </table:table-cell>
        </table:table-row>
        <table:table-row table:style-name="ro1">
          <table:table-cell office:value-type="string">
            <text:p>Traffic_City_Street_1_From_Center_Median_Many_Trucks_-5.1_Lcrlsrslf.ogg</text:p>
          </table:table-cell>
          <table:table-cell office:value-type="string">
            <text:p>modules/gAudioBundle-4/src/Surround In The City 51/Traffic_City_Street_1_From_Center_Median_Many_Trucks_-5.1_Lcrlsrslf.ogg</text:p>
          </table:table-cell>
        </table:table-row>
        <table:table-row table:style-name="ro1">
          <table:table-cell office:value-type="string">
            <text:p>Traffic_Tunnel_Under_Freeway_-5.1_Lcrlsrslf.ogg</text:p>
          </table:table-cell>
          <table:table-cell office:value-type="string">
            <text:p>modules/gAudioBundle-4/src/Surround In The City 51/Traffic_Tunnel_Under_Freeway_-5.1_Lcrlsrslf.ogg</text:p>
          </table:table-cell>
        </table:table-row>
        <table:table-row table:style-name="ro1">
          <table:table-cell office:value-type="string">
            <text:p>City_Night_Evening_Ambience_Cicada_Single_Distant_Traffic-5.1_Lcrlsrslf.ogg</text:p>
          </table:table-cell>
          <table:table-cell office:value-type="string">
            <text:p>modules/gAudioBundle-4/src/Surround In The Night 51 Stereo/City_Night_Evening_Ambience_Cicada_Single_Distant_Traffic-5.1_Lcrlsrslf.ogg</text:p>
          </table:table-cell>
        </table:table-row>
        <table:table-row table:style-name="ro1">
          <table:table-cell office:value-type="string">
            <text:p>City_Night_Evening_Ambience_Quieter_Cicadas_Distant_Traffic-5.1_Lcrlsrslf.ogg</text:p>
          </table:table-cell>
          <table:table-cell office:value-type="string">
            <text:p>modules/gAudioBundle-4/src/Surround In The Night 51 Stereo/City_Night_Evening_Ambience_Quieter_Cicadas_Distant_Traffic-5.1_Lcrlsrslf.ogg</text:p>
          </table:table-cell>
        </table:table-row>
        <table:table-row table:style-name="ro1">
          <table:table-cell office:value-type="string">
            <text:p>City_Night_Evening_Ambience_Single_Cricket_Cicadas_Distant_Traffic_-Stereo.ogg</text:p>
          </table:table-cell>
          <table:table-cell office:value-type="string">
            <text:p>modules/gAudioBundle-4/src/Surround In The Night 51 Stereo/City_Night_Evening_Ambience_Single_Cricket_Cicadas_Distant_Traffic_-Stereo.ogg</text:p>
          </table:table-cell>
        </table:table-row>
        <table:table-row table:style-name="ro1">
          <table:table-cell office:value-type="string">
            <text:p>Park_Residential_Birds_Children_Playing_Wind_5.1_Lcrlsrslf.ogg</text:p>
          </table:table-cell>
          <table:table-cell office:value-type="string">
            <text:p>modules/gAudioBundle-4/src/Surround In The Park 51 Stereo/Park_Residential_Birds_Children_Playing_Wind_5.1_Lcrlsrslf.ogg</text:p>
          </table:table-cell>
        </table:table-row>
        <table:table-row table:style-name="ro1">
          <table:table-cell office:value-type="string">
            <text:p>Park_Residential_Birds_Light_Voices_Distant_Tennis_Court_5.1_Lcrlsrslf.ogg</text:p>
          </table:table-cell>
          <table:table-cell office:value-type="string">
            <text:p>modules/gAudioBundle-4/src/Surround In The Park 51 Stereo/Park_Residential_Birds_Light_Voices_Distant_Tennis_Court_5.1_Lcrlsrslf.ogg</text:p>
          </table:table-cell>
        </table:table-row>
        <table:table-row table:style-name="ro1">
          <table:table-cell office:value-type="string">
            <text:p>Park_Residential_Birds_Wind_Crows__Stereo.ogg</text:p>
          </table:table-cell>
          <table:table-cell office:value-type="string">
            <text:p>modules/gAudioBundle-4/src/Surround In The Park 51 Stereo/Park_Residential_Birds_Wind_Crows__Stereo.ogg</text:p>
          </table:table-cell>
        </table:table-row>
        <table:table-row table:style-name="ro1">
          <table:table-cell office:value-type="string">
            <text:p>Rain_On_Auto_Interior_Parked_Window_Closed_2_5.1_Lcrlsrslfe.ogg</text:p>
          </table:table-cell>
          <table:table-cell office:value-type="string">
            <text:p>modules/gAudioBundle-4/src/Surround The Rain 51 Stereo/Rain_On_Auto_Interior_Parked_Window_Closed_2_5.1_Lcrlsrslfe.ogg</text:p>
          </table:table-cell>
        </table:table-row>
        <table:table-row table:style-name="ro1">
          <table:table-cell office:value-type="string">
            <text:p>Rain_On_Concrete_Distant_Traffic_Alley_1_Stereo.ogg</text:p>
          </table:table-cell>
          <table:table-cell office:value-type="string">
            <text:p>modules/gAudioBundle-4/src/Surround The Rain 51 Stereo/Rain_On_Concrete_Distant_Traffic_Alley_1_Stereo.ogg</text:p>
          </table:table-cell>
        </table:table-row>
        <table:table-row table:style-name="ro1">
          <table:table-cell office:value-type="string">
            <text:p>Rain_On_Concrete_Drips_On_Metal_5.1_Lcrlsrslfe.ogg</text:p>
          </table:table-cell>
          <table:table-cell office:value-type="string">
            <text:p>modules/gAudioBundle-4/src/Surround The Rain 51 Stereo/Rain_On_Concrete_Drips_On_Metal_5.1_Lcrlsrslfe.ogg</text:p>
          </table:table-cell>
        </table:table-row>
        <table:table-row table:style-name="ro1">
          <table:table-cell office:value-type="string">
            <text:p>Suzuki_Gsx_T16_Foley_Ignition_Mkh8060.ogg</text:p>
          </table:table-cell>
          <table:table-cell office:value-type="string">
            <text:p>modules/gAudioBundle-4/src/Suzuki Gsx R1000/Suzuki_Gsx_T16_Foley_Ignition_Mkh8060.ogg</text:p>
          </table:table-cell>
        </table:table-row>
        <table:table-row table:style-name="ro1">
          <table:table-cell office:value-type="string">
            <text:p>Suzuki_Gsx_T1_Ext_Slow_Approach_Stop_Away_Mkh8060.ogg</text:p>
          </table:table-cell>
          <table:table-cell office:value-type="string">
            <text:p>modules/gAudioBundle-4/src/Suzuki Gsx R1000/Suzuki_Gsx_T1_Ext_Slow_Approach_Stop_Away_Mkh8060.ogg</text:p>
          </table:table-cell>
        </table:table-row>
        <table:table-row table:style-name="ro1">
          <table:table-cell office:value-type="string">
            <text:p>Suzuki_Gsx_T6_Onbrd_Driving_Medium_Steady_Rpms_Gearbox_Gefell.ogg</text:p>
          </table:table-cell>
          <table:table-cell office:value-type="string">
            <text:p>modules/gAudioBundle-4/src/Suzuki Gsx R1000/Suzuki_Gsx_T6_Onbrd_Driving_Medium_Steady_Rpms_Gearbox_Gefell.ogg</text:p>
          </table:table-cell>
        </table:table-row>
        <table:table-row table:style-name="ro1">
          <table:table-cell office:value-type="string">
            <text:p>Digital_Scream_Plugged_In_Variations_02.ogg</text:p>
          </table:table-cell>
          <table:table-cell office:value-type="string">
            <text:p>modules/gAudioBundle-4/src/Swap_Digital Screams/Digital_Scream_Plugged_In_Variations_02.ogg</text:p>
          </table:table-cell>
        </table:table-row>
        <table:table-row table:style-name="ro1">
          <table:table-cell office:value-type="string">
            <text:p>Digital_Scream_Power_On_Variations_02.ogg</text:p>
          </table:table-cell>
          <table:table-cell office:value-type="string">
            <text:p>modules/gAudioBundle-4/src/Swap_Digital Screams/Digital_Scream_Power_On_Variations_02.ogg</text:p>
          </table:table-cell>
        </table:table-row>
        <table:table-row table:style-name="ro1">
          <table:table-cell office:value-type="string">
            <text:p>Pm_Sa_Cinematic_Impact_101.ogg</text:p>
          </table:table-cell>
          <table:table-cell office:value-type="string">
            <text:p>modules/gAudioBundle-4/src/Synthassault/Pm_Sa_Cinematic_Impact_101.ogg</text:p>
          </table:table-cell>
        </table:table-row>
        <table:table-row table:style-name="ro1">
          <table:table-cell office:value-type="string">
            <text:p>Pm_Sa_Designed_58_Vacum.ogg</text:p>
          </table:table-cell>
          <table:table-cell office:value-type="string">
            <text:p>modules/gAudioBundle-4/src/Synthassault/Pm_Sa_Designed_58_Vacum.ogg</text:p>
          </table:table-cell>
        </table:table-row>
        <table:table-row table:style-name="ro1">
          <table:table-cell office:value-type="string">
            <text:p>Pm_Sa_Warped_1.ogg</text:p>
          </table:table-cell>
          <table:table-cell office:value-type="string">
            <text:p>modules/gAudioBundle-4/src/Synthassault/Pm_Sa_Warped_1.ogg</text:p>
          </table:table-cell>
        </table:table-row>
        <table:table-row table:style-name="ro1">
          <table:table-cell office:value-type="string">
            <text:p>Sfxw002_Bass_And_Steam_C3.ogg</text:p>
          </table:table-cell>
          <table:table-cell office:value-type="string">
            <text:p>modules/gAudioBundle-4/src/Synthesized Moods/Sfxw002_Bass_And_Steam_C3.ogg</text:p>
          </table:table-cell>
        </table:table-row>
        <table:table-row table:style-name="ro1">
          <table:table-cell office:value-type="string">
            <text:p>Sfxw002_Crowd_Interference_C3.ogg</text:p>
          </table:table-cell>
          <table:table-cell office:value-type="string">
            <text:p>modules/gAudioBundle-4/src/Synthesized Moods/Sfxw002_Crowd_Interference_C3.ogg</text:p>
          </table:table-cell>
        </table:table-row>
        <table:table-row table:style-name="ro1">
          <table:table-cell office:value-type="string">
            <text:p>Synthetic-Liquid-Long-Texture-016.ogg</text:p>
          </table:table-cell>
          <table:table-cell office:value-type="string">
            <text:p>modules/gAudioBundle-4/src/Synthetic Liquid Textures/Synthetic-Liquid-Long-Texture-016.ogg</text:p>
          </table:table-cell>
        </table:table-row>
        <table:table-row table:style-name="ro1">
          <table:table-cell office:value-type="string">
            <text:p>Synthetic-Liquid-Short-Texture-047.ogg</text:p>
          </table:table-cell>
          <table:table-cell office:value-type="string">
            <text:p>modules/gAudioBundle-4/src/Synthetic Liquid Textures/Synthetic-Liquid-Short-Texture-047.ogg</text:p>
          </table:table-cell>
        </table:table-row>
        <table:table-row table:style-name="ro1">
          <table:table-cell office:value-type="string">
            <text:p>Synthetic-Liquid-Short-Texture-057.ogg</text:p>
          </table:table-cell>
          <table:table-cell office:value-type="string">
            <text:p>modules/gAudioBundle-4/src/Synthetic Liquid Textures/Synthetic-Liquid-Short-Texture-057.ogg</text:p>
          </table:table-cell>
        </table:table-row>
        <table:table-row table:style-name="ro1">
          <table:table-cell office:value-type="string">
            <text:p>Synthetic-Liquid-Short-Texture-073.ogg</text:p>
          </table:table-cell>
          <table:table-cell office:value-type="string">
            <text:p>modules/gAudioBundle-4/src/Synthetic Liquid Textures/Synthetic-Liquid-Short-Texture-073.ogg</text:p>
          </table:table-cell>
        </table:table-row>
        <table:table-row table:style-name="ro1">
          <table:table-cell office:value-type="string">
            <text:p>T-34_Foley_Cannon_Height_Adjustment.ogg</text:p>
          </table:table-cell>
          <table:table-cell office:value-type="string">
            <text:p>modules/gAudioBundle-4/src/T 34 85 Russian World War Ii Tank/T-34_Foley_Cannon_Height_Adjustment.ogg</text:p>
          </table:table-cell>
        </table:table-row>
        <table:table-row table:style-name="ro1">
          <table:table-cell office:value-type="string">
            <text:p>T-34_T2_Onboard_Startup_Driving_Idle_Int.ogg</text:p>
          </table:table-cell>
          <table:table-cell office:value-type="string">
            <text:p>modules/gAudioBundle-4/src/T 34 85 Russian World War Ii Tank/T-34_T2_Onboard_Startup_Driving_Idle_Int.ogg</text:p>
          </table:table-cell>
        </table:table-row>
        <table:table-row table:style-name="ro1">
          <table:table-cell office:value-type="string">
            <text:p>T-34_T3_Ext_Low_Speed_Away_Stopping_Reversing_Passby_Approaching_Stopping_Main_2.ogg</text:p>
          </table:table-cell>
          <table:table-cell office:value-type="string">
            <text:p>modules/gAudioBundle-4/src/T 34 85 Russian World War Ii Tank/T-34_T3_Ext_Low_Speed_Away_Stopping_Reversing_Passby_Approaching_Stopping_Main_2.ogg</text:p>
          </table:table-cell>
        </table:table-row>
        <table:table-row table:style-name="ro1">
          <table:table-cell office:value-type="string">
            <text:p>Taj-Jas_Gripen_Repeated_Flyover_[Xy_Stereo]-005.ogg</text:p>
          </table:table-cell>
          <table:table-cell office:value-type="string">
            <text:p>modules/gAudioBundle-4/src/Tanks And Jet/Taj-Jas_Gripen_Repeated_Flyover_[Xy_Stereo]-005.ogg</text:p>
          </table:table-cell>
        </table:table-row>
        <table:table-row table:style-name="ro1">
          <table:table-cell office:value-type="string">
            <text:p>Taj-Tank_Battle_Cannon_Fire_[Xy_Stereo]-001.ogg</text:p>
          </table:table-cell>
          <table:table-cell office:value-type="string">
            <text:p>modules/gAudioBundle-4/src/Tanks And Jet/Taj-Tank_Battle_Cannon_Fire_[Xy_Stereo]-001.ogg</text:p>
          </table:table-cell>
        </table:table-row>
        <table:table-row table:style-name="ro1">
          <table:table-cell office:value-type="string">
            <text:p>Taj-Tank_Battle_Machine_Guns_7.62_and_50_Cal_Walkie_Talkie_Chatter_[Xy_Stereo].ogg</text:p>
          </table:table-cell>
          <table:table-cell office:value-type="string">
            <text:p>modules/gAudioBundle-4/src/Tanks And Jet/Taj-Tank_Battle_Machine_Guns_7.62_and_50_Cal_Walkie_Talkie_Chatter_[Xy_Stereo].ogg</text:p>
          </table:table-cell>
        </table:table-row>
        <table:table-row table:style-name="ro1">
          <table:table-cell office:value-type="string">
            <text:p>Taj-Tank_Driving_And_Stopping_Revving_Close_To_Far_[Ms_Stereo].ogg</text:p>
          </table:table-cell>
          <table:table-cell office:value-type="string">
            <text:p>modules/gAudioBundle-4/src/Tanks And Jet/Taj-Tank_Driving_And_Stopping_Revving_Close_To_Far_[Ms_Stereo].ogg</text:p>
          </table:table-cell>
        </table:table-row>
        <table:table-row table:style-name="ro1">
          <table:table-cell office:value-type="string">
            <text:p>Alarm_Clock_Electric_Beeping.ogg</text:p>
          </table:table-cell>
          <table:table-cell office:value-type="string">
            <text:p>modules/gAudioBundle-4/src/Tech Toys Electronics Pack 1/Alarm_Clock_Electric_Beeping.ogg</text:p>
          </table:table-cell>
        </table:table-row>
        <table:table-row table:style-name="ro1">
          <table:table-cell office:value-type="string">
            <text:p>Cell_Phone_Vibrate_Alert_Normal.ogg</text:p>
          </table:table-cell>
          <table:table-cell office:value-type="string">
            <text:p>modules/gAudioBundle-4/src/Tech Toys Electronics Pack 1/Cell_Phone_Vibrate_Alert_Normal.ogg</text:p>
          </table:table-cell>
        </table:table-row>
        <table:table-row table:style-name="ro1">
          <table:table-cell office:value-type="string">
            <text:p>Telephone_Speakerphone_Dial.ogg</text:p>
          </table:table-cell>
          <table:table-cell office:value-type="string">
            <text:p>modules/gAudioBundle-4/src/Tech Toys Electronics Pack 1/Telephone_Speakerphone_Dial.ogg</text:p>
          </table:table-cell>
        </table:table-row>
        <table:table-row table:style-name="ro1">
          <table:table-cell office:value-type="string">
            <text:p>Ball_Hit_Net.ogg</text:p>
          </table:table-cell>
          <table:table-cell office:value-type="string">
            <text:p>modules/gAudioBundle-4/src/Tennis Balls And Ambience/Ball_Hit_Net.ogg</text:p>
          </table:table-cell>
        </table:table-row>
        <table:table-row table:style-name="ro1">
          <table:table-cell office:value-type="string">
            <text:p>Overhand_Serve.ogg</text:p>
          </table:table-cell>
          <table:table-cell office:value-type="string">
            <text:p>modules/gAudioBundle-4/src/Tennis Balls And Ambience/Overhand_Serve.ogg</text:p>
          </table:table-cell>
        </table:table-row>
        <table:table-row table:style-name="ro1">
          <table:table-cell office:value-type="string">
            <text:p>Six_Rally_Shots.ogg</text:p>
          </table:table-cell>
          <table:table-cell office:value-type="string">
            <text:p>modules/gAudioBundle-4/src/Tennis Balls And Ambience/Six_Rally_Shots.ogg</text:p>
          </table:table-cell>
        </table:table-row>
        <table:table-row table:style-name="ro1">
          <table:table-cell office:value-type="string">
            <text:p>Take_Your_Sits_Vox.ogg</text:p>
          </table:table-cell>
          <table:table-cell office:value-type="string">
            <text:p>modules/gAudioBundle-4/src/Tennis Balls And Ambience/Take_Your_Sits_Vox.ogg</text:p>
          </table:table-cell>
        </table:table-row>
        <table:table-row table:style-name="ro1">
          <table:table-cell office:value-type="string">
            <text:p>Tension_Future_War__2_Ambience_Desolate_Dispairing_And_Inevitable.ogg</text:p>
          </table:table-cell>
          <table:table-cell office:value-type="string">
            <text:p>modules/gAudioBundle-4/src/Tension/Tension_Future_War__2_Ambience_Desolate_Dispairing_And_Inevitable.ogg</text:p>
          </table:table-cell>
        </table:table-row>
        <table:table-row table:style-name="ro1">
          <table:table-cell office:value-type="string">
            <text:p>Tension_Low_Oscillating_Distortion_3.ogg</text:p>
          </table:table-cell>
          <table:table-cell office:value-type="string">
            <text:p>modules/gAudioBundle-4/src/Tension/Tension_Low_Oscillating_Distortion_3.ogg</text:p>
          </table:table-cell>
        </table:table-row>
        <table:table-row table:style-name="ro1">
          <table:table-cell office:value-type="string">
            <text:p>Tension_Sizzle_Drips_1.ogg</text:p>
          </table:table-cell>
          <table:table-cell office:value-type="string">
            <text:p>modules/gAudioBundle-4/src/Tension/Tension_Sizzle_Drips_1.ogg</text:p>
          </table:table-cell>
        </table:table-row>
        <table:table-row table:style-name="ro1">
          <table:table-cell office:value-type="string">
            <text:p>Tension_Warbley_Burning_Tone_1.ogg</text:p>
          </table:table-cell>
          <table:table-cell office:value-type="string">
            <text:p>modules/gAudioBundle-4/src/Tension/Tension_Warbley_Burning_Tone_1.ogg</text:p>
          </table:table-cell>
        </table:table-row>
        <table:table-row table:style-name="ro1">
          <table:table-cell office:value-type="string">
            <text:p>Ai_4c.ogg</text:p>
          </table:table-cell>
          <table:table-cell office:value-type="string">
            <text:p>modules/gAudioBundle-4/src/Text And Dialogue Sfx Pack/Ai_4c.ogg</text:p>
          </table:table-cell>
        </table:table-row>
        <table:table-row table:style-name="ro1">
          <table:table-cell office:value-type="string">
            <text:p>Chai_2b.ogg</text:p>
          </table:table-cell>
          <table:table-cell office:value-type="string">
            <text:p>modules/gAudioBundle-4/src/Text And Dialogue Sfx Pack/Chai_2b.ogg</text:p>
          </table:table-cell>
        </table:table-row>
        <table:table-row table:style-name="ro1">
          <table:table-cell office:value-type="string">
            <text:p>Whisper_4c.ogg</text:p>
          </table:table-cell>
          <table:table-cell office:value-type="string">
            <text:p>modules/gAudioBundle-4/src/Text And Dialogue Sfx Pack/Whisper_4c.ogg</text:p>
          </table:table-cell>
        </table:table-row>
        <table:table-row table:style-name="ro1">
          <table:table-cell office:value-type="string">
            <text:p>Zappy_3b.ogg</text:p>
          </table:table-cell>
          <table:table-cell office:value-type="string">
            <text:p>modules/gAudioBundle-4/src/Text And Dialogue Sfx Pack/Zappy_3b.ogg</text:p>
          </table:table-cell>
        </table:table-row>
        <table:table-row table:style-name="ro1">
          <table:table-cell office:value-type="string">
            <text:p>Duck.ogg</text:p>
          </table:table-cell>
          <table:table-cell office:value-type="string">
            <text:p>modules/gAudioBundle-4/src/Textrobot/Duck.ogg</text:p>
          </table:table-cell>
        </table:table-row>
        <table:table-row table:style-name="ro1">
          <table:table-cell office:value-type="string">
            <text:p>Mouse_Press_And_Release.ogg</text:p>
          </table:table-cell>
          <table:table-cell office:value-type="string">
            <text:p>modules/gAudioBundle-4/src/Textrobot/Mouse_Press_And_Release.ogg</text:p>
          </table:table-cell>
        </table:table-row>
        <table:table-row table:style-name="ro1">
          <table:table-cell office:value-type="string">
            <text:p>Radar.ogg</text:p>
          </table:table-cell>
          <table:table-cell office:value-type="string">
            <text:p>modules/gAudioBundle-4/src/Textrobot/Radar.ogg</text:p>
          </table:table-cell>
        </table:table-row>
        <table:table-row table:style-name="ro1">
          <table:table-cell office:value-type="string">
            <text:p>Typewriter_02.ogg</text:p>
          </table:table-cell>
          <table:table-cell office:value-type="string">
            <text:p>modules/gAudioBundle-4/src/Textrobot/Typewriter_02.ogg</text:p>
          </table:table-cell>
        </table:table-row>
        <table:table-row table:style-name="ro1">
          <table:table-cell office:value-type="string">
            <text:p>City_Park_Of_Temple_Birds_And_Light_Traffic_Away_120401_03.ogg</text:p>
          </table:table-cell>
          <table:table-cell office:value-type="string">
            <text:p>modules/gAudioBundle-4/src/Thailand Sound Library By Faunethic/City_Park_Of_Temple_Birds_And_Light_Traffic_Away_120401_03.ogg</text:p>
          </table:table-cell>
        </table:table-row>
        <table:table-row table:style-name="ro1">
          <table:table-cell office:value-type="string">
            <text:p>Forest_Cicadas_Insects_And_Birds_At_Night_120113_01.ogg</text:p>
          </table:table-cell>
          <table:table-cell office:value-type="string">
            <text:p>modules/gAudioBundle-4/src/Thailand Sound Library By Faunethic/Forest_Cicadas_Insects_And_Birds_At_Night_120113_01.ogg</text:p>
          </table:table-cell>
        </table:table-row>
        <table:table-row table:style-name="ro1">
          <table:table-cell office:value-type="string">
            <text:p>Jungle_Quiet_Insects_And_Birds_Wide_120407_11.ogg</text:p>
          </table:table-cell>
          <table:table-cell office:value-type="string">
            <text:p>modules/gAudioBundle-4/src/Thailand Sound Library By Faunethic/Jungle_Quiet_Insects_And_Birds_Wide_120407_11.ogg</text:p>
          </table:table-cell>
        </table:table-row>
        <table:table-row table:style-name="ro1">
          <table:table-cell office:value-type="string">
            <text:p>Rain_In_Forest_The_Day_120118_13.ogg</text:p>
          </table:table-cell>
          <table:table-cell office:value-type="string">
            <text:p>modules/gAudioBundle-4/src/Thailand Sound Library By Faunethic/Rain_In_Forest_The_Day_120118_13.ogg</text:p>
          </table:table-cell>
        </table:table-row>
        <table:table-row table:style-name="ro1">
          <table:table-cell office:value-type="string">
            <text:p>Drain_Suction_03.ogg</text:p>
          </table:table-cell>
          <table:table-cell office:value-type="string">
            <text:p>modules/gAudioBundle-4/src/This Library Sucks/Drain_Suction_03.ogg</text:p>
          </table:table-cell>
        </table:table-row>
        <table:table-row table:style-name="ro1">
          <table:table-cell office:value-type="string">
            <text:p>Dynamic_Through_Draft_Loop.ogg</text:p>
          </table:table-cell>
          <table:table-cell office:value-type="string">
            <text:p>modules/gAudioBundle-4/src/This Library Sucks/Dynamic_Through_Draft_Loop.ogg</text:p>
          </table:table-cell>
        </table:table-row>
        <table:table-row table:style-name="ro1">
          <table:table-cell office:value-type="string">
            <text:p>Dynamic_Vacuum_Suction_01_Loop.ogg</text:p>
          </table:table-cell>
          <table:table-cell office:value-type="string">
            <text:p>modules/gAudioBundle-4/src/This Library Sucks/Dynamic_Vacuum_Suction_01_Loop.ogg</text:p>
          </table:table-cell>
        </table:table-row>
        <table:table-row table:style-name="ro1">
          <table:table-cell office:value-type="string">
            <text:p>Hose_Upward_Suction_02.ogg</text:p>
          </table:table-cell>
          <table:table-cell office:value-type="string">
            <text:p>modules/gAudioBundle-4/src/This Library Sucks/Hose_Upward_Suction_02.ogg</text:p>
          </table:table-cell>
        </table:table-row>
        <table:table-row table:style-name="ro1">
          <table:table-cell office:value-type="string">
            <text:p>Tiger_Ii_T12_Onbrd_Start_Drive_Gearshifts_Stop_Off_Engine_Re20.ogg</text:p>
          </table:table-cell>
          <table:table-cell office:value-type="string">
            <text:p>modules/gAudioBundle-4/src/Tiger Ii/Tiger_Ii_T12_Onbrd_Start_Drive_Gearshifts_Stop_Off_Engine_Re20.ogg</text:p>
          </table:table-cell>
        </table:table-row>
        <table:table-row table:style-name="ro1">
          <table:table-cell office:value-type="string">
            <text:p>Tiger_Ii_T29_Var_Sfx_Hatch_Close_Slam_And_Open_Tracking_Mkh60.ogg</text:p>
          </table:table-cell>
          <table:table-cell office:value-type="string">
            <text:p>modules/gAudioBundle-4/src/Tiger Ii/Tiger_Ii_T29_Var_Sfx_Hatch_Close_Slam_And_Open_Tracking_Mkh60.ogg</text:p>
          </table:table-cell>
        </table:table-row>
        <table:table-row table:style-name="ro1">
          <table:table-cell office:value-type="string">
            <text:p>Tiger_Ii_T2_Ext_Slow_By_Stop_Point_Exhaust_Css5.ogg</text:p>
          </table:table-cell>
          <table:table-cell office:value-type="string">
            <text:p>modules/gAudioBundle-4/src/Tiger Ii/Tiger_Ii_T2_Ext_Slow_By_Stop_Point_Exhaust_Css5.ogg</text:p>
          </table:table-cell>
        </table:table-row>
        <table:table-row table:style-name="ro1">
          <table:table-cell office:value-type="string">
            <text:p>Measuring-Tape_06.ogg</text:p>
          </table:table-cell>
          <table:table-cell office:value-type="string">
            <text:p>modules/gAudioBundle-4/src/Tiny Transitions/Measuring-Tape_06.ogg</text:p>
          </table:table-cell>
        </table:table-row>
        <table:table-row table:style-name="ro1">
          <table:table-cell office:value-type="string">
            <text:p>Scrape_Cloth_10.ogg</text:p>
          </table:table-cell>
          <table:table-cell office:value-type="string">
            <text:p>modules/gAudioBundle-4/src/Tiny Transitions/Scrape_Cloth_10.ogg</text:p>
          </table:table-cell>
        </table:table-row>
        <table:table-row table:style-name="ro1">
          <table:table-cell office:value-type="string">
            <text:p>Tiny-Transitions-2_013.ogg</text:p>
          </table:table-cell>
          <table:table-cell office:value-type="string">
            <text:p>modules/gAudioBundle-4/src/Tiny Transitions/Tiny-Transitions-2_013.ogg</text:p>
          </table:table-cell>
        </table:table-row>
        <table:table-row table:style-name="ro1">
          <table:table-cell office:value-type="string">
            <text:p>Tiny-Transitions-2_281.ogg</text:p>
          </table:table-cell>
          <table:table-cell office:value-type="string">
            <text:p>modules/gAudioBundle-4/src/Tiny Transitions/Tiny-Transitions-2_281.ogg</text:p>
          </table:table-cell>
        </table:table-row>
        <table:table-row table:style-name="ro1">
          <table:table-cell office:value-type="string">
            <text:p>Tiny_Transition_010.ogg</text:p>
          </table:table-cell>
          <table:table-cell office:value-type="string">
            <text:p>modules/gAudioBundle-4/src/Tiny Transitions/Tiny_Transition_010.ogg</text:p>
          </table:table-cell>
        </table:table-row>
        <table:table-row table:style-name="ro1">
          <table:table-cell office:value-type="string">
            <text:p>Tiny_Transition_066.ogg</text:p>
          </table:table-cell>
          <table:table-cell office:value-type="string">
            <text:p>modules/gAudioBundle-4/src/Tiny Transitions/Tiny_Transition_066.ogg</text:p>
          </table:table-cell>
        </table:table-row>
        <table:table-row table:style-name="ro1">
          <table:table-cell office:value-type="string">
            <text:p>Whoosh_Source_Metalsqueak_01.ogg</text:p>
          </table:table-cell>
          <table:table-cell office:value-type="string">
            <text:p>modules/gAudioBundle-4/src/Tiny Transitions/Whoosh_Source_Metalsqueak_01.ogg</text:p>
          </table:table-cell>
        </table:table-row>
        <table:table-row table:style-name="ro1">
          <table:table-cell office:value-type="string">
            <text:p>Whoosh_Source_Rope_03.ogg</text:p>
          </table:table-cell>
          <table:table-cell office:value-type="string">
            <text:p>modules/gAudioBundle-4/src/Tiny Transitions/Whoosh_Source_Rope_03.ogg</text:p>
          </table:table-cell>
        </table:table-row>
        <table:table-row table:style-name="ro1">
          <table:table-cell office:value-type="string">
            <text:p>Impact-003.ogg</text:p>
          </table:table-cell>
          <table:table-cell office:value-type="string">
            <text:p>modules/gAudioBundle-4/src/Titanium Cinematic Trailer Samples/Impact-003.ogg</text:p>
          </table:table-cell>
        </table:table-row>
        <table:table-row table:style-name="ro1">
          <table:table-cell office:value-type="string">
            <text:p>Impact-016.ogg</text:p>
          </table:table-cell>
          <table:table-cell office:value-type="string">
            <text:p>modules/gAudioBundle-4/src/Titanium Cinematic Trailer Samples/Impact-016.ogg</text:p>
          </table:table-cell>
        </table:table-row>
        <table:table-row table:style-name="ro1">
          <table:table-cell office:value-type="string">
            <text:p>Rise-001.ogg</text:p>
          </table:table-cell>
          <table:table-cell office:value-type="string">
            <text:p>modules/gAudioBundle-4/src/Titanium Cinematic Trailer Samples/Rise-001.ogg</text:p>
          </table:table-cell>
        </table:table-row>
        <table:table-row table:style-name="ro1">
          <table:table-cell office:value-type="string">
            <text:p>Sequence-001.ogg</text:p>
          </table:table-cell>
          <table:table-cell office:value-type="string">
            <text:p>modules/gAudioBundle-4/src/Titanium Cinematic Trailer Samples/Sequence-001.ogg</text:p>
          </table:table-cell>
        </table:table-row>
        <table:table-row table:style-name="ro1">
          <table:table-cell office:value-type="string">
            <text:p>Toiletflush_Airplane_Close_Inflight_2.ogg</text:p>
          </table:table-cell>
          <table:table-cell office:value-type="string">
            <text:p>modules/gAudioBundle-4/src/Toilet Flush/Toiletflush_Airplane_Close_Inflight_2.ogg</text:p>
          </table:table-cell>
        </table:table-row>
        <table:table-row table:style-name="ro1">
          <table:table-cell office:value-type="string">
            <text:p>Toiletflush_American7_Distant_Lidup_2.ogg</text:p>
          </table:table-cell>
          <table:table-cell office:value-type="string">
            <text:p>modules/gAudioBundle-4/src/Toilet Flush/Toiletflush_American7_Distant_Lidup_2.ogg</text:p>
          </table:table-cell>
        </table:table-row>
        <table:table-row table:style-name="ro1">
          <table:table-cell office:value-type="string">
            <text:p>Toiletflush_European07_Distant_Lidup_1.ogg</text:p>
          </table:table-cell>
          <table:table-cell office:value-type="string">
            <text:p>modules/gAudioBundle-4/src/Toilet Flush/Toiletflush_European07_Distant_Lidup_1.ogg</text:p>
          </table:table-cell>
        </table:table-row>
        <table:table-row table:style-name="ro1">
          <table:table-cell office:value-type="string">
            <text:p>Urinal6_Multi_Close.ogg</text:p>
          </table:table-cell>
          <table:table-cell office:value-type="string">
            <text:p>modules/gAudioBundle-4/src/Toilet Flush/Urinal6_Multi_Close.ogg</text:p>
          </table:table-cell>
        </table:table-row>
        <table:table-row table:style-name="ro1">
          <table:table-cell office:value-type="string">
            <text:p>Old_Lock_Fiddling.ogg</text:p>
          </table:table-cell>
          <table:table-cell office:value-type="string">
            <text:p>modules/gAudioBundle-4/src/Tools And Wood/Old_Lock_Fiddling.ogg</text:p>
          </table:table-cell>
        </table:table-row>
        <table:table-row table:style-name="ro1">
          <table:table-cell office:value-type="string">
            <text:p>Sawblade_Drop.ogg</text:p>
          </table:table-cell>
          <table:table-cell office:value-type="string">
            <text:p>modules/gAudioBundle-4/src/Tools And Wood/Sawblade_Drop.ogg</text:p>
          </table:table-cell>
        </table:table-row>
        <table:table-row table:style-name="ro1">
          <table:table-cell office:value-type="string">
            <text:p>Small_Wood_Pile_Smash.ogg</text:p>
          </table:table-cell>
          <table:table-cell office:value-type="string">
            <text:p>modules/gAudioBundle-4/src/Tools And Wood/Small_Wood_Pile_Smash.ogg</text:p>
          </table:table-cell>
        </table:table-row>
        <table:table-row table:style-name="ro1">
          <table:table-cell office:value-type="string">
            <text:p>Wooden_Tearing_09.ogg</text:p>
          </table:table-cell>
          <table:table-cell office:value-type="string">
            <text:p>modules/gAudioBundle-4/src/Tools And Wood/Wooden_Tearing_09.ogg</text:p>
          </table:table-cell>
        </table:table-row>
        <table:table-row table:style-name="ro1">
          <table:table-cell office:value-type="string">
            <text:p>Air_Compressor_Omega_5_Hp_20_Gallon_Twin_Cylinder_Air_Release_X2.ogg</text:p>
          </table:table-cell>
          <table:table-cell office:value-type="string">
            <text:p>modules/gAudioBundle-4/src/Tools/Air_Compressor_Omega_5_Hp_20_Gallon_Twin_Cylinder_Air_Release_X2.ogg</text:p>
          </table:table-cell>
        </table:table-row>
        <table:table-row table:style-name="ro1">
          <table:table-cell office:value-type="string">
            <text:p>Saw_Circular_Porter-Cable_315_7_1_4_Inch_Blade_16_Tooth_On_Cut_Plywood_Off.ogg</text:p>
          </table:table-cell>
          <table:table-cell office:value-type="string">
            <text:p>modules/gAudioBundle-4/src/Tools/Saw_Circular_Porter-Cable_315_7_1_4_Inch_Blade_16_Tooth_On_Cut_Plywood_Off.ogg</text:p>
          </table:table-cell>
        </table:table-row>
        <table:table-row table:style-name="ro1">
          <table:table-cell office:value-type="string">
            <text:p>Work_Hammer_Wall_Concrete_Block_Sledgehammers_Pair_Hit_Debris_Patient_Very_Faint_Background_Construction.ogg</text:p>
          </table:table-cell>
          <table:table-cell office:value-type="string">
            <text:p>modules/gAudioBundle-4/src/Tools/Work_Hammer_Wall_Concrete_Block_Sledgehammers_Pair_Hit_Debris_Patient_Very_Faint_Background_Construction.ogg</text:p>
          </table:table-cell>
        </table:table-row>
        <table:table-row table:style-name="ro1">
          <table:table-cell office:value-type="string">
            <text:p>Wind_Backyard_Whirling_Strong_Rushing_Metal_Fence_Creaking_02.ogg</text:p>
          </table:table-cell>
          <table:table-cell office:value-type="string">
            <text:p>modules/gAudioBundle-4/src/Town Winds/Wind_Backyard_Whirling_Strong_Rushing_Metal_Fence_Creaking_02.ogg</text:p>
          </table:table-cell>
        </table:table-row>
        <table:table-row table:style-name="ro1">
          <table:table-cell office:value-type="string">
            <text:p>Wind_School_Choppy_Strong_Wet_Flagpole_Clatter_Whipping_Trees.ogg</text:p>
          </table:table-cell>
          <table:table-cell office:value-type="string">
            <text:p>modules/gAudioBundle-4/src/Town Winds/Wind_School_Choppy_Strong_Wet_Flagpole_Clatter_Whipping_Trees.ogg</text:p>
          </table:table-cell>
        </table:table-row>
        <table:table-row table:style-name="ro1">
          <table:table-cell office:value-type="string">
            <text:p>Wind_Street_Rushing_Strong_Wet_Trees_Whoosh_Dead_Leaves_Metal_Clatter.ogg</text:p>
          </table:table-cell>
          <table:table-cell office:value-type="string">
            <text:p>modules/gAudioBundle-4/src/Town Winds/Wind_Street_Rushing_Strong_Wet_Trees_Whoosh_Dead_Leaves_Metal_Clatter.ogg</text:p>
          </table:table-cell>
        </table:table-row>
        <table:table-row table:style-name="ro1">
          <table:table-cell office:value-type="string">
            <text:p>Wind_Truck_Tarpaulin_Choppy_Fluttering_Construction_Site.ogg</text:p>
          </table:table-cell>
          <table:table-cell office:value-type="string">
            <text:p>modules/gAudioBundle-4/src/Town Winds/Wind_Truck_Tarpaulin_Choppy_Fluttering_Construction_Site.ogg</text:p>
          </table:table-cell>
        </table:table-row>
        <table:table-row table:style-name="ro1">
          <table:table-cell office:value-type="string">
            <text:p>Toyota_C_Hr_T11_Ext_Very_Distant_Bys_Ramps_Ls5.ogg</text:p>
          </table:table-cell>
          <table:table-cell office:value-type="string">
            <text:p>modules/gAudioBundle-4/src/Toyota/Toyota C Hr Hybrid 2017/Toyota_C_Hr_T11_Ext_Very_Distant_Bys_Ramps_Ls5.ogg</text:p>
          </table:table-cell>
        </table:table-row>
        <table:table-row table:style-name="ro1">
          <table:table-cell office:value-type="string">
            <text:p>Toyota_C_Hr_T19_Var_Sfx_Seatbelt_Latch_Xy_Rsm191.ogg</text:p>
          </table:table-cell>
          <table:table-cell office:value-type="string">
            <text:p>modules/gAudioBundle-4/src/Toyota/Toyota C Hr Hybrid 2017/Toyota_C_Hr_T19_Var_Sfx_Seatbelt_Latch_Xy_Rsm191.ogg</text:p>
          </table:table-cell>
        </table:table-row>
        <table:table-row table:style-name="ro1">
          <table:table-cell office:value-type="string">
            <text:p>Toyota_C_Hr_T6_Onbrd_Start_Medium_Drive_Short_Stop_Engine_Center_Mkh8020.ogg</text:p>
          </table:table-cell>
          <table:table-cell office:value-type="string">
            <text:p>modules/gAudioBundle-4/src/Toyota/Toyota C Hr Hybrid 2017/Toyota_C_Hr_T6_Onbrd_Start_Medium_Drive_Short_Stop_Engine_Center_Mkh8020.ogg</text:p>
          </table:table-cell>
        </table:table-row>
        <table:table-row table:style-name="ro1">
          <table:table-cell office:value-type="string">
            <text:p>Toyota_Chr_Turbo_T14_Ext_Start_Idle_Blips_Off_Holophone.ogg</text:p>
          </table:table-cell>
          <table:table-cell office:value-type="string">
            <text:p>modules/gAudioBundle-4/src/Toyota/Toyota C Hr Turbo 2017/Toyota_Chr_Turbo_T14_Ext_Start_Idle_Blips_Off_Holophone.ogg</text:p>
          </table:table-cell>
        </table:table-row>
        <table:table-row table:style-name="ro1">
          <table:table-cell office:value-type="string">
            <text:p>Toyota_Chr_Turbo_T18_Var_Sfx_Window_Close_Interior_Dpa4021.ogg</text:p>
          </table:table-cell>
          <table:table-cell office:value-type="string">
            <text:p>modules/gAudioBundle-4/src/Toyota/Toyota C Hr Turbo 2017/Toyota_Chr_Turbo_T18_Var_Sfx_Window_Close_Interior_Dpa4021.ogg</text:p>
          </table:table-cell>
        </table:table-row>
        <table:table-row table:style-name="ro1">
          <table:table-cell office:value-type="string">
            <text:p>Toyota_Chr_Turbo_T4_Onbrd_Slow_Drive_Short_Stop_Exhaust_Distant_Dpa4062.ogg</text:p>
          </table:table-cell>
          <table:table-cell office:value-type="string">
            <text:p>modules/gAudioBundle-4/src/Toyota/Toyota C Hr Turbo 2017/Toyota_Chr_Turbo_T4_Onbrd_Slow_Drive_Short_Stop_Exhaust_Distant_Dpa4062.ogg</text:p>
          </table:table-cell>
        </table:table-row>
        <table:table-row table:style-name="ro1">
          <table:table-cell office:value-type="string">
            <text:p>Toyota_Chaser_Mark_2_Engine_Various_Skid_Maneuvers.ogg</text:p>
          </table:table-cell>
          <table:table-cell office:value-type="string">
            <text:p>modules/gAudioBundle-4/src/Toyota/Toyota_Chaser_Mark_2_Engine_Various_Skid_Maneuvers.ogg</text:p>
          </table:table-cell>
        </table:table-row>
        <table:table-row table:style-name="ro1">
          <table:table-cell office:value-type="string">
            <text:p>Toyota_Chaser_Mark_2_Interior_Pedal.ogg</text:p>
          </table:table-cell>
          <table:table-cell office:value-type="string">
            <text:p>modules/gAudioBundle-4/src/Toyota/Toyota_Chaser_Mark_2_Interior_Pedal.ogg</text:p>
          </table:table-cell>
        </table:table-row>
        <table:table-row table:style-name="ro1">
          <table:table-cell office:value-type="string">
            <text:p>Toyota_Chaser_Mark_2_Interior_Start_Idle_Medium_Drive_Away_And_Medium_Approach.ogg</text:p>
          </table:table-cell>
          <table:table-cell office:value-type="string">
            <text:p>modules/gAudioBundle-4/src/Toyota/Toyota_Chaser_Mark_2_Interior_Start_Idle_Medium_Drive_Away_And_Medium_Approach.ogg</text:p>
          </table:table-cell>
        </table:table-row>
        <table:table-row table:style-name="ro1">
          <table:table-cell office:value-type="string">
            <text:p>Toyota_Chaser_Mark_2_Spot_A_Boom_Start_Idle_Very_Fast_Drive_Away_And_Very_Fast_Approach.ogg</text:p>
          </table:table-cell>
          <table:table-cell office:value-type="string">
            <text:p>modules/gAudioBundle-4/src/Toyota/Toyota_Chaser_Mark_2_Spot_A_Boom_Start_Idle_Very_Fast_Drive_Away_And_Very_Fast_Approach.ogg</text:p>
          </table:table-cell>
        </table:table-row>
        <table:table-row table:style-name="ro1">
          <table:table-cell office:value-type="string">
            <text:p>Little_Plastic_Container_Ts_01.ogg</text:p>
          </table:table-cell>
          <table:table-cell office:value-type="string">
            <text:p>modules/gAudioBundle-4/src/Toys/Little_Plastic_Container_Ts_01.ogg</text:p>
          </table:table-cell>
        </table:table-row>
        <table:table-row table:style-name="ro1">
          <table:table-cell office:value-type="string">
            <text:p>Pop_Toy_Ts_02.ogg</text:p>
          </table:table-cell>
          <table:table-cell office:value-type="string">
            <text:p>modules/gAudioBundle-4/src/Toys/Pop_Toy_Ts_02.ogg</text:p>
          </table:table-cell>
        </table:table-row>
        <table:table-row table:style-name="ro1">
          <table:table-cell office:value-type="string">
            <text:p>Rubber_Toy_Squeak_Ts_13.ogg</text:p>
          </table:table-cell>
          <table:table-cell office:value-type="string">
            <text:p>modules/gAudioBundle-4/src/Toys/Rubber_Toy_Squeak_Ts_13.ogg</text:p>
          </table:table-cell>
        </table:table-row>
        <table:table-row table:style-name="ro1">
          <table:table-cell office:value-type="string">
            <text:p>Xylophone_Toy_Stick_Gliss_Up_Ts_05.ogg</text:p>
          </table:table-cell>
          <table:table-cell office:value-type="string">
            <text:p>modules/gAudioBundle-4/src/Toys/Xylophone_Toy_Stick_Gliss_Up_Ts_05.ogg</text:p>
          </table:table-cell>
        </table:table-row>
        <table:table-row table:style-name="ro1">
          <table:table-cell office:value-type="string">
            <text:p>Tractor_Case_Ii_Cx90_Engine_Rpm_Ramps_Engine_Off_Mono_Raw_Mic_2.ogg</text:p>
          </table:table-cell>
          <table:table-cell office:value-type="string">
            <text:p>modules/gAudioBundle-4/src/Tractor Case Ii Cx90/Tractor_Case_Ii_Cx90_Engine_Rpm_Ramps_Engine_Off_Mono_Raw_Mic_2.ogg</text:p>
          </table:table-cell>
        </table:table-row>
        <table:table-row table:style-name="ro1">
          <table:table-cell office:value-type="string">
            <text:p>Tractor_Case_Ii_Cx90_Exterior_Braking_Idle_And_Slowly_Drive_Away_Stereo_M10.ogg</text:p>
          </table:table-cell>
          <table:table-cell office:value-type="string">
            <text:p>modules/gAudioBundle-4/src/Tractor Case Ii Cx90/Tractor_Case_Ii_Cx90_Exterior_Braking_Idle_And_Slowly_Drive_Away_Stereo_M10.ogg</text:p>
          </table:table-cell>
        </table:table-row>
        <table:table-row table:style-name="ro1">
          <table:table-cell office:value-type="string">
            <text:p>Tractor_Case_Ii_Cx90_Exterior_Engine_On_Idle_And_Off_Stereo_M10.ogg</text:p>
          </table:table-cell>
          <table:table-cell office:value-type="string">
            <text:p>modules/gAudioBundle-4/src/Tractor Case Ii Cx90/Tractor_Case_Ii_Cx90_Exterior_Engine_On_Idle_And_Off_Stereo_M10.ogg</text:p>
          </table:table-cell>
        </table:table-row>
        <table:table-row table:style-name="ro1">
          <table:table-cell office:value-type="string">
            <text:p>Tractor_Case_Ii_Cx90_Exterior_Medium_Speed_Passby_Stereo_M10.ogg</text:p>
          </table:table-cell>
          <table:table-cell office:value-type="string">
            <text:p>modules/gAudioBundle-4/src/Tractor Case Ii Cx90/Tractor_Case_Ii_Cx90_Exterior_Medium_Speed_Passby_Stereo_M10.ogg</text:p>
          </table:table-cell>
        </table:table-row>
        <table:table-row table:style-name="ro1">
          <table:table-cell office:value-type="string">
            <text:p>Subway_Station_Train_.ogg</text:p>
          </table:table-cell>
          <table:table-cell office:value-type="string">
            <text:p>modules/gAudioBundle-4/src/Traffic X Buenos Aires/Subway_Station_Train_.ogg</text:p>
          </table:table-cell>
        </table:table-row>
        <table:table-row table:style-name="ro1">
          <table:table-cell office:value-type="string">
            <text:p>Traffic_Cars_Rush_Hour_Bus_Walla.ogg</text:p>
          </table:table-cell>
          <table:table-cell office:value-type="string">
            <text:p>modules/gAudioBundle-4/src/Traffic X Buenos Aires/Traffic_Cars_Rush_Hour_Bus_Walla.ogg</text:p>
          </table:table-cell>
        </table:table-row>
        <table:table-row table:style-name="ro1">
          <table:table-cell office:value-type="string">
            <text:p>Traffic_Heavy_Bus_Protest.ogg</text:p>
          </table:table-cell>
          <table:table-cell office:value-type="string">
            <text:p>modules/gAudioBundle-4/src/Traffic X Buenos Aires/Traffic_Heavy_Bus_Protest.ogg</text:p>
          </table:table-cell>
        </table:table-row>
        <table:table-row table:style-name="ro1">
          <table:table-cell office:value-type="string">
            <text:p>Train_Subway_Starting.ogg</text:p>
          </table:table-cell>
          <table:table-cell office:value-type="string">
            <text:p>modules/gAudioBundle-4/src/Traffic X Buenos Aires/Train_Subway_Starting.ogg</text:p>
          </table:table-cell>
        </table:table-row>
        <table:table-row table:style-name="ro1">
          <table:table-cell office:value-type="string">
            <text:p>Annoying_E.ogg</text:p>
          </table:table-cell>
          <table:table-cell office:value-type="string">
            <text:p>modules/gAudioBundle-4/src/Trailer Alarms/Annoying_E.ogg</text:p>
          </table:table-cell>
        </table:table-row>
        <table:table-row table:style-name="ro1">
          <table:table-cell office:value-type="string">
            <text:p>Doubt_D.ogg</text:p>
          </table:table-cell>
          <table:table-cell office:value-type="string">
            <text:p>modules/gAudioBundle-4/src/Trailer Alarms/Doubt_D.ogg</text:p>
          </table:table-cell>
        </table:table-row>
        <table:table-row table:style-name="ro1">
          <table:table-cell office:value-type="string">
            <text:p>Foreboding_E.ogg</text:p>
          </table:table-cell>
          <table:table-cell office:value-type="string">
            <text:p>modules/gAudioBundle-4/src/Trailer Alarms/Foreboding_E.ogg</text:p>
          </table:table-cell>
        </table:table-row>
        <table:table-row table:style-name="ro1">
          <table:table-cell office:value-type="string">
            <text:p>Trepidation_E.ogg</text:p>
          </table:table-cell>
          <table:table-cell office:value-type="string">
            <text:p>modules/gAudioBundle-4/src/Trailer Alarms/Trepidation_E.ogg</text:p>
          </table:table-cell>
        </table:table-row>
        <table:table-row table:style-name="ro1">
          <table:table-cell office:value-type="string">
            <text:p>Boom_005.ogg</text:p>
          </table:table-cell>
          <table:table-cell office:value-type="string">
            <text:p>modules/gAudioBundle-4/src/Trailer Booms/Boom_005.ogg</text:p>
          </table:table-cell>
        </table:table-row>
        <table:table-row table:style-name="ro1">
          <table:table-cell office:value-type="string">
            <text:p>Boom_036.ogg</text:p>
          </table:table-cell>
          <table:table-cell office:value-type="string">
            <text:p>modules/gAudioBundle-4/src/Trailer Booms/Boom_036.ogg</text:p>
          </table:table-cell>
        </table:table-row>
        <table:table-row table:style-name="ro1">
          <table:table-cell office:value-type="string">
            <text:p>Boom_040.ogg</text:p>
          </table:table-cell>
          <table:table-cell office:value-type="string">
            <text:p>modules/gAudioBundle-4/src/Trailer Booms/Boom_040.ogg</text:p>
          </table:table-cell>
        </table:table-row>
        <table:table-row table:style-name="ro1">
          <table:table-cell office:value-type="string">
            <text:p>Boom_091.ogg</text:p>
          </table:table-cell>
          <table:table-cell office:value-type="string">
            <text:p>modules/gAudioBundle-4/src/Trailer Booms/Boom_091.ogg</text:p>
          </table:table-cell>
        </table:table-row>
        <table:table-row table:style-name="ro1">
          <table:table-cell office:value-type="string">
            <text:p>Clock_023.ogg</text:p>
          </table:table-cell>
          <table:table-cell office:value-type="string">
            <text:p>modules/gAudioBundle-4/src/Trailer Clocks/Clock_023.ogg</text:p>
          </table:table-cell>
        </table:table-row>
        <table:table-row table:style-name="ro1">
          <table:table-cell office:value-type="string">
            <text:p>Clock_025.ogg</text:p>
          </table:table-cell>
          <table:table-cell office:value-type="string">
            <text:p>modules/gAudioBundle-4/src/Trailer Clocks/Clock_025.ogg</text:p>
          </table:table-cell>
        </table:table-row>
        <table:table-row table:style-name="ro1">
          <table:table-cell office:value-type="string">
            <text:p>Clock_070.ogg</text:p>
          </table:table-cell>
          <table:table-cell office:value-type="string">
            <text:p>modules/gAudioBundle-4/src/Trailer Clocks/Clock_070.ogg</text:p>
          </table:table-cell>
        </table:table-row>
        <table:table-row table:style-name="ro1">
          <table:table-cell office:value-type="string">
            <text:p>Clock_097.ogg</text:p>
          </table:table-cell>
          <table:table-cell office:value-type="string">
            <text:p>modules/gAudioBundle-4/src/Trailer Clocks/Clock_097.ogg</text:p>
          </table:table-cell>
        </table:table-row>
        <table:table-row table:style-name="ro1">
          <table:table-cell office:value-type="string">
            <text:p>Angry_E.ogg</text:p>
          </table:table-cell>
          <table:table-cell office:value-type="string">
            <text:p>modules/gAudioBundle-4/src/Trailer Hits And Impacts/Angry_E.ogg</text:p>
          </table:table-cell>
        </table:table-row>
        <table:table-row table:style-name="ro1">
          <table:table-cell office:value-type="string">
            <text:p>Dramatic_E.ogg</text:p>
          </table:table-cell>
          <table:table-cell office:value-type="string">
            <text:p>modules/gAudioBundle-4/src/Trailer Hits And Impacts/Dramatic_E.ogg</text:p>
          </table:table-cell>
        </table:table-row>
        <table:table-row table:style-name="ro1">
          <table:table-cell office:value-type="string">
            <text:p>Ruin_B.ogg</text:p>
          </table:table-cell>
          <table:table-cell office:value-type="string">
            <text:p>modules/gAudioBundle-4/src/Trailer Hits And Impacts/Ruin_B.ogg</text:p>
          </table:table-cell>
        </table:table-row>
        <table:table-row table:style-name="ro1">
          <table:table-cell office:value-type="string">
            <text:p>Smash_B.ogg</text:p>
          </table:table-cell>
          <table:table-cell office:value-type="string">
            <text:p>modules/gAudioBundle-4/src/Trailer Hits And Impacts/Smash_B.ogg</text:p>
          </table:table-cell>
        </table:table-row>
        <table:table-row table:style-name="ro1">
          <table:table-cell office:value-type="string">
            <text:p>Big_Metal_Hit_.ogg</text:p>
          </table:table-cell>
          <table:table-cell office:value-type="string">
            <text:p>modules/gAudioBundle-4/src/Trailer Pack/Big_Metal_Hit_.ogg</text:p>
          </table:table-cell>
        </table:table-row>
        <table:table-row table:style-name="ro1">
          <table:table-cell office:value-type="string">
            <text:p>Drone.ogg</text:p>
          </table:table-cell>
          <table:table-cell office:value-type="string">
            <text:p>modules/gAudioBundle-4/src/Trailer Pack/Drone.ogg</text:p>
          </table:table-cell>
        </table:table-row>
        <table:table-row table:style-name="ro1">
          <table:table-cell office:value-type="string">
            <text:p>Fast_Hit_Trailer_Dry.ogg</text:p>
          </table:table-cell>
          <table:table-cell office:value-type="string">
            <text:p>modules/gAudioBundle-4/src/Trailer Pack/Fast_Hit_Trailer_Dry.ogg</text:p>
          </table:table-cell>
        </table:table-row>
        <table:table-row table:style-name="ro1">
          <table:table-cell office:value-type="string">
            <text:p>Hit_Broken_Circuit__Dry.ogg</text:p>
          </table:table-cell>
          <table:table-cell office:value-type="string">
            <text:p>modules/gAudioBundle-4/src/Trailer Pack/Hit_Broken_Circuit__Dry.ogg</text:p>
          </table:table-cell>
        </table:table-row>
        <table:table-row table:style-name="ro1">
          <table:table-cell office:value-type="string">
            <text:p>Action_B.ogg</text:p>
          </table:table-cell>
          <table:table-cell office:value-type="string">
            <text:p>modules/gAudioBundle-4/src/Trailer Whooshes/Action_B.ogg</text:p>
          </table:table-cell>
        </table:table-row>
        <table:table-row table:style-name="ro1">
          <table:table-cell office:value-type="string">
            <text:p>Justice_B.ogg</text:p>
          </table:table-cell>
          <table:table-cell office:value-type="string">
            <text:p>modules/gAudioBundle-4/src/Trailer Whooshes/Justice_B.ogg</text:p>
          </table:table-cell>
        </table:table-row>
        <table:table-row table:style-name="ro1">
          <table:table-cell office:value-type="string">
            <text:p>Titan_D.ogg</text:p>
          </table:table-cell>
          <table:table-cell office:value-type="string">
            <text:p>modules/gAudioBundle-4/src/Trailer Whooshes/Titan_D.ogg</text:p>
          </table:table-cell>
        </table:table-row>
        <table:table-row table:style-name="ro1">
          <table:table-cell office:value-type="string">
            <text:p>Warlock_D.ogg</text:p>
          </table:table-cell>
          <table:table-cell office:value-type="string">
            <text:p>modules/gAudioBundle-4/src/Trailer Whooshes/Warlock_D.ogg</text:p>
          </table:table-cell>
        </table:table-row>
        <table:table-row table:style-name="ro1">
          <table:table-cell office:value-type="string">
            <text:p>Fast_Freightliner_Wagon_Clanks.ogg</text:p>
          </table:table-cell>
          <table:table-cell office:value-type="string">
            <text:p>modules/gAudioBundle-4/src/Trains/Fast_Freightliner_Wagon_Clanks.ogg</text:p>
          </table:table-cell>
        </table:table-row>
        <table:table-row table:style-name="ro1">
          <table:table-cell office:value-type="string">
            <text:p>Railroad_Crossing_Signal_Bell_Loop.ogg</text:p>
          </table:table-cell>
          <table:table-cell office:value-type="string">
            <text:p>modules/gAudioBundle-4/src/Trains/Railroad_Crossing_Signal_Bell_Loop.ogg</text:p>
          </table:table-cell>
        </table:table-row>
        <table:table-row table:style-name="ro1">
          <table:table-cell office:value-type="string">
            <text:p>Steam_Blasts.ogg</text:p>
          </table:table-cell>
          <table:table-cell office:value-type="string">
            <text:p>modules/gAudioBundle-4/src/Trains/Steam_Blasts.ogg</text:p>
          </table:table-cell>
        </table:table-row>
        <table:table-row table:style-name="ro1">
          <table:table-cell office:value-type="string">
            <text:p>Tram_Traffic_Ambience_Loop.ogg</text:p>
          </table:table-cell>
          <table:table-cell office:value-type="string">
            <text:p>modules/gAudioBundle-4/src/Trains/Tram_Traffic_Ambience_Loop.ogg</text:p>
          </table:table-cell>
        </table:table-row>
        <table:table-row table:style-name="ro1">
          <table:table-cell office:value-type="string">
            <text:p>Distorted_Sub_Drone_Medium.ogg</text:p>
          </table:table-cell>
          <table:table-cell office:value-type="string">
            <text:p>modules/gAudioBundle-4/src/Transitions/Transition Movement Pack 002/Distorted_Sub_Drone_Medium.ogg</text:p>
          </table:table-cell>
        </table:table-row>
        <table:table-row table:style-name="ro1">
          <table:table-cell office:value-type="string">
            <text:p>Power_Whoosh_Large_05.ogg</text:p>
          </table:table-cell>
          <table:table-cell office:value-type="string">
            <text:p>modules/gAudioBundle-4/src/Transitions/Transition Movement Pack 002/Power_Whoosh_Large_05.ogg</text:p>
          </table:table-cell>
        </table:table-row>
        <table:table-row table:style-name="ro1">
          <table:table-cell office:value-type="string">
            <text:p>Sword_Ring_Scrape_Gleam_02.ogg</text:p>
          </table:table-cell>
          <table:table-cell office:value-type="string">
            <text:p>modules/gAudioBundle-4/src/Transitions/Transition Movement Pack 002/Sword_Ring_Scrape_Gleam_02.ogg</text:p>
          </table:table-cell>
        </table:table-row>
        <table:table-row table:style-name="ro1">
          <table:table-cell office:value-type="string">
            <text:p>Whoosh_Vacuum_Movement_Medium.ogg</text:p>
          </table:table-cell>
          <table:table-cell office:value-type="string">
            <text:p>modules/gAudioBundle-4/src/Transitions/Transition Movement Pack 002/Whoosh_Vacuum_Movement_Medium.ogg</text:p>
          </table:table-cell>
        </table:table-row>
        <table:table-row table:style-name="ro1">
          <table:table-cell office:value-type="string">
            <text:p>Transition_Flanger-05.ogg</text:p>
          </table:table-cell>
          <table:table-cell office:value-type="string">
            <text:p>modules/gAudioBundle-4/src/Transitions/Transition_Flanger-05.ogg</text:p>
          </table:table-cell>
        </table:table-row>
        <table:table-row table:style-name="ro1">
          <table:table-cell office:value-type="string">
            <text:p>Transition_Glitch-11.ogg</text:p>
          </table:table-cell>
          <table:table-cell office:value-type="string">
            <text:p>modules/gAudioBundle-4/src/Transitions/Transition_Glitch-11.ogg</text:p>
          </table:table-cell>
        </table:table-row>
        <table:table-row table:style-name="ro1">
          <table:table-cell office:value-type="string">
            <text:p>Transition_Sci-Fi-12.ogg</text:p>
          </table:table-cell>
          <table:table-cell office:value-type="string">
            <text:p>modules/gAudioBundle-4/src/Transitions/Transition_Sci-Fi-12.ogg</text:p>
          </table:table-cell>
        </table:table-row>
        <table:table-row table:style-name="ro1">
          <table:table-cell office:value-type="string">
            <text:p>Transition_Tremolo-04.ogg</text:p>
          </table:table-cell>
          <table:table-cell office:value-type="string">
            <text:p>modules/gAudioBundle-4/src/Transitions/Transition_Tremolo-04.ogg</text:p>
          </table:table-cell>
        </table:table-row>
        <table:table-row table:style-name="ro1">
          <table:table-cell office:value-type="string">
            <text:p>Long_Ice_Fly_By.ogg</text:p>
          </table:table-cell>
          <table:table-cell office:value-type="string">
            <text:p>modules/gAudioBundle-4/src/Transitions/Transitions 001/Long_Ice_Fly_By.ogg</text:p>
          </table:table-cell>
        </table:table-row>
        <table:table-row table:style-name="ro1">
          <table:table-cell office:value-type="string">
            <text:p>Long_Rising_Whoosh.ogg</text:p>
          </table:table-cell>
          <table:table-cell office:value-type="string">
            <text:p>modules/gAudioBundle-4/src/Transitions/Transitions 001/Long_Rising_Whoosh.ogg</text:p>
          </table:table-cell>
        </table:table-row>
        <table:table-row table:style-name="ro1">
          <table:table-cell office:value-type="string">
            <text:p>Quick_Modulating_Flutter.ogg</text:p>
          </table:table-cell>
          <table:table-cell office:value-type="string">
            <text:p>modules/gAudioBundle-4/src/Transitions/Transitions 001/Quick_Modulating_Flutter.ogg</text:p>
          </table:table-cell>
        </table:table-row>
        <table:table-row table:style-name="ro1">
          <table:table-cell office:value-type="string">
            <text:p>Sword_Slide_Swish.ogg</text:p>
          </table:table-cell>
          <table:table-cell office:value-type="string">
            <text:p>modules/gAudioBundle-4/src/Transitions/Transitions 001/Sword_Slide_Swish.ogg</text:p>
          </table:table-cell>
        </table:table-row>
        <table:table-row table:style-name="ro1">
          <table:table-cell office:value-type="string">
            <text:p>Air_Movement_Breeze_01.ogg</text:p>
          </table:table-cell>
          <table:table-cell office:value-type="string">
            <text:p>modules/gAudioBundle-4/src/Transitions/Transitions 003/Air_Movement_Breeze_01.ogg</text:p>
          </table:table-cell>
        </table:table-row>
        <table:table-row table:style-name="ro1">
          <table:table-cell office:value-type="string">
            <text:p>Reverse_Flutter_Riser_01.ogg</text:p>
          </table:table-cell>
          <table:table-cell office:value-type="string">
            <text:p>modules/gAudioBundle-4/src/Transitions/Transitions 003/Reverse_Flutter_Riser_01.ogg</text:p>
          </table:table-cell>
        </table:table-row>
        <table:table-row table:style-name="ro1">
          <table:table-cell office:value-type="string">
            <text:p>Sci_Fi_Movement_Long_01.ogg</text:p>
          </table:table-cell>
          <table:table-cell office:value-type="string">
            <text:p>modules/gAudioBundle-4/src/Transitions/Transitions 003/Sci_Fi_Movement_Long_01.ogg</text:p>
          </table:table-cell>
        </table:table-row>
        <table:table-row table:style-name="ro1">
          <table:table-cell office:value-type="string">
            <text:p>Sub_Low_Movement_01.ogg</text:p>
          </table:table-cell>
          <table:table-cell office:value-type="string">
            <text:p>modules/gAudioBundle-4/src/Transitions/Transitions 003/Sub_Low_Movement_01.ogg</text:p>
          </table:table-cell>
        </table:table-row>
        <table:table-row table:style-name="ro1">
          <table:table-cell office:value-type="string">
            <text:p>Accent_Noise_Transmission_Soft_Whine_Crackle_Complex_1.ogg</text:p>
          </table:table-cell>
          <table:table-cell office:value-type="string">
            <text:p>modules/gAudioBundle-4/src/Transmission Interference/Accent_Noise_Transmission_Soft_Whine_Crackle_Complex_1.ogg</text:p>
          </table:table-cell>
        </table:table-row>
        <table:table-row table:style-name="ro1">
          <table:table-cell office:value-type="string">
            <text:p>Tone_Buzz_Noise_Steady_Buzz_Coarse_Harsh_With_Noise_Thin_High.ogg</text:p>
          </table:table-cell>
          <table:table-cell office:value-type="string">
            <text:p>modules/gAudioBundle-4/src/Transmission Interference/Tone_Buzz_Noise_Steady_Buzz_Coarse_Harsh_With_Noise_Thin_High.ogg</text:p>
          </table:table-cell>
        </table:table-row>
        <table:table-row table:style-name="ro1">
          <table:table-cell office:value-type="string">
            <text:p>Tone_Buzz_Noise_Steady_Interference_Buzz_Resonant_Right_With_Noise_Hits_Tight_Loop.ogg</text:p>
          </table:table-cell>
          <table:table-cell office:value-type="string">
            <text:p>modules/gAudioBundle-4/src/Transmission Interference/Tone_Buzz_Noise_Steady_Interference_Buzz_Resonant_Right_With_Noise_Hits_Tight_Loop.ogg</text:p>
          </table:table-cell>
        </table:table-row>
        <table:table-row table:style-name="ro1">
          <table:table-cell office:value-type="string">
            <text:p>Crush_Chocolate_Box_001.ogg</text:p>
          </table:table-cell>
          <table:table-cell office:value-type="string">
            <text:p>modules/gAudioBundle-4/src/Trash/Crush_Chocolate_Box_001.ogg</text:p>
          </table:table-cell>
        </table:table-row>
        <table:table-row table:style-name="ro1">
          <table:table-cell office:value-type="string">
            <text:p>Crushing_Empty_Cigarette_Box_001.ogg</text:p>
          </table:table-cell>
          <table:table-cell office:value-type="string">
            <text:p>modules/gAudioBundle-4/src/Trash/Crushing_Empty_Cigarette_Box_001.ogg</text:p>
          </table:table-cell>
        </table:table-row>
        <table:table-row table:style-name="ro1">
          <table:table-cell office:value-type="string">
            <text:p>Crushing_Paper_Bag_002.ogg</text:p>
          </table:table-cell>
          <table:table-cell office:value-type="string">
            <text:p>modules/gAudioBundle-4/src/Trash/Crushing_Paper_Bag_002.ogg</text:p>
          </table:table-cell>
        </table:table-row>
        <table:table-row table:style-name="ro1">
          <table:table-cell office:value-type="string">
            <text:p>Drop_Trashbag_With_Bottles_002.ogg</text:p>
          </table:table-cell>
          <table:table-cell office:value-type="string">
            <text:p>modules/gAudioBundle-4/src/Trash/Drop_Trashbag_With_Bottles_002.ogg</text:p>
          </table:table-cell>
        </table:table-row>
        <table:table-row table:style-name="ro1">
          <table:table-cell office:value-type="string">
            <text:p>Fishing_Boat_Trawler_T24_Onbrd_Fast_Drive_Decelerate_To_Slow_Interior_Compartment_Holophone.ogg</text:p>
          </table:table-cell>
          <table:table-cell office:value-type="string">
            <text:p>modules/gAudioBundle-4/src/Trawler Hundestedt Hotbulb 1977/Fishing_Boat_Trawler_T24_Onbrd_Fast_Drive_Decelerate_To_Slow_Interior_Compartment_Holophone.ogg</text:p>
          </table:table-cell>
        </table:table-row>
        <table:table-row table:style-name="ro1">
          <table:table-cell office:value-type="string">
            <text:p>Fishing_Boat_Trawler_T28_Onbrd_Various_Speeds_Drive_Varied_To_Steady_Hydrophone.ogg</text:p>
          </table:table-cell>
          <table:table-cell office:value-type="string">
            <text:p>modules/gAudioBundle-4/src/Trawler Hundestedt Hotbulb 1977/Fishing_Boat_Trawler_T28_Onbrd_Various_Speeds_Drive_Varied_To_Steady_Hydrophone.ogg</text:p>
          </table:table-cell>
        </table:table-row>
        <table:table-row table:style-name="ro1">
          <table:table-cell office:value-type="string">
            <text:p>Fishing_Boat_Trawler_T4_Onbrd_Slow_Drive_Accelerate_To_Fast_Deck_Wheelhouse_Ortf_Mkh8040.ogg</text:p>
          </table:table-cell>
          <table:table-cell office:value-type="string">
            <text:p>modules/gAudioBundle-4/src/Trawler Hundestedt Hotbulb 1977/Fishing_Boat_Trawler_T4_Onbrd_Slow_Drive_Accelerate_To_Fast_Deck_Wheelhouse_Ortf_Mkh8040.ogg</text:p>
          </table:table-cell>
        </table:table-row>
        <table:table-row table:style-name="ro1">
          <table:table-cell office:value-type="string">
            <text:p>Tubular_Copperpipe_Tight_5ftl_075india_Dragging_Scraping_Raspy_Tonal_Out_Short_Shudder.ogg</text:p>
          </table:table-cell>
          <table:table-cell office:value-type="string">
            <text:p>modules/gAudioBundle-4/src/Tubular/Tubular_Copperpipe_Tight_5ftl_075india_Dragging_Scraping_Raspy_Tonal_Out_Short_Shudder.ogg</text:p>
          </table:table-cell>
        </table:table-row>
        <table:table-row table:style-name="ro1">
          <table:table-cell office:value-type="string">
            <text:p>Tubular_Pvcpipe_10ftl_1india_Plasticdrawstring_Pulling_Crumpling_Crispy_Open_2.ogg</text:p>
          </table:table-cell>
          <table:table-cell office:value-type="string">
            <text:p>modules/gAudioBundle-4/src/Tubular/Tubular_Pvcpipe_10ftl_1india_Plasticdrawstring_Pulling_Crumpling_Crispy_Open_2.ogg</text:p>
          </table:table-cell>
        </table:table-row>
        <table:table-row table:style-name="ro1">
          <table:table-cell office:value-type="string">
            <text:p>Tubular_Reinforcedblackvinyltube_Extrathick_Deformations_Curved_Flexible_6ftl_1india_Clothsweep_Smooth_Out_1.ogg</text:p>
          </table:table-cell>
          <table:table-cell office:value-type="string">
            <text:p>modules/gAudioBundle-4/src/Tubular/Tubular_Reinforcedblackvinyltube_Extrathick_Deformations_Curved_Flexible_6ftl_1india_Clothsweep_Smooth_Out_1.ogg</text:p>
          </table:table-cell>
        </table:table-row>
        <table:table-row table:style-name="ro1">
          <table:table-cell office:value-type="string">
            <text:p>Tubular_Vacuumhose_Thinplasticmembrane_Wirecoil_Dust_Collapsible_Halfexpanded_5ftl_1india_Tinybell_Shake_Rattle_Ring_Irregular_Constant.ogg</text:p>
          </table:table-cell>
          <table:table-cell office:value-type="string">
            <text:p>modules/gAudioBundle-4/src/Tubular/Tubular_Vacuumhose_Thinplasticmembrane_Wirecoil_Dust_Collapsible_Halfexpanded_5ftl_1india_Tinybell_Shake_Rattle_Ring_Irregular_Constant.ogg</text:p>
          </table:table-cell>
        </table:table-row>
        <table:table-row table:style-name="ro1">
          <table:table-cell office:value-type="string">
            <text:p>Tugboat_T1_Onbrd_Slow_Drive_Slight_Acceleraton_Engine_Room_Xy_Dpa4021.ogg</text:p>
          </table:table-cell>
          <table:table-cell office:value-type="string">
            <text:p>modules/gAudioBundle-4/src/Tugboat Deutz Vm 145/Tugboat_T1_Onbrd_Slow_Drive_Slight_Acceleraton_Engine_Room_Xy_Dpa4021.ogg</text:p>
          </table:table-cell>
        </table:table-row>
        <table:table-row table:style-name="ro1">
          <table:table-cell office:value-type="string">
            <text:p>Tugboat_T24_Onbrd_Idle_Steady_Deck_Propeller_Mkh8040.ogg</text:p>
          </table:table-cell>
          <table:table-cell office:value-type="string">
            <text:p>modules/gAudioBundle-4/src/Tugboat Deutz Vm 145/Tugboat_T24_Onbrd_Idle_Steady_Deck_Propeller_Mkh8040.ogg</text:p>
          </table:table-cell>
        </table:table-row>
        <table:table-row table:style-name="ro1">
          <table:table-cell office:value-type="string">
            <text:p>Tugboat_T30_Var_Sfx_Moisture_Drain_Air_Release_Steady_Various_Mix_Rsm191.ogg</text:p>
          </table:table-cell>
          <table:table-cell office:value-type="string">
            <text:p>modules/gAudioBundle-4/src/Tugboat Deutz Vm 145/Tugboat_T30_Var_Sfx_Moisture_Drain_Air_Release_Steady_Various_Mix_Rsm191.ogg</text:p>
          </table:table-cell>
        </table:table-row>
        <table:table-row table:style-name="ro1">
          <table:table-cell office:value-type="string">
            <text:p>Tunturi_External_Passby_1.ogg</text:p>
          </table:table-cell>
          <table:table-cell office:value-type="string">
            <text:p>modules/gAudioBundle-4/src/Tunturi Maxi Sound Effects Library/Tunturi_External_Passby_1.ogg</text:p>
          </table:table-cell>
        </table:table-row>
        <table:table-row table:style-name="ro1">
          <table:table-cell office:value-type="string">
            <text:p>Tunturi_Onboard_Driving_Fullspeed_Exhaust.ogg</text:p>
          </table:table-cell>
          <table:table-cell office:value-type="string">
            <text:p>modules/gAudioBundle-4/src/Tunturi Maxi Sound Effects Library/Tunturi_Onboard_Driving_Fullspeed_Exhaust.ogg</text:p>
          </table:table-cell>
        </table:table-row>
        <table:table-row table:style-name="ro1">
          <table:table-cell office:value-type="string">
            <text:p>Tunturi_Onboard_Startup_Idle_Shutdown_Engine1.ogg</text:p>
          </table:table-cell>
          <table:table-cell office:value-type="string">
            <text:p>modules/gAudioBundle-4/src/Tunturi Maxi Sound Effects Library/Tunturi_Onboard_Startup_Idle_Shutdown_Engine1.ogg</text:p>
          </table:table-cell>
        </table:table-row>
        <table:table-row table:style-name="ro1">
          <table:table-cell office:value-type="string">
            <text:p>Tunturi_Onboard_Startupfail_Engine2.ogg</text:p>
          </table:table-cell>
          <table:table-cell office:value-type="string">
            <text:p>modules/gAudioBundle-4/src/Tunturi Maxi Sound Effects Library/Tunturi_Onboard_Startupfail_Engine2.ogg</text:p>
          </table:table-cell>
        </table:table-row>
        <table:table-row table:style-name="ro1">
          <table:table-cell office:value-type="string">
            <text:p>City_Protest_In_Street_Voices_Shouting_And_Megaphone_Speech_140628_03.ogg</text:p>
          </table:table-cell>
          <table:table-cell office:value-type="string">
            <text:p>modules/gAudioBundle-4/src/Turkey Sound Library By Faunethic/City_Protest_In_Street_Voices_Shouting_And_Megaphone_Speech_140628_03.ogg</text:p>
          </table:table-cell>
        </table:table-row>
        <table:table-row table:style-name="ro1">
          <table:table-cell office:value-type="string">
            <text:p>City_Street_Commercial_Medium_Voices_Vendors_And_Pedestrian_Activity_140627_05.ogg</text:p>
          </table:table-cell>
          <table:table-cell office:value-type="string">
            <text:p>modules/gAudioBundle-4/src/Turkey Sound Library By Faunethic/City_Street_Commercial_Medium_Voices_Vendors_And_Pedestrian_Activity_140627_05.ogg</text:p>
          </table:table-cell>
        </table:table-row>
        <table:table-row table:style-name="ro1">
          <table:table-cell office:value-type="string">
            <text:p>City_Street_Large_Voices_Light_Birds_And_Many_Muezzin_Away_140628_06.ogg</text:p>
          </table:table-cell>
          <table:table-cell office:value-type="string">
            <text:p>modules/gAudioBundle-4/src/Turkey Sound Library By Faunethic/City_Street_Large_Voices_Light_Birds_And_Many_Muezzin_Away_140628_06.ogg</text:p>
          </table:table-cell>
        </table:table-row>
        <table:table-row table:style-name="ro1">
          <table:table-cell office:value-type="string">
            <text:p>Market_Big_Bazard_Indoor_Street_Voices_And_Light_Activity_140711_05.ogg</text:p>
          </table:table-cell>
          <table:table-cell office:value-type="string">
            <text:p>modules/gAudioBundle-4/src/Turkey Sound Library By Faunethic/Market_Big_Bazard_Indoor_Street_Voices_And_Light_Activity_140711_05.ogg</text:p>
          </table:table-cell>
        </table:table-row>
        <table:table-row table:style-name="ro1">
          <table:table-cell office:value-type="string">
            <text:p>Typewriter_T5_Halda_Classroom_Small_Close_Dist.ogg</text:p>
          </table:table-cell>
          <table:table-cell office:value-type="string">
            <text:p>modules/gAudioBundle-4/src/Typewriters/Typewriter_T5_Halda_Classroom_Small_Close_Dist.ogg</text:p>
          </table:table-cell>
        </table:table-row>
        <table:table-row table:style-name="ro1">
          <table:table-cell office:value-type="string">
            <text:p>Typewriter_T9_Halda_Classroom_Med_Med_Dist.ogg</text:p>
          </table:table-cell>
          <table:table-cell office:value-type="string">
            <text:p>modules/gAudioBundle-4/src/Typewriters/Typewriter_T9_Halda_Classroom_Med_Med_Dist.ogg</text:p>
          </table:table-cell>
        </table:table-row>
        <table:table-row table:style-name="ro1">
          <table:table-cell office:value-type="string">
            <text:p>Future_Swipe_002.ogg</text:p>
          </table:table-cell>
          <table:table-cell office:value-type="string">
            <text:p>modules/gAudioBundle-4/src/Ui Fx/Future_Swipe_002.ogg</text:p>
          </table:table-cell>
        </table:table-row>
        <table:table-row table:style-name="ro1">
          <table:table-cell office:value-type="string">
            <text:p>Gizmo_Alarm_Loop_001.ogg</text:p>
          </table:table-cell>
          <table:table-cell office:value-type="string">
            <text:p>modules/gAudioBundle-4/src/Ui Fx/Gizmo_Alarm_Loop_001.ogg</text:p>
          </table:table-cell>
        </table:table-row>
        <table:table-row table:style-name="ro1">
          <table:table-cell office:value-type="string">
            <text:p>Marimba_Tone_007.ogg</text:p>
          </table:table-cell>
          <table:table-cell office:value-type="string">
            <text:p>modules/gAudioBundle-4/src/Ui Fx/Marimba_Tone_007.ogg</text:p>
          </table:table-cell>
        </table:table-row>
        <table:table-row table:style-name="ro1">
          <table:table-cell office:value-type="string">
            <text:p>Owl_Notification_005.ogg</text:p>
          </table:table-cell>
          <table:table-cell office:value-type="string">
            <text:p>modules/gAudioBundle-4/src/Ui Fx/Owl_Notification_005.ogg</text:p>
          </table:table-cell>
        </table:table-row>
        <table:table-row table:style-name="ro1">
          <table:table-cell office:value-type="string">
            <text:p>Ui_Mechanical_Confirm_04_Fx.ogg</text:p>
          </table:table-cell>
          <table:table-cell office:value-type="string">
            <text:p>modules/gAudioBundle-4/src/Ui Mechanical/Ui_Mechanical_Confirm_04_Fx.ogg</text:p>
          </table:table-cell>
        </table:table-row>
        <table:table-row table:style-name="ro1">
          <table:table-cell office:value-type="string">
            <text:p>Ui_Mechanical_Error_11_Fx_01.ogg</text:p>
          </table:table-cell>
          <table:table-cell office:value-type="string">
            <text:p>modules/gAudioBundle-4/src/Ui Mechanical/Ui_Mechanical_Error_11_Fx_01.ogg</text:p>
          </table:table-cell>
        </table:table-row>
        <table:table-row table:style-name="ro1">
          <table:table-cell office:value-type="string">
            <text:p>Ui_Mechanical_Move_40.ogg</text:p>
          </table:table-cell>
          <table:table-cell office:value-type="string">
            <text:p>modules/gAudioBundle-4/src/Ui Mechanical/Ui_Mechanical_Move_40.ogg</text:p>
          </table:table-cell>
        </table:table-row>
        <table:table-row table:style-name="ro1">
          <table:table-cell office:value-type="string">
            <text:p>Ui_Mechanical_Turning-On_03_Raw.ogg</text:p>
          </table:table-cell>
          <table:table-cell office:value-type="string">
            <text:p>modules/gAudioBundle-4/src/Ui Mechanical/Ui_Mechanical_Turning-On_03_Raw.ogg</text:p>
          </table:table-cell>
        </table:table-row>
        <table:table-row table:style-name="ro1">
          <table:table-cell office:value-type="string">
            <text:p>Calculation_Digital_Processing_06.ogg</text:p>
          </table:table-cell>
          <table:table-cell office:value-type="string">
            <text:p>modules/gAudioBundle-4/src/Ui Sounds Futuristic/Calculation_Digital_Processing_06.ogg</text:p>
          </table:table-cell>
        </table:table-row>
        <table:table-row table:style-name="ro1">
          <table:table-cell office:value-type="string">
            <text:p>Notification_Alarm_Subtle_Signal_Periodic_Loop_01.ogg</text:p>
          </table:table-cell>
          <table:table-cell office:value-type="string">
            <text:p>modules/gAudioBundle-4/src/Ui Sounds Futuristic/Notification_Alarm_Subtle_Signal_Periodic_Loop_01.ogg</text:p>
          </table:table-cell>
        </table:table-row>
        <table:table-row table:style-name="ro1">
          <table:table-cell office:value-type="string">
            <text:p>Notification_Futuristic_Beep_05.ogg</text:p>
          </table:table-cell>
          <table:table-cell office:value-type="string">
            <text:p>modules/gAudioBundle-4/src/Ui Sounds Futuristic/Notification_Futuristic_Beep_05.ogg</text:p>
          </table:table-cell>
        </table:table-row>
        <table:table-row table:style-name="ro1">
          <table:table-cell office:value-type="string">
            <text:p>Select_Heavy_Complex_Hi-Tech_Tone_01.ogg</text:p>
          </table:table-cell>
          <table:table-cell office:value-type="string">
            <text:p>modules/gAudioBundle-4/src/Ui Sounds Futuristic/Select_Heavy_Complex_Hi-Tech_Tone_01.ogg</text:p>
          </table:table-cell>
        </table:table-row>
        <table:table-row table:style-name="ro1">
          <table:table-cell office:value-type="string">
            <text:p>Action_Ethnic_Plugged_Indian_Strings.ogg</text:p>
          </table:table-cell>
          <table:table-cell office:value-type="string">
            <text:p>modules/gAudioBundle-4/src/Ui Sounds Musical/Action_Ethnic_Plugged_Indian_Strings.ogg</text:p>
          </table:table-cell>
        </table:table-row>
        <table:table-row table:style-name="ro1">
          <table:table-cell office:value-type="string">
            <text:p>Action_Exit_Scratch.ogg</text:p>
          </table:table-cell>
          <table:table-cell office:value-type="string">
            <text:p>modules/gAudioBundle-4/src/Ui Sounds Musical/Action_Exit_Scratch.ogg</text:p>
          </table:table-cell>
        </table:table-row>
        <table:table-row table:style-name="ro1">
          <table:table-cell office:value-type="string">
            <text:p>Notification_Bridge_Operation_01.ogg</text:p>
          </table:table-cell>
          <table:table-cell office:value-type="string">
            <text:p>modules/gAudioBundle-4/src/Ui Sounds Musical/Notification_Bridge_Operation_01.ogg</text:p>
          </table:table-cell>
        </table:table-row>
        <table:table-row table:style-name="ro1">
          <table:table-cell office:value-type="string">
            <text:p>Selection_Ukelele_Chord_04.ogg</text:p>
          </table:table-cell>
          <table:table-cell office:value-type="string">
            <text:p>modules/gAudioBundle-4/src/Ui Sounds Musical/Selection_Ukelele_Chord_04.ogg</text:p>
          </table:table-cell>
        </table:table-row>
        <table:table-row table:style-name="ro1">
          <table:table-cell office:value-type="string">
            <text:p>Bare_Feet_Grass_Run_R.ogg</text:p>
          </table:table-cell>
          <table:table-cell office:value-type="string">
            <text:p>modules/gAudioBundle-4/src/Ultimate Bare Feet Expansion/Bare_Feet_Grass_Run_R.ogg</text:p>
          </table:table-cell>
        </table:table-row>
        <table:table-row table:style-name="ro1">
          <table:table-cell office:value-type="string">
            <text:p>Bare_Feet_Hw4_Med_Walk_L.ogg</text:p>
          </table:table-cell>
          <table:table-cell office:value-type="string">
            <text:p>modules/gAudioBundle-4/src/Ultimate Bare Feet Expansion/Bare_Feet_Hw4_Med_Walk_L.ogg</text:p>
          </table:table-cell>
        </table:table-row>
        <table:table-row table:style-name="ro1">
          <table:table-cell office:value-type="string">
            <text:p>Bare_Feet_Metal_1_Slow_Med_Walk_L.ogg</text:p>
          </table:table-cell>
          <table:table-cell office:value-type="string">
            <text:p>modules/gAudioBundle-4/src/Ultimate Bare Feet Expansion/Bare_Feet_Metal_1_Slow_Med_Walk_L.ogg</text:p>
          </table:table-cell>
        </table:table-row>
        <table:table-row table:style-name="ro1">
          <table:table-cell office:value-type="string">
            <text:p>Boot_Conc_Clean_Walk_R.ogg</text:p>
          </table:table-cell>
          <table:table-cell office:value-type="string">
            <text:p>modules/gAudioBundle-4/src/Ultimate Bare Feet Expansion/Boot_Conc_Clean_Walk_R.ogg</text:p>
          </table:table-cell>
        </table:table-row>
        <table:table-row table:style-name="ro1">
          <table:table-cell office:value-type="string">
            <text:p>Pr_Army_Gear_Room_Walk_C414.ogg</text:p>
          </table:table-cell>
          <table:table-cell office:value-type="string">
            <text:p>modules/gAudioBundle-4/src/Ultimate Cloth And Prop Collection/Pr_Army_Gear_Room_Walk_C414.ogg</text:p>
          </table:table-cell>
        </table:table-row>
        <table:table-row table:style-name="ro1">
          <table:table-cell office:value-type="string">
            <text:p>Pr_Chains_Scrape_4_416.L.ogg</text:p>
          </table:table-cell>
          <table:table-cell office:value-type="string">
            <text:p>modules/gAudioBundle-4/src/Ultimate Cloth And Prop Collection/Pr_Chains_Scrape_4_416.L.ogg</text:p>
          </table:table-cell>
        </table:table-row>
        <table:table-row table:style-name="ro1">
          <table:table-cell office:value-type="string">
            <text:p>Pr_Leather_Backpack_Jog_416.L.ogg</text:p>
          </table:table-cell>
          <table:table-cell office:value-type="string">
            <text:p>modules/gAudioBundle-4/src/Ultimate Cloth And Prop Collection/Pr_Leather_Backpack_Jog_416.L.ogg</text:p>
          </table:table-cell>
        </table:table-row>
        <table:table-row table:style-name="ro1">
          <table:table-cell office:value-type="string">
            <text:p>Pr_Purse_Leather_Scrape_2_416.L.ogg</text:p>
          </table:table-cell>
          <table:table-cell office:value-type="string">
            <text:p>modules/gAudioBundle-4/src/Ultimate Cloth And Prop Collection/Pr_Purse_Leather_Scrape_2_416.L.ogg</text:p>
          </table:table-cell>
        </table:table-row>
        <table:table-row table:style-name="ro1">
          <table:table-cell office:value-type="string">
            <text:p>Ale_Spit_Hit_Face.ogg</text:p>
          </table:table-cell>
          <table:table-cell office:value-type="string">
            <text:p>modules/gAudioBundle-4/src/Ultimate Eats And Drinks/Ale_Spit_Hit_Face.ogg</text:p>
          </table:table-cell>
        </table:table-row>
        <table:table-row table:style-name="ro1">
          <table:table-cell office:value-type="string">
            <text:p>Chip_Grab_And_Eat_Child_02_.ogg</text:p>
          </table:table-cell>
          <table:table-cell office:value-type="string">
            <text:p>modules/gAudioBundle-4/src/Ultimate Eats And Drinks/Chip_Grab_And_Eat_Child_02_.ogg</text:p>
          </table:table-cell>
        </table:table-row>
        <table:table-row table:style-name="ro1">
          <table:table-cell office:value-type="string">
            <text:p>Puke_On_Guy_03_04_01_.ogg</text:p>
          </table:table-cell>
          <table:table-cell office:value-type="string">
            <text:p>modules/gAudioBundle-4/src/Ultimate Eats And Drinks/Puke_On_Guy_03_04_01_.ogg</text:p>
          </table:table-cell>
        </table:table-row>
        <table:table-row table:style-name="ro1">
          <table:table-cell office:value-type="string">
            <text:p>Wt_Pee_01_.ogg</text:p>
          </table:table-cell>
          <table:table-cell office:value-type="string">
            <text:p>modules/gAudioBundle-4/src/Ultimate Eats And Drinks/Wt_Pee_01_.ogg</text:p>
          </table:table-cell>
        </table:table-row>
        <table:table-row table:style-name="ro1">
          <table:table-cell office:value-type="string">
            <text:p>Sfx_Footsteps_Extras_Doormat_Scrapes_01.ogg</text:p>
          </table:table-cell>
          <table:table-cell office:value-type="string">
            <text:p>modules/gAudioBundle-4/src/Ultimate Footstep Collection/Sfx_Footsteps_Extras_Doormat_Scrapes_01.ogg</text:p>
          </table:table-cell>
        </table:table-row>
        <table:table-row table:style-name="ro1">
          <table:table-cell office:value-type="string">
            <text:p>Sfx_Footsteps_Gravel_Loafers_Loops_Walk_Normal.ogg</text:p>
          </table:table-cell>
          <table:table-cell office:value-type="string">
            <text:p>modules/gAudioBundle-4/src/Ultimate Footstep Collection/Sfx_Footsteps_Gravel_Loafers_Loops_Walk_Normal.ogg</text:p>
          </table:table-cell>
        </table:table-row>
        <table:table-row table:style-name="ro1">
          <table:table-cell office:value-type="string">
            <text:p>Sfx_Footsteps_Metal_Boots_Loop_Jogging.ogg</text:p>
          </table:table-cell>
          <table:table-cell office:value-type="string">
            <text:p>modules/gAudioBundle-4/src/Ultimate Footstep Collection/Sfx_Footsteps_Metal_Boots_Loop_Jogging.ogg</text:p>
          </table:table-cell>
        </table:table-row>
        <table:table-row table:style-name="ro1">
          <table:table-cell office:value-type="string">
            <text:p>Sfx_Footsteps_Snow_Singles_Sequence.ogg</text:p>
          </table:table-cell>
          <table:table-cell office:value-type="string">
            <text:p>modules/gAudioBundle-4/src/Ultimate Footstep Collection/Sfx_Footsteps_Snow_Singles_Sequence.ogg</text:p>
          </table:table-cell>
        </table:table-row>
        <table:table-row table:style-name="ro1">
          <table:table-cell office:value-type="string">
            <text:p>Beachwalla.ogg</text:p>
          </table:table-cell>
          <table:table-cell office:value-type="string">
            <text:p>modules/gAudioBundle-4/src/Ultimate Jersey Shore Vol 1/Beachwalla.ogg</text:p>
          </table:table-cell>
        </table:table-row>
        <table:table-row table:style-name="ro1">
          <table:table-cell office:value-type="string">
            <text:p>Outdooramusementpark5.ogg</text:p>
          </table:table-cell>
          <table:table-cell office:value-type="string">
            <text:p>modules/gAudioBundle-4/src/Ultimate Jersey Shore Vol 1/Outdooramusementpark5.ogg</text:p>
          </table:table-cell>
        </table:table-row>
        <table:table-row table:style-name="ro1">
          <table:table-cell office:value-type="string">
            <text:p>Ambience_Texture_Synth_21.ogg</text:p>
          </table:table-cell>
          <table:table-cell office:value-type="string">
            <text:p>modules/gAudioBundle-4/src/Ultimate Trailer Sound Effects/Ambience_Texture_Synth_21.ogg</text:p>
          </table:table-cell>
        </table:table-row>
        <table:table-row table:style-name="ro1">
          <table:table-cell office:value-type="string">
            <text:p>Impact_11.ogg</text:p>
          </table:table-cell>
          <table:table-cell office:value-type="string">
            <text:p>modules/gAudioBundle-4/src/Ultimate Trailer Sound Effects/Impact_11.ogg</text:p>
          </table:table-cell>
        </table:table-row>
        <table:table-row table:style-name="ro1">
          <table:table-cell office:value-type="string">
            <text:p>Texture_03.ogg</text:p>
          </table:table-cell>
          <table:table-cell office:value-type="string">
            <text:p>modules/gAudioBundle-4/src/Ultimate Trailer Sound Effects/Texture_03.ogg</text:p>
          </table:table-cell>
        </table:table-row>
        <table:table-row table:style-name="ro1">
          <table:table-cell office:value-type="string">
            <text:p>Transition_Pan_04.ogg</text:p>
          </table:table-cell>
          <table:table-cell office:value-type="string">
            <text:p>modules/gAudioBundle-4/src/Ultimate Trailer Sound Effects/Transition_Pan_04.ogg</text:p>
          </table:table-cell>
        </table:table-row>
        <table:table-row table:style-name="ro1">
          <table:table-cell office:value-type="string">
            <text:p>Cavern_Sound_Effect_Short_Loop.ogg</text:p>
          </table:table-cell>
          <table:table-cell office:value-type="string">
            <text:p>modules/gAudioBundle-4/src/Underground Atmospheres/Cavern_Sound_Effect_Short_Loop.ogg</text:p>
          </table:table-cell>
        </table:table-row>
        <table:table-row table:style-name="ro1">
          <table:table-cell office:value-type="string">
            <text:p>Sewer_Cascade.ogg</text:p>
          </table:table-cell>
          <table:table-cell office:value-type="string">
            <text:p>modules/gAudioBundle-4/src/Underground Atmospheres/Sewer_Cascade.ogg</text:p>
          </table:table-cell>
        </table:table-row>
        <table:table-row table:style-name="ro1">
          <table:table-cell office:value-type="string">
            <text:p>Underground_Atmosphere_Artificial_Tunnel_3_Loop.ogg</text:p>
          </table:table-cell>
          <table:table-cell office:value-type="string">
            <text:p>modules/gAudioBundle-4/src/Underground Atmospheres/Underground_Atmosphere_Artificial_Tunnel_3_Loop.ogg</text:p>
          </table:table-cell>
        </table:table-row>
        <table:table-row table:style-name="ro1">
          <table:table-cell office:value-type="string">
            <text:p>Underground_Atmosphere_Wind_2_Loop.ogg</text:p>
          </table:table-cell>
          <table:table-cell office:value-type="string">
            <text:p>modules/gAudioBundle-4/src/Underground Atmospheres/Underground_Atmosphere_Wind_2_Loop.ogg</text:p>
          </table:table-cell>
        </table:table-row>
        <table:table-row table:style-name="ro1">
          <table:table-cell office:value-type="string">
            <text:p>Creek_Bubbling_Water.ogg</text:p>
          </table:table-cell>
          <table:table-cell office:value-type="string">
            <text:p>modules/gAudioBundle-4/src/Underwater Textures/Creek_Bubbling_Water.ogg</text:p>
          </table:table-cell>
        </table:table-row>
        <table:table-row table:style-name="ro1">
          <table:table-cell office:value-type="string">
            <text:p>Creek_Bubbling_Water_53.ogg</text:p>
          </table:table-cell>
          <table:table-cell office:value-type="string">
            <text:p>modules/gAudioBundle-4/src/Underwater Textures/Creek_Bubbling_Water_53.ogg</text:p>
          </table:table-cell>
        </table:table-row>
        <table:table-row table:style-name="ro1">
          <table:table-cell office:value-type="string">
            <text:p>Creek_Bubbling_Water_81.ogg</text:p>
          </table:table-cell>
          <table:table-cell office:value-type="string">
            <text:p>modules/gAudioBundle-4/src/Underwater Textures/Creek_Bubbling_Water_81.ogg</text:p>
          </table:table-cell>
        </table:table-row>
        <table:table-row table:style-name="ro1">
          <table:table-cell office:value-type="string">
            <text:p>Creek_Bubbling_Water_91.ogg</text:p>
          </table:table-cell>
          <table:table-cell office:value-type="string">
            <text:p>modules/gAudioBundle-4/src/Underwater Textures/Creek_Bubbling_Water_91.ogg</text:p>
          </table:table-cell>
        </table:table-row>
        <table:table-row table:style-name="ro1">
          <table:table-cell office:value-type="string">
            <text:p>Unfathomed_Designed_Eternitydrop_Skipfall_Centering_Highsizzle_Bright.ogg</text:p>
          </table:table-cell>
          <table:table-cell office:value-type="string">
            <text:p>modules/gAudioBundle-4/src/Unfathomed/Unfathomed_Designed_Eternitydrop_Skipfall_Centering_Highsizzle_Bright.ogg</text:p>
          </table:table-cell>
        </table:table-row>
        <table:table-row table:style-name="ro1">
          <table:table-cell office:value-type="string">
            <text:p>Unfathomed_Hydrophone_Submerged_Bottle_Emptying_Steady_Choppy_Light.ogg</text:p>
          </table:table-cell>
          <table:table-cell office:value-type="string">
            <text:p>modules/gAudioBundle-4/src/Unfathomed/Unfathomed_Hydrophone_Submerged_Bottle_Emptying_Steady_Choppy_Light.ogg</text:p>
          </table:table-cell>
        </table:table-row>
        <table:table-row table:style-name="ro1">
          <table:table-cell office:value-type="string">
            <text:p>Unfathomed_Hydrophone_Submerged_Largeplastic_Water_Foam_Gurgling_Gentle.ogg</text:p>
          </table:table-cell>
          <table:table-cell office:value-type="string">
            <text:p>modules/gAudioBundle-4/src/Unfathomed/Unfathomed_Hydrophone_Submerged_Largeplastic_Water_Foam_Gurgling_Gentle.ogg</text:p>
          </table:table-cell>
        </table:table-row>
        <table:table-row table:style-name="ro1">
          <table:table-cell office:value-type="string">
            <text:p>Unfathomed_Hydrophone_Submerged_Smallglass_Effervescenttabs_Carbonateddrink_Pouring_Filling_Gurgling_Fizz_Alt.ogg</text:p>
          </table:table-cell>
          <table:table-cell office:value-type="string">
            <text:p>modules/gAudioBundle-4/src/Unfathomed/Unfathomed_Hydrophone_Submerged_Smallglass_Effervescenttabs_Carbonateddrink_Pouring_Filling_Gurgling_Fizz_Alt.ogg</text:p>
          </table:table-cell>
        </table:table-row>
        <table:table-row table:style-name="ro1">
          <table:table-cell office:value-type="string">
            <text:p>Ford_Focus_In_Motion_Windscreen_Wipers.ogg</text:p>
          </table:table-cell>
          <table:table-cell office:value-type="string">
            <text:p>modules/gAudioBundle-4/src/Unheard Sounds Electromagnetic Fields/Ford_Focus_In_Motion_Windscreen_Wipers.ogg</text:p>
          </table:table-cell>
        </table:table-row>
        <table:table-row table:style-name="ro1">
          <table:table-cell office:value-type="string">
            <text:p>Guitar_Pedal_Marshall_Eh1_Echohead_Mod_Filter_Setting.ogg</text:p>
          </table:table-cell>
          <table:table-cell office:value-type="string">
            <text:p>modules/gAudioBundle-4/src/Unheard Sounds Electromagnetic Fields/Guitar_Pedal_Marshall_Eh1_Echohead_Mod_Filter_Setting.ogg</text:p>
          </table:table-cell>
        </table:table-row>
        <table:table-row table:style-name="ro1">
          <table:table-cell office:value-type="string">
            <text:p>Mobile_Phone_Locked_Screen_On.ogg</text:p>
          </table:table-cell>
          <table:table-cell office:value-type="string">
            <text:p>modules/gAudioBundle-4/src/Unheard Sounds Electromagnetic Fields/Mobile_Phone_Locked_Screen_On.ogg</text:p>
          </table:table-cell>
        </table:table-row>
        <table:table-row table:style-name="ro1">
          <table:table-cell office:value-type="string">
            <text:p>Wireless_Landline_Telephone.ogg</text:p>
          </table:table-cell>
          <table:table-cell office:value-type="string">
            <text:p>modules/gAudioBundle-4/src/Unheard Sounds Electromagnetic Fields/Wireless_Landline_Telephone.ogg</text:p>
          </table:table-cell>
        </table:table-row>
        <table:table-row table:style-name="ro1">
          <table:table-cell office:value-type="string">
            <text:p>Emote_Ashley_Woman_Anger_Fight_Grunt_Big_02_Mic_B.ogg</text:p>
          </table:table-cell>
          <table:table-cell office:value-type="string">
            <text:p>modules/gAudioBundle-4/src/Universal Emotes/Emote_Ashley_Woman_Anger_Fight_Grunt_Big_02_Mic_B.ogg</text:p>
          </table:table-cell>
        </table:table-row>
        <table:table-row table:style-name="ro1">
          <table:table-cell office:value-type="string">
            <text:p>Emote_Liam_Child_Anger_Fight_Grunt_Big_04_Mic_A.ogg</text:p>
          </table:table-cell>
          <table:table-cell office:value-type="string">
            <text:p>modules/gAudioBundle-4/src/Universal Emotes/Emote_Liam_Child_Anger_Fight_Grunt_Big_04_Mic_A.ogg</text:p>
          </table:table-cell>
        </table:table-row>
        <table:table-row table:style-name="ro1">
          <table:table-cell office:value-type="string">
            <text:p>Emote_Lily_Child_Trust_Admiration_02_Mic_B.ogg</text:p>
          </table:table-cell>
          <table:table-cell office:value-type="string">
            <text:p>modules/gAudioBundle-4/src/Universal Emotes/Emote_Lily_Child_Trust_Admiration_02_Mic_B.ogg</text:p>
          </table:table-cell>
        </table:table-row>
        <table:table-row table:style-name="ro1">
          <table:table-cell office:value-type="string">
            <text:p>Emote_Robert_Man_Curiosity_09_Mic_A.ogg</text:p>
          </table:table-cell>
          <table:table-cell office:value-type="string">
            <text:p>modules/gAudioBundle-4/src/Universal Emotes/Emote_Robert_Man_Curiosity_09_Mic_A.ogg</text:p>
          </table:table-cell>
        </table:table-row>
        <table:table-row table:style-name="ro1">
          <table:table-cell office:value-type="string">
            <text:p>Atmospheric_Element_Designed-14.ogg</text:p>
          </table:table-cell>
          <table:table-cell office:value-type="string">
            <text:p>modules/gAudioBundle-4/src/Unsolved/Atmospheric_Element_Designed-14.ogg</text:p>
          </table:table-cell>
        </table:table-row>
        <table:table-row table:style-name="ro1">
          <table:table-cell office:value-type="string">
            <text:p>Musical_Element_Crime_Scene_Calm-06.ogg</text:p>
          </table:table-cell>
          <table:table-cell office:value-type="string">
            <text:p>modules/gAudioBundle-4/src/Unsolved/Musical_Element_Crime_Scene_Calm-06.ogg</text:p>
          </table:table-cell>
        </table:table-row>
        <table:table-row table:style-name="ro1">
          <table:table-cell office:value-type="string">
            <text:p>Musical_Element_Texture-04.ogg</text:p>
          </table:table-cell>
          <table:table-cell office:value-type="string">
            <text:p>modules/gAudioBundle-4/src/Unsolved/Musical_Element_Texture-04.ogg</text:p>
          </table:table-cell>
        </table:table-row>
        <table:table-row table:style-name="ro1">
          <table:table-cell office:value-type="string">
            <text:p>Transition_Mystery-08.ogg</text:p>
          </table:table-cell>
          <table:table-cell office:value-type="string">
            <text:p>modules/gAudioBundle-4/src/Unsolved/Transition_Mystery-08.ogg</text:p>
          </table:table-cell>
        </table:table-row>
        <table:table-row table:style-name="ro1">
          <table:table-cell office:value-type="string">
            <text:p>Effect_Uplifter_23.ogg</text:p>
          </table:table-cell>
          <table:table-cell office:value-type="string">
            <text:p>modules/gAudioBundle-4/src/Uplifter Pack/Effect_Uplifter_23.ogg</text:p>
          </table:table-cell>
        </table:table-row>
        <table:table-row table:style-name="ro1">
          <table:table-cell office:value-type="string">
            <text:p>Effect_Uplifter_48.ogg</text:p>
          </table:table-cell>
          <table:table-cell office:value-type="string">
            <text:p>modules/gAudioBundle-4/src/Uplifter Pack/Effect_Uplifter_48.ogg</text:p>
          </table:table-cell>
        </table:table-row>
        <table:table-row table:style-name="ro1">
          <table:table-cell office:value-type="string">
            <text:p>Effect_Uplifter_8.ogg</text:p>
          </table:table-cell>
          <table:table-cell office:value-type="string">
            <text:p>modules/gAudioBundle-4/src/Uplifter Pack/Effect_Uplifter_8.ogg</text:p>
          </table:table-cell>
        </table:table-row>
        <table:table-row table:style-name="ro1">
          <table:table-cell office:value-type="string">
            <text:p>Effect_Uplifter_90.ogg</text:p>
          </table:table-cell>
          <table:table-cell office:value-type="string">
            <text:p>modules/gAudioBundle-4/src/Uplifter Pack/Effect_Uplifter_90.ogg</text:p>
          </table:table-cell>
        </table:table-row>
        <table:table-row table:style-name="ro1">
          <table:table-cell office:value-type="string">
            <text:p>Ural_4320_T12_Onbrd_Various_Driving_Manouvers_Interior.ogg</text:p>
          </table:table-cell>
          <table:table-cell office:value-type="string">
            <text:p>modules/gAudioBundle-4/src/Ural 4320/Ural_4320_T12_Onbrd_Various_Driving_Manouvers_Interior.ogg</text:p>
          </table:table-cell>
        </table:table-row>
        <table:table-row table:style-name="ro1">
          <table:table-cell office:value-type="string">
            <text:p>Ural_4320_T15_Ext_Horn_Passby_Xy.ogg</text:p>
          </table:table-cell>
          <table:table-cell office:value-type="string">
            <text:p>modules/gAudioBundle-4/src/Ural 4320/Ural_4320_T15_Ext_Horn_Passby_Xy.ogg</text:p>
          </table:table-cell>
        </table:table-row>
        <table:table-row table:style-name="ro1">
          <table:table-cell office:value-type="string">
            <text:p>Ural_4320_T7_Ext_Startup_Away_Passby_Approach_Stop.ogg</text:p>
          </table:table-cell>
          <table:table-cell office:value-type="string">
            <text:p>modules/gAudioBundle-4/src/Ural 4320/Ural_4320_T7_Ext_Startup_Away_Passby_Approach_Stop.ogg</text:p>
          </table:table-cell>
        </table:table-row>
        <table:table-row table:style-name="ro1">
          <table:table-cell office:value-type="string">
            <text:p>Dnepr_M72_T11_Onbrd_Drive_Gearshifts_Stop_Off_Engine_Mix.ogg</text:p>
          </table:table-cell>
          <table:table-cell office:value-type="string">
            <text:p>modules/gAudioBundle-4/src/Ural Dnepr M 72 1944/Dnepr_M72_T11_Onbrd_Drive_Gearshifts_Stop_Off_Engine_Mix.ogg</text:p>
          </table:table-cell>
        </table:table-row>
        <table:table-row table:style-name="ro1">
          <table:table-cell office:value-type="string">
            <text:p>Dnepr_M72_T18_Ext_Idle_Short_Off_Ortf_Mkh8040.ogg</text:p>
          </table:table-cell>
          <table:table-cell office:value-type="string">
            <text:p>modules/gAudioBundle-4/src/Ural Dnepr M 72 1944/Dnepr_M72_T18_Ext_Idle_Short_Off_Ortf_Mkh8040.ogg</text:p>
          </table:table-cell>
        </table:table-row>
        <table:table-row table:style-name="ro1">
          <table:table-cell office:value-type="string">
            <text:p>Dnepr_M72_T19_Var_Sfx_Kickstart_Try_Fail_Engine_Mix.ogg</text:p>
          </table:table-cell>
          <table:table-cell office:value-type="string">
            <text:p>modules/gAudioBundle-4/src/Ural Dnepr M 72 1944/Dnepr_M72_T19_Var_Sfx_Kickstart_Try_Fail_Engine_Mix.ogg</text:p>
          </table:table-cell>
        </table:table-row>
        <table:table-row table:style-name="ro1">
          <table:table-cell office:value-type="string">
            <text:p>Berlin_Backyard_Kottbusser_Tor_Adalbertstr_City_Rumble_Cars_And_Train_In_Distance_Birds_In_Distance_Kids_Chatting_Of_Men_Passing_Kreuzberg_Berlin_Ub02-09.ogg</text:p>
          </table:table-cell>
          <table:table-cell office:value-type="string">
            <text:p>modules/gAudioBundle-4/src/Urban Berlin/Berlin_Backyard_Kottbusser_Tor_Adalbertstr_City_Rumble_Cars_And_Train_In_Distance_Birds_In_Distance_Kids_Chatting_Of_Men_Passing_Kreuzberg_Berlin_Ub02-09.ogg</text:p>
          </table:table-cell>
        </table:table-row>
        <table:table-row table:style-name="ro1">
          <table:table-cell office:value-type="string">
            <text:p>Berlin_Europa_Center_Ground_Floor_Near_Elevator_Calm_Shopping_Mall_Some_Tourists_People_Talking_Walla_Ub02-23.ogg</text:p>
          </table:table-cell>
          <table:table-cell office:value-type="string">
            <text:p>modules/gAudioBundle-4/src/Urban Berlin/Berlin_Europa_Center_Ground_Floor_Near_Elevator_Calm_Shopping_Mall_Some_Tourists_People_Talking_Walla_Ub02-23.ogg</text:p>
          </table:table-cell>
        </table:table-row>
        <table:table-row table:style-name="ro1">
          <table:table-cell office:value-type="string">
            <text:p>Berlin_Hardware_Store_Cash_Area_Near_Escalator_Typical_Business_Announcement_Voices_Vers11_Ub01-023.ogg</text:p>
          </table:table-cell>
          <table:table-cell office:value-type="string">
            <text:p>modules/gAudioBundle-4/src/Urban Berlin/Berlin_Hardware_Store_Cash_Area_Near_Escalator_Typical_Business_Announcement_Voices_Vers11_Ub01-023.ogg</text:p>
          </table:table-cell>
        </table:table-row>
        <table:table-row table:style-name="ro1">
          <table:table-cell office:value-type="string">
            <text:p>Berlin_Hardware_Store_Wood_Shop_Area_Circular_Saw_2_Times_Mid_Distant_Voices_Vers7_Ub01-039.ogg</text:p>
          </table:table-cell>
          <table:table-cell office:value-type="string">
            <text:p>modules/gAudioBundle-4/src/Urban Berlin/Berlin_Hardware_Store_Wood_Shop_Area_Circular_Saw_2_Times_Mid_Distant_Voices_Vers7_Ub01-039.ogg</text:p>
          </table:table-cell>
        </table:table-row>
        <table:table-row table:style-name="ro1">
          <table:table-cell office:value-type="string">
            <text:p>Berlin_Hauptbahnhof_Station_Hall_Close_To_Elevator_Undergrond_Level_Distant_Trains_Incoming_And_Outgoing_People_Walk_By_Announcements_Walla4_Ub01-044.ogg</text:p>
          </table:table-cell>
          <table:table-cell office:value-type="string">
            <text:p>modules/gAudioBundle-4/src/Urban Berlin/Berlin_Hauptbahnhof_Station_Hall_Close_To_Elevator_Undergrond_Level_Distant_Trains_Incoming_And_Outgoing_People_Walk_By_Announcements_Walla4_Ub01-044.ogg</text:p>
          </table:table-cell>
        </table:table-row>
        <table:table-row table:style-name="ro1">
          <table:table-cell office:value-type="string">
            <text:p>Berlin_Kreuzberg_Hohnestauffenplatz_Playground_Kids_Playing_Distant_Traffic1_Ub01-054.ogg</text:p>
          </table:table-cell>
          <table:table-cell office:value-type="string">
            <text:p>modules/gAudioBundle-4/src/Urban Berlin/Berlin_Kreuzberg_Hohnestauffenplatz_Playground_Kids_Playing_Distant_Traffic1_Ub01-054.ogg</text:p>
          </table:table-cell>
        </table:table-row>
        <table:table-row table:style-name="ro1">
          <table:table-cell office:value-type="string">
            <text:p>Berlin_Nikolai_Church_Roomtone_People_Chatting_Big_Room_Reverb_Mic_To_The_Entry_Ub02-37.ogg</text:p>
          </table:table-cell>
          <table:table-cell office:value-type="string">
            <text:p>modules/gAudioBundle-4/src/Urban Berlin/Berlin_Nikolai_Church_Roomtone_People_Chatting_Big_Room_Reverb_Mic_To_The_Entry_Ub02-37.ogg</text:p>
          </table:table-cell>
        </table:table-row>
        <table:table-row table:style-name="ro1">
          <table:table-cell office:value-type="string">
            <text:p>Berlin_Oranienplatz_Inbetween_Tracks_In_Front_Of_Traffic_Lights_Direction_Moritzplatz_Busy_Traffic_Pedestrians_Midday_Vers_1_Ub03_005.ogg</text:p>
          </table:table-cell>
          <table:table-cell office:value-type="string">
            <text:p>modules/gAudioBundle-4/src/Urban Berlin/Berlin_Oranienplatz_Inbetween_Tracks_In_Front_Of_Traffic_Lights_Direction_Moritzplatz_Busy_Traffic_Pedestrians_Midday_Vers_1_Ub03_005.ogg</text:p>
          </table:table-cell>
        </table:table-row>
        <table:table-row table:style-name="ro1">
          <table:table-cell office:value-type="string">
            <text:p>Berlin_Plattform_U-Bahn_Station_Kottbusser_Tor_Train_Stops_Moves_On_Signal._Voices_Car_Horn_In_Dist_Ub02-44.ogg</text:p>
          </table:table-cell>
          <table:table-cell office:value-type="string">
            <text:p>modules/gAudioBundle-4/src/Urban Berlin/Berlin_Plattform_U-Bahn_Station_Kottbusser_Tor_Train_Stops_Moves_On_Signal._Voices_Car_Horn_In_Dist_Ub02-44.ogg</text:p>
          </table:table-cell>
        </table:table-row>
        <table:table-row table:style-name="ro1">
          <table:table-cell office:value-type="string">
            <text:p>Berlin_Playground_Grimmstrasse_Mid_Close_Traffic_Ambulance_Siren_Kids_And_Their_Parents_Schoolclass_Coming_Birds_Midday_Vers_1_Ub03_009.ogg</text:p>
          </table:table-cell>
          <table:table-cell office:value-type="string">
            <text:p>modules/gAudioBundle-4/src/Urban Berlin/Berlin_Playground_Grimmstrasse_Mid_Close_Traffic_Ambulance_Siren_Kids_And_Their_Parents_Schoolclass_Coming_Birds_Midday_Vers_1_Ub03_009.ogg</text:p>
          </table:table-cell>
        </table:table-row>
        <table:table-row table:style-name="ro1">
          <table:table-cell office:value-type="string">
            <text:p>Detunized_Urban-Crows_01.ogg</text:p>
          </table:table-cell>
          <table:table-cell office:value-type="string">
            <text:p>modules/gAudioBundle-4/src/Urban Crows/Detunized_Urban-Crows_01.ogg</text:p>
          </table:table-cell>
        </table:table-row>
        <table:table-row table:style-name="ro1">
          <table:table-cell office:value-type="string">
            <text:p>Detunized_Urban-Crows_12c.ogg</text:p>
          </table:table-cell>
          <table:table-cell office:value-type="string">
            <text:p>modules/gAudioBundle-4/src/Urban Crows/Detunized_Urban-Crows_12c.ogg</text:p>
          </table:table-cell>
        </table:table-row>
        <table:table-row table:style-name="ro1">
          <table:table-cell office:value-type="string">
            <text:p>Gs_Amb_Abandoned_Industrial_Site_Quad.ogg</text:p>
          </table:table-cell>
          <table:table-cell office:value-type="string">
            <text:p>modules/gAudioBundle-4/src/Urban Decay/Gs_Amb_Abandoned_Industrial_Site_Quad.ogg</text:p>
          </table:table-cell>
        </table:table-row>
        <table:table-row table:style-name="ro1">
          <table:table-cell office:value-type="string">
            <text:p>Gs_Amb_Empty_Domed_Hall_Quad.ogg</text:p>
          </table:table-cell>
          <table:table-cell office:value-type="string">
            <text:p>modules/gAudioBundle-4/src/Urban Decay/Gs_Amb_Empty_Domed_Hall_Quad.ogg</text:p>
          </table:table-cell>
        </table:table-row>
        <table:table-row table:style-name="ro1">
          <table:table-cell office:value-type="string">
            <text:p>Gs_Amb_Underground_Carpark_Quad.ogg</text:p>
          </table:table-cell>
          <table:table-cell office:value-type="string">
            <text:p>modules/gAudioBundle-4/src/Urban Decay/Gs_Amb_Underground_Carpark_Quad.ogg</text:p>
          </table:table-cell>
        </table:table-row>
        <table:table-row table:style-name="ro1">
          <table:table-cell office:value-type="string">
            <text:p>Gs_Amb_Warehouse_Storage_Quad.ogg</text:p>
          </table:table-cell>
          <table:table-cell office:value-type="string">
            <text:p>modules/gAudioBundle-4/src/Urban Decay/Gs_Amb_Warehouse_Storage_Quad.ogg</text:p>
          </table:table-cell>
        </table:table-row>
        <table:table-row table:style-name="ro1">
          <table:table-cell office:value-type="string">
            <text:p>Busy_Road_003.ogg</text:p>
          </table:table-cell>
          <table:table-cell office:value-type="string">
            <text:p>modules/gAudioBundle-4/src/Urban Environments/Busy_Road_003.ogg</text:p>
          </table:table-cell>
        </table:table-row>
        <table:table-row table:style-name="ro1">
          <table:table-cell office:value-type="string">
            <text:p>Street_Traffic_Vietnam_004.ogg</text:p>
          </table:table-cell>
          <table:table-cell office:value-type="string">
            <text:p>modules/gAudioBundle-4/src/Urban Environments/Street_Traffic_Vietnam_004.ogg</text:p>
          </table:table-cell>
        </table:table-row>
        <table:table-row table:style-name="ro1">
          <table:table-cell office:value-type="string">
            <text:p>User_Interface_Abstract_Processing_14.ogg</text:p>
          </table:table-cell>
          <table:table-cell office:value-type="string">
            <text:p>modules/gAudioBundle-4/src/User Interface/User_Interface_Abstract_Processing_14.ogg</text:p>
          </table:table-cell>
        </table:table-row>
        <table:table-row table:style-name="ro1">
          <table:table-cell office:value-type="string">
            <text:p>User_Interface_Click_Button_25.ogg</text:p>
          </table:table-cell>
          <table:table-cell office:value-type="string">
            <text:p>modules/gAudioBundle-4/src/User Interface/User_Interface_Click_Button_25.ogg</text:p>
          </table:table-cell>
        </table:table-row>
        <table:table-row table:style-name="ro1">
          <table:table-cell office:value-type="string">
            <text:p>User_Interface_Notification_Bubbles_04.ogg</text:p>
          </table:table-cell>
          <table:table-cell office:value-type="string">
            <text:p>modules/gAudioBundle-4/src/User Interface/User_Interface_Notification_Bubbles_04.ogg</text:p>
          </table:table-cell>
        </table:table-row>
        <table:table-row table:style-name="ro1">
          <table:table-cell office:value-type="string">
            <text:p>User_Interface_Shut_Down_01.ogg</text:p>
          </table:table-cell>
          <table:table-cell office:value-type="string">
            <text:p>modules/gAudioBundle-4/src/User Interface/User_Interface_Shut_Down_01.ogg</text:p>
          </table:table-cell>
        </table:table-row>
        <table:table-row table:style-name="ro1">
          <table:table-cell office:value-type="string">
            <text:p>Vaeyaniii_massager_osscilations_switch_hispeed_mechanical_electrical_50hz_hum_vibration_loopable.ogg</text:p>
          </table:table-cell>
          <table:table-cell office:value-type="string">
            <text:p>modules/gAudioBundle-4/src/Vaeyan Iii/Vaeyaniii_massager_osscilations_switch_hispeed_mechanical_electrical_50hz_hum_vibration_loopable.ogg</text:p>
          </table:table-cell>
        </table:table-row>
        <table:table-row table:style-name="ro1">
          <table:table-cell office:value-type="string">
            <text:p>Vaeyaniii_medicaldevices_insulinpump_rewind_beeps_servo_spinning.ogg</text:p>
          </table:table-cell>
          <table:table-cell office:value-type="string">
            <text:p>modules/gAudioBundle-4/src/Vaeyan Iii/Vaeyaniii_medicaldevices_insulinpump_rewind_beeps_servo_spinning.ogg</text:p>
          </table:table-cell>
        </table:table-row>
        <table:table-row table:style-name="ro1">
          <table:table-cell office:value-type="string">
            <text:p>Vaeyaniii_shockabsorber_broken_decompress_oil_bubbling_scuffing_flatulent.ogg</text:p>
          </table:table-cell>
          <table:table-cell office:value-type="string">
            <text:p>modules/gAudioBundle-4/src/Vaeyan Iii/Vaeyaniii_shockabsorber_broken_decompress_oil_bubbling_scuffing_flatulent.ogg</text:p>
          </table:table-cell>
        </table:table-row>
        <table:table-row table:style-name="ro1">
          <table:table-cell office:value-type="string">
            <text:p>Vaeyaniii_tea_leaves_loose_bag_plastic_foil_rollup_seal_rustle_crinkle.ogg</text:p>
          </table:table-cell>
          <table:table-cell office:value-type="string">
            <text:p>modules/gAudioBundle-4/src/Vaeyan Iii/Vaeyaniii_tea_leaves_loose_bag_plastic_foil_rollup_seal_rustle_crinkle.ogg</text:p>
          </table:table-cell>
        </table:table-row>
        <table:table-row table:style-name="ro1">
          <table:table-cell office:value-type="string">
            <text:p>Ambience_Urban_Day_Kayaking_Coloradoriver_Austin_Tx_Tandemkayak_Paddle_Calm_Relaxingspeed_Waterlevel_Facingfront_Xy.ogg</text:p>
          </table:table-cell>
          <table:table-cell office:value-type="string">
            <text:p>modules/gAudioBundle-4/src/Vaeyan Iv/Ambience_Urban_Day_Kayaking_Coloradoriver_Austin_Tx_Tandemkayak_Paddle_Calm_Relaxingspeed_Waterlevel_Facingfront_Xy.ogg</text:p>
          </table:table-cell>
        </table:table-row>
        <table:table-row table:style-name="ro1">
          <table:table-cell office:value-type="string">
            <text:p>Cabin_Frontdoor_Deadbolt_Lock_Latch_Thick_Open_Hyper.ogg</text:p>
          </table:table-cell>
          <table:table-cell office:value-type="string">
            <text:p>modules/gAudioBundle-4/src/Vaeyan Iv/Cabin_Frontdoor_Deadbolt_Lock_Latch_Thick_Open_Hyper.ogg</text:p>
          </table:table-cell>
        </table:table-row>
        <table:table-row table:style-name="ro1">
          <table:table-cell office:value-type="string">
            <text:p>Cookiejar_Ceramic_Glazed_Irregularshape_Hollowbase_Hollowtop_Rough_Resonant_Tonal_Jostle_Long_Strong_2.ogg</text:p>
          </table:table-cell>
          <table:table-cell office:value-type="string">
            <text:p>modules/gAudioBundle-4/src/Vaeyan Iv/Cookiejar_Ceramic_Glazed_Irregularshape_Hollowbase_Hollowtop_Rough_Resonant_Tonal_Jostle_Long_Strong_2.ogg</text:p>
          </table:table-cell>
        </table:table-row>
        <table:table-row table:style-name="ro1">
          <table:table-cell office:value-type="string">
            <text:p>Wristrocketpro_Slingshot_Blackmambabands_Dryfiring_Slap_Rubber_Rustle_Shot_7.ogg</text:p>
          </table:table-cell>
          <table:table-cell office:value-type="string">
            <text:p>modules/gAudioBundle-4/src/Vaeyan Iv/Wristrocketpro_Slingshot_Blackmambabands_Dryfiring_Slap_Rubber_Rustle_Shot_7.ogg</text:p>
          </table:table-cell>
        </table:table-row>
        <table:table-row table:style-name="ro1">
          <table:table-cell office:value-type="string">
            <text:p>Breaths_Male_Exhale_Ghost_Evil_Hostile_Snarl_1.ogg</text:p>
          </table:table-cell>
          <table:table-cell office:value-type="string">
            <text:p>modules/gAudioBundle-4/src/Variety Sound Effects/Breaths_Male_Exhale_Ghost_Evil_Hostile_Snarl_1.ogg</text:p>
          </table:table-cell>
        </table:table-row>
        <table:table-row table:style-name="ro1">
          <table:table-cell office:value-type="string">
            <text:p>Cork_Pop_Strong_Classic.ogg</text:p>
          </table:table-cell>
          <table:table-cell office:value-type="string">
            <text:p>modules/gAudioBundle-4/src/Variety Sound Effects/Cork_Pop_Strong_Classic.ogg</text:p>
          </table:table-cell>
        </table:table-row>
        <table:table-row table:style-name="ro1">
          <table:table-cell office:value-type="string">
            <text:p>Crowd_Chinatown_Supermarket_Checkout_Voices_Mandarin_Lively_Some_Shopping_Cart_Moves.ogg</text:p>
          </table:table-cell>
          <table:table-cell office:value-type="string">
            <text:p>modules/gAudioBundle-4/src/Variety Sound Effects/Crowd_Chinatown_Supermarket_Checkout_Voices_Mandarin_Lively_Some_Shopping_Cart_Moves.ogg</text:p>
          </table:table-cell>
        </table:table-row>
        <table:table-row table:style-name="ro1">
          <table:table-cell office:value-type="string">
            <text:p>Jet_Fighter_F_22_Raptor_By_Slow_Crackle.ogg</text:p>
          </table:table-cell>
          <table:table-cell office:value-type="string">
            <text:p>modules/gAudioBundle-4/src/Variety Sound Effects/Jet_Fighter_F_22_Raptor_By_Slow_Crackle.ogg</text:p>
          </table:table-cell>
        </table:table-row>
        <table:table-row table:style-name="ro1">
          <table:table-cell office:value-type="string">
            <text:p>Record_Player_Needle_Vinyl_Scratch_Abrupt_Hasty.ogg</text:p>
          </table:table-cell>
          <table:table-cell office:value-type="string">
            <text:p>modules/gAudioBundle-4/src/Variety Sound Effects/Record_Player_Needle_Vinyl_Scratch_Abrupt_Hasty.ogg</text:p>
          </table:table-cell>
        </table:table-row>
        <table:table-row table:style-name="ro1">
          <table:table-cell office:value-type="string">
            <text:p>Steam_Blast_Tube_Or_Pipe_Distant.ogg</text:p>
          </table:table-cell>
          <table:table-cell office:value-type="string">
            <text:p>modules/gAudioBundle-4/src/Variety Sound Effects/Steam_Blast_Tube_Or_Pipe_Distant.ogg</text:p>
          </table:table-cell>
        </table:table-row>
        <table:table-row table:style-name="ro1">
          <table:table-cell office:value-type="string">
            <text:p>Steam_Kettle_Whistle_Surge_Strong_Steady_Lift_Off_Burner_Diminish_D50_Setting_Down_On_Burner_At_Head.ogg</text:p>
          </table:table-cell>
          <table:table-cell office:value-type="string">
            <text:p>modules/gAudioBundle-4/src/Variety Sound Effects/Steam_Kettle_Whistle_Surge_Strong_Steady_Lift_Off_Burner_Diminish_D50_Setting_Down_On_Burner_At_Head.ogg</text:p>
          </table:table-cell>
        </table:table-row>
        <table:table-row table:style-name="ro1">
          <table:table-cell office:value-type="string">
            <text:p>Subway_Toronto_By_Stop_Squeal.ogg</text:p>
          </table:table-cell>
          <table:table-cell office:value-type="string">
            <text:p>modules/gAudioBundle-4/src/Variety Sound Effects/Subway_Toronto_By_Stop_Squeal.ogg</text:p>
          </table:table-cell>
        </table:table-row>
        <table:table-row table:style-name="ro1">
          <table:table-cell office:value-type="string">
            <text:p>Heckler_and_Koch_G36c_5.56mm_Foley_Close_Up_Mkh60_Mag_In_and_Out.ogg</text:p>
          </table:table-cell>
          <table:table-cell office:value-type="string">
            <text:p>modules/gAudioBundle-4/src/Various Gun Foley and Handling/Heckler_and_Koch_G36c_5.56mm_Foley_Close_Up_Mkh60_Mag_In_and_Out.ogg</text:p>
          </table:table-cell>
        </table:table-row>
        <table:table-row table:style-name="ro1">
          <table:table-cell office:value-type="string">
            <text:p>Saiga-12_12g_Solid_Slug_Foley_Close_Up_Rsm191_R_Cocking.ogg</text:p>
          </table:table-cell>
          <table:table-cell office:value-type="string">
            <text:p>modules/gAudioBundle-4/src/Various Gun Foley and Handling/Saiga-12_12g_Solid_Slug_Foley_Close_Up_Rsm191_R_Cocking.ogg</text:p>
          </table:table-cell>
        </table:table-row>
        <table:table-row table:style-name="ro1">
          <table:table-cell office:value-type="string">
            <text:p>Smith_and_Wesson_M29_.44_Magnum_Foley_Close_Up_Mkh416_Cylinder_Open_and_Close.ogg</text:p>
          </table:table-cell>
          <table:table-cell office:value-type="string">
            <text:p>modules/gAudioBundle-4/src/Various Gun Foley and Handling/Smith_and_Wesson_M29_.44_Magnum_Foley_Close_Up_Mkh416_Cylinder_Open_and_Close.ogg</text:p>
          </table:table-cell>
        </table:table-row>
        <table:table-row table:style-name="ro1">
          <table:table-cell office:value-type="string">
            <text:p>Steyr_Tmp_9mm_Foley_Distant_Mkh418s_S_Cocking_and_Dry_Fire.ogg</text:p>
          </table:table-cell>
          <table:table-cell office:value-type="string">
            <text:p>modules/gAudioBundle-4/src/Various Gun Foley and Handling/Steyr_Tmp_9mm_Foley_Distant_Mkh418s_S_Cocking_and_Dry_Fire.ogg</text:p>
          </table:table-cell>
        </table:table-row>
        <table:table-row table:style-name="ro1">
          <table:table-cell office:value-type="string">
            <text:p>Crushes_Leek_3.ogg</text:p>
          </table:table-cell>
          <table:table-cell office:value-type="string">
            <text:p>modules/gAudioBundle-4/src/Vegecide!/Crushes_Leek_3.ogg</text:p>
          </table:table-cell>
        </table:table-row>
        <table:table-row table:style-name="ro1">
          <table:table-cell office:value-type="string">
            <text:p>Saws_Pineapple_1.ogg</text:p>
          </table:table-cell>
          <table:table-cell office:value-type="string">
            <text:p>modules/gAudioBundle-4/src/Vegecide!/Saws_Pineapple_1.ogg</text:p>
          </table:table-cell>
        </table:table-row>
        <table:table-row table:style-name="ro1">
          <table:table-cell office:value-type="string">
            <text:p>Squishes_Orange_3.ogg</text:p>
          </table:table-cell>
          <table:table-cell office:value-type="string">
            <text:p>modules/gAudioBundle-4/src/Vegecide!/Squishes_Orange_3.ogg</text:p>
          </table:table-cell>
        </table:table-row>
        <table:table-row table:style-name="ro1">
          <table:table-cell office:value-type="string">
            <text:p>Tears_Pineapple_2.ogg</text:p>
          </table:table-cell>
          <table:table-cell office:value-type="string">
            <text:p>modules/gAudioBundle-4/src/Vegecide!/Tears_Pineapple_2.ogg</text:p>
          </table:table-cell>
        </table:table-row>
        <table:table-row table:style-name="ro1">
          <table:table-cell office:value-type="string">
            <text:p>Vegetable_Carnage_Apple_Rip_Snap_Dry_Medium_Long.ogg</text:p>
          </table:table-cell>
          <table:table-cell office:value-type="string">
            <text:p>modules/gAudioBundle-4/src/Vegetable Carnage/Vegetable_Carnage_Apple_Rip_Snap_Dry_Medium_Long.ogg</text:p>
          </table:table-cell>
        </table:table-row>
        <table:table-row table:style-name="ro1">
          <table:table-cell office:value-type="string">
            <text:p>Vegetable_Carnage_Cabbage_Snap_Short_Length_Light_Strength_4_Variations.ogg</text:p>
          </table:table-cell>
          <table:table-cell office:value-type="string">
            <text:p>modules/gAudioBundle-4/src/Vegetable Carnage/Vegetable_Carnage_Cabbage_Snap_Short_Length_Light_Strength_4_Variations.ogg</text:p>
          </table:table-cell>
        </table:table-row>
        <table:table-row table:style-name="ro1">
          <table:table-cell office:value-type="string">
            <text:p>Vegetable_Carnage_Orange_Squish_Medium_Length_Medium_Strength_3_Variations.ogg</text:p>
          </table:table-cell>
          <table:table-cell office:value-type="string">
            <text:p>modules/gAudioBundle-4/src/Vegetable Carnage/Vegetable_Carnage_Orange_Squish_Medium_Length_Medium_Strength_3_Variations.ogg</text:p>
          </table:table-cell>
        </table:table-row>
        <table:table-row table:style-name="ro1">
          <table:table-cell office:value-type="string">
            <text:p>Vegetable_Carnage_Tomato_Squish_Slow_Soft_Strength_Wet_Mono.ogg</text:p>
          </table:table-cell>
          <table:table-cell office:value-type="string">
            <text:p>modules/gAudioBundle-4/src/Vegetable Carnage/Vegetable_Carnage_Tomato_Squish_Slow_Soft_Strength_Wet_Mono.ogg</text:p>
          </table:table-cell>
        </table:table-row>
        <table:table-row table:style-name="ro1">
          <table:table-cell office:value-type="string">
            <text:p>Celery_Crunch_13.ogg</text:p>
          </table:table-cell>
          <table:table-cell office:value-type="string">
            <text:p>modules/gAudioBundle-4/src/Vegetable Murder Crush And Crunch/Celery_Crunch_13.ogg</text:p>
          </table:table-cell>
        </table:table-row>
        <table:table-row table:style-name="ro1">
          <table:table-cell office:value-type="string">
            <text:p>Pepper_Crush_06.ogg</text:p>
          </table:table-cell>
          <table:table-cell office:value-type="string">
            <text:p>modules/gAudioBundle-4/src/Vegetable Murder Crush And Crunch/Pepper_Crush_06.ogg</text:p>
          </table:table-cell>
        </table:table-row>
        <table:table-row table:style-name="ro1">
          <table:table-cell office:value-type="string">
            <text:p>Helicopter_Bell_222_Idle_Grow_Take_Off_Away_Faint_Background_Birds.ogg</text:p>
          </table:table-cell>
          <table:table-cell office:value-type="string">
            <text:p>modules/gAudioBundle-4/src/Vehicles Aviation/Helicopter_Bell_222_Idle_Grow_Take_Off_Away_Faint_Background_Birds.ogg</text:p>
          </table:table-cell>
        </table:table-row>
        <table:table-row table:style-name="ro1">
          <table:table-cell office:value-type="string">
            <text:p>Plane_Seaplane_De_Havilland_Dhc-2_Beaver_Single-Engine_Medium_Distant_Idle_Taxi_Turn_Fast_Away.ogg</text:p>
          </table:table-cell>
          <table:table-cell office:value-type="string">
            <text:p>modules/gAudioBundle-4/src/Vehicles Aviation/Plane_Seaplane_De_Havilland_Dhc-2_Beaver_Single-Engine_Medium_Distant_Idle_Taxi_Turn_Fast_Away.ogg</text:p>
          </table:table-cell>
        </table:table-row>
        <table:table-row table:style-name="ro1">
          <table:table-cell office:value-type="string">
            <text:p>Plane_Seaplane_Ride_Pov_Cabin_Maneuver_Swing_Around.ogg</text:p>
          </table:table-cell>
          <table:table-cell office:value-type="string">
            <text:p>modules/gAudioBundle-4/src/Vehicles Aviation/Plane_Seaplane_Ride_Pov_Cabin_Maneuver_Swing_Around.ogg</text:p>
          </table:table-cell>
        </table:table-row>
        <table:table-row table:style-name="ro1">
          <table:table-cell office:value-type="string">
            <text:p>Boat_Bow_Wash_Ferry_Midship_Whine_Deep_Slosh.ogg</text:p>
          </table:table-cell>
          <table:table-cell office:value-type="string">
            <text:p>modules/gAudioBundle-4/src/Vehicles Boats 1 Ferry/Boat_Bow_Wash_Ferry_Midship_Whine_Deep_Slosh.ogg</text:p>
          </table:table-cell>
        </table:table-row>
        <table:table-row table:style-name="ro1">
          <table:table-cell office:value-type="string">
            <text:p>Boat_Ferry_C_Class_7_Ton_12000_Hp_Bow_Ext_Pov_Cars_Exit_Over_Metal_Grate_A_Few_Faint_Voices.ogg</text:p>
          </table:table-cell>
          <table:table-cell office:value-type="string">
            <text:p>modules/gAudioBundle-4/src/Vehicles Boats 1 Ferry/Boat_Ferry_C_Class_7_Ton_12000_Hp_Bow_Ext_Pov_Cars_Exit_Over_Metal_Grate_A_Few_Faint_Voices.ogg</text:p>
          </table:table-cell>
        </table:table-row>
        <table:table-row table:style-name="ro1">
          <table:table-cell office:value-type="string">
            <text:p>Boat_Ferry_V_Class_9_Ton_8500_Hp_Washroom_Vent_Rattle_Pipe_Hiss.ogg</text:p>
          </table:table-cell>
          <table:table-cell office:value-type="string">
            <text:p>modules/gAudioBundle-4/src/Vehicles Boats 1 Ferry/Boat_Ferry_V_Class_9_Ton_8500_Hp_Washroom_Vent_Rattle_Pipe_Hiss.ogg</text:p>
          </table:table-cell>
        </table:table-row>
        <table:table-row table:style-name="ro1">
          <table:table-cell office:value-type="string">
            <text:p>Bmw_323i_2007_Dirt_Away_Peel_Out_Fish_Tail_Hard_Accel_Away.ogg</text:p>
          </table:table-cell>
          <table:table-cell office:value-type="string">
            <text:p>modules/gAudioBundle-4/src/Vehicles Car Sound Effects 1 Elements/Bmw_323i_2007_Dirt_Away_Peel_Out_Fish_Tail_Hard_Accel_Away.ogg</text:p>
          </table:table-cell>
        </table:table-row>
        <table:table-row table:style-name="ro1">
          <table:table-cell office:value-type="string">
            <text:p>Honda_Civic_2001_By_Wet_50_Kph_Intrepid.ogg</text:p>
          </table:table-cell>
          <table:table-cell office:value-type="string">
            <text:p>modules/gAudioBundle-4/src/Vehicles Car Sound Effects 1 Elements/Honda_Civic_2001_By_Wet_50_Kph_Intrepid.ogg</text:p>
          </table:table-cell>
        </table:table-row>
        <table:table-row table:style-name="ro1">
          <table:table-cell office:value-type="string">
            <text:p>Mazda_3_2011_Ride_Pov_Medium_Bumpy_Decelerate_Stop.ogg</text:p>
          </table:table-cell>
          <table:table-cell office:value-type="string">
            <text:p>modules/gAudioBundle-4/src/Vehicles Car Sound Effects 1 Elements/Mazda_3_2011_Ride_Pov_Medium_Bumpy_Decelerate_Stop.ogg</text:p>
          </table:table-cell>
        </table:table-row>
        <table:table-row table:style-name="ro1">
          <table:table-cell office:value-type="string">
            <text:p>Train_Freight_Bridge_By_Away_Very_Close_Perspective_Crystal_Clear.ogg</text:p>
          </table:table-cell>
          <table:table-cell office:value-type="string">
            <text:p>modules/gAudioBundle-4/src/Vehicles Freight Trains 1/Train_Freight_Bridge_By_Away_Very_Close_Perspective_Crystal_Clear.ogg</text:p>
          </table:table-cell>
        </table:table-row>
        <table:table-row table:style-name="ro1">
          <table:table-cell office:value-type="string">
            <text:p>Train_Freight_Diesel-Electric_Ge_Ac4400cw_5821_Locomotive_3_Cars_By_Slow_Bell_D50.ogg</text:p>
          </table:table-cell>
          <table:table-cell office:value-type="string">
            <text:p>modules/gAudioBundle-4/src/Vehicles Freight Trains 1/Train_Freight_Diesel-Electric_Ge_Ac4400cw_5821_Locomotive_3_Cars_By_Slow_Bell_D50.ogg</text:p>
          </table:table-cell>
        </table:table-row>
        <table:table-row table:style-name="ro1">
          <table:table-cell office:value-type="string">
            <text:p>Train_Freight_Locomotive_Cars_Up_By_Away_Engine_On_End_Neumann.ogg</text:p>
          </table:table-cell>
          <table:table-cell office:value-type="string">
            <text:p>modules/gAudioBundle-4/src/Vehicles Freight Trains 1/Train_Freight_Locomotive_Cars_Up_By_Away_Engine_On_End_Neumann.ogg</text:p>
          </table:table-cell>
        </table:table-row>
        <table:table-row table:style-name="ro1">
          <table:table-cell office:value-type="string">
            <text:p>Train_Diesel_Passenger_Ride_Pov_First_Class_Decelerate_Stop_Distant_Brake_Squeals.ogg</text:p>
          </table:table-cell>
          <table:table-cell office:value-type="string">
            <text:p>modules/gAudioBundle-4/src/Vehicles Passenger Trains 1/Train_Diesel_Passenger_Ride_Pov_First_Class_Decelerate_Stop_Distant_Brake_Squeals.ogg</text:p>
          </table:table-cell>
        </table:table-row>
        <table:table-row table:style-name="ro1">
          <table:table-cell office:value-type="string">
            <text:p>Train_Locomotive_Diesel-Electric_Mpi_Mp40ph-3c_Distant_Idle_Whine.ogg</text:p>
          </table:table-cell>
          <table:table-cell office:value-type="string">
            <text:p>modules/gAudioBundle-4/src/Vehicles Passenger Trains 1/Train_Locomotive_Diesel-Electric_Mpi_Mp40ph-3c_Distant_Idle_Whine.ogg</text:p>
          </table:table-cell>
        </table:table-row>
        <table:table-row table:style-name="ro1">
          <table:table-cell office:value-type="string">
            <text:p>Train_Passenger_Diesel_Electric_General_Electric_Genesis_P42dc_903_Idle_Chuffs_Bell_Away.ogg</text:p>
          </table:table-cell>
          <table:table-cell office:value-type="string">
            <text:p>modules/gAudioBundle-4/src/Vehicles Passenger Trains 1/Train_Passenger_Diesel_Electric_General_Electric_Genesis_P42dc_903_Idle_Chuffs_Bell_Away.ogg</text:p>
          </table:table-cell>
        </table:table-row>
        <table:table-row table:style-name="ro1">
          <table:table-cell office:value-type="string">
            <text:p>Subway_New_York_6_Line_Up_Stop_Chime_Door_Open.ogg</text:p>
          </table:table-cell>
          <table:table-cell office:value-type="string">
            <text:p>modules/gAudioBundle-4/src/Vehicles Transit Trains/Subway_New_York_6_Line_Up_Stop_Chime_Door_Open.ogg</text:p>
          </table:table-cell>
        </table:table-row>
        <table:table-row table:style-name="ro1">
          <table:table-cell office:value-type="string">
            <text:p>Train_Rapid_Transit_Toronto_Icts_Chime_Door_Close_Away_Shudder_Loose_Hasty.ogg</text:p>
          </table:table-cell>
          <table:table-cell office:value-type="string">
            <text:p>modules/gAudioBundle-4/src/Vehicles Transit Trains/Train_Rapid_Transit_Toronto_Icts_Chime_Door_Close_Away_Shudder_Loose_Hasty.ogg</text:p>
          </table:table-cell>
        </table:table-row>
        <table:table-row table:style-name="ro1">
          <table:table-cell office:value-type="string">
            <text:p>Train_S-Bahn_Germany_Berlin_Ride_Pov_Start_Relaxed_Pa_Stop.ogg</text:p>
          </table:table-cell>
          <table:table-cell office:value-type="string">
            <text:p>modules/gAudioBundle-4/src/Vehicles Transit Trains/Train_S-Bahn_Germany_Berlin_Ride_Pov_Start_Relaxed_Pa_Stop.ogg</text:p>
          </table:table-cell>
        </table:table-row>
        <table:table-row table:style-name="ro1">
          <table:table-cell office:value-type="string">
            <text:p>Vibration_Case_Objects_Rattle_Clatter_Rapid_Violent_Loop.ogg</text:p>
          </table:table-cell>
          <table:table-cell office:value-type="string">
            <text:p>modules/gAudioBundle-4/src/Vibration/Vibration_Case_Objects_Rattle_Clatter_Rapid_Violent_Loop.ogg</text:p>
          </table:table-cell>
        </table:table-row>
        <table:table-row table:style-name="ro1">
          <table:table-cell office:value-type="string">
            <text:p>Vibration_File_Cabinet_Steel_Rattle_Oscillate_Sluggish_Loop_001.ogg</text:p>
          </table:table-cell>
          <table:table-cell office:value-type="string">
            <text:p>modules/gAudioBundle-4/src/Vibration/Vibration_File_Cabinet_Steel_Rattle_Oscillate_Sluggish_Loop_001.ogg</text:p>
          </table:table-cell>
        </table:table-row>
        <table:table-row table:style-name="ro1">
          <table:table-cell office:value-type="string">
            <text:p>Vibration_Panel_Metal_Rattle_Clack_Distinct_Variable_Loop.ogg</text:p>
          </table:table-cell>
          <table:table-cell office:value-type="string">
            <text:p>modules/gAudioBundle-4/src/Vibration/Vibration_Panel_Metal_Rattle_Clack_Distinct_Variable_Loop.ogg</text:p>
          </table:table-cell>
        </table:table-row>
        <table:table-row table:style-name="ro1">
          <table:table-cell office:value-type="string">
            <text:p>Vibration_Printer_Plastic_Rattle_Dull_Monotonous_Loop.ogg</text:p>
          </table:table-cell>
          <table:table-cell office:value-type="string">
            <text:p>modules/gAudioBundle-4/src/Vibration/Vibration_Printer_Plastic_Rattle_Dull_Monotonous_Loop.ogg</text:p>
          </table:table-cell>
        </table:table-row>
        <table:table-row table:style-name="ro1">
          <table:table-cell office:value-type="string">
            <text:p>Crumbling_Printer_Paper_9.ogg</text:p>
          </table:table-cell>
          <table:table-cell office:value-type="string">
            <text:p>modules/gAudioBundle-4/src/Victor 1920s Adding Machine/Crumbling_Printer_Paper_9.ogg</text:p>
          </table:table-cell>
        </table:table-row>
        <table:table-row table:style-name="ro1">
          <table:table-cell office:value-type="string">
            <text:p>Hand_Crank_5.ogg</text:p>
          </table:table-cell>
          <table:table-cell office:value-type="string">
            <text:p>modules/gAudioBundle-4/src/Victor 1920s Adding Machine/Hand_Crank_5.ogg</text:p>
          </table:table-cell>
        </table:table-row>
        <table:table-row table:style-name="ro1">
          <table:table-cell office:value-type="string">
            <text:p>Pressing_Buttons_6.ogg</text:p>
          </table:table-cell>
          <table:table-cell office:value-type="string">
            <text:p>modules/gAudioBundle-4/src/Victor 1920s Adding Machine/Pressing_Buttons_6.ogg</text:p>
          </table:table-cell>
        </table:table-row>
        <table:table-row table:style-name="ro1">
          <table:table-cell office:value-type="string">
            <text:p>Printer_17.ogg</text:p>
          </table:table-cell>
          <table:table-cell office:value-type="string">
            <text:p>modules/gAudioBundle-4/src/Victor 1920s Adding Machine/Printer_17.ogg</text:p>
          </table:table-cell>
        </table:table-row>
        <table:table-row table:style-name="ro1">
          <table:table-cell office:value-type="string">
            <text:p>Motorcycle_Victory_Vegas_2004_96_Cubic_Inch_1507_Cc_Onboard_Start_Drive_Fast_Speed_Punch_It.ogg</text:p>
          </table:table-cell>
          <table:table-cell office:value-type="string">
            <text:p>modules/gAudioBundle-4/src/Victory Vegas Motorcycle/Motorcycle_Victory_Vegas_2004_96_Cubic_Inch_1507_Cc_Onboard_Start_Drive_Fast_Speed_Punch_It.ogg</text:p>
          </table:table-cell>
        </table:table-row>
        <table:table-row table:style-name="ro1">
          <table:table-cell office:value-type="string">
            <text:p>Motorcycle_Victory_Vegas_2004_96_Cubic_Inch_1507_Cc_Start_Idle_Off.ogg</text:p>
          </table:table-cell>
          <table:table-cell office:value-type="string">
            <text:p>modules/gAudioBundle-4/src/Victory Vegas Motorcycle/Motorcycle_Victory_Vegas_2004_96_Cubic_Inch_1507_Cc_Start_Idle_Off.ogg</text:p>
          </table:table-cell>
        </table:table-row>
        <table:table-row table:style-name="ro1">
          <table:table-cell office:value-type="string">
            <text:p>Motorcycle_Victory_Vegas_2004_96_Cubic_Inch_1507_Cc_Up_30_Kph_By_Off_2.ogg</text:p>
          </table:table-cell>
          <table:table-cell office:value-type="string">
            <text:p>modules/gAudioBundle-4/src/Victory Vegas Motorcycle/Motorcycle_Victory_Vegas_2004_96_Cubic_Inch_1507_Cc_Up_30_Kph_By_Off_2.ogg</text:p>
          </table:table-cell>
        </table:table-row>
        <table:table-row table:style-name="ro1">
          <table:table-cell office:value-type="string">
            <text:p>Coin02.ogg</text:p>
          </table:table-cell>
          <table:table-cell office:value-type="string">
            <text:p>modules/gAudioBundle-4/src/Video Game Sfx Mega Pack/Coin02.ogg</text:p>
          </table:table-cell>
        </table:table-row>
        <table:table-row table:style-name="ro1">
          <table:table-cell office:value-type="string">
            <text:p>Gameover01.ogg</text:p>
          </table:table-cell>
          <table:table-cell office:value-type="string">
            <text:p>modules/gAudioBundle-4/src/Video Game Sfx Mega Pack/Gameover01.ogg</text:p>
          </table:table-cell>
        </table:table-row>
        <table:table-row table:style-name="ro1">
          <table:table-cell office:value-type="string">
            <text:p>Powerup01.ogg</text:p>
          </table:table-cell>
          <table:table-cell office:value-type="string">
            <text:p>modules/gAudioBundle-4/src/Video Game Sfx Mega Pack/Powerup01.ogg</text:p>
          </table:table-cell>
        </table:table-row>
        <table:table-row table:style-name="ro1">
          <table:table-cell office:value-type="string">
            <text:p>Warp02.ogg</text:p>
          </table:table-cell>
          <table:table-cell office:value-type="string">
            <text:p>modules/gAudioBundle-4/src/Video Game Sfx Mega Pack/Warp02.ogg</text:p>
          </table:table-cell>
        </table:table-row>
        <table:table-row table:style-name="ro1">
          <table:table-cell office:value-type="string">
            <text:p>Sfx_Dot_Matrix_Vintage_Printer_Long_Burst_06.ogg</text:p>
          </table:table-cell>
          <table:table-cell office:value-type="string">
            <text:p>modules/gAudioBundle-4/src/Vintage Dot Matrix Printer/Sfx_Dot_Matrix_Vintage_Printer_Long_Burst_06.ogg</text:p>
          </table:table-cell>
        </table:table-row>
        <table:table-row table:style-name="ro1">
          <table:table-cell office:value-type="string">
            <text:p>Sfx_Dot_Matrix_Vintage_Printer_Long_Burst_27.ogg</text:p>
          </table:table-cell>
          <table:table-cell office:value-type="string">
            <text:p>modules/gAudioBundle-4/src/Vintage Dot Matrix Printer/Sfx_Dot_Matrix_Vintage_Printer_Long_Burst_27.ogg</text:p>
          </table:table-cell>
        </table:table-row>
        <table:table-row table:style-name="ro1">
          <table:table-cell office:value-type="string">
            <text:p>Sfx_Dot_Matrix_Vintage_Printer_Servo_47.ogg</text:p>
          </table:table-cell>
          <table:table-cell office:value-type="string">
            <text:p>modules/gAudioBundle-4/src/Vintage Dot Matrix Printer/Sfx_Dot_Matrix_Vintage_Printer_Servo_47.ogg</text:p>
          </table:table-cell>
        </table:table-row>
        <table:table-row table:style-name="ro1">
          <table:table-cell office:value-type="string">
            <text:p>Sfx_Dot_Matrix_Vintage_Printer_Short_Burst_024.ogg</text:p>
          </table:table-cell>
          <table:table-cell office:value-type="string">
            <text:p>modules/gAudioBundle-4/src/Vintage Dot Matrix Printer/Sfx_Dot_Matrix_Vintage_Printer_Short_Burst_024.ogg</text:p>
          </table:table-cell>
        </table:table-row>
        <table:table-row table:style-name="ro1">
          <table:table-cell office:value-type="string">
            <text:p>Antique_Wooden_Phone_1930_Usa_Standard_Ringing_01.ogg</text:p>
          </table:table-cell>
          <table:table-cell office:value-type="string">
            <text:p>modules/gAudioBundle-4/src/Vintage Telephones/Antique_Wooden_Phone_1930_Usa_Standard_Ringing_01.ogg</text:p>
          </table:table-cell>
        </table:table-row>
        <table:table-row table:style-name="ro1">
          <table:table-cell office:value-type="string">
            <text:p>Siemens_Fg_Stat_23a_1956_Handset_Picked_Up_And_Set_Down_Roughly_In_Cradle_01.ogg</text:p>
          </table:table-cell>
          <table:table-cell office:value-type="string">
            <text:p>modules/gAudioBundle-4/src/Vintage Telephones/Siemens_Fg_Stat_23a_1956_Handset_Picked_Up_And_Set_Down_Roughly_In_Cradle_01.ogg</text:p>
          </table:table-cell>
        </table:table-row>
        <table:table-row table:style-name="ro1">
          <table:table-cell office:value-type="string">
            <text:p>Siemens_W48_Wandapparat_1934_Slow_Dialing_1-0.ogg</text:p>
          </table:table-cell>
          <table:table-cell office:value-type="string">
            <text:p>modules/gAudioBundle-4/src/Vintage Telephones/Siemens_W48_Wandapparat_1934_Slow_Dialing_1-0.ogg</text:p>
          </table:table-cell>
        </table:table-row>
        <table:table-row table:style-name="ro1">
          <table:table-cell office:value-type="string">
            <text:p>Siemens_W48_Wandapparat_1934_Telephone_Rings_Once_03.ogg</text:p>
          </table:table-cell>
          <table:table-cell office:value-type="string">
            <text:p>modules/gAudioBundle-4/src/Vintage Telephones/Siemens_W48_Wandapparat_1934_Telephone_Rings_Once_03.ogg</text:p>
          </table:table-cell>
        </table:table-row>
        <table:table-row table:style-name="ro1">
          <table:table-cell office:value-type="string">
            <text:p>Vo_001_Female_Choking_Strangled_03.ogg</text:p>
          </table:table-cell>
          <table:table-cell office:value-type="string">
            <text:p>modules/gAudioBundle-4/src/Voice Pack One Emma/Vo_001_Female_Choking_Strangled_03.ogg</text:p>
          </table:table-cell>
        </table:table-row>
        <table:table-row table:style-name="ro1">
          <table:table-cell office:value-type="string">
            <text:p>Vo_001_Female_Laugh_03.ogg</text:p>
          </table:table-cell>
          <table:table-cell office:value-type="string">
            <text:p>modules/gAudioBundle-4/src/Voice Pack One Emma/Vo_001_Female_Laugh_03.ogg</text:p>
          </table:table-cell>
        </table:table-row>
        <table:table-row table:style-name="ro1">
          <table:table-cell office:value-type="string">
            <text:p>Vo_001_Female_Pain_20.ogg</text:p>
          </table:table-cell>
          <table:table-cell office:value-type="string">
            <text:p>modules/gAudioBundle-4/src/Voice Pack One Emma/Vo_001_Female_Pain_20.ogg</text:p>
          </table:table-cell>
        </table:table-row>
        <table:table-row table:style-name="ro1">
          <table:table-cell office:value-type="string">
            <text:p>Vo_001_Female_Scream_High_03.ogg</text:p>
          </table:table-cell>
          <table:table-cell office:value-type="string">
            <text:p>modules/gAudioBundle-4/src/Voice Pack One Emma/Vo_001_Female_Scream_High_03.ogg</text:p>
          </table:table-cell>
        </table:table-row>
        <table:table-row table:style-name="ro1">
          <table:table-cell office:value-type="string">
            <text:p>Bb_Creaturevoicec_Dry_088.ogg</text:p>
          </table:table-cell>
          <table:table-cell office:value-type="string">
            <text:p>modules/gAudioBundle-4/src/Voices Bodyboard/Bb_Creaturevoicec_Dry_088.ogg</text:p>
          </table:table-cell>
        </table:table-row>
        <table:table-row table:style-name="ro1">
          <table:table-cell office:value-type="string">
            <text:p>Bb_Creaturevoiceg_Dry_281.ogg</text:p>
          </table:table-cell>
          <table:table-cell office:value-type="string">
            <text:p>modules/gAudioBundle-4/src/Voices Bodyboard/Bb_Creaturevoiceg_Dry_281.ogg</text:p>
          </table:table-cell>
        </table:table-row>
        <table:table-row table:style-name="ro1">
          <table:table-cell office:value-type="string">
            <text:p>Bb_Laugh_22.ogg</text:p>
          </table:table-cell>
          <table:table-cell office:value-type="string">
            <text:p>modules/gAudioBundle-4/src/Voices Bodyboard/Bb_Laugh_22.ogg</text:p>
          </table:table-cell>
        </table:table-row>
        <table:table-row table:style-name="ro1">
          <table:table-cell office:value-type="string">
            <text:p>Bb_Scrape_19.ogg</text:p>
          </table:table-cell>
          <table:table-cell office:value-type="string">
            <text:p>modules/gAudioBundle-4/src/Voices Bodyboard/Bb_Scrape_19.ogg</text:p>
          </table:table-cell>
        </table:table-row>
        <table:table-row table:style-name="ro1">
          <table:table-cell office:value-type="string">
            <text:p>Flexatone_Quiver_09.ogg</text:p>
          </table:table-cell>
          <table:table-cell office:value-type="string">
            <text:p>modules/gAudioBundle-4/src/Voices Flexatone/Flexatone_Quiver_09.ogg</text:p>
          </table:table-cell>
        </table:table-row>
        <table:table-row table:style-name="ro1">
          <table:table-cell office:value-type="string">
            <text:p>Flexatone_Voicea_Laugh_Long_08.ogg</text:p>
          </table:table-cell>
          <table:table-cell office:value-type="string">
            <text:p>modules/gAudioBundle-4/src/Voices Flexatone/Flexatone_Voicea_Laugh_Long_08.ogg</text:p>
          </table:table-cell>
        </table:table-row>
        <table:table-row table:style-name="ro1">
          <table:table-cell office:value-type="string">
            <text:p>Flexatone_Voicea_Really_16.ogg</text:p>
          </table:table-cell>
          <table:table-cell office:value-type="string">
            <text:p>modules/gAudioBundle-4/src/Voices Flexatone/Flexatone_Voicea_Really_16.ogg</text:p>
          </table:table-cell>
        </table:table-row>
        <table:table-row table:style-name="ro1">
          <table:table-cell office:value-type="string">
            <text:p>Flexatone_Voiced_Talk_20.ogg</text:p>
          </table:table-cell>
          <table:table-cell office:value-type="string">
            <text:p>modules/gAudioBundle-4/src/Voices Flexatone/Flexatone_Voiced_Talk_20.ogg</text:p>
          </table:table-cell>
        </table:table-row>
        <table:table-row table:style-name="ro1">
          <table:table-cell office:value-type="string">
            <text:p>Kubelwagen_T12_Ext_Bys_Gearshifts_H6.ogg</text:p>
          </table:table-cell>
          <table:table-cell office:value-type="string">
            <text:p>modules/gAudioBundle-4/src/Volkswagen/Kubelwagen_T12_Ext_Bys_Gearshifts_H6.ogg</text:p>
          </table:table-cell>
        </table:table-row>
        <table:table-row table:style-name="ro1">
          <table:table-cell office:value-type="string">
            <text:p>Kubelwagen_T14_Ext_Start_Idle_Blips_Off_Distant_Ms_Kmr81_Km120.ogg</text:p>
          </table:table-cell>
          <table:table-cell office:value-type="string">
            <text:p>modules/gAudioBundle-4/src/Volkswagen/Kubelwagen_T14_Ext_Start_Idle_Blips_Off_Distant_Ms_Kmr81_Km120.ogg</text:p>
          </table:table-cell>
        </table:table-row>
        <table:table-row table:style-name="ro1">
          <table:table-cell office:value-type="string">
            <text:p>Kubelwagen_T17_Var_Sfx_Replacing_Gas_Can_Interior_Ambeo3.ogg</text:p>
          </table:table-cell>
          <table:table-cell office:value-type="string">
            <text:p>modules/gAudioBundle-4/src/Volkswagen/Kubelwagen_T17_Var_Sfx_Replacing_Gas_Can_Interior_Ambeo3.ogg</text:p>
          </table:table-cell>
        </table:table-row>
        <table:table-row table:style-name="ro1">
          <table:table-cell office:value-type="string">
            <text:p>Volkswagen_Golf_V_1.6_Fsi_Engine_Start_Idle_Gas_Pressing_Mono.ogg</text:p>
          </table:table-cell>
          <table:table-cell office:value-type="string">
            <text:p>modules/gAudioBundle-4/src/Volkswagen/Volkswagen Golf V 16 Fsi/Volkswagen_Golf_V_1.6_Fsi_Engine_Start_Idle_Gas_Pressing_Mono.ogg</text:p>
          </table:table-cell>
        </table:table-row>
        <table:table-row table:style-name="ro1">
          <table:table-cell office:value-type="string">
            <text:p>Volkswagen_Golf_V_1.6_Fsi_Exterior_Passby_With_Stop_Stereo_Ortf_8040.ogg</text:p>
          </table:table-cell>
          <table:table-cell office:value-type="string">
            <text:p>modules/gAudioBundle-4/src/Volkswagen/Volkswagen Golf V 16 Fsi/Volkswagen_Golf_V_1.6_Fsi_Exterior_Passby_With_Stop_Stereo_Ortf_8040.ogg</text:p>
          </table:table-cell>
        </table:table-row>
        <table:table-row table:style-name="ro1">
          <table:table-cell office:value-type="string">
            <text:p>Volkswagen_Golf_V_1.6_Fsi_Exterior_Stop_Reverse_And_Drive_Away_Mono_Ntg3.ogg</text:p>
          </table:table-cell>
          <table:table-cell office:value-type="string">
            <text:p>modules/gAudioBundle-4/src/Volkswagen/Volkswagen Golf V 16 Fsi/Volkswagen_Golf_V_1.6_Fsi_Exterior_Stop_Reverse_And_Drive_Away_Mono_Ntg3.ogg</text:p>
          </table:table-cell>
        </table:table-row>
        <table:table-row table:style-name="ro1">
          <table:table-cell office:value-type="string">
            <text:p>Volvo_122_T18_Ext_Siren_Rsm191.ogg</text:p>
          </table:table-cell>
          <table:table-cell office:value-type="string">
            <text:p>modules/gAudioBundle-4/src/Volvo/Volvo 122 Amazon 1970 Police Car/Volvo_122_T18_Ext_Siren_Rsm191.ogg</text:p>
          </table:table-cell>
        </table:table-row>
        <table:table-row table:style-name="ro1">
          <table:table-cell office:value-type="string">
            <text:p>Volvo_122_T38_Var_Sfx_Turning_Signal_Clicks_Mkh8060.ogg</text:p>
          </table:table-cell>
          <table:table-cell office:value-type="string">
            <text:p>modules/gAudioBundle-4/src/Volvo/Volvo 122 Amazon 1970 Police Car/Volvo_122_T38_Var_Sfx_Turning_Signal_Clicks_Mkh8060.ogg</text:p>
          </table:table-cell>
        </table:table-row>
        <table:table-row table:style-name="ro1">
          <table:table-cell office:value-type="string">
            <text:p>Volvo_122_T6_Ext_Start_Fast_Away_Reverse_Up_Stop_Away_By_Up_Stop_Off_Holophone.ogg</text:p>
          </table:table-cell>
          <table:table-cell office:value-type="string">
            <text:p>modules/gAudioBundle-4/src/Volvo/Volvo 122 Amazon 1970 Police Car/Volvo_122_T6_Ext_Start_Fast_Away_Reverse_Up_Stop_Away_By_Up_Stop_Off_Holophone.ogg</text:p>
          </table:table-cell>
        </table:table-row>
        <table:table-row table:style-name="ro1">
          <table:table-cell office:value-type="string">
            <text:p>Drag_Car_Volvo_142_T2_Ext_Fast_Bys_Ortf_Mkh8040.ogg</text:p>
          </table:table-cell>
          <table:table-cell office:value-type="string">
            <text:p>modules/gAudioBundle-4/src/Volvo/Volvo 142 Drag Car/Drag_Car_Volvo_142_T2_Ext_Fast_Bys_Ortf_Mkh8040.ogg</text:p>
          </table:table-cell>
        </table:table-row>
        <table:table-row table:style-name="ro1">
          <table:table-cell office:value-type="string">
            <text:p>Drag_Car_Volvo_142_T4_Onbrd_Start_Medium_Drive_Stop_Off_Engine_Center_Mkh8020.ogg</text:p>
          </table:table-cell>
          <table:table-cell office:value-type="string">
            <text:p>modules/gAudioBundle-4/src/Volvo/Volvo 142 Drag Car/Drag_Car_Volvo_142_T4_Onbrd_Start_Medium_Drive_Stop_Off_Engine_Center_Mkh8020.ogg</text:p>
          </table:table-cell>
        </table:table-row>
        <table:table-row table:style-name="ro1">
          <table:table-cell office:value-type="string">
            <text:p>Drag_Car_Volvo_142_T4_Onbrd_Start_Medium_Drive_Stop_Off_Mix_Interior.ogg</text:p>
          </table:table-cell>
          <table:table-cell office:value-type="string">
            <text:p>modules/gAudioBundle-4/src/Volvo/Volvo 142 Drag Car/Drag_Car_Volvo_142_T4_Onbrd_Start_Medium_Drive_Stop_Off_Mix_Interior.ogg</text:p>
          </table:table-cell>
        </table:table-row>
        <table:table-row table:style-name="ro1">
          <table:table-cell office:value-type="string">
            <text:p>Volvo_242_T4_Onbrd_Start_Fast_Drive_Reverse_Fast_Stop_Off_Interior_Ambeo1.ogg</text:p>
          </table:table-cell>
          <table:table-cell office:value-type="string">
            <text:p>modules/gAudioBundle-4/src/Volvo/Volvo 242 Dl 1975/Volvo_242_T4_Onbrd_Start_Fast_Drive_Reverse_Fast_Stop_Off_Interior_Ambeo1.ogg</text:p>
          </table:table-cell>
        </table:table-row>
        <table:table-row table:style-name="ro1">
          <table:table-cell office:value-type="string">
            <text:p>Volvo_242_T6_Ext_Bys_Gearshifts_Ortf_Mkh8040_L.ogg</text:p>
          </table:table-cell>
          <table:table-cell office:value-type="string">
            <text:p>modules/gAudioBundle-4/src/Volvo/Volvo 242 Dl 1975/Volvo_242_T6_Ext_Bys_Gearshifts_Ortf_Mkh8040_L.ogg</text:p>
          </table:table-cell>
        </table:table-row>
        <table:table-row table:style-name="ro1">
          <table:table-cell office:value-type="string">
            <text:p>Volvo_242_T6_Ext_Bys_Gearshifts_Ortf_Mkh8040_R.ogg</text:p>
          </table:table-cell>
          <table:table-cell office:value-type="string">
            <text:p>modules/gAudioBundle-4/src/Volvo/Volvo 242 Dl 1975/Volvo_242_T6_Ext_Bys_Gearshifts_Ortf_Mkh8040_R.ogg</text:p>
          </table:table-cell>
        </table:table-row>
        <table:table-row table:style-name="ro1">
          <table:table-cell office:value-type="string">
            <text:p>Volvo_850_T14_Onbrd_Fast_Drive_Stop_Blips_Engine_Right_Pzm.ogg</text:p>
          </table:table-cell>
          <table:table-cell office:value-type="string">
            <text:p>modules/gAudioBundle-4/src/Volvo/Volvo 850 Se 25 1996/Volvo_850_T14_Onbrd_Fast_Drive_Stop_Blips_Engine_Right_Pzm.ogg</text:p>
          </table:table-cell>
        </table:table-row>
        <table:table-row table:style-name="ro1">
          <table:table-cell office:value-type="string">
            <text:p>Volvo_850_T18_Ext_Start_Idle_Blips_Off_Holophone.ogg</text:p>
          </table:table-cell>
          <table:table-cell office:value-type="string">
            <text:p>modules/gAudioBundle-4/src/Volvo/Volvo 850 Se 25 1996/Volvo_850_T18_Ext_Start_Idle_Blips_Off_Holophone.ogg</text:p>
          </table:table-cell>
        </table:table-row>
        <table:table-row table:style-name="ro1">
          <table:table-cell office:value-type="string">
            <text:p>Volvo_850_T24_Var_Sfx_Ext_Very_Distant_Horn_Various_D100.ogg</text:p>
          </table:table-cell>
          <table:table-cell office:value-type="string">
            <text:p>modules/gAudioBundle-4/src/Volvo/Volvo 850 Se 25 1996/Volvo_850_T24_Var_Sfx_Ext_Very_Distant_Horn_Various_D100.ogg</text:p>
          </table:table-cell>
        </table:table-row>
        <table:table-row table:style-name="ro1">
          <table:table-cell office:value-type="string">
            <text:p>Volvo_Dump_Truck_T1_Ext_Startup_Idle_Blips_Steady_Rpms_Shutdown_Rsm191.ogg</text:p>
          </table:table-cell>
          <table:table-cell office:value-type="string">
            <text:p>modules/gAudioBundle-4/src/Volvo/Volvo A30e Dump Truck/Volvo_Dump_Truck_T1_Ext_Startup_Idle_Blips_Steady_Rpms_Shutdown_Rsm191.ogg</text:p>
          </table:table-cell>
        </table:table-row>
        <table:table-row table:style-name="ro1">
          <table:table-cell office:value-type="string">
            <text:p>Volvo_Dump_Truck_T6_Ext_Flatbed_Tilt_Up_And_Down_Schoeps.ogg</text:p>
          </table:table-cell>
          <table:table-cell office:value-type="string">
            <text:p>modules/gAudioBundle-4/src/Volvo/Volvo A30e Dump Truck/Volvo_Dump_Truck_T6_Ext_Flatbed_Tilt_Up_And_Down_Schoeps.ogg</text:p>
          </table:table-cell>
        </table:table-row>
        <table:table-row table:style-name="ro1">
          <table:table-cell office:value-type="string">
            <text:p>Volvo_Dump_Truck_T7_Ext_Horn_Idle_Shutdown_Schoeps.ogg</text:p>
          </table:table-cell>
          <table:table-cell office:value-type="string">
            <text:p>modules/gAudioBundle-4/src/Volvo/Volvo A30e Dump Truck/Volvo_Dump_Truck_T7_Ext_Horn_Idle_Shutdown_Schoeps.ogg</text:p>
          </table:table-cell>
        </table:table-row>
        <table:table-row table:style-name="ro1">
          <table:table-cell office:value-type="string">
            <text:p>Volvo_F12_Truck_T11_Exterior_Slow_Passby_Neumann.Rsm191.ogg</text:p>
          </table:table-cell>
          <table:table-cell office:value-type="string">
            <text:p>modules/gAudioBundle-4/src/Volvo/Volvo F12 Truck 1992/Volvo_F12_Truck_T11_Exterior_Slow_Passby_Neumann.Rsm191.ogg</text:p>
          </table:table-cell>
        </table:table-row>
        <table:table-row table:style-name="ro1">
          <table:table-cell office:value-type="string">
            <text:p>Volvo_F12_Truck_T1_Exterior_Medium_Passby_Dpa4021.ogg</text:p>
          </table:table-cell>
          <table:table-cell office:value-type="string">
            <text:p>modules/gAudioBundle-4/src/Volvo/Volvo F12 Truck 1992/Volvo_F12_Truck_T1_Exterior_Medium_Passby_Dpa4021.ogg</text:p>
          </table:table-cell>
        </table:table-row>
        <table:table-row table:style-name="ro1">
          <table:table-cell office:value-type="string">
            <text:p>Volvo_F12_Truck_T2_Onboard_Slow_Accel_Through_Gears.Long_Decel_Interior.ogg</text:p>
          </table:table-cell>
          <table:table-cell office:value-type="string">
            <text:p>modules/gAudioBundle-4/src/Volvo/Volvo F12 Truck 1992/Volvo_F12_Truck_T2_Onboard_Slow_Accel_Through_Gears.Long_Decel_Interior.ogg</text:p>
          </table:table-cell>
        </table:table-row>
        <table:table-row table:style-name="ro1">
          <table:table-cell office:value-type="string">
            <text:p>Volvo_Fm10_T14_Var_Sfx_Gear_Stick_Sequence_Xy_Rsm191.ogg</text:p>
          </table:table-cell>
          <table:table-cell office:value-type="string">
            <text:p>modules/gAudioBundle-4/src/Volvo/Volvo Fm10 2003/Volvo_Fm10_T14_Var_Sfx_Gear_Stick_Sequence_Xy_Rsm191.ogg</text:p>
          </table:table-cell>
        </table:table-row>
        <table:table-row table:style-name="ro1">
          <table:table-cell office:value-type="string">
            <text:p>Volvo_Fm10_T3_Ext_Start_Fast_Away_Up_Reverse_Stop_Away_By_Up_Stop_Off_Wide_Ab_Mkh8060.ogg</text:p>
          </table:table-cell>
          <table:table-cell office:value-type="string">
            <text:p>modules/gAudioBundle-4/src/Volvo/Volvo Fm10 2003/Volvo_Fm10_T3_Ext_Start_Fast_Away_Up_Reverse_Stop_Away_By_Up_Stop_Off_Wide_Ab_Mkh8060.ogg</text:p>
          </table:table-cell>
        </table:table-row>
        <table:table-row table:style-name="ro1">
          <table:table-cell office:value-type="string">
            <text:p>Volvo_Fm10_T5_Onbrd_Drive_Ramps_Gravel_Road_Stop_Off_Engine_Left_Pzm.ogg</text:p>
          </table:table-cell>
          <table:table-cell office:value-type="string">
            <text:p>modules/gAudioBundle-4/src/Volvo/Volvo Fm10 2003/Volvo_Fm10_T5_Onbrd_Drive_Ramps_Gravel_Road_Stop_Off_Engine_Left_Pzm.ogg</text:p>
          </table:table-cell>
        </table:table-row>
        <table:table-row table:style-name="ro1">
          <table:table-cell office:value-type="string">
            <text:p>Volvo_Pv4_T22_Var_Sfx_Door_Close_Hard_Ambeo_2.ogg</text:p>
          </table:table-cell>
          <table:table-cell office:value-type="string">
            <text:p>modules/gAudioBundle-4/src/Volvo/Volvo Pv4 1929/Volvo_Pv4_T22_Var_Sfx_Door_Close_Hard_Ambeo_2.ogg</text:p>
          </table:table-cell>
        </table:table-row>
        <table:table-row table:style-name="ro1">
          <table:table-cell office:value-type="string">
            <text:p>Volvo_Pv4_T2_Ext_Slow_By_Twice_Ortf_Mkh8040.ogg</text:p>
          </table:table-cell>
          <table:table-cell office:value-type="string">
            <text:p>modules/gAudioBundle-4/src/Volvo/Volvo Pv4 1929/Volvo_Pv4_T2_Ext_Slow_By_Twice_Ortf_Mkh8040.ogg</text:p>
          </table:table-cell>
        </table:table-row>
        <table:table-row table:style-name="ro1">
          <table:table-cell office:value-type="string">
            <text:p>Volvo_Pv4_T3_Onbrd_Start_Slow_Drive_Stop_Interior_Dpa4021.ogg</text:p>
          </table:table-cell>
          <table:table-cell office:value-type="string">
            <text:p>modules/gAudioBundle-4/src/Volvo/Volvo Pv4 1929/Volvo_Pv4_T3_Onbrd_Start_Slow_Drive_Stop_Interior_Dpa4021.ogg</text:p>
          </table:table-cell>
        </table:table-row>
        <table:table-row table:style-name="ro1">
          <table:table-cell office:value-type="string">
            <text:p>Volvo_Pv444_T15_Var_Sfx_Door_Handle_Ortf_Mkh8040.ogg</text:p>
          </table:table-cell>
          <table:table-cell office:value-type="string">
            <text:p>modules/gAudioBundle-4/src/Volvo/Volvo Pv444 1957/Volvo_Pv444_T15_Var_Sfx_Door_Handle_Ortf_Mkh8040.ogg</text:p>
          </table:table-cell>
        </table:table-row>
        <table:table-row table:style-name="ro1">
          <table:table-cell office:value-type="string">
            <text:p>Volvo_Pv444_T4_Ext_Start_Slow_Reverse_Stop_Off_Holophone.ogg</text:p>
          </table:table-cell>
          <table:table-cell office:value-type="string">
            <text:p>modules/gAudioBundle-4/src/Volvo/Volvo Pv444 1957/Volvo_Pv444_T4_Ext_Start_Slow_Reverse_Stop_Off_Holophone.ogg</text:p>
          </table:table-cell>
        </table:table-row>
        <table:table-row table:style-name="ro1">
          <table:table-cell office:value-type="string">
            <text:p>Volvo_Pv444_T9_Ext_Bys_Gearshifts_Ortf_Mkh8040.ogg</text:p>
          </table:table-cell>
          <table:table-cell office:value-type="string">
            <text:p>modules/gAudioBundle-4/src/Volvo/Volvo Pv444 1957/Volvo_Pv444_T9_Ext_Bys_Gearshifts_Ortf_Mkh8040.ogg</text:p>
          </table:table-cell>
        </table:table-row>
        <table:table-row table:style-name="ro1">
          <table:table-cell office:value-type="string">
            <text:p>Volvo_Pv544_Sport_T10_Onbrd_Start_Fast_Reverse_Stop_Drive_Stop_Off_Interior_Dpa4021.ogg</text:p>
          </table:table-cell>
          <table:table-cell office:value-type="string">
            <text:p>modules/gAudioBundle-4/src/Volvo/Volvo Pv544 Sport 1965/Volvo_Pv544_Sport_T10_Onbrd_Start_Fast_Reverse_Stop_Drive_Stop_Off_Interior_Dpa4021.ogg</text:p>
          </table:table-cell>
        </table:table-row>
        <table:table-row table:style-name="ro1">
          <table:table-cell office:value-type="string">
            <text:p>Volvo_Pv544_Sport_T18_Var_Sfx_Onbrd_Door_Close_Interior_Dpa4021.ogg</text:p>
          </table:table-cell>
          <table:table-cell office:value-type="string">
            <text:p>modules/gAudioBundle-4/src/Volvo/Volvo Pv544 Sport 1965/Volvo_Pv544_Sport_T18_Var_Sfx_Onbrd_Door_Close_Interior_Dpa4021.ogg</text:p>
          </table:table-cell>
        </table:table-row>
        <table:table-row table:style-name="ro1">
          <table:table-cell office:value-type="string">
            <text:p>Volvo_Pv544_Sport_T5_Ext_Medium_Up_Reverse_Stop_Away_By_Twice_Ortf_Mkh8040.ogg</text:p>
          </table:table-cell>
          <table:table-cell office:value-type="string">
            <text:p>modules/gAudioBundle-4/src/Volvo/Volvo Pv544 Sport 1965/Volvo_Pv544_Sport_T5_Ext_Medium_Up_Reverse_Stop_Away_By_Twice_Ortf_Mkh8040.ogg</text:p>
          </table:table-cell>
        </table:table-row>
        <table:table-row table:style-name="ro1">
          <table:table-cell office:value-type="string">
            <text:p>Volvo_V70_T15_Ext_Fast_By_Siren_Twice_Stop_Css5.ogg</text:p>
          </table:table-cell>
          <table:table-cell office:value-type="string">
            <text:p>modules/gAudioBundle-4/src/Volvo/Volvo V70 2006 Police Car/Volvo_V70_T15_Ext_Fast_By_Siren_Twice_Stop_Css5.ogg</text:p>
          </table:table-cell>
        </table:table-row>
        <table:table-row table:style-name="ro1">
          <table:table-cell office:value-type="string">
            <text:p>Volvo_V70_T2_Onbrd_Start_Slow_Drive_Siren_Stop_Interior_Trunk_Dpa4061.ogg</text:p>
          </table:table-cell>
          <table:table-cell office:value-type="string">
            <text:p>modules/gAudioBundle-4/src/Volvo/Volvo V70 2006 Police Car/Volvo_V70_T2_Onbrd_Start_Slow_Drive_Siren_Stop_Interior_Trunk_Dpa4061.ogg</text:p>
          </table:table-cell>
        </table:table-row>
        <table:table-row table:style-name="ro1">
          <table:table-cell office:value-type="string">
            <text:p>Volvo_V70_T30_Var_Sfx_Police_System_Beep_Xy_Rsm191.ogg</text:p>
          </table:table-cell>
          <table:table-cell office:value-type="string">
            <text:p>modules/gAudioBundle-4/src/Volvo/Volvo V70 2006 Police Car/Volvo_V70_T30_Var_Sfx_Police_System_Beep_Xy_Rsm191.ogg</text:p>
          </table:table-cell>
        </table:table-row>
        <table:table-row table:style-name="ro1">
          <table:table-cell office:value-type="string">
            <text:p>Volvo_Xc60_T24_Var_Sfx_Window_Open_And_Close_1_Mkh8060.ogg</text:p>
          </table:table-cell>
          <table:table-cell office:value-type="string">
            <text:p>modules/gAudioBundle-4/src/Volvo/Volvo_Xc60_T24_Var_Sfx_Window_Open_And_Close_1_Mkh8060.ogg</text:p>
          </table:table-cell>
        </table:table-row>
        <table:table-row table:style-name="ro1">
          <table:table-cell office:value-type="string">
            <text:p>Volvo_Xc90_T20_Ext_Start_Idle_Blips_Off_Xy_Rsm191.ogg</text:p>
          </table:table-cell>
          <table:table-cell office:value-type="string">
            <text:p>modules/gAudioBundle-4/src/Volvo/Volvo_Xc90_T20_Ext_Start_Idle_Blips_Off_Xy_Rsm191.ogg</text:p>
          </table:table-cell>
        </table:table-row>
        <table:table-row table:style-name="ro1">
          <table:table-cell office:value-type="string">
            <text:p>Volvo_Xc90_T8_Onbrd_Medium_Drive_Stop_Exhaust_Right_Dpa4062.ogg</text:p>
          </table:table-cell>
          <table:table-cell office:value-type="string">
            <text:p>modules/gAudioBundle-4/src/Volvo/Volvo_Xc90_T8_Onbrd_Medium_Drive_Stop_Exhaust_Right_Dpa4062.ogg</text:p>
          </table:table-cell>
        </table:table-row>
        <table:table-row table:style-name="ro1">
          <table:table-cell office:value-type="string">
            <text:p>Vuvu_M_01.ogg</text:p>
          </table:table-cell>
          <table:table-cell office:value-type="string">
            <text:p>modules/gAudioBundle-4/src/Vuvuzela/Vuvu_M_01.ogg</text:p>
          </table:table-cell>
        </table:table-row>
        <table:table-row table:style-name="ro1">
          <table:table-cell office:value-type="string">
            <text:p>Vuvu_M_22.ogg</text:p>
          </table:table-cell>
          <table:table-cell office:value-type="string">
            <text:p>modules/gAudioBundle-4/src/Vuvuzela/Vuvu_M_22.ogg</text:p>
          </table:table-cell>
        </table:table-row>
        <table:table-row table:style-name="ro1">
          <table:table-cell office:value-type="string">
            <text:p>Vuvu_St_03.ogg</text:p>
          </table:table-cell>
          <table:table-cell office:value-type="string">
            <text:p>modules/gAudioBundle-4/src/Vuvuzela/Vuvu_St_03.ogg</text:p>
          </table:table-cell>
        </table:table-row>
        <table:table-row table:style-name="ro1">
          <table:table-cell office:value-type="string">
            <text:p>Vuvu_St_11.ogg</text:p>
          </table:table-cell>
          <table:table-cell office:value-type="string">
            <text:p>modules/gAudioBundle-4/src/Vuvuzela/Vuvu_St_11.ogg</text:p>
          </table:table-cell>
        </table:table-row>
        <table:table-row table:style-name="ro1">
          <table:table-cell office:value-type="string">
            <text:p>Vw_Polo_T11_Ext_Fast_Up_Stop_Idle_Ortf_Mkh8040_L.ogg</text:p>
          </table:table-cell>
          <table:table-cell office:value-type="string">
            <text:p>modules/gAudioBundle-4/src/Vw Polo 2003/Vw_Polo_T11_Ext_Fast_Up_Stop_Idle_Ortf_Mkh8040_L.ogg</text:p>
          </table:table-cell>
        </table:table-row>
        <table:table-row table:style-name="ro1">
          <table:table-cell office:value-type="string">
            <text:p>Vw_Polo_T11_Ext_Fast_Up_Stop_Idle_Ortf_Mkh8040_R.ogg</text:p>
          </table:table-cell>
          <table:table-cell office:value-type="string">
            <text:p>modules/gAudioBundle-4/src/Vw Polo 2003/Vw_Polo_T11_Ext_Fast_Up_Stop_Idle_Ortf_Mkh8040_R.ogg</text:p>
          </table:table-cell>
        </table:table-row>
        <table:table-row table:style-name="ro1">
          <table:table-cell office:value-type="string">
            <text:p>Vw_Polo_T8_Onbrd_Fast_Drive_Stop_Engine_Pzm.ogg</text:p>
          </table:table-cell>
          <table:table-cell office:value-type="string">
            <text:p>modules/gAudioBundle-4/src/Vw Polo 2003/Vw_Polo_T8_Onbrd_Fast_Drive_Stop_Engine_Pzm.ogg</text:p>
          </table:table-cell>
        </table:table-row>
        <table:table-row table:style-name="ro1">
          <table:table-cell office:value-type="string">
            <text:p>Wakeywakey_Coffee_Beans_Canister_Flip_Hit_Single.ogg</text:p>
          </table:table-cell>
          <table:table-cell office:value-type="string">
            <text:p>modules/gAudioBundle-4/src/Wakeywakey/Wakeywakey_Coffee_Beans_Canister_Flip_Hit_Single.ogg</text:p>
          </table:table-cell>
        </table:table-row>
        <table:table-row table:style-name="ro1">
          <table:table-cell office:value-type="string">
            <text:p>Wakeywakey_Coffee_Grinder_Manual_Ceramic_Glass_Silicone_Attachjar_Screwon_Alt.ogg</text:p>
          </table:table-cell>
          <table:table-cell office:value-type="string">
            <text:p>modules/gAudioBundle-4/src/Wakeywakey/Wakeywakey_Coffee_Grinder_Manual_Ceramic_Glass_Silicone_Attachjar_Screwon_Alt.ogg</text:p>
          </table:table-cell>
        </table:table-row>
        <table:table-row table:style-name="ro1">
          <table:table-cell office:value-type="string">
            <text:p>Wakeywakey_Tea_Chai_Kitchen_Fullyprepared_Pouring_Mugtopot_Liquid_Fillup_Aerate_Alt.ogg</text:p>
          </table:table-cell>
          <table:table-cell office:value-type="string">
            <text:p>modules/gAudioBundle-4/src/Wakeywakey/Wakeywakey_Tea_Chai_Kitchen_Fullyprepared_Pouring_Mugtopot_Liquid_Fillup_Aerate_Alt.ogg</text:p>
          </table:table-cell>
        </table:table-row>
        <table:table-row table:style-name="ro1">
          <table:table-cell office:value-type="string">
            <text:p>Wakeywakey_Tea_Gaiwan_Ceramic_Glazed_Thick_3piece_Cup_Full_Drink_Sipping_Slurp_Swallow_Mouthclicks_Alt5.ogg</text:p>
          </table:table-cell>
          <table:table-cell office:value-type="string">
            <text:p>modules/gAudioBundle-4/src/Wakeywakey/Wakeywakey_Tea_Gaiwan_Ceramic_Glazed_Thick_3piece_Cup_Full_Drink_Sipping_Slurp_Swallow_Mouthclicks_Alt5.ogg</text:p>
          </table:table-cell>
        </table:table-row>
        <table:table-row table:style-name="ro1">
          <table:table-cell office:value-type="string">
            <text:p>Beep-Mine-Explosion-002.ogg</text:p>
          </table:table-cell>
          <table:table-cell office:value-type="string">
            <text:p>modules/gAudioBundle-4/src/War Zone Designed Explosions/Beep-Mine-Explosion-002.ogg</text:p>
          </table:table-cell>
        </table:table-row>
        <table:table-row table:style-name="ro1">
          <table:table-cell office:value-type="string">
            <text:p>Beep-Mine-Explosion-007.ogg</text:p>
          </table:table-cell>
          <table:table-cell office:value-type="string">
            <text:p>modules/gAudioBundle-4/src/War Zone Designed Explosions/Beep-Mine-Explosion-007.ogg</text:p>
          </table:table-cell>
        </table:table-row>
        <table:table-row table:style-name="ro1">
          <table:table-cell office:value-type="string">
            <text:p>Explosion-Whooshe-003.ogg</text:p>
          </table:table-cell>
          <table:table-cell office:value-type="string">
            <text:p>modules/gAudioBundle-4/src/War Zone Designed Explosions/Explosion-Whooshe-003.ogg</text:p>
          </table:table-cell>
        </table:table-row>
        <table:table-row table:style-name="ro1">
          <table:table-cell office:value-type="string">
            <text:p>Explosion-Whooshe-020.ogg</text:p>
          </table:table-cell>
          <table:table-cell office:value-type="string">
            <text:p>modules/gAudioBundle-4/src/War Zone Designed Explosions/Explosion-Whooshe-020.ogg</text:p>
          </table:table-cell>
        </table:table-row>
        <table:table-row table:style-name="ro1">
          <table:table-cell office:value-type="string">
            <text:p>Warfare_T1b_Cannon_Firing_Forest_Distant_Mkh8060_2.ogg</text:p>
          </table:table-cell>
          <table:table-cell office:value-type="string">
            <text:p>modules/gAudioBundle-4/src/Warfare Library/Warfare_T1b_Cannon_Firing_Forest_Distant_Mkh8060_2.ogg</text:p>
          </table:table-cell>
        </table:table-row>
        <table:table-row table:style-name="ro1">
          <table:table-cell office:value-type="string">
            <text:p>Warfare_T2_Mg_Firing_Close_Projectile_Tail_Large_Field_Telinga_W_Mkh8020_Or_Mkh8060.ogg</text:p>
          </table:table-cell>
          <table:table-cell office:value-type="string">
            <text:p>modules/gAudioBundle-4/src/Warfare Library/Warfare_T2_Mg_Firing_Close_Projectile_Tail_Large_Field_Telinga_W_Mkh8020_Or_Mkh8060.ogg</text:p>
          </table:table-cell>
        </table:table-row>
        <table:table-row table:style-name="ro1">
          <table:table-cell office:value-type="string">
            <text:p>Warfare_T3_Mg_Whizzes_Ricochets_Bullet_Cracks_M10.ogg</text:p>
          </table:table-cell>
          <table:table-cell office:value-type="string">
            <text:p>modules/gAudioBundle-4/src/Warfare Library/Warfare_T3_Mg_Whizzes_Ricochets_Bullet_Cracks_M10.ogg</text:p>
          </table:table-cell>
        </table:table-row>
        <table:table-row table:style-name="ro1">
          <table:table-cell office:value-type="string">
            <text:p>Wr_Ext_Start_And_Away_Fast_Semi-Distant_Pov_Stereo.ogg</text:p>
          </table:table-cell>
          <table:table-cell office:value-type="string">
            <text:p>modules/gAudioBundle-4/src/Warrior Ifv Custom Vehicle Recording/Wr_Ext_Start_And_Away_Fast_Semi-Distant_Pov_Stereo.ogg</text:p>
          </table:table-cell>
        </table:table-row>
        <table:table-row table:style-name="ro1">
          <table:table-cell office:value-type="string">
            <text:p>Wr_Ext_Troop_Door_Open_Mono.ogg</text:p>
          </table:table-cell>
          <table:table-cell office:value-type="string">
            <text:p>modules/gAudioBundle-4/src/Warrior Ifv Custom Vehicle Recording/Wr_Ext_Troop_Door_Open_Mono.ogg</text:p>
          </table:table-cell>
        </table:table-row>
        <table:table-row table:style-name="ro1">
          <table:table-cell office:value-type="string">
            <text:p>Wr_Int_Turret_Movements_Short_Troop_Area_Pov_Mono.ogg</text:p>
          </table:table-cell>
          <table:table-cell office:value-type="string">
            <text:p>modules/gAudioBundle-4/src/Warrior Ifv Custom Vehicle Recording/Wr_Int_Turret_Movements_Short_Troop_Area_Pov_Mono.ogg</text:p>
          </table:table-cell>
        </table:table-row>
        <table:table-row table:style-name="ro1">
          <table:table-cell office:value-type="string">
            <text:p>Wr_Onbd_Const_Int_Driver_Posn_Pov_Slow_Stereo.ogg</text:p>
          </table:table-cell>
          <table:table-cell office:value-type="string">
            <text:p>modules/gAudioBundle-4/src/Warrior Ifv Custom Vehicle Recording/Wr_Onbd_Const_Int_Driver_Posn_Pov_Slow_Stereo.ogg</text:p>
          </table:table-cell>
        </table:table-row>
        <table:table-row table:style-name="ro1">
          <table:table-cell office:value-type="string">
            <text:p>Beach_Wave_Near_6.ogg</text:p>
          </table:table-cell>
          <table:table-cell office:value-type="string">
            <text:p>modules/gAudioBundle-4/src/Water/Beach_Wave_Near_6.ogg</text:p>
          </table:table-cell>
        </table:table-row>
        <table:table-row table:style-name="ro1">
          <table:table-cell office:value-type="string">
            <text:p>Coast_2014_Coast_Mono_1.ogg</text:p>
          </table:table-cell>
          <table:table-cell office:value-type="string">
            <text:p>modules/gAudioBundle-4/src/Water/Coast_2014_Coast_Mono_1.ogg</text:p>
          </table:table-cell>
        </table:table-row>
        <table:table-row table:style-name="ro1">
          <table:table-cell office:value-type="string">
            <text:p>Flwa_07-Creek_Water_Flowing_Splashing.ogg</text:p>
          </table:table-cell>
          <table:table-cell office:value-type="string">
            <text:p>modules/gAudioBundle-4/src/Water/Flwa_07-Creek_Water_Flowing_Splashing.ogg</text:p>
          </table:table-cell>
        </table:table-row>
        <table:table-row table:style-name="ro1">
          <table:table-cell office:value-type="string">
            <text:p>Flwa_110-Dam_Water_Flowing_Close_Small_Steady_Flow.ogg</text:p>
          </table:table-cell>
          <table:table-cell office:value-type="string">
            <text:p>modules/gAudioBundle-4/src/Water/Flwa_110-Dam_Water_Flowing_Close_Small_Steady_Flow.ogg</text:p>
          </table:table-cell>
        </table:table-row>
        <table:table-row table:style-name="ro1">
          <table:table-cell office:value-type="string">
            <text:p>Flwa_74-Dam_Water_Flowing_Splashing_Waves_Clucking_Movement.ogg</text:p>
          </table:table-cell>
          <table:table-cell office:value-type="string">
            <text:p>modules/gAudioBundle-4/src/Water/Flwa_74-Dam_Water_Flowing_Splashing_Waves_Clucking_Movement.ogg</text:p>
          </table:table-cell>
        </table:table-row>
        <table:table-row table:style-name="ro1">
          <table:table-cell office:value-type="string">
            <text:p>Flwa_92-Dam_Water_Flowing_Steady_Flow_Close_Rumble.ogg</text:p>
          </table:table-cell>
          <table:table-cell office:value-type="string">
            <text:p>modules/gAudioBundle-4/src/Water/Flwa_92-Dam_Water_Flowing_Steady_Flow_Close_Rumble.ogg</text:p>
          </table:table-cell>
        </table:table-row>
        <table:table-row table:style-name="ro1">
          <table:table-cell office:value-type="string">
            <text:p>Fountain_Large_Splasher_Spray_At_Playground_3m_Far.ogg</text:p>
          </table:table-cell>
          <table:table-cell office:value-type="string">
            <text:p>modules/gAudioBundle-4/src/Water/Fountain_Large_Splasher_Spray_At_Playground_3m_Far.ogg</text:p>
          </table:table-cell>
        </table:table-row>
        <table:table-row table:style-name="ro1">
          <table:table-cell office:value-type="string">
            <text:p>Fountain_Medium_Invigorating_Network_Of_Dribbles_Close.ogg</text:p>
          </table:table-cell>
          <table:table-cell office:value-type="string">
            <text:p>modules/gAudioBundle-4/src/Water/Fountain_Medium_Invigorating_Network_Of_Dribbles_Close.ogg</text:p>
          </table:table-cell>
        </table:table-row>
        <table:table-row table:style-name="ro1">
          <table:table-cell office:value-type="string">
            <text:p>Fountain_Small_Splashes_Of_Multiple_Squirts_On_The_Ground_Close.ogg</text:p>
          </table:table-cell>
          <table:table-cell office:value-type="string">
            <text:p>modules/gAudioBundle-4/src/Water/Fountain_Small_Splashes_Of_Multiple_Squirts_On_The_Ground_Close.ogg</text:p>
          </table:table-cell>
        </table:table-row>
        <table:table-row table:style-name="ro1">
          <table:table-cell office:value-type="string">
            <text:p>Fountain_Underwater_Generous_Gushing_Flow.ogg</text:p>
          </table:table-cell>
          <table:table-cell office:value-type="string">
            <text:p>modules/gAudioBundle-4/src/Water/Fountain_Underwater_Generous_Gushing_Flow.ogg</text:p>
          </table:table-cell>
        </table:table-row>
        <table:table-row table:style-name="ro1">
          <table:table-cell office:value-type="string">
            <text:p>Hydrophone_River_2.ogg</text:p>
          </table:table-cell>
          <table:table-cell office:value-type="string">
            <text:p>modules/gAudioBundle-4/src/Water/Hydrophone_River_2.ogg</text:p>
          </table:table-cell>
        </table:table-row>
        <table:table-row table:style-name="ro1">
          <table:table-cell office:value-type="string">
            <text:p>Lake_3.ogg</text:p>
          </table:table-cell>
          <table:table-cell office:value-type="string">
            <text:p>modules/gAudioBundle-4/src/Water/Lake_3.ogg</text:p>
          </table:table-cell>
        </table:table-row>
        <table:table-row table:style-name="ro1">
          <table:table-cell office:value-type="string">
            <text:p>Ocean_Waves_2017_Kauai_Night_Waves.ogg</text:p>
          </table:table-cell>
          <table:table-cell office:value-type="string">
            <text:p>modules/gAudioBundle-4/src/Water/Ocean_Waves_2017_Kauai_Night_Waves.ogg</text:p>
          </table:table-cell>
        </table:table-row>
        <table:table-row table:style-name="ro1">
          <table:table-cell office:value-type="string">
            <text:p>Small_Beach_Gentle_Waves_Echo_1.ogg</text:p>
          </table:table-cell>
          <table:table-cell office:value-type="string">
            <text:p>modules/gAudioBundle-4/src/Water/Small_Beach_Gentle_Waves_Echo_1.ogg</text:p>
          </table:table-cell>
        </table:table-row>
        <table:table-row table:style-name="ro1">
          <table:table-cell office:value-type="string">
            <text:p>Small_Beach_Rolling_Stones_1.ogg</text:p>
          </table:table-cell>
          <table:table-cell office:value-type="string">
            <text:p>modules/gAudioBundle-4/src/Water/Small_Beach_Rolling_Stones_1.ogg</text:p>
          </table:table-cell>
        </table:table-row>
        <table:table-row table:style-name="ro1">
          <table:table-cell office:value-type="string">
            <text:p>Small_Cave__Waves_3.ogg</text:p>
          </table:table-cell>
          <table:table-cell office:value-type="string">
            <text:p>modules/gAudioBundle-4/src/Water/Small_Cave__Waves_3.ogg</text:p>
          </table:table-cell>
        </table:table-row>
        <table:table-row table:style-name="ro1">
          <table:table-cell office:value-type="string">
            <text:p>Stream_4.ogg</text:p>
          </table:table-cell>
          <table:table-cell office:value-type="string">
            <text:p>modules/gAudioBundle-4/src/Water/Stream_4.ogg</text:p>
          </table:table-cell>
        </table:table-row>
        <table:table-row table:style-name="ro1">
          <table:table-cell office:value-type="string">
            <text:p>Streams_2014_Mckenzie_1.ogg</text:p>
          </table:table-cell>
          <table:table-cell office:value-type="string">
            <text:p>modules/gAudioBundle-4/src/Water/Streams_2014_Mckenzie_1.ogg</text:p>
          </table:table-cell>
        </table:table-row>
        <table:table-row table:style-name="ro1">
          <table:table-cell office:value-type="string">
            <text:p>Streams_Quietstream.ogg</text:p>
          </table:table-cell>
          <table:table-cell office:value-type="string">
            <text:p>modules/gAudioBundle-4/src/Water/Streams_Quietstream.ogg</text:p>
          </table:table-cell>
        </table:table-row>
        <table:table-row table:style-name="ro1">
          <table:table-cell office:value-type="string">
            <text:p>Water_Dropped_On_Electric_Stove_02.ogg</text:p>
          </table:table-cell>
          <table:table-cell office:value-type="string">
            <text:p>modules/gAudioBundle-4/src/Water/Water_Dropped_On_Electric_Stove_02.ogg</text:p>
          </table:table-cell>
        </table:table-row>
        <table:table-row table:style-name="ro1">
          <table:table-cell office:value-type="string">
            <text:p>Water_In_Frying_Pan_05.ogg</text:p>
          </table:table-cell>
          <table:table-cell office:value-type="string">
            <text:p>modules/gAudioBundle-4/src/Water/Water_In_Frying_Pan_05.ogg</text:p>
          </table:table-cell>
        </table:table-row>
        <table:table-row table:style-name="ro1">
          <table:table-cell office:value-type="string">
            <text:p>Water_Tunnel_2.ogg</text:p>
          </table:table-cell>
          <table:table-cell office:value-type="string">
            <text:p>modules/gAudioBundle-4/src/Water/Water_Tunnel_2.ogg</text:p>
          </table:table-cell>
        </table:table-row>
        <table:table-row table:style-name="ro1">
          <table:table-cell office:value-type="string">
            <text:p>Protests_Anticapitalista_02_Ravenswood.ogg</text:p>
          </table:table-cell>
          <table:table-cell office:value-type="string">
            <text:p>modules/gAudioBundle-4/src/We Are The People/Protests_Anticapitalista_02_Ravenswood.ogg</text:p>
          </table:table-cell>
        </table:table-row>
        <table:table-row table:style-name="ro1">
          <table:table-cell office:value-type="string">
            <text:p>Protests_Let_Us_March_Downtown.ogg</text:p>
          </table:table-cell>
          <table:table-cell office:value-type="string">
            <text:p>modules/gAudioBundle-4/src/We Are The People/Protests_Let_Us_March_Downtown.ogg</text:p>
          </table:table-cell>
        </table:table-row>
        <table:table-row table:style-name="ro1">
          <table:table-cell office:value-type="string">
            <text:p>Protests_Our_Streets_01_Downtown.ogg</text:p>
          </table:table-cell>
          <table:table-cell office:value-type="string">
            <text:p>modules/gAudioBundle-4/src/We Are The People/Protests_Our_Streets_01_Downtown.ogg</text:p>
          </table:table-cell>
        </table:table-row>
        <table:table-row table:style-name="ro1">
          <table:table-cell office:value-type="string">
            <text:p>Protests_Peoples_Territory_02_Ravenswood.ogg</text:p>
          </table:table-cell>
          <table:table-cell office:value-type="string">
            <text:p>modules/gAudioBundle-4/src/We Are The People/Protests_Peoples_Territory_02_Ravenswood.ogg</text:p>
          </table:table-cell>
        </table:table-row>
        <table:table-row table:style-name="ro1">
          <table:table-cell office:value-type="string">
            <text:p>Scarab_34_T2_Ext_Startup_Approach_Away_Shutdown_Shotgun_M.ogg</text:p>
          </table:table-cell>
          <table:table-cell office:value-type="string">
            <text:p>modules/gAudioBundle-4/src/Wellcraft Scarab 34/Scarab_34_T2_Ext_Startup_Approach_Away_Shutdown_Shotgun_M.ogg</text:p>
          </table:table-cell>
        </table:table-row>
        <table:table-row table:style-name="ro1">
          <table:table-cell office:value-type="string">
            <text:p>Scarab_34_T2_Onbrd_Startup_Accels_Shutdown_Engine_Back_Wall.ogg</text:p>
          </table:table-cell>
          <table:table-cell office:value-type="string">
            <text:p>modules/gAudioBundle-4/src/Wellcraft Scarab 34/Scarab_34_T2_Onbrd_Startup_Accels_Shutdown_Engine_Back_Wall.ogg</text:p>
          </table:table-cell>
        </table:table-row>
        <table:table-row table:style-name="ro1">
          <table:table-cell office:value-type="string">
            <text:p>Scarab_34_T3_Onbrd_Startup_Blips_Fast_Accels_Shutdown_Floorboard_Side.ogg</text:p>
          </table:table-cell>
          <table:table-cell office:value-type="string">
            <text:p>modules/gAudioBundle-4/src/Wellcraft Scarab 34/Scarab_34_T3_Onbrd_Startup_Blips_Fast_Accels_Shutdown_Floorboard_Side.ogg</text:p>
          </table:table-cell>
        </table:table-row>
        <table:table-row table:style-name="ro1">
          <table:table-cell office:value-type="string">
            <text:p>Sw008_Wendland_Autumn_Open_Field_Big_Goose_Swarm_Passing_Overhead_Light_Wind.ogg</text:p>
          </table:table-cell>
          <table:table-cell office:value-type="string">
            <text:p>modules/gAudioBundle-4/src/Wendland Autumn/Sw008_Wendland_Autumn_Open_Field_Big_Goose_Swarm_Passing_Overhead_Light_Wind.ogg</text:p>
          </table:table-cell>
        </table:table-row>
        <table:table-row table:style-name="ro1">
          <table:table-cell office:value-type="string">
            <text:p>Sw008_Wendland_Autumn_Wind_Storm_Inside_Undergrowth_Bush.ogg</text:p>
          </table:table-cell>
          <table:table-cell office:value-type="string">
            <text:p>modules/gAudioBundle-4/src/Wendland Autumn/Sw008_Wendland_Autumn_Wind_Storm_Inside_Undergrowth_Bush.ogg</text:p>
          </table:table-cell>
        </table:table-row>
        <table:table-row table:style-name="ro1">
          <table:table-cell office:value-type="string">
            <text:p>A4-Paper-Ball_Drop_1.ogg</text:p>
          </table:table-cell>
          <table:table-cell office:value-type="string">
            <text:p>modules/gAudioBundle-4/src/White Stuff/A4-Paper-Ball_Drop_1.ogg</text:p>
          </table:table-cell>
        </table:table-row>
        <table:table-row table:style-name="ro1">
          <table:table-cell office:value-type="string">
            <text:p>Catalogue_Page_Turn_9.ogg</text:p>
          </table:table-cell>
          <table:table-cell office:value-type="string">
            <text:p>modules/gAudioBundle-4/src/White Stuff/Catalogue_Page_Turn_9.ogg</text:p>
          </table:table-cell>
        </table:table-row>
        <table:table-row table:style-name="ro1">
          <table:table-cell office:value-type="string">
            <text:p>Notepad_Page_Turn_4.ogg</text:p>
          </table:table-cell>
          <table:table-cell office:value-type="string">
            <text:p>modules/gAudioBundle-4/src/White Stuff/Notepad_Page_Turn_4.ogg</text:p>
          </table:table-cell>
        </table:table-row>
        <table:table-row table:style-name="ro1">
          <table:table-cell office:value-type="string">
            <text:p>Photo-Album_Close_4.ogg</text:p>
          </table:table-cell>
          <table:table-cell office:value-type="string">
            <text:p>modules/gAudioBundle-4/src/White Stuff/Photo-Album_Close_4.ogg</text:p>
          </table:table-cell>
        </table:table-row>
        <table:table-row table:style-name="ro1">
          <table:table-cell office:value-type="string">
            <text:p>Swipes_And_Whooshes_Broom_Long_Stick_Slow_And_Long_Swings_Stereo_Ortf_8040.ogg</text:p>
          </table:table-cell>
          <table:table-cell office:value-type="string">
            <text:p>modules/gAudioBundle-4/src/Whooshes/Swipes_And_Whooshes_Broom_Long_Stick_Slow_And_Long_Swings_Stereo_Ortf_8040.ogg</text:p>
          </table:table-cell>
        </table:table-row>
        <table:table-row table:style-name="ro1">
          <table:table-cell office:value-type="string">
            <text:p>Swipes_And_Whooshes_Metal_Grille_Slow_And_Long_Swings_Stereo_Ortf_8040.ogg</text:p>
          </table:table-cell>
          <table:table-cell office:value-type="string">
            <text:p>modules/gAudioBundle-4/src/Whooshes/Swipes_And_Whooshes_Metal_Grille_Slow_And_Long_Swings_Stereo_Ortf_8040.ogg</text:p>
          </table:table-cell>
        </table:table-row>
        <table:table-row table:style-name="ro1">
          <table:table-cell office:value-type="string">
            <text:p>Swipes_And_Whooshes_Tshirt_Fast_And_Short_Swings_Stereo_Ortf_8040.ogg</text:p>
          </table:table-cell>
          <table:table-cell office:value-type="string">
            <text:p>modules/gAudioBundle-4/src/Whooshes/Swipes_And_Whooshes_Tshirt_Fast_And_Short_Swings_Stereo_Ortf_8040.ogg</text:p>
          </table:table-cell>
        </table:table-row>
        <table:table-row table:style-name="ro1">
          <table:table-cell office:value-type="string">
            <text:p>Swoosh_Rope_Whip_075.ogg</text:p>
          </table:table-cell>
          <table:table-cell office:value-type="string">
            <text:p>modules/gAudioBundle-4/src/Whooshes/Swoosh_Rope_Whip_075.ogg</text:p>
          </table:table-cell>
        </table:table-row>
        <table:table-row table:style-name="ro1">
          <table:table-cell office:value-type="string">
            <text:p>Whoosh_Electronic_Short_Beep.ogg</text:p>
          </table:table-cell>
          <table:table-cell office:value-type="string">
            <text:p>modules/gAudioBundle-4/src/Whooshes/Whoosh Pack 1/Whoosh_Electronic_Short_Beep.ogg</text:p>
          </table:table-cell>
        </table:table-row>
        <table:table-row table:style-name="ro1">
          <table:table-cell office:value-type="string">
            <text:p>Whoosh_Experimental_Thunder_Roll_Off.ogg</text:p>
          </table:table-cell>
          <table:table-cell office:value-type="string">
            <text:p>modules/gAudioBundle-4/src/Whooshes/Whoosh Pack 1/Whoosh_Experimental_Thunder_Roll_Off.ogg</text:p>
          </table:table-cell>
        </table:table-row>
        <table:table-row table:style-name="ro1">
          <table:table-cell office:value-type="string">
            <text:p>Whoosh_Horror_Screams_Metallic_Rattle_By.ogg</text:p>
          </table:table-cell>
          <table:table-cell office:value-type="string">
            <text:p>modules/gAudioBundle-4/src/Whooshes/Whoosh Pack 1/Whoosh_Horror_Screams_Metallic_Rattle_By.ogg</text:p>
          </table:table-cell>
        </table:table-row>
        <table:table-row table:style-name="ro1">
          <table:table-cell office:value-type="string">
            <text:p>Whoosh_Cloth_Leather_Fight_174.ogg</text:p>
          </table:table-cell>
          <table:table-cell office:value-type="string">
            <text:p>modules/gAudioBundle-4/src/Whooshes/Whoosh_Cloth_Leather_Fight_174.ogg</text:p>
          </table:table-cell>
        </table:table-row>
        <table:table-row table:style-name="ro1">
          <table:table-cell office:value-type="string">
            <text:p>Whoosh_Rod_Pole_022.ogg</text:p>
          </table:table-cell>
          <table:table-cell office:value-type="string">
            <text:p>modules/gAudioBundle-4/src/Whooshes/Whoosh_Rod_Pole_022.ogg</text:p>
          </table:table-cell>
        </table:table-row>
        <table:table-row table:style-name="ro1">
          <table:table-cell office:value-type="string">
            <text:p>Whoosh_Shaverpassby_005.ogg</text:p>
          </table:table-cell>
          <table:table-cell office:value-type="string">
            <text:p>modules/gAudioBundle-4/src/Whooshes/Whoosh_Shaverpassby_005.ogg</text:p>
          </table:table-cell>
        </table:table-row>
        <table:table-row table:style-name="ro1">
          <table:table-cell office:value-type="string">
            <text:p>Whoosh_Sound_Design_Airy_Hollow_Thick_Waver_Medium.ogg</text:p>
          </table:table-cell>
          <table:table-cell office:value-type="string">
            <text:p>modules/gAudioBundle-4/src/Whooshes/Whoosh_Sound_Design_Airy_Hollow_Thick_Waver_Medium.ogg</text:p>
          </table:table-cell>
        </table:table-row>
        <table:table-row table:style-name="ro1">
          <table:table-cell office:value-type="string">
            <text:p>Whoosh_Sound_Design_Blast_Watery_Crash.ogg</text:p>
          </table:table-cell>
          <table:table-cell office:value-type="string">
            <text:p>modules/gAudioBundle-4/src/Whooshes/Whoosh_Sound_Design_Blast_Watery_Crash.ogg</text:p>
          </table:table-cell>
        </table:table-row>
        <table:table-row table:style-name="ro1">
          <table:table-cell office:value-type="string">
            <text:p>Whoosh_Sound_Design_Cartoon_Thin_Very_High_Tight_2.ogg</text:p>
          </table:table-cell>
          <table:table-cell office:value-type="string">
            <text:p>modules/gAudioBundle-4/src/Whooshes/Whoosh_Sound_Design_Cartoon_Thin_Very_High_Tight_2.ogg</text:p>
          </table:table-cell>
        </table:table-row>
        <table:table-row table:style-name="ro1">
          <table:table-cell office:value-type="string">
            <text:p>Whoosh_Sound_Design_Cartoon_Whir_2.ogg</text:p>
          </table:table-cell>
          <table:table-cell office:value-type="string">
            <text:p>modules/gAudioBundle-4/src/Whooshes/Whoosh_Sound_Design_Cartoon_Whir_2.ogg</text:p>
          </table:table-cell>
        </table:table-row>
        <table:table-row table:style-name="ro1">
          <table:table-cell office:value-type="string">
            <text:p>Whoosh_Sound_Design_Chatter_Buzz_Tight_High_Fast_Decelerate.ogg</text:p>
          </table:table-cell>
          <table:table-cell office:value-type="string">
            <text:p>modules/gAudioBundle-4/src/Whooshes/Whoosh_Sound_Design_Chatter_Buzz_Tight_High_Fast_Decelerate.ogg</text:p>
          </table:table-cell>
        </table:table-row>
        <table:table-row table:style-name="ro1">
          <table:table-cell office:value-type="string">
            <text:p>Whoosh_Sound_Design_Logo_Airy_To_Shiver_Uncertain_Low.ogg</text:p>
          </table:table-cell>
          <table:table-cell office:value-type="string">
            <text:p>modules/gAudioBundle-4/src/Whooshes/Whoosh_Sound_Design_Logo_Airy_To_Shiver_Uncertain_Low.ogg</text:p>
          </table:table-cell>
        </table:table-row>
        <table:table-row table:style-name="ro1">
          <table:table-cell office:value-type="string">
            <text:p>Whoosh_Sound_Design_Power_Down_Groan_Choppy_Very_High.ogg</text:p>
          </table:table-cell>
          <table:table-cell office:value-type="string">
            <text:p>modules/gAudioBundle-4/src/Whooshes/Whoosh_Sound_Design_Power_Down_Groan_Choppy_Very_High.ogg</text:p>
          </table:table-cell>
        </table:table-row>
        <table:table-row table:style-name="ro1">
          <table:table-cell office:value-type="string">
            <text:p>Whoosh_Sound_Design_Swirl_Airy_Diffuse_Medium_Slow_2.ogg</text:p>
          </table:table-cell>
          <table:table-cell office:value-type="string">
            <text:p>modules/gAudioBundle-4/src/Whooshes/Whoosh_Sound_Design_Swirl_Airy_Diffuse_Medium_Slow_2.ogg</text:p>
          </table:table-cell>
        </table:table-row>
        <table:table-row table:style-name="ro1">
          <table:table-cell office:value-type="string">
            <text:p>Whoosh_Sound_Design_Watery_Strong_Fast_Abrupt.ogg</text:p>
          </table:table-cell>
          <table:table-cell office:value-type="string">
            <text:p>modules/gAudioBundle-4/src/Whooshes/Whoosh_Sound_Design_Watery_Strong_Fast_Abrupt.ogg</text:p>
          </table:table-cell>
        </table:table-row>
        <table:table-row table:style-name="ro1">
          <table:table-cell office:value-type="string">
            <text:p>Whoosh_Sound_Design_Whip_By_Airy_To_Whine_High.ogg</text:p>
          </table:table-cell>
          <table:table-cell office:value-type="string">
            <text:p>modules/gAudioBundle-4/src/Whooshes/Whoosh_Sound_Design_Whip_By_Airy_To_Whine_High.ogg</text:p>
          </table:table-cell>
        </table:table-row>
        <table:table-row table:style-name="ro1">
          <table:table-cell office:value-type="string">
            <text:p>Impacts_063.ogg</text:p>
          </table:table-cell>
          <table:table-cell office:value-type="string">
            <text:p>modules/gAudioBundle-4/src/Whooshes/Whooshes And Impacts 2/Impacts_063.ogg</text:p>
          </table:table-cell>
        </table:table-row>
        <table:table-row table:style-name="ro1">
          <table:table-cell office:value-type="string">
            <text:p>Impacts_082.ogg</text:p>
          </table:table-cell>
          <table:table-cell office:value-type="string">
            <text:p>modules/gAudioBundle-4/src/Whooshes/Whooshes And Impacts 2/Impacts_082.ogg</text:p>
          </table:table-cell>
        </table:table-row>
        <table:table-row table:style-name="ro1">
          <table:table-cell office:value-type="string">
            <text:p>Whooshes_059.ogg</text:p>
          </table:table-cell>
          <table:table-cell office:value-type="string">
            <text:p>modules/gAudioBundle-4/src/Whooshes/Whooshes And Impacts 2/Whooshes_059.ogg</text:p>
          </table:table-cell>
        </table:table-row>
        <table:table-row table:style-name="ro1">
          <table:table-cell office:value-type="string">
            <text:p>Whooshes_135.ogg</text:p>
          </table:table-cell>
          <table:table-cell office:value-type="string">
            <text:p>modules/gAudioBundle-4/src/Whooshes/Whooshes And Impacts 2/Whooshes_135.ogg</text:p>
          </table:table-cell>
        </table:table-row>
        <table:table-row table:style-name="ro1">
          <table:table-cell office:value-type="string">
            <text:p>Morph_Whoosh_13.ogg</text:p>
          </table:table-cell>
          <table:table-cell office:value-type="string">
            <text:p>modules/gAudioBundle-4/src/Whooshes/Whooshes And Transitions/Morph_Whoosh_13.ogg</text:p>
          </table:table-cell>
        </table:table-row>
        <table:table-row table:style-name="ro1">
          <table:table-cell office:value-type="string">
            <text:p>Texture_Whoosh_02_Fast_02.ogg</text:p>
          </table:table-cell>
          <table:table-cell office:value-type="string">
            <text:p>modules/gAudioBundle-4/src/Whooshes/Whooshes And Transitions/Texture_Whoosh_02_Fast_02.ogg</text:p>
          </table:table-cell>
        </table:table-row>
        <table:table-row table:style-name="ro1">
          <table:table-cell office:value-type="string">
            <text:p>Torch_Whoosh_20.ogg</text:p>
          </table:table-cell>
          <table:table-cell office:value-type="string">
            <text:p>modules/gAudioBundle-4/src/Whooshes/Whooshes And Transitions/Torch_Whoosh_20.ogg</text:p>
          </table:table-cell>
        </table:table-row>
        <table:table-row table:style-name="ro1">
          <table:table-cell office:value-type="string">
            <text:p>Up_Down_03.ogg</text:p>
          </table:table-cell>
          <table:table-cell office:value-type="string">
            <text:p>modules/gAudioBundle-4/src/Whooshes/Whooshes And Transitions/Up_Down_03.ogg</text:p>
          </table:table-cell>
        </table:table-row>
        <table:table-row table:style-name="ro1">
          <table:table-cell office:value-type="string">
            <text:p>Whoosh_Transition_049.ogg</text:p>
          </table:table-cell>
          <table:table-cell office:value-type="string">
            <text:p>modules/gAudioBundle-4/src/Whooshes/Whooshes And Transitions/Whoosh_Transition_049.ogg</text:p>
          </table:table-cell>
        </table:table-row>
        <table:table-row table:style-name="ro1">
          <table:table-cell office:value-type="string">
            <text:p>Whoosh_Transition_066.ogg</text:p>
          </table:table-cell>
          <table:table-cell office:value-type="string">
            <text:p>modules/gAudioBundle-4/src/Whooshes/Whooshes And Transitions/Whoosh_Transition_066.ogg</text:p>
          </table:table-cell>
        </table:table-row>
        <table:table-row table:style-name="ro1">
          <table:table-cell office:value-type="string">
            <text:p>Whoosh_Transition_Doppler_Fx_002.ogg</text:p>
          </table:table-cell>
          <table:table-cell office:value-type="string">
            <text:p>modules/gAudioBundle-4/src/Whooshes/Whooshes And Transitions/Whoosh_Transition_Doppler_Fx_002.ogg</text:p>
          </table:table-cell>
        </table:table-row>
        <table:table-row table:style-name="ro1">
          <table:table-cell office:value-type="string">
            <text:p>Whoosh_Transition_Doppler_Fx_017.ogg</text:p>
          </table:table-cell>
          <table:table-cell office:value-type="string">
            <text:p>modules/gAudioBundle-4/src/Whooshes/Whooshes And Transitions/Whoosh_Transition_Doppler_Fx_017.ogg</text:p>
          </table:table-cell>
        </table:table-row>
        <table:table-row table:style-name="ro1">
          <table:table-cell office:value-type="string">
            <text:p>Whoosh_Organic_Fabric_Glove_Airy_Breathy_Punchy.ogg</text:p>
          </table:table-cell>
          <table:table-cell office:value-type="string">
            <text:p>modules/gAudioBundle-4/src/Whooshes/Whooshes/Whoosh_Organic_Fabric_Glove_Airy_Breathy_Punchy.ogg</text:p>
          </table:table-cell>
        </table:table-row>
        <table:table-row table:style-name="ro1">
          <table:table-cell office:value-type="string">
            <text:p>Whoosh_Organic_Fabric_Strap_Zip_High_Stagger_Pushy.ogg</text:p>
          </table:table-cell>
          <table:table-cell office:value-type="string">
            <text:p>modules/gAudioBundle-4/src/Whooshes/Whooshes/Whoosh_Organic_Fabric_Strap_Zip_High_Stagger_Pushy.ogg</text:p>
          </table:table-cell>
        </table:table-row>
        <table:table-row table:style-name="ro1">
          <table:table-cell office:value-type="string">
            <text:p>Whoosh_Organic_Styrofoam_Plank_Airy_Smooth_Texture_1.ogg</text:p>
          </table:table-cell>
          <table:table-cell office:value-type="string">
            <text:p>modules/gAudioBundle-4/src/Whooshes/Whooshes/Whoosh_Organic_Styrofoam_Plank_Airy_Smooth_Texture_1.ogg</text:p>
          </table:table-cell>
        </table:table-row>
        <table:table-row table:style-name="ro1">
          <table:table-cell office:value-type="string">
            <text:p>Crickets_17_Crickets_Interlude.ogg</text:p>
          </table:table-cell>
          <table:table-cell office:value-type="string">
            <text:p>modules/gAudioBundle-4/src/Wilderness Crickets/Crickets_17_Crickets_Interlude.ogg</text:p>
          </table:table-cell>
        </table:table-row>
        <table:table-row table:style-name="ro1">
          <table:table-cell office:value-type="string">
            <text:p>Crickets_2015_Kiger_Lookout_Night_Crickets_Gusts_Gentle.ogg</text:p>
          </table:table-cell>
          <table:table-cell office:value-type="string">
            <text:p>modules/gAudioBundle-4/src/Wilderness Crickets/Crickets_2015_Kiger_Lookout_Night_Crickets_Gusts_Gentle.ogg</text:p>
          </table:table-cell>
        </table:table-row>
        <table:table-row table:style-name="ro1">
          <table:table-cell office:value-type="string">
            <text:p>Crickets_Quiet_Lime_Hill_1.ogg</text:p>
          </table:table-cell>
          <table:table-cell office:value-type="string">
            <text:p>modules/gAudioBundle-4/src/Wilderness Crickets/Crickets_Quiet_Lime_Hill_1.ogg</text:p>
          </table:table-cell>
        </table:table-row>
        <table:table-row table:style-name="ro1">
          <table:table-cell office:value-type="string">
            <text:p>Crickets_Suttoncricket3.ogg</text:p>
          </table:table-cell>
          <table:table-cell office:value-type="string">
            <text:p>modules/gAudioBundle-4/src/Wilderness Crickets/Crickets_Suttoncricket3.ogg</text:p>
          </table:table-cell>
        </table:table-row>
        <table:table-row table:style-name="ro1">
          <table:table-cell office:value-type="string">
            <text:p>Creaks_And_Snaps_2017_03_20_Gentle_Tree_Creaks.ogg</text:p>
          </table:table-cell>
          <table:table-cell office:value-type="string">
            <text:p>modules/gAudioBundle-4/src/Winds/Wind And Storms/Creaks_And_Snaps_2017_03_20_Gentle_Tree_Creaks.ogg</text:p>
          </table:table-cell>
        </table:table-row>
        <table:table-row table:style-name="ro1">
          <table:table-cell office:value-type="string">
            <text:p>Rain_2014_Frogs_Rain.ogg</text:p>
          </table:table-cell>
          <table:table-cell office:value-type="string">
            <text:p>modules/gAudioBundle-4/src/Winds/Wind And Storms/Rain_2014_Frogs_Rain.ogg</text:p>
          </table:table-cell>
        </table:table-row>
        <table:table-row table:style-name="ro1">
          <table:table-cell office:value-type="string">
            <text:p>Rain_2016_Steens_Rain_No_Pops_Short_4.ogg</text:p>
          </table:table-cell>
          <table:table-cell office:value-type="string">
            <text:p>modules/gAudioBundle-4/src/Winds/Wind And Storms/Rain_2016_Steens_Rain_No_Pops_Short_4.ogg</text:p>
          </table:table-cell>
        </table:table-row>
        <table:table-row table:style-name="ro1">
          <table:table-cell office:value-type="string">
            <text:p>Wind_Gusts_2016_Lookout_Snow_Biggest_Gusts_Long.ogg</text:p>
          </table:table-cell>
          <table:table-cell office:value-type="string">
            <text:p>modules/gAudioBundle-4/src/Winds/Wind And Storms/Wind_Gusts_2016_Lookout_Snow_Biggest_Gusts_Long.ogg</text:p>
          </table:table-cell>
        </table:table-row>
        <table:table-row table:style-name="ro1">
          <table:table-cell office:value-type="string">
            <text:p>Wind_Ext_Breeze_Grass_Tall_Rustle_Buffeting.ogg</text:p>
          </table:table-cell>
          <table:table-cell office:value-type="string">
            <text:p>modules/gAudioBundle-4/src/Winds/Wind In Trees/Wind_Ext_Breeze_Grass_Tall_Rustle_Buffeting.ogg</text:p>
          </table:table-cell>
        </table:table-row>
        <table:table-row table:style-name="ro1">
          <table:table-cell office:value-type="string">
            <text:p>Wind_Ext_Breeze_Reeds_Rustle_Howl_Whip_Whistle.ogg</text:p>
          </table:table-cell>
          <table:table-cell office:value-type="string">
            <text:p>modules/gAudioBundle-4/src/Winds/Wind In Trees/Wind_Ext_Breeze_Reeds_Rustle_Howl_Whip_Whistle.ogg</text:p>
          </table:table-cell>
        </table:table-row>
        <table:table-row table:style-name="ro1">
          <table:table-cell office:value-type="string">
            <text:p>Wind_Ext_Breeze_Treeline_Whoosh_Noise_Constant.ogg</text:p>
          </table:table-cell>
          <table:table-cell office:value-type="string">
            <text:p>modules/gAudioBundle-4/src/Winds/Wind In Trees/Wind_Ext_Breeze_Treeline_Whoosh_Noise_Constant.ogg</text:p>
          </table:table-cell>
        </table:table-row>
        <table:table-row table:style-name="ro1">
          <table:table-cell office:value-type="string">
            <text:p>Wind_Ext_Gust_Grasslands_Rustle_Buffeting.ogg</text:p>
          </table:table-cell>
          <table:table-cell office:value-type="string">
            <text:p>modules/gAudioBundle-4/src/Winds/Wind In Trees/Wind_Ext_Gust_Grasslands_Rustle_Buffeting.ogg</text:p>
          </table:table-cell>
        </table:table-row>
        <table:table-row table:style-name="ro1">
          <table:table-cell office:value-type="string">
            <text:p>Wind_Blowing_Mike_V1.ogg</text:p>
          </table:table-cell>
          <table:table-cell office:value-type="string">
            <text:p>modules/gAudioBundle-4/src/Winds/Wind_Blowing_Mike_V1.ogg</text:p>
          </table:table-cell>
        </table:table-row>
        <table:table-row table:style-name="ro1">
          <table:table-cell office:value-type="string">
            <text:p>Wind_Blustery_08_Loop.ogg</text:p>
          </table:table-cell>
          <table:table-cell office:value-type="string">
            <text:p>modules/gAudioBundle-4/src/Winds/Wind_Blustery_08_Loop.ogg</text:p>
          </table:table-cell>
        </table:table-row>
        <table:table-row table:style-name="ro1">
          <table:table-cell office:value-type="string">
            <text:p>Wind_Desert_01_60_Loop.ogg</text:p>
          </table:table-cell>
          <table:table-cell office:value-type="string">
            <text:p>modules/gAudioBundle-4/src/Winds/Wind_Desert_01_60_Loop.ogg</text:p>
          </table:table-cell>
        </table:table-row>
        <table:table-row table:style-name="ro1">
          <table:table-cell office:value-type="string">
            <text:p>Wind_Ext_Alley_Whoosh_Fluctuating_Slightly_Wire_Flapping.ogg</text:p>
          </table:table-cell>
          <table:table-cell office:value-type="string">
            <text:p>modules/gAudioBundle-4/src/Winds/Wind_Ext_Alley_Whoosh_Fluctuating_Slightly_Wire_Flapping.ogg</text:p>
          </table:table-cell>
        </table:table-row>
        <table:table-row table:style-name="ro1">
          <table:table-cell office:value-type="string">
            <text:p>Wind_Ext_Marina_Masts_Wires_Buffeting_Whistle_Clank.ogg</text:p>
          </table:table-cell>
          <table:table-cell office:value-type="string">
            <text:p>modules/gAudioBundle-4/src/Winds/Wind_Ext_Marina_Masts_Wires_Buffeting_Whistle_Clank.ogg</text:p>
          </table:table-cell>
        </table:table-row>
        <table:table-row table:style-name="ro1">
          <table:table-cell office:value-type="string">
            <text:p>Wind_Ext_Marina_Masts_Wires_Whistle_Clank.ogg</text:p>
          </table:table-cell>
          <table:table-cell office:value-type="string">
            <text:p>modules/gAudioBundle-4/src/Winds/Wind_Ext_Marina_Masts_Wires_Whistle_Clank.ogg</text:p>
          </table:table-cell>
        </table:table-row>
        <table:table-row table:style-name="ro1">
          <table:table-cell office:value-type="string">
            <text:p>Wind_Ext_Whoosh_Whistle_Howl_Ringing.ogg</text:p>
          </table:table-cell>
          <table:table-cell office:value-type="string">
            <text:p>modules/gAudioBundle-4/src/Winds/Wind_Ext_Whoosh_Whistle_Howl_Ringing.ogg</text:p>
          </table:table-cell>
        </table:table-row>
        <table:table-row table:style-name="ro1">
          <table:table-cell office:value-type="string">
            <text:p>Wind_Harsh_Mountain_02_30_Loop.ogg</text:p>
          </table:table-cell>
          <table:table-cell office:value-type="string">
            <text:p>modules/gAudioBundle-4/src/Winds/Wind_Harsh_Mountain_02_30_Loop.ogg</text:p>
          </table:table-cell>
        </table:table-row>
        <table:table-row table:style-name="ro1">
          <table:table-cell office:value-type="string">
            <text:p>Wind_Tornado_With_Destruction_01.ogg</text:p>
          </table:table-cell>
          <table:table-cell office:value-type="string">
            <text:p>modules/gAudioBundle-4/src/Winds/Wind_Tornado_With_Destruction_01.ogg</text:p>
          </table:table-cell>
        </table:table-row>
        <table:table-row table:style-name="ro1">
          <table:table-cell office:value-type="string">
            <text:p>Wind_Winter_Open_Space_V2.ogg</text:p>
          </table:table-cell>
          <table:table-cell office:value-type="string">
            <text:p>modules/gAudioBundle-4/src/Winds/Wind_Winter_Open_Space_V2.ogg</text:p>
          </table:table-cell>
        </table:table-row>
        <table:table-row table:style-name="ro1">
          <table:table-cell office:value-type="string">
            <text:p>Wind_ext_alley_urban_howl_pronounced_metal_clinking.ogg</text:p>
          </table:table-cell>
          <table:table-cell office:value-type="string">
            <text:p>modules/gAudioBundle-4/src/Winds/Wind_ext_alley_urban_howl_pronounced_metal_clinking.ogg</text:p>
          </table:table-cell>
        </table:table-row>
        <table:table-row table:style-name="ro1">
          <table:table-cell office:value-type="string">
            <text:p>Wind_ext_urban_metal_signpost_distinct_Clanking_howling_nervous.Mono.ogg</text:p>
          </table:table-cell>
          <table:table-cell office:value-type="string">
            <text:p>modules/gAudioBundle-4/src/Winds/Wind_ext_urban_metal_signpost_distinct_Clanking_howling_nervous.Mono.ogg</text:p>
          </table:table-cell>
        </table:table-row>
        <table:table-row table:style-name="ro1">
          <table:table-cell office:value-type="string">
            <text:p>Wind_ext_urban_plastic_flutter_ruffle.ogg</text:p>
          </table:table-cell>
          <table:table-cell office:value-type="string">
            <text:p>modules/gAudioBundle-4/src/Winds/Wind_ext_urban_plastic_flutter_ruffle.ogg</text:p>
          </table:table-cell>
        </table:table-row>
        <table:table-row table:style-name="ro1">
          <table:table-cell office:value-type="string">
            <text:p>Wind_ext_urban_plastic_thin_flutter_violent.Mono.ogg</text:p>
          </table:table-cell>
          <table:table-cell office:value-type="string">
            <text:p>modules/gAudioBundle-4/src/Winds/Wind_ext_urban_plastic_thin_flutter_violent.Mono.ogg</text:p>
          </table:table-cell>
        </table:table-row>
        <table:table-row table:style-name="ro1">
          <table:table-cell office:value-type="string">
            <text:p>Wind_int_howl_forceful_tonal_vocal_gust.ogg</text:p>
          </table:table-cell>
          <table:table-cell office:value-type="string">
            <text:p>modules/gAudioBundle-4/src/Winds/Winds Interior/Wind_int_howl_forceful_tonal_vocal_gust.ogg</text:p>
          </table:table-cell>
        </table:table-row>
        <table:table-row table:style-name="ro1">
          <table:table-cell office:value-type="string">
            <text:p>Wind_int_howl_tonal_mumble.ogg</text:p>
          </table:table-cell>
          <table:table-cell office:value-type="string">
            <text:p>modules/gAudioBundle-4/src/Winds/Winds Interior/Wind_int_howl_tonal_mumble.ogg</text:p>
          </table:table-cell>
        </table:table-row>
        <table:table-row table:style-name="ro1">
          <table:table-cell office:value-type="string">
            <text:p>Wind_raindrops_int_open_Window_long_Whoosh.ogg</text:p>
          </table:table-cell>
          <table:table-cell office:value-type="string">
            <text:p>modules/gAudioBundle-4/src/Winds/Winds Interior/Wind_raindrops_int_open_Window_long_Whoosh.ogg</text:p>
          </table:table-cell>
        </table:table-row>
        <table:table-row table:style-name="ro1">
          <table:table-cell office:value-type="string">
            <text:p>Wind_sleet_int_urban_rushing_gusts.ogg</text:p>
          </table:table-cell>
          <table:table-cell office:value-type="string">
            <text:p>modules/gAudioBundle-4/src/Winds/Winds Interior/Wind_sleet_int_urban_rushing_gusts.ogg</text:p>
          </table:table-cell>
        </table:table-row>
        <table:table-row table:style-name="ro1">
          <table:table-cell office:value-type="string">
            <text:p>Wind_Gusty_Behind_Rock_Bird.ogg</text:p>
          </table:table-cell>
          <table:table-cell office:value-type="string">
            <text:p>modules/gAudioBundle-4/src/Winds/Winds Of Dovrefjell/Wind_Gusty_Behind_Rock_Bird.ogg</text:p>
          </table:table-cell>
        </table:table-row>
        <table:table-row table:style-name="ro1">
          <table:table-cell office:value-type="string">
            <text:p>Blizzard_Snow_Melting_Wind_Ms_Stereo.ogg</text:p>
          </table:table-cell>
          <table:table-cell office:value-type="string">
            <text:p>modules/gAudioBundle-4/src/Winter Textures Vol1/Blizzard_Snow_Melting_Wind_Ms_Stereo.ogg</text:p>
          </table:table-cell>
        </table:table-row>
        <table:table-row table:style-name="ro1">
          <table:table-cell office:value-type="string">
            <text:p>Ice_On_Stream_Wind_4_Ms_Stereo.ogg</text:p>
          </table:table-cell>
          <table:table-cell office:value-type="string">
            <text:p>modules/gAudioBundle-4/src/Winter Textures Vol1/Ice_On_Stream_Wind_4_Ms_Stereo.ogg</text:p>
          </table:table-cell>
        </table:table-row>
        <table:table-row table:style-name="ro1">
          <table:table-cell office:value-type="string">
            <text:p>Wind_In_Pines_Mid_Field_Ms_Stereo.ogg</text:p>
          </table:table-cell>
          <table:table-cell office:value-type="string">
            <text:p>modules/gAudioBundle-4/src/Winter Textures Vol1/Wind_In_Pines_Mid_Field_Ms_Stereo.ogg</text:p>
          </table:table-cell>
        </table:table-row>
        <table:table-row table:style-name="ro1">
          <table:table-cell office:value-type="string">
            <text:p>Wind_Winter_Grass_2_Ms_Stereo.ogg</text:p>
          </table:table-cell>
          <table:table-cell office:value-type="string">
            <text:p>modules/gAudioBundle-4/src/Winter Textures Vol1/Wind_Winter_Grass_2_Ms_Stereo.ogg</text:p>
          </table:table-cell>
        </table:table-row>
        <table:table-row table:style-name="ro1">
          <table:table-cell office:value-type="string">
            <text:p>Drop_Soft-Single_Plank_Drop_02.ogg</text:p>
          </table:table-cell>
          <table:table-cell office:value-type="string">
            <text:p>modules/gAudioBundle-4/src/Wood Sound Effects/Wood Impacts And Debris/Drop_Soft-Single_Plank_Drop_02.ogg</text:p>
          </table:table-cell>
        </table:table-row>
        <table:table-row table:style-name="ro1">
          <table:table-cell office:value-type="string">
            <text:p>Impacts_Hard-Short_Wobbly_Tail_01.ogg</text:p>
          </table:table-cell>
          <table:table-cell office:value-type="string">
            <text:p>modules/gAudioBundle-4/src/Wood Sound Effects/Wood Impacts And Debris/Impacts_Hard-Short_Wobbly_Tail_01.ogg</text:p>
          </table:table-cell>
        </table:table-row>
        <table:table-row table:style-name="ro1">
          <table:table-cell office:value-type="string">
            <text:p>Impacts_Soft-Short_Crack.ogg</text:p>
          </table:table-cell>
          <table:table-cell office:value-type="string">
            <text:p>modules/gAudioBundle-4/src/Wood Sound Effects/Wood Impacts And Debris/Impacts_Soft-Short_Crack.ogg</text:p>
          </table:table-cell>
        </table:table-row>
        <table:table-row table:style-name="ro1">
          <table:table-cell office:value-type="string">
            <text:p>Rustles-Pile_Debris_22.ogg</text:p>
          </table:table-cell>
          <table:table-cell office:value-type="string">
            <text:p>modules/gAudioBundle-4/src/Wood Sound Effects/Wood Impacts And Debris/Rustles-Pile_Debris_22.ogg</text:p>
          </table:table-cell>
        </table:table-row>
        <table:table-row table:style-name="ro1">
          <table:table-cell office:value-type="string">
            <text:p>Wood_Creaking_Tree_005.ogg</text:p>
          </table:table-cell>
          <table:table-cell office:value-type="string">
            <text:p>modules/gAudioBundle-4/src/Wood Sound Effects/Wood_Creaking_Tree_005.ogg</text:p>
          </table:table-cell>
        </table:table-row>
        <table:table-row table:style-name="ro1">
          <table:table-cell office:value-type="string">
            <text:p>Wood_Crushing_Branches_001_001.ogg</text:p>
          </table:table-cell>
          <table:table-cell office:value-type="string">
            <text:p>modules/gAudioBundle-4/src/Wood Sound Effects/Wood_Crushing_Branches_001_001.ogg</text:p>
          </table:table-cell>
        </table:table-row>
        <table:table-row table:style-name="ro1">
          <table:table-cell office:value-type="string">
            <text:p>Wood_Falling_Log_002_006.ogg</text:p>
          </table:table-cell>
          <table:table-cell office:value-type="string">
            <text:p>modules/gAudioBundle-4/src/Wood Sound Effects/Wood_Falling_Log_002_006.ogg</text:p>
          </table:table-cell>
        </table:table-row>
        <table:table-row table:style-name="ro1">
          <table:table-cell office:value-type="string">
            <text:p>Wood_Handling_003.ogg</text:p>
          </table:table-cell>
          <table:table-cell office:value-type="string">
            <text:p>modules/gAudioBundle-4/src/Wood Sound Effects/Wood_Handling_003.ogg</text:p>
          </table:table-cell>
        </table:table-row>
        <table:table-row table:style-name="ro1">
          <table:table-cell office:value-type="string">
            <text:p>Destruction_Wooden_2.ogg</text:p>
          </table:table-cell>
          <table:table-cell office:value-type="string">
            <text:p>modules/gAudioBundle-4/src/Wood Sound Effects/Wooden Fence Destruction/Destruction_Wooden_2.ogg</text:p>
          </table:table-cell>
        </table:table-row>
        <table:table-row table:style-name="ro1">
          <table:table-cell office:value-type="string">
            <text:p>Dropping_Woodpanel_Multi_6.ogg</text:p>
          </table:table-cell>
          <table:table-cell office:value-type="string">
            <text:p>modules/gAudioBundle-4/src/Wood Sound Effects/Wooden Fence Destruction/Dropping_Woodpanel_Multi_6.ogg</text:p>
          </table:table-cell>
        </table:table-row>
        <table:table-row table:style-name="ro1">
          <table:table-cell office:value-type="string">
            <text:p>Dropping_Woodpile_79.ogg</text:p>
          </table:table-cell>
          <table:table-cell office:value-type="string">
            <text:p>modules/gAudioBundle-4/src/Wood Sound Effects/Wooden Fence Destruction/Dropping_Woodpile_79.ogg</text:p>
          </table:table-cell>
        </table:table-row>
        <table:table-row table:style-name="ro1">
          <table:table-cell office:value-type="string">
            <text:p>Woodenfence_Thud_Multi_1.ogg</text:p>
          </table:table-cell>
          <table:table-cell office:value-type="string">
            <text:p>modules/gAudioBundle-4/src/Wood Sound Effects/Wooden Fence Destruction/Woodenfence_Thud_Multi_1.ogg</text:p>
          </table:table-cell>
        </table:table-row>
        <table:table-row table:style-name="ro1">
          <table:table-cell office:value-type="string">
            <text:p>Stick-07_Slide.M.ogg</text:p>
          </table:table-cell>
          <table:table-cell office:value-type="string">
            <text:p>modules/gAudioBundle-4/src/Wood Sound Effects/Wooden Staffs And Sword Fight/Stick-07_Slide.M.ogg</text:p>
          </table:table-cell>
        </table:table-row>
        <table:table-row table:style-name="ro1">
          <table:table-cell office:value-type="string">
            <text:p>Stick_Hit-07_Defend.M.ogg</text:p>
          </table:table-cell>
          <table:table-cell office:value-type="string">
            <text:p>modules/gAudioBundle-4/src/Wood Sound Effects/Wooden Staffs And Sword Fight/Stick_Hit-07_Defend.M.ogg</text:p>
          </table:table-cell>
        </table:table-row>
        <table:table-row table:style-name="ro1">
          <table:table-cell office:value-type="string">
            <text:p>Stick_Hit-13_Wild.M.ogg</text:p>
          </table:table-cell>
          <table:table-cell office:value-type="string">
            <text:p>modules/gAudioBundle-4/src/Wood Sound Effects/Wooden Staffs And Sword Fight/Stick_Hit-13_Wild.M.ogg</text:p>
          </table:table-cell>
        </table:table-row>
        <table:table-row table:style-name="ro1">
          <table:table-cell office:value-type="string">
            <text:p>Wooden_Sword_Hit-11.M.ogg</text:p>
          </table:table-cell>
          <table:table-cell office:value-type="string">
            <text:p>modules/gAudioBundle-4/src/Wood Sound Effects/Wooden Staffs And Sword Fight/Wooden_Sword_Hit-11.M.ogg</text:p>
          </table:table-cell>
        </table:table-row>
        <table:table-row table:style-name="ro1">
          <table:table-cell office:value-type="string">
            <text:p>Beechplank_3x27x100cm_Enddropped30cmontomdf_Suresm57_Close.ogg</text:p>
          </table:table-cell>
          <table:table-cell office:value-type="string">
            <text:p>modules/gAudioBundle-4/src/Wood/Beechplank_3x27x100cm_Enddropped30cmontomdf_Suresm57_Close.ogg</text:p>
          </table:table-cell>
        </table:table-row>
        <table:table-row table:style-name="ro1">
          <table:table-cell office:value-type="string">
            <text:p>Hardwoodoffcut_2x4x36cm_Edgeslidemovementonplywood_Akgc1000_Medium.ogg</text:p>
          </table:table-cell>
          <table:table-cell office:value-type="string">
            <text:p>modules/gAudioBundle-4/src/Wood/Hardwoodoffcut_2x4x36cm_Edgeslidemovementonplywood_Akgc1000_Medium.ogg</text:p>
          </table:table-cell>
        </table:table-row>
        <table:table-row table:style-name="ro1">
          <table:table-cell office:value-type="string">
            <text:p>Pineblock_8x22x100cm_Facedropped100cmontomdf_Beyerdynamictg137c_Medium.ogg</text:p>
          </table:table-cell>
          <table:table-cell office:value-type="string">
            <text:p>modules/gAudioBundle-4/src/Wood/Pineblock_8x22x100cm_Facedropped100cmontomdf_Beyerdynamictg137c_Medium.ogg</text:p>
          </table:table-cell>
        </table:table-row>
        <table:table-row table:style-name="ro1">
          <table:table-cell office:value-type="string">
            <text:p>Plywoodoffcut_2x33x35cm_Randomlydropped100cmontomdf_Se2200a_Medium.ogg</text:p>
          </table:table-cell>
          <table:table-cell office:value-type="string">
            <text:p>modules/gAudioBundle-4/src/Wood/Plywoodoffcut_2x33x35cm_Randomlydropped100cmontomdf_Se2200a_Medium.ogg</text:p>
          </table:table-cell>
        </table:table-row>
        <table:table-row table:style-name="ro1">
          <table:table-cell office:value-type="string">
            <text:p>Mafx001_Dew_Drops_Wind_Birds_Woodpecker.ogg</text:p>
          </table:table-cell>
          <table:table-cell office:value-type="string">
            <text:p>modules/gAudioBundle-4/src/Woodland Atmosphere/Mafx001_Dew_Drops_Wind_Birds_Woodpecker.ogg</text:p>
          </table:table-cell>
        </table:table-row>
        <table:table-row table:style-name="ro1">
          <table:table-cell office:value-type="string">
            <text:p>Mafx001_Soft_Wind_Chaffinch_Wren_Bees.ogg</text:p>
          </table:table-cell>
          <table:table-cell office:value-type="string">
            <text:p>modules/gAudioBundle-4/src/Woodland Atmosphere/Mafx001_Soft_Wind_Chaffinch_Wren_Bees.ogg</text:p>
          </table:table-cell>
        </table:table-row>
        <table:table-row table:style-name="ro1">
          <table:table-cell office:value-type="string">
            <text:p>Mafx001_Wind_Robin_Blackbird_01.ogg</text:p>
          </table:table-cell>
          <table:table-cell office:value-type="string">
            <text:p>modules/gAudioBundle-4/src/Woodland Atmosphere/Mafx001_Wind_Robin_Blackbird_01.ogg</text:p>
          </table:table-cell>
        </table:table-row>
        <table:table-row table:style-name="ro1">
          <table:table-cell office:value-type="string">
            <text:p>Cnc_Milling_Machine_Working_4_Stereo_.ogg</text:p>
          </table:table-cell>
          <table:table-cell office:value-type="string">
            <text:p>modules/gAudioBundle-4/src/Woodwork/Cnc_Milling_Machine_Working_4_Stereo_.ogg</text:p>
          </table:table-cell>
        </table:table-row>
        <table:table-row table:style-name="ro1">
          <table:table-cell office:value-type="string">
            <text:p>Drill_Drilling_Woodblock_Mono.ogg</text:p>
          </table:table-cell>
          <table:table-cell office:value-type="string">
            <text:p>modules/gAudioBundle-4/src/Woodwork/Drill_Drilling_Woodblock_Mono.ogg</text:p>
          </table:table-cell>
        </table:table-row>
        <table:table-row table:style-name="ro1">
          <table:table-cell office:value-type="string">
            <text:p>Hand_Sawing_Metal_2_Stereo_.ogg</text:p>
          </table:table-cell>
          <table:table-cell office:value-type="string">
            <text:p>modules/gAudioBundle-4/src/Woodwork/Hand_Sawing_Metal_2_Stereo_.ogg</text:p>
          </table:table-cell>
        </table:table-row>
        <table:table-row table:style-name="ro1">
          <table:table-cell office:value-type="string">
            <text:p>Screwdriver_Screwing_4_Mono.ogg</text:p>
          </table:table-cell>
          <table:table-cell office:value-type="string">
            <text:p>modules/gAudioBundle-4/src/Woodwork/Screwdriver_Screwing_4_Mono.ogg</text:p>
          </table:table-cell>
        </table:table-row>
        <table:table-row table:style-name="ro1">
          <table:table-cell office:value-type="string">
            <text:p>Rajdoot_motorcycle_approach_by_away_fast_rattle_02.ogg</text:p>
          </table:table-cell>
          <table:table-cell office:value-type="string">
            <text:p>modules/gAudioBundle-4/src/Yamaha/Yamaha Rajdoot 175cc/Rajdoot_motorcycle_approach_by_away_fast_rattle_02.ogg</text:p>
          </table:table-cell>
        </table:table-row>
        <table:table-row table:style-name="ro1">
          <table:table-cell office:value-type="string">
            <text:p>Rajdoot_motorcycle_kick_start_rev_away_slow.ogg</text:p>
          </table:table-cell>
          <table:table-cell office:value-type="string">
            <text:p>modules/gAudioBundle-4/src/Yamaha/Yamaha Rajdoot 175cc/Rajdoot_motorcycle_kick_start_rev_away_slow.ogg</text:p>
          </table:table-cell>
        </table:table-row>
        <table:table-row table:style-name="ro1">
          <table:table-cell office:value-type="string">
            <text:p>Rajdoot_motorcycle_kick_start_revs_idle_exhaust_Pov_01.ogg</text:p>
          </table:table-cell>
          <table:table-cell office:value-type="string">
            <text:p>modules/gAudioBundle-4/src/Yamaha/Yamaha Rajdoot 175cc/Rajdoot_motorcycle_kick_start_revs_idle_exhaust_Pov_01.ogg</text:p>
          </table:table-cell>
        </table:table-row>
        <table:table-row table:style-name="ro1">
          <table:table-cell office:value-type="string">
            <text:p>Rajdoot_motorcycle_ride_engine_Pov_02.ogg</text:p>
          </table:table-cell>
          <table:table-cell office:value-type="string">
            <text:p>modules/gAudioBundle-4/src/Yamaha/Yamaha Rajdoot 175cc/Rajdoot_motorcycle_ride_engine_Pov_02.ogg</text:p>
          </table:table-cell>
        </table:table-row>
        <table:table-row table:style-name="ro1">
          <table:table-cell office:value-type="string">
            <text:p>Yamaha_Rs_Venture_T16_Onbrd_Start_Blips_Bogie_Re50.ogg</text:p>
          </table:table-cell>
          <table:table-cell office:value-type="string">
            <text:p>modules/gAudioBundle-4/src/Yamaha/Yamaha_Rs_Venture_T16_Onbrd_Start_Blips_Bogie_Re50.ogg</text:p>
          </table:table-cell>
        </table:table-row>
        <table:table-row table:style-name="ro1">
          <table:table-cell office:value-type="string">
            <text:p>Yamaha_Rs_Venture_T1_Onbrd_Start_Slow_Drive_Stop_Off_Ls5.ogg</text:p>
          </table:table-cell>
          <table:table-cell office:value-type="string">
            <text:p>modules/gAudioBundle-4/src/Yamaha/Yamaha_Rs_Venture_T1_Onbrd_Start_Slow_Drive_Stop_Off_Ls5.ogg</text:p>
          </table:table-cell>
        </table:table-row>
        <table:table-row table:style-name="ro1">
          <table:table-cell office:value-type="string">
            <text:p>Yamaha_Rs_Venture_T7_Ext_Fast_Bys_Ortf_Cmc6.ogg</text:p>
          </table:table-cell>
          <table:table-cell office:value-type="string">
            <text:p>modules/gAudioBundle-4/src/Yamaha/Yamaha_Rs_Venture_T7_Ext_Fast_Bys_Ortf_Cmc6.ogg</text:p>
          </table:table-cell>
        </table:table-row>
        <table:table-row table:style-name="ro1">
          <table:table-cell office:value-type="string">
            <text:p>Brick_Bricks_Shuffle_Impact_Several_Many_Moving_Laying_Cement_Hit_Fall_10.ogg</text:p>
          </table:table-cell>
          <table:table-cell office:value-type="string">
            <text:p>modules/gAudioBundle-4/src/You Me And Debris/Brick_Bricks_Shuffle_Impact_Several_Many_Moving_Laying_Cement_Hit_Fall_10.ogg</text:p>
          </table:table-cell>
        </table:table-row>
        <table:table-row table:style-name="ro1">
          <table:table-cell office:value-type="string">
            <text:p>Impact_Gritty_Grit_Sandy_Dirt_Dig_Shovel_Shingle_Roof_02.ogg</text:p>
          </table:table-cell>
          <table:table-cell office:value-type="string">
            <text:p>modules/gAudioBundle-4/src/You Me And Debris/Impact_Gritty_Grit_Sandy_Dirt_Dig_Shovel_Shingle_Roof_02.ogg</text:p>
          </table:table-cell>
        </table:table-row>
        <table:table-row table:style-name="ro1">
          <table:table-cell office:value-type="string">
            <text:p>Impact_Wood_Debris_Fall_Hit_02.ogg</text:p>
          </table:table-cell>
          <table:table-cell office:value-type="string">
            <text:p>modules/gAudioBundle-4/src/You Me And Debris/Impact_Wood_Debris_Fall_Hit_02.ogg</text:p>
          </table:table-cell>
        </table:table-row>
        <table:table-row table:style-name="ro1">
          <table:table-cell office:value-type="string">
            <text:p>Wood_Breaking_Cracking_Snapping_Breaking_Peeling_Bones_Break_Snap_Crack_13.ogg</text:p>
          </table:table-cell>
          <table:table-cell office:value-type="string">
            <text:p>modules/gAudioBundle-4/src/You Me And Debris/Wood_Breaking_Cracking_Snapping_Breaking_Peeling_Bones_Break_Snap_Crack_13.ogg</text:p>
          </table:table-cell>
        </table:table-row>
        <table:table-row table:style-name="ro1">
          <table:table-cell office:value-type="string">
            <text:p>Yvaine_bodytones_electric_pentatonic_amped_overdriven_murmuring_oceanic.ogg</text:p>
          </table:table-cell>
          <table:table-cell office:value-type="string">
            <text:p>modules/gAudioBundle-4/src/Yvaine/Yvaine_bodytones_electric_pentatonic_amped_overdriven_murmuring_oceanic.ogg</text:p>
          </table:table-cell>
        </table:table-row>
        <table:table-row table:style-name="ro1">
          <table:table-cell office:value-type="string">
            <text:p>Yvaine_drone_electric_cuba_di_position5_strong_hopeful_temperamental.ogg</text:p>
          </table:table-cell>
          <table:table-cell office:value-type="string">
            <text:p>modules/gAudioBundle-4/src/Yvaine/Yvaine_drone_electric_cuba_di_position5_strong_hopeful_temperamental.ogg</text:p>
          </table:table-cell>
        </table:table-row>
        <table:table-row table:style-name="ro1">
          <table:table-cell office:value-type="string">
            <text:p>Yvaine_drone_electric_pentatonic_di_position7_light_oceanic_euphoric_interference.ogg</text:p>
          </table:table-cell>
          <table:table-cell office:value-type="string">
            <text:p>modules/gAudioBundle-4/src/Yvaine/Yvaine_drone_electric_pentatonic_di_position7_light_oceanic_euphoric_interference.ogg</text:p>
          </table:table-cell>
        </table:table-row>
        <table:table-row table:style-name="ro1">
          <table:table-cell office:value-type="string">
            <text:p>Yvaine_misc_standard_di_bodytones_moderate.ogg</text:p>
          </table:table-cell>
          <table:table-cell office:value-type="string">
            <text:p>modules/gAudioBundle-4/src/Yvaine/Yvaine_misc_standard_di_bodytones_moderate.ogg</text:p>
          </table:table-cell>
        </table:table-row>
        <table:table-row table:style-name="ro1">
          <table:table-cell office:value-type="string">
            <text:p>Ambience_Zinc_Mine_Running_Water_Distant_Cave_Underground.ogg</text:p>
          </table:table-cell>
          <table:table-cell office:value-type="string">
            <text:p>modules/gAudioBundle-4/src/Zinc Mines/Ambience_Zinc_Mine_Running_Water_Distant_Cave_Underground.ogg</text:p>
          </table:table-cell>
        </table:table-row>
        <table:table-row table:style-name="ro1">
          <table:table-cell office:value-type="string">
            <text:p>Glow_Med_C_002.ogg</text:p>
          </table:table-cell>
          <table:table-cell office:value-type="string">
            <text:p>modules/gAudioBundle-4/src/Zwoosh/Glow_Med_C_002.ogg</text:p>
          </table:table-cell>
        </table:table-row>
        <table:table-row table:style-name="ro1">
          <table:table-cell office:value-type="string">
            <text:p>Org_Short_R_To_L_002.ogg</text:p>
          </table:table-cell>
          <table:table-cell office:value-type="string">
            <text:p>modules/gAudioBundle-4/src/Zwoosh/Org_Short_R_To_L_002.ogg</text:p>
          </table:table-cell>
        </table:table-row>
        <table:table-row table:style-name="ro1">
          <table:table-cell office:value-type="string">
            <text:p>Swoosh_Meta_L_R_006.ogg</text:p>
          </table:table-cell>
          <table:table-cell office:value-type="string">
            <text:p>modules/gAudioBundle-4/src/Zwoosh/Swoosh_Meta_L_R_006.ogg</text:p>
          </table:table-cell>
        </table:table-row>
        <table:table-row table:style-name="ro1">
          <table:table-cell office:value-type="string">
            <text:p>Wah_Short_C_001.ogg</text:p>
          </table:table-cell>
          <table:table-cell office:value-type="string">
            <text:p>modules/gAudioBundle-4/src/Zwoosh/Wah_Short_C_001.ogg</text:p>
          </table:table-cell>
        </table:table-row>
        <table:named-expressions/>
      </table:table>
      <table:named-expressions>
        <table:named-range table:name="Filenames" table:base-cell-address="$Talente.$A$1" table:cell-range-address="$Audiodateien.$A$1:.$A$35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4.06.2021</text:date>, <text:time>20:29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20:29:11.04</dc:date>
    <meta:generator>OpenOffice/4.0.0$Win32 OpenOffice.org_project/400m3$Build-9702</meta:generator>
    <meta:editing-duration>PT12H40M48S</meta:editing-duration>
    <meta:editing-cycles>7</meta:editing-cycles>
    <meta:document-statistic meta:table-count="4" meta:cell-count="9040" meta:object-count="0"/>
  </office:meta>
</office:document-meta>
</file>